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F" svg:font-family=""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52in"/>
    </style:style>
    <style:style style:name="co2" style:family="table-column">
      <style:table-column-properties fo:break-before="auto" style:column-width="0.8925in"/>
    </style:style>
    <style:style style:name="co3" style:family="table-column">
      <style:table-column-properties fo:break-before="auto" style:column-width="2.2083in"/>
    </style:style>
    <style:style style:name="co4" style:family="table-column">
      <style:table-column-properties fo:break-before="auto" style:column-width="8.2811in"/>
    </style:style>
    <style:style style:name="ro1" style:family="table-row">
      <style:table-row-properties style:row-height="0.1681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1846in" fo:break-before="auto" style:use-optimal-row-height="true"/>
    </style:style>
    <style:style style:name="ro4" style:family="table-row">
      <style:table-row-properties style:row-height="0.3118in" fo:break-before="auto" style:use-optimal-row-height="true"/>
    </style:style>
    <style:style style:name="ro5" style:family="table-row">
      <style:table-row-properties style:row-height="0.3583in" fo:break-before="auto" style:use-optimal-row-height="true"/>
    </style:style>
    <style:style style:name="ro6" style:family="table-row">
      <style:table-row-properties style:row-height="0.2957in" fo:break-before="auto" style:use-optimal-row-height="true"/>
    </style:style>
    <style:style style:name="ro7" style:family="table-row">
      <style:table-row-properties style:row-height="0.2654in" fo:break-before="auto" style:use-optimal-row-height="true"/>
    </style:style>
    <style:style style:name="ro8" style:family="table-row">
      <style:table-row-properties style:row-height="0.3898in" fo:break-before="auto" style:use-optimal-row-height="true"/>
    </style:style>
    <style:style style:name="ro9" style:family="table-row">
      <style:table-row-properties style:row-height="0.3272in" fo:break-before="auto" style:use-optimal-row-height="true"/>
    </style:style>
    <style:style style:name="ro10" style:family="table-row">
      <style:table-row-properties style:row-height="0.1717in" fo:break-before="auto" style:use-optimal-row-height="true"/>
    </style:style>
    <style:style style:name="ro11" style:family="table-row">
      <style:table-row-properties style:row-height="0.7957in" fo:break-before="auto" style:use-optimal-row-height="true"/>
    </style:style>
    <style:style style:name="ro12" style:family="table-row">
      <style:table-row-properties style:row-height="0.4835in" fo:break-before="auto" style:use-optimal-row-height="true"/>
    </style:style>
    <style:style style:name="ro13" style:family="table-row">
      <style:table-row-properties style:row-height="1.1075in" fo:break-before="auto" style:use-optimal-row-height="true"/>
    </style:style>
    <style:style style:name="ta1" style:family="table" style:master-page-name="PageStyle_5f_Vocabulary_20_Template">
      <style:table-properties table:display="true" style:writing-mode="lr-tb"/>
    </style:style>
    <style:style style:name="ta2" style:family="table" style:master-page-name="PageStyle_5f_Field_20_Explanations">
      <style:table-properties table:display="true" style:writing-mode="lr-tb"/>
    </style:style>
    <style:style style:name="ta3" style:family="table" style:master-page-name="PageStyle_5f_Source_20_Template">
      <style:table-properties table:display="true" style:writing-mode="lr-tb"/>
    </style:style>
    <style:style style:name="ta4" style:family="table" style:master-page-name="PageStyle_5f_Language_20_Template">
      <style:table-properties table:display="true" style:writing-mode="lr-tb"/>
    </style:style>
    <number:boolean-style style:name="N99">
      <number:boolean/>
    </number:boolean-style>
    <style:style style:name="ce1" style:family="table-cell" style:parent-style-name="Default">
      <style:table-cell-properties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table-cell-properties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ext-properties style:font-name="Arial2" fo:font-size="11pt"/>
    </style:style>
    <style:style style:name="ce4" style:family="table-cell" style:parent-style-name="Default">
      <style:text-properties fo:color="#000000" style:text-outline="false" style:text-line-through-style="none" style:font-name="Arial2" fo:font-size="11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fo:color="#000000" style:text-outline="false" style:text-line-through-style="none" style:font-name="Arial2" fo:font-size="11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font-name-complex="Arial" style:language-complex="en" style:country-complex="US" style:text-emphasize="none" style:font-relief="none" style:text-overline-style="none" style:text-overline-color="font-color"/>
    </style:style>
    <style:style style:name="ce9"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font-name-complex="Helvetica" style:language-complex="en" style:country-complex="US" style:text-emphasize="none" style:font-relief="none" style:text-overline-style="none" style:text-overline-color="font-color"/>
    </style:style>
    <style:style style:name="ce11"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font-name-complex="Tahoma1" style:language-complex="en" style:country-complex="US" style:text-emphasize="none" style:font-relief="none" style:text-overline-style="none" style:text-overline-color="font-color"/>
    </style:style>
    <style:style style:name="ce12" style:family="table-cell" style:parent-style-name="Default">
      <style:text-properties fo:color="#000000" style:font-name="Arial2" fo:font-size="11pt"/>
    </style:style>
    <style:style style:name="ce13" style:family="table-cell" style:parent-style-name="Default">
      <style:text-properties fo:color="#000000" style:font-name="Helvetica" fo:font-size="11pt" style:font-name-asian="Helvetica" style:font-name-complex="Helvetica"/>
    </style:style>
    <style:style style:name="ce14" style:family="table-cell" style:parent-style-name="Default">
      <style:text-properties fo:language="en" fo:country="US" style:text-underline-mode="continuous" style:text-overline-mode="continuous" style:text-line-through-mode="continuous" style:language-asian="en" style:country-asian="US" style:language-complex="en" style:country-complex="US" style:font-relief="none"/>
    </style:style>
    <style:style style:name="ce15" style:family="table-cell" style:parent-style-name="Default">
      <style:text-properties fo:color="#000000" style:text-outline="false" style:text-line-through-style="none" style:font-name="Arial2" fo:font-size="11pt" fo:language="en" fo:country="US" fo:font-style="normal" fo:text-shadow="none" style:text-underline-style="none" fo:font-weight="normal" style:text-underline-mode="continuous" style:text-overline-mode="continuous" style:text-line-through-mode="continuous" style:font-size-asian="3.5pt" style:language-asian="en" style:country-asian="US" style:font-style-asian="normal" style:font-weight-asian="normal" style:font-size-complex="2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ext-properties style:use-window-font-color="true" style:text-outline="false" style:text-line-through-style="none" style:font-name="Arial2" fo:font-size="11pt" fo:language="en" fo:country="US" fo:font-style="normal" fo:text-shadow="none" style:text-underline-style="none" fo:font-weight="normal" style:text-underline-mode="continuous" style:text-overline-mode="continuous" style:text-line-through-mode="continuous" style:font-size-asian="7pt" style:language-asian="en" style:country-asian="US" style:font-style-asian="normal" style:font-weight-asian="normal" style:font-size-complex="3.95000004768372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Arial2" fo:font-size="11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fo:color="#000000" style:text-outline="false" style:text-line-through-style="none" style:font-name="Arial2" fo:font-size="11pt" fo:language="en" fo:country="US" fo:font-style="normal" fo:text-shadow="none" style:text-underline-style="none" fo:font-weight="normal" style:text-underline-mode="continuous" style:text-overline-mode="continuous" style:text-line-through-mode="continuous" style:font-name-asian="Helvetica" style:language-asian="en" style:country-asian="US" style:font-style-asian="normal" style:font-weight-asian="normal" style:font-name-complex="Helvetica"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0000" style:text-outline="false" style:text-line-through-style="none" style:font-name="Helvetica"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use-window-font-color="true" style:text-outline="false" style:text-line-through-style="none" style:font-name="Arial" fo:font-size="7pt" fo:language="en" fo:country="US" fo:font-style="normal" fo:text-shadow="none" style:text-underline-style="none" fo:font-weight="normal" style:text-underline-mode="continuous" style:text-overline-mode="continuous" style:text-line-through-mode="continuous" style:font-size-asian="7pt" style:language-asian="en" style:country-asian="US" style:font-style-asian="normal" style:font-weight-asian="normal" style:font-size-complex="3.95000004768372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ext-properties fo:color="#000000" style:font-name="Helvetica"/>
    </style:style>
    <style:style style:name="ce22"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5.09999990463257pt" style:language-complex="en" style:country-complex="US"/>
    </style:style>
    <style:style style:name="ce23" style:family="table-cell" style:parent-style-name="Default">
      <style:text-properties style:use-window-font-color="true" style:text-outline="false" style:text-line-through-style="none" style:font-name="Arial" fo:font-size="7.5pt" fo:language="en" fo:country="US" fo:font-style="normal" fo:text-shadow="none" style:text-underline-style="none" fo:font-weight="normal" style:text-underline-mode="continuous" style:text-overline-mode="continuous" style:text-line-through-mode="continuous" style:font-size-asian="7.5pt" style:language-asian="en" style:country-asian="US" style:font-style-asian="normal" style:font-weight-asian="normal" style:font-size-complex="4.25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5.09999990463257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fo:color="#000000" style:text-outline="false" style:text-line-through-style="none" style:font-name="Arial2" fo:font-size="11pt" fo:language="en" fo:country="US" fo:font-style="normal" fo:text-shadow="none" style:text-underline-style="none" fo:font-weight="normal" style:text-underline-mode="continuous" style:text-overline-mode="continuous" style:text-line-through-mode="continuous" style:font-size-asian="6pt" style:language-asian="en" style:country-asian="US" style:font-style-asian="normal" style:font-weight-asian="normal" style:font-size-complex="3.40000009536743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data-style-name="N99">
      <style:text-properties style:font-name="Arial2" fo:font-size="11pt"/>
    </style:style>
    <style:style style:name="ce27" style:family="table-cell" style:parent-style-name="Default">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ffffff"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zh" style:country-asian="CN" style:font-name-complex="Tahoma" style:language-complex="hi" style:country-complex="IN" style:text-emphasize="none" style:font-relief="none" style:text-overline-style="none" style:text-overline-color="font-color"/>
    </style:style>
    <style:style style:name="T1" style:family="text">
      <style:text-properties style:text-outline="false" style:text-line-through-style="none" style:font-name="Arial" fo:font-size="7.5pt" fo:font-style="normal" fo:text-shadow="none" style:text-underline-style="none" fo:font-weight="normal" style:font-name-asian="Arial" style:font-size-asian="7.5pt" style:font-style-asian="normal" style:font-weight-asian="normal" style:font-name-complex="Arial" style:font-size-complex="4.30000019073486pt" style:font-style-complex="normal" style:font-weight-complex="normal" style:text-emphasize="none" style:text-overline-style="none" style:text-overline-color="font-color"/>
    </style:style>
    <style:style style:name="T2" style:family="text">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6.30000019073486pt" style:font-style-complex="normal" style:font-weight-complex="normal" style:text-emphasize="none" style:text-overline-style="none" style:text-overline-color="font-color"/>
    </style:style>
    <style:style style:name="T3" style:family="text">
      <style:text-properties fo:color="#000000" style:text-outline="false" style:text-line-through-style="none" style:font-name="Tahoma1" fo:font-size="5pt" fo:font-style="normal" fo:text-shadow="none" style:text-underline-style="none" fo:font-weight="normal" style:font-name-asian="Tahoma1" style:font-size-asian="5pt" style:font-style-asian="normal" style:font-weight-asian="normal" style:font-name-complex="Tahoma1" style:font-size-complex="2.90000009536743pt"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font-name="Tahoma1" fo:font-size="10pt" fo:font-style="normal" fo:text-shadow="none" style:text-underline-style="none" fo:font-weight="normal" style:font-name-asian="Tahoma1" style:font-size-asian="10pt" style:font-style-asian="normal" style:font-weight-asian="normal" style:font-name-complex="Tahoma1" style:font-size-complex="5.69999980926514pt" style:font-style-complex="normal" style:font-weight-complex="normal" style:text-emphasize="none" style:text-overline-style="none" style:text-overline-color="font-color"/>
    </style:style>
    <style:style style:name="T5" style:family="text">
      <style:text-properties fo:color="#000000" style:text-position="0% 100%" style:font-name="Helvetica" fo:font-size="9pt" style:font-name-asian="Helvetica" style:font-size-asian="9pt" style:font-name-complex="Helvetica" style:font-size-complex="5.09999990463257pt"/>
    </style:style>
    <style:style style:name="T6" style:family="text">
      <style:text-properties fo:color="#000000" style:text-position="-18% 100%" style:font-name="Helvetica" fo:font-size="6pt" style:font-name-asian="Helvetica" style:font-size-asian="6pt" style:font-name-complex="Helvetica" style:font-size-complex="3.40000009536743pt"/>
    </style:style>
    <style:style style:name="T7" style:family="text">
      <style:text-properties fo:color="#000000" style:text-outline="false" style:text-line-through-style="none" style:font-name="Helvetica" fo:font-size="9pt" fo:font-style="normal" fo:text-shadow="none" style:text-underline-style="none" fo:font-weight="normal" style:font-name-asian="Helvetica" style:font-size-asian="9pt" style:font-style-asian="normal" style:font-weight-asian="normal" style:font-name-complex="Helvetica" style:font-size-complex="5.09999990463257pt" style:font-style-complex="normal" style:font-weight-complex="normal" style:text-emphasize="none" style:text-overline-style="none" style:text-overline-color="font-color"/>
    </style:style>
    <style:style style:name="T8" style:family="text">
      <style:text-properties fo:color="#000000" style:font-name="Helvetica" fo:font-size="9pt" style:font-name-asian="Helvetica" style:font-size-asian="9pt" style:font-name-complex="Helvetica" style:font-size-complex="5.09999990463257pt"/>
    </style:style>
    <style:style style:name="T9" style:family="text">
      <style:text-properties fo:color="#000000" style:text-position="0% 100%" style:font-name="Helvetica" fo:font-size="7pt" style:font-name-asian="Helvetica" style:font-size-asian="7pt" style:font-name-complex="Helvetica" style:font-size-complex="4pt"/>
    </style:style>
    <style:style style:name="T10" style:family="text">
      <style:text-properties style:font-name-asian="Helvetica" style:font-name-complex="Helvetica"/>
    </style:style>
    <style:style style:name="T11" style:family="text">
      <style:text-properties fo:color="#000000" style:text-position="-19% 100%" style:font-name="Helvetica" fo:font-size="6pt" style:font-name-asian="Helvetica" style:font-size-asian="6pt" style:font-name-complex="Helvetica" style:font-size-complex="3.40000009536743pt"/>
    </style:style>
    <style:style style:name="T12" style:family="text">
      <style:text-properties style:text-underline-style="solid" style:text-underline-width="auto" style:text-underline-color="font-color"/>
    </style:style>
  </office:automatic-styles>
  <office:body>
    <office:spreadsheet>
      <table:table table:name="Vocabulary Template" table:style-name="ta1" table:print="false">
        <office:forms form:automatic-focus="false" form:apply-design-mode="false"/>
        <table:table-column table:style-name="co1" table:number-columns-repeated="3" table:default-cell-style-name="Default"/>
        <table:table-column table:style-name="co1" table:number-columns-repeated="5" table:default-cell-style-name="ce3"/>
        <table:table-column table:style-name="co1" table:number-columns-repeated="3" table:default-cell-style-name="Default"/>
        <table:table-column table:style-name="co1" table:number-columns-repeated="2" table:default-cell-style-name="ce3"/>
        <table:table-column table:style-name="co1" table:number-columns-repeated="5" table:default-cell-style-name="Default"/>
        <table:table-column table:style-name="co1" table:number-columns-repeated="2" table:default-cell-style-name="ce3"/>
        <table:table-column table:style-name="co1" table:number-columns-repeated="236" table:default-cell-style-name="Default"/>
        <table:table-row table:style-name="ro1">
          <table:table-cell table:style-name="ce1" office:value-type="string">
            <text:p>id_record</text:p>
          </table:table-cell>
          <table:table-cell table:style-name="ce1" office:value-type="string">
            <text:p>ORP</text:p>
          </table:table-cell>
          <table:table-cell table:style-name="ce1" office:value-type="string">
            <text:p>ORF</text:p>
          </table:table-cell>
          <table:table-cell table:style-name="ce1" office:value-type="string">
            <text:p>ORT</text:p>
          </table:table-cell>
          <table:table-cell table:style-name="ce1" office:value-type="string">
            <text:p>PHO</text:p>
          </table:table-cell>
          <table:table-cell table:style-name="ce1" office:value-type="string">
            <text:p>PHT</text:p>
          </table:table-cell>
          <table:table-cell table:style-name="ce1" office:value-type="string">
            <text:p>TRA</text:p>
          </table:table-cell>
          <table:table-cell table:style-name="ce1" office:value-type="string">
            <text:p>TUE</text:p>
          </table:table-cell>
          <table:table-cell table:style-name="ce1" office:value-type="string">
            <text:p>CSA</text:p>
          </table:table-cell>
          <table:table-cell table:style-name="ce1" office:value-type="string">
            <text:p>SRC</text:p>
          </table:table-cell>
          <table:table-cell table:style-name="ce1" office:value-type="string">
            <text:p>REF</text:p>
          </table:table-cell>
          <table:table-cell table:style-name="ce1" office:value-type="string">
            <text:p>COA</text:p>
          </table:table-cell>
          <table:table-cell table:style-name="ce1" office:value-type="string">
            <text:p>EML (author)</text:p>
          </table:table-cell>
          <table:table-cell table:style-name="ce1" office:value-type="string">
            <text:p>EMF (author)</text:p>
          </table:table-cell>
          <table:table-cell table:style-name="ce1" office:value-type="string">
            <text:p>EMT (author)</text:p>
          </table:table-cell>
          <table:table-cell table:style-name="ce1" office:value-type="string">
            <text:p>EML (compiler)</text:p>
          </table:table-cell>
          <table:table-cell table:style-name="ce1" office:value-type="string">
            <text:p>EMF (compiler)</text:p>
          </table:table-cell>
          <table:table-cell table:style-name="ce1" office:value-type="string">
            <text:p>EMT (compiler)</text:p>
          </table:table-cell>
          <table:table-cell table:style-name="ce1" office:value-type="string">
            <text:p>CGR</text:p>
          </table:table-cell>
          <table:table-cell table:style-name="ce1" office:value-type="string">
            <text:p>DV</text:p>
          </table:table-cell>
          <table:table-cell table:style-name="ce1" table:number-columns-repeated="5"/>
          <table:table-cell table:number-columns-repeated="231"/>
        </table:table-row>
        <table:table-row table:style-name="ro1">
          <table:table-cell table:style-name="ce1"/>
          <table:table-cell table:style-name="ce1" office:value-type="string">
            <text:p>identical number of entry (for polysemous words)</text:p>
          </table:table-cell>
          <table:table-cell table:style-name="ce1" office:value-type="string">
            <text:p>Order of meaning (for polysemous words)</text:p>
          </table:table-cell>
          <table:table-cell table:style-name="ce1" office:value-type="string">
            <text:p>Orthographic Form</text:p>
          </table:table-cell>
          <table:table-cell table:style-name="ce1" office:value-type="string">
            <text:p>Phonemic Form</text:p>
          </table:table-cell>
          <table:table-cell table:style-name="ce1" office:value-type="string">
            <text:p>Phonetic Form</text:p>
          </table:table-cell>
          <table:table-cell table:style-name="ce1" office:value-type="string">
            <text:p>Original Translation</text:p>
          </table:table-cell>
          <table:table-cell table:style-name="ce1" office:value-type="string">
            <text:p>Unified English Translation</text:p>
          </table:table-cell>
          <table:table-cell table:style-name="ce1" office:value-type="string">
            <text:p>Compiler's Comment</text:p>
          </table:table-cell>
          <table:table-cell table:style-name="ce1" office:value-type="string">
            <text:p>Source</text:p>
          </table:table-cell>
          <table:table-cell table:style-name="ce1" office:value-type="string">
            <text:p>source page number</text:p>
          </table:table-cell>
          <table:table-cell table:style-name="ce1" office:value-type="string">
            <text:p>Author's Comment</text:p>
          </table:table-cell>
          <table:table-cell table:style-name="ce1" office:value-type="string">
            <text:p>Borrowing:Original Language for borrowing</text:p>
          </table:table-cell>
          <table:table-cell table:style-name="ce1" office:value-type="string">
            <text:p>Borrowing: Original form that was borrowed</text:p>
          </table:table-cell>
          <table:table-cell table:style-name="ce1" office:value-type="string">
            <text:p>Borrowing: Original Translation of borrowing</text:p>
          </table:table-cell>
          <table:table-cell table:style-name="ce1" office:value-type="string">
            <text:p>Borrowing:Original Language for borrowing</text:p>
          </table:table-cell>
          <table:table-cell table:style-name="ce1" office:value-type="string">
            <text:p>Borrowing: Original form that was borrowed</text:p>
          </table:table-cell>
          <table:table-cell table:style-name="ce1" office:value-type="string">
            <text:p>Borrowing: Original Translation of borrowing</text:p>
          </table:table-cell>
          <table:table-cell table:style-name="ce1" office:value-type="string">
            <text:p>Grammatical Category</text:p>
          </table:table-cell>
          <table:table-cell table:style-name="ce1" office:value-type="string">
            <text:p>Free Field</text:p>
          </table:table-cell>
          <table:table-cell table:style-name="ce27" table:number-columns-repeated="5"/>
          <table:table-cell table:number-columns-repeated="231"/>
        </table:table-row>
        <table:table-row table:style-name="ro2">
          <table:table-cell table:style-name="ce2"/>
          <table:table-cell table:number-columns-repeated="2" table:style-name="ce2" office:value-type="float" office:value="1">
            <text:p>1</text:p>
          </table:table-cell>
          <table:table-cell office:value-type="string">
            <text:p>ã'capʉ</text:p>
          </table:table-cell>
          <table:table-cell office:value-type="string">
            <text:p>ãʔkapɨ</text:p>
          </table:table-cell>
          <table:table-cell/>
          <table:table-cell table:style-name="ce6" office:value-type="string">
            <text:p>tórax, pecho</text:p>
          </table:table-cell>
          <table:table-cell office:value-type="string">
            <text:p>chest</text:p>
          </table:table-cell>
          <table:table-cell table:style-name="ce2" table:number-columns-repeated="3"/>
          <table:table-cell table:number-columns-repeated="2"/>
          <table:table-cell table:style-name="ce2" table:number-columns-repeated="3"/>
          <table:table-cell table:number-columns-repeated="2"/>
          <table:table-cell office:value-type="string">
            <text:p>s.in.</text:p>
          </table:table-cell>
          <table:table-cell table:number-columns-repeated="237"/>
        </table:table-row>
        <table:table-row table:style-name="ro2">
          <table:table-cell table:style-name="ce2"/>
          <table:table-cell table:style-name="ce2" office:value-type="float" office:value="1">
            <text:p>1</text:p>
          </table:table-cell>
          <table:table-cell table:style-name="ce2" office:value-type="float" office:value="2">
            <text:p>2</text:p>
          </table:table-cell>
          <table:table-cell table:number-columns-repeated="3"/>
          <table:table-cell table:style-name="ce7" office:value-type="string">
            <text:p><text:span text:style-name="T2">anchura. Uso: </text:span><text:span text:style-name="T2">Cuando se usa </text:span><text:span text:style-name="T2">para significar </text:span><text:span text:style-name="T3">‘anchura’, funciona como un </text:span><text:span text:style-name="T3">sufijo.</text:span></text:p>
          </table:table-cell>
          <table:table-cell office:value-type="string">
            <text:p>width</text:p>
          </table:table-cell>
          <table:table-cell table:style-name="ce2" table:number-columns-repeated="3"/>
          <table:table-cell table:number-columns-repeated="2"/>
          <table:table-cell table:style-name="ce2" table:number-columns-repeated="3"/>
          <table:table-cell table:number-columns-repeated="240"/>
        </table:table-row>
        <table:table-row table:style-name="ro2">
          <table:table-cell/>
          <table:table-cell office:value-type="float" office:value="2">
            <text:p>2</text:p>
          </table:table-cell>
          <table:table-cell office:value-type="float" office:value="1">
            <text:p>1</text:p>
          </table:table-cell>
          <table:table-cell office:value-type="string">
            <text:p>aña</text:p>
          </table:table-cell>
          <table:table-cell office:value-type="string">
            <text:p>aɲa</text:p>
          </table:table-cell>
          <table:table-cell/>
          <table:table-cell table:style-name="ce6" office:value-type="string">
            <text:p>culebra, serpiente, víbora</text:p>
          </table:table-cell>
          <table:table-cell office:value-type="string">
            <text:p>snake</text:p>
          </table:table-cell>
          <table:table-cell table:number-columns-repeated="10"/>
          <table:table-cell office:value-type="string">
            <text:p>s.an.</text:p>
          </table:table-cell>
          <table:table-cell table:number-columns-repeated="237"/>
        </table:table-row>
        <table:table-row table:style-name="ro3">
          <table:table-cell/>
          <table:table-cell table:number-columns-repeated="2" office:value-type="float" office:value="2">
            <text:p>2</text:p>
          </table:table-cell>
          <table:table-cell table:number-columns-repeated="3"/>
          <table:table-cell table:style-name="ce8" office:value-type="string">
            <text:p>gusano</text:p>
          </table:table-cell>
          <table:table-cell office:value-type="string">
            <text:p>grub</text:p>
          </table:table-cell>
          <table:table-cell table:number-columns-repeated="248"/>
        </table:table-row>
        <table:table-row table:style-name="ro2">
          <table:table-cell/>
          <table:table-cell office:value-type="float" office:value="3">
            <text:p>3</text:p>
          </table:table-cell>
          <table:table-cell office:value-type="float" office:value="1">
            <text:p>1</text:p>
          </table:table-cell>
          <table:table-cell office:value-type="string">
            <text:p>ca'tomʉ</text:p>
          </table:table-cell>
          <table:table-cell office:value-type="string">
            <text:p>kaʔtʰomɨ</text:p>
          </table:table-cell>
          <table:table-cell/>
          <table:table-cell table:style-name="ce6" office:value-type="string">
            <text:p>freir</text:p>
          </table:table-cell>
          <table:table-cell office:value-type="string">
            <text:p>fry</text:p>
          </table:table-cell>
          <table:table-cell table:number-columns-repeated="10"/>
          <table:table-cell office:value-type="string">
            <text:p>v.t.</text:p>
          </table:table-cell>
          <table:table-cell table:number-columns-repeated="237"/>
        </table:table-row>
        <table:table-row table:style-name="ro2">
          <table:table-cell/>
          <table:table-cell office:value-type="float" office:value="3">
            <text:p>3</text:p>
          </table:table-cell>
          <table:table-cell office:value-type="float" office:value="2">
            <text:p>2</text:p>
          </table:table-cell>
          <table:table-cell table:number-columns-repeated="3"/>
          <table:table-cell table:style-name="ce6" office:value-type="string">
            <text:p>brillar (una olla de barro con piedra).</text:p>
          </table:table-cell>
          <table:table-cell office:value-type="string">
            <text:p>polish</text:p>
          </table:table-cell>
          <table:table-cell table:number-columns-repeated="10"/>
          <table:table-cell office:value-type="string">
            <text:p>v.t.</text:p>
          </table:table-cell>
          <table:table-cell table:number-columns-repeated="237"/>
        </table:table-row>
        <table:table-row table:style-name="ro2">
          <table:table-cell/>
          <table:table-cell office:value-type="float" office:value="4">
            <text:p>4</text:p>
          </table:table-cell>
          <table:table-cell office:value-type="float" office:value="1">
            <text:p>1</text:p>
          </table:table-cell>
          <table:table-cell office:value-type="string">
            <text:p>cãija'imʉ</text:p>
          </table:table-cell>
          <table:table-cell office:value-type="string">
            <text:p>kãihaʔimɨ</text:p>
          </table:table-cell>
          <table:table-cell/>
          <table:table-cell table:style-name="ce6" office:value-type="string">
            <text:p>ser flexible</text:p>
          </table:table-cell>
          <table:table-cell office:value-type="string">
            <text:p>be.flexibl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table-cell office:value-type="float" office:value="4">
            <text:p>4</text:p>
          </table:table-cell>
          <table:table-cell office:value-type="float" office:value="2">
            <text:p>2</text:p>
          </table:table-cell>
          <table:table-cell table:number-columns-repeated="3"/>
          <table:table-cell office:value-type="string">
            <text:p>ser pegajoso.</text:p>
          </table:table-cell>
          <table:table-cell office:value-type="string">
            <text:p>be.sticky</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table-cell office:value-type="float" office:value="5">
            <text:p>5</text:p>
          </table:table-cell>
          <table:table-cell office:value-type="float" office:value="1">
            <text:p>1</text:p>
          </table:table-cell>
          <table:table-cell office:value-type="string">
            <text:p>carʉ̃ñomʉ</text:p>
          </table:table-cell>
          <table:table-cell office:value-type="string">
            <text:p>karɨ̃ɲomɨ</text:p>
          </table:table-cell>
          <table:table-cell/>
          <table:table-cell table:style-name="ce6" office:value-type="string">
            <text:p>transformar (algo en otra cosa)</text:p>
          </table:table-cell>
          <table:table-cell office:value-type="string">
            <text:p>transform.VT</text:p>
          </table:table-cell>
          <table:table-cell table:number-columns-repeated="10"/>
          <table:table-cell office:value-type="string">
            <text:p>v.caus.</text:p>
          </table:table-cell>
          <table:table-cell table:number-columns-repeated="237"/>
        </table:table-row>
        <table:table-row table:style-name="ro2">
          <table:table-cell/>
          <table:table-cell office:value-type="float" office:value="5">
            <text:p>5</text:p>
          </table:table-cell>
          <table:table-cell office:value-type="float" office:value="2">
            <text:p>2</text:p>
          </table:table-cell>
          <table:table-cell table:number-columns-repeated="3"/>
          <table:table-cell table:style-name="ce6" office:value-type="string">
            <text:p>voltear</text:p>
          </table:table-cell>
          <table:table-cell office:value-type="string">
            <text:p>turn.over.VT</text:p>
          </table:table-cell>
          <table:table-cell table:number-columns-repeated="248"/>
        </table:table-row>
        <table:table-row table:style-name="ro2">
          <table:table-cell/>
          <table:table-cell office:value-type="float" office:value="6">
            <text:p>6</text:p>
          </table:table-cell>
          <table:table-cell office:value-type="float" office:value="1">
            <text:p>1</text:p>
          </table:table-cell>
          <table:table-cell office:value-type="string">
            <text:p>chachamʉ</text:p>
          </table:table-cell>
          <table:table-cell office:value-type="string">
            <text:p>dʒadʒamɨ</text:p>
          </table:table-cell>
          <table:table-cell office:value-type="string">
            <text:p>[dʒádʒámɨ]</text:p>
          </table:table-cell>
          <table:table-cell office:value-type="string">
            <text:p>estar saturado (con líquido), 3. empaparse (la piel con infección de hongos).</text:p>
          </table:table-cell>
          <table:table-cell office:value-type="string">
            <text:p>be.saturated.with.liquid</text:p>
          </table:table-cell>
          <table:table-cell table:number-columns-repeated="10"/>
          <table:table-cell office:value-type="string">
            <text:p>v.i.</text:p>
          </table:table-cell>
          <table:table-cell table:number-columns-repeated="237"/>
        </table:table-row>
        <table:table-row table:style-name="ro2">
          <table:table-cell/>
          <table:table-cell office:value-type="float" office:value="6">
            <text:p>6</text:p>
          </table:table-cell>
          <table:table-cell office:value-type="float" office:value="2">
            <text:p>2</text:p>
          </table:table-cell>
          <table:table-cell table:number-columns-repeated="3"/>
          <table:table-cell office:value-type="string">
            <text:p>ablandarse</text:p>
          </table:table-cell>
          <table:table-cell office:value-type="string">
            <text:p>get.soft</text:p>
          </table:table-cell>
          <table:table-cell table:number-columns-repeated="248"/>
        </table:table-row>
        <table:table-row table:style-name="ro2">
          <table:table-cell/>
          <table:table-cell office:value-type="float" office:value="7">
            <text:p>7</text:p>
          </table:table-cell>
          <table:table-cell office:value-type="float" office:value="1">
            <text:p>1</text:p>
          </table:table-cell>
          <table:table-cell office:value-type="string">
            <text:p>chekʉrʉmʉ</text:p>
          </table:table-cell>
          <table:table-cell office:value-type="string">
            <text:p>dʒekʰɨrɨmɨ</text:p>
          </table:table-cell>
          <table:table-cell/>
          <table:table-cell office:value-type="string">
            <text:p><text:s/>otro tiempo, otro día</text:p>
          </table:table-cell>
          <table:table-cell office:value-type="string">
            <text:p>other.time</text:p>
          </table:table-cell>
          <table:table-cell table:number-columns-repeated="10"/>
          <table:table-cell office:value-type="string">
            <text:p>s.in.</text:p>
          </table:table-cell>
          <table:table-cell table:number-columns-repeated="237"/>
        </table:table-row>
        <table:table-row table:style-name="ro3">
          <table:table-cell/>
          <table:table-cell office:value-type="float" office:value="7">
            <text:p>7</text:p>
          </table:table-cell>
          <table:table-cell office:value-type="float" office:value="2">
            <text:p>2</text:p>
          </table:table-cell>
          <table:table-cell table:number-columns-repeated="3"/>
          <table:table-cell table:style-name="ce8" office:value-type="string">
            <text:p>tal vez, quizá o quizás.</text:p>
          </table:table-cell>
          <table:table-cell office:value-type="string">
            <text:p>maybe</text:p>
          </table:table-cell>
          <table:table-cell table:number-columns-repeated="248"/>
        </table:table-row>
        <table:table-row table:style-name="ro2">
          <table:table-cell/>
          <table:table-cell office:value-type="float" office:value="8">
            <text:p>8</text:p>
          </table:table-cell>
          <table:table-cell office:value-type="float" office:value="1">
            <text:p>1</text:p>
          </table:table-cell>
          <table:table-cell office:value-type="string">
            <text:p>cheme</text:p>
          </table:table-cell>
          <table:table-cell office:value-type="string">
            <text:p>dʒeme</text:p>
          </table:table-cell>
          <table:table-cell/>
          <table:table-cell office:value-type="string">
            <text:p>Hígados</text:p>
          </table:table-cell>
          <table:table-cell office:value-type="string">
            <text:p>liver.PL</text:p>
          </table:table-cell>
          <table:table-cell table:number-columns-repeated="10"/>
          <table:table-cell office:value-type="string">
            <text:p>s.in.gen.</text:p>
          </table:table-cell>
          <table:table-cell table:number-columns-repeated="237"/>
        </table:table-row>
        <table:table-row table:style-name="ro2">
          <table:table-cell/>
          <table:table-cell office:value-type="float" office:value="9">
            <text:p>9</text:p>
          </table:table-cell>
          <table:table-cell office:value-type="float" office:value="1">
            <text:p>1</text:p>
          </table:table-cell>
          <table:table-cell office:value-type="string">
            <text:p>choamʉ</text:p>
          </table:table-cell>
          <table:table-cell office:value-type="string">
            <text:p>dʒoamɨ</text:p>
          </table:table-cell>
          <table:table-cell/>
          <table:table-cell table:style-name="ce9" office:value-type="string">
            <text:p>lavar</text:p>
          </table:table-cell>
          <table:table-cell office:value-type="string">
            <text:p>wash</text:p>
          </table:table-cell>
          <table:table-cell table:number-columns-repeated="10"/>
          <table:table-cell office:value-type="string">
            <text:p>v.t.</text:p>
          </table:table-cell>
          <table:table-cell table:number-columns-repeated="237"/>
        </table:table-row>
        <table:table-row table:style-name="ro3">
          <table:table-cell/>
          <table:table-cell office:value-type="float" office:value="8">
            <text:p>8</text:p>
          </table:table-cell>
          <table:table-cell table:number-columns-repeated="4"/>
          <table:table-cell table:style-name="ce8" office:value-type="string">
            <text:p>lenguas.</text:p>
          </table:table-cell>
          <table:table-cell office:value-type="string">
            <text:p>tongue.PL</text:p>
          </table:table-cell>
          <table:table-cell table:number-columns-repeated="248"/>
        </table:table-row>
        <table:table-row table:style-name="ro3">
          <table:table-cell/>
          <table:table-cell office:value-type="float" office:value="9">
            <text:p>9</text:p>
          </table:table-cell>
          <table:table-cell office:value-type="float" office:value="2">
            <text:p>2</text:p>
          </table:table-cell>
          <table:table-cell table:number-columns-repeated="3"/>
          <table:table-cell table:style-name="ce9" office:value-type="string">
            <text:p>pintar</text:p>
          </table:table-cell>
          <table:table-cell office:value-type="string">
            <text:p>paint</text:p>
          </table:table-cell>
          <table:table-cell table:number-columns-repeated="248"/>
        </table:table-row>
        <table:table-row table:style-name="ro2">
          <table:table-cell/>
          <table:table-cell office:value-type="float" office:value="10">
            <text:p>10</text:p>
          </table:table-cell>
          <table:table-cell office:value-type="float" office:value="1">
            <text:p>1</text:p>
          </table:table-cell>
          <table:table-cell office:value-type="string">
            <text:p>cu'a cho'omʉ</text:p>
          </table:table-cell>
          <table:table-cell office:value-type="string">
            <text:p>kuʔa dʒoʔomɨ</text:p>
          </table:table-cell>
          <table:table-cell/>
          <table:table-cell table:style-name="ce9" office:value-type="string">
            <text:p>hacer mal</text:p>
          </table:table-cell>
          <table:table-cell office:value-type="string">
            <text:p>do.bad</text:p>
          </table:table-cell>
          <table:table-cell table:number-columns-repeated="10"/>
          <table:table-cell office:value-type="string">
            <text:p>v.t.</text:p>
          </table:table-cell>
          <table:table-cell table:number-columns-repeated="237"/>
        </table:table-row>
        <table:table-row table:style-name="ro3">
          <table:table-cell/>
          <table:table-cell office:value-type="float" office:value="10">
            <text:p>10</text:p>
          </table:table-cell>
          <table:table-cell office:value-type="float" office:value="2">
            <text:p>2</text:p>
          </table:table-cell>
          <table:table-cell table:number-columns-repeated="3"/>
          <table:table-cell table:style-name="ce10" office:value-type="string">
            <text:p><text:s/>tener relaciones sexuales. </text:p>
          </table:table-cell>
          <table:table-cell office:value-type="string">
            <text:p>have.sex</text:p>
          </table:table-cell>
          <table:table-cell table:number-columns-repeated="248"/>
        </table:table-row>
        <table:table-row table:style-name="ro2">
          <table:table-cell/>
          <table:table-cell office:value-type="float" office:value="11">
            <text:p>11</text:p>
          </table:table-cell>
          <table:table-cell office:value-type="float" office:value="1">
            <text:p>1</text:p>
          </table:table-cell>
          <table:table-cell office:value-type="string">
            <text:p>cu'achai</text:p>
          </table:table-cell>
          <table:table-cell office:value-type="string">
            <text:p>kuʔadʒai</text:p>
          </table:table-cell>
          <table:table-cell/>
          <table:table-cell office:value-type="string">
            <text:p>brujo malo, curandero malo</text:p>
          </table:table-cell>
          <table:table-cell office:value-type="string">
            <text:p>witch</text:p>
          </table:table-cell>
          <table:table-cell table:number-columns-repeated="10"/>
          <table:table-cell office:value-type="string">
            <text:p>s.an.</text:p>
          </table:table-cell>
          <table:table-cell table:number-columns-repeated="237"/>
        </table:table-row>
        <table:table-row table:style-name="ro3">
          <table:table-cell/>
          <table:table-cell office:value-type="float" office:value="11">
            <text:p>11</text:p>
          </table:table-cell>
          <table:table-cell office:value-type="float" office:value="2">
            <text:p>2</text:p>
          </table:table-cell>
          <table:table-cell table:number-columns-repeated="3"/>
          <table:table-cell office:value-type="string">
            <text:p>lobo</text:p>
          </table:table-cell>
          <table:table-cell office:value-type="string">
            <text:p>mammal.sp</text:p>
          </table:table-cell>
          <table:table-cell table:number-columns-repeated="248"/>
        </table:table-row>
        <table:table-row table:style-name="ro2">
          <table:table-cell/>
          <table:table-cell office:value-type="float" office:value="12">
            <text:p>12</text:p>
          </table:table-cell>
          <table:table-cell office:value-type="float" office:value="1">
            <text:p>1</text:p>
          </table:table-cell>
          <table:table-cell office:value-type="string">
            <text:p>cu'amo</text:p>
          </table:table-cell>
          <table:table-cell office:value-type="string">
            <text:p>kuʔamo</text:p>
          </table:table-cell>
          <table:table-cell office:value-type="string">
            <text:p>[kúʔamo]</text:p>
          </table:table-cell>
          <table:table-cell office:value-type="string">
            <text:p><text:s/>ser o estar mala (un ser animado femenino)</text:p>
          </table:table-cell>
          <table:table-cell office:value-type="string">
            <text:p>be.bad.FEM</text:p>
          </table:table-cell>
          <table:table-cell table:number-columns-repeated="10"/>
          <table:table-cell office:value-type="string">
            <text:p>v.i.</text:p>
          </table:table-cell>
          <table:table-cell table:number-columns-repeated="237"/>
        </table:table-row>
        <table:table-row table:style-name="ro3">
          <table:table-cell/>
          <table:table-cell office:value-type="float" office:value="13">
            <text:p>13</text:p>
          </table:table-cell>
          <table:table-cell office:value-type="float" office:value="2">
            <text:p>2</text:p>
          </table:table-cell>
          <table:table-cell table:number-columns-repeated="3"/>
          <table:table-cell table:style-name="ce8" office:value-type="string">
            <text:p>menstruar.</text:p>
          </table:table-cell>
          <table:table-cell office:value-type="string">
            <text:p>menstruate</text:p>
          </table:table-cell>
          <table:table-cell table:number-columns-repeated="248"/>
        </table:table-row>
        <table:table-row table:style-name="ro2">
          <table:table-cell/>
          <table:table-cell office:value-type="float" office:value="13">
            <text:p>13</text:p>
          </table:table-cell>
          <table:table-cell office:value-type="float" office:value="1">
            <text:p>1</text:p>
          </table:table-cell>
          <table:table-cell office:value-type="string">
            <text:p>cʉ'romʉ</text:p>
          </table:table-cell>
          <table:table-cell office:value-type="string">
            <text:p>kɨʔromɨ</text:p>
          </table:table-cell>
          <table:table-cell/>
          <table:table-cell office:value-type="string">
            <text:p>untar (la piel), frotar (con cualquier parte del cuerpo). V: ja'emù, jã'emù, caromù, suirimù</text:p>
          </table:table-cell>
          <table:table-cell office:value-type="string">
            <text:p>rub</text:p>
          </table:table-cell>
          <table:table-cell table:number-columns-repeated="10"/>
          <table:table-cell office:value-type="string">
            <text:p>v.t.</text:p>
          </table:table-cell>
          <table:table-cell table:number-columns-repeated="237"/>
        </table:table-row>
        <table:table-row table:style-name="ro3">
          <table:table-cell/>
          <table:table-cell office:value-type="float" office:value="13">
            <text:p>13</text:p>
          </table:table-cell>
          <table:table-cell office:value-type="float" office:value="2">
            <text:p>2</text:p>
          </table:table-cell>
          <table:table-cell table:number-columns-repeated="3"/>
          <table:table-cell table:style-name="ce11" office:value-type="string">
            <text:p>chocar (dos personas o vehículos). </text:p>
          </table:table-cell>
          <table:table-cell office:value-type="string">
            <text:p>crash</text:p>
          </table:table-cell>
          <table:table-cell table:number-columns-repeated="248"/>
        </table:table-row>
        <table:table-row table:style-name="ro2">
          <table:table-cell/>
          <table:table-cell office:value-type="float" office:value="14">
            <text:p>14</text:p>
          </table:table-cell>
          <table:table-cell office:value-type="float" office:value="1">
            <text:p>1</text:p>
          </table:table-cell>
          <table:table-cell office:value-type="string">
            <text:p>jã'emʉ</text:p>
          </table:table-cell>
          <table:table-cell office:value-type="string">
            <text:p>hãʔemɨ</text:p>
          </table:table-cell>
          <table:table-cell/>
          <table:table-cell office:value-type="string">
            <text:p>untar (mantequilla, etc.)</text:p>
          </table:table-cell>
          <table:table-cell office:value-type="string">
            <text:p>rub.with.substance</text:p>
          </table:table-cell>
          <table:table-cell table:number-columns-repeated="10"/>
          <table:table-cell office:value-type="string">
            <text:p>v.t.</text:p>
          </table:table-cell>
          <table:table-cell table:number-columns-repeated="237"/>
        </table:table-row>
        <table:table-row table:style-name="ro3">
          <table:table-cell/>
          <table:table-cell office:value-type="float" office:value="14">
            <text:p>14</text:p>
          </table:table-cell>
          <table:table-cell office:value-type="float" office:value="2">
            <text:p>2</text:p>
          </table:table-cell>
          <table:table-cell table:number-columns-repeated="3"/>
          <table:table-cell table:style-name="ce8" office:value-type="string">
            <text:p>aplastar</text:p>
          </table:table-cell>
          <table:table-cell office:value-type="string">
            <text:p>squash</text:p>
          </table:table-cell>
          <table:table-cell table:number-columns-repeated="248"/>
        </table:table-row>
        <table:table-row table:style-name="ro2">
          <table:table-cell/>
          <table:table-cell office:value-type="float" office:value="15">
            <text:p>15</text:p>
          </table:table-cell>
          <table:table-cell office:value-type="float" office:value="1">
            <text:p>1</text:p>
          </table:table-cell>
          <table:table-cell office:value-type="string">
            <text:p>jaomʉ</text:p>
          </table:table-cell>
          <table:table-cell office:value-type="string">
            <text:p>haomɨ</text:p>
          </table:table-cell>
          <table:table-cell office:value-type="string">
            <text:p>[háómɨ]</text:p>
          </table:table-cell>
          <table:table-cell table:style-name="ce9" office:value-type="string">
            <text:p>disparar</text:p>
          </table:table-cell>
          <table:table-cell office:value-type="string">
            <text:p>shoot.SINGL</text:p>
          </table:table-cell>
          <table:table-cell table:number-columns-repeated="10"/>
          <table:table-cell office:value-type="string">
            <text:p>v.i.</text:p>
          </table:table-cell>
          <table:table-cell table:number-columns-repeated="237"/>
        </table:table-row>
        <table:table-row table:style-name="ro3">
          <table:table-cell/>
          <table:table-cell office:value-type="float" office:value="15">
            <text:p>15</text:p>
          </table:table-cell>
          <table:table-cell office:value-type="float" office:value="2">
            <text:p>2</text:p>
          </table:table-cell>
          <table:table-cell table:number-columns-repeated="3"/>
          <table:table-cell table:style-name="ce10" office:value-type="string">
            <text:p>hacer un ruido fuerte</text:p>
          </table:table-cell>
          <table:table-cell office:value-type="string">
            <text:p>make.noise</text:p>
          </table:table-cell>
          <table:table-cell table:number-columns-repeated="248"/>
        </table:table-row>
        <table:table-row table:style-name="ro2">
          <table:table-cell/>
          <table:table-cell office:value-type="float" office:value="16">
            <text:p>16</text:p>
          </table:table-cell>
          <table:table-cell office:value-type="float" office:value="1">
            <text:p>1</text:p>
          </table:table-cell>
          <table:table-cell office:value-type="string">
            <text:p>jetukachapa</text:p>
          </table:table-cell>
          <table:table-cell office:value-type="string">
            <text:p>hetʰukʰadʒapa</text:p>
          </table:table-cell>
          <table:table-cell/>
          <table:table-cell office:value-type="string">
            <text:p>carrizos, capador, caramillo</text:p>
          </table:table-cell>
          <table:table-cell office:value-type="string">
            <text:p>pan.pipes</text:p>
          </table:table-cell>
          <table:table-cell table:number-columns-repeated="10"/>
          <table:table-cell office:value-type="string">
            <text:p>s.in.</text:p>
          </table:table-cell>
          <table:table-cell table:number-columns-repeated="237"/>
        </table:table-row>
        <table:table-row table:style-name="ro2">
          <table:table-cell/>
          <table:table-cell office:value-type="float" office:value="16">
            <text:p>16</text:p>
          </table:table-cell>
          <table:table-cell office:value-type="float" office:value="2">
            <text:p>2</text:p>
          </table:table-cell>
          <table:table-cell table:number-columns-repeated="3"/>
          <table:table-cell table:style-name="ce7" office:value-type="string">
            <text:p><text:span text:style-name="T2">guadua o caña </text:span><text:span text:style-name="T2">(usada para </text:span><text:span text:style-name="T4">hacer carrizos).</text:span></text:p>
          </table:table-cell>
          <table:table-cell office:value-type="string">
            <text:p>wild.cane</text:p>
          </table:table-cell>
          <table:table-cell table:number-columns-repeated="248"/>
        </table:table-row>
        <table:table-row table:style-name="ro2">
          <table:table-cell/>
          <table:table-cell office:value-type="float" office:value="17">
            <text:p>17</text:p>
          </table:table-cell>
          <table:table-cell office:value-type="float" office:value="1">
            <text:p>1</text:p>
          </table:table-cell>
          <table:table-cell office:value-type="string">
            <text:p>jñajñumʉ</text:p>
          </table:table-cell>
          <table:table-cell office:value-type="string">
            <text:p>ñ̥añ̥umɨ</text:p>
          </table:table-cell>
          <table:table-cell office:value-type="string">
            <text:p>[ñ̥áñ̥umɨ]</text:p>
          </table:table-cell>
          <table:table-cell table:style-name="ce12" office:value-type="string">
            <text:p>1. arrastrar</text:p>
          </table:table-cell>
          <table:table-cell office:value-type="string">
            <text:p>drag.out.VT</text:p>
          </table:table-cell>
          <table:table-cell table:number-columns-repeated="10"/>
          <table:table-cell office:value-type="string">
            <text:p>v.t.</text:p>
          </table:table-cell>
          <table:table-cell table:number-columns-repeated="237"/>
        </table:table-row>
        <table:table-row table:style-name="ro2">
          <table:table-cell/>
          <table:table-cell office:value-type="float" office:value="17">
            <text:p>17</text:p>
          </table:table-cell>
          <table:table-cell office:value-type="float" office:value="2">
            <text:p>2</text:p>
          </table:table-cell>
          <table:table-cell table:number-columns-repeated="3"/>
          <table:table-cell table:style-name="ce7" office:value-type="string">
            <text:p><text:span text:style-name="T2">sacar (las </text:span><text:span text:style-name="T2">fibras de </text:span><text:span text:style-name="T2">cumare). Uso: </text:span><text:span text:style-name="T2">Se usa por </text:span><text:span text:style-name="T4">los </text:span><text:span text:style-name="T4">ancianos con </text:span><text:span text:style-name="T4">este sentido.</text:span></text:p>
          </table:table-cell>
          <table:table-cell office:value-type="string">
            <text:p>remove.chambira.fibers</text:p>
          </table:table-cell>
          <table:table-cell table:number-columns-repeated="248"/>
        </table:table-row>
        <table:table-row table:style-name="ro2">
          <table:table-cell/>
          <table:table-cell office:value-type="float" office:value="18">
            <text:p>18</text:p>
          </table:table-cell>
          <table:table-cell office:value-type="float" office:value="1">
            <text:p>1</text:p>
          </table:table-cell>
          <table:table-cell office:value-type="string">
            <text:p>jʉvomʉ</text:p>
          </table:table-cell>
          <table:table-cell office:value-type="string">
            <text:p>hɨβomɨ</text:p>
          </table:table-cell>
          <table:table-cell/>
          <table:table-cell table:style-name="ce13" office:value-type="string">
            <text:p><text:span text:style-name="T5">pausar, </text:span><text:span text:style-name="T5">detenerse, </text:span><text:span text:style-name="T5">pararse, dejar de </text:span><text:span text:style-name="T5">continuar. Sinón: </text:span><text:span text:style-name="T5">cho'o pi'nima'mù. </text:span><text:span text:style-name="T5">V: jùvokù i'kamù, </text:span><text:span text:style-name="T5">canùkamù; no </text:span><text:span text:style-name="T5">contestar, V: </text:span><text:span text:style-name="T5">jùomù</text:span><text:span text:style-name="T6">2;</text:span><text:span text:style-name="T5"> 3. hacer </text:span><text:span text:style-name="T5">una oclusión </text:span><text:span text:style-name="T5">glotal. V: jù'vemù</text:span></text:p>
          </table:table-cell>
          <table:table-cell office:value-type="string">
            <text:p>pause.VI</text:p>
          </table:table-cell>
          <table:table-cell table:number-columns-repeated="10"/>
          <table:table-cell office:value-type="string">
            <text:p>v.i</text:p>
          </table:table-cell>
          <table:table-cell table:number-columns-repeated="237"/>
        </table:table-row>
        <table:table-row table:style-name="ro3">
          <table:table-cell/>
          <table:table-cell office:value-type="float" office:value="18">
            <text:p>18</text:p>
          </table:table-cell>
          <table:table-cell office:value-type="float" office:value="2">
            <text:p>2</text:p>
          </table:table-cell>
          <table:table-cell table:number-columns-repeated="3"/>
          <table:table-cell table:style-name="ce10" office:value-type="string">
            <text:p>aguantar, resistir.</text:p>
          </table:table-cell>
          <table:table-cell office:value-type="string">
            <text:p>withstand</text:p>
          </table:table-cell>
          <table:table-cell table:number-columns-repeated="248"/>
        </table:table-row>
        <table:table-row table:style-name="ro2">
          <table:table-cell/>
          <table:table-cell office:value-type="float" office:value="19">
            <text:p>19</text:p>
          </table:table-cell>
          <table:table-cell office:value-type="float" office:value="1">
            <text:p>1</text:p>
          </table:table-cell>
          <table:table-cell office:value-type="string">
            <text:p>rachavʉ</text:p>
          </table:table-cell>
          <table:table-cell office:value-type="string">
            <text:p>radʒaβɨ</text:p>
          </table:table-cell>
          <table:table-cell/>
          <table:table-cell office:value-type="string">
            <text:p>pantano, ciénaga, marisma, charca</text:p>
          </table:table-cell>
          <table:table-cell office:value-type="string">
            <text:p>swamp</text:p>
          </table:table-cell>
          <table:table-cell table:number-columns-repeated="10"/>
          <table:table-cell office:value-type="string">
            <text:p>s.in.</text:p>
          </table:table-cell>
          <table:table-cell table:number-columns-repeated="237"/>
        </table:table-row>
        <table:table-row table:style-name="ro2">
          <table:table-cell/>
          <table:table-cell office:value-type="float" office:value="19">
            <text:p>19</text:p>
          </table:table-cell>
          <table:table-cell office:value-type="float" office:value="2">
            <text:p>2</text:p>
          </table:table-cell>
          <table:table-cell table:number-columns-repeated="3"/>
          <table:table-cell table:style-name="ce14" office:value-type="string">
            <text:p><text:span text:style-name="T2">vega (Un </text:span><text:span text:style-name="T2">terreno que </text:span>está totalmente cubierto con <text:span text:style-name="T7">grama.).</text:span></text:p>
          </table:table-cell>
          <table:table-cell office:value-type="string">
            <text:p>meadow</text:p>
          </table:table-cell>
          <table:table-cell table:number-columns-repeated="248"/>
        </table:table-row>
        <table:table-row table:style-name="ro2">
          <table:table-cell/>
          <table:table-cell office:value-type="float" office:value="21">
            <text:p>21</text:p>
          </table:table-cell>
          <table:table-cell office:value-type="float" office:value="1">
            <text:p>1</text:p>
          </table:table-cell>
          <table:table-cell office:value-type="string">
            <text:p>romʉ</text:p>
          </table:table-cell>
          <table:table-cell office:value-type="string">
            <text:p>romɨ</text:p>
          </table:table-cell>
          <table:table-cell office:value-type="string">
            <text:p>[rómɨ]</text:p>
          </table:table-cell>
          <table:table-cell office:value-type="string">
            <text:p>verter. </text:p>
          </table:table-cell>
          <table:table-cell office:value-type="string">
            <text:p>pour.out.vessel</text:p>
          </table:table-cell>
          <table:table-cell table:number-columns-repeated="10"/>
          <table:table-cell office:value-type="string">
            <text:p>v.t.</text:p>
          </table:table-cell>
          <table:table-cell table:number-columns-repeated="237"/>
        </table:table-row>
        <table:table-row table:style-name="ro2">
          <table:table-cell/>
          <table:table-cell office:value-type="float" office:value="21">
            <text:p>21</text:p>
          </table:table-cell>
          <table:table-cell office:value-type="float" office:value="2">
            <text:p>2</text:p>
          </table:table-cell>
          <table:table-cell table:number-columns-repeated="3"/>
          <table:table-cell table:style-name="ce7" office:value-type="string">
            <text:p><text:span text:style-name="T2">2. hacer más </text:span><text:span text:style-name="T2">grande, hacer </text:span><text:span text:style-name="T2">incrementar, </text:span><text:span text:style-name="T2">hacer </text:span><text:span text:style-name="T4">aumentar.</text:span></text:p>
          </table:table-cell>
          <table:table-cell office:value-type="string">
            <text:p>make.big</text:p>
          </table:table-cell>
          <table:table-cell table:number-columns-repeated="248"/>
        </table:table-row>
        <table:table-row table:style-name="ro2">
          <table:table-cell/>
          <table:table-cell office:value-type="float" office:value="22">
            <text:p>22</text:p>
          </table:table-cell>
          <table:table-cell office:value-type="float" office:value="1">
            <text:p>1</text:p>
          </table:table-cell>
          <table:table-cell office:value-type="string">
            <text:p>sãija'ñe</text:p>
          </table:table-cell>
          <table:table-cell office:value-type="string">
            <text:p>sãihaʔɲe</text:p>
          </table:table-cell>
          <table:table-cell/>
          <table:table-cell office:value-type="string">
            <text:p>dulce</text:p>
          </table:table-cell>
          <table:table-cell office:value-type="string">
            <text:p>sweet</text:p>
          </table:table-cell>
          <table:table-cell table:number-columns-repeated="10"/>
          <table:table-cell office:value-type="string">
            <text:p>adj.</text:p>
          </table:table-cell>
          <table:table-cell table:number-columns-repeated="237"/>
        </table:table-row>
        <table:table-row table:style-name="ro2">
          <table:table-cell/>
          <table:table-cell office:value-type="float" office:value="22">
            <text:p>22</text:p>
          </table:table-cell>
          <table:table-cell office:value-type="float" office:value="2">
            <text:p>2</text:p>
          </table:table-cell>
          <table:table-cell table:number-columns-repeated="3"/>
          <table:table-cell office:value-type="string">
            <text:p>salado</text:p>
          </table:table-cell>
          <table:table-cell office:value-type="string">
            <text:p>salty</text:p>
          </table:table-cell>
          <table:table-cell table:number-columns-repeated="248"/>
        </table:table-row>
        <table:table-row table:style-name="ro2">
          <table:table-cell/>
          <table:table-cell office:value-type="float" office:value="23">
            <text:p>23</text:p>
          </table:table-cell>
          <table:table-cell office:value-type="float" office:value="1">
            <text:p>1</text:p>
          </table:table-cell>
          <table:table-cell office:value-type="string">
            <text:p>to'temʉ</text:p>
          </table:table-cell>
          <table:table-cell office:value-type="string">
            <text:p>tʰoʔtʰemɨ</text:p>
          </table:table-cell>
          <table:table-cell/>
          <table:table-cell office:value-type="string">
            <text:p>machacar o machucar varias veces, pilar varias veces</text:p>
          </table:table-cell>
          <table:table-cell office:value-type="string">
            <text:p>pound.PLACT</text:p>
          </table:table-cell>
          <table:table-cell table:number-columns-repeated="10"/>
          <table:table-cell office:value-type="string">
            <text:p>v.t.rep.</text:p>
          </table:table-cell>
          <table:table-cell table:number-columns-repeated="237"/>
        </table:table-row>
        <table:table-row table:style-name="ro3">
          <table:table-cell/>
          <table:table-cell office:value-type="float" office:value="23">
            <text:p>23</text:p>
          </table:table-cell>
          <table:table-cell office:value-type="float" office:value="2">
            <text:p>2</text:p>
          </table:table-cell>
          <table:table-cell table:number-columns-repeated="3"/>
          <table:table-cell table:style-name="ce11" office:value-type="string">
            <text:p>apuñalar varias veces, chuzar varias veces</text:p>
          </table:table-cell>
          <table:table-cell office:value-type="string">
            <text:p>put.straight.in.ground.PLACT</text:p>
          </table:table-cell>
          <table:table-cell table:number-columns-repeated="248"/>
        </table:table-row>
        <table:table-row table:style-name="ro3">
          <table:table-cell/>
          <table:table-cell office:value-type="float" office:value="24">
            <text:p>24</text:p>
          </table:table-cell>
          <table:table-cell/>
          <table:table-cell office:value-type="string">
            <text:p>tʉsʉmʉ</text:p>
          </table:table-cell>
          <table:table-cell office:value-type="string">
            <text:p>tʰɨsɨmɨ</text:p>
          </table:table-cell>
          <table:table-cell/>
          <table:table-cell table:style-name="Default" office:value-type="string">
            <text:p>marcar (los límites), separar (con barrera)</text:p>
          </table:table-cell>
          <table:table-cell office:value-type="string">
            <text:p>mark.limits</text:p>
          </table:table-cell>
          <table:table-cell table:number-columns-repeated="10"/>
          <table:table-cell office:value-type="string">
            <text:p>v.t.</text:p>
          </table:table-cell>
          <table:table-cell table:number-columns-repeated="237"/>
        </table:table-row>
        <table:table-row table:style-name="ro3">
          <table:table-cell/>
          <table:table-cell office:value-type="float" office:value="24">
            <text:p>24</text:p>
          </table:table-cell>
          <table:table-cell table:number-columns-repeated="4"/>
          <table:table-cell table:style-name="Default" office:value-type="string">
            <text:p>esperar</text:p>
          </table:table-cell>
          <table:table-cell office:value-type="string">
            <text:p>wait.for</text:p>
          </table:table-cell>
          <table:table-cell table:number-columns-repeated="248"/>
        </table:table-row>
        <table:table-row table:style-name="ro2">
          <table:table-cell/>
          <table:table-cell office:value-type="float" office:value="25">
            <text:p>25</text:p>
          </table:table-cell>
          <table:table-cell office:value-type="float" office:value="1">
            <text:p>1</text:p>
          </table:table-cell>
          <table:table-cell office:value-type="string">
            <text:p>va'kemʉ</text:p>
          </table:table-cell>
          <table:table-cell office:value-type="string">
            <text:p>βaʔkʰemɨ</text:p>
          </table:table-cell>
          <table:table-cell/>
          <table:table-cell table:style-name="ce9" office:value-type="string">
            <text:p><text:s/>abrir varias veces, hojear. Uso: Sólo tiene este sentido en el dialecto koreguaje-puro</text:p>
          </table:table-cell>
          <table:table-cell office:value-type="string">
            <text:p>open.VT.PLACT</text:p>
          </table:table-cell>
          <table:table-cell table:number-columns-repeated="10"/>
          <table:table-cell office:value-type="string">
            <text:p>v.t.rep.</text:p>
          </table:table-cell>
          <table:table-cell table:number-columns-repeated="237"/>
        </table:table-row>
        <table:table-row table:style-name="ro3">
          <table:table-cell/>
          <table:table-cell office:value-type="float" office:value="25">
            <text:p>25</text:p>
          </table:table-cell>
          <table:table-cell office:value-type="float" office:value="2">
            <text:p>2</text:p>
          </table:table-cell>
          <table:table-cell table:number-columns-repeated="3"/>
          <table:table-cell table:style-name="ce10" office:value-type="string">
            <text:p>distribuir (entre varias personas), repartir</text:p>
          </table:table-cell>
          <table:table-cell office:value-type="string">
            <text:p>distribute</text:p>
          </table:table-cell>
          <table:table-cell table:number-columns-repeated="248"/>
        </table:table-row>
        <table:table-row table:style-name="ro3">
          <table:table-cell/>
          <table:table-cell office:value-type="float" office:value="25">
            <text:p>25</text:p>
          </table:table-cell>
          <table:table-cell office:value-type="float" office:value="3">
            <text:p>3</text:p>
          </table:table-cell>
          <table:table-cell table:number-columns-repeated="3"/>
          <table:table-cell table:style-name="ce11" office:value-type="string">
            <text:p>despegar.</text:p>
          </table:table-cell>
          <table:table-cell office:value-type="string">
            <text:p>take.off.flight</text:p>
          </table:table-cell>
          <table:table-cell table:number-columns-repeated="248"/>
        </table:table-row>
        <table:table-row table:style-name="ro2">
          <table:table-cell table:style-name="ce2" table:number-columns-repeated="3"/>
          <table:table-cell office:value-type="string">
            <text:p>ã'care'a chai</text:p>
          </table:table-cell>
          <table:table-cell office:value-type="string">
            <text:p>ãʔkareʔa dʒai</text:p>
          </table:table-cell>
          <table:table-cell/>
          <table:table-cell table:style-name="ce6" office:value-type="string">
            <text:p>zorro guache, eirá. Eira barbara.</text:p>
          </table:table-cell>
          <table:table-cell office:value-type="string">
            <text:p>mammal.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a'cho</text:p>
          </table:table-cell>
          <table:table-cell office:value-type="string">
            <text:p>aʔdʒo</text:p>
          </table:table-cell>
          <table:table-cell office:value-type="string">
            <text:p>[aʔdʒó]</text:p>
          </table:table-cell>
          <table:table-cell table:style-name="ce6" office:value-type="string">
            <text:p>hermana mayor.</text:p>
          </table:table-cell>
          <table:table-cell office:value-type="string">
            <text:p>eZ</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a'cho</text:p>
          </table:table-cell>
          <table:table-cell office:value-type="string">
            <text:p>aʔdʒo</text:p>
          </table:table-cell>
          <table:table-cell/>
          <table:table-cell office:value-type="string">
            <text:p>hermana mayor, voc</text:p>
          </table:table-cell>
          <table:table-cell office:value-type="string">
            <text:p>eZ.voc</text:p>
          </table:table-cell>
          <table:table-cell table:number-columns-repeated="10"/>
          <table:table-cell office:value-type="string">
            <text:p>s.an.voc.</text:p>
          </table:table-cell>
          <table:table-cell table:number-columns-repeated="237"/>
        </table:table-row>
        <table:table-row table:style-name="ro2">
          <table:table-cell table:number-columns-repeated="3"/>
          <table:table-cell office:value-type="string">
            <text:p>a'chʉ</text:p>
          </table:table-cell>
          <table:table-cell office:value-type="string">
            <text:p>aʔdʒɨ</text:p>
          </table:table-cell>
          <table:table-cell office:value-type="string">
            <text:p>[aʔdʒɨ́]</text:p>
          </table:table-cell>
          <table:table-cell table:style-name="ce6" office:value-type="string">
            <text:p>hermano mayor.</text:p>
          </table:table-cell>
          <table:table-cell office:value-type="string">
            <text:p>eB</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a'chʉ</text:p>
          </table:table-cell>
          <table:table-cell office:value-type="string">
            <text:p>aʔdʒɨ</text:p>
          </table:table-cell>
          <table:table-cell/>
          <table:table-cell table:style-name="ce6" office:value-type="string">
            <text:p>hermano mayor, voc</text:p>
          </table:table-cell>
          <table:table-cell office:value-type="string">
            <text:p>eB.voc</text:p>
          </table:table-cell>
          <table:table-cell table:number-columns-repeated="10"/>
          <table:table-cell office:value-type="string">
            <text:p>s.an.voc.</text:p>
          </table:table-cell>
          <table:table-cell table:number-columns-repeated="237"/>
        </table:table-row>
        <table:table-row table:style-name="ro2">
          <table:table-cell table:number-columns-repeated="3"/>
          <table:table-cell office:value-type="string">
            <text:p>a'cʉ</text:p>
          </table:table-cell>
          <table:table-cell office:value-type="string">
            <text:p>aʔkɨ</text:p>
          </table:table-cell>
          <table:table-cell office:value-type="string">
            <text:p>[aʔkú]</text:p>
          </table:table-cell>
          <table:table-cell office:value-type="string">
            <text:p>ay (Denota dolor.).</text:p>
          </table:table-cell>
          <table:table-cell office:value-type="string">
            <text:p>INTERJ.pain</text:p>
          </table:table-cell>
          <table:table-cell table:number-columns-repeated="10"/>
          <table:table-cell office:value-type="string">
            <text:p>interj.</text:p>
          </table:table-cell>
          <table:table-cell table:number-columns-repeated="237"/>
        </table:table-row>
        <table:table-row table:style-name="ro2">
          <table:table-cell table:number-columns-repeated="3"/>
          <table:table-cell office:value-type="string">
            <text:p>ã'ji ãutũ'i</text:p>
          </table:table-cell>
          <table:table-cell office:value-type="string">
            <text:p>ãʔhi ãutʰũʔi</text:p>
          </table:table-cell>
          <table:table-cell/>
          <table:table-cell table:style-name="ce6" office:value-type="string">
            <text:p>casabe blando</text:p>
          </table:table-cell>
          <table:table-cell office:value-type="string">
            <text:p>soft.manioc.brea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jimʉ</text:p>
          </table:table-cell>
          <table:table-cell office:value-type="string">
            <text:p>ãʔhimɨ</text:p>
          </table:table-cell>
          <table:table-cell/>
          <table:table-cell table:style-name="ce6" office:value-type="string">
            <text:p>ser o estar blando</text:p>
          </table:table-cell>
          <table:table-cell office:value-type="string">
            <text:p>be.sof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ã'so</text:p>
          </table:table-cell>
          <table:table-cell office:value-type="string">
            <text:p>ãʔso</text:p>
          </table:table-cell>
          <table:table-cell/>
          <table:table-cell office:value-type="string">
            <text:p>yuca dulce</text:p>
          </table:table-cell>
          <table:table-cell office:value-type="string">
            <text:p>sweet.manioc</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ã'so ãutũ'i</text:p>
          </table:table-cell>
          <table:table-cell office:value-type="string">
            <text:p>ãʔso ãutʰũʔi</text:p>
          </table:table-cell>
          <table:table-cell/>
          <table:table-cell table:style-name="ce6" office:value-type="string">
            <text:p>casabe (hecho de yuca dulce)</text:p>
          </table:table-cell>
          <table:table-cell office:value-type="string">
            <text:p>sweet.manioc.brea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so cono</text:p>
          </table:table-cell>
          <table:table-cell office:value-type="string">
            <text:p>ãʔso kono</text:p>
          </table:table-cell>
          <table:table-cell/>
          <table:table-cell table:style-name="ce6" office:value-type="string">
            <text:p>chicha de yuca dulce</text:p>
          </table:table-cell>
          <table:table-cell office:value-type="string">
            <text:p>sweet.manioc.beer</text:p>
          </table:table-cell>
          <table:table-cell table:number-columns-repeated="10"/>
          <table:table-cell table:style-name="ce6" office:value-type="string">
            <text:p>s.in.</text:p>
          </table:table-cell>
          <table:table-cell table:number-columns-repeated="237"/>
        </table:table-row>
        <table:table-row table:style-name="ro2">
          <table:table-cell table:number-columns-repeated="3"/>
          <table:table-cell office:value-type="string">
            <text:p>ã'so osara'ka</text:p>
          </table:table-cell>
          <table:table-cell office:value-type="string">
            <text:p>ãʔso osaraʔkʰa</text:p>
          </table:table-cell>
          <table:table-cell/>
          <table:table-cell table:style-name="ce6" office:value-type="string">
            <text:p>casaramano (sopa hecha con el líquido o zumo de la yuca brava y túberculos de la yuca dulce).</text:p>
          </table:table-cell>
          <table:table-cell office:value-type="string">
            <text:p>sweet.manioc.sou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soñʉ</text:p>
          </table:table-cell>
          <table:table-cell office:value-type="string">
            <text:p>ãʔsoɲɨ</text:p>
          </table:table-cell>
          <table:table-cell/>
          <table:table-cell table:style-name="ce6" office:value-type="string">
            <text:p>mata de yuca dulce</text:p>
          </table:table-cell>
          <table:table-cell office:value-type="string">
            <text:p>sweet.manioc.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sopʉ</text:p>
          </table:table-cell>
          <table:table-cell office:value-type="string">
            <text:p>ãʔsopɨ</text:p>
          </table:table-cell>
          <table:table-cell/>
          <table:table-cell office:value-type="string">
            <text:p>palo de yuca dulce</text:p>
          </table:table-cell>
          <table:table-cell office:value-type="string">
            <text:p>sweet.manioc.stal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sotʉ'kapʉ</text:p>
          </table:table-cell>
          <table:table-cell office:value-type="string">
            <text:p>ãʔsotʰɨʔkʰapɨ</text:p>
          </table:table-cell>
          <table:table-cell/>
          <table:table-cell office:value-type="string">
            <text:p>pedazo de palo de yuca dulce (para sembrar). </text:p>
          </table:table-cell>
          <table:table-cell office:value-type="string">
            <text:p>sweet.manioc.cuttin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sova</text:p>
          </table:table-cell>
          <table:table-cell office:value-type="string">
            <text:p>ãʔsoβa</text:p>
          </table:table-cell>
          <table:table-cell/>
          <table:table-cell table:style-name="ce6" office:value-type="string">
            <text:p>tubérculo de yuca dulce.</text:p>
          </table:table-cell>
          <table:table-cell office:value-type="string">
            <text:p>sweet.manioc.tub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ʉpʉ</text:p>
          </table:table-cell>
          <table:table-cell office:value-type="string">
            <text:p>aʔɨpɨ</text:p>
          </table:table-cell>
          <table:table-cell/>
          <table:table-cell table:style-name="ce6" office:value-type="string">
            <text:p>escarabajo</text:p>
          </table:table-cell>
          <table:table-cell office:value-type="string">
            <text:p>beetle</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table:style-name="ce4" office:value-type="string">
            <text:p>a'ʉpʉ</text:p>
          </table:table-cell>
          <table:table-cell table:style-name="ce4" office:value-type="string">
            <text:p>aʔɨpɨ</text:p>
          </table:table-cell>
          <table:table-cell/>
          <table:table-cell table:style-name="ce6" office:value-type="string">
            <text:p>especie de pájaro quiscal, pájaro toropisco (Es trepadora y de color negr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table:style-name="ce4" office:value-type="string">
            <text:p>ã'vomʉ</text:p>
          </table:table-cell>
          <table:table-cell table:style-name="ce4" office:value-type="string">
            <text:p>ãʔβomɨ</text:p>
          </table:table-cell>
          <table:table-cell/>
          <table:table-cell table:style-name="ce6" office:value-type="string">
            <text:p>estar enojado (por un tiempo muy corto). </text:p>
          </table:table-cell>
          <table:table-cell office:value-type="string">
            <text:p>be.angr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a'vʉmʉ</text:p>
          </table:table-cell>
          <table:table-cell office:value-type="string">
            <text:p>aʔβɨmɨ</text:p>
          </table:table-cell>
          <table:table-cell/>
          <table:table-cell table:style-name="ce6" office:value-type="string">
            <text:p>brotarse (doncella o furúnculo).</text:p>
          </table:table-cell>
          <table:table-cell office:value-type="string">
            <text:p>form.blister.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ãa</text:p>
          </table:table-cell>
          <table:table-cell office:value-type="string">
            <text:p>ãa</text:p>
          </table:table-cell>
          <table:table-cell/>
          <table:table-cell table:style-name="ce6" office:value-type="string">
            <text:p>ah</text:p>
          </table:table-cell>
          <table:table-cell office:value-type="string">
            <text:p>INTERJ</text:p>
          </table:table-cell>
          <table:table-cell table:number-columns-repeated="10"/>
          <table:table-cell office:value-type="string">
            <text:p>interj.</text:p>
          </table:table-cell>
          <table:table-cell table:number-columns-repeated="237"/>
        </table:table-row>
        <table:table-row table:style-name="ro2">
          <table:table-cell table:number-columns-repeated="3"/>
          <table:table-cell office:value-type="string">
            <text:p>achamʉ</text:p>
          </table:table-cell>
          <table:table-cell office:value-type="string">
            <text:p>adʒamɨ</text:p>
          </table:table-cell>
          <table:table-cell/>
          <table:table-cell table:style-name="ce6" office:value-type="string">
            <text:p>meter, colocar dentro de, empacar.</text:p>
          </table:table-cell>
          <table:table-cell office:value-type="string">
            <text:p>put.inside</text:p>
          </table:table-cell>
          <table:table-cell table:number-columns-repeated="3"/>
          <table:table-cell office:value-type="string">
            <text:p>KP</text:p>
          </table:table-cell>
          <table:table-cell table:number-columns-repeated="6"/>
          <table:table-cell office:value-type="string">
            <text:p>v.t.</text:p>
          </table:table-cell>
          <table:table-cell table:number-columns-repeated="237"/>
        </table:table-row>
        <table:table-row table:style-name="ro2">
          <table:table-cell table:number-columns-repeated="3"/>
          <table:table-cell office:value-type="string">
            <text:p>acho</text:p>
          </table:table-cell>
          <table:table-cell office:value-type="string">
            <text:p>adʒo</text:p>
          </table:table-cell>
          <table:table-cell/>
          <table:table-cell table:style-name="ce6" office:value-type="string">
            <text:p>mitad, medio, centro. Uso: Es una palabra vieja. </text:p>
          </table:table-cell>
          <table:table-cell office:value-type="string">
            <text:p>middle.poi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choa</text:p>
          </table:table-cell>
          <table:table-cell office:value-type="string">
            <text:p>adʒoa</text:p>
          </table:table-cell>
          <table:table-cell/>
          <table:table-cell table:style-name="ce6" office:value-type="string">
            <text:p>especie de ciruela (Es de tamaño pequeño.)</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choñʉ</text:p>
          </table:table-cell>
          <table:table-cell office:value-type="string">
            <text:p>adʒoɲɨ</text:p>
          </table:table-cell>
          <table:table-cell/>
          <table:table-cell table:style-name="ce6" office:value-type="string">
            <text:p>ciruelo</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chopʉ</text:p>
          </table:table-cell>
          <table:table-cell office:value-type="string">
            <text:p>adʒopɨ</text:p>
          </table:table-cell>
          <table:table-cell/>
          <table:table-cell table:style-name="ce6" office:value-type="string">
            <text:p>especie de ciruela (Es un poco alargada y de color amarillo. La pulpa es como la pulpa del mango.).</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i</text:p>
          </table:table-cell>
          <table:table-cell office:value-type="string">
            <text:p>ai</text:p>
          </table:table-cell>
          <table:table-cell/>
          <table:table-cell office:value-type="string">
            <text:p>por mucho tiempo, para siempre.</text:p>
          </table:table-cell>
          <table:table-cell office:value-type="string">
            <text:p>long.tim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ai</text:p>
          </table:table-cell>
          <table:table-cell office:value-type="string">
            <text:p>ai</text:p>
          </table:table-cell>
          <table:table-cell office:value-type="string">
            <text:p>[áí]</text:p>
          </table:table-cell>
          <table:table-cell table:style-name="ce6" office:value-type="string">
            <text:p>experto</text:p>
          </table:table-cell>
          <table:table-cell office:value-type="string">
            <text:p>expert</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ai</text:p>
          </table:table-cell>
          <table:table-cell office:value-type="string">
            <text:p>ai</text:p>
          </table:table-cell>
          <table:table-cell office:value-type="string">
            <text:p>[áí]</text:p>
          </table:table-cell>
          <table:table-cell office:value-type="string">
            <text:p>dueño o dueña, patrón o patrona, jefe, líder</text:p>
          </table:table-cell>
          <table:table-cell office:value-type="string">
            <text:p>headma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ai asi mʉte</text:p>
          </table:table-cell>
          <table:table-cell office:value-type="string">
            <text:p>ai asi mɨtʰe</text:p>
          </table:table-cell>
          <table:table-cell/>
          <table:table-cell table:style-name="ce6" office:value-type="string">
            <text:p><text:s/>pito (Cuando este insecto pica a una persona, se forma una erupción en la piel y la persona generalmente muere.).</text:p>
          </table:table-cell>
          <table:table-cell office:value-type="string">
            <text:p>insec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ai asiravʉ</text:p>
          </table:table-cell>
          <table:table-cell office:value-type="string">
            <text:p>ai asiraβɨ</text:p>
          </table:table-cell>
          <table:table-cell/>
          <table:table-cell table:style-name="ce6" office:value-type="string">
            <text:p>lepra</text:p>
          </table:table-cell>
          <table:table-cell office:value-type="string">
            <text: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i ãutũ'i</text:p>
          </table:table-cell>
          <table:table-cell office:value-type="string">
            <text:p>ãi ãutʰũʔi</text:p>
          </table:table-cell>
          <table:table-cell/>
          <table:table-cell table:style-name="ce6" office:value-type="string">
            <text:p>casabe aplanado</text:p>
          </table:table-cell>
          <table:table-cell office:value-type="string">
            <text:p>manioc.brea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i cuasamairo pa'imʉ</text:p>
          </table:table-cell>
          <table:table-cell office:value-type="string">
            <text:p>ai kuasamairo paʔimɨ</text:p>
          </table:table-cell>
          <table:table-cell/>
          <table:table-cell table:style-name="ce6" office:value-type="string">
            <text:p><text:s/>vivir desordenadamente. </text:p>
          </table:table-cell>
          <table:table-cell office:value-type="string">
            <text:p>live.in.disorde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ai jũ'imʉ</text:p>
          </table:table-cell>
          <table:table-cell office:value-type="string">
            <text:p>ai hũʔimɨ</text:p>
          </table:table-cell>
          <table:table-cell/>
          <table:table-cell table:style-name="ce6" office:value-type="string">
            <text:p>desmayarse. 2. seguir enfermo.</text:p>
          </table:table-cell>
          <table:table-cell office:value-type="string">
            <text:p>lose.consciousness</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ãi okoroche</text:p>
          </table:table-cell>
          <table:table-cell office:value-type="string">
            <text:p>ãi okʰorodʒe</text:p>
          </table:table-cell>
          <table:table-cell/>
          <table:table-cell table:style-name="ce6" office:value-type="string">
            <text:p><text:s/>especie de caimán, cocodrilo (Dicen que es muy grande y come gente.).</text:p>
          </table:table-cell>
          <table:table-cell office:value-type="string">
            <text:p>caiman.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ai pĩsimu</text:p>
          </table:table-cell>
          <table:table-cell office:value-type="string">
            <text:p>ai pĩsimu</text:p>
          </table:table-cell>
          <table:table-cell/>
          <table:table-cell table:style-name="ce6" office:value-type="string">
            <text:p>especie de bejuco medicinal (Se utiliza el agua que se encuentra adentro para curar enfermedades de los ojos y otras enfermedades.).</text:p>
          </table:table-cell>
          <table:table-cell office:value-type="string">
            <text:p>lian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ichʉ'o</text:p>
          </table:table-cell>
          <table:table-cell office:value-type="string">
            <text:p>aidʒɨʔo</text:p>
          </table:table-cell>
          <table:table-cell office:value-type="string">
            <text:p>[áídʒɨʔo]</text:p>
          </table:table-cell>
          <table:table-cell office:value-type="string">
            <text:p>cuento antiguo, historia antigua, leyenda.</text:p>
          </table:table-cell>
          <table:table-cell office:value-type="string">
            <text:p>narrativ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ijao</text:p>
          </table:table-cell>
          <table:table-cell office:value-type="string">
            <text:p>aihao</text:p>
          </table:table-cell>
          <table:table-cell/>
          <table:table-cell table:style-name="ce6" office:value-type="string">
            <text:p>ahijado</text:p>
          </table:table-cell>
          <table:table-cell office:value-type="string">
            <text:p>stepson</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aikuerʉ</text:p>
          </table:table-cell>
          <table:table-cell office:value-type="string">
            <text:p>aikʰuerɨ</text:p>
          </table:table-cell>
          <table:table-cell/>
          <table:table-cell table:style-name="ce6" office:value-type="string">
            <text:p>cerca</text:p>
          </table:table-cell>
          <table:table-cell office:value-type="string">
            <text:p>near</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aikũti</text:p>
          </table:table-cell>
          <table:table-cell office:value-type="string">
            <text:p>aikʰũtʰi</text:p>
          </table:table-cell>
          <table:table-cell office:value-type="string">
            <text:p>[áíkʰũti karipa]</text:p>
          </table:table-cell>
          <table:table-cell table:style-name="ce6" office:value-type="string">
            <text:p><text:s/>ladera del cerro.</text:p>
          </table:table-cell>
          <table:table-cell office:value-type="string">
            <text:p>hill.downslop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ikũti</text:p>
          </table:table-cell>
          <table:table-cell office:value-type="string">
            <text:p>aikʰũtʰi</text:p>
          </table:table-cell>
          <table:table-cell office:value-type="string">
            <text:p>[aikʰũti]</text:p>
          </table:table-cell>
          <table:table-cell table:style-name="ce6" office:value-type="string">
            <text:p><text:s/>loma, cerro, colina. 2. montaña, cordillera</text:p>
          </table:table-cell>
          <table:table-cell office:value-type="string">
            <text:p>hil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ikũti chu'chuva</text:p>
          </table:table-cell>
          <table:table-cell office:value-type="string">
            <text:p>aikʰũtʰi dʒuʔdʒuβa</text:p>
          </table:table-cell>
          <table:table-cell/>
          <table:table-cell table:style-name="ce6" office:value-type="string">
            <text:p>pico, cima o cumbre de una loma o montaña.</text:p>
          </table:table-cell>
          <table:table-cell office:value-type="string">
            <text:p>summit.of.hil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ikũti sẽ'sevʉ</text:p>
          </table:table-cell>
          <table:table-cell office:value-type="string">
            <text:p>aikʰũtʰi sẽʔseβɨ</text:p>
          </table:table-cell>
          <table:table-cell/>
          <table:table-cell table:style-name="ce6" office:value-type="string">
            <text:p>pico, cima o cumbre de una loma o montaña.</text:p>
          </table:table-cell>
          <table:table-cell office:value-type="string">
            <text:p>summit.of.hil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imʉ</text:p>
          </table:table-cell>
          <table:table-cell office:value-type="string">
            <text:p>ãimɨ</text:p>
          </table:table-cell>
          <table:table-cell/>
          <table:table-cell table:style-name="ce6" office:value-type="string">
            <text:p>comer</text:p>
          </table:table-cell>
          <table:table-cell office:value-type="string">
            <text:p>eat</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aina</text:p>
          </table:table-cell>
          <table:table-cell office:value-type="string">
            <text:p>aina</text:p>
          </table:table-cell>
          <table:table-cell office:value-type="string">
            <text:p>[áína]</text:p>
          </table:table-cell>
          <table:table-cell table:style-name="ce6" office:value-type="string">
            <text:p><text:s/>viejos, ancianos. 2. líderes.</text:p>
          </table:table-cell>
          <table:table-cell office:value-type="string">
            <text:p>old.ANIM.PL</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ãiñe</text:p>
          </table:table-cell>
          <table:table-cell office:value-type="string">
            <text:p>ãiɲe</text:p>
          </table:table-cell>
          <table:table-cell/>
          <table:table-cell table:style-name="ce6" office:value-type="string">
            <text:p><text:s/>comida, alimento. Lit: lo que se come.</text:p>
          </table:table-cell>
          <table:table-cell office:value-type="string">
            <text:p>foo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ineemʉ</text:p>
          </table:table-cell>
          <table:table-cell office:value-type="string">
            <text:p>aineemɨ</text:p>
          </table:table-cell>
          <table:table-cell office:value-type="string">
            <text:p>[áíneemɨ]</text:p>
          </table:table-cell>
          <table:table-cell table:style-name="ce6" office:value-type="string">
            <text:p><text:s/>crecer, germinar, nacer</text:p>
          </table:table-cell>
          <table:table-cell office:value-type="string">
            <text:p>grow.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aipa</text:p>
          </table:table-cell>
          <table:table-cell office:value-type="string">
            <text:p>aipa</text:p>
          </table:table-cell>
          <table:table-cell office:value-type="string">
            <text:p>[áípa]</text:p>
          </table:table-cell>
          <table:table-cell table:style-name="ce6" office:value-type="string">
            <text:p>orilla del río, ribera.</text:p>
          </table:table-cell>
          <table:table-cell office:value-type="string">
            <text:p>riverban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ipa ʉjacaripa</text:p>
          </table:table-cell>
          <table:table-cell office:value-type="string">
            <text:p>aipa ɨhakaripa</text:p>
          </table:table-cell>
          <table:table-cell office:value-type="string">
            <text:p>[áípa ɨhakaripa]</text:p>
          </table:table-cell>
          <table:table-cell table:style-name="ce6" office:value-type="string">
            <text:p>barranco, peña del río, ribera alta.</text:p>
          </table:table-cell>
          <table:table-cell office:value-type="string">
            <text:p>riverbank.downslop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ipãio</text:p>
          </table:table-cell>
          <table:table-cell office:value-type="string">
            <text:p>aipãio</text:p>
          </table:table-cell>
          <table:table-cell office:value-type="string">
            <text:p>[áípãio]</text:p>
          </table:table-cell>
          <table:table-cell table:style-name="ce6" office:value-type="string">
            <text:p>antepasada</text:p>
          </table:table-cell>
          <table:table-cell office:value-type="string">
            <text:p>ancestor.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aipãiʉ</text:p>
          </table:table-cell>
          <table:table-cell office:value-type="string">
            <text:p>aipãiɨ</text:p>
          </table:table-cell>
          <table:table-cell office:value-type="string">
            <text:p>[áípãiɨ]</text:p>
          </table:table-cell>
          <table:table-cell office:value-type="string">
            <text:p><text:s/>antepasado, progenitor</text:p>
          </table:table-cell>
          <table:table-cell office:value-type="string">
            <text:p>ancestor.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ãire'omʉ</text:p>
          </table:table-cell>
          <table:table-cell office:value-type="string">
            <text:p>ãireʔomɨ</text:p>
          </table:table-cell>
          <table:table-cell/>
          <table:table-cell office:value-type="string">
            <text:p><text:s/>ser o estar delicioso, ser o estar rica (la comida). Lit: ser o estar bueno para comer. </text:p>
          </table:table-cell>
          <table:table-cell office:value-type="string">
            <text:p>be.deliciou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airekomʉ</text:p>
          </table:table-cell>
          <table:table-cell office:value-type="string">
            <text:p>airekʰomɨ</text:p>
          </table:table-cell>
          <table:table-cell office:value-type="string">
            <text:p>[áírekʰomɨ]</text:p>
          </table:table-cell>
          <table:table-cell office:value-type="string">
            <text:p>envejecer.</text:p>
          </table:table-cell>
          <table:table-cell office:value-type="string">
            <text:p>get.ol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airo</text:p>
          </table:table-cell>
          <table:table-cell office:value-type="string">
            <text:p>airo</text:p>
          </table:table-cell>
          <table:table-cell office:value-type="string">
            <text:p>[áíro]</text:p>
          </table:table-cell>
          <table:table-cell office:value-type="string">
            <text:p>selva, jungla, monte, bosque</text:p>
          </table:table-cell>
          <table:table-cell office:value-type="string">
            <text:p>fore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iro jamuchai</text:p>
          </table:table-cell>
          <table:table-cell office:value-type="string">
            <text:p>airo hamudʒai</text:p>
          </table:table-cell>
          <table:table-cell/>
          <table:table-cell table:style-name="ce6" office:value-type="string">
            <text:p>lobo</text:p>
          </table:table-cell>
          <table:table-cell office:value-type="string">
            <text:p>wolf?</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airo pũji</text:p>
          </table:table-cell>
          <table:table-cell office:value-type="string">
            <text:p>airo pũhi</text:p>
          </table:table-cell>
          <table:table-cell office:value-type="string">
            <text:p>[áíro pũhi]</text:p>
          </table:table-cell>
          <table:table-cell table:style-name="ce6" office:value-type="string">
            <text:p>miel de abejas</text:p>
          </table:table-cell>
          <table:table-cell office:value-type="string">
            <text:p>hone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iro toañʉ</text:p>
          </table:table-cell>
          <table:table-cell office:value-type="string">
            <text:p>airo tʰoaɲɨ</text:p>
          </table:table-cell>
          <table:table-cell/>
          <table:table-cell office:value-type="string">
            <text:p><text:s/>especie de árbol caimo silvestre (Da fruta amarilla comestible.).</text:p>
          </table:table-cell>
          <table:table-cell office:value-type="string">
            <text:p>fruit.sp.tr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iro ʉcheñʉ</text:p>
          </table:table-cell>
          <table:table-cell office:value-type="string">
            <text:p>airo ɨdʒeɲɨ</text:p>
          </table:table-cell>
          <table:table-cell/>
          <table:table-cell office:value-type="string">
            <text:p><text:s/>árbol de caimarón silvestre.</text:p>
          </table:table-cell>
          <table:table-cell office:value-type="string">
            <text:p>fruit.sp.tr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isi'e siso raojʉ jo'e ãimʉ</text:p>
          </table:table-cell>
          <table:table-cell office:value-type="string">
            <text:p>ãisiʔe siso raohɨ hoʔe ãimɨ</text:p>
          </table:table-cell>
          <table:table-cell/>
          <table:table-cell table:style-name="ce6" office:value-type="string">
            <text:p>rumiar</text:p>
          </table:table-cell>
          <table:table-cell office:value-type="string">
            <text:p>??</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aiva'o</text:p>
          </table:table-cell>
          <table:table-cell office:value-type="string">
            <text:p>aiβaʔo</text:p>
          </table:table-cell>
          <table:table-cell office:value-type="string">
            <text:p>[áíβaʔo]</text:p>
          </table:table-cell>
          <table:table-cell table:style-name="ce6" office:value-type="string">
            <text:p>mujer vieja, anciana.</text:p>
          </table:table-cell>
          <table:table-cell office:value-type="string">
            <text:p>old.ANIM.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aiva'ʉ</text:p>
          </table:table-cell>
          <table:table-cell office:value-type="string">
            <text:p>aiβaʔɨ</text:p>
          </table:table-cell>
          <table:table-cell office:value-type="string">
            <text:p>[áíβaʔɨ]</text:p>
          </table:table-cell>
          <table:table-cell table:style-name="ce6" office:value-type="string">
            <text:p>hombre viejo, anciano</text:p>
          </table:table-cell>
          <table:table-cell office:value-type="string">
            <text:p>old.ANIM.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ãja</text:p>
          </table:table-cell>
          <table:table-cell office:value-type="string">
            <text:p>ãha</text:p>
          </table:table-cell>
          <table:table-cell/>
          <table:table-cell table:style-name="ce6" office:value-type="string">
            <text:p>bueno</text:p>
          </table:table-cell>
          <table:table-cell office:value-type="string">
            <text:p>INTERJ.approval</text:p>
          </table:table-cell>
          <table:table-cell table:number-columns-repeated="10"/>
          <table:table-cell office:value-type="string">
            <text:p>interj.</text:p>
          </table:table-cell>
          <table:table-cell table:number-columns-repeated="237"/>
        </table:table-row>
        <table:table-row table:style-name="ro2">
          <table:table-cell table:number-columns-repeated="3"/>
          <table:table-cell office:value-type="string">
            <text:p>ajñomʉ</text:p>
          </table:table-cell>
          <table:table-cell office:value-type="string">
            <text:p>añ̥omɨ</text:p>
          </table:table-cell>
          <table:table-cell/>
          <table:table-cell table:style-name="ce6" office:value-type="string">
            <text:p>dar de comer (a las aves),</text:p>
          </table:table-cell>
          <table:table-cell office:value-type="string">
            <text:p>feed.bird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ãka</text:p>
          </table:table-cell>
          <table:table-cell office:value-type="string">
            <text:p>ãkʰa</text:p>
          </table:table-cell>
          <table:table-cell/>
          <table:table-cell table:style-name="ce6" office:value-type="string">
            <text:p>especie de panguana, gallineta azul</text:p>
          </table:table-cell>
          <table:table-cell office:value-type="string">
            <text:p>bird.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ãkue aña</text:p>
          </table:table-cell>
          <table:table-cell office:value-type="string">
            <text:p>ãkʰue aɲa</text:p>
          </table:table-cell>
          <table:table-cell office:value-type="string">
            <text:p>[ã̃kʰué aɲa]</text:p>
          </table:table-cell>
          <table:table-cell table:style-name="ce6" office:value-type="string">
            <text:p>boa</text:p>
          </table:table-cell>
          <table:table-cell office:value-type="string">
            <text:p>snak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ãkue oko</text:p>
          </table:table-cell>
          <table:table-cell office:value-type="string">
            <text:p>ãkʰue okʰo</text:p>
          </table:table-cell>
          <table:table-cell office:value-type="string">
            <text:p>[ãkʰué okʰo]</text:p>
          </table:table-cell>
          <table:table-cell table:style-name="ce6" office:value-type="string">
            <text:p>sandías, patillas</text:p>
          </table:table-cell>
          <table:table-cell office:value-type="string">
            <text:p>melon.sp</text:p>
          </table:table-cell>
          <table:table-cell table:number-columns-repeated="10"/>
          <table:table-cell table:style-name="ce6" office:value-type="string">
            <text:p>s.in.gen.</text:p>
          </table:table-cell>
          <table:table-cell table:number-columns-repeated="237"/>
        </table:table-row>
        <table:table-row table:style-name="ro2">
          <table:table-cell table:number-columns-repeated="3"/>
          <table:table-cell office:value-type="string">
            <text:p>ãkue okopʉ</text:p>
          </table:table-cell>
          <table:table-cell office:value-type="string">
            <text:p>ãkʰue okʰopɨ</text:p>
          </table:table-cell>
          <table:table-cell office:value-type="string">
            <text:p>[ãkʰué okʰopɨ]</text:p>
          </table:table-cell>
          <table:table-cell table:style-name="ce6" office:value-type="string">
            <text:p>sandía, patilla</text:p>
          </table:table-cell>
          <table:table-cell office:value-type="string">
            <text:p>melon.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kuemʉ</text:p>
          </table:table-cell>
          <table:table-cell office:value-type="string">
            <text:p>ãkʰuemɨ</text:p>
          </table:table-cell>
          <table:table-cell office:value-type="string">
            <text:p>[ãkʰuémɨ]</text:p>
          </table:table-cell>
          <table:table-cell table:style-name="ce6" office:value-type="string">
            <text:p>3. tener relaciones sexuales.</text:p>
          </table:table-cell>
          <table:table-cell office:value-type="string">
            <text:p>have.sex</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ãkuemʉ</text:p>
          </table:table-cell>
          <table:table-cell office:value-type="string">
            <text:p>ãkʰuemɨ</text:p>
          </table:table-cell>
          <table:table-cell office:value-type="string">
            <text:p>[ãkʰuémɨ]</text:p>
          </table:table-cell>
          <table:table-cell table:style-name="ce6" office:value-type="string">
            <text:p>tragar (como hace la boa), comer (fruta blanda como banano). 2. caer en el anzuelo, engarzarse (un pez)</text:p>
          </table:table-cell>
          <table:table-cell office:value-type="string">
            <text:p>swallow</text:p>
          </table:table-cell>
          <table:table-cell table:number-columns-repeated="10"/>
          <table:table-cell table:style-name="ce6" office:value-type="string">
            <text:p>v.t.</text:p>
          </table:table-cell>
          <table:table-cell table:number-columns-repeated="237"/>
        </table:table-row>
        <table:table-row table:style-name="ro2">
          <table:table-cell table:number-columns-repeated="3"/>
          <table:table-cell office:value-type="string">
            <text:p>amigo cho'omʉ</text:p>
          </table:table-cell>
          <table:table-cell office:value-type="string">
            <text:p>amigo dʒoʔomɨ</text:p>
          </table:table-cell>
          <table:table-cell/>
          <table:table-cell table:style-name="ce6" office:value-type="string">
            <text:p>ser amigos. Lit: hacer amigos.</text:p>
          </table:table-cell>
          <table:table-cell office:value-type="string">
            <text:p>make.friends</text:p>
          </table:table-cell>
          <table:table-cell table:number-columns-repeated="4"/>
          <table:table-cell office:value-type="string">
            <text:p>Spanish</text:p>
          </table:table-cell>
          <table:table-cell table:number-columns-repeated="5"/>
          <table:table-cell table:style-name="ce6" office:value-type="string">
            <text:p>v.i.</text:p>
          </table:table-cell>
          <table:table-cell table:number-columns-repeated="237"/>
        </table:table-row>
        <table:table-row table:style-name="ro2">
          <table:table-cell table:number-columns-repeated="3"/>
          <table:table-cell office:value-type="string">
            <text:p>añasia toaa</text:p>
          </table:table-cell>
          <table:table-cell office:value-type="string">
            <text:p>aɲasia tʰoaa</text:p>
          </table:table-cell>
          <table:table-cell/>
          <table:table-cell office:value-type="string">
            <text:p>fruta de caimo silvestre</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ñasia toañʉ</text:p>
          </table:table-cell>
          <table:table-cell office:value-type="string">
            <text:p>aɲasia tʰoaɲɨ</text:p>
          </table:table-cell>
          <table:table-cell office:value-type="string">
            <text:p>[áɲásia toaɲɨ]</text:p>
          </table:table-cell>
          <table:table-cell table:style-name="ce6" office:value-type="string">
            <text:p>árbol de caimo silvestre (Da fruto pequeño y comestible de color amarillo.).</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ñasiañʉ</text:p>
          </table:table-cell>
          <table:table-cell office:value-type="string">
            <text:p>aɲasiaɲɨ</text:p>
          </table:table-cell>
          <table:table-cell/>
          <table:table-cell table:style-name="ce6" office:value-type="string">
            <text:p>mata de lulo (Es de tamaño pequeño.)</text:p>
          </table:table-cell>
          <table:table-cell office:value-type="string">
            <text:p>fruit.sp.sprou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ngel</text:p>
          </table:table-cell>
          <table:table-cell office:value-type="string">
            <text:p>ángel</text:p>
          </table:table-cell>
          <table:table-cell/>
          <table:table-cell office:value-type="string">
            <text:p><text:s/>ángel</text:p>
          </table:table-cell>
          <table:table-cell office:value-type="string">
            <text:p>angel</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anillocava</text:p>
          </table:table-cell>
          <table:table-cell office:value-type="string">
            <text:p>anillokaβa</text:p>
          </table:table-cell>
          <table:table-cell/>
          <table:table-cell table:style-name="ce13" office:value-type="string">
            <text:p>anillo</text:p>
          </table:table-cell>
          <table:table-cell office:value-type="string">
            <text:p>ring</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año tĩ'aumucuse</text:p>
          </table:table-cell>
          <table:table-cell office:value-type="string">
            <text:p>aɲo tʰĩʔaumukuse</text:p>
          </table:table-cell>
          <table:table-cell/>
          <table:table-cell office:value-type="string">
            <text:p>primer día del año. Lit: día en que llega el año nuevo.</text:p>
          </table:table-cell>
          <table:table-cell office:value-type="string">
            <text:p>first.day.of.yea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peape</text:p>
          </table:table-cell>
          <table:table-cell office:value-type="string">
            <text:p>apeape</text:p>
          </table:table-cell>
          <table:table-cell/>
          <table:table-cell table:style-name="ce6" office:value-type="string">
            <text:p><text:s/>rápidamente, ligeramente, desordenadamente.</text:p>
          </table:table-cell>
          <table:table-cell office:value-type="string">
            <text:p>quickly</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apecaã</text:p>
          </table:table-cell>
          <table:table-cell office:value-type="string">
            <text:p>apekaã</text:p>
          </table:table-cell>
          <table:table-cell office:value-type="string">
            <text:p>[ápekaã]</text:p>
          </table:table-cell>
          <table:table-cell table:style-name="ce6" office:value-type="string">
            <text:p>dados, bolitas, canicas.</text:p>
          </table:table-cell>
          <table:table-cell office:value-type="string">
            <text:p>small.pieces</text:p>
          </table:table-cell>
          <table:table-cell table:number-columns-repeated="10"/>
          <table:table-cell office:value-type="string">
            <text:p>s.in.pl.</text:p>
          </table:table-cell>
          <table:table-cell table:number-columns-repeated="237"/>
        </table:table-row>
        <table:table-row table:style-name="ro2">
          <table:table-cell table:number-columns-repeated="3"/>
          <table:table-cell office:value-type="string">
            <text:p>apecha'jimʉ</text:p>
          </table:table-cell>
          <table:table-cell office:value-type="string">
            <text:p>apedʒaʔhimɨ</text:p>
          </table:table-cell>
          <table:table-cell/>
          <table:table-cell table:style-name="ce6" office:value-type="string">
            <text:p>estar pintón (a punto de madurar).</text:p>
          </table:table-cell>
          <table:table-cell office:value-type="string">
            <text:p>be.almost.rip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apecheja</text:p>
          </table:table-cell>
          <table:table-cell office:value-type="string">
            <text:p>apedʒeha</text:p>
          </table:table-cell>
          <table:table-cell office:value-type="string">
            <text:p>[ápedʒéha]</text:p>
          </table:table-cell>
          <table:table-cell table:style-name="ce6" office:value-type="string">
            <text:p><text:s/>cancha, patio de recreo</text:p>
          </table:table-cell>
          <table:table-cell office:value-type="string">
            <text:p>athletic.fiel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pejʉ'e</text:p>
          </table:table-cell>
          <table:table-cell office:value-type="string">
            <text:p>apehɨʔe</text:p>
          </table:table-cell>
          <table:table-cell/>
          <table:table-cell office:value-type="string">
            <text:p>raqueta de tenis</text:p>
          </table:table-cell>
          <table:table-cell office:value-type="string">
            <text:p>tennis.racke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peko</text:p>
          </table:table-cell>
          <table:table-cell office:value-type="string">
            <text:p>apekʰo</text:p>
          </table:table-cell>
          <table:table-cell office:value-type="string">
            <text:p>[ápekʰo]</text:p>
          </table:table-cell>
          <table:table-cell table:style-name="ce6" office:value-type="string">
            <text:p>jugadora</text:p>
          </table:table-cell>
          <table:table-cell office:value-type="string">
            <text:p>play.NMLZ.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apekʉ</text:p>
          </table:table-cell>
          <table:table-cell office:value-type="string">
            <text:p>apekʰɨ</text:p>
          </table:table-cell>
          <table:table-cell office:value-type="string">
            <text:p>[ápekʰɨ]</text:p>
          </table:table-cell>
          <table:table-cell table:style-name="ce6" office:value-type="string">
            <text:p>jugador</text:p>
          </table:table-cell>
          <table:table-cell office:value-type="string">
            <text:p>play.NMLZ.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apemʉ</text:p>
          </table:table-cell>
          <table:table-cell office:value-type="string">
            <text:p>apemɨ</text:p>
          </table:table-cell>
          <table:table-cell office:value-type="string">
            <text:p>[ápemɨ]</text:p>
          </table:table-cell>
          <table:table-cell office:value-type="string">
            <text:p><text:s/>jugar</text:p>
          </table:table-cell>
          <table:table-cell office:value-type="string">
            <text:p>pla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apeñatato</text:p>
          </table:table-cell>
          <table:table-cell office:value-type="string">
            <text:p>apeɲatʰatʰo</text:p>
          </table:table-cell>
          <table:table-cell/>
          <table:table-cell office:value-type="string">
            <text:p>madrugada</text:p>
          </table:table-cell>
          <table:table-cell office:value-type="string">
            <text:p>early.mornin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pepʉ</text:p>
          </table:table-cell>
          <table:table-cell office:value-type="string">
            <text:p>apepɨ</text:p>
          </table:table-cell>
          <table:table-cell office:value-type="string">
            <text:p>[ápepɨ]</text:p>
          </table:table-cell>
          <table:table-cell office:value-type="string">
            <text:p>balón, pelota</text:p>
          </table:table-cell>
          <table:table-cell office:value-type="string">
            <text:p>soccer.bal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peraripʉ</text:p>
          </table:table-cell>
          <table:table-cell office:value-type="string">
            <text:p>aperaripɨ</text:p>
          </table:table-cell>
          <table:table-cell/>
          <table:table-cell office:value-type="string">
            <text:p>cancha, patio de recreo</text:p>
          </table:table-cell>
          <table:table-cell office:value-type="string">
            <text:p>athletic.fiel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perepa</text:p>
          </table:table-cell>
          <table:table-cell office:value-type="string">
            <text:p>aperepa</text:p>
          </table:table-cell>
          <table:table-cell office:value-type="string">
            <text:p>[apérepa]</text:p>
          </table:table-cell>
          <table:table-cell office:value-type="string">
            <text:p>punto de comenzar</text:p>
          </table:table-cell>
          <table:table-cell office:value-type="string">
            <text:p>about.to.start</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apereparʉmʉ</text:p>
          </table:table-cell>
          <table:table-cell office:value-type="string">
            <text:p>apereparɨmɨ</text:p>
          </table:table-cell>
          <table:table-cell office:value-type="string">
            <text:p>[apéreparɨmɨ]</text:p>
          </table:table-cell>
          <table:table-cell table:style-name="ce6" office:value-type="string">
            <text:p>anteriormente, primeramente, en el principio, hace mucho tiempo.</text:p>
          </table:table-cell>
          <table:table-cell office:value-type="string">
            <text:p>earlier</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aperʉmʉ</text:p>
          </table:table-cell>
          <table:table-cell office:value-type="string">
            <text:p>aperɨmɨ</text:p>
          </table:table-cell>
          <table:table-cell office:value-type="string">
            <text:p>[apérɨmɨ]</text:p>
          </table:table-cell>
          <table:table-cell table:style-name="ce6" office:value-type="string">
            <text:p>antes, primero</text:p>
          </table:table-cell>
          <table:table-cell office:value-type="string">
            <text:p>early.tim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arina</text:p>
          </table:table-cell>
          <table:table-cell office:value-type="string">
            <text:p>arina</text:p>
          </table:table-cell>
          <table:table-cell/>
          <table:table-cell table:style-name="ce6" office:value-type="string">
            <text:p>harina</text:p>
          </table:table-cell>
          <table:table-cell office:value-type="string">
            <text:p>flour</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aro</text:p>
          </table:table-cell>
          <table:table-cell office:value-type="string">
            <text:p>aro</text:p>
          </table:table-cell>
          <table:table-cell office:value-type="string">
            <text:p>[aró]</text:p>
          </table:table-cell>
          <table:table-cell table:style-name="ce6" office:value-type="string">
            <text:p>arroz</text:p>
          </table:table-cell>
          <table:table-cell office:value-type="string">
            <text:p>rice</text:p>
          </table:table-cell>
          <table:table-cell table:number-columns-repeated="4"/>
          <table:table-cell office:value-type="string">
            <text:p>Spanish</text:p>
          </table:table-cell>
          <table:table-cell table:number-columns-repeated="5"/>
          <table:table-cell office:value-type="string">
            <text:p>s.in.gen.</text:p>
          </table:table-cell>
          <table:table-cell table:number-columns-repeated="237"/>
        </table:table-row>
        <table:table-row table:style-name="ro2">
          <table:table-cell table:number-columns-repeated="3"/>
          <table:table-cell office:value-type="string">
            <text:p>aro pĩ'a</text:p>
          </table:table-cell>
          <table:table-cell office:value-type="string">
            <text:p>aro pĩʔa</text:p>
          </table:table-cell>
          <table:table-cell/>
          <table:table-cell table:style-name="ce6" office:value-type="string">
            <text:p>especie de pájaro arrocero (Es pequeño y de color negro. Vive donde hay cultivo de arroz y se alimenta con los granos.).</text:p>
          </table:table-cell>
          <table:table-cell office:value-type="string">
            <text:p>bird.sp</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aro sʉovʉ</text:p>
          </table:table-cell>
          <table:table-cell office:value-type="string">
            <text:p>aro sɨoβɨ</text:p>
          </table:table-cell>
          <table:table-cell/>
          <table:table-cell table:style-name="ce6" office:value-type="string">
            <text:p>tamo de arroz.</text:p>
          </table:table-cell>
          <table:table-cell office:value-type="string">
            <text:p>rice.plant.par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aroa</text:p>
          </table:table-cell>
          <table:table-cell office:value-type="string">
            <text:p>aroa</text:p>
          </table:table-cell>
          <table:table-cell office:value-type="string">
            <text:p>[aróa]</text:p>
          </table:table-cell>
          <table:table-cell table:style-name="ce6" office:value-type="string">
            <text:p>grano de arroz.</text:p>
          </table:table-cell>
          <table:table-cell office:value-type="string">
            <text:p>rice.plant.par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arokoro</text:p>
          </table:table-cell>
          <table:table-cell office:value-type="string">
            <text:p>arokʰoro</text:p>
          </table:table-cell>
          <table:table-cell/>
          <table:table-cell office:value-type="string">
            <text:p>cáscaras de arroz, tamos de arroz</text:p>
          </table:table-cell>
          <table:table-cell office:value-type="string">
            <text:p>rice.plant.par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arokorovʉ</text:p>
          </table:table-cell>
          <table:table-cell office:value-type="string">
            <text:p>arokʰoroβɨ</text:p>
          </table:table-cell>
          <table:table-cell office:value-type="string">
            <text:p>[arókʰoroβɨ]</text:p>
          </table:table-cell>
          <table:table-cell table:style-name="ce6" office:value-type="string">
            <text:p>cáscara de arroz.</text:p>
          </table:table-cell>
          <table:table-cell office:value-type="string">
            <text:p>rice.plant.par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aroñʉ</text:p>
          </table:table-cell>
          <table:table-cell office:value-type="string">
            <text:p>aroɲɨ</text:p>
          </table:table-cell>
          <table:table-cell office:value-type="string">
            <text:p>[ároɲɨ]</text:p>
          </table:table-cell>
          <table:table-cell table:style-name="ce6" office:value-type="string">
            <text:p>mata de arroz.</text:p>
          </table:table-cell>
          <table:table-cell office:value-type="string">
            <text:p>rice.plant.par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arpavʉ</text:p>
          </table:table-cell>
          <table:table-cell office:value-type="string">
            <text:p>arpaβɨ</text:p>
          </table:table-cell>
          <table:table-cell/>
          <table:table-cell office:value-type="string">
            <text:p>arpa (Es un instrumento de cuerdas.).</text:p>
          </table:table-cell>
          <table:table-cell office:value-type="string">
            <text:p>string.instrumen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asamasimʉ</text:p>
          </table:table-cell>
          <table:table-cell office:value-type="string">
            <text:p>asamasimɨ</text:p>
          </table:table-cell>
          <table:table-cell office:value-type="string">
            <text:p>[asámasimɨ]</text:p>
          </table:table-cell>
          <table:table-cell office:value-type="string">
            <text:p>entender, comprender, saber escuchar. Lit: oir y saber.</text:p>
          </table:table-cell>
          <table:table-cell office:value-type="string">
            <text:p>understand</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asamʉ</text:p>
          </table:table-cell>
          <table:table-cell office:value-type="string">
            <text:p>asamɨ</text:p>
          </table:table-cell>
          <table:table-cell office:value-type="string">
            <text:p>[asámɨ]</text:p>
          </table:table-cell>
          <table:table-cell table:style-name="ce6" office:value-type="string">
            <text:p>oir, escuchar; 2. entender, comprender. 3. hacer caso</text:p>
          </table:table-cell>
          <table:table-cell office:value-type="string">
            <text:p>hea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asavesʉmʉ</text:p>
          </table:table-cell>
          <table:table-cell office:value-type="string">
            <text:p>asaβesɨmɨ</text:p>
          </table:table-cell>
          <table:table-cell office:value-type="string">
            <text:p>[asáβesɨmɨ]</text:p>
          </table:table-cell>
          <table:table-cell office:value-type="string">
            <text:p>no entender, no comprender. Lit: oir y no saber.</text:p>
          </table:table-cell>
          <table:table-cell office:value-type="string">
            <text:p>not.understand</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asi</text:p>
          </table:table-cell>
          <table:table-cell office:value-type="string">
            <text:p>asi</text:p>
          </table:table-cell>
          <table:table-cell/>
          <table:table-cell table:style-name="ce6" office:value-type="string">
            <text:p>heridas, lesiones.</text:p>
          </table:table-cell>
          <table:table-cell office:value-type="string">
            <text:p>wound.N</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asi cho'omʉ</text:p>
          </table:table-cell>
          <table:table-cell office:value-type="string">
            <text:p>asi dʒoʔomɨ</text:p>
          </table:table-cell>
          <table:table-cell office:value-type="string">
            <text:p>[ási dʒoʔomɨ]</text:p>
          </table:table-cell>
          <table:table-cell table:style-name="ce6" office:value-type="string">
            <text:p>lastimarse</text:p>
          </table:table-cell>
          <table:table-cell office:value-type="string">
            <text:p>get.hur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asi cho'omʉ</text:p>
          </table:table-cell>
          <table:table-cell office:value-type="string">
            <text:p>asi dʒoʔomɨ</text:p>
          </table:table-cell>
          <table:table-cell/>
          <table:table-cell office:value-type="string">
            <text:p>lastimar, herir</text:p>
          </table:table-cell>
          <table:table-cell office:value-type="string">
            <text:p>hurt.VT</text:p>
          </table:table-cell>
          <table:table-cell table:number-columns-repeated="10"/>
          <table:table-cell table:style-name="ce6" office:value-type="string">
            <text:p>v.t.</text:p>
          </table:table-cell>
          <table:table-cell table:number-columns-repeated="237"/>
        </table:table-row>
        <table:table-row table:style-name="ro2">
          <table:table-cell table:number-columns-repeated="3"/>
          <table:table-cell office:value-type="string">
            <text:p>asi je'nañe</text:p>
          </table:table-cell>
          <table:table-cell office:value-type="string">
            <text:p>asi heʔnaɲe</text:p>
          </table:table-cell>
          <table:table-cell office:value-type="string">
            <text:p>[ási heʔnaɲe]</text:p>
          </table:table-cell>
          <table:table-cell office:value-type="string">
            <text:p>curita, venda, gasa, esparadrapo.</text:p>
          </table:table-cell>
          <table:table-cell office:value-type="string">
            <text:p>wound.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si pia</text:p>
          </table:table-cell>
          <table:table-cell office:value-type="string">
            <text:p>asi pia</text:p>
          </table:table-cell>
          <table:table-cell/>
          <table:table-cell table:style-name="ce6" office:value-type="string">
            <text:p><text:s/>especie de ají (Es muy picante.)</text:p>
          </table:table-cell>
          <table:table-cell office:value-type="string">
            <text:p>chili.pepper.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siche</text:p>
          </table:table-cell>
          <table:table-cell office:value-type="string">
            <text:p>asidʒe</text:p>
          </table:table-cell>
          <table:table-cell/>
          <table:table-cell office:value-type="string">
            <text:p>dolor</text:p>
          </table:table-cell>
          <table:table-cell office:value-type="string">
            <text:p>pain.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simaka</text:p>
          </table:table-cell>
          <table:table-cell office:value-type="string">
            <text:p>asimakʰa</text:p>
          </table:table-cell>
          <table:table-cell office:value-type="string">
            <text:p>[ásimakʰa]</text:p>
          </table:table-cell>
          <table:table-cell office:value-type="string">
            <text:p>herida, lesión</text:p>
          </table:table-cell>
          <table:table-cell office:value-type="string">
            <text:p>wound.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simʉ</text:p>
          </table:table-cell>
          <table:table-cell office:value-type="string">
            <text:p>asimɨ</text:p>
          </table:table-cell>
          <table:table-cell office:value-type="string">
            <text:p>[ásimɨ]</text:p>
          </table:table-cell>
          <table:table-cell office:value-type="string">
            <text:p>doler</text:p>
          </table:table-cell>
          <table:table-cell office:value-type="string">
            <text:p>feel.pain</text:p>
          </table:table-cell>
          <table:table-cell table:number-columns-repeated="10"/>
          <table:table-cell office:value-type="string">
            <text:p>v.imp.</text:p>
          </table:table-cell>
          <table:table-cell table:number-columns-repeated="237"/>
        </table:table-row>
        <table:table-row table:style-name="ro2">
          <table:table-cell table:number-columns-repeated="3"/>
          <table:table-cell office:value-type="string">
            <text:p>asipi ja'ju va'kamʉ</text:p>
          </table:table-cell>
          <table:table-cell office:value-type="string">
            <text:p>asipi haʔhu βaʔkʰamɨ</text:p>
          </table:table-cell>
          <table:table-cell/>
          <table:table-cell table:style-name="ce6" office:value-type="string">
            <text:p>formar y descarachar o descascarar (costra). Lit: (una) herida se sana y se pela.</text:p>
          </table:table-cell>
          <table:table-cell office:value-type="string">
            <text:p>scab.fall.off</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asire're</text:p>
          </table:table-cell>
          <table:table-cell office:value-type="string">
            <text:p>asireʔre</text:p>
          </table:table-cell>
          <table:table-cell office:value-type="string">
            <text:p>[ásireʔre]</text:p>
          </table:table-cell>
          <table:table-cell table:style-name="ce15" office:value-type="string">
            <text:p>costras.</text:p>
          </table:table-cell>
          <table:table-cell office:value-type="string">
            <text:p>scab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asire'reva</text:p>
          </table:table-cell>
          <table:table-cell office:value-type="string">
            <text:p>asireʔreβa</text:p>
          </table:table-cell>
          <table:table-cell office:value-type="string">
            <text:p>[ásireʔreβa]</text:p>
          </table:table-cell>
          <table:table-cell office:value-type="string">
            <text:p>costra</text:p>
          </table:table-cell>
          <table:table-cell office:value-type="string">
            <text:p>scab</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soche</text:p>
          </table:table-cell>
          <table:table-cell office:value-type="string">
            <text:p>asodʒe</text:p>
          </table:table-cell>
          <table:table-cell/>
          <table:table-cell table:style-name="ce6" office:value-type="string">
            <text:p>sonido, ruid</text:p>
          </table:table-cell>
          <table:table-cell office:value-type="string">
            <text:p>nois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somʉ</text:p>
          </table:table-cell>
          <table:table-cell office:value-type="string">
            <text:p>asomɨ</text:p>
          </table:table-cell>
          <table:table-cell office:value-type="string">
            <text:p>[asómɨ]</text:p>
          </table:table-cell>
          <table:table-cell table:style-name="ce6" office:value-type="string">
            <text:p>hacer oir, sonar.</text:p>
          </table:table-cell>
          <table:table-cell office:value-type="string">
            <text:p>make.hear</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asu cacʉomʉ</text:p>
          </table:table-cell>
          <table:table-cell office:value-type="string">
            <text:p>asu kakɨomɨ</text:p>
          </table:table-cell>
          <table:table-cell/>
          <table:table-cell table:style-name="ce6" office:value-type="string">
            <text:p>calentar</text:p>
          </table:table-cell>
          <table:table-cell office:value-type="string">
            <text:p>make.ho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asu chueemʉ</text:p>
          </table:table-cell>
          <table:table-cell office:value-type="string">
            <text:p>asu dʒueemɨ</text:p>
          </table:table-cell>
          <table:table-cell/>
          <table:table-cell table:style-name="ce6" office:value-type="string">
            <text:p>entrar (el rayo de sol en la casa).</text:p>
          </table:table-cell>
          <table:table-cell office:value-type="string">
            <text:p>shine.light.in.house.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asu chʉvomʉ</text:p>
          </table:table-cell>
          <table:table-cell office:value-type="string">
            <text:p>asu dʒɨβomɨ</text:p>
          </table:table-cell>
          <table:table-cell/>
          <table:table-cell table:style-name="ce6" office:value-type="string">
            <text:p><text:s/>entrar (el rayo del sol en la casa; calentarse</text:p>
          </table:table-cell>
          <table:table-cell office:value-type="string">
            <text:p>shine.light.in.house.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asuca</text:p>
          </table:table-cell>
          <table:table-cell office:value-type="string">
            <text:p>asuka</text:p>
          </table:table-cell>
          <table:table-cell office:value-type="string">
            <text:p>[asúka]</text:p>
          </table:table-cell>
          <table:table-cell table:style-name="ce6" office:value-type="string">
            <text:p>azúcar</text:p>
          </table:table-cell>
          <table:table-cell office:value-type="string">
            <text:p>sugar</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asuche</text:p>
          </table:table-cell>
          <table:table-cell office:value-type="string">
            <text:p>asudʒe</text:p>
          </table:table-cell>
          <table:table-cell/>
          <table:table-cell table:style-name="ce6" office:value-type="string">
            <text:p>calor</text:p>
          </table:table-cell>
          <table:table-cell office:value-type="string">
            <text:p>hea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sumʉ</text:p>
          </table:table-cell>
          <table:table-cell office:value-type="string">
            <text:p>asumɨ</text:p>
          </table:table-cell>
          <table:table-cell office:value-type="string">
            <text:p>[asúmɨ]</text:p>
          </table:table-cell>
          <table:table-cell table:style-name="ce6" office:value-type="string">
            <text:p>hacer calor, tener calor</text:p>
          </table:table-cell>
          <table:table-cell office:value-type="string">
            <text:p>make.hot</text:p>
          </table:table-cell>
          <table:table-cell table:number-columns-repeated="10"/>
          <table:table-cell office:value-type="string">
            <text:p>v.imp.</text:p>
          </table:table-cell>
          <table:table-cell table:number-columns-repeated="237"/>
        </table:table-row>
        <table:table-row table:style-name="ro2">
          <table:table-cell table:number-columns-repeated="3"/>
          <table:table-cell office:value-type="string">
            <text:p>asurekocho</text:p>
          </table:table-cell>
          <table:table-cell office:value-type="string">
            <text:p>asurekʰodʒo</text:p>
          </table:table-cell>
          <table:table-cell office:value-type="string">
            <text:p>[asúrekʰodʒo]</text:p>
          </table:table-cell>
          <table:table-cell office:value-type="string">
            <text:p>bravo, enojado</text:p>
          </table:table-cell>
          <table:table-cell office:value-type="string">
            <text:p>angr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u</text:p>
          </table:table-cell>
          <table:table-cell office:value-type="string">
            <text:p>ãu</text:p>
          </table:table-cell>
          <table:table-cell/>
          <table:table-cell table:style-name="ce6" office:value-type="string">
            <text:p>comida, alimento; yuca brava; yuca dulce; casabe</text:p>
          </table:table-cell>
          <table:table-cell office:value-type="string">
            <text:p>manioc</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u ãijʉna cajejaisi'e</text:p>
          </table:table-cell>
          <table:table-cell office:value-type="string">
            <text:p>ãu ãihɨna kahehaisiʔe</text:p>
          </table:table-cell>
          <table:table-cell/>
          <table:table-cell table:style-name="ce6" office:value-type="string">
            <text:p>desperdicios, desechos, basura (de comida).</text:p>
          </table:table-cell>
          <table:table-cell office:value-type="string">
            <text:p>food.scrap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u ãisi'e chĩ'ka</text:p>
          </table:table-cell>
          <table:table-cell office:value-type="string">
            <text:p>ãu ãisiʔe dʒĩʔkʰa</text:p>
          </table:table-cell>
          <table:table-cell/>
          <table:table-cell table:style-name="ce6" office:value-type="string">
            <text:p>desperdicios, desechos, basura (de comida).</text:p>
          </table:table-cell>
          <table:table-cell office:value-type="string">
            <text:p>food.scrap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u chʉcʉrʉmʉ</text:p>
          </table:table-cell>
          <table:table-cell office:value-type="string">
            <text:p>ãu dʒɨkɨrɨmɨ</text:p>
          </table:table-cell>
          <table:table-cell/>
          <table:table-cell table:style-name="ce6" office:value-type="string">
            <text:p><text:s/>tiempo de cosecha.</text:p>
          </table:table-cell>
          <table:table-cell office:value-type="string">
            <text:p>harvest.tim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u cono</text:p>
          </table:table-cell>
          <table:table-cell office:value-type="string">
            <text:p>ãu kono</text:p>
          </table:table-cell>
          <table:table-cell/>
          <table:table-cell table:style-name="ce6" office:value-type="string">
            <text:p>chicha de casabe, bebida (hecha de casabe; es mezclada con agua y panela y cocida).</text:p>
          </table:table-cell>
          <table:table-cell office:value-type="string">
            <text:p>manioc.be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u kʉ̃irʉmʉ</text:p>
          </table:table-cell>
          <table:table-cell office:value-type="string">
            <text:p>ãu kʰɨ̃irɨmɨ</text:p>
          </table:table-cell>
          <table:table-cell/>
          <table:table-cell table:style-name="ce6" office:value-type="string">
            <text:p><text:s/>tiempo de cosecha.</text:p>
          </table:table-cell>
          <table:table-cell office:value-type="string">
            <text:p>harvest.tim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u mʉosomʉ</text:p>
          </table:table-cell>
          <table:table-cell office:value-type="string">
            <text:p>ãu mɨosomɨ</text:p>
          </table:table-cell>
          <table:table-cell/>
          <table:table-cell table:style-name="ce6" office:value-type="string">
            <text:p>atorar, subirse (la comida por la nariz)</text:p>
          </table:table-cell>
          <table:table-cell office:value-type="string">
            <text:p>choke.on.food</text:p>
          </table:table-cell>
          <table:table-cell table:number-columns-repeated="10"/>
          <table:table-cell office:value-type="string">
            <text:p>v.imp.</text:p>
          </table:table-cell>
          <table:table-cell table:number-columns-repeated="237"/>
        </table:table-row>
        <table:table-row table:style-name="ro2">
          <table:table-cell table:number-columns-repeated="3"/>
          <table:table-cell office:value-type="string">
            <text:p>ãu pĩsimu</text:p>
          </table:table-cell>
          <table:table-cell office:value-type="string">
            <text:p>ãu pĩsimu</text:p>
          </table:table-cell>
          <table:table-cell/>
          <table:table-cell table:style-name="ce6" office:value-type="string">
            <text:p><text:s/>especie de bejuco medicinal (Contiene agua y sirve para tomar cuando uno tenga sed. También sirve como remedio para diarrea.).</text:p>
          </table:table-cell>
          <table:table-cell office:value-type="string">
            <text:p>lian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u rʉ̃o pinisomʉ</text:p>
          </table:table-cell>
          <table:table-cell office:value-type="string">
            <text:p>ãu rɨ̃o pinisomɨ</text:p>
          </table:table-cell>
          <table:table-cell/>
          <table:table-cell table:style-name="ce6" office:value-type="string">
            <text:p>atragantarse.</text:p>
          </table:table-cell>
          <table:table-cell office:value-type="string">
            <text:p>choke.on.food</text:p>
          </table:table-cell>
          <table:table-cell table:number-columns-repeated="10"/>
          <table:table-cell office:value-type="string">
            <text:p>v.imp.</text:p>
          </table:table-cell>
          <table:table-cell table:number-columns-repeated="237"/>
        </table:table-row>
        <table:table-row table:style-name="ro2">
          <table:table-cell table:number-columns-repeated="3"/>
          <table:table-cell office:value-type="string">
            <text:p>ãu rʉ̃okorovʉ</text:p>
          </table:table-cell>
          <table:table-cell office:value-type="string">
            <text:p>ãu rɨ̃okʰoroβɨ</text:p>
          </table:table-cell>
          <table:table-cell/>
          <table:table-cell table:style-name="ce6" office:value-type="string">
            <text:p>esófago</text:p>
          </table:table-cell>
          <table:table-cell office:value-type="string">
            <text:p>throa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u sẽjosi'e</text:p>
          </table:table-cell>
          <table:table-cell office:value-type="string">
            <text:p>ãu sẽhosiʔe</text:p>
          </table:table-cell>
          <table:table-cell/>
          <table:table-cell table:style-name="ce6" office:value-type="string">
            <text:p>desperdicios, desechos, basura (de comida). Lit: comida que fue botada. </text:p>
          </table:table-cell>
          <table:table-cell office:value-type="string">
            <text:p>food.scrap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u tãcheja</text:p>
          </table:table-cell>
          <table:table-cell office:value-type="string">
            <text:p>ãu tʰãdʒeha</text:p>
          </table:table-cell>
          <table:table-cell/>
          <table:table-cell table:style-name="ce6" office:value-type="string">
            <text:p>sembrado, chagra, finca.</text:p>
          </table:table-cell>
          <table:table-cell office:value-type="string">
            <text:p>gard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u tevamʉ</text:p>
          </table:table-cell>
          <table:table-cell office:value-type="string">
            <text:p>ãu tʰeβamɨ</text:p>
          </table:table-cell>
          <table:table-cell/>
          <table:table-cell office:value-type="string">
            <text:p><text:s/>atragantarse.</text:p>
          </table:table-cell>
          <table:table-cell office:value-type="string">
            <text:p>choke.on.food</text:p>
          </table:table-cell>
          <table:table-cell table:number-columns-repeated="10"/>
          <table:table-cell office:value-type="string">
            <text:p>v.imp.</text:p>
          </table:table-cell>
          <table:table-cell table:number-columns-repeated="237"/>
        </table:table-row>
        <table:table-row table:style-name="ro2">
          <table:table-cell table:number-columns-repeated="3"/>
          <table:table-cell office:value-type="string">
            <text:p>ãu toapʉ</text:p>
          </table:table-cell>
          <table:table-cell office:value-type="string">
            <text:p>ãu tʰoapɨ</text:p>
          </table:table-cell>
          <table:table-cell/>
          <table:table-cell table:style-name="ce6" office:value-type="string">
            <text:p>piedra (para moler).</text:p>
          </table:table-cell>
          <table:table-cell office:value-type="string">
            <text:p>grindston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u ʉ̃sea</text:p>
          </table:table-cell>
          <table:table-cell office:value-type="string">
            <text:p>ãu ɨ̃sea</text:p>
          </table:table-cell>
          <table:table-cell/>
          <table:table-cell table:style-name="ce6" office:value-type="string">
            <text:p>especie de semilla (Se usa para hacer collares; es de color café con negro o blanco.)</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ucuhamʉ</text:p>
          </table:table-cell>
          <table:table-cell office:value-type="string">
            <text:p>ãukuhamɨ</text:p>
          </table:table-cell>
          <table:table-cell/>
          <table:table-cell table:style-name="ce6" office:value-type="string">
            <text:p><text:s/>tener hambre. Lit: la comida (me) alivia. </text:p>
          </table:table-cell>
          <table:table-cell office:value-type="string">
            <text:p>feel.hungry</text:p>
          </table:table-cell>
          <table:table-cell table:number-columns-repeated="10"/>
          <table:table-cell office:value-type="string">
            <text:p>v.imp.</text:p>
          </table:table-cell>
          <table:table-cell table:number-columns-repeated="237"/>
        </table:table-row>
        <table:table-row table:style-name="ro2">
          <table:table-cell table:number-columns-repeated="3"/>
          <table:table-cell office:value-type="string">
            <text:p>ãucʉna</text:p>
          </table:table-cell>
          <table:table-cell office:value-type="string">
            <text:p>ãukɨna</text:p>
          </table:table-cell>
          <table:table-cell/>
          <table:table-cell table:style-name="ce6" office:value-type="string">
            <text:p>especie de polvo (Es blanco y hecho de una roca y se usa para enrollar cuerda de cumare.), tiza.</text:p>
          </table:table-cell>
          <table:table-cell office:value-type="string">
            <text:p>stone.du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uku</text:p>
          </table:table-cell>
          <table:table-cell office:value-type="string">
            <text:p>ãukʰu</text:p>
          </table:table-cell>
          <table:table-cell/>
          <table:table-cell table:style-name="ce6" office:value-type="string">
            <text:p>buitre (Es grande y de color negro y blanco.).</text:p>
          </table:table-cell>
          <table:table-cell office:value-type="string">
            <text:p>vultur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ãumʉ</text:p>
          </table:table-cell>
          <table:table-cell office:value-type="string">
            <text:p>ãumɨ</text:p>
          </table:table-cell>
          <table:table-cell office:value-type="string">
            <text:p>[ã́úmɨ]</text:p>
          </table:table-cell>
          <table:table-cell office:value-type="string">
            <text:p>dar de comer, alimentar.</text:p>
          </table:table-cell>
          <table:table-cell office:value-type="string">
            <text:p>feed</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ãumʉ</text:p>
          </table:table-cell>
          <table:table-cell office:value-type="string">
            <text:p>ãumɨ</text:p>
          </table:table-cell>
          <table:table-cell office:value-type="string">
            <text:p>[ã́úmɨ]</text:p>
          </table:table-cell>
          <table:table-cell office:value-type="string">
            <text:p><text:s/>moler (con un molino).</text:p>
          </table:table-cell>
          <table:table-cell office:value-type="string">
            <text:p>grind.with.pestl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ãupupuri</text:p>
          </table:table-cell>
          <table:table-cell office:value-type="string">
            <text:p>ãupupuri</text:p>
          </table:table-cell>
          <table:table-cell/>
          <table:table-cell office:value-type="string">
            <text:p>especie de pájaro (Parecido al águila; antiguamente había un hombre que tenía este nombre por tener muchas clases de comida y frutas.). </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ãupʉ</text:p>
          </table:table-cell>
          <table:table-cell office:value-type="string">
            <text:p>ãupɨ</text:p>
          </table:table-cell>
          <table:table-cell/>
          <table:table-cell office:value-type="string">
            <text:p><text:s/>estómago (Se refiere al órgano.).</text:p>
          </table:table-cell>
          <table:table-cell office:value-type="string">
            <text:p>stomac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usaivʉ</text:p>
          </table:table-cell>
          <table:table-cell office:value-type="string">
            <text:p>ãusaiβɨ</text:p>
          </table:table-cell>
          <table:table-cell office:value-type="string">
            <text:p>[ã́úsaiβɨ]</text:p>
          </table:table-cell>
          <table:table-cell table:style-name="ce6" office:value-type="string">
            <text:p>molino</text:p>
          </table:table-cell>
          <table:table-cell office:value-type="string">
            <text:p>pest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utũ'i</text:p>
          </table:table-cell>
          <table:table-cell office:value-type="string">
            <text:p>ãutʰũʔi</text:p>
          </table:table-cell>
          <table:table-cell/>
          <table:table-cell office:value-type="string">
            <text:p>torta de casabe. Uso: La variación ãutũ'ji sólo se usa por algunos ancianos.</text:p>
          </table:table-cell>
          <table:table-cell office:value-type="string">
            <text:p>manioc.brea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uva</text:p>
          </table:table-cell>
          <table:table-cell office:value-type="string">
            <text:p>ãuβa</text:p>
          </table:table-cell>
          <table:table-cell/>
          <table:table-cell office:value-type="string">
            <text:p>tubérculo de yuca brava.</text:p>
          </table:table-cell>
          <table:table-cell office:value-type="string">
            <text:p>manioc.tub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ʉ</text:p>
          </table:table-cell>
          <table:table-cell office:value-type="string">
            <text:p>aɨ</text:p>
          </table:table-cell>
          <table:table-cell/>
          <table:table-cell table:style-name="ce6" office:value-type="string">
            <text:p>corazón</text:p>
          </table:table-cell>
          <table:table-cell office:value-type="string">
            <text:p>heart</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avesʉma'ña ja'ova</text:p>
          </table:table-cell>
          <table:table-cell office:value-type="string">
            <text:p>aβesɨmaʔɲa haʔoβa</text:p>
          </table:table-cell>
          <table:table-cell/>
          <table:table-cell table:style-name="ce6" office:value-type="string">
            <text:p>especie de hoja aromática (Sirve para curar picaduras de insectos.).</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avesʉñʉ</text:p>
          </table:table-cell>
          <table:table-cell office:value-type="string">
            <text:p>aβesɨɲɨ</text:p>
          </table:table-cell>
          <table:table-cell/>
          <table:table-cell table:style-name="ce6" office:value-type="string">
            <text:p><text:s/>especie de árbol (Los antepasados ataban las hojas de estos árboles en los brazos.).</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barcovʉ</text:p>
          </table:table-cell>
          <table:table-cell office:value-type="string">
            <text:p>barkoβɨ</text:p>
          </table:table-cell>
          <table:table-cell/>
          <table:table-cell office:value-type="string">
            <text:p>barco</text:p>
          </table:table-cell>
          <table:table-cell office:value-type="string">
            <text:p>boa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bombillo rũhicũ'jurʉ</text:p>
          </table:table-cell>
          <table:table-cell office:value-type="string">
            <text:p>bombillo rũhikũʔhurɨ</text:p>
          </table:table-cell>
          <table:table-cell/>
          <table:table-cell office:value-type="string">
            <text:p>bombillo de linterna cortica</text:p>
          </table:table-cell>
          <table:table-cell office:value-type="string">
            <text:p>lightbulb</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bombilloa</text:p>
          </table:table-cell>
          <table:table-cell office:value-type="string">
            <text:p>bombilloa</text:p>
          </table:table-cell>
          <table:table-cell/>
          <table:table-cell office:value-type="string">
            <text:p>bombillo de linterna</text:p>
          </table:table-cell>
          <table:table-cell office:value-type="string">
            <text:p>lightbulb</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botakoro</text:p>
          </table:table-cell>
          <table:table-cell office:value-type="string">
            <text:p>botʰakʰoro</text:p>
          </table:table-cell>
          <table:table-cell/>
          <table:table-cell office:value-type="string">
            <text:p>botas</text:p>
          </table:table-cell>
          <table:table-cell office:value-type="string">
            <text:p>boots</text:p>
          </table:table-cell>
          <table:table-cell table:number-columns-repeated="4"/>
          <table:table-cell office:value-type="string">
            <text:p>Spanish</text:p>
          </table:table-cell>
          <table:table-cell table:number-columns-repeated="5"/>
          <table:table-cell office:value-type="string">
            <text:p>s.in.gen.</text:p>
          </table:table-cell>
          <table:table-cell table:number-columns-repeated="237"/>
        </table:table-row>
        <table:table-row table:style-name="ro2">
          <table:table-cell table:number-columns-repeated="3"/>
          <table:table-cell office:value-type="string">
            <text:p>botakorovʉ</text:p>
          </table:table-cell>
          <table:table-cell office:value-type="string">
            <text:p>botʰakʰoroβɨ</text:p>
          </table:table-cell>
          <table:table-cell/>
          <table:table-cell office:value-type="string">
            <text:p>bota</text:p>
          </table:table-cell>
          <table:table-cell office:value-type="string">
            <text:p>boots</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botonere're</text:p>
          </table:table-cell>
          <table:table-cell office:value-type="string">
            <text:p>botʰonereʔre</text:p>
          </table:table-cell>
          <table:table-cell/>
          <table:table-cell office:value-type="string">
            <text:p>botones</text:p>
          </table:table-cell>
          <table:table-cell office:value-type="string">
            <text:p>buttons</text:p>
          </table:table-cell>
          <table:table-cell table:number-columns-repeated="4"/>
          <table:table-cell office:value-type="string">
            <text:p>Spanish</text:p>
          </table:table-cell>
          <table:table-cell table:number-columns-repeated="5"/>
          <table:table-cell office:value-type="string">
            <text:p>s.in.gen.</text:p>
          </table:table-cell>
          <table:table-cell table:number-columns-repeated="237"/>
        </table:table-row>
        <table:table-row table:style-name="ro2">
          <table:table-cell table:number-columns-repeated="3"/>
          <table:table-cell office:value-type="string">
            <text:p>botonere'reva</text:p>
          </table:table-cell>
          <table:table-cell office:value-type="string">
            <text:p>botʰonereʔreβa</text:p>
          </table:table-cell>
          <table:table-cell/>
          <table:table-cell office:value-type="string">
            <text:p>botón</text:p>
          </table:table-cell>
          <table:table-cell office:value-type="string">
            <text:p>button</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bueyva'ʉ</text:p>
          </table:table-cell>
          <table:table-cell office:value-type="string">
            <text:p>bueyβaʔɨ</text:p>
          </table:table-cell>
          <table:table-cell/>
          <table:table-cell office:value-type="string">
            <text:p>buey</text:p>
          </table:table-cell>
          <table:table-cell office:value-type="string">
            <text:p>ox</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burrava'o</text:p>
          </table:table-cell>
          <table:table-cell office:value-type="string">
            <text:p>burraβaʔo</text:p>
          </table:table-cell>
          <table:table-cell/>
          <table:table-cell office:value-type="string">
            <text:p>burra</text:p>
          </table:table-cell>
          <table:table-cell office:value-type="string">
            <text:p>donkey.FEM</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burrova'ʉ</text:p>
          </table:table-cell>
          <table:table-cell office:value-type="string">
            <text:p>burroβaʔɨ</text:p>
          </table:table-cell>
          <table:table-cell/>
          <table:table-cell office:value-type="string">
            <text:p>burro</text:p>
          </table:table-cell>
          <table:table-cell office:value-type="string">
            <text:p>donkey.MASC</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busai</text:p>
          </table:table-cell>
          <table:table-cell office:value-type="string">
            <text:p>busai</text:p>
          </table:table-cell>
          <table:table-cell/>
          <table:table-cell office:value-type="string">
            <text:p>buses</text:p>
          </table:table-cell>
          <table:table-cell office:value-type="string">
            <text:p>bus</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busaivʉ</text:p>
          </table:table-cell>
          <table:table-cell office:value-type="string">
            <text:p>busaiβɨ</text:p>
          </table:table-cell>
          <table:table-cell/>
          <table:table-cell office:value-type="string">
            <text:p>buses</text:p>
          </table:table-cell>
          <table:table-cell office:value-type="string">
            <text:p>bus</text:p>
          </table:table-cell>
          <table:table-cell table:number-columns-repeated="3"/>
          <table:table-cell office:value-type="string">
            <text:p>KT</text:p>
          </table:table-cell>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buu</text:p>
          </table:table-cell>
          <table:table-cell office:value-type="string">
            <text:p>buu</text:p>
          </table:table-cell>
          <table:table-cell/>
          <table:table-cell office:value-type="string">
            <text:p>buses</text:p>
          </table:table-cell>
          <table:table-cell office:value-type="string">
            <text:p>bus</text:p>
          </table:table-cell>
          <table:table-cell table:number-columns-repeated="4"/>
          <table:table-cell office:value-type="string">
            <text:p>Spanish</text:p>
          </table:table-cell>
          <table:table-cell table:number-columns-repeated="5"/>
          <table:table-cell office:value-type="string">
            <text:p>s.in.gen.</text:p>
          </table:table-cell>
          <table:table-cell table:number-columns-repeated="237"/>
        </table:table-row>
        <table:table-row table:style-name="ro2">
          <table:table-cell table:number-columns-repeated="3"/>
          <table:table-cell office:value-type="string">
            <text:p>buuvʉ</text:p>
          </table:table-cell>
          <table:table-cell office:value-type="string">
            <text:p>buuβɨ</text:p>
          </table:table-cell>
          <table:table-cell/>
          <table:table-cell table:number-columns-repeated="2" office:value-type="string">
            <text:p>bus</text:p>
          </table:table-cell>
          <table:table-cell table:number-columns-repeated="3"/>
          <table:table-cell office:value-type="string">
            <text:p>KP</text:p>
          </table:table-cell>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a</text:p>
          </table:table-cell>
          <table:table-cell office:value-type="string">
            <text:p>ka</text:p>
          </table:table-cell>
          <table:table-cell office:value-type="string">
            <text:p>[káá]</text:p>
          </table:table-cell>
          <table:table-cell office:value-type="string">
            <text:p>caracol</text:p>
          </table:table-cell>
          <table:table-cell office:value-type="string">
            <text:p>snail</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a ravʉ</text:p>
          </table:table-cell>
          <table:table-cell office:value-type="string">
            <text:p>ka raβɨ</text:p>
          </table:table-cell>
          <table:table-cell/>
          <table:table-cell office:value-type="string">
            <text:p>tuberculosis</text:p>
          </table:table-cell>
          <table:table-cell office:value-type="string">
            <text:p>respiratory.diseas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amʉ</text:p>
          </table:table-cell>
          <table:table-cell office:value-type="string">
            <text:p>kãʔamɨ</text:p>
          </table:table-cell>
          <table:table-cell/>
          <table:table-cell table:style-name="ce6" office:value-type="string">
            <text:p>estar tapados (los oídos).</text:p>
          </table:table-cell>
          <table:table-cell office:value-type="string">
            <text:p>be.closed.of.ear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ã'e cõsañʉ</text:p>
          </table:table-cell>
          <table:table-cell office:value-type="string">
            <text:p>kãʔe kõsaɲɨ</text:p>
          </table:table-cell>
          <table:table-cell/>
          <table:table-cell office:value-type="string">
            <text:p>especie de palma milpesos (Es de tamaño pequeño.).</text:p>
          </table:table-cell>
          <table:table-cell office:value-type="string">
            <text:p>palm.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imʉ</text:p>
          </table:table-cell>
          <table:table-cell office:value-type="string">
            <text:p>kaʔimɨ</text:p>
          </table:table-cell>
          <table:table-cell/>
          <table:table-cell office:value-type="string">
            <text:p><text:s/>ser o estar liso, ser o estar resbaladizo (un piso o a la tierra).</text:p>
          </table:table-cell>
          <table:table-cell office:value-type="string">
            <text:p>be.smooth</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ã'jea</text:p>
          </table:table-cell>
          <table:table-cell office:value-type="string">
            <text:p>kãʔhea</text:p>
          </table:table-cell>
          <table:table-cell/>
          <table:table-cell office:value-type="string">
            <text:p>especie de semilla (Se usa para hacer collares.). </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jeñʉ</text:p>
          </table:table-cell>
          <table:table-cell office:value-type="string">
            <text:p>kãʔheɲɨ</text:p>
          </table:table-cell>
          <table:table-cell/>
          <table:table-cell office:value-type="string">
            <text:p>especie de árbol. </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jephe'reva</text:p>
          </table:table-cell>
          <table:table-cell office:value-type="string">
            <text:p>kãʔhepʰeʔreβa</text:p>
          </table:table-cell>
          <table:table-cell/>
          <table:table-cell table:style-name="ce6" office:value-type="string">
            <text:p>vaina de una especie de semilla</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ma coʉo</text:p>
          </table:table-cell>
          <table:table-cell office:value-type="string">
            <text:p>kaʔma koɨo</text:p>
          </table:table-cell>
          <table:table-cell/>
          <table:table-cell table:style-name="ce6" office:value-type="string">
            <text:p>charapa de agua (Especie de tortuga acuática que pone huevos pequeños y redondos.).</text:p>
          </table:table-cell>
          <table:table-cell office:value-type="string">
            <text:p>tur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a'ma pia</text:p>
          </table:table-cell>
          <table:table-cell office:value-type="string">
            <text:p>kaʔma pia</text:p>
          </table:table-cell>
          <table:table-cell/>
          <table:table-cell table:style-name="ce6" office:value-type="string">
            <text:p>especie de ají (Es pequeño y redondo.).</text:p>
          </table:table-cell>
          <table:table-cell office:value-type="string">
            <text:p>chili.pepper.sp</text:p>
          </table:table-cell>
          <table:table-cell table:number-columns-repeated="3"/>
          <table:table-cell office:value-type="string">
            <text:p>KT</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ca'maja'imʉ</text:p>
          </table:table-cell>
          <table:table-cell office:value-type="string">
            <text:p>kaʔmahaʔimɨ</text:p>
          </table:table-cell>
          <table:table-cell/>
          <table:table-cell table:style-name="ce6" office:value-type="string">
            <text:p>ser redondo</text:p>
          </table:table-cell>
          <table:table-cell office:value-type="string">
            <text:p>be.rounded</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ca'maja'ñe</text:p>
          </table:table-cell>
          <table:table-cell office:value-type="string">
            <text:p>kaʔmahaʔɲe</text:p>
          </table:table-cell>
          <table:table-cell/>
          <table:table-cell table:style-name="ce6" office:value-type="string">
            <text:p>redondo</text:p>
          </table:table-cell>
          <table:table-cell office:value-type="string">
            <text:p>rounded</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ca'namʉ</text:p>
          </table:table-cell>
          <table:table-cell office:value-type="string">
            <text:p>kaʔnamɨ</text:p>
          </table:table-cell>
          <table:table-cell/>
          <table:table-cell office:value-type="string">
            <text:p>estar cansado, cansarse</text:p>
          </table:table-cell>
          <table:table-cell office:value-type="string">
            <text:p>get.tire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a'nemʉ</text:p>
          </table:table-cell>
          <table:table-cell office:value-type="string">
            <text:p>kaʔnemɨ</text:p>
          </table:table-cell>
          <table:table-cell/>
          <table:table-cell office:value-type="string">
            <text:p>envolver</text:p>
          </table:table-cell>
          <table:table-cell office:value-type="string">
            <text:p>wrap.up.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a'ni</text:p>
          </table:table-cell>
          <table:table-cell office:value-type="string">
            <text:p>kaʔni</text:p>
          </table:table-cell>
          <table:table-cell/>
          <table:table-cell table:style-name="ce6" office:value-type="string">
            <text:p>cuerpos, pieles</text:p>
          </table:table-cell>
          <table:table-cell office:value-type="string">
            <text:p>body</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a'ni</text:p>
          </table:table-cell>
          <table:table-cell office:value-type="string">
            <text:p>kaʔni</text:p>
          </table:table-cell>
          <table:table-cell/>
          <table:table-cell office:value-type="string">
            <text:p>cuerpos, pieles</text:p>
          </table:table-cell>
          <table:table-cell office:value-type="string">
            <text:p>skin</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a'nivʉ</text:p>
          </table:table-cell>
          <table:table-cell office:value-type="string">
            <text:p>kaʔniβɨ</text:p>
          </table:table-cell>
          <table:table-cell/>
          <table:table-cell office:value-type="string">
            <text:p>cuerpo, piel</text:p>
          </table:table-cell>
          <table:table-cell office:value-type="string">
            <text:p>body.S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nivʉ caraña</text:p>
          </table:table-cell>
          <table:table-cell office:value-type="string">
            <text:p>kaʔniβɨ karaɲa</text:p>
          </table:table-cell>
          <table:table-cell/>
          <table:table-cell office:value-type="string">
            <text:p>pelo del cuerpo</text:p>
          </table:table-cell>
          <table:table-cell office:value-type="string">
            <text:p>body.hai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nivʉquee raña</text:p>
          </table:table-cell>
          <table:table-cell office:value-type="string">
            <text:p>kaʔniβɨkee raɲa</text:p>
          </table:table-cell>
          <table:table-cell/>
          <table:table-cell office:value-type="string">
            <text:p>pelo del cuerpo</text:p>
          </table:table-cell>
          <table:table-cell office:value-type="string">
            <text:p>body.hai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nomʉ</text:p>
          </table:table-cell>
          <table:table-cell office:value-type="string">
            <text:p>kaʔnomɨ</text:p>
          </table:table-cell>
          <table:table-cell/>
          <table:table-cell table:style-name="ce6" office:value-type="string">
            <text:p>ser o estar cansón, ser o estar molesto</text:p>
          </table:table-cell>
          <table:table-cell office:value-type="string">
            <text:p>be.annoying</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a'ramʉ</text:p>
          </table:table-cell>
          <table:table-cell office:value-type="string">
            <text:p>kaʔramɨ</text:p>
          </table:table-cell>
          <table:table-cell/>
          <table:table-cell office:value-type="string">
            <text:p>hacer puño</text:p>
          </table:table-cell>
          <table:table-cell office:value-type="string">
            <text:p>hit.with.knuckle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a'ramʉ</text:p>
          </table:table-cell>
          <table:table-cell office:value-type="string">
            <text:p>kaʔramɨ</text:p>
          </table:table-cell>
          <table:table-cell/>
          <table:table-cell office:value-type="string">
            <text:p>no crecer</text:p>
          </table:table-cell>
          <table:table-cell office:value-type="string">
            <text:p>not.grow</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a'ramʉ</text:p>
          </table:table-cell>
          <table:table-cell office:value-type="string">
            <text:p>kaʔramɨ</text:p>
          </table:table-cell>
          <table:table-cell/>
          <table:table-cell office:value-type="string">
            <text:p>hacer bolita con barro o arcilla</text:p>
          </table:table-cell>
          <table:table-cell office:value-type="string">
            <text:p>make.ball.clay</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a'remʉ</text:p>
          </table:table-cell>
          <table:table-cell office:value-type="string">
            <text:p>kaʔremɨ</text:p>
          </table:table-cell>
          <table:table-cell/>
          <table:table-cell table:style-name="ce6" office:value-type="string">
            <text:p>calentar (algún veneno y después untarlo en la punta de una flecha para cazar animales).</text:p>
          </table:table-cell>
          <table:table-cell office:value-type="string">
            <text:p>cook.poison</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a'ro ĩsipʉ</text:p>
          </table:table-cell>
          <table:table-cell office:value-type="string">
            <text:p>kaʔro ĩsipɨ</text:p>
          </table:table-cell>
          <table:table-cell/>
          <table:table-cell table:style-name="ce6" office:value-type="string">
            <text:p>especie de piña</text:p>
          </table:table-cell>
          <table:table-cell office:value-type="string">
            <text:p>pineappl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vamʉ</text:p>
          </table:table-cell>
          <table:table-cell office:value-type="string">
            <text:p>kãʔβamɨ</text:p>
          </table:table-cell>
          <table:table-cell/>
          <table:table-cell table:style-name="ce6" office:value-type="string">
            <text:p>dar vueltas, enroscarse, enrollarse.</text:p>
          </table:table-cell>
          <table:table-cell office:value-type="string">
            <text:p>move.in.circles.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ã'vero</text:p>
          </table:table-cell>
          <table:table-cell office:value-type="string">
            <text:p>kãʔβero</text:p>
          </table:table-cell>
          <table:table-cell/>
          <table:table-cell table:style-name="ce6" office:value-type="string">
            <text:p>milpiés</text:p>
          </table:table-cell>
          <table:table-cell office:value-type="string">
            <text:p>millipede</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acho saimʉ</text:p>
          </table:table-cell>
          <table:table-cell office:value-type="string">
            <text:p>kadʒo saimɨ</text:p>
          </table:table-cell>
          <table:table-cell office:value-type="string">
            <text:p>[kádʒo saimɨ]</text:p>
          </table:table-cell>
          <table:table-cell table:style-name="ce6" office:value-type="string">
            <text:p>bajar deslizándose sentado</text:p>
          </table:table-cell>
          <table:table-cell office:value-type="string">
            <text:p>slide.down</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cacho tãimʉ</text:p>
          </table:table-cell>
          <table:table-cell office:value-type="string">
            <text:p>kadʒo tʰãimɨ</text:p>
          </table:table-cell>
          <table:table-cell/>
          <table:table-cell table:style-name="ce6" office:value-type="string">
            <text:p>deslizarse.</text:p>
          </table:table-cell>
          <table:table-cell office:value-type="string">
            <text:p>slid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cacho'co</text:p>
          </table:table-cell>
          <table:table-cell office:value-type="string">
            <text:p>kadʒoʔko</text:p>
          </table:table-cell>
          <table:table-cell/>
          <table:table-cell table:style-name="ce6" office:value-type="string">
            <text:p>esófagos.</text:p>
          </table:table-cell>
          <table:table-cell office:value-type="string">
            <text:p>throat.PL</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acho'coro</text:p>
          </table:table-cell>
          <table:table-cell office:value-type="string">
            <text:p>kadʒoʔkoro</text:p>
          </table:table-cell>
          <table:table-cell office:value-type="string">
            <text:p>[kádʒoʔkoro]</text:p>
          </table:table-cell>
          <table:table-cell office:value-type="string">
            <text:p><text:s/>esófago.</text:p>
          </table:table-cell>
          <table:table-cell office:value-type="string">
            <text:p>throa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cique</text:p>
          </table:table-cell>
          <table:table-cell office:value-type="string">
            <text:p>kakike</text:p>
          </table:table-cell>
          <table:table-cell/>
          <table:table-cell table:style-name="ce6" office:value-type="string">
            <text:p><text:s/>cacique, capitán del pueblo</text:p>
          </table:table-cell>
          <table:table-cell office:value-type="string">
            <text:p>headman</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cacu'amʉ</text:p>
          </table:table-cell>
          <table:table-cell office:value-type="string">
            <text:p>kakuʔamɨ</text:p>
          </table:table-cell>
          <table:table-cell office:value-type="string">
            <text:p>[kakúʔámɨ]</text:p>
          </table:table-cell>
          <table:table-cell table:style-name="ce6" office:value-type="string">
            <text:p>dañarse</text:p>
          </table:table-cell>
          <table:table-cell office:value-type="string">
            <text:p>get.hur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acu'asomʉ</text:p>
          </table:table-cell>
          <table:table-cell office:value-type="string">
            <text:p>kakuʔasomɨ</text:p>
          </table:table-cell>
          <table:table-cell/>
          <table:table-cell office:value-type="string">
            <text:p>caer en ruina, dañarse</text:p>
          </table:table-cell>
          <table:table-cell office:value-type="string">
            <text:p>get.hur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acʉ'omʉ</text:p>
          </table:table-cell>
          <table:table-cell office:value-type="string">
            <text:p>kakɨʔomɨ</text:p>
          </table:table-cell>
          <table:table-cell/>
          <table:table-cell office:value-type="string">
            <text:p>dañar, engañar, causar (a otro hacer mal)</text:p>
          </table:table-cell>
          <table:table-cell office:value-type="string">
            <text:p>hurt.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acʉomʉ</text:p>
          </table:table-cell>
          <table:table-cell office:value-type="string">
            <text:p>kakɨomɨ</text:p>
          </table:table-cell>
          <table:table-cell/>
          <table:table-cell office:value-type="string">
            <text:p>calentar</text:p>
          </table:table-cell>
          <table:table-cell office:value-type="string">
            <text:p>make.ho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afé</text:p>
          </table:table-cell>
          <table:table-cell office:value-type="string">
            <text:p>kaɸé</text:p>
          </table:table-cell>
          <table:table-cell/>
          <table:table-cell office:value-type="string">
            <text:p>café.</text:p>
          </table:table-cell>
          <table:table-cell office:value-type="string">
            <text:p>coffee</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afeñʉ</text:p>
          </table:table-cell>
          <table:table-cell office:value-type="string">
            <text:p>kaɸeɲɨ</text:p>
          </table:table-cell>
          <table:table-cell/>
          <table:table-cell office:value-type="string">
            <text:p>cafeto</text:p>
          </table:table-cell>
          <table:table-cell office:value-type="string">
            <text:p>coffee.plant.par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afepo</text:p>
          </table:table-cell>
          <table:table-cell office:value-type="string">
            <text:p>kaɸepo</text:p>
          </table:table-cell>
          <table:table-cell/>
          <table:table-cell office:value-type="string">
            <text:p>cafetal</text:p>
          </table:table-cell>
          <table:table-cell office:value-type="string">
            <text:p>coffee.plant.par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ai ravʉ</text:p>
          </table:table-cell>
          <table:table-cell office:value-type="string">
            <text:p>kai raβɨ</text:p>
          </table:table-cell>
          <table:table-cell/>
          <table:table-cell office:value-type="string">
            <text:p>enfermedad de diarrea, soltura (Es resultado de comer gran variedad de comida y gran cantidad de ella.). </text:p>
          </table:table-cell>
          <table:table-cell office:value-type="string">
            <text:p>diarrhea</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imʉ</text:p>
          </table:table-cell>
          <table:table-cell office:value-type="string">
            <text:p>kaimɨ</text:p>
          </table:table-cell>
          <table:table-cell/>
          <table:table-cell office:value-type="string">
            <text:p>ahitarse</text:p>
          </table:table-cell>
          <table:table-cell office:value-type="string">
            <text:p>overea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ajacojñomʉ</text:p>
          </table:table-cell>
          <table:table-cell office:value-type="string">
            <text:p>kahakoñ̥omɨ</text:p>
          </table:table-cell>
          <table:table-cell/>
          <table:table-cell table:style-name="ce6" office:value-type="string">
            <text:p>nacer, lit: ser cargado</text:p>
          </table:table-cell>
          <table:table-cell office:value-type="string">
            <text:p>be.born</text:p>
          </table:table-cell>
          <table:table-cell table:number-columns-repeated="10"/>
          <table:table-cell office:value-type="string">
            <text:p>v.pas.</text:p>
          </table:table-cell>
          <table:table-cell table:number-columns-repeated="237"/>
        </table:table-row>
        <table:table-row table:style-name="ro2">
          <table:table-cell table:number-columns-repeated="3"/>
          <table:table-cell office:value-type="string">
            <text:p>cajamo</text:p>
          </table:table-cell>
          <table:table-cell office:value-type="string">
            <text:p>kahamo</text:p>
          </table:table-cell>
          <table:table-cell office:value-type="string">
            <text:p>[kahámo]</text:p>
          </table:table-cell>
          <table:table-cell table:style-name="ce6" office:value-type="string">
            <text:p>dar a luz</text:p>
          </table:table-cell>
          <table:table-cell office:value-type="string">
            <text:p>give.birth.to</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ajamʉ</text:p>
          </table:table-cell>
          <table:table-cell office:value-type="string">
            <text:p>kahamɨ</text:p>
          </table:table-cell>
          <table:table-cell office:value-type="string">
            <text:p>[kahámɨ]</text:p>
          </table:table-cell>
          <table:table-cell office:value-type="string">
            <text:p>cargar (a un niño en sus brazos)</text:p>
          </table:table-cell>
          <table:table-cell office:value-type="string">
            <text:p>carry.in.arm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ajejaiche</text:p>
          </table:table-cell>
          <table:table-cell office:value-type="string">
            <text:p>kahehaidʒe</text:p>
          </table:table-cell>
          <table:table-cell/>
          <table:table-cell table:style-name="ce6" office:value-type="string">
            <text:p>demasiado, más que suficiente</text:p>
          </table:table-cell>
          <table:table-cell office:value-type="string">
            <text:p>too.much</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cajejaiche kʉamʉ</text:p>
          </table:table-cell>
          <table:table-cell office:value-type="string">
            <text:p>kahehaidʒe kʰɨamɨ</text:p>
          </table:table-cell>
          <table:table-cell/>
          <table:table-cell table:style-name="ce6" office:value-type="string">
            <text:p>exagerar</text:p>
          </table:table-cell>
          <table:table-cell office:value-type="string">
            <text:p>exaggerat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ajejaimʉ</text:p>
          </table:table-cell>
          <table:table-cell office:value-type="string">
            <text:p>kahehaimɨ</text:p>
          </table:table-cell>
          <table:table-cell/>
          <table:table-cell table:style-name="ce6" office:value-type="string">
            <text:p>sobrar; ganar (pelea, partido)</text:p>
          </table:table-cell>
          <table:table-cell office:value-type="string">
            <text:p>be.left.over</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cajemʉ</text:p>
          </table:table-cell>
          <table:table-cell office:value-type="string">
            <text:p>kahemɨ</text:p>
          </table:table-cell>
          <table:table-cell office:value-type="string">
            <text:p>[káhémɨ]</text:p>
          </table:table-cell>
          <table:table-cell table:style-name="ce6" office:value-type="string">
            <text:p>bajar, crecer (el pelo)</text:p>
          </table:table-cell>
          <table:table-cell office:value-type="string">
            <text:p>grow.of.hair.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ajepo'po</text:p>
          </table:table-cell>
          <table:table-cell office:value-type="string">
            <text:p>kahepoʔpo</text:p>
          </table:table-cell>
          <table:table-cell/>
          <table:table-cell table:style-name="ce6" office:value-type="string">
            <text:p>paracaídas.</text:p>
          </table:table-cell>
          <table:table-cell office:value-type="string">
            <text:p>parachut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ajepo'poro</text:p>
          </table:table-cell>
          <table:table-cell office:value-type="string">
            <text:p>kahepoʔporo</text:p>
          </table:table-cell>
          <table:table-cell/>
          <table:table-cell table:style-name="ce6" office:value-type="string">
            <text:p>paracaídas</text:p>
          </table:table-cell>
          <table:table-cell office:value-type="string">
            <text:p>parachut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jerepajaiche</text:p>
          </table:table-cell>
          <table:table-cell office:value-type="string">
            <text:p>kaherepahaidʒe</text:p>
          </table:table-cell>
          <table:table-cell/>
          <table:table-cell office:value-type="string">
            <text:p>demasiado, mucho más que suficiente. </text:p>
          </table:table-cell>
          <table:table-cell office:value-type="string">
            <text:p>too.much</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cãjimʉ</text:p>
          </table:table-cell>
          <table:table-cell office:value-type="string">
            <text:p>kãhimɨ</text:p>
          </table:table-cell>
          <table:table-cell/>
          <table:table-cell table:style-name="ce6" office:value-type="string">
            <text:p><text:s/>tener en su mano.</text:p>
          </table:table-cell>
          <table:table-cell office:value-type="string">
            <text:p>hold.in.hand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ãjo</text:p>
          </table:table-cell>
          <table:table-cell office:value-type="string">
            <text:p>kãho</text:p>
          </table:table-cell>
          <table:table-cell/>
          <table:table-cell office:value-type="string">
            <text:p>orejas, oídos. </text:p>
          </table:table-cell>
          <table:table-cell office:value-type="string">
            <text:p>ear</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ãjo ju'iche</text:p>
          </table:table-cell>
          <table:table-cell office:value-type="string">
            <text:p>kãho huʔidʒe</text:p>
          </table:table-cell>
          <table:table-cell/>
          <table:table-cell office:value-type="string">
            <text:p>aretes para mujeres.</text:p>
          </table:table-cell>
          <table:table-cell office:value-type="string">
            <text:p>earring.woman'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ãjo ju'imaka</text:p>
          </table:table-cell>
          <table:table-cell office:value-type="string">
            <text:p>kãho huʔimakʰa</text:p>
          </table:table-cell>
          <table:table-cell/>
          <table:table-cell office:value-type="string">
            <text:p><text:s/>arete para mujer.</text:p>
          </table:table-cell>
          <table:table-cell office:value-type="string">
            <text:p>earring.woman'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jo ju'ire're</text:p>
          </table:table-cell>
          <table:table-cell office:value-type="string">
            <text:p>kãho huʔireʔre</text:p>
          </table:table-cell>
          <table:table-cell/>
          <table:table-cell table:style-name="ce6" office:value-type="string">
            <text:p>aretes para hombre</text:p>
          </table:table-cell>
          <table:table-cell office:value-type="string">
            <text:p>earring.men'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ãjo ju'ire'reva</text:p>
          </table:table-cell>
          <table:table-cell office:value-type="string">
            <text:p>kãho huʔireʔreβa</text:p>
          </table:table-cell>
          <table:table-cell/>
          <table:table-cell table:style-name="ce6" office:value-type="string">
            <text:p>arete para hombre.</text:p>
          </table:table-cell>
          <table:table-cell office:value-type="string">
            <text:p>earring.men'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jokachapa</text:p>
          </table:table-cell>
          <table:table-cell office:value-type="string">
            <text:p>kãhokʰadʒapa</text:p>
          </table:table-cell>
          <table:table-cell office:value-type="string">
            <text:p>[kãhokʰádʒapa]</text:p>
          </table:table-cell>
          <table:table-cell table:style-name="ce6" office:value-type="string">
            <text:p>balsa</text:p>
          </table:table-cell>
          <table:table-cell office:value-type="string">
            <text:p>raf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jomʉ</text:p>
          </table:table-cell>
          <table:table-cell office:value-type="string">
            <text:p>kahomɨ</text:p>
          </table:table-cell>
          <table:table-cell office:value-type="string">
            <text:p>[kahómɨ]</text:p>
          </table:table-cell>
          <table:table-cell office:value-type="string">
            <text:p><text:s/>levantar y cargar (a un niño).</text:p>
          </table:table-cell>
          <table:table-cell office:value-type="string">
            <text:p>carry.child</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cãjoñʉ</text:p>
          </table:table-cell>
          <table:table-cell office:value-type="string">
            <text:p>kãhoɲɨ</text:p>
          </table:table-cell>
          <table:table-cell/>
          <table:table-cell office:value-type="string">
            <text:p>especie de balso. Ochroma spp.</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jophe're</text:p>
          </table:table-cell>
          <table:table-cell office:value-type="string">
            <text:p>kãhopʰeʔre</text:p>
          </table:table-cell>
          <table:table-cell office:value-type="string">
            <text:p>[kãhopʰéʔre]</text:p>
          </table:table-cell>
          <table:table-cell office:value-type="string">
            <text:p>especie de pez caloche (Es de tamaño grande.).</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ãjore're</text:p>
          </table:table-cell>
          <table:table-cell office:value-type="string">
            <text:p>kãhoreʔre</text:p>
          </table:table-cell>
          <table:table-cell/>
          <table:table-cell office:value-type="string">
            <text:p><text:s/>aretes para hombres.</text:p>
          </table:table-cell>
          <table:table-cell office:value-type="string">
            <text:p>earring.men'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ãjore'reva</text:p>
          </table:table-cell>
          <table:table-cell office:value-type="string">
            <text:p>kãhoreʔreβa</text:p>
          </table:table-cell>
          <table:table-cell/>
          <table:table-cell office:value-type="string">
            <text:p>arete para hombre.</text:p>
          </table:table-cell>
          <table:table-cell office:value-type="string">
            <text:p>earring.men'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joro</text:p>
          </table:table-cell>
          <table:table-cell office:value-type="string">
            <text:p>kãhoro</text:p>
          </table:table-cell>
          <table:table-cell/>
          <table:table-cell office:value-type="string">
            <text:p>oreja, oído.</text:p>
          </table:table-cell>
          <table:table-cell office:value-type="string">
            <text:p>ea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joro'avʉ</text:p>
          </table:table-cell>
          <table:table-cell office:value-type="string">
            <text:p>kãhoroʔaβɨ</text:p>
          </table:table-cell>
          <table:table-cell/>
          <table:table-cell office:value-type="string">
            <text:p>pabellón de la oreja (parte exterior de la oreja).</text:p>
          </table:table-cell>
          <table:table-cell office:value-type="string">
            <text:p>ear.exterior.par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jotʉ'ka</text:p>
          </table:table-cell>
          <table:table-cell office:value-type="string">
            <text:p>kãhotʰɨʔkʰa</text:p>
          </table:table-cell>
          <table:table-cell/>
          <table:table-cell table:style-name="ce6" office:value-type="string">
            <text:p>palitos para las orejas (Los hombres koreguajes antiguos los insertaban en sus orejas perforadas como ornamentos.).</text:p>
          </table:table-cell>
          <table:table-cell office:value-type="string">
            <text:p>ear.ornament</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ãjotʉ'kapʉ</text:p>
          </table:table-cell>
          <table:table-cell office:value-type="string">
            <text:p>kãhotʰɨʔkʰapɨ</text:p>
          </table:table-cell>
          <table:table-cell/>
          <table:table-cell table:style-name="ce6" office:value-type="string">
            <text:p>palito para la oreja.</text:p>
          </table:table-cell>
          <table:table-cell office:value-type="string">
            <text:p>ear.orname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jovʉ</text:p>
          </table:table-cell>
          <table:table-cell office:value-type="string">
            <text:p>kãhoβɨ</text:p>
          </table:table-cell>
          <table:table-cell/>
          <table:table-cell table:style-name="ce6" office:value-type="string">
            <text:p>baúl. 2. ataúd</text:p>
          </table:table-cell>
          <table:table-cell office:value-type="string">
            <text:p>cas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ko</text:p>
          </table:table-cell>
          <table:table-cell office:value-type="string">
            <text:p>kakʰo</text:p>
          </table:table-cell>
          <table:table-cell/>
          <table:table-cell table:style-name="ce6" office:value-type="string">
            <text:p>habitante femenina, residente femenina, oriunda.</text:p>
          </table:table-cell>
          <table:table-cell office:value-type="string">
            <text:p>neighbor.FEM</text:p>
          </table:table-cell>
          <table:table-cell table:number-columns-repeated="3"/>
          <table:table-cell office:value-type="string">
            <text:p>KT</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cakoro</text:p>
          </table:table-cell>
          <table:table-cell office:value-type="string">
            <text:p>kakʰoro</text:p>
          </table:table-cell>
          <table:table-cell/>
          <table:table-cell table:style-name="ce6" office:value-type="string">
            <text:p><text:s/>laringes, gargantas.</text:p>
          </table:table-cell>
          <table:table-cell office:value-type="string">
            <text:p>larynx.PL</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akorovʉ</text:p>
          </table:table-cell>
          <table:table-cell office:value-type="string">
            <text:p>kakʰoroβɨ</text:p>
          </table:table-cell>
          <table:table-cell/>
          <table:table-cell table:style-name="ce6" office:value-type="string">
            <text:p><text:s/>laringe, garganta.</text:p>
          </table:table-cell>
          <table:table-cell office:value-type="string">
            <text:p>larynx</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ku'imʉ</text:p>
          </table:table-cell>
          <table:table-cell office:value-type="string">
            <text:p>kakʰuʔimɨ</text:p>
          </table:table-cell>
          <table:table-cell/>
          <table:table-cell office:value-type="string">
            <text:p>caminar mucho en un espacio pequeño.</text:p>
          </table:table-cell>
          <table:table-cell office:value-type="string">
            <text:p>walk.around.small.spac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cakʉ</text:p>
          </table:table-cell>
          <table:table-cell office:value-type="string">
            <text:p>kakʰɨ</text:p>
          </table:table-cell>
          <table:table-cell/>
          <table:table-cell office:value-type="string">
            <text:p>habitante masculino, residente masculino, oriundo.</text:p>
          </table:table-cell>
          <table:table-cell office:value-type="string">
            <text:p>neighbor.MASC</text:p>
          </table:table-cell>
          <table:table-cell table:number-columns-repeated="3"/>
          <table:table-cell office:value-type="string">
            <text:p>KT</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callejovʉ</text:p>
          </table:table-cell>
          <table:table-cell office:value-type="string">
            <text:p>kallehoβɨ</text:p>
          </table:table-cell>
          <table:table-cell/>
          <table:table-cell office:value-type="string">
            <text:p>calle</text:p>
          </table:table-cell>
          <table:table-cell office:value-type="string">
            <text:p>stree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amellova'ʉ</text:p>
          </table:table-cell>
          <table:table-cell office:value-type="string">
            <text:p>kamelloβaʔɨ</text:p>
          </table:table-cell>
          <table:table-cell/>
          <table:table-cell office:value-type="string">
            <text:p>camello (En las tierras de la Bíblia se utilizan para montar y llevar carga.).</text:p>
          </table:table-cell>
          <table:table-cell office:value-type="string">
            <text:p>camel</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camionsaivʉ</text:p>
          </table:table-cell>
          <table:table-cell office:value-type="string">
            <text:p>kamionsaiβɨ</text:p>
          </table:table-cell>
          <table:table-cell/>
          <table:table-cell office:value-type="string">
            <text:p>camión</text:p>
          </table:table-cell>
          <table:table-cell office:value-type="string">
            <text:p>truck</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amisa kãa</text:p>
          </table:table-cell>
          <table:table-cell office:value-type="string">
            <text:p>kamisa kʰãa</text:p>
          </table:table-cell>
          <table:table-cell/>
          <table:table-cell table:style-name="ce6" office:value-type="string">
            <text:p>camisa</text:p>
          </table:table-cell>
          <table:table-cell office:value-type="string">
            <text:p>shir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amu</text:p>
          </table:table-cell>
          <table:table-cell office:value-type="string">
            <text:p>kamu</text:p>
          </table:table-cell>
          <table:table-cell/>
          <table:table-cell office:value-type="string">
            <text:p>nuca</text:p>
          </table:table-cell>
          <table:table-cell office:value-type="string">
            <text:p>nape.of.nec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namʉ</text:p>
          </table:table-cell>
          <table:table-cell office:value-type="string">
            <text:p>kanamɨ</text:p>
          </table:table-cell>
          <table:table-cell/>
          <table:table-cell office:value-type="string">
            <text:p>ganar (dinero, partido)</text:p>
          </table:table-cell>
          <table:table-cell office:value-type="string">
            <text:p>win</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cani jʉoñaka</text:p>
          </table:table-cell>
          <table:table-cell office:value-type="string">
            <text:p>kani hɨoɲakʰa</text:p>
          </table:table-cell>
          <table:table-cell/>
          <table:table-cell table:style-name="ce6" office:value-type="string">
            <text:p>tornillo</text:p>
          </table:table-cell>
          <table:table-cell office:value-type="string">
            <text:p>screw</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nimʉ</text:p>
          </table:table-cell>
          <table:table-cell office:value-type="string">
            <text:p>kanimɨ</text:p>
          </table:table-cell>
          <table:table-cell/>
          <table:table-cell office:value-type="string">
            <text:p>girar</text:p>
          </table:table-cell>
          <table:table-cell office:value-type="string">
            <text:p>turn.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animʉ</text:p>
          </table:table-cell>
          <table:table-cell office:value-type="string">
            <text:p>kanimɨ</text:p>
          </table:table-cell>
          <table:table-cell/>
          <table:table-cell office:value-type="string">
            <text:p>voltear</text:p>
          </table:table-cell>
          <table:table-cell office:value-type="string">
            <text:p>turn.over.VT</text:p>
          </table:table-cell>
          <table:table-cell table:number-columns-repeated="10"/>
          <table:table-cell office:value-type="string">
            <text:p>v.t.</text:p>
          </table:table-cell>
          <table:table-cell table:number-columns-repeated="237"/>
        </table:table-row>
        <table:table-row table:style-name="ro4">
          <table:table-cell table:number-columns-repeated="3"/>
          <table:table-cell office:value-type="string">
            <text:p>caniva'ti</text:p>
          </table:table-cell>
          <table:table-cell office:value-type="string">
            <text:p>kaniβaʔtʰi</text:p>
          </table:table-cell>
          <table:table-cell/>
          <table:table-cell office:value-type="string">
            <text:p>hélice (<text:span text:style-name="T5">cuchillo </text:span><text:span text:style-name="T5">que se</text:span></text:p>
            <text:p><text:span text:style-name="T8">Gira)</text:span></text:p>
          </table:table-cell>
          <table:table-cell office:value-type="string">
            <text:p>motor.helix</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ñomo</text:p>
          </table:table-cell>
          <table:table-cell office:value-type="string">
            <text:p>kaɲomo</text:p>
          </table:table-cell>
          <table:table-cell office:value-type="string">
            <text:p>[káɲómo]</text:p>
          </table:table-cell>
          <table:table-cell table:style-name="ce6" office:value-type="string">
            <text:p>exprimir (el líquido de la yuca)</text:p>
          </table:table-cell>
          <table:table-cell office:value-type="string">
            <text:p>express.liquid</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añovʉ</text:p>
          </table:table-cell>
          <table:table-cell office:value-type="string">
            <text:p>kaɲoβɨ</text:p>
          </table:table-cell>
          <table:table-cell office:value-type="string">
            <text:p>[káɲóβɨ]</text:p>
          </table:table-cell>
          <table:table-cell table:style-name="ce6" office:value-type="string">
            <text:p>exprimidor, matafrio, sebucan (se usa para exprimir la yuca)</text:p>
          </table:table-cell>
          <table:table-cell office:value-type="string">
            <text:p>bitter.manioc.expresso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nʉ</text:p>
          </table:table-cell>
          <table:table-cell office:value-type="string">
            <text:p>kanɨ</text:p>
          </table:table-cell>
          <table:table-cell office:value-type="string">
            <text:p>[kanɨ́]</text:p>
          </table:table-cell>
          <table:table-cell table:style-name="ce6" office:value-type="string">
            <text:p>Denota frustración</text:p>
          </table:table-cell>
          <table:table-cell office:value-type="string">
            <text:p>INTERJ.frustration</text:p>
          </table:table-cell>
          <table:table-cell table:number-columns-repeated="10"/>
          <table:table-cell office:value-type="string">
            <text:p>interj.</text:p>
          </table:table-cell>
          <table:table-cell table:number-columns-repeated="237"/>
        </table:table-row>
        <table:table-row table:style-name="ro2">
          <table:table-cell table:number-columns-repeated="3"/>
          <table:table-cell office:value-type="string">
            <text:p>canʉ</text:p>
          </table:table-cell>
          <table:table-cell office:value-type="string">
            <text:p>kanɨ</text:p>
          </table:table-cell>
          <table:table-cell office:value-type="string">
            <text:p>[kánɨ]</text:p>
          </table:table-cell>
          <table:table-cell office:value-type="string">
            <text:p>cierto?</text:p>
          </table:table-cell>
          <table:table-cell office:value-type="string">
            <text:p>INTERJ.aff.seeking</text:p>
          </table:table-cell>
          <table:table-cell table:number-columns-repeated="10"/>
          <table:table-cell office:value-type="string">
            <text:p>interj.</text:p>
          </table:table-cell>
          <table:table-cell table:number-columns-repeated="237"/>
        </table:table-row>
        <table:table-row table:style-name="ro2">
          <table:table-cell table:number-columns-repeated="3"/>
          <table:table-cell office:value-type="string">
            <text:p>canʉkamʉ</text:p>
          </table:table-cell>
          <table:table-cell office:value-type="string">
            <text:p>kanɨkʰamɨ</text:p>
          </table:table-cell>
          <table:table-cell/>
          <table:table-cell office:value-type="string">
            <text:p>cesar, detenerse, pararse; quedarse</text:p>
          </table:table-cell>
          <table:table-cell office:value-type="string">
            <text:p>stop</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ão</text:p>
          </table:table-cell>
          <table:table-cell office:value-type="string">
            <text:p>kão</text:p>
          </table:table-cell>
          <table:table-cell/>
          <table:table-cell office:value-type="string">
            <text:p>gorda</text:p>
          </table:table-cell>
          <table:table-cell office:value-type="string">
            <text:p>fat.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aoro</text:p>
          </table:table-cell>
          <table:table-cell office:value-type="string">
            <text:p>kaoro</text:p>
          </table:table-cell>
          <table:table-cell/>
          <table:table-cell table:style-name="ce6" office:value-type="string">
            <text:p>garza</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apai</text:p>
          </table:table-cell>
          <table:table-cell office:value-type="string">
            <text:p>kapai</text:p>
          </table:table-cell>
          <table:table-cell/>
          <table:table-cell table:style-name="ce6" office:value-type="string">
            <text:p>árboles o frutas de aguacate</text:p>
          </table:table-cell>
          <table:table-cell office:value-type="string">
            <text:p>avocado</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apaiñʉ</text:p>
          </table:table-cell>
          <table:table-cell office:value-type="string">
            <text:p>kapaiɲɨ</text:p>
          </table:table-cell>
          <table:table-cell/>
          <table:table-cell table:style-name="ce6" office:value-type="string">
            <text:p>árbol de aguacate.</text:p>
          </table:table-cell>
          <table:table-cell office:value-type="string">
            <text:p>avocado.tr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paipʉ</text:p>
          </table:table-cell>
          <table:table-cell office:value-type="string">
            <text:p>kapaipɨ</text:p>
          </table:table-cell>
          <table:table-cell/>
          <table:table-cell office:value-type="string">
            <text:p><text:s/>fruta de aguacate.</text:p>
          </table:table-cell>
          <table:table-cell office:value-type="string">
            <text:p>avocado.frui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pillomaka</text:p>
          </table:table-cell>
          <table:table-cell office:value-type="string">
            <text:p>kapillomakʰa</text:p>
          </table:table-cell>
          <table:table-cell/>
          <table:table-cell office:value-type="string">
            <text:p>cepillo</text:p>
          </table:table-cell>
          <table:table-cell office:value-type="string">
            <text:p>brush.N</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apita</text:p>
          </table:table-cell>
          <table:table-cell office:value-type="string">
            <text:p>kapitʰa</text:p>
          </table:table-cell>
          <table:table-cell/>
          <table:table-cell office:value-type="string">
            <text:p>cacique, capitán del pueblo.</text:p>
          </table:table-cell>
          <table:table-cell office:value-type="string">
            <text:p>captain</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capʉ</text:p>
          </table:table-cell>
          <table:table-cell office:value-type="string">
            <text:p>kapɨ</text:p>
          </table:table-cell>
          <table:table-cell/>
          <table:table-cell office:value-type="string">
            <text:p>manzana de Adán. 2. coto, bocio.</text:p>
          </table:table-cell>
          <table:table-cell office:value-type="string">
            <text:p>larynx</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pʉ</text:p>
          </table:table-cell>
          <table:table-cell office:value-type="string">
            <text:p>kãpɨ</text:p>
          </table:table-cell>
          <table:table-cell office:value-type="string">
            <text:p>[kã́pɨ]</text:p>
          </table:table-cell>
          <table:table-cell office:value-type="string">
            <text:p>pantorrilla. 2. músculo.</text:p>
          </table:table-cell>
          <table:table-cell office:value-type="string">
            <text:p>calf.of.le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raimʉ</text:p>
          </table:table-cell>
          <table:table-cell office:value-type="string">
            <text:p>karaimɨ</text:p>
          </table:table-cell>
          <table:table-cell/>
          <table:table-cell office:value-type="string">
            <text:p>pasar por un lugar sin parar</text:p>
          </table:table-cell>
          <table:table-cell office:value-type="string">
            <text:p>pass.without.stopping</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caraisiʉ̃sʉrʉmʉ</text:p>
          </table:table-cell>
          <table:table-cell office:value-type="string">
            <text:p>karaisiɨ̃sɨrɨmɨ</text:p>
          </table:table-cell>
          <table:table-cell office:value-type="string">
            <text:p>[karaisíɨ̃sɨrɨmɨ]</text:p>
          </table:table-cell>
          <table:table-cell office:value-type="string">
            <text:p>año pasado</text:p>
          </table:table-cell>
          <table:table-cell office:value-type="string">
            <text:p>previous.yea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raʉ</text:p>
          </table:table-cell>
          <table:table-cell office:value-type="string">
            <text:p>karaɨ</text:p>
          </table:table-cell>
          <table:table-cell/>
          <table:table-cell office:value-type="string">
            <text:p>él, que manda el trueno y el relámpago</text:p>
          </table:table-cell>
          <table:table-cell office:value-type="string">
            <text:p>mythological.being</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are'omʉ</text:p>
          </table:table-cell>
          <table:table-cell office:value-type="string">
            <text:p>kareʔomɨ</text:p>
          </table:table-cell>
          <table:table-cell/>
          <table:table-cell office:value-type="string">
            <text:p>mejorarse; aclararse (el cielo); calmarse (de estar enojado)</text:p>
          </table:table-cell>
          <table:table-cell office:value-type="string">
            <text:p>calm.down.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are'vamʉ</text:p>
          </table:table-cell>
          <table:table-cell office:value-type="string">
            <text:p>kareʔβamɨ</text:p>
          </table:table-cell>
          <table:table-cell office:value-type="string">
            <text:p>[kareʔβámɨ]</text:p>
          </table:table-cell>
          <table:table-cell office:value-type="string">
            <text:p>alistarse</text:p>
          </table:table-cell>
          <table:table-cell office:value-type="string">
            <text:p>get.read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are'vamʉ</text:p>
          </table:table-cell>
          <table:table-cell office:value-type="string">
            <text:p>kareʔβamɨ</text:p>
          </table:table-cell>
          <table:table-cell/>
          <table:table-cell office:value-type="string">
            <text:p>arreglar, reparar</text:p>
          </table:table-cell>
          <table:table-cell office:value-type="string">
            <text:p>repai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aromʉ</text:p>
          </table:table-cell>
          <table:table-cell office:value-type="string">
            <text:p>karomɨ</text:p>
          </table:table-cell>
          <table:table-cell/>
          <table:table-cell office:value-type="string">
            <text:p>frotar (con la mano repetidamente).</text:p>
          </table:table-cell>
          <table:table-cell office:value-type="string">
            <text:p>rub.with.hand</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arosai</text:p>
          </table:table-cell>
          <table:table-cell office:value-type="string">
            <text:p>karosai</text:p>
          </table:table-cell>
          <table:table-cell/>
          <table:table-cell table:style-name="ce16" office:value-type="string">
            <text:p>carros. 2. buses, mixtos. 3. camiones (Son vehículos de tierra de tres o más ruedas.).</text:p>
          </table:table-cell>
          <table:table-cell office:value-type="string">
            <text:p>car.PL</text:p>
          </table:table-cell>
          <table:table-cell table:number-columns-repeated="4"/>
          <table:table-cell office:value-type="string">
            <text:p>Spanish</text:p>
          </table:table-cell>
          <table:table-cell table:number-columns-repeated="5"/>
          <table:table-cell office:value-type="string">
            <text:p>s.in.gen.</text:p>
          </table:table-cell>
          <table:table-cell table:number-columns-repeated="237"/>
        </table:table-row>
        <table:table-row table:style-name="ro2">
          <table:table-cell table:number-columns-repeated="3"/>
          <table:table-cell office:value-type="string">
            <text:p>carosaivʉ</text:p>
          </table:table-cell>
          <table:table-cell office:value-type="string">
            <text:p>karosaiβɨ</text:p>
          </table:table-cell>
          <table:table-cell/>
          <table:table-cell table:style-name="ce6" office:value-type="string">
            <text:p>carro. 2. bus, mixto. Sinón: busaivù, buuvù, po'o toachoovù. 3. camión (Es un vehículo de tierra de tres o más ruedas.). </text:p>
          </table:table-cell>
          <table:table-cell office:value-type="string">
            <text:p>car</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arreterra ma'a</text:p>
          </table:table-cell>
          <table:table-cell office:value-type="string">
            <text:p>karretʰerra maʔa</text:p>
          </table:table-cell>
          <table:table-cell/>
          <table:table-cell office:value-type="string">
            <text:p>carretera</text:p>
          </table:table-cell>
          <table:table-cell office:value-type="string">
            <text:p>road</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artaja'o</text:p>
          </table:table-cell>
          <table:table-cell office:value-type="string">
            <text:p>kartʰahaʔo</text:p>
          </table:table-cell>
          <table:table-cell/>
          <table:table-cell table:style-name="ce6" office:value-type="string">
            <text:p>cartas</text:p>
          </table:table-cell>
          <table:table-cell office:value-type="string">
            <text:p>letter.PL</text:p>
          </table:table-cell>
          <table:table-cell table:number-columns-repeated="4"/>
          <table:table-cell office:value-type="string">
            <text:p>Spanish</text:p>
          </table:table-cell>
          <table:table-cell table:number-columns-repeated="5"/>
          <table:table-cell office:value-type="string">
            <text:p>s.in.gen.</text:p>
          </table:table-cell>
          <table:table-cell table:number-columns-repeated="237"/>
        </table:table-row>
        <table:table-row table:style-name="ro2">
          <table:table-cell table:number-columns-repeated="3"/>
          <table:table-cell office:value-type="string">
            <text:p>cartaja'ova</text:p>
          </table:table-cell>
          <table:table-cell office:value-type="string">
            <text:p>kartʰahaʔoβa</text:p>
          </table:table-cell>
          <table:table-cell/>
          <table:table-cell table:style-name="ce6" office:value-type="string">
            <text:p>carta</text:p>
          </table:table-cell>
          <table:table-cell office:value-type="string">
            <text:p>letter</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artulinaja'o</text:p>
          </table:table-cell>
          <table:table-cell office:value-type="string">
            <text:p>kartʰulinahaʔo</text:p>
          </table:table-cell>
          <table:table-cell/>
          <table:table-cell table:style-name="ce6" office:value-type="string">
            <text:p>hojas de papel cartulina</text:p>
          </table:table-cell>
          <table:table-cell office:value-type="string">
            <text:p>paper.PL</text:p>
          </table:table-cell>
          <table:table-cell table:number-columns-repeated="4"/>
          <table:table-cell office:value-type="string">
            <text:p>Spanish</text:p>
          </table:table-cell>
          <table:table-cell table:number-columns-repeated="5"/>
          <table:table-cell office:value-type="string">
            <text:p>s.in.gen.</text:p>
          </table:table-cell>
          <table:table-cell table:number-columns-repeated="237"/>
        </table:table-row>
        <table:table-row table:style-name="ro2">
          <table:table-cell table:number-columns-repeated="3"/>
          <table:table-cell office:value-type="string">
            <text:p>cartulinaja'ova</text:p>
          </table:table-cell>
          <table:table-cell office:value-type="string">
            <text:p>kartʰulinahaʔoβa</text:p>
          </table:table-cell>
          <table:table-cell/>
          <table:table-cell table:style-name="ce6" office:value-type="string">
            <text:p>hoja de papel cartulina</text:p>
          </table:table-cell>
          <table:table-cell office:value-type="string">
            <text:p>paper</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artulinako'a</text:p>
          </table:table-cell>
          <table:table-cell office:value-type="string">
            <text:p>kartʰulinakʰoʔa</text:p>
          </table:table-cell>
          <table:table-cell/>
          <table:table-cell table:style-name="ce6" office:value-type="string">
            <text:p>lamina de cartulina para techos</text:p>
          </table:table-cell>
          <table:table-cell office:value-type="string">
            <text:p>paper.shee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arũhimu</text:p>
          </table:table-cell>
          <table:table-cell office:value-type="string">
            <text:p>karũhimu</text:p>
          </table:table-cell>
          <table:table-cell/>
          <table:table-cell table:style-name="ce6" office:value-type="string">
            <text:p>transformarse en otra cosa</text:p>
          </table:table-cell>
          <table:table-cell office:value-type="string">
            <text:p>transform.VI</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carʉ̃'ñemʉ</text:p>
          </table:table-cell>
          <table:table-cell office:value-type="string">
            <text:p>karɨ̃ʔɲemɨ</text:p>
          </table:table-cell>
          <table:table-cell/>
          <table:table-cell table:style-name="ce6" office:value-type="string">
            <text:p>poner derecho (algo torcido o mal puesto).</text:p>
          </table:table-cell>
          <table:table-cell office:value-type="string">
            <text:p>straighten.out.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asamʉ</text:p>
          </table:table-cell>
          <table:table-cell office:value-type="string">
            <text:p>kasamɨ</text:p>
          </table:table-cell>
          <table:table-cell/>
          <table:table-cell table:style-name="ce6" office:value-type="string">
            <text:p><text:s/>llevar para abajo, traer abajo.</text:p>
          </table:table-cell>
          <table:table-cell office:value-type="string">
            <text:p>take.down</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asere'reva</text:p>
          </table:table-cell>
          <table:table-cell office:value-type="string">
            <text:p>kasereʔreβa</text:p>
          </table:table-cell>
          <table:table-cell/>
          <table:table-cell table:style-name="ce6" office:value-type="string">
            <text:p>casete o cassette.</text:p>
          </table:table-cell>
          <table:table-cell office:value-type="string">
            <text:p>cassette.tape</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asomʉ</text:p>
          </table:table-cell>
          <table:table-cell office:value-type="string">
            <text:p>kasomɨ</text:p>
          </table:table-cell>
          <table:table-cell/>
          <table:table-cell office:value-type="string">
            <text:p>hacer bajar. 2. dejar, crecer (el pelo). 3. crecer para abajo (tubérculos comestibles como ñame, papas, patata y yuca)</text:p>
          </table:table-cell>
          <table:table-cell office:value-type="string">
            <text:p>make.go.down</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casʉ'kamʉ</text:p>
          </table:table-cell>
          <table:table-cell office:value-type="string">
            <text:p>kasɨʔkʰamɨ</text:p>
          </table:table-cell>
          <table:table-cell/>
          <table:table-cell table:style-name="ce6" office:value-type="string">
            <text:p><text:s/>pulir, brillar (una olla de barro con piedra).</text:p>
          </table:table-cell>
          <table:table-cell office:value-type="string">
            <text:p>polish</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ata</text:p>
          </table:table-cell>
          <table:table-cell office:value-type="string">
            <text:p>katʰa</text:p>
          </table:table-cell>
          <table:table-cell/>
          <table:table-cell table:style-name="ce6" office:value-type="string">
            <text:p>piedras, rocas</text:p>
          </table:table-cell>
          <table:table-cell office:value-type="string">
            <text:p>stone.PL</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ata oko</text:p>
          </table:table-cell>
          <table:table-cell office:value-type="string">
            <text:p>katʰa okʰo</text:p>
          </table:table-cell>
          <table:table-cell/>
          <table:table-cell table:style-name="ce6" office:value-type="string">
            <text:p>granizo</text:p>
          </table:table-cell>
          <table:table-cell office:value-type="string">
            <text:p>hail.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ta peneñʉ</text:p>
          </table:table-cell>
          <table:table-cell office:value-type="string">
            <text:p>katʰa peneɲɨ</text:p>
          </table:table-cell>
          <table:table-cell/>
          <table:table-cell table:style-name="ce6" office:value-type="string">
            <text:p>especie de guamo</text:p>
          </table:table-cell>
          <table:table-cell office:value-type="string">
            <text:p>Ing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ta uti</text:p>
          </table:table-cell>
          <table:table-cell office:value-type="string">
            <text:p>katʰa utʰi</text:p>
          </table:table-cell>
          <table:table-cell/>
          <table:table-cell table:style-name="ce6" office:value-type="string">
            <text:p>especie de avispa</text:p>
          </table:table-cell>
          <table:table-cell office:value-type="string">
            <text:p>wasp.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atapʉ</text:p>
          </table:table-cell>
          <table:table-cell office:value-type="string">
            <text:p>katʰapɨ</text:p>
          </table:table-cell>
          <table:table-cell/>
          <table:table-cell table:style-name="ce6" office:value-type="string">
            <text:p>piedra, roca</text:p>
          </table:table-cell>
          <table:table-cell office:value-type="string">
            <text:p>ston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tʉ</text:p>
          </table:table-cell>
          <table:table-cell office:value-type="string">
            <text:p>kãtʰɨ</text:p>
          </table:table-cell>
          <table:table-cell/>
          <table:table-cell table:style-name="ce6" office:value-type="string">
            <text:p>caña guache. Generium sagittatum (Aubl) Beauv, Arundo donax L. (Pérez).</text:p>
          </table:table-cell>
          <table:table-cell office:value-type="string">
            <text:p>wild.cane.sp</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ãtʉ tẽa</text:p>
          </table:table-cell>
          <table:table-cell office:value-type="string">
            <text:p>kãtʰɨ tʰẽa</text:p>
          </table:table-cell>
          <table:table-cell/>
          <table:table-cell table:style-name="ce6" office:value-type="string">
            <text:p><text:s/>especie de pájaro pescador.</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ãtʉcha</text:p>
          </table:table-cell>
          <table:table-cell office:value-type="string">
            <text:p>kãtʰɨdʒa</text:p>
          </table:table-cell>
          <table:table-cell/>
          <table:table-cell table:style-name="ce6" office:value-type="string">
            <text:p><text:s/>río Putumayo</text:p>
          </table:table-cell>
          <table:table-cell office:value-type="string">
            <text:p>river.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tʉcho</text:p>
          </table:table-cell>
          <table:table-cell office:value-type="string">
            <text:p>kãtʰɨdʒo</text:p>
          </table:table-cell>
          <table:table-cell/>
          <table:table-cell office:value-type="string">
            <text:p><text:s/>palo de caña guache</text:p>
          </table:table-cell>
          <table:table-cell office:value-type="string">
            <text:p>wild.cane.stal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tʉtʉ'ka</text:p>
          </table:table-cell>
          <table:table-cell office:value-type="string">
            <text:p>kãtʰɨtʰɨʔkʰa</text:p>
          </table:table-cell>
          <table:table-cell/>
          <table:table-cell table:style-name="ce6" office:value-type="string">
            <text:p>pedacitos de caña guache</text:p>
          </table:table-cell>
          <table:table-cell office:value-type="string">
            <text:p>wild.cane.piec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ãtʉtʉ'kapʉ</text:p>
          </table:table-cell>
          <table:table-cell office:value-type="string">
            <text:p>kãtʰɨtʰɨʔkʰapɨ</text:p>
          </table:table-cell>
          <table:table-cell/>
          <table:table-cell table:style-name="ce6" office:value-type="string">
            <text:p>pedacito de caña guache</text:p>
          </table:table-cell>
          <table:table-cell office:value-type="string">
            <text:p>wild.cane.piece.P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ʉ</text:p>
          </table:table-cell>
          <table:table-cell office:value-type="string">
            <text:p>kãɨ</text:p>
          </table:table-cell>
          <table:table-cell/>
          <table:table-cell table:style-name="ce6" office:value-type="string">
            <text:p>gordo</text:p>
          </table:table-cell>
          <table:table-cell office:value-type="string">
            <text:p>fat.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ãva ku'imʉ</text:p>
          </table:table-cell>
          <table:table-cell office:value-type="string">
            <text:p>kãβa kʰuʔimɨ</text:p>
          </table:table-cell>
          <table:table-cell/>
          <table:table-cell table:style-name="ce6" office:value-type="string">
            <text:p>volar</text:p>
          </table:table-cell>
          <table:table-cell office:value-type="string">
            <text:p>fly</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cava pĩsimu</text:p>
          </table:table-cell>
          <table:table-cell office:value-type="string">
            <text:p>kaβa pĩsimu</text:p>
          </table:table-cell>
          <table:table-cell/>
          <table:table-cell table:style-name="ce6" office:value-type="string">
            <text:p>especie de bejuco medicinal (Se puede ser machucado para sacar el jugo que se echa en los ojos del paciente; también sirve para purgar el estómago.).</text:p>
          </table:table-cell>
          <table:table-cell office:value-type="string">
            <text:p>liana.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avache</text:p>
          </table:table-cell>
          <table:table-cell office:value-type="string">
            <text:p>kaβadʒe</text:p>
          </table:table-cell>
          <table:table-cell/>
          <table:table-cell table:style-name="ce6" office:value-type="string">
            <text:p>pelea</text:p>
          </table:table-cell>
          <table:table-cell office:value-type="string">
            <text:p>figh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vacho</text:p>
          </table:table-cell>
          <table:table-cell office:value-type="string">
            <text:p>kaβadʒo</text:p>
          </table:table-cell>
          <table:table-cell/>
          <table:table-cell table:style-name="ce6" office:value-type="string">
            <text:p>caballo</text:p>
          </table:table-cell>
          <table:table-cell office:value-type="string">
            <text:p>horse</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cavacho koovʉ jẽ'joñe</text:p>
          </table:table-cell>
          <table:table-cell office:value-type="string">
            <text:p>kaβadʒo kʰooβɨ hẽʔhoɲe</text:p>
          </table:table-cell>
          <table:table-cell/>
          <table:table-cell office:value-type="string">
            <text:p>herradura. Lit: lo que se martilla a la uña del caballo.</text:p>
          </table:table-cell>
          <table:table-cell office:value-type="string">
            <text:p>horsesho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vako</text:p>
          </table:table-cell>
          <table:table-cell office:value-type="string">
            <text:p>kaβakʰo</text:p>
          </table:table-cell>
          <table:table-cell/>
          <table:table-cell office:value-type="string">
            <text:p>peleadora</text:p>
          </table:table-cell>
          <table:table-cell office:value-type="string">
            <text:p>fight.NMLZ.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avakʉ</text:p>
          </table:table-cell>
          <table:table-cell office:value-type="string">
            <text:p>kaβakʰɨ</text:p>
          </table:table-cell>
          <table:table-cell/>
          <table:table-cell office:value-type="string">
            <text:p>peleador</text:p>
          </table:table-cell>
          <table:table-cell office:value-type="string">
            <text:p>fight.NMLZ.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avamʉ</text:p>
          </table:table-cell>
          <table:table-cell office:value-type="string">
            <text:p>kaβamɨ</text:p>
          </table:table-cell>
          <table:table-cell office:value-type="string">
            <text:p>[káβamɨ]</text:p>
          </table:table-cell>
          <table:table-cell table:style-name="ce6" office:value-type="string">
            <text:p>pelear</text:p>
          </table:table-cell>
          <table:table-cell office:value-type="string">
            <text:p>fight.V</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ãvamʉ</text:p>
          </table:table-cell>
          <table:table-cell office:value-type="string">
            <text:p>kãβamɨ</text:p>
          </table:table-cell>
          <table:table-cell/>
          <table:table-cell table:style-name="ce6" office:value-type="string">
            <text:p>volar en circulos</text:p>
          </table:table-cell>
          <table:table-cell office:value-type="string">
            <text:p>fly.in.circle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avañʉ</text:p>
          </table:table-cell>
          <table:table-cell office:value-type="string">
            <text:p>kaβaɲɨ</text:p>
          </table:table-cell>
          <table:table-cell office:value-type="string">
            <text:p>[káβaɲɨ]</text:p>
          </table:table-cell>
          <table:table-cell table:style-name="ce6" office:value-type="string">
            <text:p>hobo o jobo (La fruta es oblonga y de color anaranjado.). Spondias mombin L.</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ãvemʉ</text:p>
          </table:table-cell>
          <table:table-cell office:value-type="string">
            <text:p>kãβemɨ</text:p>
          </table:table-cell>
          <table:table-cell/>
          <table:table-cell table:style-name="ce6" office:value-type="string">
            <text:p><text:s/>estar enredado, enredarse.</text:p>
          </table:table-cell>
          <table:table-cell office:value-type="string">
            <text:p>get.tangle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aveso joremʉ</text:p>
          </table:table-cell>
          <table:table-cell office:value-type="string">
            <text:p>kaβeso horemɨ</text:p>
          </table:table-cell>
          <table:table-cell/>
          <table:table-cell table:style-name="ce6" office:value-type="string">
            <text:p>disfrazarse para engañar. Lit: hacer olvidar y mentir.</text:p>
          </table:table-cell>
          <table:table-cell office:value-type="string">
            <text:p>disguise.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avesomʉ</text:p>
          </table:table-cell>
          <table:table-cell office:value-type="string">
            <text:p>kaβesomɨ</text:p>
          </table:table-cell>
          <table:table-cell/>
          <table:table-cell table:style-name="ce6" office:value-type="string">
            <text:p>hacer olvidar.</text:p>
          </table:table-cell>
          <table:table-cell office:value-type="string">
            <text:p>make.forget</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cavesʉmʉ</text:p>
          </table:table-cell>
          <table:table-cell office:value-type="string">
            <text:p>kaβesɨmɨ</text:p>
          </table:table-cell>
          <table:table-cell office:value-type="string">
            <text:p>[kaβesɨ́mɨ]</text:p>
          </table:table-cell>
          <table:table-cell table:style-name="ce6" office:value-type="string">
            <text:p>olvidar</text:p>
          </table:table-cell>
          <table:table-cell office:value-type="string">
            <text:p>forge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avʉ</text:p>
          </table:table-cell>
          <table:table-cell office:value-type="string">
            <text:p>kaβɨ</text:p>
          </table:table-cell>
          <table:table-cell/>
          <table:table-cell office:value-type="string">
            <text:p>cuello</text:p>
          </table:table-cell>
          <table:table-cell office:value-type="string">
            <text:p>neck</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cavʉ rʉesomʉ</text:p>
          </table:table-cell>
          <table:table-cell office:value-type="string">
            <text:p>kaβɨ rɨesomɨ</text:p>
          </table:table-cell>
          <table:table-cell/>
          <table:table-cell table:style-name="ce6" office:value-type="string">
            <text:p>estar afónico</text:p>
          </table:table-cell>
          <table:table-cell office:value-type="string">
            <text:p>be.hoars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ebollajuupʉ</text:p>
          </table:table-cell>
          <table:table-cell office:value-type="string">
            <text:p>kebollahuupɨ</text:p>
          </table:table-cell>
          <table:table-cell/>
          <table:table-cell office:value-type="string">
            <text:p><text:s/>cebolla de tallo, cebolla junca (Es un atado de cebolla larga.)</text:p>
          </table:table-cell>
          <table:table-cell office:value-type="string">
            <text:p>onion.stalk</text:p>
          </table:table-cell>
          <table:table-cell table:number-columns-repeated="3"/>
          <table:table-cell office:value-type="string">
            <text:p>CAQ dialect note</text:p>
          </table:table-cell>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ebollapʉ</text:p>
          </table:table-cell>
          <table:table-cell office:value-type="string">
            <text:p>kebollapɨ</text:p>
          </table:table-cell>
          <table:table-cell/>
          <table:table-cell office:value-type="string">
            <text:p>cebolla cabezona</text:p>
          </table:table-cell>
          <table:table-cell office:value-type="string">
            <text:p>onion.bulb</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h'ao cãtʉ</text:p>
          </table:table-cell>
          <table:table-cell office:value-type="string">
            <text:p>dʒʔao kãtʰɨ</text:p>
          </table:table-cell>
          <table:table-cell/>
          <table:table-cell office:value-type="string">
            <text:p>caña pasto guache, especie de hierba</text:p>
          </table:table-cell>
          <table:table-cell office:value-type="string">
            <text:p>can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amʉ</text:p>
          </table:table-cell>
          <table:table-cell office:value-type="string">
            <text:p>dʒaʔamɨ</text:p>
          </table:table-cell>
          <table:table-cell office:value-type="string">
            <text:p>[dʒaʔámɨ]</text:p>
          </table:table-cell>
          <table:table-cell table:style-name="ce6" office:value-type="string">
            <text:p>esperar</text:p>
          </table:table-cell>
          <table:table-cell office:value-type="string">
            <text:p>wait.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a'amʉ</text:p>
          </table:table-cell>
          <table:table-cell office:value-type="string">
            <text:p>dʒaʔamɨ</text:p>
          </table:table-cell>
          <table:table-cell office:value-type="string">
            <text:p>[dʒáʔamɨ]</text:p>
          </table:table-cell>
          <table:table-cell table:style-name="ce6" office:value-type="string">
            <text:p>abrir (la boca)</text:p>
          </table:table-cell>
          <table:table-cell office:value-type="string">
            <text:p>open.mouth</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a'camʉ</text:p>
          </table:table-cell>
          <table:table-cell office:value-type="string">
            <text:p>dʒaʔkamɨ</text:p>
          </table:table-cell>
          <table:table-cell office:value-type="string">
            <text:p>[dʒáʔkamɨ]</text:p>
          </table:table-cell>
          <table:table-cell office:value-type="string">
            <text:p>pisotear, pisar para desgranar (arroz)</text:p>
          </table:table-cell>
          <table:table-cell office:value-type="string">
            <text:p>step.o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a'casi'e</text:p>
          </table:table-cell>
          <table:table-cell office:value-type="string">
            <text:p>dʒaʔkasiʔe</text:p>
          </table:table-cell>
          <table:table-cell/>
          <table:table-cell office:value-type="string">
            <text:p>huella de pie</text:p>
          </table:table-cell>
          <table:table-cell office:value-type="string">
            <text:p>footste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cha</text:p>
          </table:table-cell>
          <table:table-cell office:value-type="string">
            <text:p>dʒaʔdʒa</text:p>
          </table:table-cell>
          <table:table-cell/>
          <table:table-cell office:value-type="string">
            <text:p>tío (Se refiere al hermano de la madre de uno, o el hijo del mismo.).</text:p>
          </table:table-cell>
          <table:table-cell office:value-type="string">
            <text:p>MB</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a'chaja'imʉ</text:p>
          </table:table-cell>
          <table:table-cell office:value-type="string">
            <text:p>dʒaʔdʒahaʔimɨ</text:p>
          </table:table-cell>
          <table:table-cell office:value-type="string">
            <text:p>[dʒaʔdʒáhaʔimɨ]</text:p>
          </table:table-cell>
          <table:table-cell table:style-name="ce6" office:value-type="string">
            <text:p>ser delgado, ser bien tallado de cuerpo, ser bien proporcionado.</text:p>
          </table:table-cell>
          <table:table-cell office:value-type="string">
            <text:p>be.slender</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cha'chomʉ</text:p>
          </table:table-cell>
          <table:table-cell office:value-type="string">
            <text:p>dʒaʔdʒomɨ</text:p>
          </table:table-cell>
          <table:table-cell office:value-type="string">
            <text:p>[dʒáʔdʒomɨ]</text:p>
          </table:table-cell>
          <table:table-cell office:value-type="string">
            <text:p>hacer bailar, hacer brincar.</text:p>
          </table:table-cell>
          <table:table-cell office:value-type="string">
            <text:p>make.dance</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cha'chʉmʉ</text:p>
          </table:table-cell>
          <table:table-cell office:value-type="string">
            <text:p>dʒaʔdʒɨmɨ</text:p>
          </table:table-cell>
          <table:table-cell/>
          <table:table-cell office:value-type="string">
            <text:p>mojar ligeramente (el cabello con agua o perfume).</text:p>
          </table:table-cell>
          <table:table-cell office:value-type="string">
            <text:p>make.we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ã'cumʉ</text:p>
          </table:table-cell>
          <table:table-cell office:value-type="string">
            <text:p>dʒãʔkumɨ</text:p>
          </table:table-cell>
          <table:table-cell/>
          <table:table-cell office:value-type="string">
            <text:p>chasquear (con los labios).</text:p>
          </table:table-cell>
          <table:table-cell office:value-type="string">
            <text:p>make.lip.noise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ã'emʉ</text:p>
          </table:table-cell>
          <table:table-cell office:value-type="string">
            <text:p>dʒãʔemɨ</text:p>
          </table:table-cell>
          <table:table-cell/>
          <table:table-cell office:value-type="string">
            <text:p>cortar en dos o más pedazos</text:p>
          </table:table-cell>
          <table:table-cell office:value-type="string">
            <text:p>cut.in.many.part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a'i</text:p>
          </table:table-cell>
          <table:table-cell office:value-type="string">
            <text:p>dʒaʔi</text:p>
          </table:table-cell>
          <table:table-cell/>
          <table:table-cell table:style-name="ce6" office:value-type="string">
            <text:p>bejuco yaré (Se utiliza para amarrar casas; es muy fuerte.).</text:p>
          </table:table-cell>
          <table:table-cell office:value-type="string">
            <text:p>liana.sp</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ha'ime</text:p>
          </table:table-cell>
          <table:table-cell office:value-type="string">
            <text:p>dʒaʔime</text:p>
          </table:table-cell>
          <table:table-cell office:value-type="string">
            <text:p>[dʒaʔimé]</text:p>
          </table:table-cell>
          <table:table-cell table:style-name="ce6" office:value-type="string">
            <text:p>especie de raya (Es pintada y muy grande; no pica.).</text:p>
          </table:table-cell>
          <table:table-cell office:value-type="string">
            <text:p>stingray.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a'ime</text:p>
          </table:table-cell>
          <table:table-cell office:value-type="string">
            <text:p>dʒaʔime</text:p>
          </table:table-cell>
          <table:table-cell/>
          <table:table-cell table:style-name="ce6" office:value-type="string">
            <text:p>pedazo de bejuco yaré.</text:p>
          </table:table-cell>
          <table:table-cell office:value-type="string">
            <text:p>liana.sp.pie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imʉ</text:p>
          </table:table-cell>
          <table:table-cell office:value-type="string">
            <text:p>dʒaʔimɨ</text:p>
          </table:table-cell>
          <table:table-cell office:value-type="string">
            <text:p>[dʒáʔimɨ]</text:p>
          </table:table-cell>
          <table:table-cell table:style-name="ce6" office:value-type="string">
            <text:p>bailar, saltar</text:p>
          </table:table-cell>
          <table:table-cell office:value-type="string">
            <text:p>danc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a'iñʉ</text:p>
          </table:table-cell>
          <table:table-cell office:value-type="string">
            <text:p>dʒaʔiɲɨ</text:p>
          </table:table-cell>
          <table:table-cell/>
          <table:table-cell office:value-type="string">
            <text:p>especie de árbol (Es el árbol donde crece el bejuco yaré.).</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ipʉ</text:p>
          </table:table-cell>
          <table:table-cell office:value-type="string">
            <text:p>dʒaʔipɨ</text:p>
          </table:table-cell>
          <table:table-cell/>
          <table:table-cell office:value-type="string">
            <text:p>especie de fruta silvestre (Tiene cáscara verde, pulpa blanca y pepas negras.).</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irĩpʉ</text:p>
          </table:table-cell>
          <table:table-cell office:value-type="string">
            <text:p>dʒaʔirĩpɨ</text:p>
          </table:table-cell>
          <table:table-cell/>
          <table:table-cell office:value-type="string">
            <text:p><text:s/>pedacito de bejuco yaré (para amarrar).</text:p>
          </table:table-cell>
          <table:table-cell office:value-type="string">
            <text:p>liana.sp.pie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jimʉ</text:p>
          </table:table-cell>
          <table:table-cell office:value-type="string">
            <text:p>dʒaʔhimɨ</text:p>
          </table:table-cell>
          <table:table-cell office:value-type="string">
            <text:p>[dʒáʔhimɨ]</text:p>
          </table:table-cell>
          <table:table-cell table:style-name="ce6" office:value-type="string">
            <text:p>madurar</text:p>
          </table:table-cell>
          <table:table-cell office:value-type="string">
            <text:p>get.rip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a'mimʉ</text:p>
          </table:table-cell>
          <table:table-cell office:value-type="string">
            <text:p>dʒaʔmimɨ</text:p>
          </table:table-cell>
          <table:table-cell/>
          <table:table-cell office:value-type="string">
            <text:p>cerrar y abrir (los ojos varias veces), guiñar repetidamente.</text:p>
          </table:table-cell>
          <table:table-cell office:value-type="string">
            <text:p>blink.PLACT</text:p>
          </table:table-cell>
          <table:table-cell table:number-columns-repeated="10"/>
          <table:table-cell office:value-type="string">
            <text:p>v.t.rep.</text:p>
          </table:table-cell>
          <table:table-cell table:number-columns-repeated="237"/>
        </table:table-row>
        <table:table-row table:style-name="ro3">
          <table:table-cell table:number-columns-repeated="3"/>
          <table:table-cell office:value-type="string">
            <text:p>cha'o</text:p>
          </table:table-cell>
          <table:table-cell office:value-type="string">
            <text:p>dʒaʔo</text:p>
          </table:table-cell>
          <table:table-cell/>
          <table:table-cell table:style-name="ce6" office:value-type="string">
            <text:p>nutria</text:p>
          </table:table-cell>
          <table:table-cell office:value-type="string">
            <text:p>otter.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a'o</text:p>
          </table:table-cell>
          <table:table-cell office:value-type="string">
            <text:p>dʒaʔo</text:p>
          </table:table-cell>
          <table:table-cell/>
          <table:table-cell table:style-name="ce6" office:value-type="string">
            <text:p>barro, tierra</text:p>
          </table:table-cell>
          <table:table-cell office:value-type="string">
            <text:p>mu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o jure</text:p>
          </table:table-cell>
          <table:table-cell office:value-type="string">
            <text:p>dʒaʔo hure</text:p>
          </table:table-cell>
          <table:table-cell/>
          <table:table-cell table:style-name="ce6" office:value-type="string">
            <text:p>especie de paloma (Es de tamaño median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a'o sẽse</text:p>
          </table:table-cell>
          <table:table-cell office:value-type="string">
            <text:p>dʒaʔo sẽse</text:p>
          </table:table-cell>
          <table:table-cell/>
          <table:table-cell table:style-name="ce6" office:value-type="string">
            <text:p>cerrillo, pecarí de collar, especie de puerco manada. Tayassu tajacu.</text:p>
          </table:table-cell>
          <table:table-cell office:value-type="string">
            <text:p>collared.peccary</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a'o uti</text:p>
          </table:table-cell>
          <table:table-cell office:value-type="string">
            <text:p>dʒaʔo utʰi</text:p>
          </table:table-cell>
          <table:table-cell/>
          <table:table-cell table:style-name="ce6" office:value-type="string">
            <text:p>especie de avispa (Son pequeñas y de color amarillo; sus nidos se fabrican con barro.). Lit: avispa barro.</text:p>
          </table:table-cell>
          <table:table-cell office:value-type="string">
            <text:p>wasp.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cha'omʉ</text:p>
          </table:table-cell>
          <table:table-cell office:value-type="string">
            <text:p>dʒaʔomɨ</text:p>
          </table:table-cell>
          <table:table-cell office:value-type="string">
            <text:p>[dʒáʔomɨ]</text:p>
          </table:table-cell>
          <table:table-cell table:style-name="ce6" office:value-type="string">
            <text:p>hacer abrir (la boca).</text:p>
          </table:table-cell>
          <table:table-cell office:value-type="string">
            <text:p>make.open.mouth</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cha'oo</text:p>
          </table:table-cell>
          <table:table-cell office:value-type="string">
            <text:p>dʒaʔoo</text:p>
          </table:table-cell>
          <table:table-cell/>
          <table:table-cell table:style-name="ce6" office:value-type="string">
            <text:p>muda</text:p>
          </table:table-cell>
          <table:table-cell office:value-type="string">
            <text:p>mute.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a'opo</text:p>
          </table:table-cell>
          <table:table-cell office:value-type="string">
            <text:p>dʒaʔopo</text:p>
          </table:table-cell>
          <table:table-cell/>
          <table:table-cell table:style-name="ce6" office:value-type="string">
            <text:p>polvo</text:p>
          </table:table-cell>
          <table:table-cell office:value-type="string">
            <text:p>dust/powd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oʉ</text:p>
          </table:table-cell>
          <table:table-cell office:value-type="string">
            <text:p>dʒaʔoɨ</text:p>
          </table:table-cell>
          <table:table-cell/>
          <table:table-cell table:style-name="ce6" office:value-type="string">
            <text:p>mudo</text:p>
          </table:table-cell>
          <table:table-cell office:value-type="string">
            <text:p>mute.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a'pimʉ</text:p>
          </table:table-cell>
          <table:table-cell office:value-type="string">
            <text:p>dʒaʔpimɨ</text:p>
          </table:table-cell>
          <table:table-cell/>
          <table:table-cell table:style-name="ce6" office:value-type="string">
            <text:p>amasar</text:p>
          </table:table-cell>
          <table:table-cell office:value-type="string">
            <text:p>mix</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a'puñʉ</text:p>
          </table:table-cell>
          <table:table-cell office:value-type="string">
            <text:p>dʒaʔpuɲɨ</text:p>
          </table:table-cell>
          <table:table-cell/>
          <table:table-cell office:value-type="string">
            <text:p>especie de arbol</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samʉ</text:p>
          </table:table-cell>
          <table:table-cell office:value-type="string">
            <text:p>dʒãʔsamɨ</text:p>
          </table:table-cell>
          <table:table-cell/>
          <table:table-cell office:value-type="string">
            <text:p>brincar, saltar</text:p>
          </table:table-cell>
          <table:table-cell office:value-type="string">
            <text:p>leap</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ã'so</text:p>
          </table:table-cell>
          <table:table-cell office:value-type="string">
            <text:p>dʒãʔso</text:p>
          </table:table-cell>
          <table:table-cell/>
          <table:table-cell office:value-type="string">
            <text:p><text:s/>corteza de cierta palma (Queman esta corteza y la mezclan con greda blanca para hacer alfarería.).</text:p>
          </table:table-cell>
          <table:table-cell office:value-type="string">
            <text:p>palm.sp.bar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soko'a</text:p>
          </table:table-cell>
          <table:table-cell office:value-type="string">
            <text:p>dʒãʔsokʰoʔa</text:p>
          </table:table-cell>
          <table:table-cell/>
          <table:table-cell office:value-type="string">
            <text:p>lámina de corteza de la palma chã'so</text:p>
          </table:table-cell>
          <table:table-cell office:value-type="string">
            <text:p>palm.sp.bark.shee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soñʉ</text:p>
          </table:table-cell>
          <table:table-cell office:value-type="string">
            <text:p>dʒãʔsoɲɨ</text:p>
          </table:table-cell>
          <table:table-cell/>
          <table:table-cell office:value-type="string">
            <text:p>especie de palma</text:p>
          </table:table-cell>
          <table:table-cell office:value-type="string">
            <text:p>palm.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sopo</text:p>
          </table:table-cell>
          <table:table-cell office:value-type="string">
            <text:p>dʒãʔsopo</text:p>
          </table:table-cell>
          <table:table-cell/>
          <table:table-cell office:value-type="string">
            <text:p><text:s/>polvo molido de la corteza de la palma chã'so (Se mezcla con arcilla para hacer tinajas.). </text:p>
          </table:table-cell>
          <table:table-cell office:value-type="string">
            <text:p>palm.sp.bark.powd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sore'reva</text:p>
          </table:table-cell>
          <table:table-cell office:value-type="string">
            <text:p>dʒãʔsoreʔreβa</text:p>
          </table:table-cell>
          <table:table-cell/>
          <table:table-cell office:value-type="string">
            <text:p>pedazo pequeño de corteza de la palma chã'so.</text:p>
          </table:table-cell>
          <table:table-cell office:value-type="string">
            <text:p>palm.sp.bark.pie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temʉ</text:p>
          </table:table-cell>
          <table:table-cell office:value-type="string">
            <text:p>dʒãʔtʰemɨ</text:p>
          </table:table-cell>
          <table:table-cell/>
          <table:table-cell office:value-type="string">
            <text:p><text:s/>cortar en muchos pedazos</text:p>
          </table:table-cell>
          <table:table-cell office:value-type="string">
            <text:p>cut.in.many.parts.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chã'ti</text:p>
          </table:table-cell>
          <table:table-cell office:value-type="string">
            <text:p>dʒãʔtʰi</text:p>
          </table:table-cell>
          <table:table-cell/>
          <table:table-cell table:style-name="ce6" office:value-type="string">
            <text:p>puntas, extremos</text:p>
          </table:table-cell>
          <table:table-cell office:value-type="string">
            <text:p>point.PL</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hã'tiro</text:p>
          </table:table-cell>
          <table:table-cell office:value-type="string">
            <text:p>dʒãʔtʰiro</text:p>
          </table:table-cell>
          <table:table-cell/>
          <table:table-cell office:value-type="string">
            <text:p>punta, extremo</text:p>
          </table:table-cell>
          <table:table-cell office:value-type="string">
            <text:p>poi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umʉ</text:p>
          </table:table-cell>
          <table:table-cell office:value-type="string">
            <text:p>dʒaʔumɨ</text:p>
          </table:table-cell>
          <table:table-cell/>
          <table:table-cell table:style-name="ce6" office:value-type="string">
            <text:p>secarse (la chagra)</text:p>
          </table:table-cell>
          <table:table-cell office:value-type="string">
            <text:p>dry.of.plants.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a'umʉ</text:p>
          </table:table-cell>
          <table:table-cell office:value-type="string">
            <text:p>dʒaʔumɨ</text:p>
          </table:table-cell>
          <table:table-cell/>
          <table:table-cell office:value-type="string">
            <text:p>tostar</text:p>
          </table:table-cell>
          <table:table-cell office:value-type="string">
            <text:p>toas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ã'umʉ</text:p>
          </table:table-cell>
          <table:table-cell office:value-type="string">
            <text:p>dʒãʔumɨ</text:p>
          </table:table-cell>
          <table:table-cell/>
          <table:table-cell table:style-name="ce6" office:value-type="string">
            <text:p>picar (la guadua, el bambú o chonta para hacer esterilla).</text:p>
          </table:table-cell>
          <table:table-cell office:value-type="string">
            <text:p>slice.bamboo</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a'vo caraimʉ</text:p>
          </table:table-cell>
          <table:table-cell office:value-type="string">
            <text:p>dʒaʔβo karaimɨ</text:p>
          </table:table-cell>
          <table:table-cell/>
          <table:table-cell office:value-type="string">
            <text:p>pasar (la fiebre)</text:p>
          </table:table-cell>
          <table:table-cell office:value-type="string">
            <text:p>pass.of.fever</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cha'vo chʉrʉmʉ</text:p>
          </table:table-cell>
          <table:table-cell office:value-type="string">
            <text:p>dʒaʔβo dʒɨrɨmɨ</text:p>
          </table:table-cell>
          <table:table-cell/>
          <table:table-cell table:style-name="ce6" office:value-type="string">
            <text:p>pasar (la fiebre)</text:p>
          </table:table-cell>
          <table:table-cell office:value-type="string">
            <text:p>pass.of.feve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a'vo ravʉ</text:p>
          </table:table-cell>
          <table:table-cell office:value-type="string">
            <text:p>dʒaʔβo raβɨ</text:p>
          </table:table-cell>
          <table:table-cell/>
          <table:table-cell office:value-type="string">
            <text:p>malaria, paludismo</text:p>
          </table:table-cell>
          <table:table-cell office:value-type="string">
            <text:p>malaria</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vo rue'temʉ</text:p>
          </table:table-cell>
          <table:table-cell office:value-type="string">
            <text:p>dʒaʔβo rueʔtʰemɨ</text:p>
          </table:table-cell>
          <table:table-cell/>
          <table:table-cell office:value-type="string">
            <text:p>pasar (la fiebre)</text:p>
          </table:table-cell>
          <table:table-cell office:value-type="string">
            <text:p>pass.of.feve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a'vomʉ</text:p>
          </table:table-cell>
          <table:table-cell office:value-type="string">
            <text:p>dʒaʔβomɨ</text:p>
          </table:table-cell>
          <table:table-cell/>
          <table:table-cell office:value-type="string">
            <text:p>tener fiebre</text:p>
          </table:table-cell>
          <table:table-cell office:value-type="string">
            <text:p>have.feve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achamʉ</text:p>
          </table:table-cell>
          <table:table-cell office:value-type="string">
            <text:p>dʒadʒamɨ</text:p>
          </table:table-cell>
          <table:table-cell office:value-type="string">
            <text:p>[dʒádʒamɨ]</text:p>
          </table:table-cell>
          <table:table-cell office:value-type="string">
            <text:p>apagarse</text:p>
          </table:table-cell>
          <table:table-cell office:value-type="string">
            <text:p>go.out.fir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achomʉ</text:p>
          </table:table-cell>
          <table:table-cell office:value-type="string">
            <text:p>dʒadʒomɨ</text:p>
          </table:table-cell>
          <table:table-cell office:value-type="string">
            <text:p>[dʒádʒomɨ]</text:p>
          </table:table-cell>
          <table:table-cell office:value-type="string">
            <text:p>apagar</text:p>
          </table:table-cell>
          <table:table-cell office:value-type="string">
            <text:p>put.out.fire</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chachomʉ</text:p>
          </table:table-cell>
          <table:table-cell office:value-type="string">
            <text:p>dʒadʒomɨ</text:p>
          </table:table-cell>
          <table:table-cell office:value-type="string">
            <text:p>[dʒádʒómɨ]</text:p>
          </table:table-cell>
          <table:table-cell table:style-name="ce6" office:value-type="string">
            <text:p>saturar (con líquido)</text:p>
          </table:table-cell>
          <table:table-cell office:value-type="string">
            <text:p>saturate.with.liquid</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chai</text:p>
          </table:table-cell>
          <table:table-cell office:value-type="string">
            <text:p>dʒai</text:p>
          </table:table-cell>
          <table:table-cell/>
          <table:table-cell table:style-name="ce6" office:value-type="string">
            <text:p>tigre (Es una palabra general para cualquier felino salvaje como tigrillo, jaguar, pantera.)</text:p>
          </table:table-cell>
          <table:table-cell office:value-type="string">
            <text:p>jagua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ai</text:p>
          </table:table-cell>
          <table:table-cell office:value-type="string">
            <text:p>dʒai</text:p>
          </table:table-cell>
          <table:table-cell/>
          <table:table-cell table:style-name="ce6" office:value-type="string">
            <text:p>chamãn, curaca, curandero, brujo, hechicero</text:p>
          </table:table-cell>
          <table:table-cell office:value-type="string">
            <text:p>shama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ai ca'nivʉ tu'tesi'e</text:p>
          </table:table-cell>
          <table:table-cell office:value-type="string">
            <text:p>dʒai kaʔniβɨ tʰuʔtʰesiʔe</text:p>
          </table:table-cell>
          <table:table-cell/>
          <table:table-cell table:style-name="ce6" office:value-type="string">
            <text:p><text:s/>piel de tigre.</text:p>
          </table:table-cell>
          <table:table-cell office:value-type="string">
            <text:p>jaguar.ski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i ĩsipʉ</text:p>
          </table:table-cell>
          <table:table-cell office:value-type="string">
            <text:p>dʒai ĩsipɨ</text:p>
          </table:table-cell>
          <table:table-cell/>
          <table:table-cell table:style-name="ce6" office:value-type="string">
            <text:p>especie de piña (Es de tamaño grande.).</text:p>
          </table:table-cell>
          <table:table-cell office:value-type="string">
            <text:p>pineappl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i kʉipʉ</text:p>
          </table:table-cell>
          <table:table-cell office:value-type="string">
            <text:p>dʒai kʰɨipɨ</text:p>
          </table:table-cell>
          <table:table-cell/>
          <table:table-cell table:style-name="ce6" office:value-type="string">
            <text:p><text:span text:style-name="T5">especie de bagre, </text:span><text:span text:style-name="T5">pez pintadillo, </text:span><text:span text:style-name="T5">(</text:span><text:span text:style-name="T9">CAQ</text:span><text:span text:style-name="T5">) pez tigre </text:span><text:span text:style-name="T5">(Es muy grande.). </text:span></text:p>
          </table:table-cell>
          <table:table-cell office:value-type="string">
            <text:p>fish.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chai o'a</text:p>
          </table:table-cell>
          <table:table-cell office:value-type="string">
            <text:p>dʒai oʔa</text:p>
          </table:table-cell>
          <table:table-cell/>
          <table:table-cell table:style-name="ce6" office:value-type="string">
            <text:p>especie de abeja negra (No dejan que la gente se acerque a su colmena porque son muy bravos.).</text:p>
          </table:table-cell>
          <table:table-cell office:value-type="string">
            <text:p>bee.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chai rʉa kokaʉ</text:p>
          </table:table-cell>
          <table:table-cell office:value-type="string">
            <text:p>dʒai rɨa kʰokʰaɨ</text:p>
          </table:table-cell>
          <table:table-cell/>
          <table:table-cell table:style-name="ce6" office:value-type="string">
            <text:p>león. Lit: jaguar muy bravo</text:p>
          </table:table-cell>
          <table:table-cell office:value-type="string">
            <text:p>jaguar.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aina</text:p>
          </table:table-cell>
          <table:table-cell office:value-type="string">
            <text:p>dʒaina</text:p>
          </table:table-cell>
          <table:table-cell/>
          <table:table-cell table:style-name="ce6" office:value-type="string">
            <text:p>chamanes, curacas, curanderos, brujos, hechiceros</text:p>
          </table:table-cell>
          <table:table-cell office:value-type="string">
            <text:p>shaman.PL</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chaipãi</text:p>
          </table:table-cell>
          <table:table-cell office:value-type="string">
            <text:p>dʒaipãi</text:p>
          </table:table-cell>
          <table:table-cell/>
          <table:table-cell table:style-name="ce6" office:value-type="string">
            <text:p>chamanes, curacas, curanderos, brujos, hechiceros.</text:p>
          </table:table-cell>
          <table:table-cell office:value-type="string">
            <text:p>shaman.PL</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chaivajʉpãi</text:p>
          </table:table-cell>
          <table:table-cell office:value-type="string">
            <text:p>dʒaiβahɨpãi</text:p>
          </table:table-cell>
          <table:table-cell/>
          <table:table-cell table:style-name="ce6" office:value-type="string">
            <text:p><text:s/>clan koreguaje de los tigres (Según las leyendas, un tigre se casó con una mujer y les nació un hijo que es el progenitor de los tama.).</text:p>
          </table:table-cell>
          <table:table-cell office:value-type="string">
            <text:p>clan.name</text:p>
          </table:table-cell>
          <table:table-cell table:number-columns-repeated="10"/>
          <table:table-cell office:value-type="string">
            <text:p>s.an.</text:p>
          </table:table-cell>
          <table:table-cell table:number-columns-repeated="237"/>
        </table:table-row>
        <table:table-row table:style-name="ro5">
          <table:table-cell table:number-columns-repeated="3"/>
          <table:table-cell office:value-type="string">
            <text:p>chaje</text:p>
          </table:table-cell>
          <table:table-cell office:value-type="string">
            <text:p>dʒahe</text:p>
          </table:table-cell>
          <table:table-cell/>
          <table:table-cell table:style-name="ce6" office:value-type="string">
            <text:p><text:s/>yagé (Bebida alucinante a que <text:span text:style-name="T5">atribuyen </text:span><text:span text:style-name="T5">efectos </text:span><text:span text:style-name="T5">telepáticos.).</text:span></text:p>
            <text:p><text:span text:style-name="T10">Banisterium </text:span><text:span text:style-name="T10">caapi.</text:span></text:p>
          </table:table-cell>
          <table:table-cell office:value-type="string">
            <text:p>ayahuasca</text:p>
          </table:table-cell>
          <table:table-cell table:number-columns-repeated="4"/>
          <table:table-cell office:value-type="string">
            <text:p>Spanish</text:p>
          </table:table-cell>
          <table:table-cell table:number-columns-repeated="2"/>
          <table:table-cell office:value-type="string">
            <text:p>author's loan ID is incorrect; this is loan <text:span text:style-name="T12">to</text:span> Spanish</text:p>
          </table:table-cell>
          <table:table-cell table:number-columns-repeated="2"/>
          <table:table-cell office:value-type="string">
            <text:p>s.in.</text:p>
          </table:table-cell>
          <table:table-cell table:number-columns-repeated="237"/>
        </table:table-row>
        <table:table-row table:style-name="ro2">
          <table:table-cell table:number-columns-repeated="3"/>
          <table:table-cell office:value-type="string">
            <text:p>chajemu</text:p>
          </table:table-cell>
          <table:table-cell office:value-type="string">
            <text:p>dʒahemu</text:p>
          </table:table-cell>
          <table:table-cell/>
          <table:table-cell table:style-name="ce6" office:value-type="string">
            <text:p>bejuco de yagé.</text:p>
          </table:table-cell>
          <table:table-cell office:value-type="string">
            <text:p>ayahuasca.liana</text:p>
          </table:table-cell>
          <table:table-cell table:number-columns-repeated="4"/>
          <table:table-cell office:value-type="string">
            <text:p>Spanish</text:p>
          </table:table-cell>
          <table:table-cell table:number-columns-repeated="2"/>
          <table:table-cell office:value-type="string">
            <text:p>author's loan ID is incorrect; this is loan <text:span text:style-name="T12">to</text:span> Spanish</text:p>
          </table:table-cell>
          <table:table-cell table:number-columns-repeated="2"/>
          <table:table-cell office:value-type="string">
            <text:p>s.in.</text:p>
          </table:table-cell>
          <table:table-cell table:number-columns-repeated="237"/>
        </table:table-row>
        <table:table-row table:style-name="ro2">
          <table:table-cell table:number-columns-repeated="3"/>
          <table:table-cell office:value-type="string">
            <text:p>chaji</text:p>
          </table:table-cell>
          <table:table-cell office:value-type="string">
            <text:p>dʒahi</text:p>
          </table:table-cell>
          <table:table-cell/>
          <table:table-cell office:value-type="string">
            <text:p>patata</text:p>
          </table:table-cell>
          <table:table-cell office:value-type="string">
            <text:p>tuber.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ji aña</text:p>
          </table:table-cell>
          <table:table-cell office:value-type="string">
            <text:p>dʒahi aɲa</text:p>
          </table:table-cell>
          <table:table-cell/>
          <table:table-cell office:value-type="string">
            <text:p>especie de lombriz (Es de la tierra y de color café.).</text:p>
          </table:table-cell>
          <table:table-cell office:value-type="string">
            <text:p>worm.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aji maa</text:p>
          </table:table-cell>
          <table:table-cell office:value-type="string">
            <text:p>dʒahi maa</text:p>
          </table:table-cell>
          <table:table-cell/>
          <table:table-cell office:value-type="string">
            <text:p>guacamayo rojo (Tiene tres colores: rojo, amarillo y azul.). Ara chloroptera.</text:p>
          </table:table-cell>
          <table:table-cell office:value-type="string">
            <text:p>Ara chloroptera</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aji pĩ'a</text:p>
          </table:table-cell>
          <table:table-cell office:value-type="string">
            <text:p>dʒahi pĩʔa</text:p>
          </table:table-cell>
          <table:table-cell/>
          <table:table-cell office:value-type="string">
            <text:p>especie de pájaro (Es de color rojo y negro; vive en la llanura.). Ramphocelus nigrogularis.</text:p>
          </table:table-cell>
          <table:table-cell office:value-type="string">
            <text:p>Ramphocelus nigrogularis.</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aji saivʉ</text:p>
          </table:table-cell>
          <table:table-cell office:value-type="string">
            <text:p>dʒahi saiβɨ</text:p>
          </table:table-cell>
          <table:table-cell/>
          <table:table-cell office:value-type="string">
            <text:p>raiz de patata</text:p>
          </table:table-cell>
          <table:table-cell office:value-type="string">
            <text:p>tuber.sp.roo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jia</text:p>
          </table:table-cell>
          <table:table-cell office:value-type="string">
            <text:p>dʒahia</text:p>
          </table:table-cell>
          <table:table-cell/>
          <table:table-cell office:value-type="string">
            <text:p><text:s/>especie de fruta (Es de color rojo.)</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jicuhamʉ</text:p>
          </table:table-cell>
          <table:table-cell office:value-type="string">
            <text:p>dʒahikuhamɨ</text:p>
          </table:table-cell>
          <table:table-cell/>
          <table:table-cell office:value-type="string">
            <text:p>llenarse</text:p>
          </table:table-cell>
          <table:table-cell office:value-type="string">
            <text:p>fill.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ajimu</text:p>
          </table:table-cell>
          <table:table-cell office:value-type="string">
            <text:p>dʒahimu</text:p>
          </table:table-cell>
          <table:table-cell/>
          <table:table-cell table:style-name="ce6" office:value-type="string">
            <text:p>mata de patata</text:p>
          </table:table-cell>
          <table:table-cell office:value-type="string">
            <text:p>tuber.sp.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jimʉ</text:p>
          </table:table-cell>
          <table:table-cell office:value-type="string">
            <text:p>dʒahimɨ</text:p>
          </table:table-cell>
          <table:table-cell office:value-type="string">
            <text:p>[dʒáhimɨ ]</text:p>
          </table:table-cell>
          <table:table-cell table:style-name="ce6" office:value-type="string">
            <text:p>estar lleno, estar satisfecho</text:p>
          </table:table-cell>
          <table:table-cell office:value-type="string">
            <text:p>be.full.foo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ajiñʉ</text:p>
          </table:table-cell>
          <table:table-cell office:value-type="string">
            <text:p>dʒahiɲɨ</text:p>
          </table:table-cell>
          <table:table-cell/>
          <table:table-cell table:style-name="ce6" office:value-type="string">
            <text:p>especie de arbol frutal</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jiva</text:p>
          </table:table-cell>
          <table:table-cell office:value-type="string">
            <text:p>dʒahiβa</text:p>
          </table:table-cell>
          <table:table-cell/>
          <table:table-cell table:style-name="ce6" office:value-type="string">
            <text:p>tuberculo de patata</text:p>
          </table:table-cell>
          <table:table-cell office:value-type="string">
            <text:p>tuber.sp.roo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ka</text:p>
          </table:table-cell>
          <table:table-cell office:value-type="string">
            <text:p>dʒakʰa</text:p>
          </table:table-cell>
          <table:table-cell/>
          <table:table-cell table:style-name="ce6" office:value-type="string">
            <text:p><text:s/>especie de pez cucha, bagre. Pseudocanthicus histrix.</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aka ja'ova</text:p>
          </table:table-cell>
          <table:table-cell office:value-type="string">
            <text:p>dʒakʰa haʔoβa</text:p>
          </table:table-cell>
          <table:table-cell office:value-type="string">
            <text:p>[dʒakʰá haʔoβa]</text:p>
          </table:table-cell>
          <table:table-cell table:style-name="ce6" office:value-type="string">
            <text:p>especie de hoja amarga (A veces las mujeres se untan el seno con estas hojas para destetar al niño.).</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kimʉ</text:p>
          </table:table-cell>
          <table:table-cell office:value-type="string">
            <text:p>dʒãkʰimɨ</text:p>
          </table:table-cell>
          <table:table-cell/>
          <table:table-cell table:style-name="ce6" office:value-type="string">
            <text:p>masticar sin tragar (Los viejos hacían esto cuando preparaban chicha de yuca dulce o del fruto de chontaduro. No se hace hoy en día.).</text:p>
          </table:table-cell>
          <table:table-cell office:value-type="string">
            <text:p>chew.to.mash</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akʉmʉ</text:p>
          </table:table-cell>
          <table:table-cell office:value-type="string">
            <text:p>dʒakʰɨmɨ</text:p>
          </table:table-cell>
          <table:table-cell office:value-type="string">
            <text:p>[dʒákʰɨmɨ]</text:p>
          </table:table-cell>
          <table:table-cell table:style-name="ce6" office:value-type="string">
            <text:p>estar mojado.</text:p>
          </table:table-cell>
          <table:table-cell office:value-type="string">
            <text:p>be.we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amimʉ</text:p>
          </table:table-cell>
          <table:table-cell office:value-type="string">
            <text:p>dʒamimɨ</text:p>
          </table:table-cell>
          <table:table-cell/>
          <table:table-cell table:style-name="ce6" office:value-type="string">
            <text:p>cerrar (los ojos), guiñar.</text:p>
          </table:table-cell>
          <table:table-cell office:value-type="string">
            <text:p>close.eye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aramʉ</text:p>
          </table:table-cell>
          <table:table-cell office:value-type="string">
            <text:p>dʒaramɨ</text:p>
          </table:table-cell>
          <table:table-cell/>
          <table:table-cell table:style-name="ce6" office:value-type="string">
            <text:p>dar (una palmada especialmente en la cara), golpear (con la palma a mesa, puerta).</text:p>
          </table:table-cell>
          <table:table-cell office:value-type="string">
            <text:p>slap</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ari</text:p>
          </table:table-cell>
          <table:table-cell office:value-type="string">
            <text:p>dʒari</text:p>
          </table:table-cell>
          <table:table-cell/>
          <table:table-cell table:style-name="ce6" office:value-type="string">
            <text:p>bambú picado, guadua picada, chonta picada.</text:p>
          </table:table-cell>
          <table:table-cell office:value-type="string">
            <text:p>cut.bamboo</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haripa</text:p>
          </table:table-cell>
          <table:table-cell office:value-type="string">
            <text:p>dʒaripa</text:p>
          </table:table-cell>
          <table:table-cell/>
          <table:table-cell office:value-type="string">
            <text:p>esterilla, caña picada de <text:span text:style-name="T5">bambú, guadua o </text:span><text:span text:style-name="T5">chonta</text:span></text:p>
          </table:table-cell>
          <table:table-cell office:value-type="string">
            <text:p>cut.bamboo.stic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ro</text:p>
          </table:table-cell>
          <table:table-cell office:value-type="string">
            <text:p>dʒaro</text:p>
          </table:table-cell>
          <table:table-cell/>
          <table:table-cell office:value-type="string">
            <text:p>primero</text:p>
          </table:table-cell>
          <table:table-cell office:value-type="string">
            <text:p>first</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charo ʉ̃sʉrʉmʉ</text:p>
          </table:table-cell>
          <table:table-cell office:value-type="string">
            <text:p>dʒaro ɨ̃sɨrɨmɨ</text:p>
          </table:table-cell>
          <table:table-cell/>
          <table:table-cell office:value-type="string">
            <text:p>año pasado</text:p>
          </table:table-cell>
          <table:table-cell office:value-type="string">
            <text:p>last.yea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ãsamʉ</text:p>
          </table:table-cell>
          <table:table-cell office:value-type="string">
            <text:p>dʒãsamɨ</text:p>
          </table:table-cell>
          <table:table-cell/>
          <table:table-cell table:style-name="ce6" office:value-type="string">
            <text:p>atrancarse (una espina de pescado en la garganta)</text:p>
          </table:table-cell>
          <table:table-cell office:value-type="string">
            <text:p>choke</text:p>
          </table:table-cell>
          <table:table-cell table:number-columns-repeated="10"/>
          <table:table-cell office:value-type="string">
            <text:p>v.imp.</text:p>
          </table:table-cell>
          <table:table-cell table:number-columns-repeated="237"/>
        </table:table-row>
        <table:table-row table:style-name="ro2">
          <table:table-cell table:number-columns-repeated="3"/>
          <table:table-cell office:value-type="string">
            <text:p>chãtomʉ</text:p>
          </table:table-cell>
          <table:table-cell office:value-type="string">
            <text:p>dʒãtʰomɨ</text:p>
          </table:table-cell>
          <table:table-cell/>
          <table:table-cell office:value-type="string">
            <text:p>cortar en dos pedazos.</text:p>
          </table:table-cell>
          <table:table-cell office:value-type="string">
            <text:p>cut.in.half</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aumʉ</text:p>
          </table:table-cell>
          <table:table-cell office:value-type="string">
            <text:p>dʒaumɨ</text:p>
          </table:table-cell>
          <table:table-cell/>
          <table:table-cell office:value-type="string">
            <text:p>romper, quebrar (vidrio, plastico); abrir (pepa)</text:p>
          </table:table-cell>
          <table:table-cell office:value-type="string">
            <text:p>break.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ãumʉ</text:p>
          </table:table-cell>
          <table:table-cell office:value-type="string">
            <text:p>dʒãumɨ</text:p>
          </table:table-cell>
          <table:table-cell/>
          <table:table-cell table:style-name="ce6" office:value-type="string">
            <text:p>aparar (agua), recoger (agua de lluvia). </text:p>
          </table:table-cell>
          <table:table-cell office:value-type="string">
            <text:p>collect.wate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ave cho'omʉ</text:p>
          </table:table-cell>
          <table:table-cell office:value-type="string">
            <text:p>dʒaβe dʒoʔomɨ</text:p>
          </table:table-cell>
          <table:table-cell/>
          <table:table-cell table:style-name="ce6" office:value-type="string">
            <text:p>hacer en secreto, hacer ocultamente.</text:p>
          </table:table-cell>
          <table:table-cell office:value-type="string">
            <text:p>do.secretl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avemʉ</text:p>
          </table:table-cell>
          <table:table-cell office:value-type="string">
            <text:p>dʒaβemɨ</text:p>
          </table:table-cell>
          <table:table-cell office:value-type="string">
            <text:p>[dʒáβemɨ]</text:p>
          </table:table-cell>
          <table:table-cell table:style-name="ce6" office:value-type="string">
            <text:p>esconder</text:p>
          </table:table-cell>
          <table:table-cell office:value-type="string">
            <text:p>hid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avisʉmʉ</text:p>
          </table:table-cell>
          <table:table-cell office:value-type="string">
            <text:p>dʒaβisɨmɨ</text:p>
          </table:table-cell>
          <table:table-cell/>
          <table:table-cell table:style-name="ce6" office:value-type="string">
            <text:p>oler a pescado</text:p>
          </table:table-cell>
          <table:table-cell office:value-type="string">
            <text:p>issue.fish.smell</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e'chemʉ</text:p>
          </table:table-cell>
          <table:table-cell office:value-type="string">
            <text:p>dʒeʔdʒemɨ</text:p>
          </table:table-cell>
          <table:table-cell/>
          <table:table-cell office:value-type="string">
            <text:p><text:s/>aprender, estudiar, memorizar. 2. acostumbrarse.</text:p>
          </table:table-cell>
          <table:table-cell office:value-type="string">
            <text:p>lear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e'chomʉ</text:p>
          </table:table-cell>
          <table:table-cell office:value-type="string">
            <text:p>dʒeʔdʒomɨ</text:p>
          </table:table-cell>
          <table:table-cell/>
          <table:table-cell table:style-name="ce6" office:value-type="string">
            <text:p>hacer aprender, enseñar, educar.</text:p>
          </table:table-cell>
          <table:table-cell office:value-type="string">
            <text:p>make.learn</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che'cue</text:p>
          </table:table-cell>
          <table:table-cell office:value-type="string">
            <text:p>dʒeʔkue</text:p>
          </table:table-cell>
          <table:table-cell/>
          <table:table-cell table:style-name="ce17" office:value-type="string">
            <text:p>loro guaro (Es de color verde con cara azul y amarilla.). Amazona amazonica</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e'ero</text:p>
          </table:table-cell>
          <table:table-cell office:value-type="string">
            <text:p>dʒeʔero</text:p>
          </table:table-cell>
          <table:table-cell/>
          <table:table-cell office:value-type="string">
            <text:p>mañana, día siguiente.</text:p>
          </table:table-cell>
          <table:table-cell office:value-type="string">
            <text:p>tomorrow</text:p>
          </table:table-cell>
          <table:table-cell table:number-columns-repeated="3"/>
          <table:table-cell office:value-type="string">
            <text:p>KP</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che'ero pãasirʉmʉ</text:p>
          </table:table-cell>
          <table:table-cell office:value-type="string">
            <text:p>dʒeʔero pãasirɨmɨ</text:p>
          </table:table-cell>
          <table:table-cell/>
          <table:table-cell table:style-name="ce6" office:value-type="string">
            <text:p>pasado mañana.</text:p>
          </table:table-cell>
          <table:table-cell office:value-type="string">
            <text:p>day.after.tomorrow</text:p>
          </table:table-cell>
          <table:table-cell table:number-columns-repeated="3"/>
          <table:table-cell office:value-type="string">
            <text:p>KP</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chẽ'quemʉ</text:p>
          </table:table-cell>
          <table:table-cell office:value-type="string">
            <text:p>dʒẽʔkemɨ</text:p>
          </table:table-cell>
          <table:table-cell/>
          <table:table-cell table:style-name="ce6" office:value-type="string">
            <text:p>charrasquear, rasguear (un instrumento musical).</text:p>
          </table:table-cell>
          <table:table-cell office:value-type="string">
            <text:p>play.instrumen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e'remʉ</text:p>
          </table:table-cell>
          <table:table-cell office:value-type="string">
            <text:p>dʒeʔremɨ</text:p>
          </table:table-cell>
          <table:table-cell/>
          <table:table-cell table:style-name="ce6" office:value-type="string">
            <text:p>romper (papel, tela o plástico; nunca se hace con un cuchillo), rasgar, desgarrar</text:p>
          </table:table-cell>
          <table:table-cell office:value-type="string">
            <text:p>break.flexible.obj.VI/VT</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che'ro</text:p>
          </table:table-cell>
          <table:table-cell office:value-type="string">
            <text:p>dʒeʔro</text:p>
          </table:table-cell>
          <table:table-cell/>
          <table:table-cell office:value-type="string">
            <text:p>manana</text:p>
          </table:table-cell>
          <table:table-cell office:value-type="string">
            <text:p>tomorrow</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e'ro pãasirʉmʉ</text:p>
          </table:table-cell>
          <table:table-cell office:value-type="string">
            <text:p>dʒeʔro pãasirɨmɨ</text:p>
          </table:table-cell>
          <table:table-cell/>
          <table:table-cell office:value-type="string">
            <text:p>pasado mañana.</text:p>
          </table:table-cell>
          <table:table-cell office:value-type="string">
            <text:p>day.after.tomorrow</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ẽ'sa</text:p>
          </table:table-cell>
          <table:table-cell office:value-type="string">
            <text:p>dʒẽʔsa</text:p>
          </table:table-cell>
          <table:table-cell/>
          <table:table-cell table:style-name="ce6" office:value-type="string">
            <text:p>especie de espíritu malo.</text:p>
          </table:table-cell>
          <table:table-cell office:value-type="string">
            <text:p>name.of.spirit</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ẽacojñomʉ</text:p>
          </table:table-cell>
          <table:table-cell office:value-type="string">
            <text:p>dʒẽakoñ̥omɨ</text:p>
          </table:table-cell>
          <table:table-cell/>
          <table:table-cell table:style-name="ce6" office:value-type="string">
            <text:p>1. estar agarrado, estar cogido. 2. estar arrestado, estar detenido, estar encarcelado. 3. estar secuestrado.</text:p>
          </table:table-cell>
          <table:table-cell office:value-type="string">
            <text:p>be.caught</text:p>
          </table:table-cell>
          <table:table-cell table:number-columns-repeated="10"/>
          <table:table-cell office:value-type="string">
            <text:p>v.pas.</text:p>
          </table:table-cell>
          <table:table-cell table:number-columns-repeated="237"/>
        </table:table-row>
        <table:table-row table:style-name="ro2">
          <table:table-cell table:number-columns-repeated="3"/>
          <table:table-cell office:value-type="string">
            <text:p>chẽame</text:p>
          </table:table-cell>
          <table:table-cell office:value-type="string">
            <text:p>dʒẽame</text:p>
          </table:table-cell>
          <table:table-cell/>
          <table:table-cell table:style-name="ce6" office:value-type="string">
            <text:p>cogedero, agarradero, mango de una olla, asa de una olla.</text:p>
          </table:table-cell>
          <table:table-cell office:value-type="string">
            <text:p>hand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ẽamʉ</text:p>
          </table:table-cell>
          <table:table-cell office:value-type="string">
            <text:p>dʒẽamɨ</text:p>
          </table:table-cell>
          <table:table-cell office:value-type="string">
            <text:p>[dʒẽ́amɨ]</text:p>
          </table:table-cell>
          <table:table-cell office:value-type="string">
            <text:p><text:s/>agarrar, coger. 2. arrestar, detener. V: chêacojñomù. 3. secuestrar. 4. comprender, entender, enterarse.</text:p>
          </table:table-cell>
          <table:table-cell office:value-type="string">
            <text:p>grab.SINGL</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eja</text:p>
          </table:table-cell>
          <table:table-cell office:value-type="string">
            <text:p>dʒeha</text:p>
          </table:table-cell>
          <table:table-cell/>
          <table:table-cell table:style-name="ce6" office:value-type="string">
            <text:p>tierra, lugar</text:p>
          </table:table-cell>
          <table:table-cell office:value-type="string">
            <text:p>ear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eja cõ'ji</text:p>
          </table:table-cell>
          <table:table-cell office:value-type="string">
            <text:p>dʒeha kõʔhi</text:p>
          </table:table-cell>
          <table:table-cell/>
          <table:table-cell table:style-name="ce6" office:value-type="string">
            <text:p>especie de hormiga (Son grandes, de color rojizo y parecidas a las hormigas congas; muerden duro.).</text:p>
          </table:table-cell>
          <table:table-cell office:value-type="string">
            <text:p>ant.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cheja ko're</text:p>
          </table:table-cell>
          <table:table-cell office:value-type="string">
            <text:p>dʒeha kʰoʔre</text:p>
          </table:table-cell>
          <table:table-cell/>
          <table:table-cell table:style-name="ce6" office:value-type="string">
            <text:p>garrapata de tierra.</text:p>
          </table:table-cell>
          <table:table-cell office:value-type="string">
            <text:p>insec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eja uti</text:p>
          </table:table-cell>
          <table:table-cell office:value-type="string">
            <text:p>dʒeha utʰi</text:p>
          </table:table-cell>
          <table:table-cell/>
          <table:table-cell table:style-name="ce6" office:value-type="string">
            <text:p>especie de avispa (Son de color amarillo; viven debajo de la tierra.).</text:p>
          </table:table-cell>
          <table:table-cell office:value-type="string">
            <text:p>wasp.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chejarʉ</text:p>
          </table:table-cell>
          <table:table-cell office:value-type="string">
            <text:p>dʒeharɨ</text:p>
          </table:table-cell>
          <table:table-cell/>
          <table:table-cell office:value-type="string">
            <text:p>bajito</text:p>
          </table:table-cell>
          <table:table-cell office:value-type="string">
            <text:p>short.height</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chejarʉ nʉkamʉ</text:p>
          </table:table-cell>
          <table:table-cell office:value-type="string">
            <text:p>dʒeharɨ nɨkʰamɨ</text:p>
          </table:table-cell>
          <table:table-cell/>
          <table:table-cell office:value-type="string">
            <text:p>ser bajito de estatura</text:p>
          </table:table-cell>
          <table:table-cell office:value-type="string">
            <text:p>be.short.heigh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eke</text:p>
          </table:table-cell>
          <table:table-cell office:value-type="string">
            <text:p>dʒekʰe</text:p>
          </table:table-cell>
          <table:table-cell/>
          <table:table-cell office:value-type="string">
            <text:p>“otra cosa”. Uso: Se usa esta frase en conversación para introducir otro tema o comentario.</text:p>
          </table:table-cell>
          <table:table-cell office:value-type="string">
            <text:p>other.INAM</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eko</text:p>
          </table:table-cell>
          <table:table-cell office:value-type="string">
            <text:p>dʒekʰo</text:p>
          </table:table-cell>
          <table:table-cell/>
          <table:table-cell office:value-type="string">
            <text:p><text:s/>otra (ser animado femenino).</text:p>
          </table:table-cell>
          <table:table-cell office:value-type="string">
            <text:p>other.FEM</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cheko a'cho</text:p>
          </table:table-cell>
          <table:table-cell office:value-type="string">
            <text:p>dʒekʰo aʔdʒo</text:p>
          </table:table-cell>
          <table:table-cell/>
          <table:table-cell table:style-name="ce6" office:value-type="string">
            <text:p><text:s/>prima paralela (Se refiere a la hija del hermano mayor de su padre o la hija de la hermana mayor de su madre.). Lit: otra hermana mayor.</text:p>
          </table:table-cell>
          <table:table-cell office:value-type="string">
            <text:p>MeZD, FeBD</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eko cho'jeo</text:p>
          </table:table-cell>
          <table:table-cell office:value-type="string">
            <text:p>dʒekʰo dʒoʔheo</text:p>
          </table:table-cell>
          <table:table-cell/>
          <table:table-cell table:style-name="ce6" office:value-type="string">
            <text:p>prima paralela (Se refiere a la hija de la hermana menor de la mamá o hija del hermano menor del padre.). Lit: otra hermana menor.</text:p>
          </table:table-cell>
          <table:table-cell office:value-type="string">
            <text:p>MyZD, FyBD</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eko ja'ko</text:p>
          </table:table-cell>
          <table:table-cell office:value-type="string">
            <text:p>dʒekʰo haʔkʰo</text:p>
          </table:table-cell>
          <table:table-cell/>
          <table:table-cell office:value-type="string">
            <text:p>tía (hermana de la mamá). Lit: otra madre.</text:p>
          </table:table-cell>
          <table:table-cell office:value-type="string">
            <text:p>MZ</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eko majaa'cho</text:p>
          </table:table-cell>
          <table:table-cell office:value-type="string">
            <text:p>dʒekʰo mahaaʔdʒo</text:p>
          </table:table-cell>
          <table:table-cell/>
          <table:table-cell office:value-type="string">
            <text:p>prima paralela (de él, ella o ellos; se refiere a la hija de la hermana mayor de la madre de uno o la hija del hermano mayor del padre de uno).</text:p>
          </table:table-cell>
          <table:table-cell office:value-type="string">
            <text:p>possessed.kin.ter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eko pʉka'ko</text:p>
          </table:table-cell>
          <table:table-cell office:value-type="string">
            <text:p>dʒekʰo pɨkʰaʔkʰo</text:p>
          </table:table-cell>
          <table:table-cell/>
          <table:table-cell table:style-name="ce6" office:value-type="string">
            <text:p><text:s/>su tía (Se refiere sólo a la hermana de la madre de uno.).</text:p>
          </table:table-cell>
          <table:table-cell office:value-type="string">
            <text:p>possessed.kin.ter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ekʉ</text:p>
          </table:table-cell>
          <table:table-cell office:value-type="string">
            <text:p>dʒekʰɨ</text:p>
          </table:table-cell>
          <table:table-cell/>
          <table:table-cell table:style-name="ce6" office:value-type="string">
            <text:p>otro (ser animado masculino)</text:p>
          </table:table-cell>
          <table:table-cell office:value-type="string">
            <text:p>other.MASC</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chekʉ a'chʉ</text:p>
          </table:table-cell>
          <table:table-cell office:value-type="string">
            <text:p>dʒekʰɨ aʔdʒɨ</text:p>
          </table:table-cell>
          <table:table-cell/>
          <table:table-cell table:style-name="ce6" office:value-type="string">
            <text:p>primo paralelo (Se refiere al hijo del hermano mayor de su padre o al hijo de la hermana mayor de su madre.). Lit: otro hermano mayor.</text:p>
          </table:table-cell>
          <table:table-cell office:value-type="string">
            <text:p>MeZS, FeBS</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ekʉ cho'jeʉ</text:p>
          </table:table-cell>
          <table:table-cell office:value-type="string">
            <text:p>dʒekʰɨ dʒoʔheɨ</text:p>
          </table:table-cell>
          <table:table-cell/>
          <table:table-cell table:style-name="ce6" office:value-type="string">
            <text:p>primo paralelo (Se refiere al hijo de la hermana menor de la mamá o hijo del hermano menor del padre.). Lit: otro hermano menor.</text:p>
          </table:table-cell>
          <table:table-cell office:value-type="string">
            <text:p>MyZS, FyBS</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ekʉ ja'kɨ</text:p>
          </table:table-cell>
          <table:table-cell office:value-type="string">
            <text:p>dʒekʰɨ haʔkʰɨ</text:p>
          </table:table-cell>
          <table:table-cell/>
          <table:table-cell table:style-name="ce6" office:value-type="string">
            <text:p>tío (hermano del padre). Lit: otro padre</text:p>
          </table:table-cell>
          <table:table-cell office:value-type="string">
            <text:p>FB</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ekʉ jʉ̃tʉ choteñoã</text:p>
          </table:table-cell>
          <table:table-cell office:value-type="string">
            <text:p>dʒekʰɨ hɨ̃tʰɨ dʒotʰeɲoã</text:p>
          </table:table-cell>
          <table:table-cell/>
          <table:table-cell table:style-name="ce6" office:value-type="string">
            <text:p>ocho, ocho veces. Lit: otra mano (más) tres dedos.</text:p>
          </table:table-cell>
          <table:table-cell office:value-type="string">
            <text:p>eigh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ekʉ jʉ̃tʉ ka'chañoã</text:p>
          </table:table-cell>
          <table:table-cell office:value-type="string">
            <text:p>dʒekʰɨ hɨ̃tʰɨ kʰaʔdʒaɲoã</text:p>
          </table:table-cell>
          <table:table-cell/>
          <table:table-cell table:style-name="ce6" office:value-type="string">
            <text:p><text:s/>siete, siete veces. Lit: otra mano (más) dos dedos.</text:p>
          </table:table-cell>
          <table:table-cell office:value-type="string">
            <text:p>sev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ekʉ jʉ̃tʉ te'echo</text:p>
          </table:table-cell>
          <table:table-cell office:value-type="string">
            <text:p>dʒekʰɨ hɨ̃tʰɨ tʰeʔedʒo</text:p>
          </table:table-cell>
          <table:table-cell/>
          <table:table-cell table:style-name="ce6" office:value-type="string">
            <text:p><text:s/>seis, seis veces. Lit: otra mano (más) un dedo</text:p>
          </table:table-cell>
          <table:table-cell office:value-type="string">
            <text:p>six</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ekʉ jʉ̃tʉ ũcuaka'chapañoa</text:p>
          </table:table-cell>
          <table:table-cell office:value-type="string">
            <text:p>dʒekʰɨ hɨ̃tʰɨ ũkuakʰaʔdʒapaɲoa</text:p>
          </table:table-cell>
          <table:table-cell/>
          <table:table-cell table:style-name="ce6" office:value-type="string">
            <text:p>nueve, nueve veces. Lit: otra mano (más) cuatro dedos</text:p>
          </table:table-cell>
          <table:table-cell office:value-type="string">
            <text:p>nin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ekʉ majaa'chʉ</text:p>
          </table:table-cell>
          <table:table-cell office:value-type="string">
            <text:p>dʒekʰɨ mahaaʔdʒɨ</text:p>
          </table:table-cell>
          <table:table-cell/>
          <table:table-cell table:style-name="ce6" office:value-type="string">
            <text:p>primo paralelo de él, ella o ellos (Se refiere al hijo de la hermana mayor de la madre de uno o al hijo del hermano mayor del padre de uno.)</text:p>
          </table:table-cell>
          <table:table-cell office:value-type="string">
            <text:p>possessed.kin.ter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ekʉ pʉka'kʉ</text:p>
          </table:table-cell>
          <table:table-cell office:value-type="string">
            <text:p>dʒekʰɨ pɨkʰaʔkʰɨ</text:p>
          </table:table-cell>
          <table:table-cell/>
          <table:table-cell table:style-name="ce6" office:value-type="string">
            <text:p><text:s/>su tío (Se refiere sólo al hermano del padre de uno.). Lit: su otro padre</text:p>
          </table:table-cell>
          <table:table-cell office:value-type="string">
            <text:p>possessed.kin.ter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ekʉcho</text:p>
          </table:table-cell>
          <table:table-cell office:value-type="string">
            <text:p>dʒekʰɨdʒo</text:p>
          </table:table-cell>
          <table:table-cell/>
          <table:table-cell table:style-name="ce6" office:value-type="string">
            <text:p>otra vez. Uso: Es una palabra vieja</text:p>
          </table:table-cell>
          <table:table-cell office:value-type="string">
            <text:p>other.tim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chekʉkã'ko</text:p>
          </table:table-cell>
          <table:table-cell office:value-type="string">
            <text:p>dʒekʰɨkʰãʔkʰo</text:p>
          </table:table-cell>
          <table:table-cell/>
          <table:table-cell table:style-name="ce6" office:value-type="string">
            <text:p>otro lado.</text:p>
          </table:table-cell>
          <table:table-cell office:value-type="string">
            <text:p>other.side (of riv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ekʉna</text:p>
          </table:table-cell>
          <table:table-cell office:value-type="string">
            <text:p>dʒekʰɨna</text:p>
          </table:table-cell>
          <table:table-cell/>
          <table:table-cell table:style-name="ce6" office:value-type="string">
            <text:p><text:s/>otros (seres animados)</text:p>
          </table:table-cell>
          <table:table-cell office:value-type="string">
            <text:p>other.ANIM.PL</text:p>
          </table:table-cell>
          <table:table-cell table:number-columns-repeated="10"/>
          <table:table-cell office:value-type="string">
            <text:p>pron.an.pl.</text:p>
          </table:table-cell>
          <table:table-cell table:number-columns-repeated="237"/>
        </table:table-row>
        <table:table-row table:style-name="ro2">
          <table:table-cell table:number-columns-repeated="3"/>
          <table:table-cell office:value-type="string">
            <text:p>chekʉumucuse</text:p>
          </table:table-cell>
          <table:table-cell office:value-type="string">
            <text:p>dʒekʰɨumukuse</text:p>
          </table:table-cell>
          <table:table-cell/>
          <table:table-cell office:value-type="string">
            <text:p>otro día.</text:p>
          </table:table-cell>
          <table:table-cell office:value-type="string">
            <text:p>other.da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emeño</text:p>
          </table:table-cell>
          <table:table-cell office:value-type="string">
            <text:p>dʒemeɲo</text:p>
          </table:table-cell>
          <table:table-cell/>
          <table:table-cell office:value-type="string">
            <text:p>lengua</text:p>
          </table:table-cell>
          <table:table-cell office:value-type="string">
            <text:p>tongu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emepʉ</text:p>
          </table:table-cell>
          <table:table-cell office:value-type="string">
            <text:p>dʒemepɨ</text:p>
          </table:table-cell>
          <table:table-cell/>
          <table:table-cell office:value-type="string">
            <text:p>higado</text:p>
          </table:table-cell>
          <table:table-cell office:value-type="string">
            <text:p>liv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enevʉ</text:p>
          </table:table-cell>
          <table:table-cell office:value-type="string">
            <text:p>dʒeneβɨ</text:p>
          </table:table-cell>
          <table:table-cell/>
          <table:table-cell office:value-type="string">
            <text:p>en medio de; espacio, rendija</text:p>
          </table:table-cell>
          <table:table-cell office:value-type="string">
            <text:p>middle.area</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ere</text:p>
          </table:table-cell>
          <table:table-cell office:value-type="string">
            <text:p>dʒere</text:p>
          </table:table-cell>
          <table:table-cell/>
          <table:table-cell office:value-type="string">
            <text:p>lorito, papagayo <text:span text:style-name="T5"><text:s/></text:span><text:span text:style-name="T5">Forpus sp., </text:span><text:span text:style-name="T5">Brotogeris sp., </text:span><text:span text:style-name="T5">Pyrrhura sp., y </text:span><text:span text:style-name="T5">Aratinga sp</text:span></text:p>
          </table:table-cell>
          <table:table-cell office:value-type="string">
            <text:p>parrot.class</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ẽsemʉ</text:p>
          </table:table-cell>
          <table:table-cell office:value-type="string">
            <text:p>dʒẽsemɨ</text:p>
          </table:table-cell>
          <table:table-cell/>
          <table:table-cell office:value-type="string">
            <text:p>agarrar varias veces, coger (a varias personas). 2. secuestrar (a varias personas)</text:p>
          </table:table-cell>
          <table:table-cell office:value-type="string">
            <text:p>grab.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chetomʉ</text:p>
          </table:table-cell>
          <table:table-cell office:value-type="string">
            <text:p>dʒetʰomɨ</text:p>
          </table:table-cell>
          <table:table-cell/>
          <table:table-cell office:value-type="string">
            <text:p>romper (con cuchillo), rasgar, abrir (con cuchillo o tijeras).</text:p>
          </table:table-cell>
          <table:table-cell office:value-type="string">
            <text:p>break.with.knif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ẽucheumʉ</text:p>
          </table:table-cell>
          <table:table-cell office:value-type="string">
            <text:p>dʒẽudʒeumɨ</text:p>
          </table:table-cell>
          <table:table-cell/>
          <table:table-cell office:value-type="string">
            <text:p>hacer sonido en metal o en vidrio.</text:p>
          </table:table-cell>
          <table:table-cell office:value-type="string">
            <text:p>knock.on.metal</text:p>
          </table:table-cell>
          <table:table-cell table:number-columns-repeated="10"/>
          <table:table-cell office:value-type="string">
            <text:p>v.i.rep.</text:p>
          </table:table-cell>
          <table:table-cell table:number-columns-repeated="237"/>
        </table:table-row>
        <table:table-row table:style-name="ro2">
          <table:table-cell table:number-columns-repeated="3"/>
          <table:table-cell office:value-type="string">
            <text:p>chẽvomʉ</text:p>
          </table:table-cell>
          <table:table-cell office:value-type="string">
            <text:p>dʒẽβomɨ</text:p>
          </table:table-cell>
          <table:table-cell/>
          <table:table-cell office:value-type="string">
            <text:p>estar agarrado, estar cogido. 2. estar arrestado, estar detenido, estar encarcelado. Uso: Se usa más hoy en día con el significado ‘estar encarcelado’. 3. estar secuestrado.</text:p>
          </table:table-cell>
          <table:table-cell office:value-type="string">
            <text:p>be.grabbed</text:p>
          </table:table-cell>
          <table:table-cell table:number-columns-repeated="10"/>
          <table:table-cell office:value-type="string">
            <text:p>v.pas.</text:p>
          </table:table-cell>
          <table:table-cell table:number-columns-repeated="237"/>
        </table:table-row>
        <table:table-row table:style-name="ro2">
          <table:table-cell table:number-columns-repeated="3"/>
          <table:table-cell office:value-type="string">
            <text:p>chi chai</text:p>
          </table:table-cell>
          <table:table-cell office:value-type="string">
            <text:p>dʒi dʒai</text:p>
          </table:table-cell>
          <table:table-cell/>
          <table:table-cell office:value-type="string">
            <text:p><text:s/>tigrillo negro.</text:p>
          </table:table-cell>
          <table:table-cell office:value-type="string">
            <text:p>felin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i chʉ'chʉ</text:p>
          </table:table-cell>
          <table:table-cell office:value-type="string">
            <text:p>dʒi dʒɨʔdʒɨ</text:p>
          </table:table-cell>
          <table:table-cell office:value-type="string">
            <text:p>[dʒí dʒɨʔdʒɨ]</text:p>
          </table:table-cell>
          <table:table-cell office:value-type="string">
            <text:p>caña de azúcar con cáscara negra.</text:p>
          </table:table-cell>
          <table:table-cell office:value-type="string">
            <text:p>cane.sp</text:p>
          </table:table-cell>
          <table:table-cell table:number-columns-repeated="3"/>
          <table:table-cell office:value-type="string">
            <text:p>KP</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chi chʉ̃'chʉ</text:p>
          </table:table-cell>
          <table:table-cell office:value-type="string">
            <text:p>dʒi dʒɨ̃ʔdʒɨ</text:p>
          </table:table-cell>
          <table:table-cell/>
          <table:table-cell office:value-type="string">
            <text:p>Caña de azúcar con cáscara negra</text:p>
          </table:table-cell>
          <table:table-cell office:value-type="string">
            <text:p>cane.sp</text:p>
          </table:table-cell>
          <table:table-cell table:number-columns-repeated="3"/>
          <table:table-cell office:value-type="string">
            <text:p>KT</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chi ñajo</text:p>
          </table:table-cell>
          <table:table-cell office:value-type="string">
            <text:p>dʒi ɲaho</text:p>
          </table:table-cell>
          <table:table-cell/>
          <table:table-cell office:value-type="string">
            <text:p>ñame negro</text:p>
          </table:table-cell>
          <table:table-cell office:value-type="string">
            <text:p>tuber.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 pũ'su</text:p>
          </table:table-cell>
          <table:table-cell office:value-type="string">
            <text:p>dʒi pũʔsu</text:p>
          </table:table-cell>
          <table:table-cell/>
          <table:table-cell table:style-name="ce6" office:value-type="string">
            <text:p>grillo negro</text:p>
          </table:table-cell>
          <table:table-cell office:value-type="string">
            <text:p>insec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i va'i</text:p>
          </table:table-cell>
          <table:table-cell office:value-type="string">
            <text:p>dʒi βaʔi</text:p>
          </table:table-cell>
          <table:table-cell/>
          <table:table-cell office:value-type="string">
            <text:p>pez barbudo negro. Trachycorystes trachycorystes.</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i vacho</text:p>
          </table:table-cell>
          <table:table-cell office:value-type="string">
            <text:p>dʒi βadʒo</text:p>
          </table:table-cell>
          <table:table-cell/>
          <table:table-cell table:style-name="ce6" office:value-type="string">
            <text:p>gallinazo negro, guala negra, chulo negro. </text:p>
          </table:table-cell>
          <table:table-cell office:value-type="string">
            <text:p>vultur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i vãkinioñʉ</text:p>
          </table:table-cell>
          <table:table-cell office:value-type="string">
            <text:p>dʒi βãkʰinioɲɨ</text:p>
          </table:table-cell>
          <table:table-cell/>
          <table:table-cell table:style-name="ce6" office:value-type="string">
            <text:p>canelo negro</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 vi'toñʉ</text:p>
          </table:table-cell>
          <table:table-cell office:value-type="string">
            <text:p>dʒi βiʔtʰoɲɨ</text:p>
          </table:table-cell>
          <table:table-cell/>
          <table:table-cell office:value-type="string">
            <text:p>́arbol de caucho negro</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che</text:p>
          </table:table-cell>
          <table:table-cell office:value-type="string">
            <text:p>dʒĩʔdʒe</text:p>
          </table:table-cell>
          <table:table-cell/>
          <table:table-cell office:value-type="string">
            <text:p>especie de avispa (Son muy bravas; sus cuerpos están formados por anillos de negros.). V: chî'chevù, uti.</text:p>
          </table:table-cell>
          <table:table-cell office:value-type="string">
            <text:p>wasp.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chĩ'chevʉ</text:p>
          </table:table-cell>
          <table:table-cell office:value-type="string">
            <text:p>dʒĩʔdʒeβɨ</text:p>
          </table:table-cell>
          <table:table-cell/>
          <table:table-cell office:value-type="string">
            <text:p>nido de una especie de avispa muy brava (Cuando se quema el nido, emite un olor agradable que espanta a los espíritus malos.).</text:p>
          </table:table-cell>
          <table:table-cell office:value-type="string">
            <text:p>wasp.sp.ne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cuamʉ</text:p>
          </table:table-cell>
          <table:table-cell office:value-type="string">
            <text:p>dʒĩʔkuamɨ</text:p>
          </table:table-cell>
          <table:table-cell/>
          <table:table-cell office:value-type="string">
            <text:p>sobar (el ojo con el nudillo), restregar (el ojo).</text:p>
          </table:table-cell>
          <table:table-cell office:value-type="string">
            <text:p>rub.eye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i'ime</text:p>
          </table:table-cell>
          <table:table-cell office:value-type="string">
            <text:p>dʒiʔime</text:p>
          </table:table-cell>
          <table:table-cell office:value-type="string">
            <text:p>[dʒíʔime]</text:p>
          </table:table-cell>
          <table:table-cell office:value-type="string">
            <text:p>reunirse</text:p>
          </table:table-cell>
          <table:table-cell office:value-type="string">
            <text:p>meet.many.peopl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i'imʉ</text:p>
          </table:table-cell>
          <table:table-cell office:value-type="string">
            <text:p>dʒiʔimɨ</text:p>
          </table:table-cell>
          <table:table-cell office:value-type="string">
            <text:p>[dʒíʔimɨ]</text:p>
          </table:table-cell>
          <table:table-cell office:value-type="string">
            <text:p>amontonar</text:p>
          </table:table-cell>
          <table:table-cell office:value-type="string">
            <text:p>pile.up</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ĩ'ka</text:p>
          </table:table-cell>
          <table:table-cell office:value-type="string">
            <text:p>dʒĩʔkʰa</text:p>
          </table:table-cell>
          <table:table-cell/>
          <table:table-cell office:value-type="string">
            <text:p>basura, desperdicios, desechos</text:p>
          </table:table-cell>
          <table:table-cell office:value-type="string">
            <text:p>tras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a</text:p>
          </table:table-cell>
          <table:table-cell office:value-type="string">
            <text:p>dʒia</text:p>
          </table:table-cell>
          <table:table-cell office:value-type="string">
            <text:p>[dʒía]</text:p>
          </table:table-cell>
          <table:table-cell table:style-name="ce12" office:value-type="string">
            <text:p>cara</text:p>
          </table:table-cell>
          <table:table-cell office:value-type="string">
            <text:p>fa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a cʉnamo</text:p>
          </table:table-cell>
          <table:table-cell office:value-type="string">
            <text:p>dʒia kɨnamo</text:p>
          </table:table-cell>
          <table:table-cell/>
          <table:table-cell table:style-name="ce6" office:value-type="string">
            <text:p>poner (huevo la gallina)</text:p>
          </table:table-cell>
          <table:table-cell office:value-type="string">
            <text:p>lay.egg</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ia reapʉ</text:p>
          </table:table-cell>
          <table:table-cell office:value-type="string">
            <text:p>dʒia reapɨ</text:p>
          </table:table-cell>
          <table:table-cell/>
          <table:table-cell table:style-name="ce6" office:value-type="string">
            <text:p>nido abierto de aves (Se hace encima de la tierra.). 2. nido de peces.</text:p>
          </table:table-cell>
          <table:table-cell office:value-type="string">
            <text:p>nest.op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a su'ru</text:p>
          </table:table-cell>
          <table:table-cell office:value-type="string">
            <text:p>dʒia suʔru</text:p>
          </table:table-cell>
          <table:table-cell/>
          <table:table-cell table:style-name="ce6" office:value-type="string">
            <text:p>nidos de pájaros.</text:p>
          </table:table-cell>
          <table:table-cell office:value-type="string">
            <text:p>nest.open</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hia su'rupʉ</text:p>
          </table:table-cell>
          <table:table-cell office:value-type="string">
            <text:p>dʒia suʔrupɨ</text:p>
          </table:table-cell>
          <table:table-cell/>
          <table:table-cell office:value-type="string">
            <text:p>nido de pájaro (Se refiere a un nido fabricado en la tierra o en los árboles.)</text:p>
          </table:table-cell>
          <table:table-cell office:value-type="string">
            <text:p>ne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a sʉovʉ</text:p>
          </table:table-cell>
          <table:table-cell office:value-type="string">
            <text:p>dʒia sɨoβɨ</text:p>
          </table:table-cell>
          <table:table-cell/>
          <table:table-cell table:style-name="ce6" office:value-type="string">
            <text:p>nido de animales (Es cubierto, grande y hecho en la tierra.).</text:p>
          </table:table-cell>
          <table:table-cell office:value-type="string">
            <text:p>nest.close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acha</text:p>
          </table:table-cell>
          <table:table-cell office:value-type="string">
            <text:p>dʒiadʒa</text:p>
          </table:table-cell>
          <table:table-cell/>
          <table:table-cell table:style-name="ce6" office:value-type="string">
            <text:p><text:s/>río. 2. quebrada, caño.</text:p>
          </table:table-cell>
          <table:table-cell office:value-type="string">
            <text:p>riv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acha emu</text:p>
          </table:table-cell>
          <table:table-cell office:value-type="string">
            <text:p>dʒiadʒa emu</text:p>
          </table:table-cell>
          <table:table-cell/>
          <table:table-cell table:style-name="ce6" office:value-type="string">
            <text:p>especie de mico aullador (No es comestible.).</text:p>
          </table:table-cell>
          <table:table-cell office:value-type="string">
            <text:p>monkey.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acha pẽ'eo</text:p>
          </table:table-cell>
          <table:table-cell office:value-type="string">
            <text:p>dʒiadʒa pẽʔeo</text:p>
          </table:table-cell>
          <table:table-cell/>
          <table:table-cell office:value-type="string">
            <text:p>especie de rata nadadora (Es comestible y puede vivir unos instantes en el agua.). </text:p>
          </table:table-cell>
          <table:table-cell office:value-type="string">
            <text:p>roden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iacha pũ'su</text:p>
          </table:table-cell>
          <table:table-cell office:value-type="string">
            <text:p>dʒiadʒa pũʔsu</text:p>
          </table:table-cell>
          <table:table-cell/>
          <table:table-cell table:style-name="ce6" office:value-type="string">
            <text:p>grillo del agua</text:p>
          </table:table-cell>
          <table:table-cell office:value-type="string">
            <text:p>insect.sp</text:p>
          </table:table-cell>
          <table:table-cell table:number-columns-repeated="3"/>
          <table:table-cell office:value-type="string">
            <text:p>this could be a crustacean. No sp name.</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chiacha va'i</text:p>
          </table:table-cell>
          <table:table-cell office:value-type="string">
            <text:p>dʒiadʒa βaʔi</text:p>
          </table:table-cell>
          <table:table-cell/>
          <table:table-cell table:style-name="ce6" office:value-type="string">
            <text:p>pez, pescado</text:p>
          </table:table-cell>
          <table:table-cell office:value-type="string">
            <text:p>fish</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iapʉ</text:p>
          </table:table-cell>
          <table:table-cell office:value-type="string">
            <text:p>dʒiapɨ</text:p>
          </table:table-cell>
          <table:table-cell office:value-type="string">
            <text:p>[dʒiapɨ́]</text:p>
          </table:table-cell>
          <table:table-cell office:value-type="string">
            <text:p>huevo</text:p>
          </table:table-cell>
          <table:table-cell office:value-type="string">
            <text:p>eg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apʉ</text:p>
          </table:table-cell>
          <table:table-cell office:value-type="string">
            <text:p>dʒiapɨ</text:p>
          </table:table-cell>
          <table:table-cell office:value-type="string">
            <text:p>[dʒíápɨ]</text:p>
          </table:table-cell>
          <table:table-cell table:style-name="ce12" office:value-type="string">
            <text:p>frente (parte de la cara)</text:p>
          </table:table-cell>
          <table:table-cell office:value-type="string">
            <text:p>forehea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apʉ aho</text:p>
          </table:table-cell>
          <table:table-cell office:value-type="string">
            <text:p>dʒiapɨ aho</text:p>
          </table:table-cell>
          <table:table-cell/>
          <table:table-cell office:value-type="string">
            <text:p>yema de huevo. Lit: centro del huevo.</text:p>
          </table:table-cell>
          <table:table-cell office:value-type="string">
            <text:p>yol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ara</text:p>
          </table:table-cell>
          <table:table-cell office:value-type="string">
            <text:p>dʒiara</text:p>
          </table:table-cell>
          <table:table-cell/>
          <table:table-cell office:value-type="string">
            <text:p><text:s/>laguna, lago. 2. charco.</text:p>
          </table:table-cell>
          <table:table-cell office:value-type="string">
            <text:p>lak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ara pete</text:p>
          </table:table-cell>
          <table:table-cell office:value-type="string">
            <text:p>dʒiara petʰe</text:p>
          </table:table-cell>
          <table:table-cell/>
          <table:table-cell office:value-type="string">
            <text:p>ganso</text:p>
          </table:table-cell>
          <table:table-cell office:value-type="string">
            <text:p>goose</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iara pẽte</text:p>
          </table:table-cell>
          <table:table-cell office:value-type="string">
            <text:p>dʒiara pẽtʰe</text:p>
          </table:table-cell>
          <table:table-cell/>
          <table:table-cell office:value-type="string">
            <text:p>ganso</text:p>
          </table:table-cell>
          <table:table-cell office:value-type="string">
            <text:p>goose</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iare jẽ'jemʉ</text:p>
          </table:table-cell>
          <table:table-cell office:value-type="string">
            <text:p>dʒiare hẽʔhemɨ</text:p>
          </table:table-cell>
          <table:table-cell/>
          <table:table-cell office:value-type="string">
            <text:p>pintar (la cara), maquillar</text:p>
          </table:table-cell>
          <table:table-cell office:value-type="string">
            <text:p>paint.fac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iaro'ro</text:p>
          </table:table-cell>
          <table:table-cell office:value-type="string">
            <text:p>dʒiaroʔro</text:p>
          </table:table-cell>
          <table:table-cell/>
          <table:table-cell office:value-type="string">
            <text:p>cáscaras de huevo.</text:p>
          </table:table-cell>
          <table:table-cell office:value-type="string">
            <text:p>eggshell</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hiaro'rova</text:p>
          </table:table-cell>
          <table:table-cell office:value-type="string">
            <text:p>dʒiaroʔroβa</text:p>
          </table:table-cell>
          <table:table-cell/>
          <table:table-cell office:value-type="string">
            <text:p>cáscara de huevo; nido de pajaro</text:p>
          </table:table-cell>
          <table:table-cell office:value-type="string">
            <text:p>eggshel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e</text:p>
          </table:table-cell>
          <table:table-cell office:value-type="string">
            <text:p>dʒie</text:p>
          </table:table-cell>
          <table:table-cell/>
          <table:table-cell office:value-type="string">
            <text:p>sangre</text:p>
          </table:table-cell>
          <table:table-cell office:value-type="string">
            <text:p>bloo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e cʉta ravʉ</text:p>
          </table:table-cell>
          <table:table-cell office:value-type="string">
            <text:p>dʒie kɨtʰa raβɨ</text:p>
          </table:table-cell>
          <table:table-cell/>
          <table:table-cell office:value-type="string">
            <text:p>enfermedad de diarrea o soltura con sangre. 2. cólera.</text:p>
          </table:table-cell>
          <table:table-cell office:value-type="string">
            <text:p>bloody.diarrhea</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i</text:p>
          </table:table-cell>
          <table:table-cell office:value-type="string">
            <text:p>dʒĩi</text:p>
          </table:table-cell>
          <table:table-cell/>
          <table:table-cell table:style-name="ce6" office:value-type="string">
            <text:p>joven, pequeño</text:p>
          </table:table-cell>
          <table:table-cell office:value-type="string">
            <text:p>young</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chĩi</text:p>
          </table:table-cell>
          <table:table-cell office:value-type="string">
            <text:p>dʒĩi</text:p>
          </table:table-cell>
          <table:table-cell/>
          <table:table-cell table:style-name="ce6" office:value-type="string">
            <text:p>niños, niñas</text:p>
          </table:table-cell>
          <table:table-cell office:value-type="string">
            <text:p>children</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chĩi jauvʉ</text:p>
          </table:table-cell>
          <table:table-cell office:value-type="string">
            <text:p>dʒĩi hauβɨ</text:p>
          </table:table-cell>
          <table:table-cell/>
          <table:table-cell table:style-name="ce6" office:value-type="string">
            <text:p>revolver, pistola</text:p>
          </table:table-cell>
          <table:table-cell office:value-type="string">
            <text:p>pisto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i pia</text:p>
          </table:table-cell>
          <table:table-cell office:value-type="string">
            <text:p>dʒĩi pia</text:p>
          </table:table-cell>
          <table:table-cell/>
          <table:table-cell table:style-name="ce6" office:value-type="string">
            <text:p>especie de ají (Es pequeño y redondo.)</text:p>
          </table:table-cell>
          <table:table-cell office:value-type="string">
            <text:p>chili.pepper.sp</text:p>
          </table:table-cell>
          <table:table-cell table:number-columns-repeated="3"/>
          <table:table-cell office:value-type="string">
            <text:p>KP</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chĩi sʉ'nʉmʉ</text:p>
          </table:table-cell>
          <table:table-cell office:value-type="string">
            <text:p>dʒĩi sɨʔnɨmɨ</text:p>
          </table:table-cell>
          <table:table-cell/>
          <table:table-cell table:style-name="ce6" office:value-type="string">
            <text:p>comportarse como bebe</text:p>
          </table:table-cell>
          <table:table-cell office:value-type="string">
            <text:p>behave.like.chil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iimʉ</text:p>
          </table:table-cell>
          <table:table-cell office:value-type="string">
            <text:p>dʒiimɨ</text:p>
          </table:table-cell>
          <table:table-cell/>
          <table:table-cell table:style-name="ce6" office:value-type="string">
            <text:p>amar, querer; necesitar; gustar; decir</text:p>
          </table:table-cell>
          <table:table-cell office:value-type="string">
            <text:p>want</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chĩio</text:p>
          </table:table-cell>
          <table:table-cell office:value-type="string">
            <text:p>dʒĩio</text:p>
          </table:table-cell>
          <table:table-cell/>
          <table:table-cell table:style-name="ce6" office:value-type="string">
            <text:p>niña</text:p>
          </table:table-cell>
          <table:table-cell office:value-type="string">
            <text:p>child.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ĩipʉ</text:p>
          </table:table-cell>
          <table:table-cell office:value-type="string">
            <text:p>dʒĩipɨ</text:p>
          </table:table-cell>
          <table:table-cell/>
          <table:table-cell table:style-name="ce6" office:value-type="string">
            <text:p>feto, embrión</text:p>
          </table:table-cell>
          <table:table-cell office:value-type="string">
            <text:p>fetu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ipʉ paamo</text:p>
          </table:table-cell>
          <table:table-cell office:value-type="string">
            <text:p>dʒĩipɨ paamo</text:p>
          </table:table-cell>
          <table:table-cell/>
          <table:table-cell table:style-name="ce6" office:value-type="string">
            <text:p>estar embarazada.</text:p>
          </table:table-cell>
          <table:table-cell office:value-type="string">
            <text:p>be.pregnan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ĩipʉ sʉ'imo</text:p>
          </table:table-cell>
          <table:table-cell office:value-type="string">
            <text:p>dʒĩipɨ sɨʔimo</text:p>
          </table:table-cell>
          <table:table-cell/>
          <table:table-cell table:style-name="ce6" office:value-type="string">
            <text:p>estar embarazada.</text:p>
          </table:table-cell>
          <table:table-cell office:value-type="string">
            <text:p>be.pregnant</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chĩire jojakaiko</text:p>
          </table:table-cell>
          <table:table-cell office:value-type="string">
            <text:p>dʒĩire hohakʰaikʰo</text:p>
          </table:table-cell>
          <table:table-cell/>
          <table:table-cell table:style-name="ce6" office:value-type="string">
            <text:p>madrastra</text:p>
          </table:table-cell>
          <table:table-cell office:value-type="string">
            <text:p>stepmothe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ĩire jojakaikʉ</text:p>
          </table:table-cell>
          <table:table-cell office:value-type="string">
            <text:p>dʒĩire hohakʰaikʰɨ</text:p>
          </table:table-cell>
          <table:table-cell/>
          <table:table-cell table:style-name="ce6" office:value-type="string">
            <text:p>padrastro</text:p>
          </table:table-cell>
          <table:table-cell office:value-type="string">
            <text:p>stepfathe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ĩirʉmʉ</text:p>
          </table:table-cell>
          <table:table-cell office:value-type="string">
            <text:p>dʒĩirɨmɨ</text:p>
          </table:table-cell>
          <table:table-cell/>
          <table:table-cell table:style-name="ce6" office:value-type="string">
            <text:p>niñez</text:p>
          </table:table-cell>
          <table:table-cell office:value-type="string">
            <text:p>childhood</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chĩiʉ</text:p>
          </table:table-cell>
          <table:table-cell office:value-type="string">
            <text:p>dʒĩiɨ</text:p>
          </table:table-cell>
          <table:table-cell/>
          <table:table-cell table:style-name="ce6" office:value-type="string">
            <text:p>niño</text:p>
          </table:table-cell>
          <table:table-cell office:value-type="string">
            <text:p>child.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ĩiva'na ũcuate'epʉ pa'isina</text:p>
          </table:table-cell>
          <table:table-cell office:value-type="string">
            <text:p>dʒĩiβaʔna ũkuatʰeʔepɨ paʔisina</text:p>
          </table:table-cell>
          <table:table-cell/>
          <table:table-cell table:style-name="ce6" office:value-type="string">
            <text:p>gemelos, mellizos</text:p>
          </table:table-cell>
          <table:table-cell office:value-type="string">
            <text:p>twin.PL</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chĩiva'o</text:p>
          </table:table-cell>
          <table:table-cell office:value-type="string">
            <text:p>dʒĩiβaʔo</text:p>
          </table:table-cell>
          <table:table-cell/>
          <table:table-cell office:value-type="string">
            <text:p>niña</text:p>
          </table:table-cell>
          <table:table-cell office:value-type="string">
            <text:p>child.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ĩiva'ʉ</text:p>
          </table:table-cell>
          <table:table-cell office:value-type="string">
            <text:p>dʒĩiβaʔɨ</text:p>
          </table:table-cell>
          <table:table-cell/>
          <table:table-cell table:style-name="ce6" office:value-type="string">
            <text:p>niño</text:p>
          </table:table-cell>
          <table:table-cell office:value-type="string">
            <text:p>child.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ija'che</text:p>
          </table:table-cell>
          <table:table-cell office:value-type="string">
            <text:p>dʒihaʔdʒe</text:p>
          </table:table-cell>
          <table:table-cell/>
          <table:table-cell office:value-type="string">
            <text:p>negro, oscuro</text:p>
          </table:table-cell>
          <table:table-cell office:value-type="string">
            <text:p>black</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chija'imʉ</text:p>
          </table:table-cell>
          <table:table-cell office:value-type="string">
            <text:p>dʒihaʔimɨ</text:p>
          </table:table-cell>
          <table:table-cell/>
          <table:table-cell office:value-type="string">
            <text:p>ser negro, ser o estar oscuro</text:p>
          </table:table-cell>
          <table:table-cell office:value-type="string">
            <text:p>be.black</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chija'iro</text:p>
          </table:table-cell>
          <table:table-cell office:value-type="string">
            <text:p>dʒihaʔiro</text:p>
          </table:table-cell>
          <table:table-cell/>
          <table:table-cell office:value-type="string">
            <text:p>mañana, día siguiente.</text:p>
          </table:table-cell>
          <table:table-cell office:value-type="string">
            <text:p>tomorrow</text:p>
          </table:table-cell>
          <table:table-cell table:number-columns-repeated="3"/>
          <table:table-cell office:value-type="string">
            <text:p>KT</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chija'iro pãasirʉmʉ</text:p>
          </table:table-cell>
          <table:table-cell office:value-type="string">
            <text:p>dʒihaʔiro pãasirɨmɨ</text:p>
          </table:table-cell>
          <table:table-cell/>
          <table:table-cell office:value-type="string">
            <text:p>pasado mañana.</text:p>
          </table:table-cell>
          <table:table-cell office:value-type="string">
            <text:p>day.after.tomorrow</text:p>
          </table:table-cell>
          <table:table-cell table:number-columns-repeated="3"/>
          <table:table-cell office:value-type="string">
            <text:p>KT</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chijajʉ̃va</text:p>
          </table:table-cell>
          <table:table-cell office:value-type="string">
            <text:p>dʒihahɨ̃βa</text:p>
          </table:table-cell>
          <table:table-cell/>
          <table:table-cell office:value-type="string">
            <text:p>nochecita, medio oscuro, seis p.m.</text:p>
          </table:table-cell>
          <table:table-cell office:value-type="string">
            <text:p>twiligh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ma</text:p>
          </table:table-cell>
          <table:table-cell office:value-type="string">
            <text:p>dʒima</text:p>
          </table:table-cell>
          <table:table-cell/>
          <table:table-cell office:value-type="string">
            <text:p>veneno. Uso: Anteriormente se refería únicamente al veneno que utilizaban para bodoquera</text:p>
          </table:table-cell>
          <table:table-cell office:value-type="string">
            <text:p>poiso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maaja'imʉ</text:p>
          </table:table-cell>
          <table:table-cell office:value-type="string">
            <text:p>dʒimaahaʔimɨ</text:p>
          </table:table-cell>
          <table:table-cell/>
          <table:table-cell table:style-name="ce6" office:value-type="string">
            <text:p>ser morado</text:p>
          </table:table-cell>
          <table:table-cell office:value-type="string">
            <text:p>be.purpl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chimaaja'ñe</text:p>
          </table:table-cell>
          <table:table-cell office:value-type="string">
            <text:p>dʒimaahaʔɲe</text:p>
          </table:table-cell>
          <table:table-cell/>
          <table:table-cell table:style-name="ce6" office:value-type="string">
            <text:p>rojo oscuro, morado</text:p>
          </table:table-cell>
          <table:table-cell office:value-type="string">
            <text:p>purple</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chini chini</text:p>
          </table:table-cell>
          <table:table-cell office:value-type="string">
            <text:p>dʒini dʒini</text:p>
          </table:table-cell>
          <table:table-cell/>
          <table:table-cell table:style-name="ce6" office:value-type="string">
            <text:p>sonido de freir algo</text:p>
          </table:table-cell>
          <table:table-cell office:value-type="string">
            <text:p>SS.SYMB.frying</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chio</text:p>
          </table:table-cell>
          <table:table-cell office:value-type="string">
            <text:p>dʒio</text:p>
          </table:table-cell>
          <table:table-cell/>
          <table:table-cell office:value-type="string">
            <text:p>chagra</text:p>
          </table:table-cell>
          <table:table-cell office:value-type="string">
            <text:p>gard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okocha</text:p>
          </table:table-cell>
          <table:table-cell office:value-type="string">
            <text:p>dʒiokʰodʒa</text:p>
          </table:table-cell>
          <table:table-cell office:value-type="string">
            <text:p>[dʒíokʰodʒa]</text:p>
          </table:table-cell>
          <table:table-cell table:style-name="ce6" office:value-type="string">
            <text:p>río Agua Negra, cualquier río con agua negra.</text:p>
          </table:table-cell>
          <table:table-cell office:value-type="string">
            <text:p>river.black.wat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ri chiri</text:p>
          </table:table-cell>
          <table:table-cell office:value-type="string">
            <text:p>dʒiri dʒiri</text:p>
          </table:table-cell>
          <table:table-cell/>
          <table:table-cell office:value-type="string">
            <text:p>sonido de freir algo</text:p>
          </table:table-cell>
          <table:table-cell office:value-type="string">
            <text:p>SS.SYMB.frying</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chitamu</text:p>
          </table:table-cell>
          <table:table-cell office:value-type="string">
            <text:p>dʒitʰamu</text:p>
          </table:table-cell>
          <table:table-cell/>
          <table:table-cell table:style-name="ce6" office:value-type="string">
            <text:p>vena; radicula, raiz del arbol</text:p>
          </table:table-cell>
          <table:table-cell office:value-type="string">
            <text:p>stem</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ivati</text:p>
          </table:table-cell>
          <table:table-cell office:value-type="string">
            <text:p>dʒiβatʰi</text:p>
          </table:table-cell>
          <table:table-cell/>
          <table:table-cell office:value-type="string">
            <text:p>negro (una persona)</text:p>
          </table:table-cell>
          <table:table-cell office:value-type="string">
            <text:p>black.perso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ivova'ʉ</text:p>
          </table:table-cell>
          <table:table-cell office:value-type="string">
            <text:p>dʒiβoβaʔɨ</text:p>
          </table:table-cell>
          <table:table-cell/>
          <table:table-cell table:style-name="ce6" office:value-type="string">
            <text:p>chivo</text:p>
          </table:table-cell>
          <table:table-cell office:value-type="string">
            <text:p>goat</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o</text:p>
          </table:table-cell>
          <table:table-cell office:value-type="string">
            <text:p>dʒo</text:p>
          </table:table-cell>
          <table:table-cell/>
          <table:table-cell table:style-name="ce6" office:value-type="string">
            <text:p>sonido producido cuando uno tiene diarrea que es pura agua</text:p>
          </table:table-cell>
          <table:table-cell office:value-type="string">
            <text:p>SS.SYMB.diarrhea</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cho'chomʉ</text:p>
          </table:table-cell>
          <table:table-cell office:value-type="string">
            <text:p>dʒoʔdʒomɨ</text:p>
          </table:table-cell>
          <table:table-cell/>
          <table:table-cell table:style-name="ce18" office:value-type="string">
            <text:p>arrugarse (gente o fruta), secarse (la fruta).</text:p>
          </table:table-cell>
          <table:table-cell table:style-name="ce25" office:value-type="string">
            <text:p>get.wrinkl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o'je</text:p>
          </table:table-cell>
          <table:table-cell office:value-type="string">
            <text:p>dʒoʔhe</text:p>
          </table:table-cell>
          <table:table-cell/>
          <table:table-cell table:style-name="ce6" office:value-type="string">
            <text:p>atrás, después. Uso: La variación cho'oje no se usa hoy en día</text:p>
          </table:table-cell>
          <table:table-cell office:value-type="string">
            <text:p>behind</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cho'je co'iche</text:p>
          </table:table-cell>
          <table:table-cell office:value-type="string">
            <text:p>dʒoʔhe koʔidʒe</text:p>
          </table:table-cell>
          <table:table-cell/>
          <table:table-cell table:style-name="ce6" office:value-type="string">
            <text:p>al revés</text:p>
          </table:table-cell>
          <table:table-cell office:value-type="string">
            <text:p>on.other.sid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cho'jechĩi</text:p>
          </table:table-cell>
          <table:table-cell office:value-type="string">
            <text:p>dʒoʔhedʒĩi</text:p>
          </table:table-cell>
          <table:table-cell/>
          <table:table-cell table:style-name="ce6" office:value-type="string">
            <text:p>hermanos menores (Se refiere a hermanos y hermanas o solamente a hermanos.)</text:p>
          </table:table-cell>
          <table:table-cell office:value-type="string">
            <text:p>ySi.PL</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cho'jeo</text:p>
          </table:table-cell>
          <table:table-cell office:value-type="string">
            <text:p>dʒoʔheo</text:p>
          </table:table-cell>
          <table:table-cell/>
          <table:table-cell table:style-name="ce6" office:value-type="string">
            <text:p>hermana menor</text:p>
          </table:table-cell>
          <table:table-cell office:value-type="string">
            <text:p>yZ</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o'jeʉ</text:p>
          </table:table-cell>
          <table:table-cell office:value-type="string">
            <text:p>dʒoʔheɨ</text:p>
          </table:table-cell>
          <table:table-cell/>
          <table:table-cell table:style-name="ce6" office:value-type="string">
            <text:p>hermano menor</text:p>
          </table:table-cell>
          <table:table-cell office:value-type="string">
            <text:p>yB</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o'o pi'nima'mʉ</text:p>
          </table:table-cell>
          <table:table-cell office:value-type="string">
            <text:p>dʒoʔo piʔnimaʔmɨ</text:p>
          </table:table-cell>
          <table:table-cell/>
          <table:table-cell table:style-name="ce6" office:value-type="string">
            <text:p>no terminar, dejar de hacer. Lit: no terminar de hacer.</text:p>
          </table:table-cell>
          <table:table-cell office:value-type="string">
            <text:p>not.finish</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o'oche</text:p>
          </table:table-cell>
          <table:table-cell office:value-type="string">
            <text:p>dʒoʔodʒe</text:p>
          </table:table-cell>
          <table:table-cell office:value-type="string">
            <text:p>[dʒóʔodʒe]</text:p>
          </table:table-cell>
          <table:table-cell table:style-name="ce6" office:value-type="string">
            <text:p>trabajo</text:p>
          </table:table-cell>
          <table:table-cell office:value-type="string">
            <text:p>work.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o'oche cho'oko</text:p>
          </table:table-cell>
          <table:table-cell office:value-type="string">
            <text:p>dʒoʔodʒe dʒoʔokʰo</text:p>
          </table:table-cell>
          <table:table-cell/>
          <table:table-cell office:value-type="string">
            <text:p>trabajadora</text:p>
          </table:table-cell>
          <table:table-cell office:value-type="string">
            <text:p>work.NMLZ.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o'oche cho'okʉ</text:p>
          </table:table-cell>
          <table:table-cell office:value-type="string">
            <text:p>dʒoʔodʒe dʒoʔokʰɨ</text:p>
          </table:table-cell>
          <table:table-cell/>
          <table:table-cell table:style-name="ce6" office:value-type="string">
            <text:p>trabajador</text:p>
          </table:table-cell>
          <table:table-cell office:value-type="string">
            <text:p>work.NMLZ.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o'okaiche</text:p>
          </table:table-cell>
          <table:table-cell office:value-type="string">
            <text:p>dʒoʔokʰaidʒe</text:p>
          </table:table-cell>
          <table:table-cell/>
          <table:table-cell table:style-name="ce6" office:value-type="string">
            <text:p>ayuda</text:p>
          </table:table-cell>
          <table:table-cell table:style-name="ce25" office:value-type="string">
            <text:p>help.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o'okaiko</text:p>
          </table:table-cell>
          <table:table-cell office:value-type="string">
            <text:p>dʒoʔokʰaikʰo</text:p>
          </table:table-cell>
          <table:table-cell/>
          <table:table-cell table:style-name="ce6" office:value-type="string">
            <text:p>ayudante femenina</text:p>
          </table:table-cell>
          <table:table-cell table:style-name="ce6" office:value-type="string">
            <text:p>help.NMLZ.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o'okaikʉ</text:p>
          </table:table-cell>
          <table:table-cell office:value-type="string">
            <text:p>dʒoʔokʰaikʰɨ</text:p>
          </table:table-cell>
          <table:table-cell/>
          <table:table-cell office:value-type="string">
            <text:p>ayudante masculino</text:p>
          </table:table-cell>
          <table:table-cell office:value-type="string">
            <text:p>help.NMLZ.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o'okaimʉ</text:p>
          </table:table-cell>
          <table:table-cell office:value-type="string">
            <text:p>dʒoʔokʰaimɨ</text:p>
          </table:table-cell>
          <table:table-cell/>
          <table:table-cell table:style-name="ce9" office:value-type="string">
            <text:p>ayudar, trabajar (para otra)</text:p>
          </table:table-cell>
          <table:table-cell office:value-type="string">
            <text:p>help.V</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cho'omasimʉ</text:p>
          </table:table-cell>
          <table:table-cell office:value-type="string">
            <text:p>dʒoʔomasimɨ</text:p>
          </table:table-cell>
          <table:table-cell/>
          <table:table-cell table:style-name="Default" office:value-type="string">
            <text:p>saber hacer algo</text:p>
          </table:table-cell>
          <table:table-cell office:value-type="string">
            <text:p>know.how</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o'omʉ</text:p>
          </table:table-cell>
          <table:table-cell office:value-type="string">
            <text:p>dʒoʔomɨ</text:p>
          </table:table-cell>
          <table:table-cell office:value-type="string">
            <text:p>[dʒóʔomɨ]</text:p>
          </table:table-cell>
          <table:table-cell office:value-type="string">
            <text:p>trabajar, hacer</text:p>
          </table:table-cell>
          <table:table-cell office:value-type="string">
            <text:p>work.V</text:p>
          </table:table-cell>
          <table:table-cell table:number-columns-repeated="10"/>
          <table:table-cell office:value-type="string">
            <text:p>v.t.</text:p>
          </table:table-cell>
          <table:table-cell table:number-columns-repeated="237"/>
        </table:table-row>
        <table:table-row table:style-name="ro4">
          <table:table-cell table:number-columns-repeated="3"/>
          <table:table-cell office:value-type="string">
            <text:p>cho'oroñʉ</text:p>
          </table:table-cell>
          <table:table-cell office:value-type="string">
            <text:p>dʒoʔoroɲɨ</text:p>
          </table:table-cell>
          <table:table-cell/>
          <table:table-cell office:value-type="string">
            <text:p>especie de arbol <text:span text:style-name="T5">(La</text:span></text:p>
            <text:p><text:span text:style-name="T8">madera sirve para </text:span><text:span text:style-name="T8">hacer remos.).</text:span></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o'osomʉ</text:p>
          </table:table-cell>
          <table:table-cell office:value-type="string">
            <text:p>dʒoʔosomɨ</text:p>
          </table:table-cell>
          <table:table-cell/>
          <table:table-cell office:value-type="string">
            <text:p>estar perdido, caer en ruina</text:p>
          </table:table-cell>
          <table:table-cell office:value-type="string">
            <text:p>get.los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o'osomʉ</text:p>
          </table:table-cell>
          <table:table-cell office:value-type="string">
            <text:p>dʒoʔosomɨ</text:p>
          </table:table-cell>
          <table:table-cell/>
          <table:table-cell office:value-type="string">
            <text:p>perder</text:p>
          </table:table-cell>
          <table:table-cell office:value-type="string">
            <text:p>los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ochamʉ</text:p>
          </table:table-cell>
          <table:table-cell office:value-type="string">
            <text:p>dʒodʒamɨ</text:p>
          </table:table-cell>
          <table:table-cell/>
          <table:table-cell table:style-name="ce9" office:value-type="string">
            <text:p>tostar</text:p>
          </table:table-cell>
          <table:table-cell office:value-type="string">
            <text:p>toas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ocho</text:p>
          </table:table-cell>
          <table:table-cell office:value-type="string">
            <text:p>dʒodʒo</text:p>
          </table:table-cell>
          <table:table-cell/>
          <table:table-cell table:style-name="ce9" office:value-type="string">
            <text:p>cigarra, chicharra</text:p>
          </table:table-cell>
          <table:table-cell office:value-type="string">
            <text:p>insec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oemʉ</text:p>
          </table:table-cell>
          <table:table-cell office:value-type="string">
            <text:p>dʒoemɨ</text:p>
          </table:table-cell>
          <table:table-cell/>
          <table:table-cell table:style-name="ce9" office:value-type="string">
            <text:p>limpiar frotando.</text:p>
          </table:table-cell>
          <table:table-cell office:value-type="string">
            <text:p>wip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oko pĩ'a</text:p>
          </table:table-cell>
          <table:table-cell office:value-type="string">
            <text:p>dʒokʰo pĩʔa</text:p>
          </table:table-cell>
          <table:table-cell/>
          <table:table-cell table:style-name="ce9" office:value-type="string">
            <text:p>especie de pájaro (Es de color rojo y vive especialmente en la selva.).</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omʉ</text:p>
          </table:table-cell>
          <table:table-cell office:value-type="string">
            <text:p>dʒomɨ</text:p>
          </table:table-cell>
          <table:table-cell office:value-type="string">
            <text:p>[dʒóómɨ]</text:p>
          </table:table-cell>
          <table:table-cell table:style-name="ce9" office:value-type="string">
            <text:p><text:s/>pescar (con una red o atarraya).</text:p>
          </table:table-cell>
          <table:table-cell office:value-type="string">
            <text:p>fish.with.line/ne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oo</text:p>
          </table:table-cell>
          <table:table-cell office:value-type="string">
            <text:p>dʒoo</text:p>
          </table:table-cell>
          <table:table-cell/>
          <table:table-cell table:style-name="ce9" office:value-type="string">
            <text:p>canoas, potrillos</text:p>
          </table:table-cell>
          <table:table-cell office:value-type="string">
            <text:p>canoe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hoo ja'ova</text:p>
          </table:table-cell>
          <table:table-cell office:value-type="string">
            <text:p>dʒoo haʔoβa</text:p>
          </table:table-cell>
          <table:table-cell/>
          <table:table-cell office:value-type="string">
            <text:p>especie de hoja (Es grande y de color verde por encima y blanco por debajo.)</text:p>
          </table:table-cell>
          <table:table-cell office:value-type="string">
            <text:p>leaf.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oo jʉosa'aro</text:p>
          </table:table-cell>
          <table:table-cell office:value-type="string">
            <text:p>dʒoo hɨosaʔaro</text:p>
          </table:table-cell>
          <table:table-cell/>
          <table:table-cell office:value-type="string">
            <text:p>puerto (Sitio donde arriman las canoas.)</text:p>
          </table:table-cell>
          <table:table-cell office:value-type="string">
            <text:p>por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oo kã'kapa</text:p>
          </table:table-cell>
          <table:table-cell office:value-type="string">
            <text:p>dʒoo kʰãʔkʰapa</text:p>
          </table:table-cell>
          <table:table-cell/>
          <table:table-cell office:value-type="string">
            <text:p>borde de canoa o potrillo</text:p>
          </table:table-cell>
          <table:table-cell office:value-type="string">
            <text:p>canoe.ed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oo te'reva</text:p>
          </table:table-cell>
          <table:table-cell office:value-type="string">
            <text:p>dʒoo tʰeʔreβa</text:p>
          </table:table-cell>
          <table:table-cell/>
          <table:table-cell table:style-name="ce9" office:value-type="string">
            <text:p>cola, popa de canoa o potrillo (Se refiere a la parte trasera.).</text:p>
          </table:table-cell>
          <table:table-cell office:value-type="string">
            <text:p>canoe.bac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ooko'a</text:p>
          </table:table-cell>
          <table:table-cell office:value-type="string">
            <text:p>dʒookʰoʔa</text:p>
          </table:table-cell>
          <table:table-cell/>
          <table:table-cell table:style-name="Default" office:value-type="string">
            <text:p>tabla de madera.</text:p>
          </table:table-cell>
          <table:table-cell office:value-type="string">
            <text:p>plan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ookoovʉ</text:p>
          </table:table-cell>
          <table:table-cell office:value-type="string">
            <text:p>dʒookʰooβɨ</text:p>
          </table:table-cell>
          <table:table-cell/>
          <table:table-cell office:value-type="string">
            <text:p>proa de canoa o potrillo (Se refiere a la parte delantera.).</text:p>
          </table:table-cell>
          <table:table-cell office:value-type="string">
            <text:p>canoe.prow</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oophe're</text:p>
          </table:table-cell>
          <table:table-cell office:value-type="string">
            <text:p>dʒoopʰeʔre</text:p>
          </table:table-cell>
          <table:table-cell/>
          <table:table-cell office:value-type="string">
            <text:p>especie del pez caloche (Es de tamaño grande.). </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ootʉtipʉ</text:p>
          </table:table-cell>
          <table:table-cell office:value-type="string">
            <text:p>dʒootʰɨtʰipɨ</text:p>
          </table:table-cell>
          <table:table-cell/>
          <table:table-cell office:value-type="string">
            <text:p>cola, popa de canoa o potrillo (Se refiere a la parte trasera.).</text:p>
          </table:table-cell>
          <table:table-cell office:value-type="string">
            <text:p>canoe.bac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oova'ti</text:p>
          </table:table-cell>
          <table:table-cell office:value-type="string">
            <text:p>dʒooβaʔtʰi</text:p>
          </table:table-cell>
          <table:table-cell/>
          <table:table-cell table:style-name="ce9" office:value-type="string">
            <text:p>remo</text:p>
          </table:table-cell>
          <table:table-cell office:value-type="string">
            <text:p>oa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oovʉ</text:p>
          </table:table-cell>
          <table:table-cell office:value-type="string">
            <text:p>dʒooβɨ</text:p>
          </table:table-cell>
          <table:table-cell/>
          <table:table-cell office:value-type="string">
            <text:p>canoa, potrillo</text:p>
          </table:table-cell>
          <table:table-cell office:value-type="string">
            <text:p>cano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oovʉ cho'je</text:p>
          </table:table-cell>
          <table:table-cell office:value-type="string">
            <text:p>dʒooβɨ dʒoʔhe</text:p>
          </table:table-cell>
          <table:table-cell/>
          <table:table-cell table:style-name="ce9" office:value-type="string">
            <text:p>cola, popa de canoa o potrillo (Se refiere a la parte trasera.).</text:p>
          </table:table-cell>
          <table:table-cell office:value-type="string">
            <text:p>canoe.bac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oquimʉ</text:p>
          </table:table-cell>
          <table:table-cell office:value-type="string">
            <text:p>dʒokimɨ</text:p>
          </table:table-cell>
          <table:table-cell/>
          <table:table-cell table:style-name="ce9" office:value-type="string">
            <text:p>crujir, susurrar, hacer ruido suave</text:p>
          </table:table-cell>
          <table:table-cell office:value-type="string">
            <text:p>whispe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oteñoã</text:p>
          </table:table-cell>
          <table:table-cell office:value-type="string">
            <text:p>dʒotʰeɲoã</text:p>
          </table:table-cell>
          <table:table-cell/>
          <table:table-cell table:style-name="ce9" office:value-type="string">
            <text:p>tres, tres veces</text:p>
          </table:table-cell>
          <table:table-cell office:value-type="string">
            <text:p>thr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oteñoã jovochenʉko</text:p>
          </table:table-cell>
          <table:table-cell office:value-type="string">
            <text:p>dʒotʰeɲoã hoβodʒenɨkʰo</text:p>
          </table:table-cell>
          <table:table-cell/>
          <table:table-cell table:style-name="ce9" office:value-type="string">
            <text:p>triple</text:p>
          </table:table-cell>
          <table:table-cell office:value-type="string">
            <text:p>three.layere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ova'i</text:p>
          </table:table-cell>
          <table:table-cell office:value-type="string">
            <text:p>dʒoβaʔi</text:p>
          </table:table-cell>
          <table:table-cell/>
          <table:table-cell table:style-name="ce9" office:value-type="string">
            <text:p>comitiva de pescado (Es una costumbre antigua en que varias personas iban a pescar. Luego traían el pescado, lo cocinaban y todos comían juntos.)</text:p>
          </table:table-cell>
          <table:table-cell office:value-type="string">
            <text:p>fishing.part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u chuuu</text:p>
          </table:table-cell>
          <table:table-cell office:value-type="string">
            <text:p>dʒu dʒuuu</text:p>
          </table:table-cell>
          <table:table-cell/>
          <table:table-cell table:style-name="ce9" office:value-type="string">
            <text:p>sonido producido por una canoa andando sobre el agua.</text:p>
          </table:table-cell>
          <table:table-cell office:value-type="string">
            <text:p>SS.SYMB.canoe</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chu'amʉ</text:p>
          </table:table-cell>
          <table:table-cell office:value-type="string">
            <text:p>dʒuʔamɨ</text:p>
          </table:table-cell>
          <table:table-cell/>
          <table:table-cell table:style-name="ce9" office:value-type="string">
            <text:p>nadar</text:p>
          </table:table-cell>
          <table:table-cell office:value-type="string">
            <text:p>swim</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u'chu pia</text:p>
          </table:table-cell>
          <table:table-cell office:value-type="string">
            <text:p>dʒuʔdʒu pia</text:p>
          </table:table-cell>
          <table:table-cell/>
          <table:table-cell office:value-type="string">
            <text:p>aji molido, pimiento</text:p>
          </table:table-cell>
          <table:table-cell office:value-type="string">
            <text:p>chili.pepper.groun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u'chumʉ</text:p>
          </table:table-cell>
          <table:table-cell office:value-type="string">
            <text:p>dʒuʔdʒumɨ</text:p>
          </table:table-cell>
          <table:table-cell/>
          <table:table-cell table:style-name="ce9" office:value-type="string">
            <text:p>esparcir (semilla), salpicar</text:p>
          </table:table-cell>
          <table:table-cell office:value-type="string">
            <text:p>scatter.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u'emʉ</text:p>
          </table:table-cell>
          <table:table-cell office:value-type="string">
            <text:p>dʒuʔemɨ</text:p>
          </table:table-cell>
          <table:table-cell office:value-type="string">
            <text:p>[dʒuʔémɨ]</text:p>
          </table:table-cell>
          <table:table-cell table:style-name="ce9" office:value-type="string">
            <text:p>meter (el cuerpo en el humo para quitar algunas maldades), vaporizar</text:p>
          </table:table-cell>
          <table:table-cell office:value-type="string">
            <text:p>heal.with.smok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u'i va'o</text:p>
          </table:table-cell>
          <table:table-cell office:value-type="string">
            <text:p>dʒuʔi βaʔo</text:p>
          </table:table-cell>
          <table:table-cell/>
          <table:table-cell table:style-name="ce9" office:value-type="string">
            <text:p>especie de mico volador (Es de color negro.).</text:p>
          </table:table-cell>
          <table:table-cell office:value-type="string">
            <text:p>monkey.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chu'imʉ</text:p>
          </table:table-cell>
          <table:table-cell office:value-type="string">
            <text:p>dʒuʔimɨ</text:p>
          </table:table-cell>
          <table:table-cell/>
          <table:table-cell office:value-type="string">
            <text:p>cantar (pájaro o mico), rugir.</text:p>
          </table:table-cell>
          <table:table-cell office:value-type="string">
            <text:p>sing</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chũ'se ãimʉ</text:p>
          </table:table-cell>
          <table:table-cell office:value-type="string">
            <text:p>dʒũʔse ãimɨ</text:p>
          </table:table-cell>
          <table:table-cell/>
          <table:table-cell table:style-name="ce9" office:value-type="string">
            <text:p>empapar y comer (varias cosas), ensopar y comer (varias cosas)</text:p>
          </table:table-cell>
          <table:table-cell office:value-type="string">
            <text:p>soak.and.eat.PLACT</text:p>
          </table:table-cell>
          <table:table-cell table:number-columns-repeated="10"/>
          <table:table-cell office:value-type="string">
            <text:p>v.t.rep.</text:p>
          </table:table-cell>
          <table:table-cell office:value-type="string">
            <text:p>CL II</text:p>
          </table:table-cell>
          <table:table-cell table:number-columns-repeated="236"/>
        </table:table-row>
        <table:table-row table:style-name="ro2">
          <table:table-cell table:number-columns-repeated="3"/>
          <table:table-cell office:value-type="string">
            <text:p>chuchu</text:p>
          </table:table-cell>
          <table:table-cell office:value-type="string">
            <text:p>dʒudʒu</text:p>
          </table:table-cell>
          <table:table-cell/>
          <table:table-cell table:style-name="Default" office:value-type="string">
            <text:p>oso hormiguero (Es una especie pequeña de color café.).</text:p>
          </table:table-cell>
          <table:table-cell office:value-type="string">
            <text:p>anteater.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uchu</text:p>
          </table:table-cell>
          <table:table-cell office:value-type="string">
            <text:p>dʒudʒu</text:p>
          </table:table-cell>
          <table:table-cell/>
          <table:table-cell office:value-type="string">
            <text:p>pez cucha negro. Corydoras sp.</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uchu</text:p>
          </table:table-cell>
          <table:table-cell office:value-type="string">
            <text:p>dʒudʒu</text:p>
          </table:table-cell>
          <table:table-cell/>
          <table:table-cell office:value-type="string">
            <text:p>comején</text:p>
          </table:table-cell>
          <table:table-cell office:value-type="string">
            <text:p>termite</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uchupʉ</text:p>
          </table:table-cell>
          <table:table-cell office:value-type="string">
            <text:p>dʒudʒupɨ</text:p>
          </table:table-cell>
          <table:table-cell/>
          <table:table-cell table:style-name="ce9" office:value-type="string">
            <text:p>comejenera</text:p>
          </table:table-cell>
          <table:table-cell office:value-type="string">
            <text:p>termite.nest</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ũcuche</text:p>
          </table:table-cell>
          <table:table-cell office:value-type="string">
            <text:p>dʒũkudʒe</text:p>
          </table:table-cell>
          <table:table-cell/>
          <table:table-cell table:style-name="ce9" office:value-type="string">
            <text:p>crema dental</text:p>
          </table:table-cell>
          <table:table-cell office:value-type="string">
            <text:p>toothpast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ũcumʉ</text:p>
          </table:table-cell>
          <table:table-cell office:value-type="string">
            <text:p>dʒũkumɨ</text:p>
          </table:table-cell>
          <table:table-cell/>
          <table:table-cell table:style-name="ce9" office:value-type="string">
            <text:p>cepillar (los dientes)</text:p>
          </table:table-cell>
          <table:table-cell office:value-type="string">
            <text:p>brush.teeth</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ueokãa</text:p>
          </table:table-cell>
          <table:table-cell office:value-type="string">
            <text:p>dʒueokʰãa</text:p>
          </table:table-cell>
          <table:table-cell/>
          <table:table-cell table:style-name="ce9" office:value-type="string">
            <text:p>cauchera</text:p>
          </table:table-cell>
          <table:table-cell office:value-type="string">
            <text:p>slingsho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ueomʉ</text:p>
          </table:table-cell>
          <table:table-cell office:value-type="string">
            <text:p>dʒueomɨ</text:p>
          </table:table-cell>
          <table:table-cell office:value-type="string">
            <text:p>[dʒueómɨ]</text:p>
          </table:table-cell>
          <table:table-cell office:value-type="string">
            <text:p>pegar (con una cauchera)</text:p>
          </table:table-cell>
          <table:table-cell office:value-type="string">
            <text:p>shoot.with.slingsho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uj</text:p>
          </table:table-cell>
          <table:table-cell office:value-type="string">
            <text:p>dʒuh</text:p>
          </table:table-cell>
          <table:table-cell/>
          <table:table-cell office:value-type="string">
            <text:p><text:s/>sonido producido por alguien caminando dentro del agua.</text:p>
          </table:table-cell>
          <table:table-cell office:value-type="string">
            <text:p>SS.SYMB.wading</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chura</text:p>
          </table:table-cell>
          <table:table-cell office:value-type="string">
            <text:p>dʒura</text:p>
          </table:table-cell>
          <table:table-cell/>
          <table:table-cell office:value-type="string">
            <text:p>ahora, hoy</text:p>
          </table:table-cell>
          <table:table-cell office:value-type="string">
            <text:p>now</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churata'ni</text:p>
          </table:table-cell>
          <table:table-cell office:value-type="string">
            <text:p>dʒuratʰaʔni</text:p>
          </table:table-cell>
          <table:table-cell/>
          <table:table-cell office:value-type="string">
            <text:p>ahora si; entonces</text:p>
          </table:table-cell>
          <table:table-cell office:value-type="string">
            <text:p>now</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churu</text:p>
          </table:table-cell>
          <table:table-cell office:value-type="string">
            <text:p>dʒuru</text:p>
          </table:table-cell>
          <table:table-cell/>
          <table:table-cell office:value-type="string">
            <text:p>tinajas de barro</text:p>
          </table:table-cell>
          <table:table-cell office:value-type="string">
            <text:p>clay.vas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huru churu churu</text:p>
          </table:table-cell>
          <table:table-cell office:value-type="string">
            <text:p>dʒuru dʒuru dʒuru</text:p>
          </table:table-cell>
          <table:table-cell/>
          <table:table-cell office:value-type="string">
            <text:p>sonido producido por un chorro de agua que viene de arriba o de la cordillera.</text:p>
          </table:table-cell>
          <table:table-cell office:value-type="string">
            <text:p>SS.SYMB.running.water</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churupʉ</text:p>
          </table:table-cell>
          <table:table-cell office:value-type="string">
            <text:p>dʒurupɨ</text:p>
          </table:table-cell>
          <table:table-cell/>
          <table:table-cell office:value-type="string">
            <text:p>olla de barro; tinaja de barro</text:p>
          </table:table-cell>
          <table:table-cell office:value-type="string">
            <text:p>clay.vas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ũsa ãimʉ</text:p>
          </table:table-cell>
          <table:table-cell office:value-type="string">
            <text:p>dʒũsa ãimɨ</text:p>
          </table:table-cell>
          <table:table-cell/>
          <table:table-cell table:style-name="ce9" office:value-type="string">
            <text:p>empapar y comer (una cosa)</text:p>
          </table:table-cell>
          <table:table-cell office:value-type="string">
            <text:p>soak.and.eat.SINGL</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ũsamo</text:p>
          </table:table-cell>
          <table:table-cell office:value-type="string">
            <text:p>dʒũsamo</text:p>
          </table:table-cell>
          <table:table-cell/>
          <table:table-cell table:style-name="ce9" office:value-type="string">
            <text:p>amamantar, dar pecho, dar seno</text:p>
          </table:table-cell>
          <table:table-cell office:value-type="string">
            <text:p>breastfeed.of.mothe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ũsu pojomʉ</text:p>
          </table:table-cell>
          <table:table-cell office:value-type="string">
            <text:p>dʒũsu pohomɨ</text:p>
          </table:table-cell>
          <table:table-cell/>
          <table:table-cell office:value-type="string">
            <text:p>besar, dar un pico</text:p>
          </table:table-cell>
          <table:table-cell office:value-type="string">
            <text:p>kis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ũsumʉ</text:p>
          </table:table-cell>
          <table:table-cell office:value-type="string">
            <text:p>dʒũsumɨ</text:p>
          </table:table-cell>
          <table:table-cell/>
          <table:table-cell office:value-type="string">
            <text:p>mamar</text:p>
          </table:table-cell>
          <table:table-cell office:value-type="string">
            <text:p>breastfeed.of.baby</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uta'a</text:p>
          </table:table-cell>
          <table:table-cell office:value-type="string">
            <text:p>dʒutʰaʔa</text:p>
          </table:table-cell>
          <table:table-cell/>
          <table:table-cell office:value-type="string">
            <text:p>todavia, aun</text:p>
          </table:table-cell>
          <table:table-cell office:value-type="string">
            <text:p>still</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chuuemʉ</text:p>
          </table:table-cell>
          <table:table-cell office:value-type="string">
            <text:p>dʒuuemɨ</text:p>
          </table:table-cell>
          <table:table-cell office:value-type="string">
            <text:p>[dʒuéemɨ]</text:p>
          </table:table-cell>
          <table:table-cell table:style-name="ce9" office:value-type="string">
            <text:p>estar golpeado (por alguien o por enfermedad). </text:p>
          </table:table-cell>
          <table:table-cell office:value-type="string">
            <text:p>get.hit</text:p>
          </table:table-cell>
          <table:table-cell table:number-columns-repeated="10"/>
          <table:table-cell office:value-type="string">
            <text:p>v.pas.</text:p>
          </table:table-cell>
          <table:table-cell office:value-type="string">
            <text:p>CL II</text:p>
          </table:table-cell>
          <table:table-cell table:number-columns-repeated="236"/>
        </table:table-row>
        <table:table-row table:style-name="ro2">
          <table:table-cell table:number-columns-repeated="3"/>
          <table:table-cell office:value-type="string">
            <text:p>chuumʉ</text:p>
          </table:table-cell>
          <table:table-cell office:value-type="string">
            <text:p>dʒuumɨ</text:p>
          </table:table-cell>
          <table:table-cell/>
          <table:table-cell table:style-name="ce9" office:value-type="string">
            <text:p>disolverse poco a poco, derretirse</text:p>
          </table:table-cell>
          <table:table-cell office:value-type="string">
            <text:p>dissolve.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ʉ'cho</text:p>
          </table:table-cell>
          <table:table-cell office:value-type="string">
            <text:p>dʒɨʔdʒo</text:p>
          </table:table-cell>
          <table:table-cell/>
          <table:table-cell table:style-name="ce9" office:value-type="string">
            <text:p>especie de hierba cortadera</text:p>
          </table:table-cell>
          <table:table-cell office:value-type="string">
            <text:p>grass.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ʉ'cho va'i</text:p>
          </table:table-cell>
          <table:table-cell office:value-type="string">
            <text:p>dʒɨʔdʒo βaʔi</text:p>
          </table:table-cell>
          <table:table-cell/>
          <table:table-cell table:style-name="ce9" office:value-type="string">
            <text:p>pez capitán, especie de bagre</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ʉ'chomʉ</text:p>
          </table:table-cell>
          <table:table-cell office:value-type="string">
            <text:p>dʒɨʔdʒomɨ</text:p>
          </table:table-cell>
          <table:table-cell/>
          <table:table-cell table:style-name="ce9" office:value-type="string">
            <text:p>dar (caña de azucar a otro para que la chpe)</text:p>
          </table:table-cell>
          <table:table-cell office:value-type="string">
            <text:p>make.suck.sugarcane</text:p>
          </table:table-cell>
          <table:table-cell table:number-columns-repeated="3"/>
          <table:table-cell office:value-type="string">
            <text:p>KP</text:p>
          </table:table-cell>
          <table:table-cell table:number-columns-repeated="6"/>
          <table:table-cell office:value-type="string">
            <text:p>v.caus.</text:p>
          </table:table-cell>
          <table:table-cell table:number-columns-repeated="237"/>
        </table:table-row>
        <table:table-row table:style-name="ro2">
          <table:table-cell table:number-columns-repeated="3"/>
          <table:table-cell office:value-type="string">
            <text:p>chʉ'chomʉ</text:p>
          </table:table-cell>
          <table:table-cell office:value-type="string">
            <text:p>dʒɨʔdʒomɨ</text:p>
          </table:table-cell>
          <table:table-cell/>
          <table:table-cell table:style-name="ce9" office:value-type="string">
            <text:p>olfatear varias veces</text:p>
          </table:table-cell>
          <table:table-cell office:value-type="string">
            <text:p>perceive.smell.PLACT</text:p>
          </table:table-cell>
          <table:table-cell table:number-columns-repeated="10"/>
          <table:table-cell office:value-type="string">
            <text:p>v.i.rep.</text:p>
          </table:table-cell>
          <table:table-cell table:number-columns-repeated="237"/>
        </table:table-row>
        <table:table-row table:style-name="ro2">
          <table:table-cell table:number-columns-repeated="3"/>
          <table:table-cell office:value-type="string">
            <text:p>chʉ̃'chomʉ</text:p>
          </table:table-cell>
          <table:table-cell office:value-type="string">
            <text:p>dʒɨ̃ʔdʒomɨ</text:p>
          </table:table-cell>
          <table:table-cell/>
          <table:table-cell table:style-name="ce9" office:value-type="string">
            <text:p>dar (caña de azúcar a otro para que la chupe).</text:p>
          </table:table-cell>
          <table:table-cell office:value-type="string">
            <text:p>make.suck.sugarcane</text:p>
          </table:table-cell>
          <table:table-cell table:number-columns-repeated="3"/>
          <table:table-cell office:value-type="string">
            <text:p>KT</text:p>
          </table:table-cell>
          <table:table-cell table:number-columns-repeated="6"/>
          <table:table-cell office:value-type="string">
            <text:p>v.caus.</text:p>
          </table:table-cell>
          <table:table-cell table:number-columns-repeated="237"/>
        </table:table-row>
        <table:table-row table:style-name="ro3">
          <table:table-cell table:number-columns-repeated="3"/>
          <table:table-cell office:value-type="string">
            <text:p>chʉ'chʉ</text:p>
          </table:table-cell>
          <table:table-cell office:value-type="string">
            <text:p>dʒɨʔdʒɨ</text:p>
          </table:table-cell>
          <table:table-cell/>
          <table:table-cell table:style-name="ce9" office:value-type="string">
            <text:p>caña de azucar</text:p>
          </table:table-cell>
          <table:table-cell office:value-type="string">
            <text:p>sugarcane</text:p>
          </table:table-cell>
          <table:table-cell table:number-columns-repeated="3"/>
          <table:table-cell office:value-type="string">
            <text:p>KP</text:p>
          </table:table-cell>
          <table:table-cell table:number-columns-repeated="6"/>
          <table:table-cell office:value-type="string">
            <text:p>s.in.gen.</text:p>
          </table:table-cell>
          <table:table-cell table:number-columns-repeated="237"/>
        </table:table-row>
        <table:table-row table:style-name="ro2">
          <table:table-cell table:number-columns-repeated="3"/>
          <table:table-cell office:value-type="string">
            <text:p>chʉ̃'chʉ</text:p>
          </table:table-cell>
          <table:table-cell office:value-type="string">
            <text:p>dʒɨ̃ʔdʒɨ</text:p>
          </table:table-cell>
          <table:table-cell/>
          <table:table-cell table:style-name="ce9" office:value-type="string">
            <text:p>caña de azúcar</text:p>
          </table:table-cell>
          <table:table-cell office:value-type="string">
            <text:p>sugarcane</text:p>
          </table:table-cell>
          <table:table-cell table:number-columns-repeated="3"/>
          <table:table-cell office:value-type="string">
            <text:p>KT</text:p>
          </table:table-cell>
          <table:table-cell table:number-columns-repeated="6"/>
          <table:table-cell office:value-type="string">
            <text:p>s.in.gen</text:p>
          </table:table-cell>
          <table:table-cell table:number-columns-repeated="237"/>
        </table:table-row>
        <table:table-row table:style-name="ro2">
          <table:table-cell table:number-columns-repeated="3"/>
          <table:table-cell office:value-type="string">
            <text:p>chʉ̃'chʉ cono</text:p>
          </table:table-cell>
          <table:table-cell office:value-type="string">
            <text:p>dʒɨ̃ʔdʒɨ kono</text:p>
          </table:table-cell>
          <table:table-cell/>
          <table:table-cell office:value-type="string">
            <text:p>guarapo de caña</text:p>
          </table:table-cell>
          <table:table-cell office:value-type="string">
            <text:p>sugarcane.juice</text:p>
          </table:table-cell>
          <table:table-cell table:number-columns-repeated="3"/>
          <table:table-cell office:value-type="string">
            <text:p>KT</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chʉ'chʉ cono kosasi'e</text:p>
          </table:table-cell>
          <table:table-cell office:value-type="string">
            <text:p>dʒɨʔdʒɨ kono kʰosasiʔe</text:p>
          </table:table-cell>
          <table:table-cell/>
          <table:table-cell table:style-name="ce9" office:value-type="string">
            <text:p>guarapo fuerte</text:p>
          </table:table-cell>
          <table:table-cell office:value-type="string">
            <text:p>sugarcane.juice</text:p>
          </table:table-cell>
          <table:table-cell table:number-columns-repeated="3"/>
          <table:table-cell office:value-type="string">
            <text:p>KP</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chʉ̃'chʉ cono kosasi'e</text:p>
          </table:table-cell>
          <table:table-cell office:value-type="string">
            <text:p>dʒɨ̃ʔdʒɨ kono kʰosasiʔe</text:p>
          </table:table-cell>
          <table:table-cell/>
          <table:table-cell table:style-name="ce9" office:value-type="string">
            <text:p>guarapo fuerte.</text:p>
          </table:table-cell>
          <table:table-cell office:value-type="string">
            <text:p>sugarcane.juice</text:p>
          </table:table-cell>
          <table:table-cell table:number-columns-repeated="3"/>
          <table:table-cell office:value-type="string">
            <text:p>KT</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chʉ'chʉ quẽosaivʉ</text:p>
          </table:table-cell>
          <table:table-cell office:value-type="string">
            <text:p>dʒɨʔdʒɨ kẽosaiβɨ</text:p>
          </table:table-cell>
          <table:table-cell/>
          <table:table-cell table:style-name="ce9" office:value-type="string">
            <text:p>trapiche</text:p>
          </table:table-cell>
          <table:table-cell office:value-type="string">
            <text:p>sugarcane.press</text:p>
          </table:table-cell>
          <table:table-cell table:number-columns-repeated="3"/>
          <table:table-cell office:value-type="string">
            <text:p>KP</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chʉ̃'chʉ quẽosaivʉ</text:p>
          </table:table-cell>
          <table:table-cell office:value-type="string">
            <text:p>dʒɨ̃ʔdʒɨ kẽosaiβɨ</text:p>
          </table:table-cell>
          <table:table-cell/>
          <table:table-cell office:value-type="string">
            <text:p>trapiche</text:p>
          </table:table-cell>
          <table:table-cell office:value-type="string">
            <text:p>sugarcane.press</text:p>
          </table:table-cell>
          <table:table-cell table:number-columns-repeated="3"/>
          <table:table-cell office:value-type="string">
            <text:p>KT</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chʉ'chʉ uti</text:p>
          </table:table-cell>
          <table:table-cell office:value-type="string">
            <text:p>dʒɨʔdʒɨ utʰi</text:p>
          </table:table-cell>
          <table:table-cell/>
          <table:table-cell office:value-type="string">
            <text:p>especie de avispa cañera (Viven en las moliendas de caña para lamer la saliente de la caña o guarapo.).</text:p>
          </table:table-cell>
          <table:table-cell office:value-type="string">
            <text:p>wasp.sp</text:p>
          </table:table-cell>
          <table:table-cell table:number-columns-repeated="3"/>
          <table:table-cell office:value-type="string">
            <text:p>KP</text:p>
          </table:table-cell>
          <table:table-cell table:number-columns-repeated="6"/>
          <table:table-cell office:value-type="string">
            <text:p>s.an.gen.</text:p>
          </table:table-cell>
          <table:table-cell table:number-columns-repeated="237"/>
        </table:table-row>
        <table:table-row table:style-name="ro2">
          <table:table-cell table:number-columns-repeated="3"/>
          <table:table-cell office:value-type="string">
            <text:p>chʉ̃'chʉ uti</text:p>
          </table:table-cell>
          <table:table-cell office:value-type="string">
            <text:p>dʒɨ̃ʔdʒɨ utʰi</text:p>
          </table:table-cell>
          <table:table-cell/>
          <table:table-cell table:style-name="ce9" office:value-type="string">
            <text:p>especie de avispa cañera (Viven en las moliendas de caña para lamer la saliente de la caña o guarapo.)</text:p>
          </table:table-cell>
          <table:table-cell office:value-type="string">
            <text:p>wasp.sp</text:p>
          </table:table-cell>
          <table:table-cell table:number-columns-repeated="3"/>
          <table:table-cell office:value-type="string">
            <text:p>KT</text:p>
          </table:table-cell>
          <table:table-cell table:number-columns-repeated="6"/>
          <table:table-cell office:value-type="string">
            <text:p>s.an.gen.</text:p>
          </table:table-cell>
          <table:table-cell table:number-columns-repeated="237"/>
        </table:table-row>
        <table:table-row table:style-name="ro2">
          <table:table-cell table:number-columns-repeated="3"/>
          <table:table-cell office:value-type="string">
            <text:p>chʉ'chʉmʉ</text:p>
          </table:table-cell>
          <table:table-cell office:value-type="string">
            <text:p>dʒɨʔdʒɨmɨ</text:p>
          </table:table-cell>
          <table:table-cell/>
          <table:table-cell office:value-type="string">
            <text:p>chupar (caña).</text:p>
          </table:table-cell>
          <table:table-cell office:value-type="string">
            <text:p>suck.sugarcane</text:p>
          </table:table-cell>
          <table:table-cell table:number-columns-repeated="3"/>
          <table:table-cell office:value-type="string">
            <text:p>KP</text:p>
          </table:table-cell>
          <table:table-cell table:number-columns-repeated="6"/>
          <table:table-cell office:value-type="string">
            <text:p>v.t.</text:p>
          </table:table-cell>
          <table:table-cell table:number-columns-repeated="237"/>
        </table:table-row>
        <table:table-row table:style-name="ro3">
          <table:table-cell table:number-columns-repeated="3"/>
          <table:table-cell office:value-type="string">
            <text:p>chʉ̃'chʉmʉ</text:p>
          </table:table-cell>
          <table:table-cell office:value-type="string">
            <text:p>dʒɨ̃ʔdʒɨmɨ</text:p>
          </table:table-cell>
          <table:table-cell/>
          <table:table-cell table:style-name="ce9" office:value-type="string">
            <text:p>chupar (caña).</text:p>
          </table:table-cell>
          <table:table-cell office:value-type="string">
            <text:p>suck.sugarcane</text:p>
          </table:table-cell>
          <table:table-cell table:number-columns-repeated="3"/>
          <table:table-cell office:value-type="string">
            <text:p>KT</text:p>
          </table:table-cell>
          <table:table-cell table:number-columns-repeated="6"/>
          <table:table-cell office:value-type="string">
            <text:p>v.t.</text:p>
          </table:table-cell>
          <table:table-cell table:number-columns-repeated="237"/>
        </table:table-row>
        <table:table-row table:style-name="ro2">
          <table:table-cell table:number-columns-repeated="3"/>
          <table:table-cell office:value-type="string">
            <text:p>chʉ'chʉpacha</text:p>
          </table:table-cell>
          <table:table-cell office:value-type="string">
            <text:p>dʒɨʔdʒɨpadʒa</text:p>
          </table:table-cell>
          <table:table-cell/>
          <table:table-cell table:style-name="ce9" office:value-type="string">
            <text:p>bloques de panela (Es azúcar sin refinar.). </text:p>
          </table:table-cell>
          <table:table-cell office:value-type="string">
            <text:p>jaggery</text:p>
          </table:table-cell>
          <table:table-cell table:number-columns-repeated="3"/>
          <table:table-cell office:value-type="string">
            <text:p>KP</text:p>
          </table:table-cell>
          <table:table-cell table:number-columns-repeated="6"/>
          <table:table-cell office:value-type="string">
            <text:p>s.in.gen</text:p>
          </table:table-cell>
          <table:table-cell table:number-columns-repeated="237"/>
        </table:table-row>
        <table:table-row table:style-name="ro2">
          <table:table-cell table:number-columns-repeated="3"/>
          <table:table-cell office:value-type="string">
            <text:p>chʉ̃'chʉpacha</text:p>
          </table:table-cell>
          <table:table-cell office:value-type="string">
            <text:p>dʒɨ̃ʔdʒɨpadʒa</text:p>
          </table:table-cell>
          <table:table-cell/>
          <table:table-cell table:style-name="ce9" office:value-type="string">
            <text:p>bloques de panela (Es azúcar sin refinar.).</text:p>
          </table:table-cell>
          <table:table-cell office:value-type="string">
            <text:p>jaggery</text:p>
          </table:table-cell>
          <table:table-cell table:number-columns-repeated="3"/>
          <table:table-cell office:value-type="string">
            <text:p>KT</text:p>
          </table:table-cell>
          <table:table-cell table:number-columns-repeated="6"/>
          <table:table-cell office:value-type="string">
            <text:p>s.in.gen.</text:p>
          </table:table-cell>
          <table:table-cell table:number-columns-repeated="237"/>
        </table:table-row>
        <table:table-row table:style-name="ro2">
          <table:table-cell table:number-columns-repeated="3"/>
          <table:table-cell office:value-type="string">
            <text:p>chʉ'chʉpachava</text:p>
          </table:table-cell>
          <table:table-cell office:value-type="string">
            <text:p>dʒɨʔdʒɨpadʒaβa</text:p>
          </table:table-cell>
          <table:table-cell/>
          <table:table-cell table:style-name="Default" office:value-type="string">
            <text:p>atado de panela, bloque de panela</text:p>
          </table:table-cell>
          <table:table-cell office:value-type="string">
            <text:p>jaggery</text:p>
          </table:table-cell>
          <table:table-cell table:number-columns-repeated="3"/>
          <table:table-cell office:value-type="string">
            <text:p>KP</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chʉ̃'chʉpachava</text:p>
          </table:table-cell>
          <table:table-cell office:value-type="string">
            <text:p>dʒɨ̃ʔdʒɨpadʒaβa</text:p>
          </table:table-cell>
          <table:table-cell/>
          <table:table-cell table:style-name="Default" office:value-type="string">
            <text:p>atado de panela, bloque de panela</text:p>
          </table:table-cell>
          <table:table-cell office:value-type="string">
            <text:p>jaggery</text:p>
          </table:table-cell>
          <table:table-cell table:number-columns-repeated="3"/>
          <table:table-cell office:value-type="string">
            <text:p>KT</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chʉ'chʉrĩpʉ</text:p>
          </table:table-cell>
          <table:table-cell office:value-type="string">
            <text:p>dʒɨʔdʒɨrĩpɨ</text:p>
          </table:table-cell>
          <table:table-cell/>
          <table:table-cell table:style-name="ce9" office:value-type="string">
            <text:p>pedazo de caña de azúcar</text:p>
          </table:table-cell>
          <table:table-cell office:value-type="string">
            <text:p>sugarcane.piece</text:p>
          </table:table-cell>
          <table:table-cell table:number-columns-repeated="3"/>
          <table:table-cell office:value-type="string">
            <text:p>KP</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chʉ̃'chʉrĩpʉ</text:p>
          </table:table-cell>
          <table:table-cell office:value-type="string">
            <text:p>dʒɨ̃ʔdʒɨrĩpɨ</text:p>
          </table:table-cell>
          <table:table-cell/>
          <table:table-cell table:style-name="ce9" office:value-type="string">
            <text:p>pedazo de caña de azúcar</text:p>
          </table:table-cell>
          <table:table-cell office:value-type="string">
            <text:p>sugarcane.piece</text:p>
          </table:table-cell>
          <table:table-cell table:number-columns-repeated="3"/>
          <table:table-cell office:value-type="string">
            <text:p>KT</text:p>
          </table:table-cell>
          <table:table-cell table:number-columns-repeated="6"/>
          <table:table-cell office:value-type="string">
            <text:p>s.in.</text:p>
          </table:table-cell>
          <table:table-cell table:number-columns-repeated="237"/>
        </table:table-row>
        <table:table-row table:style-name="ro3">
          <table:table-cell table:number-columns-repeated="3"/>
          <table:table-cell office:value-type="string">
            <text:p>chʉ'chʉvʉ</text:p>
          </table:table-cell>
          <table:table-cell office:value-type="string">
            <text:p>dʒɨʔdʒɨβɨ</text:p>
          </table:table-cell>
          <table:table-cell/>
          <table:table-cell table:style-name="ce9" office:value-type="string">
            <text:p>huerta de caña, cultivo de caña, sembrado de caña</text:p>
          </table:table-cell>
          <table:table-cell office:value-type="string">
            <text:p>sugarcane.garden</text:p>
          </table:table-cell>
          <table:table-cell table:number-columns-repeated="3"/>
          <table:table-cell office:value-type="string">
            <text:p>KP</text:p>
          </table:table-cell>
          <table:table-cell table:number-columns-repeated="6"/>
          <table:table-cell office:value-type="string">
            <text:p>s.an.</text:p>
          </table:table-cell>
          <table:table-cell table:number-columns-repeated="237"/>
        </table:table-row>
        <table:table-row table:style-name="ro3">
          <table:table-cell table:number-columns-repeated="3"/>
          <table:table-cell office:value-type="string">
            <text:p>chʉ̃'chʉvʉ</text:p>
          </table:table-cell>
          <table:table-cell office:value-type="string">
            <text:p>dʒɨ̃ʔdʒɨβɨ</text:p>
          </table:table-cell>
          <table:table-cell/>
          <table:table-cell table:style-name="ce9" office:value-type="string">
            <text:p>huerta de caña, cultivo de caña, sembrado de caña</text:p>
          </table:table-cell>
          <table:table-cell office:value-type="string">
            <text:p>sugarcane.garden</text:p>
          </table:table-cell>
          <table:table-cell table:number-columns-repeated="3"/>
          <table:table-cell office:value-type="string">
            <text:p>KT</text:p>
          </table:table-cell>
          <table:table-cell table:number-columns-repeated="6"/>
          <table:table-cell office:value-type="string">
            <text:p>s.an.</text:p>
          </table:table-cell>
          <table:table-cell table:number-columns-repeated="237"/>
        </table:table-row>
        <table:table-row table:style-name="ro3">
          <table:table-cell table:number-columns-repeated="3"/>
          <table:table-cell office:value-type="string">
            <text:p>chʉ'emʉ</text:p>
          </table:table-cell>
          <table:table-cell office:value-type="string">
            <text:p>dʒɨʔemɨ</text:p>
          </table:table-cell>
          <table:table-cell/>
          <table:table-cell table:style-name="ce9" office:value-type="string">
            <text:p><text:s/>arrendajo negro llanero. Cacicus solitarius.</text:p>
          </table:table-cell>
          <table:table-cell office:value-type="string">
            <text:p>breathe</text:p>
          </table:table-cell>
          <table:table-cell table:number-columns-repeated="10"/>
          <table:table-cell office:value-type="string">
            <text:p>v.i.</text:p>
          </table:table-cell>
          <table:table-cell table:number-columns-repeated="237"/>
        </table:table-row>
        <table:table-row table:style-name="ro3">
          <table:table-cell table:number-columns-repeated="3"/>
          <table:table-cell office:value-type="string">
            <text:p>chʉ'emʉ</text:p>
          </table:table-cell>
          <table:table-cell office:value-type="string">
            <text:p>dʒɨʔemɨ</text:p>
          </table:table-cell>
          <table:table-cell/>
          <table:table-cell table:style-name="ce9" office:value-type="string">
            <text:p>olfatear</text:p>
          </table:table-cell>
          <table:table-cell office:value-type="string">
            <text:p>perceive.smell</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ʉ̃'i aña</text:p>
          </table:table-cell>
          <table:table-cell office:value-type="string">
            <text:p>dʒɨ̃ʔi aɲa</text:p>
          </table:table-cell>
          <table:table-cell office:value-type="string">
            <text:p>[dʒɨ́̃ʔi aɲa]</text:p>
          </table:table-cell>
          <table:table-cell table:style-name="ce9" office:value-type="string">
            <text:p><text:s/>especie de gusano (Es espinoso, de color verde oscuro y pica.).</text:p>
          </table:table-cell>
          <table:table-cell office:value-type="string">
            <text:p>grub.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ʉ̃'imʉ</text:p>
          </table:table-cell>
          <table:table-cell office:value-type="string">
            <text:p>dʒɨ̃ʔimɨ</text:p>
          </table:table-cell>
          <table:table-cell/>
          <table:table-cell table:style-name="ce9" office:value-type="string">
            <text:p>prenderse, alumbrar.</text:p>
          </table:table-cell>
          <table:table-cell office:value-type="string">
            <text:p>catch.on.fir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chʉ̃'imʉ</text:p>
          </table:table-cell>
          <table:table-cell office:value-type="string">
            <text:p>dʒɨ̃ʔimɨ</text:p>
          </table:table-cell>
          <table:table-cell/>
          <table:table-cell table:style-name="ce9" office:value-type="string">
            <text:p>picar duro (un gusano)</text:p>
          </table:table-cell>
          <table:table-cell office:value-type="string">
            <text:p>bite.hard</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3">
          <table:table-cell table:number-columns-repeated="3"/>
          <table:table-cell office:value-type="string">
            <text:p>chʉ'o</text:p>
          </table:table-cell>
          <table:table-cell office:value-type="string">
            <text:p>dʒɨʔo</text:p>
          </table:table-cell>
          <table:table-cell/>
          <table:table-cell table:style-name="ce9" office:value-type="string">
            <text:p>palabra, palabras, mensaje, noticia. 2. problema</text:p>
          </table:table-cell>
          <table:table-cell office:value-type="string">
            <text:p>wor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ʉ'o cutumaka</text:p>
          </table:table-cell>
          <table:table-cell office:value-type="string">
            <text:p>dʒɨʔo kutʰumakʰa</text:p>
          </table:table-cell>
          <table:table-cell/>
          <table:table-cell table:style-name="ce9" office:value-type="string">
            <text:p>teléfono.</text:p>
          </table:table-cell>
          <table:table-cell office:value-type="string">
            <text:p>telephon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ʉ'o cutusaivʉ</text:p>
          </table:table-cell>
          <table:table-cell office:value-type="string">
            <text:p>dʒɨʔo kutʰusaiβɨ</text:p>
          </table:table-cell>
          <table:table-cell/>
          <table:table-cell table:style-name="ce9" office:value-type="string">
            <text:p>radio de comunicación.</text:p>
          </table:table-cell>
          <table:table-cell office:value-type="string">
            <text:p>radio</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ʉ'o saomʉ</text:p>
          </table:table-cell>
          <table:table-cell office:value-type="string">
            <text:p>dʒɨʔo saomɨ</text:p>
          </table:table-cell>
          <table:table-cell/>
          <table:table-cell table:style-name="ce9" office:value-type="string">
            <text:p>mandar (un mensaje), mandar (una razón). Lit: mandar palabras</text:p>
          </table:table-cell>
          <table:table-cell office:value-type="string">
            <text:p>send.messag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ʉ'o sẽe ai</text:p>
          </table:table-cell>
          <table:table-cell office:value-type="string">
            <text:p>dʒɨʔo sẽe ai</text:p>
          </table:table-cell>
          <table:table-cell/>
          <table:table-cell table:style-name="ce9" office:value-type="string">
            <text:p>persona preguntona.</text:p>
          </table:table-cell>
          <table:table-cell office:value-type="string">
            <text:p>ask.questions.NMLZ</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chʉ'o tʉtʉmʉ</text:p>
          </table:table-cell>
          <table:table-cell office:value-type="string">
            <text:p>dʒɨʔo tʰɨtʰɨmɨ</text:p>
          </table:table-cell>
          <table:table-cell/>
          <table:table-cell table:style-name="ce9" office:value-type="string">
            <text:p>empezar a hablar (un niño). Uso: Es una palabra vieja.</text:p>
          </table:table-cell>
          <table:table-cell office:value-type="string">
            <text:p>begin.to.speak</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ʉ'oko'icho</text:p>
          </table:table-cell>
          <table:table-cell office:value-type="string">
            <text:p>dʒɨʔokʰoʔidʒo</text:p>
          </table:table-cell>
          <table:table-cell/>
          <table:table-cell table:style-name="ce9" office:value-type="string">
            <text:p>surco interlabial o <text:s/>relieve interlabial, mitad del labio</text:p>
          </table:table-cell>
          <table:table-cell office:value-type="string">
            <text:p>depression.in.li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ʉ'ome</text:p>
          </table:table-cell>
          <table:table-cell office:value-type="string">
            <text:p>dʒɨʔome</text:p>
          </table:table-cell>
          <table:table-cell/>
          <table:table-cell table:style-name="ce9" office:value-type="string">
            <text:p>labio</text:p>
          </table:table-cell>
          <table:table-cell office:value-type="string">
            <text:p>li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ʉ'opo</text:p>
          </table:table-cell>
          <table:table-cell office:value-type="string">
            <text:p>dʒɨʔopo</text:p>
          </table:table-cell>
          <table:table-cell/>
          <table:table-cell table:style-name="ce9" office:value-type="string">
            <text:p>boca</text:p>
          </table:table-cell>
          <table:table-cell office:value-type="string">
            <text:p>mou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ʉ'osa'eva</text:p>
          </table:table-cell>
          <table:table-cell office:value-type="string">
            <text:p>dʒɨʔosaʔeβa</text:p>
          </table:table-cell>
          <table:table-cell/>
          <table:table-cell table:style-name="ce9" office:value-type="string">
            <text:p>angulo lateral de la boca</text:p>
          </table:table-cell>
          <table:table-cell office:value-type="string">
            <text:p>mouth.angle</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chʉ'rʉmʉ</text:p>
          </table:table-cell>
          <table:table-cell office:value-type="string">
            <text:p>dʒɨʔrɨmɨ</text:p>
          </table:table-cell>
          <table:table-cell/>
          <table:table-cell table:style-name="ce9" office:value-type="string">
            <text:p>tener mucho frío, sentir frío</text:p>
          </table:table-cell>
          <table:table-cell office:value-type="string">
            <text:p>feel.col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ʉ'somʉ</text:p>
          </table:table-cell>
          <table:table-cell office:value-type="string">
            <text:p>dʒɨʔsomɨ</text:p>
          </table:table-cell>
          <table:table-cell/>
          <table:table-cell table:style-name="ce9" office:value-type="string">
            <text:p>machucar o machacar <text:span text:style-name="T5">golpear </text:span><text:span text:style-name="T5">(arroz para </text:span><text:span text:style-name="T5">desgranarlo, la </text:span><text:span text:style-name="T5">ropa mientras se </text:span><text:span text:style-name="T5">lava).</text:span></text:p>
          </table:table-cell>
          <table:table-cell office:value-type="string">
            <text:p>pound.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ʉ'ʉ</text:p>
          </table:table-cell>
          <table:table-cell office:value-type="string">
            <text:p>dʒɨʔɨ</text:p>
          </table:table-cell>
          <table:table-cell/>
          <table:table-cell table:style-name="ce9" office:value-type="string">
            <text:p>yo</text:p>
          </table:table-cell>
          <table:table-cell office:value-type="string">
            <text:p>1SG.PRO</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chʉ'ʉ</text:p>
          </table:table-cell>
          <table:table-cell office:value-type="string">
            <text:p>dʒɨʔɨ</text:p>
          </table:table-cell>
          <table:table-cell/>
          <table:table-cell table:style-name="ce9" office:value-type="string">
            <text:p>mi</text:p>
          </table:table-cell>
          <table:table-cell office:value-type="string">
            <text:p>1SG.PRO.POSS</text:p>
          </table:table-cell>
          <table:table-cell table:number-columns-repeated="10"/>
          <table:table-cell office:value-type="string">
            <text:p>pron.poss.</text:p>
          </table:table-cell>
          <table:table-cell table:number-columns-repeated="237"/>
        </table:table-row>
        <table:table-row table:style-name="ro3">
          <table:table-cell table:number-columns-repeated="3"/>
          <table:table-cell office:value-type="string">
            <text:p>chʉ̃'ʉmʉ</text:p>
          </table:table-cell>
          <table:table-cell office:value-type="string">
            <text:p>dʒɨ̃ʔɨmɨ</text:p>
          </table:table-cell>
          <table:table-cell office:value-type="string">
            <text:p>[dʒɨ̃́ʔɨmɨ]</text:p>
          </table:table-cell>
          <table:table-cell table:style-name="Default" office:value-type="string">
            <text:p>mandar, ordenar, dirigir.</text:p>
          </table:table-cell>
          <table:table-cell office:value-type="string">
            <text:p>give.orde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ʉ'vache</text:p>
          </table:table-cell>
          <table:table-cell office:value-type="string">
            <text:p>dʒɨʔβadʒe</text:p>
          </table:table-cell>
          <table:table-cell/>
          <table:table-cell office:value-type="string">
            <text:p>consejo, predicación</text:p>
          </table:table-cell>
          <table:table-cell office:value-type="string">
            <text:p>advi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ʉ'vachʉ'o</text:p>
          </table:table-cell>
          <table:table-cell office:value-type="string">
            <text:p>dʒɨʔβadʒɨʔo</text:p>
          </table:table-cell>
          <table:table-cell/>
          <table:table-cell office:value-type="string">
            <text:p>consejo, mensaje de predicación</text:p>
          </table:table-cell>
          <table:table-cell office:value-type="string">
            <text:p>advi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ʉ'vamʉ</text:p>
          </table:table-cell>
          <table:table-cell office:value-type="string">
            <text:p>dʒɨʔβamɨ</text:p>
          </table:table-cell>
          <table:table-cell/>
          <table:table-cell office:value-type="string">
            <text:p>aconsejar, predicar</text:p>
          </table:table-cell>
          <table:table-cell office:value-type="string">
            <text:p>give.advice</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chʉcʉmʉ</text:p>
          </table:table-cell>
          <table:table-cell office:value-type="string">
            <text:p>dʒɨkɨmɨ</text:p>
          </table:table-cell>
          <table:table-cell/>
          <table:table-cell table:style-name="ce9" office:value-type="string">
            <text:p>madurar, ponerse jecho (Se dice del maíz, de la yuca o del plátano.)</text:p>
          </table:table-cell>
          <table:table-cell office:value-type="string">
            <text:p>ripen.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ʉcʉri</text:p>
          </table:table-cell>
          <table:table-cell office:value-type="string">
            <text:p>dʒɨkɨri</text:p>
          </table:table-cell>
          <table:table-cell office:value-type="string">
            <text:p>[dʒɨkurí]</text:p>
          </table:table-cell>
          <table:table-cell table:style-name="ce9" office:value-type="string">
            <text:p>especie de pájaro (Es de tamaño pequeño y color gris; vive en los yucales. Además, hace su nido en el suel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chʉi</text:p>
          </table:table-cell>
          <table:table-cell office:value-type="string">
            <text:p>dʒɨi</text:p>
          </table:table-cell>
          <table:table-cell/>
          <table:table-cell table:style-name="ce9" office:value-type="string">
            <text:p>hilo; algodón</text:p>
          </table:table-cell>
          <table:table-cell office:value-type="string">
            <text:p>cotton.thread</text:p>
          </table:table-cell>
          <table:table-cell table:number-columns-repeated="10"/>
          <table:table-cell office:value-type="string">
            <text:p>s.in.gen.</text:p>
          </table:table-cell>
          <table:table-cell table:number-columns-repeated="237"/>
        </table:table-row>
        <table:table-row table:style-name="ro3">
          <table:table-cell table:number-columns-repeated="3"/>
          <table:table-cell office:value-type="string">
            <text:p>chʉ̃i</text:p>
          </table:table-cell>
          <table:table-cell office:value-type="string">
            <text:p>dʒɨ̃i</text:p>
          </table:table-cell>
          <table:table-cell/>
          <table:table-cell table:style-name="ce9" office:value-type="string">
            <text:p>azulejo</text:p>
          </table:table-cell>
          <table:table-cell office:value-type="string">
            <text:p>tile.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ʉi sʉovʉ</text:p>
          </table:table-cell>
          <table:table-cell office:value-type="string">
            <text:p>dʒɨi sɨoβɨ</text:p>
          </table:table-cell>
          <table:table-cell/>
          <table:table-cell table:style-name="ce9" office:value-type="string">
            <text:p>borra de algodón</text:p>
          </table:table-cell>
          <table:table-cell office:value-type="string">
            <text:p>cotton.fib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ʉime</text:p>
          </table:table-cell>
          <table:table-cell office:value-type="string">
            <text:p>dʒɨime</text:p>
          </table:table-cell>
          <table:table-cell/>
          <table:table-cell table:style-name="ce9" office:value-type="string">
            <text:p>hebra de hilo</text:p>
          </table:table-cell>
          <table:table-cell office:value-type="string">
            <text:p>cotton.fiber.leng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ʉiñʉ</text:p>
          </table:table-cell>
          <table:table-cell office:value-type="string">
            <text:p>dʒɨiɲɨ</text:p>
          </table:table-cell>
          <table:table-cell/>
          <table:table-cell table:style-name="ce9" office:value-type="string">
            <text:p>ceiba; algodonero</text:p>
          </table:table-cell>
          <table:table-cell office:value-type="string">
            <text:p>kapok.tr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ʉirʉño</text:p>
          </table:table-cell>
          <table:table-cell office:value-type="string">
            <text:p>dʒɨirɨɲo</text:p>
          </table:table-cell>
          <table:table-cell office:value-type="string">
            <text:p>[dʒɨirɨ́ɲo]</text:p>
          </table:table-cell>
          <table:table-cell office:value-type="string">
            <text:p>especie de pavo pintado (Es de color café y blanc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ʉkʉna</text:p>
          </table:table-cell>
          <table:table-cell office:value-type="string">
            <text:p>dʒɨkʰɨna</text:p>
          </table:table-cell>
          <table:table-cell/>
          <table:table-cell table:style-name="ce9" office:value-type="string">
            <text:p>nosotros (exclusivo)</text:p>
          </table:table-cell>
          <table:table-cell office:value-type="string">
            <text:p>1PL.PRO.EXCL</text:p>
          </table:table-cell>
          <table:table-cell table:number-columns-repeated="10"/>
          <table:table-cell office:value-type="string">
            <text:p>pron.an.pl.</text:p>
          </table:table-cell>
          <table:table-cell table:number-columns-repeated="237"/>
        </table:table-row>
        <table:table-row table:style-name="ro2">
          <table:table-cell table:number-columns-repeated="3"/>
          <table:table-cell office:value-type="string">
            <text:p>chʉkʉna</text:p>
          </table:table-cell>
          <table:table-cell office:value-type="string">
            <text:p>dʒɨkʰɨna</text:p>
          </table:table-cell>
          <table:table-cell/>
          <table:table-cell table:style-name="ce9" office:value-type="string">
            <text:p><text:s/>nuestro (Excluye a las personas a quienes está hablando.).</text:p>
          </table:table-cell>
          <table:table-cell office:value-type="string">
            <text:p>1PL.PRO.EXCL.POSS</text:p>
          </table:table-cell>
          <table:table-cell table:number-columns-repeated="10"/>
          <table:table-cell office:value-type="string">
            <text:p>pron.poss.</text:p>
          </table:table-cell>
          <table:table-cell table:number-columns-repeated="237"/>
        </table:table-row>
        <table:table-row table:style-name="ro3">
          <table:table-cell table:number-columns-repeated="3"/>
          <table:table-cell office:value-type="string">
            <text:p>chʉ̃mʉ</text:p>
          </table:table-cell>
          <table:table-cell office:value-type="string">
            <text:p>dʒɨ̃mɨ</text:p>
          </table:table-cell>
          <table:table-cell/>
          <table:table-cell table:style-name="ce9" office:value-type="string">
            <text:p>mojarse</text:p>
          </table:table-cell>
          <table:table-cell office:value-type="string">
            <text:p>get.we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ʉomo</text:p>
          </table:table-cell>
          <table:table-cell office:value-type="string">
            <text:p>dʒɨomo</text:p>
          </table:table-cell>
          <table:table-cell/>
          <table:table-cell table:style-name="ce9" office:value-type="string">
            <text:p>pintar (los labios)</text:p>
          </table:table-cell>
          <table:table-cell office:value-type="string">
            <text:p>paint.lip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ʉ̃omʉ</text:p>
          </table:table-cell>
          <table:table-cell office:value-type="string">
            <text:p>dʒɨ̃omɨ</text:p>
          </table:table-cell>
          <table:table-cell office:value-type="string">
            <text:p>[dʒɨ̃́omɨ]</text:p>
          </table:table-cell>
          <table:table-cell table:style-name="ce9" office:value-type="string">
            <text:p>cundir</text:p>
          </table:table-cell>
          <table:table-cell office:value-type="string">
            <text:p>spread.out.V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ʉ̃omʉ</text:p>
          </table:table-cell>
          <table:table-cell office:value-type="string">
            <text:p>dʒɨ̃omɨ</text:p>
          </table:table-cell>
          <table:table-cell office:value-type="string">
            <text:p>[dʒɨ̃omɨ́]</text:p>
          </table:table-cell>
          <table:table-cell table:style-name="ce9" office:value-type="string">
            <text:p>pringar; adherir, pegar</text:p>
          </table:table-cell>
          <table:table-cell office:value-type="string">
            <text:p>stick.X.to.Y.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ʉ̃omʉ</text:p>
          </table:table-cell>
          <table:table-cell office:value-type="string">
            <text:p>dʒɨ̃omɨ</text:p>
          </table:table-cell>
          <table:table-cell office:value-type="string">
            <text:p>[dʒɨ̃́omɨ]</text:p>
          </table:table-cell>
          <table:table-cell table:style-name="ce9" office:value-type="string">
            <text:p>prender (luz, fogon, candela, etc)</text:p>
          </table:table-cell>
          <table:table-cell office:value-type="string">
            <text:p>light.fire.VT</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chʉova'ʉ</text:p>
          </table:table-cell>
          <table:table-cell office:value-type="string">
            <text:p>dʒɨoβaʔɨ</text:p>
          </table:table-cell>
          <table:table-cell/>
          <table:table-cell table:style-name="ce9" office:value-type="string">
            <text:p>pobrecito</text:p>
          </table:table-cell>
          <table:table-cell office:value-type="string">
            <text:p>poor.MASC</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chʉrimʉ</text:p>
          </table:table-cell>
          <table:table-cell office:value-type="string">
            <text:p>dʒɨrimɨ</text:p>
          </table:table-cell>
          <table:table-cell/>
          <table:table-cell table:style-name="ce9" office:value-type="string">
            <text:p>voltearse</text:p>
          </table:table-cell>
          <table:table-cell office:value-type="string">
            <text:p>turn.VI</text:p>
          </table:table-cell>
          <table:table-cell table:number-columns-repeated="10"/>
          <table:table-cell office:value-type="string">
            <text:p>v.i.</text:p>
          </table:table-cell>
          <table:table-cell table:number-columns-repeated="237"/>
        </table:table-row>
        <table:table-row table:style-name="ro3">
          <table:table-cell table:number-columns-repeated="3"/>
          <table:table-cell office:value-type="string">
            <text:p>chʉromʉ</text:p>
          </table:table-cell>
          <table:table-cell office:value-type="string">
            <text:p>dʒɨromɨ</text:p>
          </table:table-cell>
          <table:table-cell/>
          <table:table-cell table:style-name="ce9" office:value-type="string">
            <text:p>hacer enfriar;calmar, hacer que un nino calle cuando esta llorando</text:p>
          </table:table-cell>
          <table:table-cell office:value-type="string">
            <text:p>make.calm</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chʉromʉ</text:p>
          </table:table-cell>
          <table:table-cell office:value-type="string">
            <text:p>dʒɨromɨ</text:p>
          </table:table-cell>
          <table:table-cell/>
          <table:table-cell table:style-name="ce9" office:value-type="string">
            <text:p>hacer enfriar;calmar, hacer que un nino calle cuando esta llorando</text:p>
          </table:table-cell>
          <table:table-cell office:value-type="string">
            <text:p>make.cold</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chʉrʉmʉ</text:p>
          </table:table-cell>
          <table:table-cell office:value-type="string">
            <text:p>dʒɨrɨmɨ</text:p>
          </table:table-cell>
          <table:table-cell office:value-type="string">
            <text:p>[dʒɨ́rɨmɨ]</text:p>
          </table:table-cell>
          <table:table-cell table:style-name="ce9" office:value-type="string">
            <text:p>2. calmarse (de estar enojado).</text:p>
          </table:table-cell>
          <table:table-cell office:value-type="string">
            <text:p>get.calm</text:p>
          </table:table-cell>
          <table:table-cell table:number-columns-repeated="10"/>
          <table:table-cell office:value-type="string">
            <text:p>v.i.</text:p>
          </table:table-cell>
          <table:table-cell table:number-columns-repeated="237"/>
        </table:table-row>
        <table:table-row table:style-name="ro3">
          <table:table-cell table:number-columns-repeated="3"/>
          <table:table-cell office:value-type="string">
            <text:p>chʉrʉmʉ</text:p>
          </table:table-cell>
          <table:table-cell office:value-type="string">
            <text:p>dʒɨrɨmɨ</text:p>
          </table:table-cell>
          <table:table-cell office:value-type="string">
            <text:p>[dʒɨ́rɨmɨ]</text:p>
          </table:table-cell>
          <table:table-cell table:style-name="Default" office:value-type="string">
            <text:p>enfriarse.</text:p>
          </table:table-cell>
          <table:table-cell office:value-type="string">
            <text:p>get.col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ʉtomʉ</text:p>
          </table:table-cell>
          <table:table-cell office:value-type="string">
            <text:p>dʒɨtʰomɨ</text:p>
          </table:table-cell>
          <table:table-cell/>
          <table:table-cell office:value-type="string">
            <text:p>cortar (algo con cuchillo pequeño), rasgar (con la mano)</text:p>
          </table:table-cell>
          <table:table-cell office:value-type="string">
            <text:p>cut.paring</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hʉʉrepa sẽniasamʉ</text:p>
          </table:table-cell>
          <table:table-cell office:value-type="string">
            <text:p>dʒɨɨrepa sẽniasamɨ</text:p>
          </table:table-cell>
          <table:table-cell/>
          <table:table-cell table:style-name="ce9" office:value-type="string">
            <text:p>preguntar cada rato, ser preguntón</text:p>
          </table:table-cell>
          <table:table-cell office:value-type="string">
            <text:p>ask.many.question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ʉva'o</text:p>
          </table:table-cell>
          <table:table-cell office:value-type="string">
            <text:p>dʒɨβaʔo</text:p>
          </table:table-cell>
          <table:table-cell/>
          <table:table-cell table:style-name="ce9" office:value-type="string">
            <text:p>pobrecita</text:p>
          </table:table-cell>
          <table:table-cell table:style-name="ce9" office:value-type="string">
            <text:p>poor.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ʉvi ma'ña</text:p>
          </table:table-cell>
          <table:table-cell office:value-type="string">
            <text:p>dʒɨβi maʔɲa</text:p>
          </table:table-cell>
          <table:table-cell/>
          <table:table-cell table:style-name="ce9" office:value-type="string">
            <text:p>perfume silvestre</text:p>
          </table:table-cell>
          <table:table-cell table:style-name="Default" office:value-type="string">
            <text:p>fragrant.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hʉvimʉ</text:p>
          </table:table-cell>
          <table:table-cell office:value-type="string">
            <text:p>dʒɨβimɨ</text:p>
          </table:table-cell>
          <table:table-cell/>
          <table:table-cell table:style-name="ce9" office:value-type="string">
            <text:p>llegar a ser huérfano</text:p>
          </table:table-cell>
          <table:table-cell office:value-type="string">
            <text:p>become.orpha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hʉviva'o</text:p>
          </table:table-cell>
          <table:table-cell office:value-type="string">
            <text:p>dʒɨβiβaʔo</text:p>
          </table:table-cell>
          <table:table-cell/>
          <table:table-cell office:value-type="string">
            <text:p>huérfana</text:p>
          </table:table-cell>
          <table:table-cell office:value-type="string">
            <text:p>orphan.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hʉviva'ʉ</text:p>
          </table:table-cell>
          <table:table-cell office:value-type="string">
            <text:p>dʒɨβiβaʔɨ</text:p>
          </table:table-cell>
          <table:table-cell/>
          <table:table-cell office:value-type="string">
            <text:p>huérfano</text:p>
          </table:table-cell>
          <table:table-cell office:value-type="string">
            <text:p>orphan.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incorepañoã</text:p>
          </table:table-cell>
          <table:table-cell office:value-type="string">
            <text:p>kinkorepaɲoã</text:p>
          </table:table-cell>
          <table:table-cell/>
          <table:table-cell table:style-name="ce9" office:value-type="string">
            <text:p>cinco, cinco veces</text:p>
          </table:table-cell>
          <table:table-cell office:value-type="string">
            <text:p>five</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o'chamʉ</text:p>
          </table:table-cell>
          <table:table-cell office:value-type="string">
            <text:p>koʔdʒamɨ</text:p>
          </table:table-cell>
          <table:table-cell/>
          <table:table-cell table:style-name="ce9" office:value-type="string">
            <text:p>hacer volver</text:p>
          </table:table-cell>
          <table:table-cell office:value-type="string">
            <text:p>make.return</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o'chomʉ</text:p>
          </table:table-cell>
          <table:table-cell office:value-type="string">
            <text:p>koʔdʒomɨ</text:p>
          </table:table-cell>
          <table:table-cell/>
          <table:table-cell table:style-name="ce9" office:value-type="string">
            <text:p>devolver, reembolsar</text:p>
          </table:table-cell>
          <table:table-cell office:value-type="string">
            <text:p>return.obj</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o'covʉ</text:p>
          </table:table-cell>
          <table:table-cell office:value-type="string">
            <text:p>koʔkoβɨ</text:p>
          </table:table-cell>
          <table:table-cell/>
          <table:table-cell table:style-name="ce9" office:value-type="string">
            <text:p>rio arriba</text:p>
          </table:table-cell>
          <table:table-cell office:value-type="string">
            <text:p>upriver.area</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imʉ</text:p>
          </table:table-cell>
          <table:table-cell office:value-type="string">
            <text:p>koʔimɨ</text:p>
          </table:table-cell>
          <table:table-cell office:value-type="string">
            <text:p>[koʔímɨ]</text:p>
          </table:table-cell>
          <table:table-cell table:style-name="ce9" office:value-type="string">
            <text:p>regresar, volver; encoger</text:p>
          </table:table-cell>
          <table:table-cell office:value-type="string">
            <text:p>return.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õ'ji</text:p>
          </table:table-cell>
          <table:table-cell office:value-type="string">
            <text:p>kõʔhi</text:p>
          </table:table-cell>
          <table:table-cell/>
          <table:table-cell table:style-name="ce9" office:value-type="string">
            <text:p>especie de pez guaraja.</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o'jʉpo</text:p>
          </table:table-cell>
          <table:table-cell office:value-type="string">
            <text:p>koʔhɨpo</text:p>
          </table:table-cell>
          <table:table-cell/>
          <table:table-cell table:style-name="ce9" office:value-type="string">
            <text:p>especie de buj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o'ocho ja'ova</text:p>
          </table:table-cell>
          <table:table-cell office:value-type="string">
            <text:p>koʔodʒo haʔoβa</text:p>
          </table:table-cell>
          <table:table-cell/>
          <table:table-cell office:value-type="string">
            <text:p>hoja del arbol del yarumo (es una especie grande)</text:p>
          </table:table-cell>
          <table:table-cell office:value-type="string">
            <text:p>tree.sp.leaf</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ochoñʉ</text:p>
          </table:table-cell>
          <table:table-cell office:value-type="string">
            <text:p>koʔodʒoɲɨ</text:p>
          </table:table-cell>
          <table:table-cell/>
          <table:table-cell office:value-type="string">
            <text:p>arbol de yarumo</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roro</text:p>
          </table:table-cell>
          <table:table-cell office:value-type="string">
            <text:p>koʔroro</text:p>
          </table:table-cell>
          <table:table-cell/>
          <table:table-cell table:style-name="ce9" office:value-type="string">
            <text:p>cucaracha</text:p>
          </table:table-cell>
          <table:table-cell office:value-type="string">
            <text:p>cockroach</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ocomʉ</text:p>
          </table:table-cell>
          <table:table-cell office:value-type="string">
            <text:p>kokomɨ</text:p>
          </table:table-cell>
          <table:table-cell/>
          <table:table-cell office:value-type="string">
            <text:p>derretirse. 2. humedecerse, serenar.</text:p>
          </table:table-cell>
          <table:table-cell office:value-type="string">
            <text:p>melt.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õemʉ</text:p>
          </table:table-cell>
          <table:table-cell office:value-type="string">
            <text:p>kõemɨ</text:p>
          </table:table-cell>
          <table:table-cell/>
          <table:table-cell table:style-name="ce9" office:value-type="string">
            <text:p>troncharse, descoyuntarse, dislocarse. 2. lastimarse. </text:p>
          </table:table-cell>
          <table:table-cell office:value-type="string">
            <text:p>get.dislocated/hur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oeo</text:p>
          </table:table-cell>
          <table:table-cell office:value-type="string">
            <text:p>koeo</text:p>
          </table:table-cell>
          <table:table-cell office:value-type="string">
            <text:p>[koéo]</text:p>
          </table:table-cell>
          <table:table-cell table:style-name="ce9" office:value-type="string">
            <text:p>loro real</text:p>
          </table:table-cell>
          <table:table-cell office:value-type="string">
            <text:p>parro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õi tãimʉ</text:p>
          </table:table-cell>
          <table:table-cell office:value-type="string">
            <text:p>kõi tʰãimɨ</text:p>
          </table:table-cell>
          <table:table-cell/>
          <table:table-cell office:value-type="string">
            <text:p>resbalar</text:p>
          </table:table-cell>
          <table:table-cell office:value-type="string">
            <text:p>slip</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coje</text:p>
          </table:table-cell>
          <table:table-cell office:value-type="string">
            <text:p>kohe</text:p>
          </table:table-cell>
          <table:table-cell/>
          <table:table-cell office:value-type="string">
            <text:p>hueco, hoyo</text:p>
          </table:table-cell>
          <table:table-cell office:value-type="string">
            <text:p>ho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jepʉ</text:p>
          </table:table-cell>
          <table:table-cell office:value-type="string">
            <text:p>kõhepɨ</text:p>
          </table:table-cell>
          <table:table-cell/>
          <table:table-cell office:value-type="string">
            <text:p>testículo. 2. escroto.</text:p>
          </table:table-cell>
          <table:table-cell office:value-type="string">
            <text:p>testic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ji</text:p>
          </table:table-cell>
          <table:table-cell office:value-type="string">
            <text:p>kõhi</text:p>
          </table:table-cell>
          <table:table-cell/>
          <table:table-cell table:style-name="ce9" office:value-type="string">
            <text:p>dientes</text:p>
          </table:table-cell>
          <table:table-cell office:value-type="string">
            <text:p>tooth</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õji ãimʉ</text:p>
          </table:table-cell>
          <table:table-cell office:value-type="string">
            <text:p>kõhi ãimɨ</text:p>
          </table:table-cell>
          <table:table-cell/>
          <table:table-cell table:style-name="ce9" office:value-type="string">
            <text:p>hacer traquear (los dientes). Lit: comer los dientes.</text:p>
          </table:table-cell>
          <table:table-cell office:value-type="string">
            <text:p>grind.teeth</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cõji chakavʉ</text:p>
          </table:table-cell>
          <table:table-cell office:value-type="string">
            <text:p>kõhi dʒakʰaβɨ</text:p>
          </table:table-cell>
          <table:table-cell/>
          <table:table-cell office:value-type="string">
            <text:p>una caries dental</text:p>
          </table:table-cell>
          <table:table-cell office:value-type="string">
            <text:p>tooth.cavit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ji sa'kapʉ</text:p>
          </table:table-cell>
          <table:table-cell office:value-type="string">
            <text:p>kõhi saʔkʰapɨ</text:p>
          </table:table-cell>
          <table:table-cell/>
          <table:table-cell table:style-name="ce9" office:value-type="string">
            <text:p>hueco dejado cuando se saca un diente.</text:p>
          </table:table-cell>
          <table:table-cell office:value-type="string">
            <text:p>tooth.extraction.ho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jicha</text:p>
          </table:table-cell>
          <table:table-cell office:value-type="string">
            <text:p>kõhidʒa</text:p>
          </table:table-cell>
          <table:table-cell/>
          <table:table-cell table:style-name="Default" office:value-type="string">
            <text:p>muelas</text:p>
          </table:table-cell>
          <table:table-cell office:value-type="string">
            <text:p>large.tooth</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õjichapʉ</text:p>
          </table:table-cell>
          <table:table-cell office:value-type="string">
            <text:p>kõhidʒapɨ</text:p>
          </table:table-cell>
          <table:table-cell/>
          <table:table-cell table:style-name="ce9" office:value-type="string">
            <text:p>muelas</text:p>
          </table:table-cell>
          <table:table-cell office:value-type="string">
            <text:p>large.too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jiñʉ</text:p>
          </table:table-cell>
          <table:table-cell office:value-type="string">
            <text:p>kõhiɲɨ</text:p>
          </table:table-cell>
          <table:table-cell/>
          <table:table-cell office:value-type="string">
            <text:p>dientes</text:p>
          </table:table-cell>
          <table:table-cell office:value-type="string">
            <text:p>too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jipa</text:p>
          </table:table-cell>
          <table:table-cell office:value-type="string">
            <text:p>kõhipa</text:p>
          </table:table-cell>
          <table:table-cell/>
          <table:table-cell table:style-name="ce9" office:value-type="string">
            <text:p>colmillo de jaguar</text:p>
          </table:table-cell>
          <table:table-cell office:value-type="string">
            <text:p>jaguar.too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jisẽ'e</text:p>
          </table:table-cell>
          <table:table-cell office:value-type="string">
            <text:p>kõhisẽʔe</text:p>
          </table:table-cell>
          <table:table-cell/>
          <table:table-cell table:style-name="ce9" office:value-type="string">
            <text:p>mandibula, quijada</text:p>
          </table:table-cell>
          <table:table-cell office:value-type="string">
            <text:p>jaw</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jivʉ</text:p>
          </table:table-cell>
          <table:table-cell office:value-type="string">
            <text:p>kõhiβɨ</text:p>
          </table:table-cell>
          <table:table-cell/>
          <table:table-cell table:style-name="ce9" office:value-type="string">
            <text:p>caja de dientes, dentadura postiza</text:p>
          </table:table-cell>
          <table:table-cell office:value-type="string">
            <text:p>denture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korovʉ</text:p>
          </table:table-cell>
          <table:table-cell office:value-type="string">
            <text:p>kõkʰoroβɨ</text:p>
          </table:table-cell>
          <table:table-cell office:value-type="string">
            <text:p>[kṍkʰoroβɨ]</text:p>
          </table:table-cell>
          <table:table-cell table:style-name="ce9" office:value-type="string">
            <text:p>vejiga natatoria de los peces.</text:p>
          </table:table-cell>
          <table:table-cell office:value-type="string">
            <text:p>swim.bladd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ne</text:p>
          </table:table-cell>
          <table:table-cell office:value-type="string">
            <text:p>kone</text:p>
          </table:table-cell>
          <table:table-cell/>
          <table:table-cell table:style-name="Default" office:value-type="string">
            <text:p>orina</text:p>
          </table:table-cell>
          <table:table-cell office:value-type="string">
            <text:p>urin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ne asimʉ</text:p>
          </table:table-cell>
          <table:table-cell office:value-type="string">
            <text:p>kone asimɨ</text:p>
          </table:table-cell>
          <table:table-cell/>
          <table:table-cell table:style-name="Default" office:value-type="string">
            <text:p>tener que orinar</text:p>
          </table:table-cell>
          <table:table-cell office:value-type="string">
            <text:p>feel.urge.to.urinat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one cho'roro</text:p>
          </table:table-cell>
          <table:table-cell office:value-type="string">
            <text:p>kone dʒoʔroro</text:p>
          </table:table-cell>
          <table:table-cell/>
          <table:table-cell office:value-type="string">
            <text:p>especie de insecto (A este insecto le gusta permanecer donde hay tierra húmeda.).</text:p>
          </table:table-cell>
          <table:table-cell office:value-type="string">
            <text:p>insec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one que'ri</text:p>
          </table:table-cell>
          <table:table-cell office:value-type="string">
            <text:p>kone keʔri</text:p>
          </table:table-cell>
          <table:table-cell/>
          <table:table-cell office:value-type="string">
            <text:p>sabañón</text:p>
          </table:table-cell>
          <table:table-cell office:value-type="string">
            <text:p>chillblain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nejova'ʉ</text:p>
          </table:table-cell>
          <table:table-cell office:value-type="string">
            <text:p>konehoβaʔɨ</text:p>
          </table:table-cell>
          <table:table-cell/>
          <table:table-cell table:style-name="ce9" office:value-type="string">
            <text:p>conejo</text:p>
          </table:table-cell>
          <table:table-cell office:value-type="string">
            <text:p>rabbit</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conemʉ</text:p>
          </table:table-cell>
          <table:table-cell office:value-type="string">
            <text:p>konemɨ</text:p>
          </table:table-cell>
          <table:table-cell/>
          <table:table-cell office:value-type="string">
            <text:p>orinar</text:p>
          </table:table-cell>
          <table:table-cell office:value-type="string">
            <text:p>urinat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onepovʉ</text:p>
          </table:table-cell>
          <table:table-cell office:value-type="string">
            <text:p>konepoβɨ</text:p>
          </table:table-cell>
          <table:table-cell/>
          <table:table-cell office:value-type="string">
            <text:p>ingle</text:p>
          </table:table-cell>
          <table:table-cell office:value-type="string">
            <text:p>groi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nesõ'a</text:p>
          </table:table-cell>
          <table:table-cell office:value-type="string">
            <text:p>konesõʔa</text:p>
          </table:table-cell>
          <table:table-cell/>
          <table:table-cell office:value-type="string">
            <text:p>arenilla (Especie de mosca pequeña que pica y da rasquiña o comezón.)</text:p>
          </table:table-cell>
          <table:table-cell office:value-type="string">
            <text:p>fly.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ono</text:p>
          </table:table-cell>
          <table:table-cell office:value-type="string">
            <text:p>kono</text:p>
          </table:table-cell>
          <table:table-cell/>
          <table:table-cell office:value-type="string">
            <text:p>chicha. 2. bebida alcohólica. 3. bebida dulce. </text:p>
          </table:table-cell>
          <table:table-cell office:value-type="string">
            <text:p>bevera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no jũ'imʉ</text:p>
          </table:table-cell>
          <table:table-cell office:value-type="string">
            <text:p>kono hũʔimɨ</text:p>
          </table:table-cell>
          <table:table-cell/>
          <table:table-cell office:value-type="string">
            <text:p>estar borracho, estar embriagado. Lit: estar enfermo (por causa de tomar mucha) chicha.</text:p>
          </table:table-cell>
          <table:table-cell office:value-type="string">
            <text:p>be.intoxicated</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cono simi</text:p>
          </table:table-cell>
          <table:table-cell office:value-type="string">
            <text:p>kono simi</text:p>
          </table:table-cell>
          <table:table-cell/>
          <table:table-cell office:value-type="string">
            <text:p>especie de pez cucha (Es de color negro.).</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oo</text:p>
          </table:table-cell>
          <table:table-cell office:value-type="string">
            <text:p>koo</text:p>
          </table:table-cell>
          <table:table-cell/>
          <table:table-cell table:style-name="ce9" office:value-type="string">
            <text:p>saliva</text:p>
          </table:table-cell>
          <table:table-cell office:value-type="string">
            <text:p>saliva</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paro'ro</text:p>
          </table:table-cell>
          <table:table-cell office:value-type="string">
            <text:p>koparoʔro</text:p>
          </table:table-cell>
          <table:table-cell/>
          <table:table-cell office:value-type="string">
            <text:p>copas, calices</text:p>
          </table:table-cell>
          <table:table-cell office:value-type="string">
            <text:p>cup.PL</text:p>
          </table:table-cell>
          <table:table-cell table:number-columns-repeated="4"/>
          <table:table-cell office:value-type="string">
            <text:p>Spanish</text:p>
          </table:table-cell>
          <table:table-cell table:number-columns-repeated="5"/>
          <table:table-cell office:value-type="string">
            <text:p>s.in.gen.</text:p>
          </table:table-cell>
          <table:table-cell table:number-columns-repeated="237"/>
        </table:table-row>
        <table:table-row table:style-name="ro2">
          <table:table-cell table:number-columns-repeated="3"/>
          <table:table-cell office:value-type="string">
            <text:p>coparo'rova</text:p>
          </table:table-cell>
          <table:table-cell office:value-type="string">
            <text:p>koparoʔroβa</text:p>
          </table:table-cell>
          <table:table-cell/>
          <table:table-cell office:value-type="string">
            <text:p>copa, calix</text:p>
          </table:table-cell>
          <table:table-cell office:value-type="string">
            <text:p>cup</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õpʉ</text:p>
          </table:table-cell>
          <table:table-cell office:value-type="string">
            <text:p>kõpɨ</text:p>
          </table:table-cell>
          <table:table-cell office:value-type="string">
            <text:p>[kṍpɨ]</text:p>
          </table:table-cell>
          <table:table-cell table:style-name="ce9" office:value-type="string">
            <text:p>cordón umbilical (que tienen algunas personas).</text:p>
          </table:table-cell>
          <table:table-cell office:value-type="string">
            <text:p>umbilical.cor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rejakãa</text:p>
          </table:table-cell>
          <table:table-cell office:value-type="string">
            <text:p>korehakʰãa</text:p>
          </table:table-cell>
          <table:table-cell/>
          <table:table-cell office:value-type="string">
            <text:p>correa. 2. cinturón.</text:p>
          </table:table-cell>
          <table:table-cell office:value-type="string">
            <text:p>bel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õsa</text:p>
          </table:table-cell>
          <table:table-cell office:value-type="string">
            <text:p>kõsa</text:p>
          </table:table-cell>
          <table:table-cell/>
          <table:table-cell office:value-type="string">
            <text:p>palmas o frutas de milpesos.</text:p>
          </table:table-cell>
          <table:table-cell office:value-type="string">
            <text:p>ungurahui.fruit</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õsa aña</text:p>
          </table:table-cell>
          <table:table-cell office:value-type="string">
            <text:p>kõsa aɲa</text:p>
          </table:table-cell>
          <table:table-cell/>
          <table:table-cell office:value-type="string">
            <text:p>especie de gusano (Se encuentran en las palmas de milpesos.). Lit: gusano milpesos.</text:p>
          </table:table-cell>
          <table:table-cell office:value-type="string">
            <text:p>grub.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cõsa cha'pisira'ka</text:p>
          </table:table-cell>
          <table:table-cell office:value-type="string">
            <text:p>kõsa dʒaʔpisiraʔkʰa</text:p>
          </table:table-cell>
          <table:table-cell/>
          <table:table-cell table:style-name="ce9" office:value-type="string">
            <text:p>jugo o la fruta de milpesos.</text:p>
          </table:table-cell>
          <table:table-cell office:value-type="string">
            <text:p>ungurahui.jui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sa cono</text:p>
          </table:table-cell>
          <table:table-cell office:value-type="string">
            <text:p>kõsa kono</text:p>
          </table:table-cell>
          <table:table-cell/>
          <table:table-cell table:style-name="ce9" office:value-type="string">
            <text:p>hicha de milpesos, jugo de milpesos.</text:p>
          </table:table-cell>
          <table:table-cell office:value-type="string">
            <text:p>ungurahui.bevera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sa u'u</text:p>
          </table:table-cell>
          <table:table-cell office:value-type="string">
            <text:p>kõsa uʔu</text:p>
          </table:table-cell>
          <table:table-cell/>
          <table:table-cell office:value-type="string">
            <text:p>especie de perezoso, perico ligero (Es pequeño y de color negro y blanco. Tiene tres dedos y es parecido a</text:p>
          </table:table-cell>
          <table:table-cell office:value-type="string">
            <text:p>slot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õsaa</text:p>
          </table:table-cell>
          <table:table-cell office:value-type="string">
            <text:p>kõsaa</text:p>
          </table:table-cell>
          <table:table-cell/>
          <table:table-cell office:value-type="string">
            <text:p>pepa de milpesos.</text:p>
          </table:table-cell>
          <table:table-cell office:value-type="string">
            <text:p>ungurahui.see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sacha</text:p>
          </table:table-cell>
          <table:table-cell office:value-type="string">
            <text:p>kõsadʒa</text:p>
          </table:table-cell>
          <table:table-cell/>
          <table:table-cell office:value-type="string">
            <text:p>río Consaya (Es afluente del río Caquetá.).</text:p>
          </table:table-cell>
          <table:table-cell office:value-type="string">
            <text:p>river.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sacho</text:p>
          </table:table-cell>
          <table:table-cell office:value-type="string">
            <text:p>kõsadʒo</text:p>
          </table:table-cell>
          <table:table-cell office:value-type="string">
            <text:p>[kõsádʒo]</text:p>
          </table:table-cell>
          <table:table-cell office:value-type="string">
            <text:p>especie de culebra (Los koreguajes dicen que esta culebra es un espíritu malo y si una persona la mira, se muere. Es negra por encima y de color café por debajo.).</text:p>
          </table:table-cell>
          <table:table-cell office:value-type="string">
            <text:p>snak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õsañʉ</text:p>
          </table:table-cell>
          <table:table-cell office:value-type="string">
            <text:p>kõsaɲɨ</text:p>
          </table:table-cell>
          <table:table-cell/>
          <table:table-cell office:value-type="string">
            <text:p>milpesos (Palma oleaginosa; se coge la pepa biche de esta palma, se muele, se hierve y después se toma como purgante. También se hace una bebida de la pepa que tiene mucho alimento.). Attalea amigdalina H.B.K. </text:p>
          </table:table-cell>
          <table:table-cell office:value-type="string">
            <text:p>ungurahui</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savĩi</text:p>
          </table:table-cell>
          <table:table-cell office:value-type="string">
            <text:p>kõsaβĩi</text:p>
          </table:table-cell>
          <table:table-cell/>
          <table:table-cell office:value-type="string">
            <text:p>especie de hierba.</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taturupʉ</text:p>
          </table:table-cell>
          <table:table-cell office:value-type="string">
            <text:p>kotʰatʰurupɨ</text:p>
          </table:table-cell>
          <table:table-cell/>
          <table:table-cell office:value-type="string">
            <text:p>costal</text:p>
          </table:table-cell>
          <table:table-cell office:value-type="string">
            <text:p>sack</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oʉ</text:p>
          </table:table-cell>
          <table:table-cell office:value-type="string">
            <text:p>koɨ</text:p>
          </table:table-cell>
          <table:table-cell/>
          <table:table-cell table:style-name="ce9" office:value-type="string">
            <text:p>tortuga, charapa, morrocoy</text:p>
          </table:table-cell>
          <table:table-cell office:value-type="string">
            <text:p>tur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oʉ cuãuro</text:p>
          </table:table-cell>
          <table:table-cell office:value-type="string">
            <text:p>koɨ kuãuro</text:p>
          </table:table-cell>
          <table:table-cell office:value-type="string">
            <text:p>[koɨ kuãuró]</text:p>
          </table:table-cell>
          <table:table-cell table:style-name="ce9" office:value-type="string">
            <text:p>sapo de verano.</text:p>
          </table:table-cell>
          <table:table-cell office:value-type="string">
            <text:p>frog.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oʉ ko'to ma'ña</text:p>
          </table:table-cell>
          <table:table-cell office:value-type="string">
            <text:p>koɨ kʰoʔtʰo maʔɲa</text:p>
          </table:table-cell>
          <table:table-cell/>
          <table:table-cell table:style-name="ce9" office:value-type="string">
            <text:p>perfume silvestre.</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ʉ pũti</text:p>
          </table:table-cell>
          <table:table-cell office:value-type="string">
            <text:p>koɨ pũtʰi</text:p>
          </table:table-cell>
          <table:table-cell/>
          <table:table-cell table:style-name="ce9" office:value-type="string">
            <text:p><text:s/>especie de avispa (Es de tamaño grande. Cuando una tortuga se está asoleando en un palo, esta avispa da vueltas alrededor de ella y por último se le para en la cabeza y hace que se duerma.). Lit: avispa tortuga.</text:p>
          </table:table-cell>
          <table:table-cell office:value-type="string">
            <text:p>wasp.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oʉ simi</text:p>
          </table:table-cell>
          <table:table-cell office:value-type="string">
            <text:p>koɨ simi</text:p>
          </table:table-cell>
          <table:table-cell/>
          <table:table-cell table:style-name="ce9" office:value-type="string">
            <text:p>especie de pez chontaduro, bagre (Es de tamaño mediano.).</text:p>
          </table:table-cell>
          <table:table-cell office:value-type="string">
            <text:p>fish.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coʉo</text:p>
          </table:table-cell>
          <table:table-cell office:value-type="string">
            <text:p>koɨo</text:p>
          </table:table-cell>
          <table:table-cell/>
          <table:table-cell table:style-name="ce9" office:value-type="string">
            <text:p>charapa hembra.</text:p>
          </table:table-cell>
          <table:table-cell office:value-type="string">
            <text:p>tur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oʉre're</text:p>
          </table:table-cell>
          <table:table-cell office:value-type="string">
            <text:p>koɨreʔre</text:p>
          </table:table-cell>
          <table:table-cell/>
          <table:table-cell office:value-type="string">
            <text:p>conchas de tortuga.</text:p>
          </table:table-cell>
          <table:table-cell office:value-type="string">
            <text:p>turtle.shell</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oʉre'reva</text:p>
          </table:table-cell>
          <table:table-cell office:value-type="string">
            <text:p>koɨreʔreβa</text:p>
          </table:table-cell>
          <table:table-cell/>
          <table:table-cell office:value-type="string">
            <text:p>concha de tortuga.</text:p>
          </table:table-cell>
          <table:table-cell office:value-type="string">
            <text:p>turtle.shel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ʉropʉ</text:p>
          </table:table-cell>
          <table:table-cell office:value-type="string">
            <text:p>koɨropɨ</text:p>
          </table:table-cell>
          <table:table-cell/>
          <table:table-cell table:style-name="ce9" office:value-type="string">
            <text:p>voladora, deslizador,</text:p>
          </table:table-cell>
          <table:table-cell office:value-type="string">
            <text:p>moto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oʉtiri</text:p>
          </table:table-cell>
          <table:table-cell office:value-type="string">
            <text:p>koɨtʰiri</text:p>
          </table:table-cell>
          <table:table-cell/>
          <table:table-cell table:style-name="ce9" office:value-type="string">
            <text:p>charapa macho</text:p>
          </table:table-cell>
          <table:table-cell office:value-type="string">
            <text:p>tur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rusẽ've</text:p>
          </table:table-cell>
          <table:table-cell office:value-type="string">
            <text:p>krusẽʔβe</text:p>
          </table:table-cell>
          <table:table-cell/>
          <table:table-cell table:style-name="ce9" office:value-type="string">
            <text:p>cruces</text:p>
          </table:table-cell>
          <table:table-cell office:value-type="string">
            <text:p>cross</text:p>
          </table:table-cell>
          <table:table-cell table:number-columns-repeated="4"/>
          <table:table-cell office:value-type="string">
            <text:p>Spanish</text:p>
          </table:table-cell>
          <table:table-cell table:number-columns-repeated="5"/>
          <table:table-cell office:value-type="string">
            <text:p>s.in.gen.</text:p>
          </table:table-cell>
          <table:table-cell table:number-columns-repeated="237"/>
        </table:table-row>
        <table:table-row table:style-name="ro2">
          <table:table-cell table:number-columns-repeated="3"/>
          <table:table-cell office:value-type="string">
            <text:p>crusẽ'vero</text:p>
          </table:table-cell>
          <table:table-cell office:value-type="string">
            <text:p>krusẽʔβero</text:p>
          </table:table-cell>
          <table:table-cell/>
          <table:table-cell table:style-name="ce9" office:value-type="string">
            <text:p>cruz</text:p>
          </table:table-cell>
          <table:table-cell office:value-type="string">
            <text:p>cross</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ũ cũ cũ</text:p>
          </table:table-cell>
          <table:table-cell office:value-type="string">
            <text:p>kũ kũ kũ</text:p>
          </table:table-cell>
          <table:table-cell/>
          <table:table-cell table:style-name="ce9" office:value-type="string">
            <text:p>sonido que hacen los peces corbinata, micuro o nicuro, caribe, simi y una especie de pez sap</text:p>
          </table:table-cell>
          <table:table-cell office:value-type="string">
            <text:p>SS.SYMB.fish</text:p>
          </table:table-cell>
          <table:table-cell table:number-columns-repeated="10"/>
          <table:table-cell office:value-type="string">
            <text:p>onom.</text:p>
          </table:table-cell>
          <table:table-cell table:number-columns-repeated="237"/>
        </table:table-row>
        <table:table-row table:style-name="ro3">
          <table:table-cell table:number-columns-repeated="3"/>
          <table:table-cell office:value-type="string">
            <text:p>cũ'a</text:p>
          </table:table-cell>
          <table:table-cell office:value-type="string">
            <text:p>kũʔa</text:p>
          </table:table-cell>
          <table:table-cell/>
          <table:table-cell table:style-name="ce9" office:value-type="string">
            <text:p>pies</text:p>
          </table:table-cell>
          <table:table-cell office:value-type="string">
            <text:p>feet</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u'a ãu</text:p>
          </table:table-cell>
          <table:table-cell office:value-type="string">
            <text:p>kuʔa ãu</text:p>
          </table:table-cell>
          <table:table-cell/>
          <table:table-cell table:style-name="ce9" office:value-type="string">
            <text:p>fruta (en general; no incluye bananos), fruta silvestre.</text:p>
          </table:table-cell>
          <table:table-cell office:value-type="string">
            <text:p>wild.frui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ũ'a caphẽpʉ</text:p>
          </table:table-cell>
          <table:table-cell office:value-type="string">
            <text:p>kũʔa kapʰẽpɨ</text:p>
          </table:table-cell>
          <table:table-cell/>
          <table:table-cell table:style-name="ce9" office:value-type="string">
            <text:p>todos los dedos de un pie</text:p>
          </table:table-cell>
          <table:table-cell office:value-type="string">
            <text:p>toe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ũ'a ja'eva</text:p>
          </table:table-cell>
          <table:table-cell office:value-type="string">
            <text:p>kũʔa haʔeβa</text:p>
          </table:table-cell>
          <table:table-cell/>
          <table:table-cell table:style-name="ce9" office:value-type="string">
            <text:p>planta del pie</text:p>
          </table:table-cell>
          <table:table-cell office:value-type="string">
            <text:p>sole.of.foo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u'a ʉo kãiñe</text:p>
          </table:table-cell>
          <table:table-cell office:value-type="string">
            <text:p>kuʔa ɨo kʰãiɲe</text:p>
          </table:table-cell>
          <table:table-cell/>
          <table:table-cell table:style-name="ce9" office:value-type="string">
            <text:p>pesadilla</text:p>
          </table:table-cell>
          <table:table-cell office:value-type="string">
            <text:p>nightmare</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cu'a vanʉmʉ</text:p>
          </table:table-cell>
          <table:table-cell office:value-type="string">
            <text:p>kuʔa βanɨmɨ</text:p>
          </table:table-cell>
          <table:table-cell/>
          <table:table-cell table:style-name="ce9" office:value-type="string">
            <text:p><text:s/>ser malicioso. 2. estar vigilante, estar despierto, estar pendiente (para que no descubran lo que uno ha hecho). </text:p>
          </table:table-cell>
          <table:table-cell office:value-type="string">
            <text:p>be.bad.intention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u'a ve'omʉ</text:p>
          </table:table-cell>
          <table:table-cell office:value-type="string">
            <text:p>kuʔa βeʔomɨ</text:p>
          </table:table-cell>
          <table:table-cell/>
          <table:table-cell office:value-type="string">
            <text:p>poner (apodo o sobrenombre). </text:p>
          </table:table-cell>
          <table:table-cell office:value-type="string">
            <text:p>give.nicknam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ũ'achapʉ</text:p>
          </table:table-cell>
          <table:table-cell office:value-type="string">
            <text:p>kũʔadʒapɨ</text:p>
          </table:table-cell>
          <table:table-cell/>
          <table:table-cell office:value-type="string">
            <text:p>parte de encima del pie</text:p>
          </table:table-cell>
          <table:table-cell office:value-type="string">
            <text:p>top.of.foo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u'achĩi</text:p>
          </table:table-cell>
          <table:table-cell office:value-type="string">
            <text:p>kuʔadʒĩi</text:p>
          </table:table-cell>
          <table:table-cell/>
          <table:table-cell office:value-type="string">
            <text:p>niño o niña defectuoso, niño o niña inválido.</text:p>
          </table:table-cell>
          <table:table-cell office:value-type="string">
            <text:p>bad.child</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u'achʉ'o</text:p>
          </table:table-cell>
          <table:table-cell office:value-type="string">
            <text:p>kuʔadʒɨʔo</text:p>
          </table:table-cell>
          <table:table-cell/>
          <table:table-cell office:value-type="string">
            <text:p>chisme, problema grave</text:p>
          </table:table-cell>
          <table:table-cell office:value-type="string">
            <text:p>bad.problem</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ũ'akoro</text:p>
          </table:table-cell>
          <table:table-cell office:value-type="string">
            <text:p>kũʔakʰoro</text:p>
          </table:table-cell>
          <table:table-cell/>
          <table:table-cell office:value-type="string">
            <text:p>zapatos</text:p>
          </table:table-cell>
          <table:table-cell office:value-type="string">
            <text:p>shoe.PL</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ũ'akoro jẽ'jokʉ</text:p>
          </table:table-cell>
          <table:table-cell office:value-type="string">
            <text:p>kũʔakʰoro hẽʔhokʰɨ</text:p>
          </table:table-cell>
          <table:table-cell/>
          <table:table-cell table:style-name="ce9" office:value-type="string">
            <text:p>zapatero</text:p>
          </table:table-cell>
          <table:table-cell office:value-type="string">
            <text:p>shoe.selle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ũ'akorophe'reva</text:p>
          </table:table-cell>
          <table:table-cell office:value-type="string">
            <text:p>kũʔakʰoropʰeʔreβa</text:p>
          </table:table-cell>
          <table:table-cell/>
          <table:table-cell table:style-name="ce9" office:value-type="string">
            <text:p>chancleta, sandalia</text:p>
          </table:table-cell>
          <table:table-cell office:value-type="string">
            <text:p>sanda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ũ'akorovʉ</text:p>
          </table:table-cell>
          <table:table-cell office:value-type="string">
            <text:p>kũʔakʰoroβɨ</text:p>
          </table:table-cell>
          <table:table-cell/>
          <table:table-cell table:style-name="ce9" office:value-type="string">
            <text:p>zapato</text:p>
          </table:table-cell>
          <table:table-cell office:value-type="string">
            <text:p>sho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u'akʉ</text:p>
          </table:table-cell>
          <table:table-cell office:value-type="string">
            <text:p>kuʔakʰɨ</text:p>
          </table:table-cell>
          <table:table-cell/>
          <table:table-cell office:value-type="string">
            <text:p>espiritu malo, hombre malo</text:p>
          </table:table-cell>
          <table:table-cell office:value-type="string">
            <text:p>bad.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u'amajñarʉã</text:p>
          </table:table-cell>
          <table:table-cell office:value-type="string">
            <text:p>kuʔamañ̥arɨã</text:p>
          </table:table-cell>
          <table:table-cell/>
          <table:table-cell table:style-name="ce9" office:value-type="string">
            <text:p>cositas, productos</text:p>
          </table:table-cell>
          <table:table-cell office:value-type="string">
            <text:p>things</text:p>
          </table:table-cell>
          <table:table-cell table:number-columns-repeated="10"/>
          <table:table-cell office:value-type="string">
            <text:p>s.in.pl.</text:p>
          </table:table-cell>
          <table:table-cell table:number-columns-repeated="237"/>
        </table:table-row>
        <table:table-row table:style-name="ro2">
          <table:table-cell table:number-columns-repeated="3"/>
          <table:table-cell office:value-type="string">
            <text:p>cu'amami tʉomʉ</text:p>
          </table:table-cell>
          <table:table-cell office:value-type="string">
            <text:p>kuʔamami tʰɨomɨ</text:p>
          </table:table-cell>
          <table:table-cell/>
          <table:table-cell office:value-type="string">
            <text:p>poner (apodo o sobrenombre). </text:p>
          </table:table-cell>
          <table:table-cell office:value-type="string">
            <text:p>give.nicknam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u'amʉ</text:p>
          </table:table-cell>
          <table:table-cell office:value-type="string">
            <text:p>kuʔamɨ</text:p>
          </table:table-cell>
          <table:table-cell office:value-type="string">
            <text:p>[kúʔamɨ]</text:p>
          </table:table-cell>
          <table:table-cell table:style-name="ce9" office:value-type="string">
            <text:p>ser o estar malo (un ser animado masculino o una cosa inanimada masculina). Antón: re'omù. 2. ser feo (un ser animado y masculino). 3. ser inútil (una cosa inanimada). 4. ser imposible (una acción).</text:p>
          </table:table-cell>
          <table:table-cell office:value-type="string">
            <text:p>be.bad.MASC</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u'ana</text:p>
          </table:table-cell>
          <table:table-cell office:value-type="string">
            <text:p>kuʔana</text:p>
          </table:table-cell>
          <table:table-cell/>
          <table:table-cell office:value-type="string">
            <text:p>animales; insectos; espiritus malos; gente mala</text:p>
          </table:table-cell>
          <table:table-cell office:value-type="string">
            <text:p>bad.ANIM.PL</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cũ'apʉ</text:p>
          </table:table-cell>
          <table:table-cell office:value-type="string">
            <text:p>kũʔapɨ</text:p>
          </table:table-cell>
          <table:table-cell/>
          <table:table-cell office:value-type="string">
            <text:p>pie</text:p>
          </table:table-cell>
          <table:table-cell office:value-type="string">
            <text:p>foo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ũ'apʉ cacho mʉoño</text:p>
          </table:table-cell>
          <table:table-cell office:value-type="string">
            <text:p>kũʔapɨ kadʒo mɨoɲo</text:p>
          </table:table-cell>
          <table:table-cell/>
          <table:table-cell office:value-type="string">
            <text:p>dedo del pie</text:p>
          </table:table-cell>
          <table:table-cell office:value-type="string">
            <text:p>to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ũ'apʉ cacho ʉjacho</text:p>
          </table:table-cell>
          <table:table-cell office:value-type="string">
            <text:p>kũʔapɨ kadʒo ɨhadʒo</text:p>
          </table:table-cell>
          <table:table-cell/>
          <table:table-cell office:value-type="string">
            <text:p>dedo mas grande del pie</text:p>
          </table:table-cell>
          <table:table-cell office:value-type="string">
            <text:p>big.to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ũ'apʉ jʉopetoa</text:p>
          </table:table-cell>
          <table:table-cell office:value-type="string">
            <text:p>kũʔapɨ hɨopetʰoa</text:p>
          </table:table-cell>
          <table:table-cell/>
          <table:table-cell office:value-type="string">
            <text:p>tobillo</text:p>
          </table:table-cell>
          <table:table-cell office:value-type="string">
            <text:p>ank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ũ'apʉ kã'kocho</text:p>
          </table:table-cell>
          <table:table-cell office:value-type="string">
            <text:p>kũʔapɨ kʰãʔkʰodʒo</text:p>
          </table:table-cell>
          <table:table-cell/>
          <table:table-cell office:value-type="string">
            <text:p>dedo peuqeno del pie</text:p>
          </table:table-cell>
          <table:table-cell office:value-type="string">
            <text:p>pinky.to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u'are'oja'che</text:p>
          </table:table-cell>
          <table:table-cell office:value-type="string">
            <text:p>kuʔareʔohaʔdʒe</text:p>
          </table:table-cell>
          <table:table-cell/>
          <table:table-cell table:style-name="Default" office:value-type="string">
            <text:p>r<text:span text:style-name="T5">egular, mediocre.</text:span></text:p>
          </table:table-cell>
          <table:table-cell office:value-type="string">
            <text:p>somewhat.bad</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cu'asʉmʉ</text:p>
          </table:table-cell>
          <table:table-cell office:value-type="string">
            <text:p>kuʔasɨmɨ</text:p>
          </table:table-cell>
          <table:table-cell/>
          <table:table-cell office:value-type="string">
            <text:p>oler maluco, estar hediondo.</text:p>
          </table:table-cell>
          <table:table-cell office:value-type="string">
            <text:p>issue.bad.smell</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u'ava'o</text:p>
          </table:table-cell>
          <table:table-cell office:value-type="string">
            <text:p>kuʔaβaʔo</text:p>
          </table:table-cell>
          <table:table-cell/>
          <table:table-cell office:value-type="string">
            <text:p>animal hembra. Pl: cu'ava'na. 2. niña defectuosa, niña inválida</text:p>
          </table:table-cell>
          <table:table-cell office:value-type="string">
            <text:p>bad.child.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u'ava'ʉ</text:p>
          </table:table-cell>
          <table:table-cell office:value-type="string">
            <text:p>kuʔaβaʔɨ</text:p>
          </table:table-cell>
          <table:table-cell/>
          <table:table-cell office:value-type="string">
            <text:p>animal macho. Pl: cu'ava'na. 2. niño defectuoso, niño inválido. </text:p>
          </table:table-cell>
          <table:table-cell office:value-type="string">
            <text:p>bad.child.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u'e</text:p>
          </table:table-cell>
          <table:table-cell office:value-type="string">
            <text:p>kuʔe</text:p>
          </table:table-cell>
          <table:table-cell/>
          <table:table-cell office:value-type="string">
            <text:p>especie de anguila, pez cuyumbo (No es comestible.). </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u'eo</text:p>
          </table:table-cell>
          <table:table-cell office:value-type="string">
            <text:p>kuʔeo</text:p>
          </table:table-cell>
          <table:table-cell/>
          <table:table-cell office:value-type="string">
            <text:p>abuela. 2. parienta de la generación antes de los padres.</text:p>
          </table:table-cell>
          <table:table-cell office:value-type="string">
            <text:p>grandmothe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u'epãi</text:p>
          </table:table-cell>
          <table:table-cell office:value-type="string">
            <text:p>kuʔepãi</text:p>
          </table:table-cell>
          <table:table-cell/>
          <table:table-cell table:style-name="ce9" office:value-type="string">
            <text:p>abuelos (Se refiere al abuelo y a la abuela.). </text:p>
          </table:table-cell>
          <table:table-cell office:value-type="string">
            <text:p>grandparents</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cu'eʉ</text:p>
          </table:table-cell>
          <table:table-cell office:value-type="string">
            <text:p>kuʔeɨ</text:p>
          </table:table-cell>
          <table:table-cell/>
          <table:table-cell table:style-name="ce9" office:value-type="string">
            <text:p><text:s/>abuelo. 2. pariente masculino de la generación antes de los padres</text:p>
          </table:table-cell>
          <table:table-cell office:value-type="string">
            <text:p>grandfathe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u'nu cu'nu</text:p>
          </table:table-cell>
          <table:table-cell office:value-type="string">
            <text:p>kuʔnu kuʔnu</text:p>
          </table:table-cell>
          <table:table-cell/>
          <table:table-cell table:style-name="ce9" office:value-type="string">
            <text:p><text:s/>sonido que hace el bocachico</text:p>
          </table:table-cell>
          <table:table-cell office:value-type="string">
            <text:p>SS.SYMB.fish</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cu'numʉ</text:p>
          </table:table-cell>
          <table:table-cell office:value-type="string">
            <text:p>kuʔnumɨ</text:p>
          </table:table-cell>
          <table:table-cell/>
          <table:table-cell table:style-name="Default" office:value-type="string">
            <text:p>hablar (Se dice del bocachico cuando comienza a poner los huevos.).</text:p>
          </table:table-cell>
          <table:table-cell office:value-type="string">
            <text:p>make.sound.of.fish</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u'te kuhamʉ</text:p>
          </table:table-cell>
          <table:table-cell office:value-type="string">
            <text:p>kuʔtʰe kʰuhamɨ</text:p>
          </table:table-cell>
          <table:table-cell/>
          <table:table-cell office:value-type="string">
            <text:p>rodar (una cosa redonda).</text:p>
          </table:table-cell>
          <table:table-cell office:value-type="string">
            <text:p>twirl.round.obj</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ua cua cua</text:p>
          </table:table-cell>
          <table:table-cell office:value-type="string">
            <text:p>kua kua kua</text:p>
          </table:table-cell>
          <table:table-cell/>
          <table:table-cell table:style-name="ce9" office:value-type="string">
            <text:p>sonido que hace el sapo</text:p>
          </table:table-cell>
          <table:table-cell office:value-type="string">
            <text:p>SS.SYMB.frog</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cua'chemʉ</text:p>
          </table:table-cell>
          <table:table-cell office:value-type="string">
            <text:p>kuaʔdʒemɨ</text:p>
          </table:table-cell>
          <table:table-cell/>
          <table:table-cell table:style-name="ce9" office:value-type="string">
            <text:p>ensartar repetidamente, ensartar (muchas cosas).</text:p>
          </table:table-cell>
          <table:table-cell office:value-type="string">
            <text:p>pass.thread.through.hole.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cuaamʉ</text:p>
          </table:table-cell>
          <table:table-cell office:value-type="string">
            <text:p>kuaamɨ</text:p>
          </table:table-cell>
          <table:table-cell office:value-type="string">
            <text:p>[kuáamɨ]</text:p>
          </table:table-cell>
          <table:table-cell table:style-name="ce9" office:value-type="string">
            <text:p>llevar para adentro</text:p>
          </table:table-cell>
          <table:table-cell office:value-type="string">
            <text:p>carry.insid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uachamʉ</text:p>
          </table:table-cell>
          <table:table-cell office:value-type="string">
            <text:p>kuadʒamɨ</text:p>
          </table:table-cell>
          <table:table-cell office:value-type="string">
            <text:p>[kuádʒámɨ]</text:p>
          </table:table-cell>
          <table:table-cell table:style-name="ce9" office:value-type="string">
            <text:p>ensartar, hilar (una aguja)</text:p>
          </table:table-cell>
          <table:table-cell office:value-type="string">
            <text:p>pass.thread.through.hol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uaja</text:p>
          </table:table-cell>
          <table:table-cell office:value-type="string">
            <text:p>kuaha</text:p>
          </table:table-cell>
          <table:table-cell/>
          <table:table-cell office:value-type="string">
            <text:p>dificultad, trabajoso</text:p>
          </table:table-cell>
          <table:table-cell office:value-type="string">
            <text:p>dificulta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uaomʉ</text:p>
          </table:table-cell>
          <table:table-cell office:value-type="string">
            <text:p>kuaomɨ</text:p>
          </table:table-cell>
          <table:table-cell office:value-type="string">
            <text:p>[kuáómɨ]</text:p>
          </table:table-cell>
          <table:table-cell office:value-type="string">
            <text:p>mandar para adentro</text:p>
          </table:table-cell>
          <table:table-cell office:value-type="string">
            <text:p>send.insid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uara cuara cuata cuata</text:p>
          </table:table-cell>
          <table:table-cell office:value-type="string">
            <text:p>kuara kuara kuatʰa kuatʰa</text:p>
          </table:table-cell>
          <table:table-cell/>
          <table:table-cell office:value-type="string">
            <text:p>sonido producido cuando uno tiene diarrea</text:p>
          </table:table-cell>
          <table:table-cell office:value-type="string">
            <text:p>SS.SYMB.diarrhea</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cuasa i'kache</text:p>
          </table:table-cell>
          <table:table-cell office:value-type="string">
            <text:p>kuasa iʔkʰadʒe</text:p>
          </table:table-cell>
          <table:table-cell/>
          <table:table-cell table:style-name="ce9" office:value-type="string">
            <text:p>palabras inventadas. Lit: lo que (uno) piensa y dice. </text:p>
          </table:table-cell>
          <table:table-cell office:value-type="string">
            <text:p>invented.words</text:p>
          </table:table-cell>
          <table:table-cell table:number-columns-repeated="10"/>
          <table:table-cell office:value-type="string">
            <text:p>s.in.pl.</text:p>
          </table:table-cell>
          <table:table-cell table:number-columns-repeated="237"/>
        </table:table-row>
        <table:table-row table:style-name="ro2">
          <table:table-cell table:number-columns-repeated="3"/>
          <table:table-cell office:value-type="string">
            <text:p>cuasa i'kachʉ'o</text:p>
          </table:table-cell>
          <table:table-cell office:value-type="string">
            <text:p>kuasa iʔkʰadʒɨʔo</text:p>
          </table:table-cell>
          <table:table-cell/>
          <table:table-cell table:style-name="Default" office:value-type="string">
            <text:p>palabras inventadas. Lit: pensar y decir palabras.</text:p>
          </table:table-cell>
          <table:table-cell office:value-type="string">
            <text:p>invented.words</text:p>
          </table:table-cell>
          <table:table-cell table:number-columns-repeated="10"/>
          <table:table-cell office:value-type="string">
            <text:p>s.in.pl.</text:p>
          </table:table-cell>
          <table:table-cell table:number-columns-repeated="237"/>
        </table:table-row>
        <table:table-row table:style-name="ro2">
          <table:table-cell table:number-columns-repeated="3"/>
          <table:table-cell office:value-type="string">
            <text:p>cuasa i'kamʉ</text:p>
          </table:table-cell>
          <table:table-cell office:value-type="string">
            <text:p>kuasa iʔkʰamɨ</text:p>
          </table:table-cell>
          <table:table-cell/>
          <table:table-cell table:style-name="Default" office:value-type="string">
            <text:p>adivinar, acertar, conjeturar. Lit: pensar y hablar.</text:p>
          </table:table-cell>
          <table:table-cell office:value-type="string">
            <text:p>conjecture</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cuasa I'kavesʉmʉ</text:p>
          </table:table-cell>
          <table:table-cell office:value-type="string">
            <text:p>kuasa Iʔkʰaβesɨmɨ</text:p>
          </table:table-cell>
          <table:table-cell/>
          <table:table-cell table:style-name="ce9" office:value-type="string">
            <text:p>no saber adivinar, no saber conjeturar. 2. adivinar mal, no acertar. </text:p>
          </table:table-cell>
          <table:table-cell office:value-type="string">
            <text:p>conjecture.wrong</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uasache</text:p>
          </table:table-cell>
          <table:table-cell office:value-type="string">
            <text:p>kuasadʒe</text:p>
          </table:table-cell>
          <table:table-cell/>
          <table:table-cell table:style-name="Default" office:value-type="string">
            <text:p>pensamiento. 2. razón. 3. mente. </text:p>
          </table:table-cell>
          <table:table-cell office:value-type="string">
            <text:p>though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uasamʉ</text:p>
          </table:table-cell>
          <table:table-cell office:value-type="string">
            <text:p>kuasamɨ</text:p>
          </table:table-cell>
          <table:table-cell office:value-type="string">
            <text:p>[kuasámɨ]</text:p>
          </table:table-cell>
          <table:table-cell office:value-type="string">
            <text:p>pensar. 2. creer. 3. recordar. 4. amar. V: chiimù. 5. medir. 6. entender, comprender.</text:p>
          </table:table-cell>
          <table:table-cell office:value-type="string">
            <text:p>think</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cuasaraimʉ</text:p>
          </table:table-cell>
          <table:table-cell office:value-type="string">
            <text:p>kuasaraimɨ</text:p>
          </table:table-cell>
          <table:table-cell/>
          <table:table-cell office:value-type="string">
            <text:p>recuperar (el sentido), resucitar. Lit: pensar y venir.</text:p>
          </table:table-cell>
          <table:table-cell office:value-type="string">
            <text:p>recover</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cuasomʉ</text:p>
          </table:table-cell>
          <table:table-cell office:value-type="string">
            <text:p>kuasomɨ</text:p>
          </table:table-cell>
          <table:table-cell/>
          <table:table-cell table:style-name="ce9" office:value-type="string">
            <text:p>1. hacer pensar. 2. dar cuenta de. 3. sentirse. 4. recordar.</text:p>
          </table:table-cell>
          <table:table-cell office:value-type="string">
            <text:p>make.think</text:p>
          </table:table-cell>
          <table:table-cell table:number-columns-repeated="10"/>
          <table:table-cell office:value-type="string">
            <text:p>v.imp.</text:p>
          </table:table-cell>
          <table:table-cell table:number-columns-repeated="237"/>
        </table:table-row>
        <table:table-row table:style-name="ro2">
          <table:table-cell table:number-columns-repeated="3"/>
          <table:table-cell office:value-type="string">
            <text:p>cuatrorepañoa</text:p>
          </table:table-cell>
          <table:table-cell office:value-type="string">
            <text:p>kuatʰrorepaɲoa</text:p>
          </table:table-cell>
          <table:table-cell/>
          <table:table-cell table:style-name="ce9" office:value-type="string">
            <text:p><text:s/>cuatro, cuatro veces. De: español.</text:p>
          </table:table-cell>
          <table:table-cell office:value-type="string">
            <text:p>four</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cuchamʉ</text:p>
          </table:table-cell>
          <table:table-cell office:value-type="string">
            <text:p>kudʒamɨ</text:p>
          </table:table-cell>
          <table:table-cell office:value-type="string">
            <text:p>[kúdʒamɨ]</text:p>
          </table:table-cell>
          <table:table-cell table:style-name="ce9" office:value-type="string">
            <text:p>bañarse</text:p>
          </table:table-cell>
          <table:table-cell office:value-type="string">
            <text:p>bathe.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ucu</text:p>
          </table:table-cell>
          <table:table-cell office:value-type="string">
            <text:p>kuku</text:p>
          </table:table-cell>
          <table:table-cell office:value-type="string">
            <text:p>[kuku]</text:p>
          </table:table-cell>
          <table:table-cell table:style-name="Default" office:value-type="string">
            <text:p>búho, Otus (g)</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ucu</text:p>
          </table:table-cell>
          <table:table-cell office:value-type="string">
            <text:p>kuku</text:p>
          </table:table-cell>
          <table:table-cell office:value-type="string">
            <text:p>[kúkú]</text:p>
          </table:table-cell>
          <table:table-cell office:value-type="string">
            <text:p>mariposa</text:p>
          </table:table-cell>
          <table:table-cell office:value-type="string">
            <text:p>butterfly</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ue'chomʉ</text:p>
          </table:table-cell>
          <table:table-cell office:value-type="string">
            <text:p>kueʔdʒomɨ</text:p>
          </table:table-cell>
          <table:table-cell/>
          <table:table-cell table:style-name="ce9" office:value-type="string">
            <text:p>tejer (un saco)</text:p>
          </table:table-cell>
          <table:table-cell office:value-type="string">
            <text:p>make.loop.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cuẽ'ta</text:p>
          </table:table-cell>
          <table:table-cell office:value-type="string">
            <text:p>kuẽʔtʰa</text:p>
          </table:table-cell>
          <table:table-cell/>
          <table:table-cell table:style-name="ce9" office:value-type="string">
            <text:p>especie de sardina (Es de tamaño mediano y con cola amarilla.).</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uecha</text:p>
          </table:table-cell>
          <table:table-cell office:value-type="string">
            <text:p>kuedʒa</text:p>
          </table:table-cell>
          <table:table-cell/>
          <table:table-cell table:style-name="ce9" office:value-type="string">
            <text:p>especie de bagre, Sorubimichthys planiceps.</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uẽji</text:p>
          </table:table-cell>
          <table:table-cell office:value-type="string">
            <text:p>kuẽhi</text:p>
          </table:table-cell>
          <table:table-cell/>
          <table:table-cell office:value-type="string">
            <text:p>cusumbo, coatí. Nasau (g).</text:p>
          </table:table-cell>
          <table:table-cell office:value-type="string">
            <text:p>coati.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ueomʉ</text:p>
          </table:table-cell>
          <table:table-cell office:value-type="string">
            <text:p>kueomɨ</text:p>
          </table:table-cell>
          <table:table-cell/>
          <table:table-cell table:style-name="ce9" office:value-type="string">
            <text:p>enlazar</text:p>
          </table:table-cell>
          <table:table-cell office:value-type="string">
            <text:p>make.loop</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uhacho</text:p>
          </table:table-cell>
          <table:table-cell office:value-type="string">
            <text:p>kuhadʒo</text:p>
          </table:table-cell>
          <table:table-cell/>
          <table:table-cell table:style-name="ce9" office:value-type="string">
            <text:p>ultima vez</text:p>
          </table:table-cell>
          <table:table-cell office:value-type="string">
            <text:p>last.ti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uhacho cakʉ</text:p>
          </table:table-cell>
          <table:table-cell office:value-type="string">
            <text:p>kuhadʒo kakʰɨ</text:p>
          </table:table-cell>
          <table:table-cell/>
          <table:table-cell table:style-name="ce9" office:value-type="string">
            <text:p>último niño de la familia.</text:p>
          </table:table-cell>
          <table:table-cell office:value-type="string">
            <text:p>last.child</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ũhamo</text:p>
          </table:table-cell>
          <table:table-cell office:value-type="string">
            <text:p>kũhamo</text:p>
          </table:table-cell>
          <table:table-cell/>
          <table:table-cell table:style-name="Default" office:value-type="string">
            <text:p>empollar, calentar (el ave los huevos)</text:p>
          </table:table-cell>
          <table:table-cell office:value-type="string">
            <text:p>brood.on.egg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uhamʉ</text:p>
          </table:table-cell>
          <table:table-cell office:value-type="string">
            <text:p>kuhamɨ</text:p>
          </table:table-cell>
          <table:table-cell office:value-type="string">
            <text:p>[kúhamɨ]</text:p>
          </table:table-cell>
          <table:table-cell office:value-type="string">
            <text:p>aliviarse, cesar</text:p>
          </table:table-cell>
          <table:table-cell office:value-type="string">
            <text:p>stop.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ũhamʉ</text:p>
          </table:table-cell>
          <table:table-cell office:value-type="string">
            <text:p>kũhamɨ</text:p>
          </table:table-cell>
          <table:table-cell/>
          <table:table-cell office:value-type="string">
            <text:p>acostarse abrazando.</text:p>
          </table:table-cell>
          <table:table-cell office:value-type="string">
            <text:p>lie.embracing</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uhemʉ</text:p>
          </table:table-cell>
          <table:table-cell office:value-type="string">
            <text:p>kuhemɨ</text:p>
          </table:table-cell>
          <table:table-cell office:value-type="string">
            <text:p>[kúhémɨ]</text:p>
          </table:table-cell>
          <table:table-cell office:value-type="string">
            <text:p>no querer, rechazar, odiar.</text:p>
          </table:table-cell>
          <table:table-cell office:value-type="string">
            <text:p>not.want</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cui cui</text:p>
          </table:table-cell>
          <table:table-cell office:value-type="string">
            <text:p>kui kui</text:p>
          </table:table-cell>
          <table:table-cell/>
          <table:table-cell table:style-name="ce9" office:value-type="string">
            <text:p><text:span text:style-name="T5">sonido que hace </text:span><text:span text:style-name="T5">el búho cuando </text:span><text:span text:style-name="T5">llora. V: cucu</text:span><text:span text:style-name="T11">2</text:span><text:span text:style-name="T5">. 2. </text:span><text:span text:style-name="T5">sonido que hace </text:span><text:span text:style-name="T5">una especie de </text:span><text:span text:style-name="T5">pájaro pequeño.</text:span></text:p>
          </table:table-cell>
          <table:table-cell office:value-type="string">
            <text:p>SS.SYMB.owl</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cuimʉ</text:p>
          </table:table-cell>
          <table:table-cell office:value-type="string">
            <text:p>kuimɨ</text:p>
          </table:table-cell>
          <table:table-cell/>
          <table:table-cell table:style-name="Default" office:value-type="string">
            <text:p>gritar</text:p>
          </table:table-cell>
          <table:table-cell office:value-type="string">
            <text:p>scream</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upu cupu</text:p>
          </table:table-cell>
          <table:table-cell office:value-type="string">
            <text:p>kupu kupu</text:p>
          </table:table-cell>
          <table:table-cell/>
          <table:table-cell table:style-name="ce9" office:value-type="string">
            <text:p>sonido producido por alguien remando una canoa. V: choovù. 2. sonido producido por el bocachico cuando está en el agua.</text:p>
          </table:table-cell>
          <table:table-cell office:value-type="string">
            <text:p>SS.SYMB.paddling</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cupuj</text:p>
          </table:table-cell>
          <table:table-cell office:value-type="string">
            <text:p>kupuh</text:p>
          </table:table-cell>
          <table:table-cell/>
          <table:table-cell office:value-type="string">
            <text:p><text:s/>sonido producido al caerse una persona al río.</text:p>
          </table:table-cell>
          <table:table-cell office:value-type="string">
            <text:p>SS.SYMB.fall.in.water</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cũpʉ</text:p>
          </table:table-cell>
          <table:table-cell office:value-type="string">
            <text:p>kũpɨ</text:p>
          </table:table-cell>
          <table:table-cell/>
          <table:table-cell office:value-type="string">
            <text:p>vejiga natatoria de los peces.</text:p>
          </table:table-cell>
          <table:table-cell office:value-type="string">
            <text:p>swim.bladd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urumʉ</text:p>
          </table:table-cell>
          <table:table-cell office:value-type="string">
            <text:p>kurumɨ</text:p>
          </table:table-cell>
          <table:table-cell office:value-type="string">
            <text:p>[kúrumɨ]</text:p>
          </table:table-cell>
          <table:table-cell office:value-type="string">
            <text:p>enloquecer de dolor o susto, actuar como loco.</text:p>
          </table:table-cell>
          <table:table-cell office:value-type="string">
            <text:p>feel.severe.pai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urususẽ've</text:p>
          </table:table-cell>
          <table:table-cell office:value-type="string">
            <text:p>kurususẽʔβe</text:p>
          </table:table-cell>
          <table:table-cell/>
          <table:table-cell office:value-type="string">
            <text:p>cruces</text:p>
          </table:table-cell>
          <table:table-cell office:value-type="string">
            <text:p>cross</text:p>
          </table:table-cell>
          <table:table-cell table:number-columns-repeated="4"/>
          <table:table-cell office:value-type="string">
            <text:p>Spanish</text:p>
          </table:table-cell>
          <table:table-cell table:number-columns-repeated="5"/>
          <table:table-cell office:value-type="string">
            <text:p>s.in.gen.</text:p>
          </table:table-cell>
          <table:table-cell table:number-columns-repeated="237"/>
        </table:table-row>
        <table:table-row table:style-name="ro3">
          <table:table-cell table:number-columns-repeated="3"/>
          <table:table-cell table:style-name="Default" office:value-type="string">
            <text:p>curususẽ'vero</text:p>
          </table:table-cell>
          <table:table-cell table:style-name="Default" office:value-type="string">
            <text:p>kurususẽʔβero</text:p>
          </table:table-cell>
          <table:table-cell table:style-name="Default"/>
          <table:table-cell office:value-type="string">
            <text:p>cruz</text:p>
          </table:table-cell>
          <table:table-cell office:value-type="string">
            <text:p>cross</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table:style-name="Default" office:value-type="string">
            <text:p>cutumʉ</text:p>
          </table:table-cell>
          <table:table-cell table:style-name="Default" office:value-type="string">
            <text:p>kutʰumɨ</text:p>
          </table:table-cell>
          <table:table-cell table:style-name="Default" office:value-type="string">
            <text:p>[kútumɨ]</text:p>
          </table:table-cell>
          <table:table-cell office:value-type="string">
            <text:p>hablar, conversar, dialogar. </text:p>
          </table:table-cell>
          <table:table-cell office:value-type="string">
            <text:p>converse</text:p>
          </table:table-cell>
          <table:table-cell table:number-columns-repeated="10"/>
          <table:table-cell office:value-type="string">
            <text:p>v.i. y v.t.</text:p>
          </table:table-cell>
          <table:table-cell table:number-columns-repeated="237"/>
        </table:table-row>
        <table:table-row table:style-name="ro3">
          <table:table-cell table:number-columns-repeated="3"/>
          <table:table-cell office:value-type="string">
            <text:p>cũumʉ</text:p>
          </table:table-cell>
          <table:table-cell office:value-type="string">
            <text:p>kũumɨ</text:p>
          </table:table-cell>
          <table:table-cell office:value-type="string">
            <text:p>[kṹumɨ]</text:p>
          </table:table-cell>
          <table:table-cell table:style-name="ce9" office:value-type="string">
            <text:p>gruñir</text:p>
          </table:table-cell>
          <table:table-cell office:value-type="string">
            <text:p>oink</text:p>
          </table:table-cell>
          <table:table-cell table:number-columns-repeated="10"/>
          <table:table-cell office:value-type="string">
            <text:p>v.i.</text:p>
          </table:table-cell>
          <table:table-cell table:number-columns-repeated="237"/>
        </table:table-row>
        <table:table-row table:style-name="ro3">
          <table:table-cell table:number-columns-repeated="3"/>
          <table:table-cell office:value-type="string">
            <text:p>cʉ'cʉmʉ</text:p>
          </table:table-cell>
          <table:table-cell office:value-type="string">
            <text:p>kɨʔkɨmɨ</text:p>
          </table:table-cell>
          <table:table-cell/>
          <table:table-cell table:style-name="ce9" office:value-type="string">
            <text:p>encogerse de hombros.</text:p>
          </table:table-cell>
          <table:table-cell office:value-type="string">
            <text:p>huddle.shoulder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ʉ'joopʉ</text:p>
          </table:table-cell>
          <table:table-cell office:value-type="string">
            <text:p>kɨʔhoopɨ</text:p>
          </table:table-cell>
          <table:table-cell/>
          <table:table-cell table:style-name="ce9" office:value-type="string">
            <text:p><text:s/>cogollo de una palma (Es la parte del palma de donde brotan las hojas.).</text:p>
          </table:table-cell>
          <table:table-cell office:value-type="string">
            <text:p>palm.central.bu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mo</text:p>
          </table:table-cell>
          <table:table-cell office:value-type="string">
            <text:p>kɨʔɲamo</text:p>
          </table:table-cell>
          <table:table-cell/>
          <table:table-cell table:style-name="ce9" office:value-type="string">
            <text:p>aplanar (el casabe con una totuma).</text:p>
          </table:table-cell>
          <table:table-cell office:value-type="string">
            <text:p>make.flat</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cʉ'ramʉ</text:p>
          </table:table-cell>
          <table:table-cell office:value-type="string">
            <text:p>kɨʔramɨ</text:p>
          </table:table-cell>
          <table:table-cell/>
          <table:table-cell table:style-name="ce9" office:value-type="string">
            <text:p>ser paralítico. 2. doler fuertemente (todo el cuerpo).</text:p>
          </table:table-cell>
          <table:table-cell office:value-type="string">
            <text:p>feel.severe.pai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cʉ'rava</text:p>
          </table:table-cell>
          <table:table-cell office:value-type="string">
            <text:p>kɨʔraβa</text:p>
          </table:table-cell>
          <table:table-cell/>
          <table:table-cell table:style-name="ce9" office:value-type="string">
            <text:p>talón del pie</text:p>
          </table:table-cell>
          <table:table-cell office:value-type="string">
            <text:p>hee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tomʉ</text:p>
          </table:table-cell>
          <table:table-cell office:value-type="string">
            <text:p>kɨʔtʰomɨ</text:p>
          </table:table-cell>
          <table:table-cell/>
          <table:table-cell office:value-type="string">
            <text:p>afilar, rallar</text:p>
          </table:table-cell>
          <table:table-cell office:value-type="string">
            <text:p>file/grat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ʉ̃'uñʉ</text:p>
          </table:table-cell>
          <table:table-cell office:value-type="string">
            <text:p>kɨ̃ʔuɲɨ</text:p>
          </table:table-cell>
          <table:table-cell/>
          <table:table-cell office:value-type="string">
            <text:p>especie de arbol</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cʉ̃'ʉ</text:p>
          </table:table-cell>
          <table:table-cell office:value-type="string">
            <text:p>kɨ̃ʔɨ</text:p>
          </table:table-cell>
          <table:table-cell/>
          <table:table-cell table:style-name="Default" office:value-type="string">
            <text:p>piojo, piojos</text:p>
          </table:table-cell>
          <table:table-cell office:value-type="string">
            <text:p>louse</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cʉ̃'ʉ va'ti</text:p>
          </table:table-cell>
          <table:table-cell office:value-type="string">
            <text:p>kɨ̃ʔɨ βaʔtʰi</text:p>
          </table:table-cell>
          <table:table-cell/>
          <table:table-cell office:value-type="string">
            <text:p>peine, peineta</text:p>
          </table:table-cell>
          <table:table-cell office:value-type="string">
            <text:p>comb.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ʉ veemʉ</text:p>
          </table:table-cell>
          <table:table-cell office:value-type="string">
            <text:p>kɨ̃ʔɨ βeemɨ</text:p>
          </table:table-cell>
          <table:table-cell/>
          <table:table-cell office:value-type="string">
            <text:p>peinar</text:p>
          </table:table-cell>
          <table:table-cell office:value-type="string">
            <text:p>comb.hair</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cʉ̃'ʉ veeva'ti</text:p>
          </table:table-cell>
          <table:table-cell office:value-type="string">
            <text:p>kɨ̃ʔɨ βeeβaʔtʰi</text:p>
          </table:table-cell>
          <table:table-cell/>
          <table:table-cell office:value-type="string">
            <text:p>peine, peineta</text:p>
          </table:table-cell>
          <table:table-cell office:value-type="string">
            <text:p>comb.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ʉpʉ</text:p>
          </table:table-cell>
          <table:table-cell office:value-type="string">
            <text:p>kɨ̃ʔɨpɨ</text:p>
          </table:table-cell>
          <table:table-cell/>
          <table:table-cell office:value-type="string">
            <text:p>especie de fruta silvestre (Es espinosa y de color verde; la pulpa es blanca.). </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ʉro</text:p>
          </table:table-cell>
          <table:table-cell office:value-type="string">
            <text:p>kɨ̃ʔɨro</text:p>
          </table:table-cell>
          <table:table-cell/>
          <table:table-cell table:style-name="ce12" office:value-type="string">
            <text:p>especie de cucarrón (Es grande y de color negro.).</text:p>
          </table:table-cell>
          <table:table-cell office:value-type="string">
            <text:p>bee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ʉna</text:p>
          </table:table-cell>
          <table:table-cell office:value-type="string">
            <text:p>kɨna</text:p>
          </table:table-cell>
          <table:table-cell/>
          <table:table-cell table:style-name="ce9" office:value-type="string">
            <text:p>piedras; metal; hierro; vidrio</text:p>
          </table:table-cell>
          <table:table-cell office:value-type="string">
            <text:p>rock/metal</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ʉna chaka</text:p>
          </table:table-cell>
          <table:table-cell office:value-type="string">
            <text:p>kɨna dʒakʰa</text:p>
          </table:table-cell>
          <table:table-cell/>
          <table:table-cell table:style-name="ce9" office:value-type="string">
            <text:p>pez cucha blanco, Hypostomus sp. </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ʉna kachapa</text:p>
          </table:table-cell>
          <table:table-cell office:value-type="string">
            <text:p>kɨna kʰadʒapa</text:p>
          </table:table-cell>
          <table:table-cell/>
          <table:table-cell table:style-name="ce9" office:value-type="string">
            <text:p>puente de hierro</text:p>
          </table:table-cell>
          <table:table-cell office:value-type="string">
            <text:p>metal.brid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 miupʉ</text:p>
          </table:table-cell>
          <table:table-cell office:value-type="string">
            <text:p>kɨna miupɨ</text:p>
          </table:table-cell>
          <table:table-cell/>
          <table:table-cell table:style-name="ce9" office:value-type="string">
            <text:p>bulto de alambre de púas.</text:p>
          </table:table-cell>
          <table:table-cell office:value-type="string">
            <text:p>metal.bundle</text:p>
          </table:table-cell>
          <table:table-cell table:number-columns-repeated="10"/>
          <table:table-cell table:style-name="Default" office:value-type="string">
            <text:p>s.in.</text:p>
          </table:table-cell>
          <table:table-cell table:number-columns-repeated="237"/>
        </table:table-row>
        <table:table-row table:style-name="ro3">
          <table:table-cell table:number-columns-repeated="3"/>
          <table:table-cell table:style-name="Default" office:value-type="string">
            <text:p>cʉna pũhi</text:p>
          </table:table-cell>
          <table:table-cell table:style-name="Default" office:value-type="string">
            <text:p>kɨna pũhi</text:p>
          </table:table-cell>
          <table:table-cell/>
          <table:table-cell table:style-name="ce9" office:value-type="string">
            <text:p>especie de hoja de puy.</text:p>
          </table:table-cell>
          <table:table-cell office:value-type="string">
            <text:p>plant.sp</text:p>
          </table:table-cell>
          <table:table-cell table:number-columns-repeated="3"/>
          <table:table-cell office:value-type="string">
            <text:p>CAQ</text:p>
          </table:table-cell>
          <table:table-cell table:number-columns-repeated="6"/>
          <table:table-cell office:value-type="string">
            <text:p>s.in.gen.</text:p>
          </table:table-cell>
          <table:table-cell table:number-columns-repeated="237"/>
        </table:table-row>
        <table:table-row table:style-name="ro2">
          <table:table-cell table:number-columns-repeated="3"/>
          <table:table-cell office:value-type="string">
            <text:p>cʉna vani</text:p>
          </table:table-cell>
          <table:table-cell office:value-type="string">
            <text:p>kɨna βani</text:p>
          </table:table-cell>
          <table:table-cell/>
          <table:table-cell table:style-name="ce9" office:value-type="string">
            <text:p>especie de mojarra</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ʉnacava</text:p>
          </table:table-cell>
          <table:table-cell office:value-type="string">
            <text:p>kɨnakaβa</text:p>
          </table:table-cell>
          <table:table-cell/>
          <table:table-cell table:style-name="ce9" office:value-type="string">
            <text:p>argolla, aro; herradura; rollo de alambre</text:p>
          </table:table-cell>
          <table:table-cell office:value-type="string">
            <text:p>metal.bund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ko'a</text:p>
          </table:table-cell>
          <table:table-cell office:value-type="string">
            <text:p>kɨnakʰoʔa</text:p>
          </table:table-cell>
          <table:table-cell/>
          <table:table-cell table:style-name="ce9" office:value-type="string">
            <text:p>hoja de zinc</text:p>
          </table:table-cell>
          <table:table-cell office:value-type="string">
            <text:p>metal.shee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maka</text:p>
          </table:table-cell>
          <table:table-cell office:value-type="string">
            <text:p>kɨnamakʰa</text:p>
          </table:table-cell>
          <table:table-cell/>
          <table:table-cell table:style-name="ce9" office:value-type="string">
            <text:p>pedazo de hierro; imán</text:p>
          </table:table-cell>
          <table:table-cell office:value-type="string">
            <text:p>metal.piece</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cʉname</text:p>
          </table:table-cell>
          <table:table-cell office:value-type="string">
            <text:p>kɨname</text:p>
          </table:table-cell>
          <table:table-cell/>
          <table:table-cell table:style-name="ce9" office:value-type="string">
            <text:p>alambre; cadena; cogedero, asa</text:p>
          </table:table-cell>
          <table:table-cell office:value-type="string">
            <text:p>metal.wir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mo</text:p>
          </table:table-cell>
          <table:table-cell office:value-type="string">
            <text:p>kɨnamo</text:p>
          </table:table-cell>
          <table:table-cell/>
          <table:table-cell table:style-name="ce9" office:value-type="string">
            <text:p>defecar (ser femenino)</text:p>
          </table:table-cell>
          <table:table-cell office:value-type="string">
            <text:p>defecate.FEM.SJ</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cʉnamʉ</text:p>
          </table:table-cell>
          <table:table-cell office:value-type="string">
            <text:p>kɨnamɨ</text:p>
          </table:table-cell>
          <table:table-cell/>
          <table:table-cell table:style-name="ce9" office:value-type="string">
            <text:p>defecar (ser masculino)</text:p>
          </table:table-cell>
          <table:table-cell office:value-type="string">
            <text:p>defecate.MASC.SJ</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ʉnañaka</text:p>
          </table:table-cell>
          <table:table-cell office:value-type="string">
            <text:p>kɨnaɲakʰa</text:p>
          </table:table-cell>
          <table:table-cell/>
          <table:table-cell table:style-name="ce9" office:value-type="string">
            <text:p>puntilla, clavo; tornillo</text:p>
          </table:table-cell>
          <table:table-cell office:value-type="string">
            <text:p>nail.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ʉnaño</text:p>
          </table:table-cell>
          <table:table-cell office:value-type="string">
            <text:p>kɨnaɲo</text:p>
          </table:table-cell>
          <table:table-cell/>
          <table:table-cell table:style-name="ce9" office:value-type="string">
            <text:p>pez corbinata (Es de color plateado y vive en el fondo de los ríos.).</text:p>
          </table:table-cell>
          <table:table-cell office:value-type="string">
            <text:p>fish.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ño</text:p>
          </table:table-cell>
          <table:table-cell office:value-type="string">
            <text:p>kɨnaɲo</text:p>
          </table:table-cell>
          <table:table-cell/>
          <table:table-cell table:style-name="ce9" office:value-type="string">
            <text:p>varilla delgada de hierro, barra delgada de hierro. </text:p>
          </table:table-cell>
          <table:table-cell office:value-type="string">
            <text:p>metal.thin.ba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po</text:p>
          </table:table-cell>
          <table:table-cell office:value-type="string">
            <text:p>kɨnapo</text:p>
          </table:table-cell>
          <table:table-cell/>
          <table:table-cell table:style-name="Default" office:value-type="string">
            <text:p>arcilla blanca (Es usada para pintar ollas)</text:p>
          </table:table-cell>
          <table:table-cell office:value-type="string">
            <text:p>clay.type</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cʉnapʉ</text:p>
          </table:table-cell>
          <table:table-cell office:value-type="string">
            <text:p>kɨnapɨ</text:p>
          </table:table-cell>
          <table:table-cell/>
          <table:table-cell table:style-name="ce9" office:value-type="string">
            <text:p>piedra, roca</text:p>
          </table:table-cell>
          <table:table-cell office:value-type="string">
            <text:p>roc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pʉ'tico</text:p>
          </table:table-cell>
          <table:table-cell office:value-type="string">
            <text:p>kɨnapɨʔtʰiko</text:p>
          </table:table-cell>
          <table:table-cell/>
          <table:table-cell office:value-type="string">
            <text:p>especie de ardilla.</text:p>
          </table:table-cell>
          <table:table-cell office:value-type="string">
            <text:p>roden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ʉnare'a</text:p>
          </table:table-cell>
          <table:table-cell office:value-type="string">
            <text:p>kɨnareʔa</text:p>
          </table:table-cell>
          <table:table-cell/>
          <table:table-cell table:style-name="ce9" office:value-type="string">
            <text:p>platos metálicos.</text:p>
          </table:table-cell>
          <table:table-cell office:value-type="string">
            <text:p>metal.plat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ʉnare'ava</text:p>
          </table:table-cell>
          <table:table-cell office:value-type="string">
            <text:p>kɨnareʔaβa</text:p>
          </table:table-cell>
          <table:table-cell/>
          <table:table-cell table:style-name="Default" office:value-type="string">
            <text:p>plato metálico (Lo pintan con esmalte.). </text:p>
          </table:table-cell>
          <table:table-cell office:value-type="string">
            <text:p>metal.plat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ro</text:p>
          </table:table-cell>
          <table:table-cell office:value-type="string">
            <text:p>kɨnaro</text:p>
          </table:table-cell>
          <table:table-cell/>
          <table:table-cell office:value-type="string">
            <text:p>olla</text:p>
          </table:table-cell>
          <table:table-cell office:value-type="string">
            <text:p>po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ro'ro</text:p>
          </table:table-cell>
          <table:table-cell office:value-type="string">
            <text:p>kɨnaroʔro</text:p>
          </table:table-cell>
          <table:table-cell/>
          <table:table-cell office:value-type="string">
            <text:p>pocillos metálicos, tazas metálicas</text:p>
          </table:table-cell>
          <table:table-cell office:value-type="string">
            <text:p>metal.cup</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ʉnaro'rova</text:p>
          </table:table-cell>
          <table:table-cell office:value-type="string">
            <text:p>kɨnaroʔroβa</text:p>
          </table:table-cell>
          <table:table-cell/>
          <table:table-cell office:value-type="string">
            <text:p>pocillo metálico, taza metálica</text:p>
          </table:table-cell>
          <table:table-cell office:value-type="string">
            <text:p>metal.cu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ruru</text:p>
          </table:table-cell>
          <table:table-cell office:value-type="string">
            <text:p>kɨnaruru</text:p>
          </table:table-cell>
          <table:table-cell/>
          <table:table-cell office:value-type="string">
            <text:p>tarros, latas</text:p>
          </table:table-cell>
          <table:table-cell office:value-type="string">
            <text:p>metal.can</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cʉnaruruvʉ</text:p>
          </table:table-cell>
          <table:table-cell office:value-type="string">
            <text:p>kɨnaruruβɨ</text:p>
          </table:table-cell>
          <table:table-cell/>
          <table:table-cell office:value-type="string">
            <text:p>tarro, lata</text:p>
          </table:table-cell>
          <table:table-cell office:value-type="string">
            <text:p>metal.ca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rʉ</text:p>
          </table:table-cell>
          <table:table-cell office:value-type="string">
            <text:p>kɨnarɨ</text:p>
          </table:table-cell>
          <table:table-cell/>
          <table:table-cell office:value-type="string">
            <text:p>lanza</text:p>
          </table:table-cell>
          <table:table-cell office:value-type="string">
            <text:p>spea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tuhiro</text:p>
          </table:table-cell>
          <table:table-cell office:value-type="string">
            <text:p>kɨnatʰuhiro</text:p>
          </table:table-cell>
          <table:table-cell/>
          <table:table-cell office:value-type="string">
            <text:p>casco</text:p>
          </table:table-cell>
          <table:table-cell office:value-type="string">
            <text:p>helme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tʉ'kapʉ</text:p>
          </table:table-cell>
          <table:table-cell office:value-type="string">
            <text:p>kɨnatʰɨʔkʰapɨ</text:p>
          </table:table-cell>
          <table:table-cell/>
          <table:table-cell office:value-type="string">
            <text:p>barra corta de hierro, varilla corta de hierro</text:p>
          </table:table-cell>
          <table:table-cell office:value-type="string">
            <text:p>metal.ba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tʉo</text:p>
          </table:table-cell>
          <table:table-cell office:value-type="string">
            <text:p>kɨnatʰɨo</text:p>
          </table:table-cell>
          <table:table-cell/>
          <table:table-cell office:value-type="string">
            <text:p>botellas, envases</text:p>
          </table:table-cell>
          <table:table-cell office:value-type="string">
            <text:p>bottle</text:p>
          </table:table-cell>
          <table:table-cell table:number-columns-repeated="10"/>
          <table:table-cell office:value-type="string">
            <text:p>s.in.gen</text:p>
          </table:table-cell>
          <table:table-cell table:number-columns-repeated="237"/>
        </table:table-row>
        <table:table-row table:style-name="ro3">
          <table:table-cell table:number-columns-repeated="3"/>
          <table:table-cell office:value-type="string">
            <text:p>cʉnatʉopʉ</text:p>
          </table:table-cell>
          <table:table-cell office:value-type="string">
            <text:p>kɨnatʰɨopɨ</text:p>
          </table:table-cell>
          <table:table-cell/>
          <table:table-cell table:style-name="ce9" office:value-type="string">
            <text:p>botella, recipiente de aluminio, envase</text:p>
          </table:table-cell>
          <table:table-cell office:value-type="string">
            <text:p>bott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ʉmʉ</text:p>
          </table:table-cell>
          <table:table-cell office:value-type="string">
            <text:p>kɨnaɨmɨ</text:p>
          </table:table-cell>
          <table:table-cell/>
          <table:table-cell table:style-name="ce9" office:value-type="string">
            <text:p>cielo</text:p>
          </table:table-cell>
          <table:table-cell office:value-type="string">
            <text:p>sk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ʉmʉ iraʉva</text:p>
          </table:table-cell>
          <table:table-cell office:value-type="string">
            <text:p>kɨnaɨmɨ iraɨβa</text:p>
          </table:table-cell>
          <table:table-cell/>
          <table:table-cell table:style-name="ce9" office:value-type="string">
            <text:p>capa de atmósfera, aire</text:p>
          </table:table-cell>
          <table:table-cell office:value-type="string">
            <text:p>ai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ʉmʉ oko</text:p>
          </table:table-cell>
          <table:table-cell office:value-type="string">
            <text:p>kɨnaɨmɨ okʰo</text:p>
          </table:table-cell>
          <table:table-cell/>
          <table:table-cell table:style-name="ce9" office:value-type="string">
            <text:p>lluvia</text:p>
          </table:table-cell>
          <table:table-cell office:value-type="string">
            <text:p>rai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ʉmʉ peoraʉva</text:p>
          </table:table-cell>
          <table:table-cell office:value-type="string">
            <text:p>kɨnaɨmɨ peoraɨβa</text:p>
          </table:table-cell>
          <table:table-cell/>
          <table:table-cell office:value-type="string">
            <text:p>atmósfera, aire</text:p>
          </table:table-cell>
          <table:table-cell office:value-type="string">
            <text:p>ai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navi'quicho</text:p>
          </table:table-cell>
          <table:table-cell office:value-type="string">
            <text:p>kɨnaβiʔkidʒo</text:p>
          </table:table-cell>
          <table:table-cell/>
          <table:table-cell table:style-name="ce9" office:value-type="string">
            <text:p>olla de tamaño pequeño</text:p>
          </table:table-cell>
          <table:table-cell office:value-type="string">
            <text:p>small.po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omʉ</text:p>
          </table:table-cell>
          <table:table-cell office:value-type="string">
            <text:p>kɨomɨ</text:p>
          </table:table-cell>
          <table:table-cell/>
          <table:table-cell table:style-name="ce9" office:value-type="string">
            <text:p>calentar un poco</text:p>
          </table:table-cell>
          <table:table-cell office:value-type="string">
            <text:p>heat.slightly</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ʉta</text:p>
          </table:table-cell>
          <table:table-cell office:value-type="string">
            <text:p>kɨtʰa</text:p>
          </table:table-cell>
          <table:table-cell/>
          <table:table-cell table:style-name="ce9" office:value-type="string">
            <text:p>materia fecal.</text:p>
          </table:table-cell>
          <table:table-cell office:value-type="string">
            <text:p>fece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ta cʉnamʉ</text:p>
          </table:table-cell>
          <table:table-cell office:value-type="string">
            <text:p>kɨtʰa kɨnamɨ</text:p>
          </table:table-cell>
          <table:table-cell/>
          <table:table-cell table:style-name="Default" office:value-type="string">
            <text:p>defecar (un ser masculino).</text:p>
          </table:table-cell>
          <table:table-cell office:value-type="string">
            <text:p>defecate.MASC.SJ</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cʉta ma'jñako</text:p>
          </table:table-cell>
          <table:table-cell office:value-type="string">
            <text:p>kɨtʰa maʔñ̥akʰo</text:p>
          </table:table-cell>
          <table:table-cell/>
          <table:table-cell office:value-type="string">
            <text:p>luciérnaga (hembra), cocuyo (hembra).</text:p>
          </table:table-cell>
          <table:table-cell office:value-type="string">
            <text:p>bee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ʉta rũpʉ</text:p>
          </table:table-cell>
          <table:table-cell office:value-type="string">
            <text:p>kɨtʰa rũpɨ</text:p>
          </table:table-cell>
          <table:table-cell/>
          <table:table-cell office:value-type="string">
            <text:p>especie de cucarrón (Es de color verde, parecido al cucarrón negro, pero es un poco redondo y le gusta estar en lugares donde la gente ha defecado.).</text:p>
          </table:table-cell>
          <table:table-cell office:value-type="string">
            <text:p>bee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ʉta sãʉrʉ</text:p>
          </table:table-cell>
          <table:table-cell office:value-type="string">
            <text:p>kɨtʰa sãɨrɨ</text:p>
          </table:table-cell>
          <table:table-cell/>
          <table:table-cell table:style-name="ce9" office:value-type="string">
            <text:p>gallinazo, guala (Es de color negro y tiene garras fuertes. Come mortecino; vive en los árboles a la orilla de los ríos.)</text:p>
          </table:table-cell>
          <table:table-cell office:value-type="string">
            <text:p>vultur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cʉtacoje</text:p>
          </table:table-cell>
          <table:table-cell office:value-type="string">
            <text:p>kɨtʰakohe</text:p>
          </table:table-cell>
          <table:table-cell/>
          <table:table-cell table:style-name="ce9" office:value-type="string">
            <text:p>recto. 2. ano.</text:p>
          </table:table-cell>
          <table:table-cell office:value-type="string">
            <text:p>anu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tapʉ</text:p>
          </table:table-cell>
          <table:table-cell office:value-type="string">
            <text:p>kɨtʰapɨ</text:p>
          </table:table-cell>
          <table:table-cell/>
          <table:table-cell table:style-name="ce9" office:value-type="string">
            <text:p>abdomen (Se refiere a la parte del abdomen donde caben todos los órganos.). </text:p>
          </table:table-cell>
          <table:table-cell office:value-type="string">
            <text:p>bell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taro</text:p>
          </table:table-cell>
          <table:table-cell office:value-type="string">
            <text:p>kɨtʰaro</text:p>
          </table:table-cell>
          <table:table-cell/>
          <table:table-cell table:style-name="ce9" office:value-type="string">
            <text:p>contenido del abdomen (todos los órganos).</text:p>
          </table:table-cell>
          <table:table-cell office:value-type="string">
            <text:p>internal.organ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cʉtarũ ja'ova</text:p>
          </table:table-cell>
          <table:table-cell office:value-type="string">
            <text:p>kɨtʰarũ haʔoβa</text:p>
          </table:table-cell>
          <table:table-cell/>
          <table:table-cell table:style-name="ce9" office:value-type="string">
            <text:p><text:s/>especie de hoja (Es de tamaño grande.).</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dierepañoã</text:p>
          </table:table-cell>
          <table:table-cell office:value-type="string">
            <text:p>dierepaɲoã</text:p>
          </table:table-cell>
          <table:table-cell/>
          <table:table-cell table:style-name="ce9" office:value-type="string">
            <text:p>diez, diez veces</text:p>
          </table:table-cell>
          <table:table-cell office:value-type="string">
            <text:p>ten.times</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Diore pojovʉ'e</text:p>
          </table:table-cell>
          <table:table-cell office:value-type="string">
            <text:p>Diore pohoβɨʔe</text:p>
          </table:table-cell>
          <table:table-cell/>
          <table:table-cell office:value-type="string">
            <text:p>iglesia, templo</text:p>
          </table:table-cell>
          <table:table-cell office:value-type="string">
            <text:p>church</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Dios</text:p>
          </table:table-cell>
          <table:table-cell office:value-type="string">
            <text:p>Dios</text:p>
          </table:table-cell>
          <table:table-cell/>
          <table:table-cell office:value-type="string">
            <text:p>Dios</text:p>
          </table:table-cell>
          <table:table-cell office:value-type="string">
            <text:p>Christian.God</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Dios Rekocho</text:p>
          </table:table-cell>
          <table:table-cell office:value-type="string">
            <text:p>Dios Rekʰodʒo</text:p>
          </table:table-cell>
          <table:table-cell/>
          <table:table-cell office:value-type="string">
            <text:p>Espiritu Santo</text:p>
          </table:table-cell>
          <table:table-cell office:value-type="string">
            <text:p>Christian.God</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dorepañoã</text:p>
          </table:table-cell>
          <table:table-cell office:value-type="string">
            <text:p>dorepaɲoã</text:p>
          </table:table-cell>
          <table:table-cell/>
          <table:table-cell office:value-type="string">
            <text:p>dos, dos veces</text:p>
          </table:table-cell>
          <table:table-cell office:value-type="string">
            <text:p>two</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3">
          <table:table-cell table:number-columns-repeated="3"/>
          <table:table-cell office:value-type="string">
            <text:p>e'amʉ</text:p>
          </table:table-cell>
          <table:table-cell office:value-type="string">
            <text:p>eʔamɨ</text:p>
          </table:table-cell>
          <table:table-cell/>
          <table:table-cell table:style-name="ce9" office:value-type="string">
            <text:p>tambalearse (canoa, carro, avión), menearse (canoa, carro, avión).</text:p>
          </table:table-cell>
          <table:table-cell office:value-type="string">
            <text:p>trembl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e'chosẽ'e</text:p>
          </table:table-cell>
          <table:table-cell office:value-type="string">
            <text:p>eʔdʒosẽʔe</text:p>
          </table:table-cell>
          <table:table-cell/>
          <table:table-cell table:style-name="ce9" office:value-type="string">
            <text:p>cuerno, cacho</text:p>
          </table:table-cell>
          <table:table-cell office:value-type="string">
            <text:p>horn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e'chosẽ've</text:p>
          </table:table-cell>
          <table:table-cell office:value-type="string">
            <text:p>eʔdʒosẽʔβe</text:p>
          </table:table-cell>
          <table:table-cell/>
          <table:table-cell table:style-name="ce9" office:value-type="string">
            <text:p>cachos, cuernos</text:p>
          </table:table-cell>
          <table:table-cell office:value-type="string">
            <text:p>horns</text:p>
          </table:table-cell>
          <table:table-cell table:number-columns-repeated="10"/>
          <table:table-cell office:value-type="string">
            <text:p>ND</text:p>
          </table:table-cell>
          <table:table-cell table:number-columns-repeated="237"/>
        </table:table-row>
        <table:table-row table:style-name="ro2">
          <table:table-cell table:number-columns-repeated="3"/>
          <table:table-cell office:value-type="string">
            <text:p>e'chosẽ'vero</text:p>
          </table:table-cell>
          <table:table-cell office:value-type="string">
            <text:p>eʔdʒosẽʔβero</text:p>
          </table:table-cell>
          <table:table-cell/>
          <table:table-cell table:style-name="ce9" office:value-type="string">
            <text:p>cuerno, cacho</text:p>
          </table:table-cell>
          <table:table-cell office:value-type="string">
            <text:p>horns</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ẽ'simʉ</text:p>
          </table:table-cell>
          <table:table-cell office:value-type="string">
            <text:p>ẽʔsimɨ</text:p>
          </table:table-cell>
          <table:table-cell/>
          <table:table-cell table:style-name="ce9" office:value-type="string">
            <text:p>estornudar</text:p>
          </table:table-cell>
          <table:table-cell office:value-type="string">
            <text:p>sneez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eamʉ</text:p>
          </table:table-cell>
          <table:table-cell office:value-type="string">
            <text:p>eamɨ</text:p>
          </table:table-cell>
          <table:table-cell office:value-type="string">
            <text:p>[éamɨ]</text:p>
          </table:table-cell>
          <table:table-cell table:style-name="ce9" office:value-type="string">
            <text:p>sacar (agua del río o del pozo).</text:p>
          </table:table-cell>
          <table:table-cell office:value-type="string">
            <text:p>get.wate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eemʉ</text:p>
          </table:table-cell>
          <table:table-cell office:value-type="string">
            <text:p>eemɨ</text:p>
          </table:table-cell>
          <table:table-cell/>
          <table:table-cell office:value-type="string">
            <text:p>pescar (con barbasco).</text:p>
          </table:table-cell>
          <table:table-cell office:value-type="string">
            <text:p>fish.with.barbasco</text:p>
          </table:table-cell>
          <table:table-cell table:number-columns-repeated="10"/>
          <table:table-cell office:value-type="string">
            <text:p>v.t.</text:p>
          </table:table-cell>
          <table:table-cell table:number-columns-repeated="237"/>
        </table:table-row>
        <table:table-row table:style-name="ro3">
          <table:table-cell table:number-columns-repeated="3"/>
          <table:table-cell table:number-columns-repeated="2" office:value-type="string">
            <text:p>emu</text:p>
          </table:table-cell>
          <table:table-cell/>
          <table:table-cell table:style-name="ce9" office:value-type="string">
            <text:p>majiñá o magiñá, especie de hormiga (Es muy pequeña y de color café rojizo.).</text:p>
          </table:table-cell>
          <table:table-cell office:value-type="string">
            <text:p>ant.sp</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table:number-columns-repeated="2" office:value-type="string">
            <text:p>emu</text:p>
          </table:table-cell>
          <table:table-cell/>
          <table:table-cell table:style-name="ce9" office:value-type="string">
            <text:p>mono aullador (Es bueno para comer.). Alouatta seniculus.</text:p>
          </table:table-cell>
          <table:table-cell office:value-type="string">
            <text:p>monkey.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emu chai</text:p>
          </table:table-cell>
          <table:table-cell office:value-type="string">
            <text:p>emu dʒai</text:p>
          </table:table-cell>
          <table:table-cell/>
          <table:table-cell table:style-name="ce9" office:value-type="string">
            <text:p>especie de tigre (Hace un sonido parecido al del mono aullador. Nada en el río.).</text:p>
          </table:table-cell>
          <table:table-cell office:value-type="string">
            <text:p>feline.sp</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enumʉ</text:p>
          </table:table-cell>
          <table:table-cell office:value-type="string">
            <text:p>enumɨ</text:p>
          </table:table-cell>
          <table:table-cell table:style-name="Default"/>
          <table:table-cell table:style-name="ce9" office:value-type="string">
            <text:p>ablandar cociendo</text:p>
          </table:table-cell>
          <table:table-cell office:value-type="string">
            <text:p>soften.by.cooking.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eo</text:p>
          </table:table-cell>
          <table:table-cell office:value-type="string">
            <text:p>eo</text:p>
          </table:table-cell>
          <table:table-cell/>
          <table:table-cell office:value-type="string">
            <text:p>veneno</text:p>
          </table:table-cell>
          <table:table-cell office:value-type="string">
            <text:p>barbasco</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eo pupuri</text:p>
          </table:table-cell>
          <table:table-cell office:value-type="string">
            <text:p>eo pupuri</text:p>
          </table:table-cell>
          <table:table-cell office:value-type="string">
            <text:p>[eo púpuri]</text:p>
          </table:table-cell>
          <table:table-cell office:value-type="string">
            <text:p>especie de ave (Es de tamaño grande. Según los ancianos si este ave se mete en el agua, se mueren los peces que están allí.)</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eomu</text:p>
          </table:table-cell>
          <table:table-cell office:value-type="string">
            <text:p>eomu</text:p>
          </table:table-cell>
          <table:table-cell office:value-type="string">
            <text:p>[eomú]</text:p>
          </table:table-cell>
          <table:table-cell office:value-type="string">
            <text:p>especie de bejuco venenoso (Se usa para pescar.).</text:p>
          </table:table-cell>
          <table:table-cell office:value-type="string">
            <text:p>lian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eomʉ</text:p>
          </table:table-cell>
          <table:table-cell office:value-type="string">
            <text:p>eomɨ</text:p>
          </table:table-cell>
          <table:table-cell office:value-type="string">
            <text:p>[éomɨ]</text:p>
          </table:table-cell>
          <table:table-cell table:style-name="ce9" office:value-type="string">
            <text:p>rastrillar, desyerbar, palear (las hierbas).</text:p>
          </table:table-cell>
          <table:table-cell office:value-type="string">
            <text:p>weed.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eorʉ</text:p>
          </table:table-cell>
          <table:table-cell office:value-type="string">
            <text:p>eorɨ</text:p>
          </table:table-cell>
          <table:table-cell/>
          <table:table-cell table:style-name="ce9" office:value-type="string">
            <text:p>azuela. 2. pala</text:p>
          </table:table-cell>
          <table:table-cell office:value-type="string">
            <text:p>shove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eosẽ'e</text:p>
          </table:table-cell>
          <table:table-cell office:value-type="string">
            <text:p>eosẽʔe</text:p>
          </table:table-cell>
          <table:table-cell/>
          <table:table-cell table:style-name="ce9" office:value-type="string">
            <text:p>cuerno, cacho</text:p>
          </table:table-cell>
          <table:table-cell office:value-type="string">
            <text:p>horn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eosẽ've</text:p>
          </table:table-cell>
          <table:table-cell office:value-type="string">
            <text:p>eosẽʔβe</text:p>
          </table:table-cell>
          <table:table-cell/>
          <table:table-cell table:style-name="ce9" office:value-type="string">
            <text:p>cachos, cuernos</text:p>
          </table:table-cell>
          <table:table-cell office:value-type="string">
            <text:p>horn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eosẽ'vero</text:p>
          </table:table-cell>
          <table:table-cell office:value-type="string">
            <text:p>eosẽʔβero</text:p>
          </table:table-cell>
          <table:table-cell/>
          <table:table-cell table:style-name="ce9" office:value-type="string">
            <text:p>cuerno, cacho</text:p>
          </table:table-cell>
          <table:table-cell office:value-type="string">
            <text:p>horn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eri</text:p>
          </table:table-cell>
          <table:table-cell office:value-type="string">
            <text:p>eri</text:p>
          </table:table-cell>
          <table:table-cell/>
          <table:table-cell table:style-name="ce9" office:value-type="string">
            <text:p>palmas o frutas de una especie de palma guaje</text:p>
          </table:table-cell>
          <table:table-cell office:value-type="string">
            <text:p>palm.sp.fruit</text:p>
          </table:table-cell>
          <table:table-cell table:number-columns-repeated="3"/>
          <table:table-cell office:value-type="string">
            <text:p>CAQ</text:p>
          </table:table-cell>
          <table:table-cell table:number-columns-repeated="6"/>
          <table:table-cell office:value-type="string">
            <text:p>s.in.gen</text:p>
          </table:table-cell>
          <table:table-cell table:number-columns-repeated="237"/>
        </table:table-row>
        <table:table-row table:style-name="ro2">
          <table:table-cell table:number-columns-repeated="3"/>
          <table:table-cell office:value-type="string">
            <text:p>eria</text:p>
          </table:table-cell>
          <table:table-cell office:value-type="string">
            <text:p>eria</text:p>
          </table:table-cell>
          <table:table-cell/>
          <table:table-cell table:style-name="ce9" office:value-type="string">
            <text:p>fruta de una palma guaje</text:p>
          </table:table-cell>
          <table:table-cell office:value-type="string">
            <text:p>palm.sp.fruit</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Ericha</text:p>
          </table:table-cell>
          <table:table-cell office:value-type="string">
            <text:p>Eridʒa</text:p>
          </table:table-cell>
          <table:table-cell/>
          <table:table-cell table:style-name="Default" office:value-type="string">
            <text:p>río Eriya. 2. comunidad koreguaje Eriya.</text:p>
          </table:table-cell>
          <table:table-cell office:value-type="string">
            <text:p>river.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Erikũti</text:p>
          </table:table-cell>
          <table:table-cell office:value-type="string">
            <text:p>Erikʰũtʰi</text:p>
          </table:table-cell>
          <table:table-cell/>
          <table:table-cell office:value-type="string">
            <text:p>pueblo de Remolino</text:p>
          </table:table-cell>
          <table:table-cell office:value-type="string">
            <text:p>place.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eriñʉ</text:p>
          </table:table-cell>
          <table:table-cell office:value-type="string">
            <text:p>eriɲɨ</text:p>
          </table:table-cell>
          <table:table-cell/>
          <table:table-cell office:value-type="string">
            <text:p>especie de palma guaje</text:p>
          </table:table-cell>
          <table:table-cell office:value-type="string">
            <text:p>palm.sp</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esiva'o</text:p>
          </table:table-cell>
          <table:table-cell office:value-type="string">
            <text:p>esiβaʔo</text:p>
          </table:table-cell>
          <table:table-cell office:value-type="string">
            <text:p>[esíβaʔo]</text:p>
          </table:table-cell>
          <table:table-cell office:value-type="string">
            <text:p>mujer cabezona o barrigona</text:p>
          </table:table-cell>
          <table:table-cell office:value-type="string">
            <text:p>big.fat.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esiva'ʉ</text:p>
          </table:table-cell>
          <table:table-cell office:value-type="string">
            <text:p>esiβaʔɨ</text:p>
          </table:table-cell>
          <table:table-cell office:value-type="string">
            <text:p>[esíβaʔɨ]</text:p>
          </table:table-cell>
          <table:table-cell office:value-type="string">
            <text:p>hombre cabezón o barrigón</text:p>
          </table:table-cell>
          <table:table-cell office:value-type="string">
            <text:p>big.fat.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esponjasʉovʉ</text:p>
          </table:table-cell>
          <table:table-cell office:value-type="string">
            <text:p>esponhasɨoβɨ</text:p>
          </table:table-cell>
          <table:table-cell/>
          <table:table-cell office:value-type="string">
            <text:p>esponja</text:p>
          </table:table-cell>
          <table:table-cell office:value-type="string">
            <text:p>sponge</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etache</text:p>
          </table:table-cell>
          <table:table-cell office:value-type="string">
            <text:p>etʰadʒe</text:p>
          </table:table-cell>
          <table:table-cell/>
          <table:table-cell office:value-type="string">
            <text:p>salida</text:p>
          </table:table-cell>
          <table:table-cell office:value-type="string">
            <text:p>exit.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etajaiche ñomʉ</text:p>
          </table:table-cell>
          <table:table-cell office:value-type="string">
            <text:p>etʰahaidʒe ɲomɨ</text:p>
          </table:table-cell>
          <table:table-cell/>
          <table:table-cell office:value-type="string">
            <text:p>ser transparente</text:p>
          </table:table-cell>
          <table:table-cell office:value-type="string">
            <text:p>be.transparen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etajaimʉ</text:p>
          </table:table-cell>
          <table:table-cell office:value-type="string">
            <text:p>etʰahaimɨ</text:p>
          </table:table-cell>
          <table:table-cell/>
          <table:table-cell office:value-type="string">
            <text:p>traspasar al otro lado</text:p>
          </table:table-cell>
          <table:table-cell office:value-type="string">
            <text:p>go.to.other.side</text:p>
          </table:table-cell>
          <table:table-cell table:number-columns-repeated="10"/>
          <table:table-cell office:value-type="string">
            <text:p>v.i.</text:p>
          </table:table-cell>
          <table:table-cell office:value-type="string">
            <text:p>CL II; probably other side of river</text:p>
          </table:table-cell>
          <table:table-cell table:number-columns-repeated="236"/>
        </table:table-row>
        <table:table-row table:style-name="ro2">
          <table:table-cell table:number-columns-repeated="3"/>
          <table:table-cell office:value-type="string">
            <text:p>etamʉ</text:p>
          </table:table-cell>
          <table:table-cell office:value-type="string">
            <text:p>etʰamɨ</text:p>
          </table:table-cell>
          <table:table-cell office:value-type="string">
            <text:p>[étámɨ]</text:p>
          </table:table-cell>
          <table:table-cell table:style-name="ce9" office:value-type="string">
            <text:p>salir</text:p>
          </table:table-cell>
          <table:table-cell office:value-type="string">
            <text:p>leav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etasi'e</text:p>
          </table:table-cell>
          <table:table-cell office:value-type="string">
            <text:p>etʰasiʔe</text:p>
          </table:table-cell>
          <table:table-cell/>
          <table:table-cell office:value-type="string">
            <text:p>resultado</text:p>
          </table:table-cell>
          <table:table-cell office:value-type="string">
            <text:p>result.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etomʉ</text:p>
          </table:table-cell>
          <table:table-cell office:value-type="string">
            <text:p>etʰomɨ</text:p>
          </table:table-cell>
          <table:table-cell office:value-type="string">
            <text:p>[étómɨ]</text:p>
          </table:table-cell>
          <table:table-cell office:value-type="string">
            <text:p>hacer salir, liberar</text:p>
          </table:table-cell>
          <table:table-cell office:value-type="string">
            <text:p>make.leave</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etuajaimʉ</text:p>
          </table:table-cell>
          <table:table-cell office:value-type="string">
            <text:p>etʰuahaimɨ</text:p>
          </table:table-cell>
          <table:table-cell/>
          <table:table-cell office:value-type="string">
            <text:p>hacer traspasar al otro lado</text:p>
          </table:table-cell>
          <table:table-cell office:value-type="string">
            <text:p>make.go.to.other.side</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etuamʉ</text:p>
          </table:table-cell>
          <table:table-cell office:value-type="string">
            <text:p>etʰuamɨ</text:p>
          </table:table-cell>
          <table:table-cell office:value-type="string">
            <text:p>[etuámɨ]</text:p>
          </table:table-cell>
          <table:table-cell office:value-type="string">
            <text:p>sacar</text:p>
          </table:table-cell>
          <table:table-cell office:value-type="string">
            <text:p>remov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fa'ache</text:p>
          </table:table-cell>
          <table:table-cell office:value-type="string">
            <text:p>ɸaʔadʒe</text:p>
          </table:table-cell>
          <table:table-cell/>
          <table:table-cell office:value-type="string">
            <text:p>oleaje</text:p>
          </table:table-cell>
          <table:table-cell office:value-type="string">
            <text:p>wave.in.wat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fa'amʉ</text:p>
          </table:table-cell>
          <table:table-cell office:value-type="string">
            <text:p>ɸaʔamɨ</text:p>
          </table:table-cell>
          <table:table-cell/>
          <table:table-cell office:value-type="string">
            <text:p>estar turbulento (el agua)</text:p>
          </table:table-cell>
          <table:table-cell office:value-type="string">
            <text:p>have.wave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fe'nemʉ</text:p>
          </table:table-cell>
          <table:table-cell office:value-type="string">
            <text:p>ɸeʔnemɨ</text:p>
          </table:table-cell>
          <table:table-cell/>
          <table:table-cell table:style-name="ce9" office:value-type="string">
            <text:p>relampaguear</text:p>
          </table:table-cell>
          <table:table-cell office:value-type="string">
            <text:p>issue.lighning</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feemʉ</text:p>
          </table:table-cell>
          <table:table-cell office:value-type="string">
            <text:p>ɸeemɨ</text:p>
          </table:table-cell>
          <table:table-cell/>
          <table:table-cell table:style-name="Default" office:value-type="string">
            <text:p><text:s/>reventar, estallar, pincharse (una llanta).</text:p>
          </table:table-cell>
          <table:table-cell office:value-type="string">
            <text:p>explode.SINGL</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feomʉ</text:p>
          </table:table-cell>
          <table:table-cell office:value-type="string">
            <text:p>ɸeomɨ</text:p>
          </table:table-cell>
          <table:table-cell/>
          <table:table-cell office:value-type="string">
            <text:p>reventar, pinchar</text:p>
          </table:table-cell>
          <table:table-cell office:value-type="string">
            <text:p>make.calm</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fesomʉ</text:p>
          </table:table-cell>
          <table:table-cell office:value-type="string">
            <text:p>ɸesomɨ</text:p>
          </table:table-cell>
          <table:table-cell/>
          <table:table-cell office:value-type="string">
            <text:p>reventar repetidamente</text:p>
          </table:table-cell>
          <table:table-cell office:value-type="string">
            <text:p>explode.PLACT</text:p>
          </table:table-cell>
          <table:table-cell table:number-columns-repeated="10"/>
          <table:table-cell office:value-type="string">
            <text:p>v.i.rep.</text:p>
          </table:table-cell>
          <table:table-cell table:number-columns-repeated="237"/>
        </table:table-row>
        <table:table-row table:style-name="ro2">
          <table:table-cell table:number-columns-repeated="3"/>
          <table:table-cell office:value-type="string">
            <text:p>fi'ñemʉ</text:p>
          </table:table-cell>
          <table:table-cell office:value-type="string">
            <text:p>ɸiʔɲemɨ</text:p>
          </table:table-cell>
          <table:table-cell/>
          <table:table-cell table:style-name="ce9" office:value-type="string">
            <text:p>hacer varias líneas, tachar (varias cosas)</text:p>
          </table:table-cell>
          <table:table-cell office:value-type="string">
            <text:p>scratch.in.line.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fiimʉ</text:p>
          </table:table-cell>
          <table:table-cell office:value-type="string">
            <text:p>ɸiimɨ</text:p>
          </table:table-cell>
          <table:table-cell/>
          <table:table-cell table:style-name="Default" office:value-type="string">
            <text:p><text:s/>pitar (con un pito de boca).</text:p>
          </table:table-cell>
          <table:table-cell office:value-type="string">
            <text:p>whistle.with.instrument</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fiivʉ</text:p>
          </table:table-cell>
          <table:table-cell office:value-type="string">
            <text:p>ɸiiβɨ</text:p>
          </table:table-cell>
          <table:table-cell/>
          <table:table-cell table:style-name="ce9" office:value-type="string">
            <text:p>pito</text:p>
          </table:table-cell>
          <table:table-cell office:value-type="string">
            <text:p>whistl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fiñomʉ</text:p>
          </table:table-cell>
          <table:table-cell office:value-type="string">
            <text:p>ɸiɲomɨ</text:p>
          </table:table-cell>
          <table:table-cell/>
          <table:table-cell table:style-name="ce9" office:value-type="string">
            <text:p>hacer una línea, rayar, tachar (con una línea)</text:p>
          </table:table-cell>
          <table:table-cell office:value-type="string">
            <text:p>scratch.in.line.SINGL</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Gorgonia</text:p>
          </table:table-cell>
          <table:table-cell office:value-type="string">
            <text:p>Gorgonia</text:p>
          </table:table-cell>
          <table:table-cell/>
          <table:table-cell table:style-name="ce9" office:value-type="string">
            <text:p>comunidad koreguaje (Está ubicada a la orilla de la quebrada Agua Negra que es afluente de la <text:span text:style-name="T5">quebrada </text:span><text:span text:style-name="T5">Maticurú.)</text:span></text:p>
          </table:table-cell>
          <table:table-cell office:value-type="string">
            <text:p>place.name</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guitarravʉ</text:p>
          </table:table-cell>
          <table:table-cell office:value-type="string">
            <text:p>guitʰarraβɨ</text:p>
          </table:table-cell>
          <table:table-cell/>
          <table:table-cell office:value-type="string">
            <text:p>guitarra</text:p>
          </table:table-cell>
          <table:table-cell office:value-type="string">
            <text:p>guitar</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higo</text:p>
          </table:table-cell>
          <table:table-cell office:value-type="string">
            <text:p>higo</text:p>
          </table:table-cell>
          <table:table-cell/>
          <table:table-cell table:style-name="ce9" office:value-type="string">
            <text:p>árboles o frutas de higo, higos</text:p>
          </table:table-cell>
          <table:table-cell office:value-type="string">
            <text:p>fig.tre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higoñʉ</text:p>
          </table:table-cell>
          <table:table-cell office:value-type="string">
            <text:p>higoɲɨ</text:p>
          </table:table-cell>
          <table:table-cell/>
          <table:table-cell office:value-type="string">
            <text:p>higuera</text:p>
          </table:table-cell>
          <table:table-cell office:value-type="string">
            <text:p>fig.gard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higopʉ</text:p>
          </table:table-cell>
          <table:table-cell office:value-type="string">
            <text:p>higopɨ</text:p>
          </table:table-cell>
          <table:table-cell/>
          <table:table-cell office:value-type="string">
            <text:p>higo</text:p>
          </table:table-cell>
          <table:table-cell office:value-type="string">
            <text:p>fig</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ĩ'i</text:p>
          </table:table-cell>
          <table:table-cell office:value-type="string">
            <text:p>ĩʔi</text:p>
          </table:table-cell>
          <table:table-cell/>
          <table:table-cell table:style-name="ce9" office:value-type="string">
            <text:p>especie de oruga (Es negra, roja y amarilla.).</text:p>
          </table:table-cell>
          <table:table-cell office:value-type="string">
            <text:p>caterpillar.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i'ka ju'jemʉ</text:p>
          </table:table-cell>
          <table:table-cell office:value-type="string">
            <text:p>iʔkʰa huʔhemɨ</text:p>
          </table:table-cell>
          <table:table-cell/>
          <table:table-cell office:value-type="string">
            <text:p>tartamudear</text:p>
          </table:table-cell>
          <table:table-cell office:value-type="string">
            <text:p>stutter.V</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i'ka jujamʉ</text:p>
          </table:table-cell>
          <table:table-cell office:value-type="string">
            <text:p>iʔkʰa huhamɨ</text:p>
          </table:table-cell>
          <table:table-cell/>
          <table:table-cell table:style-name="ce9" office:value-type="string">
            <text:p>no acabar de hablar, tener más que decir. 2. hacer una pausa mientras habla (para decir otra cosa).</text:p>
          </table:table-cell>
          <table:table-cell office:value-type="string">
            <text:p>pause.in.speaking.V</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i'kamʉ</text:p>
          </table:table-cell>
          <table:table-cell office:value-type="string">
            <text:p>iʔkʰamɨ</text:p>
          </table:table-cell>
          <table:table-cell/>
          <table:table-cell table:style-name="ce9" office:value-type="string">
            <text:p>hablar, decir</text:p>
          </table:table-cell>
          <table:table-cell office:value-type="string">
            <text:p>say</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ĩ'kuisĩisava</text:p>
          </table:table-cell>
          <table:table-cell office:value-type="string">
            <text:p>ĩʔkʰuisĩisaβa</text:p>
          </table:table-cell>
          <table:table-cell office:value-type="string">
            <text:p>[ĩʔkʰuísĩisaβa]</text:p>
          </table:table-cell>
          <table:table-cell table:style-name="ce9" office:value-type="string">
            <text:p>especie de mata (Tiene pepas moradas que son comestibles.).</text:p>
          </table:table-cell>
          <table:table-cell office:value-type="string">
            <text:p>tuber.sp.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i'se </text:p>
          </table:table-cell>
          <table:table-cell office:value-type="string">
            <text:p>iʔse </text:p>
          </table:table-cell>
          <table:table-cell office:value-type="string">
            <text:p>[iʔse]</text:p>
          </table:table-cell>
          <table:table-cell office:value-type="string">
            <text:p>así, de esta manera (En un discurso siempre refiere a lo que viene después.)</text:p>
          </table:table-cell>
          <table:table-cell office:value-type="string">
            <text:p>thus</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icheja</text:p>
          </table:table-cell>
          <table:table-cell office:value-type="string">
            <text:p>idʒeha</text:p>
          </table:table-cell>
          <table:table-cell/>
          <table:table-cell table:style-name="ce9" office:value-type="string">
            <text:p>aquí, este lugar, esta tierra</text:p>
          </table:table-cell>
          <table:table-cell office:value-type="string">
            <text:p>her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ie</text:p>
          </table:table-cell>
          <table:table-cell office:value-type="string">
            <text:p>ie</text:p>
          </table:table-cell>
          <table:table-cell/>
          <table:table-cell office:value-type="string">
            <text:p>esto</text:p>
          </table:table-cell>
          <table:table-cell office:value-type="string">
            <text:p>this.INAM</text:p>
          </table:table-cell>
          <table:table-cell table:number-columns-repeated="10"/>
          <table:table-cell office:value-type="string">
            <text:p>pron.dem.in.</text:p>
          </table:table-cell>
          <table:table-cell table:number-columns-repeated="237"/>
        </table:table-row>
        <table:table-row table:style-name="ro3">
          <table:table-cell table:number-columns-repeated="3"/>
          <table:table-cell table:number-columns-repeated="2" office:value-type="string">
            <text:p>iii</text:p>
          </table:table-cell>
          <table:table-cell/>
          <table:table-cell table:style-name="ce9" office:value-type="string">
            <text:p>ay (Denota sorpresa o espanto.)</text:p>
          </table:table-cell>
          <table:table-cell office:value-type="string">
            <text:p>INTERJ.surprise</text:p>
          </table:table-cell>
          <table:table-cell table:number-columns-repeated="10"/>
          <table:table-cell office:value-type="string">
            <text:p>interj.</text:p>
          </table:table-cell>
          <table:table-cell table:number-columns-repeated="237"/>
        </table:table-row>
        <table:table-row table:style-name="ro2">
          <table:table-cell table:number-columns-repeated="3"/>
          <table:table-cell office:value-type="string">
            <text:p>ija'che</text:p>
          </table:table-cell>
          <table:table-cell office:value-type="string">
            <text:p>ihaʔdʒe</text:p>
          </table:table-cell>
          <table:table-cell office:value-type="string">
            <text:p>[íhaʔdʒe]</text:p>
          </table:table-cell>
          <table:table-cell table:style-name="ce9" office:value-type="string">
            <text:p>así, de esta manera (En un discurso siempre refiere a lo que viene después.)</text:p>
          </table:table-cell>
          <table:table-cell office:value-type="string">
            <text:p>thus</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iko</text:p>
          </table:table-cell>
          <table:table-cell office:value-type="string">
            <text:p>ikʰo</text:p>
          </table:table-cell>
          <table:table-cell office:value-type="string">
            <text:p>[íkʰo]</text:p>
          </table:table-cell>
          <table:table-cell table:style-name="ce9" office:value-type="string">
            <text:p>ella, ésta (mujer, ser animado femenino).</text:p>
          </table:table-cell>
          <table:table-cell office:value-type="string">
            <text:p>DEM.FEM</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iko</text:p>
          </table:table-cell>
          <table:table-cell office:value-type="string">
            <text:p>ikʰo</text:p>
          </table:table-cell>
          <table:table-cell office:value-type="string">
            <text:p>[íkʰo]</text:p>
          </table:table-cell>
          <table:table-cell table:style-name="ce9" office:value-type="string">
            <text:p>su (de ella)</text:p>
          </table:table-cell>
          <table:table-cell office:value-type="string">
            <text:p>DEM.FEM.POSS</text:p>
          </table:table-cell>
          <table:table-cell table:number-columns-repeated="10"/>
          <table:table-cell office:value-type="string">
            <text:p>pron.poss.</text:p>
          </table:table-cell>
          <table:table-cell table:number-columns-repeated="237"/>
        </table:table-row>
        <table:table-row table:style-name="ro2">
          <table:table-cell table:number-columns-repeated="3"/>
          <table:table-cell office:value-type="string">
            <text:p>ikʉ</text:p>
          </table:table-cell>
          <table:table-cell office:value-type="string">
            <text:p>ikʰɨ</text:p>
          </table:table-cell>
          <table:table-cell office:value-type="string">
            <text:p>[íkʰɨ]</text:p>
          </table:table-cell>
          <table:table-cell office:value-type="string">
            <text:p>él, éste (hombre, ser animado masculino)</text:p>
          </table:table-cell>
          <table:table-cell office:value-type="string">
            <text:p>DEM.MASC</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ikʉ</text:p>
          </table:table-cell>
          <table:table-cell office:value-type="string">
            <text:p>ikʰɨ</text:p>
          </table:table-cell>
          <table:table-cell office:value-type="string">
            <text:p>[íkʰɨ]</text:p>
          </table:table-cell>
          <table:table-cell table:style-name="ce9" office:value-type="string">
            <text:p>su (de el)</text:p>
          </table:table-cell>
          <table:table-cell office:value-type="string">
            <text:p>DEM.MASC.POSS</text:p>
          </table:table-cell>
          <table:table-cell table:number-columns-repeated="10"/>
          <table:table-cell office:value-type="string">
            <text:p>pron.poss.</text:p>
          </table:table-cell>
          <table:table-cell table:number-columns-repeated="237"/>
        </table:table-row>
        <table:table-row table:style-name="ro2">
          <table:table-cell table:number-columns-repeated="3"/>
          <table:table-cell table:number-columns-repeated="2" office:value-type="string">
            <text:p>imi</text:p>
          </table:table-cell>
          <table:table-cell/>
          <table:table-cell office:value-type="string">
            <text:p><text:s/>especie de pez, sardina (Es muy pequeña.)</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imi majañʉ</text:p>
          </table:table-cell>
          <table:table-cell office:value-type="string">
            <text:p>imi mahaɲɨ</text:p>
          </table:table-cell>
          <table:table-cell/>
          <table:table-cell table:style-name="ce9" office:value-type="string">
            <text:p>especie de árbol frutal silvestre.</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imi tẽa</text:p>
          </table:table-cell>
          <table:table-cell office:value-type="string">
            <text:p>imi tʰẽa</text:p>
          </table:table-cell>
          <table:table-cell/>
          <table:table-cell office:value-type="string">
            <text:p>especie de pájaro playero (Come sardinas pequeña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ina</text:p>
          </table:table-cell>
          <table:table-cell office:value-type="string">
            <text:p>ina</text:p>
          </table:table-cell>
          <table:table-cell office:value-type="string">
            <text:p>[ína]</text:p>
          </table:table-cell>
          <table:table-cell office:value-type="string">
            <text:p><text:s/>ellos, éstos (seres animados)</text:p>
          </table:table-cell>
          <table:table-cell office:value-type="string">
            <text:p>DEM.PL</text:p>
          </table:table-cell>
          <table:table-cell table:number-columns-repeated="10"/>
          <table:table-cell office:value-type="string">
            <text:p>pron.an.pl.</text:p>
          </table:table-cell>
          <table:table-cell table:number-columns-repeated="237"/>
        </table:table-row>
        <table:table-row table:style-name="ro2">
          <table:table-cell table:number-columns-repeated="3"/>
          <table:table-cell office:value-type="string">
            <text:p>inañoovʉ</text:p>
          </table:table-cell>
          <table:table-cell office:value-type="string">
            <text:p>inaɲooβɨ</text:p>
          </table:table-cell>
          <table:table-cell/>
          <table:table-cell office:value-type="string">
            <text:p>banano píldoro</text:p>
          </table:table-cell>
          <table:table-cell office:value-type="string">
            <text:p>plantain.variety</text:p>
          </table:table-cell>
          <table:table-cell table:number-columns-repeated="3"/>
          <table:table-cell office:value-type="string">
            <text:p>KT</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irakusa</text:p>
          </table:table-cell>
          <table:table-cell office:value-type="string">
            <text:p>irakʰusa</text:p>
          </table:table-cell>
          <table:table-cell office:value-type="string">
            <text:p>[írakʰusa]</text:p>
          </table:table-cell>
          <table:table-cell table:style-name="ce9" office:value-type="string">
            <text:p>persona <text:span text:style-name="T5">blanca o </text:span><text:span text:style-name="T5">personas blancas, </text:span><text:span text:style-name="T5">hispanohablante o </text:span><text:span text:style-name="T5">hispanohablantes, </text:span><text:span text:style-name="T5">gentenoindígena,c</text:span><text:span text:style-name="T5">olonoocolonos.</text:span></text:p>
          </table:table-cell>
          <table:table-cell office:value-type="string">
            <text:p>non.indigenous.person</text:p>
          </table:table-cell>
          <table:table-cell table:number-columns-repeated="10"/>
          <table:table-cell office:value-type="string">
            <text:p>s.an.sing.</text:p>
          </table:table-cell>
          <table:table-cell table:number-columns-repeated="237"/>
        </table:table-row>
        <table:table-row table:style-name="ro2">
          <table:table-cell table:number-columns-repeated="3"/>
          <table:table-cell office:value-type="string">
            <text:p>irakusa oovʉ</text:p>
          </table:table-cell>
          <table:table-cell office:value-type="string">
            <text:p>irakʰusa ooβɨ</text:p>
          </table:table-cell>
          <table:table-cell/>
          <table:table-cell table:style-name="ce9" office:value-type="string">
            <text:p>banano común</text:p>
          </table:table-cell>
          <table:table-cell office:value-type="string">
            <text:p>plantain.variet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irʉmʉ</text:p>
          </table:table-cell>
          <table:table-cell office:value-type="string">
            <text:p>irɨmɨ</text:p>
          </table:table-cell>
          <table:table-cell office:value-type="string">
            <text:p>[írɨmɨ]</text:p>
          </table:table-cell>
          <table:table-cell table:style-name="ce9" office:value-type="string">
            <text:p>ahora, en este tiempo, hoy</text:p>
          </table:table-cell>
          <table:table-cell office:value-type="string">
            <text:p>DEM.TEM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ĩsi</text:p>
          </table:table-cell>
          <table:table-cell office:value-type="string">
            <text:p>ĩsi</text:p>
          </table:table-cell>
          <table:table-cell/>
          <table:table-cell table:style-name="Default" office:value-type="string">
            <text:p>piña, piñas</text:p>
          </table:table-cell>
          <table:table-cell office:value-type="string">
            <text:p>pineappl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ĩsi ca'ni</text:p>
          </table:table-cell>
          <table:table-cell office:value-type="string">
            <text:p>ĩsi kaʔni</text:p>
          </table:table-cell>
          <table:table-cell/>
          <table:table-cell office:value-type="string">
            <text:p>cascara de piña</text:p>
          </table:table-cell>
          <table:table-cell office:value-type="string">
            <text:p>pineapple.skin</text:p>
          </table:table-cell>
          <table:table-cell table:number-columns-repeated="10"/>
          <table:table-cell table:style-name="Default" office:value-type="string">
            <text:p>s.in.</text:p>
          </table:table-cell>
          <table:table-cell table:number-columns-repeated="237"/>
        </table:table-row>
        <table:table-row table:style-name="ro2">
          <table:table-cell table:number-columns-repeated="3"/>
          <table:table-cell office:value-type="string">
            <text:p>ĩsi cono</text:p>
          </table:table-cell>
          <table:table-cell office:value-type="string">
            <text:p>ĩsi kono</text:p>
          </table:table-cell>
          <table:table-cell/>
          <table:table-cell table:style-name="ce9" office:value-type="string">
            <text:p>chicha de piña, jugo de piña</text:p>
          </table:table-cell>
          <table:table-cell office:value-type="string">
            <text:p>pineapple.bevera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ĩsi cono ma'ña</text:p>
          </table:table-cell>
          <table:table-cell office:value-type="string">
            <text:p>ĩsi kono maʔɲa</text:p>
          </table:table-cell>
          <table:table-cell/>
          <table:table-cell table:style-name="ce9" office:value-type="string">
            <text:p>perfume silvestre</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ĩsicõpʉ</text:p>
          </table:table-cell>
          <table:table-cell office:value-type="string">
            <text:p>ĩsikõpɨ</text:p>
          </table:table-cell>
          <table:table-cell/>
          <table:table-cell office:value-type="string">
            <text:p>especie de lechuza, búho (Es nocturno y de color cenicient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ĩsimʉ</text:p>
          </table:table-cell>
          <table:table-cell office:value-type="string">
            <text:p>ĩsimɨ</text:p>
          </table:table-cell>
          <table:table-cell office:value-type="string">
            <text:p>[ĩsímɨ]</text:p>
          </table:table-cell>
          <table:table-cell office:value-type="string">
            <text:p>dar, entregar; vender</text:p>
          </table:table-cell>
          <table:table-cell office:value-type="string">
            <text:p>give</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ĩsipʉ</text:p>
          </table:table-cell>
          <table:table-cell office:value-type="string">
            <text:p>ĩsipɨ</text:p>
          </table:table-cell>
          <table:table-cell/>
          <table:table-cell office:value-type="string">
            <text:p>piña</text:p>
          </table:table-cell>
          <table:table-cell office:value-type="string">
            <text:p>pineapp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ĩsire'reva</text:p>
          </table:table-cell>
          <table:table-cell office:value-type="string">
            <text:p>ĩsireʔreβa</text:p>
          </table:table-cell>
          <table:table-cell/>
          <table:table-cell table:style-name="ce9" office:value-type="string">
            <text:p>tajada de piña</text:p>
          </table:table-cell>
          <table:table-cell office:value-type="string">
            <text:p>pineapple.sli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ĩsisava</text:p>
          </table:table-cell>
          <table:table-cell office:value-type="string">
            <text:p>ĩsisaβa</text:p>
          </table:table-cell>
          <table:table-cell/>
          <table:table-cell table:style-name="Default" office:value-type="string">
            <text:p>mata de piña</text:p>
          </table:table-cell>
          <table:table-cell office:value-type="string">
            <text:p>pineapple.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iumucuse</text:p>
          </table:table-cell>
          <table:table-cell office:value-type="string">
            <text:p>iumukuse</text:p>
          </table:table-cell>
          <table:table-cell office:value-type="string">
            <text:p>[íumukuse]</text:p>
          </table:table-cell>
          <table:table-cell office:value-type="string">
            <text:p>hoy, este dia</text:p>
          </table:table-cell>
          <table:table-cell office:value-type="string">
            <text:p>DEM.da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iʉ̃sʉrʉmʉ</text:p>
          </table:table-cell>
          <table:table-cell office:value-type="string">
            <text:p>iɨ̃sɨrɨmɨ</text:p>
          </table:table-cell>
          <table:table-cell/>
          <table:table-cell office:value-type="string">
            <text:p>este año</text:p>
          </table:table-cell>
          <table:table-cell office:value-type="string">
            <text:p>DEM.yea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iva'na</text:p>
          </table:table-cell>
          <table:table-cell office:value-type="string">
            <text:p>iβaʔna</text:p>
          </table:table-cell>
          <table:table-cell/>
          <table:table-cell office:value-type="string">
            <text:p>ellos, éstos (seres animados)</text:p>
          </table:table-cell>
          <table:table-cell office:value-type="string">
            <text:p>DEM.ANIM.PL</text:p>
          </table:table-cell>
          <table:table-cell table:number-columns-repeated="10"/>
          <table:table-cell office:value-type="string">
            <text:p>pron.an.pl.</text:p>
          </table:table-cell>
          <table:table-cell table:number-columns-repeated="237"/>
        </table:table-row>
        <table:table-row table:style-name="ro2">
          <table:table-cell table:number-columns-repeated="3"/>
          <table:table-cell office:value-type="string">
            <text:p>iva'o</text:p>
          </table:table-cell>
          <table:table-cell office:value-type="string">
            <text:p>iβaʔo</text:p>
          </table:table-cell>
          <table:table-cell/>
          <table:table-cell table:style-name="ce9" office:value-type="string">
            <text:p>ella, ésta (mujer, ser animado femenino)</text:p>
          </table:table-cell>
          <table:table-cell office:value-type="string">
            <text:p>DEM.FEM</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iva'ʉ</text:p>
          </table:table-cell>
          <table:table-cell office:value-type="string">
            <text:p>iβaʔɨ</text:p>
          </table:table-cell>
          <table:table-cell/>
          <table:table-cell table:style-name="ce9" office:value-type="string">
            <text:p><text:s/>él, éste (hombre, ser animado masculino)</text:p>
          </table:table-cell>
          <table:table-cell office:value-type="string">
            <text:p>DEM.MASC</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jã'a</text:p>
          </table:table-cell>
          <table:table-cell office:value-type="string">
            <text:p>hãʔa</text:p>
          </table:table-cell>
          <table:table-cell/>
          <table:table-cell table:style-name="ce9" office:value-type="string">
            <text:p>́se, ésa, eso (cosa inanimada)</text:p>
          </table:table-cell>
          <table:table-cell office:value-type="string">
            <text:p>DEM.INAM</text:p>
          </table:table-cell>
          <table:table-cell table:number-columns-repeated="10"/>
          <table:table-cell office:value-type="string">
            <text:p>pron.dem.in.</text:p>
          </table:table-cell>
          <table:table-cell table:number-columns-repeated="237"/>
        </table:table-row>
        <table:table-row table:style-name="ro2">
          <table:table-cell table:number-columns-repeated="3"/>
          <table:table-cell office:value-type="string">
            <text:p>jã'a pa'ito</text:p>
          </table:table-cell>
          <table:table-cell office:value-type="string">
            <text:p>hãʔa paʔitʰo</text:p>
          </table:table-cell>
          <table:table-cell/>
          <table:table-cell table:style-name="ce9" office:value-type="string">
            <text:p>entonces, por eso</text:p>
          </table:table-cell>
          <table:table-cell office:value-type="string">
            <text:p>thus</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jã'acheja</text:p>
          </table:table-cell>
          <table:table-cell office:value-type="string">
            <text:p>hãʔadʒeha</text:p>
          </table:table-cell>
          <table:table-cell/>
          <table:table-cell office:value-type="string">
            <text:p>allí, ahí, ese lugar</text:p>
          </table:table-cell>
          <table:table-cell office:value-type="string">
            <text:p>DEM.LOC</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ã'aja'ñe</text:p>
          </table:table-cell>
          <table:table-cell office:value-type="string">
            <text:p>hãʔahaʔɲe</text:p>
          </table:table-cell>
          <table:table-cell/>
          <table:table-cell office:value-type="string">
            <text:p>así, de esa manera</text:p>
          </table:table-cell>
          <table:table-cell office:value-type="string">
            <text:p>thus</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jã'aja'ñejekʉna</text:p>
          </table:table-cell>
          <table:table-cell office:value-type="string">
            <text:p>hãʔahaʔɲehekʰɨna</text:p>
          </table:table-cell>
          <table:table-cell/>
          <table:table-cell office:value-type="string">
            <text:p>por ser o estar así, por eso</text:p>
          </table:table-cell>
          <table:table-cell office:value-type="string">
            <text:p>thus</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jã'ajekʉna</text:p>
          </table:table-cell>
          <table:table-cell office:value-type="string">
            <text:p>hãʔahekʰɨna</text:p>
          </table:table-cell>
          <table:table-cell/>
          <table:table-cell office:value-type="string">
            <text:p>por eso</text:p>
          </table:table-cell>
          <table:table-cell office:value-type="string">
            <text:p>thus</text:p>
          </table:table-cell>
          <table:table-cell table:number-columns-repeated="10"/>
          <table:table-cell office:value-type="string">
            <text:p>conj.</text:p>
          </table:table-cell>
          <table:table-cell table:number-columns-repeated="237"/>
        </table:table-row>
        <table:table-row table:style-name="ro2">
          <table:table-cell table:number-columns-repeated="3"/>
          <table:table-cell office:value-type="string">
            <text:p>jã'ana</text:p>
          </table:table-cell>
          <table:table-cell office:value-type="string">
            <text:p>hãʔana</text:p>
          </table:table-cell>
          <table:table-cell/>
          <table:table-cell office:value-type="string">
            <text:p>ellos, ésos (seres animados)</text:p>
          </table:table-cell>
          <table:table-cell office:value-type="string">
            <text:p>DEM.ANIM.PL</text:p>
          </table:table-cell>
          <table:table-cell table:number-columns-repeated="10"/>
          <table:table-cell office:value-type="string">
            <text:p>pron.an.pl.</text:p>
          </table:table-cell>
          <table:table-cell table:number-columns-repeated="237"/>
        </table:table-row>
        <table:table-row table:style-name="ro2">
          <table:table-cell table:number-columns-repeated="3"/>
          <table:table-cell office:value-type="string">
            <text:p>jã'ana</text:p>
          </table:table-cell>
          <table:table-cell office:value-type="string">
            <text:p>hãʔana</text:p>
          </table:table-cell>
          <table:table-cell/>
          <table:table-cell table:style-name="ce9" office:value-type="string">
            <text:p>su (de ellos)</text:p>
          </table:table-cell>
          <table:table-cell office:value-type="string">
            <text:p>DEM.ANIM.POSS</text:p>
          </table:table-cell>
          <table:table-cell table:number-columns-repeated="10"/>
          <table:table-cell office:value-type="string">
            <text:p>pron.poss.</text:p>
          </table:table-cell>
          <table:table-cell table:number-columns-repeated="237"/>
        </table:table-row>
        <table:table-row table:style-name="ro2">
          <table:table-cell table:number-columns-repeated="3"/>
          <table:table-cell office:value-type="string">
            <text:p>jã'anʉko</text:p>
          </table:table-cell>
          <table:table-cell office:value-type="string">
            <text:p>hãʔanɨkʰo</text:p>
          </table:table-cell>
          <table:table-cell/>
          <table:table-cell table:style-name="ce9" office:value-type="string">
            <text:p>suegro. 2. yerno. 3. cuñado. Uso: Se usa este término para dirigirse al suegro, al yerno o al cuñado. Se utiliza el verbo en plural para referirse a la persona con este término, aunque es una solapersona</text:p>
          </table:table-cell>
          <table:table-cell office:value-type="string">
            <text:p>male.affinal.kin</text:p>
          </table:table-cell>
          <table:table-cell table:number-columns-repeated="10"/>
          <table:table-cell office:value-type="string">
            <text:p>voc.</text:p>
          </table:table-cell>
          <table:table-cell table:number-columns-repeated="237"/>
        </table:table-row>
        <table:table-row table:style-name="ro2">
          <table:table-cell table:number-columns-repeated="3"/>
          <table:table-cell office:value-type="string">
            <text:p>jã'arepa'se</text:p>
          </table:table-cell>
          <table:table-cell office:value-type="string">
            <text:p>hãʔarepaʔse</text:p>
          </table:table-cell>
          <table:table-cell/>
          <table:table-cell table:style-name="ce9" office:value-type="string">
            <text:p>increíble, imposible.</text:p>
          </table:table-cell>
          <table:table-cell office:value-type="string">
            <text:p>incredible</text:p>
          </table:table-cell>
          <table:table-cell table:number-columns-repeated="10"/>
          <table:table-cell office:value-type="string">
            <text:p>interj.</text:p>
          </table:table-cell>
          <table:table-cell table:number-columns-repeated="237"/>
        </table:table-row>
        <table:table-row table:style-name="ro2">
          <table:table-cell table:number-columns-repeated="3"/>
          <table:table-cell office:value-type="string">
            <text:p>jã'arʉmʉ</text:p>
          </table:table-cell>
          <table:table-cell office:value-type="string">
            <text:p>hãʔarɨmɨ</text:p>
          </table:table-cell>
          <table:table-cell/>
          <table:table-cell table:style-name="ce9" office:value-type="string">
            <text:p>ese tiempo exacto</text:p>
          </table:table-cell>
          <table:table-cell office:value-type="string">
            <text:p>right.now</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jã'ata'ni</text:p>
          </table:table-cell>
          <table:table-cell office:value-type="string">
            <text:p>hãʔatʰaʔni</text:p>
          </table:table-cell>
          <table:table-cell/>
          <table:table-cell table:style-name="ce9" office:value-type="string">
            <text:p>sin embargo, pero.</text:p>
          </table:table-cell>
          <table:table-cell office:value-type="string">
            <text:p>CONJ.contrast</text:p>
          </table:table-cell>
          <table:table-cell table:number-columns-repeated="10"/>
          <table:table-cell office:value-type="string">
            <text:p>conj.</text:p>
          </table:table-cell>
          <table:table-cell table:number-columns-repeated="237"/>
        </table:table-row>
        <table:table-row table:style-name="ro2">
          <table:table-cell table:number-columns-repeated="3"/>
          <table:table-cell office:value-type="string">
            <text:p>ja'emʉ</text:p>
          </table:table-cell>
          <table:table-cell office:value-type="string">
            <text:p>haʔemɨ</text:p>
          </table:table-cell>
          <table:table-cell/>
          <table:table-cell table:style-name="ce9" office:value-type="string">
            <text:p>untar (mantequilla, etc); aplastar</text:p>
          </table:table-cell>
          <table:table-cell office:value-type="string">
            <text:p>rub.with.substanc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a'imʉ</text:p>
          </table:table-cell>
          <table:table-cell office:value-type="string">
            <text:p>haʔimɨ</text:p>
          </table:table-cell>
          <table:table-cell office:value-type="string">
            <text:p>[haʔímɨ]</text:p>
          </table:table-cell>
          <table:table-cell table:style-name="ce9" office:value-type="string">
            <text:p>estar acostado boca abajo</text:p>
          </table:table-cell>
          <table:table-cell office:value-type="string">
            <text:p>be.upside.down</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ja'jumʉ</text:p>
          </table:table-cell>
          <table:table-cell office:value-type="string">
            <text:p>haʔhumɨ</text:p>
          </table:table-cell>
          <table:table-cell/>
          <table:table-cell table:style-name="ce9" office:value-type="string">
            <text:p>sanar (una herida o lesión)</text:p>
          </table:table-cell>
          <table:table-cell office:value-type="string">
            <text:p>heal.of.wound.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ã'jumʉ</text:p>
          </table:table-cell>
          <table:table-cell office:value-type="string">
            <text:p>hãʔhumɨ</text:p>
          </table:table-cell>
          <table:table-cell/>
          <table:table-cell table:style-name="ce9" office:value-type="string">
            <text:p>pudrirse y oler muy feo. V: phû'kamù. 2. ponerse morada (la piel), contusionar.</text:p>
          </table:table-cell>
          <table:table-cell office:value-type="string">
            <text:p>rot.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ã'kemʉ</text:p>
          </table:table-cell>
          <table:table-cell office:value-type="string">
            <text:p>hãʔkʰemɨ</text:p>
          </table:table-cell>
          <table:table-cell/>
          <table:table-cell table:style-name="ce9" office:value-type="string">
            <text:p>abrir paso (con la mano en medio de la gente)</text:p>
          </table:table-cell>
          <table:table-cell office:value-type="string">
            <text:p>open.of.passage.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a'ko</text:p>
          </table:table-cell>
          <table:table-cell office:value-type="string">
            <text:p>haʔkʰo</text:p>
          </table:table-cell>
          <table:table-cell/>
          <table:table-cell office:value-type="string">
            <text:p>madre, mamá</text:p>
          </table:table-cell>
          <table:table-cell office:value-type="string">
            <text:p>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a'ko</text:p>
          </table:table-cell>
          <table:table-cell office:value-type="string">
            <text:p>haʔkʰo</text:p>
          </table:table-cell>
          <table:table-cell/>
          <table:table-cell office:value-type="string">
            <text:p>tía, hermana de la mamá</text:p>
          </table:table-cell>
          <table:table-cell office:value-type="string">
            <text:p>MZ</text:p>
          </table:table-cell>
          <table:table-cell table:number-columns-repeated="10"/>
          <table:table-cell office:value-type="string">
            <text:p>voc.</text:p>
          </table:table-cell>
          <table:table-cell table:number-columns-repeated="237"/>
        </table:table-row>
        <table:table-row table:style-name="ro2">
          <table:table-cell table:number-columns-repeated="3"/>
          <table:table-cell office:value-type="string">
            <text:p>ja'kʉ</text:p>
          </table:table-cell>
          <table:table-cell office:value-type="string">
            <text:p>haʔkʰɨ</text:p>
          </table:table-cell>
          <table:table-cell/>
          <table:table-cell office:value-type="string">
            <text:p>padre, papá</text:p>
          </table:table-cell>
          <table:table-cell office:value-type="string">
            <text:p>F</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a'kʉ</text:p>
          </table:table-cell>
          <table:table-cell office:value-type="string">
            <text:p>haʔkʰɨ</text:p>
          </table:table-cell>
          <table:table-cell/>
          <table:table-cell office:value-type="string">
            <text:p>tío, hermano del papá</text:p>
          </table:table-cell>
          <table:table-cell office:value-type="string">
            <text:p>FB</text:p>
          </table:table-cell>
          <table:table-cell table:number-columns-repeated="10"/>
          <table:table-cell office:value-type="string">
            <text:p>voc.</text:p>
          </table:table-cell>
          <table:table-cell table:number-columns-repeated="237"/>
        </table:table-row>
        <table:table-row table:style-name="ro2">
          <table:table-cell table:number-columns-repeated="3"/>
          <table:table-cell office:value-type="string">
            <text:p>ja'kʉpai</text:p>
          </table:table-cell>
          <table:table-cell office:value-type="string">
            <text:p>haʔkʰɨpai</text:p>
          </table:table-cell>
          <table:table-cell/>
          <table:table-cell table:style-name="ce9" office:value-type="string">
            <text:p>padres. 2. tíos (los hermanos machos del padre). Uso: Esta palabra se usa para referirse a los padres, no incluyendo a las madres, o se refiere a los padres que incluye el padre y la madre, o solamente a los padres (no a las madres) y a los hermanos de ellos del mismo sexo.</text:p>
          </table:table-cell>
          <table:table-cell office:value-type="string">
            <text:p>classificatory.parents</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ja'me</text:p>
          </table:table-cell>
          <table:table-cell office:value-type="string">
            <text:p>haʔme</text:p>
          </table:table-cell>
          <table:table-cell/>
          <table:table-cell table:style-name="ce9" office:value-type="string">
            <text:p>con</text:p>
          </table:table-cell>
          <table:table-cell office:value-type="string">
            <text:p>COMIT</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ja'me pa'iko</text:p>
          </table:table-cell>
          <table:table-cell office:value-type="string">
            <text:p>haʔme paʔikʰo</text:p>
          </table:table-cell>
          <table:table-cell/>
          <table:table-cell office:value-type="string">
            <text:p>compañera, amiga</text:p>
          </table:table-cell>
          <table:table-cell office:value-type="string">
            <text:p>companion.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a'me pa'ikʉ</text:p>
          </table:table-cell>
          <table:table-cell office:value-type="string">
            <text:p>haʔme paʔikʰɨ</text:p>
          </table:table-cell>
          <table:table-cell/>
          <table:table-cell office:value-type="string">
            <text:p>compañero, amigo</text:p>
          </table:table-cell>
          <table:table-cell office:value-type="string">
            <text:p>companion.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a'memʉ</text:p>
          </table:table-cell>
          <table:table-cell office:value-type="string">
            <text:p>haʔmemɨ</text:p>
          </table:table-cell>
          <table:table-cell/>
          <table:table-cell office:value-type="string">
            <text:p>mezclar, revolver</text:p>
          </table:table-cell>
          <table:table-cell office:value-type="string">
            <text:p>mix</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a'meva</text:p>
          </table:table-cell>
          <table:table-cell office:value-type="string">
            <text:p>haʔmeβa</text:p>
          </table:table-cell>
          <table:table-cell table:style-name="Default"/>
          <table:table-cell office:value-type="string">
            <text:p>lado de un cerro, barranco</text:p>
          </table:table-cell>
          <table:table-cell office:value-type="string">
            <text:p>hillside</text:p>
          </table:table-cell>
          <table:table-cell table:number-columns-repeated="10"/>
          <table:table-cell table:style-name="Default" office:value-type="string">
            <text:p>s.in.</text:p>
          </table:table-cell>
          <table:table-cell table:number-columns-repeated="237"/>
        </table:table-row>
        <table:table-row table:style-name="ro2">
          <table:table-cell table:number-columns-repeated="3"/>
          <table:table-cell office:value-type="string">
            <text:p>jã'ñe</text:p>
          </table:table-cell>
          <table:table-cell office:value-type="string">
            <text:p>hãʔɲe</text:p>
          </table:table-cell>
          <table:table-cell/>
          <table:table-cell office:value-type="string">
            <text:p>así, de esa manera</text:p>
          </table:table-cell>
          <table:table-cell office:value-type="string">
            <text:p>thus</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ja'ñʉmʉ</text:p>
          </table:table-cell>
          <table:table-cell office:value-type="string">
            <text:p>haʔɲɨmɨ</text:p>
          </table:table-cell>
          <table:table-cell/>
          <table:table-cell office:value-type="string">
            <text:p>derramarse continuamente, rebosar continuamente, fluir continuamente por el suelo (líquido)</text:p>
          </table:table-cell>
          <table:table-cell office:value-type="string">
            <text:p>pour.VI.PLACT</text:p>
          </table:table-cell>
          <table:table-cell table:number-columns-repeated="10"/>
          <table:table-cell office:value-type="string">
            <text:p>v.i.rep.</text:p>
          </table:table-cell>
          <table:table-cell table:number-columns-repeated="237"/>
        </table:table-row>
        <table:table-row table:style-name="ro2">
          <table:table-cell table:number-columns-repeated="3"/>
          <table:table-cell office:value-type="string">
            <text:p>ja'o</text:p>
          </table:table-cell>
          <table:table-cell office:value-type="string">
            <text:p>haʔo</text:p>
          </table:table-cell>
          <table:table-cell/>
          <table:table-cell table:style-name="ce9" office:value-type="string">
            <text:p>hojas</text:p>
          </table:table-cell>
          <table:table-cell office:value-type="string">
            <text:p>leaf</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jã'o</text:p>
          </table:table-cell>
          <table:table-cell office:value-type="string">
            <text:p>hãʔo</text:p>
          </table:table-cell>
          <table:table-cell/>
          <table:table-cell office:value-type="string">
            <text:p>ella, ésa (ser animado femenino).</text:p>
          </table:table-cell>
          <table:table-cell office:value-type="string">
            <text:p>DEM.FEM</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jã'o</text:p>
          </table:table-cell>
          <table:table-cell office:value-type="string">
            <text:p>hãʔo</text:p>
          </table:table-cell>
          <table:table-cell/>
          <table:table-cell table:style-name="ce9" office:value-type="string">
            <text:p>su (de ella)</text:p>
          </table:table-cell>
          <table:table-cell office:value-type="string">
            <text:p>DEM.FEM.POSS</text:p>
          </table:table-cell>
          <table:table-cell table:number-columns-repeated="10"/>
          <table:table-cell office:value-type="string">
            <text:p>pron.poss.</text:p>
          </table:table-cell>
          <table:table-cell table:number-columns-repeated="237"/>
        </table:table-row>
        <table:table-row table:style-name="ro2">
          <table:table-cell table:number-columns-repeated="3"/>
          <table:table-cell office:value-type="string">
            <text:p>Ja'o peo oracha</text:p>
          </table:table-cell>
          <table:table-cell office:value-type="string">
            <text:p>haʔo peo oradʒa</text:p>
          </table:table-cell>
          <table:table-cell/>
          <table:table-cell table:style-name="Default" office:value-type="string">
            <text:p>quebrada Agua Negra. 2. comunidad koreguaje Gorgonia</text:p>
          </table:table-cell>
          <table:table-cell office:value-type="string">
            <text:p>river.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a'o pũ'su</text:p>
          </table:table-cell>
          <table:table-cell office:value-type="string">
            <text:p>haʔo pũʔsu</text:p>
          </table:table-cell>
          <table:table-cell/>
          <table:table-cell table:style-name="ce9" office:value-type="string">
            <text:p>especie de saltamonte (Es verde y se parece a las hojas.)</text:p>
          </table:table-cell>
          <table:table-cell office:value-type="string">
            <text:p>insec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a'o titicucu</text:p>
          </table:table-cell>
          <table:table-cell office:value-type="string">
            <text:p>haʔo tʰitʰikuku</text:p>
          </table:table-cell>
          <table:table-cell/>
          <table:table-cell table:style-name="ce9" office:value-type="string">
            <text:p>especie de bagre, pez sapo (Es de tamaño pequeño.). Corydoras sp.</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a'ocha</text:p>
          </table:table-cell>
          <table:table-cell office:value-type="string">
            <text:p>haʔodʒa</text:p>
          </table:table-cell>
          <table:table-cell office:value-type="string">
            <text:p>[háʔodʒa]</text:p>
          </table:table-cell>
          <table:table-cell office:value-type="string">
            <text:p>río Caquetá</text:p>
          </table:table-cell>
          <table:table-cell office:value-type="string">
            <text:p>river.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a'ova</text:p>
          </table:table-cell>
          <table:table-cell office:value-type="string">
            <text:p>haʔoβa</text:p>
          </table:table-cell>
          <table:table-cell office:value-type="string">
            <text:p>[haʔóβa]</text:p>
          </table:table-cell>
          <table:table-cell table:style-name="ce9" office:value-type="string">
            <text:p>hoja</text:p>
          </table:table-cell>
          <table:table-cell office:value-type="string">
            <text:p>leaf</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a'remʉ</text:p>
          </table:table-cell>
          <table:table-cell office:value-type="string">
            <text:p>haʔremɨ</text:p>
          </table:table-cell>
          <table:table-cell/>
          <table:table-cell table:style-name="ce9" office:value-type="string">
            <text:p>pelar la corteza de guaruma (para hacer canastas, matafríos, etc.)</text:p>
          </table:table-cell>
          <table:table-cell office:value-type="string">
            <text:p>remove.bark</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a'se juhamʉ</text:p>
          </table:table-cell>
          <table:table-cell office:value-type="string">
            <text:p>haʔse huhamɨ</text:p>
          </table:table-cell>
          <table:table-cell/>
          <table:table-cell table:style-name="Default" office:value-type="string">
            <text:p>remendar (con parche varias cosas)</text:p>
          </table:table-cell>
          <table:table-cell office:value-type="string">
            <text:p>mend.clothes.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ja'se vẽana</text:p>
          </table:table-cell>
          <table:table-cell office:value-type="string">
            <text:p>haʔse βẽana</text:p>
          </table:table-cell>
          <table:table-cell/>
          <table:table-cell office:value-type="string">
            <text:p>criaturas pequeñas (Se encuentran en el estómago de la boa y tapan la nariz de su víctima para matarla; son parecidas a las rayas.)</text:p>
          </table:table-cell>
          <table:table-cell office:value-type="string">
            <text:p>boa.stomach.creatures</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ja'sere're</text:p>
          </table:table-cell>
          <table:table-cell office:value-type="string">
            <text:p>haʔsereʔre</text:p>
          </table:table-cell>
          <table:table-cell/>
          <table:table-cell office:value-type="string">
            <text:p>gafas, anteojos</text:p>
          </table:table-cell>
          <table:table-cell office:value-type="string">
            <text:p>glasse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ja'sere'reva</text:p>
          </table:table-cell>
          <table:table-cell office:value-type="string">
            <text:p>haʔsereʔreβa</text:p>
          </table:table-cell>
          <table:table-cell/>
          <table:table-cell office:value-type="string">
            <text:p>un lente de gafas, un lente de anteojos. 2. un par de gafas, un par de anteojos.</text:p>
          </table:table-cell>
          <table:table-cell office:value-type="string">
            <text:p>len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ã'ʉ</text:p>
          </table:table-cell>
          <table:table-cell office:value-type="string">
            <text:p>hãʔɨ</text:p>
          </table:table-cell>
          <table:table-cell/>
          <table:table-cell office:value-type="string">
            <text:p>él, ése (ser animado masculino).</text:p>
          </table:table-cell>
          <table:table-cell office:value-type="string">
            <text:p>DEM.MASC</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jã'ʉ</text:p>
          </table:table-cell>
          <table:table-cell office:value-type="string">
            <text:p>hãʔɨ</text:p>
          </table:table-cell>
          <table:table-cell/>
          <table:table-cell office:value-type="string">
            <text:p>su (de él)</text:p>
          </table:table-cell>
          <table:table-cell office:value-type="string">
            <text:p>DEM.MASC.POSS</text:p>
          </table:table-cell>
          <table:table-cell table:number-columns-repeated="10"/>
          <table:table-cell office:value-type="string">
            <text:p>pron.poss.</text:p>
          </table:table-cell>
          <table:table-cell table:number-columns-repeated="237"/>
        </table:table-row>
        <table:table-row table:style-name="ro2">
          <table:table-cell table:number-columns-repeated="3"/>
          <table:table-cell office:value-type="string">
            <text:p>jaako</text:p>
          </table:table-cell>
          <table:table-cell office:value-type="string">
            <text:p>haakʰo</text:p>
          </table:table-cell>
          <table:table-cell/>
          <table:table-cell table:style-name="ce9" office:value-type="string">
            <text:p>ella, aquélla (ser animado femenino).</text:p>
          </table:table-cell>
          <table:table-cell office:value-type="string">
            <text:p>DEM.FEM</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table:style-name="Default" office:value-type="string">
            <text:p>jaakʉ</text:p>
          </table:table-cell>
          <table:table-cell table:style-name="Default" office:value-type="string">
            <text:p>haakʰɨ</text:p>
          </table:table-cell>
          <table:table-cell/>
          <table:table-cell table:style-name="ce9" office:value-type="string">
            <text:p>él, aquél (ser animado masculino). Uso: La variación kaakù no se usa hoy en día</text:p>
          </table:table-cell>
          <table:table-cell office:value-type="string">
            <text:p>DEM.MASC</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jachamʉ</text:p>
          </table:table-cell>
          <table:table-cell office:value-type="string">
            <text:p>hadʒamɨ</text:p>
          </table:table-cell>
          <table:table-cell/>
          <table:table-cell office:value-type="string">
            <text:p>desobedecer; dudar; negar</text:p>
          </table:table-cell>
          <table:table-cell office:value-type="string">
            <text:p>disobey</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ácome vʉ'ejoopo</text:p>
          </table:table-cell>
          <table:table-cell office:value-type="string">
            <text:p>hákome βɨʔehoopo</text:p>
          </table:table-cell>
          <table:table-cell office:value-type="string">
            <text:p>[hákoem βɨʔehoopo]</text:p>
          </table:table-cell>
          <table:table-cell office:value-type="string">
            <text:p>comunidad koreguaje</text:p>
          </table:table-cell>
          <table:table-cell office:value-type="string">
            <text:p>place.name</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jaimʉ</text:p>
          </table:table-cell>
          <table:table-cell office:value-type="string">
            <text:p>haimɨ</text:p>
          </table:table-cell>
          <table:table-cell/>
          <table:table-cell office:value-type="string">
            <text:p>tronar fuertemente, hacer gran ruido</text:p>
          </table:table-cell>
          <table:table-cell office:value-type="string">
            <text:p>make.nois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jãimʉ</text:p>
          </table:table-cell>
          <table:table-cell office:value-type="string">
            <text:p>hãimɨ</text:p>
          </table:table-cell>
          <table:table-cell/>
          <table:table-cell office:value-type="string">
            <text:p><text:s/>fluir (agua del suelo)</text:p>
          </table:table-cell>
          <table:table-cell office:value-type="string">
            <text:p>flow.VI</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jainʉko</text:p>
          </table:table-cell>
          <table:table-cell office:value-type="string">
            <text:p>hainɨkʰo</text:p>
          </table:table-cell>
          <table:table-cell/>
          <table:table-cell table:style-name="ce9" office:value-type="string">
            <text:p>muchos (seres animados)</text:p>
          </table:table-cell>
          <table:table-cell office:value-type="string">
            <text:p>many.PL</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jaja asi</text:p>
          </table:table-cell>
          <table:table-cell office:value-type="string">
            <text:p>haha asi</text:p>
          </table:table-cell>
          <table:table-cell/>
          <table:table-cell office:value-type="string">
            <text:p>brote en la piel, viruela</text:p>
          </table:table-cell>
          <table:table-cell office:value-type="string">
            <text:p>skin.lesio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ajamʉ</text:p>
          </table:table-cell>
          <table:table-cell office:value-type="string">
            <text:p>hahamɨ</text:p>
          </table:table-cell>
          <table:table-cell/>
          <table:table-cell table:style-name="ce9" office:value-type="string">
            <text:p>estallar repetidamente, 2. hacer mucho ruido repetidamente</text:p>
          </table:table-cell>
          <table:table-cell office:value-type="string">
            <text:p>make.noise.PLAC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ãjumʉ</text:p>
          </table:table-cell>
          <table:table-cell office:value-type="string">
            <text:p>hãhumɨ</text:p>
          </table:table-cell>
          <table:table-cell/>
          <table:table-cell table:style-name="ce9" office:value-type="string">
            <text:p>ser o estar seco</text:p>
          </table:table-cell>
          <table:table-cell office:value-type="string">
            <text:p>be.dr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ãkomʉ</text:p>
          </table:table-cell>
          <table:table-cell office:value-type="string">
            <text:p>hãkʰomɨ</text:p>
          </table:table-cell>
          <table:table-cell office:value-type="string">
            <text:p>[hã́kʰomɨ]</text:p>
          </table:table-cell>
          <table:table-cell office:value-type="string">
            <text:p>abrir (paso o espacio).</text:p>
          </table:table-cell>
          <table:table-cell office:value-type="string">
            <text:p>open.of.passage.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amu</text:p>
          </table:table-cell>
          <table:table-cell office:value-type="string">
            <text:p>hamu</text:p>
          </table:table-cell>
          <table:table-cell/>
          <table:table-cell office:value-type="string">
            <text:p><text:s/>armadillo, gurre. Dasypus novemecinctus</text:p>
          </table:table-cell>
          <table:table-cell office:value-type="string">
            <text:p>armadillo.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amu uti</text:p>
          </table:table-cell>
          <table:table-cell office:value-type="string">
            <text:p>hamu utʰi</text:p>
          </table:table-cell>
          <table:table-cell/>
          <table:table-cell table:style-name="ce9" office:value-type="string">
            <text:p>especie de avispa azul (Son muy bravas. Sus nidos se parecen a la cáscara de un armadillo.).</text:p>
          </table:table-cell>
          <table:table-cell office:value-type="string">
            <text:p>wasp.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jamuchai</text:p>
          </table:table-cell>
          <table:table-cell office:value-type="string">
            <text:p>hamudʒai</text:p>
          </table:table-cell>
          <table:table-cell/>
          <table:table-cell table:style-name="Default" office:value-type="string">
            <text:p>perro. Canis domesticus</text:p>
          </table:table-cell>
          <table:table-cell office:value-type="string">
            <text:p>dog</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amure're</text:p>
          </table:table-cell>
          <table:table-cell office:value-type="string">
            <text:p>hamureʔre</text:p>
          </table:table-cell>
          <table:table-cell/>
          <table:table-cell table:style-name="ce9" office:value-type="string">
            <text:p>conchas de armadillo o gurre, caparazones de armadillo o gurre</text:p>
          </table:table-cell>
          <table:table-cell office:value-type="string">
            <text:p>animal.shell</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jamure'reva</text:p>
          </table:table-cell>
          <table:table-cell office:value-type="string">
            <text:p>hamureʔreβa</text:p>
          </table:table-cell>
          <table:table-cell/>
          <table:table-cell table:style-name="ce9" office:value-type="string">
            <text:p>concha de armadillo o gurre, caparazón de armadillo o gurre</text:p>
          </table:table-cell>
          <table:table-cell office:value-type="string">
            <text:p>animal.shel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amʉ</text:p>
          </table:table-cell>
          <table:table-cell office:value-type="string">
            <text:p>hamɨ</text:p>
          </table:table-cell>
          <table:table-cell office:value-type="string">
            <text:p>[hámɨ]</text:p>
          </table:table-cell>
          <table:table-cell table:style-name="ce9" office:value-type="string">
            <text:p>tender, extender</text:p>
          </table:table-cell>
          <table:table-cell office:value-type="string">
            <text:p>spread.out.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aname ravʉ</text:p>
          </table:table-cell>
          <table:table-cell office:value-type="string">
            <text:p>haname raβɨ</text:p>
          </table:table-cell>
          <table:table-cell/>
          <table:table-cell table:style-name="ce9" office:value-type="string">
            <text:p>gonorrea. 2. SIDA</text:p>
          </table:table-cell>
          <table:table-cell office:value-type="string">
            <text:p>sexually.transmitted.diseas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aname ʉko</text:p>
          </table:table-cell>
          <table:table-cell office:value-type="string">
            <text:p>haname ɨkʰo</text:p>
          </table:table-cell>
          <table:table-cell/>
          <table:table-cell table:style-name="Default" office:value-type="string">
            <text:p>especie de planta medicinal (Sirve para curar las enfermedades venéreas. Se encuentra en la montaña y también en las lagunas. Se raspa la raíz, se cuela y se le da a la persona infectada.).</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anameo</text:p>
          </table:table-cell>
          <table:table-cell office:value-type="string">
            <text:p>hanameo</text:p>
          </table:table-cell>
          <table:table-cell/>
          <table:table-cell table:style-name="ce9" office:value-type="string">
            <text:p>raya. Raja (g)</text:p>
          </table:table-cell>
          <table:table-cell office:value-type="string">
            <text:p>stingray</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ãnomʉ</text:p>
          </table:table-cell>
          <table:table-cell office:value-type="string">
            <text:p>hãnomɨ</text:p>
          </table:table-cell>
          <table:table-cell/>
          <table:table-cell table:style-name="ce9" office:value-type="string">
            <text:p>derramar, verter, volcar</text:p>
          </table:table-cell>
          <table:table-cell office:value-type="string">
            <text:p>pour.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añʉmʉ</text:p>
          </table:table-cell>
          <table:table-cell office:value-type="string">
            <text:p>haɲɨmɨ</text:p>
          </table:table-cell>
          <table:table-cell/>
          <table:table-cell table:style-name="ce9" office:value-type="string">
            <text:p>derramarse, rebosarse</text:p>
          </table:table-cell>
          <table:table-cell office:value-type="string">
            <text:p>pour.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ao juhamʉ</text:p>
          </table:table-cell>
          <table:table-cell office:value-type="string">
            <text:p>hao huhamɨ</text:p>
          </table:table-cell>
          <table:table-cell/>
          <table:table-cell table:style-name="ce9" office:value-type="string">
            <text:p>remendar (con parche), parchar</text:p>
          </table:table-cell>
          <table:table-cell office:value-type="string">
            <text:p>mend.clothe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aocata</text:p>
          </table:table-cell>
          <table:table-cell office:value-type="string">
            <text:p>haokatʰa</text:p>
          </table:table-cell>
          <table:table-cell/>
          <table:table-cell table:style-name="ce9" office:value-type="string">
            <text:p>balas, munición</text:p>
          </table:table-cell>
          <table:table-cell office:value-type="string">
            <text:p>bullet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jaocataa</text:p>
          </table:table-cell>
          <table:table-cell office:value-type="string">
            <text:p>haokatʰaa</text:p>
          </table:table-cell>
          <table:table-cell/>
          <table:table-cell table:style-name="ce9" office:value-type="string">
            <text:p>bala</text:p>
          </table:table-cell>
          <table:table-cell office:value-type="string">
            <text:p>bulle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aomʉ</text:p>
          </table:table-cell>
          <table:table-cell office:value-type="string">
            <text:p>haomɨ</text:p>
          </table:table-cell>
          <table:table-cell office:value-type="string">
            <text:p>[háomɨ]</text:p>
          </table:table-cell>
          <table:table-cell office:value-type="string">
            <text:p>tapar (una olla, un hueco en la tela)</text:p>
          </table:table-cell>
          <table:table-cell office:value-type="string">
            <text:p>cove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aore're</text:p>
          </table:table-cell>
          <table:table-cell office:value-type="string">
            <text:p>haoreʔre</text:p>
          </table:table-cell>
          <table:table-cell/>
          <table:table-cell table:style-name="ce9" office:value-type="string">
            <text:p>tapas de ollas</text:p>
          </table:table-cell>
          <table:table-cell office:value-type="string">
            <text:p>pot.lid</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jaore'reva</text:p>
          </table:table-cell>
          <table:table-cell office:value-type="string">
            <text:p>haoreʔreβa</text:p>
          </table:table-cell>
          <table:table-cell/>
          <table:table-cell table:style-name="Default" office:value-type="string">
            <text:p>tapa de olla</text:p>
          </table:table-cell>
          <table:table-cell office:value-type="string">
            <text:p>pot.li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aoro'ro</text:p>
          </table:table-cell>
          <table:table-cell office:value-type="string">
            <text:p>haoroʔro</text:p>
          </table:table-cell>
          <table:table-cell/>
          <table:table-cell table:style-name="ce9" office:value-type="string">
            <text:p>cartuchos</text:p>
          </table:table-cell>
          <table:table-cell office:value-type="string">
            <text:p>shotgun.cartridge</text:p>
          </table:table-cell>
          <table:table-cell table:number-columns-repeated="10"/>
          <table:table-cell office:value-type="string">
            <text:p>s.in.gen</text:p>
          </table:table-cell>
          <table:table-cell table:number-columns-repeated="237"/>
        </table:table-row>
        <table:table-row table:style-name="ro3">
          <table:table-cell table:number-columns-repeated="3"/>
          <table:table-cell table:style-name="Default" office:value-type="string">
            <text:p>jaoro'rova</text:p>
          </table:table-cell>
          <table:table-cell table:style-name="Default" office:value-type="string">
            <text:p>haoroʔroβa</text:p>
          </table:table-cell>
          <table:table-cell/>
          <table:table-cell table:style-name="Default" office:value-type="string">
            <text:p>cartucho</text:p>
          </table:table-cell>
          <table:table-cell office:value-type="string">
            <text:p>shotgun.cartridge</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aovʉ</text:p>
          </table:table-cell>
          <table:table-cell office:value-type="string">
            <text:p>haoβɨ</text:p>
          </table:table-cell>
          <table:table-cell/>
          <table:table-cell table:style-name="ce9" office:value-type="string">
            <text:p>escopeta</text:p>
          </table:table-cell>
          <table:table-cell office:value-type="string">
            <text:p>shotgu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arina</text:p>
          </table:table-cell>
          <table:table-cell office:value-type="string">
            <text:p>harina</text:p>
          </table:table-cell>
          <table:table-cell/>
          <table:table-cell office:value-type="string">
            <text:p>fariña</text:p>
          </table:table-cell>
          <table:table-cell office:value-type="string">
            <text:p>dry.processed.manioc</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asomʉ</text:p>
          </table:table-cell>
          <table:table-cell office:value-type="string">
            <text:p>hasomɨ</text:p>
          </table:table-cell>
          <table:table-cell/>
          <table:table-cell office:value-type="string">
            <text:p>disparar varias veces, hacer una serie de tiros</text:p>
          </table:table-cell>
          <table:table-cell office:value-type="string">
            <text:p>shoot.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jati chenevʉ</text:p>
          </table:table-cell>
          <table:table-cell office:value-type="string">
            <text:p>hatʰi dʒeneβɨ</text:p>
          </table:table-cell>
          <table:table-cell/>
          <table:table-cell office:value-type="string">
            <text:p>rendija en la pared</text:p>
          </table:table-cell>
          <table:table-cell office:value-type="string">
            <text:p>crack.in.wal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atipa</text:p>
          </table:table-cell>
          <table:table-cell office:value-type="string">
            <text:p>hatʰipa</text:p>
          </table:table-cell>
          <table:table-cell/>
          <table:table-cell office:value-type="string">
            <text:p>esterilla de bambú, guadua o chonta, pared de esterilla</text:p>
          </table:table-cell>
          <table:table-cell office:value-type="string">
            <text:p>wall.sla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atisa'aro</text:p>
          </table:table-cell>
          <table:table-cell office:value-type="string">
            <text:p>hatʰisaʔaro</text:p>
          </table:table-cell>
          <table:table-cell/>
          <table:table-cell office:value-type="string">
            <text:p>puerta</text:p>
          </table:table-cell>
          <table:table-cell office:value-type="string">
            <text:p>doo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ãtore're</text:p>
          </table:table-cell>
          <table:table-cell office:value-type="string">
            <text:p>hãtʰoreʔre</text:p>
          </table:table-cell>
          <table:table-cell/>
          <table:table-cell office:value-type="string">
            <text:p>especie de sardina, hacha plateada</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ãu</text:p>
          </table:table-cell>
          <table:table-cell office:value-type="string">
            <text:p>hãu</text:p>
          </table:table-cell>
          <table:table-cell/>
          <table:table-cell office:value-type="string">
            <text:p>hamacas</text:p>
          </table:table-cell>
          <table:table-cell office:value-type="string">
            <text:p>hammock</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jãu cʉ'jopʉ</text:p>
          </table:table-cell>
          <table:table-cell office:value-type="string">
            <text:p>hãu kɨʔhopɨ</text:p>
          </table:table-cell>
          <table:table-cell office:value-type="string">
            <text:p>[hãu kɨʔhópɨ]</text:p>
          </table:table-cell>
          <table:table-cell table:style-name="ce9" office:value-type="string">
            <text:p>cuerdas, cuello, guindo de una hamaca.</text:p>
          </table:table-cell>
          <table:table-cell office:value-type="string">
            <text:p>hammock.tie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au jau</text:p>
          </table:table-cell>
          <table:table-cell office:value-type="string">
            <text:p>hau hau</text:p>
          </table:table-cell>
          <table:table-cell/>
          <table:table-cell table:style-name="ce9" office:value-type="string">
            <text:p>sonido que hace la voz del perro</text:p>
          </table:table-cell>
          <table:table-cell office:value-type="string">
            <text:p>SS.SYMB.dog.bark</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jãurʉ</text:p>
          </table:table-cell>
          <table:table-cell office:value-type="string">
            <text:p>hãurɨ</text:p>
          </table:table-cell>
          <table:table-cell/>
          <table:table-cell office:value-type="string">
            <text:p>hamaca</text:p>
          </table:table-cell>
          <table:table-cell office:value-type="string">
            <text:p>hammoc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aʉ</text:p>
          </table:table-cell>
          <table:table-cell office:value-type="string">
            <text:p>haɨ</text:p>
          </table:table-cell>
          <table:table-cell office:value-type="string">
            <text:p>[háɨ́]</text:p>
          </table:table-cell>
          <table:table-cell table:style-name="ce9" office:value-type="string">
            <text:p>sí, está bien, bueno</text:p>
          </table:table-cell>
          <table:table-cell office:value-type="string">
            <text:p>INTERJ.acceptance</text:p>
          </table:table-cell>
          <table:table-cell table:number-columns-repeated="10"/>
          <table:table-cell office:value-type="string">
            <text:p>interj.</text:p>
          </table:table-cell>
          <table:table-cell table:number-columns-repeated="237"/>
        </table:table-row>
        <table:table-row table:style-name="ro2">
          <table:table-cell table:number-columns-repeated="3"/>
          <table:table-cell office:value-type="string">
            <text:p>jaʉ chiimʉ</text:p>
          </table:table-cell>
          <table:table-cell office:value-type="string">
            <text:p>haɨ dʒiimɨ</text:p>
          </table:table-cell>
          <table:table-cell/>
          <table:table-cell table:style-name="ce9" office:value-type="string">
            <text:p>hacer caso de</text:p>
          </table:table-cell>
          <table:table-cell office:value-type="string">
            <text:p>pay.attention</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aʉ sachapʉ</text:p>
          </table:table-cell>
          <table:table-cell office:value-type="string">
            <text:p>haɨ sadʒapɨ</text:p>
          </table:table-cell>
          <table:table-cell/>
          <table:table-cell table:style-name="ce9" office:value-type="string">
            <text:p>ramo de hojas (Se usa en la ceremonia para curar a los enfermos.)</text:p>
          </table:table-cell>
          <table:table-cell office:value-type="string">
            <text:p>ritual.leaf.tasse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aʉmʉ</text:p>
          </table:table-cell>
          <table:table-cell office:value-type="string">
            <text:p>haɨmɨ</text:p>
          </table:table-cell>
          <table:table-cell/>
          <table:table-cell table:style-name="ce9" office:value-type="string">
            <text:p>curar (por sacudir hojas; hecho por el chamán), abanicar</text:p>
          </table:table-cell>
          <table:table-cell office:value-type="string">
            <text:p>heal.with.fanning</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avo</text:p>
          </table:table-cell>
          <table:table-cell office:value-type="string">
            <text:p>haβo</text:p>
          </table:table-cell>
          <table:table-cell/>
          <table:table-cell table:style-name="ce9" office:value-type="string">
            <text:p>jabón</text:p>
          </table:table-cell>
          <table:table-cell office:value-type="string">
            <text:p>soap</text:p>
          </table:table-cell>
          <table:table-cell table:number-columns-repeated="4"/>
          <table:table-cell office:value-type="string">
            <text:p>Spanish</text:p>
          </table:table-cell>
          <table:table-cell table:number-columns-repeated="5"/>
          <table:table-cell office:value-type="string">
            <text:p>s.in.gen</text:p>
          </table:table-cell>
          <table:table-cell table:number-columns-repeated="237"/>
        </table:table-row>
        <table:table-row table:style-name="ro2">
          <table:table-cell table:number-columns-repeated="3"/>
          <table:table-cell office:value-type="string">
            <text:p>javo kẽ'kerʉ</text:p>
          </table:table-cell>
          <table:table-cell office:value-type="string">
            <text:p>haβo kʰẽʔkʰerɨ</text:p>
          </table:table-cell>
          <table:table-cell/>
          <table:table-cell table:style-name="ce9" office:value-type="string">
            <text:p>pedacito de jabón</text:p>
          </table:table-cell>
          <table:table-cell office:value-type="string">
            <text:p>soap.piece</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javo sĩ'quirʉ</text:p>
          </table:table-cell>
          <table:table-cell office:value-type="string">
            <text:p>haβo sĩʔkirɨ</text:p>
          </table:table-cell>
          <table:table-cell/>
          <table:table-cell table:style-name="ce9" office:value-type="string">
            <text:p>pedacito de jabón</text:p>
          </table:table-cell>
          <table:table-cell office:value-type="string">
            <text:p>soap.piece</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javomaka</text:p>
          </table:table-cell>
          <table:table-cell office:value-type="string">
            <text:p>haβomakʰa</text:p>
          </table:table-cell>
          <table:table-cell/>
          <table:table-cell table:style-name="ce9" office:value-type="string">
            <text:p>barra de jabón</text:p>
          </table:table-cell>
          <table:table-cell office:value-type="string">
            <text:p>soap.bar</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javosui'rika</text:p>
          </table:table-cell>
          <table:table-cell office:value-type="string">
            <text:p>haβosuiʔrikʰa</text:p>
          </table:table-cell>
          <table:table-cell/>
          <table:table-cell table:style-name="ce9" office:value-type="string">
            <text:p>espuma de jabón</text:p>
          </table:table-cell>
          <table:table-cell office:value-type="string">
            <text:p>soap.foam</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jẽ'ekachapa</text:p>
          </table:table-cell>
          <table:table-cell office:value-type="string">
            <text:p>hẽʔekʰadʒapa</text:p>
          </table:table-cell>
          <table:table-cell/>
          <table:table-cell office:value-type="string">
            <text:p>puente</text:p>
          </table:table-cell>
          <table:table-cell office:value-type="string">
            <text:p>brid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ẽ'emʉ</text:p>
          </table:table-cell>
          <table:table-cell office:value-type="string">
            <text:p>hẽʔemɨ</text:p>
          </table:table-cell>
          <table:table-cell/>
          <table:table-cell office:value-type="string">
            <text:p>cruzar al otro lado</text:p>
          </table:table-cell>
          <table:table-cell office:value-type="string">
            <text:p>cross.river</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jẽ'etõ'tova</text:p>
          </table:table-cell>
          <table:table-cell office:value-type="string">
            <text:p>hẽʔetʰõʔtʰoβa</text:p>
          </table:table-cell>
          <table:table-cell/>
          <table:table-cell office:value-type="string">
            <text:p>espinilla, canilla</text:p>
          </table:table-cell>
          <table:table-cell office:value-type="string">
            <text:p>calf.of.le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ẽ'jemʉ</text:p>
          </table:table-cell>
          <table:table-cell office:value-type="string">
            <text:p>hẽʔhemɨ</text:p>
          </table:table-cell>
          <table:table-cell/>
          <table:table-cell office:value-type="string">
            <text:p>pintar (la cara)</text:p>
          </table:table-cell>
          <table:table-cell office:value-type="string">
            <text:p>paint.fac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ẽ'jomʉ</text:p>
          </table:table-cell>
          <table:table-cell office:value-type="string">
            <text:p>hẽʔhomɨ</text:p>
          </table:table-cell>
          <table:table-cell/>
          <table:table-cell office:value-type="string">
            <text:p>clavar, tocar (a la puerta varias veces)</text:p>
          </table:table-cell>
          <table:table-cell office:value-type="string">
            <text:p>strike.door.PLAC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e'na pachusi'pa</text:p>
          </table:table-cell>
          <table:table-cell office:value-type="string">
            <text:p>heʔna padʒusiʔpa</text:p>
          </table:table-cell>
          <table:table-cell/>
          <table:table-cell office:value-type="string">
            <text:p>muro</text:p>
          </table:table-cell>
          <table:table-cell office:value-type="string">
            <text:p>palm.wal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e'namʉ</text:p>
          </table:table-cell>
          <table:table-cell office:value-type="string">
            <text:p>heʔnamɨ</text:p>
          </table:table-cell>
          <table:table-cell office:value-type="string">
            <text:p>[héʔnamɨ]</text:p>
          </table:table-cell>
          <table:table-cell office:value-type="string">
            <text:p>adherirse, pegar (con pegante).</text:p>
          </table:table-cell>
          <table:table-cell office:value-type="string">
            <text:p>stick.X.with.sticky.substance.V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e'nañe</text:p>
          </table:table-cell>
          <table:table-cell office:value-type="string">
            <text:p>heʔnaɲe</text:p>
          </table:table-cell>
          <table:table-cell/>
          <table:table-cell office:value-type="string">
            <text:p>pegante, goma</text:p>
          </table:table-cell>
          <table:table-cell office:value-type="string">
            <text:p>sticky.substan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e'nasiva'ʉ</text:p>
          </table:table-cell>
          <table:table-cell office:value-type="string">
            <text:p>heʔnasiβaʔɨ</text:p>
          </table:table-cell>
          <table:table-cell/>
          <table:table-cell office:value-type="string">
            <text:p>idolo, estatua</text:p>
          </table:table-cell>
          <table:table-cell office:value-type="string">
            <text:p>statu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e'ñe</text:p>
          </table:table-cell>
          <table:table-cell office:value-type="string">
            <text:p>heʔɲe</text:p>
          </table:table-cell>
          <table:table-cell/>
          <table:table-cell table:style-name="ce9" office:value-type="string">
            <text:p>frente a (otra cosa)</text:p>
          </table:table-cell>
          <table:table-cell office:value-type="string">
            <text:p>in.frront.opposit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je'oo</text:p>
          </table:table-cell>
          <table:table-cell office:value-type="string">
            <text:p>heʔoo</text:p>
          </table:table-cell>
          <table:table-cell/>
          <table:table-cell table:style-name="ce9" office:value-type="string">
            <text:p>cuñada</text:p>
          </table:table-cell>
          <table:table-cell office:value-type="string">
            <text:p>WZ, HZ, BW</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e'oʉ</text:p>
          </table:table-cell>
          <table:table-cell office:value-type="string">
            <text:p>heʔoɨ</text:p>
          </table:table-cell>
          <table:table-cell/>
          <table:table-cell table:style-name="ce9" office:value-type="string">
            <text:p>cuñado</text:p>
          </table:table-cell>
          <table:table-cell office:value-type="string">
            <text:p>WB, HB, ZH</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e'se</text:p>
          </table:table-cell>
          <table:table-cell office:value-type="string">
            <text:p>heʔse</text:p>
          </table:table-cell>
          <table:table-cell/>
          <table:table-cell table:style-name="ce9" office:value-type="string">
            <text:p>cómo</text:p>
          </table:table-cell>
          <table:table-cell office:value-type="string">
            <text:p>INT.PRO.MANNER</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je'se pa'iʉna</text:p>
          </table:table-cell>
          <table:table-cell office:value-type="string">
            <text:p>heʔse paʔiɨna</text:p>
          </table:table-cell>
          <table:table-cell/>
          <table:table-cell table:style-name="ce9" office:value-type="string">
            <text:p>por qué</text:p>
          </table:table-cell>
          <table:table-cell office:value-type="string">
            <text:p>INT.PRO.REAS</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je'sejekʉna</text:p>
          </table:table-cell>
          <table:table-cell office:value-type="string">
            <text:p>heʔsehekʰɨna</text:p>
          </table:table-cell>
          <table:table-cell/>
          <table:table-cell table:style-name="ce9" office:value-type="string">
            <text:p>por qué</text:p>
          </table:table-cell>
          <table:table-cell office:value-type="string">
            <text:p>INT.PRO.REAS</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je'vavʉ</text:p>
          </table:table-cell>
          <table:table-cell office:value-type="string">
            <text:p>heʔβaβɨ</text:p>
          </table:table-cell>
          <table:table-cell/>
          <table:table-cell office:value-type="string">
            <text:p>canasta (para coger peces), trampa de peces</text:p>
          </table:table-cell>
          <table:table-cell office:value-type="string">
            <text:p>fish.trap.traditional</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jẽamʉ</text:p>
          </table:table-cell>
          <table:table-cell office:value-type="string">
            <text:p>hẽamɨ</text:p>
          </table:table-cell>
          <table:table-cell/>
          <table:table-cell table:style-name="ce9" office:value-type="string">
            <text:p>pasar (algo al otro lado), llevar cruzando</text:p>
          </table:table-cell>
          <table:table-cell office:value-type="string">
            <text:p>make.cross.rive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eecheja</text:p>
          </table:table-cell>
          <table:table-cell office:value-type="string">
            <text:p>heedʒeha</text:p>
          </table:table-cell>
          <table:table-cell/>
          <table:table-cell table:style-name="Default" office:value-type="string">
            <text:p>dónde</text:p>
          </table:table-cell>
          <table:table-cell office:value-type="string">
            <text:p>INT.PRO.LOC</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jeecheja</text:p>
          </table:table-cell>
          <table:table-cell office:value-type="string">
            <text:p>heedʒeha</text:p>
          </table:table-cell>
          <table:table-cell/>
          <table:table-cell table:style-name="ce9" office:value-type="string">
            <text:p>ese lugar, allá</text:p>
          </table:table-cell>
          <table:table-cell office:value-type="string">
            <text:p>DEM.LOC</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eechejana</text:p>
          </table:table-cell>
          <table:table-cell office:value-type="string">
            <text:p>heedʒehana</text:p>
          </table:table-cell>
          <table:table-cell/>
          <table:table-cell office:value-type="string">
            <text:p>adónde</text:p>
          </table:table-cell>
          <table:table-cell office:value-type="string">
            <text:p>INT.PRO.SGOAL</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jeechejana</text:p>
          </table:table-cell>
          <table:table-cell office:value-type="string">
            <text:p>heedʒehana</text:p>
          </table:table-cell>
          <table:table-cell/>
          <table:table-cell office:value-type="string">
            <text:p>a ese lugar</text:p>
          </table:table-cell>
          <table:table-cell office:value-type="string">
            <text:p>DEM.GOA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eechejapi</text:p>
          </table:table-cell>
          <table:table-cell office:value-type="string">
            <text:p>heedʒehapi</text:p>
          </table:table-cell>
          <table:table-cell/>
          <table:table-cell table:style-name="ce9" office:value-type="string">
            <text:p>por donde, de donde</text:p>
          </table:table-cell>
          <table:table-cell office:value-type="string">
            <text:p>INT.PRO.SOURCE</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jeechejapi</text:p>
          </table:table-cell>
          <table:table-cell office:value-type="string">
            <text:p>heedʒehapi</text:p>
          </table:table-cell>
          <table:table-cell/>
          <table:table-cell office:value-type="string">
            <text:p>de ese lugar, desde ese lugar</text:p>
          </table:table-cell>
          <table:table-cell office:value-type="string">
            <text:p>DEM.SOUR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eechejare</text:p>
          </table:table-cell>
          <table:table-cell office:value-type="string">
            <text:p>heedʒehare</text:p>
          </table:table-cell>
          <table:table-cell/>
          <table:table-cell table:style-name="Default" office:value-type="string">
            <text:p>donde</text:p>
          </table:table-cell>
          <table:table-cell office:value-type="string">
            <text:p>INT.PRO.LOC</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jeechejare</text:p>
          </table:table-cell>
          <table:table-cell office:value-type="string">
            <text:p>heedʒehare</text:p>
          </table:table-cell>
          <table:table-cell/>
          <table:table-cell table:style-name="Default" office:value-type="string">
            <text:p>en ese lugar</text:p>
          </table:table-cell>
          <table:table-cell office:value-type="string">
            <text:p>DEM.LOC</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eekerʉmʉ</text:p>
          </table:table-cell>
          <table:table-cell office:value-type="string">
            <text:p>heekʰerɨmɨ</text:p>
          </table:table-cell>
          <table:table-cell/>
          <table:table-cell table:style-name="ce9" office:value-type="string">
            <text:p>a que horas, cuánto tiempo <text:span text:style-name="T5"><text:s/></text:span><text:span text:style-name="T5">Uso: La variación </text:span><text:span text:style-name="T5">keekerùmù </text:span><text:span text:style-name="T5">solamente se usa </text:span><text:span text:style-name="T5">por algunos </text:span><text:span text:style-name="T5">ancianos.</text:span></text:p>
          </table:table-cell>
          <table:table-cell office:value-type="string">
            <text:p>INT.PRO.TEMP</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jeeko</text:p>
          </table:table-cell>
          <table:table-cell office:value-type="string">
            <text:p>heekʰo</text:p>
          </table:table-cell>
          <table:table-cell/>
          <table:table-cell table:style-name="ce9" office:value-type="string">
            <text:p>ella, aquélla (ser animado femenino)</text:p>
          </table:table-cell>
          <table:table-cell office:value-type="string">
            <text:p>DEM.FEM</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jeekʉ</text:p>
          </table:table-cell>
          <table:table-cell office:value-type="string">
            <text:p>heekʰɨ</text:p>
          </table:table-cell>
          <table:table-cell/>
          <table:table-cell table:style-name="Default" office:value-type="string">
            <text:p>él, aquél (ser animado masculino)</text:p>
          </table:table-cell>
          <table:table-cell office:value-type="string">
            <text:p>DEM.MASC</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jeena</text:p>
          </table:table-cell>
          <table:table-cell office:value-type="string">
            <text:p>heena</text:p>
          </table:table-cell>
          <table:table-cell/>
          <table:table-cell table:style-name="ce9" office:value-type="string">
            <text:p>cuáles</text:p>
          </table:table-cell>
          <table:table-cell office:value-type="string">
            <text:p>INT.PRO.ID</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jeena</text:p>
          </table:table-cell>
          <table:table-cell office:value-type="string">
            <text:p>heena</text:p>
          </table:table-cell>
          <table:table-cell/>
          <table:table-cell office:value-type="string">
            <text:p>ellos, aquéllos (seres animados)</text:p>
          </table:table-cell>
          <table:table-cell office:value-type="string">
            <text:p>DEM.ANIM.PL</text:p>
          </table:table-cell>
          <table:table-cell table:number-columns-repeated="10"/>
          <table:table-cell office:value-type="string">
            <text:p>pron.an.pl.</text:p>
          </table:table-cell>
          <table:table-cell table:number-columns-repeated="237"/>
        </table:table-row>
        <table:table-row table:style-name="ro2">
          <table:table-cell table:number-columns-repeated="3"/>
          <table:table-cell office:value-type="string">
            <text:p>jeeneato</text:p>
          </table:table-cell>
          <table:table-cell office:value-type="string">
            <text:p>heeneatʰo</text:p>
          </table:table-cell>
          <table:table-cell/>
          <table:table-cell table:style-name="Default" office:value-type="string">
            <text:p>anteayer.</text:p>
          </table:table-cell>
          <table:table-cell office:value-type="string">
            <text:p>day.before.yesterda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eerepaneato</text:p>
          </table:table-cell>
          <table:table-cell office:value-type="string">
            <text:p>heerepaneatʰo</text:p>
          </table:table-cell>
          <table:table-cell/>
          <table:table-cell office:value-type="string">
            <text:p>hace tres días, trasanteayer</text:p>
          </table:table-cell>
          <table:table-cell office:value-type="string">
            <text:p>two.days.before.yesterda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eerʉmʉ</text:p>
          </table:table-cell>
          <table:table-cell office:value-type="string">
            <text:p>heerɨmɨ</text:p>
          </table:table-cell>
          <table:table-cell/>
          <table:table-cell office:value-type="string">
            <text:p>hace mucho tiempo, por mucho tiempo</text:p>
          </table:table-cell>
          <table:table-cell office:value-type="string">
            <text:p>long.tim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jeerʉmʉ</text:p>
          </table:table-cell>
          <table:table-cell office:value-type="string">
            <text:p>heerɨmɨ</text:p>
          </table:table-cell>
          <table:table-cell/>
          <table:table-cell office:value-type="string">
            <text:p>cuándo</text:p>
          </table:table-cell>
          <table:table-cell office:value-type="string">
            <text:p>INT.PRO.TEMP</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jejeo</text:p>
          </table:table-cell>
          <table:table-cell office:value-type="string">
            <text:p>heheo</text:p>
          </table:table-cell>
          <table:table-cell/>
          <table:table-cell office:value-type="string">
            <text:p>pájaro mirapalcielo (Es nocturno.). Nyctibius grandi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ẽka</text:p>
          </table:table-cell>
          <table:table-cell office:value-type="string">
            <text:p>hẽkʰa</text:p>
          </table:table-cell>
          <table:table-cell/>
          <table:table-cell office:value-type="string">
            <text:p>leña</text:p>
          </table:table-cell>
          <table:table-cell office:value-type="string">
            <text:p>firewoo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ẽkasiañʉ</text:p>
          </table:table-cell>
          <table:table-cell office:value-type="string">
            <text:p>hẽkʰasiaɲɨ</text:p>
          </table:table-cell>
          <table:table-cell/>
          <table:table-cell office:value-type="string">
            <text:p>arbol arenillo</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ẽkatʉ'kapʉ</text:p>
          </table:table-cell>
          <table:table-cell office:value-type="string">
            <text:p>hẽkʰatʰɨʔkʰapɨ</text:p>
          </table:table-cell>
          <table:table-cell/>
          <table:table-cell office:value-type="string">
            <text:p>astilla de leña, raja de leña</text:p>
          </table:table-cell>
          <table:table-cell office:value-type="string">
            <text:p>firewood.pie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enʉko</text:p>
          </table:table-cell>
          <table:table-cell office:value-type="string">
            <text:p>henɨkʰo</text:p>
          </table:table-cell>
          <table:table-cell/>
          <table:table-cell table:style-name="ce9" office:value-type="string">
            <text:p>cuánto</text:p>
          </table:table-cell>
          <table:table-cell office:value-type="string">
            <text:p>INT.PRO.QTY</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jẽoa</text:p>
          </table:table-cell>
          <table:table-cell office:value-type="string">
            <text:p>hẽoa</text:p>
          </table:table-cell>
          <table:table-cell/>
          <table:table-cell table:style-name="ce9" office:value-type="string">
            <text:p>puño</text:p>
          </table:table-cell>
          <table:table-cell office:value-type="string">
            <text:p>knuckle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eoko'a</text:p>
          </table:table-cell>
          <table:table-cell office:value-type="string">
            <text:p>heokʰoʔa</text:p>
          </table:table-cell>
          <table:table-cell/>
          <table:table-cell office:value-type="string">
            <text:p>puerta</text:p>
          </table:table-cell>
          <table:table-cell office:value-type="string">
            <text:p>doo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eomʉ</text:p>
          </table:table-cell>
          <table:table-cell office:value-type="string">
            <text:p>heomɨ</text:p>
          </table:table-cell>
          <table:table-cell office:value-type="string">
            <text:p>[héomɨ]</text:p>
          </table:table-cell>
          <table:table-cell office:value-type="string">
            <text:p>cerrar</text:p>
          </table:table-cell>
          <table:table-cell office:value-type="string">
            <text:p>clos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ẽomʉ</text:p>
          </table:table-cell>
          <table:table-cell office:value-type="string">
            <text:p>hẽomɨ</text:p>
          </table:table-cell>
          <table:table-cell office:value-type="string">
            <text:p>[hẽomɨ́]</text:p>
          </table:table-cell>
          <table:table-cell office:value-type="string">
            <text:p>mandar al otro lado</text:p>
          </table:table-cell>
          <table:table-cell office:value-type="string">
            <text:p>send.across.river</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jẽomʉ</text:p>
          </table:table-cell>
          <table:table-cell office:value-type="string">
            <text:p>hẽomɨ</text:p>
          </table:table-cell>
          <table:table-cell office:value-type="string">
            <text:p>[hẽ́omɨ]</text:p>
          </table:table-cell>
          <table:table-cell office:value-type="string">
            <text:p>servir (comida)</text:p>
          </table:table-cell>
          <table:table-cell office:value-type="string">
            <text:p>serve.food</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ẽomʉ</text:p>
          </table:table-cell>
          <table:table-cell office:value-type="string">
            <text:p>hẽomɨ</text:p>
          </table:table-cell>
          <table:table-cell office:value-type="string">
            <text:p>[hẽ́ómɨ]</text:p>
          </table:table-cell>
          <table:table-cell table:style-name="ce9" office:value-type="string">
            <text:p>dar puñetazo</text:p>
          </table:table-cell>
          <table:table-cell office:value-type="string">
            <text:p>hit.with.fist.SINGL</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eosa'aro</text:p>
          </table:table-cell>
          <table:table-cell office:value-type="string">
            <text:p>heosaʔaro</text:p>
          </table:table-cell>
          <table:table-cell/>
          <table:table-cell table:style-name="Default" office:value-type="string">
            <text:p>puerta</text:p>
          </table:table-cell>
          <table:table-cell office:value-type="string">
            <text:p>doo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epomʉ</text:p>
          </table:table-cell>
          <table:table-cell office:value-type="string">
            <text:p>hepomɨ</text:p>
          </table:table-cell>
          <table:table-cell/>
          <table:table-cell office:value-type="string">
            <text:p>cerrar (el espacio entre dos cosas). 2. unir (dos cosas para que se sostengan firmemente).</text:p>
          </table:table-cell>
          <table:table-cell office:value-type="string">
            <text:p>close.space.between.obj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ẽsomʉ</text:p>
          </table:table-cell>
          <table:table-cell office:value-type="string">
            <text:p>hẽsomɨ</text:p>
          </table:table-cell>
          <table:table-cell/>
          <table:table-cell office:value-type="string">
            <text:p>dar varios punetazos</text:p>
          </table:table-cell>
          <table:table-cell office:value-type="string">
            <text:p>hit.with.fist.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Jesucristo saosi'kʉ</text:p>
          </table:table-cell>
          <table:table-cell office:value-type="string">
            <text:p>hesukristʰo saosiʔkʰɨ</text:p>
          </table:table-cell>
          <table:table-cell/>
          <table:table-cell office:value-type="string">
            <text:p>apostol</text:p>
          </table:table-cell>
          <table:table-cell office:value-type="string">
            <text:p>Christian.apostle</text:p>
          </table:table-cell>
          <table:table-cell table:number-columns-repeated="4"/>
          <table:table-cell office:value-type="string">
            <text:p>Spanish</text:p>
          </table:table-cell>
          <table:table-cell table:number-columns-repeated="5"/>
          <table:table-cell office:value-type="string">
            <text:p>s.an.pl.</text:p>
          </table:table-cell>
          <table:table-cell table:number-columns-repeated="237"/>
        </table:table-row>
        <table:table-row table:style-name="ro2">
          <table:table-cell table:number-columns-repeated="3"/>
          <table:table-cell office:value-type="string">
            <text:p>jetopʉ</text:p>
          </table:table-cell>
          <table:table-cell office:value-type="string">
            <text:p>hetʰopɨ</text:p>
          </table:table-cell>
          <table:table-cell/>
          <table:table-cell office:value-type="string">
            <text:p>cuántos</text:p>
          </table:table-cell>
          <table:table-cell office:value-type="string">
            <text:p>INT.PRO.QTY</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Jetucha</text:p>
          </table:table-cell>
          <table:table-cell office:value-type="string">
            <text:p>hetʰudʒa</text:p>
          </table:table-cell>
          <table:table-cell/>
          <table:table-cell office:value-type="string">
            <text:p>caño Getuchá, comunidad koreguaje Getuchá</text:p>
          </table:table-cell>
          <table:table-cell office:value-type="string">
            <text:p>river.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etuvʉ</text:p>
          </table:table-cell>
          <table:table-cell office:value-type="string">
            <text:p>hetʰuβɨ</text:p>
          </table:table-cell>
          <table:table-cell/>
          <table:table-cell office:value-type="string">
            <text:p>cañuela</text:p>
          </table:table-cell>
          <table:table-cell office:value-type="string">
            <text:p>reed.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ĩ'ko</text:p>
          </table:table-cell>
          <table:table-cell office:value-type="string">
            <text:p>hĩʔkʰo</text:p>
          </table:table-cell>
          <table:table-cell/>
          <table:table-cell office:value-type="string">
            <text:p>especie de larva o gusano mojojoy (Es grande y comestible; se encuentra en los troncos de las palmas.).</text:p>
          </table:table-cell>
          <table:table-cell office:value-type="string">
            <text:p>grub.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i'remʉ</text:p>
          </table:table-cell>
          <table:table-cell office:value-type="string">
            <text:p>hiʔremɨ</text:p>
          </table:table-cell>
          <table:table-cell/>
          <table:table-cell office:value-type="string">
            <text:p>lavar (la tripa)</text:p>
          </table:table-cell>
          <table:table-cell office:value-type="string">
            <text:p>wash.gut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i'rimʉ</text:p>
          </table:table-cell>
          <table:table-cell office:value-type="string">
            <text:p>hiʔrimɨ</text:p>
          </table:table-cell>
          <table:table-cell/>
          <table:table-cell office:value-type="string">
            <text:p>arrugarse, encogerse (una culebra)</text:p>
          </table:table-cell>
          <table:table-cell office:value-type="string">
            <text:p>coil.up.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i'romʉ</text:p>
          </table:table-cell>
          <table:table-cell office:value-type="string">
            <text:p>hiʔromɨ</text:p>
          </table:table-cell>
          <table:table-cell/>
          <table:table-cell office:value-type="string">
            <text:p>arremangar; destender; barrer (basura en montón)</text:p>
          </table:table-cell>
          <table:table-cell office:value-type="string">
            <text:p>sweep.into.pile.VT</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jĩ'tu</text:p>
          </table:table-cell>
          <table:table-cell office:value-type="string">
            <text:p>hĩʔtʰu</text:p>
          </table:table-cell>
          <table:table-cell/>
          <table:table-cell office:value-type="string">
            <text:p>renacuajo (Se convierte en sapo cuando está grande.).</text:p>
          </table:table-cell>
          <table:table-cell office:value-type="string">
            <text:p>tadpole</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ia</text:p>
          </table:table-cell>
          <table:table-cell office:value-type="string">
            <text:p>hia</text:p>
          </table:table-cell>
          <table:table-cell/>
          <table:table-cell office:value-type="string">
            <text:p>molleja de pájaro</text:p>
          </table:table-cell>
          <table:table-cell office:value-type="string">
            <text:p>gizzar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icho</text:p>
          </table:table-cell>
          <table:table-cell office:value-type="string">
            <text:p>hidʒo</text:p>
          </table:table-cell>
          <table:table-cell/>
          <table:table-cell table:style-name="ce9" office:value-type="string">
            <text:p>nalga</text:p>
          </table:table-cell>
          <table:table-cell office:value-type="string">
            <text:p>buttock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ichotʉtivʉ</text:p>
          </table:table-cell>
          <table:table-cell office:value-type="string">
            <text:p>hidʒotʰɨtʰiβɨ</text:p>
          </table:table-cell>
          <table:table-cell/>
          <table:table-cell office:value-type="string">
            <text:p>nalga</text:p>
          </table:table-cell>
          <table:table-cell office:value-type="string">
            <text:p>buttock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ĩimʉ</text:p>
          </table:table-cell>
          <table:table-cell office:value-type="string">
            <text:p>hĩimɨ</text:p>
          </table:table-cell>
          <table:table-cell office:value-type="string">
            <text:p>[hĩ́imɨ́]</text:p>
          </table:table-cell>
          <table:table-cell table:style-name="ce9" office:value-type="string">
            <text:p>sacarse (los mocos), sonarse (las narices)</text:p>
          </table:table-cell>
          <table:table-cell office:value-type="string">
            <text:p>blow.nose</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jijika</text:p>
          </table:table-cell>
          <table:table-cell office:value-type="string">
            <text:p>hihikʰa</text:p>
          </table:table-cell>
          <table:table-cell/>
          <table:table-cell office:value-type="string">
            <text:p>pez peseta</text:p>
          </table:table-cell>
          <table:table-cell office:value-type="string">
            <text:p>fish.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jĩko chũsu</text:p>
          </table:table-cell>
          <table:table-cell office:value-type="string">
            <text:p>hĩkʰo dʒũsu</text:p>
          </table:table-cell>
          <table:table-cell/>
          <table:table-cell table:style-name="ce9" office:value-type="string">
            <text:p>especie de pez chupaflor, pez ciego, bagre. Cetopsis sp</text:p>
          </table:table-cell>
          <table:table-cell office:value-type="string">
            <text:p>fish.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jiko'a</text:p>
          </table:table-cell>
          <table:table-cell office:value-type="string">
            <text:p>hikʰoʔa</text:p>
          </table:table-cell>
          <table:table-cell/>
          <table:table-cell table:style-name="Default" office:value-type="string">
            <text:p>sacro</text:p>
          </table:table-cell>
          <table:table-cell office:value-type="string">
            <text:p>tailbon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ĩkocho</text:p>
          </table:table-cell>
          <table:table-cell office:value-type="string">
            <text:p>hĩkʰodʒo</text:p>
          </table:table-cell>
          <table:table-cell/>
          <table:table-cell office:value-type="string">
            <text:p>cola de animal</text:p>
          </table:table-cell>
          <table:table-cell office:value-type="string">
            <text:p>tai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ikojĩ'jeñʉ</text:p>
          </table:table-cell>
          <table:table-cell office:value-type="string">
            <text:p>hikʰohĩʔheɲɨ</text:p>
          </table:table-cell>
          <table:table-cell/>
          <table:table-cell table:style-name="ce9" office:value-type="string">
            <text:p>especie de árbol</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ĩkomu</text:p>
          </table:table-cell>
          <table:table-cell office:value-type="string">
            <text:p>hĩkʰomu</text:p>
          </table:table-cell>
          <table:table-cell/>
          <table:table-cell table:style-name="ce9" office:value-type="string">
            <text:p>pene</text:p>
          </table:table-cell>
          <table:table-cell office:value-type="string">
            <text:p>peni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ĩkopa</text:p>
          </table:table-cell>
          <table:table-cell office:value-type="string">
            <text:p>hĩkʰopa</text:p>
          </table:table-cell>
          <table:table-cell/>
          <table:table-cell office:value-type="string">
            <text:p>cola de pájaro (Se refiere a una cola larga y ancha.)</text:p>
          </table:table-cell>
          <table:table-cell office:value-type="string">
            <text:p>tail.of.bir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ĩkoropʉ</text:p>
          </table:table-cell>
          <table:table-cell office:value-type="string">
            <text:p>hĩkʰoropɨ</text:p>
          </table:table-cell>
          <table:table-cell/>
          <table:table-cell office:value-type="string">
            <text:p>cóccix, cola de una persona</text:p>
          </table:table-cell>
          <table:table-cell office:value-type="string">
            <text:p>tailbon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imʉ</text:p>
          </table:table-cell>
          <table:table-cell office:value-type="string">
            <text:p>himɨ</text:p>
          </table:table-cell>
          <table:table-cell/>
          <table:table-cell office:value-type="string">
            <text:p>taparse (la nariz)</text:p>
          </table:table-cell>
          <table:table-cell office:value-type="string">
            <text:p>cover.nos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ipie</text:p>
          </table:table-cell>
          <table:table-cell office:value-type="string">
            <text:p>hipie</text:p>
          </table:table-cell>
          <table:table-cell/>
          <table:table-cell table:style-name="ce9" office:value-type="string">
            <text:p>coca</text:p>
          </table:table-cell>
          <table:table-cell office:value-type="string">
            <text:p>coca</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ipie chochasarava</text:p>
          </table:table-cell>
          <table:table-cell office:value-type="string">
            <text:p>hipie dʒodʒasaraβa</text:p>
          </table:table-cell>
          <table:table-cell/>
          <table:table-cell table:style-name="ce9" office:value-type="string">
            <text:p>horqueta (Se usa para revolver hojas de coca cuando las está tostando.)</text:p>
          </table:table-cell>
          <table:table-cell office:value-type="string">
            <text:p>coca.toasting.devi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ipie ja'ova</text:p>
          </table:table-cell>
          <table:table-cell office:value-type="string">
            <text:p>hipie haʔoβa</text:p>
          </table:table-cell>
          <table:table-cell/>
          <table:table-cell table:style-name="Default" office:value-type="string">
            <text:p>hoja de coca</text:p>
          </table:table-cell>
          <table:table-cell office:value-type="string">
            <text:p>coca.leaf</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ipieñʉ</text:p>
          </table:table-cell>
          <table:table-cell office:value-type="string">
            <text:p>hipieɲɨ</text:p>
          </table:table-cell>
          <table:table-cell/>
          <table:table-cell office:value-type="string">
            <text:p>mata de coca. Erythroxylon coca</text:p>
          </table:table-cell>
          <table:table-cell office:value-type="string">
            <text:p>coca.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ipiepo</text:p>
          </table:table-cell>
          <table:table-cell office:value-type="string">
            <text:p>hipiepo</text:p>
          </table:table-cell>
          <table:table-cell/>
          <table:table-cell table:style-name="ce9" office:value-type="string">
            <text:p>polvo de coca</text:p>
          </table:table-cell>
          <table:table-cell office:value-type="string">
            <text:p>coca.powd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ipievʉ</text:p>
          </table:table-cell>
          <table:table-cell office:value-type="string">
            <text:p>hipieβɨ</text:p>
          </table:table-cell>
          <table:table-cell/>
          <table:table-cell table:style-name="ce9" office:value-type="string">
            <text:p>sembrado pequeño de coca</text:p>
          </table:table-cell>
          <table:table-cell office:value-type="string">
            <text:p>coca.sprou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irafa</text:p>
          </table:table-cell>
          <table:table-cell office:value-type="string">
            <text:p>hiraɸa</text:p>
          </table:table-cell>
          <table:table-cell/>
          <table:table-cell table:style-name="ce9" office:value-type="string">
            <text:p><text:s/>jirafa (Es un mamífero rumiante de Africa con cuello muy largo.).</text:p>
          </table:table-cell>
          <table:table-cell office:value-type="string">
            <text:p>giraffe</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jirimʉ</text:p>
          </table:table-cell>
          <table:table-cell office:value-type="string">
            <text:p>hirimɨ</text:p>
          </table:table-cell>
          <table:table-cell office:value-type="string">
            <text:p>[hírímɨ]</text:p>
          </table:table-cell>
          <table:table-cell table:style-name="ce9" office:value-type="string">
            <text:p>embutir, rellenar.</text:p>
          </table:table-cell>
          <table:table-cell office:value-type="string">
            <text:p>stuff.with.substanc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maã'carʉ</text:p>
          </table:table-cell>
          <table:table-cell office:value-type="string">
            <text:p>m̥aãʔkarɨ</text:p>
          </table:table-cell>
          <table:table-cell/>
          <table:table-cell table:style-name="ce9" office:value-type="string">
            <text:p>angosto, estrecho</text:p>
          </table:table-cell>
          <table:table-cell office:value-type="string">
            <text:p>narow</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jmachenerʉ</text:p>
          </table:table-cell>
          <table:table-cell office:value-type="string">
            <text:p>m̥adʒenerɨ</text:p>
          </table:table-cell>
          <table:table-cell/>
          <table:table-cell table:style-name="ce9" office:value-type="string">
            <text:p>e<text:span text:style-name="T5">spacio pequeño, </text:span><text:span text:style-name="T5">distancia corta. 2. </text:span><text:span text:style-name="T5">tiempo corto</text:span></text:p>
          </table:table-cell>
          <table:table-cell office:value-type="string">
            <text:p>small.spac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jmacho'rorʉ</text:p>
          </table:table-cell>
          <table:table-cell office:value-type="string">
            <text:p>m̥adʒoʔrorɨ</text:p>
          </table:table-cell>
          <table:table-cell/>
          <table:table-cell table:style-name="ce9" office:value-type="string">
            <text:p>angosto, estrecho</text:p>
          </table:table-cell>
          <table:table-cell office:value-type="string">
            <text:p>narrow</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jmamakarʉ</text:p>
          </table:table-cell>
          <table:table-cell office:value-type="string">
            <text:p>m̥amakʰarɨ</text:p>
          </table:table-cell>
          <table:table-cell/>
          <table:table-cell table:style-name="ce9" office:value-type="string">
            <text:p>cantidad pequeña. 2. distancia corta.</text:p>
          </table:table-cell>
          <table:table-cell office:value-type="string">
            <text:p>small.qty</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jmamakarʉ</text:p>
          </table:table-cell>
          <table:table-cell office:value-type="string">
            <text:p>m̥amakʰarɨ</text:p>
          </table:table-cell>
          <table:table-cell/>
          <table:table-cell office:value-type="string">
            <text:p>cosita pequeña</text:p>
          </table:table-cell>
          <table:table-cell office:value-type="string">
            <text:p>small.obj</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mamakarʉjẽ'e</text:p>
          </table:table-cell>
          <table:table-cell office:value-type="string">
            <text:p>m̥amakʰarɨhẽʔe</text:p>
          </table:table-cell>
          <table:table-cell/>
          <table:table-cell office:value-type="string">
            <text:p>nunca, ni poquito, nada</text:p>
          </table:table-cell>
          <table:table-cell office:value-type="string">
            <text:p>nothing</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jmanʉkorʉ</text:p>
          </table:table-cell>
          <table:table-cell office:value-type="string">
            <text:p>m̥anɨkʰorɨ</text:p>
          </table:table-cell>
          <table:table-cell/>
          <table:table-cell office:value-type="string">
            <text:p>poquito, cantidad pequeña</text:p>
          </table:table-cell>
          <table:table-cell office:value-type="string">
            <text:p>small.qty</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jmara'pʉrʉã que'ri</text:p>
          </table:table-cell>
          <table:table-cell office:value-type="string">
            <text:p>m̥araʔpɨrɨã keʔri</text:p>
          </table:table-cell>
          <table:table-cell/>
          <table:table-cell office:value-type="string">
            <text:p>sarampión</text:p>
          </table:table-cell>
          <table:table-cell office:value-type="string">
            <text:p>skin.infectio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marĩru</text:p>
          </table:table-cell>
          <table:table-cell office:value-type="string">
            <text:p>m̥arĩru</text:p>
          </table:table-cell>
          <table:table-cell/>
          <table:table-cell table:style-name="ce9" office:value-type="string">
            <text:p>corto, alta (como una falda)</text:p>
          </table:table-cell>
          <table:table-cell office:value-type="string">
            <text:p>short.in.length</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jmatirirʉ</text:p>
          </table:table-cell>
          <table:table-cell office:value-type="string">
            <text:p>m̥atʰirirɨ</text:p>
          </table:table-cell>
          <table:table-cell/>
          <table:table-cell table:style-name="ce9" office:value-type="string">
            <text:p>corto y delgado</text:p>
          </table:table-cell>
          <table:table-cell office:value-type="string">
            <text:p>short.and.thin</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jmatʉ'karʉ</text:p>
          </table:table-cell>
          <table:table-cell office:value-type="string">
            <text:p>m̥atʰɨʔkʰarɨ</text:p>
          </table:table-cell>
          <table:table-cell/>
          <table:table-cell table:style-name="ce9" office:value-type="string">
            <text:p>palo corto</text:p>
          </table:table-cell>
          <table:table-cell office:value-type="string">
            <text:p>short.stick</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jmatʉkarʉ</text:p>
          </table:table-cell>
          <table:table-cell office:value-type="string">
            <text:p>m̥atʰɨkʰarɨ</text:p>
          </table:table-cell>
          <table:table-cell/>
          <table:table-cell office:value-type="string">
            <text:p>tiempo corto, rato</text:p>
          </table:table-cell>
          <table:table-cell office:value-type="string">
            <text:p>short.tim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jmatʉkarʉ</text:p>
          </table:table-cell>
          <table:table-cell office:value-type="string">
            <text:p>m̥atʰɨkʰarɨ</text:p>
          </table:table-cell>
          <table:table-cell/>
          <table:table-cell table:style-name="ce9" office:value-type="string">
            <text:p>salida o entrada de una laguna</text:p>
          </table:table-cell>
          <table:table-cell office:value-type="string">
            <text:p>entrance.of.lak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mava'o</text:p>
          </table:table-cell>
          <table:table-cell office:value-type="string">
            <text:p>m̥aβaʔo</text:p>
          </table:table-cell>
          <table:table-cell/>
          <table:table-cell office:value-type="string">
            <text:p>niña pequeña</text:p>
          </table:table-cell>
          <table:table-cell office:value-type="string">
            <text:p>little.girl</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mava'ʉ</text:p>
          </table:table-cell>
          <table:table-cell office:value-type="string">
            <text:p>m̥aβaʔɨ</text:p>
          </table:table-cell>
          <table:table-cell/>
          <table:table-cell table:style-name="ce9" office:value-type="string">
            <text:p>nĩno pequeño</text:p>
          </table:table-cell>
          <table:table-cell office:value-type="string">
            <text:p>little.boy</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ña'nemʉ</text:p>
          </table:table-cell>
          <table:table-cell office:value-type="string">
            <text:p>ñ̥aʔnemɨ</text:p>
          </table:table-cell>
          <table:table-cell/>
          <table:table-cell table:style-name="ce9" office:value-type="string">
            <text:p>brincar, saltar</text:p>
          </table:table-cell>
          <table:table-cell office:value-type="string">
            <text:p>leap</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ña'numʉ</text:p>
          </table:table-cell>
          <table:table-cell office:value-type="string">
            <text:p>ñ̥aʔnumɨ</text:p>
          </table:table-cell>
          <table:table-cell/>
          <table:table-cell table:style-name="ce9" office:value-type="string">
            <text:p>escoger, seleccionar</text:p>
          </table:table-cell>
          <table:table-cell office:value-type="string">
            <text:p>choos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ñaacojñomʉ</text:p>
          </table:table-cell>
          <table:table-cell office:value-type="string">
            <text:p>ñ̥aakoñ̥omɨ</text:p>
          </table:table-cell>
          <table:table-cell/>
          <table:table-cell office:value-type="string">
            <text:p>nacer, ser encontrado</text:p>
          </table:table-cell>
          <table:table-cell office:value-type="string">
            <text:p>be.born</text:p>
          </table:table-cell>
          <table:table-cell table:number-columns-repeated="10"/>
          <table:table-cell office:value-type="string">
            <text:p>v.pas.</text:p>
          </table:table-cell>
          <table:table-cell table:number-columns-repeated="237"/>
        </table:table-row>
        <table:table-row table:style-name="ro2">
          <table:table-cell table:number-columns-repeated="3"/>
          <table:table-cell office:value-type="string">
            <text:p>jñaamo</text:p>
          </table:table-cell>
          <table:table-cell office:value-type="string">
            <text:p>ñ̥aamo</text:p>
          </table:table-cell>
          <table:table-cell/>
          <table:table-cell office:value-type="string">
            <text:p>dar a luz</text:p>
          </table:table-cell>
          <table:table-cell office:value-type="string">
            <text:p>give.birth.to</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ñaamʉ</text:p>
          </table:table-cell>
          <table:table-cell office:value-type="string">
            <text:p>ñ̥aamɨ</text:p>
          </table:table-cell>
          <table:table-cell/>
          <table:table-cell office:value-type="string">
            <text:p>nacer</text:p>
          </table:table-cell>
          <table:table-cell office:value-type="string">
            <text:p>be.bor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ñaamʉ</text:p>
          </table:table-cell>
          <table:table-cell office:value-type="string">
            <text:p>ñ̥aamɨ</text:p>
          </table:table-cell>
          <table:table-cell/>
          <table:table-cell office:value-type="string">
            <text:p>conseguir, encontrar</text:p>
          </table:table-cell>
          <table:table-cell office:value-type="string">
            <text:p>find</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ñaasiumucuse</text:p>
          </table:table-cell>
          <table:table-cell office:value-type="string">
            <text:p>ñ̥aasiumukuse</text:p>
          </table:table-cell>
          <table:table-cell/>
          <table:table-cell table:style-name="ce12" office:value-type="string">
            <text:p>cumpleaños</text:p>
          </table:table-cell>
          <table:table-cell office:value-type="string">
            <text:p>birthda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ñajñusaivʉ</text:p>
          </table:table-cell>
          <table:table-cell office:value-type="string">
            <text:p>ñ̥añ̥usaiβɨ</text:p>
          </table:table-cell>
          <table:table-cell/>
          <table:table-cell table:style-name="ce9" office:value-type="string">
            <text:p>carretilla</text:p>
          </table:table-cell>
          <table:table-cell office:value-type="string">
            <text:p>wago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ñano vʉimʉ</text:p>
          </table:table-cell>
          <table:table-cell office:value-type="string">
            <text:p>ñ̥ano βɨimɨ</text:p>
          </table:table-cell>
          <table:table-cell/>
          <table:table-cell table:style-name="Default" office:value-type="string">
            <text:p>despertarse</text:p>
          </table:table-cell>
          <table:table-cell office:value-type="string">
            <text:p>wake.up.VI</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jñanomʉ</text:p>
          </table:table-cell>
          <table:table-cell office:value-type="string">
            <text:p>ñ̥anomɨ</text:p>
          </table:table-cell>
          <table:table-cell/>
          <table:table-cell office:value-type="string">
            <text:p>estar asustado, espantarse, asombrarse.</text:p>
          </table:table-cell>
          <table:table-cell office:value-type="string">
            <text:p>get.scare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ñata</text:p>
          </table:table-cell>
          <table:table-cell office:value-type="string">
            <text:p>ñ̥atʰa</text:p>
          </table:table-cell>
          <table:table-cell/>
          <table:table-cell table:style-name="ce9" office:value-type="string">
            <text:p>hormiga conga</text:p>
          </table:table-cell>
          <table:table-cell office:value-type="string">
            <text:p>an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ñataki</text:p>
          </table:table-cell>
          <table:table-cell office:value-type="string">
            <text:p>ñ̥atʰakʰi</text:p>
          </table:table-cell>
          <table:table-cell office:value-type="string">
            <text:p>[ñ̥atakʰí]</text:p>
          </table:table-cell>
          <table:table-cell table:style-name="Default" office:value-type="string">
            <text:p>etnia inga o ingano</text:p>
          </table:table-cell>
          <table:table-cell office:value-type="string">
            <text:p>Quechuan.perso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ñauma'ñe cho'omʉ</text:p>
          </table:table-cell>
          <table:table-cell office:value-type="string">
            <text:p>ñ̥aumaʔɲe dʒoʔomɨ</text:p>
          </table:table-cell>
          <table:table-cell/>
          <table:table-cell table:style-name="ce9" office:value-type="string">
            <text:p>hacer en secreto, hacer ocultamente</text:p>
          </table:table-cell>
          <table:table-cell office:value-type="string">
            <text:p>do.secretl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ñaumʉ</text:p>
          </table:table-cell>
          <table:table-cell office:value-type="string">
            <text:p>ñ̥aumɨ</text:p>
          </table:table-cell>
          <table:table-cell/>
          <table:table-cell table:style-name="Default" office:value-type="string">
            <text:p>dar a conocer, revelar, dejar descubrir</text:p>
          </table:table-cell>
          <table:table-cell office:value-type="string">
            <text:p>introduc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ñu'imʉ</text:p>
          </table:table-cell>
          <table:table-cell office:value-type="string">
            <text:p>ñ̥uʔimɨ</text:p>
          </table:table-cell>
          <table:table-cell/>
          <table:table-cell office:value-type="string">
            <text:p>soltar</text:p>
          </table:table-cell>
          <table:table-cell office:value-type="string">
            <text:p>let.go.of</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jñʉ'nʉmʉ</text:p>
          </table:table-cell>
          <table:table-cell office:value-type="string">
            <text:p>ñ̥ɨʔnɨmɨ</text:p>
          </table:table-cell>
          <table:table-cell/>
          <table:table-cell table:style-name="ce9" office:value-type="string">
            <text:p>mostar (los dientes), hacer muecas</text:p>
          </table:table-cell>
          <table:table-cell office:value-type="string">
            <text:p>grimac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ñʉ'ʉmʉ</text:p>
          </table:table-cell>
          <table:table-cell office:value-type="string">
            <text:p>ñ̥ɨʔɨmɨ</text:p>
          </table:table-cell>
          <table:table-cell office:value-type="string">
            <text:p>[ñ̥ɨ́ʔɨ́mɨ]</text:p>
          </table:table-cell>
          <table:table-cell table:style-name="Default" office:value-type="string">
            <text:p>mover (los musculos)</text:p>
          </table:table-cell>
          <table:table-cell office:value-type="string">
            <text:p>move.muscle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o'cha paamʉ</text:p>
          </table:table-cell>
          <table:table-cell office:value-type="string">
            <text:p>hoʔdʒa paamɨ</text:p>
          </table:table-cell>
          <table:table-cell/>
          <table:table-cell table:style-name="ce9" office:value-type="string">
            <text:p>tener (un animal domesticado).</text:p>
          </table:table-cell>
          <table:table-cell office:value-type="string">
            <text:p>have.domestic.animal</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o'cha sẽse</text:p>
          </table:table-cell>
          <table:table-cell office:value-type="string">
            <text:p>hoʔdʒa sẽse</text:p>
          </table:table-cell>
          <table:table-cell/>
          <table:table-cell table:style-name="Default" office:value-type="string">
            <text:p>marrano, cerdo, puerco</text:p>
          </table:table-cell>
          <table:table-cell office:value-type="string">
            <text:p>pig</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o'e</text:p>
          </table:table-cell>
          <table:table-cell office:value-type="string">
            <text:p>hoʔe</text:p>
          </table:table-cell>
          <table:table-cell/>
          <table:table-cell table:style-name="ce9" office:value-type="string">
            <text:p>otra vez, mas</text:p>
          </table:table-cell>
          <table:table-cell office:value-type="string">
            <text:p>again</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jo'je</text:p>
          </table:table-cell>
          <table:table-cell office:value-type="string">
            <text:p>hoʔhe</text:p>
          </table:table-cell>
          <table:table-cell/>
          <table:table-cell table:style-name="Default" office:value-type="string">
            <text:p>corteza del árbol achapo (Se usa para lavar el cabello.).</text:p>
          </table:table-cell>
          <table:table-cell office:value-type="string">
            <text:p>tree.sp.bark</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jo'jemʉ</text:p>
          </table:table-cell>
          <table:table-cell office:value-type="string">
            <text:p>hoʔhemɨ</text:p>
          </table:table-cell>
          <table:table-cell/>
          <table:table-cell office:value-type="string">
            <text:p>lavar (la cabeza)</text:p>
          </table:table-cell>
          <table:table-cell office:value-type="string">
            <text:p>wash.hai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o'jeñʉ</text:p>
          </table:table-cell>
          <table:table-cell office:value-type="string">
            <text:p>hoʔheɲɨ</text:p>
          </table:table-cell>
          <table:table-cell/>
          <table:table-cell office:value-type="string">
            <text:p><text:s/>especie del árbol achapo</text:p>
          </table:table-cell>
          <table:table-cell office:value-type="string">
            <text:p>tree.sp</text:p>
          </table:table-cell>
          <table:table-cell table:number-columns-repeated="3"/>
          <table:table-cell office:value-type="string">
            <text:p>CAQ</text:p>
          </table:table-cell>
          <table:table-cell table:style-name="Default"/>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jo'jo</text:p>
          </table:table-cell>
          <table:table-cell office:value-type="string">
            <text:p>hoʔho</text:p>
          </table:table-cell>
          <table:table-cell/>
          <table:table-cell office:value-type="string">
            <text:p>almidón de yuca</text:p>
          </table:table-cell>
          <table:table-cell office:value-type="string">
            <text:p>manioc.flou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o'jo ãu</text:p>
          </table:table-cell>
          <table:table-cell office:value-type="string">
            <text:p>hoʔho ãu</text:p>
          </table:table-cell>
          <table:table-cell/>
          <table:table-cell office:value-type="string">
            <text:p>casabe (hecho de almidón de yuca).</text:p>
          </table:table-cell>
          <table:table-cell office:value-type="string">
            <text:p>manioc.brea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õ'jomʉ</text:p>
          </table:table-cell>
          <table:table-cell office:value-type="string">
            <text:p>hõʔhomɨ</text:p>
          </table:table-cell>
          <table:table-cell/>
          <table:table-cell office:value-type="string">
            <text:p>ladrar, latir</text:p>
          </table:table-cell>
          <table:table-cell office:value-type="string">
            <text:p>bark.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o'ka saimʉ</text:p>
          </table:table-cell>
          <table:table-cell office:value-type="string">
            <text:p>hoʔkʰa saimɨ</text:p>
          </table:table-cell>
          <table:table-cell/>
          <table:table-cell table:style-name="ce19" office:value-type="string">
            <text:p>dejar atrás, abandonar</text:p>
          </table:table-cell>
          <table:table-cell office:value-type="string">
            <text:p>discard</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jo'kamʉ</text:p>
          </table:table-cell>
          <table:table-cell office:value-type="string">
            <text:p>hoʔkʰamɨ</text:p>
          </table:table-cell>
          <table:table-cell/>
          <table:table-cell table:style-name="ce9" office:value-type="string">
            <text:p>dejar, autorizar</text:p>
          </table:table-cell>
          <table:table-cell office:value-type="string">
            <text:p>permi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oamʉ</text:p>
          </table:table-cell>
          <table:table-cell office:value-type="string">
            <text:p>hoamɨ</text:p>
          </table:table-cell>
          <table:table-cell/>
          <table:table-cell office:value-type="string">
            <text:p>abrir (pepa), descascarar (frutas)</text:p>
          </table:table-cell>
          <table:table-cell office:value-type="string">
            <text:p>remove.skin</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oave'eñʉ</text:p>
          </table:table-cell>
          <table:table-cell office:value-type="string">
            <text:p>hoaβeʔeɲɨ</text:p>
          </table:table-cell>
          <table:table-cell/>
          <table:table-cell office:value-type="string">
            <text:p>especie de árbol frutal silvestre</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ochovʉ</text:p>
          </table:table-cell>
          <table:table-cell office:value-type="string">
            <text:p>hodʒoβɨ</text:p>
          </table:table-cell>
          <table:table-cell/>
          <table:table-cell office:value-type="string">
            <text:p>falda</text:p>
          </table:table-cell>
          <table:table-cell office:value-type="string">
            <text:p>skir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ocopo</text:p>
          </table:table-cell>
          <table:table-cell office:value-type="string">
            <text:p>hokopo</text:p>
          </table:table-cell>
          <table:table-cell/>
          <table:table-cell office:value-type="string">
            <text:p>abdomen de pez</text:p>
          </table:table-cell>
          <table:table-cell office:value-type="string">
            <text:p>fish.bell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oicʉna</text:p>
          </table:table-cell>
          <table:table-cell office:value-type="string">
            <text:p>hoikɨna</text:p>
          </table:table-cell>
          <table:table-cell/>
          <table:table-cell office:value-type="string">
            <text:p>vidrio, porcelana</text:p>
          </table:table-cell>
          <table:table-cell office:value-type="string">
            <text:p>glas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oicʉnare'ava</text:p>
          </table:table-cell>
          <table:table-cell office:value-type="string">
            <text:p>hoikɨnareʔaβa</text:p>
          </table:table-cell>
          <table:table-cell/>
          <table:table-cell office:value-type="string">
            <text:p>plato de porcelana</text:p>
          </table:table-cell>
          <table:table-cell office:value-type="string">
            <text:p>plate.typ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oicʉnaro'rova</text:p>
          </table:table-cell>
          <table:table-cell office:value-type="string">
            <text:p>hoikɨnaroʔroβa</text:p>
          </table:table-cell>
          <table:table-cell/>
          <table:table-cell office:value-type="string">
            <text:p>pocillo de porcelana</text:p>
          </table:table-cell>
          <table:table-cell office:value-type="string">
            <text:p>cup.typ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oimʉ</text:p>
          </table:table-cell>
          <table:table-cell office:value-type="string">
            <text:p>hoimɨ</text:p>
          </table:table-cell>
          <table:table-cell/>
          <table:table-cell office:value-type="string">
            <text:p>romperse, partirse</text:p>
          </table:table-cell>
          <table:table-cell office:value-type="string">
            <text:p>break.VI.SINGL</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jojamʉ</text:p>
          </table:table-cell>
          <table:table-cell office:value-type="string">
            <text:p>hohamɨ</text:p>
          </table:table-cell>
          <table:table-cell/>
          <table:table-cell office:value-type="string">
            <text:p>dar (un electrochoque), pegar (la corriente).</text:p>
          </table:table-cell>
          <table:table-cell office:value-type="string">
            <text:p>shock.with.electricity</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ojamʉ</text:p>
          </table:table-cell>
          <table:table-cell office:value-type="string">
            <text:p>hohamɨ</text:p>
          </table:table-cell>
          <table:table-cell/>
          <table:table-cell office:value-type="string">
            <text:p>criar (un niño o animal)</text:p>
          </table:table-cell>
          <table:table-cell office:value-type="string">
            <text:p>take.care.of.SINGL</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ojomʉ</text:p>
          </table:table-cell>
          <table:table-cell office:value-type="string">
            <text:p>hohomɨ</text:p>
          </table:table-cell>
          <table:table-cell office:value-type="string">
            <text:p>[hóhomɨ]</text:p>
          </table:table-cell>
          <table:table-cell office:value-type="string">
            <text:p>agrietarse, chitearse (quebrarse en varias partes pared, piso).</text:p>
          </table:table-cell>
          <table:table-cell office:value-type="string">
            <text:p>break.VI.PLACT</text:p>
          </table:table-cell>
          <table:table-cell table:number-columns-repeated="10"/>
          <table:table-cell office:value-type="string">
            <text:p>v.i.rep.</text:p>
          </table:table-cell>
          <table:table-cell table:number-columns-repeated="237"/>
        </table:table-row>
        <table:table-row table:style-name="ro2">
          <table:table-cell table:number-columns-repeated="3"/>
          <table:table-cell office:value-type="string">
            <text:p>jojomʉ</text:p>
          </table:table-cell>
          <table:table-cell office:value-type="string">
            <text:p>hohomɨ</text:p>
          </table:table-cell>
          <table:table-cell office:value-type="string">
            <text:p>[hohómɨ]</text:p>
          </table:table-cell>
          <table:table-cell office:value-type="string">
            <text:p>criar (niños o animales)</text:p>
          </table:table-cell>
          <table:table-cell office:value-type="string">
            <text:p>take.care.of.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jojoo</text:p>
          </table:table-cell>
          <table:table-cell office:value-type="string">
            <text:p>hohoo</text:p>
          </table:table-cell>
          <table:table-cell/>
          <table:table-cell office:value-type="string">
            <text:p>rana; sapo</text:p>
          </table:table-cell>
          <table:table-cell office:value-type="string">
            <text:p>frog</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oopo</text:p>
          </table:table-cell>
          <table:table-cell office:value-type="string">
            <text:p>hoopo</text:p>
          </table:table-cell>
          <table:table-cell/>
          <table:table-cell office:value-type="string">
            <text:p>mitad, medio, centro</text:p>
          </table:table-cell>
          <table:table-cell office:value-type="string">
            <text:p>middle.par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oopo simi</text:p>
          </table:table-cell>
          <table:table-cell office:value-type="string">
            <text:p>hoopo simi</text:p>
          </table:table-cell>
          <table:table-cell/>
          <table:table-cell table:style-name="ce9" office:value-type="string">
            <text:p>especie de bagre (Es de tamaño mediano.).</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oorepapo</text:p>
          </table:table-cell>
          <table:table-cell office:value-type="string">
            <text:p>hoorepapo</text:p>
          </table:table-cell>
          <table:table-cell/>
          <table:table-cell office:value-type="string">
            <text:p>justamente en la mitad.</text:p>
          </table:table-cell>
          <table:table-cell office:value-type="string">
            <text:p>in.middle.exactly</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jore ai</text:p>
          </table:table-cell>
          <table:table-cell office:value-type="string">
            <text:p>hore ai</text:p>
          </table:table-cell>
          <table:table-cell/>
          <table:table-cell office:value-type="string">
            <text:p>maestro de la mentira, experto en la mentira, persona mentirosa.</text:p>
          </table:table-cell>
          <table:table-cell office:value-type="string">
            <text:p>liar.INTENS</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oreche</text:p>
          </table:table-cell>
          <table:table-cell office:value-type="string">
            <text:p>horedʒe</text:p>
          </table:table-cell>
          <table:table-cell/>
          <table:table-cell table:style-name="ce9" office:value-type="string">
            <text:p>mentira</text:p>
          </table:table-cell>
          <table:table-cell office:value-type="string">
            <text:p>li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orechʉ'o</text:p>
          </table:table-cell>
          <table:table-cell office:value-type="string">
            <text:p>horedʒɨʔo</text:p>
          </table:table-cell>
          <table:table-cell/>
          <table:table-cell table:style-name="Default" office:value-type="string">
            <text:p>mentira</text:p>
          </table:table-cell>
          <table:table-cell office:value-type="string">
            <text:p>li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oremachʉ'o</text:p>
          </table:table-cell>
          <table:table-cell office:value-type="string">
            <text:p>horemadʒɨʔo</text:p>
          </table:table-cell>
          <table:table-cell/>
          <table:table-cell table:style-name="ce9" office:value-type="string">
            <text:p>verdad</text:p>
          </table:table-cell>
          <table:table-cell office:value-type="string">
            <text:p>tru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oremʉ</text:p>
          </table:table-cell>
          <table:table-cell office:value-type="string">
            <text:p>horemɨ</text:p>
          </table:table-cell>
          <table:table-cell/>
          <table:table-cell office:value-type="string">
            <text:p>mentir, engañar</text:p>
          </table:table-cell>
          <table:table-cell office:value-type="string">
            <text:p>deceiv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oreo</text:p>
          </table:table-cell>
          <table:table-cell office:value-type="string">
            <text:p>horeo</text:p>
          </table:table-cell>
          <table:table-cell/>
          <table:table-cell office:value-type="string">
            <text:p>mentirosa</text:p>
          </table:table-cell>
          <table:table-cell office:value-type="string">
            <text:p>liar.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oreʉ</text:p>
          </table:table-cell>
          <table:table-cell office:value-type="string">
            <text:p>horeɨ</text:p>
          </table:table-cell>
          <table:table-cell/>
          <table:table-cell office:value-type="string">
            <text:p>mentiroso</text:p>
          </table:table-cell>
          <table:table-cell office:value-type="string">
            <text:p>liar.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osamʉ</text:p>
          </table:table-cell>
          <table:table-cell office:value-type="string">
            <text:p>hosamɨ</text:p>
          </table:table-cell>
          <table:table-cell/>
          <table:table-cell office:value-type="string">
            <text:p>distribuir (entre varias personas), repartir</text:p>
          </table:table-cell>
          <table:table-cell office:value-type="string">
            <text:p>give.ou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osemʉ</text:p>
          </table:table-cell>
          <table:table-cell office:value-type="string">
            <text:p>hosemɨ</text:p>
          </table:table-cell>
          <table:table-cell/>
          <table:table-cell office:value-type="string">
            <text:p>desatar, desamarrar</text:p>
          </table:table-cell>
          <table:table-cell office:value-type="string">
            <text:p>unti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osʉmʉ</text:p>
          </table:table-cell>
          <table:table-cell office:value-type="string">
            <text:p>hosɨmɨ</text:p>
          </table:table-cell>
          <table:table-cell/>
          <table:table-cell office:value-type="string">
            <text:p>desatarse, desamarrarse</text:p>
          </table:table-cell>
          <table:table-cell office:value-type="string">
            <text:p>untie.V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ovomʉ</text:p>
          </table:table-cell>
          <table:table-cell office:value-type="string">
            <text:p>hoβomɨ</text:p>
          </table:table-cell>
          <table:table-cell/>
          <table:table-cell table:style-name="ce9" office:value-type="string">
            <text:p>juntarse, unirse, relacionarse, asociarse.</text:p>
          </table:table-cell>
          <table:table-cell office:value-type="string">
            <text:p>come.togethe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ovomʉ</text:p>
          </table:table-cell>
          <table:table-cell office:value-type="string">
            <text:p>hoβomɨ</text:p>
          </table:table-cell>
          <table:table-cell/>
          <table:table-cell office:value-type="string">
            <text:p>recolectar</text:p>
          </table:table-cell>
          <table:table-cell office:value-type="string">
            <text:p>collect.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u'amʉ</text:p>
          </table:table-cell>
          <table:table-cell office:value-type="string">
            <text:p>huʔamɨ</text:p>
          </table:table-cell>
          <table:table-cell office:value-type="string">
            <text:p>[huʔámɨ]</text:p>
          </table:table-cell>
          <table:table-cell table:style-name="ce9" office:value-type="string">
            <text:p>esconderse</text:p>
          </table:table-cell>
          <table:table-cell office:value-type="string">
            <text:p>hide.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u'aña'imʉ</text:p>
          </table:table-cell>
          <table:table-cell office:value-type="string">
            <text:p>huʔaɲaʔimɨ</text:p>
          </table:table-cell>
          <table:table-cell/>
          <table:table-cell office:value-type="string">
            <text:p>espigar (arroz, maíz, pasto)</text:p>
          </table:table-cell>
          <table:table-cell office:value-type="string">
            <text:p>bloom.of.grain.VI</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ju'avʉ</text:p>
          </table:table-cell>
          <table:table-cell office:value-type="string">
            <text:p>huʔaβɨ</text:p>
          </table:table-cell>
          <table:table-cell office:value-type="string">
            <text:p>[huʔáβɨ]</text:p>
          </table:table-cell>
          <table:table-cell office:value-type="string">
            <text:p>espiga</text:p>
          </table:table-cell>
          <table:table-cell office:value-type="string">
            <text:p>bloom.of.grain.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u'imʉ</text:p>
          </table:table-cell>
          <table:table-cell office:value-type="string">
            <text:p>huʔimɨ</text:p>
          </table:table-cell>
          <table:table-cell/>
          <table:table-cell table:style-name="ce9" office:value-type="string">
            <text:p>estar encajado, estar insertado</text:p>
          </table:table-cell>
          <table:table-cell office:value-type="string">
            <text:p>be.encased</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jũ'imʉ</text:p>
          </table:table-cell>
          <table:table-cell office:value-type="string">
            <text:p>hũʔimɨ</text:p>
          </table:table-cell>
          <table:table-cell/>
          <table:table-cell table:style-name="ce9" office:value-type="string">
            <text:p>enfermar</text:p>
          </table:table-cell>
          <table:table-cell office:value-type="string">
            <text:p>get.sick</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jũ'iñe</text:p>
          </table:table-cell>
          <table:table-cell office:value-type="string">
            <text:p>hũʔiɲe</text:p>
          </table:table-cell>
          <table:table-cell/>
          <table:table-cell office:value-type="string">
            <text:p>muerte</text:p>
          </table:table-cell>
          <table:table-cell office:value-type="string">
            <text:p>dea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ũ'irekocho paamʉ</text:p>
          </table:table-cell>
          <table:table-cell office:value-type="string">
            <text:p>hũʔirekʰodʒo paamɨ</text:p>
          </table:table-cell>
          <table:table-cell/>
          <table:table-cell office:value-type="string">
            <text:p>sentirse enfermo, sentirse maluco</text:p>
          </table:table-cell>
          <table:table-cell office:value-type="string">
            <text:p>feel.sick</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ũ'irepache jũ'imʉ</text:p>
          </table:table-cell>
          <table:table-cell office:value-type="string">
            <text:p>hũʔirepadʒe hũʔimɨ</text:p>
          </table:table-cell>
          <table:table-cell/>
          <table:table-cell table:style-name="ce9" office:value-type="string">
            <text:p>estar gravemente enfermo</text:p>
          </table:table-cell>
          <table:table-cell office:value-type="string">
            <text:p>feel.sick.INTEN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u'irepakãa</text:p>
          </table:table-cell>
          <table:table-cell office:value-type="string">
            <text:p>huʔirepakʰãa</text:p>
          </table:table-cell>
          <table:table-cell/>
          <table:table-cell office:value-type="string">
            <text:p>cusma (Es el vestido tradicional de los koreguaje.)</text:p>
          </table:table-cell>
          <table:table-cell office:value-type="string">
            <text:p>tunic</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ũ'isi'ko</text:p>
          </table:table-cell>
          <table:table-cell office:value-type="string">
            <text:p>hũʔisiʔkʰo</text:p>
          </table:table-cell>
          <table:table-cell/>
          <table:table-cell office:value-type="string">
            <text:p>una muerta</text:p>
          </table:table-cell>
          <table:table-cell office:value-type="string">
            <text:p>dead.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ũ'isi'kʉ</text:p>
          </table:table-cell>
          <table:table-cell office:value-type="string">
            <text:p>hũʔisiʔkʰɨ</text:p>
          </table:table-cell>
          <table:table-cell/>
          <table:table-cell office:value-type="string">
            <text:p>un muerto</text:p>
          </table:table-cell>
          <table:table-cell office:value-type="string">
            <text:p>dead.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u'jemʉ</text:p>
          </table:table-cell>
          <table:table-cell office:value-type="string">
            <text:p>huʔhemɨ</text:p>
          </table:table-cell>
          <table:table-cell/>
          <table:table-cell office:value-type="string">
            <text:p>picarse (todo el cuerpo), sentir picazón (en todo el cuerpo)</text:p>
          </table:table-cell>
          <table:table-cell office:value-type="string">
            <text:p>feel.itch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u'jemʉ</text:p>
          </table:table-cell>
          <table:table-cell office:value-type="string">
            <text:p>huʔhemɨ</text:p>
          </table:table-cell>
          <table:table-cell/>
          <table:table-cell office:value-type="string">
            <text:p>inyectar varias veces</text:p>
          </table:table-cell>
          <table:table-cell office:value-type="string">
            <text:p>put.straight.in.ground.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jũ'jemʉ</text:p>
          </table:table-cell>
          <table:table-cell office:value-type="string">
            <text:p>hũʔhemɨ</text:p>
          </table:table-cell>
          <table:table-cell/>
          <table:table-cell table:style-name="ce9" office:value-type="string">
            <text:p>rajar (leña)</text:p>
          </table:table-cell>
          <table:table-cell office:value-type="string">
            <text:p>split.firewood</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ũ'mumʉ</text:p>
          </table:table-cell>
          <table:table-cell office:value-type="string">
            <text:p>hũʔmumɨ</text:p>
          </table:table-cell>
          <table:table-cell/>
          <table:table-cell office:value-type="string">
            <text:p>fumar</text:p>
          </table:table-cell>
          <table:table-cell office:value-type="string">
            <text:p>smok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ueverʉmʉ</text:p>
          </table:table-cell>
          <table:table-cell office:value-type="string">
            <text:p>hueβerɨmɨ</text:p>
          </table:table-cell>
          <table:table-cell/>
          <table:table-cell office:value-type="string">
            <text:p>jueves</text:p>
          </table:table-cell>
          <table:table-cell office:value-type="string">
            <text:p>Thursday</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juha saimʉ</text:p>
          </table:table-cell>
          <table:table-cell office:value-type="string">
            <text:p>huha saimɨ</text:p>
          </table:table-cell>
          <table:table-cell/>
          <table:table-cell table:style-name="ce9" office:value-type="string">
            <text:p>viajar por bote palanqueando</text:p>
          </table:table-cell>
          <table:table-cell office:value-type="string">
            <text:p>travel.in.punted.boat</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6">
          <table:table-cell table:number-columns-repeated="3"/>
          <table:table-cell office:value-type="string">
            <text:p>juhamʉ</text:p>
          </table:table-cell>
          <table:table-cell office:value-type="string">
            <text:p>huhamɨ</text:p>
          </table:table-cell>
          <table:table-cell office:value-type="string">
            <text:p>[húhámɨ]</text:p>
          </table:table-cell>
          <table:table-cell table:style-name="Default" office:value-type="string">
            <text:p>i<text:span text:style-name="T5">nyectar una</text:span></text:p>
            <text:p><text:span text:style-name="T8">vez, chuzar, </text:span><text:span text:style-name="T8">pinchar. V: </text:span><text:span text:style-name="T8">ju'jemù, feemù. 2. </text:span><text:span text:style-name="T8">coser. 3. sembrar </text:span><text:span text:style-name="T8">(yuca). V: otemù, </text:span><text:span text:style-name="T8">tãmù. 4. picar (Se </text:span><text:span text:style-name="T8">refiere a la </text:span><text:span text:style-name="T8">picadura de </text:span><text:span text:style-name="T8">zancudos, </text:span><text:span text:style-name="T8">arenillas, alacrán </text:span><text:span text:style-name="T8">o moscas.). </text:span></text:p>
          </table:table-cell>
          <table:table-cell office:value-type="string">
            <text:p>put.straight.in.ground.SINGL</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uhimʉ</text:p>
          </table:table-cell>
          <table:table-cell office:value-type="string">
            <text:p>huhimɨ</text:p>
          </table:table-cell>
          <table:table-cell/>
          <table:table-cell table:style-name="ce9" office:value-type="string">
            <text:p><text:span text:style-name="T5">soplar </text:span><text:span text:style-name="T5">(bodoquera, </text:span><text:span text:style-name="T5">flauta, etc.). V: </text:span><text:span text:style-name="T5">jujumù</text:span><text:span text:style-name="T6">1</text:span><text:span text:style-name="T5">, jùoñù. 2. </text:span><text:span text:style-name="T5">tener flatulencia.</text:span></text:p>
          </table:table-cell>
          <table:table-cell office:value-type="string">
            <text:p>blow.VI.SINGL</text:p>
          </table:table-cell>
          <table:table-cell table:number-columns-repeated="10"/>
          <table:table-cell office:value-type="string">
            <text:p>v.i. y v.t.</text:p>
          </table:table-cell>
          <table:table-cell office:value-type="string">
            <text:p>CL II</text:p>
          </table:table-cell>
          <table:table-cell table:number-columns-repeated="236"/>
        </table:table-row>
        <table:table-row table:style-name="ro2">
          <table:table-cell table:number-columns-repeated="3"/>
          <table:table-cell office:value-type="string">
            <text:p>juhivʉ</text:p>
          </table:table-cell>
          <table:table-cell office:value-type="string">
            <text:p>huhiβɨ</text:p>
          </table:table-cell>
          <table:table-cell/>
          <table:table-cell table:style-name="Default" office:value-type="string">
            <text:p>instrumento musical de viento</text:p>
          </table:table-cell>
          <table:table-cell office:value-type="string">
            <text:p>wind.instrume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ujamʉ</text:p>
          </table:table-cell>
          <table:table-cell office:value-type="string">
            <text:p>huhamɨ</text:p>
          </table:table-cell>
          <table:table-cell/>
          <table:table-cell office:value-type="string">
            <text:p>dejar sin terminar</text:p>
          </table:table-cell>
          <table:table-cell office:value-type="string">
            <text:p>leave.unfinishe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ujamʉ</text:p>
          </table:table-cell>
          <table:table-cell office:value-type="string">
            <text:p>huhamɨ</text:p>
          </table:table-cell>
          <table:table-cell/>
          <table:table-cell table:style-name="ce9" office:value-type="string">
            <text:p>hacer engordar</text:p>
          </table:table-cell>
          <table:table-cell office:value-type="string">
            <text:p>make.get.fa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ũjume</text:p>
          </table:table-cell>
          <table:table-cell office:value-type="string">
            <text:p>hũhume</text:p>
          </table:table-cell>
          <table:table-cell/>
          <table:table-cell table:style-name="ce9" office:value-type="string">
            <text:p>morir a la vez (mucha gente)</text:p>
          </table:table-cell>
          <table:table-cell office:value-type="string">
            <text:p>die.PLACT</text:p>
          </table:table-cell>
          <table:table-cell table:number-columns-repeated="10"/>
          <table:table-cell office:value-type="string">
            <text:p>v.i.rep.</text:p>
          </table:table-cell>
          <table:table-cell table:number-columns-repeated="237"/>
        </table:table-row>
        <table:table-row table:style-name="ro2">
          <table:table-cell table:number-columns-repeated="3"/>
          <table:table-cell office:value-type="string">
            <text:p>jujumʉ</text:p>
          </table:table-cell>
          <table:table-cell office:value-type="string">
            <text:p>huhumɨ</text:p>
          </table:table-cell>
          <table:table-cell office:value-type="string">
            <text:p>[húhúmɨ]</text:p>
          </table:table-cell>
          <table:table-cell table:style-name="ce9" office:value-type="string">
            <text:p>engordarse</text:p>
          </table:table-cell>
          <table:table-cell office:value-type="string">
            <text:p>get.fa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ujumʉ</text:p>
          </table:table-cell>
          <table:table-cell office:value-type="string">
            <text:p>huhumɨ</text:p>
          </table:table-cell>
          <table:table-cell office:value-type="string">
            <text:p>[húhumɨ]</text:p>
          </table:table-cell>
          <table:table-cell table:style-name="ce9" office:value-type="string">
            <text:p>soplar varias veces</text:p>
          </table:table-cell>
          <table:table-cell office:value-type="string">
            <text:p>blow.VI.PLACT</text:p>
          </table:table-cell>
          <table:table-cell table:number-columns-repeated="10"/>
          <table:table-cell office:value-type="string">
            <text:p>v.i.rep y v.t.rep</text:p>
          </table:table-cell>
          <table:table-cell table:number-columns-repeated="237"/>
        </table:table-row>
        <table:table-row table:style-name="ro2">
          <table:table-cell table:number-columns-repeated="3"/>
          <table:table-cell office:value-type="string">
            <text:p>jujuo</text:p>
          </table:table-cell>
          <table:table-cell office:value-type="string">
            <text:p>huhuo</text:p>
          </table:table-cell>
          <table:table-cell/>
          <table:table-cell table:style-name="ce9" office:value-type="string">
            <text:p>gorda</text:p>
          </table:table-cell>
          <table:table-cell office:value-type="string">
            <text:p>fat.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ujusiva'o</text:p>
          </table:table-cell>
          <table:table-cell office:value-type="string">
            <text:p>huhusiβaʔo</text:p>
          </table:table-cell>
          <table:table-cell/>
          <table:table-cell office:value-type="string">
            <text:p>gorda</text:p>
          </table:table-cell>
          <table:table-cell office:value-type="string">
            <text:p>fat.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ujusiva'ʉ</text:p>
          </table:table-cell>
          <table:table-cell office:value-type="string">
            <text:p>huhusiβaʔɨ</text:p>
          </table:table-cell>
          <table:table-cell/>
          <table:table-cell office:value-type="string">
            <text:p>gordo</text:p>
          </table:table-cell>
          <table:table-cell office:value-type="string">
            <text:p>fat.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ujuʉ</text:p>
          </table:table-cell>
          <table:table-cell office:value-type="string">
            <text:p>huhuɨ</text:p>
          </table:table-cell>
          <table:table-cell/>
          <table:table-cell office:value-type="string">
            <text:p>gordo</text:p>
          </table:table-cell>
          <table:table-cell office:value-type="string">
            <text:p>fat.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ũnisoche</text:p>
          </table:table-cell>
          <table:table-cell office:value-type="string">
            <text:p>hũnisodʒe</text:p>
          </table:table-cell>
          <table:table-cell/>
          <table:table-cell table:style-name="ce9" office:value-type="string">
            <text:p>muerte</text:p>
          </table:table-cell>
          <table:table-cell office:value-type="string">
            <text:p>dea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ũnisome</text:p>
          </table:table-cell>
          <table:table-cell office:value-type="string">
            <text:p>hũnisome</text:p>
          </table:table-cell>
          <table:table-cell/>
          <table:table-cell table:style-name="ce9" office:value-type="string">
            <text:p>morir a la vez (mucha gente)</text:p>
          </table:table-cell>
          <table:table-cell office:value-type="string">
            <text:p>die.SINGL</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ũnisomʉ</text:p>
          </table:table-cell>
          <table:table-cell office:value-type="string">
            <text:p>hũnisomɨ</text:p>
          </table:table-cell>
          <table:table-cell/>
          <table:table-cell table:style-name="ce19" office:value-type="string">
            <text:p>morir, fallecer, estar gravemente enfermo</text:p>
          </table:table-cell>
          <table:table-cell office:value-type="string">
            <text:p>die.SINGL</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ũnisoñe</text:p>
          </table:table-cell>
          <table:table-cell office:value-type="string">
            <text:p>hũnisoɲe</text:p>
          </table:table-cell>
          <table:table-cell/>
          <table:table-cell table:style-name="ce9" office:value-type="string">
            <text:p>muerte</text:p>
          </table:table-cell>
          <table:table-cell office:value-type="string">
            <text:p>dea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ũnisosi'ko</text:p>
          </table:table-cell>
          <table:table-cell office:value-type="string">
            <text:p>hũnisosiʔkʰo</text:p>
          </table:table-cell>
          <table:table-cell/>
          <table:table-cell table:style-name="ce9" office:value-type="string">
            <text:p>una muerta</text:p>
          </table:table-cell>
          <table:table-cell office:value-type="string">
            <text:p>dead.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ũnisosi'kʉ</text:p>
          </table:table-cell>
          <table:table-cell office:value-type="string">
            <text:p>hũnisosiʔkʰɨ</text:p>
          </table:table-cell>
          <table:table-cell/>
          <table:table-cell table:style-name="ce9" office:value-type="string">
            <text:p>un muerto</text:p>
          </table:table-cell>
          <table:table-cell office:value-type="string">
            <text:p>dead.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ure</text:p>
          </table:table-cell>
          <table:table-cell office:value-type="string">
            <text:p>hure</text:p>
          </table:table-cell>
          <table:table-cell/>
          <table:table-cell table:style-name="ce9" office:value-type="string">
            <text:p>tortolitas</text:p>
          </table:table-cell>
          <table:table-cell office:value-type="string">
            <text:p>bird.sp.PL</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jureo</text:p>
          </table:table-cell>
          <table:table-cell office:value-type="string">
            <text:p>hureo</text:p>
          </table:table-cell>
          <table:table-cell/>
          <table:table-cell table:style-name="ce9" office:value-type="string">
            <text:p>tórtola</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ũtao</text:p>
          </table:table-cell>
          <table:table-cell office:value-type="string">
            <text:p>hũtʰao</text:p>
          </table:table-cell>
          <table:table-cell/>
          <table:table-cell table:style-name="ce9" office:value-type="string">
            <text:p>sobrina (hija del hermano de una mujer)</text:p>
          </table:table-cell>
          <table:table-cell office:value-type="string">
            <text:p>wBD</text:p>
          </table:table-cell>
          <table:table-cell table:number-columns-repeated="3"/>
          <table:table-cell table:style-name="Default"/>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jũtaʉ</text:p>
          </table:table-cell>
          <table:table-cell office:value-type="string">
            <text:p>hũtʰaɨ</text:p>
          </table:table-cell>
          <table:table-cell/>
          <table:table-cell table:style-name="ce9" office:value-type="string">
            <text:p>sobrino (hijo del hermano de una mujer)</text:p>
          </table:table-cell>
          <table:table-cell office:value-type="string">
            <text:p>wBS</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uupo</text:p>
          </table:table-cell>
          <table:table-cell office:value-type="string">
            <text:p>huupo</text:p>
          </table:table-cell>
          <table:table-cell/>
          <table:table-cell table:style-name="ce9" office:value-type="string">
            <text:p>isla</text:p>
          </table:table-cell>
          <table:table-cell office:value-type="string">
            <text:p>islan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uuu juuu</text:p>
          </table:table-cell>
          <table:table-cell office:value-type="string">
            <text:p>huuu huuu</text:p>
          </table:table-cell>
          <table:table-cell/>
          <table:table-cell table:style-name="Default" office:value-type="string">
            <text:p>sonido que hace un espíritu malo</text:p>
          </table:table-cell>
          <table:table-cell office:value-type="string">
            <text:p>SS.SYMB.demon</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juuujuu</text:p>
          </table:table-cell>
          <table:table-cell office:value-type="string">
            <text:p>huuuhuu</text:p>
          </table:table-cell>
          <table:table-cell table:style-name="Default"/>
          <table:table-cell table:style-name="ce9" office:value-type="string">
            <text:p>sonido de muchos pecaries andando en la selva</text:p>
          </table:table-cell>
          <table:table-cell office:value-type="string">
            <text:p>SS.SYMB.peccary.herd</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jʉ'chemʉ</text:p>
          </table:table-cell>
          <table:table-cell office:value-type="string">
            <text:p>hɨʔdʒemɨ</text:p>
          </table:table-cell>
          <table:table-cell/>
          <table:table-cell table:style-name="ce9" office:value-type="string">
            <text:p>partirse en varios pedazos (huesos o palos). 2. hacer un ruido (con las coyunturas de los dedos de la mano). </text:p>
          </table:table-cell>
          <table:table-cell office:value-type="string">
            <text:p>break.in.pieces.VI.PLACT</text:p>
          </table:table-cell>
          <table:table-cell table:number-columns-repeated="10"/>
          <table:table-cell office:value-type="string">
            <text:p>v.i.rep.</text:p>
          </table:table-cell>
          <table:table-cell table:number-columns-repeated="237"/>
        </table:table-row>
        <table:table-row table:style-name="ro2">
          <table:table-cell table:number-columns-repeated="3"/>
          <table:table-cell office:value-type="string">
            <text:p>jʉ'chʉpo</text:p>
          </table:table-cell>
          <table:table-cell office:value-type="string">
            <text:p>hɨʔdʒɨpo</text:p>
          </table:table-cell>
          <table:table-cell/>
          <table:table-cell table:style-name="Default" office:value-type="string">
            <text:p>curva del río, curva del camino.</text:p>
          </table:table-cell>
          <table:table-cell office:value-type="string">
            <text:p>bend.N</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jʉ'e</text:p>
          </table:table-cell>
          <table:table-cell office:value-type="string">
            <text:p>hɨʔe</text:p>
          </table:table-cell>
          <table:table-cell/>
          <table:table-cell table:style-name="ce9" office:value-type="string">
            <text:p>canasta, cesta, cesto</text:p>
          </table:table-cell>
          <table:table-cell office:value-type="string">
            <text:p>baske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ʉ'e ja'ova</text:p>
          </table:table-cell>
          <table:table-cell office:value-type="string">
            <text:p>hɨʔe haʔoβa</text:p>
          </table:table-cell>
          <table:table-cell/>
          <table:table-cell office:value-type="string">
            <text:p>hoja del árbol de guarumo (Se usa para hacer envueltos.)</text:p>
          </table:table-cell>
          <table:table-cell office:value-type="string">
            <text:p>tree.sp.leaf</text:p>
          </table:table-cell>
          <table:table-cell table:number-columns-repeated="10"/>
          <table:table-cell table:style-name="Default" office:value-type="string">
            <text:p>s.in.</text:p>
          </table:table-cell>
          <table:table-cell table:number-columns-repeated="237"/>
        </table:table-row>
        <table:table-row table:style-name="ro2">
          <table:table-cell table:number-columns-repeated="3"/>
          <table:table-cell table:style-name="Default" office:value-type="string">
            <text:p>jʉ'e ro'arʉ</text:p>
          </table:table-cell>
          <table:table-cell table:style-name="Default" office:value-type="string">
            <text:p>hɨʔe roʔarɨ</text:p>
          </table:table-cell>
          <table:table-cell/>
          <table:table-cell office:value-type="string">
            <text:p>canasta pequeña</text:p>
          </table:table-cell>
          <table:table-cell office:value-type="string">
            <text:p>basket.type</text:p>
          </table:table-cell>
          <table:table-cell table:number-columns-repeated="3"/>
          <table:table-cell table:style-name="Default"/>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jʉ'e so'kova</text:p>
          </table:table-cell>
          <table:table-cell office:value-type="string">
            <text:p>hɨʔe soʔkʰoβa</text:p>
          </table:table-cell>
          <table:table-cell/>
          <table:table-cell office:value-type="string">
            <text:p>tejido de guaruma (Se cuelga para secar casabe o pescado.)</text:p>
          </table:table-cell>
          <table:table-cell office:value-type="string">
            <text:p>tree.sp.bark.weavin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ʉ'eñʉ</text:p>
          </table:table-cell>
          <table:table-cell office:value-type="string">
            <text:p>hɨʔeɲɨ</text:p>
          </table:table-cell>
          <table:table-cell/>
          <table:table-cell office:value-type="string">
            <text:p>́arbol de guarumo</text:p>
          </table:table-cell>
          <table:table-cell office:value-type="string">
            <text:p>tree.sp</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jʉ'epo</text:p>
          </table:table-cell>
          <table:table-cell office:value-type="string">
            <text:p>hɨʔepo</text:p>
          </table:table-cell>
          <table:table-cell/>
          <table:table-cell office:value-type="string">
            <text:p>especie de tubérculo (Es pequeño y comestible.)</text:p>
          </table:table-cell>
          <table:table-cell office:value-type="string">
            <text:p>tuber.sp</text:p>
          </table:table-cell>
          <table:table-cell table:number-columns-repeated="10"/>
          <table:table-cell office:value-type="string">
            <text:p>s.in.</text:p>
          </table:table-cell>
          <table:table-cell table:number-columns-repeated="237"/>
        </table:table-row>
        <table:table-row table:style-name="ro4">
          <table:table-cell table:number-columns-repeated="3"/>
          <table:table-cell office:value-type="string">
            <text:p>jʉ'epʉ</text:p>
          </table:table-cell>
          <table:table-cell office:value-type="string">
            <text:p>hɨʔepɨ</text:p>
          </table:table-cell>
          <table:table-cell office:value-type="string">
            <text:p>[huʔépɨ]</text:p>
          </table:table-cell>
          <table:table-cell office:value-type="string">
            <text:p>l<text:span text:style-name="T5">ombriz capitán</text:span></text:p>
            <text:p><text:span text:style-name="T8">(Es muy grande y </text:span><text:span text:style-name="T8">de color negro.).</text:span></text:p>
          </table:table-cell>
          <table:table-cell office:value-type="string">
            <text:p>worm.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ʉ'epʉ</text:p>
          </table:table-cell>
          <table:table-cell office:value-type="string">
            <text:p>hɨʔepɨ</text:p>
          </table:table-cell>
          <table:table-cell/>
          <table:table-cell office:value-type="string">
            <text:p>mata de guaruma (Se usa la corteza para hacer canastas.).</text:p>
          </table:table-cell>
          <table:table-cell office:value-type="string">
            <text:p>plant.sp</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jʉ'eri'cu</text:p>
          </table:table-cell>
          <table:table-cell office:value-type="string">
            <text:p>hɨʔeriʔku</text:p>
          </table:table-cell>
          <table:table-cell/>
          <table:table-cell office:value-type="string">
            <text:p><text:s/>cernidores (Se tejen con huecos para colar.).</text:p>
          </table:table-cell>
          <table:table-cell office:value-type="string">
            <text:p>strainer</text:p>
          </table:table-cell>
          <table:table-cell table:number-columns-repeated="3"/>
          <table:table-cell office:value-type="string">
            <text:p>CAQ</text:p>
          </table:table-cell>
          <table:table-cell table:number-columns-repeated="6"/>
          <table:table-cell office:value-type="string">
            <text:p>s.in.gen</text:p>
          </table:table-cell>
          <table:table-cell table:number-columns-repeated="237"/>
        </table:table-row>
        <table:table-row table:style-name="ro2">
          <table:table-cell table:number-columns-repeated="3"/>
          <table:table-cell office:value-type="string">
            <text:p>jʉ'eri'cupʉ</text:p>
          </table:table-cell>
          <table:table-cell office:value-type="string">
            <text:p>hɨʔeriʔkupɨ</text:p>
          </table:table-cell>
          <table:table-cell/>
          <table:table-cell office:value-type="string">
            <text:p>cernidor</text:p>
          </table:table-cell>
          <table:table-cell office:value-type="string">
            <text:p>strain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ʉ'na</text:p>
          </table:table-cell>
          <table:table-cell office:value-type="string">
            <text:p>hɨʔna</text:p>
          </table:table-cell>
          <table:table-cell/>
          <table:table-cell office:value-type="string">
            <text:p>bicho, chinche (Produce mucha rasquiña o comezón.)</text:p>
          </table:table-cell>
          <table:table-cell office:value-type="string">
            <text:p>bee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ʉ'na ravʉ</text:p>
          </table:table-cell>
          <table:table-cell office:value-type="string">
            <text:p>hɨʔna raβɨ</text:p>
          </table:table-cell>
          <table:table-cell/>
          <table:table-cell office:value-type="string">
            <text:p>rasquiña, chunche, sarna</text:p>
          </table:table-cell>
          <table:table-cell office:value-type="string">
            <text:p>itchiness</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jʉ'omʉ</text:p>
          </table:table-cell>
          <table:table-cell office:value-type="string">
            <text:p>hɨʔomɨ</text:p>
          </table:table-cell>
          <table:table-cell/>
          <table:table-cell office:value-type="string">
            <text:p>barrer</text:p>
          </table:table-cell>
          <table:table-cell office:value-type="string">
            <text:p>sweep</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jʉ'osachapʉ</text:p>
          </table:table-cell>
          <table:table-cell office:value-type="string">
            <text:p>hɨʔosadʒapɨ</text:p>
          </table:table-cell>
          <table:table-cell/>
          <table:table-cell office:value-type="string">
            <text:p>escoba</text:p>
          </table:table-cell>
          <table:table-cell office:value-type="string">
            <text:p>broom</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ʉ'vekʉ i'kamʉ</text:p>
          </table:table-cell>
          <table:table-cell office:value-type="string">
            <text:p>hɨʔβekʰɨ iʔkʰamɨ</text:p>
          </table:table-cell>
          <table:table-cell/>
          <table:table-cell office:value-type="string">
            <text:p>hablar haciendo muchas pausas, tartamudear</text:p>
          </table:table-cell>
          <table:table-cell office:value-type="string">
            <text:p>stutte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ʉ'vemʉ</text:p>
          </table:table-cell>
          <table:table-cell office:value-type="string">
            <text:p>hɨʔβemɨ</text:p>
          </table:table-cell>
          <table:table-cell/>
          <table:table-cell office:value-type="string">
            <text:p>hacer una pausa varias veces cuando habla, hacer varias oclusiones glotales</text:p>
          </table:table-cell>
          <table:table-cell office:value-type="string">
            <text:p>pause.VI.PLACT</text:p>
          </table:table-cell>
          <table:table-cell table:number-columns-repeated="10"/>
          <table:table-cell office:value-type="string">
            <text:p>v.i.rep.</text:p>
          </table:table-cell>
          <table:table-cell table:number-columns-repeated="237"/>
        </table:table-row>
        <table:table-row table:style-name="ro2">
          <table:table-cell table:number-columns-repeated="3"/>
          <table:table-cell office:value-type="string">
            <text:p>jʉ̃a</text:p>
          </table:table-cell>
          <table:table-cell office:value-type="string">
            <text:p>hɨ̃a</text:p>
          </table:table-cell>
          <table:table-cell/>
          <table:table-cell office:value-type="string">
            <text:p>trompo (juguete)</text:p>
          </table:table-cell>
          <table:table-cell office:value-type="string">
            <text:p>gourd.to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ʉchʉmo</text:p>
          </table:table-cell>
          <table:table-cell office:value-type="string">
            <text:p>hɨdʒɨmo</text:p>
          </table:table-cell>
          <table:table-cell office:value-type="string">
            <text:p>[hɨ́dʒɨmo]</text:p>
          </table:table-cell>
          <table:table-cell office:value-type="string">
            <text:p>menstruar</text:p>
          </table:table-cell>
          <table:table-cell office:value-type="string">
            <text:p>menstruat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ʉchʉmʉ</text:p>
          </table:table-cell>
          <table:table-cell office:value-type="string">
            <text:p>hɨdʒɨmɨ</text:p>
          </table:table-cell>
          <table:table-cell office:value-type="string">
            <text:p>[hɨ́dʒɨmɨ]</text:p>
          </table:table-cell>
          <table:table-cell office:value-type="string">
            <text:p>fracturarse (un hueso), romperse</text:p>
          </table:table-cell>
          <table:table-cell office:value-type="string">
            <text:p>break.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ʉjamʉ</text:p>
          </table:table-cell>
          <table:table-cell office:value-type="string">
            <text:p>hɨhamɨ</text:p>
          </table:table-cell>
          <table:table-cell office:value-type="string">
            <text:p>[hɨ́hámɨ]</text:p>
          </table:table-cell>
          <table:table-cell office:value-type="string">
            <text:p>ser o estar duro, ser dificil</text:p>
          </table:table-cell>
          <table:table-cell office:value-type="string">
            <text:p>be.har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ʉjarekocho paamʉ</text:p>
          </table:table-cell>
          <table:table-cell office:value-type="string">
            <text:p>hɨharekʰodʒo paamɨ</text:p>
          </table:table-cell>
          <table:table-cell/>
          <table:table-cell office:value-type="string">
            <text:p>ser valiente, lit. tener alma dura</text:p>
          </table:table-cell>
          <table:table-cell office:value-type="string">
            <text:p>be.brav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ʉ̃jña cha</text:p>
          </table:table-cell>
          <table:table-cell office:value-type="string">
            <text:p>hɨ̃ñ̥a dʒa</text:p>
          </table:table-cell>
          <table:table-cell/>
          <table:table-cell office:value-type="string">
            <text:p>muñecas de las manos</text:p>
          </table:table-cell>
          <table:table-cell office:value-type="string">
            <text:p>wrist</text:p>
          </table:table-cell>
          <table:table-cell table:number-columns-repeated="10"/>
          <table:table-cell office:value-type="string">
            <text:p>s.in.pl.</text:p>
          </table:table-cell>
          <table:table-cell table:number-columns-repeated="237"/>
        </table:table-row>
        <table:table-row table:style-name="ro2">
          <table:table-cell table:number-columns-repeated="3"/>
          <table:table-cell office:value-type="string">
            <text:p>jʉ̃jña ja'e</text:p>
          </table:table-cell>
          <table:table-cell office:value-type="string">
            <text:p>hɨ̃ñ̥a haʔe</text:p>
          </table:table-cell>
          <table:table-cell/>
          <table:table-cell office:value-type="string">
            <text:p>palmas de las manos</text:p>
          </table:table-cell>
          <table:table-cell office:value-type="string">
            <text:p>palm.of.hand</text:p>
          </table:table-cell>
          <table:table-cell table:number-columns-repeated="10"/>
          <table:table-cell office:value-type="string">
            <text:p>s.in.pl.</text:p>
          </table:table-cell>
          <table:table-cell table:number-columns-repeated="237"/>
        </table:table-row>
        <table:table-row table:style-name="ro2">
          <table:table-cell table:number-columns-repeated="3"/>
          <table:table-cell office:value-type="string">
            <text:p>jʉ̃jña phẽ</text:p>
          </table:table-cell>
          <table:table-cell office:value-type="string">
            <text:p>hɨ̃ñ̥a pʰẽ</text:p>
          </table:table-cell>
          <table:table-cell/>
          <table:table-cell table:style-name="ce9" office:value-type="string">
            <text:p>todos los dedos de las dos manos</text:p>
          </table:table-cell>
          <table:table-cell office:value-type="string">
            <text:p>fingers</text:p>
          </table:table-cell>
          <table:table-cell table:number-columns-repeated="10"/>
          <table:table-cell office:value-type="string">
            <text:p>s.in.pl.</text:p>
          </table:table-cell>
          <table:table-cell table:number-columns-repeated="237"/>
        </table:table-row>
        <table:table-row table:style-name="ro2">
          <table:table-cell table:number-columns-repeated="3"/>
          <table:table-cell office:value-type="string">
            <text:p>jʉjña sãiñe va'ñemʉ</text:p>
          </table:table-cell>
          <table:table-cell office:value-type="string">
            <text:p>hɨñ̥a sãiɲe βaʔɲemɨ</text:p>
          </table:table-cell>
          <table:table-cell/>
          <table:table-cell office:value-type="string">
            <text:p>cruzar (los brazos)</text:p>
          </table:table-cell>
          <table:table-cell office:value-type="string">
            <text:p>cross.arm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ʉjo cuaomʉ</text:p>
          </table:table-cell>
          <table:table-cell office:value-type="string">
            <text:p>hɨho kuaomɨ</text:p>
          </table:table-cell>
          <table:table-cell/>
          <table:table-cell table:style-name="ce9" office:value-type="string">
            <text:p><text:s/>empujar hacia adentro</text:p>
          </table:table-cell>
          <table:table-cell office:value-type="string">
            <text:p>push.to.insid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ʉjo etomʉ</text:p>
          </table:table-cell>
          <table:table-cell office:value-type="string">
            <text:p>hɨho etʰomɨ</text:p>
          </table:table-cell>
          <table:table-cell/>
          <table:table-cell table:style-name="ce9" office:value-type="string">
            <text:p>empujar hacia afuera</text:p>
          </table:table-cell>
          <table:table-cell office:value-type="string">
            <text:p>push.to.outsid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ʉjomʉ</text:p>
          </table:table-cell>
          <table:table-cell office:value-type="string">
            <text:p>hɨhomɨ</text:p>
          </table:table-cell>
          <table:table-cell/>
          <table:table-cell office:value-type="string">
            <text:p>detenerse (el río), dejar de fluir (el río)</text:p>
          </table:table-cell>
          <table:table-cell office:value-type="string">
            <text:p>stop.of.water.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ʉjomʉ</text:p>
          </table:table-cell>
          <table:table-cell office:value-type="string">
            <text:p>hɨhomɨ</text:p>
          </table:table-cell>
          <table:table-cell/>
          <table:table-cell office:value-type="string">
            <text:p>empujar</text:p>
          </table:table-cell>
          <table:table-cell office:value-type="string">
            <text:p>push</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jʉ̃jʉ</text:p>
          </table:table-cell>
          <table:table-cell office:value-type="string">
            <text:p>hɨ̃hɨ</text:p>
          </table:table-cell>
          <table:table-cell/>
          <table:table-cell office:value-type="string">
            <text:p>sí (se usa para contestar)</text:p>
          </table:table-cell>
          <table:table-cell office:value-type="string">
            <text:p>INTERJ.approval</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jʉ̃jʉo</text:p>
          </table:table-cell>
          <table:table-cell office:value-type="string">
            <text:p>hɨ̃hɨo</text:p>
          </table:table-cell>
          <table:table-cell/>
          <table:table-cell office:value-type="string">
            <text:p>araña</text:p>
          </table:table-cell>
          <table:table-cell office:value-type="string">
            <text:p>spide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ʉ̃jʉsumʉ</text:p>
          </table:table-cell>
          <table:table-cell office:value-type="string">
            <text:p>hɨ̃hɨsumɨ</text:p>
          </table:table-cell>
          <table:table-cell/>
          <table:table-cell office:value-type="string">
            <text:p>tener filo, estar afilado</text:p>
          </table:table-cell>
          <table:table-cell office:value-type="string">
            <text:p>be.sharp</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ʉ̃ma</text:p>
          </table:table-cell>
          <table:table-cell office:value-type="string">
            <text:p>hɨ̃ma</text:p>
          </table:table-cell>
          <table:table-cell office:value-type="string">
            <text:p>[hɨ̃má]</text:p>
          </table:table-cell>
          <table:table-cell office:value-type="string">
            <text:p>reciba</text:p>
          </table:table-cell>
          <table:table-cell office:value-type="string">
            <text:p>INTERJ.here.you.go</text:p>
          </table:table-cell>
          <table:table-cell table:number-columns-repeated="10"/>
          <table:table-cell office:value-type="string">
            <text:p>interj.</text:p>
          </table:table-cell>
          <table:table-cell table:number-columns-repeated="237"/>
        </table:table-row>
        <table:table-row table:style-name="ro2">
          <table:table-cell table:number-columns-repeated="3"/>
          <table:table-cell office:value-type="string">
            <text:p>jʉ̃mʉ</text:p>
          </table:table-cell>
          <table:table-cell office:value-type="string">
            <text:p>hɨ̃mɨ</text:p>
          </table:table-cell>
          <table:table-cell office:value-type="string">
            <text:p>[hɨ̃́mɨ]</text:p>
          </table:table-cell>
          <table:table-cell office:value-type="string">
            <text:p>contestar apropriadamente en la conversación diciendo “jʉ̃”</text:p>
          </table:table-cell>
          <table:table-cell office:value-type="string">
            <text:p>reply.with.continuer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ʉ̃na</text:p>
          </table:table-cell>
          <table:table-cell office:value-type="string">
            <text:p>hɨ̃na</text:p>
          </table:table-cell>
          <table:table-cell/>
          <table:table-cell office:value-type="string">
            <text:p>vamos</text:p>
          </table:table-cell>
          <table:table-cell office:value-type="string">
            <text:p>INTERJ.let's.go</text:p>
          </table:table-cell>
          <table:table-cell table:number-columns-repeated="10"/>
          <table:table-cell office:value-type="string">
            <text:p>interj.</text:p>
          </table:table-cell>
          <table:table-cell table:number-columns-repeated="237"/>
        </table:table-row>
        <table:table-row table:style-name="ro2">
          <table:table-cell table:number-columns-repeated="3"/>
          <table:table-cell office:value-type="string">
            <text:p>jʉnojʉ̃'ʉ</text:p>
          </table:table-cell>
          <table:table-cell office:value-type="string">
            <text:p>hɨnohɨ̃ʔɨ</text:p>
          </table:table-cell>
          <table:table-cell/>
          <table:table-cell office:value-type="string">
            <text:p>siga. Uso: Esta palabra sólo ocurre como forma imperativa</text:p>
          </table:table-cell>
          <table:table-cell office:value-type="string">
            <text:p>follow.IMP</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ʉo</text:p>
          </table:table-cell>
          <table:table-cell office:value-type="string">
            <text:p>hɨo</text:p>
          </table:table-cell>
          <table:table-cell/>
          <table:table-cell office:value-type="string">
            <text:p>dardos de cerbatan o bodoquera; cerbatanas, bodoqueras</text:p>
          </table:table-cell>
          <table:table-cell office:value-type="string">
            <text:p>blowgun.dart</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jʉo ma'ña</text:p>
          </table:table-cell>
          <table:table-cell office:value-type="string">
            <text:p>hɨo maʔɲa</text:p>
          </table:table-cell>
          <table:table-cell/>
          <table:table-cell office:value-type="string">
            <text:p>perfuma silvestre</text:p>
          </table:table-cell>
          <table:table-cell office:value-type="string">
            <text:p>aromatic.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ʉo uti</text:p>
          </table:table-cell>
          <table:table-cell office:value-type="string">
            <text:p>hɨo utʰi</text:p>
          </table:table-cell>
          <table:table-cell/>
          <table:table-cell office:value-type="string">
            <text:p>avispa cazadora azul (Antiguamente la gente que no sabía cazar, hacía remedio para hacerlo mejor. Cogía esta avispa y le dejaba picarles en la lengua para no fallar al apuntar con el dardo.)</text:p>
          </table:table-cell>
          <table:table-cell office:value-type="string">
            <text:p>wasp.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ʉocho</text:p>
          </table:table-cell>
          <table:table-cell office:value-type="string">
            <text:p>hɨodʒo</text:p>
          </table:table-cell>
          <table:table-cell/>
          <table:table-cell office:value-type="string">
            <text:p>dardo de cerbatana o bodoquera</text:p>
          </table:table-cell>
          <table:table-cell office:value-type="string">
            <text:p>blowgun.dar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ʉocõjivʉ</text:p>
          </table:table-cell>
          <table:table-cell office:value-type="string">
            <text:p>hɨokõhiβɨ</text:p>
          </table:table-cell>
          <table:table-cell/>
          <table:table-cell office:value-type="string">
            <text:p>caja de dientes, dentadura postiza</text:p>
          </table:table-cell>
          <table:table-cell office:value-type="string">
            <text:p>denture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ʉokorovʉ</text:p>
          </table:table-cell>
          <table:table-cell office:value-type="string">
            <text:p>hɨokʰoroβɨ</text:p>
          </table:table-cell>
          <table:table-cell/>
          <table:table-cell office:value-type="string">
            <text:p>portadardos, forro (para dardos)</text:p>
          </table:table-cell>
          <table:table-cell office:value-type="string">
            <text:p>blowgun.dart.quiv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ʉomʉ</text:p>
          </table:table-cell>
          <table:table-cell office:value-type="string">
            <text:p>hɨomɨ</text:p>
          </table:table-cell>
          <table:table-cell office:value-type="string">
            <text:p>[hɨ́ómɨ]</text:p>
          </table:table-cell>
          <table:table-cell table:style-name="ce9" office:value-type="string">
            <text:p>arrimar (la canoa en el puerto), insertar (un objeto en una abertura)</text:p>
          </table:table-cell>
          <table:table-cell office:value-type="string">
            <text:p>pull.up.canoe</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jʉomʉ</text:p>
          </table:table-cell>
          <table:table-cell office:value-type="string">
            <text:p>hɨomɨ</text:p>
          </table:table-cell>
          <table:table-cell office:value-type="string">
            <text:p>[hɨ́omɨ́]</text:p>
          </table:table-cell>
          <table:table-cell office:value-type="string">
            <text:p>no contestar</text:p>
          </table:table-cell>
          <table:table-cell office:value-type="string">
            <text:p>not.repl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jʉoñʉ</text:p>
          </table:table-cell>
          <table:table-cell office:value-type="string">
            <text:p>hɨoɲɨ</text:p>
          </table:table-cell>
          <table:table-cell/>
          <table:table-cell table:style-name="Default" office:value-type="string">
            <text:p>bodoquera, cerbatana</text:p>
          </table:table-cell>
          <table:table-cell office:value-type="string">
            <text:p>blowgu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ʉopetoa</text:p>
          </table:table-cell>
          <table:table-cell office:value-type="string">
            <text:p>hɨopetʰoa</text:p>
          </table:table-cell>
          <table:table-cell/>
          <table:table-cell office:value-type="string">
            <text:p>tobillo</text:p>
          </table:table-cell>
          <table:table-cell office:value-type="string">
            <text:p>ank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ʉophirʉ</text:p>
          </table:table-cell>
          <table:table-cell office:value-type="string">
            <text:p>hɨopʰirɨ</text:p>
          </table:table-cell>
          <table:table-cell/>
          <table:table-cell table:style-name="ce9" office:value-type="string">
            <text:p>barranquero colilargo (Es de color negro; también se llama “pájaro sord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jʉ̃tu ja'eva</text:p>
          </table:table-cell>
          <table:table-cell office:value-type="string">
            <text:p>hɨ̃tʰu haʔeβa</text:p>
          </table:table-cell>
          <table:table-cell/>
          <table:table-cell office:value-type="string">
            <text:p>palma (de la mano)</text:p>
          </table:table-cell>
          <table:table-cell office:value-type="string">
            <text:p>palm.of.han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ʉ̃tu ku'ruva</text:p>
          </table:table-cell>
          <table:table-cell office:value-type="string">
            <text:p>hɨ̃tʰu kʰuʔruβa</text:p>
          </table:table-cell>
          <table:table-cell/>
          <table:table-cell office:value-type="string">
            <text:p>codo</text:p>
          </table:table-cell>
          <table:table-cell office:value-type="string">
            <text:p>elbow</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ʉ̃tu phẽpʉ</text:p>
          </table:table-cell>
          <table:table-cell office:value-type="string">
            <text:p>hɨ̃tʰu pʰẽpɨ</text:p>
          </table:table-cell>
          <table:table-cell/>
          <table:table-cell office:value-type="string">
            <text:p>todos los dedos de una mano</text:p>
          </table:table-cell>
          <table:table-cell office:value-type="string">
            <text:p>fingers.of.one.han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ʉ̃tʉ</text:p>
          </table:table-cell>
          <table:table-cell office:value-type="string">
            <text:p>hɨ̃tʰɨ</text:p>
          </table:table-cell>
          <table:table-cell/>
          <table:table-cell office:value-type="string">
            <text:p>mano; brazo</text:p>
          </table:table-cell>
          <table:table-cell office:value-type="string">
            <text:p>han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ʉ̃tʉ chapʉ</text:p>
          </table:table-cell>
          <table:table-cell office:value-type="string">
            <text:p>hɨ̃tʰɨ dʒapɨ</text:p>
          </table:table-cell>
          <table:table-cell/>
          <table:table-cell office:value-type="string">
            <text:p>muñeca de la mano</text:p>
          </table:table-cell>
          <table:table-cell office:value-type="string">
            <text:p>wri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ʉ̃tʉ tu'upʉ</text:p>
          </table:table-cell>
          <table:table-cell office:value-type="string">
            <text:p>hɨ̃tʰɨ tʰuʔupɨ</text:p>
          </table:table-cell>
          <table:table-cell/>
          <table:table-cell office:value-type="string">
            <text:p>puñado, manotada</text:p>
          </table:table-cell>
          <table:table-cell office:value-type="string">
            <text:p>handfu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ʉ̃tʉtʉ'kapʉ</text:p>
          </table:table-cell>
          <table:table-cell office:value-type="string">
            <text:p>hɨ̃tʰɨtʰɨʔkʰapɨ</text:p>
          </table:table-cell>
          <table:table-cell/>
          <table:table-cell office:value-type="string">
            <text:p>antebrazo</text:p>
          </table:table-cell>
          <table:table-cell office:value-type="string">
            <text:p>forearm</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jʉvokʉ i'kamʉ</text:p>
          </table:table-cell>
          <table:table-cell office:value-type="string">
            <text:p>hɨβokʰɨ iʔkʰamɨ</text:p>
          </table:table-cell>
          <table:table-cell/>
          <table:table-cell office:value-type="string">
            <text:p>hablar haciendo muchas pausas, tartamudear</text:p>
          </table:table-cell>
          <table:table-cell office:value-type="string">
            <text:p>stutte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ami cha'o</text:p>
          </table:table-cell>
          <table:table-cell office:value-type="string">
            <text:p>kʰʔami dʒaʔo</text:p>
          </table:table-cell>
          <table:table-cell/>
          <table:table-cell office:value-type="string">
            <text:p>especie de nutria</text:p>
          </table:table-cell>
          <table:table-cell office:value-type="string">
            <text:p>otter.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ã'a</text:p>
          </table:table-cell>
          <table:table-cell office:value-type="string">
            <text:p>kʰãʔa</text:p>
          </table:table-cell>
          <table:table-cell/>
          <table:table-cell office:value-type="string">
            <text:p>́ese, ésa, eso (cosa inanimada)</text:p>
          </table:table-cell>
          <table:table-cell office:value-type="string">
            <text:p>DEM.INAM</text:p>
          </table:table-cell>
          <table:table-cell table:number-columns-repeated="10"/>
          <table:table-cell office:value-type="string">
            <text:p>pron.dem.in.</text:p>
          </table:table-cell>
          <table:table-cell table:number-columns-repeated="237"/>
        </table:table-row>
        <table:table-row table:style-name="ro2">
          <table:table-cell table:number-columns-repeated="3"/>
          <table:table-cell office:value-type="string">
            <text:p>kã'acheja</text:p>
          </table:table-cell>
          <table:table-cell office:value-type="string">
            <text:p>kʰãʔadʒeha</text:p>
          </table:table-cell>
          <table:table-cell/>
          <table:table-cell office:value-type="string">
            <text:p>allí, ahí, ese lugar</text:p>
          </table:table-cell>
          <table:table-cell office:value-type="string">
            <text:p>DEM.LOC</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aja'ñe</text:p>
          </table:table-cell>
          <table:table-cell office:value-type="string">
            <text:p>kʰãʔahaʔɲe</text:p>
          </table:table-cell>
          <table:table-cell/>
          <table:table-cell table:style-name="ce9" office:value-type="string">
            <text:p>así</text:p>
          </table:table-cell>
          <table:table-cell office:value-type="string">
            <text:p>DEM.MANNER</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kã'ajekʉna</text:p>
          </table:table-cell>
          <table:table-cell office:value-type="string">
            <text:p>kʰãʔahekʰɨna</text:p>
          </table:table-cell>
          <table:table-cell/>
          <table:table-cell table:style-name="ce9" office:value-type="string">
            <text:p>por eso</text:p>
          </table:table-cell>
          <table:table-cell office:value-type="string">
            <text:p>DEM.REAS</text:p>
          </table:table-cell>
          <table:table-cell table:number-columns-repeated="10"/>
          <table:table-cell office:value-type="string">
            <text:p>conj.</text:p>
          </table:table-cell>
          <table:table-cell table:number-columns-repeated="237"/>
        </table:table-row>
        <table:table-row table:style-name="ro2">
          <table:table-cell table:number-columns-repeated="3"/>
          <table:table-cell office:value-type="string">
            <text:p>kã'ana</text:p>
          </table:table-cell>
          <table:table-cell office:value-type="string">
            <text:p>kʰãʔana</text:p>
          </table:table-cell>
          <table:table-cell/>
          <table:table-cell office:value-type="string">
            <text:p>ellos, ésos (seres animados).</text:p>
          </table:table-cell>
          <table:table-cell office:value-type="string">
            <text:p>DEM.ANIM.PL</text:p>
          </table:table-cell>
          <table:table-cell table:number-columns-repeated="10"/>
          <table:table-cell office:value-type="string">
            <text:p>pron.an.pl.</text:p>
          </table:table-cell>
          <table:table-cell table:number-columns-repeated="237"/>
        </table:table-row>
        <table:table-row table:style-name="ro2">
          <table:table-cell table:number-columns-repeated="3"/>
          <table:table-cell office:value-type="string">
            <text:p>kã'anʉko</text:p>
          </table:table-cell>
          <table:table-cell office:value-type="string">
            <text:p>kʰãʔanɨkʰo</text:p>
          </table:table-cell>
          <table:table-cell/>
          <table:table-cell office:value-type="string">
            <text:p>1. suegro. 2. yerno. 3. cuñado. Uso: Se usa este término para dirigirse al suegro, al yerno o al cuñado. Se utiliza el verbo en plural para referirse a la persona con este término, aunque es una sola persona.</text:p>
          </table:table-cell>
          <table:table-cell office:value-type="string">
            <text:p>male.affinal.kin.VOC</text:p>
          </table:table-cell>
          <table:table-cell table:number-columns-repeated="10"/>
          <table:table-cell office:value-type="string">
            <text:p>voc.</text:p>
          </table:table-cell>
          <table:table-cell table:number-columns-repeated="237"/>
        </table:table-row>
        <table:table-row table:style-name="ro2">
          <table:table-cell table:number-columns-repeated="3"/>
          <table:table-cell office:value-type="string">
            <text:p>kã'ata'ni</text:p>
          </table:table-cell>
          <table:table-cell office:value-type="string">
            <text:p>kʰãʔatʰaʔni</text:p>
          </table:table-cell>
          <table:table-cell/>
          <table:table-cell office:value-type="string">
            <text:p>sin embargo, pero</text:p>
          </table:table-cell>
          <table:table-cell office:value-type="string">
            <text:p>however</text:p>
          </table:table-cell>
          <table:table-cell table:number-columns-repeated="10"/>
          <table:table-cell office:value-type="string">
            <text:p>conj.</text:p>
          </table:table-cell>
          <table:table-cell table:number-columns-repeated="237"/>
        </table:table-row>
        <table:table-row table:style-name="ro2">
          <table:table-cell table:number-columns-repeated="3"/>
          <table:table-cell office:value-type="string">
            <text:p>ka'chajʉ̃jñajanʉkorepañoã</text:p>
          </table:table-cell>
          <table:table-cell office:value-type="string">
            <text:p>kʰaʔdʒahɨ̃hɲ̥ahanɨkʰorepaɲoã</text:p>
          </table:table-cell>
          <table:table-cell/>
          <table:table-cell office:value-type="string">
            <text:p>diez, diez veces</text:p>
          </table:table-cell>
          <table:table-cell office:value-type="string">
            <text:p>t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chana</text:p>
          </table:table-cell>
          <table:table-cell office:value-type="string">
            <text:p>kʰaʔdʒana</text:p>
          </table:table-cell>
          <table:table-cell/>
          <table:table-cell table:style-name="ce9" office:value-type="string">
            <text:p>dos seres animados</text:p>
          </table:table-cell>
          <table:table-cell office:value-type="string">
            <text:p>two.ANIM</text:p>
          </table:table-cell>
          <table:table-cell table:number-columns-repeated="3"/>
          <table:table-cell office:value-type="string">
            <text:p>KT</text:p>
          </table:table-cell>
          <table:table-cell table:number-columns-repeated="6"/>
          <table:table-cell office:value-type="string">
            <text:p>s.an.pl.</text:p>
          </table:table-cell>
          <table:table-cell table:number-columns-repeated="237"/>
        </table:table-row>
        <table:table-row table:style-name="ro2">
          <table:table-cell table:number-columns-repeated="3"/>
          <table:table-cell office:value-type="string">
            <text:p>ka'chañoa</text:p>
          </table:table-cell>
          <table:table-cell office:value-type="string">
            <text:p>kʰaʔdʒaɲoa</text:p>
          </table:table-cell>
          <table:table-cell/>
          <table:table-cell table:style-name="Default" office:value-type="string">
            <text:p>dos, dos veces</text:p>
          </table:table-cell>
          <table:table-cell office:value-type="string">
            <text:p>two</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chañoã jovochenʉko</text:p>
          </table:table-cell>
          <table:table-cell office:value-type="string">
            <text:p>kʰaʔdʒaɲoã hoβodʒenɨkʰo</text:p>
          </table:table-cell>
          <table:table-cell/>
          <table:table-cell table:style-name="Default" office:value-type="string">
            <text:p>doble</text:p>
          </table:table-cell>
          <table:table-cell office:value-type="string">
            <text:p>two.layered</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ka'chapa</text:p>
          </table:table-cell>
          <table:table-cell office:value-type="string">
            <text:p>kʰaʔdʒapa</text:p>
          </table:table-cell>
          <table:table-cell/>
          <table:table-cell office:value-type="string">
            <text:p>Dos seres animados. Uso: Se usa principalmente en las comunidades del río abajo.</text:p>
          </table:table-cell>
          <table:table-cell office:value-type="string">
            <text:p>two.ANIM</text:p>
          </table:table-cell>
          <table:table-cell table:number-columns-repeated="3"/>
          <table:table-cell office:value-type="string">
            <text:p>KP</text:p>
          </table:table-cell>
          <table:table-cell table:number-columns-repeated="6"/>
          <table:table-cell office:value-type="string">
            <text:p>s.an.pl.</text:p>
          </table:table-cell>
          <table:table-cell table:number-columns-repeated="237"/>
        </table:table-row>
        <table:table-row table:style-name="ro2">
          <table:table-cell table:number-columns-repeated="3"/>
          <table:table-cell office:value-type="string">
            <text:p>ka'chareparʉ</text:p>
          </table:table-cell>
          <table:table-cell office:value-type="string">
            <text:p>kʰaʔdʒareparɨ</text:p>
          </table:table-cell>
          <table:table-cell/>
          <table:table-cell office:value-type="string">
            <text:p>muy poquito</text:p>
          </table:table-cell>
          <table:table-cell office:value-type="string">
            <text:p>few.INTENS</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ka'charʉ</text:p>
          </table:table-cell>
          <table:table-cell office:value-type="string">
            <text:p>kʰaʔdʒarɨ</text:p>
          </table:table-cell>
          <table:table-cell/>
          <table:table-cell office:value-type="string">
            <text:p>poco</text:p>
          </table:table-cell>
          <table:table-cell office:value-type="string">
            <text:p>few</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ka'jñomʉ</text:p>
          </table:table-cell>
          <table:table-cell office:value-type="string">
            <text:p>kʰaʔñ̥omɨ</text:p>
          </table:table-cell>
          <table:table-cell/>
          <table:table-cell office:value-type="string">
            <text:p>estar manchada (tela)</text:p>
          </table:table-cell>
          <table:table-cell office:value-type="string">
            <text:p>be.stained</text:p>
          </table:table-cell>
          <table:table-cell table:number-columns-repeated="10"/>
          <table:table-cell office:value-type="string">
            <text:p>v.pas.</text:p>
          </table:table-cell>
          <table:table-cell table:number-columns-repeated="237"/>
        </table:table-row>
        <table:table-row table:style-name="ro2">
          <table:table-cell table:number-columns-repeated="3"/>
          <table:table-cell office:value-type="string">
            <text:p>kã'ka</text:p>
          </table:table-cell>
          <table:table-cell office:value-type="string">
            <text:p>kʰãʔkʰa</text:p>
          </table:table-cell>
          <table:table-cell/>
          <table:table-cell office:value-type="string">
            <text:p>mejillas; lados</text:p>
          </table:table-cell>
          <table:table-cell office:value-type="string">
            <text:p>cheek</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kã'kamʉ</text:p>
          </table:table-cell>
          <table:table-cell office:value-type="string">
            <text:p>kʰãʔkʰamɨ</text:p>
          </table:table-cell>
          <table:table-cell/>
          <table:table-cell office:value-type="string">
            <text:p>moverse a un lado</text:p>
          </table:table-cell>
          <table:table-cell office:value-type="string">
            <text:p>move.to.sid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ã'kapa</text:p>
          </table:table-cell>
          <table:table-cell office:value-type="string">
            <text:p>kʰãʔkʰapa</text:p>
          </table:table-cell>
          <table:table-cell/>
          <table:table-cell office:value-type="string">
            <text:p>mejilla; lado</text:p>
          </table:table-cell>
          <table:table-cell office:value-type="string">
            <text:p>chee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kare're</text:p>
          </table:table-cell>
          <table:table-cell office:value-type="string">
            <text:p>kʰãʔkʰareʔre</text:p>
          </table:table-cell>
          <table:table-cell/>
          <table:table-cell office:value-type="string">
            <text:p>sienes; operculos protectores de las agallas de los peces</text:p>
          </table:table-cell>
          <table:table-cell office:value-type="string">
            <text:p>temple.of.head</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kã'kare'reva</text:p>
          </table:table-cell>
          <table:table-cell office:value-type="string">
            <text:p>kʰãʔkʰareʔreβa</text:p>
          </table:table-cell>
          <table:table-cell/>
          <table:table-cell table:style-name="ce9" office:value-type="string">
            <text:p>sien; operculo protector de la agalla de un pez</text:p>
          </table:table-cell>
          <table:table-cell office:value-type="string">
            <text:p>temple.of.hea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table:style-name="ce5" office:value-type="string">
            <text:p>kã'ko</text:p>
          </table:table-cell>
          <table:table-cell table:style-name="ce5" office:value-type="string">
            <text:p>kʰãʔkʰo</text:p>
          </table:table-cell>
          <table:table-cell/>
          <table:table-cell office:value-type="string">
            <text:p>lado</text:p>
          </table:table-cell>
          <table:table-cell office:value-type="string">
            <text:p>sid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ko jʉ̃tʉ</text:p>
          </table:table-cell>
          <table:table-cell office:value-type="string">
            <text:p>kʰãʔkʰo hɨ̃tʰɨ</text:p>
          </table:table-cell>
          <table:table-cell/>
          <table:table-cell office:value-type="string">
            <text:p>mano izquierda</text:p>
          </table:table-cell>
          <table:table-cell office:value-type="string">
            <text:p>left.han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kocho</text:p>
          </table:table-cell>
          <table:table-cell office:value-type="string">
            <text:p>kʰãʔkʰodʒo</text:p>
          </table:table-cell>
          <table:table-cell/>
          <table:table-cell office:value-type="string">
            <text:p>dedo meñique, dedo mas pequeño del pie</text:p>
          </table:table-cell>
          <table:table-cell office:value-type="string">
            <text:p>pinky.fing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kojʉ̃tʉ cakã'ko</text:p>
          </table:table-cell>
          <table:table-cell office:value-type="string">
            <text:p>kʰãʔkʰohɨ̃tʰɨ kakʰãʔkʰo</text:p>
          </table:table-cell>
          <table:table-cell/>
          <table:table-cell office:value-type="string">
            <text:p>lado izquierdo</text:p>
          </table:table-cell>
          <table:table-cell office:value-type="string">
            <text:p>left.sid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komʉ</text:p>
          </table:table-cell>
          <table:table-cell office:value-type="string">
            <text:p>kʰãʔkʰomɨ</text:p>
          </table:table-cell>
          <table:table-cell/>
          <table:table-cell table:style-name="ce9" office:value-type="string">
            <text:p>quitar (corteza para hacer carguero)</text:p>
          </table:table-cell>
          <table:table-cell office:value-type="string">
            <text:p>remove.bark</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a'mi</text:p>
          </table:table-cell>
          <table:table-cell office:value-type="string">
            <text:p>kʰaʔmi</text:p>
          </table:table-cell>
          <table:table-cell/>
          <table:table-cell office:value-type="string">
            <text:p>cangrejos</text:p>
          </table:table-cell>
          <table:table-cell office:value-type="string">
            <text:p>crab.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ka'mio</text:p>
          </table:table-cell>
          <table:table-cell office:value-type="string">
            <text:p>kʰaʔmio</text:p>
          </table:table-cell>
          <table:table-cell/>
          <table:table-cell office:value-type="string">
            <text:p>cangrejo hembra</text:p>
          </table:table-cell>
          <table:table-cell office:value-type="string">
            <text:p>crab.sp.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a'mititi</text:p>
          </table:table-cell>
          <table:table-cell office:value-type="string">
            <text:p>kʰaʔmitʰitʰi</text:p>
          </table:table-cell>
          <table:table-cell/>
          <table:table-cell office:value-type="string">
            <text:p>especie de avispa amarilla (Viven dentro de palos secos. Si uno está picado por esta avispa inmediatamente se sale una ampolla.).</text:p>
          </table:table-cell>
          <table:table-cell office:value-type="string">
            <text:p>wasp.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ka'nimʉ</text:p>
          </table:table-cell>
          <table:table-cell office:value-type="string">
            <text:p>kʰaʔnimɨ</text:p>
          </table:table-cell>
          <table:table-cell/>
          <table:table-cell office:value-type="string">
            <text:p>volverse negro</text:p>
          </table:table-cell>
          <table:table-cell office:value-type="string">
            <text:p>get.black</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a'nimʉ</text:p>
          </table:table-cell>
          <table:table-cell office:value-type="string">
            <text:p>kʰaʔnimɨ</text:p>
          </table:table-cell>
          <table:table-cell/>
          <table:table-cell office:value-type="string">
            <text:p><text:s/>pintar negro los labios, manchar</text:p>
          </table:table-cell>
          <table:table-cell office:value-type="string">
            <text:p>make.black</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ã'o</text:p>
          </table:table-cell>
          <table:table-cell office:value-type="string">
            <text:p>kʰãʔo</text:p>
          </table:table-cell>
          <table:table-cell/>
          <table:table-cell office:value-type="string">
            <text:p>ella, esa (ser animado femenino)</text:p>
          </table:table-cell>
          <table:table-cell office:value-type="string">
            <text:p>DEM.FEM</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kã'o</text:p>
          </table:table-cell>
          <table:table-cell office:value-type="string">
            <text:p>kʰãʔo</text:p>
          </table:table-cell>
          <table:table-cell/>
          <table:table-cell table:style-name="ce9" office:value-type="string">
            <text:p>su (de ella)</text:p>
          </table:table-cell>
          <table:table-cell office:value-type="string">
            <text:p>DEM.FEM.POSS</text:p>
          </table:table-cell>
          <table:table-cell table:number-columns-repeated="10"/>
          <table:table-cell office:value-type="string">
            <text:p>pron.poss.</text:p>
          </table:table-cell>
          <table:table-cell table:number-columns-repeated="237"/>
        </table:table-row>
        <table:table-row table:style-name="ro2">
          <table:table-cell table:number-columns-repeated="3"/>
          <table:table-cell office:value-type="string">
            <text:p>ka'raja'imʉ</text:p>
          </table:table-cell>
          <table:table-cell office:value-type="string">
            <text:p>kʰaʔrahaʔimɨ</text:p>
          </table:table-cell>
          <table:table-cell/>
          <table:table-cell table:style-name="Default" office:value-type="string">
            <text:p>estar suelto, estar flojo (Se refiere a zapatos, cinturón, pantalones, etc.)</text:p>
          </table:table-cell>
          <table:table-cell office:value-type="string">
            <text:p>be.loos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kã'saa</text:p>
          </table:table-cell>
          <table:table-cell office:value-type="string">
            <text:p>kʰãʔsaa</text:p>
          </table:table-cell>
          <table:table-cell/>
          <table:table-cell table:style-name="ce20" office:value-type="string">
            <text:p>especie de fruta (es de color rojo)</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sacaã</text:p>
          </table:table-cell>
          <table:table-cell office:value-type="string">
            <text:p>kʰaʔsakaã</text:p>
          </table:table-cell>
          <table:table-cell/>
          <table:table-cell table:style-name="ce9" office:value-type="string">
            <text:p>dados, bolitas, canicas</text:p>
          </table:table-cell>
          <table:table-cell office:value-type="string">
            <text:p>dic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samʉ</text:p>
          </table:table-cell>
          <table:table-cell office:value-type="string">
            <text:p>kʰaʔsamɨ</text:p>
          </table:table-cell>
          <table:table-cell/>
          <table:table-cell office:value-type="string">
            <text:p>agitar</text:p>
          </table:table-cell>
          <table:table-cell office:value-type="string">
            <text:p>shak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ã'sañʉ</text:p>
          </table:table-cell>
          <table:table-cell office:value-type="string">
            <text:p>kʰãʔsaɲɨ</text:p>
          </table:table-cell>
          <table:table-cell/>
          <table:table-cell office:value-type="string">
            <text:p>especie de arbol</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sapuã</text:p>
          </table:table-cell>
          <table:table-cell office:value-type="string">
            <text:p>kʰaʔsapuã</text:p>
          </table:table-cell>
          <table:table-cell/>
          <table:table-cell office:value-type="string">
            <text:p>maracas</text:p>
          </table:table-cell>
          <table:table-cell office:value-type="string">
            <text:p>rattl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ʉ</text:p>
          </table:table-cell>
          <table:table-cell office:value-type="string">
            <text:p>kʰãʔɨ</text:p>
          </table:table-cell>
          <table:table-cell/>
          <table:table-cell office:value-type="string">
            <text:p>él, ése (ser animado masculino)</text:p>
          </table:table-cell>
          <table:table-cell office:value-type="string">
            <text:p>DEM.MASC</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kã'ʉ</text:p>
          </table:table-cell>
          <table:table-cell office:value-type="string">
            <text:p>kʰãʔɨ</text:p>
          </table:table-cell>
          <table:table-cell/>
          <table:table-cell office:value-type="string">
            <text:p>su (de el)</text:p>
          </table:table-cell>
          <table:table-cell office:value-type="string">
            <text:p>DEM.MASC.POSS</text:p>
          </table:table-cell>
          <table:table-cell table:number-columns-repeated="10"/>
          <table:table-cell office:value-type="string">
            <text:p>pron.poss.</text:p>
          </table:table-cell>
          <table:table-cell table:number-columns-repeated="237"/>
        </table:table-row>
        <table:table-row table:style-name="ro2">
          <table:table-cell table:number-columns-repeated="3"/>
          <table:table-cell office:value-type="string">
            <text:p>kaa</text:p>
          </table:table-cell>
          <table:table-cell office:value-type="string">
            <text:p>kʰaa</text:p>
          </table:table-cell>
          <table:table-cell/>
          <table:table-cell office:value-type="string">
            <text:p>ramas; plumas; alas</text:p>
          </table:table-cell>
          <table:table-cell office:value-type="string">
            <text:p>branch</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kaa</text:p>
          </table:table-cell>
          <table:table-cell office:value-type="string">
            <text:p>kʰaa</text:p>
          </table:table-cell>
          <table:table-cell/>
          <table:table-cell table:style-name="ce9" office:value-type="string">
            <text:p>ramas; plumas; alas</text:p>
          </table:table-cell>
          <table:table-cell office:value-type="string">
            <text:p>feather</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kaa</text:p>
          </table:table-cell>
          <table:table-cell office:value-type="string">
            <text:p>kʰaa</text:p>
          </table:table-cell>
          <table:table-cell/>
          <table:table-cell office:value-type="string">
            <text:p>ramas; plumas; alas</text:p>
          </table:table-cell>
          <table:table-cell office:value-type="string">
            <text:p>wing</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kãa</text:p>
          </table:table-cell>
          <table:table-cell office:value-type="string">
            <text:p>kʰãa</text:p>
          </table:table-cell>
          <table:table-cell/>
          <table:table-cell table:style-name="ce9" office:value-type="string">
            <text:p>tela</text:p>
          </table:table-cell>
          <table:table-cell office:value-type="string">
            <text:p>cloth.pie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a vʉ'e</text:p>
          </table:table-cell>
          <table:table-cell office:value-type="string">
            <text:p>kʰãa βɨʔe</text:p>
          </table:table-cell>
          <table:table-cell/>
          <table:table-cell office:value-type="string">
            <text:p>toldillo</text:p>
          </table:table-cell>
          <table:table-cell office:value-type="string">
            <text:p>mosquito.ne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ako</text:p>
          </table:table-cell>
          <table:table-cell office:value-type="string">
            <text:p>kʰaakʰo</text:p>
          </table:table-cell>
          <table:table-cell/>
          <table:table-cell office:value-type="string">
            <text:p>ella, aquélla (ser animado femenino)</text:p>
          </table:table-cell>
          <table:table-cell office:value-type="string">
            <text:p>DEM.FEM</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kaakʉ</text:p>
          </table:table-cell>
          <table:table-cell office:value-type="string">
            <text:p>kʰaakʰɨ</text:p>
          </table:table-cell>
          <table:table-cell/>
          <table:table-cell office:value-type="string">
            <text:p>él, aquél (ser animadomasculino)</text:p>
          </table:table-cell>
          <table:table-cell office:value-type="string">
            <text:p>DEM.MASC</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kaapʉ</text:p>
          </table:table-cell>
          <table:table-cell office:value-type="string">
            <text:p>kʰaapɨ</text:p>
          </table:table-cell>
          <table:table-cell/>
          <table:table-cell office:value-type="string">
            <text:p>rama de un arbol; pluma de pájaro</text:p>
          </table:table-cell>
          <table:table-cell office:value-type="string">
            <text:p>branc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ase'recho</text:p>
          </table:table-cell>
          <table:table-cell office:value-type="string">
            <text:p>kʰãaseʔredʒo</text:p>
          </table:table-cell>
          <table:table-cell/>
          <table:table-cell table:style-name="ce9" office:value-type="string">
            <text:p>trapo, pedacito de tela, retazo de tela</text:p>
          </table:table-cell>
          <table:table-cell office:value-type="string">
            <text:p>ra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atũ'i</text:p>
          </table:table-cell>
          <table:table-cell office:value-type="string">
            <text:p>kʰãatʰũʔi</text:p>
          </table:table-cell>
          <table:table-cell/>
          <table:table-cell table:style-name="ce9" office:value-type="string">
            <text:p>cotorra cabeciazul (Es verde con cabeza azul.). Pionus menstruu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achapa</text:p>
          </table:table-cell>
          <table:table-cell office:value-type="string">
            <text:p>kʰadʒapa</text:p>
          </table:table-cell>
          <table:table-cell/>
          <table:table-cell table:style-name="ce9" office:value-type="string">
            <text:p>estante; piso elevado; puente</text:p>
          </table:table-cell>
          <table:table-cell office:value-type="string">
            <text:p>elevated.surfa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i ai</text:p>
          </table:table-cell>
          <table:table-cell office:value-type="string">
            <text:p>kʰãi ai</text:p>
          </table:table-cell>
          <table:table-cell/>
          <table:table-cell table:style-name="Default" office:value-type="string">
            <text:p>pesona dormilona</text:p>
          </table:table-cell>
          <table:table-cell office:value-type="string">
            <text:p>sleep.NMLZ.INTENS</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ãiko'a</text:p>
          </table:table-cell>
          <table:table-cell office:value-type="string">
            <text:p>kʰãikʰoʔa</text:p>
          </table:table-cell>
          <table:table-cell/>
          <table:table-cell table:style-name="ce9" office:value-type="string">
            <text:p>tabla o estera (para dormir)</text:p>
          </table:table-cell>
          <table:table-cell office:value-type="string">
            <text:p>sleeping.plan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imʉ</text:p>
          </table:table-cell>
          <table:table-cell office:value-type="string">
            <text:p>kʰãimɨ</text:p>
          </table:table-cell>
          <table:table-cell/>
          <table:table-cell table:style-name="Default" office:value-type="string">
            <text:p>dormir</text:p>
          </table:table-cell>
          <table:table-cell office:value-type="string">
            <text:p>sleep.VI</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kãipʉ</text:p>
          </table:table-cell>
          <table:table-cell office:value-type="string">
            <text:p>kʰãipɨ</text:p>
          </table:table-cell>
          <table:table-cell/>
          <table:table-cell office:value-type="string">
            <text:p>colchón, colchoneta</text:p>
          </table:table-cell>
          <table:table-cell office:value-type="string">
            <text:p>mattres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isai</text:p>
          </table:table-cell>
          <table:table-cell office:value-type="string">
            <text:p>kʰãisai</text:p>
          </table:table-cell>
          <table:table-cell/>
          <table:table-cell table:style-name="ce9" office:value-type="string">
            <text:p>camas</text:p>
          </table:table-cell>
          <table:table-cell office:value-type="string">
            <text:p>bed</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kãisaivʉ</text:p>
          </table:table-cell>
          <table:table-cell office:value-type="string">
            <text:p>kʰãisaiβɨ</text:p>
          </table:table-cell>
          <table:table-cell/>
          <table:table-cell table:style-name="ce9" office:value-type="string">
            <text:p>cama</text:p>
          </table:table-cell>
          <table:table-cell office:value-type="string">
            <text:p>bed</text:p>
          </table:table-cell>
          <table:table-cell table:number-columns-repeated="10"/>
          <table:table-cell table:style-name="Default" office:value-type="string">
            <text:p>s.in.</text:p>
          </table:table-cell>
          <table:table-cell table:number-columns-repeated="237"/>
        </table:table-row>
        <table:table-row table:style-name="ro2">
          <table:table-cell table:number-columns-repeated="3"/>
          <table:table-cell office:value-type="string">
            <text:p>kaja'che</text:p>
          </table:table-cell>
          <table:table-cell office:value-type="string">
            <text:p>kʰahaʔdʒe</text:p>
          </table:table-cell>
          <table:table-cell office:value-type="string">
            <text:p>[kʰáhaʔdʒe]</text:p>
          </table:table-cell>
          <table:table-cell table:style-name="Default" office:value-type="string">
            <text:p>amargo</text:p>
          </table:table-cell>
          <table:table-cell office:value-type="string">
            <text:p>bitter</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kaja'imʉ</text:p>
          </table:table-cell>
          <table:table-cell office:value-type="string">
            <text:p>kʰahaʔimɨ</text:p>
          </table:table-cell>
          <table:table-cell/>
          <table:table-cell table:style-name="Default" office:value-type="string">
            <text:p>ser amargo</text:p>
          </table:table-cell>
          <table:table-cell table:style-name="Default" office:value-type="string">
            <text:p>be.bitter</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kakacã'e chai</text:p>
          </table:table-cell>
          <table:table-cell office:value-type="string">
            <text:p>kʰakʰakãʔe dʒai</text:p>
          </table:table-cell>
          <table:table-cell/>
          <table:table-cell table:style-name="ce9" office:value-type="string">
            <text:p>especie de tigre (Dicen que tiene características supernaturales.).</text:p>
          </table:table-cell>
          <table:table-cell office:value-type="string">
            <text:p>jaguar.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akamʉ</text:p>
          </table:table-cell>
          <table:table-cell office:value-type="string">
            <text:p>kʰakʰamɨ</text:p>
          </table:table-cell>
          <table:table-cell office:value-type="string">
            <text:p>[kʰakʰámɨ]</text:p>
          </table:table-cell>
          <table:table-cell table:style-name="Default" office:value-type="string">
            <text:p>entrar</text:p>
          </table:table-cell>
          <table:table-cell office:value-type="string">
            <text:p>enter.closed.spac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akasa'aro</text:p>
          </table:table-cell>
          <table:table-cell office:value-type="string">
            <text:p>kʰakʰasaʔaro</text:p>
          </table:table-cell>
          <table:table-cell/>
          <table:table-cell office:value-type="string">
            <text:p>entrada, puerta</text:p>
          </table:table-cell>
          <table:table-cell office:value-type="string">
            <text:p>entranc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ko chʉi</text:p>
          </table:table-cell>
          <table:table-cell office:value-type="string">
            <text:p>kʰãkʰo dʒɨi</text:p>
          </table:table-cell>
          <table:table-cell/>
          <table:table-cell office:value-type="string">
            <text:p>especie de cucarrón veranero (Canta cuando empieza el verano.).</text:p>
          </table:table-cell>
          <table:table-cell office:value-type="string">
            <text:p>bee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ãkorʉmʉ</text:p>
          </table:table-cell>
          <table:table-cell office:value-type="string">
            <text:p>kʰãkʰorɨmɨ</text:p>
          </table:table-cell>
          <table:table-cell/>
          <table:table-cell table:style-name="ce9" office:value-type="string">
            <text:p>agosto, veranillo. 2. fin de octubre, comienzo de verano</text:p>
          </table:table-cell>
          <table:table-cell office:value-type="string">
            <text:p>warm.seaso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ña</text:p>
          </table:table-cell>
          <table:table-cell office:value-type="string">
            <text:p>kʰãɲa</text:p>
          </table:table-cell>
          <table:table-cell/>
          <table:table-cell table:style-name="ce9" office:value-type="string">
            <text:p>ropa</text:p>
          </table:table-cell>
          <table:table-cell office:value-type="string">
            <text:p>clothe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ña choako'a</text:p>
          </table:table-cell>
          <table:table-cell office:value-type="string">
            <text:p>kʰãɲa dʒoakʰoʔa</text:p>
          </table:table-cell>
          <table:table-cell/>
          <table:table-cell table:style-name="Default" office:value-type="string">
            <text:p>tabla (para lavar ropa)</text:p>
          </table:table-cell>
          <table:table-cell office:value-type="string">
            <text:p>clothes.washing.boar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ña ju'imʉ</text:p>
          </table:table-cell>
          <table:table-cell office:value-type="string">
            <text:p>kʰãɲa huʔimɨ</text:p>
          </table:table-cell>
          <table:table-cell/>
          <table:table-cell office:value-type="string">
            <text:p>tener puesta (la ropa)</text:p>
          </table:table-cell>
          <table:table-cell office:value-type="string">
            <text:p>wear.clothes</text:p>
          </table:table-cell>
          <table:table-cell table:number-columns-repeated="10"/>
          <table:table-cell office:value-type="string">
            <text:p>ND</text:p>
          </table:table-cell>
          <table:table-cell table:number-columns-repeated="237"/>
        </table:table-row>
        <table:table-row table:style-name="ro2">
          <table:table-cell table:number-columns-repeated="3"/>
          <table:table-cell office:value-type="string">
            <text:p>kãñare ʉomʉ</text:p>
          </table:table-cell>
          <table:table-cell office:value-type="string">
            <text:p>kʰãɲare ɨomɨ</text:p>
          </table:table-cell>
          <table:table-cell/>
          <table:table-cell office:value-type="string">
            <text:p>planchar</text:p>
          </table:table-cell>
          <table:table-cell office:value-type="string">
            <text:p>iron.clothe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ãñase're</text:p>
          </table:table-cell>
          <table:table-cell office:value-type="string">
            <text:p>kʰãɲaseʔre</text:p>
          </table:table-cell>
          <table:table-cell/>
          <table:table-cell office:value-type="string">
            <text:p>trapos, pedacitos de tela, retazos de tela</text:p>
          </table:table-cell>
          <table:table-cell office:value-type="string">
            <text:p>rag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kãni ñañe</text:p>
          </table:table-cell>
          <table:table-cell office:value-type="string">
            <text:p>kʰãni ɲaɲe</text:p>
          </table:table-cell>
          <table:table-cell/>
          <table:table-cell office:value-type="string">
            <text:p>sueño, pesadilla. Lit: lo que mira uno (mientras) duerme.</text:p>
          </table:table-cell>
          <table:table-cell office:value-type="string">
            <text:p>dream.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ramʉ</text:p>
          </table:table-cell>
          <table:table-cell office:value-type="string">
            <text:p>kʰaramɨ</text:p>
          </table:table-cell>
          <table:table-cell office:value-type="string">
            <text:p>[kʰáramɨ]</text:p>
          </table:table-cell>
          <table:table-cell office:value-type="string">
            <text:p>faltar</text:p>
          </table:table-cell>
          <table:table-cell office:value-type="string">
            <text:p>be.missing</text:p>
          </table:table-cell>
          <table:table-cell table:number-columns-repeated="10"/>
          <table:table-cell office:value-type="string">
            <text:p>v.imp.</text:p>
          </table:table-cell>
          <table:table-cell table:number-columns-repeated="237"/>
        </table:table-row>
        <table:table-row table:style-name="ro2">
          <table:table-cell table:number-columns-repeated="3"/>
          <table:table-cell office:value-type="string">
            <text:p>karomʉ</text:p>
          </table:table-cell>
          <table:table-cell office:value-type="string">
            <text:p>kʰaromɨ</text:p>
          </table:table-cell>
          <table:table-cell office:value-type="string">
            <text:p>[kʰáromɨ]</text:p>
          </table:table-cell>
          <table:table-cell office:value-type="string">
            <text:p>hacer faltar, hacer disminuir</text:p>
          </table:table-cell>
          <table:table-cell office:value-type="string">
            <text:p>make.missing</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karona</text:p>
          </table:table-cell>
          <table:table-cell office:value-type="string">
            <text:p>kʰarona</text:p>
          </table:table-cell>
          <table:table-cell/>
          <table:table-cell office:value-type="string">
            <text:p>adonde</text:p>
          </table:table-cell>
          <table:table-cell office:value-type="string">
            <text:p>INT.PRO.GOAL</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karopi</text:p>
          </table:table-cell>
          <table:table-cell office:value-type="string">
            <text:p>kʰaropi</text:p>
          </table:table-cell>
          <table:table-cell/>
          <table:table-cell office:value-type="string">
            <text:p>por donde, de donde</text:p>
          </table:table-cell>
          <table:table-cell office:value-type="string">
            <text:p>INT.PRO.SOURCE</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karore</text:p>
          </table:table-cell>
          <table:table-cell office:value-type="string">
            <text:p>kʰarore</text:p>
          </table:table-cell>
          <table:table-cell/>
          <table:table-cell office:value-type="string">
            <text:p>donde</text:p>
          </table:table-cell>
          <table:table-cell office:value-type="string">
            <text:p>INT.PRO.LOC</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kãsʉ</text:p>
          </table:table-cell>
          <table:table-cell office:value-type="string">
            <text:p>kʰãsɨ</text:p>
          </table:table-cell>
          <table:table-cell/>
          <table:table-cell office:value-type="string">
            <text:p>frutas o árboles de una especie de árbol (Son de color verde.)</text:p>
          </table:table-cell>
          <table:table-cell office:value-type="string">
            <text:p>tree.sp.fruit</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kãsʉñʉ</text:p>
          </table:table-cell>
          <table:table-cell office:value-type="string">
            <text:p>kʰãsɨɲɨ</text:p>
          </table:table-cell>
          <table:table-cell/>
          <table:table-cell office:value-type="string">
            <text:p>especie de arbol</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ati cho'omʉ</text:p>
          </table:table-cell>
          <table:table-cell office:value-type="string">
            <text:p>kʰatʰi dʒoʔomɨ</text:p>
          </table:table-cell>
          <table:table-cell/>
          <table:table-cell office:value-type="string">
            <text:p>hacer en secreto, hacer ocultamente</text:p>
          </table:table-cell>
          <table:table-cell office:value-type="string">
            <text:p>do.secretl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ati saimʉ</text:p>
          </table:table-cell>
          <table:table-cell office:value-type="string">
            <text:p>kʰatʰi saimɨ</text:p>
          </table:table-cell>
          <table:table-cell/>
          <table:table-cell office:value-type="string">
            <text:p>fugarse, huir</text:p>
          </table:table-cell>
          <table:table-cell office:value-type="string">
            <text:p>fle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kati vani</text:p>
          </table:table-cell>
          <table:table-cell office:value-type="string">
            <text:p>kʰatʰi βani</text:p>
          </table:table-cell>
          <table:table-cell/>
          <table:table-cell office:value-type="string">
            <text:p>mojarra azul</text:p>
          </table:table-cell>
          <table:table-cell office:value-type="string">
            <text:p>fish.sp</text:p>
          </table:table-cell>
          <table:table-cell table:number-columns-repeated="10"/>
          <table:table-cell table:style-name="Default" office:value-type="string">
            <text:p>s.an.</text:p>
          </table:table-cell>
          <table:table-cell table:number-columns-repeated="237"/>
        </table:table-row>
        <table:table-row table:style-name="ro2">
          <table:table-cell table:number-columns-repeated="3"/>
          <table:table-cell office:value-type="string">
            <text:p>katimʉ</text:p>
          </table:table-cell>
          <table:table-cell office:value-type="string">
            <text:p>kʰatʰimɨ</text:p>
          </table:table-cell>
          <table:table-cell office:value-type="string">
            <text:p>[kʰátímɨ]</text:p>
          </table:table-cell>
          <table:table-cell office:value-type="string">
            <text:p>esconderse</text:p>
          </table:table-cell>
          <table:table-cell office:value-type="string">
            <text:p>hide.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ãumʉ</text:p>
          </table:table-cell>
          <table:table-cell office:value-type="string">
            <text:p>kʰãumɨ</text:p>
          </table:table-cell>
          <table:table-cell office:value-type="string">
            <text:p>[kʰã́umɨ]</text:p>
          </table:table-cell>
          <table:table-cell office:value-type="string">
            <text:p>hacer dormir</text:p>
          </table:table-cell>
          <table:table-cell office:value-type="string">
            <text:p>make.sleep</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ke'remʉ</text:p>
          </table:table-cell>
          <table:table-cell office:value-type="string">
            <text:p>kʰeʔremɨ</text:p>
          </table:table-cell>
          <table:table-cell/>
          <table:table-cell office:value-type="string">
            <text:p>criticar, hablar mal de (otro)</text:p>
          </table:table-cell>
          <table:table-cell office:value-type="string">
            <text:p>criticiz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e'se</text:p>
          </table:table-cell>
          <table:table-cell office:value-type="string">
            <text:p>kʰeʔse</text:p>
          </table:table-cell>
          <table:table-cell/>
          <table:table-cell office:value-type="string">
            <text:p>cómo</text:p>
          </table:table-cell>
          <table:table-cell office:value-type="string">
            <text:p>INT.PRO.MANNER</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ke'se pa'iʉna</text:p>
          </table:table-cell>
          <table:table-cell office:value-type="string">
            <text:p>kʰeʔse paʔiɨna</text:p>
          </table:table-cell>
          <table:table-cell/>
          <table:table-cell office:value-type="string">
            <text:p>por qué</text:p>
          </table:table-cell>
          <table:table-cell office:value-type="string">
            <text:p>INT.PRO.REAS</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ke'sejekʉna</text:p>
          </table:table-cell>
          <table:table-cell office:value-type="string">
            <text:p>kʰeʔsehekʰɨna</text:p>
          </table:table-cell>
          <table:table-cell/>
          <table:table-cell office:value-type="string">
            <text:p>por qué</text:p>
          </table:table-cell>
          <table:table-cell office:value-type="string">
            <text:p>INT.PRO.REAS</text:p>
          </table:table-cell>
          <table:table-cell table:number-columns-repeated="10"/>
          <table:table-cell office:value-type="string">
            <text:p>interr.</text:p>
          </table:table-cell>
          <table:table-cell table:number-columns-repeated="237"/>
        </table:table-row>
        <table:table-row table:style-name="ro4">
          <table:table-cell table:number-columns-repeated="3"/>
          <table:table-cell office:value-type="string">
            <text:p>kẽ've ãutũ'i</text:p>
          </table:table-cell>
          <table:table-cell office:value-type="string">
            <text:p>kʰẽʔβe ãutʰũʔi</text:p>
          </table:table-cell>
          <table:table-cell/>
          <table:table-cell office:value-type="string">
            <text:p>torta pequeña de <text:span text:style-name="T5">casabe (Se </text:span><text:span text:style-name="T5">hace de lo que </text:span><text:span text:style-name="T5">sobra del</text:span></text:p>
            <text:p><text:span text:style-name="T8">Almidón.).</text:span></text:p>
          </table:table-cell>
          <table:table-cell office:value-type="string">
            <text:p>manioc.bread.smal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ẽ'veva'ʉ</text:p>
          </table:table-cell>
          <table:table-cell office:value-type="string">
            <text:p>kʰẽʔβeβaʔɨ</text:p>
          </table:table-cell>
          <table:table-cell office:value-type="string">
            <text:p>[kʰẽʔβéβaʔɨ]</text:p>
          </table:table-cell>
          <table:table-cell office:value-type="string">
            <text:p>criatura pequeña, redrojo.</text:p>
          </table:table-cell>
          <table:table-cell office:value-type="string">
            <text:p>small.baby</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eecheja</text:p>
          </table:table-cell>
          <table:table-cell office:value-type="string">
            <text:p>kʰeedʒeha</text:p>
          </table:table-cell>
          <table:table-cell/>
          <table:table-cell office:value-type="string">
            <text:p>donde</text:p>
          </table:table-cell>
          <table:table-cell office:value-type="string">
            <text:p>INT.PRO.LOC</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keecheja</text:p>
          </table:table-cell>
          <table:table-cell office:value-type="string">
            <text:p>kʰeedʒeha</text:p>
          </table:table-cell>
          <table:table-cell/>
          <table:table-cell office:value-type="string">
            <text:p>ese lugar, alla</text:p>
          </table:table-cell>
          <table:table-cell office:value-type="string">
            <text:p>DEM.LOC</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eechejana</text:p>
          </table:table-cell>
          <table:table-cell office:value-type="string">
            <text:p>kʰeedʒehana</text:p>
          </table:table-cell>
          <table:table-cell/>
          <table:table-cell table:style-name="ce9" office:value-type="string">
            <text:p>adónde</text:p>
          </table:table-cell>
          <table:table-cell office:value-type="string">
            <text:p>INT.LOC.GOAL</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keechejana</text:p>
          </table:table-cell>
          <table:table-cell office:value-type="string">
            <text:p>kʰeedʒehana</text:p>
          </table:table-cell>
          <table:table-cell/>
          <table:table-cell table:style-name="ce9" office:value-type="string">
            <text:p>a ese lugar</text:p>
          </table:table-cell>
          <table:table-cell office:value-type="string">
            <text:p>DEM.LOC.GOA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eechejapi</text:p>
          </table:table-cell>
          <table:table-cell office:value-type="string">
            <text:p>kʰeedʒehapi</text:p>
          </table:table-cell>
          <table:table-cell/>
          <table:table-cell office:value-type="string">
            <text:p>por donde, de donde</text:p>
          </table:table-cell>
          <table:table-cell office:value-type="string">
            <text:p>INT.LOC.SOURCE</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keechejapi</text:p>
          </table:table-cell>
          <table:table-cell office:value-type="string">
            <text:p>kʰeedʒehapi</text:p>
          </table:table-cell>
          <table:table-cell/>
          <table:table-cell office:value-type="string">
            <text:p>de ese lugar, desde ese lugar</text:p>
          </table:table-cell>
          <table:table-cell office:value-type="string">
            <text:p>DEM.LOC.SOURCE</text:p>
          </table:table-cell>
          <table:table-cell table:number-columns-repeated="10"/>
          <table:table-cell table:style-name="Default" office:value-type="string">
            <text:p>s.in.</text:p>
          </table:table-cell>
          <table:table-cell table:number-columns-repeated="237"/>
        </table:table-row>
        <table:table-row table:style-name="ro2">
          <table:table-cell table:number-columns-repeated="3"/>
          <table:table-cell office:value-type="string">
            <text:p>keechejare</text:p>
          </table:table-cell>
          <table:table-cell office:value-type="string">
            <text:p>kʰeedʒehare</text:p>
          </table:table-cell>
          <table:table-cell/>
          <table:table-cell office:value-type="string">
            <text:p>donde</text:p>
          </table:table-cell>
          <table:table-cell office:value-type="string">
            <text:p>INT.LOC</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keechejare</text:p>
          </table:table-cell>
          <table:table-cell office:value-type="string">
            <text:p>kʰeedʒehare</text:p>
          </table:table-cell>
          <table:table-cell/>
          <table:table-cell office:value-type="string">
            <text:p>en ese lugar</text:p>
          </table:table-cell>
          <table:table-cell office:value-type="string">
            <text:p>DEM.LOC</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eekerʉmʉ</text:p>
          </table:table-cell>
          <table:table-cell office:value-type="string">
            <text:p>kʰeekʰerɨmɨ</text:p>
          </table:table-cell>
          <table:table-cell/>
          <table:table-cell office:value-type="string">
            <text:p>a qué horas, cuánto tiempo. Uso: Esta palabra se pronuncian con ‘k’ algunos de los ancianos. La mayoría de la gente usa la variación jeekerùmù.</text:p>
          </table:table-cell>
          <table:table-cell office:value-type="string">
            <text:p>INT.TIME</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keena</text:p>
          </table:table-cell>
          <table:table-cell office:value-type="string">
            <text:p>kʰeena</text:p>
          </table:table-cell>
          <table:table-cell/>
          <table:table-cell office:value-type="string">
            <text:p>cuales</text:p>
          </table:table-cell>
          <table:table-cell office:value-type="string">
            <text:p>INT.ANIM.PL</text:p>
          </table:table-cell>
          <table:table-cell table:number-columns-repeated="10"/>
          <table:table-cell office:value-type="string">
            <text:p>intrr.</text:p>
          </table:table-cell>
          <table:table-cell table:number-columns-repeated="237"/>
        </table:table-row>
        <table:table-row table:style-name="ro2">
          <table:table-cell table:number-columns-repeated="3"/>
          <table:table-cell office:value-type="string">
            <text:p>keena</text:p>
          </table:table-cell>
          <table:table-cell office:value-type="string">
            <text:p>kʰeena</text:p>
          </table:table-cell>
          <table:table-cell/>
          <table:table-cell office:value-type="string">
            <text:p><text:s/>ellos, aquéllos (seres animados)</text:p>
          </table:table-cell>
          <table:table-cell office:value-type="string">
            <text:p>DEM.ANIM.PL</text:p>
          </table:table-cell>
          <table:table-cell table:number-columns-repeated="10"/>
          <table:table-cell office:value-type="string">
            <text:p>pron.an.pl.</text:p>
          </table:table-cell>
          <table:table-cell table:number-columns-repeated="237"/>
        </table:table-row>
        <table:table-row table:style-name="ro2">
          <table:table-cell table:number-columns-repeated="3"/>
          <table:table-cell office:value-type="string">
            <text:p>keeneato</text:p>
          </table:table-cell>
          <table:table-cell office:value-type="string">
            <text:p>kʰeeneatʰo</text:p>
          </table:table-cell>
          <table:table-cell/>
          <table:table-cell office:value-type="string">
            <text:p>anteayer</text:p>
          </table:table-cell>
          <table:table-cell office:value-type="string">
            <text:p>two.days.ago</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eerepaneato</text:p>
          </table:table-cell>
          <table:table-cell office:value-type="string">
            <text:p>kʰeerepaneatʰo</text:p>
          </table:table-cell>
          <table:table-cell/>
          <table:table-cell office:value-type="string">
            <text:p>hacer tres dias, trasanteayer</text:p>
          </table:table-cell>
          <table:table-cell office:value-type="string">
            <text:p>three.days.ago</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eerʉmʉ</text:p>
          </table:table-cell>
          <table:table-cell office:value-type="string">
            <text:p>kʰeerɨmɨ</text:p>
          </table:table-cell>
          <table:table-cell/>
          <table:table-cell office:value-type="string">
            <text:p>mucho tiempo</text:p>
          </table:table-cell>
          <table:table-cell office:value-type="string">
            <text:p>long.tim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kenʉko</text:p>
          </table:table-cell>
          <table:table-cell office:value-type="string">
            <text:p>kʰenɨkʰo</text:p>
          </table:table-cell>
          <table:table-cell/>
          <table:table-cell office:value-type="string">
            <text:p>cuánto</text:p>
          </table:table-cell>
          <table:table-cell office:value-type="string">
            <text:p>INT.PRO.QTY</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kerʉmʉ</text:p>
          </table:table-cell>
          <table:table-cell office:value-type="string">
            <text:p>kʰerɨmɨ</text:p>
          </table:table-cell>
          <table:table-cell/>
          <table:table-cell office:value-type="string">
            <text:p>cuándo</text:p>
          </table:table-cell>
          <table:table-cell office:value-type="string">
            <text:p>INT.PRO.TEMP</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ketopʉ</text:p>
          </table:table-cell>
          <table:table-cell office:value-type="string">
            <text:p>kʰetʰopɨ</text:p>
          </table:table-cell>
          <table:table-cell/>
          <table:table-cell office:value-type="string">
            <text:p>cuántos</text:p>
          </table:table-cell>
          <table:table-cell office:value-type="string">
            <text:p>INT.PRO.QTY</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kevonoja'imʉ</text:p>
          </table:table-cell>
          <table:table-cell office:value-type="string">
            <text:p>kʰeβonohaʔimɨ</text:p>
          </table:table-cell>
          <table:table-cell/>
          <table:table-cell table:style-name="ce9" office:value-type="string">
            <text:p>estar aburrido; estar triste porque cometio alguna falta</text:p>
          </table:table-cell>
          <table:table-cell office:value-type="string">
            <text:p>be.sad/bored</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ko'ko</text:p>
          </table:table-cell>
          <table:table-cell office:value-type="string">
            <text:p>kʰoʔkʰo</text:p>
          </table:table-cell>
          <table:table-cell/>
          <table:table-cell table:style-name="ce9" office:value-type="string">
            <text:p>gripa</text:p>
          </table:table-cell>
          <table:table-cell office:value-type="string">
            <text:p>respiratory.diseas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o'komʉ</text:p>
          </table:table-cell>
          <table:table-cell office:value-type="string">
            <text:p>kʰoʔkʰomɨ</text:p>
          </table:table-cell>
          <table:table-cell/>
          <table:table-cell table:style-name="ce9" office:value-type="string">
            <text:p>toser</text:p>
          </table:table-cell>
          <table:table-cell office:value-type="string">
            <text:p>cough.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o'ña</text:p>
          </table:table-cell>
          <table:table-cell office:value-type="string">
            <text:p>kʰoʔɲa</text:p>
          </table:table-cell>
          <table:table-cell/>
          <table:table-cell table:style-name="ce9" office:value-type="string">
            <text:p>corteza</text:p>
          </table:table-cell>
          <table:table-cell office:value-type="string">
            <text:p>bark.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o'pʉ</text:p>
          </table:table-cell>
          <table:table-cell office:value-type="string">
            <text:p>kʰoʔpɨ</text:p>
          </table:table-cell>
          <table:table-cell/>
          <table:table-cell table:style-name="ce21" office:value-type="string">
            <text:p><text:span text:style-name="T5">especie de bagre, </text:span><text:span text:style-name="T5">(</text:span><text:span text:style-name="T9">CAQ</text:span><text:span text:style-name="T5">) pez </text:span><text:span text:style-name="T5">chontaduro (Es un </text:span><text:span text:style-name="T5">pez barbudo.). </text:span><text:span text:style-name="T5">Pseudopimelodus </text:span><text:span text:style-name="T5">sp.</text:span></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o're</text:p>
          </table:table-cell>
          <table:table-cell office:value-type="string">
            <text:p>kʰoʔre</text:p>
          </table:table-cell>
          <table:table-cell/>
          <table:table-cell office:value-type="string">
            <text:p>garrapata. Acaridae (f).</text:p>
          </table:table-cell>
          <table:table-cell office:value-type="string">
            <text:p>insec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o'revajʉ</text:p>
          </table:table-cell>
          <table:table-cell office:value-type="string">
            <text:p>kʰoʔreβahɨ</text:p>
          </table:table-cell>
          <table:table-cell/>
          <table:table-cell office:value-type="string">
            <text:p>etnia koreguaje</text:p>
          </table:table-cell>
          <table:table-cell office:value-type="string">
            <text:p>Koreguaje.people</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o'revajʉ chʉ'o</text:p>
          </table:table-cell>
          <table:table-cell office:value-type="string">
            <text:p>kʰoʔreβahɨ dʒɨʔo</text:p>
          </table:table-cell>
          <table:table-cell/>
          <table:table-cell office:value-type="string">
            <text:p>idioma koreguaje</text:p>
          </table:table-cell>
          <table:table-cell office:value-type="string">
            <text:p>Koreguaje.langua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o'revajʉpãi</text:p>
          </table:table-cell>
          <table:table-cell office:value-type="string">
            <text:p>kʰoʔreβahɨpãi</text:p>
          </table:table-cell>
          <table:table-cell/>
          <table:table-cell office:value-type="string">
            <text:p>gente koreguaje</text:p>
          </table:table-cell>
          <table:table-cell office:value-type="string">
            <text:p>Koreguaje.people</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ko'rʉmʉ</text:p>
          </table:table-cell>
          <table:table-cell office:value-type="string">
            <text:p>kʰoʔrɨmɨ</text:p>
          </table:table-cell>
          <table:table-cell office:value-type="string">
            <text:p>[kʰóʔrɨmɨ]</text:p>
          </table:table-cell>
          <table:table-cell table:style-name="ce9" office:value-type="string">
            <text:p>rascar</text:p>
          </table:table-cell>
          <table:table-cell office:value-type="string">
            <text:p>scratch</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õ'sa</text:p>
          </table:table-cell>
          <table:table-cell office:value-type="string">
            <text:p>kʰõʔsa</text:p>
          </table:table-cell>
          <table:table-cell/>
          <table:table-cell table:style-name="Default" office:value-type="string">
            <text:p>especie de hormiga (Pica muy duro.).</text:p>
          </table:table-cell>
          <table:table-cell office:value-type="string">
            <text:p>an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o'sa jañʉmʉ</text:p>
          </table:table-cell>
          <table:table-cell office:value-type="string">
            <text:p>kʰoʔsa haɲɨmɨ</text:p>
          </table:table-cell>
          <table:table-cell/>
          <table:table-cell office:value-type="string">
            <text:p>desbordar (el río), inundar</text:p>
          </table:table-cell>
          <table:table-cell office:value-type="string">
            <text:p>flood.of.rive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õ'sa kone</text:p>
          </table:table-cell>
          <table:table-cell office:value-type="string">
            <text:p>kʰõʔsa kʰone</text:p>
          </table:table-cell>
          <table:table-cell/>
          <table:table-cell table:style-name="ce9" office:value-type="string">
            <text:p>especie de pájaro carpintero (Es de color café.).</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õ'sa uti</text:p>
          </table:table-cell>
          <table:table-cell office:value-type="string">
            <text:p>kʰõʔsa utʰi</text:p>
          </table:table-cell>
          <table:table-cell/>
          <table:table-cell table:style-name="ce9" office:value-type="string">
            <text:p>especie de avispa hormiguera (Hacen sus nidos en las hormigueras.).</text:p>
          </table:table-cell>
          <table:table-cell office:value-type="string">
            <text:p>wasp.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ko'sakuʉ</text:p>
          </table:table-cell>
          <table:table-cell office:value-type="string">
            <text:p>kʰoʔsakʰuɨ</text:p>
          </table:table-cell>
          <table:table-cell/>
          <table:table-cell table:style-name="Default" office:value-type="string">
            <text:p>especie de pato (Vive en las aguas de las vegas.).</text:p>
          </table:table-cell>
          <table:table-cell office:value-type="string">
            <text:p>duck.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o'samʉ</text:p>
          </table:table-cell>
          <table:table-cell office:value-type="string">
            <text:p>kʰoʔsamɨ</text:p>
          </table:table-cell>
          <table:table-cell/>
          <table:table-cell table:style-name="ce9" office:value-type="string">
            <text:p>crecer (el río).</text:p>
          </table:table-cell>
          <table:table-cell office:value-type="string">
            <text:p>increase.water.level.of.rive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o'sija'imʉ</text:p>
          </table:table-cell>
          <table:table-cell office:value-type="string">
            <text:p>kʰoʔsihaʔimɨ</text:p>
          </table:table-cell>
          <table:table-cell/>
          <table:table-cell table:style-name="ce9" office:value-type="string">
            <text:p>ser brillante (como oro). </text:p>
          </table:table-cell>
          <table:table-cell office:value-type="string">
            <text:p>be.shiny</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ko'simʉ</text:p>
          </table:table-cell>
          <table:table-cell office:value-type="string">
            <text:p>kʰoʔsimɨ</text:p>
          </table:table-cell>
          <table:table-cell/>
          <table:table-cell table:style-name="ce9" office:value-type="string">
            <text:p>aclararse; derretir</text:p>
          </table:table-cell>
          <table:table-cell office:value-type="string">
            <text:p>get.clear.weathe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o'siri'qui</text:p>
          </table:table-cell>
          <table:table-cell office:value-type="string">
            <text:p>kʰoʔsiriʔki</text:p>
          </table:table-cell>
          <table:table-cell/>
          <table:table-cell table:style-name="ce9" office:value-type="string">
            <text:p>especie de cucarrón brillante (Es parecido al cocuyo y es de color verde oscuro.).</text:p>
          </table:table-cell>
          <table:table-cell office:value-type="string">
            <text:p>bee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o'tomʉ</text:p>
          </table:table-cell>
          <table:table-cell office:value-type="string">
            <text:p>kʰoʔtʰomɨ</text:p>
          </table:table-cell>
          <table:table-cell/>
          <table:table-cell office:value-type="string">
            <text:p>madurar (Se dice de fruta de guama y materia de un furúnculo.). 2. inflamarse.</text:p>
          </table:table-cell>
          <table:table-cell office:value-type="string">
            <text:p>swell.up.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o'ʉmʉ</text:p>
          </table:table-cell>
          <table:table-cell office:value-type="string">
            <text:p>kʰoʔɨmɨ</text:p>
          </table:table-cell>
          <table:table-cell/>
          <table:table-cell table:style-name="ce9" office:value-type="string">
            <text:p>afeitar</text:p>
          </table:table-cell>
          <table:table-cell office:value-type="string">
            <text:p>shav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oamʉ</text:p>
          </table:table-cell>
          <table:table-cell office:value-type="string">
            <text:p>kʰoamɨ</text:p>
          </table:table-cell>
          <table:table-cell/>
          <table:table-cell table:style-name="Default" office:value-type="string">
            <text:p>bajar (un racimo del fruto de chontaduro o coco).</text:p>
          </table:table-cell>
          <table:table-cell office:value-type="string">
            <text:p>harvest.palm.frui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oja</text:p>
          </table:table-cell>
          <table:table-cell office:value-type="string">
            <text:p>kʰoha</text:p>
          </table:table-cell>
          <table:table-cell/>
          <table:table-cell office:value-type="string">
            <text:p>pez bocachico. Prochilodus reticulatus, Fam. Characidae. </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oja tao</text:p>
          </table:table-cell>
          <table:table-cell office:value-type="string">
            <text:p>kʰoha tʰao</text:p>
          </table:table-cell>
          <table:table-cell/>
          <table:table-cell table:style-name="ce9" office:value-type="string">
            <text:p>águila pescadora (Se llama así porque come bocachico.)</text:p>
          </table:table-cell>
          <table:table-cell office:value-type="string">
            <text:p>eag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oka</text:p>
          </table:table-cell>
          <table:table-cell office:value-type="string">
            <text:p>kʰokʰa</text:p>
          </table:table-cell>
          <table:table-cell/>
          <table:table-cell table:style-name="ce9" office:value-type="string">
            <text:p>fuerza, furia</text:p>
          </table:table-cell>
          <table:table-cell office:value-type="string">
            <text:p>ang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oka i'kamʉ</text:p>
          </table:table-cell>
          <table:table-cell office:value-type="string">
            <text:p>kʰokʰa iʔkʰamɨ</text:p>
          </table:table-cell>
          <table:table-cell/>
          <table:table-cell office:value-type="string">
            <text:p>hablar con ira</text:p>
          </table:table-cell>
          <table:table-cell office:value-type="string">
            <text:p>say.angril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oka paamʉ</text:p>
          </table:table-cell>
          <table:table-cell office:value-type="string">
            <text:p>kʰokʰa paamɨ</text:p>
          </table:table-cell>
          <table:table-cell/>
          <table:table-cell office:value-type="string">
            <text:p>tener fuerza</text:p>
          </table:table-cell>
          <table:table-cell office:value-type="string">
            <text:p>be.strong</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oka peneñʉ</text:p>
          </table:table-cell>
          <table:table-cell office:value-type="string">
            <text:p>kʰokʰa peneɲɨ</text:p>
          </table:table-cell>
          <table:table-cell/>
          <table:table-cell table:style-name="ce9" office:value-type="string">
            <text:p>especie de guamo</text:p>
          </table:table-cell>
          <table:table-cell office:value-type="string">
            <text:p>Ing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oka peomʉ</text:p>
          </table:table-cell>
          <table:table-cell office:value-type="string">
            <text:p>kʰokʰa peomɨ</text:p>
          </table:table-cell>
          <table:table-cell/>
          <table:table-cell table:style-name="Default" office:value-type="string">
            <text:p>ser flojo, ser debil (una persona)</text:p>
          </table:table-cell>
          <table:table-cell office:value-type="string">
            <text:p>be.weak</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oka tẽ'te</text:p>
          </table:table-cell>
          <table:table-cell office:value-type="string">
            <text:p>kʰokʰa tʰẽʔtʰe</text:p>
          </table:table-cell>
          <table:table-cell/>
          <table:table-cell table:style-name="Default" office:value-type="string">
            <text:p>garciola real (Especie <text:span text:style-name="T5">de </text:span><text:span text:style-name="T5">garza de pluma </text:span><text:span text:style-name="T5">blanca con cara </text:span><text:span text:style-name="T5">azul y cabeza </text:span><text:span text:style-name="T5">negra. Detrás de </text:span><text:span text:style-name="T5">la cabeza tiene </text:span><text:span text:style-name="T5">una mechita. </text:span><text:span text:style-name="T5">Busca comida día </text:span><text:span text:style-name="T5">y noche; come </text:span><text:span text:style-name="T5">sardinas.). </text:span><text:span text:style-name="T5">Pilherodius </text:span><text:span text:style-name="T5">pileatus. 2. (</text:span><text:span text:style-name="T9">CAQ</text:span><text:span text:style-name="T5">) </text:span><text:span text:style-name="T5">cucharrón, </text:span><text:span text:style-name="T5">patobaco o </text:span><text:span text:style-name="T5">pacobaco, </text:span><text:span text:style-name="T5">especie de garza. </text:span><text:span text:style-name="T5">Cochlearius </text:span><text:span text:style-name="T5">cochlearius.</text:span></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oka vʉomʉ</text:p>
          </table:table-cell>
          <table:table-cell office:value-type="string">
            <text:p>kʰokʰa βɨomɨ</text:p>
          </table:table-cell>
          <table:table-cell/>
          <table:table-cell office:value-type="string">
            <text:p>buscar (pelea)</text:p>
          </table:table-cell>
          <table:table-cell office:value-type="string">
            <text:p>look.for.figh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okaneemʉ</text:p>
          </table:table-cell>
          <table:table-cell office:value-type="string">
            <text:p>kʰokʰaneemɨ</text:p>
          </table:table-cell>
          <table:table-cell/>
          <table:table-cell table:style-name="ce22" office:value-type="string">
            <text:p>ser bravo</text:p>
          </table:table-cell>
          <table:table-cell office:value-type="string">
            <text:p>be.ferociou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okarʉ cʉ'tosiva'ti</text:p>
          </table:table-cell>
          <table:table-cell office:value-type="string">
            <text:p>kʰokʰarɨ kɨʔtʰosiβaʔtʰi</text:p>
          </table:table-cell>
          <table:table-cell/>
          <table:table-cell table:style-name="ce9" office:value-type="string">
            <text:p>cuchillo (bien afilado). Uso: Es término viejo.</text:p>
          </table:table-cell>
          <table:table-cell office:value-type="string">
            <text:p>knif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okomʉ</text:p>
          </table:table-cell>
          <table:table-cell office:value-type="string">
            <text:p>kʰokʰomɨ</text:p>
          </table:table-cell>
          <table:table-cell/>
          <table:table-cell table:style-name="Default" office:value-type="string">
            <text:p>golpear varias veces. 2. tocar a (la puerta). V: jê'jomù. 3. zapatear varias veces.</text:p>
          </table:table-cell>
          <table:table-cell office:value-type="string">
            <text:p>strike.PLACT</text:p>
          </table:table-cell>
          <table:table-cell table:number-columns-repeated="10"/>
          <table:table-cell office:value-type="string">
            <text:p>v.i.rep.</text:p>
          </table:table-cell>
          <table:table-cell table:number-columns-repeated="237"/>
        </table:table-row>
        <table:table-row table:style-name="ro2">
          <table:table-cell table:number-columns-repeated="3"/>
          <table:table-cell office:value-type="string">
            <text:p>komʉ</text:p>
          </table:table-cell>
          <table:table-cell office:value-type="string">
            <text:p>kʰomɨ</text:p>
          </table:table-cell>
          <table:table-cell office:value-type="string">
            <text:p>[kʰómɨ]</text:p>
          </table:table-cell>
          <table:table-cell office:value-type="string">
            <text:p>teñir, mojar</text:p>
          </table:table-cell>
          <table:table-cell office:value-type="string">
            <text:p>dy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one</text:p>
          </table:table-cell>
          <table:table-cell office:value-type="string">
            <text:p>kʰone</text:p>
          </table:table-cell>
          <table:table-cell/>
          <table:table-cell office:value-type="string">
            <text:p>pájaro carpintero. Celeus elegans.</text:p>
          </table:table-cell>
          <table:table-cell office:value-type="string">
            <text:p>woodpecke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one sẽ'se</text:p>
          </table:table-cell>
          <table:table-cell office:value-type="string">
            <text:p>kʰone sẽʔse</text:p>
          </table:table-cell>
          <table:table-cell/>
          <table:table-cell office:value-type="string">
            <text:p>especie de pájaro carpintero (Es de tamaño pequeñ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oo</text:p>
          </table:table-cell>
          <table:table-cell office:value-type="string">
            <text:p>kʰoo</text:p>
          </table:table-cell>
          <table:table-cell/>
          <table:table-cell table:style-name="ce19" office:value-type="string">
            <text:p>uñas, garras, pezuñas</text:p>
          </table:table-cell>
          <table:table-cell office:value-type="string">
            <text:p>fingernail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kooj</text:p>
          </table:table-cell>
          <table:table-cell office:value-type="string">
            <text:p>kʰooh</text:p>
          </table:table-cell>
          <table:table-cell/>
          <table:table-cell table:style-name="ce9" office:value-type="string">
            <text:p>sonido producido cuando una persona pega a otra en la cabeza. 2. sonido producido cuando una cosa dura cae encima de una superficie dura</text:p>
          </table:table-cell>
          <table:table-cell office:value-type="string">
            <text:p>SS.SYMB.hitting</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koomʉ</text:p>
          </table:table-cell>
          <table:table-cell office:value-type="string">
            <text:p>kʰoomɨ</text:p>
          </table:table-cell>
          <table:table-cell office:value-type="string">
            <text:p>[kʰóomɨ]</text:p>
          </table:table-cell>
          <table:table-cell office:value-type="string">
            <text:p>recibir, comprar</text:p>
          </table:table-cell>
          <table:table-cell office:value-type="string">
            <text:p>receiv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oopuñʉ</text:p>
          </table:table-cell>
          <table:table-cell office:value-type="string">
            <text:p>kʰoopuɲɨ</text:p>
          </table:table-cell>
          <table:table-cell/>
          <table:table-cell office:value-type="string">
            <text:p>́arbol lacre (Tiene leche de color zapote o naranjado.). Visimia spp.</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oovʉ</text:p>
          </table:table-cell>
          <table:table-cell office:value-type="string">
            <text:p>kʰooβɨ</text:p>
          </table:table-cell>
          <table:table-cell/>
          <table:table-cell office:value-type="string">
            <text:p>uña, garra, pezuña</text:p>
          </table:table-cell>
          <table:table-cell office:value-type="string">
            <text:p>fingernai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oramʉ</text:p>
          </table:table-cell>
          <table:table-cell office:value-type="string">
            <text:p>kʰoramɨ</text:p>
          </table:table-cell>
          <table:table-cell office:value-type="string">
            <text:p>[kʰóramɨ]</text:p>
          </table:table-cell>
          <table:table-cell office:value-type="string">
            <text:p>pelar</text:p>
          </table:table-cell>
          <table:table-cell office:value-type="string">
            <text:p>peel.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oro ma'ña</text:p>
          </table:table-cell>
          <table:table-cell office:value-type="string">
            <text:p>kʰoro maʔɲa</text:p>
          </table:table-cell>
          <table:table-cell/>
          <table:table-cell table:style-name="ce9" office:value-type="string">
            <text:p>especie de perfume (Se extrae de una pepa silvestre; se atan las hojas de la mata en los brazos para las danzas tradicionales.).</text:p>
          </table:table-cell>
          <table:table-cell office:value-type="string">
            <text:p>aromatic.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orokoropo</text:p>
          </table:table-cell>
          <table:table-cell office:value-type="string">
            <text:p>kʰorokʰoropo</text:p>
          </table:table-cell>
          <table:table-cell office:value-type="string">
            <text:p>[kʰorokʰóropo]</text:p>
          </table:table-cell>
          <table:table-cell table:style-name="ce9" office:value-type="string">
            <text:p>pájaro chamón cocinero (Es pequeño y negr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oromʉ</text:p>
          </table:table-cell>
          <table:table-cell office:value-type="string">
            <text:p>kʰoromɨ</text:p>
          </table:table-cell>
          <table:table-cell/>
          <table:table-cell table:style-name="ce9" office:value-type="string">
            <text:p>pelarse</text:p>
          </table:table-cell>
          <table:table-cell office:value-type="string">
            <text:p>peel.off.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oropocha</text:p>
          </table:table-cell>
          <table:table-cell office:value-type="string">
            <text:p>kʰoropodʒa</text:p>
          </table:table-cell>
          <table:table-cell/>
          <table:table-cell table:style-name="ce9" office:value-type="string">
            <text:p>rio Koropoya</text:p>
          </table:table-cell>
          <table:table-cell office:value-type="string">
            <text:p>river.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oropõnʉ</text:p>
          </table:table-cell>
          <table:table-cell office:value-type="string">
            <text:p>kʰoropõnɨ</text:p>
          </table:table-cell>
          <table:table-cell/>
          <table:table-cell table:style-name="Default" office:value-type="string">
            <text:p>especie de árbol (Se encuentra en las vegas y florece únicamente en junio.).</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orosi'e</text:p>
          </table:table-cell>
          <table:table-cell office:value-type="string">
            <text:p>kʰorosiʔe</text:p>
          </table:table-cell>
          <table:table-cell/>
          <table:table-cell table:style-name="ce9" office:value-type="string">
            <text:p>flores</text:p>
          </table:table-cell>
          <table:table-cell office:value-type="string">
            <text:p>flower</text:p>
          </table:table-cell>
          <table:table-cell table:number-columns-repeated="10"/>
          <table:table-cell office:value-type="string">
            <text:p>s.in.pl.</text:p>
          </table:table-cell>
          <table:table-cell table:number-columns-repeated="237"/>
        </table:table-row>
        <table:table-row table:style-name="ro2">
          <table:table-cell table:number-columns-repeated="3"/>
          <table:table-cell office:value-type="string">
            <text:p>korosipa'pa</text:p>
          </table:table-cell>
          <table:table-cell office:value-type="string">
            <text:p>kʰorosipaʔpa</text:p>
          </table:table-cell>
          <table:table-cell/>
          <table:table-cell table:style-name="ce9" office:value-type="string">
            <text:p>flores</text:p>
          </table:table-cell>
          <table:table-cell office:value-type="string">
            <text:p>flower</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korosipa'pava</text:p>
          </table:table-cell>
          <table:table-cell office:value-type="string">
            <text:p>kʰorosipaʔpaβa</text:p>
          </table:table-cell>
          <table:table-cell/>
          <table:table-cell table:style-name="Default" office:value-type="string">
            <text:p>flor</text:p>
          </table:table-cell>
          <table:table-cell office:value-type="string">
            <text:p>flow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osamʉ</text:p>
          </table:table-cell>
          <table:table-cell office:value-type="string">
            <text:p>kʰosamɨ</text:p>
          </table:table-cell>
          <table:table-cell office:value-type="string">
            <text:p>[kʰósamɨ]</text:p>
          </table:table-cell>
          <table:table-cell table:style-name="ce9" office:value-type="string">
            <text:p>1. agriarse; 2. fermentar; 3. vinagrarse</text:p>
          </table:table-cell>
          <table:table-cell office:value-type="string">
            <text:p>become.sou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osimʉ</text:p>
          </table:table-cell>
          <table:table-cell office:value-type="string">
            <text:p>kʰosimɨ</text:p>
          </table:table-cell>
          <table:table-cell office:value-type="string">
            <text:p>[kʰósimɨ]</text:p>
          </table:table-cell>
          <table:table-cell table:style-name="ce9" office:value-type="string">
            <text:p>estar prendido; arder.</text:p>
          </table:table-cell>
          <table:table-cell office:value-type="string">
            <text:p>burn.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otomʉ</text:p>
          </table:table-cell>
          <table:table-cell office:value-type="string">
            <text:p>kʰotʰomɨ</text:p>
          </table:table-cell>
          <table:table-cell office:value-type="string">
            <text:p>[kʰótómɨ]</text:p>
          </table:table-cell>
          <table:table-cell table:style-name="ce9" office:value-type="string">
            <text:p>hincharse</text:p>
          </table:table-cell>
          <table:table-cell office:value-type="string">
            <text:p>swell.up.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u'emʉ</text:p>
          </table:table-cell>
          <table:table-cell office:value-type="string">
            <text:p>kʰuʔemɨ</text:p>
          </table:table-cell>
          <table:table-cell office:value-type="string">
            <text:p>[kʰuʔémɨ]</text:p>
          </table:table-cell>
          <table:table-cell table:style-name="ce9" office:value-type="string">
            <text:p>buscar</text:p>
          </table:table-cell>
          <table:table-cell office:value-type="string">
            <text:p>look.fo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u'imʉ</text:p>
          </table:table-cell>
          <table:table-cell office:value-type="string">
            <text:p>kʰuʔimɨ</text:p>
          </table:table-cell>
          <table:table-cell/>
          <table:table-cell table:style-name="ce9" office:value-type="string">
            <text:p>andar, caminar, viajar</text:p>
          </table:table-cell>
          <table:table-cell office:value-type="string">
            <text:p>walk</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kũ'imʉ</text:p>
          </table:table-cell>
          <table:table-cell office:value-type="string">
            <text:p>kʰũʔimɨ</text:p>
          </table:table-cell>
          <table:table-cell/>
          <table:table-cell table:style-name="ce9" office:value-type="string">
            <text:p>morder, cortar (con tijeras).</text:p>
          </table:table-cell>
          <table:table-cell office:value-type="string">
            <text:p>bite.SINGL</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ku'ri pete</text:p>
          </table:table-cell>
          <table:table-cell office:value-type="string">
            <text:p>kʰuʔri petʰe</text:p>
          </table:table-cell>
          <table:table-cell/>
          <table:table-cell table:style-name="ce9" office:value-type="string">
            <text:p>especie de pato silvestre</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u'rimu</text:p>
          </table:table-cell>
          <table:table-cell office:value-type="string">
            <text:p>kʰuʔrimu</text:p>
          </table:table-cell>
          <table:table-cell/>
          <table:table-cell table:style-name="ce9" office:value-type="string">
            <text:p>especie de bejuco (Tiene hojas que se usan para teñir cumare de color rojo o negro.).</text:p>
          </table:table-cell>
          <table:table-cell office:value-type="string">
            <text:p>lian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u'ritiro</text:p>
          </table:table-cell>
          <table:table-cell office:value-type="string">
            <text:p>kʰuʔritʰiro</text:p>
          </table:table-cell>
          <table:table-cell/>
          <table:table-cell table:style-name="ce9" office:value-type="string">
            <text:p>especie de pajaro player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ua'komʉ</text:p>
          </table:table-cell>
          <table:table-cell office:value-type="string">
            <text:p>kʰuaʔkʰomɨ</text:p>
          </table:table-cell>
          <table:table-cell office:value-type="string">
            <text:p>[kʰuáʔkʰomɨ]</text:p>
          </table:table-cell>
          <table:table-cell office:value-type="string">
            <text:p>cocinar, hervir</text:p>
          </table:table-cell>
          <table:table-cell office:value-type="string">
            <text:p>boil.VT</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kua'kumʉ</text:p>
          </table:table-cell>
          <table:table-cell office:value-type="string">
            <text:p>kʰuaʔkʰumɨ</text:p>
          </table:table-cell>
          <table:table-cell office:value-type="string">
            <text:p>[kʰuáʔkʰumɨ]</text:p>
          </table:table-cell>
          <table:table-cell office:value-type="string">
            <text:p>cocinar, hervir</text:p>
          </table:table-cell>
          <table:table-cell office:value-type="string">
            <text:p>boil.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uãacojñosi'ko</text:p>
          </table:table-cell>
          <table:table-cell office:value-type="string">
            <text:p>kʰuãakoñ̥osiʔkʰo</text:p>
          </table:table-cell>
          <table:table-cell/>
          <table:table-cell office:value-type="string">
            <text:p>ahijada</text:p>
          </table:table-cell>
          <table:table-cell office:value-type="string">
            <text:p>adopted.child.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uãacojñosi'kʉ</text:p>
          </table:table-cell>
          <table:table-cell office:value-type="string">
            <text:p>kʰuãakoñ̥osiʔkʰɨ</text:p>
          </table:table-cell>
          <table:table-cell/>
          <table:table-cell office:value-type="string">
            <text:p>ahijado</text:p>
          </table:table-cell>
          <table:table-cell office:value-type="string">
            <text:p>adopted.child.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uãamʉ</text:p>
          </table:table-cell>
          <table:table-cell office:value-type="string">
            <text:p>kʰuãamɨ</text:p>
          </table:table-cell>
          <table:table-cell/>
          <table:table-cell office:value-type="string">
            <text:p>levantar para cargar encima del hombro</text:p>
          </table:table-cell>
          <table:table-cell office:value-type="string">
            <text:p>pick.up.to.carry.on.shoulde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uai va'i</text:p>
          </table:table-cell>
          <table:table-cell office:value-type="string">
            <text:p>kʰuai βaʔi</text:p>
          </table:table-cell>
          <table:table-cell/>
          <table:table-cell office:value-type="string">
            <text:p>sardinas (envueltas en hojas y asadas).</text:p>
          </table:table-cell>
          <table:table-cell office:value-type="string">
            <text:p>roasting.packe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uãimʉ</text:p>
          </table:table-cell>
          <table:table-cell office:value-type="string">
            <text:p>kʰuãimɨ</text:p>
          </table:table-cell>
          <table:table-cell/>
          <table:table-cell table:style-name="ce9" office:value-type="string">
            <text:p>cargar sobre el hombro</text:p>
          </table:table-cell>
          <table:table-cell office:value-type="string">
            <text:p>carry.on.shoulder</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kuaño</text:p>
          </table:table-cell>
          <table:table-cell office:value-type="string">
            <text:p>kʰuaɲo</text:p>
          </table:table-cell>
          <table:table-cell/>
          <table:table-cell office:value-type="string">
            <text:p>especie de pájaro dormilón, aguaitacamino (Es parecido al búho.)</text:p>
          </table:table-cell>
          <table:table-cell office:value-type="string">
            <text:p>bird.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kuaño coʉo</text:p>
          </table:table-cell>
          <table:table-cell office:value-type="string">
            <text:p>kʰuaɲo koɨo</text:p>
          </table:table-cell>
          <table:table-cell/>
          <table:table-cell office:value-type="string">
            <text:p><text:s/>charapa espíritu, matamata. Chelus fimbriatus.</text:p>
          </table:table-cell>
          <table:table-cell office:value-type="string">
            <text:p>turtle.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kuanu</text:p>
          </table:table-cell>
          <table:table-cell office:value-type="string">
            <text:p>kʰuanu</text:p>
          </table:table-cell>
          <table:table-cell/>
          <table:table-cell office:value-type="string">
            <text:p>muchedumbres, montones, grupos, manadas.</text:p>
          </table:table-cell>
          <table:table-cell office:value-type="string">
            <text:p>group.of.animate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kuanupʉ</text:p>
          </table:table-cell>
          <table:table-cell office:value-type="string">
            <text:p>kʰuanupɨ</text:p>
          </table:table-cell>
          <table:table-cell/>
          <table:table-cell table:style-name="ce9" office:value-type="string">
            <text:p>muchedumbre, montón, manada, grupo (de personas o animales).</text:p>
          </table:table-cell>
          <table:table-cell office:value-type="string">
            <text:p>group.of.animate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uaruj kuaruj kuaruj</text:p>
          </table:table-cell>
          <table:table-cell office:value-type="string">
            <text:p>kʰuaruh kʰuaruh kʰuaruh</text:p>
          </table:table-cell>
          <table:table-cell/>
          <table:table-cell office:value-type="string">
            <text:p>sonido producido por el estómago cuando a una persona no le cayó bien la comida o cuando tiene diarrea</text:p>
          </table:table-cell>
          <table:table-cell office:value-type="string">
            <text:p>SS.SYMB.rumbling.stomach</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kue'chaka</text:p>
          </table:table-cell>
          <table:table-cell office:value-type="string">
            <text:p>kʰueʔdʒakʰa</text:p>
          </table:table-cell>
          <table:table-cell/>
          <table:table-cell table:style-name="ce9" office:value-type="string">
            <text:p>alas</text:p>
          </table:table-cell>
          <table:table-cell office:value-type="string">
            <text:p>wing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kue'chakapʉ</text:p>
          </table:table-cell>
          <table:table-cell office:value-type="string">
            <text:p>kʰueʔdʒakʰapɨ</text:p>
          </table:table-cell>
          <table:table-cell/>
          <table:table-cell office:value-type="string">
            <text:p>ala</text:p>
          </table:table-cell>
          <table:table-cell office:value-type="string">
            <text:p>win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uẽ'komʉ</text:p>
          </table:table-cell>
          <table:table-cell office:value-type="string">
            <text:p>kʰuẽʔkʰomɨ</text:p>
          </table:table-cell>
          <table:table-cell/>
          <table:table-cell office:value-type="string">
            <text:p>errar varias veces</text:p>
          </table:table-cell>
          <table:table-cell office:value-type="string">
            <text:p>get.lost.PLACT</text:p>
          </table:table-cell>
          <table:table-cell table:number-columns-repeated="10"/>
          <table:table-cell office:value-type="string">
            <text:p>v.i.rep.</text:p>
          </table:table-cell>
          <table:table-cell table:number-columns-repeated="237"/>
        </table:table-row>
        <table:table-row table:style-name="ro2">
          <table:table-cell table:number-columns-repeated="3"/>
          <table:table-cell office:value-type="string">
            <text:p>kuẽ'komʉ</text:p>
          </table:table-cell>
          <table:table-cell office:value-type="string">
            <text:p>kʰuẽʔkʰomɨ</text:p>
          </table:table-cell>
          <table:table-cell/>
          <table:table-cell office:value-type="string">
            <text:p>sacudir</text:p>
          </table:table-cell>
          <table:table-cell office:value-type="string">
            <text:p>shak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ue'kukue'kupʉ</text:p>
          </table:table-cell>
          <table:table-cell office:value-type="string">
            <text:p>kʰueʔkʰukʰueʔkʰupɨ</text:p>
          </table:table-cell>
          <table:table-cell/>
          <table:table-cell office:value-type="string">
            <text:p>especie de búho (Canta de noche; dicen que es espíritu mal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uechoo</text:p>
          </table:table-cell>
          <table:table-cell office:value-type="string">
            <text:p>kʰuedʒoo</text:p>
          </table:table-cell>
          <table:table-cell/>
          <table:table-cell office:value-type="string">
            <text:p>iguana. Iguana iguana.</text:p>
          </table:table-cell>
          <table:table-cell office:value-type="string">
            <text:p>iguana</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uechʉmʉ</text:p>
          </table:table-cell>
          <table:table-cell office:value-type="string">
            <text:p>kʰuedʒɨmɨ</text:p>
          </table:table-cell>
          <table:table-cell/>
          <table:table-cell office:value-type="string">
            <text:p>tomar una foto, dibujar, copiar</text:p>
          </table:table-cell>
          <table:table-cell office:value-type="string">
            <text:p>draw</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uechʉsi'e</text:p>
          </table:table-cell>
          <table:table-cell office:value-type="string">
            <text:p>kʰuedʒɨsiʔe</text:p>
          </table:table-cell>
          <table:table-cell/>
          <table:table-cell table:style-name="ce9" office:value-type="string">
            <text:p>foto, dibujo</text:p>
          </table:table-cell>
          <table:table-cell office:value-type="string">
            <text:p>drawin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uechʉsija'ova</text:p>
          </table:table-cell>
          <table:table-cell office:value-type="string">
            <text:p>kʰuedʒɨsihaʔoβa</text:p>
          </table:table-cell>
          <table:table-cell/>
          <table:table-cell office:value-type="string">
            <text:p>foto, dibujo</text:p>
          </table:table-cell>
          <table:table-cell office:value-type="string">
            <text:p>drawin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ueemʉ</text:p>
          </table:table-cell>
          <table:table-cell office:value-type="string">
            <text:p>kʰueemɨ</text:p>
          </table:table-cell>
          <table:table-cell/>
          <table:table-cell office:value-type="string">
            <text:p><text:s/>tumbar (un palo). 2. tocar (campana).</text:p>
          </table:table-cell>
          <table:table-cell office:value-type="string">
            <text:p>cut.down.tree</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kuẽkomʉ</text:p>
          </table:table-cell>
          <table:table-cell office:value-type="string">
            <text:p>kʰuẽkʰomɨ</text:p>
          </table:table-cell>
          <table:table-cell office:value-type="string">
            <text:p>[kʰuẽ́kʰomɨ]</text:p>
          </table:table-cell>
          <table:table-cell table:style-name="ce9" office:value-type="string">
            <text:p>no alcanzar, fallar</text:p>
          </table:table-cell>
          <table:table-cell office:value-type="string">
            <text:p>not.reach.goal</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uẽkue pĩ'a</text:p>
          </table:table-cell>
          <table:table-cell office:value-type="string">
            <text:p>kʰuẽkʰue pĩʔa</text:p>
          </table:table-cell>
          <table:table-cell/>
          <table:table-cell office:value-type="string">
            <text:p>pájaro remedador (Remeda lo que dicen otros animales o persona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uekuecho</text:p>
          </table:table-cell>
          <table:table-cell office:value-type="string">
            <text:p>kʰuekʰuedʒo</text:p>
          </table:table-cell>
          <table:table-cell office:value-type="string">
            <text:p>[kʰuekʰuédʒo]</text:p>
          </table:table-cell>
          <table:table-cell table:style-name="ce9" office:value-type="string">
            <text:p>especie de pajar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uẽkuemʉ</text:p>
          </table:table-cell>
          <table:table-cell office:value-type="string">
            <text:p>kʰuẽkʰuemɨ</text:p>
          </table:table-cell>
          <table:table-cell/>
          <table:table-cell office:value-type="string">
            <text:p>contar (numeros)</text:p>
          </table:table-cell>
          <table:table-cell office:value-type="string">
            <text:p>coun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uẽkuemʉ</text:p>
          </table:table-cell>
          <table:table-cell office:value-type="string">
            <text:p>kʰuẽkʰuemɨ</text:p>
          </table:table-cell>
          <table:table-cell/>
          <table:table-cell table:style-name="ce23" office:value-type="string">
            <text:p>imitar, remedar</text:p>
          </table:table-cell>
          <table:table-cell office:value-type="string">
            <text:p>imitat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uena</text:p>
          </table:table-cell>
          <table:table-cell office:value-type="string">
            <text:p>kʰuena</text:p>
          </table:table-cell>
          <table:table-cell office:value-type="string">
            <text:p>[kʰuéna]</text:p>
          </table:table-cell>
          <table:table-cell table:style-name="ce9" office:value-type="string">
            <text:p>incienso (Es hecho de bolitas formadas de la leche del nogal. Se encuentran debajo de la tierra alrededor de los árboles nogales. Los koreguajes las recogen y las queman como incienso, y dicen que con el olor se espantan a los espíritus malos o se cura cualquier enfermedad.). </text:p>
          </table:table-cell>
          <table:table-cell office:value-type="string">
            <text:p>aromatic.sa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uenamʉ</text:p>
          </table:table-cell>
          <table:table-cell office:value-type="string">
            <text:p>kʰuenamɨ</text:p>
          </table:table-cell>
          <table:table-cell office:value-type="string">
            <text:p>[kʰuenámɨ]</text:p>
          </table:table-cell>
          <table:table-cell office:value-type="string">
            <text:p>secar</text:p>
          </table:table-cell>
          <table:table-cell office:value-type="string">
            <text:p>dry.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ueñe</text:p>
          </table:table-cell>
          <table:table-cell office:value-type="string">
            <text:p>kʰueɲe</text:p>
          </table:table-cell>
          <table:table-cell/>
          <table:table-cell office:value-type="string">
            <text:p>cerca</text:p>
          </table:table-cell>
          <table:table-cell office:value-type="string">
            <text:p>nearby</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kueñe pa'iko</text:p>
          </table:table-cell>
          <table:table-cell office:value-type="string">
            <text:p>kʰueɲe paʔikʰo</text:p>
          </table:table-cell>
          <table:table-cell/>
          <table:table-cell office:value-type="string">
            <text:p>vecina</text:p>
          </table:table-cell>
          <table:table-cell office:value-type="string">
            <text:p>neighbor.FEM</text:p>
          </table:table-cell>
          <table:table-cell table:number-columns-repeated="10"/>
          <table:table-cell table:style-name="Default" office:value-type="string">
            <text:p>s.an.</text:p>
          </table:table-cell>
          <table:table-cell table:number-columns-repeated="237"/>
        </table:table-row>
        <table:table-row table:style-name="ro2">
          <table:table-cell table:number-columns-repeated="3"/>
          <table:table-cell office:value-type="string">
            <text:p>kueñe pa'ikʉ</text:p>
          </table:table-cell>
          <table:table-cell office:value-type="string">
            <text:p>kʰueɲe paʔikʰɨ</text:p>
          </table:table-cell>
          <table:table-cell/>
          <table:table-cell table:style-name="ce9" office:value-type="string">
            <text:p>vecino</text:p>
          </table:table-cell>
          <table:table-cell office:value-type="string">
            <text:p>neighbor.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uene u'chape'e</text:p>
          </table:table-cell>
          <table:table-cell office:value-type="string">
            <text:p>kʰuene uʔdʒapeʔe</text:p>
          </table:table-cell>
          <table:table-cell/>
          <table:table-cell office:value-type="string">
            <text:p>manteca</text:p>
          </table:table-cell>
          <table:table-cell office:value-type="string">
            <text:p>fat.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uenemʉ</text:p>
          </table:table-cell>
          <table:table-cell office:value-type="string">
            <text:p>kʰuenemɨ</text:p>
          </table:table-cell>
          <table:table-cell office:value-type="string">
            <text:p>[kʰuénemɨ]</text:p>
          </table:table-cell>
          <table:table-cell office:value-type="string">
            <text:p>secarse</text:p>
          </table:table-cell>
          <table:table-cell office:value-type="string">
            <text:p>dry.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uerumʉ</text:p>
          </table:table-cell>
          <table:table-cell office:value-type="string">
            <text:p>kʰuerumɨ</text:p>
          </table:table-cell>
          <table:table-cell/>
          <table:table-cell table:style-name="ce9" office:value-type="string">
            <text:p>cuajarse (la leche o sangre).</text:p>
          </table:table-cell>
          <table:table-cell office:value-type="string">
            <text:p>coagulate.VI</text:p>
          </table:table-cell>
          <table:table-cell table:number-columns-repeated="10"/>
          <table:table-cell office:value-type="string">
            <text:p>v.i.</text:p>
          </table:table-cell>
          <table:table-cell table:number-columns-repeated="237"/>
        </table:table-row>
        <table:table-row table:style-name="ro3">
          <table:table-cell table:number-columns-repeated="3"/>
          <table:table-cell office:value-type="string">
            <text:p>kuẽso</text:p>
          </table:table-cell>
          <table:table-cell office:value-type="string">
            <text:p>kʰuẽso</text:p>
          </table:table-cell>
          <table:table-cell/>
          <table:table-cell table:style-name="Default" office:value-type="string">
            <text:p>yulo, capibara, chigüiro. Hydrochoerus hydrochaeris.</text:p>
          </table:table-cell>
          <table:table-cell office:value-type="string">
            <text:p>capybara</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kuhamʉ</text:p>
          </table:table-cell>
          <table:table-cell office:value-type="string">
            <text:p>kʰuhamɨ</text:p>
          </table:table-cell>
          <table:table-cell/>
          <table:table-cell table:style-name="ce9" office:value-type="string">
            <text:p>llevar de viaje, hacer pasear</text:p>
          </table:table-cell>
          <table:table-cell office:value-type="string">
            <text:p>take.on.trip</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kũhimʉ</text:p>
          </table:table-cell>
          <table:table-cell office:value-type="string">
            <text:p>kʰũhimɨ</text:p>
          </table:table-cell>
          <table:table-cell/>
          <table:table-cell table:style-name="ce9" office:value-type="string">
            <text:p>asolearse, calentarse cerca al fogón</text:p>
          </table:table-cell>
          <table:table-cell office:value-type="string">
            <text:p>warm.up.at.distance.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ui'kui miu</text:p>
          </table:table-cell>
          <table:table-cell office:value-type="string">
            <text:p>kʰuiʔkʰui miu</text:p>
          </table:table-cell>
          <table:table-cell/>
          <table:table-cell table:style-name="ce9" office:value-type="string">
            <text:p>especie de bejuco espinoso (Las espinas tienen forma de anzuelo.).</text:p>
          </table:table-cell>
          <table:table-cell office:value-type="string">
            <text:p>liana.sp</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kuĩa</text:p>
          </table:table-cell>
          <table:table-cell office:value-type="string">
            <text:p>kʰuĩa</text:p>
          </table:table-cell>
          <table:table-cell/>
          <table:table-cell table:style-name="ce9" office:value-type="string">
            <text:p>pajuil, paujil o paují, especie de pava. Crax spp., Fam.Cracidae.</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uiche</text:p>
          </table:table-cell>
          <table:table-cell office:value-type="string">
            <text:p>kʰuidʒe</text:p>
          </table:table-cell>
          <table:table-cell office:value-type="string">
            <text:p>[kʰuídʒe]</text:p>
          </table:table-cell>
          <table:table-cell office:value-type="string">
            <text:p>patilico, perico cabecinegro, especie de loro (Es de color amarillo, negro y verde.). Pionites melanocephala. </text:p>
          </table:table-cell>
          <table:table-cell office:value-type="string">
            <text:p>parro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uiramʉ</text:p>
          </table:table-cell>
          <table:table-cell office:value-type="string">
            <text:p>kʰuiramɨ</text:p>
          </table:table-cell>
          <table:table-cell office:value-type="string">
            <text:p>[kʰuírámɨ]</text:p>
          </table:table-cell>
          <table:table-cell office:value-type="string">
            <text:p>cuidar</text:p>
          </table:table-cell>
          <table:table-cell office:value-type="string">
            <text:p>take.care.of</text:p>
          </table:table-cell>
          <table:table-cell table:number-columns-repeated="7"/>
          <table:table-cell office:value-type="string">
            <text:p>Spanish</text:p>
          </table:table-cell>
          <table:table-cell table:number-columns-repeated="2"/>
          <table:table-cell office:value-type="string">
            <text:p>v.t.</text:p>
          </table:table-cell>
          <table:table-cell table:number-columns-repeated="237"/>
        </table:table-row>
        <table:table-row table:style-name="ro2">
          <table:table-cell table:number-columns-repeated="3"/>
          <table:table-cell office:value-type="string">
            <text:p>kuisẽo</text:p>
          </table:table-cell>
          <table:table-cell office:value-type="string">
            <text:p>kʰuisẽo</text:p>
          </table:table-cell>
          <table:table-cell office:value-type="string">
            <text:p>[kʰuísẽo]</text:p>
          </table:table-cell>
          <table:table-cell office:value-type="string">
            <text:p>pájaro algodón</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uiso</text:p>
          </table:table-cell>
          <table:table-cell office:value-type="string">
            <text:p>kʰuiso</text:p>
          </table:table-cell>
          <table:table-cell/>
          <table:table-cell office:value-type="string">
            <text:p>marteja, perro de monte, mico nocturno, mico de noche. Bassaricyon gabbii</text:p>
          </table:table-cell>
          <table:table-cell office:value-type="string">
            <text:p>monkey.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uisumʉ</text:p>
          </table:table-cell>
          <table:table-cell office:value-type="string">
            <text:p>kʰuisumɨ</text:p>
          </table:table-cell>
          <table:table-cell/>
          <table:table-cell office:value-type="string">
            <text:p>rociar</text:p>
          </table:table-cell>
          <table:table-cell office:value-type="string">
            <text:p>sprinkl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uisʉ'rʉ <text:span text:style-name="T1">kuisʉ'rʉ</text:span></text:p>
          </table:table-cell>
          <table:table-cell office:value-type="string">
            <text:p>kʰuisɨʔrɨ kʰuisɨʔrɨ</text:p>
          </table:table-cell>
          <table:table-cell/>
          <table:table-cell office:value-type="string">
            <text:p>sonido que hace el pájaro saltarín cuando está contento. </text:p>
          </table:table-cell>
          <table:table-cell office:value-type="string">
            <text:p>SS.SYMB.bird.cry</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kũkamʉ</text:p>
          </table:table-cell>
          <table:table-cell office:value-type="string">
            <text:p>kʰũkʰamɨ</text:p>
          </table:table-cell>
          <table:table-cell/>
          <table:table-cell table:style-name="ce9" office:value-type="string">
            <text:p>combinar (comidas de manera agradable).</text:p>
          </table:table-cell>
          <table:table-cell office:value-type="string">
            <text:p>mix.food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ũkumʉ</text:p>
          </table:table-cell>
          <table:table-cell office:value-type="string">
            <text:p>kʰũkʰumɨ</text:p>
          </table:table-cell>
          <table:table-cell/>
          <table:table-cell table:style-name="Default" office:value-type="string">
            <text:p>morder varias veces</text:p>
          </table:table-cell>
          <table:table-cell office:value-type="string">
            <text:p>bite.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kumu</text:p>
          </table:table-cell>
          <table:table-cell office:value-type="string">
            <text:p>kʰumu</text:p>
          </table:table-cell>
          <table:table-cell/>
          <table:table-cell office:value-type="string">
            <text:p>árboles tumbados.</text:p>
          </table:table-cell>
          <table:table-cell office:value-type="string">
            <text:p>fallen.tre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kumuvʉ</text:p>
          </table:table-cell>
          <table:table-cell office:value-type="string">
            <text:p>kʰumuβɨ</text:p>
          </table:table-cell>
          <table:table-cell/>
          <table:table-cell table:style-name="Default" office:value-type="string">
            <text:p>arbol tumbado</text:p>
          </table:table-cell>
          <table:table-cell office:value-type="string">
            <text:p>fallen.tr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ura</text:p>
          </table:table-cell>
          <table:table-cell office:value-type="string">
            <text:p>kʰura</text:p>
          </table:table-cell>
          <table:table-cell/>
          <table:table-cell office:value-type="string">
            <text:p>gallina, gallinas; pollo, pollos</text:p>
          </table:table-cell>
          <table:table-cell office:value-type="string">
            <text:p>chicken</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kura chai</text:p>
          </table:table-cell>
          <table:table-cell office:value-type="string">
            <text:p>kʰura dʒai</text:p>
          </table:table-cell>
          <table:table-cell/>
          <table:table-cell office:value-type="string">
            <text:p>c<text:span text:style-name="T5">hucha. Didelphis </text:span><text:span text:style-name="T5">marsupialis. <text:s/>2. </text:span><text:span text:style-name="T5">zorro.</text:span></text:p>
          </table:table-cell>
          <table:table-cell office:value-type="string">
            <text:p>marsupial.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urachĩi</text:p>
          </table:table-cell>
          <table:table-cell office:value-type="string">
            <text:p>kʰuradʒĩi</text:p>
          </table:table-cell>
          <table:table-cell/>
          <table:table-cell office:value-type="string">
            <text:p>pollito, pollitos</text:p>
          </table:table-cell>
          <table:table-cell office:value-type="string">
            <text:p>chick</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kuramʉ</text:p>
          </table:table-cell>
          <table:table-cell office:value-type="string">
            <text:p>kʰuramɨ</text:p>
          </table:table-cell>
          <table:table-cell office:value-type="string">
            <text:p>[kʰúrámɨ]</text:p>
          </table:table-cell>
          <table:table-cell office:value-type="string">
            <text:p>revolver</text:p>
          </table:table-cell>
          <table:table-cell office:value-type="string">
            <text:p>turn.over.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urao</text:p>
          </table:table-cell>
          <table:table-cell office:value-type="string">
            <text:p>kʰurao</text:p>
          </table:table-cell>
          <table:table-cell/>
          <table:table-cell table:style-name="ce9" office:value-type="string">
            <text:p>gallina</text:p>
          </table:table-cell>
          <table:table-cell office:value-type="string">
            <text:p>he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uratere</text:p>
          </table:table-cell>
          <table:table-cell office:value-type="string">
            <text:p>kʰuratʰere</text:p>
          </table:table-cell>
          <table:table-cell/>
          <table:table-cell table:style-name="Default" office:value-type="string">
            <text:p>restas de gallos. V: kuraterevù. 2. flores de una especie de flor (Se dice así porque se parecen a una cresta de gallo.).</text:p>
          </table:table-cell>
          <table:table-cell office:value-type="string">
            <text:p>rooster.cre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uraterevʉ</text:p>
          </table:table-cell>
          <table:table-cell office:value-type="string">
            <text:p>kʰuratʰereβɨ</text:p>
          </table:table-cell>
          <table:table-cell/>
          <table:table-cell office:value-type="string">
            <text:p>cresta del gallo</text:p>
          </table:table-cell>
          <table:table-cell office:value-type="string">
            <text:p>rooster.cre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uraʉ</text:p>
          </table:table-cell>
          <table:table-cell office:value-type="string">
            <text:p>kʰuraɨ</text:p>
          </table:table-cell>
          <table:table-cell/>
          <table:table-cell office:value-type="string">
            <text:p>gallo</text:p>
          </table:table-cell>
          <table:table-cell office:value-type="string">
            <text:p>rooste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kuri</text:p>
          </table:table-cell>
          <table:table-cell office:value-type="string">
            <text:p>kʰuri</text:p>
          </table:table-cell>
          <table:table-cell/>
          <table:table-cell office:value-type="string">
            <text:p>oro, plata, dinero</text:p>
          </table:table-cell>
          <table:table-cell office:value-type="string">
            <text:p>money</text:p>
          </table:table-cell>
          <table:table-cell table:number-columns-repeated="7"/>
          <table:table-cell office:value-type="string">
            <text:p>Quechuan</text:p>
          </table:table-cell>
          <table:table-cell table:number-columns-repeated="2"/>
          <table:table-cell office:value-type="string">
            <text:p>s.in.</text:p>
          </table:table-cell>
          <table:table-cell table:number-columns-repeated="237"/>
        </table:table-row>
        <table:table-row table:style-name="ro2">
          <table:table-cell table:number-columns-repeated="3"/>
          <table:table-cell office:value-type="string">
            <text:p>kuri prestamʉ</text:p>
          </table:table-cell>
          <table:table-cell office:value-type="string">
            <text:p>kʰuri prestʰamɨ</text:p>
          </table:table-cell>
          <table:table-cell/>
          <table:table-cell table:style-name="ce9" office:value-type="string">
            <text:p>prestar (dinero)</text:p>
          </table:table-cell>
          <table:table-cell office:value-type="string">
            <text:p>loan.money</text:p>
          </table:table-cell>
          <table:table-cell table:number-columns-repeated="7"/>
          <table:table-cell office:value-type="string">
            <text:p>Quechuan</text:p>
          </table:table-cell>
          <table:table-cell table:number-columns-repeated="2"/>
          <table:table-cell office:value-type="string">
            <text:p>v.t.</text:p>
          </table:table-cell>
          <table:table-cell table:number-columns-repeated="237"/>
        </table:table-row>
        <table:table-row table:style-name="ro2">
          <table:table-cell table:number-columns-repeated="3"/>
          <table:table-cell office:value-type="string">
            <text:p>kurija'o</text:p>
          </table:table-cell>
          <table:table-cell office:value-type="string">
            <text:p>kʰurihaʔo</text:p>
          </table:table-cell>
          <table:table-cell/>
          <table:table-cell office:value-type="string">
            <text:p>billetes de dinero</text:p>
          </table:table-cell>
          <table:table-cell office:value-type="string">
            <text:p>paper.money</text:p>
          </table:table-cell>
          <table:table-cell table:number-columns-repeated="7"/>
          <table:table-cell office:value-type="string">
            <text:p>Quechuan</text:p>
          </table:table-cell>
          <table:table-cell table:number-columns-repeated="2"/>
          <table:table-cell office:value-type="string">
            <text:p>s.in.gen</text:p>
          </table:table-cell>
          <table:table-cell table:number-columns-repeated="237"/>
        </table:table-row>
        <table:table-row table:style-name="ro2">
          <table:table-cell table:number-columns-repeated="3"/>
          <table:table-cell office:value-type="string">
            <text:p>kurija'ova</text:p>
          </table:table-cell>
          <table:table-cell office:value-type="string">
            <text:p>kʰurihaʔoβa</text:p>
          </table:table-cell>
          <table:table-cell/>
          <table:table-cell office:value-type="string">
            <text:p>billete de dinero</text:p>
          </table:table-cell>
          <table:table-cell office:value-type="string">
            <text:p>paper.money</text:p>
          </table:table-cell>
          <table:table-cell table:number-columns-repeated="7"/>
          <table:table-cell office:value-type="string">
            <text:p>Quechuan</text:p>
          </table:table-cell>
          <table:table-cell table:number-columns-repeated="2"/>
          <table:table-cell office:value-type="string">
            <text:p>s.in.</text:p>
          </table:table-cell>
          <table:table-cell table:number-columns-repeated="237"/>
        </table:table-row>
        <table:table-row table:style-name="ro2">
          <table:table-cell table:number-columns-repeated="3"/>
          <table:table-cell office:value-type="string">
            <text:p>kurina</text:p>
          </table:table-cell>
          <table:table-cell office:value-type="string">
            <text:p>kʰurina</text:p>
          </table:table-cell>
          <table:table-cell/>
          <table:table-cell table:style-name="ce9" office:value-type="string">
            <text:p>gente rica</text:p>
          </table:table-cell>
          <table:table-cell office:value-type="string">
            <text:p>rich.people</text:p>
          </table:table-cell>
          <table:table-cell table:number-columns-repeated="7"/>
          <table:table-cell office:value-type="string">
            <text:p>Quechuan</text:p>
          </table:table-cell>
          <table:table-cell table:number-columns-repeated="2"/>
          <table:table-cell office:value-type="string">
            <text:p>s.an.pl.</text:p>
          </table:table-cell>
          <table:table-cell table:number-columns-repeated="237"/>
        </table:table-row>
        <table:table-row table:style-name="ro2">
          <table:table-cell table:number-columns-repeated="3"/>
          <table:table-cell office:value-type="string">
            <text:p>kurineemʉ</text:p>
          </table:table-cell>
          <table:table-cell office:value-type="string">
            <text:p>kʰurineemɨ</text:p>
          </table:table-cell>
          <table:table-cell/>
          <table:table-cell table:style-name="Default" office:value-type="string">
            <text:p>codiciar mucho (el dinero), ser avaricioso.</text:p>
          </table:table-cell>
          <table:table-cell office:value-type="string">
            <text:p>want.money</text:p>
          </table:table-cell>
          <table:table-cell table:number-columns-repeated="7"/>
          <table:table-cell office:value-type="string">
            <text:p>Quechuan</text:p>
          </table:table-cell>
          <table:table-cell table:number-columns-repeated="2"/>
          <table:table-cell office:value-type="string">
            <text:p>v.i.</text:p>
          </table:table-cell>
          <table:table-cell table:number-columns-repeated="237"/>
        </table:table-row>
        <table:table-row table:style-name="ro2">
          <table:table-cell table:number-columns-repeated="3"/>
          <table:table-cell office:value-type="string">
            <text:p>kurio</text:p>
          </table:table-cell>
          <table:table-cell office:value-type="string">
            <text:p>kʰurio</text:p>
          </table:table-cell>
          <table:table-cell/>
          <table:table-cell office:value-type="string">
            <text:p>mujer rica</text:p>
          </table:table-cell>
          <table:table-cell office:value-type="string">
            <text:p>rich.FEM</text:p>
          </table:table-cell>
          <table:table-cell table:number-columns-repeated="7"/>
          <table:table-cell office:value-type="string">
            <text:p>Quechuan</text:p>
          </table:table-cell>
          <table:table-cell table:number-columns-repeated="2"/>
          <table:table-cell office:value-type="string">
            <text:p>s.an.</text:p>
          </table:table-cell>
          <table:table-cell table:number-columns-repeated="237"/>
        </table:table-row>
        <table:table-row table:style-name="ro2">
          <table:table-cell table:number-columns-repeated="3"/>
          <table:table-cell office:value-type="string">
            <text:p>kurire're</text:p>
          </table:table-cell>
          <table:table-cell office:value-type="string">
            <text:p>kʰurireʔre</text:p>
          </table:table-cell>
          <table:table-cell/>
          <table:table-cell office:value-type="string">
            <text:p>monedas</text:p>
          </table:table-cell>
          <table:table-cell office:value-type="string">
            <text:p>coins</text:p>
          </table:table-cell>
          <table:table-cell table:number-columns-repeated="7"/>
          <table:table-cell office:value-type="string">
            <text:p>Quechuan</text:p>
          </table:table-cell>
          <table:table-cell table:number-columns-repeated="2"/>
          <table:table-cell office:value-type="string">
            <text:p>s.in.gen</text:p>
          </table:table-cell>
          <table:table-cell table:number-columns-repeated="237"/>
        </table:table-row>
        <table:table-row table:style-name="ro2">
          <table:table-cell table:number-columns-repeated="3"/>
          <table:table-cell office:value-type="string">
            <text:p>kurire'reva</text:p>
          </table:table-cell>
          <table:table-cell office:value-type="string">
            <text:p>kʰurireʔreβa</text:p>
          </table:table-cell>
          <table:table-cell/>
          <table:table-cell office:value-type="string">
            <text:p>moneda</text:p>
          </table:table-cell>
          <table:table-cell office:value-type="string">
            <text:p>coin</text:p>
          </table:table-cell>
          <table:table-cell table:number-columns-repeated="7"/>
          <table:table-cell office:value-type="string">
            <text:p>Quechuan</text:p>
          </table:table-cell>
          <table:table-cell table:number-columns-repeated="2"/>
          <table:table-cell office:value-type="string">
            <text:p>s.in.</text:p>
          </table:table-cell>
          <table:table-cell table:number-columns-repeated="237"/>
        </table:table-row>
        <table:table-row table:style-name="ro2">
          <table:table-cell table:number-columns-repeated="3"/>
          <table:table-cell office:value-type="string">
            <text:p>kuriʉ</text:p>
          </table:table-cell>
          <table:table-cell office:value-type="string">
            <text:p>kʰuriɨ</text:p>
          </table:table-cell>
          <table:table-cell/>
          <table:table-cell office:value-type="string">
            <text:p>hombre rico</text:p>
          </table:table-cell>
          <table:table-cell office:value-type="string">
            <text:p>rich.MASC</text:p>
          </table:table-cell>
          <table:table-cell table:number-columns-repeated="7"/>
          <table:table-cell office:value-type="string">
            <text:p>Quechuan</text:p>
          </table:table-cell>
          <table:table-cell table:number-columns-repeated="2"/>
          <table:table-cell office:value-type="string">
            <text:p>s.an.</text:p>
          </table:table-cell>
          <table:table-cell table:number-columns-repeated="237"/>
        </table:table-row>
        <table:table-row table:style-name="ro2">
          <table:table-cell table:number-columns-repeated="3"/>
          <table:table-cell office:value-type="string">
            <text:p>kurua</text:p>
          </table:table-cell>
          <table:table-cell office:value-type="string">
            <text:p>kʰurua</text:p>
          </table:table-cell>
          <table:table-cell/>
          <table:table-cell office:value-type="string">
            <text:p>pepa del árbol sangre de toro</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urukurumʉ</text:p>
          </table:table-cell>
          <table:table-cell office:value-type="string">
            <text:p>kʰurukʰurumɨ</text:p>
          </table:table-cell>
          <table:table-cell/>
          <table:table-cell office:value-type="string">
            <text:p>temblar</text:p>
          </table:table-cell>
          <table:table-cell office:value-type="string">
            <text:p>tremble.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urukũti</text:p>
          </table:table-cell>
          <table:table-cell office:value-type="string">
            <text:p>kʰurukʰũtʰi</text:p>
          </table:table-cell>
          <table:table-cell/>
          <table:table-cell office:value-type="string">
            <text:p>pueblo de Puerto Principe</text:p>
          </table:table-cell>
          <table:table-cell office:value-type="string">
            <text:p>place.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uruñʉ</text:p>
          </table:table-cell>
          <table:table-cell office:value-type="string">
            <text:p>kʰuruɲɨ</text:p>
          </table:table-cell>
          <table:table-cell office:value-type="string">
            <text:p>[kʰúruɲɨ]</text:p>
          </table:table-cell>
          <table:table-cell office:value-type="string">
            <text:p>́arbol sangre de toro.</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urusisẽ've</text:p>
          </table:table-cell>
          <table:table-cell office:value-type="string">
            <text:p>kʰurusisẽʔβe</text:p>
          </table:table-cell>
          <table:table-cell/>
          <table:table-cell table:style-name="ce9" office:value-type="string">
            <text:p>cruces</text:p>
          </table:table-cell>
          <table:table-cell office:value-type="string">
            <text:p>cross.N</text:p>
          </table:table-cell>
          <table:table-cell table:number-columns-repeated="7"/>
          <table:table-cell office:value-type="string">
            <text:p>Spanish</text:p>
          </table:table-cell>
          <table:table-cell table:number-columns-repeated="2"/>
          <table:table-cell office:value-type="string">
            <text:p>s.in.g</text:p>
          </table:table-cell>
          <table:table-cell table:number-columns-repeated="237"/>
        </table:table-row>
        <table:table-row table:style-name="ro2">
          <table:table-cell table:number-columns-repeated="3"/>
          <table:table-cell office:value-type="string">
            <text:p>kurusisẽ'vero</text:p>
          </table:table-cell>
          <table:table-cell office:value-type="string">
            <text:p>kʰurusisẽʔβero</text:p>
          </table:table-cell>
          <table:table-cell/>
          <table:table-cell table:style-name="Default" office:value-type="string">
            <text:p>cruz</text:p>
          </table:table-cell>
          <table:table-cell office:value-type="string">
            <text:p>cross.N</text:p>
          </table:table-cell>
          <table:table-cell table:number-columns-repeated="7"/>
          <table:table-cell office:value-type="string">
            <text:p>Spanish</text:p>
          </table:table-cell>
          <table:table-cell table:number-columns-repeated="2"/>
          <table:table-cell office:value-type="string">
            <text:p>s.in.</text:p>
          </table:table-cell>
          <table:table-cell table:number-columns-repeated="237"/>
        </table:table-row>
        <table:table-row table:style-name="ro2">
          <table:table-cell table:number-columns-repeated="3"/>
          <table:table-cell office:value-type="string">
            <text:p>kurususẽ've</text:p>
          </table:table-cell>
          <table:table-cell office:value-type="string">
            <text:p>kʰurususẽʔβe</text:p>
          </table:table-cell>
          <table:table-cell/>
          <table:table-cell table:style-name="Default" office:value-type="string">
            <text:p>cuuces</text:p>
          </table:table-cell>
          <table:table-cell office:value-type="string">
            <text:p>cross.N</text:p>
          </table:table-cell>
          <table:table-cell table:number-columns-repeated="7"/>
          <table:table-cell office:value-type="string">
            <text:p>Spanish</text:p>
          </table:table-cell>
          <table:table-cell table:number-columns-repeated="2"/>
          <table:table-cell office:value-type="string">
            <text:p>s.in.g</text:p>
          </table:table-cell>
          <table:table-cell table:number-columns-repeated="237"/>
        </table:table-row>
        <table:table-row table:style-name="ro2">
          <table:table-cell table:number-columns-repeated="3"/>
          <table:table-cell office:value-type="string">
            <text:p>kurususẽ'vero</text:p>
          </table:table-cell>
          <table:table-cell office:value-type="string">
            <text:p>kʰurususẽʔβero</text:p>
          </table:table-cell>
          <table:table-cell/>
          <table:table-cell table:style-name="ce9" office:value-type="string">
            <text:p>cruz</text:p>
          </table:table-cell>
          <table:table-cell office:value-type="string">
            <text:p>cross.N</text:p>
          </table:table-cell>
          <table:table-cell table:number-columns-repeated="7"/>
          <table:table-cell office:value-type="string">
            <text:p>Spanish</text:p>
          </table:table-cell>
          <table:table-cell table:number-columns-repeated="2"/>
          <table:table-cell office:value-type="string">
            <text:p>s.in.</text:p>
          </table:table-cell>
          <table:table-cell table:number-columns-repeated="237"/>
        </table:table-row>
        <table:table-row table:style-name="ro2">
          <table:table-cell table:number-columns-repeated="3"/>
          <table:table-cell office:value-type="string">
            <text:p>kusarʉ</text:p>
          </table:table-cell>
          <table:table-cell office:value-type="string">
            <text:p>kʰusarɨ</text:p>
          </table:table-cell>
          <table:table-cell/>
          <table:table-cell table:style-name="Default" office:value-type="string">
            <text:p>cuchara</text:p>
          </table:table-cell>
          <table:table-cell office:value-type="string">
            <text:p>spoon</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kususẽ'vero</text:p>
          </table:table-cell>
          <table:table-cell office:value-type="string">
            <text:p>kʰususẽʔβero</text:p>
          </table:table-cell>
          <table:table-cell/>
          <table:table-cell table:style-name="ce9" office:value-type="string">
            <text:p>cruz</text:p>
          </table:table-cell>
          <table:table-cell office:value-type="string">
            <text:p>cross.N</text:p>
          </table:table-cell>
          <table:table-cell table:number-columns-repeated="7"/>
          <table:table-cell office:value-type="string">
            <text:p>Spanish</text:p>
          </table:table-cell>
          <table:table-cell table:number-columns-repeated="2"/>
          <table:table-cell office:value-type="string">
            <text:p>s.in.</text:p>
          </table:table-cell>
          <table:table-cell table:number-columns-repeated="237"/>
        </table:table-row>
        <table:table-row table:style-name="ro2">
          <table:table-cell table:number-columns-repeated="3"/>
          <table:table-cell office:value-type="string">
            <text:p>kʉ̃'emo</text:p>
          </table:table-cell>
          <table:table-cell office:value-type="string">
            <text:p>kʰɨ̃ʔemo</text:p>
          </table:table-cell>
          <table:table-cell/>
          <table:table-cell table:style-name="ce9" office:value-type="string">
            <text:p>redondear (casabe o arepa)</text:p>
          </table:table-cell>
          <table:table-cell office:value-type="string">
            <text:p>make.round.VT</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kʉ'nʉmʉ</text:p>
          </table:table-cell>
          <table:table-cell office:value-type="string">
            <text:p>kʰɨʔnɨmɨ</text:p>
          </table:table-cell>
          <table:table-cell/>
          <table:table-cell table:style-name="ce9" office:value-type="string">
            <text:p>pelar (la piel de un animal o pescado).</text:p>
          </table:table-cell>
          <table:table-cell office:value-type="string">
            <text:p>peel.VT</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kʉ're</text:p>
          </table:table-cell>
          <table:table-cell office:value-type="string">
            <text:p>kʰɨʔre</text:p>
          </table:table-cell>
          <table:table-cell/>
          <table:table-cell table:style-name="ce9" office:value-type="string">
            <text:p>especie de tábano.</text:p>
          </table:table-cell>
          <table:table-cell office:value-type="string">
            <text:p>horsefly.sp</text:p>
          </table:table-cell>
          <table:table-cell table:number-columns-repeated="10"/>
          <table:table-cell office:value-type="string">
            <text:p>s.an.gen.</text:p>
          </table:table-cell>
          <table:table-cell table:number-columns-repeated="237"/>
        </table:table-row>
        <table:table-row table:style-name="ro3">
          <table:table-cell table:number-columns-repeated="3"/>
          <table:table-cell office:value-type="string">
            <text:p>kʉ'reʉ</text:p>
          </table:table-cell>
          <table:table-cell office:value-type="string">
            <text:p>kʰɨʔreɨ</text:p>
          </table:table-cell>
          <table:table-cell/>
          <table:table-cell table:style-name="ce9" office:value-type="string">
            <text:p>especie de tábano (Es de color negro; es demasiado arisco. Le gusta chupar la sangre de la gente.).</text:p>
          </table:table-cell>
          <table:table-cell office:value-type="string">
            <text:p>horsefly.sp</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kʉamʉ</text:p>
          </table:table-cell>
          <table:table-cell office:value-type="string">
            <text:p>kʰɨamɨ</text:p>
          </table:table-cell>
          <table:table-cell office:value-type="string">
            <text:p>[kʰɨ́amɨ]</text:p>
          </table:table-cell>
          <table:table-cell table:style-name="Default" office:value-type="string">
            <text:p>contar, informar, explicar.</text:p>
          </table:table-cell>
          <table:table-cell office:value-type="string">
            <text:p>narrate</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kʉchʉ</text:p>
          </table:table-cell>
          <table:table-cell office:value-type="string">
            <text:p>kʰɨdʒɨ</text:p>
          </table:table-cell>
          <table:table-cell/>
          <table:table-cell table:style-name="Default" office:value-type="string">
            <text:p>periquito. Forpus passerinu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kʉchʉ</text:p>
          </table:table-cell>
          <table:table-cell office:value-type="string">
            <text:p>kʰɨdʒɨ</text:p>
          </table:table-cell>
          <table:table-cell/>
          <table:table-cell table:style-name="Default" office:value-type="string">
            <text:p>especie de pez cucha (Es pequeño.). Brochis britskii. </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kʉchʉ</text:p>
          </table:table-cell>
          <table:table-cell office:value-type="string">
            <text:p>kʰɨdʒɨ</text:p>
          </table:table-cell>
          <table:table-cell/>
          <table:table-cell table:style-name="ce9" office:value-type="string">
            <text:p>especie de hormiga (Son grandes y de color café por encima y blanco por debajo)</text:p>
          </table:table-cell>
          <table:table-cell office:value-type="string">
            <text:p>ant.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kʉi</text:p>
          </table:table-cell>
          <table:table-cell office:value-type="string">
            <text:p>kʰɨi</text:p>
          </table:table-cell>
          <table:table-cell/>
          <table:table-cell office:value-type="string">
            <text:p>palos de yuca</text:p>
          </table:table-cell>
          <table:table-cell office:value-type="string">
            <text:p>manioc.stalk</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kʉ̃imʉ</text:p>
          </table:table-cell>
          <table:table-cell office:value-type="string">
            <text:p>kʰɨ̃imɨ</text:p>
          </table:table-cell>
          <table:table-cell/>
          <table:table-cell office:value-type="string">
            <text:p>cargar (fruta un arbol)</text:p>
          </table:table-cell>
          <table:table-cell office:value-type="string">
            <text:p>bear.fruit.of.tre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3">
          <table:table-cell table:number-columns-repeated="3"/>
          <table:table-cell office:value-type="string">
            <text:p>kʉipʉ</text:p>
          </table:table-cell>
          <table:table-cell office:value-type="string">
            <text:p>kʰɨipɨ</text:p>
          </table:table-cell>
          <table:table-cell/>
          <table:table-cell table:style-name="ce22" office:value-type="string">
            <text:p>pez pintadillo. Pseudoplatystoma facsiatum.</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kʉipʉ</text:p>
          </table:table-cell>
          <table:table-cell office:value-type="string">
            <text:p>kʰɨipɨ</text:p>
          </table:table-cell>
          <table:table-cell/>
          <table:table-cell office:value-type="string">
            <text:p>palo de yuca</text:p>
          </table:table-cell>
          <table:table-cell office:value-type="string">
            <text:p>manioc.stal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ʉ̃isi'pu</text:p>
          </table:table-cell>
          <table:table-cell office:value-type="string">
            <text:p>kʰɨ̃isiʔpu</text:p>
          </table:table-cell>
          <table:table-cell/>
          <table:table-cell office:value-type="string">
            <text:p>fruto</text:p>
          </table:table-cell>
          <table:table-cell office:value-type="string">
            <text:p>fruit.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ʉitʉ'kapʉ</text:p>
          </table:table-cell>
          <table:table-cell office:value-type="string">
            <text:p>kʰɨitʰɨʔkʰapɨ</text:p>
          </table:table-cell>
          <table:table-cell/>
          <table:table-cell office:value-type="string">
            <text:p>palo de yuca</text:p>
          </table:table-cell>
          <table:table-cell office:value-type="string">
            <text:p>manioc.stal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ʉ̃jñomʉ</text:p>
          </table:table-cell>
          <table:table-cell office:value-type="string">
            <text:p>kʰɨ̃ñ̥omɨ</text:p>
          </table:table-cell>
          <table:table-cell office:value-type="string">
            <text:p>[kʰɨ̃́ñ̥omɨ]</text:p>
          </table:table-cell>
          <table:table-cell table:style-name="ce9" office:value-type="string">
            <text:p>llevar (hojas perfumadas en el brazo).</text:p>
          </table:table-cell>
          <table:table-cell office:value-type="string">
            <text:p>wear.aromatic.plant.armba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ʉ̃jñomʉ</text:p>
          </table:table-cell>
          <table:table-cell office:value-type="string">
            <text:p>kʰɨ̃ñ̥omɨ</text:p>
          </table:table-cell>
          <table:table-cell office:value-type="string">
            <text:p>[kʰɨ̃́ñ̥omɨ]</text:p>
          </table:table-cell>
          <table:table-cell office:value-type="string">
            <text:p>ser mordido varias veces.</text:p>
          </table:table-cell>
          <table:table-cell office:value-type="string">
            <text:p>be.bitten.PLACT</text:p>
          </table:table-cell>
          <table:table-cell table:number-columns-repeated="10"/>
          <table:table-cell office:value-type="string">
            <text:p>v.pas.rep.</text:p>
          </table:table-cell>
          <table:table-cell table:number-columns-repeated="237"/>
        </table:table-row>
        <table:table-row table:style-name="ro2">
          <table:table-cell table:number-columns-repeated="3"/>
          <table:table-cell office:value-type="string">
            <text:p>kʉkomʉ</text:p>
          </table:table-cell>
          <table:table-cell office:value-type="string">
            <text:p>kʰɨkʰomɨ</text:p>
          </table:table-cell>
          <table:table-cell office:value-type="string">
            <text:p>[kʰɨkʰómɨ]</text:p>
          </table:table-cell>
          <table:table-cell office:value-type="string">
            <text:p>asustar, espantar</text:p>
          </table:table-cell>
          <table:table-cell office:value-type="string">
            <text:p>make.afraid</text:p>
          </table:table-cell>
          <table:table-cell table:number-columns-repeated="10"/>
          <table:table-cell office:value-type="string">
            <text:p>v.caus.</text:p>
          </table:table-cell>
          <table:table-cell table:number-columns-repeated="237"/>
        </table:table-row>
        <table:table-row table:style-name="ro3">
          <table:table-cell table:number-columns-repeated="3"/>
          <table:table-cell office:value-type="string">
            <text:p>kʉkʉmʉ</text:p>
          </table:table-cell>
          <table:table-cell office:value-type="string">
            <text:p>kʰɨkʰɨmɨ</text:p>
          </table:table-cell>
          <table:table-cell office:value-type="string">
            <text:p>[kʰɨkʰɨ́mɨ]</text:p>
          </table:table-cell>
          <table:table-cell table:style-name="ce9" office:value-type="string">
            <text:p>asustarse</text:p>
          </table:table-cell>
          <table:table-cell office:value-type="string">
            <text:p>be.afraid</text:p>
          </table:table-cell>
          <table:table-cell table:number-columns-repeated="10"/>
          <table:table-cell office:value-type="string">
            <text:p>v.i</text:p>
          </table:table-cell>
          <table:table-cell table:number-columns-repeated="237"/>
        </table:table-row>
        <table:table-row table:style-name="ro7">
          <table:table-cell table:number-columns-repeated="3"/>
          <table:table-cell office:value-type="string">
            <text:p>kʉma</text:p>
          </table:table-cell>
          <table:table-cell office:value-type="string">
            <text:p>kʰɨma</text:p>
          </table:table-cell>
          <table:table-cell/>
          <table:table-cell table:style-name="Default" office:value-type="string">
            <text:p><text:span text:style-name="T8">árboles o frutas </text:span><text:span text:style-name="T8">de</text:span></text:p>
            <text:p><text:span text:style-name="T8">guayaba. Psidium </text:span><text:span text:style-name="T8">guajaba (L.) </text:span><text:span text:style-name="T8">Radd.</text:span></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ʉma ja'ova</text:p>
          </table:table-cell>
          <table:table-cell office:value-type="string">
            <text:p>kʰɨma haʔoβa</text:p>
          </table:table-cell>
          <table:table-cell/>
          <table:table-cell office:value-type="string">
            <text:p>hoja de guayaba</text:p>
          </table:table-cell>
          <table:table-cell office:value-type="string">
            <text:p>tree.sp.leaf</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ʉmañʉ</text:p>
          </table:table-cell>
          <table:table-cell office:value-type="string">
            <text:p>kʰɨmaɲɨ</text:p>
          </table:table-cell>
          <table:table-cell/>
          <table:table-cell table:style-name="ce9" office:value-type="string">
            <text:p>guayabo</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kʉmapʉ</text:p>
          </table:table-cell>
          <table:table-cell office:value-type="string">
            <text:p>kʰɨmapɨ</text:p>
          </table:table-cell>
          <table:table-cell office:value-type="string">
            <text:p>[kʰɨ́mapɨ]</text:p>
          </table:table-cell>
          <table:table-cell table:style-name="ce9" office:value-type="string">
            <text:p>fruta de guayaba</text:p>
          </table:table-cell>
          <table:table-cell office:value-type="string">
            <text:p>tree.sp.frui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ʉñomʉ</text:p>
          </table:table-cell>
          <table:table-cell office:value-type="string">
            <text:p>kʰɨɲomɨ</text:p>
          </table:table-cell>
          <table:table-cell/>
          <table:table-cell table:style-name="ce9" office:value-type="string">
            <text:p>retirar, mover, desocupar.</text:p>
          </table:table-cell>
          <table:table-cell office:value-type="string">
            <text:p>remove.VT</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kʉnʉmʉ</text:p>
          </table:table-cell>
          <table:table-cell office:value-type="string">
            <text:p>kʰɨnɨmɨ</text:p>
          </table:table-cell>
          <table:table-cell office:value-type="string">
            <text:p>[kʰɨ́nɨmɨ]</text:p>
          </table:table-cell>
          <table:table-cell office:value-type="string">
            <text:p>jugar (con juguetes)</text:p>
          </table:table-cell>
          <table:table-cell office:value-type="string">
            <text:p>play.with.toy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ʉñʉmʉ</text:p>
          </table:table-cell>
          <table:table-cell office:value-type="string">
            <text:p>kʰɨɲɨmɨ</text:p>
          </table:table-cell>
          <table:table-cell office:value-type="string">
            <text:p>[kʰɨ́ɲɨ́mɨ]</text:p>
          </table:table-cell>
          <table:table-cell office:value-type="string">
            <text:p>retirarse</text:p>
          </table:table-cell>
          <table:table-cell office:value-type="string">
            <text:p>remove.oneself.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kʉ̃omʉ</text:p>
          </table:table-cell>
          <table:table-cell office:value-type="string">
            <text:p>kʰɨ̃omɨ</text:p>
          </table:table-cell>
          <table:table-cell office:value-type="string">
            <text:p>[kʰɨ̃́omɨ]</text:p>
          </table:table-cell>
          <table:table-cell table:style-name="ce9" office:value-type="string">
            <text:p>hacer morder</text:p>
          </table:table-cell>
          <table:table-cell office:value-type="string">
            <text:p>make.bite</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kʉ̃omʉ</text:p>
          </table:table-cell>
          <table:table-cell office:value-type="string">
            <text:p>kʰɨ̃omɨ</text:p>
          </table:table-cell>
          <table:table-cell/>
          <table:table-cell table:style-name="ce9" office:value-type="string">
            <text:p>ser mordido</text:p>
          </table:table-cell>
          <table:table-cell office:value-type="string">
            <text:p>be.bitten.SINGL</text:p>
          </table:table-cell>
          <table:table-cell table:number-columns-repeated="10"/>
          <table:table-cell office:value-type="string">
            <text:p>v.pas.</text:p>
          </table:table-cell>
          <table:table-cell table:number-columns-repeated="237"/>
        </table:table-row>
        <table:table-row table:style-name="ro3">
          <table:table-cell table:number-columns-repeated="3"/>
          <table:table-cell office:value-type="string">
            <text:p>kʉ̃osẽ'e</text:p>
          </table:table-cell>
          <table:table-cell office:value-type="string">
            <text:p>kʰɨ̃osẽʔe</text:p>
          </table:table-cell>
          <table:table-cell/>
          <table:table-cell table:style-name="Default" office:value-type="string">
            <text:p>tijeras</text:p>
          </table:table-cell>
          <table:table-cell office:value-type="string">
            <text:p>scissor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kʉromʉ</text:p>
          </table:table-cell>
          <table:table-cell office:value-type="string">
            <text:p>kʰɨromɨ</text:p>
          </table:table-cell>
          <table:table-cell/>
          <table:table-cell office:value-type="string">
            <text:p><text:s/>desyerbar, pelar, quitar (espinas).</text:p>
          </table:table-cell>
          <table:table-cell office:value-type="string">
            <text:p>remove.from.surface.VT</text:p>
          </table:table-cell>
          <table:table-cell table:number-columns-repeated="10"/>
          <table:table-cell table:style-name="Default" office:value-type="string">
            <text:p>v.caus.</text:p>
          </table:table-cell>
          <table:table-cell table:number-columns-repeated="237"/>
        </table:table-row>
        <table:table-row table:style-name="ro2">
          <table:table-cell table:number-columns-repeated="3"/>
          <table:table-cell office:value-type="string">
            <text:p>kʉrʉmʉ</text:p>
          </table:table-cell>
          <table:table-cell office:value-type="string">
            <text:p>kʰɨrɨmɨ</text:p>
          </table:table-cell>
          <table:table-cell office:value-type="string">
            <text:p>[kʰɨ́rɨmɨ]</text:p>
          </table:table-cell>
          <table:table-cell office:value-type="string">
            <text:p>aplicar frotando</text:p>
          </table:table-cell>
          <table:table-cell office:value-type="string">
            <text:p>rub.on.substanc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kʉrʉmʉ</text:p>
          </table:table-cell>
          <table:table-cell office:value-type="string">
            <text:p>kʰɨrɨmɨ</text:p>
          </table:table-cell>
          <table:table-cell office:value-type="string">
            <text:p>[kʰɨ́rɨ́mɨ]</text:p>
          </table:table-cell>
          <table:table-cell office:value-type="string">
            <text:p>pelar</text:p>
          </table:table-cell>
          <table:table-cell office:value-type="string">
            <text:p>peel.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lapicho</text:p>
          </table:table-cell>
          <table:table-cell office:value-type="string">
            <text:p>lapidʒo</text:p>
          </table:table-cell>
          <table:table-cell/>
          <table:table-cell office:value-type="string">
            <text:p>lápiz</text:p>
          </table:table-cell>
          <table:table-cell office:value-type="string">
            <text:p>pencil</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león chai</text:p>
          </table:table-cell>
          <table:table-cell office:value-type="string">
            <text:p>león dʒai</text:p>
          </table:table-cell>
          <table:table-cell/>
          <table:table-cell office:value-type="string">
            <text:p>león</text:p>
          </table:table-cell>
          <table:table-cell office:value-type="string">
            <text:p>lion</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limamaka</text:p>
          </table:table-cell>
          <table:table-cell office:value-type="string">
            <text:p>limamakʰa</text:p>
          </table:table-cell>
          <table:table-cell/>
          <table:table-cell office:value-type="string">
            <text:p>lima</text:p>
          </table:table-cell>
          <table:table-cell office:value-type="string">
            <text:p>lemon</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limapʉ</text:p>
          </table:table-cell>
          <table:table-cell office:value-type="string">
            <text:p>limapɨ</text:p>
          </table:table-cell>
          <table:table-cell/>
          <table:table-cell office:value-type="string">
            <text:p>fruta de lima</text:p>
          </table:table-cell>
          <table:table-cell office:value-type="string">
            <text:p>lemon.frui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limo miu</text:p>
          </table:table-cell>
          <table:table-cell office:value-type="string">
            <text:p>limo miu</text:p>
          </table:table-cell>
          <table:table-cell/>
          <table:table-cell office:value-type="string">
            <text:p>espinas del limonero</text:p>
          </table:table-cell>
          <table:table-cell office:value-type="string">
            <text:p>lime.tree.spines</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limoñʉ</text:p>
          </table:table-cell>
          <table:table-cell office:value-type="string">
            <text:p>limoɲɨ</text:p>
          </table:table-cell>
          <table:table-cell/>
          <table:table-cell office:value-type="string">
            <text:p>limonero</text:p>
          </table:table-cell>
          <table:table-cell office:value-type="string">
            <text:p>lime.tree</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limopʉ</text:p>
          </table:table-cell>
          <table:table-cell office:value-type="string">
            <text:p>limopɨ</text:p>
          </table:table-cell>
          <table:table-cell/>
          <table:table-cell office:value-type="string">
            <text:p>fruta de limón</text:p>
          </table:table-cell>
          <table:table-cell office:value-type="string">
            <text:p>lime.frui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lunerʉmʉ</text:p>
          </table:table-cell>
          <table:table-cell office:value-type="string">
            <text:p>lunerɨmɨ</text:p>
          </table:table-cell>
          <table:table-cell/>
          <table:table-cell office:value-type="string">
            <text:p>lunes</text:p>
          </table:table-cell>
          <table:table-cell office:value-type="string">
            <text:p>Monday</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ma'a</text:p>
          </table:table-cell>
          <table:table-cell office:value-type="string">
            <text:p>maʔa</text:p>
          </table:table-cell>
          <table:table-cell/>
          <table:table-cell office:value-type="string">
            <text:p>c<text:span text:style-name="T5">amino, senda, </text:span><text:span text:style-name="T5">trocha. 2. </text:span><text:span text:style-name="T5">carretera. 3. calle.</text:span></text:p>
          </table:table-cell>
          <table:table-cell office:value-type="string">
            <text:p>pa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are jʉomʉ</text:p>
          </table:table-cell>
          <table:table-cell office:value-type="string">
            <text:p>maʔare hɨomɨ</text:p>
          </table:table-cell>
          <table:table-cell/>
          <table:table-cell office:value-type="string">
            <text:p><text:s/>abrir (un camino para hacerlo más ancho o más limpio).</text:p>
          </table:table-cell>
          <table:table-cell office:value-type="string">
            <text:p>open.path.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ma'jñokoo</text:p>
          </table:table-cell>
          <table:table-cell office:value-type="string">
            <text:p>maʔñ̥okʰoo</text:p>
          </table:table-cell>
          <table:table-cell/>
          <table:table-cell office:value-type="string">
            <text:p>estrella</text:p>
          </table:table-cell>
          <table:table-cell office:value-type="string">
            <text:p>sta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jñokoo</text:p>
          </table:table-cell>
          <table:table-cell office:value-type="string">
            <text:p>maʔñ̥okʰoo</text:p>
          </table:table-cell>
          <table:table-cell/>
          <table:table-cell office:value-type="string">
            <text:p>estrella</text:p>
          </table:table-cell>
          <table:table-cell office:value-type="string">
            <text:p>sta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jʉmʉ</text:p>
          </table:table-cell>
          <table:table-cell office:value-type="string">
            <text:p>maʔhɨmɨ</text:p>
          </table:table-cell>
          <table:table-cell/>
          <table:table-cell table:style-name="ce9" office:value-type="string">
            <text:p>madurar mucho, ponerse yuyo o blando (Se dice de bananos y plátanos.).</text:p>
          </table:table-cell>
          <table:table-cell office:value-type="string">
            <text:p>get.ripe.and.sof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ma'jʉno ja'ova</text:p>
          </table:table-cell>
          <table:table-cell office:value-type="string">
            <text:p>maʔhɨno haʔoβa</text:p>
          </table:table-cell>
          <table:table-cell/>
          <table:table-cell table:style-name="ce9" office:value-type="string">
            <text:p>especie de hoja platanillo.</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maʉ</text:p>
          </table:table-cell>
          <table:table-cell office:value-type="string">
            <text:p>maʔmaɨ</text:p>
          </table:table-cell>
          <table:table-cell/>
          <table:table-cell table:style-name="ce9" office:value-type="string">
            <text:p>retoñar</text:p>
          </table:table-cell>
          <table:table-cell office:value-type="string">
            <text:p>sprout/germinate.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ma'ña</text:p>
          </table:table-cell>
          <table:table-cell office:value-type="string">
            <text:p>maʔɲa</text:p>
          </table:table-cell>
          <table:table-cell/>
          <table:table-cell table:style-name="ce9" office:value-type="string">
            <text:p>perfume</text:p>
          </table:table-cell>
          <table:table-cell office:value-type="string">
            <text:p>aroma</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ña ru'tu</text:p>
          </table:table-cell>
          <table:table-cell office:value-type="string">
            <text:p>maʔɲa ruʔtʰu</text:p>
          </table:table-cell>
          <table:table-cell/>
          <table:table-cell table:style-name="ce9" office:value-type="string">
            <text:p>perfume silvestre (Se atan las hojas de la mata en los brazos para las danzas tradicionales.).</text:p>
          </table:table-cell>
          <table:table-cell office:value-type="string">
            <text:p>aromatic.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ñarekovʉ</text:p>
          </table:table-cell>
          <table:table-cell office:value-type="string">
            <text:p>maʔɲarekʰoβɨ</text:p>
          </table:table-cell>
          <table:table-cell/>
          <table:table-cell table:style-name="ce9" office:value-type="string">
            <text:p>arco iris</text:p>
          </table:table-cell>
          <table:table-cell office:value-type="string">
            <text:p>rainbow</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nimʉ</text:p>
          </table:table-cell>
          <table:table-cell office:value-type="string">
            <text:p>maʔnimɨ</text:p>
          </table:table-cell>
          <table:table-cell/>
          <table:table-cell table:style-name="Default" office:value-type="string">
            <text:p>mover (los dedos), tocar (el piano)</text:p>
          </table:table-cell>
          <table:table-cell office:value-type="string">
            <text:p>move.finger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ma'nomʉ</text:p>
          </table:table-cell>
          <table:table-cell office:value-type="string">
            <text:p>maʔnomɨ</text:p>
          </table:table-cell>
          <table:table-cell/>
          <table:table-cell table:style-name="ce9" office:value-type="string">
            <text:p>jetear (Salir un pez del agua, abrir y cerrar la boca varias veces.).</text:p>
          </table:table-cell>
          <table:table-cell office:value-type="string">
            <text:p>surface.of.fish</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ma'nomʉ</text:p>
          </table:table-cell>
          <table:table-cell office:value-type="string">
            <text:p>maʔnomɨ</text:p>
          </table:table-cell>
          <table:table-cell/>
          <table:table-cell table:style-name="ce9" office:value-type="string">
            <text:p>tocar (el piano)</text:p>
          </table:table-cell>
          <table:table-cell office:value-type="string">
            <text:p>play.keyboard</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ma'simʉ</text:p>
          </table:table-cell>
          <table:table-cell office:value-type="string">
            <text:p>maʔsimɨ</text:p>
          </table:table-cell>
          <table:table-cell office:value-type="string">
            <text:p>[máʔsimɨ]</text:p>
          </table:table-cell>
          <table:table-cell table:style-name="ce9" office:value-type="string">
            <text:p>despadazar, picar</text:p>
          </table:table-cell>
          <table:table-cell office:value-type="string">
            <text:p>cut.into.piece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ma'te</text:p>
          </table:table-cell>
          <table:table-cell office:value-type="string">
            <text:p>maʔtʰe</text:p>
          </table:table-cell>
          <table:table-cell/>
          <table:table-cell table:style-name="ce9" office:value-type="string">
            <text:p>especie de ñame</text:p>
          </table:table-cell>
          <table:table-cell office:value-type="string">
            <text:p>tuber.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tesava</text:p>
          </table:table-cell>
          <table:table-cell office:value-type="string">
            <text:p>maʔtʰesaβa</text:p>
          </table:table-cell>
          <table:table-cell/>
          <table:table-cell table:style-name="ce9" office:value-type="string">
            <text:p>especie de mata (Produce un tubérculo comestible de color amarillo.).</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a</text:p>
          </table:table-cell>
          <table:table-cell office:value-type="string">
            <text:p>maa</text:p>
          </table:table-cell>
          <table:table-cell/>
          <table:table-cell table:style-name="ce9" office:value-type="string">
            <text:p>guacamayo</text:p>
          </table:table-cell>
          <table:table-cell office:value-type="string">
            <text:p>macaw</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a</text:p>
          </table:table-cell>
          <table:table-cell office:value-type="string">
            <text:p>maa</text:p>
          </table:table-cell>
          <table:table-cell/>
          <table:table-cell table:style-name="ce9" office:value-type="string">
            <text:p>arbol o fruta de lulo</text:p>
          </table:table-cell>
          <table:table-cell office:value-type="string">
            <text:p>Solanacea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a ãka</text:p>
          </table:table-cell>
          <table:table-cell office:value-type="string">
            <text:p>maa ãkʰa</text:p>
          </table:table-cell>
          <table:table-cell/>
          <table:table-cell table:style-name="ce9" office:value-type="string">
            <text:p>e<text:span text:style-name="T5">specie de </text:span><text:span text:style-name="T5">panguana, </text:span><text:span text:style-name="T5">ponchita, </text:span><text:span text:style-name="T5">gallineta, chorola </text:span><text:span text:style-name="T5">(Es de color café </text:span><text:span text:style-name="T5">oscuro y tamaño </text:span><text:span text:style-name="T5">pequeño; vuela </text:span><text:span text:style-name="T5">solamente </text:span><text:span text:style-name="T5">distancias cortas; </text:span><text:span text:style-name="T5">vive debajo de </text:span><text:span text:style-name="T5">una mata.).</text:span></text:p>
          </table:table-cell>
          <table:table-cell office:value-type="string">
            <text:p>bird.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maa ãu</text:p>
          </table:table-cell>
          <table:table-cell office:value-type="string">
            <text:p>maa ãu</text:p>
          </table:table-cell>
          <table:table-cell/>
          <table:table-cell table:style-name="ce9" office:value-type="string">
            <text:p>yuca brava rojiza</text:p>
          </table:table-cell>
          <table:table-cell office:value-type="string">
            <text:p>manioc.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a caoro</text:p>
          </table:table-cell>
          <table:table-cell office:value-type="string">
            <text:p>maa kaoro</text:p>
          </table:table-cell>
          <table:table-cell/>
          <table:table-cell table:style-name="Default" office:value-type="string">
            <text:p>garza rojiza.</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a chai</text:p>
          </table:table-cell>
          <table:table-cell office:value-type="string">
            <text:p>maa dʒai</text:p>
          </table:table-cell>
          <table:table-cell/>
          <table:table-cell office:value-type="string">
            <text:p><text:s/>jaguarundi, especie de tigrillo. Felis yagouaroundi.</text:p>
          </table:table-cell>
          <table:table-cell office:value-type="string">
            <text:p>felin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a chaji</text:p>
          </table:table-cell>
          <table:table-cell office:value-type="string">
            <text:p>maa dʒahi</text:p>
          </table:table-cell>
          <table:table-cell/>
          <table:table-cell office:value-type="string">
            <text:p>patata roja</text:p>
          </table:table-cell>
          <table:table-cell office:value-type="string">
            <text:p>tuber.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a cõsa cono</text:p>
          </table:table-cell>
          <table:table-cell office:value-type="string">
            <text:p>maa kõsa kono</text:p>
          </table:table-cell>
          <table:table-cell/>
          <table:table-cell office:value-type="string">
            <text:p>chicha (hecha de una pepa roja), chucula.</text:p>
          </table:table-cell>
          <table:table-cell office:value-type="string">
            <text:p>fruit.sp.bevera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a cõsaa</text:p>
          </table:table-cell>
          <table:table-cell office:value-type="string">
            <text:p>maa kõsaa</text:p>
          </table:table-cell>
          <table:table-cell/>
          <table:table-cell office:value-type="string">
            <text:p>pepa roja del árbol sangre de toro</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a cõsañʉ</text:p>
          </table:table-cell>
          <table:table-cell office:value-type="string">
            <text:p>maa kõsaɲɨ</text:p>
          </table:table-cell>
          <table:table-cell/>
          <table:table-cell table:style-name="ce9" office:value-type="string">
            <text:p>árbol sangre de toro</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a coʉo</text:p>
          </table:table-cell>
          <table:table-cell office:value-type="string">
            <text:p>maa koɨo</text:p>
          </table:table-cell>
          <table:table-cell/>
          <table:table-cell table:style-name="Default" office:value-type="string">
            <text:p>especie de tortuga (Es de tamaño grande.).</text:p>
          </table:table-cell>
          <table:table-cell office:value-type="string">
            <text:p>tur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a eo</text:p>
          </table:table-cell>
          <table:table-cell office:value-type="string">
            <text:p>maa eo</text:p>
          </table:table-cell>
          <table:table-cell/>
          <table:table-cell table:style-name="Default" office:value-type="string">
            <text:p>especie de veneno silvestre (Se saca de un bejuco amarillo.).</text:p>
          </table:table-cell>
          <table:table-cell office:value-type="string">
            <text:p>poison.typ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a jẽkañʉ</text:p>
          </table:table-cell>
          <table:table-cell office:value-type="string">
            <text:p>maa hẽkʰaɲɨ</text:p>
          </table:table-cell>
          <table:table-cell/>
          <table:table-cell office:value-type="string">
            <text:p>árbol guacharaco (La madera es buena para leña.).</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a kone</text:p>
          </table:table-cell>
          <table:table-cell office:value-type="string">
            <text:p>maa kʰone</text:p>
          </table:table-cell>
          <table:table-cell/>
          <table:table-cell office:value-type="string">
            <text:p><text:s/>pájaro carpintero candela. Piculus rivolii.</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a kone sʉ̃apʉ</text:p>
          </table:table-cell>
          <table:table-cell office:value-type="string">
            <text:p>maa kʰone sɨ̃apɨ</text:p>
          </table:table-cell>
          <table:table-cell/>
          <table:table-cell office:value-type="string">
            <text:p>pájaro carpintero real (Es de tamaño grande.). Campephilus melanoleuco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a ñama</text:p>
          </table:table-cell>
          <table:table-cell office:value-type="string">
            <text:p>maa ɲama</text:p>
          </table:table-cell>
          <table:table-cell/>
          <table:table-cell office:value-type="string">
            <text:p>venado. Odocoileus virginianus.</text:p>
          </table:table-cell>
          <table:table-cell office:value-type="string">
            <text:p>deer.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a naso</text:p>
          </table:table-cell>
          <table:table-cell office:value-type="string">
            <text:p>maa naso</text:p>
          </table:table-cell>
          <table:table-cell/>
          <table:table-cell office:value-type="string">
            <text:p>mono colorado. Ateles geoffroyi.</text:p>
          </table:table-cell>
          <table:table-cell office:value-type="string">
            <text:p>monkey.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a puñu</text:p>
          </table:table-cell>
          <table:table-cell office:value-type="string">
            <text:p>maa puɲu</text:p>
          </table:table-cell>
          <table:table-cell/>
          <table:table-cell office:value-type="string">
            <text:p>especie de piraña (Es de color rojo; tiene dientes grandes y come sardinas.).</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a pʉ̃a</text:p>
          </table:table-cell>
          <table:table-cell office:value-type="string">
            <text:p>maa pɨ̃a</text:p>
          </table:table-cell>
          <table:table-cell/>
          <table:table-cell office:value-type="string">
            <text:p>especie de pez botello</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a u'nu</text:p>
          </table:table-cell>
          <table:table-cell office:value-type="string">
            <text:p>maa uʔnu</text:p>
          </table:table-cell>
          <table:table-cell/>
          <table:table-cell office:value-type="string">
            <text:p>especie de pájaro, sorocuá (Es parecido al mochilero; es de color rojo y amarillo o amarillo azul; hay dos clase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a va'i</text:p>
          </table:table-cell>
          <table:table-cell office:value-type="string">
            <text:p>maa βaʔi</text:p>
          </table:table-cell>
          <table:table-cell/>
          <table:table-cell office:value-type="string">
            <text:p>pez guacamaya, pez dorada</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a vaso</text:p>
          </table:table-cell>
          <table:table-cell office:value-type="string">
            <text:p>maa βaso</text:p>
          </table:table-cell>
          <table:table-cell/>
          <table:table-cell office:value-type="string">
            <text:p>especie de sábalo</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aconomʉ</text:p>
          </table:table-cell>
          <table:table-cell office:value-type="string">
            <text:p>maakonomɨ</text:p>
          </table:table-cell>
          <table:table-cell/>
          <table:table-cell office:value-type="string">
            <text:p>oxidarse</text:p>
          </table:table-cell>
          <table:table-cell office:value-type="string">
            <text:p>get.rust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maaja'imʉ</text:p>
          </table:table-cell>
          <table:table-cell office:value-type="string">
            <text:p>maahaʔimɨ</text:p>
          </table:table-cell>
          <table:table-cell/>
          <table:table-cell table:style-name="ce9" office:value-type="string">
            <text:p>ser rojo</text:p>
          </table:table-cell>
          <table:table-cell office:value-type="string">
            <text:p>be.red</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maaja'ñe</text:p>
          </table:table-cell>
          <table:table-cell office:value-type="string">
            <text:p>maahaʔɲe</text:p>
          </table:table-cell>
          <table:table-cell/>
          <table:table-cell table:style-name="ce9" office:value-type="string">
            <text:p>rojo</text:p>
          </table:table-cell>
          <table:table-cell office:value-type="string">
            <text:p>red</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maamu</text:p>
          </table:table-cell>
          <table:table-cell office:value-type="string">
            <text:p>maamu</text:p>
          </table:table-cell>
          <table:table-cell/>
          <table:table-cell office:value-type="string">
            <text:p>especie de bejuco medicinal (Es de color rojizo y sirve para purgante.)</text:p>
          </table:table-cell>
          <table:table-cell office:value-type="string">
            <text:p>lian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añʉ</text:p>
          </table:table-cell>
          <table:table-cell office:value-type="string">
            <text:p>maaɲɨ</text:p>
          </table:table-cell>
          <table:table-cell/>
          <table:table-cell office:value-type="string">
            <text:p>arbol de lulo</text:p>
          </table:table-cell>
          <table:table-cell office:value-type="string">
            <text:p>Solanaceae.sp.tr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apʉ</text:p>
          </table:table-cell>
          <table:table-cell office:value-type="string">
            <text:p>maapɨ</text:p>
          </table:table-cell>
          <table:table-cell/>
          <table:table-cell office:value-type="string">
            <text:p>lulo</text:p>
          </table:table-cell>
          <table:table-cell office:value-type="string">
            <text:p>Solanacea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ara'soja'che</text:p>
          </table:table-cell>
          <table:table-cell office:value-type="string">
            <text:p>maaraʔsohaʔdʒe</text:p>
          </table:table-cell>
          <table:table-cell/>
          <table:table-cell table:style-name="ce9" office:value-type="string">
            <text:p>azul morado</text:p>
          </table:table-cell>
          <table:table-cell office:value-type="string">
            <text:p>dark.blue</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mai</text:p>
          </table:table-cell>
          <table:table-cell office:value-type="string">
            <text:p>mai</text:p>
          </table:table-cell>
          <table:table-cell/>
          <table:table-cell table:style-name="ce9" office:value-type="string">
            <text:p>nosotros (inclusivo)</text:p>
          </table:table-cell>
          <table:table-cell office:value-type="string">
            <text:p>1PL.INCL</text:p>
          </table:table-cell>
          <table:table-cell table:number-columns-repeated="10"/>
          <table:table-cell office:value-type="string">
            <text:p>pron.an.pl.</text:p>
          </table:table-cell>
          <table:table-cell table:number-columns-repeated="237"/>
        </table:table-row>
        <table:table-row table:style-name="ro2">
          <table:table-cell table:number-columns-repeated="3"/>
          <table:table-cell office:value-type="string">
            <text:p>mai</text:p>
          </table:table-cell>
          <table:table-cell office:value-type="string">
            <text:p>mai</text:p>
          </table:table-cell>
          <table:table-cell/>
          <table:table-cell office:value-type="string">
            <text:p>nuestro (incluye las personas a quines esta hablando)</text:p>
          </table:table-cell>
          <table:table-cell office:value-type="string">
            <text:p>1PL.INCL.POSS</text:p>
          </table:table-cell>
          <table:table-cell table:number-columns-repeated="10"/>
          <table:table-cell office:value-type="string">
            <text:p>pron.poss.</text:p>
          </table:table-cell>
          <table:table-cell table:number-columns-repeated="237"/>
        </table:table-row>
        <table:table-row table:style-name="ro2">
          <table:table-cell table:number-columns-repeated="3"/>
          <table:table-cell office:value-type="string">
            <text:p>maimʉ</text:p>
          </table:table-cell>
          <table:table-cell office:value-type="string">
            <text:p>maimɨ</text:p>
          </table:table-cell>
          <table:table-cell/>
          <table:table-cell office:value-type="string">
            <text:p>subir a tierra mas alta</text:p>
          </table:table-cell>
          <table:table-cell office:value-type="string">
            <text:p>go.up.on.land</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maireromio</text:p>
          </table:table-cell>
          <table:table-cell office:value-type="string">
            <text:p>maireromio</text:p>
          </table:table-cell>
          <table:table-cell/>
          <table:table-cell office:value-type="string">
            <text:p>monja</text:p>
          </table:table-cell>
          <table:table-cell office:value-type="string">
            <text:p>nun</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maja</text:p>
          </table:table-cell>
          <table:table-cell office:value-type="string">
            <text:p>maha</text:p>
          </table:table-cell>
          <table:table-cell/>
          <table:table-cell office:value-type="string">
            <text:p>brea; cera</text:p>
          </table:table-cell>
          <table:table-cell office:value-type="string">
            <text:p>pitch.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jaa'cho</text:p>
          </table:table-cell>
          <table:table-cell office:value-type="string">
            <text:p>mahaaʔdʒo</text:p>
          </table:table-cell>
          <table:table-cell/>
          <table:table-cell office:value-type="string">
            <text:p>su hermana mayor (de el, ella o ellos)</text:p>
          </table:table-cell>
          <table:table-cell office:value-type="string">
            <text:p>possessed.eZ</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jaa'chʉ</text:p>
          </table:table-cell>
          <table:table-cell office:value-type="string">
            <text:p>mahaaʔdʒɨ</text:p>
          </table:table-cell>
          <table:table-cell/>
          <table:table-cell office:value-type="string">
            <text:p>hermano mayor (de del, ella o ellos)</text:p>
          </table:table-cell>
          <table:table-cell office:value-type="string">
            <text:p>possessed.eB</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jacu'eo</text:p>
          </table:table-cell>
          <table:table-cell office:value-type="string">
            <text:p>mahakuʔeo</text:p>
          </table:table-cell>
          <table:table-cell/>
          <table:table-cell office:value-type="string">
            <text:p>su abuela (de el, ella o ellos_</text:p>
          </table:table-cell>
          <table:table-cell office:value-type="string">
            <text:p>possessed.grandmothe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jacu'eʉ</text:p>
          </table:table-cell>
          <table:table-cell office:value-type="string">
            <text:p>mahakuʔeɨ</text:p>
          </table:table-cell>
          <table:table-cell/>
          <table:table-cell table:style-name="ce9" office:value-type="string">
            <text:p>su abuelo (de el, ella o ellos)</text:p>
          </table:table-cell>
          <table:table-cell office:value-type="string">
            <text:p>possessed.grandfathe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japãi</text:p>
          </table:table-cell>
          <table:table-cell office:value-type="string">
            <text:p>mahapãi</text:p>
          </table:table-cell>
          <table:table-cell/>
          <table:table-cell office:value-type="string">
            <text:p>parientes, familiares; miembros del mismo grupo etnico</text:p>
          </table:table-cell>
          <table:table-cell office:value-type="string">
            <text:p>fellow.people</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makata'ñʉ</text:p>
          </table:table-cell>
          <table:table-cell office:value-type="string">
            <text:p>makʰatʰaʔɲɨ</text:p>
          </table:table-cell>
          <table:table-cell office:value-type="string">
            <text:p>[makʰatáʔɲɨ]</text:p>
          </table:table-cell>
          <table:table-cell office:value-type="string">
            <text:p>duende (Dicen que cuida a los animales.).</text:p>
          </table:table-cell>
          <table:table-cell office:value-type="string">
            <text:p>name.of.spirit</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kata'ñʉ</text:p>
          </table:table-cell>
          <table:table-cell office:value-type="string">
            <text:p>makʰatʰaʔɲɨ</text:p>
          </table:table-cell>
          <table:table-cell/>
          <table:table-cell table:style-name="ce9" office:value-type="string">
            <text:p>especie de insecto (Son de color verde y café. Se dice que estos insectos son orientadores de lugares y de la hora.).</text:p>
          </table:table-cell>
          <table:table-cell office:value-type="string">
            <text:p>insect.sp</text:p>
          </table:table-cell>
          <table:table-cell table:number-columns-repeated="10"/>
          <table:table-cell office:value-type="string">
            <text:p>s.an.gen.</text:p>
          </table:table-cell>
          <table:table-cell table:number-columns-repeated="237"/>
        </table:table-row>
        <table:table-row table:style-name="ro3">
          <table:table-cell table:number-columns-repeated="3"/>
          <table:table-cell table:number-columns-repeated="2" office:value-type="string">
            <text:p>mama</text:p>
          </table:table-cell>
          <table:table-cell/>
          <table:table-cell table:style-name="ce9" office:value-type="string">
            <text:p>nuevo</text:p>
          </table:table-cell>
          <table:table-cell office:value-type="string">
            <text:p>new</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mamá</text:p>
          </table:table-cell>
          <table:table-cell office:value-type="string">
            <text:p>mamá</text:p>
          </table:table-cell>
          <table:table-cell/>
          <table:table-cell table:style-name="ce9" office:value-type="string">
            <text:p>madre, mamá</text:p>
          </table:table-cell>
          <table:table-cell office:value-type="string">
            <text:p>mother</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3">
          <table:table-cell table:number-columns-repeated="3"/>
          <table:table-cell office:value-type="string">
            <text:p>mama ʉ̃sʉrʉmʉ</text:p>
          </table:table-cell>
          <table:table-cell office:value-type="string">
            <text:p>mama ɨ̃sɨrɨmɨ</text:p>
          </table:table-cell>
          <table:table-cell/>
          <table:table-cell table:style-name="ce9" office:value-type="string">
            <text:p>nuevo año</text:p>
          </table:table-cell>
          <table:table-cell office:value-type="string">
            <text:p>new.yea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ma ʉ̃sʉrʉmʉ sañoumucuse</text:p>
          </table:table-cell>
          <table:table-cell office:value-type="string">
            <text:p>mama ɨ̃sɨrɨmɨ saɲoumukuse</text:p>
          </table:table-cell>
          <table:table-cell/>
          <table:table-cell table:style-name="Default" office:value-type="string">
            <text:p>primer día del año. Lit: nuevo año cambiar día</text:p>
          </table:table-cell>
          <table:table-cell office:value-type="string">
            <text:p>new.years.da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ma ʉ̃sʉrʉmʉ tĩ'aumucuse</text:p>
          </table:table-cell>
          <table:table-cell office:value-type="string">
            <text:p>mama ɨ̃sɨrɨmɨ tʰĩʔaumukuse</text:p>
          </table:table-cell>
          <table:table-cell/>
          <table:table-cell office:value-type="string">
            <text:p>víspera del año nuevo</text:p>
          </table:table-cell>
          <table:table-cell office:value-type="string">
            <text:p>new.years.ev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machĩi</text:p>
          </table:table-cell>
          <table:table-cell office:value-type="string">
            <text:p>mamadʒĩi</text:p>
          </table:table-cell>
          <table:table-cell/>
          <table:table-cell table:style-name="ce9" office:value-type="string">
            <text:p>hijos</text:p>
          </table:table-cell>
          <table:table-cell office:value-type="string">
            <text:p>children</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mamako</text:p>
          </table:table-cell>
          <table:table-cell office:value-type="string">
            <text:p>mamakʰo</text:p>
          </table:table-cell>
          <table:table-cell/>
          <table:table-cell table:style-name="ce9" office:value-type="string">
            <text:p>hija (de el, ella o ellos)</text:p>
          </table:table-cell>
          <table:table-cell office:value-type="string">
            <text:p>possessed.D</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makʉ</text:p>
          </table:table-cell>
          <table:table-cell office:value-type="string">
            <text:p>mamakʰɨ</text:p>
          </table:table-cell>
          <table:table-cell/>
          <table:table-cell office:value-type="string">
            <text:p>hijo (de el, ello o ellos)</text:p>
          </table:table-cell>
          <table:table-cell office:value-type="string">
            <text:p>possessed.S</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marʉmʉ</text:p>
          </table:table-cell>
          <table:table-cell office:value-type="string">
            <text:p>mamarɨmɨ</text:p>
          </table:table-cell>
          <table:table-cell/>
          <table:table-cell table:style-name="ce9" office:value-type="string">
            <text:p>tiempo antiguo, el principio</text:p>
          </table:table-cell>
          <table:table-cell office:value-type="string">
            <text:p>old.day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mi</text:p>
          </table:table-cell>
          <table:table-cell office:value-type="string">
            <text:p>mami</text:p>
          </table:table-cell>
          <table:table-cell/>
          <table:table-cell table:style-name="ce9" office:value-type="string">
            <text:p>nombre</text:p>
          </table:table-cell>
          <table:table-cell office:value-type="string">
            <text:p>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mʉ</text:p>
          </table:table-cell>
          <table:table-cell office:value-type="string">
            <text:p>mamɨ</text:p>
          </table:table-cell>
          <table:table-cell office:value-type="string">
            <text:p>[mámɨ]</text:p>
          </table:table-cell>
          <table:table-cell table:style-name="ce9" office:value-type="string">
            <text:p>llevar para tierra mas alta</text:p>
          </table:table-cell>
          <table:table-cell office:value-type="string">
            <text:p>take.up.on.land</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mañamʉ</text:p>
          </table:table-cell>
          <table:table-cell office:value-type="string">
            <text:p>maɲamɨ</text:p>
          </table:table-cell>
          <table:table-cell/>
          <table:table-cell office:value-type="string">
            <text:p>meter, colocar dentro de, empacar.</text:p>
          </table:table-cell>
          <table:table-cell office:value-type="string">
            <text:p>put.inside</text:p>
          </table:table-cell>
          <table:table-cell table:number-columns-repeated="3"/>
          <table:table-cell office:value-type="string">
            <text:p>KT</text:p>
          </table:table-cell>
          <table:table-cell table:number-columns-repeated="6"/>
          <table:table-cell office:value-type="string">
            <text:p>v.t.</text:p>
          </table:table-cell>
          <table:table-cell table:number-columns-repeated="237"/>
        </table:table-row>
        <table:table-row table:style-name="ro2">
          <table:table-cell table:number-columns-repeated="3"/>
          <table:table-cell office:value-type="string">
            <text:p>mananu</text:p>
          </table:table-cell>
          <table:table-cell office:value-type="string">
            <text:p>mananu</text:p>
          </table:table-cell>
          <table:table-cell/>
          <table:table-cell office:value-type="string">
            <text:p>dulces</text:p>
          </table:table-cell>
          <table:table-cell office:value-type="string">
            <text:p>candy</text:p>
          </table:table-cell>
          <table:table-cell table:number-columns-repeated="10"/>
          <table:table-cell office:value-type="string">
            <text:p>s.in.g</text:p>
          </table:table-cell>
          <table:table-cell table:number-columns-repeated="237"/>
        </table:table-row>
        <table:table-row table:style-name="ro2">
          <table:table-cell table:number-columns-repeated="3"/>
          <table:table-cell office:value-type="string">
            <text:p>mañaturupʉ</text:p>
          </table:table-cell>
          <table:table-cell office:value-type="string">
            <text:p>maɲatʰurupɨ</text:p>
          </table:table-cell>
          <table:table-cell/>
          <table:table-cell office:value-type="string">
            <text:p>bolsa, bolsillo</text:p>
          </table:table-cell>
          <table:table-cell office:value-type="string">
            <text:p>ba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rterʉmʉ</text:p>
          </table:table-cell>
          <table:table-cell office:value-type="string">
            <text:p>martʰerɨmɨ</text:p>
          </table:table-cell>
          <table:table-cell/>
          <table:table-cell office:value-type="string">
            <text:p>martes</text:p>
          </table:table-cell>
          <table:table-cell office:value-type="string">
            <text:p>Tuesday</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masi ai</text:p>
          </table:table-cell>
          <table:table-cell office:value-type="string">
            <text:p>masi ai</text:p>
          </table:table-cell>
          <table:table-cell/>
          <table:table-cell table:style-name="ce9" office:value-type="string">
            <text:p>experto, sabio (Es uno que sabe más que otros.)</text:p>
          </table:table-cell>
          <table:table-cell office:value-type="string">
            <text:p>expert</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si vesʉmʉ</text:p>
          </table:table-cell>
          <table:table-cell office:value-type="string">
            <text:p>masi βesɨmɨ</text:p>
          </table:table-cell>
          <table:table-cell/>
          <table:table-cell table:style-name="Default" office:value-type="string">
            <text:p>no estar seguro, no saber muy bien, tener duda</text:p>
          </table:table-cell>
          <table:table-cell office:value-type="string">
            <text:p>not.be.sur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masiche</text:p>
          </table:table-cell>
          <table:table-cell office:value-type="string">
            <text:p>masidʒe</text:p>
          </table:table-cell>
          <table:table-cell/>
          <table:table-cell table:style-name="Default" office:value-type="string">
            <text:p>conocimiento, sabiduría. 2. poder</text:p>
          </table:table-cell>
          <table:table-cell office:value-type="string">
            <text:p>knowled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asimʉ</text:p>
          </table:table-cell>
          <table:table-cell office:value-type="string">
            <text:p>masimɨ</text:p>
          </table:table-cell>
          <table:table-cell office:value-type="string">
            <text:p>[masímɨ]</text:p>
          </table:table-cell>
          <table:table-cell table:style-name="ce9" office:value-type="string">
            <text:p>saber, conocer, saber hacer algo. Uso: Cuando esta palabra se usa con este sentido se escribe como sufijo del verbo principal.</text:p>
          </table:table-cell>
          <table:table-cell office:value-type="string">
            <text:p>know</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masipãi</text:p>
          </table:table-cell>
          <table:table-cell office:value-type="string">
            <text:p>masipãi</text:p>
          </table:table-cell>
          <table:table-cell/>
          <table:table-cell office:value-type="string">
            <text:p>gente importante</text:p>
          </table:table-cell>
          <table:table-cell office:value-type="string">
            <text:p>knowledgable.people</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masʉ̃sʉko</text:p>
          </table:table-cell>
          <table:table-cell office:value-type="string">
            <text:p>masɨ̃sɨkʰo</text:p>
          </table:table-cell>
          <table:table-cell/>
          <table:table-cell office:value-type="string">
            <text:p>ardilla</text:p>
          </table:table-cell>
          <table:table-cell office:value-type="string">
            <text:p>roden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turu</text:p>
          </table:table-cell>
          <table:table-cell office:value-type="string">
            <text:p>matʰuru</text:p>
          </table:table-cell>
          <table:table-cell/>
          <table:table-cell office:value-type="string">
            <text:p>especie de piraña, caribe.</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aumʉ</text:p>
          </table:table-cell>
          <table:table-cell office:value-type="string">
            <text:p>maumɨ</text:p>
          </table:table-cell>
          <table:table-cell office:value-type="string">
            <text:p>[maumɨ́]</text:p>
          </table:table-cell>
          <table:table-cell table:style-name="ce9" office:value-type="string">
            <text:p>hacer llevar para tierra más alta.</text:p>
          </table:table-cell>
          <table:table-cell office:value-type="string">
            <text:p>make.take.up.on.land</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me'jupo</text:p>
          </table:table-cell>
          <table:table-cell office:value-type="string">
            <text:p>meʔhupo</text:p>
          </table:table-cell>
          <table:table-cell/>
          <table:table-cell table:style-name="Default" office:value-type="string">
            <text:p>lado del abdomen</text:p>
          </table:table-cell>
          <table:table-cell office:value-type="string">
            <text:p>side.of.human.trun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e'momʉ</text:p>
          </table:table-cell>
          <table:table-cell office:value-type="string">
            <text:p>meʔmomɨ</text:p>
          </table:table-cell>
          <table:table-cell/>
          <table:table-cell office:value-type="string">
            <text:p>gotear repetidamente</text:p>
          </table:table-cell>
          <table:table-cell office:value-type="string">
            <text:p>drip.PLAC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me'na que'ri</text:p>
          </table:table-cell>
          <table:table-cell office:value-type="string">
            <text:p>meʔna keʔri</text:p>
          </table:table-cell>
          <table:table-cell/>
          <table:table-cell office:value-type="string">
            <text:p>clase de sarampión</text:p>
          </table:table-cell>
          <table:table-cell office:value-type="string">
            <text:p>skin.diseas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e'naja'imʉ</text:p>
          </table:table-cell>
          <table:table-cell office:value-type="string">
            <text:p>meʔnahaʔimɨ</text:p>
          </table:table-cell>
          <table:table-cell/>
          <table:table-cell office:value-type="string">
            <text:p>ser o estar suave</text:p>
          </table:table-cell>
          <table:table-cell office:value-type="string">
            <text:p>be.soft</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me'namʉ</text:p>
          </table:table-cell>
          <table:table-cell office:value-type="string">
            <text:p>meʔnamɨ</text:p>
          </table:table-cell>
          <table:table-cell/>
          <table:table-cell office:value-type="string">
            <text:p>estar molido; estar masticado</text:p>
          </table:table-cell>
          <table:table-cell office:value-type="string">
            <text:p>be.ground.up</text:p>
          </table:table-cell>
          <table:table-cell table:number-columns-repeated="10"/>
          <table:table-cell office:value-type="string">
            <text:p>v.pas.</text:p>
          </table:table-cell>
          <table:table-cell table:number-columns-repeated="237"/>
        </table:table-row>
        <table:table-row table:style-name="ro2">
          <table:table-cell table:number-columns-repeated="3"/>
          <table:table-cell office:value-type="string">
            <text:p>meakoricho</text:p>
          </table:table-cell>
          <table:table-cell office:value-type="string">
            <text:p>meakʰoridʒo</text:p>
          </table:table-cell>
          <table:table-cell/>
          <table:table-cell office:value-type="string">
            <text:p>costilla</text:p>
          </table:table-cell>
          <table:table-cell office:value-type="string">
            <text:p>rib.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eamʉ</text:p>
          </table:table-cell>
          <table:table-cell office:value-type="string">
            <text:p>meamɨ</text:p>
          </table:table-cell>
          <table:table-cell/>
          <table:table-cell table:style-name="ce9" office:value-type="string">
            <text:p>bajar rio abajo; bajar (la comida por la garganta)</text:p>
          </table:table-cell>
          <table:table-cell office:value-type="string">
            <text:p>go.downrive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meemʉ</text:p>
          </table:table-cell>
          <table:table-cell office:value-type="string">
            <text:p>meemɨ</text:p>
          </table:table-cell>
          <table:table-cell/>
          <table:table-cell table:style-name="ce9" office:value-type="string">
            <text:p>gotear</text:p>
          </table:table-cell>
          <table:table-cell office:value-type="string">
            <text:p>drip.VI</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meja</text:p>
          </table:table-cell>
          <table:table-cell office:value-type="string">
            <text:p>meha</text:p>
          </table:table-cell>
          <table:table-cell/>
          <table:table-cell table:style-name="Default" office:value-type="string">
            <text:p>arena</text:p>
          </table:table-cell>
          <table:table-cell office:value-type="string">
            <text:p>san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eja janame</text:p>
          </table:table-cell>
          <table:table-cell office:value-type="string">
            <text:p>meha haname</text:p>
          </table:table-cell>
          <table:table-cell/>
          <table:table-cell office:value-type="string">
            <text:p>raya playera</text:p>
          </table:table-cell>
          <table:table-cell office:value-type="string">
            <text:p>stingray.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eja pũji</text:p>
          </table:table-cell>
          <table:table-cell office:value-type="string">
            <text:p>meha pũhi</text:p>
          </table:table-cell>
          <table:table-cell/>
          <table:table-cell table:style-name="ce9" office:value-type="string">
            <text:p>especie de abeja</text:p>
          </table:table-cell>
          <table:table-cell office:value-type="string">
            <text:p>be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eja su'ñe</text:p>
          </table:table-cell>
          <table:table-cell office:value-type="string">
            <text:p>meha suʔɲe</text:p>
          </table:table-cell>
          <table:table-cell/>
          <table:table-cell table:style-name="ce9" office:value-type="string">
            <text:p>corocoro, ibis (Es de diferentes colores.). Endocimus spp. Y Plegadis spp.</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eja uti</text:p>
          </table:table-cell>
          <table:table-cell office:value-type="string">
            <text:p>meha utʰi</text:p>
          </table:table-cell>
          <table:table-cell/>
          <table:table-cell table:style-name="ce9" office:value-type="string">
            <text:p>especie de abejón playero (En el verano estas abejas siempre viven en la playa.). Lit: abejón playero.</text:p>
          </table:table-cell>
          <table:table-cell office:value-type="string">
            <text:p>bee.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meja vani</text:p>
          </table:table-cell>
          <table:table-cell office:value-type="string">
            <text:p>meha βani</text:p>
          </table:table-cell>
          <table:table-cell/>
          <table:table-cell table:style-name="Default" office:value-type="string">
            <text:p>especie de mojarra</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table:style-name="Default" office:value-type="string">
            <text:p>mejavʉ</text:p>
          </table:table-cell>
          <table:table-cell table:style-name="Default" office:value-type="string">
            <text:p>mehaβɨ</text:p>
          </table:table-cell>
          <table:table-cell/>
          <table:table-cell table:style-name="Default" office:value-type="string">
            <text:p>playa de arena</text:p>
          </table:table-cell>
          <table:table-cell office:value-type="string">
            <text:p>sandbank</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ejomʉ</text:p>
          </table:table-cell>
          <table:table-cell office:value-type="string">
            <text:p>mehomɨ</text:p>
          </table:table-cell>
          <table:table-cell office:value-type="string">
            <text:p>[mehómɨ]</text:p>
          </table:table-cell>
          <table:table-cell table:style-name="ce9" office:value-type="string">
            <text:p>pescar (con cuerda muy larga de treinta a cuarenta metros). </text:p>
          </table:table-cell>
          <table:table-cell office:value-type="string">
            <text:p>fish.with.long.lin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meka</text:p>
          </table:table-cell>
          <table:table-cell office:value-type="string">
            <text:p>mekʰa</text:p>
          </table:table-cell>
          <table:table-cell/>
          <table:table-cell table:style-name="ce9" office:value-type="string">
            <text:p>hormiga arriera, hormigas arrieras.</text:p>
          </table:table-cell>
          <table:table-cell office:value-type="string">
            <text:p>ant.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meka aña</text:p>
          </table:table-cell>
          <table:table-cell office:value-type="string">
            <text:p>mekʰa aɲa</text:p>
          </table:table-cell>
          <table:table-cell/>
          <table:table-cell table:style-name="ce9" office:value-type="string">
            <text:p>especie de culebra (Es pequeña y de color rojo, blanco y negro.).</text:p>
          </table:table-cell>
          <table:table-cell office:value-type="string">
            <text:p>snak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ekacha</text:p>
          </table:table-cell>
          <table:table-cell office:value-type="string">
            <text:p>Mekʰadʒa</text:p>
          </table:table-cell>
          <table:table-cell/>
          <table:table-cell office:value-type="string">
            <text:p>rio Mecaya</text:p>
          </table:table-cell>
          <table:table-cell office:value-type="string">
            <text:p>river.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ekasarava</text:p>
          </table:table-cell>
          <table:table-cell office:value-type="string">
            <text:p>Mekʰasaraβa</text:p>
          </table:table-cell>
          <table:table-cell/>
          <table:table-cell office:value-type="string">
            <text:p>comunidad koreguaje San Luis</text:p>
          </table:table-cell>
          <table:table-cell office:value-type="string">
            <text:p>place.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ekasĩiñʉ</text:p>
          </table:table-cell>
          <table:table-cell office:value-type="string">
            <text:p>mekʰasĩiɲɨ</text:p>
          </table:table-cell>
          <table:table-cell office:value-type="string">
            <text:p>[mekʰásĩiɲɨ]</text:p>
          </table:table-cell>
          <table:table-cell office:value-type="string">
            <text:p>árbol polvillo (La madera es buena para leña.). Tabebuia spp.</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eko</text:p>
          </table:table-cell>
          <table:table-cell office:value-type="string">
            <text:p>mekʰo</text:p>
          </table:table-cell>
          <table:table-cell/>
          <table:table-cell office:value-type="string">
            <text:p>pez temblón (Es parecido a la anguila.). Electrophorus electricus.</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eko pĩsi</text:p>
          </table:table-cell>
          <table:table-cell office:value-type="string">
            <text:p>mekʰo pĩsi</text:p>
          </table:table-cell>
          <table:table-cell/>
          <table:table-cell office:value-type="string">
            <text:p>especie de bejuco medicinal (Se raspa el bejuco y se mezcla con agua, se cuela y se toma para curar un estómago inflado. Se administra por la boca o por la nariz.).</text:p>
          </table:table-cell>
          <table:table-cell office:value-type="string">
            <text:p>lian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eñe</text:p>
          </table:table-cell>
          <table:table-cell office:value-type="string">
            <text:p>meɲe</text:p>
          </table:table-cell>
          <table:table-cell/>
          <table:table-cell table:style-name="ce9" office:value-type="string">
            <text:p>si mismo; boca abajo</text:p>
          </table:table-cell>
          <table:table-cell office:value-type="string">
            <text:p>upside.down</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meñe ũhimʉ</text:p>
          </table:table-cell>
          <table:table-cell office:value-type="string">
            <text:p>meɲe ũhimɨ</text:p>
          </table:table-cell>
          <table:table-cell/>
          <table:table-cell table:style-name="Default" office:value-type="string">
            <text:p>estar acostado boca abajo</text:p>
          </table:table-cell>
          <table:table-cell office:value-type="string">
            <text:p>be.upside.down</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meñecoropʉ ũhimʉ</text:p>
          </table:table-cell>
          <table:table-cell office:value-type="string">
            <text:p>meɲekoropɨ ũhimɨ</text:p>
          </table:table-cell>
          <table:table-cell/>
          <table:table-cell table:style-name="ce9" office:value-type="string">
            <text:p>estar acostado boca abajo</text:p>
          </table:table-cell>
          <table:table-cell office:value-type="string">
            <text:p>be.upside.down</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meno</text:p>
          </table:table-cell>
          <table:table-cell office:value-type="string">
            <text:p>meno</text:p>
          </table:table-cell>
          <table:table-cell/>
          <table:table-cell table:style-name="Default" office:value-type="string">
            <text:p>mugre</text:p>
          </table:table-cell>
          <table:table-cell office:value-type="string">
            <text:p>fil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eno ruhimʉ</text:p>
          </table:table-cell>
          <table:table-cell office:value-type="string">
            <text:p>meno ruhimɨ</text:p>
          </table:table-cell>
          <table:table-cell/>
          <table:table-cell table:style-name="ce9" office:value-type="string">
            <text:p>llenarse de mugre</text:p>
          </table:table-cell>
          <table:table-cell office:value-type="string">
            <text:p>fill.with.filth.VI</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meomʉ</text:p>
          </table:table-cell>
          <table:table-cell office:value-type="string">
            <text:p>meomɨ</text:p>
          </table:table-cell>
          <table:table-cell office:value-type="string">
            <text:p>[méomɨ]</text:p>
          </table:table-cell>
          <table:table-cell table:style-name="Default" office:value-type="string">
            <text:p>derramar por una coladera.</text:p>
          </table:table-cell>
          <table:table-cell office:value-type="string">
            <text:p>pour.into.straine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mesako'a</text:p>
          </table:table-cell>
          <table:table-cell office:value-type="string">
            <text:p>mesakʰoʔa</text:p>
          </table:table-cell>
          <table:table-cell/>
          <table:table-cell office:value-type="string">
            <text:p>mesa</text:p>
          </table:table-cell>
          <table:table-cell office:value-type="string">
            <text:p>tab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etamʉ</text:p>
          </table:table-cell>
          <table:table-cell office:value-type="string">
            <text:p>metʰamɨ</text:p>
          </table:table-cell>
          <table:table-cell office:value-type="string">
            <text:p>[métámɨ]</text:p>
          </table:table-cell>
          <table:table-cell office:value-type="string">
            <text:p>bajar de río arriba</text:p>
          </table:table-cell>
          <table:table-cell office:value-type="string">
            <text:p>go.downrive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metuamʉ</text:p>
          </table:table-cell>
          <table:table-cell office:value-type="string">
            <text:p>metʰuamɨ</text:p>
          </table:table-cell>
          <table:table-cell/>
          <table:table-cell office:value-type="string">
            <text:p>traer de rio arriba</text:p>
          </table:table-cell>
          <table:table-cell office:value-type="string">
            <text:p>take.from.downriver.to.uprive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metʉ</text:p>
          </table:table-cell>
          <table:table-cell office:value-type="string">
            <text:p>metʰɨ</text:p>
          </table:table-cell>
          <table:table-cell/>
          <table:table-cell office:value-type="string">
            <text:p>especie de perezoso, perico ligero (Cuando uno ve este animal significa que algo malo va a suceder.).</text:p>
          </table:table-cell>
          <table:table-cell office:value-type="string">
            <text:p>slot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evamʉ</text:p>
          </table:table-cell>
          <table:table-cell office:value-type="string">
            <text:p>meβamɨ</text:p>
          </table:table-cell>
          <table:table-cell/>
          <table:table-cell office:value-type="string">
            <text:p>llevar rio abajo</text:p>
          </table:table-cell>
          <table:table-cell office:value-type="string">
            <text:p>take.downrive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mevomʉ</text:p>
          </table:table-cell>
          <table:table-cell office:value-type="string">
            <text:p>meβomɨ</text:p>
          </table:table-cell>
          <table:table-cell/>
          <table:table-cell office:value-type="string">
            <text:p>mandar rio abajo</text:p>
          </table:table-cell>
          <table:table-cell office:value-type="string">
            <text:p>send.downrive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mi'a</text:p>
          </table:table-cell>
          <table:table-cell office:value-type="string">
            <text:p>miʔa</text:p>
          </table:table-cell>
          <table:table-cell/>
          <table:table-cell office:value-type="string">
            <text:p>mosca</text:p>
          </table:table-cell>
          <table:table-cell office:value-type="string">
            <text:p>fly.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i'ju</text:p>
          </table:table-cell>
          <table:table-cell office:value-type="string">
            <text:p>miʔhu</text:p>
          </table:table-cell>
          <table:table-cell/>
          <table:table-cell office:value-type="string">
            <text:p>barbas de bagre o de gato</text:p>
          </table:table-cell>
          <table:table-cell office:value-type="string">
            <text:p>animal.bear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i'ju pia</text:p>
          </table:table-cell>
          <table:table-cell office:value-type="string">
            <text:p>miʔhu pia</text:p>
          </table:table-cell>
          <table:table-cell/>
          <table:table-cell table:style-name="ce19" office:value-type="string">
            <text:p>especie de ají (Es pequeño y muy picante.)</text:p>
          </table:table-cell>
          <table:table-cell office:value-type="string">
            <text:p>chili.pepper.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i'ka</text:p>
          </table:table-cell>
          <table:table-cell office:value-type="string">
            <text:p>miʔkʰa</text:p>
          </table:table-cell>
          <table:table-cell/>
          <table:table-cell office:value-type="string">
            <text:p>árboles o frutas de chirimoya. Anona Cherimolia Mill.</text:p>
          </table:table-cell>
          <table:table-cell office:value-type="string">
            <text:p>chirimoya</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mi'kañʉ</text:p>
          </table:table-cell>
          <table:table-cell office:value-type="string">
            <text:p>miʔkʰaɲɨ</text:p>
          </table:table-cell>
          <table:table-cell/>
          <table:table-cell office:value-type="string">
            <text:p>chirimoyo</text:p>
          </table:table-cell>
          <table:table-cell office:value-type="string">
            <text:p>chirimoya.tr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i'kapʉ</text:p>
          </table:table-cell>
          <table:table-cell office:value-type="string">
            <text:p>miʔkʰapɨ</text:p>
          </table:table-cell>
          <table:table-cell/>
          <table:table-cell office:value-type="string">
            <text:p>fruta de chirimoya</text:p>
          </table:table-cell>
          <table:table-cell office:value-type="string">
            <text:p>chirimoya.frui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iamʉ</text:p>
          </table:table-cell>
          <table:table-cell office:value-type="string">
            <text:p>miamɨ</text:p>
          </table:table-cell>
          <table:table-cell/>
          <table:table-cell table:style-name="ce9" office:value-type="string">
            <text:p>alumbrar, estar clara (la noche)</text:p>
          </table:table-cell>
          <table:table-cell office:value-type="string">
            <text:p>be.clear.of.nigh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miañe</text:p>
          </table:table-cell>
          <table:table-cell office:value-type="string">
            <text:p>miaɲe</text:p>
          </table:table-cell>
          <table:table-cell/>
          <table:table-cell table:style-name="ce9" office:value-type="string">
            <text:p>luz</text:p>
          </table:table-cell>
          <table:table-cell office:value-type="string">
            <text:p>light.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ie</text:p>
          </table:table-cell>
          <table:table-cell office:value-type="string">
            <text:p>mie</text:p>
          </table:table-cell>
          <table:table-cell/>
          <table:table-cell table:style-name="ce21" office:value-type="string">
            <text:p><text:span text:style-name="T5">oso hormiguero </text:span><text:span text:style-name="T5">(Es el oso </text:span><text:span text:style-name="T5">hormiguero más </text:span><text:span text:style-name="T5">grande. Tiene </text:span><text:span text:style-name="T5">mucho pelo, cola </text:span><text:span text:style-name="T5">larga y es negro.). </text:span><text:span text:style-name="T5">Mymecophaga </text:span><text:span text:style-name="T5">tridactyla. V: </text:span><text:span text:style-name="T5">chuchu</text:span><text:span text:style-name="T6">1</text:span><text:span text:style-name="T5">, </text:span><text:span text:style-name="T5">u'utî'quirù. 2. </text:span><text:span text:style-name="T5">elefante.</text:span></text:p>
          </table:table-cell>
          <table:table-cell office:value-type="string">
            <text:p>anteater.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iel</text:p>
          </table:table-cell>
          <table:table-cell office:value-type="string">
            <text:p>miel</text:p>
          </table:table-cell>
          <table:table-cell/>
          <table:table-cell table:style-name="ce9" office:value-type="string">
            <text:p>miel de abejas</text:p>
          </table:table-cell>
          <table:table-cell office:value-type="string">
            <text:p>honey</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miercolerʉmʉ</text:p>
          </table:table-cell>
          <table:table-cell office:value-type="string">
            <text:p>mierkolerɨmɨ</text:p>
          </table:table-cell>
          <table:table-cell/>
          <table:table-cell table:style-name="ce9" office:value-type="string">
            <text:p>miercoles</text:p>
          </table:table-cell>
          <table:table-cell office:value-type="string">
            <text:p>Wednesday</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3">
          <table:table-cell table:number-columns-repeated="3"/>
          <table:table-cell office:value-type="string">
            <text:p>miimʉ</text:p>
          </table:table-cell>
          <table:table-cell office:value-type="string">
            <text:p>miimɨ</text:p>
          </table:table-cell>
          <table:table-cell/>
          <table:table-cell table:style-name="ce9" office:value-type="string">
            <text:p>recoger, alzar</text:p>
          </table:table-cell>
          <table:table-cell office:value-type="string">
            <text:p>get.object</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mikaka aña</text:p>
          </table:table-cell>
          <table:table-cell office:value-type="string">
            <text:p>mikʰakʰa aɲa</text:p>
          </table:table-cell>
          <table:table-cell/>
          <table:table-cell table:style-name="ce9" office:value-type="string">
            <text:p>especie de culebra (Es muy grande, verrugosa y de color café.).</text:p>
          </table:table-cell>
          <table:table-cell office:value-type="string">
            <text:p>snak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table:number-columns-repeated="2" office:value-type="string">
            <text:p>mimi</text:p>
          </table:table-cell>
          <table:table-cell/>
          <table:table-cell office:value-type="string">
            <text:p>colibrí, chupaflor. Trochilidae (f).</text:p>
          </table:table-cell>
          <table:table-cell office:value-type="string">
            <text:p>hummingbird</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isi</text:p>
          </table:table-cell>
          <table:table-cell office:value-type="string">
            <text:p>misi</text:p>
          </table:table-cell>
          <table:table-cell office:value-type="string">
            <text:p>[mísí]</text:p>
          </table:table-cell>
          <table:table-cell office:value-type="string">
            <text:p>gato. Felis domesticus.</text:p>
          </table:table-cell>
          <table:table-cell office:value-type="string">
            <text:p>cat</text:p>
          </table:table-cell>
          <table:table-cell table:number-columns-repeated="7"/>
          <table:table-cell office:value-type="string">
            <text:p>Quechuan</text:p>
          </table:table-cell>
          <table:table-cell table:number-columns-repeated="2"/>
          <table:table-cell office:value-type="string">
            <text:p>s.an.</text:p>
          </table:table-cell>
          <table:table-cell table:number-columns-repeated="237"/>
        </table:table-row>
        <table:table-row table:style-name="ro2">
          <table:table-cell table:number-columns-repeated="3"/>
          <table:table-cell office:value-type="string">
            <text:p>misi</text:p>
          </table:table-cell>
          <table:table-cell office:value-type="string">
            <text:p>misi</text:p>
          </table:table-cell>
          <table:table-cell office:value-type="string">
            <text:p>[mísí]</text:p>
          </table:table-cell>
          <table:table-cell table:style-name="ce9" office:value-type="string">
            <text:p><text:s/>árbol o fruta borojó (Tiene cáscara verde, pulpa blanca, pepa amarillenta y de tamaño de una lima.). </text:p>
          </table:table-cell>
          <table:table-cell office:value-type="string">
            <text:p>tree.sp</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misi</text:p>
          </table:table-cell>
          <table:table-cell office:value-type="string">
            <text:p>misi</text:p>
          </table:table-cell>
          <table:table-cell office:value-type="string">
            <text:p>[misí]</text:p>
          </table:table-cell>
          <table:table-cell table:style-name="ce9" office:value-type="string">
            <text:p>mochilas</text:p>
          </table:table-cell>
          <table:table-cell office:value-type="string">
            <text:p>bag</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misiñʉ</text:p>
          </table:table-cell>
          <table:table-cell office:value-type="string">
            <text:p>misiɲɨ</text:p>
          </table:table-cell>
          <table:table-cell/>
          <table:table-cell table:style-name="ce9" office:value-type="string">
            <text:p><text:s/>árbol borojó.</text:p>
          </table:table-cell>
          <table:table-cell office:value-type="string">
            <text:p>tree.sp</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misipu</text:p>
          </table:table-cell>
          <table:table-cell office:value-type="string">
            <text:p>misipu</text:p>
          </table:table-cell>
          <table:table-cell/>
          <table:table-cell office:value-type="string">
            <text:p>fruta de borojó.</text:p>
          </table:table-cell>
          <table:table-cell office:value-type="string">
            <text:p>tree.sp.frui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isirʉ</text:p>
          </table:table-cell>
          <table:table-cell office:value-type="string">
            <text:p>misirɨ</text:p>
          </table:table-cell>
          <table:table-cell/>
          <table:table-cell office:value-type="string">
            <text:p>mochila</text:p>
          </table:table-cell>
          <table:table-cell office:value-type="string">
            <text:p>ba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isirʉ quẽophe'repʉ</text:p>
          </table:table-cell>
          <table:table-cell office:value-type="string">
            <text:p>misirɨ kẽopʰeʔrepɨ</text:p>
          </table:table-cell>
          <table:table-cell/>
          <table:table-cell table:style-name="ce9" office:value-type="string">
            <text:p>pedazo de guajo (Se usa para tejer mochilas.). </text:p>
          </table:table-cell>
          <table:table-cell office:value-type="string">
            <text:p>bark.piece</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miu</text:p>
          </table:table-cell>
          <table:table-cell office:value-type="string">
            <text:p>miu</text:p>
          </table:table-cell>
          <table:table-cell/>
          <table:table-cell table:style-name="Default" office:value-type="string">
            <text:p>espinas; agujas</text:p>
          </table:table-cell>
          <table:table-cell office:value-type="string">
            <text:p>thorn</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miu ne'eñʉ</text:p>
          </table:table-cell>
          <table:table-cell office:value-type="string">
            <text:p>miu neʔeɲɨ</text:p>
          </table:table-cell>
          <table:table-cell/>
          <table:table-cell office:value-type="string">
            <text:p>palma canangucha con espinas.</text:p>
          </table:table-cell>
          <table:table-cell office:value-type="string">
            <text:p>palm.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iu pẽ'eo</text:p>
          </table:table-cell>
          <table:table-cell office:value-type="string">
            <text:p>miu pẽʔeo</text:p>
          </table:table-cell>
          <table:table-cell/>
          <table:table-cell table:style-name="ce9" office:value-type="string">
            <text:p><text:s/>especie de rata nadadora.</text:p>
          </table:table-cell>
          <table:table-cell office:value-type="string">
            <text:p>roden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iu tuhivʉ</text:p>
          </table:table-cell>
          <table:table-cell office:value-type="string">
            <text:p>miu tʰuhiβɨ</text:p>
          </table:table-cell>
          <table:table-cell/>
          <table:table-cell table:style-name="ce9" office:value-type="string">
            <text:p>corona de espinas</text:p>
          </table:table-cell>
          <table:table-cell office:value-type="string">
            <text:p>crown.of.thorn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iuñaka</text:p>
          </table:table-cell>
          <table:table-cell office:value-type="string">
            <text:p>miuɲakʰa</text:p>
          </table:table-cell>
          <table:table-cell/>
          <table:table-cell table:style-name="Default" office:value-type="string">
            <text:p>espina; aguja</text:p>
          </table:table-cell>
          <table:table-cell office:value-type="string">
            <text:p>thor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iupʉ</text:p>
          </table:table-cell>
          <table:table-cell office:value-type="string">
            <text:p>Miupɨ</text:p>
          </table:table-cell>
          <table:table-cell/>
          <table:table-cell office:value-type="string">
            <text:p>comunidad koreguaje de Agua Negra.</text:p>
          </table:table-cell>
          <table:table-cell office:value-type="string">
            <text:p>place.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olinosaivʉ</text:p>
          </table:table-cell>
          <table:table-cell office:value-type="string">
            <text:p>molinosaiβɨ</text:p>
          </table:table-cell>
          <table:table-cell/>
          <table:table-cell office:value-type="string">
            <text:p>molino</text:p>
          </table:table-cell>
          <table:table-cell office:value-type="string">
            <text:p>mill.N</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mu'kamʉ</text:p>
          </table:table-cell>
          <table:table-cell office:value-type="string">
            <text:p>muʔkʰamɨ</text:p>
          </table:table-cell>
          <table:table-cell/>
          <table:table-cell table:style-name="ce9" office:value-type="string">
            <text:p>hocicar, hociquear, escarbar, hozar.</text:p>
          </table:table-cell>
          <table:table-cell office:value-type="string">
            <text:p>strike.with.beak</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mumu</text:p>
          </table:table-cell>
          <table:table-cell office:value-type="string">
            <text:p>mumu</text:p>
          </table:table-cell>
          <table:table-cell/>
          <table:table-cell table:style-name="Default" office:value-type="string">
            <text:p>polilla (Es nocturna y de color blanco.).</text:p>
          </table:table-cell>
          <table:table-cell office:value-type="string">
            <text:p>insec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ura turupʉ</text:p>
          </table:table-cell>
          <table:table-cell office:value-type="string">
            <text:p>mura tʰurupɨ</text:p>
          </table:table-cell>
          <table:table-cell/>
          <table:table-cell office:value-type="string">
            <text:p>morral</text:p>
          </table:table-cell>
          <table:table-cell office:value-type="string">
            <text:p>bag</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murava'ʉ</text:p>
          </table:table-cell>
          <table:table-cell office:value-type="string">
            <text:p>muraβaʔɨ</text:p>
          </table:table-cell>
          <table:table-cell/>
          <table:table-cell table:style-name="ce9" office:value-type="string">
            <text:p>mula</text:p>
          </table:table-cell>
          <table:table-cell office:value-type="string">
            <text:p>mule</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museñʉ</text:p>
          </table:table-cell>
          <table:table-cell office:value-type="string">
            <text:p>museɲɨ</text:p>
          </table:table-cell>
          <table:table-cell/>
          <table:table-cell table:style-name="ce9" office:value-type="string">
            <text:p>árbol achapo. Cedrelinga catenaeformis.</text:p>
          </table:table-cell>
          <table:table-cell office:value-type="string">
            <text:p>tree.sp</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mʉ'camʉ</text:p>
          </table:table-cell>
          <table:table-cell office:value-type="string">
            <text:p>mɨʔkamɨ</text:p>
          </table:table-cell>
          <table:table-cell/>
          <table:table-cell table:style-name="ce9" office:value-type="string">
            <text:p>levantar (las cejas).</text:p>
          </table:table-cell>
          <table:table-cell office:value-type="string">
            <text:p>raise.eyebrow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mʉ'nemʉ</text:p>
          </table:table-cell>
          <table:table-cell office:value-type="string">
            <text:p>mɨʔnemɨ</text:p>
          </table:table-cell>
          <table:table-cell/>
          <table:table-cell table:style-name="ce9" office:value-type="string">
            <text:p>rallar (la última parte de una yuca).</text:p>
          </table:table-cell>
          <table:table-cell office:value-type="string">
            <text:p>grate.end.of.tube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mʉ'ʉ</text:p>
          </table:table-cell>
          <table:table-cell office:value-type="string">
            <text:p>mɨʔɨ</text:p>
          </table:table-cell>
          <table:table-cell/>
          <table:table-cell table:style-name="ce9" office:value-type="string">
            <text:p>usted, tú</text:p>
          </table:table-cell>
          <table:table-cell office:value-type="string">
            <text:p>2SG.PRO</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mʉ'ʉ</text:p>
          </table:table-cell>
          <table:table-cell office:value-type="string">
            <text:p>mɨʔɨ</text:p>
          </table:table-cell>
          <table:table-cell/>
          <table:table-cell office:value-type="string">
            <text:p>su (de Ud.), tu</text:p>
          </table:table-cell>
          <table:table-cell office:value-type="string">
            <text:p>2SG.PRO.POSS</text:p>
          </table:table-cell>
          <table:table-cell table:number-columns-repeated="10"/>
          <table:table-cell office:value-type="string">
            <text:p>pron.poss.</text:p>
          </table:table-cell>
          <table:table-cell table:number-columns-repeated="237"/>
        </table:table-row>
        <table:table-row table:style-name="ro2">
          <table:table-cell table:number-columns-repeated="3"/>
          <table:table-cell office:value-type="string">
            <text:p>mʉamʉ</text:p>
          </table:table-cell>
          <table:table-cell office:value-type="string">
            <text:p>mɨamɨ</text:p>
          </table:table-cell>
          <table:table-cell office:value-type="string">
            <text:p>[mɨamɨ́]</text:p>
          </table:table-cell>
          <table:table-cell office:value-type="string">
            <text:p><text:s/>ir (a otra casa del mismo pueblo).</text:p>
          </table:table-cell>
          <table:table-cell office:value-type="string">
            <text:p>go.to.other.hous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mʉamʉ</text:p>
          </table:table-cell>
          <table:table-cell office:value-type="string">
            <text:p>mɨamɨ</text:p>
          </table:table-cell>
          <table:table-cell office:value-type="string">
            <text:p>[mɨ́ámɨ]</text:p>
          </table:table-cell>
          <table:table-cell table:style-name="ce9" office:value-type="string">
            <text:p>inflarse (llanta, estómago)</text:p>
          </table:table-cell>
          <table:table-cell office:value-type="string">
            <text:p>inflate.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mʉamʉ</text:p>
          </table:table-cell>
          <table:table-cell office:value-type="string">
            <text:p>mɨamɨ</text:p>
          </table:table-cell>
          <table:table-cell office:value-type="string">
            <text:p>[mɨ́ámɨ]</text:p>
          </table:table-cell>
          <table:table-cell table:style-name="ce9" office:value-type="string">
            <text:p>llevar para arriba trepando</text:p>
          </table:table-cell>
          <table:table-cell office:value-type="string">
            <text:p>take.uprive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mʉañʉ</text:p>
          </table:table-cell>
          <table:table-cell office:value-type="string">
            <text:p>mɨaɲɨ</text:p>
          </table:table-cell>
          <table:table-cell/>
          <table:table-cell table:style-name="ce9" office:value-type="string">
            <text:p>cedro</text:p>
          </table:table-cell>
          <table:table-cell office:value-type="string">
            <text:p>cedar.tr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ʉasarava</text:p>
          </table:table-cell>
          <table:table-cell office:value-type="string">
            <text:p>mɨasaraβa</text:p>
          </table:table-cell>
          <table:table-cell/>
          <table:table-cell table:style-name="Default" office:value-type="string">
            <text:p>rastra; Villa Fatima</text:p>
          </table:table-cell>
          <table:table-cell office:value-type="string">
            <text:p>place.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ʉche'o</text:p>
          </table:table-cell>
          <table:table-cell office:value-type="string">
            <text:p>mɨdʒeʔo</text:p>
          </table:table-cell>
          <table:table-cell/>
          <table:table-cell table:style-name="ce9" office:value-type="string">
            <text:p>su hermana menor (de Ud.).</text:p>
          </table:table-cell>
          <table:table-cell office:value-type="string">
            <text:p>your.yZ</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ʉche'ʉ</text:p>
          </table:table-cell>
          <table:table-cell office:value-type="string">
            <text:p>mɨdʒeʔɨ</text:p>
          </table:table-cell>
          <table:table-cell/>
          <table:table-cell table:style-name="ce9" office:value-type="string">
            <text:p>su hermano menor (de Ud.).</text:p>
          </table:table-cell>
          <table:table-cell office:value-type="string">
            <text:p>your.yB</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ʉimʉ</text:p>
          </table:table-cell>
          <table:table-cell office:value-type="string">
            <text:p>mɨimɨ</text:p>
          </table:table-cell>
          <table:table-cell/>
          <table:table-cell table:style-name="Default" office:value-type="string">
            <text:p>trepar, subir (escalera o árbol).</text:p>
          </table:table-cell>
          <table:table-cell office:value-type="string">
            <text:p>go.up.vertical</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mʉivʉ</text:p>
          </table:table-cell>
          <table:table-cell office:value-type="string">
            <text:p>mɨiβɨ</text:p>
          </table:table-cell>
          <table:table-cell/>
          <table:table-cell office:value-type="string">
            <text:p>escalera</text:p>
          </table:table-cell>
          <table:table-cell office:value-type="string">
            <text:p>ladd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ʉka</text:p>
          </table:table-cell>
          <table:table-cell office:value-type="string">
            <text:p>mɨkʰa</text:p>
          </table:table-cell>
          <table:table-cell/>
          <table:table-cell office:value-type="string">
            <text:p>especie de pez cucha</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mʉka pĩsi</text:p>
          </table:table-cell>
          <table:table-cell office:value-type="string">
            <text:p>mɨkʰa pĩsi</text:p>
          </table:table-cell>
          <table:table-cell/>
          <table:table-cell office:value-type="string">
            <text:p><text:s/>especie de bejuco medicinal (Es muy amargo.).</text:p>
          </table:table-cell>
          <table:table-cell office:value-type="string">
            <text:p>lian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ʉñe nʉkamʉ</text:p>
          </table:table-cell>
          <table:table-cell office:value-type="string">
            <text:p>mɨɲe nɨkʰamɨ</text:p>
          </table:table-cell>
          <table:table-cell/>
          <table:table-cell office:value-type="string">
            <text:p>estar parado (una cosa)</text:p>
          </table:table-cell>
          <table:table-cell office:value-type="string">
            <text:p>be.standing.INAM.SJ</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mʉñe nʉkomʉ</text:p>
          </table:table-cell>
          <table:table-cell office:value-type="string">
            <text:p>mɨɲe nɨkʰomɨ</text:p>
          </table:table-cell>
          <table:table-cell/>
          <table:table-cell office:value-type="string">
            <text:p>colocar parado, parar</text:p>
          </table:table-cell>
          <table:table-cell office:value-type="string">
            <text:p>put.standing.up</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mʉñerepa nʉkamʉ</text:p>
          </table:table-cell>
          <table:table-cell office:value-type="string">
            <text:p>mɨɲerepa nɨkʰamɨ</text:p>
          </table:table-cell>
          <table:table-cell/>
          <table:table-cell office:value-type="string">
            <text:p>estar parado rectamente</text:p>
          </table:table-cell>
          <table:table-cell office:value-type="string">
            <text:p>be.standing.up</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mʉni cajejaimʉ</text:p>
          </table:table-cell>
          <table:table-cell office:value-type="string">
            <text:p>mɨni kahehaimɨ</text:p>
          </table:table-cell>
          <table:table-cell/>
          <table:table-cell table:style-name="ce9" office:value-type="string">
            <text:p>cruzar (la cumbre)</text:p>
          </table:table-cell>
          <table:table-cell office:value-type="string">
            <text:p>cross.peak.of.roof</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mʉo</text:p>
          </table:table-cell>
          <table:table-cell office:value-type="string">
            <text:p>mɨo</text:p>
          </table:table-cell>
          <table:table-cell/>
          <table:table-cell office:value-type="string">
            <text:p>dedos</text:p>
          </table:table-cell>
          <table:table-cell office:value-type="string">
            <text:p>fingers</text:p>
          </table:table-cell>
          <table:table-cell table:number-columns-repeated="10"/>
          <table:table-cell office:value-type="string">
            <text:p>s.in.gen</text:p>
          </table:table-cell>
          <table:table-cell table:number-columns-repeated="237"/>
        </table:table-row>
        <table:table-row table:style-name="ro3">
          <table:table-cell table:number-columns-repeated="3"/>
          <table:table-cell office:value-type="string">
            <text:p>mʉo phẽ</text:p>
          </table:table-cell>
          <table:table-cell office:value-type="string">
            <text:p>mɨo pʰẽ</text:p>
          </table:table-cell>
          <table:table-cell/>
          <table:table-cell table:style-name="ce9" office:value-type="string">
            <text:p>todos los dedos</text:p>
          </table:table-cell>
          <table:table-cell office:value-type="string">
            <text:p>all.fingers</text:p>
          </table:table-cell>
          <table:table-cell table:number-columns-repeated="10"/>
          <table:table-cell office:value-type="string">
            <text:p>s.in.g</text:p>
          </table:table-cell>
          <table:table-cell table:number-columns-repeated="237"/>
        </table:table-row>
        <table:table-row table:style-name="ro3">
          <table:table-cell table:number-columns-repeated="3"/>
          <table:table-cell office:value-type="string">
            <text:p>mʉo phẽpʉ</text:p>
          </table:table-cell>
          <table:table-cell office:value-type="string">
            <text:p>mɨo pʰẽpɨ</text:p>
          </table:table-cell>
          <table:table-cell/>
          <table:table-cell table:style-name="ce9" office:value-type="string">
            <text:p>todos los dedos de una mano o un pie</text:p>
          </table:table-cell>
          <table:table-cell office:value-type="string">
            <text:p>all.fingers.one.han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ʉomʉ</text:p>
          </table:table-cell>
          <table:table-cell office:value-type="string">
            <text:p>mɨomɨ</text:p>
          </table:table-cell>
          <table:table-cell office:value-type="string">
            <text:p>[mɨ́omɨ]</text:p>
          </table:table-cell>
          <table:table-cell table:style-name="Default" office:value-type="string">
            <text:p>hacer fluir desde abajo hacia arriba</text:p>
          </table:table-cell>
          <table:table-cell office:value-type="string">
            <text:p>make.flow.up.to.down</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mʉoño</text:p>
          </table:table-cell>
          <table:table-cell office:value-type="string">
            <text:p>mɨoɲo</text:p>
          </table:table-cell>
          <table:table-cell/>
          <table:table-cell office:value-type="string">
            <text:p>dedo de la mano o del pie</text:p>
          </table:table-cell>
          <table:table-cell office:value-type="string">
            <text:p>finger/to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ʉoño joopo cacho</text:p>
          </table:table-cell>
          <table:table-cell office:value-type="string">
            <text:p>mɨoɲo hoopo kadʒo</text:p>
          </table:table-cell>
          <table:table-cell/>
          <table:table-cell table:style-name="Default" office:value-type="string">
            <text:p>dedo del corazón.</text:p>
          </table:table-cell>
          <table:table-cell office:value-type="string">
            <text:p>middle.fing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ʉopa</text:p>
          </table:table-cell>
          <table:table-cell office:value-type="string">
            <text:p>mɨopa</text:p>
          </table:table-cell>
          <table:table-cell/>
          <table:table-cell office:value-type="string">
            <text:p>todos los dedos de una mano o un pie. </text:p>
          </table:table-cell>
          <table:table-cell office:value-type="string">
            <text:p>all.fingers.one.han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ʉsanʉko</text:p>
          </table:table-cell>
          <table:table-cell office:value-type="string">
            <text:p>mɨsanɨkʰo</text:p>
          </table:table-cell>
          <table:table-cell/>
          <table:table-cell table:style-name="ce9" office:value-type="string">
            <text:p>ustedes, vosotros</text:p>
          </table:table-cell>
          <table:table-cell office:value-type="string">
            <text:p>2PL.PRO</text:p>
          </table:table-cell>
          <table:table-cell table:number-columns-repeated="10"/>
          <table:table-cell office:value-type="string">
            <text:p>pron.an.pl.</text:p>
          </table:table-cell>
          <table:table-cell table:number-columns-repeated="237"/>
        </table:table-row>
        <table:table-row table:style-name="ro2">
          <table:table-cell table:number-columns-repeated="3"/>
          <table:table-cell office:value-type="string">
            <text:p>mʉsanʉko</text:p>
          </table:table-cell>
          <table:table-cell office:value-type="string">
            <text:p>mɨsanɨkʰo</text:p>
          </table:table-cell>
          <table:table-cell/>
          <table:table-cell table:style-name="Default" office:value-type="string">
            <text:p>su (de ustedes), vuestro</text:p>
          </table:table-cell>
          <table:table-cell office:value-type="string">
            <text:p>2PL.PRO.POSS</text:p>
          </table:table-cell>
          <table:table-cell table:number-columns-repeated="10"/>
          <table:table-cell office:value-type="string">
            <text:p>pron.poss.</text:p>
          </table:table-cell>
          <table:table-cell table:number-columns-repeated="237"/>
        </table:table-row>
        <table:table-row table:style-name="ro2">
          <table:table-cell table:number-columns-repeated="3"/>
          <table:table-cell office:value-type="string">
            <text:p>mʉsanʉkona</text:p>
          </table:table-cell>
          <table:table-cell office:value-type="string">
            <text:p>mɨsanɨkʰona</text:p>
          </table:table-cell>
          <table:table-cell/>
          <table:table-cell office:value-type="string">
            <text:p>ustedes, vosotros</text:p>
          </table:table-cell>
          <table:table-cell office:value-type="string">
            <text:p>2PL.PRO</text:p>
          </table:table-cell>
          <table:table-cell table:number-columns-repeated="10"/>
          <table:table-cell office:value-type="string">
            <text:p>pron.an.pl.</text:p>
          </table:table-cell>
          <table:table-cell table:number-columns-repeated="237"/>
        </table:table-row>
        <table:table-row table:style-name="ro2">
          <table:table-cell table:number-columns-repeated="3"/>
          <table:table-cell office:value-type="string">
            <text:p>mʉsanʉkona</text:p>
          </table:table-cell>
          <table:table-cell office:value-type="string">
            <text:p>mɨsanɨkʰona</text:p>
          </table:table-cell>
          <table:table-cell/>
          <table:table-cell office:value-type="string">
            <text:p>su (de ustedes), vuestro</text:p>
          </table:table-cell>
          <table:table-cell office:value-type="string">
            <text:p>2PL.PRO.POSS</text:p>
          </table:table-cell>
          <table:table-cell table:number-columns-repeated="10"/>
          <table:table-cell office:value-type="string">
            <text:p>pron.poss.</text:p>
          </table:table-cell>
          <table:table-cell table:number-columns-repeated="237"/>
        </table:table-row>
        <table:table-row table:style-name="ro3">
          <table:table-cell table:number-columns-repeated="3"/>
          <table:table-cell office:value-type="string">
            <text:p>mʉtamʉ</text:p>
          </table:table-cell>
          <table:table-cell office:value-type="string">
            <text:p>mɨtʰamɨ</text:p>
          </table:table-cell>
          <table:table-cell/>
          <table:table-cell table:style-name="ce9" office:value-type="string">
            <text:p>venir de otra casa dentro del mismo pueblo</text:p>
          </table:table-cell>
          <table:table-cell office:value-type="string">
            <text:p>come.from.other.hous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mʉte</text:p>
          </table:table-cell>
          <table:table-cell office:value-type="string">
            <text:p>mɨtʰe</text:p>
          </table:table-cell>
          <table:table-cell/>
          <table:table-cell office:value-type="string">
            <text:p>zancudo, mosquito</text:p>
          </table:table-cell>
          <table:table-cell office:value-type="string">
            <text:p>mosquito</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mʉto</text:p>
          </table:table-cell>
          <table:table-cell office:value-type="string">
            <text:p>mɨtʰo</text:p>
          </table:table-cell>
          <table:table-cell/>
          <table:table-cell table:style-name="ce9" office:value-type="string">
            <text:p>tabaco</text:p>
          </table:table-cell>
          <table:table-cell office:value-type="string">
            <text:p>tobacco</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mʉtokorovʉ</text:p>
          </table:table-cell>
          <table:table-cell office:value-type="string">
            <text:p>mɨtʰokʰoroβɨ</text:p>
          </table:table-cell>
          <table:table-cell/>
          <table:table-cell table:style-name="ce9" office:value-type="string">
            <text:p>tabaco, cigarillo</text:p>
          </table:table-cell>
          <table:table-cell office:value-type="string">
            <text:p>cigarett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ʉtomʉ</text:p>
          </table:table-cell>
          <table:table-cell office:value-type="string">
            <text:p>mɨtʰomɨ</text:p>
          </table:table-cell>
          <table:table-cell/>
          <table:table-cell table:style-name="ce9" office:value-type="string">
            <text:p>hacer traer (algo de otra casa dentro del mismo pueblo).</text:p>
          </table:table-cell>
          <table:table-cell office:value-type="string">
            <text:p>make.bring.from.other.house</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mʉtoro'rova</text:p>
          </table:table-cell>
          <table:table-cell office:value-type="string">
            <text:p>mɨtʰoroʔroβa</text:p>
          </table:table-cell>
          <table:table-cell/>
          <table:table-cell table:style-name="ce9" office:value-type="string">
            <text:p>pipa (para fumar)</text:p>
          </table:table-cell>
          <table:table-cell office:value-type="string">
            <text:p>pipe.smokin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mʉtuamʉ</text:p>
          </table:table-cell>
          <table:table-cell office:value-type="string">
            <text:p>mɨtʰuamɨ</text:p>
          </table:table-cell>
          <table:table-cell/>
          <table:table-cell table:style-name="ce9" office:value-type="string">
            <text:p>traer (algo de otra casa dentro del mismo pueblo).</text:p>
          </table:table-cell>
          <table:table-cell office:value-type="string">
            <text:p>bring.from.other.hous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mʉvamʉ</text:p>
          </table:table-cell>
          <table:table-cell office:value-type="string">
            <text:p>mɨβamɨ</text:p>
          </table:table-cell>
          <table:table-cell/>
          <table:table-cell table:style-name="Default" office:value-type="string">
            <text:p><text:s/>llevar (algo a otra casa dentro del mismo pueblo).</text:p>
          </table:table-cell>
          <table:table-cell office:value-type="string">
            <text:p>take.to.other.hous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mʉvomʉ</text:p>
          </table:table-cell>
          <table:table-cell office:value-type="string">
            <text:p>mɨβomɨ</text:p>
          </table:table-cell>
          <table:table-cell/>
          <table:table-cell office:value-type="string">
            <text:p><text:s/>mandar (algo a otra casa dentro del mismo pueblo). </text:p>
          </table:table-cell>
          <table:table-cell office:value-type="string">
            <text:p>send.to.other.house</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ña kʉkʉmʉ</text:p>
          </table:table-cell>
          <table:table-cell office:value-type="string">
            <text:p>ɲa kʰɨkʰɨmɨ</text:p>
          </table:table-cell>
          <table:table-cell office:value-type="string">
            <text:p>[ɲá kʰɨkʰɨmɨ]</text:p>
          </table:table-cell>
          <table:table-cell office:value-type="string">
            <text:p>respetar</text:p>
          </table:table-cell>
          <table:table-cell office:value-type="string">
            <text:p>respect.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na'a</text:p>
          </table:table-cell>
          <table:table-cell office:value-type="string">
            <text:p>naʔa</text:p>
          </table:table-cell>
          <table:table-cell/>
          <table:table-cell table:style-name="ce9" office:value-type="string">
            <text:p>más</text:p>
          </table:table-cell>
          <table:table-cell office:value-type="string">
            <text:p>mor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na'a jeerʉmʉ</text:p>
          </table:table-cell>
          <table:table-cell office:value-type="string">
            <text:p>naʔa heerɨmɨ</text:p>
          </table:table-cell>
          <table:table-cell/>
          <table:table-cell table:style-name="ce9" office:value-type="string">
            <text:p>antes, anteriormente</text:p>
          </table:table-cell>
          <table:table-cell office:value-type="string">
            <text:p>long.ago</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na'a keerʉmʉ</text:p>
          </table:table-cell>
          <table:table-cell office:value-type="string">
            <text:p>naʔa kʰeerɨmɨ</text:p>
          </table:table-cell>
          <table:table-cell/>
          <table:table-cell table:style-name="ce9" office:value-type="string">
            <text:p>antes, anteriormente</text:p>
          </table:table-cell>
          <table:table-cell table:style-name="Default" office:value-type="string">
            <text:p>long.ago</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na'a mʉañe</text:p>
          </table:table-cell>
          <table:table-cell office:value-type="string">
            <text:p>naʔa mɨaɲe</text:p>
          </table:table-cell>
          <table:table-cell/>
          <table:table-cell table:style-name="ce9" office:value-type="string">
            <text:p>más alto (cosa, precio)</text:p>
          </table:table-cell>
          <table:table-cell office:value-type="string">
            <text:p>higher</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na'a na'ito</text:p>
          </table:table-cell>
          <table:table-cell office:value-type="string">
            <text:p>naʔa naʔitʰo</text:p>
          </table:table-cell>
          <table:table-cell/>
          <table:table-cell table:style-name="ce9" office:value-type="string">
            <text:p>mas tarde</text:p>
          </table:table-cell>
          <table:table-cell office:value-type="string">
            <text:p>later</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na'a pani</text:p>
          </table:table-cell>
          <table:table-cell office:value-type="string">
            <text:p>naʔa pani</text:p>
          </table:table-cell>
          <table:table-cell/>
          <table:table-cell table:style-name="ce9" office:value-type="string">
            <text:p>mas tarde</text:p>
          </table:table-cell>
          <table:table-cell office:value-type="string">
            <text:p>later</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na'a saito</text:p>
          </table:table-cell>
          <table:table-cell office:value-type="string">
            <text:p>naʔa saitʰo</text:p>
          </table:table-cell>
          <table:table-cell/>
          <table:table-cell table:style-name="ce19" office:value-type="string">
            <text:p>mas alla</text:p>
          </table:table-cell>
          <table:table-cell office:value-type="string">
            <text:p>further.away</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na'ajoopo cako</text:p>
          </table:table-cell>
          <table:table-cell office:value-type="string">
            <text:p>naʔahoopo kakʰo</text:p>
          </table:table-cell>
          <table:table-cell/>
          <table:table-cell table:style-name="ce9" office:value-type="string">
            <text:p>hija intermedia (entre el mayor y el menor).</text:p>
          </table:table-cell>
          <table:table-cell office:value-type="string">
            <text:p>middle.child.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ajoopo cakʉ</text:p>
          </table:table-cell>
          <table:table-cell office:value-type="string">
            <text:p>naʔahoopo kakʰɨ</text:p>
          </table:table-cell>
          <table:table-cell/>
          <table:table-cell table:style-name="ce9" office:value-type="string">
            <text:p>hijo intermedio (entre el mayor y el menor).</text:p>
          </table:table-cell>
          <table:table-cell office:value-type="string">
            <text:p>middle.child.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amʉ</text:p>
          </table:table-cell>
          <table:table-cell office:value-type="string">
            <text:p>naʔamɨ</text:p>
          </table:table-cell>
          <table:table-cell/>
          <table:table-cell table:style-name="ce9" office:value-type="string">
            <text:p>ser ciego</text:p>
          </table:table-cell>
          <table:table-cell office:value-type="string">
            <text:p>be.blin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na'ava'o</text:p>
          </table:table-cell>
          <table:table-cell office:value-type="string">
            <text:p>naʔaβaʔo</text:p>
          </table:table-cell>
          <table:table-cell/>
          <table:table-cell table:style-name="ce9" office:value-type="string">
            <text:p>ciega</text:p>
          </table:table-cell>
          <table:table-cell office:value-type="string">
            <text:p>blind.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ava'ʉ</text:p>
          </table:table-cell>
          <table:table-cell office:value-type="string">
            <text:p>naʔaβaʔɨ</text:p>
          </table:table-cell>
          <table:table-cell/>
          <table:table-cell table:style-name="ce9" office:value-type="string">
            <text:p>ciego</text:p>
          </table:table-cell>
          <table:table-cell office:value-type="string">
            <text:p>blind.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cusẽ'e</text:p>
          </table:table-cell>
          <table:table-cell office:value-type="string">
            <text:p>naʔkusẽʔe</text:p>
          </table:table-cell>
          <table:table-cell/>
          <table:table-cell table:style-name="ce9" office:value-type="string">
            <text:p>barbilla; menton; cumbamba</text:p>
          </table:table-cell>
          <table:table-cell office:value-type="string">
            <text:p>chin</text:p>
          </table:table-cell>
          <table:table-cell table:number-columns-repeated="3"/>
          <table:table-cell table:style-name="Default"/>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na'i mimi</text:p>
          </table:table-cell>
          <table:table-cell office:value-type="string">
            <text:p>naʔi mimi</text:p>
          </table:table-cell>
          <table:table-cell/>
          <table:table-cell office:value-type="string">
            <text:p>polilla esfinge, polilla calavera. Lit: esfinge (del) atardecer (Se llama así porque a las seis de la tarde empieza a chupar las flores.).</text:p>
          </table:table-cell>
          <table:table-cell office:value-type="string">
            <text:p>insect.sp</text:p>
          </table:table-cell>
          <table:table-cell table:number-columns-repeated="3"/>
          <table:table-cell table:style-name="Default"/>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na'imʉ</text:p>
          </table:table-cell>
          <table:table-cell office:value-type="string">
            <text:p>naʔimɨ</text:p>
          </table:table-cell>
          <table:table-cell office:value-type="string">
            <text:p>[náʔimɨ]</text:p>
          </table:table-cell>
          <table:table-cell table:style-name="ce9" office:value-type="string">
            <text:p>atardecer, ser tarde</text:p>
          </table:table-cell>
          <table:table-cell office:value-type="string">
            <text:p>get.late.day</text:p>
          </table:table-cell>
          <table:table-cell table:number-columns-repeated="10"/>
          <table:table-cell office:value-type="string">
            <text:p>v.i.</text:p>
          </table:table-cell>
          <table:table-cell table:number-columns-repeated="237"/>
        </table:table-row>
        <table:table-row table:style-name="ro7">
          <table:table-cell table:number-columns-repeated="3"/>
          <table:table-cell office:value-type="string">
            <text:p>ña'imʉ</text:p>
          </table:table-cell>
          <table:table-cell office:value-type="string">
            <text:p>ɲaʔimɨ</text:p>
          </table:table-cell>
          <table:table-cell office:value-type="string">
            <text:p>[ɲaʔímɨ]</text:p>
          </table:table-cell>
          <table:table-cell table:style-name="ce9" office:value-type="string">
            <text:p>c<text:span text:style-name="T5">aerse en el</text:span></text:p>
            <text:p><text:span text:style-name="T8">suelo (hoja o </text:span><text:span text:style-name="T8">semilla seca).</text:span></text:p>
          </table:table-cell>
          <table:table-cell office:value-type="string">
            <text:p>fall.to.ground</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na'iñe</text:p>
          </table:table-cell>
          <table:table-cell office:value-type="string">
            <text:p>naʔiɲe</text:p>
          </table:table-cell>
          <table:table-cell/>
          <table:table-cell table:style-name="ce9" office:value-type="string">
            <text:p>eclipse.</text:p>
          </table:table-cell>
          <table:table-cell office:value-type="string">
            <text:p>eclips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isieco</text:p>
          </table:table-cell>
          <table:table-cell office:value-type="string">
            <text:p>naʔisieko</text:p>
          </table:table-cell>
          <table:table-cell/>
          <table:table-cell office:value-type="string">
            <text:p><text:s/>libélula.</text:p>
          </table:table-cell>
          <table:table-cell office:value-type="string">
            <text:p>dragonfly</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ito</text:p>
          </table:table-cell>
          <table:table-cell office:value-type="string">
            <text:p>naʔitʰo</text:p>
          </table:table-cell>
          <table:table-cell/>
          <table:table-cell office:value-type="string">
            <text:p>tarde</text:p>
          </table:table-cell>
          <table:table-cell office:value-type="string">
            <text:p>afternoo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kosere</text:p>
          </table:table-cell>
          <table:table-cell office:value-type="string">
            <text:p>ɲaʔkʰosere</text:p>
          </table:table-cell>
          <table:table-cell/>
          <table:table-cell office:value-type="string">
            <text:p>especie de pez (Es parecido al sábalo.).</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mi</text:p>
          </table:table-cell>
          <table:table-cell office:value-type="string">
            <text:p>naʔmi</text:p>
          </table:table-cell>
          <table:table-cell/>
          <table:table-cell table:style-name="ce9" office:value-type="string">
            <text:p>ligero, rápido, pronto.</text:p>
          </table:table-cell>
          <table:table-cell office:value-type="string">
            <text:p>quickly</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ña'ña kʉchʉ</text:p>
          </table:table-cell>
          <table:table-cell office:value-type="string">
            <text:p>ɲaʔɲa kʰɨdʒɨ</text:p>
          </table:table-cell>
          <table:table-cell/>
          <table:table-cell table:style-name="ce9" office:value-type="string">
            <text:p>especie de peric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ñemʉ</text:p>
          </table:table-cell>
          <table:table-cell office:value-type="string">
            <text:p>ɲaʔɲemɨ</text:p>
          </table:table-cell>
          <table:table-cell/>
          <table:table-cell table:style-name="Default" office:value-type="string">
            <text:p>vaciar repetidamente</text:p>
          </table:table-cell>
          <table:table-cell office:value-type="string">
            <text:p>pour.out.vessel.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ña'se</text:p>
          </table:table-cell>
          <table:table-cell office:value-type="string">
            <text:p>ɲaʔse</text:p>
          </table:table-cell>
          <table:table-cell/>
          <table:table-cell office:value-type="string">
            <text:p>pez aguja. Tetrapterus albidus.</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so</text:p>
          </table:table-cell>
          <table:table-cell office:value-type="string">
            <text:p>naʔso</text:p>
          </table:table-cell>
          <table:table-cell/>
          <table:table-cell office:value-type="string">
            <text:p>especie de camarón.</text:p>
          </table:table-cell>
          <table:table-cell office:value-type="string">
            <text:p>cray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uña'umʉ</text:p>
          </table:table-cell>
          <table:table-cell office:value-type="string">
            <text:p>ɲaʔuɲaʔumɨ</text:p>
          </table:table-cell>
          <table:table-cell/>
          <table:table-cell office:value-type="string">
            <text:p>sacudir (tela lentamente). </text:p>
          </table:table-cell>
          <table:table-cell office:value-type="string">
            <text:p>shak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ñaamʉ</text:p>
          </table:table-cell>
          <table:table-cell office:value-type="string">
            <text:p>ɲaamɨ</text:p>
          </table:table-cell>
          <table:table-cell office:value-type="string">
            <text:p>[ɲaámɨ]</text:p>
          </table:table-cell>
          <table:table-cell table:style-name="ce9" office:value-type="string">
            <text:p>robar</text:p>
          </table:table-cell>
          <table:table-cell office:value-type="string">
            <text:p>steal</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ñaao</text:p>
          </table:table-cell>
          <table:table-cell office:value-type="string">
            <text:p>ɲaao</text:p>
          </table:table-cell>
          <table:table-cell/>
          <table:table-cell table:style-name="ce9" office:value-type="string">
            <text:p>ladrona</text:p>
          </table:table-cell>
          <table:table-cell office:value-type="string">
            <text:p>steal.NMLZ.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aʉ</text:p>
          </table:table-cell>
          <table:table-cell office:value-type="string">
            <text:p>ɲaaɨ</text:p>
          </table:table-cell>
          <table:table-cell/>
          <table:table-cell table:style-name="ce9" office:value-type="string">
            <text:p>ladrón</text:p>
          </table:table-cell>
          <table:table-cell office:value-type="string">
            <text:p>steal.NMLZ.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jechĩi</text:p>
          </table:table-cell>
          <table:table-cell office:value-type="string">
            <text:p>nahedʒĩi</text:p>
          </table:table-cell>
          <table:table-cell/>
          <table:table-cell table:style-name="ce9" office:value-type="string">
            <text:p>nietos</text:p>
          </table:table-cell>
          <table:table-cell office:value-type="string">
            <text:p>grandchildren</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najeo</text:p>
          </table:table-cell>
          <table:table-cell office:value-type="string">
            <text:p>naheo</text:p>
          </table:table-cell>
          <table:table-cell/>
          <table:table-cell office:value-type="string">
            <text:p>nieta. 2. parienta de la generación que sigue a los hijos.</text:p>
          </table:table-cell>
          <table:table-cell office:value-type="string">
            <text:p>grandchild.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jeʉ</text:p>
          </table:table-cell>
          <table:table-cell office:value-type="string">
            <text:p>naheɨ</text:p>
          </table:table-cell>
          <table:table-cell/>
          <table:table-cell table:style-name="ce9" office:value-type="string">
            <text:p>nieto. 2. pariente masculino de la generación que sigue a los hijos</text:p>
          </table:table-cell>
          <table:table-cell office:value-type="string">
            <text:p>grandchild.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jeva'na</text:p>
          </table:table-cell>
          <table:table-cell office:value-type="string">
            <text:p>naheβaʔna</text:p>
          </table:table-cell>
          <table:table-cell/>
          <table:table-cell table:style-name="ce9" office:value-type="string">
            <text:p><text:s/>nietos, nietos pequeños (Es un término que denota cariño.).</text:p>
          </table:table-cell>
          <table:table-cell office:value-type="string">
            <text:p>grandchildren</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najeva'o</text:p>
          </table:table-cell>
          <table:table-cell office:value-type="string">
            <text:p>naheβaʔo</text:p>
          </table:table-cell>
          <table:table-cell/>
          <table:table-cell office:value-type="string">
            <text:p>nieta, nieta pequeña (Es un término que denota cariño.).</text:p>
          </table:table-cell>
          <table:table-cell office:value-type="string">
            <text:p>grandchild.DIM.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jeva'ʉ</text:p>
          </table:table-cell>
          <table:table-cell office:value-type="string">
            <text:p>naheβaʔɨ</text:p>
          </table:table-cell>
          <table:table-cell/>
          <table:table-cell office:value-type="string">
            <text:p>nieto, nieto pequeño (Es un término que denota cariño.).</text:p>
          </table:table-cell>
          <table:table-cell office:value-type="string">
            <text:p>grandchild.DIM.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jo</text:p>
          </table:table-cell>
          <table:table-cell office:value-type="string">
            <text:p>naho</text:p>
          </table:table-cell>
          <table:table-cell/>
          <table:table-cell office:value-type="string">
            <text:p>especie de pez guaraja.</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jo</text:p>
          </table:table-cell>
          <table:table-cell office:value-type="string">
            <text:p>ɲaho</text:p>
          </table:table-cell>
          <table:table-cell/>
          <table:table-cell office:value-type="string">
            <text:p>tubérculos de ñame. Dioscorea trifida L.F. </text:p>
          </table:table-cell>
          <table:table-cell office:value-type="string">
            <text:p>tuber.sp</text:p>
          </table:table-cell>
          <table:table-cell table:number-columns-repeated="10"/>
          <table:table-cell office:value-type="string">
            <text:p>s.in.g</text:p>
          </table:table-cell>
          <table:table-cell table:number-columns-repeated="237"/>
        </table:table-row>
        <table:table-row table:style-name="ro2">
          <table:table-cell table:number-columns-repeated="3"/>
          <table:table-cell office:value-type="string">
            <text:p>ñajo tẽ</text:p>
          </table:table-cell>
          <table:table-cell office:value-type="string">
            <text:p>ɲaho tʰẽ</text:p>
          </table:table-cell>
          <table:table-cell/>
          <table:table-cell office:value-type="string">
            <text:p>maní</text:p>
          </table:table-cell>
          <table:table-cell office:value-type="string">
            <text:p>peanut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jova</text:p>
          </table:table-cell>
          <table:table-cell office:value-type="string">
            <text:p>ɲahoβa</text:p>
          </table:table-cell>
          <table:table-cell/>
          <table:table-cell table:style-name="ce9" office:value-type="string">
            <text:p>tuberculo de ñme</text:p>
          </table:table-cell>
          <table:table-cell office:value-type="string">
            <text:p>tuber.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ko</text:p>
          </table:table-cell>
          <table:table-cell office:value-type="string">
            <text:p>ɲakʰo</text:p>
          </table:table-cell>
          <table:table-cell/>
          <table:table-cell table:style-name="Default" office:value-type="string">
            <text:p>ojos</text:p>
          </table:table-cell>
          <table:table-cell office:value-type="string">
            <text:p>eyes</text:p>
          </table:table-cell>
          <table:table-cell table:number-columns-repeated="10"/>
          <table:table-cell office:value-type="string">
            <text:p>s.in.g</text:p>
          </table:table-cell>
          <table:table-cell table:number-columns-repeated="237"/>
        </table:table-row>
        <table:table-row table:style-name="ro2">
          <table:table-cell table:number-columns-repeated="3"/>
          <table:table-cell office:value-type="string">
            <text:p>ñako ãutũ'i</text:p>
          </table:table-cell>
          <table:table-cell office:value-type="string">
            <text:p>ɲakʰo ãutʰũʔi</text:p>
          </table:table-cell>
          <table:table-cell/>
          <table:table-cell office:value-type="string">
            <text:p>casabe (hecho de almidón)</text:p>
          </table:table-cell>
          <table:table-cell office:value-type="string">
            <text:p>manioc.brea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ko ravʉ</text:p>
          </table:table-cell>
          <table:table-cell office:value-type="string">
            <text:p>ɲakʰo raβɨ</text:p>
          </table:table-cell>
          <table:table-cell/>
          <table:table-cell office:value-type="string">
            <text:p>infección del ojo, ceguera</text:p>
          </table:table-cell>
          <table:table-cell office:value-type="string">
            <text:p>eye.infectio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ko sõsopʉ</text:p>
          </table:table-cell>
          <table:table-cell office:value-type="string">
            <text:p>ɲakʰo sõsopɨ</text:p>
          </table:table-cell>
          <table:table-cell/>
          <table:table-cell office:value-type="string">
            <text:p>orzuelo</text:p>
          </table:table-cell>
          <table:table-cell office:value-type="string">
            <text:p>blister.on.ey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ko viimʉ</text:p>
          </table:table-cell>
          <table:table-cell office:value-type="string">
            <text:p>ɲakʰo βiimɨ</text:p>
          </table:table-cell>
          <table:table-cell office:value-type="string">
            <text:p>[ɲákʰo βíímɨ]</text:p>
          </table:table-cell>
          <table:table-cell table:style-name="ce9" office:value-type="string">
            <text:p>caer mugre en el ojo</text:p>
          </table:table-cell>
          <table:table-cell office:value-type="string">
            <text:p>get.dirt.in.ey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ñakoa</text:p>
          </table:table-cell>
          <table:table-cell office:value-type="string">
            <text:p>ɲakʰoa</text:p>
          </table:table-cell>
          <table:table-cell/>
          <table:table-cell table:style-name="ce9" office:value-type="string">
            <text:p>ojo</text:p>
          </table:table-cell>
          <table:table-cell office:value-type="string">
            <text:p>ey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kocaã ju'ire're</text:p>
          </table:table-cell>
          <table:table-cell office:value-type="string">
            <text:p>ɲakʰokaã huʔireʔre</text:p>
          </table:table-cell>
          <table:table-cell/>
          <table:table-cell table:style-name="ce9" office:value-type="string">
            <text:p>gafas, anteojos</text:p>
          </table:table-cell>
          <table:table-cell office:value-type="string">
            <text:p>glasse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ñakocʉo</text:p>
          </table:table-cell>
          <table:table-cell office:value-type="string">
            <text:p>ɲakʰokɨo</text:p>
          </table:table-cell>
          <table:table-cell/>
          <table:table-cell table:style-name="ce9" office:value-type="string">
            <text:p><text:s/>cejas. Uso: Algunos usan esta palabra para referirse también a las pestañas. </text:p>
          </table:table-cell>
          <table:table-cell office:value-type="string">
            <text:p>eyebrow</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ñakocʉocho</text:p>
          </table:table-cell>
          <table:table-cell office:value-type="string">
            <text:p>ɲakʰokɨodʒo</text:p>
          </table:table-cell>
          <table:table-cell/>
          <table:table-cell table:style-name="ce9" office:value-type="string">
            <text:p>un pelo de la ceja</text:p>
          </table:table-cell>
          <table:table-cell office:value-type="string">
            <text:p>eyebrow.hai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kocʉovʉ</text:p>
          </table:table-cell>
          <table:table-cell office:value-type="string">
            <text:p>ɲakʰokɨoβɨ</text:p>
          </table:table-cell>
          <table:table-cell/>
          <table:table-cell table:style-name="ce9" office:value-type="string">
            <text:p>ceja</text:p>
          </table:table-cell>
          <table:table-cell office:value-type="string">
            <text:p>eyebrow</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koko'ipi ñamʉ</text:p>
          </table:table-cell>
          <table:table-cell office:value-type="string">
            <text:p>ɲakʰokʰoʔipi ɲamɨ</text:p>
          </table:table-cell>
          <table:table-cell office:value-type="string">
            <text:p>[ɲakʰokʰoʔipi ɲámɨ]</text:p>
          </table:table-cell>
          <table:table-cell table:style-name="ce9" office:value-type="string">
            <text:p>mirar por el rabillo del ojo</text:p>
          </table:table-cell>
          <table:table-cell office:value-type="string">
            <text:p>look.at.angrily</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ñakokũti</text:p>
          </table:table-cell>
          <table:table-cell office:value-type="string">
            <text:p>ɲakʰokʰũtʰi</text:p>
          </table:table-cell>
          <table:table-cell/>
          <table:table-cell table:style-name="ce9" office:value-type="string">
            <text:p>margen supraorbitario</text:p>
          </table:table-cell>
          <table:table-cell office:value-type="string">
            <text:p>area.over.ey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kome</text:p>
          </table:table-cell>
          <table:table-cell office:value-type="string">
            <text:p>ɲakʰome</text:p>
          </table:table-cell>
          <table:table-cell/>
          <table:table-cell table:style-name="ce9" office:value-type="string">
            <text:p>pestañas</text:p>
          </table:table-cell>
          <table:table-cell office:value-type="string">
            <text:p>eyelashes</text:p>
          </table:table-cell>
          <table:table-cell table:number-columns-repeated="10"/>
          <table:table-cell office:value-type="string">
            <text:p>s.in.pl.</text:p>
          </table:table-cell>
          <table:table-cell table:number-columns-repeated="237"/>
        </table:table-row>
        <table:table-row table:style-name="ro2">
          <table:table-cell table:number-columns-repeated="3"/>
          <table:table-cell office:value-type="string">
            <text:p>ñakophẽo</text:p>
          </table:table-cell>
          <table:table-cell office:value-type="string">
            <text:p>ɲakʰopʰẽo</text:p>
          </table:table-cell>
          <table:table-cell/>
          <table:table-cell table:style-name="ce9" office:value-type="string">
            <text:p>bizca (que mira torcido)</text:p>
          </table:table-cell>
          <table:table-cell office:value-type="string">
            <text:p>cross.eyed.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kophẽʉ</text:p>
          </table:table-cell>
          <table:table-cell office:value-type="string">
            <text:p>ɲakʰopʰẽɨ</text:p>
          </table:table-cell>
          <table:table-cell office:value-type="string">
            <text:p>[ɲakʰopʰẽ́o]</text:p>
          </table:table-cell>
          <table:table-cell table:style-name="ce9" office:value-type="string">
            <text:p>bizco (que mira torcido)</text:p>
          </table:table-cell>
          <table:table-cell office:value-type="string">
            <text:p>cross.eyed.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koreapʉ</text:p>
          </table:table-cell>
          <table:table-cell office:value-type="string">
            <text:p>ɲakʰoreapɨ</text:p>
          </table:table-cell>
          <table:table-cell/>
          <table:table-cell table:style-name="ce9" office:value-type="string">
            <text:p><text:s/>órbita del ojo, cuenca del ojo, cavidad del ojo. </text:p>
          </table:table-cell>
          <table:table-cell office:value-type="string">
            <text:p>eye.cavit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kotʉ'kacho</text:p>
          </table:table-cell>
          <table:table-cell office:value-type="string">
            <text:p>ɲakʰotʰɨʔkʰadʒo</text:p>
          </table:table-cell>
          <table:table-cell/>
          <table:table-cell table:style-name="ce9" office:value-type="string">
            <text:p>especie de pez</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ma</text:p>
          </table:table-cell>
          <table:table-cell office:value-type="string">
            <text:p>ɲama</text:p>
          </table:table-cell>
          <table:table-cell office:value-type="string">
            <text:p>[ɲámá]</text:p>
          </table:table-cell>
          <table:table-cell table:style-name="ce9" office:value-type="string">
            <text:p>especie de venado, soche. Mazama gouazoubira.</text:p>
          </table:table-cell>
          <table:table-cell office:value-type="string">
            <text:p>deer.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maja'eñʉ</text:p>
          </table:table-cell>
          <table:table-cell office:value-type="string">
            <text:p>ɲamahaʔeɲɨ</text:p>
          </table:table-cell>
          <table:table-cell/>
          <table:table-cell table:style-name="ce9" office:value-type="string">
            <text:p>especie de arbol</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memʉ</text:p>
          </table:table-cell>
          <table:table-cell office:value-type="string">
            <text:p>ɲamemɨ</text:p>
          </table:table-cell>
          <table:table-cell office:value-type="string">
            <text:p>[ɲamémɨ]</text:p>
          </table:table-cell>
          <table:table-cell table:style-name="ce9" office:value-type="string">
            <text:p>ser o estar perezoso.</text:p>
          </table:table-cell>
          <table:table-cell office:value-type="string">
            <text:p>be.laz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ñami</text:p>
          </table:table-cell>
          <table:table-cell office:value-type="string">
            <text:p>ɲami</text:p>
          </table:table-cell>
          <table:table-cell/>
          <table:table-cell table:style-name="ce9" office:value-type="string">
            <text:p>noche</text:p>
          </table:table-cell>
          <table:table-cell office:value-type="string">
            <text:p>nigh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mime</text:p>
          </table:table-cell>
          <table:table-cell office:value-type="string">
            <text:p>ɲamime</text:p>
          </table:table-cell>
          <table:table-cell office:value-type="string">
            <text:p>[ɲamíme]</text:p>
          </table:table-cell>
          <table:table-cell table:style-name="Default" office:value-type="string">
            <text:p>marteja, perro de monte, mico nocturno, mico de noche (Es de tamaño grande.). Potos flavus. </text:p>
          </table:table-cell>
          <table:table-cell office:value-type="string">
            <text:p>monkey.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mirepa</text:p>
          </table:table-cell>
          <table:table-cell office:value-type="string">
            <text:p>ɲamirepa</text:p>
          </table:table-cell>
          <table:table-cell/>
          <table:table-cell office:value-type="string">
            <text:p>medianoche</text:p>
          </table:table-cell>
          <table:table-cell office:value-type="string">
            <text:p>late.nigh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mirepajoopo</text:p>
          </table:table-cell>
          <table:table-cell office:value-type="string">
            <text:p>ɲamirepahoopo</text:p>
          </table:table-cell>
          <table:table-cell/>
          <table:table-cell office:value-type="string">
            <text:p>medianoche</text:p>
          </table:table-cell>
          <table:table-cell office:value-type="string">
            <text:p>late.nigh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mʉ</text:p>
          </table:table-cell>
          <table:table-cell office:value-type="string">
            <text:p>ɲamɨ</text:p>
          </table:table-cell>
          <table:table-cell office:value-type="string">
            <text:p>[ɲámɨ]</text:p>
          </table:table-cell>
          <table:table-cell office:value-type="string">
            <text:p>mirar</text:p>
          </table:table-cell>
          <table:table-cell office:value-type="string">
            <text:p>see</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ñaña</text:p>
          </table:table-cell>
          <table:table-cell office:value-type="string">
            <text:p>ɲaɲa</text:p>
          </table:table-cell>
          <table:table-cell/>
          <table:table-cell office:value-type="string">
            <text:p><text:s/>hojas o matas de barbasco (Son matas venenosas y cultivadas. Se usan para pescar.).</text:p>
          </table:table-cell>
          <table:table-cell office:value-type="string">
            <text:p>barbasco.plant</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ñaña ja'ova</text:p>
          </table:table-cell>
          <table:table-cell office:value-type="string">
            <text:p>ɲaɲa haʔoβa</text:p>
          </table:table-cell>
          <table:table-cell/>
          <table:table-cell office:value-type="string">
            <text:p>hoja de barbasco</text:p>
          </table:table-cell>
          <table:table-cell office:value-type="string">
            <text:p>barbasco.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ñamʉ</text:p>
          </table:table-cell>
          <table:table-cell office:value-type="string">
            <text:p>ɲaɲamɨ</text:p>
          </table:table-cell>
          <table:table-cell office:value-type="string">
            <text:p>[ɲáɲamɨ]</text:p>
          </table:table-cell>
          <table:table-cell office:value-type="string">
            <text:p>deshacer, destruirse</text:p>
          </table:table-cell>
          <table:table-cell office:value-type="string">
            <text:p>fall.apart.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ñañañʉ</text:p>
          </table:table-cell>
          <table:table-cell office:value-type="string">
            <text:p>ɲaɲaɲɨ</text:p>
          </table:table-cell>
          <table:table-cell/>
          <table:table-cell office:value-type="string">
            <text:p>mata de barbasco</text:p>
          </table:table-cell>
          <table:table-cell office:value-type="string">
            <text:p>barbasco.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ni</text:p>
          </table:table-cell>
          <table:table-cell office:value-type="string">
            <text:p>nani</text:p>
          </table:table-cell>
          <table:table-cell/>
          <table:table-cell table:style-name="ce12" office:value-type="string">
            <text:p><text:span text:style-name="T5">quereme, (</text:span><text:span text:style-name="T9">CAQ</text:span><text:span text:style-name="T5">) </text:span><text:span text:style-name="T5">chundún (Estas </text:span><text:span text:style-name="T5">pepas tienen un </text:span><text:span text:style-name="T5">olor agradable).</text:span></text:p>
          </table:table-cell>
          <table:table-cell office:value-type="string">
            <text:p>plant.sp</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nani ruri</text:p>
          </table:table-cell>
          <table:table-cell office:value-type="string">
            <text:p>nani ruri</text:p>
          </table:table-cell>
          <table:table-cell/>
          <table:table-cell office:value-type="string">
            <text:p>especie de perfume silvestre</text:p>
          </table:table-cell>
          <table:table-cell office:value-type="string">
            <text:p>aromatic.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ñomʉ</text:p>
          </table:table-cell>
          <table:table-cell office:value-type="string">
            <text:p>ɲaɲomɨ</text:p>
          </table:table-cell>
          <table:table-cell/>
          <table:table-cell table:style-name="ce9" office:value-type="string">
            <text:p>desbaratar</text:p>
          </table:table-cell>
          <table:table-cell office:value-type="string">
            <text:p>make.fall.apart.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ñare'a</text:p>
          </table:table-cell>
          <table:table-cell office:value-type="string">
            <text:p>ɲareʔa</text:p>
          </table:table-cell>
          <table:table-cell/>
          <table:table-cell office:value-type="string">
            <text:p>espejos</text:p>
          </table:table-cell>
          <table:table-cell office:value-type="string">
            <text:p>mirror</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ñare'ava</text:p>
          </table:table-cell>
          <table:table-cell office:value-type="string">
            <text:p>ɲareʔaβa</text:p>
          </table:table-cell>
          <table:table-cell/>
          <table:table-cell office:value-type="string">
            <text:p>espejo</text:p>
          </table:table-cell>
          <table:table-cell office:value-type="string">
            <text:p>mirro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re're</text:p>
          </table:table-cell>
          <table:table-cell office:value-type="string">
            <text:p>ɲareʔre</text:p>
          </table:table-cell>
          <table:table-cell/>
          <table:table-cell office:value-type="string">
            <text:p>gafas, anteojos</text:p>
          </table:table-cell>
          <table:table-cell office:value-type="string">
            <text:p>glasse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ñase</text:p>
          </table:table-cell>
          <table:table-cell office:value-type="string">
            <text:p>ɲase</text:p>
          </table:table-cell>
          <table:table-cell/>
          <table:table-cell office:value-type="string">
            <text:p>picón, tucán. Ramphastos culminatus.</text:p>
          </table:table-cell>
          <table:table-cell office:value-type="string">
            <text:p>touca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se chai</text:p>
          </table:table-cell>
          <table:table-cell office:value-type="string">
            <text:p>ɲase dʒai</text:p>
          </table:table-cell>
          <table:table-cell/>
          <table:table-cell office:value-type="string">
            <text:p>especie de tigrillo</text:p>
          </table:table-cell>
          <table:table-cell office:value-type="string">
            <text:p>felin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sepacho</text:p>
          </table:table-cell>
          <table:table-cell office:value-type="string">
            <text:p>ɲasepadʒo</text:p>
          </table:table-cell>
          <table:table-cell/>
          <table:table-cell office:value-type="string">
            <text:p>arcilla amarilla (Se usa para pintar alfarería.).</text:p>
          </table:table-cell>
          <table:table-cell office:value-type="string">
            <text:p>clay.typ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aso</text:p>
          </table:table-cell>
          <table:table-cell office:value-type="string">
            <text:p>naso</text:p>
          </table:table-cell>
          <table:table-cell/>
          <table:table-cell office:value-type="string">
            <text:p>mico churuco. Lagothrix (g)</text:p>
          </table:table-cell>
          <table:table-cell office:value-type="string">
            <text:p>monkey.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so aña</text:p>
          </table:table-cell>
          <table:table-cell office:value-type="string">
            <text:p>naso aɲa</text:p>
          </table:table-cell>
          <table:table-cell/>
          <table:table-cell office:value-type="string">
            <text:p>especie de gusano (Los micos lo comen.).</text:p>
          </table:table-cell>
          <table:table-cell office:value-type="string">
            <text:p>grub.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so tao</text:p>
          </table:table-cell>
          <table:table-cell office:value-type="string">
            <text:p>naso tʰao</text:p>
          </table:table-cell>
          <table:table-cell/>
          <table:table-cell office:value-type="string">
            <text:p>́aguila churuquera.</text:p>
          </table:table-cell>
          <table:table-cell office:value-type="string">
            <text:p>bird.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naso veko</text:p>
          </table:table-cell>
          <table:table-cell office:value-type="string">
            <text:p>naso βekʰo</text:p>
          </table:table-cell>
          <table:table-cell/>
          <table:table-cell table:style-name="ce9" office:value-type="string">
            <text:p><text:s/>churuquero, <text:span text:style-name="T5">especie de loro </text:span><text:span text:style-name="T5">real. Lit: loro </text:span><text:span text:style-name="T5">churuco. </text:span><text:span text:style-name="T5">Amazona.</text:span></text:p>
          </table:table-cell>
          <table:table-cell office:value-type="string">
            <text:p>bird.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nasocano</text:p>
          </table:table-cell>
          <table:table-cell office:value-type="string">
            <text:p>nasokano</text:p>
          </table:table-cell>
          <table:table-cell/>
          <table:table-cell table:style-name="Default" office:value-type="string">
            <text:p>cazador de micos churucos (Es un personaje de un mito.).</text:p>
          </table:table-cell>
          <table:table-cell office:value-type="string">
            <text:p>mythical.characte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atamʉ</text:p>
          </table:table-cell>
          <table:table-cell office:value-type="string">
            <text:p>ɲatʰamɨ</text:p>
          </table:table-cell>
          <table:table-cell office:value-type="string">
            <text:p>[ɲátámɨ]</text:p>
          </table:table-cell>
          <table:table-cell office:value-type="string">
            <text:p>amanecer</text:p>
          </table:table-cell>
          <table:table-cell office:value-type="string">
            <text:p>dawn.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ñatomʉ</text:p>
          </table:table-cell>
          <table:table-cell office:value-type="string">
            <text:p>ɲatʰomɨ</text:p>
          </table:table-cell>
          <table:table-cell/>
          <table:table-cell office:value-type="string">
            <text:p>vaciar, desocupar, verter</text:p>
          </table:table-cell>
          <table:table-cell office:value-type="string">
            <text:p>pour.out.vessel.SINGL</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ñaumʉ</text:p>
          </table:table-cell>
          <table:table-cell office:value-type="string">
            <text:p>ɲaumɨ</text:p>
          </table:table-cell>
          <table:table-cell/>
          <table:table-cell table:style-name="ce9" office:value-type="string">
            <text:p>cernir, cerner</text:p>
          </table:table-cell>
          <table:table-cell office:value-type="string">
            <text:p>strain</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ne'e</text:p>
          </table:table-cell>
          <table:table-cell office:value-type="string">
            <text:p>neʔe</text:p>
          </table:table-cell>
          <table:table-cell/>
          <table:table-cell office:value-type="string">
            <text:p>palmas o frutas de canangucha, árboles o frutas de moriche. Mauritia vinefera Mart.</text:p>
          </table:table-cell>
          <table:table-cell office:value-type="string">
            <text:p>aguaje.fruit</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ne'e aña</text:p>
          </table:table-cell>
          <table:table-cell office:value-type="string">
            <text:p>neʔe aɲa</text:p>
          </table:table-cell>
          <table:table-cell/>
          <table:table-cell table:style-name="ce9" office:value-type="string">
            <text:p>culebra canangucha (Es larga y parecida al color de fruta de canangucha; tiene escamas.).</text:p>
          </table:table-cell>
          <table:table-cell office:value-type="string">
            <text:p>snake.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ne'e cono</text:p>
          </table:table-cell>
          <table:table-cell office:value-type="string">
            <text:p>neʔe kono</text:p>
          </table:table-cell>
          <table:table-cell/>
          <table:table-cell table:style-name="ce9" office:value-type="string">
            <text:p>chicha de canangucha.</text:p>
          </table:table-cell>
          <table:table-cell office:value-type="string">
            <text:p>aguaje.bevera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e'e coʉ</text:p>
          </table:table-cell>
          <table:table-cell office:value-type="string">
            <text:p>neʔe koɨ</text:p>
          </table:table-cell>
          <table:table-cell/>
          <table:table-cell table:style-name="ce9" office:value-type="string">
            <text:p>especie de tortuga (Es pequeña.). Trachemys scripta.</text:p>
          </table:table-cell>
          <table:table-cell office:value-type="string">
            <text:p>tur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e'e maa</text:p>
          </table:table-cell>
          <table:table-cell office:value-type="string">
            <text:p>neʔe maa</text:p>
          </table:table-cell>
          <table:table-cell/>
          <table:table-cell table:style-name="Default" office:value-type="string">
            <text:p>guacamayo azul. Ara ararauna. </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e'e miu</text:p>
          </table:table-cell>
          <table:table-cell office:value-type="string">
            <text:p>neʔe miu</text:p>
          </table:table-cell>
          <table:table-cell/>
          <table:table-cell table:style-name="ce9" office:value-type="string">
            <text:p>espinas de la palma de canangucha.</text:p>
          </table:table-cell>
          <table:table-cell office:value-type="string">
            <text:p>aguaje.spine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ne'e tʉ̃tʉ</text:p>
          </table:table-cell>
          <table:table-cell office:value-type="string">
            <text:p>neʔe tʰɨ̃tʰɨ</text:p>
          </table:table-cell>
          <table:table-cell/>
          <table:table-cell table:style-name="Default" office:value-type="string">
            <text:p>gallito de laguna. Jacana jacana.</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e'e vacho</text:p>
          </table:table-cell>
          <table:table-cell office:value-type="string">
            <text:p>neʔe βadʒo</text:p>
          </table:table-cell>
          <table:table-cell/>
          <table:table-cell table:style-name="ce9" office:value-type="string">
            <text:p>especie de gallinazo, guala, chul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e'eñʉ</text:p>
          </table:table-cell>
          <table:table-cell office:value-type="string">
            <text:p>neʔeɲɨ</text:p>
          </table:table-cell>
          <table:table-cell/>
          <table:table-cell table:style-name="Default" office:value-type="string">
            <text:p>palma canangucha</text:p>
          </table:table-cell>
          <table:table-cell office:value-type="string">
            <text:p>aguaje.palm</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e'epʉ</text:p>
          </table:table-cell>
          <table:table-cell office:value-type="string">
            <text:p>neʔepɨ</text:p>
          </table:table-cell>
          <table:table-cell/>
          <table:table-cell table:style-name="ce9" office:value-type="string">
            <text:p>pepa de canangucha</text:p>
          </table:table-cell>
          <table:table-cell office:value-type="string">
            <text:p>aguaje.see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e'nemʉ</text:p>
          </table:table-cell>
          <table:table-cell office:value-type="string">
            <text:p>neʔnemɨ</text:p>
          </table:table-cell>
          <table:table-cell/>
          <table:table-cell table:style-name="Default" office:value-type="string">
            <text:p>lamer, lengüetear.</text:p>
          </table:table-cell>
          <table:table-cell office:value-type="string">
            <text:p>lick.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ñe'ñemʉ</text:p>
          </table:table-cell>
          <table:table-cell office:value-type="string">
            <text:p>ɲeʔɲemɨ</text:p>
          </table:table-cell>
          <table:table-cell/>
          <table:table-cell table:style-name="Default" office:value-type="string">
            <text:p>pellizcar varias veces</text:p>
          </table:table-cell>
          <table:table-cell office:value-type="string">
            <text:p>pinch.VT.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ne'sumʉ</text:p>
          </table:table-cell>
          <table:table-cell office:value-type="string">
            <text:p>neʔsumɨ</text:p>
          </table:table-cell>
          <table:table-cell/>
          <table:table-cell office:value-type="string">
            <text:p>sacar (la lengua).</text:p>
          </table:table-cell>
          <table:table-cell office:value-type="string">
            <text:p>stick.out.tongu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ñeamʉ</text:p>
          </table:table-cell>
          <table:table-cell office:value-type="string">
            <text:p>ɲeamɨ</text:p>
          </table:table-cell>
          <table:table-cell/>
          <table:table-cell table:style-name="ce9" office:value-type="string">
            <text:p>pellizcar</text:p>
          </table:table-cell>
          <table:table-cell office:value-type="string">
            <text:p>pinch.VT.SINGL</text:p>
          </table:table-cell>
          <table:table-cell table:number-columns-repeated="10"/>
          <table:table-cell office:value-type="string">
            <text:p>v.t.</text:p>
          </table:table-cell>
          <table:table-cell table:number-columns-repeated="237"/>
        </table:table-row>
        <table:table-row table:style-name="ro3">
          <table:table-cell table:number-columns-repeated="3"/>
          <table:table-cell table:style-name="Default" office:value-type="string">
            <text:p>neato</text:p>
          </table:table-cell>
          <table:table-cell table:style-name="Default" office:value-type="string">
            <text:p>neatʰo</text:p>
          </table:table-cell>
          <table:table-cell table:style-name="Default"/>
          <table:table-cell table:style-name="Default" office:value-type="string">
            <text:p>ayer</text:p>
          </table:table-cell>
          <table:table-cell office:value-type="string">
            <text:p>yesterday</text:p>
          </table:table-cell>
          <table:table-cell table:number-columns-repeated="10"/>
          <table:table-cell table:style-name="Default" office:value-type="string">
            <text:p>adv.</text:p>
          </table:table-cell>
          <table:table-cell table:number-columns-repeated="237"/>
        </table:table-row>
        <table:table-row table:style-name="ro2">
          <table:table-cell table:number-columns-repeated="3"/>
          <table:table-cell table:number-columns-repeated="2" office:value-type="string">
            <text:p>nee</text:p>
          </table:table-cell>
          <table:table-cell/>
          <table:table-cell office:value-type="string">
            <text:p>posesión</text:p>
          </table:table-cell>
          <table:table-cell office:value-type="string">
            <text:p>thin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ee pate</text:p>
          </table:table-cell>
          <table:table-cell office:value-type="string">
            <text:p>nee patʰe</text:p>
          </table:table-cell>
          <table:table-cell/>
          <table:table-cell office:value-type="string">
            <text:p>quien es</text:p>
          </table:table-cell>
          <table:table-cell office:value-type="string">
            <text:p>who?</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neea'ñe</text:p>
          </table:table-cell>
          <table:table-cell office:value-type="string">
            <text:p>neeaʔɲe</text:p>
          </table:table-cell>
          <table:table-cell/>
          <table:table-cell office:value-type="string">
            <text:p>quien es</text:p>
          </table:table-cell>
          <table:table-cell office:value-type="string">
            <text:p>who?</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neeko</text:p>
          </table:table-cell>
          <table:table-cell office:value-type="string">
            <text:p>neekʰo</text:p>
          </table:table-cell>
          <table:table-cell/>
          <table:table-cell office:value-type="string">
            <text:p>hija; mascota hembra</text:p>
          </table:table-cell>
          <table:table-cell office:value-type="string">
            <text:p>thing.ANIM.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eekʉ</text:p>
          </table:table-cell>
          <table:table-cell office:value-type="string">
            <text:p>neekʰɨ</text:p>
          </table:table-cell>
          <table:table-cell/>
          <table:table-cell office:value-type="string">
            <text:p>a ver (Denota que uno está tratando de recordar algo.).</text:p>
          </table:table-cell>
          <table:table-cell office:value-type="string">
            <text:p>INTERJ</text:p>
          </table:table-cell>
          <table:table-cell table:number-columns-repeated="10"/>
          <table:table-cell office:value-type="string">
            <text:p>interj.</text:p>
          </table:table-cell>
          <table:table-cell table:number-columns-repeated="237"/>
        </table:table-row>
        <table:table-row table:style-name="ro2">
          <table:table-cell table:number-columns-repeated="3"/>
          <table:table-cell office:value-type="string">
            <text:p>neekʉ</text:p>
          </table:table-cell>
          <table:table-cell office:value-type="string">
            <text:p>neekʰɨ</text:p>
          </table:table-cell>
          <table:table-cell/>
          <table:table-cell office:value-type="string">
            <text:p>hijo; mascota macho</text:p>
          </table:table-cell>
          <table:table-cell office:value-type="string">
            <text:p>thing.ANIM.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ekuamʉ</text:p>
          </table:table-cell>
          <table:table-cell office:value-type="string">
            <text:p>ɲekʰuamɨ</text:p>
          </table:table-cell>
          <table:table-cell office:value-type="string">
            <text:p>[ɲekʰuámɨ]</text:p>
          </table:table-cell>
          <table:table-cell table:style-name="ce9" office:value-type="string">
            <text:p>amontonar</text:p>
          </table:table-cell>
          <table:table-cell office:value-type="string">
            <text:p>pile.up</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neo</text:p>
          </table:table-cell>
          <table:table-cell office:value-type="string">
            <text:p>neo</text:p>
          </table:table-cell>
          <table:table-cell/>
          <table:table-cell table:style-name="Default" office:value-type="string">
            <text:p>carbón, leña quemada</text:p>
          </table:table-cell>
          <table:table-cell office:value-type="string">
            <text:p>charcoal</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neocaã</text:p>
          </table:table-cell>
          <table:table-cell office:value-type="string">
            <text:p>neokaã</text:p>
          </table:table-cell>
          <table:table-cell/>
          <table:table-cell table:style-name="ce9" office:value-type="string">
            <text:p>carbón de leña</text:p>
          </table:table-cell>
          <table:table-cell office:value-type="string">
            <text:p>charcoal</text:p>
          </table:table-cell>
          <table:table-cell table:number-columns-repeated="10"/>
          <table:table-cell office:value-type="string">
            <text:p>s.in.pl.</text:p>
          </table:table-cell>
          <table:table-cell table:number-columns-repeated="237"/>
        </table:table-row>
        <table:table-row table:style-name="ro2">
          <table:table-cell table:number-columns-repeated="3"/>
          <table:table-cell office:value-type="string">
            <text:p>ñeomʉ</text:p>
          </table:table-cell>
          <table:table-cell office:value-type="string">
            <text:p>ɲeomɨ</text:p>
          </table:table-cell>
          <table:table-cell office:value-type="string">
            <text:p>[ɲéomɨ]</text:p>
          </table:table-cell>
          <table:table-cell table:style-name="Default" office:value-type="string">
            <text:p>poner (collar)</text:p>
          </table:table-cell>
          <table:table-cell office:value-type="string">
            <text:p>put.on.necklac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neopoã</text:p>
          </table:table-cell>
          <table:table-cell office:value-type="string">
            <text:p>neopoã</text:p>
          </table:table-cell>
          <table:table-cell/>
          <table:table-cell office:value-type="string">
            <text:p>polvo de carbón</text:p>
          </table:table-cell>
          <table:table-cell office:value-type="string">
            <text:p>charcoal.powd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imi ja'ova</text:p>
          </table:table-cell>
          <table:table-cell office:value-type="string">
            <text:p>nimi haʔoβa</text:p>
          </table:table-cell>
          <table:table-cell/>
          <table:table-cell office:value-type="string">
            <text:p>hoja de especie del árbol de guarumo (La hoja es pequeña y delgada.). </text:p>
          </table:table-cell>
          <table:table-cell office:value-type="string">
            <text:p>tree.sp.leaf</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o'camʉ</text:p>
          </table:table-cell>
          <table:table-cell office:value-type="string">
            <text:p>noʔkamɨ</text:p>
          </table:table-cell>
          <table:table-cell/>
          <table:table-cell office:value-type="string">
            <text:p>amarrar (con nudo corredizo).</text:p>
          </table:table-cell>
          <table:table-cell office:value-type="string">
            <text:p>tie.with.knot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no'imʉ</text:p>
          </table:table-cell>
          <table:table-cell office:value-type="string">
            <text:p>noʔimɨ</text:p>
          </table:table-cell>
          <table:table-cell/>
          <table:table-cell table:style-name="ce9" office:value-type="string">
            <text:p>pescar (con anzuelo).</text:p>
          </table:table-cell>
          <table:table-cell office:value-type="string">
            <text:p>fish.with.lin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no'memʉ</text:p>
          </table:table-cell>
          <table:table-cell office:value-type="string">
            <text:p>noʔmemɨ</text:p>
          </table:table-cell>
          <table:table-cell/>
          <table:table-cell table:style-name="Default" office:value-type="string">
            <text:p>tocar (con el dedo varias veces).</text:p>
          </table:table-cell>
          <table:table-cell office:value-type="string">
            <text:p>touch.with.finger.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ño'vemʉ</text:p>
          </table:table-cell>
          <table:table-cell office:value-type="string">
            <text:p>ɲoʔβemɨ</text:p>
          </table:table-cell>
          <table:table-cell/>
          <table:table-cell office:value-type="string">
            <text:p>colocar en el suelo (varias cosas), hacer sentar (a varias personas). </text:p>
          </table:table-cell>
          <table:table-cell office:value-type="string">
            <text:p>make.sit.PLACT</text:p>
          </table:table-cell>
          <table:table-cell table:number-columns-repeated="10"/>
          <table:table-cell office:value-type="string">
            <text:p>v.caus.rep.</text:p>
          </table:table-cell>
          <table:table-cell table:number-columns-repeated="237"/>
        </table:table-row>
        <table:table-row table:style-name="ro2">
          <table:table-cell table:number-columns-repeated="3"/>
          <table:table-cell office:value-type="string">
            <text:p>ñoa cʉta</text:p>
          </table:table-cell>
          <table:table-cell office:value-type="string">
            <text:p>ɲoa kɨtʰa</text:p>
          </table:table-cell>
          <table:table-cell/>
          <table:table-cell table:style-name="ce9" office:value-type="string">
            <text:p>soltura, diarrea</text:p>
          </table:table-cell>
          <table:table-cell office:value-type="string">
            <text:p>diarrhea.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oa cʉta ravʉ</text:p>
          </table:table-cell>
          <table:table-cell office:value-type="string">
            <text:p>ɲoa kɨtʰa raβɨ</text:p>
          </table:table-cell>
          <table:table-cell/>
          <table:table-cell table:style-name="ce9" office:value-type="string">
            <text:p>enfermedad de diarrea, soltura</text:p>
          </table:table-cell>
          <table:table-cell office:value-type="string">
            <text:p>diarrhea.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oa ravʉ</text:p>
          </table:table-cell>
          <table:table-cell office:value-type="string">
            <text:p>ɲoa raβɨ</text:p>
          </table:table-cell>
          <table:table-cell/>
          <table:table-cell office:value-type="string">
            <text:p>enfermedad de diarrea, soltura</text:p>
          </table:table-cell>
          <table:table-cell office:value-type="string">
            <text:p>diarrhea.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oamʉ</text:p>
          </table:table-cell>
          <table:table-cell office:value-type="string">
            <text:p>ɲoamɨ</text:p>
          </table:table-cell>
          <table:table-cell/>
          <table:table-cell office:value-type="string">
            <text:p>tener diarrea, tener soltura</text:p>
          </table:table-cell>
          <table:table-cell office:value-type="string">
            <text:p>have.diarrhea</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ñoma'ñe cho'omʉ</text:p>
          </table:table-cell>
          <table:table-cell office:value-type="string">
            <text:p>ɲomaʔɲe dʒoʔomɨ</text:p>
          </table:table-cell>
          <table:table-cell/>
          <table:table-cell office:value-type="string">
            <text:p>hacer en secreto, hacer ocultamente</text:p>
          </table:table-cell>
          <table:table-cell office:value-type="string">
            <text:p>do.secretl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nomʉ</text:p>
          </table:table-cell>
          <table:table-cell office:value-type="string">
            <text:p>nomɨ</text:p>
          </table:table-cell>
          <table:table-cell office:value-type="string">
            <text:p>[nómɨ]</text:p>
          </table:table-cell>
          <table:table-cell office:value-type="string">
            <text:p>tocar (algo con el dedo índice). V: no'memù. 2. apuntar al punto blanco.</text:p>
          </table:table-cell>
          <table:table-cell office:value-type="string">
            <text:p>touch.with.finge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ñomʉ</text:p>
          </table:table-cell>
          <table:table-cell office:value-type="string">
            <text:p>ɲomɨ</text:p>
          </table:table-cell>
          <table:table-cell office:value-type="string">
            <text:p>[ɲóómɨ]</text:p>
          </table:table-cell>
          <table:table-cell office:value-type="string">
            <text:p>parecer</text:p>
          </table:table-cell>
          <table:table-cell office:value-type="string">
            <text:p>appear.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ñomʉ</text:p>
          </table:table-cell>
          <table:table-cell office:value-type="string">
            <text:p>ɲomɨ</text:p>
          </table:table-cell>
          <table:table-cell/>
          <table:table-cell table:style-name="ce9" office:value-type="string">
            <text:p>mostrar</text:p>
          </table:table-cell>
          <table:table-cell office:value-type="string">
            <text:p>show.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ñoomʉ</text:p>
          </table:table-cell>
          <table:table-cell office:value-type="string">
            <text:p>ɲoomɨ</text:p>
          </table:table-cell>
          <table:table-cell office:value-type="string">
            <text:p>[ɲóomɨ]</text:p>
          </table:table-cell>
          <table:table-cell table:style-name="ce9" office:value-type="string">
            <text:p>colocar en el suelo (una cosa), hacer sentar (a una persona).</text:p>
          </table:table-cell>
          <table:table-cell office:value-type="string">
            <text:p>make.sit.SINGL</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ñu'i oovʉ</text:p>
          </table:table-cell>
          <table:table-cell office:value-type="string">
            <text:p>ɲuʔi ooβɨ</text:p>
          </table:table-cell>
          <table:table-cell/>
          <table:table-cell office:value-type="string">
            <text:p>plátano enano</text:p>
          </table:table-cell>
          <table:table-cell office:value-type="string">
            <text:p>plantain.variet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u'iko'a</text:p>
          </table:table-cell>
          <table:table-cell office:value-type="string">
            <text:p>ɲuʔikʰoʔa</text:p>
          </table:table-cell>
          <table:table-cell/>
          <table:table-cell table:style-name="ce9" office:value-type="string">
            <text:p>banca pequeña</text:p>
          </table:table-cell>
          <table:table-cell office:value-type="string">
            <text:p>benc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u'imo</text:p>
          </table:table-cell>
          <table:table-cell office:value-type="string">
            <text:p>ɲuʔimo</text:p>
          </table:table-cell>
          <table:table-cell/>
          <table:table-cell table:style-name="Default" office:value-type="string">
            <text:p>estar sentado (un ser femenino); menstruar</text:p>
          </table:table-cell>
          <table:table-cell office:value-type="string">
            <text:p>be.seated.FEM.SJ</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ñu'imʉ</text:p>
          </table:table-cell>
          <table:table-cell office:value-type="string">
            <text:p>ɲuʔimɨ</text:p>
          </table:table-cell>
          <table:table-cell/>
          <table:table-cell office:value-type="string">
            <text:p>estar sentado (un ser masculino)</text:p>
          </table:table-cell>
          <table:table-cell office:value-type="string">
            <text:p>be.seated</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ñu'isai</text:p>
          </table:table-cell>
          <table:table-cell office:value-type="string">
            <text:p>ɲuʔisai</text:p>
          </table:table-cell>
          <table:table-cell/>
          <table:table-cell table:style-name="ce9" office:value-type="string">
            <text:p>sillas, asientos</text:p>
          </table:table-cell>
          <table:table-cell office:value-type="string">
            <text:p>chair</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ñu'isaivʉ</text:p>
          </table:table-cell>
          <table:table-cell office:value-type="string">
            <text:p>ɲuʔisaiβɨ</text:p>
          </table:table-cell>
          <table:table-cell table:style-name="Default"/>
          <table:table-cell table:style-name="ce9" office:value-type="string">
            <text:p>silla, asiento</text:p>
          </table:table-cell>
          <table:table-cell office:value-type="string">
            <text:p>chai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u'ñumʉ</text:p>
          </table:table-cell>
          <table:table-cell office:value-type="string">
            <text:p>ɲuʔɲumɨ</text:p>
          </table:table-cell>
          <table:table-cell/>
          <table:table-cell table:style-name="ce9" office:value-type="string">
            <text:p>no alcanzar</text:p>
          </table:table-cell>
          <table:table-cell office:value-type="string">
            <text:p>not.reach.goa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ueverepañoã</text:p>
          </table:table-cell>
          <table:table-cell office:value-type="string">
            <text:p>nueβerepaɲoã</text:p>
          </table:table-cell>
          <table:table-cell/>
          <table:table-cell table:style-name="ce9" office:value-type="string">
            <text:p>n<text:span text:style-name="T5">ueve, nueve </text:span><text:span text:style-name="T5">veces.</text:span></text:p>
          </table:table-cell>
          <table:table-cell office:value-type="string">
            <text:p>nine</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ñuka</text:p>
          </table:table-cell>
          <table:table-cell office:value-type="string">
            <text:p>ɲukʰa</text:p>
          </table:table-cell>
          <table:table-cell/>
          <table:table-cell office:value-type="string">
            <text:p>cumare (Palma y fibra que se usa para hacer cuerda con la cual se tejen mochilas y hamacas.). Agave americana, Astrocosum.</text:p>
          </table:table-cell>
          <table:table-cell office:value-type="string">
            <text:p>chambira.palm</text:p>
          </table:table-cell>
          <table:table-cell table:number-columns-repeated="3"/>
          <table:table-cell table:style-name="Default"/>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ñuka sisi</text:p>
          </table:table-cell>
          <table:table-cell office:value-type="string">
            <text:p>ɲukʰa sisi</text:p>
          </table:table-cell>
          <table:table-cell/>
          <table:table-cell office:value-type="string">
            <text:p>mico pielroja (Es muy pequeñito y de color amarillo.). Cebuella pygmea.</text:p>
          </table:table-cell>
          <table:table-cell office:value-type="string">
            <text:p>monkey.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ñukame</text:p>
          </table:table-cell>
          <table:table-cell office:value-type="string">
            <text:p>ɲukʰame</text:p>
          </table:table-cell>
          <table:table-cell/>
          <table:table-cell table:style-name="ce9" office:value-type="string">
            <text:p>cuerda de cumare</text:p>
          </table:table-cell>
          <table:table-cell office:value-type="string">
            <text:p>chambira.cor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ukamu</text:p>
          </table:table-cell>
          <table:table-cell office:value-type="string">
            <text:p>ɲukʰamu</text:p>
          </table:table-cell>
          <table:table-cell/>
          <table:table-cell office:value-type="string">
            <text:p>pez denton real</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ñukamu</text:p>
          </table:table-cell>
          <table:table-cell office:value-type="string">
            <text:p>ɲukʰamu</text:p>
          </table:table-cell>
          <table:table-cell/>
          <table:table-cell table:style-name="ce9" office:value-type="string">
            <text:p>especie de bejuco medicinal (El líquido sacado de este bejuco sirve para curar la fiebre y la gripa. Se administra por la boca o la naríz.).</text:p>
          </table:table-cell>
          <table:table-cell office:value-type="string">
            <text:p>lian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ukasẽ'e</text:p>
          </table:table-cell>
          <table:table-cell office:value-type="string">
            <text:p>ɲukʰasẽʔe</text:p>
          </table:table-cell>
          <table:table-cell/>
          <table:table-cell table:style-name="Default" office:value-type="string">
            <text:p>pantalón</text:p>
          </table:table-cell>
          <table:table-cell office:value-type="string">
            <text:p>pant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ukasẽ'eropʉ</text:p>
          </table:table-cell>
          <table:table-cell office:value-type="string">
            <text:p>ɲukʰasẽʔeropɨ</text:p>
          </table:table-cell>
          <table:table-cell/>
          <table:table-cell office:value-type="string">
            <text:p>pantaloneta (Es un pantalón corto.).</text:p>
          </table:table-cell>
          <table:table-cell office:value-type="string">
            <text:p>pants.shor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ukasĩ'ca</text:p>
          </table:table-cell>
          <table:table-cell office:value-type="string">
            <text:p>ɲukʰasĩʔka</text:p>
          </table:table-cell>
          <table:table-cell/>
          <table:table-cell table:style-name="ce9" office:value-type="string">
            <text:p>rodillas</text:p>
          </table:table-cell>
          <table:table-cell office:value-type="string">
            <text:p>kne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ñukasĩ'capʉ</text:p>
          </table:table-cell>
          <table:table-cell office:value-type="string">
            <text:p>ɲukʰasĩʔkapɨ</text:p>
          </table:table-cell>
          <table:table-cell/>
          <table:table-cell office:value-type="string">
            <text:p>rodilla</text:p>
          </table:table-cell>
          <table:table-cell office:value-type="string">
            <text:p>kn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umi</text:p>
          </table:table-cell>
          <table:table-cell office:value-type="string">
            <text:p>ɲumi</text:p>
          </table:table-cell>
          <table:table-cell/>
          <table:table-cell office:value-type="string">
            <text:p>palmas o frutas yumal.</text:p>
          </table:table-cell>
          <table:table-cell office:value-type="string">
            <text:p>palm.sp.fruit</text:p>
          </table:table-cell>
          <table:table-cell table:number-columns-repeated="3"/>
          <table:table-cell office:value-type="string">
            <text:p>CAQ</text:p>
          </table:table-cell>
          <table:table-cell table:number-columns-repeated="6"/>
          <table:table-cell office:value-type="string">
            <text:p>s.in.gen</text:p>
          </table:table-cell>
          <table:table-cell table:number-columns-repeated="237"/>
        </table:table-row>
        <table:table-row table:style-name="ro2">
          <table:table-cell table:number-columns-repeated="3"/>
          <table:table-cell office:value-type="string">
            <text:p>ñumi ma'ña</text:p>
          </table:table-cell>
          <table:table-cell office:value-type="string">
            <text:p>ɲumi maʔɲa</text:p>
          </table:table-cell>
          <table:table-cell/>
          <table:table-cell office:value-type="string">
            <text:p>especie de perfume silvestre</text:p>
          </table:table-cell>
          <table:table-cell office:value-type="string">
            <text:p>aromatic.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umicã'varo</text:p>
          </table:table-cell>
          <table:table-cell office:value-type="string">
            <text:p>ɲumikãʔβaro</text:p>
          </table:table-cell>
          <table:table-cell/>
          <table:table-cell office:value-type="string">
            <text:p>rio Yumal; vereda Yumal</text:p>
          </table:table-cell>
          <table:table-cell office:value-type="string">
            <text:p>river.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umiñʉ</text:p>
          </table:table-cell>
          <table:table-cell office:value-type="string">
            <text:p>ɲumiɲɨ</text:p>
          </table:table-cell>
          <table:table-cell/>
          <table:table-cell office:value-type="string">
            <text:p>palma yumal</text:p>
          </table:table-cell>
          <table:table-cell office:value-type="string">
            <text:p>palm.sp</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ñumipʉ</text:p>
          </table:table-cell>
          <table:table-cell office:value-type="string">
            <text:p>ɲumipɨ</text:p>
          </table:table-cell>
          <table:table-cell/>
          <table:table-cell office:value-type="string">
            <text:p>fruta de la palma yumal</text:p>
          </table:table-cell>
          <table:table-cell office:value-type="string">
            <text:p>palm.sp.frui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utiri'capʉ</text:p>
          </table:table-cell>
          <table:table-cell office:value-type="string">
            <text:p>ɲutʰiriʔkapɨ</text:p>
          </table:table-cell>
          <table:table-cell/>
          <table:table-cell office:value-type="string">
            <text:p>banca pequeña</text:p>
          </table:table-cell>
          <table:table-cell office:value-type="string">
            <text:p>benc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ʉ'camʉ</text:p>
          </table:table-cell>
          <table:table-cell office:value-type="string">
            <text:p>ɲɨʔkamɨ</text:p>
          </table:table-cell>
          <table:table-cell/>
          <table:table-cell office:value-type="string">
            <text:p>trozar en pedazos (Se hace a un palo de yuca o caña de azúcar.).</text:p>
          </table:table-cell>
          <table:table-cell office:value-type="string">
            <text:p>cut.in.small.piece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nʉ'kemʉ</text:p>
          </table:table-cell>
          <table:table-cell office:value-type="string">
            <text:p>nɨʔkʰemɨ</text:p>
          </table:table-cell>
          <table:table-cell/>
          <table:table-cell office:value-type="string">
            <text:p>hacer parar (varias cosas u objetos)</text:p>
          </table:table-cell>
          <table:table-cell office:value-type="string">
            <text:p>make.stand.PLACT</text:p>
          </table:table-cell>
          <table:table-cell table:number-columns-repeated="10"/>
          <table:table-cell table:style-name="Default" office:value-type="string">
            <text:p>v.t.rep.</text:p>
          </table:table-cell>
          <table:table-cell table:number-columns-repeated="237"/>
        </table:table-row>
        <table:table-row table:style-name="ro2">
          <table:table-cell table:number-columns-repeated="3"/>
          <table:table-cell office:value-type="string">
            <text:p>ñʉ'kuemʉ</text:p>
          </table:table-cell>
          <table:table-cell office:value-type="string">
            <text:p>ɲɨʔkʰuemɨ</text:p>
          </table:table-cell>
          <table:table-cell/>
          <table:table-cell office:value-type="string">
            <text:p>temblar; moverse; agitarse</text:p>
          </table:table-cell>
          <table:table-cell office:value-type="string">
            <text:p>tremble.VI/VT</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table:style-name="Default" office:value-type="string">
            <text:p>ñʉ'nemʉ</text:p>
          </table:table-cell>
          <table:table-cell table:style-name="Default" office:value-type="string">
            <text:p>ɲɨʔnemɨ</text:p>
          </table:table-cell>
          <table:table-cell/>
          <table:table-cell office:value-type="string">
            <text:p>tajar (pescado), sajar (pescado)</text:p>
          </table:table-cell>
          <table:table-cell office:value-type="string">
            <text:p>cut.in.pieces</text:p>
          </table:table-cell>
          <table:table-cell table:number-columns-repeated="10"/>
          <table:table-cell table:style-name="Default" office:value-type="string">
            <text:p>v.t.</text:p>
          </table:table-cell>
          <table:table-cell table:number-columns-repeated="237"/>
        </table:table-row>
        <table:table-row table:style-name="ro2">
          <table:table-cell table:number-columns-repeated="3"/>
          <table:table-cell office:value-type="string">
            <text:p>ñʉ'omʉ</text:p>
          </table:table-cell>
          <table:table-cell office:value-type="string">
            <text:p>ɲɨʔomɨ</text:p>
          </table:table-cell>
          <table:table-cell/>
          <table:table-cell office:value-type="string">
            <text:p>indicar (con el dedo), señalar (con el dedo)</text:p>
          </table:table-cell>
          <table:table-cell office:value-type="string">
            <text:p>point.finger</text:p>
          </table:table-cell>
          <table:table-cell table:number-columns-repeated="10"/>
          <table:table-cell table:style-name="Default" office:value-type="string">
            <text:p>v.i.</text:p>
          </table:table-cell>
          <table:table-cell table:number-columns-repeated="237"/>
        </table:table-row>
        <table:table-row table:style-name="ro2">
          <table:table-cell table:number-columns-repeated="3"/>
          <table:table-cell office:value-type="string">
            <text:p>ñʉ'oño</text:p>
          </table:table-cell>
          <table:table-cell office:value-type="string">
            <text:p>ɲɨʔoɲo</text:p>
          </table:table-cell>
          <table:table-cell/>
          <table:table-cell office:value-type="string">
            <text:p>dedo índice</text:p>
          </table:table-cell>
          <table:table-cell office:value-type="string">
            <text:p>index.fing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ʉkamʉ</text:p>
          </table:table-cell>
          <table:table-cell office:value-type="string">
            <text:p>nɨkʰamɨ</text:p>
          </table:table-cell>
          <table:table-cell office:value-type="string">
            <text:p>[nɨ́kʰamɨ]</text:p>
          </table:table-cell>
          <table:table-cell office:value-type="string">
            <text:p>estar parado (una cosa)</text:p>
          </table:table-cell>
          <table:table-cell office:value-type="string">
            <text:p>be.standing</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nʉkarepaʉ</text:p>
          </table:table-cell>
          <table:table-cell office:value-type="string">
            <text:p>nɨkʰarepaɨ</text:p>
          </table:table-cell>
          <table:table-cell/>
          <table:table-cell office:value-type="string">
            <text:p>mediodia</text:p>
          </table:table-cell>
          <table:table-cell office:value-type="string">
            <text:p>midday</text:p>
          </table:table-cell>
          <table:table-cell table:number-columns-repeated="10"/>
          <table:table-cell table:style-name="Default" office:value-type="string">
            <text:p>s.in.</text:p>
          </table:table-cell>
          <table:table-cell table:number-columns-repeated="237"/>
        </table:table-row>
        <table:table-row table:style-name="ro2">
          <table:table-cell table:number-columns-repeated="3"/>
          <table:table-cell office:value-type="string">
            <text:p>ñʉkasĩ'ca</text:p>
          </table:table-cell>
          <table:table-cell office:value-type="string">
            <text:p>ɲɨkʰasĩʔka</text:p>
          </table:table-cell>
          <table:table-cell/>
          <table:table-cell table:style-name="ce9" office:value-type="string">
            <text:p>rodillas</text:p>
          </table:table-cell>
          <table:table-cell office:value-type="string">
            <text:p>kne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ñʉkasĩ'capʉ</text:p>
          </table:table-cell>
          <table:table-cell office:value-type="string">
            <text:p>ɲɨkʰasĩʔkapɨ</text:p>
          </table:table-cell>
          <table:table-cell/>
          <table:table-cell table:style-name="Default" office:value-type="string">
            <text:p>rodilla</text:p>
          </table:table-cell>
          <table:table-cell office:value-type="string">
            <text:p>kn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ʉko phe're</text:p>
          </table:table-cell>
          <table:table-cell office:value-type="string">
            <text:p>ɲɨkʰo pʰeʔre</text:p>
          </table:table-cell>
          <table:table-cell/>
          <table:table-cell office:value-type="string">
            <text:p>vara de chonta</text:p>
          </table:table-cell>
          <table:table-cell office:value-type="string">
            <text:p>palm.wood.lnegh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nʉko saimʉ</text:p>
          </table:table-cell>
          <table:table-cell office:value-type="string">
            <text:p>nɨkʰo saimɨ</text:p>
          </table:table-cell>
          <table:table-cell/>
          <table:table-cell office:value-type="string">
            <text:p>abandonar</text:p>
          </table:table-cell>
          <table:table-cell office:value-type="string">
            <text:p>discard</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nʉkomʉ</text:p>
          </table:table-cell>
          <table:table-cell office:value-type="string">
            <text:p>nɨkʰomɨ</text:p>
          </table:table-cell>
          <table:table-cell office:value-type="string">
            <text:p>[nɨ́kʰomɨ]</text:p>
          </table:table-cell>
          <table:table-cell office:value-type="string">
            <text:p>parar</text:p>
          </table:table-cell>
          <table:table-cell office:value-type="string">
            <text:p>make.stand.SINGL</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o'a</text:p>
          </table:table-cell>
          <table:table-cell office:value-type="string">
            <text:p>oʔa</text:p>
          </table:table-cell>
          <table:table-cell/>
          <table:table-cell office:value-type="string">
            <text:p>abeja</text:p>
          </table:table-cell>
          <table:table-cell office:value-type="string">
            <text:p>bee</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o'a jamu</text:p>
          </table:table-cell>
          <table:table-cell office:value-type="string">
            <text:p>oʔa hamu</text:p>
          </table:table-cell>
          <table:table-cell/>
          <table:table-cell office:value-type="string">
            <text:p>especie de armadillo, gurre (Es de tamaño muy pequeño.).</text:p>
          </table:table-cell>
          <table:table-cell office:value-type="string">
            <text:p>armadillo.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o'a miel</text:p>
          </table:table-cell>
          <table:table-cell office:value-type="string">
            <text:p>oʔa miel</text:p>
          </table:table-cell>
          <table:table-cell/>
          <table:table-cell table:style-name="ce9" office:value-type="string">
            <text:p>miel de abejas</text:p>
          </table:table-cell>
          <table:table-cell office:value-type="string">
            <text:p>honey</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o'a ña'se</text:p>
          </table:table-cell>
          <table:table-cell office:value-type="string">
            <text:p>oʔa ɲaʔse</text:p>
          </table:table-cell>
          <table:table-cell/>
          <table:table-cell table:style-name="ce9" office:value-type="string">
            <text:p>especie de pez aguja (Es de tamaño pequeño.)</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o'nona</text:p>
          </table:table-cell>
          <table:table-cell office:value-type="string">
            <text:p>oʔnona</text:p>
          </table:table-cell>
          <table:table-cell/>
          <table:table-cell table:style-name="ce9" office:value-type="string">
            <text:p>especie de cucarrón (Come las raíces de las matas.).</text:p>
          </table:table-cell>
          <table:table-cell office:value-type="string">
            <text:p>bee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o'ro ravʉ</text:p>
          </table:table-cell>
          <table:table-cell office:value-type="string">
            <text:p>oʔro raβɨ</text:p>
          </table:table-cell>
          <table:table-cell/>
          <table:table-cell table:style-name="ce9" office:value-type="string">
            <text:p>hinchazón de todo el cuerpo. </text:p>
          </table:table-cell>
          <table:table-cell office:value-type="string">
            <text:p>swelling.N</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o'romʉ</text:p>
          </table:table-cell>
          <table:table-cell office:value-type="string">
            <text:p>oʔromɨ</text:p>
          </table:table-cell>
          <table:table-cell/>
          <table:table-cell table:style-name="Default" office:value-type="string">
            <text:p>hincharse (todo el cuerpo).</text:p>
          </table:table-cell>
          <table:table-cell office:value-type="string">
            <text:p>swell.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ocha pĩsime</text:p>
          </table:table-cell>
          <table:table-cell office:value-type="string">
            <text:p>odʒa pĩsime</text:p>
          </table:table-cell>
          <table:table-cell/>
          <table:table-cell table:style-name="Default" office:value-type="string">
            <text:p>cuerda de cumare</text:p>
          </table:table-cell>
          <table:table-cell office:value-type="string">
            <text:p>chambira.cor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chamʉ</text:p>
          </table:table-cell>
          <table:table-cell office:value-type="string">
            <text:p>odʒamɨ</text:p>
          </table:table-cell>
          <table:table-cell table:style-name="Default"/>
          <table:table-cell table:style-name="Default" office:value-type="string">
            <text:p>torcer (fibra en cuerdas enrollándola contra el muslo)</text:p>
          </table:table-cell>
          <table:table-cell office:value-type="string">
            <text:p>twist.cord.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ocho</text:p>
          </table:table-cell>
          <table:table-cell office:value-type="string">
            <text:p>odʒo</text:p>
          </table:table-cell>
          <table:table-cell/>
          <table:table-cell office:value-type="string">
            <text:p>murciélago. Chiroptera (o).</text:p>
          </table:table-cell>
          <table:table-cell office:value-type="string">
            <text:p>bat</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ocho si'vi</text:p>
          </table:table-cell>
          <table:table-cell office:value-type="string">
            <text:p>odʒo siʔβi</text:p>
          </table:table-cell>
          <table:table-cell/>
          <table:table-cell office:value-type="string">
            <text:p>golondrina collar negro. Atticora melanoleuca.</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ocho va'i</text:p>
          </table:table-cell>
          <table:table-cell office:value-type="string">
            <text:p>odʒo βaʔi</text:p>
          </table:table-cell>
          <table:table-cell/>
          <table:table-cell office:value-type="string">
            <text:p>dentón real (Es un pez más ancho que el pez ñukamu.).</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ochoko'a</text:p>
          </table:table-cell>
          <table:table-cell office:value-type="string">
            <text:p>odʒokʰoʔa</text:p>
          </table:table-cell>
          <table:table-cell/>
          <table:table-cell office:value-type="string">
            <text:p>tancho (Es un morral hecho de hojas de palma y usado para cargar leña o yuca en la espalda.).</text:p>
          </table:table-cell>
          <table:table-cell office:value-type="string">
            <text:p>leaf.basket</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ochopãi</text:p>
          </table:table-cell>
          <table:table-cell office:value-type="string">
            <text:p>odʒopãi</text:p>
          </table:table-cell>
          <table:table-cell/>
          <table:table-cell office:value-type="string">
            <text:p>etnia carijona</text:p>
          </table:table-cell>
          <table:table-cell office:value-type="string">
            <text:p>Carijona.people</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ochopho'pho</text:p>
          </table:table-cell>
          <table:table-cell office:value-type="string">
            <text:p>odʒopʰoʔpʰo</text:p>
          </table:table-cell>
          <table:table-cell/>
          <table:table-cell office:value-type="string">
            <text:p>paraguas, sombrilla</text:p>
          </table:table-cell>
          <table:table-cell office:value-type="string">
            <text:p>umbrella</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ochopho'phoro</text:p>
          </table:table-cell>
          <table:table-cell office:value-type="string">
            <text:p>odʒopʰoʔpʰoro</text:p>
          </table:table-cell>
          <table:table-cell/>
          <table:table-cell office:value-type="string">
            <text:p>paraguas, sombrilla</text:p>
          </table:table-cell>
          <table:table-cell office:value-type="string">
            <text:p>umbrella</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chorepañoã</text:p>
          </table:table-cell>
          <table:table-cell office:value-type="string">
            <text:p>odʒorepaɲoã</text:p>
          </table:table-cell>
          <table:table-cell/>
          <table:table-cell office:value-type="string">
            <text:p>ocho, ocho veces</text:p>
          </table:table-cell>
          <table:table-cell office:value-type="string">
            <text:p>eight.time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emʉ</text:p>
          </table:table-cell>
          <table:table-cell office:value-type="string">
            <text:p>oemɨ</text:p>
          </table:table-cell>
          <table:table-cell office:value-type="string">
            <text:p>[óemɨ]</text:p>
          </table:table-cell>
          <table:table-cell office:value-type="string">
            <text:p>hacer llorar</text:p>
          </table:table-cell>
          <table:table-cell office:value-type="string">
            <text:p>make.cry</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oimʉ</text:p>
          </table:table-cell>
          <table:table-cell office:value-type="string">
            <text:p>oimɨ</text:p>
          </table:table-cell>
          <table:table-cell/>
          <table:table-cell office:value-type="string">
            <text:p>llorar, estar triste</text:p>
          </table:table-cell>
          <table:table-cell office:value-type="string">
            <text:p>cry</text:p>
          </table:table-cell>
          <table:table-cell table:number-columns-repeated="10"/>
          <table:table-cell office:value-type="string">
            <text:p>v.i. y v.t.</text:p>
          </table:table-cell>
          <table:table-cell office:value-type="string">
            <text:p>CL II</text:p>
          </table:table-cell>
          <table:table-cell table:number-columns-repeated="236"/>
        </table:table-row>
        <table:table-row table:style-name="ro2">
          <table:table-cell table:number-columns-repeated="3"/>
          <table:table-cell office:value-type="string">
            <text:p>oja na'avu</text:p>
          </table:table-cell>
          <table:table-cell office:value-type="string">
            <text:p>oha naʔaβu</text:p>
          </table:table-cell>
          <table:table-cell/>
          <table:table-cell office:value-type="string">
            <text:p>paladar</text:p>
          </table:table-cell>
          <table:table-cell office:value-type="string">
            <text:p>palat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je</text:p>
          </table:table-cell>
          <table:table-cell office:value-type="string">
            <text:p>ohe</text:p>
          </table:table-cell>
          <table:table-cell/>
          <table:table-cell office:value-type="string">
            <text:p>leche</text:p>
          </table:table-cell>
          <table:table-cell office:value-type="string">
            <text:p>mil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je chũsu tʉopʉ</text:p>
          </table:table-cell>
          <table:table-cell office:value-type="string">
            <text:p>ohe dʒũsu tʰɨopɨ</text:p>
          </table:table-cell>
          <table:table-cell/>
          <table:table-cell office:value-type="string">
            <text:p>tetero, biberón</text:p>
          </table:table-cell>
          <table:table-cell office:value-type="string">
            <text:p>baby.nipp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je tʉtʉme</text:p>
          </table:table-cell>
          <table:table-cell office:value-type="string">
            <text:p>ohe tʰɨtʰɨme</text:p>
          </table:table-cell>
          <table:table-cell/>
          <table:table-cell office:value-type="string">
            <text:p>ser destetados (varios niños)</text:p>
          </table:table-cell>
          <table:table-cell office:value-type="string">
            <text:p>be.weaned.PLACT</text:p>
          </table:table-cell>
          <table:table-cell table:number-columns-repeated="10"/>
          <table:table-cell office:value-type="string">
            <text:p>v.pas.rep.</text:p>
          </table:table-cell>
          <table:table-cell table:number-columns-repeated="237"/>
        </table:table-row>
        <table:table-row table:style-name="ro2">
          <table:table-cell table:number-columns-repeated="3"/>
          <table:table-cell office:value-type="string">
            <text:p>ojecho</text:p>
          </table:table-cell>
          <table:table-cell office:value-type="string">
            <text:p>ohedʒo</text:p>
          </table:table-cell>
          <table:table-cell/>
          <table:table-cell table:style-name="ce9" office:value-type="string">
            <text:p>seno</text:p>
          </table:table-cell>
          <table:table-cell office:value-type="string">
            <text:p>female.brea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text:p>
          </table:table-cell>
          <table:table-cell office:value-type="string">
            <text:p>okʰo</text:p>
          </table:table-cell>
          <table:table-cell/>
          <table:table-cell table:style-name="ce9" office:value-type="string">
            <text:p>agua; lluvia; liquido</text:p>
          </table:table-cell>
          <table:table-cell office:value-type="string">
            <text:p>wat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 acho</text:p>
          </table:table-cell>
          <table:table-cell office:value-type="string">
            <text:p>okʰo adʒo</text:p>
          </table:table-cell>
          <table:table-cell/>
          <table:table-cell table:style-name="ce9" office:value-type="string">
            <text:p>en la mitad del rio, en medio del rio, centro del rio</text:p>
          </table:table-cell>
          <table:table-cell office:value-type="string">
            <text:p>middle.of.riv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 aña</text:p>
          </table:table-cell>
          <table:table-cell office:value-type="string">
            <text:p>okʰo aɲa</text:p>
          </table:table-cell>
          <table:table-cell/>
          <table:table-cell table:style-name="Default" office:value-type="string">
            <text:p>guio, anaconda</text:p>
          </table:table-cell>
          <table:table-cell office:value-type="string">
            <text:p>snak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oko chã'imʉ</text:p>
          </table:table-cell>
          <table:table-cell office:value-type="string">
            <text:p>okʰo dʒãʔimɨ</text:p>
          </table:table-cell>
          <table:table-cell/>
          <table:table-cell table:style-name="Default" office:value-type="string">
            <text:p>venir desde arriba (chorro de agua)</text:p>
          </table:table-cell>
          <table:table-cell office:value-type="string">
            <text:p>flow.of.waterfall</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oko chueamʉ</text:p>
          </table:table-cell>
          <table:table-cell office:value-type="string">
            <text:p>okʰo dʒueamɨ</text:p>
          </table:table-cell>
          <table:table-cell/>
          <table:table-cell office:value-type="string">
            <text:p>escampar (la lluvia)</text:p>
          </table:table-cell>
          <table:table-cell office:value-type="string">
            <text:p>stop.of.rai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oko chueemʉ</text:p>
          </table:table-cell>
          <table:table-cell office:value-type="string">
            <text:p>okʰo dʒueemɨ</text:p>
          </table:table-cell>
          <table:table-cell/>
          <table:table-cell office:value-type="string">
            <text:p>entrar (la lluvia por causa del viento).</text:p>
          </table:table-cell>
          <table:table-cell office:value-type="string">
            <text:p>come.of.rai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oko curumʉ</text:p>
          </table:table-cell>
          <table:table-cell office:value-type="string">
            <text:p>okʰo kurumɨ</text:p>
          </table:table-cell>
          <table:table-cell/>
          <table:table-cell office:value-type="string">
            <text:p>tronar</text:p>
          </table:table-cell>
          <table:table-cell office:value-type="string">
            <text:p>issue.thunde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oko ĩsipʉ</text:p>
          </table:table-cell>
          <table:table-cell office:value-type="string">
            <text:p>okʰo ĩsipɨ</text:p>
          </table:table-cell>
          <table:table-cell/>
          <table:table-cell office:value-type="string">
            <text:p>especie de piña (Es redonda.).</text:p>
          </table:table-cell>
          <table:table-cell office:value-type="string">
            <text:p>pineapple.variet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 jamu</text:p>
          </table:table-cell>
          <table:table-cell office:value-type="string">
            <text:p>okʰo hamu</text:p>
          </table:table-cell>
          <table:table-cell/>
          <table:table-cell office:value-type="string">
            <text:p>gurre trueno, especie de armadillo. Priodontes giganteus.</text:p>
          </table:table-cell>
          <table:table-cell office:value-type="string">
            <text:p>armadillo.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oko jumupʉ</text:p>
          </table:table-cell>
          <table:table-cell office:value-type="string">
            <text:p>okʰo humupɨ</text:p>
          </table:table-cell>
          <table:table-cell/>
          <table:table-cell office:value-type="string">
            <text:p>neblina</text:p>
          </table:table-cell>
          <table:table-cell office:value-type="string">
            <text:p>mi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 ka'nimʉ</text:p>
          </table:table-cell>
          <table:table-cell office:value-type="string">
            <text:p>okʰo kʰaʔnimɨ</text:p>
          </table:table-cell>
          <table:table-cell/>
          <table:table-cell office:value-type="string">
            <text:p>ponerse oscuras (las nubes)</text:p>
          </table:table-cell>
          <table:table-cell office:value-type="string">
            <text:p>get.dark.of.cloud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oko ma'ña</text:p>
          </table:table-cell>
          <table:table-cell office:value-type="string">
            <text:p>okʰo maʔɲa</text:p>
          </table:table-cell>
          <table:table-cell/>
          <table:table-cell table:style-name="ce9" office:value-type="string">
            <text:p>perfume líquido, loción perfumada</text:p>
          </table:table-cell>
          <table:table-cell office:value-type="string">
            <text:p>aromatic.liqui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 mausaivʉ</text:p>
          </table:table-cell>
          <table:table-cell office:value-type="string">
            <text:p>okʰo mausaiβɨ</text:p>
          </table:table-cell>
          <table:table-cell/>
          <table:table-cell table:style-name="Default" office:value-type="string">
            <text:p>motobomba</text:p>
          </table:table-cell>
          <table:table-cell office:value-type="string">
            <text:p>pump.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 ña'ñamʉ</text:p>
          </table:table-cell>
          <table:table-cell office:value-type="string">
            <text:p>okʰo ɲaʔɲamɨ</text:p>
          </table:table-cell>
          <table:table-cell/>
          <table:table-cell office:value-type="string">
            <text:p>lloviznar</text:p>
          </table:table-cell>
          <table:table-cell office:value-type="string">
            <text:p>drizzl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oko ñase</text:p>
          </table:table-cell>
          <table:table-cell office:value-type="string">
            <text:p>okʰo ɲase</text:p>
          </table:table-cell>
          <table:table-cell/>
          <table:table-cell office:value-type="string">
            <text:p>pato aguja, Anhinga anhinga</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oko peto</text:p>
          </table:table-cell>
          <table:table-cell office:value-type="string">
            <text:p>okʰo petʰo</text:p>
          </table:table-cell>
          <table:table-cell/>
          <table:table-cell table:style-name="ce9" office:value-type="string">
            <text:p>especie de coco</text:p>
          </table:table-cell>
          <table:table-cell office:value-type="string">
            <text:p>coconut.variet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 peto va'i</text:p>
          </table:table-cell>
          <table:table-cell office:value-type="string">
            <text:p>okʰo petʰo βaʔi</text:p>
          </table:table-cell>
          <table:table-cell/>
          <table:table-cell office:value-type="string">
            <text:p>sábalo yamú</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oko pĩsimu</text:p>
          </table:table-cell>
          <table:table-cell office:value-type="string">
            <text:p>okʰo pĩsimu</text:p>
          </table:table-cell>
          <table:table-cell/>
          <table:table-cell office:value-type="string">
            <text:p>bejuco de agua, bejuco madre de agua</text:p>
          </table:table-cell>
          <table:table-cell office:value-type="string">
            <text:p>lian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 pu'chumʉ</text:p>
          </table:table-cell>
          <table:table-cell office:value-type="string">
            <text:p>okʰo puʔdʒumɨ</text:p>
          </table:table-cell>
          <table:table-cell/>
          <table:table-cell table:style-name="ce9" office:value-type="string">
            <text:p>lloviznar</text:p>
          </table:table-cell>
          <table:table-cell office:value-type="string">
            <text:p>drizzl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oko puniʉ</text:p>
          </table:table-cell>
          <table:table-cell office:value-type="string">
            <text:p>okʰo puniɨ</text:p>
          </table:table-cell>
          <table:table-cell/>
          <table:table-cell office:value-type="string">
            <text:p>nacimiento de agua, manantial, fuente de agua</text:p>
          </table:table-cell>
          <table:table-cell office:value-type="string">
            <text:p>water.sourc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 ramʉ</text:p>
          </table:table-cell>
          <table:table-cell office:value-type="string">
            <text:p>okʰo ramɨ</text:p>
          </table:table-cell>
          <table:table-cell/>
          <table:table-cell office:value-type="string">
            <text:p>llover</text:p>
          </table:table-cell>
          <table:table-cell office:value-type="string">
            <text:p>issue.rai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oko reva</text:p>
          </table:table-cell>
          <table:table-cell office:value-type="string">
            <text:p>okʰo reβa</text:p>
          </table:table-cell>
          <table:table-cell/>
          <table:table-cell office:value-type="string">
            <text:p>tierra humeda, tierra mojada</text:p>
          </table:table-cell>
          <table:table-cell office:value-type="string">
            <text:p>wet.earth.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 tia</text:p>
          </table:table-cell>
          <table:table-cell office:value-type="string">
            <text:p>okʰo tʰia</text:p>
          </table:table-cell>
          <table:table-cell/>
          <table:table-cell table:style-name="ce9" office:value-type="string">
            <text:p>garza chicuaco cuello gris. Butorides striatus. 2. garza zebra. Zebrilus undulatu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oko tĩtamʉ</text:p>
          </table:table-cell>
          <table:table-cell office:value-type="string">
            <text:p>okʰo tʰĩtʰamɨ</text:p>
          </table:table-cell>
          <table:table-cell/>
          <table:table-cell table:style-name="Default" office:value-type="string">
            <text:p>estar a punto de llover</text:p>
          </table:table-cell>
          <table:table-cell office:value-type="string">
            <text:p>be.about.to.rai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oko ũje</text:p>
          </table:table-cell>
          <table:table-cell office:value-type="string">
            <text:p>okʰo ũhe</text:p>
          </table:table-cell>
          <table:table-cell/>
          <table:table-cell table:style-name="ce9" office:value-type="string">
            <text:p>especie de sardina</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oko ũku</text:p>
          </table:table-cell>
          <table:table-cell office:value-type="string">
            <text:p>okʰo ũkʰu</text:p>
          </table:table-cell>
          <table:table-cell/>
          <table:table-cell table:style-name="ce9" office:value-type="string">
            <text:p>pez sapo, especie de bagre. Ageneiosus sp.</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oko ʉamʉ</text:p>
          </table:table-cell>
          <table:table-cell office:value-type="string">
            <text:p>okʰo ɨamɨ</text:p>
          </table:table-cell>
          <table:table-cell/>
          <table:table-cell office:value-type="string">
            <text:p>tener sed</text:p>
          </table:table-cell>
          <table:table-cell office:value-type="string">
            <text:p>feel.thirsty</text:p>
          </table:table-cell>
          <table:table-cell table:number-columns-repeated="10"/>
          <table:table-cell office:value-type="string">
            <text:p>v.imp.</text:p>
          </table:table-cell>
          <table:table-cell table:number-columns-repeated="237"/>
        </table:table-row>
        <table:table-row table:style-name="ro2">
          <table:table-cell table:number-columns-repeated="3"/>
          <table:table-cell office:value-type="string">
            <text:p>okoca'repʉ</text:p>
          </table:table-cell>
          <table:table-cell office:value-type="string">
            <text:p>okʰokaʔrepɨ</text:p>
          </table:table-cell>
          <table:table-cell/>
          <table:table-cell office:value-type="string">
            <text:p>humazo, nublado</text:p>
          </table:table-cell>
          <table:table-cell office:value-type="string">
            <text:p>mi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cãa</text:p>
          </table:table-cell>
          <table:table-cell office:value-type="string">
            <text:p>okʰokãa</text:p>
          </table:table-cell>
          <table:table-cell/>
          <table:table-cell office:value-type="string">
            <text:p>granizo</text:p>
          </table:table-cell>
          <table:table-cell office:value-type="string">
            <text:p>hail.N</text:p>
          </table:table-cell>
          <table:table-cell table:number-columns-repeated="10"/>
          <table:table-cell office:value-type="string">
            <text:p>s.in.pl.</text:p>
          </table:table-cell>
          <table:table-cell table:number-columns-repeated="237"/>
        </table:table-row>
        <table:table-row table:style-name="ro2">
          <table:table-cell table:number-columns-repeated="3"/>
          <table:table-cell office:value-type="string">
            <text:p>okojuupʉ aña</text:p>
          </table:table-cell>
          <table:table-cell office:value-type="string">
            <text:p>okʰohuupɨ aɲa</text:p>
          </table:table-cell>
          <table:table-cell/>
          <table:table-cell office:value-type="string">
            <text:p>especie de culebra (Es negra y blanca, muy grande; habita en la tierra húmeda.).</text:p>
          </table:table-cell>
          <table:table-cell office:value-type="string">
            <text:p>snak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okomaka</text:p>
          </table:table-cell>
          <table:table-cell office:value-type="string">
            <text:p>okʰomakʰa</text:p>
          </table:table-cell>
          <table:table-cell/>
          <table:table-cell office:value-type="string">
            <text:p>nube</text:p>
          </table:table-cell>
          <table:table-cell office:value-type="string">
            <text:p>clou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ñʉ</text:p>
          </table:table-cell>
          <table:table-cell office:value-type="string">
            <text:p>okʰoɲɨ</text:p>
          </table:table-cell>
          <table:table-cell/>
          <table:table-cell office:value-type="string">
            <text:p><text:s/>árbol de calabazo. Crescentia cujete.</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pʉ</text:p>
          </table:table-cell>
          <table:table-cell office:value-type="string">
            <text:p>okʰopɨ</text:p>
          </table:table-cell>
          <table:table-cell/>
          <table:table-cell office:value-type="string">
            <text:p>calabaza, totuma</text:p>
          </table:table-cell>
          <table:table-cell office:value-type="string">
            <text:p>gourd.vesse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ra'ka</text:p>
          </table:table-cell>
          <table:table-cell office:value-type="string">
            <text:p>okʰoraʔkʰa</text:p>
          </table:table-cell>
          <table:table-cell/>
          <table:table-cell office:value-type="string">
            <text:p>liquido</text:p>
          </table:table-cell>
          <table:table-cell office:value-type="string">
            <text:p>liqui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ra'pʉrʉ</text:p>
          </table:table-cell>
          <table:table-cell office:value-type="string">
            <text:p>okʰoraʔpɨrɨ</text:p>
          </table:table-cell>
          <table:table-cell/>
          <table:table-cell office:value-type="string">
            <text:p>gota</text:p>
          </table:table-cell>
          <table:table-cell office:value-type="string">
            <text:p>drop.of.liquid.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re roche</text:p>
          </table:table-cell>
          <table:table-cell office:value-type="string">
            <text:p>okʰore rodʒe</text:p>
          </table:table-cell>
          <table:table-cell/>
          <table:table-cell office:value-type="string">
            <text:p>bautismo</text:p>
          </table:table-cell>
          <table:table-cell office:value-type="string">
            <text:p>baptism</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re romʉ</text:p>
          </table:table-cell>
          <table:table-cell office:value-type="string">
            <text:p>okʰore romɨ</text:p>
          </table:table-cell>
          <table:table-cell/>
          <table:table-cell table:style-name="ce9" office:value-type="string">
            <text:p>bautizar (a una persona)</text:p>
          </table:table-cell>
          <table:table-cell office:value-type="string">
            <text:p>baptize.SINGL</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okoro'vemʉ</text:p>
          </table:table-cell>
          <table:table-cell office:value-type="string">
            <text:p>okʰoroʔβemɨ</text:p>
          </table:table-cell>
          <table:table-cell/>
          <table:table-cell table:style-name="ce9" office:value-type="string">
            <text:p>bautizar (a varias personas)</text:p>
          </table:table-cell>
          <table:table-cell office:value-type="string">
            <text:p>baptize.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okoroche</text:p>
          </table:table-cell>
          <table:table-cell office:value-type="string">
            <text:p>okʰorodʒe</text:p>
          </table:table-cell>
          <table:table-cell/>
          <table:table-cell table:style-name="ce9" office:value-type="string">
            <text:p>caimán, babilla</text:p>
          </table:table-cell>
          <table:table-cell office:value-type="string">
            <text:p>caiman.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okoroche</text:p>
          </table:table-cell>
          <table:table-cell office:value-type="string">
            <text:p>okʰorodʒe</text:p>
          </table:table-cell>
          <table:table-cell/>
          <table:table-cell table:style-name="ce9" office:value-type="string">
            <text:p>bautismo</text:p>
          </table:table-cell>
          <table:table-cell office:value-type="string">
            <text:p>baptism</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roche ĩsipʉ</text:p>
          </table:table-cell>
          <table:table-cell office:value-type="string">
            <text:p>okʰorodʒe ĩsipɨ</text:p>
          </table:table-cell>
          <table:table-cell/>
          <table:table-cell table:style-name="Default" office:value-type="string">
            <text:p>especie de piña (Es larga)</text:p>
          </table:table-cell>
          <table:table-cell office:value-type="string">
            <text:p>pineappl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romʉ</text:p>
          </table:table-cell>
          <table:table-cell office:value-type="string">
            <text:p>okʰoromɨ</text:p>
          </table:table-cell>
          <table:table-cell/>
          <table:table-cell office:value-type="string">
            <text:p>bautizar (a una persona)</text:p>
          </table:table-cell>
          <table:table-cell office:value-type="string">
            <text:p>baptize.PLAC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okoruruvʉ</text:p>
          </table:table-cell>
          <table:table-cell office:value-type="string">
            <text:p>okʰoruruβɨ</text:p>
          </table:table-cell>
          <table:table-cell/>
          <table:table-cell table:style-name="ce9" office:value-type="string">
            <text:p>tanque (para agua)</text:p>
          </table:table-cell>
          <table:table-cell office:value-type="string">
            <text:p>water.tan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rʉmʉ</text:p>
          </table:table-cell>
          <table:table-cell office:value-type="string">
            <text:p>okʰorɨmɨ</text:p>
          </table:table-cell>
          <table:table-cell/>
          <table:table-cell table:style-name="ce9" office:value-type="string">
            <text:p>invierno. Lit: tiempo (de) agua.</text:p>
          </table:table-cell>
          <table:table-cell office:value-type="string">
            <text:p>wint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kovʉrʉvʉ</text:p>
          </table:table-cell>
          <table:table-cell office:value-type="string">
            <text:p>okʰoβɨrɨβɨ</text:p>
          </table:table-cell>
          <table:table-cell/>
          <table:table-cell table:style-name="ce9" office:value-type="string">
            <text:p>cañón (con agua). 2. nacimiento de un río o una quebrada.</text:p>
          </table:table-cell>
          <table:table-cell office:value-type="string">
            <text:p>river.valle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mʉ</text:p>
          </table:table-cell>
          <table:table-cell office:value-type="string">
            <text:p>omɨ</text:p>
          </table:table-cell>
          <table:table-cell/>
          <table:table-cell table:style-name="ce9" office:value-type="string">
            <text:p>etnia huitoto o uitoto.</text:p>
          </table:table-cell>
          <table:table-cell office:value-type="string">
            <text:p>Huitoto.people</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omʉ ĩsipʉ</text:p>
          </table:table-cell>
          <table:table-cell office:value-type="string">
            <text:p>omɨ ĩsipɨ</text:p>
          </table:table-cell>
          <table:table-cell/>
          <table:table-cell table:style-name="ce9" office:value-type="string">
            <text:p>especie de piña (Es grande.).</text:p>
          </table:table-cell>
          <table:table-cell office:value-type="string">
            <text:p>pineappl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mʉcava</text:p>
          </table:table-cell>
          <table:table-cell office:value-type="string">
            <text:p>omɨkaβa</text:p>
          </table:table-cell>
          <table:table-cell/>
          <table:table-cell table:style-name="ce9" office:value-type="string">
            <text:p>cacao maraca</text:p>
          </table:table-cell>
          <table:table-cell office:value-type="string">
            <text:p>cacao.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o</text:p>
          </table:table-cell>
          <table:table-cell office:value-type="string">
            <text:p>oo</text:p>
          </table:table-cell>
          <table:table-cell/>
          <table:table-cell table:style-name="ce9" office:value-type="string">
            <text:p>frutas o matas de banano o plátano</text:p>
          </table:table-cell>
          <table:table-cell office:value-type="string">
            <text:p>plantain.fruit</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oo cono</text:p>
          </table:table-cell>
          <table:table-cell office:value-type="string">
            <text:p>oo kono</text:p>
          </table:table-cell>
          <table:table-cell/>
          <table:table-cell table:style-name="ce9" office:value-type="string">
            <text:p>chicha de banano, chucula.</text:p>
          </table:table-cell>
          <table:table-cell office:value-type="string">
            <text:p>plantain.bevera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o ja'o</text:p>
          </table:table-cell>
          <table:table-cell office:value-type="string">
            <text:p>oo haʔo</text:p>
          </table:table-cell>
          <table:table-cell/>
          <table:table-cell table:style-name="ce9" office:value-type="string">
            <text:p>hojas de banano o plátano</text:p>
          </table:table-cell>
          <table:table-cell office:value-type="string">
            <text:p>plantain.leaf</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oo ja'ova</text:p>
          </table:table-cell>
          <table:table-cell office:value-type="string">
            <text:p>oo haʔoβa</text:p>
          </table:table-cell>
          <table:table-cell/>
          <table:table-cell office:value-type="string">
            <text:p>hoja de banano o plátano</text:p>
          </table:table-cell>
          <table:table-cell office:value-type="string">
            <text:p>plantain.leaf</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o ma'ña</text:p>
          </table:table-cell>
          <table:table-cell office:value-type="string">
            <text:p>oo maʔɲa</text:p>
          </table:table-cell>
          <table:table-cell/>
          <table:table-cell office:value-type="string">
            <text:p>especie de perfume silvestre.</text:p>
          </table:table-cell>
          <table:table-cell office:value-type="string">
            <text:p>aromatic.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o pĩ'a</text:p>
          </table:table-cell>
          <table:table-cell office:value-type="string">
            <text:p>oo pĩʔa</text:p>
          </table:table-cell>
          <table:table-cell/>
          <table:table-cell office:value-type="string">
            <text:p>especie de pájaro plataner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oo vi'to</text:p>
          </table:table-cell>
          <table:table-cell office:value-type="string">
            <text:p>oo βiʔtʰo</text:p>
          </table:table-cell>
          <table:table-cell/>
          <table:table-cell office:value-type="string">
            <text:p>goma de plátano.</text:p>
          </table:table-cell>
          <table:table-cell office:value-type="string">
            <text:p>plantain.sa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opa</text:p>
          </table:table-cell>
          <table:table-cell office:value-type="string">
            <text:p>oopa</text:p>
          </table:table-cell>
          <table:table-cell/>
          <table:table-cell table:style-name="ce24" office:value-type="string">
            <text:p>gajo de bananos o plátanos</text:p>
          </table:table-cell>
          <table:table-cell office:value-type="string">
            <text:p>plantain.raci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opo</text:p>
          </table:table-cell>
          <table:table-cell office:value-type="string">
            <text:p>oopo</text:p>
          </table:table-cell>
          <table:table-cell/>
          <table:table-cell table:style-name="ce9" office:value-type="string">
            <text:p>platanera, platanal</text:p>
          </table:table-cell>
          <table:table-cell office:value-type="string">
            <text:p>plantain.gard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opʉ</text:p>
          </table:table-cell>
          <table:table-cell office:value-type="string">
            <text:p>oopɨ</text:p>
          </table:table-cell>
          <table:table-cell/>
          <table:table-cell table:style-name="ce9" office:value-type="string">
            <text:p>mata de banano o plátano.</text:p>
          </table:table-cell>
          <table:table-cell office:value-type="string">
            <text:p>plantain.sprou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orepa</text:p>
          </table:table-cell>
          <table:table-cell office:value-type="string">
            <text:p>oorepa</text:p>
          </table:table-cell>
          <table:table-cell office:value-type="string">
            <text:p>[oorépa]</text:p>
          </table:table-cell>
          <table:table-cell table:style-name="ce9" office:value-type="string">
            <text:p>plátano</text:p>
          </table:table-cell>
          <table:table-cell office:value-type="string">
            <text:p>plantai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ovʉ</text:p>
          </table:table-cell>
          <table:table-cell office:value-type="string">
            <text:p>ooβɨ</text:p>
          </table:table-cell>
          <table:table-cell/>
          <table:table-cell table:style-name="ce9" office:value-type="string">
            <text:p>banano; plátano; racimo de bananos o plátanos</text:p>
          </table:table-cell>
          <table:table-cell office:value-type="string">
            <text:p>plantai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ra charipa</text:p>
          </table:table-cell>
          <table:table-cell office:value-type="string">
            <text:p>ora dʒaripa</text:p>
          </table:table-cell>
          <table:table-cell/>
          <table:table-cell office:value-type="string">
            <text:p>esterilla de chonta</text:p>
          </table:table-cell>
          <table:table-cell office:value-type="string">
            <text:p>palm.wood.splint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ra phe're</text:p>
          </table:table-cell>
          <table:table-cell office:value-type="string">
            <text:p>ora pʰeʔre</text:p>
          </table:table-cell>
          <table:table-cell/>
          <table:table-cell office:value-type="string">
            <text:p>astilla de palma de chonta</text:p>
          </table:table-cell>
          <table:table-cell office:value-type="string">
            <text:p>palm.wood.splint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racha</text:p>
          </table:table-cell>
          <table:table-cell office:value-type="string">
            <text:p>Oradʒa</text:p>
          </table:table-cell>
          <table:table-cell/>
          <table:table-cell table:style-name="ce9" office:value-type="string">
            <text:p>quebrada Maticurú́; comunidad koreguaje Maticurú.</text:p>
          </table:table-cell>
          <table:table-cell office:value-type="string">
            <text:p>river.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rañʉ</text:p>
          </table:table-cell>
          <table:table-cell office:value-type="string">
            <text:p>oraɲɨ</text:p>
          </table:table-cell>
          <table:table-cell/>
          <table:table-cell table:style-name="Default" office:value-type="string">
            <text:p>especie de palma chonta. Iriartea, Pyrenoglyphis major (Jacq.) Karst</text:p>
          </table:table-cell>
          <table:table-cell office:value-type="string">
            <text:p>palm.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sa cono</text:p>
          </table:table-cell>
          <table:table-cell office:value-type="string">
            <text:p>osa kono</text:p>
          </table:table-cell>
          <table:table-cell/>
          <table:table-cell office:value-type="string">
            <text:p>chicha fermentada. Uso: Es término viejo.</text:p>
          </table:table-cell>
          <table:table-cell office:value-type="string">
            <text:p>manioc.be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sara'ka</text:p>
          </table:table-cell>
          <table:table-cell office:value-type="string">
            <text:p>osaraʔkʰa</text:p>
          </table:table-cell>
          <table:table-cell/>
          <table:table-cell table:style-name="ce9" office:value-type="string">
            <text:p>casaramano (Líquido o zumo exprimido de la yuca brava que es venenoso antes de estar hervido.). </text:p>
          </table:table-cell>
          <table:table-cell office:value-type="string">
            <text:p>bitter.manioc.juice</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ota oimʉ</text:p>
          </table:table-cell>
          <table:table-cell office:value-type="string">
            <text:p>otʰa oimɨ</text:p>
          </table:table-cell>
          <table:table-cell/>
          <table:table-cell table:style-name="Default" office:value-type="string">
            <text:p>llorar (por un muerto), gemir de luto.</text:p>
          </table:table-cell>
          <table:table-cell office:value-type="string">
            <text:p>cry.about</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otaka've</text:p>
          </table:table-cell>
          <table:table-cell office:value-type="string">
            <text:p>otʰakʰaʔβe</text:p>
          </table:table-cell>
          <table:table-cell/>
          <table:table-cell table:style-name="ce9" office:value-type="string">
            <text:p>granadilla</text:p>
          </table:table-cell>
          <table:table-cell office:value-type="string">
            <text:p>watermelo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te ñaña</text:p>
          </table:table-cell>
          <table:table-cell office:value-type="string">
            <text:p>otʰe ɲaɲa</text:p>
          </table:table-cell>
          <table:table-cell/>
          <table:table-cell table:style-name="Default" office:value-type="string">
            <text:p>especie de barbasco</text:p>
          </table:table-cell>
          <table:table-cell office:value-type="string">
            <text:p>barbasco.variet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otemʉ</text:p>
          </table:table-cell>
          <table:table-cell office:value-type="string">
            <text:p>otʰemɨ</text:p>
          </table:table-cell>
          <table:table-cell office:value-type="string">
            <text:p>[ótémɨ]</text:p>
          </table:table-cell>
          <table:table-cell table:style-name="ce9" office:value-type="string">
            <text:p>sembrar (arroz, maíz). </text:p>
          </table:table-cell>
          <table:table-cell office:value-type="string">
            <text:p>plant.seed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ovejachĩi</text:p>
          </table:table-cell>
          <table:table-cell office:value-type="string">
            <text:p>oβehadʒĩi</text:p>
          </table:table-cell>
          <table:table-cell/>
          <table:table-cell table:style-name="ce9" office:value-type="string">
            <text:p>cordero</text:p>
          </table:table-cell>
          <table:table-cell office:value-type="string">
            <text:p>ruminant.sp</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ovejava'o</text:p>
          </table:table-cell>
          <table:table-cell office:value-type="string">
            <text:p>oβehaβaʔo</text:p>
          </table:table-cell>
          <table:table-cell/>
          <table:table-cell table:style-name="ce9" office:value-type="string">
            <text:p>oveja</text:p>
          </table:table-cell>
          <table:table-cell office:value-type="string">
            <text:p>ruminant.sp</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ovejava'ʉ</text:p>
          </table:table-cell>
          <table:table-cell office:value-type="string">
            <text:p>oβehaβaʔɨ</text:p>
          </table:table-cell>
          <table:table-cell/>
          <table:table-cell table:style-name="ce9" office:value-type="string">
            <text:p>carnero (Es un animal ruminante de cuernos oblicuos arrugados y en espiral que se cría por su carne y su lana.).</text:p>
          </table:table-cell>
          <table:table-cell office:value-type="string">
            <text:p>ruminant.sp</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pã popʉ</text:p>
          </table:table-cell>
          <table:table-cell office:value-type="string">
            <text:p>pã popɨ</text:p>
          </table:table-cell>
          <table:table-cell/>
          <table:table-cell table:style-name="ce9" office:value-type="string">
            <text:p>horno</text:p>
          </table:table-cell>
          <table:table-cell office:value-type="string">
            <text:p>ov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chuva</text:p>
          </table:table-cell>
          <table:table-cell office:value-type="string">
            <text:p>paʔdʒuβa</text:p>
          </table:table-cell>
          <table:table-cell/>
          <table:table-cell table:style-name="ce9" office:value-type="string">
            <text:p>cóccix, cola de una persona. Uso: Algunos koreguajes no saben esta palabra.</text:p>
          </table:table-cell>
          <table:table-cell office:value-type="string">
            <text:p>tailbon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iche</text:p>
          </table:table-cell>
          <table:table-cell office:value-type="string">
            <text:p>paʔidʒe</text:p>
          </table:table-cell>
          <table:table-cell/>
          <table:table-cell office:value-type="string">
            <text:p>vida, existencia, manera de ser. </text:p>
          </table:table-cell>
          <table:table-cell office:value-type="string">
            <text:p>lif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iche pa'ikʉ</text:p>
          </table:table-cell>
          <table:table-cell office:value-type="string">
            <text:p>paʔidʒe paʔikʰɨ</text:p>
          </table:table-cell>
          <table:table-cell/>
          <table:table-cell office:value-type="string">
            <text:p>persona importante (Se refiere a una persona que ocupa un cargo alto.).</text:p>
          </table:table-cell>
          <table:table-cell office:value-type="string">
            <text:p>important.perso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a'iko</text:p>
          </table:table-cell>
          <table:table-cell office:value-type="string">
            <text:p>paʔikʰo</text:p>
          </table:table-cell>
          <table:table-cell/>
          <table:table-cell office:value-type="string">
            <text:p>habitante femenina, residente femenina, oriunda.</text:p>
          </table:table-cell>
          <table:table-cell office:value-type="string">
            <text:p>resident.FEM</text:p>
          </table:table-cell>
          <table:table-cell table:number-columns-repeated="3"/>
          <table:table-cell office:value-type="string">
            <text:p>KP</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pa'ikʉ</text:p>
          </table:table-cell>
          <table:table-cell office:value-type="string">
            <text:p>paʔikʰɨ</text:p>
          </table:table-cell>
          <table:table-cell/>
          <table:table-cell office:value-type="string">
            <text:p>habitante masculino, residente masculino, oriundo. </text:p>
          </table:table-cell>
          <table:table-cell office:value-type="string">
            <text:p>resident.MASC</text:p>
          </table:table-cell>
          <table:table-cell table:number-columns-repeated="3"/>
          <table:table-cell office:value-type="string">
            <text:p>KP</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pa'imʉ</text:p>
          </table:table-cell>
          <table:table-cell office:value-type="string">
            <text:p>paʔimɨ</text:p>
          </table:table-cell>
          <table:table-cell/>
          <table:table-cell table:style-name="ce9" office:value-type="string">
            <text:p>ser, estar, haber, vivir, existir; estar despierto</text:p>
          </table:table-cell>
          <table:table-cell office:value-type="string">
            <text:p>EXIST</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pa'ipãi</text:p>
          </table:table-cell>
          <table:table-cell office:value-type="string">
            <text:p>paʔipãi</text:p>
          </table:table-cell>
          <table:table-cell/>
          <table:table-cell table:style-name="Default" office:value-type="string">
            <text:p>1. gente rica. 2. funcionarios del pueblo (Se refiere a senadores o concejales.)</text:p>
          </table:table-cell>
          <table:table-cell office:value-type="string">
            <text:p>important.people</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pa'iraripʉ</text:p>
          </table:table-cell>
          <table:table-cell office:value-type="string">
            <text:p>paʔiraripɨ</text:p>
          </table:table-cell>
          <table:table-cell/>
          <table:table-cell office:value-type="string">
            <text:p>campamento</text:p>
          </table:table-cell>
          <table:table-cell office:value-type="string">
            <text:p>camp.pla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isiʉ̃sʉrʉmʉ</text:p>
          </table:table-cell>
          <table:table-cell office:value-type="string">
            <text:p>paʔisiɨ̃sɨrɨmɨ</text:p>
          </table:table-cell>
          <table:table-cell/>
          <table:table-cell office:value-type="string">
            <text:p>cumpleaños</text:p>
          </table:table-cell>
          <table:table-cell office:value-type="string">
            <text:p>birthda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jamʉ</text:p>
          </table:table-cell>
          <table:table-cell office:value-type="string">
            <text:p>paʔhamɨ</text:p>
          </table:table-cell>
          <table:table-cell/>
          <table:table-cell table:style-name="ce9" office:value-type="string">
            <text:p>hacer un estante o piso</text:p>
          </table:table-cell>
          <table:table-cell office:value-type="string">
            <text:p>make.shelf</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a'ra pa'ra pa'ra</text:p>
          </table:table-cell>
          <table:table-cell office:value-type="string">
            <text:p>paʔra paʔra paʔra</text:p>
          </table:table-cell>
          <table:table-cell/>
          <table:table-cell table:style-name="ce9" office:value-type="string">
            <text:p>sonido producido por la llovizna</text:p>
          </table:table-cell>
          <table:table-cell office:value-type="string">
            <text:p>SS.SYMB.drizzle</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paakaimʉ</text:p>
          </table:table-cell>
          <table:table-cell office:value-type="string">
            <text:p>paakʰaimɨ</text:p>
          </table:table-cell>
          <table:table-cell/>
          <table:table-cell table:style-name="ce9" office:value-type="string">
            <text:p>cuidar (una cosa o el niño de otra persona)</text:p>
          </table:table-cell>
          <table:table-cell office:value-type="string">
            <text:p>take.care.of</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paamʉ</text:p>
          </table:table-cell>
          <table:table-cell office:value-type="string">
            <text:p>paamɨ</text:p>
          </table:table-cell>
          <table:table-cell office:value-type="string">
            <text:p>[páamɨ]</text:p>
          </table:table-cell>
          <table:table-cell table:style-name="ce9" office:value-type="string">
            <text:p>tener, poseer.</text:p>
          </table:table-cell>
          <table:table-cell office:value-type="string">
            <text:p>hav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ãamʉ</text:p>
          </table:table-cell>
          <table:table-cell office:value-type="string">
            <text:p>pãamɨ</text:p>
          </table:table-cell>
          <table:table-cell/>
          <table:table-cell table:style-name="ce9" office:value-type="string">
            <text:p>no ser, no estar. Antón: pa'imù. 2. no hacer. 3. no.</text:p>
          </table:table-cell>
          <table:table-cell office:value-type="string">
            <text:p>NEG.EXIS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acho ã'so</text:p>
          </table:table-cell>
          <table:table-cell office:value-type="string">
            <text:p>padʒo ãʔso</text:p>
          </table:table-cell>
          <table:table-cell/>
          <table:table-cell table:style-name="ce9" office:value-type="string">
            <text:p>yuca dulce (es amarilla)</text:p>
          </table:table-cell>
          <table:table-cell office:value-type="string">
            <text:p>sweet.manioc</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cho ãu</text:p>
          </table:table-cell>
          <table:table-cell office:value-type="string">
            <text:p>padʒo ãu</text:p>
          </table:table-cell>
          <table:table-cell/>
          <table:table-cell office:value-type="string">
            <text:p>yuca brava, mandioca brava</text:p>
          </table:table-cell>
          <table:table-cell office:value-type="string">
            <text:p>bitter.manioc</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cho cha'vo ravʉ</text:p>
          </table:table-cell>
          <table:table-cell office:value-type="string">
            <text:p>padʒo dʒaʔβo raβɨ</text:p>
          </table:table-cell>
          <table:table-cell/>
          <table:table-cell table:style-name="ce9" office:value-type="string">
            <text:p>fiebre amarilla</text:p>
          </table:table-cell>
          <table:table-cell office:value-type="string">
            <text:p>yellow.fev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cho kuri</text:p>
          </table:table-cell>
          <table:table-cell office:value-type="string">
            <text:p>padʒo kʰuri</text:p>
          </table:table-cell>
          <table:table-cell/>
          <table:table-cell office:value-type="string">
            <text:p>oro</text:p>
          </table:table-cell>
          <table:table-cell office:value-type="string">
            <text:p>gol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cho umu</text:p>
          </table:table-cell>
          <table:table-cell office:value-type="string">
            <text:p>padʒo umu</text:p>
          </table:table-cell>
          <table:table-cell/>
          <table:table-cell table:style-name="ce9" office:value-type="string">
            <text:p>especie de pájaro mochilero (Es de color café y amarill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acho vãkinioñʉ</text:p>
          </table:table-cell>
          <table:table-cell office:value-type="string">
            <text:p>padʒo βãkʰinioɲɨ</text:p>
          </table:table-cell>
          <table:table-cell/>
          <table:table-cell office:value-type="string">
            <text:p>canelo amarillo</text:p>
          </table:table-cell>
          <table:table-cell office:value-type="string">
            <text:p>plant.seed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choja'che</text:p>
          </table:table-cell>
          <table:table-cell office:value-type="string">
            <text:p>padʒohaʔdʒe</text:p>
          </table:table-cell>
          <table:table-cell/>
          <table:table-cell office:value-type="string">
            <text:p>amarillo</text:p>
          </table:table-cell>
          <table:table-cell office:value-type="string">
            <text:p>yellow</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pachoja'imʉ</text:p>
          </table:table-cell>
          <table:table-cell office:value-type="string">
            <text:p>padʒohaʔimɨ</text:p>
          </table:table-cell>
          <table:table-cell/>
          <table:table-cell office:value-type="string">
            <text:p>ser amarillo, ser naranjado claro, ser verde amarillo.</text:p>
          </table:table-cell>
          <table:table-cell office:value-type="string">
            <text:p>be.yellow</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pachojajʉ̃rʉ</text:p>
          </table:table-cell>
          <table:table-cell office:value-type="string">
            <text:p>padʒohahɨ̃rɨ</text:p>
          </table:table-cell>
          <table:table-cell/>
          <table:table-cell table:style-name="ce9" office:value-type="string">
            <text:p>amarillo pálido</text:p>
          </table:table-cell>
          <table:table-cell office:value-type="string">
            <text:p>yellow.pale</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pachojemʉ</text:p>
          </table:table-cell>
          <table:table-cell office:value-type="string">
            <text:p>padʒohemɨ</text:p>
          </table:table-cell>
          <table:table-cell/>
          <table:table-cell table:style-name="Default" office:value-type="string">
            <text:p>aparecer amarillo (el cielo).</text:p>
          </table:table-cell>
          <table:table-cell office:value-type="string">
            <text:p>look.yellow</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achovajʉ</text:p>
          </table:table-cell>
          <table:table-cell office:value-type="string">
            <text:p>padʒoβahɨ</text:p>
          </table:table-cell>
          <table:table-cell/>
          <table:table-cell table:style-name="ce9" office:value-type="string">
            <text:p>clan de los koreguajes, familia Piranga o Ibañez de los koreguaje.</text:p>
          </table:table-cell>
          <table:table-cell office:value-type="string">
            <text:p>clan.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chu ku'imʉ</text:p>
          </table:table-cell>
          <table:table-cell office:value-type="string">
            <text:p>padʒu kʰuʔimɨ</text:p>
          </table:table-cell>
          <table:table-cell/>
          <table:table-cell table:style-name="ce9" office:value-type="string">
            <text:p>caminar mucho (en un espacio pequeño), dar vueltas caminando.</text:p>
          </table:table-cell>
          <table:table-cell office:value-type="string">
            <text:p>turn.VI</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pachujaimʉ</text:p>
          </table:table-cell>
          <table:table-cell office:value-type="string">
            <text:p>padʒuhaimɨ</text:p>
          </table:table-cell>
          <table:table-cell/>
          <table:table-cell table:style-name="ce9" office:value-type="string">
            <text:p>dar una vuelta (por el pueblo).</text:p>
          </table:table-cell>
          <table:table-cell office:value-type="string">
            <text:p>turn.VI</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pachumʉ</text:p>
          </table:table-cell>
          <table:table-cell office:value-type="string">
            <text:p>padʒumɨ</text:p>
          </table:table-cell>
          <table:table-cell/>
          <table:table-cell table:style-name="ce9" office:value-type="string">
            <text:p>dar una vuelta, dar una vuelta (en un espacio pequeño), dar vueltas.</text:p>
          </table:table-cell>
          <table:table-cell office:value-type="string">
            <text:p>turn.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achumʉ</text:p>
          </table:table-cell>
          <table:table-cell office:value-type="string">
            <text:p>padʒumɨ</text:p>
          </table:table-cell>
          <table:table-cell/>
          <table:table-cell table:style-name="ce9" office:value-type="string">
            <text:p>circunvalar</text:p>
          </table:table-cell>
          <table:table-cell office:value-type="string">
            <text:p>surround.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ãi</text:p>
          </table:table-cell>
          <table:table-cell office:value-type="string">
            <text:p>pãi</text:p>
          </table:table-cell>
          <table:table-cell/>
          <table:table-cell table:style-name="ce9" office:value-type="string">
            <text:p>gente, personas, humanos.</text:p>
          </table:table-cell>
          <table:table-cell office:value-type="string">
            <text:p>people</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pãi cavache</text:p>
          </table:table-cell>
          <table:table-cell office:value-type="string">
            <text:p>pãi kaβadʒe</text:p>
          </table:table-cell>
          <table:table-cell/>
          <table:table-cell table:style-name="Default" office:value-type="string">
            <text:p>guerra</text:p>
          </table:table-cell>
          <table:table-cell office:value-type="string">
            <text:p>fight.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i chẽavʉ'e</text:p>
          </table:table-cell>
          <table:table-cell office:value-type="string">
            <text:p>pãi dʒẽaβɨʔe</text:p>
          </table:table-cell>
          <table:table-cell/>
          <table:table-cell table:style-name="ce9" office:value-type="string">
            <text:p>carcel, calabozo</text:p>
          </table:table-cell>
          <table:table-cell office:value-type="string">
            <text:p>priso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i chi'ivʉ'e</text:p>
          </table:table-cell>
          <table:table-cell office:value-type="string">
            <text:p>pãi dʒiʔiβɨʔe</text:p>
          </table:table-cell>
          <table:table-cell/>
          <table:table-cell table:style-name="Default" office:value-type="string">
            <text:p>auditorio, coliseo cubierto</text:p>
          </table:table-cell>
          <table:table-cell office:value-type="string">
            <text:p>large.closed.spa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i chiiche</text:p>
          </table:table-cell>
          <table:table-cell office:value-type="string">
            <text:p>pãi dʒiidʒe</text:p>
          </table:table-cell>
          <table:table-cell/>
          <table:table-cell table:style-name="Default" office:value-type="string">
            <text:p>amor</text:p>
          </table:table-cell>
          <table:table-cell office:value-type="string">
            <text:p>lov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i chʉ̃'ʉkʉ</text:p>
          </table:table-cell>
          <table:table-cell office:value-type="string">
            <text:p>pãi dʒɨ̃ʔɨkʰɨ</text:p>
          </table:table-cell>
          <table:table-cell/>
          <table:table-cell office:value-type="string">
            <text:p>cacique, gobernador, rey, jefe (Se refiere a cualquier hombre que manda.).</text:p>
          </table:table-cell>
          <table:table-cell office:value-type="string">
            <text:p>give.order.NMLZ.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ãi cuasache</text:p>
          </table:table-cell>
          <table:table-cell office:value-type="string">
            <text:p>pãi kuasadʒe</text:p>
          </table:table-cell>
          <table:table-cell/>
          <table:table-cell table:style-name="ce9" office:value-type="string">
            <text:p>amor</text:p>
          </table:table-cell>
          <table:table-cell office:value-type="string">
            <text:p>lov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i etasaivʉ</text:p>
          </table:table-cell>
          <table:table-cell office:value-type="string">
            <text:p>pãi etʰasaiβɨ</text:p>
          </table:table-cell>
          <table:table-cell/>
          <table:table-cell table:style-name="Default" office:value-type="string">
            <text:p>televisor</text:p>
          </table:table-cell>
          <table:table-cell office:value-type="string">
            <text:p>televisio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i kuanupʉ</text:p>
          </table:table-cell>
          <table:table-cell office:value-type="string">
            <text:p>pãi kʰuanupɨ</text:p>
          </table:table-cell>
          <table:table-cell/>
          <table:table-cell table:style-name="ce9" office:value-type="string">
            <text:p>muchedumbre, grupo de personas</text:p>
          </table:table-cell>
          <table:table-cell office:value-type="string">
            <text:p>group.of.peop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i ña oiche</text:p>
          </table:table-cell>
          <table:table-cell office:value-type="string">
            <text:p>pãi ɲa oidʒe</text:p>
          </table:table-cell>
          <table:table-cell/>
          <table:table-cell table:style-name="ce9" office:value-type="string">
            <text:p>compasión</text:p>
          </table:table-cell>
          <table:table-cell office:value-type="string">
            <text:p>pity.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i ñasaivʉ</text:p>
          </table:table-cell>
          <table:table-cell office:value-type="string">
            <text:p>pãi ɲasaiβɨ</text:p>
          </table:table-cell>
          <table:table-cell/>
          <table:table-cell office:value-type="string">
            <text:p>televisor</text:p>
          </table:table-cell>
          <table:table-cell office:value-type="string">
            <text:p>televisio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i naso</text:p>
          </table:table-cell>
          <table:table-cell office:value-type="string">
            <text:p>pãi naso</text:p>
          </table:table-cell>
          <table:table-cell/>
          <table:table-cell office:value-type="string">
            <text:p>marimba, marimonda (Es un mico negro y grande.). Ateles spp.</text:p>
          </table:table-cell>
          <table:table-cell office:value-type="string">
            <text:p>monkey.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pãi oimʉ</text:p>
          </table:table-cell>
          <table:table-cell office:value-type="string">
            <text:p>pãi oimɨ</text:p>
          </table:table-cell>
          <table:table-cell/>
          <table:table-cell office:value-type="string">
            <text:p>tener compasión</text:p>
          </table:table-cell>
          <table:table-cell office:value-type="string">
            <text:p>show.pity.V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ãi vaiche</text:p>
          </table:table-cell>
          <table:table-cell office:value-type="string">
            <text:p>pãi βaidʒe</text:p>
          </table:table-cell>
          <table:table-cell/>
          <table:table-cell office:value-type="string">
            <text:p>guerra; masacre</text:p>
          </table:table-cell>
          <table:table-cell office:value-type="string">
            <text:p>fight.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imia</text:p>
          </table:table-cell>
          <table:table-cell office:value-type="string">
            <text:p>pãimia</text:p>
          </table:table-cell>
          <table:table-cell/>
          <table:table-cell office:value-type="string">
            <text:p>meses</text:p>
          </table:table-cell>
          <table:table-cell office:value-type="string">
            <text:p>months</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pãimia ʉne</text:p>
          </table:table-cell>
          <table:table-cell office:value-type="string">
            <text:p>pãimia ɨne</text:p>
          </table:table-cell>
          <table:table-cell/>
          <table:table-cell table:style-name="ce9" office:value-type="string">
            <text:p><text:s/>especie de palma o fruto de chontaduro, cachipay, pupuña (Es amarillo.).</text:p>
          </table:table-cell>
          <table:table-cell office:value-type="string">
            <text:p>palm.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imiaʉ</text:p>
          </table:table-cell>
          <table:table-cell office:value-type="string">
            <text:p>pãimiaɨ</text:p>
          </table:table-cell>
          <table:table-cell/>
          <table:table-cell table:style-name="Default" office:value-type="string">
            <text:p>mes</text:p>
          </table:table-cell>
          <table:table-cell office:value-type="string">
            <text:p>month</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ãimiaʉ</text:p>
          </table:table-cell>
          <table:table-cell office:value-type="string">
            <text:p>pãimiaɨ</text:p>
          </table:table-cell>
          <table:table-cell/>
          <table:table-cell table:style-name="ce9" office:value-type="string">
            <text:p>luna</text:p>
          </table:table-cell>
          <table:table-cell office:value-type="string">
            <text:p>moo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ãimiaʉ apesʉ'imʉ</text:p>
          </table:table-cell>
          <table:table-cell office:value-type="string">
            <text:p>pãimiaɨ apesɨʔimɨ</text:p>
          </table:table-cell>
          <table:table-cell/>
          <table:table-cell table:style-name="ce9" office:value-type="string">
            <text:p>comienzo del mes</text:p>
          </table:table-cell>
          <table:table-cell office:value-type="string">
            <text:p>month.beginnin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io</text:p>
          </table:table-cell>
          <table:table-cell office:value-type="string">
            <text:p>pãio</text:p>
          </table:table-cell>
          <table:table-cell/>
          <table:table-cell table:style-name="Default" office:value-type="string">
            <text:p>mujer, persona femenina</text:p>
          </table:table-cell>
          <table:table-cell office:value-type="string">
            <text:p>woma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ãipʉ</text:p>
          </table:table-cell>
          <table:table-cell office:value-type="string">
            <text:p>pãipɨ</text:p>
          </table:table-cell>
          <table:table-cell/>
          <table:table-cell office:value-type="string">
            <text:p>muchedumbre, grupo de personas</text:p>
          </table:table-cell>
          <table:table-cell office:value-type="string">
            <text:p>group.of.peop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irepao</text:p>
          </table:table-cell>
          <table:table-cell office:value-type="string">
            <text:p>pãirepao</text:p>
          </table:table-cell>
          <table:table-cell/>
          <table:table-cell office:value-type="string">
            <text:p>mujer indigena</text:p>
          </table:table-cell>
          <table:table-cell office:value-type="string">
            <text:p>indigenous.person.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ãirepaʉ</text:p>
          </table:table-cell>
          <table:table-cell office:value-type="string">
            <text:p>pãirepaɨ</text:p>
          </table:table-cell>
          <table:table-cell/>
          <table:table-cell office:value-type="string">
            <text:p>hombre indigena</text:p>
          </table:table-cell>
          <table:table-cell office:value-type="string">
            <text:p>indigenous.person.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aish</text:p>
          </table:table-cell>
          <table:table-cell office:value-type="string">
            <text:p>paish</text:p>
          </table:table-cell>
          <table:table-cell/>
          <table:table-cell office:value-type="string">
            <text:p><text:s/>sonido de las alas del águila.</text:p>
          </table:table-cell>
          <table:table-cell office:value-type="string">
            <text:p>SS.SYMB.eel.splashing</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pãisomʉ</text:p>
          </table:table-cell>
          <table:table-cell office:value-type="string">
            <text:p>pãisomɨ</text:p>
          </table:table-cell>
          <table:table-cell/>
          <table:table-cell table:style-name="ce9" office:value-type="string">
            <text:p>burlarse de</text:p>
          </table:table-cell>
          <table:table-cell office:value-type="string">
            <text:p>mock.V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ãisʉmʉ</text:p>
          </table:table-cell>
          <table:table-cell office:value-type="string">
            <text:p>pãisɨmɨ</text:p>
          </table:table-cell>
          <table:table-cell/>
          <table:table-cell table:style-name="Default" office:value-type="string">
            <text:p>oler a sudor</text:p>
          </table:table-cell>
          <table:table-cell office:value-type="string">
            <text:p>smell.of.sweat.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ãiʉ</text:p>
          </table:table-cell>
          <table:table-cell office:value-type="string">
            <text:p>pãiɨ</text:p>
          </table:table-cell>
          <table:table-cell/>
          <table:table-cell table:style-name="Default" office:value-type="string">
            <text:p>hombre, persona masculina</text:p>
          </table:table-cell>
          <table:table-cell office:value-type="string">
            <text:p>ma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table:style-name="Default" office:value-type="string">
            <text:p>pãivai kua'koro</text:p>
          </table:table-cell>
          <table:table-cell table:style-name="Default" office:value-type="string">
            <text:p>pãiβai kʰuaʔkʰoro</text:p>
          </table:table-cell>
          <table:table-cell/>
          <table:table-cell office:value-type="string">
            <text:p>especie de pájaro capitán. Capito aurovirens.</text:p>
          </table:table-cell>
          <table:table-cell office:value-type="string">
            <text:p>bird.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pãivaso</text:p>
          </table:table-cell>
          <table:table-cell office:value-type="string">
            <text:p>pãiβaso</text:p>
          </table:table-cell>
          <table:table-cell/>
          <table:table-cell office:value-type="string">
            <text:p>especie de planta medicinal (Se usa para purgante.).</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jakuja'imʉ</text:p>
          </table:table-cell>
          <table:table-cell office:value-type="string">
            <text:p>pahakʰuhaʔimɨ</text:p>
          </table:table-cell>
          <table:table-cell/>
          <table:table-cell office:value-type="string">
            <text:p>ser morado</text:p>
          </table:table-cell>
          <table:table-cell office:value-type="string">
            <text:p>be.purpl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table:style-name="Default" office:value-type="string">
            <text:p>paku</text:p>
          </table:table-cell>
          <table:table-cell table:style-name="Default" office:value-type="string">
            <text:p>pakʰu</text:p>
          </table:table-cell>
          <table:table-cell/>
          <table:table-cell office:value-type="string">
            <text:p>especie de pez cachama</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apá</text:p>
          </table:table-cell>
          <table:table-cell office:value-type="string">
            <text:p>papá</text:p>
          </table:table-cell>
          <table:table-cell/>
          <table:table-cell office:value-type="string">
            <text:p>padre, papá</text:p>
          </table:table-cell>
          <table:table-cell office:value-type="string">
            <text:p>fathe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apamʉ</text:p>
          </table:table-cell>
          <table:table-cell office:value-type="string">
            <text:p>papamɨ</text:p>
          </table:table-cell>
          <table:table-cell/>
          <table:table-cell office:value-type="string">
            <text:p>desafilar</text:p>
          </table:table-cell>
          <table:table-cell office:value-type="string">
            <text:p>get.dull</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apapʉ</text:p>
          </table:table-cell>
          <table:table-cell office:value-type="string">
            <text:p>papapɨ</text:p>
          </table:table-cell>
          <table:table-cell/>
          <table:table-cell office:value-type="string">
            <text:p>papa</text:p>
          </table:table-cell>
          <table:table-cell office:value-type="string">
            <text:p>fath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table:number-columns-repeated="2" office:value-type="string">
            <text:p>para para para</text:p>
          </table:table-cell>
          <table:table-cell/>
          <table:table-cell office:value-type="string">
            <text:p>sonido producido cuando llueve duro o cae granizo.</text:p>
          </table:table-cell>
          <table:table-cell office:value-type="string">
            <text:p>SS.SYMB.hard.rain</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pararʉ</text:p>
          </table:table-cell>
          <table:table-cell office:value-type="string">
            <text:p>pararɨ</text:p>
          </table:table-cell>
          <table:table-cell/>
          <table:table-cell table:style-name="ce9" office:value-type="string">
            <text:p>paladar</text:p>
          </table:table-cell>
          <table:table-cell office:value-type="string">
            <text:p>palat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umʉ</text:p>
          </table:table-cell>
          <table:table-cell office:value-type="string">
            <text:p>pãumɨ</text:p>
          </table:table-cell>
          <table:table-cell office:value-type="string">
            <text:p>[pã́úmɨ]</text:p>
          </table:table-cell>
          <table:table-cell table:style-name="ce9" office:value-type="string">
            <text:p>abanicar</text:p>
          </table:table-cell>
          <table:table-cell office:value-type="string">
            <text:p>fan.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ãuva'ti</text:p>
          </table:table-cell>
          <table:table-cell office:value-type="string">
            <text:p>pãuβaʔtʰi</text:p>
          </table:table-cell>
          <table:table-cell office:value-type="string">
            <text:p>[pã́úβaʔti]</text:p>
          </table:table-cell>
          <table:table-cell office:value-type="string">
            <text:p>abanico, soplador</text:p>
          </table:table-cell>
          <table:table-cell office:value-type="string">
            <text:p>fan.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aʉva</text:p>
          </table:table-cell>
          <table:table-cell office:value-type="string">
            <text:p>paɨβa</text:p>
          </table:table-cell>
          <table:table-cell/>
          <table:table-cell office:value-type="string">
            <text:p>bamba (Es una raíz protuberante en el tronco de un árbol.).</text:p>
          </table:table-cell>
          <table:table-cell office:value-type="string">
            <text:p>root.protrudin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e'chemʉ</text:p>
          </table:table-cell>
          <table:table-cell office:value-type="string">
            <text:p>peʔdʒemɨ</text:p>
          </table:table-cell>
          <table:table-cell office:value-type="string">
            <text:p>[péʔdʒemɨ]</text:p>
          </table:table-cell>
          <table:table-cell table:style-name="ce9" office:value-type="string">
            <text:p>extender (la ropa o mano)</text:p>
          </table:table-cell>
          <table:table-cell office:value-type="string">
            <text:p>stretch.out.VT</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pẽ'e</text:p>
          </table:table-cell>
          <table:table-cell office:value-type="string">
            <text:p>pẽʔe</text:p>
          </table:table-cell>
          <table:table-cell/>
          <table:table-cell table:style-name="ce9" office:value-type="string">
            <text:p>rata (es comestible)</text:p>
          </table:table-cell>
          <table:table-cell office:value-type="string">
            <text:p>mous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ẽ'je</text:p>
          </table:table-cell>
          <table:table-cell office:value-type="string">
            <text:p>pẽʔhe</text:p>
          </table:table-cell>
          <table:table-cell/>
          <table:table-cell table:style-name="ce9" office:value-type="string">
            <text:p>roza, socola</text:p>
          </table:table-cell>
          <table:table-cell office:value-type="string">
            <text:p>burned.gard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ẽ'jemʉ</text:p>
          </table:table-cell>
          <table:table-cell office:value-type="string">
            <text:p>pẽʔhemɨ</text:p>
          </table:table-cell>
          <table:table-cell/>
          <table:table-cell table:style-name="ce9" office:value-type="string">
            <text:p>vigilar; esperar</text:p>
          </table:table-cell>
          <table:table-cell office:value-type="string">
            <text:p>wait.fo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e'kerʉ</text:p>
          </table:table-cell>
          <table:table-cell office:value-type="string">
            <text:p>peʔkʰerɨ</text:p>
          </table:table-cell>
          <table:table-cell/>
          <table:table-cell table:style-name="ce9" office:value-type="string">
            <text:p>despacio, pasito, con paciencia</text:p>
          </table:table-cell>
          <table:table-cell office:value-type="string">
            <text:p>slowly</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pe'kerʉ pa'iche</text:p>
          </table:table-cell>
          <table:table-cell office:value-type="string">
            <text:p>peʔkʰerɨ paʔidʒe</text:p>
          </table:table-cell>
          <table:table-cell/>
          <table:table-cell table:style-name="Default" office:value-type="string">
            <text:p>disposición de paciencia, tranquilidad, mansedumbre.</text:p>
          </table:table-cell>
          <table:table-cell office:value-type="string">
            <text:p>patienc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e'rumʉ</text:p>
          </table:table-cell>
          <table:table-cell office:value-type="string">
            <text:p>peʔrumɨ</text:p>
          </table:table-cell>
          <table:table-cell office:value-type="string">
            <text:p>[péʔrumɨ]</text:p>
          </table:table-cell>
          <table:table-cell office:value-type="string">
            <text:p>enojarse, ponerse bravo, estar de mal genio.</text:p>
          </table:table-cell>
          <table:table-cell office:value-type="string">
            <text:p>be.angr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e'rurekocho</text:p>
          </table:table-cell>
          <table:table-cell office:value-type="string">
            <text:p>peʔrurekʰodʒo</text:p>
          </table:table-cell>
          <table:table-cell/>
          <table:table-cell office:value-type="string">
            <text:p>mal genio. Lit: corazón enojado. </text:p>
          </table:table-cell>
          <table:table-cell office:value-type="string">
            <text:p>ang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table:number-columns-repeated="2" office:value-type="string">
            <text:p>pẽa</text:p>
          </table:table-cell>
          <table:table-cell/>
          <table:table-cell office:value-type="string">
            <text:p>especie de hormiga (Son muy pequeñas. Entran a la casa y dañan la comida.).</text:p>
          </table:table-cell>
          <table:table-cell office:value-type="string">
            <text:p>ant.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pẽamʉ</text:p>
          </table:table-cell>
          <table:table-cell office:value-type="string">
            <text:p>pẽamɨ</text:p>
          </table:table-cell>
          <table:table-cell office:value-type="string">
            <text:p>[pẽ́amɨ]</text:p>
          </table:table-cell>
          <table:table-cell office:value-type="string">
            <text:p>estar bajito (el río). 2. ser delgado (tela).</text:p>
          </table:table-cell>
          <table:table-cell office:value-type="string">
            <text:p>be.low.water.level</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ẽanẽ i'kamʉ</text:p>
          </table:table-cell>
          <table:table-cell office:value-type="string">
            <text:p>pẽanẽ iʔkʰamɨ</text:p>
          </table:table-cell>
          <table:table-cell/>
          <table:table-cell office:value-type="string">
            <text:p>hablar en tono alto.</text:p>
          </table:table-cell>
          <table:table-cell office:value-type="string">
            <text:p>speak.loudl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echomʉ</text:p>
          </table:table-cell>
          <table:table-cell office:value-type="string">
            <text:p>pedʒomɨ</text:p>
          </table:table-cell>
          <table:table-cell office:value-type="string">
            <text:p>[pédʒomɨ]</text:p>
          </table:table-cell>
          <table:table-cell office:value-type="string">
            <text:p><text:s/>alisar, aplanar, emparejar. 2. regar suavemente.</text:p>
          </table:table-cell>
          <table:table-cell office:value-type="string">
            <text:p>make.smooth</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eko</text:p>
          </table:table-cell>
          <table:table-cell office:value-type="string">
            <text:p>pekʰo</text:p>
          </table:table-cell>
          <table:table-cell/>
          <table:table-cell office:value-type="string">
            <text:p>gusano, gusanos (Salen del cuerpo podrido de una persona o animal.).</text:p>
          </table:table-cell>
          <table:table-cell office:value-type="string">
            <text:p>grub</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pekomʉ</text:p>
          </table:table-cell>
          <table:table-cell office:value-type="string">
            <text:p>pekʰomɨ</text:p>
          </table:table-cell>
          <table:table-cell/>
          <table:table-cell table:style-name="ce9" office:value-type="string">
            <text:p>infectarse (con cresas o gusanos en el cuerpo), estar gusanoso.</text:p>
          </table:table-cell>
          <table:table-cell office:value-type="string">
            <text:p>be.infested.grub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ene</text:p>
          </table:table-cell>
          <table:table-cell office:value-type="string">
            <text:p>pene</text:p>
          </table:table-cell>
          <table:table-cell/>
          <table:table-cell table:style-name="Default" office:value-type="string">
            <text:p>árboles o frutas de guama</text:p>
          </table:table-cell>
          <table:table-cell office:value-type="string">
            <text:p>Inga.sp.tree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pene sã'sa</text:p>
          </table:table-cell>
          <table:table-cell office:value-type="string">
            <text:p>pene sãʔsa</text:p>
          </table:table-cell>
          <table:table-cell/>
          <table:table-cell table:style-name="ce9" office:value-type="string">
            <text:p><text:s/>micuro o nicuro, especie de bagre. Pimelodus clarias. </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eneme</text:p>
          </table:table-cell>
          <table:table-cell office:value-type="string">
            <text:p>peneme</text:p>
          </table:table-cell>
          <table:table-cell/>
          <table:table-cell table:style-name="ce9" office:value-type="string">
            <text:p>vaina de guama</text:p>
          </table:table-cell>
          <table:table-cell office:value-type="string">
            <text:p>Inga.sp.po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eneña</text:p>
          </table:table-cell>
          <table:table-cell office:value-type="string">
            <text:p>Peneɲa</text:p>
          </table:table-cell>
          <table:table-cell/>
          <table:table-cell table:style-name="ce9" office:value-type="string">
            <text:p>rio Peneya</text:p>
          </table:table-cell>
          <table:table-cell office:value-type="string">
            <text:p>river.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eneñʉ</text:p>
          </table:table-cell>
          <table:table-cell office:value-type="string">
            <text:p>peneɲɨ</text:p>
          </table:table-cell>
          <table:table-cell/>
          <table:table-cell table:style-name="Default" office:value-type="string">
            <text:p>guamo, Inga spp</text:p>
          </table:table-cell>
          <table:table-cell office:value-type="string">
            <text:p>Ing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eoche</text:p>
          </table:table-cell>
          <table:table-cell office:value-type="string">
            <text:p>peodʒe</text:p>
          </table:table-cell>
          <table:table-cell/>
          <table:table-cell office:value-type="string">
            <text:p>nada</text:p>
          </table:table-cell>
          <table:table-cell office:value-type="string">
            <text:p>nothing</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peomʉ</text:p>
          </table:table-cell>
          <table:table-cell office:value-type="string">
            <text:p>peomɨ</text:p>
          </table:table-cell>
          <table:table-cell/>
          <table:table-cell office:value-type="string">
            <text:p>no tener; no haber; o estar</text:p>
          </table:table-cell>
          <table:table-cell office:value-type="string">
            <text:p>not.hav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eoraʉva</text:p>
          </table:table-cell>
          <table:table-cell office:value-type="string">
            <text:p>peoraɨβa</text:p>
          </table:table-cell>
          <table:table-cell/>
          <table:table-cell office:value-type="string">
            <text:p>capa de atmósfera, aire</text:p>
          </table:table-cell>
          <table:table-cell office:value-type="string">
            <text:p>ai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eore</text:p>
          </table:table-cell>
          <table:table-cell office:value-type="string">
            <text:p>peore</text:p>
          </table:table-cell>
          <table:table-cell/>
          <table:table-cell table:style-name="ce9" office:value-type="string">
            <text:p>todo</text:p>
          </table:table-cell>
          <table:table-cell office:value-type="string">
            <text:p>al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esa</text:p>
          </table:table-cell>
          <table:table-cell office:value-type="string">
            <text:p>pesa</text:p>
          </table:table-cell>
          <table:table-cell/>
          <table:table-cell table:style-name="ce9" office:value-type="string">
            <text:p>rapido, ligero</text:p>
          </table:table-cell>
          <table:table-cell office:value-type="string">
            <text:p>quickly</text:p>
          </table:table-cell>
          <table:table-cell table:number-columns-repeated="10"/>
          <table:table-cell office:value-type="string">
            <text:p>adv.</text:p>
          </table:table-cell>
          <table:table-cell table:number-columns-repeated="237"/>
        </table:table-row>
        <table:table-row table:style-name="ro3">
          <table:table-cell table:number-columns-repeated="3"/>
          <table:table-cell office:value-type="string">
            <text:p>pete</text:p>
          </table:table-cell>
          <table:table-cell office:value-type="string">
            <text:p>petʰe</text:p>
          </table:table-cell>
          <table:table-cell/>
          <table:table-cell table:style-name="ce9" office:value-type="string">
            <text:p>pato, Amazonetta brasiliensis. </text:p>
          </table:table-cell>
          <table:table-cell office:value-type="string">
            <text:p>bird.sp</text:p>
          </table:table-cell>
          <table:table-cell table:number-columns-repeated="3"/>
          <table:table-cell office:value-type="string">
            <text:p>KT</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pẽte</text:p>
          </table:table-cell>
          <table:table-cell office:value-type="string">
            <text:p>pẽtʰe</text:p>
          </table:table-cell>
          <table:table-cell/>
          <table:table-cell table:style-name="ce9" office:value-type="string">
            <text:p>pato</text:p>
          </table:table-cell>
          <table:table-cell office:value-type="string">
            <text:p>bird.sp</text:p>
          </table:table-cell>
          <table:table-cell table:number-columns-repeated="3"/>
          <table:table-cell office:value-type="string">
            <text:p>KP</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peto</text:p>
          </table:table-cell>
          <table:table-cell office:value-type="string">
            <text:p>petʰo</text:p>
          </table:table-cell>
          <table:table-cell/>
          <table:table-cell table:style-name="ce9" office:value-type="string">
            <text:p>palmas o frutas de coco</text:p>
          </table:table-cell>
          <table:table-cell office:value-type="string">
            <text:p>coconut.fruit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peto chau jureo</text:p>
          </table:table-cell>
          <table:table-cell office:value-type="string">
            <text:p>petʰo dʒau hureo</text:p>
          </table:table-cell>
          <table:table-cell/>
          <table:table-cell table:style-name="ce9" office:value-type="string">
            <text:p>especie de paloma silvestre.</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eto miu</text:p>
          </table:table-cell>
          <table:table-cell office:value-type="string">
            <text:p>petʰo miu</text:p>
          </table:table-cell>
          <table:table-cell/>
          <table:table-cell table:style-name="ce9" office:value-type="string">
            <text:p>espinas de la palma de coco.</text:p>
          </table:table-cell>
          <table:table-cell office:value-type="string">
            <text:p>coconut.spine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petoa</text:p>
          </table:table-cell>
          <table:table-cell office:value-type="string">
            <text:p>petʰoa</text:p>
          </table:table-cell>
          <table:table-cell/>
          <table:table-cell office:value-type="string">
            <text:p><text:s/>especie de coco (Es de tamaño pequeño.). </text:p>
          </table:table-cell>
          <table:table-cell office:value-type="string">
            <text:p>coconut.variet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etochia</text:p>
          </table:table-cell>
          <table:table-cell office:value-type="string">
            <text:p>petʰodʒia</text:p>
          </table:table-cell>
          <table:table-cell/>
          <table:table-cell office:value-type="string">
            <text:p>especie de pasto guayacana</text:p>
          </table:table-cell>
          <table:table-cell office:value-type="string">
            <text:p>grass.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etoñʉ</text:p>
          </table:table-cell>
          <table:table-cell office:value-type="string">
            <text:p>petʰoɲɨ</text:p>
          </table:table-cell>
          <table:table-cell/>
          <table:table-cell office:value-type="string">
            <text:p>palma de coco</text:p>
          </table:table-cell>
          <table:table-cell office:value-type="string">
            <text:p>coconut.palm</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etopʉ</text:p>
          </table:table-cell>
          <table:table-cell office:value-type="string">
            <text:p>petʰopɨ</text:p>
          </table:table-cell>
          <table:table-cell/>
          <table:table-cell office:value-type="string">
            <text:p>coco</text:p>
          </table:table-cell>
          <table:table-cell office:value-type="string">
            <text:p>coconu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hã'cumʉ</text:p>
          </table:table-cell>
          <table:table-cell office:value-type="string">
            <text:p>pʰãʔkumɨ</text:p>
          </table:table-cell>
          <table:table-cell/>
          <table:table-cell office:value-type="string">
            <text:p>chasquear (con los labios).</text:p>
          </table:table-cell>
          <table:table-cell office:value-type="string">
            <text:p>make.noise.with.lip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hã'phamʉ</text:p>
          </table:table-cell>
          <table:table-cell office:value-type="string">
            <text:p>pʰãʔpʰamɨ</text:p>
          </table:table-cell>
          <table:table-cell/>
          <table:table-cell table:style-name="ce9" office:value-type="string">
            <text:p>jadear, respirar con dificultad.</text:p>
          </table:table-cell>
          <table:table-cell office:value-type="string">
            <text:p>pant.in.breathing</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hã'phomʉ</text:p>
          </table:table-cell>
          <table:table-cell office:value-type="string">
            <text:p>pʰãʔpʰomɨ</text:p>
          </table:table-cell>
          <table:table-cell/>
          <table:table-cell table:style-name="Default" office:value-type="string">
            <text:p>hacer cansar, hacer jadear</text:p>
          </table:table-cell>
          <table:table-cell office:value-type="string">
            <text:p>make.pant.in.breathing</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phã'phʉmʉ</text:p>
          </table:table-cell>
          <table:table-cell office:value-type="string">
            <text:p>pʰãʔpʰɨmɨ</text:p>
          </table:table-cell>
          <table:table-cell/>
          <table:table-cell table:style-name="ce9" office:value-type="string">
            <text:p>pisotear en el pantano, ablandar (barro con las manos o los pies; únicamente hecho por los niños).</text:p>
          </table:table-cell>
          <table:table-cell office:value-type="string">
            <text:p>step.in.swamp</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pha'ripha'rimʉ</text:p>
          </table:table-cell>
          <table:table-cell office:value-type="string">
            <text:p>pʰaʔripʰaʔrimɨ</text:p>
          </table:table-cell>
          <table:table-cell/>
          <table:table-cell office:value-type="string">
            <text:p>jetear (Salir un pez del agua, abrir y cerrar la boca varias veces. Cuando empieza la creciente del año, en la laguna hay bastante bocachico jeteando.)</text:p>
          </table:table-cell>
          <table:table-cell office:value-type="string">
            <text:p>surface.of.fish</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ha'ripha'rimʉ</text:p>
          </table:table-cell>
          <table:table-cell office:value-type="string">
            <text:p>pʰaʔripʰaʔrimɨ</text:p>
          </table:table-cell>
          <table:table-cell/>
          <table:table-cell table:style-name="ce9" office:value-type="string">
            <text:p>mover mucho (la boca o los párpados).</text:p>
          </table:table-cell>
          <table:table-cell office:value-type="string">
            <text:p>move.face.PLACT</text:p>
          </table:table-cell>
          <table:table-cell table:number-columns-repeated="10"/>
          <table:table-cell office:value-type="string">
            <text:p>v.i.rep.</text:p>
          </table:table-cell>
          <table:table-cell table:number-columns-repeated="237"/>
        </table:table-row>
        <table:table-row table:style-name="ro2">
          <table:table-cell table:number-columns-repeated="3"/>
          <table:table-cell office:value-type="string">
            <text:p>phairi</text:p>
          </table:table-cell>
          <table:table-cell office:value-type="string">
            <text:p>pʰairi</text:p>
          </table:table-cell>
          <table:table-cell/>
          <table:table-cell office:value-type="string">
            <text:p>cura, sacerdote</text:p>
          </table:table-cell>
          <table:table-cell office:value-type="string">
            <text:p>priest</text:p>
          </table:table-cell>
          <table:table-cell table:number-columns-repeated="7"/>
          <table:table-cell office:value-type="string">
            <text:p>loan, ultimately from Spanish or Port but probably via Quechuan</text:p>
          </table:table-cell>
          <table:table-cell table:number-columns-repeated="2"/>
          <table:table-cell office:value-type="string">
            <text:p>s.an.</text:p>
          </table:table-cell>
          <table:table-cell table:number-columns-repeated="237"/>
        </table:table-row>
        <table:table-row table:style-name="ro2">
          <table:table-cell table:number-columns-repeated="3"/>
          <table:table-cell office:value-type="string">
            <text:p>phãj</text:p>
          </table:table-cell>
          <table:table-cell office:value-type="string">
            <text:p>pʰãh</text:p>
          </table:table-cell>
          <table:table-cell/>
          <table:table-cell office:value-type="string">
            <text:p>sonido producido cuando una masa blanda se pega contra algo.</text:p>
          </table:table-cell>
          <table:table-cell office:value-type="string">
            <text:p>SS.SYMB.hit.with.soft.mass</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phajʉmʉ</text:p>
          </table:table-cell>
          <table:table-cell office:value-type="string">
            <text:p>pʰahɨmɨ</text:p>
          </table:table-cell>
          <table:table-cell/>
          <table:table-cell office:value-type="string">
            <text:p>sacudir</text:p>
          </table:table-cell>
          <table:table-cell office:value-type="string">
            <text:p>shak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haka phaka phaka</text:p>
          </table:table-cell>
          <table:table-cell office:value-type="string">
            <text:p>pʰakʰa pʰakʰa pʰakʰa</text:p>
          </table:table-cell>
          <table:table-cell/>
          <table:table-cell table:style-name="ce9" office:value-type="string">
            <text:p>sonido producido por las hélices de un helicóptero cuando está a corta distancia</text:p>
          </table:table-cell>
          <table:table-cell office:value-type="string">
            <text:p>SS.SYMB.helicopter</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phanapʉ</text:p>
          </table:table-cell>
          <table:table-cell office:value-type="string">
            <text:p>pʰanapɨ</text:p>
          </table:table-cell>
          <table:table-cell/>
          <table:table-cell office:value-type="string">
            <text:p>pantanal, tierra enlodada</text:p>
          </table:table-cell>
          <table:table-cell office:value-type="string">
            <text:p>swamp</text:p>
          </table:table-cell>
          <table:table-cell table:number-columns-repeated="10"/>
          <table:table-cell office:value-type="string">
            <text:p>s.i.</text:p>
          </table:table-cell>
          <table:table-cell table:number-columns-repeated="237"/>
        </table:table-row>
        <table:table-row table:style-name="ro2">
          <table:table-cell table:number-columns-repeated="3"/>
          <table:table-cell office:value-type="string">
            <text:p>pharo pharo</text:p>
          </table:table-cell>
          <table:table-cell office:value-type="string">
            <text:p>pʰaro pʰaro</text:p>
          </table:table-cell>
          <table:table-cell/>
          <table:table-cell office:value-type="string">
            <text:p>sonido que hacen los caballos, los burros y las mulas</text:p>
          </table:table-cell>
          <table:table-cell office:value-type="string">
            <text:p>SS.SYMB.equine</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phẽ'phemʉ</text:p>
          </table:table-cell>
          <table:table-cell office:value-type="string">
            <text:p>pʰẽʔpʰemɨ</text:p>
          </table:table-cell>
          <table:table-cell/>
          <table:table-cell office:value-type="string">
            <text:p><text:s/>alisar (barro con la mano).</text:p>
          </table:table-cell>
          <table:table-cell office:value-type="string">
            <text:p>make.smooth</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hẽe</text:p>
          </table:table-cell>
          <table:table-cell office:value-type="string">
            <text:p>pʰẽe</text:p>
          </table:table-cell>
          <table:table-cell/>
          <table:table-cell office:value-type="string">
            <text:p>sonido de un planazo o cintarazo de la palma de la mano.</text:p>
          </table:table-cell>
          <table:table-cell office:value-type="string">
            <text:p>SS.SYMB.slapping</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phẽro</text:p>
          </table:table-cell>
          <table:table-cell office:value-type="string">
            <text:p>pʰẽro</text:p>
          </table:table-cell>
          <table:table-cell/>
          <table:table-cell office:value-type="string">
            <text:p>de lado, con el plano de un machete.</text:p>
          </table:table-cell>
          <table:table-cell office:value-type="string">
            <text:p>sid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phẽro nʉkamʉ</text:p>
          </table:table-cell>
          <table:table-cell office:value-type="string">
            <text:p>pʰẽro nɨkʰamɨ</text:p>
          </table:table-cell>
          <table:table-cell/>
          <table:table-cell office:value-type="string">
            <text:p>pararse inclinado a un lado.</text:p>
          </table:table-cell>
          <table:table-cell office:value-type="string">
            <text:p>be.inclined.positio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hĩ'covʉ</text:p>
          </table:table-cell>
          <table:table-cell office:value-type="string">
            <text:p>pʰĩʔkoβɨ</text:p>
          </table:table-cell>
          <table:table-cell/>
          <table:table-cell table:style-name="ce9" office:value-type="string">
            <text:p>flauta</text:p>
          </table:table-cell>
          <table:table-cell office:value-type="string">
            <text:p>flute</text:p>
          </table:table-cell>
          <table:table-cell table:number-columns-repeated="3"/>
          <table:table-cell office:value-type="string">
            <text:p>KT</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phĩ'kovʉ</text:p>
          </table:table-cell>
          <table:table-cell office:value-type="string">
            <text:p>pʰĩʔkʰoβɨ</text:p>
          </table:table-cell>
          <table:table-cell/>
          <table:table-cell office:value-type="string">
            <text:p>flauta</text:p>
          </table:table-cell>
          <table:table-cell office:value-type="string">
            <text:p>flute</text:p>
          </table:table-cell>
          <table:table-cell table:number-columns-repeated="3"/>
          <table:table-cell office:value-type="string">
            <text:p>KP</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phii</text:p>
          </table:table-cell>
          <table:table-cell office:value-type="string">
            <text:p>pʰii</text:p>
          </table:table-cell>
          <table:table-cell/>
          <table:table-cell office:value-type="string">
            <text:p><text:s/>juguete tradicional (hecho de hojasdemazorca)</text:p>
          </table:table-cell>
          <table:table-cell office:value-type="string">
            <text:p>corn.leaf.to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hiimʉ</text:p>
          </table:table-cell>
          <table:table-cell office:value-type="string">
            <text:p>pʰiimɨ</text:p>
          </table:table-cell>
          <table:table-cell/>
          <table:table-cell table:style-name="Default" office:value-type="string">
            <text:p>jugar (con el juguete hecho de hojas de mazorca).</text:p>
          </table:table-cell>
          <table:table-cell office:value-type="string">
            <text:p>play.with.corn.leaf.toy</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phire</text:p>
          </table:table-cell>
          <table:table-cell office:value-type="string">
            <text:p>pʰire</text:p>
          </table:table-cell>
          <table:table-cell/>
          <table:table-cell office:value-type="string">
            <text:p>matas o semillas de veinte de julio, matas o semillas de achira.</text:p>
          </table:table-cell>
          <table:table-cell office:value-type="string">
            <text:p>plant.sp</text:p>
          </table:table-cell>
          <table:table-cell table:number-columns-repeated="3"/>
          <table:table-cell office:value-type="string">
            <text:p>CAQ</text:p>
          </table:table-cell>
          <table:table-cell table:number-columns-repeated="6"/>
          <table:table-cell office:value-type="string">
            <text:p>s.in.gen</text:p>
          </table:table-cell>
          <table:table-cell table:number-columns-repeated="237"/>
        </table:table-row>
        <table:table-row table:style-name="ro2">
          <table:table-cell table:number-columns-repeated="3"/>
          <table:table-cell office:value-type="string">
            <text:p>phirea</text:p>
          </table:table-cell>
          <table:table-cell office:value-type="string">
            <text:p>pʰirea</text:p>
          </table:table-cell>
          <table:table-cell/>
          <table:table-cell office:value-type="string">
            <text:p>semilla de veinte de julio, semilla de achira</text:p>
          </table:table-cell>
          <table:table-cell office:value-type="string">
            <text:p>plant.sp.seeds</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phirecava</text:p>
          </table:table-cell>
          <table:table-cell office:value-type="string">
            <text:p>pʰirekaβa</text:p>
          </table:table-cell>
          <table:table-cell/>
          <table:table-cell office:value-type="string">
            <text:p>collar de semillas de veinte de julio, collar de achiras.</text:p>
          </table:table-cell>
          <table:table-cell office:value-type="string">
            <text:p>plant.sp.seed.necklace</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phireme</text:p>
          </table:table-cell>
          <table:table-cell office:value-type="string">
            <text:p>pʰireme</text:p>
          </table:table-cell>
          <table:table-cell/>
          <table:table-cell office:value-type="string">
            <text:p>collar de semillas de veinte de julio, collar de achiras.</text:p>
          </table:table-cell>
          <table:table-cell office:value-type="string">
            <text:p>plant.sp.seed.necklace</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phireñʉ</text:p>
          </table:table-cell>
          <table:table-cell office:value-type="string">
            <text:p>pʰireɲɨ</text:p>
          </table:table-cell>
          <table:table-cell/>
          <table:table-cell office:value-type="string">
            <text:p>mata de veinte de julio, mata de achira</text:p>
          </table:table-cell>
          <table:table-cell office:value-type="string">
            <text:p>plant.sp.sprout</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phirevʉ</text:p>
          </table:table-cell>
          <table:table-cell office:value-type="string">
            <text:p>pʰireβɨ</text:p>
          </table:table-cell>
          <table:table-cell/>
          <table:table-cell table:style-name="ce9" office:value-type="string">
            <text:p>vaina de semillas de veinte de julio, vaina de achira</text:p>
          </table:table-cell>
          <table:table-cell office:value-type="string">
            <text:p>plant.sp.pod</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phiru miu</text:p>
          </table:table-cell>
          <table:table-cell office:value-type="string">
            <text:p>pʰiru miu</text:p>
          </table:table-cell>
          <table:table-cell/>
          <table:table-cell table:style-name="ce9" office:value-type="string">
            <text:p>espinas de chuchana</text:p>
          </table:table-cell>
          <table:table-cell office:value-type="string">
            <text:p>palm.sp.spines</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phiruñʉ</text:p>
          </table:table-cell>
          <table:table-cell office:value-type="string">
            <text:p>pʰiruɲɨ</text:p>
          </table:table-cell>
          <table:table-cell/>
          <table:table-cell table:style-name="ce9" office:value-type="string">
            <text:p>chuchana, especie de chonta espinosa</text:p>
          </table:table-cell>
          <table:table-cell office:value-type="string">
            <text:p>palm.sp</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phirusava</text:p>
          </table:table-cell>
          <table:table-cell office:value-type="string">
            <text:p>pʰirusaβa</text:p>
          </table:table-cell>
          <table:table-cell/>
          <table:table-cell table:style-name="ce9" office:value-type="string">
            <text:p>chuchana, especie de chonta (Es espinosa y pequeña.).</text:p>
          </table:table-cell>
          <table:table-cell office:value-type="string">
            <text:p>palm.sp</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pho'joro</text:p>
          </table:table-cell>
          <table:table-cell office:value-type="string">
            <text:p>pʰoʔhoro</text:p>
          </table:table-cell>
          <table:table-cell/>
          <table:table-cell table:style-name="ce9" office:value-type="string">
            <text:p>fontanela (Es la parte blanda en la cabeza de un bebé.). 2. parte blanda en la tierra.</text:p>
          </table:table-cell>
          <table:table-cell office:value-type="string">
            <text:p>soft.spo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ho'phomʉ</text:p>
          </table:table-cell>
          <table:table-cell office:value-type="string">
            <text:p>pʰoʔpʰomɨ</text:p>
          </table:table-cell>
          <table:table-cell/>
          <table:table-cell office:value-type="string">
            <text:p>palmear, aplaudir</text:p>
          </table:table-cell>
          <table:table-cell office:value-type="string">
            <text:p>clap</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hoj</text:p>
          </table:table-cell>
          <table:table-cell office:value-type="string">
            <text:p>pʰoh</text:p>
          </table:table-cell>
          <table:table-cell/>
          <table:table-cell table:style-name="ce9" office:value-type="string">
            <text:p>sonido de una patada. 2. sonido producido cuando se lava la ropa en el río.</text:p>
          </table:table-cell>
          <table:table-cell office:value-type="string">
            <text:p>SS.SYMB.hitting.water</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phoj phoj phoj</text:p>
          </table:table-cell>
          <table:table-cell office:value-type="string">
            <text:p>pʰoh pʰoh pʰoh</text:p>
          </table:table-cell>
          <table:table-cell/>
          <table:table-cell office:value-type="string">
            <text:p>sonido producido por alguien que nada en el río.</text:p>
          </table:table-cell>
          <table:table-cell office:value-type="string">
            <text:p>SS.SYMB.swimming</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phoka phoka phoka</text:p>
          </table:table-cell>
          <table:table-cell office:value-type="string">
            <text:p>pʰokʰa pʰokʰa pʰokʰa</text:p>
          </table:table-cell>
          <table:table-cell/>
          <table:table-cell office:value-type="string">
            <text:p>sonido producido al caer y brincar un pez o pájaro en una playa.</text:p>
          </table:table-cell>
          <table:table-cell office:value-type="string">
            <text:p>SS.SYMB.jumping.onto.beach</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phu phu phu</text:p>
          </table:table-cell>
          <table:table-cell office:value-type="string">
            <text:p>pʰu pʰu pʰu</text:p>
          </table:table-cell>
          <table:table-cell/>
          <table:table-cell office:value-type="string">
            <text:p>sonido que hace una especie de sapo del monte</text:p>
          </table:table-cell>
          <table:table-cell office:value-type="string">
            <text:p>SS.SYMB.frog.cry</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phũ'kamʉ</text:p>
          </table:table-cell>
          <table:table-cell office:value-type="string">
            <text:p>pʰũʔkʰamɨ</text:p>
          </table:table-cell>
          <table:table-cell/>
          <table:table-cell office:value-type="string">
            <text:p>pudrirse, enmohecer.</text:p>
          </table:table-cell>
          <table:table-cell office:value-type="string">
            <text:p>rot.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hũ'phumo</text:p>
          </table:table-cell>
          <table:table-cell office:value-type="string">
            <text:p>pʰũʔpʰumo</text:p>
          </table:table-cell>
          <table:table-cell/>
          <table:table-cell table:style-name="ce9" office:value-type="string">
            <text:p>echar (polvo en la cara para parecer más bonita), maquillar.</text:p>
          </table:table-cell>
          <table:table-cell office:value-type="string">
            <text:p>apply.adornments.to.fac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hũ'phumʉ</text:p>
          </table:table-cell>
          <table:table-cell office:value-type="string">
            <text:p>pʰũʔpʰumɨ</text:p>
          </table:table-cell>
          <table:table-cell/>
          <table:table-cell table:style-name="ce9" office:value-type="string">
            <text:p>ser o estar enmohecido.</text:p>
          </table:table-cell>
          <table:table-cell office:value-type="string">
            <text:p>be.rotte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hũ'phuvʉ</text:p>
          </table:table-cell>
          <table:table-cell office:value-type="string">
            <text:p>pʰũʔpʰuβɨ</text:p>
          </table:table-cell>
          <table:table-cell/>
          <table:table-cell table:style-name="ce9" office:value-type="string">
            <text:p><text:s/>caja de polvo (Es usado para el maquillaje.). </text:p>
          </table:table-cell>
          <table:table-cell office:value-type="string">
            <text:p>powder.box</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hui phui</text:p>
          </table:table-cell>
          <table:table-cell office:value-type="string">
            <text:p>pʰui pʰui</text:p>
          </table:table-cell>
          <table:table-cell/>
          <table:table-cell office:value-type="string">
            <text:p>sonido producido por una olla cuando los alimentos se están cocinando dentro de ella y también al enfriarse.</text:p>
          </table:table-cell>
          <table:table-cell office:value-type="string">
            <text:p>SS.SYMB.boiling.pot</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phumʉ</text:p>
          </table:table-cell>
          <table:table-cell office:value-type="string">
            <text:p>pʰumɨ</text:p>
          </table:table-cell>
          <table:table-cell/>
          <table:table-cell table:style-name="ce9" office:value-type="string">
            <text:p>golpear (la ropa contra algo para quitar la mugre), dar garrote (a la ropa o a un colchón para quitar el polvo).</text:p>
          </table:table-cell>
          <table:table-cell office:value-type="string">
            <text:p>beat.clothe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huu</text:p>
          </table:table-cell>
          <table:table-cell office:value-type="string">
            <text:p>pʰuu</text:p>
          </table:table-cell>
          <table:table-cell office:value-type="string">
            <text:p>[pʰuú]</text:p>
          </table:table-cell>
          <table:table-cell office:value-type="string">
            <text:p>especie de sapo del monte (Vive en los huecos de los árboles.)</text:p>
          </table:table-cell>
          <table:table-cell office:value-type="string">
            <text:p>frog.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hʉ phʉ phʉ</text:p>
          </table:table-cell>
          <table:table-cell office:value-type="string">
            <text:p>pʰɨ pʰɨ pʰɨ</text:p>
          </table:table-cell>
          <table:table-cell/>
          <table:table-cell office:value-type="string">
            <text:p>sonido que hace la danta cuando corre</text:p>
          </table:table-cell>
          <table:table-cell office:value-type="string">
            <text:p>SS.SYMB.tapir</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phʉ'a</text:p>
          </table:table-cell>
          <table:table-cell office:value-type="string">
            <text:p>pʰɨʔa</text:p>
          </table:table-cell>
          <table:table-cell/>
          <table:table-cell table:style-name="ce9" office:value-type="string">
            <text:p>sonido producido cuando una persona pega a otra en el abdomen.</text:p>
          </table:table-cell>
          <table:table-cell office:value-type="string">
            <text:p>SS.SYMB.hitting.person</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phʉ'phʉmʉ</text:p>
          </table:table-cell>
          <table:table-cell office:value-type="string">
            <text:p>pʰɨʔpʰɨmɨ</text:p>
          </table:table-cell>
          <table:table-cell/>
          <table:table-cell office:value-type="string">
            <text:p>tapar (con hojas para que no se moje). 2. amontonar (barro).</text:p>
          </table:table-cell>
          <table:table-cell office:value-type="string">
            <text:p>cover.with.horizontal.objs.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hʉ'ʉmʉ</text:p>
          </table:table-cell>
          <table:table-cell office:value-type="string">
            <text:p>pʰɨʔɨmɨ</text:p>
          </table:table-cell>
          <table:table-cell/>
          <table:table-cell office:value-type="string">
            <text:p>dar una palmadita (Se hace a un amigo para saludarlo con cariño o a un niño para que no llore.).</text:p>
          </table:table-cell>
          <table:table-cell office:value-type="string">
            <text:p>slap.VT</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phʉmʉ</text:p>
          </table:table-cell>
          <table:table-cell office:value-type="string">
            <text:p>pʰɨmɨ</text:p>
          </table:table-cell>
          <table:table-cell/>
          <table:table-cell table:style-name="ce9" office:value-type="string">
            <text:p>engrosarse (Se refiere al casabe: cuando no seca bien en el sol, se daña y no se puede comer.).</text:p>
          </table:table-cell>
          <table:table-cell office:value-type="string">
            <text:p>get.cooked.wrong.manioc.brea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hʉʉj</text:p>
          </table:table-cell>
          <table:table-cell office:value-type="string">
            <text:p>pʰɨɨh</text:p>
          </table:table-cell>
          <table:table-cell/>
          <table:table-cell office:value-type="string">
            <text:p>sonido producido cuando algo grande cae desde arriba hacia la tierra.</text:p>
          </table:table-cell>
          <table:table-cell office:value-type="string">
            <text:p>SS.SYMB.falling</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pĩ'a</text:p>
          </table:table-cell>
          <table:table-cell office:value-type="string">
            <text:p>pĩʔa</text:p>
          </table:table-cell>
          <table:table-cell/>
          <table:table-cell office:value-type="string">
            <text:p>pajaro, ave</text:p>
          </table:table-cell>
          <table:table-cell office:value-type="string">
            <text:p>bird</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ĩ'a chai</text:p>
          </table:table-cell>
          <table:table-cell office:value-type="string">
            <text:p>pĩʔa dʒai</text:p>
          </table:table-cell>
          <table:table-cell/>
          <table:table-cell office:value-type="string">
            <text:p>especie de tigrillo. Lit: tigrillo pájaro. Felis tigrina.</text:p>
          </table:table-cell>
          <table:table-cell office:value-type="string">
            <text:p>felin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ĩ'a chaivajʉ</text:p>
          </table:table-cell>
          <table:table-cell office:value-type="string">
            <text:p>pĩʔa dʒaiβahɨ</text:p>
          </table:table-cell>
          <table:table-cell/>
          <table:table-cell office:value-type="string">
            <text:p>una de las familias koreguajes.</text:p>
          </table:table-cell>
          <table:table-cell office:value-type="string">
            <text:p>clan.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a chiasʉovʉ</text:p>
          </table:table-cell>
          <table:table-cell office:value-type="string">
            <text:p>pĩʔa dʒiasɨoβɨ</text:p>
          </table:table-cell>
          <table:table-cell/>
          <table:table-cell table:style-name="ce9" office:value-type="string">
            <text:p>nido de pájaro.</text:p>
          </table:table-cell>
          <table:table-cell office:value-type="string">
            <text:p>ne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a chĩisu'ru</text:p>
          </table:table-cell>
          <table:table-cell office:value-type="string">
            <text:p>pĩʔa dʒĩisuʔru</text:p>
          </table:table-cell>
          <table:table-cell/>
          <table:table-cell table:style-name="ce9" office:value-type="string">
            <text:p>nidos</text:p>
          </table:table-cell>
          <table:table-cell office:value-type="string">
            <text:p>nest</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pĩ'a chĩisu'rupʉ</text:p>
          </table:table-cell>
          <table:table-cell office:value-type="string">
            <text:p>pĩʔa dʒĩisuʔrupɨ</text:p>
          </table:table-cell>
          <table:table-cell/>
          <table:table-cell table:style-name="ce9" office:value-type="string">
            <text:p>nido de pájaro</text:p>
          </table:table-cell>
          <table:table-cell office:value-type="string">
            <text:p>ne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a chĩisʉo</text:p>
          </table:table-cell>
          <table:table-cell office:value-type="string">
            <text:p>pĩʔa dʒĩisɨo</text:p>
          </table:table-cell>
          <table:table-cell/>
          <table:table-cell table:style-name="ce9" office:value-type="string">
            <text:p>nidos de pájaros</text:p>
          </table:table-cell>
          <table:table-cell office:value-type="string">
            <text:p>nest</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pĩ'a chĩisʉovʉ</text:p>
          </table:table-cell>
          <table:table-cell office:value-type="string">
            <text:p>pĩʔa dʒĩisɨoβɨ</text:p>
          </table:table-cell>
          <table:table-cell/>
          <table:table-cell office:value-type="string">
            <text:p>nido de pájaro</text:p>
          </table:table-cell>
          <table:table-cell office:value-type="string">
            <text:p>nest</text:p>
          </table:table-cell>
          <table:table-cell table:number-columns-repeated="3"/>
          <table:table-cell office:value-type="string">
            <text:p>KP</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pĩ'a chʉiñʉ</text:p>
          </table:table-cell>
          <table:table-cell office:value-type="string">
            <text:p>pĩʔa dʒɨiɲɨ</text:p>
          </table:table-cell>
          <table:table-cell/>
          <table:table-cell table:style-name="ce9" office:value-type="string">
            <text:p>especie de ceiba. Ceiba sp. 2. especie de algodonero.</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a jĩko</text:p>
          </table:table-cell>
          <table:table-cell office:value-type="string">
            <text:p>pĩʔa hĩkʰo</text:p>
          </table:table-cell>
          <table:table-cell/>
          <table:table-cell table:style-name="ce9" office:value-type="string">
            <text:p>colas de pájaros</text:p>
          </table:table-cell>
          <table:table-cell office:value-type="string">
            <text:p>bird.tail</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pĩ'a jĩkopa</text:p>
          </table:table-cell>
          <table:table-cell office:value-type="string">
            <text:p>pĩʔa hĩkʰopa</text:p>
          </table:table-cell>
          <table:table-cell/>
          <table:table-cell table:style-name="Default" office:value-type="string">
            <text:p>cola de pájaro</text:p>
          </table:table-cell>
          <table:table-cell office:value-type="string">
            <text:p>bird.tail</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pĩ'a koo</text:p>
          </table:table-cell>
          <table:table-cell office:value-type="string">
            <text:p>pĩʔa kʰoo</text:p>
          </table:table-cell>
          <table:table-cell/>
          <table:table-cell office:value-type="string">
            <text:p>picos de pájaros, garras de pájaros</text:p>
          </table:table-cell>
          <table:table-cell office:value-type="string">
            <text:p>bird.bea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a koovʉ</text:p>
          </table:table-cell>
          <table:table-cell office:value-type="string">
            <text:p>pĩʔa kʰooβɨ</text:p>
          </table:table-cell>
          <table:table-cell/>
          <table:table-cell table:style-name="ce9" office:value-type="string">
            <text:p>pico de pájaro, garra de pájaro</text:p>
          </table:table-cell>
          <table:table-cell office:value-type="string">
            <text:p>bird.beak</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Pĩ'a suhacha</text:p>
          </table:table-cell>
          <table:table-cell office:value-type="string">
            <text:p>Pĩʔa suhadʒa</text:p>
          </table:table-cell>
          <table:table-cell/>
          <table:table-cell table:style-name="Default" office:value-type="string">
            <text:p>rio Amazonas</text:p>
          </table:table-cell>
          <table:table-cell office:value-type="string">
            <text:p>river.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a sʉo</text:p>
          </table:table-cell>
          <table:table-cell office:value-type="string">
            <text:p>pĩʔa sɨo</text:p>
          </table:table-cell>
          <table:table-cell/>
          <table:table-cell table:style-name="Default" office:value-type="string">
            <text:p>nidos de pájaros</text:p>
          </table:table-cell>
          <table:table-cell office:value-type="string">
            <text:p>nest</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pĩ'a sʉovʉ</text:p>
          </table:table-cell>
          <table:table-cell office:value-type="string">
            <text:p>pĩʔa sɨoβɨ</text:p>
          </table:table-cell>
          <table:table-cell/>
          <table:table-cell table:style-name="ce9" office:value-type="string">
            <text:p>nido de pájaro</text:p>
          </table:table-cell>
          <table:table-cell office:value-type="string">
            <text:p>ne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a tao</text:p>
          </table:table-cell>
          <table:table-cell office:value-type="string">
            <text:p>pĩʔa tʰao</text:p>
          </table:table-cell>
          <table:table-cell/>
          <table:table-cell table:style-name="ce9" office:value-type="string">
            <text:p>gavilán enano. Accipiter superciliosu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ĩ'cumʉ</text:p>
          </table:table-cell>
          <table:table-cell office:value-type="string">
            <text:p>pĩʔkumɨ</text:p>
          </table:table-cell>
          <table:table-cell/>
          <table:table-cell table:style-name="Default" office:value-type="string">
            <text:p>ladear (canoa, carro, avión), tambalearse (canoa, carro, avión), menearse (canoa, carro, avión).</text:p>
          </table:table-cell>
          <table:table-cell office:value-type="string">
            <text:p>tremble.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i'imʉ</text:p>
          </table:table-cell>
          <table:table-cell office:value-type="string">
            <text:p>piʔimɨ</text:p>
          </table:table-cell>
          <table:table-cell office:value-type="string">
            <text:p>[píʔimɨ]</text:p>
          </table:table-cell>
          <table:table-cell office:value-type="string">
            <text:p>no caber, ser estrecho</text:p>
          </table:table-cell>
          <table:table-cell office:value-type="string">
            <text:p>not.fit.VI</text:p>
          </table:table-cell>
          <table:table-cell table:number-columns-repeated="10"/>
          <table:table-cell office:value-type="string">
            <text:p>v.imp.</text:p>
          </table:table-cell>
          <table:table-cell table:number-columns-repeated="237"/>
        </table:table-row>
        <table:table-row table:style-name="ro2">
          <table:table-cell table:number-columns-repeated="3"/>
          <table:table-cell office:value-type="string">
            <text:p>pi'nijaiñe cho'omʉ</text:p>
          </table:table-cell>
          <table:table-cell office:value-type="string">
            <text:p>piʔnihaiɲe dʒoʔomɨ</text:p>
          </table:table-cell>
          <table:table-cell/>
          <table:table-cell table:style-name="ce9" office:value-type="string">
            <text:p>hacer algo hasta completar</text:p>
          </table:table-cell>
          <table:table-cell office:value-type="string">
            <text:p>do.to.completio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i'nimʉ</text:p>
          </table:table-cell>
          <table:table-cell office:value-type="string">
            <text:p>piʔnimɨ</text:p>
          </table:table-cell>
          <table:table-cell office:value-type="string">
            <text:p>[píʔnimɨ]</text:p>
          </table:table-cell>
          <table:table-cell table:style-name="ce9" office:value-type="string">
            <text:p>terminar, acabar, finalizar</text:p>
          </table:table-cell>
          <table:table-cell office:value-type="string">
            <text:p>finish.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i'ramʉ</text:p>
          </table:table-cell>
          <table:table-cell office:value-type="string">
            <text:p>piʔramɨ</text:p>
          </table:table-cell>
          <table:table-cell/>
          <table:table-cell table:style-name="Default" office:value-type="string">
            <text:p>e<text:span text:style-name="T5">mpezar,iniciar,co</text:span><text:span text:style-name="T5">menzar, principiar. </text:span><text:span text:style-name="T5">Uso: Se usa como </text:span><text:span text:style-name="T5">verbo auxiliar y se </text:span><text:span text:style-name="T5">escribe como </text:span><text:span text:style-name="T5">sufijo al verbo </text:span><text:span text:style-name="T5">principal.</text:span></text:p>
          </table:table-cell>
          <table:table-cell office:value-type="string">
            <text:p>begi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i'ramʉ</text:p>
          </table:table-cell>
          <table:table-cell office:value-type="string">
            <text:p>piʔramɨ</text:p>
          </table:table-cell>
          <table:table-cell/>
          <table:table-cell table:style-name="ce9" office:value-type="string">
            <text:p>despertar. Uso: Los que hablan el dialecto koreguaje-tama no usan esta palabra con este sentido.</text:p>
          </table:table-cell>
          <table:table-cell office:value-type="string">
            <text:p>wake.up.VT</text:p>
          </table:table-cell>
          <table:table-cell table:number-columns-repeated="3"/>
          <table:table-cell office:value-type="string">
            <text:p>KP</text:p>
          </table:table-cell>
          <table:table-cell table:number-columns-repeated="6"/>
          <table:table-cell office:value-type="string">
            <text:p>v.t.</text:p>
          </table:table-cell>
          <table:table-cell table:number-columns-repeated="237"/>
        </table:table-row>
        <table:table-row table:style-name="ro2">
          <table:table-cell table:number-columns-repeated="3"/>
          <table:table-cell office:value-type="string">
            <text:p>pi'rumʉ</text:p>
          </table:table-cell>
          <table:table-cell office:value-type="string">
            <text:p>piʔrumɨ</text:p>
          </table:table-cell>
          <table:table-cell/>
          <table:table-cell table:style-name="Default" office:value-type="string">
            <text:p>temblar (Se refiere a lo que hace la tierra durante un terremoto.).</text:p>
          </table:table-cell>
          <table:table-cell office:value-type="string">
            <text:p>tremble.of.earth.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ia</text:p>
          </table:table-cell>
          <table:table-cell office:value-type="string">
            <text:p>pia</text:p>
          </table:table-cell>
          <table:table-cell/>
          <table:table-cell table:style-name="Default" office:value-type="string">
            <text:p>pepas o matas de ají, Capsicum sp</text:p>
          </table:table-cell>
          <table:table-cell office:value-type="string">
            <text:p>chili.pepper.seeds</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ia kororo</text:p>
          </table:table-cell>
          <table:table-cell office:value-type="string">
            <text:p>pia kʰororo</text:p>
          </table:table-cell>
          <table:table-cell/>
          <table:table-cell table:style-name="ce9" office:value-type="string">
            <text:p>pájaro pico de lacre (Tiene plumas de azul oscuro y pico que tiene la forma de una pepa de ají. Se alimenta de pepas maduras.). Monasa atra.</text:p>
          </table:table-cell>
          <table:table-cell office:value-type="string">
            <text:p>bird.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aa</text:p>
          </table:table-cell>
          <table:table-cell office:value-type="string">
            <text:p>piaa</text:p>
          </table:table-cell>
          <table:table-cell/>
          <table:table-cell table:style-name="ce9" office:value-type="string">
            <text:p>pepa de ají</text:p>
          </table:table-cell>
          <table:table-cell office:value-type="string">
            <text:p>chili.pepper.seed</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iajʉ'e</text:p>
          </table:table-cell>
          <table:table-cell office:value-type="string">
            <text:p>piahɨʔe</text:p>
          </table:table-cell>
          <table:table-cell/>
          <table:table-cell table:style-name="Default" office:value-type="string">
            <text:p>especie de bagre, pez pintadillo. Perrunichthys perruno.</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iamʉ</text:p>
          </table:table-cell>
          <table:table-cell office:value-type="string">
            <text:p>piamɨ</text:p>
          </table:table-cell>
          <table:table-cell/>
          <table:table-cell table:style-name="Default" office:value-type="string">
            <text:p>ser picante, tener el sabor de ají.</text:p>
          </table:table-cell>
          <table:table-cell office:value-type="string">
            <text:p>be.spicy.tast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iañʉ</text:p>
          </table:table-cell>
          <table:table-cell office:value-type="string">
            <text:p>piaɲɨ</text:p>
          </table:table-cell>
          <table:table-cell/>
          <table:table-cell office:value-type="string">
            <text:p>mata de ají</text:p>
          </table:table-cell>
          <table:table-cell office:value-type="string">
            <text:p>chili.pepper.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apʉ</text:p>
          </table:table-cell>
          <table:table-cell office:value-type="string">
            <text:p>piapɨ</text:p>
          </table:table-cell>
          <table:table-cell/>
          <table:table-cell office:value-type="string">
            <text:p>especie de picalón, bagre; Brochis sp</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icamʉ</text:p>
          </table:table-cell>
          <table:table-cell office:value-type="string">
            <text:p>pikamɨ</text:p>
          </table:table-cell>
          <table:table-cell/>
          <table:table-cell table:style-name="ce9" office:value-type="string">
            <text:p>picar, cortar en pedazos pequeños</text:p>
          </table:table-cell>
          <table:table-cell office:value-type="string">
            <text:p>cut.in.small.pieces</text:p>
          </table:table-cell>
          <table:table-cell table:number-columns-repeated="4"/>
          <table:table-cell office:value-type="string">
            <text:p>Spanish</text:p>
          </table:table-cell>
          <table:table-cell table:number-columns-repeated="5"/>
          <table:table-cell office:value-type="string">
            <text:p>v.t.</text:p>
          </table:table-cell>
          <table:table-cell table:number-columns-repeated="237"/>
        </table:table-row>
        <table:table-row table:style-name="ro2">
          <table:table-cell table:number-columns-repeated="3"/>
          <table:table-cell office:value-type="string">
            <text:p>pichomʉ</text:p>
          </table:table-cell>
          <table:table-cell office:value-type="string">
            <text:p>pidʒomɨ</text:p>
          </table:table-cell>
          <table:table-cell/>
          <table:table-cell table:style-name="Default" office:value-type="string">
            <text:p>aparar (agua); recoger (agua de lluvia)</text:p>
          </table:table-cell>
          <table:table-cell office:value-type="string">
            <text:p>collect.wate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ijemʉ</text:p>
          </table:table-cell>
          <table:table-cell office:value-type="string">
            <text:p>pihemɨ</text:p>
          </table:table-cell>
          <table:table-cell/>
          <table:table-cell table:style-name="Default" office:value-type="string">
            <text:p>cavar (en la playa para sacar camada de huevos de charapa).</text:p>
          </table:table-cell>
          <table:table-cell office:value-type="string">
            <text:p>dig.for.egg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iko</text:p>
          </table:table-cell>
          <table:table-cell office:value-type="string">
            <text:p>pikʰo</text:p>
          </table:table-cell>
          <table:table-cell/>
          <table:table-cell office:value-type="string">
            <text:p>nubes; humo; vapor</text:p>
          </table:table-cell>
          <table:table-cell office:value-type="string">
            <text:p>smoke.N</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piko cono</text:p>
          </table:table-cell>
          <table:table-cell office:value-type="string">
            <text:p>pikʰo kono</text:p>
          </table:table-cell>
          <table:table-cell/>
          <table:table-cell table:style-name="ce9" office:value-type="string">
            <text:p>aguardiente</text:p>
          </table:table-cell>
          <table:table-cell office:value-type="string">
            <text:p>sugarcane.liquo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ko jumupʉ</text:p>
          </table:table-cell>
          <table:table-cell office:value-type="string">
            <text:p>pikʰo humupɨ</text:p>
          </table:table-cell>
          <table:table-cell/>
          <table:table-cell table:style-name="ce9" office:value-type="string">
            <text:p>neblina</text:p>
          </table:table-cell>
          <table:table-cell office:value-type="string">
            <text:p>mi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koca'repʉ</text:p>
          </table:table-cell>
          <table:table-cell office:value-type="string">
            <text:p>pikʰokaʔrepɨ</text:p>
          </table:table-cell>
          <table:table-cell/>
          <table:table-cell table:style-name="Default" office:value-type="string">
            <text:p>humazo, nublado</text:p>
          </table:table-cell>
          <table:table-cell office:value-type="string">
            <text:p>dense.smok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komʉ</text:p>
          </table:table-cell>
          <table:table-cell office:value-type="string">
            <text:p>pikʰomɨ</text:p>
          </table:table-cell>
          <table:table-cell office:value-type="string">
            <text:p>[píkʰómɨ]</text:p>
          </table:table-cell>
          <table:table-cell office:value-type="string">
            <text:p>humear</text:p>
          </table:table-cell>
          <table:table-cell office:value-type="string">
            <text:p>issue.smok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ikopʉ</text:p>
          </table:table-cell>
          <table:table-cell office:value-type="string">
            <text:p>pikʰopɨ</text:p>
          </table:table-cell>
          <table:table-cell/>
          <table:table-cell office:value-type="string">
            <text:p>humazo, nublado</text:p>
          </table:table-cell>
          <table:table-cell office:value-type="string">
            <text:p>dense.smok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kue</text:p>
          </table:table-cell>
          <table:table-cell office:value-type="string">
            <text:p>pĩkʰue</text:p>
          </table:table-cell>
          <table:table-cell/>
          <table:table-cell office:value-type="string">
            <text:p>pez caloche (Es parecido al temblón pero tiene escamas y una boca redonda, apta para chupar sardinas.). Sternopygus macrurus y Eigenmannia virescens.</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ĩkueñʉ</text:p>
          </table:table-cell>
          <table:table-cell office:value-type="string">
            <text:p>pĩkʰueɲɨ</text:p>
          </table:table-cell>
          <table:table-cell/>
          <table:table-cell office:value-type="string">
            <text:p>especie de chirimoyo silvestre</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kuepʉ</text:p>
          </table:table-cell>
          <table:table-cell office:value-type="string">
            <text:p>pĩkʰuepɨ</text:p>
          </table:table-cell>
          <table:table-cell/>
          <table:table-cell table:style-name="ce9" office:value-type="string">
            <text:p>especie de chirimoyo silvestre</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omʉ</text:p>
          </table:table-cell>
          <table:table-cell office:value-type="string">
            <text:p>piomɨ</text:p>
          </table:table-cell>
          <table:table-cell office:value-type="string">
            <text:p>[píomɨ]</text:p>
          </table:table-cell>
          <table:table-cell table:style-name="ce9" office:value-type="string">
            <text:p>estar apretado (artículo de ropa, cualquier espacio). 2. estar prensado, estar atascado (ser animado o cosa inanimada metida en un espacio pequeño). </text:p>
          </table:table-cell>
          <table:table-cell office:value-type="string">
            <text:p>be.under.pressure</text:p>
          </table:table-cell>
          <table:table-cell table:number-columns-repeated="10"/>
          <table:table-cell office:value-type="string">
            <text:p>v.pas.</text:p>
          </table:table-cell>
          <table:table-cell table:number-columns-repeated="237"/>
        </table:table-row>
        <table:table-row table:style-name="ro2">
          <table:table-cell table:number-columns-repeated="3"/>
          <table:table-cell office:value-type="string">
            <text:p>pĩsi</text:p>
          </table:table-cell>
          <table:table-cell office:value-type="string">
            <text:p>pĩsi</text:p>
          </table:table-cell>
          <table:table-cell/>
          <table:table-cell table:style-name="ce9" office:value-type="string">
            <text:p>cabuya, piola, bejuco</text:p>
          </table:table-cell>
          <table:table-cell office:value-type="string">
            <text:p>liana</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pĩsi ʉche</text:p>
          </table:table-cell>
          <table:table-cell office:value-type="string">
            <text:p>pĩsi ɨdʒe</text:p>
          </table:table-cell>
          <table:table-cell/>
          <table:table-cell office:value-type="string">
            <text:p>especie de uva silvestre de un bejuco.</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sicava</text:p>
          </table:table-cell>
          <table:table-cell office:value-type="string">
            <text:p>pĩsikaβa</text:p>
          </table:table-cell>
          <table:table-cell/>
          <table:table-cell table:style-name="ce9" office:value-type="string">
            <text:p>manojo de piola, lazo</text:p>
          </table:table-cell>
          <table:table-cell office:value-type="string">
            <text:p>loop.of.liana.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sime</text:p>
          </table:table-cell>
          <table:table-cell office:value-type="string">
            <text:p>pĩsime</text:p>
          </table:table-cell>
          <table:table-cell/>
          <table:table-cell table:style-name="ce9" office:value-type="string">
            <text:p>cabuya, piola, soga</text:p>
          </table:table-cell>
          <table:table-cell office:value-type="string">
            <text:p>liana</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simu</text:p>
          </table:table-cell>
          <table:table-cell office:value-type="string">
            <text:p>pĩsimu</text:p>
          </table:table-cell>
          <table:table-cell/>
          <table:table-cell table:style-name="ce9" office:value-type="string">
            <text:p>bejuco</text:p>
          </table:table-cell>
          <table:table-cell office:value-type="string">
            <text:p>liana</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sta ma'a</text:p>
          </table:table-cell>
          <table:table-cell office:value-type="string">
            <text:p>pistʰa maʔa</text:p>
          </table:table-cell>
          <table:table-cell/>
          <table:table-cell office:value-type="string">
            <text:p>pista de aterrizaje</text:p>
          </table:table-cell>
          <table:table-cell office:value-type="string">
            <text:p>landing.stri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to</text:p>
          </table:table-cell>
          <table:table-cell office:value-type="string">
            <text:p>pitʰo</text:p>
          </table:table-cell>
          <table:table-cell/>
          <table:table-cell office:value-type="string">
            <text:p>anzuelos; nailon (para pescar)</text:p>
          </table:table-cell>
          <table:table-cell office:value-type="string">
            <text:p>fishhook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pitome</text:p>
          </table:table-cell>
          <table:table-cell office:value-type="string">
            <text:p>pitʰome</text:p>
          </table:table-cell>
          <table:table-cell/>
          <table:table-cell table:style-name="ce9" office:value-type="string">
            <text:p>nailon (para pescar)</text:p>
          </table:table-cell>
          <table:table-cell office:value-type="string">
            <text:p>fishing.lin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itoñaka</text:p>
          </table:table-cell>
          <table:table-cell office:value-type="string">
            <text:p>pitʰoɲakʰa</text:p>
          </table:table-cell>
          <table:table-cell/>
          <table:table-cell office:value-type="string">
            <text:p>anzuelo</text:p>
          </table:table-cell>
          <table:table-cell office:value-type="string">
            <text:p>fishhoo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o caoro</text:p>
          </table:table-cell>
          <table:table-cell office:value-type="string">
            <text:p>po kaoro</text:p>
          </table:table-cell>
          <table:table-cell/>
          <table:table-cell office:value-type="string">
            <text:p>garza real (Es de color blanco.). Casmerodius albu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o eo</text:p>
          </table:table-cell>
          <table:table-cell office:value-type="string">
            <text:p>po eo</text:p>
          </table:table-cell>
          <table:table-cell/>
          <table:table-cell office:value-type="string">
            <text:p>especie de bejuco venenoso.</text:p>
          </table:table-cell>
          <table:table-cell office:value-type="string">
            <text:p>lian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õ juhamʉ</text:p>
          </table:table-cell>
          <table:table-cell office:value-type="string">
            <text:p>põ huhamɨ</text:p>
          </table:table-cell>
          <table:table-cell office:value-type="string">
            <text:p>[pṍó huhamɨ]</text:p>
          </table:table-cell>
          <table:table-cell office:value-type="string">
            <text:p>remendar (con parche), parchar</text:p>
          </table:table-cell>
          <table:table-cell office:value-type="string">
            <text:p>patch.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o ko'sija'che</text:p>
          </table:table-cell>
          <table:table-cell office:value-type="string">
            <text:p>po kʰoʔsihaʔdʒe</text:p>
          </table:table-cell>
          <table:table-cell/>
          <table:table-cell table:style-name="ce9" office:value-type="string">
            <text:p>plateado</text:p>
          </table:table-cell>
          <table:table-cell table:style-name="Default" office:value-type="string">
            <text:p>silver.colored</text:p>
          </table:table-cell>
          <table:table-cell table:number-columns-repeated="3"/>
          <table:table-cell table:style-name="Default"/>
          <table:table-cell table:number-columns-repeated="6"/>
          <table:table-cell office:value-type="string">
            <text:p>adj.</text:p>
          </table:table-cell>
          <table:table-cell table:number-columns-repeated="237"/>
        </table:table-row>
        <table:table-row table:style-name="ro2">
          <table:table-cell table:number-columns-repeated="3"/>
          <table:table-cell office:value-type="string">
            <text:p>po kua'koro</text:p>
          </table:table-cell>
          <table:table-cell office:value-type="string">
            <text:p>po kʰuaʔkʰoro</text:p>
          </table:table-cell>
          <table:table-cell/>
          <table:table-cell table:style-name="ce9" office:value-type="string">
            <text:p>pájaro garrapatero común, pájaro cirigüelo, cirihuelo o firigüelo. Crotophaga ani. </text:p>
          </table:table-cell>
          <table:table-cell table:style-name="Default" office:value-type="string">
            <text:p>bird.sp</text:p>
          </table:table-cell>
          <table:table-cell table:number-columns-repeated="3"/>
          <table:table-cell table:style-name="Default"/>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po kuri</text:p>
          </table:table-cell>
          <table:table-cell office:value-type="string">
            <text:p>po kʰuri</text:p>
          </table:table-cell>
          <table:table-cell/>
          <table:table-cell table:style-name="Default" office:value-type="string">
            <text:p>oro blanco, plata</text:p>
          </table:table-cell>
          <table:table-cell table:style-name="Default" office:value-type="string">
            <text:p>silver</text:p>
          </table:table-cell>
          <table:table-cell table:number-columns-repeated="3"/>
          <table:table-cell table:style-name="Default"/>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po maaja'imʉ</text:p>
          </table:table-cell>
          <table:table-cell office:value-type="string">
            <text:p>po maahaʔimɨ</text:p>
          </table:table-cell>
          <table:table-cell/>
          <table:table-cell office:value-type="string">
            <text:p>ser rosado</text:p>
          </table:table-cell>
          <table:table-cell office:value-type="string">
            <text:p>be.pink</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po maaja'ñe</text:p>
          </table:table-cell>
          <table:table-cell office:value-type="string">
            <text:p>po maahaʔɲe</text:p>
          </table:table-cell>
          <table:table-cell/>
          <table:table-cell table:style-name="ce9" office:value-type="string">
            <text:p>rosado</text:p>
          </table:table-cell>
          <table:table-cell office:value-type="string">
            <text:p>pink</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po osara'ka</text:p>
          </table:table-cell>
          <table:table-cell office:value-type="string">
            <text:p>po osaraʔkʰa</text:p>
          </table:table-cell>
          <table:table-cell/>
          <table:table-cell table:style-name="ce9" office:value-type="string">
            <text:p>casaramano (Caldo hecho con el líquido o zumo de la yuca brava.).</text:p>
          </table:table-cell>
          <table:table-cell office:value-type="string">
            <text:p>bitter.manioc.juice</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po puñu</text:p>
          </table:table-cell>
          <table:table-cell office:value-type="string">
            <text:p>po puɲu</text:p>
          </table:table-cell>
          <table:table-cell/>
          <table:table-cell table:style-name="ce9" office:value-type="string">
            <text:p>piraña blanca, caribe blanco</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o tãke</text:p>
          </table:table-cell>
          <table:table-cell office:value-type="string">
            <text:p>po tʰãkʰe</text:p>
          </table:table-cell>
          <table:table-cell/>
          <table:table-cell table:style-name="ce9" office:value-type="string">
            <text:p>mico maicero blanco</text:p>
          </table:table-cell>
          <table:table-cell table:style-name="Default" office:value-type="string">
            <text:p>monkey.sp</text:p>
          </table:table-cell>
          <table:table-cell table:number-columns-repeated="3"/>
          <table:table-cell table:style-name="Default"/>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po u'u</text:p>
          </table:table-cell>
          <table:table-cell office:value-type="string">
            <text:p>po uʔu</text:p>
          </table:table-cell>
          <table:table-cell/>
          <table:table-cell table:style-name="ce9" office:value-type="string">
            <text:p>perezoso blanco, perico ligero blanco.</text:p>
          </table:table-cell>
          <table:table-cell table:style-name="Default" office:value-type="string">
            <text:p>sloth.sp</text:p>
          </table:table-cell>
          <table:table-cell table:number-columns-repeated="3"/>
          <table:table-cell table:style-name="Default"/>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po va'i</text:p>
          </table:table-cell>
          <table:table-cell office:value-type="string">
            <text:p>po βaʔi</text:p>
          </table:table-cell>
          <table:table-cell/>
          <table:table-cell table:style-name="Default" office:value-type="string">
            <text:p>especie de lechero, bagre</text:p>
          </table:table-cell>
          <table:table-cell table:style-name="Default" office:value-type="string">
            <text:p>fish.sp</text:p>
          </table:table-cell>
          <table:table-cell table:number-columns-repeated="3"/>
          <table:table-cell table:style-name="Default"/>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po vacho</text:p>
          </table:table-cell>
          <table:table-cell office:value-type="string">
            <text:p>po βadʒo</text:p>
          </table:table-cell>
          <table:table-cell/>
          <table:table-cell table:style-name="ce9" office:value-type="string">
            <text:p>guala blanca, gallinazo blanco, chulo blanco. Sarcoramphus papa.</text:p>
          </table:table-cell>
          <table:table-cell office:value-type="string">
            <text:p>vultur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o vãsoñʉ</text:p>
          </table:table-cell>
          <table:table-cell office:value-type="string">
            <text:p>po βãsoɲɨ</text:p>
          </table:table-cell>
          <table:table-cell/>
          <table:table-cell table:style-name="ce9" office:value-type="string">
            <text:p>especie de arbol</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o vi'toñʉ</text:p>
          </table:table-cell>
          <table:table-cell office:value-type="string">
            <text:p>po βiʔtʰoɲɨ</text:p>
          </table:table-cell>
          <table:table-cell/>
          <table:table-cell table:style-name="ce9" office:value-type="string">
            <text:p>especie de árbol de caucho.</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o viiñʉ</text:p>
          </table:table-cell>
          <table:table-cell office:value-type="string">
            <text:p>po βiiɲɨ</text:p>
          </table:table-cell>
          <table:table-cell office:value-type="string">
            <text:p>[poo βíiɲɨ]</text:p>
          </table:table-cell>
          <table:table-cell office:value-type="string">
            <text:p>especie de árbol.</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o'jorʉoja'imʉ</text:p>
          </table:table-cell>
          <table:table-cell office:value-type="string">
            <text:p>poʔhorɨohaʔimɨ</text:p>
          </table:table-cell>
          <table:table-cell/>
          <table:table-cell table:style-name="ce9" office:value-type="string">
            <text:p>ser rosado; ser morado claro</text:p>
          </table:table-cell>
          <table:table-cell office:value-type="string">
            <text:p>be.pink/purpl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po'ne kuhamʉ</text:p>
          </table:table-cell>
          <table:table-cell office:value-type="string">
            <text:p>poʔne kʰuhamɨ</text:p>
          </table:table-cell>
          <table:table-cell/>
          <table:table-cell table:style-name="ce9" office:value-type="string">
            <text:p>rodar (una cosa)</text:p>
          </table:table-cell>
          <table:table-cell office:value-type="string">
            <text:p>turn.as.wheel.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o'nemʉ</text:p>
          </table:table-cell>
          <table:table-cell office:value-type="string">
            <text:p>poʔnemɨ</text:p>
          </table:table-cell>
          <table:table-cell/>
          <table:table-cell table:style-name="ce9" office:value-type="string">
            <text:p>voltear varias veces</text:p>
          </table:table-cell>
          <table:table-cell office:value-type="string">
            <text:p>turn.VT.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po'nʉmʉ</text:p>
          </table:table-cell>
          <table:table-cell office:value-type="string">
            <text:p>poʔnɨmɨ</text:p>
          </table:table-cell>
          <table:table-cell/>
          <table:table-cell table:style-name="ce9" office:value-type="string">
            <text:p>voltear varias veces</text:p>
          </table:table-cell>
          <table:table-cell office:value-type="string">
            <text:p>turn.VI.PLACT</text:p>
          </table:table-cell>
          <table:table-cell table:number-columns-repeated="10"/>
          <table:table-cell office:value-type="string">
            <text:p>v.i.rep.</text:p>
          </table:table-cell>
          <table:table-cell table:number-columns-repeated="237"/>
        </table:table-row>
        <table:table-row table:style-name="ro2">
          <table:table-cell table:number-columns-repeated="3"/>
          <table:table-cell office:value-type="string">
            <text:p>po'o</text:p>
          </table:table-cell>
          <table:table-cell office:value-type="string">
            <text:p>poʔo</text:p>
          </table:table-cell>
          <table:table-cell/>
          <table:table-cell table:style-name="ce9" office:value-type="string">
            <text:p>tierra seca; tierra adentro</text:p>
          </table:table-cell>
          <table:table-cell office:value-type="string">
            <text:p>dry.ear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o'o coʉ</text:p>
          </table:table-cell>
          <table:table-cell office:value-type="string">
            <text:p>poʔo koɨ</text:p>
          </table:table-cell>
          <table:table-cell/>
          <table:table-cell office:value-type="string">
            <text:p><text:s/>morrocoy (Especie de tortuga terrestre que pone huevos grandes y redondos.). Lit: tortuga tierra seca.</text:p>
          </table:table-cell>
          <table:table-cell office:value-type="string">
            <text:p>tur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o'o kua'koro</text:p>
          </table:table-cell>
          <table:table-cell office:value-type="string">
            <text:p>poʔo kʰuaʔkʰoro</text:p>
          </table:table-cell>
          <table:table-cell/>
          <table:table-cell table:style-name="ce9" office:value-type="string">
            <text:p>especie de pájaro (Es de color negr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o'o toachoovʉ</text:p>
          </table:table-cell>
          <table:table-cell office:value-type="string">
            <text:p>poʔo tʰoadʒooβɨ</text:p>
          </table:table-cell>
          <table:table-cell/>
          <table:table-cell office:value-type="string">
            <text:p>carro. Sinón: carosaivù. 2. bus, mixto. Sinón: busaivù, buuvù. 3. camión (Es un vehículo de tierra de tres o más ruedas.).</text:p>
          </table:table-cell>
          <table:table-cell office:value-type="string">
            <text:p>car/bus/truc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o'ramʉ</text:p>
          </table:table-cell>
          <table:table-cell office:value-type="string">
            <text:p>poʔramɨ</text:p>
          </table:table-cell>
          <table:table-cell/>
          <table:table-cell table:style-name="ce9" office:value-type="string">
            <text:p>cortar (el pelo)</text:p>
          </table:table-cell>
          <table:table-cell office:value-type="string">
            <text:p>cut.hai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o'ri maa</text:p>
          </table:table-cell>
          <table:table-cell office:value-type="string">
            <text:p>poʔri maa</text:p>
          </table:table-cell>
          <table:table-cell/>
          <table:table-cell table:style-name="ce9" office:value-type="string">
            <text:p>guacamayo azul. Ara Ararauna. </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õ'so</text:p>
          </table:table-cell>
          <table:table-cell office:value-type="string">
            <text:p>põʔso</text:p>
          </table:table-cell>
          <table:table-cell/>
          <table:table-cell table:style-name="ce9" office:value-type="string">
            <text:p>tintín, agutí dorado. Myoprocta acouchy.</text:p>
          </table:table-cell>
          <table:table-cell office:value-type="string">
            <text:p>roden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õ'so cõje</text:p>
          </table:table-cell>
          <table:table-cell office:value-type="string">
            <text:p>põʔso kõhe</text:p>
          </table:table-cell>
          <table:table-cell/>
          <table:table-cell table:style-name="ce9" office:value-type="string">
            <text:p>especie de fruta (Es amarilla.).</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õ'so pũhi</text:p>
          </table:table-cell>
          <table:table-cell office:value-type="string">
            <text:p>põʔso pũhi</text:p>
          </table:table-cell>
          <table:table-cell/>
          <table:table-cell table:style-name="ce9" office:value-type="string">
            <text:p>especie de hoja de puy (Se usan para techar las chozas.).</text:p>
          </table:table-cell>
          <table:table-cell office:value-type="string">
            <text:p>plant.sp</text:p>
          </table:table-cell>
          <table:table-cell table:number-columns-repeated="3"/>
          <table:table-cell office:value-type="string">
            <text:p>CAQ</text:p>
          </table:table-cell>
          <table:table-cell table:number-columns-repeated="6"/>
          <table:table-cell office:value-type="string">
            <text:p>s.in.gen.</text:p>
          </table:table-cell>
          <table:table-cell table:number-columns-repeated="237"/>
        </table:table-row>
        <table:table-row table:style-name="ro2">
          <table:table-cell table:number-columns-repeated="3"/>
          <table:table-cell office:value-type="string">
            <text:p>po'te</text:p>
          </table:table-cell>
          <table:table-cell office:value-type="string">
            <text:p>poʔtʰe</text:p>
          </table:table-cell>
          <table:table-cell/>
          <table:table-cell table:style-name="ce9" office:value-type="string">
            <text:p>chilanga, cotara (Es de color café y negro, parecida a la garza; vive en tierra húmeda.). Aramides axillaris.</text:p>
          </table:table-cell>
          <table:table-cell office:value-type="string">
            <text:p>bird.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po'temʉ</text:p>
          </table:table-cell>
          <table:table-cell office:value-type="string">
            <text:p>poʔtʰemɨ</text:p>
          </table:table-cell>
          <table:table-cell office:value-type="string">
            <text:p>[póʔtemɨ]</text:p>
          </table:table-cell>
          <table:table-cell table:style-name="ce9" office:value-type="string">
            <text:p>desgranar (maíz, arroz). </text:p>
          </table:table-cell>
          <table:table-cell office:value-type="string">
            <text:p>remove.grains.from.plan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oimʉ</text:p>
          </table:table-cell>
          <table:table-cell office:value-type="string">
            <text:p>poimɨ</text:p>
          </table:table-cell>
          <table:table-cell/>
          <table:table-cell table:style-name="ce9" office:value-type="string">
            <text:p>encanecer</text:p>
          </table:table-cell>
          <table:table-cell office:value-type="string">
            <text:p>get.gray.hai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oja'che</text:p>
          </table:table-cell>
          <table:table-cell office:value-type="string">
            <text:p>pohaʔdʒe</text:p>
          </table:table-cell>
          <table:table-cell/>
          <table:table-cell table:style-name="ce9" office:value-type="string">
            <text:p>blanco</text:p>
          </table:table-cell>
          <table:table-cell office:value-type="string">
            <text:p>white</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poja'imʉ</text:p>
          </table:table-cell>
          <table:table-cell office:value-type="string">
            <text:p>pohaʔimɨ</text:p>
          </table:table-cell>
          <table:table-cell/>
          <table:table-cell table:style-name="ce9" office:value-type="string">
            <text:p>ser blanco</text:p>
          </table:table-cell>
          <table:table-cell office:value-type="string">
            <text:p>be.whit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ojana</text:p>
          </table:table-cell>
          <table:table-cell office:value-type="string">
            <text:p>pohana</text:p>
          </table:table-cell>
          <table:table-cell/>
          <table:table-cell table:style-name="ce9" office:value-type="string">
            <text:p>personas blancas, hispanohablantes, gente no indígena, colonos</text:p>
          </table:table-cell>
          <table:table-cell office:value-type="string">
            <text:p>non.indigenous.people</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pojoche</text:p>
          </table:table-cell>
          <table:table-cell office:value-type="string">
            <text:p>pohodʒe</text:p>
          </table:table-cell>
          <table:table-cell/>
          <table:table-cell table:style-name="ce9" office:value-type="string">
            <text:p>alegría, gozo, placer. 2. adoración</text:p>
          </table:table-cell>
          <table:table-cell office:value-type="string">
            <text:p>happines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ojomʉ</text:p>
          </table:table-cell>
          <table:table-cell office:value-type="string">
            <text:p>pohomɨ</text:p>
          </table:table-cell>
          <table:table-cell office:value-type="string">
            <text:p>[póhomɨ]</text:p>
          </table:table-cell>
          <table:table-cell table:style-name="Default" office:value-type="string">
            <text:p>estar feliz, estar contento, agradar, complacer, estar satisfecho</text:p>
          </table:table-cell>
          <table:table-cell office:value-type="string">
            <text:p>be.happ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omʉ</text:p>
          </table:table-cell>
          <table:table-cell office:value-type="string">
            <text:p>pomɨ</text:p>
          </table:table-cell>
          <table:table-cell office:value-type="string">
            <text:p>[póómɨ]</text:p>
          </table:table-cell>
          <table:table-cell table:style-name="ce9" office:value-type="string">
            <text:p>asar, hornear</text:p>
          </table:table-cell>
          <table:table-cell office:value-type="string">
            <text:p>bake/roas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õmʉ</text:p>
          </table:table-cell>
          <table:table-cell office:value-type="string">
            <text:p>põmɨ</text:p>
          </table:table-cell>
          <table:table-cell office:value-type="string">
            <text:p>[pṍómɨ]</text:p>
          </table:table-cell>
          <table:table-cell table:style-name="ce9" office:value-type="string">
            <text:p>pegar (un parche a una tela)</text:p>
          </table:table-cell>
          <table:table-cell office:value-type="string">
            <text:p>stick.patch.on.cloth</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onamʉ</text:p>
          </table:table-cell>
          <table:table-cell office:value-type="string">
            <text:p>ponamɨ</text:p>
          </table:table-cell>
          <table:table-cell/>
          <table:table-cell table:style-name="Default" office:value-type="string">
            <text:p>voltear</text:p>
          </table:table-cell>
          <table:table-cell office:value-type="string">
            <text:p>turn.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onʉ tãimʉ</text:p>
          </table:table-cell>
          <table:table-cell office:value-type="string">
            <text:p>ponɨ tʰãimɨ</text:p>
          </table:table-cell>
          <table:table-cell/>
          <table:table-cell office:value-type="string">
            <text:p>caer boca abajo</text:p>
          </table:table-cell>
          <table:table-cell office:value-type="string">
            <text:p>fall.upside.down</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ponʉmʉ</text:p>
          </table:table-cell>
          <table:table-cell office:value-type="string">
            <text:p>ponɨmɨ</text:p>
          </table:table-cell>
          <table:table-cell office:value-type="string">
            <text:p>[ponɨ́mɨ]</text:p>
          </table:table-cell>
          <table:table-cell office:value-type="string">
            <text:p>voltearse</text:p>
          </table:table-cell>
          <table:table-cell office:value-type="string">
            <text:p>turn.VI</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oojñajña</text:p>
          </table:table-cell>
          <table:table-cell office:value-type="string">
            <text:p>pooñ̥añ̥a</text:p>
          </table:table-cell>
          <table:table-cell/>
          <table:table-cell office:value-type="string">
            <text:p>especie de zancudo (Se encuentran únicamente en el monte; sus alas son blancas en las puntas.)</text:p>
          </table:table-cell>
          <table:table-cell office:value-type="string">
            <text:p>mosquito.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pookoo</text:p>
          </table:table-cell>
          <table:table-cell office:value-type="string">
            <text:p>pookʰoo</text:p>
          </table:table-cell>
          <table:table-cell/>
          <table:table-cell table:style-name="ce9" office:value-type="string">
            <text:p>especie de pájar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opo kuaño</text:p>
          </table:table-cell>
          <table:table-cell office:value-type="string">
            <text:p>popo kʰuaɲo</text:p>
          </table:table-cell>
          <table:table-cell/>
          <table:table-cell table:style-name="ce9" office:value-type="string">
            <text:p>especie de pájaro dormilón</text:p>
          </table:table-cell>
          <table:table-cell office:value-type="string">
            <text:p>bird.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3">
          <table:table-cell table:number-columns-repeated="3"/>
          <table:table-cell office:value-type="string">
            <text:p>popʉ</text:p>
          </table:table-cell>
          <table:table-cell office:value-type="string">
            <text:p>popɨ</text:p>
          </table:table-cell>
          <table:table-cell/>
          <table:table-cell table:style-name="ce9" office:value-type="string">
            <text:p>horno</text:p>
          </table:table-cell>
          <table:table-cell office:value-type="string">
            <text:p>ov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ore cono</text:p>
          </table:table-cell>
          <table:table-cell office:value-type="string">
            <text:p>pore kono</text:p>
          </table:table-cell>
          <table:table-cell/>
          <table:table-cell table:style-name="ce9" office:value-type="string">
            <text:p>chicha de banano maduro o plátano con yuca.</text:p>
          </table:table-cell>
          <table:table-cell office:value-type="string">
            <text:p>plantain.be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oremʉ</text:p>
          </table:table-cell>
          <table:table-cell office:value-type="string">
            <text:p>poremɨ</text:p>
          </table:table-cell>
          <table:table-cell/>
          <table:table-cell table:style-name="ce9" office:value-type="string">
            <text:p>descolorarse, desteñirse, blanquear.</text:p>
          </table:table-cell>
          <table:table-cell office:value-type="string">
            <text:p>get.fade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õse</text:p>
          </table:table-cell>
          <table:table-cell office:value-type="string">
            <text:p>põse</text:p>
          </table:table-cell>
          <table:table-cell/>
          <table:table-cell table:style-name="ce9" office:value-type="string">
            <text:p>cosas (no incluyen alimentos), mercancía</text:p>
          </table:table-cell>
          <table:table-cell office:value-type="string">
            <text:p>manufactured.good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põse ĩsiko</text:p>
          </table:table-cell>
          <table:table-cell office:value-type="string">
            <text:p>põse ĩsikʰo</text:p>
          </table:table-cell>
          <table:table-cell/>
          <table:table-cell table:style-name="ce9" office:value-type="string">
            <text:p>vendedora de mercancia</text:p>
          </table:table-cell>
          <table:table-cell office:value-type="string">
            <text:p>sell.NMLZ.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õse ĩsikʉ</text:p>
          </table:table-cell>
          <table:table-cell office:value-type="string">
            <text:p>põse ĩsikʰɨ</text:p>
          </table:table-cell>
          <table:table-cell/>
          <table:table-cell table:style-name="ce9" office:value-type="string">
            <text:p>vendedor de mercancia</text:p>
          </table:table-cell>
          <table:table-cell office:value-type="string">
            <text:p>sell.NMLZ.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õse ro'iche</text:p>
          </table:table-cell>
          <table:table-cell office:value-type="string">
            <text:p>põse roʔidʒe</text:p>
          </table:table-cell>
          <table:table-cell/>
          <table:table-cell table:style-name="ce9" office:value-type="string">
            <text:p>pago de deuda, pago de deudas</text:p>
          </table:table-cell>
          <table:table-cell office:value-type="string">
            <text:p>payment</text:p>
          </table:table-cell>
          <table:table-cell table:number-columns-repeated="10"/>
          <table:table-cell office:value-type="string">
            <text:p>s.in.sing y pl.</text:p>
          </table:table-cell>
          <table:table-cell table:number-columns-repeated="237"/>
        </table:table-row>
        <table:table-row table:style-name="ro2">
          <table:table-cell table:number-columns-repeated="3"/>
          <table:table-cell office:value-type="string">
            <text:p>põsero'i</text:p>
          </table:table-cell>
          <table:table-cell office:value-type="string">
            <text:p>põseroʔi</text:p>
          </table:table-cell>
          <table:table-cell/>
          <table:table-cell table:style-name="ce9" office:value-type="string">
            <text:p>deuda, deudas</text:p>
          </table:table-cell>
          <table:table-cell office:value-type="string">
            <text:p>debt</text:p>
          </table:table-cell>
          <table:table-cell table:number-columns-repeated="10"/>
          <table:table-cell office:value-type="string">
            <text:p>s.in.sing y pl.</text:p>
          </table:table-cell>
          <table:table-cell table:number-columns-repeated="237"/>
        </table:table-row>
        <table:table-row table:style-name="ro2">
          <table:table-cell table:number-columns-repeated="3"/>
          <table:table-cell office:value-type="string">
            <text:p>põso</text:p>
          </table:table-cell>
          <table:table-cell office:value-type="string">
            <text:p>põso</text:p>
          </table:table-cell>
          <table:table-cell/>
          <table:table-cell office:value-type="string">
            <text:p>pus (Es la materia que sale de una herida infectada.).</text:p>
          </table:table-cell>
          <table:table-cell office:value-type="string">
            <text:p>pus.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õsʉmʉ</text:p>
          </table:table-cell>
          <table:table-cell office:value-type="string">
            <text:p>põsɨmɨ</text:p>
          </table:table-cell>
          <table:table-cell/>
          <table:table-cell office:value-type="string">
            <text:p><text:s/>llegar a la juventud o a la adolescencia. </text:p>
          </table:table-cell>
          <table:table-cell office:value-type="string">
            <text:p>become.adul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õsʉpãi</text:p>
          </table:table-cell>
          <table:table-cell office:value-type="string">
            <text:p>põsɨpãi</text:p>
          </table:table-cell>
          <table:table-cell/>
          <table:table-cell office:value-type="string">
            <text:p>jovenes</text:p>
          </table:table-cell>
          <table:table-cell office:value-type="string">
            <text:p>young.people</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põsʉʉ</text:p>
          </table:table-cell>
          <table:table-cell office:value-type="string">
            <text:p>põsɨɨ</text:p>
          </table:table-cell>
          <table:table-cell/>
          <table:table-cell office:value-type="string">
            <text:p>joven</text:p>
          </table:table-cell>
          <table:table-cell office:value-type="string">
            <text:p>young.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u'chemʉ</text:p>
          </table:table-cell>
          <table:table-cell office:value-type="string">
            <text:p>puʔdʒemɨ</text:p>
          </table:table-cell>
          <table:table-cell/>
          <table:table-cell office:value-type="string">
            <text:p>partir en pedazos pequeños (galletas, etc.).</text:p>
          </table:table-cell>
          <table:table-cell office:value-type="string">
            <text:p>break.in.small.pieces.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u'chumʉ</text:p>
          </table:table-cell>
          <table:table-cell office:value-type="string">
            <text:p>puʔdʒumɨ</text:p>
          </table:table-cell>
          <table:table-cell/>
          <table:table-cell table:style-name="ce9" office:value-type="string">
            <text:p>partirse en pedazos pequeños (galletas,etc.).</text:p>
          </table:table-cell>
          <table:table-cell office:value-type="string">
            <text:p>break.in.small.pieces.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ũ'imʉ</text:p>
          </table:table-cell>
          <table:table-cell office:value-type="string">
            <text:p>pũʔimɨ</text:p>
          </table:table-cell>
          <table:table-cell/>
          <table:table-cell table:style-name="ce9" office:value-type="string">
            <text:p>cubrir (Cuando de pronto llueve se cubre con hojas u otra cosa.).</text:p>
          </table:table-cell>
          <table:table-cell office:value-type="string">
            <text:p>cover.with.horizontal.surface.VT</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pu'jame</text:p>
          </table:table-cell>
          <table:table-cell office:value-type="string">
            <text:p>puʔhame</text:p>
          </table:table-cell>
          <table:table-cell/>
          <table:table-cell table:style-name="ce9" office:value-type="string">
            <text:p>comer (madera los gorgojos).</text:p>
          </table:table-cell>
          <table:table-cell office:value-type="string">
            <text:p>eat.wood.of.termite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u'jana</text:p>
          </table:table-cell>
          <table:table-cell office:value-type="string">
            <text:p>puʔhana</text:p>
          </table:table-cell>
          <table:table-cell/>
          <table:table-cell table:style-name="ce9" office:value-type="string">
            <text:p>gorgojos (Destruyen ciertas clases de madera.).</text:p>
          </table:table-cell>
          <table:table-cell office:value-type="string">
            <text:p>termites</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pu'jasi'e</text:p>
          </table:table-cell>
          <table:table-cell office:value-type="string">
            <text:p>puʔhasiʔe</text:p>
          </table:table-cell>
          <table:table-cell/>
          <table:table-cell table:style-name="ce9" office:value-type="string">
            <text:p>polvo (que hacen los gorgojos cuando comen la madera).</text:p>
          </table:table-cell>
          <table:table-cell office:value-type="string">
            <text:p>termite.du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ũ'jemʉ</text:p>
          </table:table-cell>
          <table:table-cell office:value-type="string">
            <text:p>pũʔhemɨ</text:p>
          </table:table-cell>
          <table:table-cell/>
          <table:table-cell table:style-name="ce12" office:value-type="string">
            <text:p>techar (casas), tapar (varias cosas). </text:p>
          </table:table-cell>
          <table:table-cell office:value-type="string">
            <text:p>cover.with.horizontal.surface.VT.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pu'ra ravʉ</text:p>
          </table:table-cell>
          <table:table-cell office:value-type="string">
            <text:p>puʔra raβɨ</text:p>
          </table:table-cell>
          <table:table-cell/>
          <table:table-cell table:style-name="ce9" office:value-type="string">
            <text:p>reumatismo</text:p>
          </table:table-cell>
          <table:table-cell office:value-type="string">
            <text:p>joint.illnes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u'ramʉ</text:p>
          </table:table-cell>
          <table:table-cell office:value-type="string">
            <text:p>puʔramɨ</text:p>
          </table:table-cell>
          <table:table-cell/>
          <table:table-cell office:value-type="string">
            <text:p>desgranar (fríjol, arroz, o maíz).</text:p>
          </table:table-cell>
          <table:table-cell office:value-type="string">
            <text:p>remove.grains/seeds.from.plan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u'rumʉ</text:p>
          </table:table-cell>
          <table:table-cell office:value-type="string">
            <text:p>puʔrumɨ</text:p>
          </table:table-cell>
          <table:table-cell/>
          <table:table-cell office:value-type="string">
            <text:p>desgranarse</text:p>
          </table:table-cell>
          <table:table-cell office:value-type="string">
            <text:p>fall.of.grains/seeds.from.plan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ũ'su</text:p>
          </table:table-cell>
          <table:table-cell office:value-type="string">
            <text:p>pũʔsu</text:p>
          </table:table-cell>
          <table:table-cell/>
          <table:table-cell table:style-name="ce9" office:value-type="string">
            <text:p>grillo; saltamontes</text:p>
          </table:table-cell>
          <table:table-cell office:value-type="string">
            <text:p>cricket</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ucha</text:p>
          </table:table-cell>
          <table:table-cell office:value-type="string">
            <text:p>pudʒa</text:p>
          </table:table-cell>
          <table:table-cell/>
          <table:table-cell table:style-name="ce9" office:value-type="string">
            <text:p>especie de insecto (Es muy dañino porque destruye todos los cultivos que haya en la chagra.).</text:p>
          </table:table-cell>
          <table:table-cell office:value-type="string">
            <text:p>insec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table:number-columns-repeated="2" office:value-type="string">
            <text:p>pũhi</text:p>
          </table:table-cell>
          <table:table-cell/>
          <table:table-cell table:style-name="ce9" office:value-type="string">
            <text:p>hojas de puy (Se usan para techar las casas)</text:p>
          </table:table-cell>
          <table:table-cell office:value-type="string">
            <text:p>plant.sp</text:p>
          </table:table-cell>
          <table:table-cell table:number-columns-repeated="3"/>
          <table:table-cell office:value-type="string">
            <text:p>CAQ</text:p>
          </table:table-cell>
          <table:table-cell table:number-columns-repeated="6"/>
          <table:table-cell office:value-type="string">
            <text:p>s.in.gen</text:p>
          </table:table-cell>
          <table:table-cell table:number-columns-repeated="237"/>
        </table:table-row>
        <table:table-row table:style-name="ro2">
          <table:table-cell table:number-columns-repeated="3"/>
          <table:table-cell office:value-type="string">
            <text:p>Pũhikũti</text:p>
          </table:table-cell>
          <table:table-cell office:value-type="string">
            <text:p>Pũhikʰũtʰi</text:p>
          </table:table-cell>
          <table:table-cell/>
          <table:table-cell table:style-name="ce9" office:value-type="string">
            <text:p>pueblo de Granario (ubicado en el río Orteguaza).</text:p>
          </table:table-cell>
          <table:table-cell office:value-type="string">
            <text:p>place.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ũhiro</text:p>
          </table:table-cell>
          <table:table-cell office:value-type="string">
            <text:p>pũhiro</text:p>
          </table:table-cell>
          <table:table-cell/>
          <table:table-cell table:style-name="ce9" office:value-type="string">
            <text:p>peine (Es un tejido de hojas de puy para techar la casa.).</text:p>
          </table:table-cell>
          <table:table-cell office:value-type="string">
            <text:p>thatch.panel</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3">
          <table:table-cell table:number-columns-repeated="3"/>
          <table:table-cell office:value-type="string">
            <text:p>pũjamʉ</text:p>
          </table:table-cell>
          <table:table-cell office:value-type="string">
            <text:p>pũhamɨ</text:p>
          </table:table-cell>
          <table:table-cell office:value-type="string">
            <text:p>[pṹhamɨ]</text:p>
          </table:table-cell>
          <table:table-cell table:style-name="ce9" office:value-type="string">
            <text:p>techar (una casa), tapar.</text:p>
          </table:table-cell>
          <table:table-cell office:value-type="string">
            <text:p>cover.with.horizontal.surfac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ũkusa'ra</text:p>
          </table:table-cell>
          <table:table-cell office:value-type="string">
            <text:p>pũkʰusaʔra</text:p>
          </table:table-cell>
          <table:table-cell/>
          <table:table-cell table:style-name="ce9" office:value-type="string">
            <text:p>especie de planta medicinal (Se extrae el jugo de la corteza y se lo aplica a lesiones. Tiene olor agradable.).</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unio</text:p>
          </table:table-cell>
          <table:table-cell office:value-type="string">
            <text:p>punio</text:p>
          </table:table-cell>
          <table:table-cell/>
          <table:table-cell table:style-name="ce9" office:value-type="string">
            <text:p>alacrán. Artropod (f).</text:p>
          </table:table-cell>
          <table:table-cell office:value-type="string">
            <text:p>scorpion</text:p>
          </table:table-cell>
          <table:table-cell table:number-columns-repeated="10"/>
          <table:table-cell table:style-name="Default" office:value-type="string">
            <text:p>s.an.</text:p>
          </table:table-cell>
          <table:table-cell table:number-columns-repeated="237"/>
        </table:table-row>
        <table:table-row table:style-name="ro2">
          <table:table-cell table:number-columns-repeated="3"/>
          <table:table-cell office:value-type="string">
            <text:p>puñu</text:p>
          </table:table-cell>
          <table:table-cell office:value-type="string">
            <text:p>puɲu</text:p>
          </table:table-cell>
          <table:table-cell/>
          <table:table-cell table:style-name="ce9" office:value-type="string">
            <text:p>piraña, cariba</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ũnu chiara</text:p>
          </table:table-cell>
          <table:table-cell office:value-type="string">
            <text:p>pũnu dʒiara</text:p>
          </table:table-cell>
          <table:table-cell/>
          <table:table-cell table:style-name="ce9" office:value-type="string">
            <text:p>Laguna de Caribe (Es nombre de una laguna cerca de San Antonio de Getuchá.).</text:p>
          </table:table-cell>
          <table:table-cell office:value-type="string">
            <text:p>river.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upu ravʉ</text:p>
          </table:table-cell>
          <table:table-cell office:value-type="string">
            <text:p>pupu raβɨ</text:p>
          </table:table-cell>
          <table:table-cell/>
          <table:table-cell table:style-name="ce9" office:value-type="string">
            <text:p>alergia que produce rasquiña o comezón</text:p>
          </table:table-cell>
          <table:table-cell office:value-type="string">
            <text:p>contact.allerg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upumʉ</text:p>
          </table:table-cell>
          <table:table-cell office:value-type="string">
            <text:p>pupumɨ</text:p>
          </table:table-cell>
          <table:table-cell office:value-type="string">
            <text:p>[pupúmɨ]</text:p>
          </table:table-cell>
          <table:table-cell table:style-name="ce9" office:value-type="string">
            <text:p><text:s/>pelarse (la piel).</text:p>
          </table:table-cell>
          <table:table-cell office:value-type="string">
            <text:p>peel.of.skin.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uruja'imʉ</text:p>
          </table:table-cell>
          <table:table-cell office:value-type="string">
            <text:p>puruhaʔimɨ</text:p>
          </table:table-cell>
          <table:table-cell/>
          <table:table-cell table:style-name="ce9" office:value-type="string">
            <text:p>ser quebradizado, ser fragil</text:p>
          </table:table-cell>
          <table:table-cell office:value-type="string">
            <text:p>be.brittl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pũsa</text:p>
          </table:table-cell>
          <table:table-cell office:value-type="string">
            <text:p>pũsa</text:p>
          </table:table-cell>
          <table:table-cell table:style-name="Default"/>
          <table:table-cell table:style-name="ce9" office:value-type="string">
            <text:p>árboles o pepas de achiote (Se usaban para teñir los pies o la cara.), tintura roja</text:p>
          </table:table-cell>
          <table:table-cell office:value-type="string">
            <text:p>achiot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pũsaa</text:p>
          </table:table-cell>
          <table:table-cell office:value-type="string">
            <text:p>pũsaa</text:p>
          </table:table-cell>
          <table:table-cell/>
          <table:table-cell table:style-name="ce9" office:value-type="string">
            <text:p>pepa de achiote</text:p>
          </table:table-cell>
          <table:table-cell office:value-type="string">
            <text:p>achiote.seed</text:p>
          </table:table-cell>
          <table:table-cell table:number-columns-repeated="3"/>
          <table:table-cell table:style-name="Default"/>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pũsañʉ</text:p>
          </table:table-cell>
          <table:table-cell office:value-type="string">
            <text:p>pũsaɲɨ</text:p>
          </table:table-cell>
          <table:table-cell/>
          <table:table-cell table:style-name="ce9" office:value-type="string">
            <text:p>́arbol de achiote (Produce una semilla de la cual se saca tintura roja.)</text:p>
          </table:table-cell>
          <table:table-cell office:value-type="string">
            <text:p>achiote.tree</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pũti</text:p>
          </table:table-cell>
          <table:table-cell office:value-type="string">
            <text:p>pũtʰi</text:p>
          </table:table-cell>
          <table:table-cell/>
          <table:table-cell table:style-name="ce9" office:value-type="string">
            <text:p>abejorro reina de cola blanca, abejorros reinas de colas blancas (Se fabrican sus colmenas amontonando muchas hojas y palitos en el suelo. Nadie puede llegar allá porque son muy bravos.)</text:p>
          </table:table-cell>
          <table:table-cell office:value-type="string">
            <text:p>bee.sp</text:p>
          </table:table-cell>
          <table:table-cell table:number-columns-repeated="10"/>
          <table:table-cell office:value-type="string">
            <text:p>s.an.gen.</text:p>
          </table:table-cell>
          <table:table-cell table:number-columns-repeated="237"/>
        </table:table-row>
        <table:table-row table:style-name="ro7">
          <table:table-cell table:number-columns-repeated="3"/>
          <table:table-cell office:value-type="string">
            <text:p>pũticho</text:p>
          </table:table-cell>
          <table:table-cell office:value-type="string">
            <text:p>pũtʰidʒo</text:p>
          </table:table-cell>
          <table:table-cell/>
          <table:table-cell table:style-name="ce9" office:value-type="string">
            <text:p>culebra cazadora (No es venenosa. Puede ser de color azul, <text:span text:style-name="T5">verde o </text:span><text:span text:style-name="T5">café por encima y </text:span><text:span text:style-name="T5">es amarilla</text:span></text:p>
            <text:p><text:span text:style-name="T10">por debajo.).</text:span></text:p>
          </table:table-cell>
          <table:table-cell office:value-type="string">
            <text:p>snak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ũtijoo</text:p>
          </table:table-cell>
          <table:table-cell office:value-type="string">
            <text:p>pũtʰihoo</text:p>
          </table:table-cell>
          <table:table-cell/>
          <table:table-cell table:style-name="ce9" office:value-type="string">
            <text:p>cogollos de palma guajo</text:p>
          </table:table-cell>
          <table:table-cell office:value-type="string">
            <text:p>palm.sp.bud</text:p>
          </table:table-cell>
          <table:table-cell table:number-columns-repeated="3"/>
          <table:table-cell office:value-type="string">
            <text:p>CAQ</text:p>
          </table:table-cell>
          <table:table-cell table:number-columns-repeated="6"/>
          <table:table-cell office:value-type="string">
            <text:p>s.in.gen</text:p>
          </table:table-cell>
          <table:table-cell table:number-columns-repeated="237"/>
        </table:table-row>
        <table:table-row table:style-name="ro2">
          <table:table-cell table:number-columns-repeated="3"/>
          <table:table-cell office:value-type="string">
            <text:p>pũtijoopʉ</text:p>
          </table:table-cell>
          <table:table-cell office:value-type="string">
            <text:p>pũtʰihoopɨ</text:p>
          </table:table-cell>
          <table:table-cell/>
          <table:table-cell table:style-name="ce9" office:value-type="string">
            <text:p>cogollo de palma guajo</text:p>
          </table:table-cell>
          <table:table-cell office:value-type="string">
            <text:p>palm.sp.bud</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pũtiñʉ</text:p>
          </table:table-cell>
          <table:table-cell office:value-type="string">
            <text:p>pũtʰiɲɨ</text:p>
          </table:table-cell>
          <table:table-cell/>
          <table:table-cell table:style-name="ce9" office:value-type="string">
            <text:p>palma guajo</text:p>
          </table:table-cell>
          <table:table-cell office:value-type="string">
            <text:p>palm.sp</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pʉ'ko</text:p>
          </table:table-cell>
          <table:table-cell office:value-type="string">
            <text:p>pɨʔkʰo</text:p>
          </table:table-cell>
          <table:table-cell/>
          <table:table-cell table:style-name="ce9" office:value-type="string">
            <text:p>tia (hermana del padre)</text:p>
          </table:table-cell>
          <table:table-cell office:value-type="string">
            <text:p>FZ</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ʉ'koro</text:p>
          </table:table-cell>
          <table:table-cell office:value-type="string">
            <text:p>pɨʔkʰoro</text:p>
          </table:table-cell>
          <table:table-cell/>
          <table:table-cell table:style-name="ce9" office:value-type="string">
            <text:p>perdiz colorada <text:span text:style-name="T5">Odontophorus </text:span><text:span text:style-name="T5">gujanensis.</text:span></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pʉ'rime</text:p>
          </table:table-cell>
          <table:table-cell office:value-type="string">
            <text:p>pɨʔrime</text:p>
          </table:table-cell>
          <table:table-cell/>
          <table:table-cell table:style-name="ce9" office:value-type="string">
            <text:p>collar de pepas variadas o <text:span text:style-name="T5">colores </text:span><text:span text:style-name="T5">variadas</text:span></text:p>
          </table:table-cell>
          <table:table-cell office:value-type="string">
            <text:p>necklace.of.beads</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pʉ'rimʉ</text:p>
          </table:table-cell>
          <table:table-cell office:value-type="string">
            <text:p>pɨʔrimɨ</text:p>
          </table:table-cell>
          <table:table-cell/>
          <table:table-cell table:style-name="ce9" office:value-type="string">
            <text:p>ensartar (una variedad de pepas en la misma cuerda).</text:p>
          </table:table-cell>
          <table:table-cell office:value-type="string">
            <text:p>string.beads.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ʉ'rina</text:p>
          </table:table-cell>
          <table:table-cell office:value-type="string">
            <text:p>pɨʔrina</text:p>
          </table:table-cell>
          <table:table-cell office:value-type="string">
            <text:p>[pɨʔrína]</text:p>
          </table:table-cell>
          <table:table-cell office:value-type="string">
            <text:p>animales saraviados, pintados, o manchados.</text:p>
          </table:table-cell>
          <table:table-cell office:value-type="string">
            <text:p>striped.animals</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pʉ'semʉ</text:p>
          </table:table-cell>
          <table:table-cell office:value-type="string">
            <text:p>pɨʔsemɨ</text:p>
          </table:table-cell>
          <table:table-cell office:value-type="string">
            <text:p>[pɨ́ʔsemɨ]</text:p>
          </table:table-cell>
          <table:table-cell office:value-type="string">
            <text:p>plegar varias veces, doblar (varias cosas)</text:p>
          </table:table-cell>
          <table:table-cell office:value-type="string">
            <text:p>fold.VT.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pʉ'sesi'e</text:p>
          </table:table-cell>
          <table:table-cell office:value-type="string">
            <text:p>pɨʔsesiʔe</text:p>
          </table:table-cell>
          <table:table-cell/>
          <table:table-cell table:style-name="ce9" office:value-type="string">
            <text:p>dobladillos, pliegues</text:p>
          </table:table-cell>
          <table:table-cell office:value-type="string">
            <text:p>fold.N</text:p>
          </table:table-cell>
          <table:table-cell table:number-columns-repeated="10"/>
          <table:table-cell office:value-type="string">
            <text:p>s.in.pl.</text:p>
          </table:table-cell>
          <table:table-cell table:number-columns-repeated="237"/>
        </table:table-row>
        <table:table-row table:style-name="ro3">
          <table:table-cell table:number-columns-repeated="3"/>
          <table:table-cell office:value-type="string">
            <text:p>pʉ̃a</text:p>
          </table:table-cell>
          <table:table-cell office:value-type="string">
            <text:p>pɨ̃a</text:p>
          </table:table-cell>
          <table:table-cell/>
          <table:table-cell table:style-name="ce9" office:value-type="string">
            <text:p>pez botello</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pʉamʉ</text:p>
          </table:table-cell>
          <table:table-cell office:value-type="string">
            <text:p>pɨamɨ</text:p>
          </table:table-cell>
          <table:table-cell office:value-type="string">
            <text:p>[pɨ́amɨ]</text:p>
          </table:table-cell>
          <table:table-cell table:style-name="ce9" office:value-type="string">
            <text:p>descansar</text:p>
          </table:table-cell>
          <table:table-cell office:value-type="string">
            <text:p>rest.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ʉ̃añʉ</text:p>
          </table:table-cell>
          <table:table-cell office:value-type="string">
            <text:p>pɨ̃aɲɨ</text:p>
          </table:table-cell>
          <table:table-cell/>
          <table:table-cell table:style-name="ce9" office:value-type="string">
            <text:p>especie de árbol silvestre (con fruta roja).</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ʉe okoroche</text:p>
          </table:table-cell>
          <table:table-cell office:value-type="string">
            <text:p>pɨe okʰorodʒe</text:p>
          </table:table-cell>
          <table:table-cell/>
          <table:table-cell table:style-name="Default" office:value-type="string">
            <text:p>especie de caimán</text:p>
          </table:table-cell>
          <table:table-cell office:value-type="string">
            <text:p>caiman</text:p>
          </table:table-cell>
          <table:table-cell table:number-columns-repeated="10"/>
          <table:table-cell office:value-type="string">
            <text:p>s.an.</text:p>
          </table:table-cell>
          <table:table-cell table:number-columns-repeated="237"/>
        </table:table-row>
        <table:table-row table:style-name="ro8">
          <table:table-cell table:number-columns-repeated="3"/>
          <table:table-cell office:value-type="string">
            <text:p>pʉemʉ</text:p>
          </table:table-cell>
          <table:table-cell office:value-type="string">
            <text:p>pɨemɨ</text:p>
          </table:table-cell>
          <table:table-cell/>
          <table:table-cell table:style-name="ce9" office:value-type="string">
            <text:p>c<text:span text:style-name="T5">hillar (un pájaro </text:span><text:span text:style-name="T5">cuando</text:span></text:p>
            <text:p><text:span text:style-name="T8">anuncia que algo </text:span><text:span text:style-name="T8">malo sucederá).</text:span></text:p>
            <text:p><text:span text:style-name="T8">2. llorar mucho </text:span><text:span text:style-name="T8">(un niño).</text:span></text:p>
          </table:table-cell>
          <table:table-cell office:value-type="string">
            <text:p>screech</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pʉevʉ</text:p>
          </table:table-cell>
          <table:table-cell office:value-type="string">
            <text:p>pɨeβɨ</text:p>
          </table:table-cell>
          <table:table-cell/>
          <table:table-cell table:style-name="ce9" office:value-type="string">
            <text:p>camaleón, especie de lagartija.</text:p>
          </table:table-cell>
          <table:table-cell office:value-type="string">
            <text:p>reptile.sp</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pʉipʉ</text:p>
          </table:table-cell>
          <table:table-cell office:value-type="string">
            <text:p>pɨipɨ</text:p>
          </table:table-cell>
          <table:table-cell/>
          <table:table-cell table:style-name="ce9" office:value-type="string">
            <text:p>pez picalón, especie de pez micuro o nicuro.</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ʉka'kɨ</text:p>
          </table:table-cell>
          <table:table-cell office:value-type="string">
            <text:p>pɨkʰaʔkʰɨ</text:p>
          </table:table-cell>
          <table:table-cell/>
          <table:table-cell table:style-name="ce9" office:value-type="string">
            <text:p>su padre (de él, ella, ellos). </text:p>
          </table:table-cell>
          <table:table-cell office:value-type="string">
            <text:p>possessed.fathe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ʉka'ko</text:p>
          </table:table-cell>
          <table:table-cell office:value-type="string">
            <text:p>pɨkʰaʔkʰo</text:p>
          </table:table-cell>
          <table:table-cell/>
          <table:table-cell table:style-name="ce9" office:value-type="string">
            <text:p>su madre (de él, ella o ellos). </text:p>
          </table:table-cell>
          <table:table-cell office:value-type="string">
            <text:p>possessed.mothe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ʉka'kʉpãi</text:p>
          </table:table-cell>
          <table:table-cell office:value-type="string">
            <text:p>pɨkʰaʔkʰɨpãi</text:p>
          </table:table-cell>
          <table:table-cell/>
          <table:table-cell table:style-name="ce9" office:value-type="string">
            <text:p>sus padres (de él, ella o ellos).</text:p>
          </table:table-cell>
          <table:table-cell office:value-type="string">
            <text:p>possessed.parents</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pʉkaja'ko</text:p>
          </table:table-cell>
          <table:table-cell office:value-type="string">
            <text:p>pɨkʰahaʔkʰo</text:p>
          </table:table-cell>
          <table:table-cell/>
          <table:table-cell table:style-name="ce9" office:value-type="string">
            <text:p>su madre (de él, ella o ellos). Uso: Es una palabra vieja.</text:p>
          </table:table-cell>
          <table:table-cell office:value-type="string">
            <text:p>possessed.mothe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ʉkaja'kʉ</text:p>
          </table:table-cell>
          <table:table-cell office:value-type="string">
            <text:p>pɨkʰahaʔkʰɨ</text:p>
          </table:table-cell>
          <table:table-cell/>
          <table:table-cell table:style-name="ce9" office:value-type="string">
            <text:p>su padre (de él, ella o ellos). Uso: Es una palabra vieja.</text:p>
          </table:table-cell>
          <table:table-cell office:value-type="string">
            <text:p>possessed.father</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pʉkʉsʉmʉ</text:p>
          </table:table-cell>
          <table:table-cell office:value-type="string">
            <text:p>pɨkʰɨsɨmɨ</text:p>
          </table:table-cell>
          <table:table-cell/>
          <table:table-cell table:style-name="ce9" office:value-type="string">
            <text:p>tener mal olor en el cuerpo</text:p>
          </table:table-cell>
          <table:table-cell office:value-type="string">
            <text:p>issue.bad.smell</text:p>
          </table:table-cell>
          <table:table-cell table:number-columns-repeated="10"/>
          <table:table-cell office:value-type="string">
            <text:p>v.i.</text:p>
          </table:table-cell>
          <table:table-cell table:number-columns-repeated="237"/>
        </table:table-row>
        <table:table-row table:style-name="ro3">
          <table:table-cell table:number-columns-repeated="3"/>
          <table:table-cell office:value-type="string">
            <text:p>pʉpʉ</text:p>
          </table:table-cell>
          <table:table-cell office:value-type="string">
            <text:p>pɨpɨ</text:p>
          </table:table-cell>
          <table:table-cell/>
          <table:table-cell table:style-name="ce9" office:value-type="string">
            <text:p>especie de planta acuática (Las hojas de esta planta son cortas y anchas. Se las muelen con las manos y se toma el jugo para llegar a ser mejor pescador y cazador.).</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pʉrirʉ</text:p>
          </table:table-cell>
          <table:table-cell office:value-type="string">
            <text:p>pɨrirɨ</text:p>
          </table:table-cell>
          <table:table-cell/>
          <table:table-cell table:style-name="ce9" office:value-type="string">
            <text:p>paujil culo colorado. Mitu tomentosa. </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pʉsomʉ</text:p>
          </table:table-cell>
          <table:table-cell office:value-type="string">
            <text:p>pɨsomɨ</text:p>
          </table:table-cell>
          <table:table-cell/>
          <table:table-cell table:style-name="ce9" office:value-type="string">
            <text:p>plegar; doblar</text:p>
          </table:table-cell>
          <table:table-cell office:value-type="string">
            <text:p>fold.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pʉsosi'e</text:p>
          </table:table-cell>
          <table:table-cell office:value-type="string">
            <text:p>pɨsosiʔe</text:p>
          </table:table-cell>
          <table:table-cell/>
          <table:table-cell table:style-name="ce9" office:value-type="string">
            <text:p>dobladillo; pliegue</text:p>
          </table:table-cell>
          <table:table-cell office:value-type="string">
            <text:p>fold.N</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pʉʉmʉ</text:p>
          </table:table-cell>
          <table:table-cell office:value-type="string">
            <text:p>pɨɨmɨ</text:p>
          </table:table-cell>
          <table:table-cell/>
          <table:table-cell table:style-name="ce9" office:value-type="string">
            <text:p>sentarse</text:p>
          </table:table-cell>
          <table:table-cell office:value-type="string">
            <text:p>si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quẽ'kemʉ</text:p>
          </table:table-cell>
          <table:table-cell office:value-type="string">
            <text:p>kẽʔkʰemɨ</text:p>
          </table:table-cell>
          <table:table-cell/>
          <table:table-cell table:style-name="ce9" office:value-type="string">
            <text:p>amarrar repetidamente</text:p>
          </table:table-cell>
          <table:table-cell office:value-type="string">
            <text:p>tie.VT.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que'ri</text:p>
          </table:table-cell>
          <table:table-cell office:value-type="string">
            <text:p>keʔri</text:p>
          </table:table-cell>
          <table:table-cell/>
          <table:table-cell table:style-name="ce9" office:value-type="string">
            <text:p>brote (en la piel).</text:p>
          </table:table-cell>
          <table:table-cell office:value-type="string">
            <text:p>skin.lesio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que'ri ravʉ</text:p>
          </table:table-cell>
          <table:table-cell office:value-type="string">
            <text:p>keʔri raβɨ</text:p>
          </table:table-cell>
          <table:table-cell/>
          <table:table-cell table:style-name="ce9" office:value-type="string">
            <text:p>sarampión</text:p>
          </table:table-cell>
          <table:table-cell office:value-type="string">
            <text:p>skin.infectio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que'ro</text:p>
          </table:table-cell>
          <table:table-cell office:value-type="string">
            <text:p>keʔro</text:p>
          </table:table-cell>
          <table:table-cell/>
          <table:table-cell table:style-name="ce9" office:value-type="string">
            <text:p>ollares de pepas cascabel, pepas cascabel (Se usan para collares.). </text:p>
          </table:table-cell>
          <table:table-cell office:value-type="string">
            <text:p>plant.sp.seed.necklac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que'roñʉ</text:p>
          </table:table-cell>
          <table:table-cell office:value-type="string">
            <text:p>keʔroɲɨ</text:p>
          </table:table-cell>
          <table:table-cell/>
          <table:table-cell office:value-type="string">
            <text:p>especie de planta cascabel. Crotolaria latifolia</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que'roro'ro</text:p>
          </table:table-cell>
          <table:table-cell office:value-type="string">
            <text:p>keʔroroʔro</text:p>
          </table:table-cell>
          <table:table-cell/>
          <table:table-cell table:style-name="ce9" office:value-type="string">
            <text:p>pepas cascabel</text:p>
          </table:table-cell>
          <table:table-cell office:value-type="string">
            <text:p>plant.sp.seed</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que'roro'rova</text:p>
          </table:table-cell>
          <table:table-cell office:value-type="string">
            <text:p>keʔroroʔroβa</text:p>
          </table:table-cell>
          <table:table-cell/>
          <table:table-cell table:style-name="ce9" office:value-type="string">
            <text:p>pepa cascabel</text:p>
          </table:table-cell>
          <table:table-cell office:value-type="string">
            <text:p>plant.sp.see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que'rovʉ</text:p>
          </table:table-cell>
          <table:table-cell office:value-type="string">
            <text:p>keʔroβɨ</text:p>
          </table:table-cell>
          <table:table-cell/>
          <table:table-cell table:style-name="Default" office:value-type="string">
            <text:p>collar de pepas cascabel</text:p>
          </table:table-cell>
          <table:table-cell office:value-type="string">
            <text:p>plant.sp.seed.neckla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quẽkemʉ</text:p>
          </table:table-cell>
          <table:table-cell office:value-type="string">
            <text:p>kẽkʰemɨ</text:p>
          </table:table-cell>
          <table:table-cell/>
          <table:table-cell office:value-type="string">
            <text:p>endurecerse</text:p>
          </table:table-cell>
          <table:table-cell office:value-type="string">
            <text:p>get.har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quẽkomʉ</text:p>
          </table:table-cell>
          <table:table-cell office:value-type="string">
            <text:p>kẽkʰomɨ</text:p>
          </table:table-cell>
          <table:table-cell/>
          <table:table-cell office:value-type="string">
            <text:p>causar endurecimiento</text:p>
          </table:table-cell>
          <table:table-cell office:value-type="string">
            <text:p>make.hard</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quẽomʉ</text:p>
          </table:table-cell>
          <table:table-cell office:value-type="string">
            <text:p>kẽomɨ</text:p>
          </table:table-cell>
          <table:table-cell office:value-type="string">
            <text:p>[kẽ́omɨ]</text:p>
          </table:table-cell>
          <table:table-cell office:value-type="string">
            <text:p>amarrar, tejer</text:p>
          </table:table-cell>
          <table:table-cell office:value-type="string">
            <text:p>tie.VT.SINGL</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quẽomʉ</text:p>
          </table:table-cell>
          <table:table-cell office:value-type="string">
            <text:p>kẽomɨ</text:p>
          </table:table-cell>
          <table:table-cell office:value-type="string">
            <text:p>[kẽ́ómɨ]</text:p>
          </table:table-cell>
          <table:table-cell office:value-type="string">
            <text:p>moler o exprimir (el líquido de la caña de azúcar).</text:p>
          </table:table-cell>
          <table:table-cell office:value-type="string">
            <text:p>express.juic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queramʉ</text:p>
          </table:table-cell>
          <table:table-cell office:value-type="string">
            <text:p>keramɨ</text:p>
          </table:table-cell>
          <table:table-cell/>
          <table:table-cell table:style-name="ce9" office:value-type="string">
            <text:p>hacer bulla (con cualquier cosa).</text:p>
          </table:table-cell>
          <table:table-cell office:value-type="string">
            <text:p>make.noise.with.obj</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quevanoja'imʉ</text:p>
          </table:table-cell>
          <table:table-cell office:value-type="string">
            <text:p>keβanohaʔimɨ</text:p>
          </table:table-cell>
          <table:table-cell/>
          <table:table-cell table:style-name="Default" office:value-type="string">
            <text:p>parecer deprimido o de mal genio. Uso: Los ancianos la usan.</text:p>
          </table:table-cell>
          <table:table-cell office:value-type="string">
            <text:p>be.sad</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quevomʉ</text:p>
          </table:table-cell>
          <table:table-cell office:value-type="string">
            <text:p>keβomɨ</text:p>
          </table:table-cell>
          <table:table-cell/>
          <table:table-cell table:style-name="ce9" office:value-type="string">
            <text:p>doblar (algo de metal como alambre).</text:p>
          </table:table-cell>
          <table:table-cell office:value-type="string">
            <text:p>fold.V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quĩcumʉ</text:p>
          </table:table-cell>
          <table:table-cell office:value-type="string">
            <text:p>kĩkumɨ</text:p>
          </table:table-cell>
          <table:table-cell/>
          <table:table-cell table:style-name="ce9" office:value-type="string">
            <text:p>alisar (piola)</text:p>
          </table:table-cell>
          <table:table-cell office:value-type="string">
            <text:p>make.sooth</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quimʉ</text:p>
          </table:table-cell>
          <table:table-cell office:value-type="string">
            <text:p>kimɨ</text:p>
          </table:table-cell>
          <table:table-cell office:value-type="string">
            <text:p>[kímɨ]</text:p>
          </table:table-cell>
          <table:table-cell table:style-name="Default" office:value-type="string">
            <text:p>exprimir (el jabón de la ropa).</text:p>
          </table:table-cell>
          <table:table-cell office:value-type="string">
            <text:p>wring.out</text:p>
          </table:table-cell>
          <table:table-cell table:number-columns-repeated="10"/>
          <table:table-cell table:style-name="Default" office:value-type="string">
            <text:p>v.t.</text:p>
          </table:table-cell>
          <table:table-cell table:number-columns-repeated="237"/>
        </table:table-row>
        <table:table-row table:style-name="ro2">
          <table:table-cell table:number-columns-repeated="3"/>
          <table:table-cell office:value-type="string">
            <text:p>ra'soja'che</text:p>
          </table:table-cell>
          <table:table-cell office:value-type="string">
            <text:p>raʔsohaʔdʒe</text:p>
          </table:table-cell>
          <table:table-cell/>
          <table:table-cell table:style-name="ce9" office:value-type="string">
            <text:p>azul</text:p>
          </table:table-cell>
          <table:table-cell office:value-type="string">
            <text:p>blue</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ra'soja'imʉ</text:p>
          </table:table-cell>
          <table:table-cell office:value-type="string">
            <text:p>raʔsohaʔimɨ</text:p>
          </table:table-cell>
          <table:table-cell/>
          <table:table-cell office:value-type="string">
            <text:p>ser azul</text:p>
          </table:table-cell>
          <table:table-cell office:value-type="string">
            <text:p>be.blu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ra'sojajʉ̃rʉ</text:p>
          </table:table-cell>
          <table:table-cell office:value-type="string">
            <text:p>raʔsohahɨ̃rɨ</text:p>
          </table:table-cell>
          <table:table-cell/>
          <table:table-cell office:value-type="string">
            <text:p>azul clarito</text:p>
          </table:table-cell>
          <table:table-cell office:value-type="string">
            <text:p>blue</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rachomʉ</text:p>
          </table:table-cell>
          <table:table-cell office:value-type="string">
            <text:p>radʒomɨ</text:p>
          </table:table-cell>
          <table:table-cell/>
          <table:table-cell office:value-type="string">
            <text:p>excavar, escarbar, hacer un hueco</text:p>
          </table:table-cell>
          <table:table-cell office:value-type="string">
            <text:p>dig</text:p>
          </table:table-cell>
          <table:table-cell table:number-columns-repeated="4"/>
          <table:table-cell office:value-type="string">
            <text:p>Spanish</text:p>
          </table:table-cell>
          <table:table-cell table:number-columns-repeated="5"/>
          <table:table-cell office:value-type="string">
            <text:p>v.i.</text:p>
          </table:table-cell>
          <table:table-cell table:number-columns-repeated="237"/>
        </table:table-row>
        <table:table-row table:style-name="ro2">
          <table:table-cell table:number-columns-repeated="3"/>
          <table:table-cell office:value-type="string">
            <text:p>radiome</text:p>
          </table:table-cell>
          <table:table-cell office:value-type="string">
            <text:p>radiome</text:p>
          </table:table-cell>
          <table:table-cell/>
          <table:table-cell office:value-type="string">
            <text:p>antena de radio, cable de radio</text:p>
          </table:table-cell>
          <table:table-cell office:value-type="string">
            <text:p>radio.antenna</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radiosai</text:p>
          </table:table-cell>
          <table:table-cell office:value-type="string">
            <text:p>radiosai</text:p>
          </table:table-cell>
          <table:table-cell/>
          <table:table-cell office:value-type="string">
            <text:p>radios</text:p>
          </table:table-cell>
          <table:table-cell office:value-type="string">
            <text:p>radio</text:p>
          </table:table-cell>
          <table:table-cell table:number-columns-repeated="4"/>
          <table:table-cell office:value-type="string">
            <text:p>Spanish</text:p>
          </table:table-cell>
          <table:table-cell table:number-columns-repeated="5"/>
          <table:table-cell office:value-type="string">
            <text:p>s.in.gen</text:p>
          </table:table-cell>
          <table:table-cell table:number-columns-repeated="237"/>
        </table:table-row>
        <table:table-row table:style-name="ro2">
          <table:table-cell table:number-columns-repeated="3"/>
          <table:table-cell office:value-type="string">
            <text:p>radiosaivʉ</text:p>
          </table:table-cell>
          <table:table-cell office:value-type="string">
            <text:p>radiosaiβɨ</text:p>
          </table:table-cell>
          <table:table-cell/>
          <table:table-cell office:value-type="string">
            <text:p>radios</text:p>
          </table:table-cell>
          <table:table-cell office:value-type="string">
            <text:p>radio</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radiovʉ</text:p>
          </table:table-cell>
          <table:table-cell office:value-type="string">
            <text:p>radioβɨ</text:p>
          </table:table-cell>
          <table:table-cell/>
          <table:table-cell office:value-type="string">
            <text:p>radios</text:p>
          </table:table-cell>
          <table:table-cell office:value-type="string">
            <text:p>radio</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raimʉ</text:p>
          </table:table-cell>
          <table:table-cell office:value-type="string">
            <text:p>raimɨ</text:p>
          </table:table-cell>
          <table:table-cell/>
          <table:table-cell office:value-type="string">
            <text:p>venir</text:p>
          </table:table-cell>
          <table:table-cell office:value-type="string">
            <text:p>com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raiʉ̃sʉrʉmʉ</text:p>
          </table:table-cell>
          <table:table-cell office:value-type="string">
            <text:p>raiɨ̃sɨrɨmɨ</text:p>
          </table:table-cell>
          <table:table-cell/>
          <table:table-cell office:value-type="string">
            <text:p>año entrante</text:p>
          </table:table-cell>
          <table:table-cell office:value-type="string">
            <text:p>coming.yea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amʉ</text:p>
          </table:table-cell>
          <table:table-cell office:value-type="string">
            <text:p>ramɨ</text:p>
          </table:table-cell>
          <table:table-cell office:value-type="string">
            <text:p>[rámɨ]</text:p>
          </table:table-cell>
          <table:table-cell office:value-type="string">
            <text:p>traer</text:p>
          </table:table-cell>
          <table:table-cell office:value-type="string">
            <text:p>bring</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aña</text:p>
          </table:table-cell>
          <table:table-cell office:value-type="string">
            <text:p>raɲa</text:p>
          </table:table-cell>
          <table:table-cell/>
          <table:table-cell office:value-type="string">
            <text:p>pelo, cabello</text:p>
          </table:table-cell>
          <table:table-cell office:value-type="string">
            <text:p>hai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ãna cajemʉ</text:p>
          </table:table-cell>
          <table:table-cell office:value-type="string">
            <text:p>rãna kahemɨ</text:p>
          </table:table-cell>
          <table:table-cell/>
          <table:table-cell office:value-type="string">
            <text:p>crecer (el pelo)</text:p>
          </table:table-cell>
          <table:table-cell office:value-type="string">
            <text:p>grow.of.hair.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aña quẽosiju'avʉ</text:p>
          </table:table-cell>
          <table:table-cell office:value-type="string">
            <text:p>raɲa kẽosihuʔaβɨ</text:p>
          </table:table-cell>
          <table:table-cell/>
          <table:table-cell office:value-type="string">
            <text:p>moño</text:p>
          </table:table-cell>
          <table:table-cell office:value-type="string">
            <text:p>hair.bow</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aña tʉ'kamʉ</text:p>
          </table:table-cell>
          <table:table-cell office:value-type="string">
            <text:p>raɲa tʰɨʔkʰamɨ</text:p>
          </table:table-cell>
          <table:table-cell/>
          <table:table-cell office:value-type="string">
            <text:p>cortar (el pelo)</text:p>
          </table:table-cell>
          <table:table-cell office:value-type="string">
            <text:p>cut.hai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aña veeva'ti</text:p>
          </table:table-cell>
          <table:table-cell office:value-type="string">
            <text:p>raɲa βeeβaʔtʰi</text:p>
          </table:table-cell>
          <table:table-cell/>
          <table:table-cell office:value-type="string">
            <text:p>peine, peineta</text:p>
          </table:table-cell>
          <table:table-cell office:value-type="string">
            <text:p>comb.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añame</text:p>
          </table:table-cell>
          <table:table-cell office:value-type="string">
            <text:p>raɲame</text:p>
          </table:table-cell>
          <table:table-cell/>
          <table:table-cell office:value-type="string">
            <text:p>un pelo</text:p>
          </table:table-cell>
          <table:table-cell office:value-type="string">
            <text:p>hair.stran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añaño</text:p>
          </table:table-cell>
          <table:table-cell office:value-type="string">
            <text:p>raɲaɲo</text:p>
          </table:table-cell>
          <table:table-cell/>
          <table:table-cell office:value-type="string">
            <text:p>un pelo</text:p>
          </table:table-cell>
          <table:table-cell office:value-type="string">
            <text:p>hair.stran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añapa</text:p>
          </table:table-cell>
          <table:table-cell office:value-type="string">
            <text:p>raɲapa</text:p>
          </table:table-cell>
          <table:table-cell/>
          <table:table-cell table:style-name="ce12" office:value-type="string">
            <text:p>pelo largo, melena</text:p>
          </table:table-cell>
          <table:table-cell office:value-type="string">
            <text:p>long.hai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añavajʉ</text:p>
          </table:table-cell>
          <table:table-cell office:value-type="string">
            <text:p>raɲaβahɨ</text:p>
          </table:table-cell>
          <table:table-cell/>
          <table:table-cell office:value-type="string">
            <text:p>etnia siona</text:p>
          </table:table-cell>
          <table:table-cell office:value-type="string">
            <text:p>Siona.people</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raomʉ</text:p>
          </table:table-cell>
          <table:table-cell office:value-type="string">
            <text:p>raomɨ</text:p>
          </table:table-cell>
          <table:table-cell office:value-type="string">
            <text:p>[ráomɨ]</text:p>
          </table:table-cell>
          <table:table-cell table:style-name="ce12" office:value-type="string">
            <text:p>hacer venir</text:p>
          </table:table-cell>
          <table:table-cell office:value-type="string">
            <text:p>make.com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apicho</text:p>
          </table:table-cell>
          <table:table-cell office:value-type="string">
            <text:p>rapidʒo</text:p>
          </table:table-cell>
          <table:table-cell/>
          <table:table-cell office:value-type="string">
            <text:p>lapiz</text:p>
          </table:table-cell>
          <table:table-cell office:value-type="string">
            <text:p>pencil</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raraja</text:p>
          </table:table-cell>
          <table:table-cell office:value-type="string">
            <text:p>raraha</text:p>
          </table:table-cell>
          <table:table-cell/>
          <table:table-cell office:value-type="string">
            <text:p>naranjas, naranjos</text:p>
          </table:table-cell>
          <table:table-cell office:value-type="string">
            <text:p>orange.fruit</text:p>
          </table:table-cell>
          <table:table-cell table:number-columns-repeated="4"/>
          <table:table-cell office:value-type="string">
            <text:p>Spanish</text:p>
          </table:table-cell>
          <table:table-cell table:number-columns-repeated="5"/>
          <table:table-cell office:value-type="string">
            <text:p>s.in.gen</text:p>
          </table:table-cell>
          <table:table-cell table:number-columns-repeated="237"/>
        </table:table-row>
        <table:table-row table:style-name="ro2">
          <table:table-cell table:number-columns-repeated="3"/>
          <table:table-cell office:value-type="string">
            <text:p>raraja miu</text:p>
          </table:table-cell>
          <table:table-cell office:value-type="string">
            <text:p>raraha miu</text:p>
          </table:table-cell>
          <table:table-cell/>
          <table:table-cell office:value-type="string">
            <text:p>espinas del naranjo</text:p>
          </table:table-cell>
          <table:table-cell office:value-type="string">
            <text:p>orange.tree.spines</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rarajañʉ</text:p>
          </table:table-cell>
          <table:table-cell office:value-type="string">
            <text:p>rarahaɲɨ</text:p>
          </table:table-cell>
          <table:table-cell/>
          <table:table-cell table:style-name="ce9" office:value-type="string">
            <text:p>naranjo</text:p>
          </table:table-cell>
          <table:table-cell office:value-type="string">
            <text:p>orange.tree</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rarajapʉ</text:p>
          </table:table-cell>
          <table:table-cell office:value-type="string">
            <text:p>rarahapɨ</text:p>
          </table:table-cell>
          <table:table-cell/>
          <table:table-cell table:style-name="Default" office:value-type="string">
            <text:p>naranja</text:p>
          </table:table-cell>
          <table:table-cell office:value-type="string">
            <text:p>orange.frui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raripʉ</text:p>
          </table:table-cell>
          <table:table-cell office:value-type="string">
            <text:p>raripɨ</text:p>
          </table:table-cell>
          <table:table-cell/>
          <table:table-cell office:value-type="string">
            <text:p>area, campamento</text:p>
          </table:table-cell>
          <table:table-cell office:value-type="string">
            <text:p>pla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aso</text:p>
          </table:table-cell>
          <table:table-cell office:value-type="string">
            <text:p>raso</text:p>
          </table:table-cell>
          <table:table-cell/>
          <table:table-cell table:style-name="ce9" office:value-type="string">
            <text:p>azulejo golondrino (Es de color azul.). Tersina viridi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rãtome</text:p>
          </table:table-cell>
          <table:table-cell office:value-type="string">
            <text:p>rãtʰome</text:p>
          </table:table-cell>
          <table:table-cell/>
          <table:table-cell table:style-name="ce9" office:value-type="string">
            <text:p>línea de pintura en la cara</text:p>
          </table:table-cell>
          <table:table-cell office:value-type="string">
            <text:p>line.across.forehea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ãtomʉ</text:p>
          </table:table-cell>
          <table:table-cell office:value-type="string">
            <text:p>rãtʰomɨ</text:p>
          </table:table-cell>
          <table:table-cell/>
          <table:table-cell table:style-name="ce9" office:value-type="string">
            <text:p>templar (una cuerda). V: tûtamù. 2. pintar (una línea en la cara). Uso: Los ancianos la usan con este sentido. </text:p>
          </table:table-cell>
          <table:table-cell office:value-type="string">
            <text:p>put.on.tumplin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avajamaka</text:p>
          </table:table-cell>
          <table:table-cell office:value-type="string">
            <text:p>raβahamakʰa</text:p>
          </table:table-cell>
          <table:table-cell/>
          <table:table-cell office:value-type="string">
            <text:p>navaja</text:p>
          </table:table-cell>
          <table:table-cell office:value-type="string">
            <text:p>knife</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ravʉ</text:p>
          </table:table-cell>
          <table:table-cell office:value-type="string">
            <text:p>raβɨ</text:p>
          </table:table-cell>
          <table:table-cell/>
          <table:table-cell table:style-name="ce9" office:value-type="string">
            <text:p>enfermedad</text:p>
          </table:table-cell>
          <table:table-cell office:value-type="string">
            <text:p>diseas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avʉ cho'omʉ</text:p>
          </table:table-cell>
          <table:table-cell office:value-type="string">
            <text:p>raβɨ dʒoʔomɨ</text:p>
          </table:table-cell>
          <table:table-cell/>
          <table:table-cell table:style-name="Default" office:value-type="string">
            <text:p><text:s/>brujear, maleficiar, hechizar. Lit: hacer enfermedad.</text:p>
          </table:table-cell>
          <table:table-cell office:value-type="string">
            <text:p>bewitch</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avʉ jẽ'emʉ</text:p>
          </table:table-cell>
          <table:table-cell office:value-type="string">
            <text:p>raβɨ hẽʔemɨ</text:p>
          </table:table-cell>
          <table:table-cell/>
          <table:table-cell office:value-type="string">
            <text:p>ser contagioso.</text:p>
          </table:table-cell>
          <table:table-cell office:value-type="string">
            <text:p>be.contagious.diseas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ravʉ jẽomʉ</text:p>
          </table:table-cell>
          <table:table-cell office:value-type="string">
            <text:p>raβɨ hẽomɨ</text:p>
          </table:table-cell>
          <table:table-cell/>
          <table:table-cell office:value-type="string">
            <text:p>contagiar (a otro).</text:p>
          </table:table-cell>
          <table:table-cell office:value-type="string">
            <text:p>give.diseas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avʉ jñaamʉ</text:p>
          </table:table-cell>
          <table:table-cell office:value-type="string">
            <text:p>raβɨ ñ̥aamɨ</text:p>
          </table:table-cell>
          <table:table-cell/>
          <table:table-cell table:style-name="ce9" office:value-type="string">
            <text:p>enfermar</text:p>
          </table:table-cell>
          <table:table-cell office:value-type="string">
            <text:p>get.sick</text:p>
          </table:table-cell>
          <table:table-cell table:number-columns-repeated="10"/>
          <table:table-cell table:style-name="Default" office:value-type="string">
            <text:p>v.i.</text:p>
          </table:table-cell>
          <table:table-cell table:number-columns-repeated="237"/>
        </table:table-row>
        <table:table-row table:style-name="ro2">
          <table:table-cell table:number-columns-repeated="3"/>
          <table:table-cell office:value-type="string">
            <text:p>ravʉ tĩ'imʉ</text:p>
          </table:table-cell>
          <table:table-cell office:value-type="string">
            <text:p>raβɨ tʰĩʔimɨ</text:p>
          </table:table-cell>
          <table:table-cell/>
          <table:table-cell table:style-name="ce9" office:value-type="string">
            <text:p>contagiarse (una enfermedad)</text:p>
          </table:table-cell>
          <table:table-cell office:value-type="string">
            <text:p>catch.diseas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3">
          <table:table-cell table:number-columns-repeated="3"/>
          <table:table-cell table:number-columns-repeated="2" office:value-type="string">
            <text:p>re</text:p>
          </table:table-cell>
          <table:table-cell/>
          <table:table-cell table:style-name="ce9" office:value-type="string">
            <text:p>Qué va(Este término denota sorpresa.). Uso: Se usa por los ancianos.</text:p>
          </table:table-cell>
          <table:table-cell office:value-type="string">
            <text:p>INTERJ.surprise</text:p>
          </table:table-cell>
          <table:table-cell table:number-columns-repeated="10"/>
          <table:table-cell office:value-type="string">
            <text:p>interj.</text:p>
          </table:table-cell>
          <table:table-cell table:number-columns-repeated="237"/>
        </table:table-row>
        <table:table-row table:style-name="ro2">
          <table:table-cell table:number-columns-repeated="3"/>
          <table:table-cell office:value-type="string">
            <text:p>re'asẽ'se</text:p>
          </table:table-cell>
          <table:table-cell office:value-type="string">
            <text:p>reʔasẽʔse</text:p>
          </table:table-cell>
          <table:table-cell/>
          <table:table-cell office:value-type="string">
            <text:p>especie de águila (Es de color negr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re'o coʉo</text:p>
          </table:table-cell>
          <table:table-cell office:value-type="string">
            <text:p>reʔo koɨo</text:p>
          </table:table-cell>
          <table:table-cell/>
          <table:table-cell office:value-type="string">
            <text:p>especie de tortuga.</text:p>
          </table:table-cell>
          <table:table-cell office:value-type="string">
            <text:p>tur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re'ochĩi</text:p>
          </table:table-cell>
          <table:table-cell office:value-type="string">
            <text:p>reʔodʒĩi</text:p>
          </table:table-cell>
          <table:table-cell/>
          <table:table-cell table:style-name="ce9" office:value-type="string">
            <text:p>niño o niña defectuoso, niño o niña inválido</text:p>
          </table:table-cell>
          <table:table-cell office:value-type="string">
            <text:p>sick.child</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re'oja'che</text:p>
          </table:table-cell>
          <table:table-cell office:value-type="string">
            <text:p>reʔohaʔdʒe</text:p>
          </table:table-cell>
          <table:table-cell/>
          <table:table-cell table:style-name="ce9" office:value-type="string">
            <text:p>bien, bueno, excelente.</text:p>
          </table:table-cell>
          <table:table-cell office:value-type="string">
            <text:p>good</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re'oja'imʉ</text:p>
          </table:table-cell>
          <table:table-cell office:value-type="string">
            <text:p>reʔohaʔimɨ</text:p>
          </table:table-cell>
          <table:table-cell/>
          <table:table-cell table:style-name="ce9" office:value-type="string">
            <text:p>ser o estar bonito, estar bueno</text:p>
          </table:table-cell>
          <table:table-cell office:value-type="string">
            <text:p>be.good</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re'ojajaeva</text:p>
          </table:table-cell>
          <table:table-cell office:value-type="string">
            <text:p>reʔohahaeβa</text:p>
          </table:table-cell>
          <table:table-cell/>
          <table:table-cell table:style-name="ce9" office:value-type="string">
            <text:p>tierra plana</text:p>
          </table:table-cell>
          <table:table-cell office:value-type="string">
            <text:p>flat.ear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e'ojape'sava</text:p>
          </table:table-cell>
          <table:table-cell office:value-type="string">
            <text:p>reʔohapeʔsaβa</text:p>
          </table:table-cell>
          <table:table-cell/>
          <table:table-cell table:style-name="ce9" office:value-type="string">
            <text:p>tierra plana. Uso: Los ancianos la usan. </text:p>
          </table:table-cell>
          <table:table-cell office:value-type="string">
            <text:p>flat.ear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e'ojareva</text:p>
          </table:table-cell>
          <table:table-cell office:value-type="string">
            <text:p>reʔohareβa</text:p>
          </table:table-cell>
          <table:table-cell/>
          <table:table-cell table:style-name="Default" office:value-type="string">
            <text:p>seña de canal (dejada por un chorro de agua).</text:p>
          </table:table-cell>
          <table:table-cell office:value-type="string">
            <text:p>ditch.from.running.wat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e'oko</text:p>
          </table:table-cell>
          <table:table-cell office:value-type="string">
            <text:p>reʔokʰo</text:p>
          </table:table-cell>
          <table:table-cell/>
          <table:table-cell office:value-type="string">
            <text:p>mujer buena</text:p>
          </table:table-cell>
          <table:table-cell office:value-type="string">
            <text:p>good.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re'okʉ</text:p>
          </table:table-cell>
          <table:table-cell office:value-type="string">
            <text:p>reʔokʰɨ</text:p>
          </table:table-cell>
          <table:table-cell/>
          <table:table-cell office:value-type="string">
            <text:p>hombre bueno</text:p>
          </table:table-cell>
          <table:table-cell office:value-type="string">
            <text:p>good.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re'omʉ</text:p>
          </table:table-cell>
          <table:table-cell office:value-type="string">
            <text:p>reʔomɨ</text:p>
          </table:table-cell>
          <table:table-cell office:value-type="string">
            <text:p>[réʔomɨ]</text:p>
          </table:table-cell>
          <table:table-cell office:value-type="string">
            <text:p>ser o estar bueno, ser suficiente, está bien</text:p>
          </table:table-cell>
          <table:table-cell office:value-type="string">
            <text:p>be.good</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e'orepaja'ima'ñe</text:p>
          </table:table-cell>
          <table:table-cell office:value-type="string">
            <text:p>reʔorepahaʔimaʔɲe</text:p>
          </table:table-cell>
          <table:table-cell/>
          <table:table-cell office:value-type="string">
            <text:p>regular, mediocre</text:p>
          </table:table-cell>
          <table:table-cell office:value-type="string">
            <text:p>mediocr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re'orepamakarʉ</text:p>
          </table:table-cell>
          <table:table-cell office:value-type="string">
            <text:p>reʔorepamakʰarɨ</text:p>
          </table:table-cell>
          <table:table-cell/>
          <table:table-cell office:value-type="string">
            <text:p>t<text:span text:style-name="T5">amaño mediano, </text:span><text:span text:style-name="T5">cantidad mediana, </text:span><text:span text:style-name="T5">regular.</text:span></text:p>
          </table:table-cell>
          <table:table-cell office:value-type="string">
            <text:p>middle.sized</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re'orepamakarʉ</text:p>
          </table:table-cell>
          <table:table-cell office:value-type="string">
            <text:p>reʔorepamakʰarɨ</text:p>
          </table:table-cell>
          <table:table-cell/>
          <table:table-cell office:value-type="string">
            <text:p>apenas</text:p>
          </table:table-cell>
          <table:table-cell office:value-type="string">
            <text:p>despit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re'orepamʉ</text:p>
          </table:table-cell>
          <table:table-cell office:value-type="string">
            <text:p>reʔorepamɨ</text:p>
          </table:table-cell>
          <table:table-cell/>
          <table:table-cell table:style-name="ce9" office:value-type="string">
            <text:p>¡gracias!. Lit: ser muy bueno. </text:p>
          </table:table-cell>
          <table:table-cell office:value-type="string">
            <text:p>INTERJ.thank.you</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e'ovʉ</text:p>
          </table:table-cell>
          <table:table-cell office:value-type="string">
            <text:p>reʔoβɨ</text:p>
          </table:table-cell>
          <table:table-cell/>
          <table:table-cell office:value-type="string">
            <text:p>1. Bogotá. 2. afuera, tierra lejana</text:p>
          </table:table-cell>
          <table:table-cell office:value-type="string">
            <text:p>far.away.pla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e'ovʉ ãka</text:p>
          </table:table-cell>
          <table:table-cell office:value-type="string">
            <text:p>reʔoβɨ ãkʰa</text:p>
          </table:table-cell>
          <table:table-cell/>
          <table:table-cell table:style-name="ce9" office:value-type="string">
            <text:p>especie de gallineta, gallina de monte. Tinamus major.</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re'ovʉ oovʉ</text:p>
          </table:table-cell>
          <table:table-cell office:value-type="string">
            <text:p>reʔoβɨ ooβɨ</text:p>
          </table:table-cell>
          <table:table-cell/>
          <table:table-cell office:value-type="string">
            <text:p>banano común</text:p>
          </table:table-cell>
          <table:table-cell office:value-type="string">
            <text:p>plantain.variety</text:p>
          </table:table-cell>
          <table:table-cell table:number-columns-repeated="10"/>
          <table:table-cell office:value-type="string">
            <text:p>s.i.</text:p>
          </table:table-cell>
          <table:table-cell table:number-columns-repeated="237"/>
        </table:table-row>
        <table:table-row table:style-name="ro2">
          <table:table-cell table:number-columns-repeated="3"/>
          <table:table-cell office:value-type="string">
            <text:p>re'ovʉ pĩ'a</text:p>
          </table:table-cell>
          <table:table-cell office:value-type="string">
            <text:p>reʔoβɨ pĩʔa</text:p>
          </table:table-cell>
          <table:table-cell/>
          <table:table-cell table:style-name="ce9" office:value-type="string">
            <text:p>pavo real</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re'remʉ</text:p>
          </table:table-cell>
          <table:table-cell office:value-type="string">
            <text:p>reʔremɨ</text:p>
          </table:table-cell>
          <table:table-cell/>
          <table:table-cell table:style-name="ce9" office:value-type="string">
            <text:p>voltear (el borde de una torta de casabe cuando termina de tostar). 2. arrugar (la punta de un libro).</text:p>
          </table:table-cell>
          <table:table-cell office:value-type="string">
            <text:p>turn.V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e'rʉmʉ</text:p>
          </table:table-cell>
          <table:table-cell office:value-type="string">
            <text:p>reʔrɨmɨ</text:p>
          </table:table-cell>
          <table:table-cell/>
          <table:table-cell table:style-name="ce9" office:value-type="string">
            <text:p>roer (un hueso)</text:p>
          </table:table-cell>
          <table:table-cell office:value-type="string">
            <text:p>gnaw</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e'somʉ</text:p>
          </table:table-cell>
          <table:table-cell office:value-type="string">
            <text:p>reʔsomɨ</text:p>
          </table:table-cell>
          <table:table-cell/>
          <table:table-cell table:style-name="ce9" office:value-type="string">
            <text:p>voltear (el lado interno hacia afuera).</text:p>
          </table:table-cell>
          <table:table-cell office:value-type="string">
            <text:p>turn.inside.out.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e'vamʉ</text:p>
          </table:table-cell>
          <table:table-cell office:value-type="string">
            <text:p>reʔβamɨ</text:p>
          </table:table-cell>
          <table:table-cell/>
          <table:table-cell table:style-name="ce9" office:value-type="string">
            <text:p>sacar (las tripas). 2. hacer cirugía.</text:p>
          </table:table-cell>
          <table:table-cell office:value-type="string">
            <text:p>gut.VT</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reamʉ</text:p>
          </table:table-cell>
          <table:table-cell office:value-type="string">
            <text:p>reamɨ</text:p>
          </table:table-cell>
          <table:table-cell/>
          <table:table-cell table:style-name="Default" office:value-type="string">
            <text:p>envolver</text:p>
          </table:table-cell>
          <table:table-cell office:value-type="string">
            <text:p>wrap.in.packet.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table:number-columns-repeated="2" office:value-type="string">
            <text:p>rẽe</text:p>
          </table:table-cell>
          <table:table-cell/>
          <table:table-cell table:style-name="ce9" office:value-type="string">
            <text:p>motores fuera de borda, canoas motorizadas</text:p>
          </table:table-cell>
          <table:table-cell office:value-type="string">
            <text:p>motor</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table:number-columns-repeated="2" office:value-type="string">
            <text:p>rẽe rẽe</text:p>
          </table:table-cell>
          <table:table-cell/>
          <table:table-cell table:style-name="ce9" office:value-type="string">
            <text:p>sonido producido por el motor fuera de borda</text:p>
          </table:table-cell>
          <table:table-cell office:value-type="string">
            <text:p>SS.SYMB.motor</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rẽepʉ</text:p>
          </table:table-cell>
          <table:table-cell office:value-type="string">
            <text:p>rẽepɨ</text:p>
          </table:table-cell>
          <table:table-cell/>
          <table:table-cell table:style-name="ce9" office:value-type="string">
            <text:p>motor fuera de borda</text:p>
          </table:table-cell>
          <table:table-cell office:value-type="string">
            <text:p>moto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ẽesaivʉ</text:p>
          </table:table-cell>
          <table:table-cell office:value-type="string">
            <text:p>rẽesaiβɨ</text:p>
          </table:table-cell>
          <table:table-cell/>
          <table:table-cell table:style-name="ce9" office:value-type="string">
            <text:p>motor fuera de borda</text:p>
          </table:table-cell>
          <table:table-cell office:value-type="string">
            <text:p>moto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ẽevʉ</text:p>
          </table:table-cell>
          <table:table-cell office:value-type="string">
            <text:p>rẽeβɨ</text:p>
          </table:table-cell>
          <table:table-cell/>
          <table:table-cell table:style-name="ce9" office:value-type="string">
            <text:p>canoa motorizada</text:p>
          </table:table-cell>
          <table:table-cell office:value-type="string">
            <text:p>motorized.cano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eglaphe'reva</text:p>
          </table:table-cell>
          <table:table-cell office:value-type="string">
            <text:p>reglapʰeʔreβa</text:p>
          </table:table-cell>
          <table:table-cell/>
          <table:table-cell table:style-name="ce9" office:value-type="string">
            <text:p>regla</text:p>
          </table:table-cell>
          <table:table-cell office:value-type="string">
            <text:p>rule?</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reiñʉ</text:p>
          </table:table-cell>
          <table:table-cell office:value-type="string">
            <text:p>reiɲɨ</text:p>
          </table:table-cell>
          <table:table-cell/>
          <table:table-cell table:style-name="ce9" office:value-type="string">
            <text:p>especie de árbol</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eipʉ</text:p>
          </table:table-cell>
          <table:table-cell office:value-type="string">
            <text:p>reipɨ</text:p>
          </table:table-cell>
          <table:table-cell/>
          <table:table-cell office:value-type="string">
            <text:p>especie de fruta silvestre</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eko</text:p>
          </table:table-cell>
          <table:table-cell office:value-type="string">
            <text:p>rekʰo</text:p>
          </table:table-cell>
          <table:table-cell/>
          <table:table-cell office:value-type="string">
            <text:p>almas, espíritus</text:p>
          </table:table-cell>
          <table:table-cell office:value-type="string">
            <text:p>ghost</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reko raimʉ</text:p>
          </table:table-cell>
          <table:table-cell office:value-type="string">
            <text:p>rekʰo raimɨ</text:p>
          </table:table-cell>
          <table:table-cell/>
          <table:table-cell office:value-type="string">
            <text:p>aparecer (un fantasma).</text:p>
          </table:table-cell>
          <table:table-cell office:value-type="string">
            <text:p>ghost.appear</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rekocho</text:p>
          </table:table-cell>
          <table:table-cell office:value-type="string">
            <text:p>rekʰodʒo</text:p>
          </table:table-cell>
          <table:table-cell/>
          <table:table-cell table:style-name="ce9" office:value-type="string">
            <text:p>alma, espíritu (de una persona).</text:p>
          </table:table-cell>
          <table:table-cell office:value-type="string">
            <text:p>gho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ekova'ti</text:p>
          </table:table-cell>
          <table:table-cell office:value-type="string">
            <text:p>rekʰoβaʔtʰi</text:p>
          </table:table-cell>
          <table:table-cell/>
          <table:table-cell table:style-name="ce9" office:value-type="string">
            <text:p>pancreas</text:p>
          </table:table-cell>
          <table:table-cell office:value-type="string">
            <text:p>pancrea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epa</text:p>
          </table:table-cell>
          <table:table-cell office:value-type="string">
            <text:p>repa</text:p>
          </table:table-cell>
          <table:table-cell/>
          <table:table-cell office:value-type="string">
            <text:p>eso</text:p>
          </table:table-cell>
          <table:table-cell office:value-type="string">
            <text:p>DEM.INAM</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repa</text:p>
          </table:table-cell>
          <table:table-cell office:value-type="string">
            <text:p>repa</text:p>
          </table:table-cell>
          <table:table-cell/>
          <table:table-cell table:style-name="ce9" office:value-type="string">
            <text:p>eso</text:p>
          </table:table-cell>
          <table:table-cell office:value-type="string">
            <text:p>DEM.INAM</text:p>
          </table:table-cell>
          <table:table-cell table:number-columns-repeated="10"/>
          <table:table-cell office:value-type="string">
            <text:p>pron.dem.in.</text:p>
          </table:table-cell>
          <table:table-cell table:number-columns-repeated="237"/>
        </table:table-row>
        <table:table-row table:style-name="ro2">
          <table:table-cell table:number-columns-repeated="3"/>
          <table:table-cell office:value-type="string">
            <text:p>repaã'capʉ</text:p>
          </table:table-cell>
          <table:table-cell office:value-type="string">
            <text:p>repaãʔkapɨ</text:p>
          </table:table-cell>
          <table:table-cell/>
          <table:table-cell office:value-type="string">
            <text:p>anchura</text:p>
          </table:table-cell>
          <table:table-cell office:value-type="string">
            <text:p>wid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epachʉ'riva</text:p>
          </table:table-cell>
          <table:table-cell office:value-type="string">
            <text:p>repadʒɨʔriβa</text:p>
          </table:table-cell>
          <table:table-cell/>
          <table:table-cell table:style-name="ce9" office:value-type="string">
            <text:p>profundidad</text:p>
          </table:table-cell>
          <table:table-cell office:value-type="string">
            <text:p>dep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epacuecho</text:p>
          </table:table-cell>
          <table:table-cell office:value-type="string">
            <text:p>repakuedʒo</text:p>
          </table:table-cell>
          <table:table-cell/>
          <table:table-cell office:value-type="string">
            <text:p>largura</text:p>
          </table:table-cell>
          <table:table-cell office:value-type="string">
            <text:p>leng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epana</text:p>
          </table:table-cell>
          <table:table-cell office:value-type="string">
            <text:p>repana</text:p>
          </table:table-cell>
          <table:table-cell/>
          <table:table-cell table:style-name="ce9" office:value-type="string">
            <text:p>ellos, esos (seres animados)</text:p>
          </table:table-cell>
          <table:table-cell office:value-type="string">
            <text:p>DEM.ANIM.PL</text:p>
          </table:table-cell>
          <table:table-cell table:number-columns-repeated="10"/>
          <table:table-cell office:value-type="string">
            <text:p>pron.an.pl.</text:p>
          </table:table-cell>
          <table:table-cell table:number-columns-repeated="237"/>
        </table:table-row>
        <table:table-row table:style-name="ro2">
          <table:table-cell table:number-columns-repeated="3"/>
          <table:table-cell office:value-type="string">
            <text:p>repana</text:p>
          </table:table-cell>
          <table:table-cell office:value-type="string">
            <text:p>repana</text:p>
          </table:table-cell>
          <table:table-cell/>
          <table:table-cell table:style-name="ce9" office:value-type="string">
            <text:p>su (de ellos; las personas a que se refieren no se ven).</text:p>
          </table:table-cell>
          <table:table-cell office:value-type="string">
            <text:p>DEM.ANIM.PL</text:p>
          </table:table-cell>
          <table:table-cell table:number-columns-repeated="10"/>
          <table:table-cell office:value-type="string">
            <text:p>pron.poss.</text:p>
          </table:table-cell>
          <table:table-cell table:number-columns-repeated="237"/>
        </table:table-row>
        <table:table-row table:style-name="ro2">
          <table:table-cell table:number-columns-repeated="3"/>
          <table:table-cell office:value-type="string">
            <text:p>repao</text:p>
          </table:table-cell>
          <table:table-cell office:value-type="string">
            <text:p>repao</text:p>
          </table:table-cell>
          <table:table-cell/>
          <table:table-cell table:style-name="ce9" office:value-type="string">
            <text:p>ella, esa (ser animado feminino)</text:p>
          </table:table-cell>
          <table:table-cell office:value-type="string">
            <text:p>DEM.FEM</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repao</text:p>
          </table:table-cell>
          <table:table-cell office:value-type="string">
            <text:p>repao</text:p>
          </table:table-cell>
          <table:table-cell/>
          <table:table-cell table:style-name="ce9" office:value-type="string">
            <text:p>su (de ella; la persona a que se refiere no se ve). </text:p>
          </table:table-cell>
          <table:table-cell office:value-type="string">
            <text:p>DEM.FEM</text:p>
          </table:table-cell>
          <table:table-cell table:number-columns-repeated="10"/>
          <table:table-cell office:value-type="string">
            <text:p>pron.poss.</text:p>
          </table:table-cell>
          <table:table-cell table:number-columns-repeated="237"/>
        </table:table-row>
        <table:table-row table:style-name="ro2">
          <table:table-cell table:number-columns-repeated="3"/>
          <table:table-cell office:value-type="string">
            <text:p>repasa'navʉ</text:p>
          </table:table-cell>
          <table:table-cell office:value-type="string">
            <text:p>repasaʔnaβɨ</text:p>
          </table:table-cell>
          <table:table-cell/>
          <table:table-cell table:style-name="Default" office:value-type="string">
            <text:p>profundidad</text:p>
          </table:table-cell>
          <table:table-cell office:value-type="string">
            <text:p>dep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epaʉ</text:p>
          </table:table-cell>
          <table:table-cell office:value-type="string">
            <text:p>repaɨ</text:p>
          </table:table-cell>
          <table:table-cell/>
          <table:table-cell table:style-name="Default" office:value-type="string">
            <text:p>́el, ése (ser animado masculino).</text:p>
          </table:table-cell>
          <table:table-cell office:value-type="string">
            <text:p>DEM.MASC</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repaʉ</text:p>
          </table:table-cell>
          <table:table-cell office:value-type="string">
            <text:p>repaɨ</text:p>
          </table:table-cell>
          <table:table-cell/>
          <table:table-cell office:value-type="string">
            <text:p>su (de él; la persona a que se refiere no se ve).</text:p>
          </table:table-cell>
          <table:table-cell office:value-type="string">
            <text:p>DEM.MASC</text:p>
          </table:table-cell>
          <table:table-cell table:number-columns-repeated="10"/>
          <table:table-cell office:value-type="string">
            <text:p>pron.poss.</text:p>
          </table:table-cell>
          <table:table-cell table:number-columns-repeated="237"/>
        </table:table-row>
        <table:table-row table:style-name="ro2">
          <table:table-cell table:number-columns-repeated="3"/>
          <table:table-cell office:value-type="string">
            <text:p>ri'rimʉ</text:p>
          </table:table-cell>
          <table:table-cell office:value-type="string">
            <text:p>riʔrimɨ</text:p>
          </table:table-cell>
          <table:table-cell/>
          <table:table-cell office:value-type="string">
            <text:p>estar a punto de reventar (un furúnculo).</text:p>
          </table:table-cell>
          <table:table-cell office:value-type="string">
            <text:p>be.about.to.burst.of.bliste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ĩjomʉ</text:p>
          </table:table-cell>
          <table:table-cell office:value-type="string">
            <text:p>rĩhomɨ</text:p>
          </table:table-cell>
          <table:table-cell/>
          <table:table-cell office:value-type="string">
            <text:p>ser o estar picado (por un insecto). </text:p>
          </table:table-cell>
          <table:table-cell office:value-type="string">
            <text:p>suffer.insect.bite</text:p>
          </table:table-cell>
          <table:table-cell table:number-columns-repeated="10"/>
          <table:table-cell office:value-type="string">
            <text:p>v.pas.</text:p>
          </table:table-cell>
          <table:table-cell table:number-columns-repeated="237"/>
        </table:table-row>
        <table:table-row table:style-name="ro2">
          <table:table-cell table:number-columns-repeated="3"/>
          <table:table-cell office:value-type="string">
            <text:p>rimamaka</text:p>
          </table:table-cell>
          <table:table-cell office:value-type="string">
            <text:p>rimamakʰa</text:p>
          </table:table-cell>
          <table:table-cell/>
          <table:table-cell office:value-type="string">
            <text:p>lima</text:p>
          </table:table-cell>
          <table:table-cell office:value-type="string">
            <text:p>file.N</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rimapʉ</text:p>
          </table:table-cell>
          <table:table-cell office:value-type="string">
            <text:p>rimapɨ</text:p>
          </table:table-cell>
          <table:table-cell/>
          <table:table-cell office:value-type="string">
            <text:p>fruta de lima</text:p>
          </table:table-cell>
          <table:table-cell office:value-type="string">
            <text:p>lemon.frui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rimo miu</text:p>
          </table:table-cell>
          <table:table-cell office:value-type="string">
            <text:p>rimo miu</text:p>
          </table:table-cell>
          <table:table-cell/>
          <table:table-cell office:value-type="string">
            <text:p>espinas del limonero</text:p>
          </table:table-cell>
          <table:table-cell office:value-type="string">
            <text:p>lime.tree.spines</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rimoñʉ</text:p>
          </table:table-cell>
          <table:table-cell office:value-type="string">
            <text:p>rimoɲɨ</text:p>
          </table:table-cell>
          <table:table-cell/>
          <table:table-cell office:value-type="string">
            <text:p>limonero</text:p>
          </table:table-cell>
          <table:table-cell office:value-type="string">
            <text:p>lime.tr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imopʉ</text:p>
          </table:table-cell>
          <table:table-cell office:value-type="string">
            <text:p>rimopɨ</text:p>
          </table:table-cell>
          <table:table-cell/>
          <table:table-cell table:style-name="ce9" office:value-type="string">
            <text:p>fruta de limón</text:p>
          </table:table-cell>
          <table:table-cell office:value-type="string">
            <text:p>lime.frui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irijupʉ</text:p>
          </table:table-cell>
          <table:table-cell office:value-type="string">
            <text:p>ririhupɨ</text:p>
          </table:table-cell>
          <table:table-cell/>
          <table:table-cell table:style-name="ce9" office:value-type="string">
            <text:p>aleta dorsal anterior</text:p>
          </table:table-cell>
          <table:table-cell office:value-type="string">
            <text:p>fish.fin.dorsa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ĩtemʉ</text:p>
          </table:table-cell>
          <table:table-cell office:value-type="string">
            <text:p>rĩtʰemɨ</text:p>
          </table:table-cell>
          <table:table-cell/>
          <table:table-cell table:style-name="ce9" office:value-type="string">
            <text:p>picar (Se refiere a la picadura de avispas y hormigas.).</text:p>
          </table:table-cell>
          <table:table-cell office:value-type="string">
            <text:p>bite.of.insec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ivecʉoñʉ</text:p>
          </table:table-cell>
          <table:table-cell office:value-type="string">
            <text:p>riβekɨoɲɨ</text:p>
          </table:table-cell>
          <table:table-cell/>
          <table:table-cell table:style-name="ce9" office:value-type="string">
            <text:p>especie de planta medicinal (Sirve como remedio para picadura de culebra. Es una planta pequeña que se encuentra en las montañas. Tiene hojas alargadas de color verde y lisas. Se arranca esta planta, machacan las raíces y se las da a la persona mordida.).</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o'a</text:p>
          </table:table-cell>
          <table:table-cell office:value-type="string">
            <text:p>roʔa</text:p>
          </table:table-cell>
          <table:table-cell/>
          <table:table-cell office:value-type="string">
            <text:p>canastos, cestos</text:p>
          </table:table-cell>
          <table:table-cell office:value-type="string">
            <text:p>basket</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ro'amʉ</text:p>
          </table:table-cell>
          <table:table-cell office:value-type="string">
            <text:p>roʔamɨ</text:p>
          </table:table-cell>
          <table:table-cell/>
          <table:table-cell table:style-name="ce9" office:value-type="string">
            <text:p>remar</text:p>
          </table:table-cell>
          <table:table-cell office:value-type="string">
            <text:p>paddle.V</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ro'avʉ</text:p>
          </table:table-cell>
          <table:table-cell office:value-type="string">
            <text:p>roʔaβɨ</text:p>
          </table:table-cell>
          <table:table-cell/>
          <table:table-cell table:style-name="ce9" office:value-type="string">
            <text:p>canasta, cesta, cesto</text:p>
          </table:table-cell>
          <table:table-cell office:value-type="string">
            <text:p>baske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o'i</text:p>
          </table:table-cell>
          <table:table-cell office:value-type="string">
            <text:p>roʔi</text:p>
          </table:table-cell>
          <table:table-cell/>
          <table:table-cell office:value-type="string">
            <text:p>deuda; pago; resultado</text:p>
          </table:table-cell>
          <table:table-cell office:value-type="string">
            <text:p>exchang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table:style-name="Default" office:value-type="string">
            <text:p>ro'imʉ</text:p>
          </table:table-cell>
          <table:table-cell table:style-name="Default" office:value-type="string">
            <text:p>roʔimɨ</text:p>
          </table:table-cell>
          <table:table-cell office:value-type="string">
            <text:p>[roʔímɨ]</text:p>
          </table:table-cell>
          <table:table-cell office:value-type="string">
            <text:p>pagar</text:p>
          </table:table-cell>
          <table:table-cell office:value-type="string">
            <text:p>pay</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ro'kemʉ</text:p>
          </table:table-cell>
          <table:table-cell office:value-type="string">
            <text:p>roʔkʰemɨ</text:p>
          </table:table-cell>
          <table:table-cell/>
          <table:table-cell table:style-name="ce9" office:value-type="string">
            <text:p>juntar (varias cosas)</text:p>
          </table:table-cell>
          <table:table-cell office:value-type="string">
            <text:p>collect.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ro'komʉ</text:p>
          </table:table-cell>
          <table:table-cell office:value-type="string">
            <text:p>roʔkʰomɨ</text:p>
          </table:table-cell>
          <table:table-cell/>
          <table:table-cell table:style-name="ce9" office:value-type="string">
            <text:p>tocar, pintar (el cuerpo haciendo circulos y otros diseños)</text:p>
          </table:table-cell>
          <table:table-cell office:value-type="string">
            <text:p>paint.body</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o'omʉ</text:p>
          </table:table-cell>
          <table:table-cell office:value-type="string">
            <text:p>roʔomɨ</text:p>
          </table:table-cell>
          <table:table-cell/>
          <table:table-cell office:value-type="string">
            <text:p>cojear, renquear</text:p>
          </table:table-cell>
          <table:table-cell office:value-type="string">
            <text:p>walk.slowl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o're chacavʉ ñu'imʉ</text:p>
          </table:table-cell>
          <table:table-cell office:value-type="string">
            <text:p>roʔre dʒakaβɨ ɲuʔimɨ</text:p>
          </table:table-cell>
          <table:table-cell/>
          <table:table-cell office:value-type="string">
            <text:p>acurrucarse</text:p>
          </table:table-cell>
          <table:table-cell office:value-type="string">
            <text:p>huddle.VI</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ro're ñu'imʉ</text:p>
          </table:table-cell>
          <table:table-cell office:value-type="string">
            <text:p>roʔre ɲuʔimɨ</text:p>
          </table:table-cell>
          <table:table-cell/>
          <table:table-cell office:value-type="string">
            <text:p>arrodillarse</text:p>
          </table:table-cell>
          <table:table-cell office:value-type="string">
            <text:p>kneel</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ro're pʉʉmʉ</text:p>
          </table:table-cell>
          <table:table-cell office:value-type="string">
            <text:p>roʔre pɨɨmɨ</text:p>
          </table:table-cell>
          <table:table-cell/>
          <table:table-cell office:value-type="string">
            <text:p>arrodillarse</text:p>
          </table:table-cell>
          <table:table-cell office:value-type="string">
            <text:p>kneel</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o'romʉ</text:p>
          </table:table-cell>
          <table:table-cell office:value-type="string">
            <text:p>roʔromɨ</text:p>
          </table:table-cell>
          <table:table-cell/>
          <table:table-cell office:value-type="string">
            <text:p>hacer cosquilla (para que se ría).</text:p>
          </table:table-cell>
          <table:table-cell office:value-type="string">
            <text:p>tickl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o'vemʉ</text:p>
          </table:table-cell>
          <table:table-cell office:value-type="string">
            <text:p>roʔβemɨ</text:p>
          </table:table-cell>
          <table:table-cell/>
          <table:table-cell table:style-name="ce9" office:value-type="string">
            <text:p>verter repetidamente</text:p>
          </table:table-cell>
          <table:table-cell office:value-type="string">
            <text:p>pour.out.vessel.PLACT</text:p>
          </table:table-cell>
          <table:table-cell table:number-columns-repeated="10"/>
          <table:table-cell office:value-type="string">
            <text:p>v.t.rep.</text:p>
          </table:table-cell>
          <table:table-cell table:number-columns-repeated="237"/>
        </table:table-row>
        <table:table-row table:style-name="ro3">
          <table:table-cell table:number-columns-repeated="3"/>
          <table:table-cell office:value-type="string">
            <text:p>roamʉ</text:p>
          </table:table-cell>
          <table:table-cell office:value-type="string">
            <text:p>roamɨ</text:p>
          </table:table-cell>
          <table:table-cell/>
          <table:table-cell table:style-name="ce9" office:value-type="string">
            <text:p>reclinarse (contra algo). </text:p>
          </table:table-cell>
          <table:table-cell office:value-type="string">
            <text:p>lean.on</text:p>
          </table:table-cell>
          <table:table-cell table:number-columns-repeated="10"/>
          <table:table-cell office:value-type="string">
            <text:p>v.i.</text:p>
          </table:table-cell>
          <table:table-cell table:number-columns-repeated="237"/>
        </table:table-row>
        <table:table-row table:style-name="ro3">
          <table:table-cell table:number-columns-repeated="3"/>
          <table:table-cell office:value-type="string">
            <text:p>roamʉ</text:p>
          </table:table-cell>
          <table:table-cell office:value-type="string">
            <text:p>roamɨ</text:p>
          </table:table-cell>
          <table:table-cell/>
          <table:table-cell table:style-name="ce9" office:value-type="string">
            <text:p>r<text:span text:style-name="T5">ecostar (una </text:span><text:span text:style-name="T5">cosa contra algo).</text:span></text:p>
          </table:table-cell>
          <table:table-cell office:value-type="string">
            <text:p>lean.X.on.Y</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oche</text:p>
          </table:table-cell>
          <table:table-cell office:value-type="string">
            <text:p>rodʒe</text:p>
          </table:table-cell>
          <table:table-cell/>
          <table:table-cell table:style-name="ce9" office:value-type="string">
            <text:p><text:s/>pez dentón, pez dormilón. Hemisoribum plathrhynchus.</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roimʉ</text:p>
          </table:table-cell>
          <table:table-cell office:value-type="string">
            <text:p>roimɨ</text:p>
          </table:table-cell>
          <table:table-cell/>
          <table:table-cell office:value-type="string">
            <text:p>recostar</text:p>
          </table:table-cell>
          <table:table-cell office:value-type="string">
            <text:p>lean.on</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roimʉ</text:p>
          </table:table-cell>
          <table:table-cell office:value-type="string">
            <text:p>roimɨ</text:p>
          </table:table-cell>
          <table:table-cell/>
          <table:table-cell office:value-type="string">
            <text:p>acusar</text:p>
          </table:table-cell>
          <table:table-cell office:value-type="string">
            <text:p>accuse</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rojaiche cho'omʉ</text:p>
          </table:table-cell>
          <table:table-cell office:value-type="string">
            <text:p>rohaidʒe dʒoʔomɨ</text:p>
          </table:table-cell>
          <table:table-cell/>
          <table:table-cell table:style-name="ce9" office:value-type="string">
            <text:p>hacer algo hasta completar.</text:p>
          </table:table-cell>
          <table:table-cell office:value-type="string">
            <text:p>do.to.completio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oji</text:p>
          </table:table-cell>
          <table:table-cell office:value-type="string">
            <text:p>rohi</text:p>
          </table:table-cell>
          <table:table-cell/>
          <table:table-cell office:value-type="string">
            <text:p>árboles o frutas del madroño</text:p>
          </table:table-cell>
          <table:table-cell office:value-type="string">
            <text:p>tree.sp</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rojia</text:p>
          </table:table-cell>
          <table:table-cell office:value-type="string">
            <text:p>rohia</text:p>
          </table:table-cell>
          <table:table-cell/>
          <table:table-cell table:style-name="ce9" office:value-type="string">
            <text:p>fruta madroño</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ojiñʉ</text:p>
          </table:table-cell>
          <table:table-cell office:value-type="string">
            <text:p>rohiɲɨ</text:p>
          </table:table-cell>
          <table:table-cell/>
          <table:table-cell table:style-name="ce9" office:value-type="string">
            <text:p>madroño</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omi ai</text:p>
          </table:table-cell>
          <table:table-cell office:value-type="string">
            <text:p>romi ai</text:p>
          </table:table-cell>
          <table:table-cell/>
          <table:table-cell table:style-name="ce9" office:value-type="string">
            <text:p>mujeriego</text:p>
          </table:table-cell>
          <table:table-cell office:value-type="string">
            <text:p>womanize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romi peokʉ</text:p>
          </table:table-cell>
          <table:table-cell office:value-type="string">
            <text:p>romi peokʰɨ</text:p>
          </table:table-cell>
          <table:table-cell/>
          <table:table-cell table:style-name="ce9" office:value-type="string">
            <text:p>soltero</text:p>
          </table:table-cell>
          <table:table-cell office:value-type="string">
            <text:p>single.ma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romi peomʉ</text:p>
          </table:table-cell>
          <table:table-cell office:value-type="string">
            <text:p>romi peomɨ</text:p>
          </table:table-cell>
          <table:table-cell/>
          <table:table-cell table:style-name="ce9" office:value-type="string">
            <text:p>ser soltero</text:p>
          </table:table-cell>
          <table:table-cell office:value-type="string">
            <text:p>be.single.man</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omi vanʉmʉ</text:p>
          </table:table-cell>
          <table:table-cell office:value-type="string">
            <text:p>romi βanɨmɨ</text:p>
          </table:table-cell>
          <table:table-cell/>
          <table:table-cell table:style-name="ce9" office:value-type="string">
            <text:p>estar celoso (en cuanto a la mujer).</text:p>
          </table:table-cell>
          <table:table-cell office:value-type="string">
            <text:p>be.jealous.of.wif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omichĩi</text:p>
          </table:table-cell>
          <table:table-cell office:value-type="string">
            <text:p>romidʒĩi</text:p>
          </table:table-cell>
          <table:table-cell/>
          <table:table-cell table:style-name="ce9" office:value-type="string">
            <text:p>mujeres jóvenes, señoritas, muchachas</text:p>
          </table:table-cell>
          <table:table-cell office:value-type="string">
            <text:p>young.women</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romichĩio</text:p>
          </table:table-cell>
          <table:table-cell office:value-type="string">
            <text:p>romidʒĩio</text:p>
          </table:table-cell>
          <table:table-cell/>
          <table:table-cell table:style-name="ce9" office:value-type="string">
            <text:p>mujer joven, señorita, muchacha</text:p>
          </table:table-cell>
          <table:table-cell office:value-type="string">
            <text:p>young.woma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romichĩiva'na</text:p>
          </table:table-cell>
          <table:table-cell office:value-type="string">
            <text:p>romidʒĩiβaʔna</text:p>
          </table:table-cell>
          <table:table-cell/>
          <table:table-cell table:style-name="ce9" office:value-type="string">
            <text:p>mujeres jóvenes, niñas, muchachas</text:p>
          </table:table-cell>
          <table:table-cell office:value-type="string">
            <text:p>young.women</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romikorʉmʉ</text:p>
          </table:table-cell>
          <table:table-cell office:value-type="string">
            <text:p>romikʰorɨmɨ</text:p>
          </table:table-cell>
          <table:table-cell/>
          <table:table-cell table:style-name="ce9" office:value-type="string">
            <text:p>domingo</text:p>
          </table:table-cell>
          <table:table-cell office:value-type="string">
            <text:p>Sunday</text:p>
          </table:table-cell>
          <table:table-cell table:number-columns-repeated="7"/>
          <table:table-cell office:value-type="string">
            <text:p>Spanish</text:p>
          </table:table-cell>
          <table:table-cell table:number-columns-repeated="2"/>
          <table:table-cell office:value-type="string">
            <text:p>s.in.</text:p>
          </table:table-cell>
          <table:table-cell table:number-columns-repeated="237"/>
        </table:table-row>
        <table:table-row table:style-name="ro2">
          <table:table-cell table:number-columns-repeated="3"/>
          <table:table-cell office:value-type="string">
            <text:p>romineekʉ</text:p>
          </table:table-cell>
          <table:table-cell office:value-type="string">
            <text:p>romineekʰɨ</text:p>
          </table:table-cell>
          <table:table-cell/>
          <table:table-cell table:style-name="Default" office:value-type="string">
            <text:p>mujeriego</text:p>
          </table:table-cell>
          <table:table-cell office:value-type="string">
            <text:p>womanize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romineemʉ</text:p>
          </table:table-cell>
          <table:table-cell office:value-type="string">
            <text:p>romineemɨ</text:p>
          </table:table-cell>
          <table:table-cell/>
          <table:table-cell office:value-type="string">
            <text:p>desear mucho (a las mujeres), ser mujeriego</text:p>
          </table:table-cell>
          <table:table-cell office:value-type="string">
            <text:p>be.promiscuous.of.ma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omio</text:p>
          </table:table-cell>
          <table:table-cell office:value-type="string">
            <text:p>romio</text:p>
          </table:table-cell>
          <table:table-cell/>
          <table:table-cell office:value-type="string">
            <text:p>mujer</text:p>
          </table:table-cell>
          <table:table-cell office:value-type="string">
            <text:p>woma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romʉ</text:p>
          </table:table-cell>
          <table:table-cell office:value-type="string">
            <text:p>romɨ</text:p>
          </table:table-cell>
          <table:table-cell table:style-name="Default" office:value-type="string">
            <text:p>[rómɨ]</text:p>
          </table:table-cell>
          <table:table-cell office:value-type="string">
            <text:p>seguir en orden de nacimiento</text:p>
          </table:table-cell>
          <table:table-cell office:value-type="string">
            <text:p>be.next.birth.orde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omʉ</text:p>
          </table:table-cell>
          <table:table-cell office:value-type="string">
            <text:p>romɨ</text:p>
          </table:table-cell>
          <table:table-cell office:value-type="string">
            <text:p>[rómɨ]</text:p>
          </table:table-cell>
          <table:table-cell office:value-type="string">
            <text:p>juntar (una cosa a otra), añadir (una cosa). </text:p>
          </table:table-cell>
          <table:table-cell office:value-type="string">
            <text:p>collect.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oñokʉ</text:p>
          </table:table-cell>
          <table:table-cell office:value-type="string">
            <text:p>roɲokʰɨ</text:p>
          </table:table-cell>
          <table:table-cell/>
          <table:table-cell office:value-type="string">
            <text:p>machaca, machacas; especie de cigarra (Cantan en noviembre y diciembre.).</text:p>
          </table:table-cell>
          <table:table-cell office:value-type="string">
            <text:p>insect.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rõoo kiri kiri kiri</text:p>
          </table:table-cell>
          <table:table-cell office:value-type="string">
            <text:p>rõoo kʰiri kʰiri kʰiri</text:p>
          </table:table-cell>
          <table:table-cell/>
          <table:table-cell office:value-type="string">
            <text:p>sonido que hace la cría de la boa</text:p>
          </table:table-cell>
          <table:table-cell office:value-type="string">
            <text:p>SS.SYMB.boa</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rope'e</text:p>
          </table:table-cell>
          <table:table-cell office:value-type="string">
            <text:p>ropeʔe</text:p>
          </table:table-cell>
          <table:table-cell/>
          <table:table-cell office:value-type="string">
            <text:p>secretamente, ocultamente</text:p>
          </table:table-cell>
          <table:table-cell office:value-type="string">
            <text:p>secretly</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rope'e cho'omʉ</text:p>
          </table:table-cell>
          <table:table-cell office:value-type="string">
            <text:p>ropeʔe dʒoʔomɨ</text:p>
          </table:table-cell>
          <table:table-cell/>
          <table:table-cell office:value-type="string">
            <text:p>hacer en secreto, hacer ocultamente.</text:p>
          </table:table-cell>
          <table:table-cell office:value-type="string">
            <text:p>do.in.secre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orepa</text:p>
          </table:table-cell>
          <table:table-cell office:value-type="string">
            <text:p>rorepa</text:p>
          </table:table-cell>
          <table:table-cell/>
          <table:table-cell office:value-type="string">
            <text:p>apenas, exacto, preciso</text:p>
          </table:table-cell>
          <table:table-cell office:value-type="string">
            <text:p>exactly</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rorovi'toñʉ</text:p>
          </table:table-cell>
          <table:table-cell office:value-type="string">
            <text:p>roroβiʔtʰoɲɨ</text:p>
          </table:table-cell>
          <table:table-cell/>
          <table:table-cell table:style-name="ce9" office:value-type="string">
            <text:p>especie de planta medicinal (Es una planta espinosa que contiene leche espesa que se puede dar como remedio a los niños o a los adultos que tienen diarrea.).</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osisĩ'quipʉ</text:p>
          </table:table-cell>
          <table:table-cell office:value-type="string">
            <text:p>rosisĩʔkipɨ</text:p>
          </table:table-cell>
          <table:table-cell/>
          <table:table-cell table:style-name="ce9" office:value-type="string">
            <text:p>coyuntura de una planta.</text:p>
          </table:table-cell>
          <table:table-cell office:value-type="string">
            <text:p>fork.in.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otemʉ</text:p>
          </table:table-cell>
          <table:table-cell office:value-type="string">
            <text:p>rotʰemɨ</text:p>
          </table:table-cell>
          <table:table-cell/>
          <table:table-cell office:value-type="string">
            <text:p>recostar (varias cosas contra algo).</text:p>
          </table:table-cell>
          <table:table-cell office:value-type="string">
            <text:p>lean.X.on.Y.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ru'imʉ</text:p>
          </table:table-cell>
          <table:table-cell office:value-type="string">
            <text:p>ruʔimɨ</text:p>
          </table:table-cell>
          <table:table-cell/>
          <table:table-cell table:style-name="ce9" office:value-type="string">
            <text:p>sumergirse. 2. ahogarse en el agua</text:p>
          </table:table-cell>
          <table:table-cell office:value-type="string">
            <text:p>be.submerged.in.water</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ru'ru</text:p>
          </table:table-cell>
          <table:table-cell office:value-type="string">
            <text:p>ruʔru</text:p>
          </table:table-cell>
          <table:table-cell/>
          <table:table-cell table:style-name="ce9" office:value-type="string">
            <text:p>extremo de (una fila de casas, una mesa)</text:p>
          </table:table-cell>
          <table:table-cell office:value-type="string">
            <text:p>end.of.lin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u'temʉ</text:p>
          </table:table-cell>
          <table:table-cell office:value-type="string">
            <text:p>ruʔtʰemɨ</text:p>
          </table:table-cell>
          <table:table-cell/>
          <table:table-cell table:style-name="ce9" office:value-type="string">
            <text:p>arrancar (varias cosas).</text:p>
          </table:table-cell>
          <table:table-cell office:value-type="string">
            <text:p>pull.up.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Ru'tucha</text:p>
          </table:table-cell>
          <table:table-cell office:value-type="string">
            <text:p>Ruʔtʰudʒa</text:p>
          </table:table-cell>
          <table:table-cell/>
          <table:table-cell office:value-type="string">
            <text:p>río Urutuya.</text:p>
          </table:table-cell>
          <table:table-cell office:value-type="string">
            <text:p>river.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u'tume</text:p>
          </table:table-cell>
          <table:table-cell office:value-type="string">
            <text:p>ruʔtʰume</text:p>
          </table:table-cell>
          <table:table-cell/>
          <table:table-cell table:style-name="ce9" office:value-type="string">
            <text:p>sumergirse repetidamente. 2. ahogarse en el agua (varias personas). V: ru'imù. 3. desprenderse, separarse (varias cosas en montones o varias personas en grupos). Uso: Los ancianos la usan con este sentido.</text:p>
          </table:table-cell>
          <table:table-cell office:value-type="string">
            <text:p>be.submerged.in.water.PLACT</text:p>
          </table:table-cell>
          <table:table-cell table:number-columns-repeated="10"/>
          <table:table-cell office:value-type="string">
            <text:p>v.i.rep.</text:p>
          </table:table-cell>
          <table:table-cell table:number-columns-repeated="237"/>
        </table:table-row>
        <table:table-row table:style-name="ro2">
          <table:table-cell table:number-columns-repeated="3"/>
          <table:table-cell office:value-type="string">
            <text:p>ruamu</text:p>
          </table:table-cell>
          <table:table-cell office:value-type="string">
            <text:p>ruamu</text:p>
          </table:table-cell>
          <table:table-cell/>
          <table:table-cell table:style-name="ce9" office:value-type="string">
            <text:p>especie de bejuco medicinal (Se toma para curar diarrea.).</text:p>
          </table:table-cell>
          <table:table-cell office:value-type="string">
            <text:p>lian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ue'temʉ</text:p>
          </table:table-cell>
          <table:table-cell office:value-type="string">
            <text:p>rueʔtʰemɨ</text:p>
          </table:table-cell>
          <table:table-cell/>
          <table:table-cell table:style-name="ce9" office:value-type="string">
            <text:p>bajar (la fiebre).</text:p>
          </table:table-cell>
          <table:table-cell office:value-type="string">
            <text:p>go.down.of.feve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ue'vamʉ</text:p>
          </table:table-cell>
          <table:table-cell office:value-type="string">
            <text:p>rueʔβamɨ</text:p>
          </table:table-cell>
          <table:table-cell/>
          <table:table-cell table:style-name="ce9" office:value-type="string">
            <text:p><text:s/>inclinar (una banca).</text:p>
          </table:table-cell>
          <table:table-cell office:value-type="string">
            <text:p>be.in.inclined.position</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ueemʉ</text:p>
          </table:table-cell>
          <table:table-cell office:value-type="string">
            <text:p>rueemɨ</text:p>
          </table:table-cell>
          <table:table-cell/>
          <table:table-cell table:style-name="ce9" office:value-type="string">
            <text:p>ser o estar colgado.</text:p>
          </table:table-cell>
          <table:table-cell office:value-type="string">
            <text:p>be.hanging.up</text:p>
          </table:table-cell>
          <table:table-cell table:number-columns-repeated="10"/>
          <table:table-cell office:value-type="string">
            <text:p>v.pas.</text:p>
          </table:table-cell>
          <table:table-cell office:value-type="string">
            <text:p>CL II</text:p>
          </table:table-cell>
          <table:table-cell table:number-columns-repeated="236"/>
        </table:table-row>
        <table:table-row table:style-name="ro2">
          <table:table-cell table:number-columns-repeated="3"/>
          <table:table-cell office:value-type="string">
            <text:p>rueemʉ</text:p>
          </table:table-cell>
          <table:table-cell office:value-type="string">
            <text:p>rueemɨ</text:p>
          </table:table-cell>
          <table:table-cell/>
          <table:table-cell table:style-name="ce9" office:value-type="string">
            <text:p>jalar, halar.</text:p>
          </table:table-cell>
          <table:table-cell office:value-type="string">
            <text:p>pull</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rueko'ko</text:p>
          </table:table-cell>
          <table:table-cell office:value-type="string">
            <text:p>ruekʰoʔkʰo</text:p>
          </table:table-cell>
          <table:table-cell/>
          <table:table-cell table:style-name="ce9" office:value-type="string">
            <text:p>tosferina</text:p>
          </table:table-cell>
          <table:table-cell office:value-type="string">
            <text:p>respiratory.diseas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ueni tʉamʉ</text:p>
          </table:table-cell>
          <table:table-cell office:value-type="string">
            <text:p>rueni tʰɨamɨ</text:p>
          </table:table-cell>
          <table:table-cell/>
          <table:table-cell table:style-name="ce9" office:value-type="string">
            <text:p>quitar, arrancar (un pedazo de cabuya)</text:p>
          </table:table-cell>
          <table:table-cell office:value-type="string">
            <text:p>pull.away</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ueomaka</text:p>
          </table:table-cell>
          <table:table-cell office:value-type="string">
            <text:p>rueomakʰa</text:p>
          </table:table-cell>
          <table:table-cell/>
          <table:table-cell table:style-name="ce9" office:value-type="string">
            <text:p>báscula. 2. balanzón (balanza de mesa).</text:p>
          </table:table-cell>
          <table:table-cell office:value-type="string">
            <text:p>hanging.sca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ueomʉ</text:p>
          </table:table-cell>
          <table:table-cell office:value-type="string">
            <text:p>rueomɨ</text:p>
          </table:table-cell>
          <table:table-cell/>
          <table:table-cell table:style-name="ce9" office:value-type="string">
            <text:p>colgar, colgar y pesar (una cosa).</text:p>
          </table:table-cell>
          <table:table-cell office:value-type="string">
            <text:p>hang.on.hanging.scale</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ruesomʉ</text:p>
          </table:table-cell>
          <table:table-cell office:value-type="string">
            <text:p>ruesomɨ</text:p>
          </table:table-cell>
          <table:table-cell/>
          <table:table-cell table:style-name="Default" office:value-type="string">
            <text:p>pesar (algo pesado)</text:p>
          </table:table-cell>
          <table:table-cell office:value-type="string">
            <text:p>hang.on.hanging.scal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uesomʉ</text:p>
          </table:table-cell>
          <table:table-cell office:value-type="string">
            <text:p>ruesomɨ</text:p>
          </table:table-cell>
          <table:table-cell/>
          <table:table-cell office:value-type="string">
            <text:p>colgar (varias cosas).</text:p>
          </table:table-cell>
          <table:table-cell office:value-type="string">
            <text:p>hang.up.VT.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ruhi</text:p>
          </table:table-cell>
          <table:table-cell office:value-type="string">
            <text:p>ruhi</text:p>
          </table:table-cell>
          <table:table-cell/>
          <table:table-cell table:style-name="ce9" office:value-type="string">
            <text:p>pájaro saltarín. Teleonema filicauda. </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rũhica'repʉ nʉkamʉ</text:p>
          </table:table-cell>
          <table:table-cell office:value-type="string">
            <text:p>rũhikaʔrepɨ nɨkʰamɨ</text:p>
          </table:table-cell>
          <table:table-cell/>
          <table:table-cell table:style-name="ce21" office:value-type="string">
            <text:p><text:s/>pararse (con los brazos encogidos).</text:p>
          </table:table-cell>
          <table:table-cell office:value-type="string">
            <text:p>stand.with.crossed.arm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ũhicuecho</text:p>
          </table:table-cell>
          <table:table-cell office:value-type="string">
            <text:p>rũhikuedʒo</text:p>
          </table:table-cell>
          <table:table-cell/>
          <table:table-cell table:style-name="ce9" office:value-type="string">
            <text:p>largo</text:p>
          </table:table-cell>
          <table:table-cell office:value-type="string">
            <text:p>long</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rũhijʉ̃rʉ</text:p>
          </table:table-cell>
          <table:table-cell office:value-type="string">
            <text:p>rũhihɨ̃rɨ</text:p>
          </table:table-cell>
          <table:table-cell/>
          <table:table-cell table:style-name="ce9" office:value-type="string">
            <text:p>color clarito</text:p>
          </table:table-cell>
          <table:table-cell office:value-type="string">
            <text:p>transparent?</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rũhikẽvepʉ</text:p>
          </table:table-cell>
          <table:table-cell office:value-type="string">
            <text:p>rũhikʰẽβepɨ</text:p>
          </table:table-cell>
          <table:table-cell/>
          <table:table-cell table:style-name="Default" office:value-type="string">
            <text:p>torcido</text:p>
          </table:table-cell>
          <table:table-cell office:value-type="string">
            <text:p>twisted</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rũhima'ña pa'ikãa</text:p>
          </table:table-cell>
          <table:table-cell office:value-type="string">
            <text:p>rũhimaʔɲa paʔikʰãa</text:p>
          </table:table-cell>
          <table:table-cell/>
          <table:table-cell table:style-name="ce9" office:value-type="string">
            <text:p>tela o ropa rayada (camisa, vestido, prenda)</text:p>
          </table:table-cell>
          <table:table-cell office:value-type="string">
            <text:p>striped.clo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ũhimu</text:p>
          </table:table-cell>
          <table:table-cell office:value-type="string">
            <text:p>rũhimu</text:p>
          </table:table-cell>
          <table:table-cell/>
          <table:table-cell table:style-name="ce9" office:value-type="string">
            <text:p>fila</text:p>
          </table:table-cell>
          <table:table-cell office:value-type="string">
            <text:p>lin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ũhiñe</text:p>
          </table:table-cell>
          <table:table-cell office:value-type="string">
            <text:p>rũhiɲe</text:p>
          </table:table-cell>
          <table:table-cell/>
          <table:table-cell table:style-name="ce9" office:value-type="string">
            <text:p>derecho</text:p>
          </table:table-cell>
          <table:table-cell office:value-type="string">
            <text:p>straight.ahead</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rũhiñe</text:p>
          </table:table-cell>
          <table:table-cell office:value-type="string">
            <text:p>rũhiɲe</text:p>
          </table:table-cell>
          <table:table-cell/>
          <table:table-cell table:style-name="ce9" office:value-type="string">
            <text:p>correctamente</text:p>
          </table:table-cell>
          <table:table-cell office:value-type="string">
            <text:p>correct</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rũhipa</text:p>
          </table:table-cell>
          <table:table-cell office:value-type="string">
            <text:p>rũhipa</text:p>
          </table:table-cell>
          <table:table-cell/>
          <table:table-cell table:style-name="ce9" office:value-type="string">
            <text:p>fila, hilera (lado a lado)</text:p>
          </table:table-cell>
          <table:table-cell office:value-type="string">
            <text:p>line.from.side.to.sid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ũhipejepʉ</text:p>
          </table:table-cell>
          <table:table-cell office:value-type="string">
            <text:p>rũhipehepɨ</text:p>
          </table:table-cell>
          <table:table-cell/>
          <table:table-cell table:style-name="ce9" office:value-type="string">
            <text:p>lado a lado</text:p>
          </table:table-cell>
          <table:table-cell office:value-type="string">
            <text:p>side.to.sid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ruhira'chorʉ</text:p>
          </table:table-cell>
          <table:table-cell office:value-type="string">
            <text:p>ruhiraʔdʒorɨ</text:p>
          </table:table-cell>
          <table:table-cell/>
          <table:table-cell table:style-name="ce9" office:value-type="string">
            <text:p>delgado (Se refiere a una persona.)</text:p>
          </table:table-cell>
          <table:table-cell office:value-type="string">
            <text:p>thin.of.person</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rũhiso'korʉ</text:p>
          </table:table-cell>
          <table:table-cell office:value-type="string">
            <text:p>rũhisoʔkʰorɨ</text:p>
          </table:table-cell>
          <table:table-cell/>
          <table:table-cell table:style-name="Default" office:value-type="string">
            <text:p>circulo pequeño</text:p>
          </table:table-cell>
          <table:table-cell office:value-type="string">
            <text:p>circle.smal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ũhitʉ̃'tʉrʉ</text:p>
          </table:table-cell>
          <table:table-cell office:value-type="string">
            <text:p>rũhitʰɨ̃ʔtʰɨrɨ</text:p>
          </table:table-cell>
          <table:table-cell/>
          <table:table-cell office:value-type="string">
            <text:p>andén pequeño</text:p>
          </table:table-cell>
          <table:table-cell office:value-type="string">
            <text:p>platform.smal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ui rui</text:p>
          </table:table-cell>
          <table:table-cell office:value-type="string">
            <text:p>rui rui</text:p>
          </table:table-cell>
          <table:table-cell/>
          <table:table-cell office:value-type="string">
            <text:p>sonido que hace el pájaro saltarín cuando llora.</text:p>
          </table:table-cell>
          <table:table-cell office:value-type="string">
            <text:p>SS.SYMB.bird.cry</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rupʉ</text:p>
          </table:table-cell>
          <table:table-cell office:value-type="string">
            <text:p>rupɨ</text:p>
          </table:table-cell>
          <table:table-cell/>
          <table:table-cell office:value-type="string">
            <text:p>ocio, sin razón</text:p>
          </table:table-cell>
          <table:table-cell office:value-type="string">
            <text:p>for.no.reason</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ruri ma'ña</text:p>
          </table:table-cell>
          <table:table-cell office:value-type="string">
            <text:p>ruri maʔɲa</text:p>
          </table:table-cell>
          <table:table-cell/>
          <table:table-cell office:value-type="string">
            <text:p>perfume silvestre</text:p>
          </table:table-cell>
          <table:table-cell office:value-type="string">
            <text:p>aromatic.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uri pĩsimu</text:p>
          </table:table-cell>
          <table:table-cell office:value-type="string">
            <text:p>ruri pĩsimu</text:p>
          </table:table-cell>
          <table:table-cell/>
          <table:table-cell office:value-type="string">
            <text:p>especie de bejuco silvestre (Se machuca y se da a los cachorros para que lleguen a ser buenos cazadores.).</text:p>
          </table:table-cell>
          <table:table-cell office:value-type="string">
            <text:p>lian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uri savañʉ</text:p>
          </table:table-cell>
          <table:table-cell office:value-type="string">
            <text:p>ruri saβaɲɨ</text:p>
          </table:table-cell>
          <table:table-cell/>
          <table:table-cell office:value-type="string">
            <text:p>mata medicinal</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uru vani</text:p>
          </table:table-cell>
          <table:table-cell office:value-type="string">
            <text:p>ruru βani</text:p>
          </table:table-cell>
          <table:table-cell/>
          <table:table-cell office:value-type="string">
            <text:p>especie de mojarra (Tiene hocico largo.).</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ruta</text:p>
          </table:table-cell>
          <table:table-cell office:value-type="string">
            <text:p>rutʰa</text:p>
          </table:table-cell>
          <table:table-cell/>
          <table:table-cell office:value-type="string">
            <text:p>especie de tábano (Es de color amarillo.)</text:p>
          </table:table-cell>
          <table:table-cell office:value-type="string">
            <text:p>insec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rũta</text:p>
          </table:table-cell>
          <table:table-cell office:value-type="string">
            <text:p>rũtʰa</text:p>
          </table:table-cell>
          <table:table-cell/>
          <table:table-cell office:value-type="string">
            <text:p>especie de tábano (Es de color amarillo.).</text:p>
          </table:table-cell>
          <table:table-cell office:value-type="string">
            <text:p>insec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rutamʉ</text:p>
          </table:table-cell>
          <table:table-cell office:value-type="string">
            <text:p>rutʰamɨ</text:p>
          </table:table-cell>
          <table:table-cell/>
          <table:table-cell office:value-type="string">
            <text:p>sacar; arrancar</text:p>
          </table:table-cell>
          <table:table-cell office:value-type="string">
            <text:p>pull.up</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ũu chẽ</text:p>
          </table:table-cell>
          <table:table-cell office:value-type="string">
            <text:p>rũu dʒẽ</text:p>
          </table:table-cell>
          <table:table-cell/>
          <table:table-cell table:style-name="ce9" office:value-type="string">
            <text:p>sonido producido por la flauta</text:p>
          </table:table-cell>
          <table:table-cell office:value-type="string">
            <text:p>SS.SYMB.flute</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ruupʉ</text:p>
          </table:table-cell>
          <table:table-cell office:value-type="string">
            <text:p>ruupɨ</text:p>
          </table:table-cell>
          <table:table-cell/>
          <table:table-cell table:style-name="ce9" office:value-type="string">
            <text:p>rincón. 2. cuarto. <text:s/>3. curva del río.</text:p>
          </table:table-cell>
          <table:table-cell office:value-type="string">
            <text:p>corn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ũuuu</text:p>
          </table:table-cell>
          <table:table-cell office:value-type="string">
            <text:p>rũuuu</text:p>
          </table:table-cell>
          <table:table-cell/>
          <table:table-cell table:style-name="ce9" office:value-type="string">
            <text:p>sonido producido por una lancha</text:p>
          </table:table-cell>
          <table:table-cell office:value-type="string">
            <text:p>SS.SYMB.steamship</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rʉ̃'imʉ</text:p>
          </table:table-cell>
          <table:table-cell office:value-type="string">
            <text:p>rɨ̃ʔimɨ</text:p>
          </table:table-cell>
          <table:table-cell/>
          <table:table-cell table:style-name="ce9" office:value-type="string">
            <text:p>arrancar (yuca)</text:p>
          </table:table-cell>
          <table:table-cell office:value-type="string">
            <text:p>harvest.manioc</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rʉ'semʉ</text:p>
          </table:table-cell>
          <table:table-cell office:value-type="string">
            <text:p>rɨʔsemɨ</text:p>
          </table:table-cell>
          <table:table-cell/>
          <table:table-cell table:style-name="ce9" office:value-type="string">
            <text:p>agarrar y apretar duro varias veces, pellizcar duro varias veces.</text:p>
          </table:table-cell>
          <table:table-cell office:value-type="string">
            <text:p>squeeze.hard.PLACT</text:p>
          </table:table-cell>
          <table:table-cell table:number-columns-repeated="10"/>
          <table:table-cell office:value-type="string">
            <text:p>v.t.rep.</text:p>
          </table:table-cell>
          <table:table-cell table:number-columns-repeated="237"/>
        </table:table-row>
        <table:table-row table:style-name="ro3">
          <table:table-cell table:number-columns-repeated="3"/>
          <table:table-cell office:value-type="string">
            <text:p>rʉ'tʉ</text:p>
          </table:table-cell>
          <table:table-cell office:value-type="string">
            <text:p>rɨʔtʰɨ</text:p>
          </table:table-cell>
          <table:table-cell/>
          <table:table-cell table:style-name="ce9" office:value-type="string">
            <text:p>orillas</text:p>
          </table:table-cell>
          <table:table-cell office:value-type="string">
            <text:p>riverbank</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rʉ'tʉva</text:p>
          </table:table-cell>
          <table:table-cell office:value-type="string">
            <text:p>rɨʔtʰɨβa</text:p>
          </table:table-cell>
          <table:table-cell/>
          <table:table-cell office:value-type="string">
            <text:p>orilla</text:p>
          </table:table-cell>
          <table:table-cell office:value-type="string">
            <text:p>riverban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ʉ̃'uñe</text:p>
          </table:table-cell>
          <table:table-cell office:value-type="string">
            <text:p>rɨ̃ʔuɲe</text:p>
          </table:table-cell>
          <table:table-cell/>
          <table:table-cell office:value-type="string">
            <text:p><text:s/>al lado de, lado a lado (cerquita o pegado)</text:p>
          </table:table-cell>
          <table:table-cell office:value-type="string">
            <text:p>on.side.clos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rʉ'vemʉ</text:p>
          </table:table-cell>
          <table:table-cell office:value-type="string">
            <text:p>rɨʔβemɨ</text:p>
          </table:table-cell>
          <table:table-cell/>
          <table:table-cell table:style-name="ce9" office:value-type="string">
            <text:p>atrancar (varias puertas)</text:p>
          </table:table-cell>
          <table:table-cell office:value-type="string">
            <text:p>close.door.PLACT</text:p>
          </table:table-cell>
          <table:table-cell table:number-columns-repeated="10"/>
          <table:table-cell office:value-type="string">
            <text:p>v.t.rep.</text:p>
          </table:table-cell>
          <table:table-cell table:number-columns-repeated="237"/>
        </table:table-row>
        <table:table-row table:style-name="ro3">
          <table:table-cell table:number-columns-repeated="3"/>
          <table:table-cell office:value-type="string">
            <text:p>rʉa</text:p>
          </table:table-cell>
          <table:table-cell office:value-type="string">
            <text:p>rɨa</text:p>
          </table:table-cell>
          <table:table-cell/>
          <table:table-cell table:style-name="ce9" office:value-type="string">
            <text:p>muchos (Se usa para intensificar un verbo o adjetivo. Se refiere a cosas inanimadas.).</text:p>
          </table:table-cell>
          <table:table-cell office:value-type="string">
            <text:p>very</text:p>
          </table:table-cell>
          <table:table-cell table:number-columns-repeated="10"/>
          <table:table-cell office:value-type="string">
            <text:p>adj.</text:p>
          </table:table-cell>
          <table:table-cell table:number-columns-repeated="237"/>
        </table:table-row>
        <table:table-row table:style-name="ro3">
          <table:table-cell table:number-columns-repeated="3"/>
          <table:table-cell office:value-type="string">
            <text:p>rʉa</text:p>
          </table:table-cell>
          <table:table-cell office:value-type="string">
            <text:p>rɨa</text:p>
          </table:table-cell>
          <table:table-cell/>
          <table:table-cell table:style-name="ce9" office:value-type="string">
            <text:p>muy, mucho (cosas inanimadas)</text:p>
          </table:table-cell>
          <table:table-cell office:value-type="string">
            <text:p>many.INAM</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rʉa chʉ'e mʉomʉ</text:p>
          </table:table-cell>
          <table:table-cell office:value-type="string">
            <text:p>rɨa dʒɨʔe mɨomɨ</text:p>
          </table:table-cell>
          <table:table-cell/>
          <table:table-cell office:value-type="string">
            <text:p>respirar profundamente.</text:p>
          </table:table-cell>
          <table:table-cell office:value-type="string">
            <text:p>breathe.deepl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ʉamʉ</text:p>
          </table:table-cell>
          <table:table-cell office:value-type="string">
            <text:p>rɨamɨ</text:p>
          </table:table-cell>
          <table:table-cell office:value-type="string">
            <text:p>[rɨ́amɨ]</text:p>
          </table:table-cell>
          <table:table-cell office:value-type="string">
            <text:p>ser o estar ácido</text:p>
          </table:table-cell>
          <table:table-cell office:value-type="string">
            <text:p>be.sou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ʉamʉ</text:p>
          </table:table-cell>
          <table:table-cell office:value-type="string">
            <text:p>rɨamɨ</text:p>
          </table:table-cell>
          <table:table-cell office:value-type="string">
            <text:p>[rɨámɨ]</text:p>
          </table:table-cell>
          <table:table-cell office:value-type="string">
            <text:p>cortar (maleza)</text:p>
          </table:table-cell>
          <table:table-cell office:value-type="string">
            <text:p>cut.weed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ʉ̃amʉ</text:p>
          </table:table-cell>
          <table:table-cell office:value-type="string">
            <text:p>rɨ̃amɨ</text:p>
          </table:table-cell>
          <table:table-cell/>
          <table:table-cell office:value-type="string">
            <text:p>inclinarse hacia un lado</text:p>
          </table:table-cell>
          <table:table-cell office:value-type="string">
            <text:p>lean.to.sid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ʉarepa</text:p>
          </table:table-cell>
          <table:table-cell office:value-type="string">
            <text:p>rɨarepa</text:p>
          </table:table-cell>
          <table:table-cell/>
          <table:table-cell office:value-type="string">
            <text:p>demasiado, muchísimo</text:p>
          </table:table-cell>
          <table:table-cell office:value-type="string">
            <text:p>very</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rʉiacho</text:p>
          </table:table-cell>
          <table:table-cell office:value-type="string">
            <text:p>rɨiadʒo</text:p>
          </table:table-cell>
          <table:table-cell/>
          <table:table-cell office:value-type="string">
            <text:p>en la mitad del río, en medio del río, centro del río, parte honda del río</text:p>
          </table:table-cell>
          <table:table-cell office:value-type="string">
            <text:p>in.middle.of.riv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ʉiche i'kamʉ</text:p>
          </table:table-cell>
          <table:table-cell office:value-type="string">
            <text:p>rɨidʒe iʔkʰamɨ</text:p>
          </table:table-cell>
          <table:table-cell/>
          <table:table-cell table:style-name="ce9" office:value-type="string">
            <text:p>hablar en voz baja o gruesa</text:p>
          </table:table-cell>
          <table:table-cell office:value-type="string">
            <text:p>speak.in.low.voic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ʉichʉ'riva</text:p>
          </table:table-cell>
          <table:table-cell office:value-type="string">
            <text:p>rɨidʒɨʔriβa</text:p>
          </table:table-cell>
          <table:table-cell/>
          <table:table-cell table:style-name="ce9" office:value-type="string">
            <text:p>parte gruesa; parte honda del río</text:p>
          </table:table-cell>
          <table:table-cell office:value-type="string">
            <text:p>thick/deep.par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rʉimʉ</text:p>
          </table:table-cell>
          <table:table-cell office:value-type="string">
            <text:p>rɨimɨ</text:p>
          </table:table-cell>
          <table:table-cell/>
          <table:table-cell table:style-name="ce9" office:value-type="string">
            <text:p>ser o estar hondo; ser grueso</text:p>
          </table:table-cell>
          <table:table-cell office:value-type="string">
            <text:p>be.thick/deep</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rʉ̃imʉ</text:p>
          </table:table-cell>
          <table:table-cell office:value-type="string">
            <text:p>rɨ̃imɨ</text:p>
          </table:table-cell>
          <table:table-cell/>
          <table:table-cell office:value-type="string">
            <text:p>estar parado en cuatro patas</text:p>
          </table:table-cell>
          <table:table-cell office:value-type="string">
            <text:p>be.standing.four.feet</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rʉ̃jo</text:p>
          </table:table-cell>
          <table:table-cell office:value-type="string">
            <text:p>rɨ̃ho</text:p>
          </table:table-cell>
          <table:table-cell/>
          <table:table-cell table:style-name="ce9" office:value-type="string">
            <text:p>esposa</text:p>
          </table:table-cell>
          <table:table-cell office:value-type="string">
            <text:p>wife</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rʉkʉmʉ</text:p>
          </table:table-cell>
          <table:table-cell office:value-type="string">
            <text:p>rɨkʰɨmɨ</text:p>
          </table:table-cell>
          <table:table-cell/>
          <table:table-cell table:style-name="Default" office:value-type="string">
            <text:p>ser o estar pesado</text:p>
          </table:table-cell>
          <table:table-cell office:value-type="string">
            <text:p>be.heav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ʉmemʉ</text:p>
          </table:table-cell>
          <table:table-cell office:value-type="string">
            <text:p>rɨmemɨ</text:p>
          </table:table-cell>
          <table:table-cell/>
          <table:table-cell office:value-type="string">
            <text:p>doblarse o inclinarse hacia delante; agacharse</text:p>
          </table:table-cell>
          <table:table-cell office:value-type="string">
            <text:p>be.in.bent.positio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rʉ̃ni ku'imʉ</text:p>
          </table:table-cell>
          <table:table-cell office:value-type="string">
            <text:p>rɨ̃ni kʰuʔimɨ</text:p>
          </table:table-cell>
          <table:table-cell/>
          <table:table-cell office:value-type="string">
            <text:p>gatear, andar en cuatro patas</text:p>
          </table:table-cell>
          <table:table-cell office:value-type="string">
            <text:p>move.on.four.feet</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rʉomʉ</text:p>
          </table:table-cell>
          <table:table-cell office:value-type="string">
            <text:p>rɨomɨ</text:p>
          </table:table-cell>
          <table:table-cell office:value-type="string">
            <text:p>[rɨomɨ́]</text:p>
          </table:table-cell>
          <table:table-cell office:value-type="string">
            <text:p>hacer sumergir</text:p>
          </table:table-cell>
          <table:table-cell office:value-type="string">
            <text:p>make.submerge.in.water</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rʉomʉ</text:p>
          </table:table-cell>
          <table:table-cell office:value-type="string">
            <text:p>rɨomɨ</text:p>
          </table:table-cell>
          <table:table-cell office:value-type="string">
            <text:p>[rɨómɨ]</text:p>
          </table:table-cell>
          <table:table-cell office:value-type="string">
            <text:p>sacar (almidón de la yuca)</text:p>
          </table:table-cell>
          <table:table-cell office:value-type="string">
            <text:p>process.bitter.manioc</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ʉ̃omʉ</text:p>
          </table:table-cell>
          <table:table-cell office:value-type="string">
            <text:p>rɨ̃omɨ</text:p>
          </table:table-cell>
          <table:table-cell/>
          <table:table-cell office:value-type="string">
            <text:p>tragar</text:p>
          </table:table-cell>
          <table:table-cell office:value-type="string">
            <text:p>swallow</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rʉsomʉ</text:p>
          </table:table-cell>
          <table:table-cell office:value-type="string">
            <text:p>rɨsomɨ</text:p>
          </table:table-cell>
          <table:table-cell office:value-type="string">
            <text:p>[rɨsómɨ]</text:p>
          </table:table-cell>
          <table:table-cell office:value-type="string">
            <text:p>agarrar y apretar duro (a una persona), pellizcar duro.</text:p>
          </table:table-cell>
          <table:table-cell office:value-type="string">
            <text:p>squeeze.hard</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ʉvoko'a</text:p>
          </table:table-cell>
          <table:table-cell office:value-type="string">
            <text:p>rɨβokʰoʔa</text:p>
          </table:table-cell>
          <table:table-cell/>
          <table:table-cell office:value-type="string">
            <text:p>atrancador, tabla (Se usa para trancar una puerta.).</text:p>
          </table:table-cell>
          <table:table-cell office:value-type="string">
            <text:p>door.bar</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rʉvomʉ</text:p>
          </table:table-cell>
          <table:table-cell office:value-type="string">
            <text:p>rɨβomɨ</text:p>
          </table:table-cell>
          <table:table-cell/>
          <table:table-cell office:value-type="string">
            <text:p>atrancar, trancar (una puerta).</text:p>
          </table:table-cell>
          <table:table-cell office:value-type="string">
            <text:p>close.doo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rʉvosĩ'quipʉ</text:p>
          </table:table-cell>
          <table:table-cell office:value-type="string">
            <text:p>rɨβosĩʔkipɨ</text:p>
          </table:table-cell>
          <table:table-cell/>
          <table:table-cell table:style-name="ce9" office:value-type="string">
            <text:p>tranca</text:p>
          </table:table-cell>
          <table:table-cell office:value-type="string">
            <text:p>door.ba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a'aro</text:p>
          </table:table-cell>
          <table:table-cell office:value-type="string">
            <text:p>saʔaro</text:p>
          </table:table-cell>
          <table:table-cell/>
          <table:table-cell table:style-name="Default" office:value-type="string">
            <text:p>puerto, bocana, entrada</text:p>
          </table:table-cell>
          <table:table-cell office:value-type="string">
            <text:p>door</text:p>
          </table:table-cell>
          <table:table-cell table:number-columns-repeated="3"/>
          <table:table-cell table:style-name="Default"/>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sa'chemʉ</text:p>
          </table:table-cell>
          <table:table-cell office:value-type="string">
            <text:p>saʔdʒemɨ</text:p>
          </table:table-cell>
          <table:table-cell/>
          <table:table-cell office:value-type="string">
            <text:p>vestirse, poner (varias prendas de ropa o zapatos).</text:p>
          </table:table-cell>
          <table:table-cell office:value-type="string">
            <text:p>put.on.clothes.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sa'famʉ</text:p>
          </table:table-cell>
          <table:table-cell office:value-type="string">
            <text:p>saʔɸamɨ</text:p>
          </table:table-cell>
          <table:table-cell/>
          <table:table-cell table:style-name="ce9" office:value-type="string">
            <text:p>rociar, regar</text:p>
          </table:table-cell>
          <table:table-cell office:value-type="string">
            <text:p>sprinkl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a'kamʉ</text:p>
          </table:table-cell>
          <table:table-cell office:value-type="string">
            <text:p>saʔkʰamɨ</text:p>
          </table:table-cell>
          <table:table-cell/>
          <table:table-cell office:value-type="string">
            <text:p>ser o estar mellado</text:p>
          </table:table-cell>
          <table:table-cell office:value-type="string">
            <text:p>be.cracke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sa'kamʉ</text:p>
          </table:table-cell>
          <table:table-cell office:value-type="string">
            <text:p>saʔkʰamɨ</text:p>
          </table:table-cell>
          <table:table-cell office:value-type="string">
            <text:p>[saʔkʰámɨ]</text:p>
          </table:table-cell>
          <table:table-cell table:style-name="Default" office:value-type="string">
            <text:p>rociar, salpicar.</text:p>
          </table:table-cell>
          <table:table-cell office:value-type="string">
            <text:p>sprinkl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a'komʉ</text:p>
          </table:table-cell>
          <table:table-cell office:value-type="string">
            <text:p>saʔkʰomɨ</text:p>
          </table:table-cell>
          <table:table-cell/>
          <table:table-cell office:value-type="string">
            <text:p>mellar, abollar.</text:p>
          </table:table-cell>
          <table:table-cell office:value-type="string">
            <text:p>crack</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sa'navʉ</text:p>
          </table:table-cell>
          <table:table-cell office:value-type="string">
            <text:p>saʔnaβɨ</text:p>
          </table:table-cell>
          <table:table-cell/>
          <table:table-cell office:value-type="string">
            <text:p>adentro, interior.</text:p>
          </table:table-cell>
          <table:table-cell office:value-type="string">
            <text:p>insid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sa'navʉ ju'ikãña</text:p>
          </table:table-cell>
          <table:table-cell office:value-type="string">
            <text:p>saʔnaβɨ huʔikʰãɲa</text:p>
          </table:table-cell>
          <table:table-cell/>
          <table:table-cell office:value-type="string">
            <text:p>ropa interior</text:p>
          </table:table-cell>
          <table:table-cell office:value-type="string">
            <text:p>underwea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a'ñemʉ</text:p>
          </table:table-cell>
          <table:table-cell office:value-type="string">
            <text:p>saʔɲemɨ</text:p>
          </table:table-cell>
          <table:table-cell/>
          <table:table-cell office:value-type="string">
            <text:p>cambiar repetidamente, cambiar constantemente, cambiar (varias cosas por otras), cambiar varias veces.</text:p>
          </table:table-cell>
          <table:table-cell office:value-type="string">
            <text:p>exchange.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sa'ñʉ</text:p>
          </table:table-cell>
          <table:table-cell office:value-type="string">
            <text:p>saʔɲɨ</text:p>
          </table:table-cell>
          <table:table-cell/>
          <table:table-cell office:value-type="string">
            <text:p>larva o gusano mojojoy (Vive en la palma milpesos.). </text:p>
          </table:table-cell>
          <table:table-cell office:value-type="string">
            <text:p>grub.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a'remʉ</text:p>
          </table:table-cell>
          <table:table-cell office:value-type="string">
            <text:p>saʔremɨ</text:p>
          </table:table-cell>
          <table:table-cell/>
          <table:table-cell office:value-type="string">
            <text:p>buscar desordenadamente.</text:p>
          </table:table-cell>
          <table:table-cell office:value-type="string">
            <text:p>look.fo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ã'sa</text:p>
          </table:table-cell>
          <table:table-cell office:value-type="string">
            <text:p>sãʔsa</text:p>
          </table:table-cell>
          <table:table-cell/>
          <table:table-cell office:value-type="string">
            <text:p>martín pescador</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ã'samʉ</text:p>
          </table:table-cell>
          <table:table-cell office:value-type="string">
            <text:p>sãʔsamɨ</text:p>
          </table:table-cell>
          <table:table-cell/>
          <table:table-cell office:value-type="string">
            <text:p>retoñar</text:p>
          </table:table-cell>
          <table:table-cell office:value-type="string">
            <text:p>sprout.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sã'sañʉ</text:p>
          </table:table-cell>
          <table:table-cell office:value-type="string">
            <text:p>sãʔsaɲɨ</text:p>
          </table:table-cell>
          <table:table-cell/>
          <table:table-cell office:value-type="string">
            <text:p>especie de arbol (es de madera muy dura; se usan los troncos para hacer casas)</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ã'savʉ</text:p>
          </table:table-cell>
          <table:table-cell office:value-type="string">
            <text:p>sãʔsaβɨ</text:p>
          </table:table-cell>
          <table:table-cell/>
          <table:table-cell office:value-type="string">
            <text:p>cunchos, sedimento; palo ahumado de madera muy dura</text:p>
          </table:table-cell>
          <table:table-cell office:value-type="string">
            <text:p>sedime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abadorʉmʉ</text:p>
          </table:table-cell>
          <table:table-cell office:value-type="string">
            <text:p>sabadorɨmɨ</text:p>
          </table:table-cell>
          <table:table-cell/>
          <table:table-cell office:value-type="string">
            <text:p>sábado</text:p>
          </table:table-cell>
          <table:table-cell office:value-type="string">
            <text:p>Saturday</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sabanakãa</text:p>
          </table:table-cell>
          <table:table-cell office:value-type="string">
            <text:p>sabanakʰãa</text:p>
          </table:table-cell>
          <table:table-cell/>
          <table:table-cell office:value-type="string">
            <text:p>sábana</text:p>
          </table:table-cell>
          <table:table-cell office:value-type="string">
            <text:p>bedshee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sachamʉ</text:p>
          </table:table-cell>
          <table:table-cell office:value-type="string">
            <text:p>sadʒamɨ</text:p>
          </table:table-cell>
          <table:table-cell office:value-type="string">
            <text:p>[sádʒamɨ]</text:p>
          </table:table-cell>
          <table:table-cell office:value-type="string">
            <text:p>poner (una prenda de ropa), poner (zapato).</text:p>
          </table:table-cell>
          <table:table-cell office:value-type="string">
            <text:p>put.on.clothe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sache</text:p>
          </table:table-cell>
          <table:table-cell office:value-type="string">
            <text:p>sadʒe</text:p>
          </table:table-cell>
          <table:table-cell/>
          <table:table-cell office:value-type="string">
            <text:p>hacia adelante</text:p>
          </table:table-cell>
          <table:table-cell office:value-type="string">
            <text:p>forward</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sai</text:p>
          </table:table-cell>
          <table:table-cell office:value-type="string">
            <text:p>sai</text:p>
          </table:table-cell>
          <table:table-cell/>
          <table:table-cell office:value-type="string">
            <text:p>raices</text:p>
          </table:table-cell>
          <table:table-cell office:value-type="string">
            <text:p>root</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saiche</text:p>
          </table:table-cell>
          <table:table-cell office:value-type="string">
            <text:p>saidʒe</text:p>
          </table:table-cell>
          <table:table-cell/>
          <table:table-cell office:value-type="string">
            <text:p>viaje, ida</text:p>
          </table:table-cell>
          <table:table-cell office:value-type="string">
            <text:p>go.NMLZ.EVE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ãicono</text:p>
          </table:table-cell>
          <table:table-cell office:value-type="string">
            <text:p>sãikono</text:p>
          </table:table-cell>
          <table:table-cell/>
          <table:table-cell office:value-type="string">
            <text:p>bebida dulce, chicha dulce.</text:p>
          </table:table-cell>
          <table:table-cell office:value-type="string">
            <text:p>beverage.swee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ãija'imʉ</text:p>
          </table:table-cell>
          <table:table-cell office:value-type="string">
            <text:p>sãihaʔimɨ</text:p>
          </table:table-cell>
          <table:table-cell/>
          <table:table-cell office:value-type="string">
            <text:p>ser o estar dulce.</text:p>
          </table:table-cell>
          <table:table-cell office:value-type="string">
            <text:p>be.sweet</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saimʉ</text:p>
          </table:table-cell>
          <table:table-cell office:value-type="string">
            <text:p>saimɨ</text:p>
          </table:table-cell>
          <table:table-cell/>
          <table:table-cell office:value-type="string">
            <text:p>ir</text:p>
          </table:table-cell>
          <table:table-cell office:value-type="string">
            <text:p>go</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sãimʉ</text:p>
          </table:table-cell>
          <table:table-cell office:value-type="string">
            <text:p>sãimɨ</text:p>
          </table:table-cell>
          <table:table-cell office:value-type="string">
            <text:p>[sã́ímɨ]</text:p>
          </table:table-cell>
          <table:table-cell office:value-type="string">
            <text:p>responder (a una acción con otra).</text:p>
          </table:table-cell>
          <table:table-cell office:value-type="string">
            <text:p>repl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sãioko</text:p>
          </table:table-cell>
          <table:table-cell office:value-type="string">
            <text:p>sãiokʰo</text:p>
          </table:table-cell>
          <table:table-cell/>
          <table:table-cell table:style-name="ce9" office:value-type="string">
            <text:p>refresco. Lit: agua dulce.</text:p>
          </table:table-cell>
          <table:table-cell office:value-type="string">
            <text:p>beverage.swee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aivʉ</text:p>
          </table:table-cell>
          <table:table-cell office:value-type="string">
            <text:p>saiβɨ</text:p>
          </table:table-cell>
          <table:table-cell/>
          <table:table-cell table:style-name="ce9" office:value-type="string">
            <text:p>raiz</text:p>
          </table:table-cell>
          <table:table-cell office:value-type="string">
            <text:p>roo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ãkʉ</text:p>
          </table:table-cell>
          <table:table-cell office:value-type="string">
            <text:p>sãkʰɨ</text:p>
          </table:table-cell>
          <table:table-cell/>
          <table:table-cell table:style-name="ce9" office:value-type="string">
            <text:p>pulga</text:p>
          </table:table-cell>
          <table:table-cell office:value-type="string">
            <text:p>flea</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amʉ</text:p>
          </table:table-cell>
          <table:table-cell office:value-type="string">
            <text:p>samɨ</text:p>
          </table:table-cell>
          <table:table-cell office:value-type="string">
            <text:p>[sámɨ]</text:p>
          </table:table-cell>
          <table:table-cell table:style-name="ce9" office:value-type="string">
            <text:p>llevar</text:p>
          </table:table-cell>
          <table:table-cell office:value-type="string">
            <text:p>tak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ani ñamʉ</text:p>
          </table:table-cell>
          <table:table-cell office:value-type="string">
            <text:p>sani ɲamɨ</text:p>
          </table:table-cell>
          <table:table-cell/>
          <table:table-cell table:style-name="ce9" office:value-type="string">
            <text:p>visitar</text:p>
          </table:table-cell>
          <table:table-cell office:value-type="string">
            <text:p>visi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añomʉ</text:p>
          </table:table-cell>
          <table:table-cell office:value-type="string">
            <text:p>saɲomɨ</text:p>
          </table:table-cell>
          <table:table-cell/>
          <table:table-cell table:style-name="ce9" office:value-type="string">
            <text:p>cambiar (una cosa por otra)</text:p>
          </table:table-cell>
          <table:table-cell office:value-type="string">
            <text:p>exchang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ao</text:p>
          </table:table-cell>
          <table:table-cell office:value-type="string">
            <text:p>sao</text:p>
          </table:table-cell>
          <table:table-cell/>
          <table:table-cell table:style-name="ce9" office:value-type="string">
            <text:p>flechas</text:p>
          </table:table-cell>
          <table:table-cell office:value-type="string">
            <text:p>arrow</text:p>
          </table:table-cell>
          <table:table-cell table:number-columns-repeated="10"/>
          <table:table-cell table:style-name="Default" office:value-type="string">
            <text:p>s.in.gen</text:p>
          </table:table-cell>
          <table:table-cell table:number-columns-repeated="237"/>
        </table:table-row>
        <table:table-row table:style-name="ro2">
          <table:table-cell table:number-columns-repeated="3"/>
          <table:table-cell office:value-type="string">
            <text:p>saocho</text:p>
          </table:table-cell>
          <table:table-cell office:value-type="string">
            <text:p>saodʒo</text:p>
          </table:table-cell>
          <table:table-cell/>
          <table:table-cell table:style-name="ce9" office:value-type="string">
            <text:p>flecha</text:p>
          </table:table-cell>
          <table:table-cell office:value-type="string">
            <text:p>arrow</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aocucu</text:p>
          </table:table-cell>
          <table:table-cell office:value-type="string">
            <text:p>saokuku</text:p>
          </table:table-cell>
          <table:table-cell/>
          <table:table-cell table:style-name="ce9" office:value-type="string">
            <text:p>arcos</text:p>
          </table:table-cell>
          <table:table-cell office:value-type="string">
            <text:p>bow</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saocucupʉ</text:p>
          </table:table-cell>
          <table:table-cell office:value-type="string">
            <text:p>saokukupɨ</text:p>
          </table:table-cell>
          <table:table-cell/>
          <table:table-cell office:value-type="string">
            <text:p>arco</text:p>
          </table:table-cell>
          <table:table-cell office:value-type="string">
            <text:p>bow</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aokupu</text:p>
          </table:table-cell>
          <table:table-cell office:value-type="string">
            <text:p>saokʰupu</text:p>
          </table:table-cell>
          <table:table-cell/>
          <table:table-cell table:style-name="ce9" office:value-type="string">
            <text:p>arcos</text:p>
          </table:table-cell>
          <table:table-cell office:value-type="string">
            <text:p>bow</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saokupupʉ</text:p>
          </table:table-cell>
          <table:table-cell office:value-type="string">
            <text:p>saokʰupupɨ</text:p>
          </table:table-cell>
          <table:table-cell/>
          <table:table-cell table:style-name="ce9" office:value-type="string">
            <text:p>arco</text:p>
          </table:table-cell>
          <table:table-cell office:value-type="string">
            <text:p>bow</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aomʉ</text:p>
          </table:table-cell>
          <table:table-cell office:value-type="string">
            <text:p>saomɨ</text:p>
          </table:table-cell>
          <table:table-cell office:value-type="string">
            <text:p>[sáomɨ or saómɨ]</text:p>
          </table:table-cell>
          <table:table-cell table:style-name="ce9" office:value-type="string">
            <text:p>enviar</text:p>
          </table:table-cell>
          <table:table-cell office:value-type="string">
            <text:p>send</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aomʉ</text:p>
          </table:table-cell>
          <table:table-cell office:value-type="string">
            <text:p>saomɨ</text:p>
          </table:table-cell>
          <table:table-cell office:value-type="string">
            <text:p>[sáómɨ]</text:p>
          </table:table-cell>
          <table:table-cell table:style-name="ce9" office:value-type="string">
            <text:p>flechar, lanzar (flecha por medio de arco)</text:p>
          </table:table-cell>
          <table:table-cell office:value-type="string">
            <text:p>shoot.arrow</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aosara</text:p>
          </table:table-cell>
          <table:table-cell office:value-type="string">
            <text:p>saosara</text:p>
          </table:table-cell>
          <table:table-cell/>
          <table:table-cell table:style-name="ce9" office:value-type="string">
            <text:p>flechas</text:p>
          </table:table-cell>
          <table:table-cell office:value-type="string">
            <text:p>arrow</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saosarava</text:p>
          </table:table-cell>
          <table:table-cell office:value-type="string">
            <text:p>saosaraβa</text:p>
          </table:table-cell>
          <table:table-cell/>
          <table:table-cell table:style-name="ce9" office:value-type="string">
            <text:p>flecha</text:p>
          </table:table-cell>
          <table:table-cell office:value-type="string">
            <text:p>arrow</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ara tacha</text:p>
          </table:table-cell>
          <table:table-cell office:value-type="string">
            <text:p>sara tʰadʒa</text:p>
          </table:table-cell>
          <table:table-cell/>
          <table:table-cell table:style-name="ce9" office:value-type="string">
            <text:p>especie de hierba</text:p>
          </table:table-cell>
          <table:table-cell office:value-type="string">
            <text:p>grass.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arava</text:p>
          </table:table-cell>
          <table:table-cell office:value-type="string">
            <text:p>saraβa</text:p>
          </table:table-cell>
          <table:table-cell/>
          <table:table-cell table:style-name="ce9" office:value-type="string">
            <text:p>horqueta</text:p>
          </table:table-cell>
          <table:table-cell office:value-type="string">
            <text:p>tree.stum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aupo</text:p>
          </table:table-cell>
          <table:table-cell office:value-type="string">
            <text:p>saupo</text:p>
          </table:table-cell>
          <table:table-cell office:value-type="string">
            <text:p>[saupó]</text:p>
          </table:table-cell>
          <table:table-cell office:value-type="string">
            <text:p>chamicera</text:p>
          </table:table-cell>
          <table:table-cell office:value-type="string">
            <text:p>pile.of.firewoo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aʉ pʉamʉ</text:p>
          </table:table-cell>
          <table:table-cell office:value-type="string">
            <text:p>saɨ pɨamɨ</text:p>
          </table:table-cell>
          <table:table-cell/>
          <table:table-cell office:value-type="string">
            <text:p>estirarse para descansar</text:p>
          </table:table-cell>
          <table:table-cell office:value-type="string">
            <text:p>stretch.out.to.rest.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saʉmʉ</text:p>
          </table:table-cell>
          <table:table-cell office:value-type="string">
            <text:p>saɨmɨ</text:p>
          </table:table-cell>
          <table:table-cell/>
          <table:table-cell office:value-type="string">
            <text:p>extender, estirarse para descansar, alargar, inflarse</text:p>
          </table:table-cell>
          <table:table-cell office:value-type="string">
            <text:p>stretch.out.VI</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Savicha</text:p>
          </table:table-cell>
          <table:table-cell office:value-type="string">
            <text:p>Saβidʒa</text:p>
          </table:table-cell>
          <table:table-cell/>
          <table:table-cell office:value-type="string">
            <text:p>quebrada Maticurucita</text:p>
          </table:table-cell>
          <table:table-cell office:value-type="string">
            <text:p>river.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aviñʉ</text:p>
          </table:table-cell>
          <table:table-cell office:value-type="string">
            <text:p>saβiɲɨ</text:p>
          </table:table-cell>
          <table:table-cell/>
          <table:table-cell office:value-type="string">
            <text:p>árbol carbón</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ẽ'ka</text:p>
          </table:table-cell>
          <table:table-cell office:value-type="string">
            <text:p>sẽʔkʰa</text:p>
          </table:table-cell>
          <table:table-cell/>
          <table:table-cell office:value-type="string">
            <text:p>especie de pava jedionda, guacharaca de agua, chenchena, hoazín. Opisthocomus hoazin.</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e'puho</text:p>
          </table:table-cell>
          <table:table-cell office:value-type="string">
            <text:p>seʔpuho</text:p>
          </table:table-cell>
          <table:table-cell/>
          <table:table-cell office:value-type="string">
            <text:p>salamandra</text:p>
          </table:table-cell>
          <table:table-cell office:value-type="string">
            <text:p>salamande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ẽ'sevʉ</text:p>
          </table:table-cell>
          <table:table-cell office:value-type="string">
            <text:p>sẽʔseβɨ</text:p>
          </table:table-cell>
          <table:table-cell/>
          <table:table-cell table:style-name="ce9" office:value-type="string">
            <text:p>en la superficie, encima de.</text:p>
          </table:table-cell>
          <table:table-cell office:value-type="string">
            <text:p>surface.N</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se'somʉ</text:p>
          </table:table-cell>
          <table:table-cell office:value-type="string">
            <text:p>seʔsomɨ</text:p>
          </table:table-cell>
          <table:table-cell/>
          <table:table-cell table:style-name="ce9" office:value-type="string">
            <text:p>desyerbar</text:p>
          </table:table-cell>
          <table:table-cell office:value-type="string">
            <text:p>pull.weeds</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se'u</text:p>
          </table:table-cell>
          <table:table-cell office:value-type="string">
            <text:p>seʔu</text:p>
          </table:table-cell>
          <table:table-cell/>
          <table:table-cell table:style-name="ce9" office:value-type="string">
            <text:p>especie de tubérculo (Es pequeño y comestible.)</text:p>
          </table:table-cell>
          <table:table-cell office:value-type="string">
            <text:p>tuber.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ẽe ai</text:p>
          </table:table-cell>
          <table:table-cell office:value-type="string">
            <text:p>sẽe ai</text:p>
          </table:table-cell>
          <table:table-cell/>
          <table:table-cell office:value-type="string">
            <text:p>persona preguntona</text:p>
          </table:table-cell>
          <table:table-cell office:value-type="string">
            <text:p>ask.question.NMLZ</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seemʉ</text:p>
          </table:table-cell>
          <table:table-cell office:value-type="string">
            <text:p>seemɨ</text:p>
          </table:table-cell>
          <table:table-cell/>
          <table:table-cell table:style-name="ce9" office:value-type="string">
            <text:p>cargar colgado del hombro</text:p>
          </table:table-cell>
          <table:table-cell office:value-type="string">
            <text:p>carry.on.shoulder</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sẽemʉ</text:p>
          </table:table-cell>
          <table:table-cell office:value-type="string">
            <text:p>sẽemɨ</text:p>
          </table:table-cell>
          <table:table-cell/>
          <table:table-cell office:value-type="string">
            <text:p>pedir, preguntar</text:p>
          </table:table-cell>
          <table:table-cell office:value-type="string">
            <text:p>ask</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seirepañoã</text:p>
          </table:table-cell>
          <table:table-cell office:value-type="string">
            <text:p>seirepaɲoã</text:p>
          </table:table-cell>
          <table:table-cell/>
          <table:table-cell table:style-name="ce9" office:value-type="string">
            <text:p>seis, seis veces</text:p>
          </table:table-cell>
          <table:table-cell office:value-type="string">
            <text:p>six</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sẽjomʉ</text:p>
          </table:table-cell>
          <table:table-cell office:value-type="string">
            <text:p>sẽhomɨ</text:p>
          </table:table-cell>
          <table:table-cell office:value-type="string">
            <text:p>[sẽhómɨ]</text:p>
          </table:table-cell>
          <table:table-cell table:style-name="Default" office:value-type="string">
            <text:p>botar; votar</text:p>
          </table:table-cell>
          <table:table-cell office:value-type="string">
            <text:p>throw.away</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eme</text:p>
          </table:table-cell>
          <table:table-cell office:value-type="string">
            <text:p>seme</text:p>
          </table:table-cell>
          <table:table-cell/>
          <table:table-cell office:value-type="string">
            <text:p>boruga, paca, lapa, guagua, tinajo (Es una especie de roedor de piel colorada y manchas blancas.). Agouti paca.</text:p>
          </table:table-cell>
          <table:table-cell office:value-type="string">
            <text:p>paca</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ẽniasache</text:p>
          </table:table-cell>
          <table:table-cell office:value-type="string">
            <text:p>sẽniasadʒe</text:p>
          </table:table-cell>
          <table:table-cell/>
          <table:table-cell office:value-type="string">
            <text:p>pregunta, preguntas</text:p>
          </table:table-cell>
          <table:table-cell office:value-type="string">
            <text:p>question.N</text:p>
          </table:table-cell>
          <table:table-cell table:number-columns-repeated="10"/>
          <table:table-cell office:value-type="string">
            <text:p>s.in.sing y pl.</text:p>
          </table:table-cell>
          <table:table-cell table:number-columns-repeated="237"/>
        </table:table-row>
        <table:table-row table:style-name="ro2">
          <table:table-cell table:number-columns-repeated="3"/>
          <table:table-cell office:value-type="string">
            <text:p>sẽniasamʉ</text:p>
          </table:table-cell>
          <table:table-cell office:value-type="string">
            <text:p>sẽniasamɨ</text:p>
          </table:table-cell>
          <table:table-cell/>
          <table:table-cell table:style-name="ce9" office:value-type="string">
            <text:p>preguntar</text:p>
          </table:table-cell>
          <table:table-cell office:value-type="string">
            <text:p>ask.question</text:p>
          </table:table-cell>
          <table:table-cell table:number-columns-repeated="10"/>
          <table:table-cell office:value-type="string">
            <text:p>v.t.</text:p>
          </table:table-cell>
          <table:table-cell table:number-columns-repeated="237"/>
        </table:table-row>
        <table:table-row table:style-name="ro3">
          <table:table-cell table:number-columns-repeated="3"/>
          <table:table-cell table:number-columns-repeated="2" office:value-type="string">
            <text:p>sẽo</text:p>
          </table:table-cell>
          <table:table-cell/>
          <table:table-cell table:style-name="Default" office:value-type="string">
            <text:p>currillo, arrendaj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ẽo ai</text:p>
          </table:table-cell>
          <table:table-cell office:value-type="string">
            <text:p>sẽo ai</text:p>
          </table:table-cell>
          <table:table-cell/>
          <table:table-cell office:value-type="string">
            <text:p>especie de currillo, pájaro cacique</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eo pĩsi</text:p>
          </table:table-cell>
          <table:table-cell office:value-type="string">
            <text:p>seo pĩsi</text:p>
          </table:table-cell>
          <table:table-cell/>
          <table:table-cell office:value-type="string">
            <text:p>especie de bejuco silvestre.</text:p>
          </table:table-cell>
          <table:table-cell office:value-type="string">
            <text:p>lian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eomʉ</text:p>
          </table:table-cell>
          <table:table-cell office:value-type="string">
            <text:p>seomɨ</text:p>
          </table:table-cell>
          <table:table-cell/>
          <table:table-cell office:value-type="string">
            <text:p>colgar (algo del hombro).</text:p>
          </table:table-cell>
          <table:table-cell office:value-type="string">
            <text:p>hang.from.shoulde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epovʉ</text:p>
          </table:table-cell>
          <table:table-cell office:value-type="string">
            <text:p>sepoβɨ</text:p>
          </table:table-cell>
          <table:table-cell/>
          <table:table-cell office:value-type="string">
            <text:p>cepo</text:p>
          </table:table-cell>
          <table:table-cell office:value-type="string">
            <text:p>snare.N</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seru</text:p>
          </table:table-cell>
          <table:table-cell office:value-type="string">
            <text:p>seru</text:p>
          </table:table-cell>
          <table:table-cell/>
          <table:table-cell office:value-type="string">
            <text:p>de repente, sorpresivamente</text:p>
          </table:table-cell>
          <table:table-cell office:value-type="string">
            <text:p>suddenly</text:p>
          </table:table-cell>
          <table:table-cell table:number-columns-repeated="10"/>
          <table:table-cell office:value-type="string">
            <text:p>adv.</text:p>
          </table:table-cell>
          <table:table-cell table:number-columns-repeated="237"/>
        </table:table-row>
        <table:table-row table:style-name="ro3">
          <table:table-cell table:number-columns-repeated="3"/>
          <table:table-cell table:number-columns-repeated="2" office:value-type="string">
            <text:p>sẽse</text:p>
          </table:table-cell>
          <table:table-cell/>
          <table:table-cell table:style-name="ce9" office:value-type="string">
            <text:p>hormiga cazadora, especie de hormiga conga</text:p>
          </table:table-cell>
          <table:table-cell office:value-type="string">
            <text:p>ant.sp</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table:number-columns-repeated="2" office:value-type="string">
            <text:p>sẽse</text:p>
          </table:table-cell>
          <table:table-cell/>
          <table:table-cell table:style-name="ce9" office:value-type="string">
            <text:p>especie de cerrillo, pecarí labiado. Tayassu pecari.</text:p>
          </table:table-cell>
          <table:table-cell office:value-type="string">
            <text:p>White-lipped.peccary</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esovʉ</text:p>
          </table:table-cell>
          <table:table-cell office:value-type="string">
            <text:p>sesoβɨ</text:p>
          </table:table-cell>
          <table:table-cell/>
          <table:table-cell table:style-name="ce9" office:value-type="string">
            <text:p>pelo genital</text:p>
          </table:table-cell>
          <table:table-cell office:value-type="string">
            <text:p>pubic.hai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eveti'i</text:p>
          </table:table-cell>
          <table:table-cell office:value-type="string">
            <text:p>seβetʰiʔi</text:p>
          </table:table-cell>
          <table:table-cell/>
          <table:table-cell table:style-name="ce9" office:value-type="string">
            <text:p>especie de pepa roja, pepa sangre de toro (Tiene sabor ácido.)</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evʉvʉ</text:p>
          </table:table-cell>
          <table:table-cell office:value-type="string">
            <text:p>seβɨβɨ</text:p>
          </table:table-cell>
          <table:table-cell/>
          <table:table-cell table:style-name="ce9" office:value-type="string">
            <text:p>barba; bigote</text:p>
          </table:table-cell>
          <table:table-cell office:value-type="string">
            <text:p>bear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i'acairo</text:p>
          </table:table-cell>
          <table:table-cell office:value-type="string">
            <text:p>siʔakairo</text:p>
          </table:table-cell>
          <table:table-cell/>
          <table:table-cell table:style-name="ce9" office:value-type="string">
            <text:p>revuelto, variedad de cosas</text:p>
          </table:table-cell>
          <table:table-cell office:value-type="string">
            <text:p>assortment</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si'acairo cuasamʉ</text:p>
          </table:table-cell>
          <table:table-cell office:value-type="string">
            <text:p>siʔakairo kuasamɨ</text:p>
          </table:table-cell>
          <table:table-cell/>
          <table:table-cell office:value-type="string">
            <text:p>pensar en (varias cosas a la vez).</text:p>
          </table:table-cell>
          <table:table-cell office:value-type="string">
            <text:p>think.about.many.subject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si'ache</text:p>
          </table:table-cell>
          <table:table-cell office:value-type="string">
            <text:p>siʔadʒe</text:p>
          </table:table-cell>
          <table:table-cell/>
          <table:table-cell office:value-type="string">
            <text:p>toda clase</text:p>
          </table:table-cell>
          <table:table-cell office:value-type="string">
            <text:p>every.kin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i'acheja</text:p>
          </table:table-cell>
          <table:table-cell office:value-type="string">
            <text:p>siʔadʒeha</text:p>
          </table:table-cell>
          <table:table-cell/>
          <table:table-cell office:value-type="string">
            <text:p>todo el pais</text:p>
          </table:table-cell>
          <table:table-cell office:value-type="string">
            <text:p>every.pla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i'achejña</text:p>
          </table:table-cell>
          <table:table-cell office:value-type="string">
            <text:p>siʔadʒeñ̥a</text:p>
          </table:table-cell>
          <table:table-cell/>
          <table:table-cell table:style-name="ce9" office:value-type="string">
            <text:p>todas partes</text:p>
          </table:table-cell>
          <table:table-cell office:value-type="string">
            <text:p>every.place</text:p>
          </table:table-cell>
          <table:table-cell table:number-columns-repeated="3"/>
          <table:table-cell table:style-name="Default"/>
          <table:table-cell table:number-columns-repeated="6"/>
          <table:table-cell office:value-type="string">
            <text:p>s.in.pl.</text:p>
          </table:table-cell>
          <table:table-cell table:number-columns-repeated="237"/>
        </table:table-row>
        <table:table-row table:style-name="ro2">
          <table:table-cell table:number-columns-repeated="3"/>
          <table:table-cell office:value-type="string">
            <text:p>si'amʉ</text:p>
          </table:table-cell>
          <table:table-cell office:value-type="string">
            <text:p>siʔamɨ</text:p>
          </table:table-cell>
          <table:table-cell/>
          <table:table-cell table:style-name="ce9" office:value-type="string">
            <text:p>estar agotado, gastarse, terminar, estar acabado</text:p>
          </table:table-cell>
          <table:table-cell office:value-type="string">
            <text:p>run.out.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si'amʉ</text:p>
          </table:table-cell>
          <table:table-cell office:value-type="string">
            <text:p>siʔamɨ</text:p>
          </table:table-cell>
          <table:table-cell office:value-type="string">
            <text:p>[síʔamɨ]</text:p>
          </table:table-cell>
          <table:table-cell table:style-name="ce9" office:value-type="string">
            <text:p>terminar, acabar</text:p>
          </table:table-cell>
          <table:table-cell office:value-type="string">
            <text:p>finish.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i'anʉko</text:p>
          </table:table-cell>
          <table:table-cell office:value-type="string">
            <text:p>siʔanɨkʰo</text:p>
          </table:table-cell>
          <table:table-cell/>
          <table:table-cell table:style-name="ce9" office:value-type="string">
            <text:p>todos</text:p>
          </table:table-cell>
          <table:table-cell office:value-type="string">
            <text:p>al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i'arʉmʉ</text:p>
          </table:table-cell>
          <table:table-cell office:value-type="string">
            <text:p>siʔarɨmɨ</text:p>
          </table:table-cell>
          <table:table-cell/>
          <table:table-cell office:value-type="string">
            <text:p>todo el tiempo, para siempre, siempre</text:p>
          </table:table-cell>
          <table:table-cell office:value-type="string">
            <text:p>every.ti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i'aumucujña</text:p>
          </table:table-cell>
          <table:table-cell office:value-type="string">
            <text:p>siʔaumukuñ̥a</text:p>
          </table:table-cell>
          <table:table-cell/>
          <table:table-cell office:value-type="string">
            <text:p>todos los dias</text:p>
          </table:table-cell>
          <table:table-cell office:value-type="string">
            <text:p>every.da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i'aumucuse</text:p>
          </table:table-cell>
          <table:table-cell office:value-type="string">
            <text:p>siʔaumukuse</text:p>
          </table:table-cell>
          <table:table-cell/>
          <table:table-cell table:style-name="ce9" office:value-type="string">
            <text:p>todo el dia</text:p>
          </table:table-cell>
          <table:table-cell office:value-type="string">
            <text:p>every.time.in.da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i'aʉ̃sʉrʉmʉ</text:p>
          </table:table-cell>
          <table:table-cell office:value-type="string">
            <text:p>siʔaɨ̃sɨrɨmɨ</text:p>
          </table:table-cell>
          <table:table-cell/>
          <table:table-cell table:style-name="ce9" office:value-type="string">
            <text:p>todo el año, cada año</text:p>
          </table:table-cell>
          <table:table-cell office:value-type="string">
            <text:p>every.yea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i'aʉ̃sʉrʉmʉ pa'iche</text:p>
          </table:table-cell>
          <table:table-cell office:value-type="string">
            <text:p>siʔaɨ̃sɨrɨmɨ paʔidʒe</text:p>
          </table:table-cell>
          <table:table-cell/>
          <table:table-cell table:style-name="ce9" office:value-type="string">
            <text:p>cada año</text:p>
          </table:table-cell>
          <table:table-cell office:value-type="string">
            <text:p>every.da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i'ji</text:p>
          </table:table-cell>
          <table:table-cell office:value-type="string">
            <text:p>siʔhi</text:p>
          </table:table-cell>
          <table:table-cell/>
          <table:table-cell table:style-name="Default" office:value-type="string">
            <text:p>especie de golondrino, aguaitacamino (es de color blanco)</text:p>
          </table:table-cell>
          <table:table-cell office:value-type="string">
            <text:p>bird.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sĩ'qui quẽ'kemʉ</text:p>
          </table:table-cell>
          <table:table-cell office:value-type="string">
            <text:p>sĩʔki kẽʔkʰemɨ</text:p>
          </table:table-cell>
          <table:table-cell/>
          <table:table-cell office:value-type="string">
            <text:p>hacer nudos</text:p>
          </table:table-cell>
          <table:table-cell office:value-type="string">
            <text:p>make.knots.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sĩ'quipʉ</text:p>
          </table:table-cell>
          <table:table-cell office:value-type="string">
            <text:p>sĩʔkipɨ</text:p>
          </table:table-cell>
          <table:table-cell/>
          <table:table-cell office:value-type="string">
            <text:p>nudo</text:p>
          </table:table-cell>
          <table:table-cell office:value-type="string">
            <text:p>knot.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i'remʉ</text:p>
          </table:table-cell>
          <table:table-cell office:value-type="string">
            <text:p>siʔremɨ</text:p>
          </table:table-cell>
          <table:table-cell/>
          <table:table-cell office:value-type="string">
            <text:p>sacar (agua del bote). 2. escarbar (la tierra animales).</text:p>
          </table:table-cell>
          <table:table-cell office:value-type="string">
            <text:p>bail.water.from.boa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i'si</text:p>
          </table:table-cell>
          <table:table-cell office:value-type="string">
            <text:p>siʔsi</text:p>
          </table:table-cell>
          <table:table-cell/>
          <table:table-cell office:value-type="string">
            <text:p>mugre, sucio.</text:p>
          </table:table-cell>
          <table:table-cell office:value-type="string">
            <text:p>fil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ĩ'simʉ</text:p>
          </table:table-cell>
          <table:table-cell office:value-type="string">
            <text:p>sĩʔsimɨ</text:p>
          </table:table-cell>
          <table:table-cell/>
          <table:table-cell office:value-type="string">
            <text:p>lavar (la cara)</text:p>
          </table:table-cell>
          <table:table-cell office:value-type="string">
            <text:p>wash.fac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i'somʉ</text:p>
          </table:table-cell>
          <table:table-cell office:value-type="string">
            <text:p>siʔsomɨ</text:p>
          </table:table-cell>
          <table:table-cell/>
          <table:table-cell office:value-type="string">
            <text:p>pelar</text:p>
          </table:table-cell>
          <table:table-cell office:value-type="string">
            <text:p>peel.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ĩ'uñepʉ</text:p>
          </table:table-cell>
          <table:table-cell office:value-type="string">
            <text:p>sĩʔuɲepɨ</text:p>
          </table:table-cell>
          <table:table-cell/>
          <table:table-cell office:value-type="string">
            <text:p>especie de cucarrón</text:p>
          </table:table-cell>
          <table:table-cell office:value-type="string">
            <text:p>bee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ĩ'uñʉ</text:p>
          </table:table-cell>
          <table:table-cell office:value-type="string">
            <text:p>sĩʔuɲɨ</text:p>
          </table:table-cell>
          <table:table-cell/>
          <table:table-cell office:value-type="string">
            <text:p>arbol de cacao</text:p>
          </table:table-cell>
          <table:table-cell office:value-type="string">
            <text:p>cacao.tr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ĩ'uphe're</text:p>
          </table:table-cell>
          <table:table-cell office:value-type="string">
            <text:p>sĩʔupʰeʔre</text:p>
          </table:table-cell>
          <table:table-cell/>
          <table:table-cell office:value-type="string">
            <text:p>chocolatina</text:p>
          </table:table-cell>
          <table:table-cell office:value-type="string">
            <text:p>chocolate.ba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ĩ'upʉ</text:p>
          </table:table-cell>
          <table:table-cell office:value-type="string">
            <text:p>sĩʔupɨ</text:p>
          </table:table-cell>
          <table:table-cell/>
          <table:table-cell office:value-type="string">
            <text:p>semilla de cacao</text:p>
          </table:table-cell>
          <table:table-cell office:value-type="string">
            <text:p>cacao.see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ĩ'uromio</text:p>
          </table:table-cell>
          <table:table-cell office:value-type="string">
            <text:p>sĩʔuromio</text:p>
          </table:table-cell>
          <table:table-cell/>
          <table:table-cell office:value-type="string">
            <text:p>prostituta</text:p>
          </table:table-cell>
          <table:table-cell office:value-type="string">
            <text:p>prostitute</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i'vi tẽoro</text:p>
          </table:table-cell>
          <table:table-cell office:value-type="string">
            <text:p>siʔβi tʰẽoro</text:p>
          </table:table-cell>
          <table:table-cell/>
          <table:table-cell table:style-name="ce9" office:value-type="string">
            <text:p>especie de pájar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siamʉ</text:p>
          </table:table-cell>
          <table:table-cell office:value-type="string">
            <text:p>siamɨ</text:p>
          </table:table-cell>
          <table:table-cell/>
          <table:table-cell table:style-name="ce9" office:value-type="string">
            <text:p>recoger, coger, escoger.</text:p>
          </table:table-cell>
          <table:table-cell office:value-type="string">
            <text:p>ge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ieterepañoã</text:p>
          </table:table-cell>
          <table:table-cell office:value-type="string">
            <text:p>sietʰerepaɲoã</text:p>
          </table:table-cell>
          <table:table-cell/>
          <table:table-cell office:value-type="string">
            <text:p>siete, siete veces</text:p>
          </table:table-cell>
          <table:table-cell office:value-type="string">
            <text:p>seven</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siipʉ</text:p>
          </table:table-cell>
          <table:table-cell office:value-type="string">
            <text:p>siipɨ</text:p>
          </table:table-cell>
          <table:table-cell/>
          <table:table-cell table:number-columns-repeated="2" office:value-type="string">
            <text:p>vulva</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ĩjo</text:p>
          </table:table-cell>
          <table:table-cell office:value-type="string">
            <text:p>sĩho</text:p>
          </table:table-cell>
          <table:table-cell/>
          <table:table-cell office:value-type="string">
            <text:p>cabeza</text:p>
          </table:table-cell>
          <table:table-cell office:value-type="string">
            <text:p>head</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sĩjo chu'chuva</text:p>
          </table:table-cell>
          <table:table-cell office:value-type="string">
            <text:p>sĩho dʒuʔdʒuβa</text:p>
          </table:table-cell>
          <table:table-cell/>
          <table:table-cell office:value-type="string">
            <text:p>coronilla, mollera</text:p>
          </table:table-cell>
          <table:table-cell office:value-type="string">
            <text:p>back.of.hea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ĩjopʉ</text:p>
          </table:table-cell>
          <table:table-cell office:value-type="string">
            <text:p>sĩhopɨ</text:p>
          </table:table-cell>
          <table:table-cell/>
          <table:table-cell office:value-type="string">
            <text:p>cabeza</text:p>
          </table:table-cell>
          <table:table-cell office:value-type="string">
            <text:p>hea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imemʉ</text:p>
          </table:table-cell>
          <table:table-cell office:value-type="string">
            <text:p>simemɨ</text:p>
          </table:table-cell>
          <table:table-cell/>
          <table:table-cell office:value-type="string">
            <text:p>doblarse o inclinarse hacia <text:span text:style-name="T5">delante, </text:span><text:span text:style-name="T5">agacharse.</text:span></text:p>
          </table:table-cell>
          <table:table-cell office:value-type="string">
            <text:p>lean.forwar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simi</text:p>
          </table:table-cell>
          <table:table-cell office:value-type="string">
            <text:p>simi</text:p>
          </table:table-cell>
          <table:table-cell/>
          <table:table-cell office:value-type="string">
            <text:p>micuro o nicuro, simi, especie de bagre. Pimelodella sp. </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isia</text:p>
          </table:table-cell>
          <table:table-cell office:value-type="string">
            <text:p>sisia</text:p>
          </table:table-cell>
          <table:table-cell/>
          <table:table-cell office:value-type="string">
            <text:p>especie de fruta (Es alargada y roja.)</text:p>
          </table:table-cell>
          <table:table-cell office:value-type="string">
            <text:p>fruit.sp</text:p>
          </table:table-cell>
          <table:table-cell table:number-columns-repeated="10"/>
          <table:table-cell office:value-type="string">
            <text:p>s.in.pl.</text:p>
          </table:table-cell>
          <table:table-cell table:number-columns-repeated="237"/>
        </table:table-row>
        <table:table-row table:style-name="ro2">
          <table:table-cell table:number-columns-repeated="3"/>
          <table:table-cell office:value-type="string">
            <text:p>sisico'roro</text:p>
          </table:table-cell>
          <table:table-cell office:value-type="string">
            <text:p>sisikoʔroro</text:p>
          </table:table-cell>
          <table:table-cell/>
          <table:table-cell office:value-type="string">
            <text:p>bebeleche, bichichí, tití (Es de color negro.). Saguinus sp.</text:p>
          </table:table-cell>
          <table:table-cell office:value-type="string">
            <text:p>monkey.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sisiñʉ</text:p>
          </table:table-cell>
          <table:table-cell office:value-type="string">
            <text:p>sisiɲɨ</text:p>
          </table:table-cell>
          <table:table-cell/>
          <table:table-cell office:value-type="string">
            <text:p>especie de árbol frutal.</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iso ravʉ</text:p>
          </table:table-cell>
          <table:table-cell office:value-type="string">
            <text:p>siso raβɨ</text:p>
          </table:table-cell>
          <table:table-cell/>
          <table:table-cell office:value-type="string">
            <text:p>vomitos</text:p>
          </table:table-cell>
          <table:table-cell office:value-type="string">
            <text:p>vomit.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isomʉ</text:p>
          </table:table-cell>
          <table:table-cell office:value-type="string">
            <text:p>sisomɨ</text:p>
          </table:table-cell>
          <table:table-cell office:value-type="string">
            <text:p>[sisómɨ]</text:p>
          </table:table-cell>
          <table:table-cell office:value-type="string">
            <text:p>vomitar</text:p>
          </table:table-cell>
          <table:table-cell office:value-type="string">
            <text:p>vomit.V</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siuj siuj siuj</text:p>
          </table:table-cell>
          <table:table-cell office:value-type="string">
            <text:p>siuh siuh siuh</text:p>
          </table:table-cell>
          <table:table-cell/>
          <table:table-cell office:value-type="string">
            <text:p>sonido producido al afilar un machete.</text:p>
          </table:table-cell>
          <table:table-cell office:value-type="string">
            <text:p>SS.SYMB.filing.machete</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sõ'a</text:p>
          </table:table-cell>
          <table:table-cell office:value-type="string">
            <text:p>sõʔa</text:p>
          </table:table-cell>
          <table:table-cell/>
          <table:table-cell table:style-name="Default" office:value-type="string">
            <text:p>́acaro, arador, naibí. Trombidium americanum.</text:p>
          </table:table-cell>
          <table:table-cell office:value-type="string">
            <text:p>insec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õ'amʉ</text:p>
          </table:table-cell>
          <table:table-cell office:value-type="string">
            <text:p>sõʔamɨ</text:p>
          </table:table-cell>
          <table:table-cell/>
          <table:table-cell office:value-type="string">
            <text:p>ponerse roja (la piel); volverse roja (la fruta)</text:p>
          </table:table-cell>
          <table:table-cell office:value-type="string">
            <text:p>get.rip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sõ'amʉ</text:p>
          </table:table-cell>
          <table:table-cell office:value-type="string">
            <text:p>sõʔamɨ</text:p>
          </table:table-cell>
          <table:table-cell/>
          <table:table-cell table:style-name="ce9" office:value-type="string">
            <text:p>pintar (la piel con achiote)</text:p>
          </table:table-cell>
          <table:table-cell office:value-type="string">
            <text:p>paint.skin.red</text:p>
          </table:table-cell>
          <table:table-cell table:number-columns-repeated="10"/>
          <table:table-cell table:style-name="Default" office:value-type="string">
            <text:p>v.t.</text:p>
          </table:table-cell>
          <table:table-cell table:number-columns-repeated="237"/>
        </table:table-row>
        <table:table-row table:style-name="ro2">
          <table:table-cell table:number-columns-repeated="3"/>
          <table:table-cell office:value-type="string">
            <text:p>so'ko</text:p>
          </table:table-cell>
          <table:table-cell office:value-type="string">
            <text:p>soʔkʰo</text:p>
          </table:table-cell>
          <table:table-cell/>
          <table:table-cell table:style-name="ce9" office:value-type="string">
            <text:p>tiestos (Son vasijas de barro para asar casabe.). 2. corrales</text:p>
          </table:table-cell>
          <table:table-cell office:value-type="string">
            <text:p>manioc.bread.griddl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so'koro</text:p>
          </table:table-cell>
          <table:table-cell office:value-type="string">
            <text:p>soʔkʰoro</text:p>
          </table:table-cell>
          <table:table-cell/>
          <table:table-cell table:style-name="ce9" office:value-type="string">
            <text:p>corral</text:p>
          </table:table-cell>
          <table:table-cell office:value-type="string">
            <text:p>corra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o'kova</text:p>
          </table:table-cell>
          <table:table-cell office:value-type="string">
            <text:p>soʔkʰoβa</text:p>
          </table:table-cell>
          <table:table-cell/>
          <table:table-cell office:value-type="string">
            <text:p>tiesto (Es una vasija de barro para asar casabe.).</text:p>
          </table:table-cell>
          <table:table-cell office:value-type="string">
            <text:p>manioc.bread.gridd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o'ña</text:p>
          </table:table-cell>
          <table:table-cell office:value-type="string">
            <text:p>soʔɲa</text:p>
          </table:table-cell>
          <table:table-cell/>
          <table:table-cell table:style-name="ce9" office:value-type="string">
            <text:p>lugares lejanos, tierras lejanas</text:p>
          </table:table-cell>
          <table:table-cell office:value-type="string">
            <text:p>far.away.place</text:p>
          </table:table-cell>
          <table:table-cell table:number-columns-repeated="10"/>
          <table:table-cell office:value-type="string">
            <text:p>s.in.pl.</text:p>
          </table:table-cell>
          <table:table-cell table:number-columns-repeated="237"/>
        </table:table-row>
        <table:table-row table:style-name="ro3">
          <table:table-cell table:number-columns-repeated="3"/>
          <table:table-cell office:value-type="string">
            <text:p>so'o</text:p>
          </table:table-cell>
          <table:table-cell office:value-type="string">
            <text:p>soʔo</text:p>
          </table:table-cell>
          <table:table-cell/>
          <table:table-cell table:style-name="Default" office:value-type="string">
            <text:p>lejos, un lugar lejos</text:p>
          </table:table-cell>
          <table:table-cell office:value-type="string">
            <text:p>far.away.pla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o'to</text:p>
          </table:table-cell>
          <table:table-cell office:value-type="string">
            <text:p>soʔtʰo</text:p>
          </table:table-cell>
          <table:table-cell/>
          <table:table-cell table:style-name="ce9" office:value-type="string">
            <text:p>erizo, puerco espín. Coendu prehensilis.</text:p>
          </table:table-cell>
          <table:table-cell office:value-type="string">
            <text:p>porcupin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oche</text:p>
          </table:table-cell>
          <table:table-cell office:value-type="string">
            <text:p>sodʒe</text:p>
          </table:table-cell>
          <table:table-cell/>
          <table:table-cell table:style-name="Default" office:value-type="string">
            <text:p>risa</text:p>
          </table:table-cell>
          <table:table-cell office:value-type="string">
            <text:p>laugh.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oimʉ</text:p>
          </table:table-cell>
          <table:table-cell office:value-type="string">
            <text:p>soimɨ</text:p>
          </table:table-cell>
          <table:table-cell/>
          <table:table-cell table:style-name="ce9" office:value-type="string">
            <text:p>llamar</text:p>
          </table:table-cell>
          <table:table-cell office:value-type="string">
            <text:p>call</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soivati</text:p>
          </table:table-cell>
          <table:table-cell office:value-type="string">
            <text:p>soiβatʰi</text:p>
          </table:table-cell>
          <table:table-cell office:value-type="string">
            <text:p>[soíβati]</text:p>
          </table:table-cell>
          <table:table-cell table:style-name="ce9" office:value-type="string">
            <text:p>especie de espíritu malo (Vive en los árboles.).</text:p>
          </table:table-cell>
          <table:table-cell office:value-type="string">
            <text:p>spirit.type</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õjoa</text:p>
          </table:table-cell>
          <table:table-cell office:value-type="string">
            <text:p>sõhoa</text:p>
          </table:table-cell>
          <table:table-cell office:value-type="string">
            <text:p>[sõhóa]</text:p>
          </table:table-cell>
          <table:table-cell office:value-type="string">
            <text:p><text:s/>especie de nuez nogal.</text:p>
          </table:table-cell>
          <table:table-cell office:value-type="string">
            <text:p>tree.sp.frui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õjoñʉ</text:p>
          </table:table-cell>
          <table:table-cell office:value-type="string">
            <text:p>sõhoɲɨ</text:p>
          </table:table-cell>
          <table:table-cell office:value-type="string">
            <text:p>[sõhóɲɨ]</text:p>
          </table:table-cell>
          <table:table-cell table:style-name="ce9" office:value-type="string">
            <text:p>especie de nogal (Tiene nueces comestibles.)</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okoñʉ</text:p>
          </table:table-cell>
          <table:table-cell office:value-type="string">
            <text:p>sokʰoɲɨ</text:p>
          </table:table-cell>
          <table:table-cell/>
          <table:table-cell table:style-name="ce9" office:value-type="string">
            <text:p>especie de árbol medicinal (Tiene raíces medicinales.).</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õkʉcʉtaa</text:p>
          </table:table-cell>
          <table:table-cell office:value-type="string">
            <text:p>sõkʰɨkɨtʰaa</text:p>
          </table:table-cell>
          <table:table-cell/>
          <table:table-cell table:style-name="ce9" office:value-type="string">
            <text:p>riñón</text:p>
          </table:table-cell>
          <table:table-cell office:value-type="string">
            <text:p>kidney</text:p>
          </table:table-cell>
          <table:table-cell table:number-columns-repeated="10"/>
          <table:table-cell office:value-type="string">
            <text:p>s.in.pl.</text:p>
          </table:table-cell>
          <table:table-cell table:number-columns-repeated="237"/>
        </table:table-row>
        <table:table-row table:style-name="ro2">
          <table:table-cell table:number-columns-repeated="3"/>
          <table:table-cell office:value-type="string">
            <text:p>sõkʉñʉ</text:p>
          </table:table-cell>
          <table:table-cell office:value-type="string">
            <text:p>sõkʰɨɲɨ</text:p>
          </table:table-cell>
          <table:table-cell/>
          <table:table-cell office:value-type="string">
            <text:p>espalda</text:p>
          </table:table-cell>
          <table:table-cell office:value-type="string">
            <text:p>bac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õkʉtarapʉ</text:p>
          </table:table-cell>
          <table:table-cell office:value-type="string">
            <text:p>sõkʰɨtʰarapɨ</text:p>
          </table:table-cell>
          <table:table-cell/>
          <table:table-cell office:value-type="string">
            <text:p>columna vertebral</text:p>
          </table:table-cell>
          <table:table-cell office:value-type="string">
            <text:p>spin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omʉ</text:p>
          </table:table-cell>
          <table:table-cell office:value-type="string">
            <text:p>somɨ</text:p>
          </table:table-cell>
          <table:table-cell office:value-type="string">
            <text:p>[sómɨ]</text:p>
          </table:table-cell>
          <table:table-cell office:value-type="string">
            <text:p>sonreir, reirse.</text:p>
          </table:table-cell>
          <table:table-cell office:value-type="string">
            <text:p>laugh/smil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sopʉamʉ</text:p>
          </table:table-cell>
          <table:table-cell office:value-type="string">
            <text:p>sopɨamɨ</text:p>
          </table:table-cell>
          <table:table-cell/>
          <table:table-cell office:value-type="string">
            <text:p>dar risa, ser chistoso</text:p>
          </table:table-cell>
          <table:table-cell office:value-type="string">
            <text:p>be.funny</text:p>
          </table:table-cell>
          <table:table-cell table:number-columns-repeated="10"/>
          <table:table-cell office:value-type="string">
            <text:p>v.imp.</text:p>
          </table:table-cell>
          <table:table-cell table:number-columns-repeated="237"/>
        </table:table-row>
        <table:table-row table:style-name="ro2">
          <table:table-cell table:number-columns-repeated="3"/>
          <table:table-cell office:value-type="string">
            <text:p>sosamʉ</text:p>
          </table:table-cell>
          <table:table-cell office:value-type="string">
            <text:p>sosamɨ</text:p>
          </table:table-cell>
          <table:table-cell office:value-type="string">
            <text:p>[sósámɨ]</text:p>
          </table:table-cell>
          <table:table-cell office:value-type="string">
            <text:p>enjuagar (la loza). 2. lavar (la loza).</text:p>
          </table:table-cell>
          <table:table-cell office:value-type="string">
            <text:p>wash.clay</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osasʉovʉ</text:p>
          </table:table-cell>
          <table:table-cell office:value-type="string">
            <text:p>sosasɨoβɨ</text:p>
          </table:table-cell>
          <table:table-cell/>
          <table:table-cell office:value-type="string">
            <text:p>esponja</text:p>
          </table:table-cell>
          <table:table-cell office:value-type="string">
            <text:p>spon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õso</text:p>
          </table:table-cell>
          <table:table-cell office:value-type="string">
            <text:p>sõso</text:p>
          </table:table-cell>
          <table:table-cell/>
          <table:table-cell office:value-type="string">
            <text:p>doncellas, furúnculos</text:p>
          </table:table-cell>
          <table:table-cell office:value-type="string">
            <text:p>blister</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sõso ravʉ</text:p>
          </table:table-cell>
          <table:table-cell office:value-type="string">
            <text:p>sõso raβɨ</text:p>
          </table:table-cell>
          <table:table-cell/>
          <table:table-cell office:value-type="string">
            <text:p>peste de doncellas, furúnculos</text:p>
          </table:table-cell>
          <table:table-cell office:value-type="string">
            <text:p>skin.infectio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õsopʉ</text:p>
          </table:table-cell>
          <table:table-cell office:value-type="string">
            <text:p>sõsopɨ</text:p>
          </table:table-cell>
          <table:table-cell/>
          <table:table-cell table:style-name="ce9" office:value-type="string">
            <text:p>doncellas, furúnculo</text:p>
          </table:table-cell>
          <table:table-cell office:value-type="string">
            <text:p>blist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õtao ai</text:p>
          </table:table-cell>
          <table:table-cell office:value-type="string">
            <text:p>sõtʰao ai</text:p>
          </table:table-cell>
          <table:table-cell/>
          <table:table-cell office:value-type="string">
            <text:p>comandante del ejército</text:p>
          </table:table-cell>
          <table:table-cell office:value-type="string">
            <text:p>army.captai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õtaoʉ</text:p>
          </table:table-cell>
          <table:table-cell office:value-type="string">
            <text:p>sõtʰaoɨ</text:p>
          </table:table-cell>
          <table:table-cell/>
          <table:table-cell office:value-type="string">
            <text:p>soldado</text:p>
          </table:table-cell>
          <table:table-cell office:value-type="string">
            <text:p>soldier</text:p>
          </table:table-cell>
          <table:table-cell table:number-columns-repeated="4"/>
          <table:table-cell office:value-type="string">
            <text:p>Spanish</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su'amʉ</text:p>
          </table:table-cell>
          <table:table-cell office:value-type="string">
            <text:p>suʔamɨ</text:p>
          </table:table-cell>
          <table:table-cell office:value-type="string">
            <text:p>[suʔámɨ]</text:p>
          </table:table-cell>
          <table:table-cell table:style-name="ce9" office:value-type="string">
            <text:p><text:s/>tirar, arrojar. 2. comenzar a hacer una mochila.</text:p>
          </table:table-cell>
          <table:table-cell office:value-type="string">
            <text:p>throw.away</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ũ'camʉ</text:p>
          </table:table-cell>
          <table:table-cell office:value-type="string">
            <text:p>sũʔkamɨ</text:p>
          </table:table-cell>
          <table:table-cell/>
          <table:table-cell table:style-name="ce9" office:value-type="string">
            <text:p>abrazar</text:p>
          </table:table-cell>
          <table:table-cell office:value-type="string">
            <text:p>embrac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ũ'kuimʉ</text:p>
          </table:table-cell>
          <table:table-cell office:value-type="string">
            <text:p>sũʔkʰuimɨ</text:p>
          </table:table-cell>
          <table:table-cell/>
          <table:table-cell table:style-name="ce9" office:value-type="string">
            <text:p>mover (la cabeza de lado a lado), sacudir (la cabeza).</text:p>
          </table:table-cell>
          <table:table-cell office:value-type="string">
            <text:p>move.head.side.to.sid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su'ñemʉ</text:p>
          </table:table-cell>
          <table:table-cell office:value-type="string">
            <text:p>suʔɲemɨ</text:p>
          </table:table-cell>
          <table:table-cell/>
          <table:table-cell office:value-type="string">
            <text:p>chuzar varias veces, dar varias puñaladas</text:p>
          </table:table-cell>
          <table:table-cell office:value-type="string">
            <text:p>stab.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su'rumʉ</text:p>
          </table:table-cell>
          <table:table-cell office:value-type="string">
            <text:p>suʔrumɨ</text:p>
          </table:table-cell>
          <table:table-cell/>
          <table:table-cell office:value-type="string">
            <text:p>sacudir (las alas o plumas de un pájaro).</text:p>
          </table:table-cell>
          <table:table-cell office:value-type="string">
            <text:p>shake.wings.VI</text:p>
          </table:table-cell>
          <table:table-cell table:number-columns-repeated="10"/>
          <table:table-cell office:value-type="string">
            <text:p>v.i.</text:p>
          </table:table-cell>
          <table:table-cell table:number-columns-repeated="237"/>
        </table:table-row>
        <table:table-row table:style-name="ro7">
          <table:table-cell table:number-columns-repeated="3"/>
          <table:table-cell office:value-type="string">
            <text:p>su'u</text:p>
          </table:table-cell>
          <table:table-cell office:value-type="string">
            <text:p>suʔu</text:p>
          </table:table-cell>
          <table:table-cell/>
          <table:table-cell table:style-name="ce9" office:value-type="string">
            <text:p>nigua, niguas (Depositan <text:span text:style-name="T5">sus </text:span><text:span text:style-name="T5">huevos debajo de </text:span><text:span text:style-name="T5">la piel de las</text:span></text:p>
            <text:p><text:span text:style-name="T10">Personas.).</text:span></text:p>
          </table:table-cell>
          <table:table-cell office:value-type="string">
            <text:p>insect.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Su'ucha</text:p>
          </table:table-cell>
          <table:table-cell office:value-type="string">
            <text:p>Suʔudʒa</text:p>
          </table:table-cell>
          <table:table-cell/>
          <table:table-cell table:style-name="Default" office:value-type="string">
            <text:p>río Orteguaza</text:p>
          </table:table-cell>
          <table:table-cell office:value-type="string">
            <text:p>river.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u'upo</text:p>
          </table:table-cell>
          <table:table-cell office:value-type="string">
            <text:p>suʔupo</text:p>
          </table:table-cell>
          <table:table-cell/>
          <table:table-cell office:value-type="string">
            <text:p>hacha</text:p>
          </table:table-cell>
          <table:table-cell office:value-type="string">
            <text:p>ax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uã'emʉ</text:p>
          </table:table-cell>
          <table:table-cell office:value-type="string">
            <text:p>suãʔemɨ</text:p>
          </table:table-cell>
          <table:table-cell/>
          <table:table-cell table:style-name="ce9" office:value-type="string">
            <text:p>cosechar (maiz)</text:p>
          </table:table-cell>
          <table:table-cell office:value-type="string">
            <text:p>harvest.corn</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uã'imʉ</text:p>
          </table:table-cell>
          <table:table-cell office:value-type="string">
            <text:p>suãʔimɨ</text:p>
          </table:table-cell>
          <table:table-cell/>
          <table:table-cell table:style-name="ce9" office:value-type="string">
            <text:p>meter (la mano)</text:p>
          </table:table-cell>
          <table:table-cell office:value-type="string">
            <text:p>place.hand.insid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suani</text:p>
          </table:table-cell>
          <table:table-cell office:value-type="string">
            <text:p>suani</text:p>
          </table:table-cell>
          <table:table-cell office:value-type="string">
            <text:p>[suáni]</text:p>
          </table:table-cell>
          <table:table-cell table:style-name="Default" office:value-type="string">
            <text:p>árboles castaños y nueces castañas (Se usan para preparar <text:span text:style-name="T5">una </text:span><text:span text:style-name="T5">bebida que sabe a </text:span><text:span text:style-name="T5">chocolate. </text:span><text:span text:style-name="T5">También se las </text:span><text:span text:style-name="T5">comen tostadas.).</text:span></text:p>
          </table:table-cell>
          <table:table-cell office:value-type="string">
            <text:p>tree.sp</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suania</text:p>
          </table:table-cell>
          <table:table-cell office:value-type="string">
            <text:p>suania</text:p>
          </table:table-cell>
          <table:table-cell/>
          <table:table-cell table:style-name="ce9" office:value-type="string">
            <text:p>nuez castaña</text:p>
          </table:table-cell>
          <table:table-cell office:value-type="string">
            <text:p>tree.sp.nu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uaniñʉ</text:p>
          </table:table-cell>
          <table:table-cell office:value-type="string">
            <text:p>suaniɲɨ</text:p>
          </table:table-cell>
          <table:table-cell/>
          <table:table-cell office:value-type="string">
            <text:p>́arbol castaño</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ue'emʉ</text:p>
          </table:table-cell>
          <table:table-cell office:value-type="string">
            <text:p>sueʔemɨ</text:p>
          </table:table-cell>
          <table:table-cell office:value-type="string">
            <text:p>[sueʔémɨ]</text:p>
          </table:table-cell>
          <table:table-cell office:value-type="string">
            <text:p>pelarse (la piel)</text:p>
          </table:table-cell>
          <table:table-cell office:value-type="string">
            <text:p>peel.off.skin.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sueemʉ</text:p>
          </table:table-cell>
          <table:table-cell office:value-type="string">
            <text:p>sueemɨ</text:p>
          </table:table-cell>
          <table:table-cell/>
          <table:table-cell table:style-name="ce9" office:value-type="string">
            <text:p>chamuscar, quemar (el pelo de un animal para quitarlo).</text:p>
          </table:table-cell>
          <table:table-cell office:value-type="string">
            <text:p>singe.off.hai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uhamʉ</text:p>
          </table:table-cell>
          <table:table-cell office:value-type="string">
            <text:p>suhamɨ</text:p>
          </table:table-cell>
          <table:table-cell office:value-type="string">
            <text:p>[súhamɨ]</text:p>
          </table:table-cell>
          <table:table-cell office:value-type="string">
            <text:p>prender (el fogón), hacer un nido</text:p>
          </table:table-cell>
          <table:table-cell office:value-type="string">
            <text:p>light.on.fir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uhi</text:p>
          </table:table-cell>
          <table:table-cell office:value-type="string">
            <text:p>suhi</text:p>
          </table:table-cell>
          <table:table-cell/>
          <table:table-cell office:value-type="string">
            <text:p>paujil, pajuil, paují. Crax spp., Fam.Cracidae.</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uhisero</text:p>
          </table:table-cell>
          <table:table-cell office:value-type="string">
            <text:p>suhisero</text:p>
          </table:table-cell>
          <table:table-cell/>
          <table:table-cell office:value-type="string">
            <text:p>plumas (Se usan para adorno; antes se pegaban en los brazos, las piernas y se hacían las coronas para la danza con ellas.).</text:p>
          </table:table-cell>
          <table:table-cell office:value-type="string">
            <text:p>feather</text:p>
          </table:table-cell>
          <table:table-cell table:number-columns-repeated="10"/>
          <table:table-cell office:value-type="string">
            <text:p>s.in.pl.</text:p>
          </table:table-cell>
          <table:table-cell table:number-columns-repeated="237"/>
        </table:table-row>
        <table:table-row table:style-name="ro2">
          <table:table-cell table:number-columns-repeated="3"/>
          <table:table-cell office:value-type="string">
            <text:p>suĩ'suemʉ</text:p>
          </table:table-cell>
          <table:table-cell office:value-type="string">
            <text:p>suĩʔsuemɨ</text:p>
          </table:table-cell>
          <table:table-cell/>
          <table:table-cell table:style-name="ce9" office:value-type="string">
            <text:p>fuetear mucho, azotar</text:p>
          </table:table-cell>
          <table:table-cell office:value-type="string">
            <text:p>hit.with.palm.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suĩimʉ</text:p>
          </table:table-cell>
          <table:table-cell office:value-type="string">
            <text:p>suĩimɨ</text:p>
          </table:table-cell>
          <table:table-cell office:value-type="string">
            <text:p>[suĩímɨ]</text:p>
          </table:table-cell>
          <table:table-cell table:style-name="ce9" office:value-type="string">
            <text:p>sacar (las fibras de cumare)</text:p>
          </table:table-cell>
          <table:table-cell office:value-type="string">
            <text:p>remove.chambira.fiber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uirimʉ</text:p>
          </table:table-cell>
          <table:table-cell office:value-type="string">
            <text:p>suirimɨ</text:p>
          </table:table-cell>
          <table:table-cell/>
          <table:table-cell table:style-name="ce9" office:value-type="string">
            <text:p>frotar</text:p>
          </table:table-cell>
          <table:table-cell office:value-type="string">
            <text:p>rub</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uĩsomʉ</text:p>
          </table:table-cell>
          <table:table-cell office:value-type="string">
            <text:p>suĩsomɨ</text:p>
          </table:table-cell>
          <table:table-cell/>
          <table:table-cell table:style-name="ce9" office:value-type="string">
            <text:p>fuetear, azotar</text:p>
          </table:table-cell>
          <table:table-cell office:value-type="string">
            <text:p>hit.with.palm</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ũjupʉ</text:p>
          </table:table-cell>
          <table:table-cell office:value-type="string">
            <text:p>sũhupɨ</text:p>
          </table:table-cell>
          <table:table-cell/>
          <table:table-cell table:style-name="ce9" office:value-type="string">
            <text:p>ombligo</text:p>
          </table:table-cell>
          <table:table-cell office:value-type="string">
            <text:p>nave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ũki</text:p>
          </table:table-cell>
          <table:table-cell office:value-type="string">
            <text:p>sũkʰi</text:p>
          </table:table-cell>
          <table:table-cell/>
          <table:table-cell office:value-type="string">
            <text:p>arboles</text:p>
          </table:table-cell>
          <table:table-cell office:value-type="string">
            <text:p>tre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sũki ca'ni</text:p>
          </table:table-cell>
          <table:table-cell office:value-type="string">
            <text:p>sũkʰi kaʔni</text:p>
          </table:table-cell>
          <table:table-cell/>
          <table:table-cell table:style-name="ce9" office:value-type="string">
            <text:p>corteza</text:p>
          </table:table-cell>
          <table:table-cell office:value-type="string">
            <text:p>bar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ũki ko're</text:p>
          </table:table-cell>
          <table:table-cell office:value-type="string">
            <text:p>sũkʰi kʰoʔre</text:p>
          </table:table-cell>
          <table:table-cell/>
          <table:table-cell office:value-type="string">
            <text:p>garrapata de arbol</text:p>
          </table:table-cell>
          <table:table-cell office:value-type="string">
            <text:p>insec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ũki saivʉ</text:p>
          </table:table-cell>
          <table:table-cell office:value-type="string">
            <text:p>sũkʰi saiβɨ</text:p>
          </table:table-cell>
          <table:table-cell/>
          <table:table-cell office:value-type="string">
            <text:p>raiz de un arbol (se incluye parte del tronco)</text:p>
          </table:table-cell>
          <table:table-cell office:value-type="string">
            <text:p>root.of.tr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ũkiñʉ</text:p>
          </table:table-cell>
          <table:table-cell office:value-type="string">
            <text:p>sũkʰiɲɨ</text:p>
          </table:table-cell>
          <table:table-cell/>
          <table:table-cell office:value-type="string">
            <text:p>arbol</text:p>
          </table:table-cell>
          <table:table-cell office:value-type="string">
            <text:p>tr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ũkiñʉ acho</text:p>
          </table:table-cell>
          <table:table-cell office:value-type="string">
            <text:p>sũkʰiɲɨ adʒo</text:p>
          </table:table-cell>
          <table:table-cell/>
          <table:table-cell office:value-type="string">
            <text:p>corazón de un árbol</text:p>
          </table:table-cell>
          <table:table-cell office:value-type="string">
            <text:p>tree.cor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ũkisai</text:p>
          </table:table-cell>
          <table:table-cell office:value-type="string">
            <text:p>sũkʰisai</text:p>
          </table:table-cell>
          <table:table-cell/>
          <table:table-cell office:value-type="string">
            <text:p>raices de arboles</text:p>
          </table:table-cell>
          <table:table-cell office:value-type="string">
            <text:p>root.of.tre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sumʉ</text:p>
          </table:table-cell>
          <table:table-cell office:value-type="string">
            <text:p>sumɨ</text:p>
          </table:table-cell>
          <table:table-cell office:value-type="string">
            <text:p>[súmɨ]</text:p>
          </table:table-cell>
          <table:table-cell office:value-type="string">
            <text:p>soplar para curar (Esta ceremonia es hecho por el chamán.).</text:p>
          </table:table-cell>
          <table:table-cell office:value-type="string">
            <text:p>blow.smoke.in.cur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uñamʉ</text:p>
          </table:table-cell>
          <table:table-cell office:value-type="string">
            <text:p>suɲamɨ</text:p>
          </table:table-cell>
          <table:table-cell/>
          <table:table-cell office:value-type="string">
            <text:p>chuzar, dar puñalada</text:p>
          </table:table-cell>
          <table:table-cell office:value-type="string">
            <text:p>stab</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unanu</text:p>
          </table:table-cell>
          <table:table-cell office:value-type="string">
            <text:p>Sunanu</text:p>
          </table:table-cell>
          <table:table-cell/>
          <table:table-cell office:value-type="string">
            <text:p>pueblo del Solano</text:p>
          </table:table-cell>
          <table:table-cell office:value-type="string">
            <text:p>place.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ũsi</text:p>
          </table:table-cell>
          <table:table-cell office:value-type="string">
            <text:p>sũsi</text:p>
          </table:table-cell>
          <table:table-cell/>
          <table:table-cell office:value-type="string">
            <text:p>arenilla, mosquito</text:p>
          </table:table-cell>
          <table:table-cell office:value-type="string">
            <text:p>insec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ũsi</text:p>
          </table:table-cell>
          <table:table-cell office:value-type="string">
            <text:p>sũsi</text:p>
          </table:table-cell>
          <table:table-cell/>
          <table:table-cell office:value-type="string">
            <text:p>ortigas de pringamoza</text:p>
          </table:table-cell>
          <table:table-cell office:value-type="string">
            <text:p>nettl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sũsiñʉ</text:p>
          </table:table-cell>
          <table:table-cell office:value-type="string">
            <text:p>sũsiɲɨ</text:p>
          </table:table-cell>
          <table:table-cell/>
          <table:table-cell table:style-name="ce9" office:value-type="string">
            <text:p>pringamoza (Mata de ortiga tropical cubierta de muchas espinas diminutas en las ramas y hojas. Sus hojas son acorazonadas. Unas de las hojas son palmeadas y de dos colores: por debajo son de color morado y encima son de color verde. Se usa para castigar a las personas perezosas y anteriormente se frotaban las piernas de los niños con estas ortigas para castigarlos. También sirve de medicina tradicional para aliviar el dolor.). </text:p>
          </table:table-cell>
          <table:table-cell office:value-type="string">
            <text:p>nett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ususuhi</text:p>
          </table:table-cell>
          <table:table-cell office:value-type="string">
            <text:p>sususuhi</text:p>
          </table:table-cell>
          <table:table-cell/>
          <table:table-cell table:style-name="Default" office:value-type="string">
            <text:p>pavo, pisco, Melea gallopav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uutʉ'ka aña</text:p>
          </table:table-cell>
          <table:table-cell office:value-type="string">
            <text:p>suutʰɨʔkʰa aɲa</text:p>
          </table:table-cell>
          <table:table-cell/>
          <table:table-cell table:style-name="ce9" office:value-type="string">
            <text:p><text:s/>culebra de leche bandeada. Lampropeltis ruthveni.</text:p>
          </table:table-cell>
          <table:table-cell office:value-type="string">
            <text:p>snake.sp</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sʉ'amʉ</text:p>
          </table:table-cell>
          <table:table-cell office:value-type="string">
            <text:p>sɨʔamɨ</text:p>
          </table:table-cell>
          <table:table-cell/>
          <table:table-cell table:style-name="Default" office:value-type="string">
            <text:p>saltar, brincar</text:p>
          </table:table-cell>
          <table:table-cell office:value-type="string">
            <text:p>leap</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sʉ'imʉ</text:p>
          </table:table-cell>
          <table:table-cell office:value-type="string">
            <text:p>sɨʔimɨ</text:p>
          </table:table-cell>
          <table:table-cell/>
          <table:table-cell table:style-name="ce9" office:value-type="string">
            <text:p>estar pegado en la pared. 2. llevar (aretes o collar).</text:p>
          </table:table-cell>
          <table:table-cell office:value-type="string">
            <text:p>be.stuck.on.surfac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sʉ'kaja'imʉ</text:p>
          </table:table-cell>
          <table:table-cell office:value-type="string">
            <text:p>sɨʔkʰahaʔimɨ</text:p>
          </table:table-cell>
          <table:table-cell/>
          <table:table-cell table:style-name="ce9" office:value-type="string">
            <text:p>ser o estar liso, ser o estar suave</text:p>
          </table:table-cell>
          <table:table-cell office:value-type="string">
            <text:p>be.smooth/soft</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sʉ'kajakãa</text:p>
          </table:table-cell>
          <table:table-cell office:value-type="string">
            <text:p>sɨʔkʰahakʰãa</text:p>
          </table:table-cell>
          <table:table-cell/>
          <table:table-cell table:style-name="Default" office:value-type="string">
            <text:p>seda, tela sedosa</text:p>
          </table:table-cell>
          <table:table-cell office:value-type="string">
            <text:p>smooth.fabric</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ʉ'kemʉ</text:p>
          </table:table-cell>
          <table:table-cell office:value-type="string">
            <text:p>sɨʔkʰemɨ</text:p>
          </table:table-cell>
          <table:table-cell/>
          <table:table-cell table:style-name="Default" office:value-type="string">
            <text:p>prender (luces)</text:p>
          </table:table-cell>
          <table:table-cell office:value-type="string">
            <text:p>turn.on.light.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sʉ'romʉ</text:p>
          </table:table-cell>
          <table:table-cell office:value-type="string">
            <text:p>sɨʔromɨ</text:p>
          </table:table-cell>
          <table:table-cell/>
          <table:table-cell office:value-type="string">
            <text:p>ondular (el cabello)</text:p>
          </table:table-cell>
          <table:table-cell office:value-type="string">
            <text:p>curl.hair.VT</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sʉ'rʉmʉ</text:p>
          </table:table-cell>
          <table:table-cell office:value-type="string">
            <text:p>sɨʔrɨmɨ</text:p>
          </table:table-cell>
          <table:table-cell/>
          <table:table-cell table:style-name="ce9" office:value-type="string">
            <text:p>ser o estar crespo</text:p>
          </table:table-cell>
          <table:table-cell office:value-type="string">
            <text:p>be.curly</text:p>
          </table:table-cell>
          <table:table-cell table:number-columns-repeated="10"/>
          <table:table-cell office:value-type="string">
            <text:p>v.i.</text:p>
          </table:table-cell>
          <table:table-cell table:number-columns-repeated="237"/>
        </table:table-row>
        <table:table-row table:style-name="ro3">
          <table:table-cell table:number-columns-repeated="3"/>
          <table:table-cell office:value-type="string">
            <text:p>sʉ'rʉo</text:p>
          </table:table-cell>
          <table:table-cell office:value-type="string">
            <text:p>sɨʔrɨo</text:p>
          </table:table-cell>
          <table:table-cell/>
          <table:table-cell table:style-name="Default" office:value-type="string">
            <text:p>mujer con pelo crespo</text:p>
          </table:table-cell>
          <table:table-cell office:value-type="string">
            <text:p>curly.hair.NMLZ.FEM</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sʉ'rʉʉ</text:p>
          </table:table-cell>
          <table:table-cell office:value-type="string">
            <text:p>sɨʔrɨɨ</text:p>
          </table:table-cell>
          <table:table-cell/>
          <table:table-cell office:value-type="string">
            <text:p>hombre con pelo crespo</text:p>
          </table:table-cell>
          <table:table-cell office:value-type="string">
            <text:p>curly.hair.NMLZ.MASC</text:p>
          </table:table-cell>
          <table:table-cell table:number-columns-repeated="10"/>
          <table:table-cell office:value-type="string">
            <text:p>v.i.</text:p>
          </table:table-cell>
          <table:table-cell table:number-columns-repeated="237"/>
        </table:table-row>
        <table:table-row table:style-name="ro3">
          <table:table-cell table:number-columns-repeated="3"/>
          <table:table-cell office:value-type="string">
            <text:p>sʉ̃'sʉ</text:p>
          </table:table-cell>
          <table:table-cell office:value-type="string">
            <text:p>sɨ̃ʔsɨ</text:p>
          </table:table-cell>
          <table:table-cell/>
          <table:table-cell table:style-name="ce9" office:value-type="string">
            <text:p>chucha. Didelphis marsupialis.</text:p>
          </table:table-cell>
          <table:table-cell office:value-type="string">
            <text:p>marsupial.sp</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Sʉ̃'sʉcha</text:p>
          </table:table-cell>
          <table:table-cell office:value-type="string">
            <text:p>Sɨ̃ʔsɨdʒa</text:p>
          </table:table-cell>
          <table:table-cell/>
          <table:table-cell table:style-name="Default" office:value-type="string">
            <text:p>rio Senseya</text:p>
          </table:table-cell>
          <table:table-cell office:value-type="string">
            <text:p>river.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ʉ̃a</text:p>
          </table:table-cell>
          <table:table-cell office:value-type="string">
            <text:p>sɨ̃a</text:p>
          </table:table-cell>
          <table:table-cell/>
          <table:table-cell office:value-type="string">
            <text:p>ratón</text:p>
          </table:table-cell>
          <table:table-cell office:value-type="string">
            <text:p>rat</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sʉchomʉ</text:p>
          </table:table-cell>
          <table:table-cell office:value-type="string">
            <text:p>sɨdʒomɨ</text:p>
          </table:table-cell>
          <table:table-cell office:value-type="string">
            <text:p>[sɨ́dʒomɨ]</text:p>
          </table:table-cell>
          <table:table-cell table:style-name="ce9" office:value-type="string">
            <text:p>ahumar (carne)</text:p>
          </table:table-cell>
          <table:table-cell office:value-type="string">
            <text:p>smoke.meat.VT</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sʉchʉmʉ</text:p>
          </table:table-cell>
          <table:table-cell office:value-type="string">
            <text:p>sɨdʒɨmɨ</text:p>
          </table:table-cell>
          <table:table-cell/>
          <table:table-cell table:style-name="Default" office:value-type="string">
            <text:p>adelgazar, enflaquecer, perder (peso).</text:p>
          </table:table-cell>
          <table:table-cell office:value-type="string">
            <text:p>get.thi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sʉjomʉ</text:p>
          </table:table-cell>
          <table:table-cell office:value-type="string">
            <text:p>sɨhomɨ</text:p>
          </table:table-cell>
          <table:table-cell/>
          <table:table-cell office:value-type="string">
            <text:p>apartar. 2. quitar (polvo o mugre con la mano). 3. escarbar (una gallina para llamar a los pollitos).</text:p>
          </table:table-cell>
          <table:table-cell office:value-type="string">
            <text:p>remove.dus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ʉkamʉ</text:p>
          </table:table-cell>
          <table:table-cell office:value-type="string">
            <text:p>sɨkʰamɨ</text:p>
          </table:table-cell>
          <table:table-cell/>
          <table:table-cell office:value-type="string">
            <text:p>abrir (los ojos); salir (el sol), brillar (el sol)</text:p>
          </table:table-cell>
          <table:table-cell office:value-type="string">
            <text:p>open.eye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sʉkamʉ</text:p>
          </table:table-cell>
          <table:table-cell office:value-type="string">
            <text:p>sɨkʰamɨ</text:p>
          </table:table-cell>
          <table:table-cell office:value-type="string">
            <text:p>[sɨ́kʰámɨ]</text:p>
          </table:table-cell>
          <table:table-cell table:style-name="ce9" office:value-type="string">
            <text:p>prender (candela)</text:p>
          </table:table-cell>
          <table:table-cell office:value-type="string">
            <text:p>light.on.fir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ʉma'mʉ</text:p>
          </table:table-cell>
          <table:table-cell office:value-type="string">
            <text:p>sɨmaʔmɨ</text:p>
          </table:table-cell>
          <table:table-cell office:value-type="string">
            <text:p>[sɨ́maʔmɨ]</text:p>
          </table:table-cell>
          <table:table-cell office:value-type="string">
            <text:p>estar triste</text:p>
          </table:table-cell>
          <table:table-cell office:value-type="string">
            <text:p>be.sad</text:p>
          </table:table-cell>
          <table:table-cell table:number-columns-repeated="10"/>
          <table:table-cell office:value-type="string">
            <text:p>v.imp.</text:p>
          </table:table-cell>
          <table:table-cell table:number-columns-repeated="237"/>
        </table:table-row>
        <table:table-row table:style-name="ro2">
          <table:table-cell table:number-columns-repeated="3"/>
          <table:table-cell office:value-type="string">
            <text:p>sʉma'ñe pa'iche</text:p>
          </table:table-cell>
          <table:table-cell office:value-type="string">
            <text:p>sɨmaʔɲe paʔidʒe</text:p>
          </table:table-cell>
          <table:table-cell/>
          <table:table-cell table:style-name="ce9" office:value-type="string">
            <text:p><text:s/>tristeza, depresión, melancolía, aburrimiento.</text:p>
          </table:table-cell>
          <table:table-cell office:value-type="string">
            <text:p>sadness</text:p>
          </table:table-cell>
          <table:table-cell table:number-columns-repeated="10"/>
          <table:table-cell table:style-name="Default" office:value-type="string">
            <text:p>s.in.</text:p>
          </table:table-cell>
          <table:table-cell table:number-columns-repeated="237"/>
        </table:table-row>
        <table:table-row table:style-name="ro3">
          <table:table-cell table:number-columns-repeated="3"/>
          <table:table-cell office:value-type="string">
            <text:p>sʉmʉ</text:p>
          </table:table-cell>
          <table:table-cell office:value-type="string">
            <text:p>sɨmɨ</text:p>
          </table:table-cell>
          <table:table-cell office:value-type="string">
            <text:p>[sɨ́mɨ]</text:p>
          </table:table-cell>
          <table:table-cell table:style-name="Default" office:value-type="string">
            <text:p>oler</text:p>
          </table:table-cell>
          <table:table-cell office:value-type="string">
            <text:p>issue.smell</text:p>
          </table:table-cell>
          <table:table-cell table:number-columns-repeated="10"/>
          <table:table-cell table:style-name="Default" office:value-type="string">
            <text:p>v.i.</text:p>
          </table:table-cell>
          <table:table-cell table:number-columns-repeated="237"/>
        </table:table-row>
        <table:table-row table:style-name="ro2">
          <table:table-cell table:number-columns-repeated="3"/>
          <table:table-cell office:value-type="string">
            <text:p>sʉnoa</text:p>
          </table:table-cell>
          <table:table-cell office:value-type="string">
            <text:p>sɨnoa</text:p>
          </table:table-cell>
          <table:table-cell/>
          <table:table-cell office:value-type="string">
            <text:p>trompo (juguete)</text:p>
          </table:table-cell>
          <table:table-cell office:value-type="string">
            <text:p>toy.ratt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ʉñomʉ</text:p>
          </table:table-cell>
          <table:table-cell office:value-type="string">
            <text:p>sɨɲomɨ</text:p>
          </table:table-cell>
          <table:table-cell/>
          <table:table-cell table:style-name="ce9" office:value-type="string">
            <text:p>frotarse (las palmas de las manos). 2. batir (chocolate).</text:p>
          </table:table-cell>
          <table:table-cell office:value-type="string">
            <text:p>rub.palms.togethe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ʉo ãu</text:p>
          </table:table-cell>
          <table:table-cell office:value-type="string">
            <text:p>sɨo ãu</text:p>
          </table:table-cell>
          <table:table-cell/>
          <table:table-cell table:style-name="ce9" office:value-type="string">
            <text:p>especie de casabe</text:p>
          </table:table-cell>
          <table:table-cell office:value-type="string">
            <text:p>manioc.bread.typ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ʉomʉ</text:p>
          </table:table-cell>
          <table:table-cell office:value-type="string">
            <text:p>sɨomɨ</text:p>
          </table:table-cell>
          <table:table-cell office:value-type="string">
            <text:p>[sɨ́ómɨ]</text:p>
          </table:table-cell>
          <table:table-cell table:style-name="ce9" office:value-type="string">
            <text:p>nacer despues de</text:p>
          </table:table-cell>
          <table:table-cell office:value-type="string">
            <text:p>be.born.after</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sʉomʉ</text:p>
          </table:table-cell>
          <table:table-cell office:value-type="string">
            <text:p>sɨomɨ</text:p>
          </table:table-cell>
          <table:table-cell office:value-type="string">
            <text:p>[sɨ́ómɨ]</text:p>
          </table:table-cell>
          <table:table-cell table:style-name="ce9" office:value-type="string">
            <text:p>colgar y adherir, pegar en la pared (una cosa)</text:p>
          </table:table-cell>
          <table:table-cell office:value-type="string">
            <text:p>stick.to.surfac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ʉomʉ</text:p>
          </table:table-cell>
          <table:table-cell office:value-type="string">
            <text:p>sɨomɨ</text:p>
          </table:table-cell>
          <table:table-cell office:value-type="string">
            <text:p>[sɨ́ómɨ]</text:p>
          </table:table-cell>
          <table:table-cell table:style-name="ce9" office:value-type="string">
            <text:p>tostar (casabe)</text:p>
          </table:table-cell>
          <table:table-cell office:value-type="string">
            <text:p>toast.manioc.bread</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ʉomʉ</text:p>
          </table:table-cell>
          <table:table-cell office:value-type="string">
            <text:p>sɨomɨ</text:p>
          </table:table-cell>
          <table:table-cell office:value-type="string">
            <text:p>[sɨ́ómɨ]</text:p>
          </table:table-cell>
          <table:table-cell office:value-type="string">
            <text:p>prender (una linterna)</text:p>
          </table:table-cell>
          <table:table-cell office:value-type="string">
            <text:p>turn.on.ligh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ʉomʉ</text:p>
          </table:table-cell>
          <table:table-cell office:value-type="string">
            <text:p>sɨomɨ</text:p>
          </table:table-cell>
          <table:table-cell/>
          <table:table-cell table:style-name="ce9" office:value-type="string">
            <text:p>despegar(conlosdedos).</text:p>
          </table:table-cell>
          <table:table-cell office:value-type="string">
            <text:p>remove.stuck.object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sʉotʉ'kapʉ</text:p>
          </table:table-cell>
          <table:table-cell office:value-type="string">
            <text:p>sɨotʰɨʔkʰapɨ</text:p>
          </table:table-cell>
          <table:table-cell/>
          <table:table-cell office:value-type="string">
            <text:p>linterna</text:p>
          </table:table-cell>
          <table:table-cell office:value-type="string">
            <text:p>flashligh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ʉripʉ</text:p>
          </table:table-cell>
          <table:table-cell office:value-type="string">
            <text:p>sɨripɨ</text:p>
          </table:table-cell>
          <table:table-cell/>
          <table:table-cell office:value-type="string">
            <text:p>rio abajo</text:p>
          </table:table-cell>
          <table:table-cell office:value-type="string">
            <text:p>downriver</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sʉsomʉ</text:p>
          </table:table-cell>
          <table:table-cell office:value-type="string">
            <text:p>sɨsomɨ</text:p>
          </table:table-cell>
          <table:table-cell/>
          <table:table-cell office:value-type="string">
            <text:p>colgar y adherir, pegar en la pared (varias cosas).</text:p>
          </table:table-cell>
          <table:table-cell office:value-type="string">
            <text:p>stick.X.to.Y.PLAC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ʉ̃sʉ</text:p>
          </table:table-cell>
          <table:table-cell office:value-type="string">
            <text:p>sɨ̃sɨ</text:p>
          </table:table-cell>
          <table:table-cell/>
          <table:table-cell office:value-type="string">
            <text:p>especie de mico chichico, mico tití. Saimiri sciureus</text:p>
          </table:table-cell>
          <table:table-cell office:value-type="string">
            <text:p>monkey.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ʉ̃sʉ tao</text:p>
          </table:table-cell>
          <table:table-cell office:value-type="string">
            <text:p>sɨ̃sɨ tʰao</text:p>
          </table:table-cell>
          <table:table-cell/>
          <table:table-cell office:value-type="string">
            <text:p>especie de águila (Come mico chichic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ʉsʉche</text:p>
          </table:table-cell>
          <table:table-cell office:value-type="string">
            <text:p>sɨsɨdʒe</text:p>
          </table:table-cell>
          <table:table-cell/>
          <table:table-cell office:value-type="string">
            <text:p>frio</text:p>
          </table:table-cell>
          <table:table-cell table:style-name="Default" office:value-type="string">
            <text:p>coldness</text:p>
          </table:table-cell>
          <table:table-cell table:number-columns-repeated="10"/>
          <table:table-cell office:value-type="string">
            <text:p>v.imp.</text:p>
          </table:table-cell>
          <table:table-cell table:number-columns-repeated="237"/>
        </table:table-row>
        <table:table-row table:style-name="ro2">
          <table:table-cell table:number-columns-repeated="3"/>
          <table:table-cell office:value-type="string">
            <text:p>sʉsʉmʉ</text:p>
          </table:table-cell>
          <table:table-cell office:value-type="string">
            <text:p>sɨsɨmɨ</text:p>
          </table:table-cell>
          <table:table-cell office:value-type="string">
            <text:p>[sɨ́sɨ́mɨ]</text:p>
          </table:table-cell>
          <table:table-cell office:value-type="string">
            <text:p>mudar (la piel una culebra).</text:p>
          </table:table-cell>
          <table:table-cell office:value-type="string">
            <text:p>shed.skin.of.snak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ʉsʉmʉ</text:p>
          </table:table-cell>
          <table:table-cell office:value-type="string">
            <text:p>sɨsɨmɨ</text:p>
          </table:table-cell>
          <table:table-cell office:value-type="string">
            <text:p>[sɨ́sɨmɨ]</text:p>
          </table:table-cell>
          <table:table-cell office:value-type="string">
            <text:p>hacer frio, tener frio</text:p>
          </table:table-cell>
          <table:table-cell office:value-type="string">
            <text:p>be.cold</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sʉsʉpʉ'rʉ</text:p>
          </table:table-cell>
          <table:table-cell office:value-type="string">
            <text:p>sɨsɨpɨʔrɨ</text:p>
          </table:table-cell>
          <table:table-cell/>
          <table:table-cell table:style-name="ce9" office:value-type="string">
            <text:p>piel de gallina (Por sentir mucho frío los poros se levantan.).</text:p>
          </table:table-cell>
          <table:table-cell office:value-type="string">
            <text:p>goosebump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ʉsʉrekocho</text:p>
          </table:table-cell>
          <table:table-cell office:value-type="string">
            <text:p>sɨsɨrekʰodʒo</text:p>
          </table:table-cell>
          <table:table-cell/>
          <table:table-cell table:style-name="ce9" office:value-type="string">
            <text:p>alma (que no se enoja fácilmente), disposición de paciencia.</text:p>
          </table:table-cell>
          <table:table-cell office:value-type="string">
            <text:p>patien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sʉsʉri</text:p>
          </table:table-cell>
          <table:table-cell office:value-type="string">
            <text:p>sɨsɨri</text:p>
          </table:table-cell>
          <table:table-cell office:value-type="string">
            <text:p>[sɨsɨrí]</text:p>
          </table:table-cell>
          <table:table-cell table:style-name="ce9" office:value-type="string">
            <text:p>ciempiés (Pica duro.)</text:p>
          </table:table-cell>
          <table:table-cell office:value-type="string">
            <text:p>centipede</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sʉʉmʉ</text:p>
          </table:table-cell>
          <table:table-cell office:value-type="string">
            <text:p>sɨɨmɨ</text:p>
          </table:table-cell>
          <table:table-cell office:value-type="string">
            <text:p>[sɨɨ́mɨ]</text:p>
          </table:table-cell>
          <table:table-cell office:value-type="string">
            <text:p>pelar (la piel), sufrir (abrasión o peladura).</text:p>
          </table:table-cell>
          <table:table-cell office:value-type="string">
            <text:p>peel.off.skin.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ã'camʉ</text:p>
          </table:table-cell>
          <table:table-cell office:value-type="string">
            <text:p>tʰãʔkamɨ</text:p>
          </table:table-cell>
          <table:table-cell/>
          <table:table-cell office:value-type="string">
            <text:p>chasquear (con la lengua)</text:p>
          </table:table-cell>
          <table:table-cell office:value-type="string">
            <text:p>make.noise.with.tongu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a'chemʉ</text:p>
          </table:table-cell>
          <table:table-cell office:value-type="string">
            <text:p>tʰaʔdʒemɨ</text:p>
          </table:table-cell>
          <table:table-cell/>
          <table:table-cell office:value-type="string">
            <text:p>cerrar (con llave varias puertas). 2. abotonar.</text:p>
          </table:table-cell>
          <table:table-cell office:value-type="string">
            <text:p>close.door/clothing.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ta'nʉme</text:p>
          </table:table-cell>
          <table:table-cell office:value-type="string">
            <text:p>tʰaʔnɨme</text:p>
          </table:table-cell>
          <table:table-cell/>
          <table:table-cell table:style-name="ce9" office:value-type="string">
            <text:p>cordón de zapato</text:p>
          </table:table-cell>
          <table:table-cell office:value-type="string">
            <text:p>shoela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a'nʉmʉ</text:p>
          </table:table-cell>
          <table:table-cell office:value-type="string">
            <text:p>tʰaʔnɨmɨ</text:p>
          </table:table-cell>
          <table:table-cell/>
          <table:table-cell table:style-name="ce9" office:value-type="string">
            <text:p>amarrar (un cordón, bulto de maíz u otra cosa).</text:p>
          </table:table-cell>
          <table:table-cell office:value-type="string">
            <text:p>tie.into.bundl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a'pimʉ</text:p>
          </table:table-cell>
          <table:table-cell office:value-type="string">
            <text:p>tʰaʔpimɨ</text:p>
          </table:table-cell>
          <table:table-cell/>
          <table:table-cell table:style-name="ce9" office:value-type="string">
            <text:p>tapar (cubrir con algo)</text:p>
          </table:table-cell>
          <table:table-cell office:value-type="string">
            <text:p>cover.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ã'tako'a</text:p>
          </table:table-cell>
          <table:table-cell office:value-type="string">
            <text:p>tʰãʔtʰakʰoʔa</text:p>
          </table:table-cell>
          <table:table-cell/>
          <table:table-cell table:style-name="ce9" office:value-type="string">
            <text:p>escudo de guerra</text:p>
          </table:table-cell>
          <table:table-cell office:value-type="string">
            <text:p>shield.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ã'tamʉ</text:p>
          </table:table-cell>
          <table:table-cell office:value-type="string">
            <text:p>tʰãʔtʰamɨ</text:p>
          </table:table-cell>
          <table:table-cell/>
          <table:table-cell table:style-name="ce9" office:value-type="string">
            <text:p>defenderse</text:p>
          </table:table-cell>
          <table:table-cell office:value-type="string">
            <text:p>defend.oneself.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ã'tamʉ</text:p>
          </table:table-cell>
          <table:table-cell office:value-type="string">
            <text:p>tʰãʔtʰamɨ</text:p>
          </table:table-cell>
          <table:table-cell/>
          <table:table-cell table:style-name="ce9" office:value-type="string">
            <text:p>defender (a otro)</text:p>
          </table:table-cell>
          <table:table-cell office:value-type="string">
            <text:p>defend.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ã'umu</text:p>
          </table:table-cell>
          <table:table-cell office:value-type="string">
            <text:p>tʰãʔumu</text:p>
          </table:table-cell>
          <table:table-cell/>
          <table:table-cell office:value-type="string">
            <text:p>pava colorada, pava ronca, pavo tarro. Penelope argyroti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acha</text:p>
          </table:table-cell>
          <table:table-cell office:value-type="string">
            <text:p>tʰadʒa</text:p>
          </table:table-cell>
          <table:table-cell/>
          <table:table-cell office:value-type="string">
            <text:p>hierba</text:p>
          </table:table-cell>
          <table:table-cell office:value-type="string">
            <text:p>gras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acha pete</text:p>
          </table:table-cell>
          <table:table-cell office:value-type="string">
            <text:p>tʰadʒa petʰe</text:p>
          </table:table-cell>
          <table:table-cell/>
          <table:table-cell office:value-type="string">
            <text:p>especie de pato</text:p>
          </table:table-cell>
          <table:table-cell office:value-type="string">
            <text:p>duck.sp</text:p>
          </table:table-cell>
          <table:table-cell table:number-columns-repeated="3"/>
          <table:table-cell office:value-type="string">
            <text:p>KT</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tacha pĩ'a</text:p>
          </table:table-cell>
          <table:table-cell office:value-type="string">
            <text:p>tʰadʒa pĩʔa</text:p>
          </table:table-cell>
          <table:table-cell/>
          <table:table-cell office:value-type="string">
            <text:p>especie de pájaro (Es pequeño y de color negro o gris oscuro. Vive donde hay hierba y se alimenta de semilla de la misma.).</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achavʉ</text:p>
          </table:table-cell>
          <table:table-cell office:value-type="string">
            <text:p>tʰadʒaβɨ</text:p>
          </table:table-cell>
          <table:table-cell/>
          <table:table-cell office:value-type="string">
            <text:p>parcela de hierba, prado</text:p>
          </table:table-cell>
          <table:table-cell office:value-type="string">
            <text:p>grass.patc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achomʉ</text:p>
          </table:table-cell>
          <table:table-cell office:value-type="string">
            <text:p>tʰadʒomɨ</text:p>
          </table:table-cell>
          <table:table-cell/>
          <table:table-cell office:value-type="string">
            <text:p>1. montar (un caballo). 2. manejar (un carro o una canoa). 3. cerrar (con llave una puerta). 4. abotonar.</text:p>
          </table:table-cell>
          <table:table-cell office:value-type="string">
            <text:p>close.door/clothing</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achore're</text:p>
          </table:table-cell>
          <table:table-cell office:value-type="string">
            <text:p>tʰadʒoreʔre</text:p>
          </table:table-cell>
          <table:table-cell/>
          <table:table-cell office:value-type="string">
            <text:p>broches de ropa. 2. botones</text:p>
          </table:table-cell>
          <table:table-cell office:value-type="string">
            <text:p>clothing.closur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tachore'reva</text:p>
          </table:table-cell>
          <table:table-cell office:value-type="string">
            <text:p>tʰadʒoreʔreβa</text:p>
          </table:table-cell>
          <table:table-cell/>
          <table:table-cell table:style-name="ce9" office:value-type="string">
            <text:p>broche de ropa. 2. botón</text:p>
          </table:table-cell>
          <table:table-cell office:value-type="string">
            <text:p>clothing.closur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achosa'aro</text:p>
          </table:table-cell>
          <table:table-cell office:value-type="string">
            <text:p>tʰadʒosaʔaro</text:p>
          </table:table-cell>
          <table:table-cell/>
          <table:table-cell table:style-name="ce9" office:value-type="string">
            <text:p>broche de púas, puerta de alambre de púas</text:p>
          </table:table-cell>
          <table:table-cell office:value-type="string">
            <text:p>wire.closur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ãimʉ</text:p>
          </table:table-cell>
          <table:table-cell office:value-type="string">
            <text:p>tʰãimɨ</text:p>
          </table:table-cell>
          <table:table-cell/>
          <table:table-cell office:value-type="string">
            <text:p>caerse parado</text:p>
          </table:table-cell>
          <table:table-cell office:value-type="string">
            <text:p>fall.from.standing.position</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tãke</text:p>
          </table:table-cell>
          <table:table-cell office:value-type="string">
            <text:p>tʰãkʰe</text:p>
          </table:table-cell>
          <table:table-cell/>
          <table:table-cell table:style-name="ce9" office:value-type="string">
            <text:p>mico maicero</text:p>
          </table:table-cell>
          <table:table-cell office:value-type="string">
            <text:p>monkey.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ãke jõ'jañʉ</text:p>
          </table:table-cell>
          <table:table-cell office:value-type="string">
            <text:p>tʰãkʰe hõʔhaɲɨ</text:p>
          </table:table-cell>
          <table:table-cell/>
          <table:table-cell office:value-type="string">
            <text:p>balatá o balata (Árbol que produce goma.). Manilkara bidentata.</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ãke ma'ña</text:p>
          </table:table-cell>
          <table:table-cell office:value-type="string">
            <text:p>tʰãkʰe maʔɲa</text:p>
          </table:table-cell>
          <table:table-cell/>
          <table:table-cell table:style-name="ce9" office:value-type="string">
            <text:p>perfume silvestre</text:p>
          </table:table-cell>
          <table:table-cell office:value-type="string">
            <text:p>aromatic.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ãke pĩ'a</text:p>
          </table:table-cell>
          <table:table-cell office:value-type="string">
            <text:p>tʰãkʰe pĩʔa</text:p>
          </table:table-cell>
          <table:table-cell/>
          <table:table-cell table:style-name="Default" office:value-type="string">
            <text:p>especie de pajar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ãke tao</text:p>
          </table:table-cell>
          <table:table-cell office:value-type="string">
            <text:p>tʰãkʰe tʰao</text:p>
          </table:table-cell>
          <table:table-cell/>
          <table:table-cell table:style-name="ce9" office:value-type="string">
            <text:p>especie de aguila (come micos maicero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ãkeñeñe</text:p>
          </table:table-cell>
          <table:table-cell office:value-type="string">
            <text:p>tʰãkʰeɲeɲe</text:p>
          </table:table-cell>
          <table:table-cell/>
          <table:table-cell table:style-name="Default" office:value-type="string">
            <text:p>cacao silvestre</text:p>
          </table:table-cell>
          <table:table-cell office:value-type="string">
            <text:p>cacao.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amapãi</text:p>
          </table:table-cell>
          <table:table-cell office:value-type="string">
            <text:p>tʰamapãi</text:p>
          </table:table-cell>
          <table:table-cell/>
          <table:table-cell office:value-type="string">
            <text:p>gente tama</text:p>
          </table:table-cell>
          <table:table-cell office:value-type="string">
            <text:p>Tama.people</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tãmʉ</text:p>
          </table:table-cell>
          <table:table-cell office:value-type="string">
            <text:p>tʰãmɨ</text:p>
          </table:table-cell>
          <table:table-cell office:value-type="string">
            <text:p>[tã́amɨ]</text:p>
          </table:table-cell>
          <table:table-cell office:value-type="string">
            <text:p>sembrar; enterrar</text:p>
          </table:table-cell>
          <table:table-cell office:value-type="string">
            <text:p>bury</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ao</text:p>
          </table:table-cell>
          <table:table-cell office:value-type="string">
            <text:p>tʰao</text:p>
          </table:table-cell>
          <table:table-cell/>
          <table:table-cell table:style-name="ce9" office:value-type="string">
            <text:p>aguila</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ao va'i</text:p>
          </table:table-cell>
          <table:table-cell office:value-type="string">
            <text:p>tʰao βaʔi</text:p>
          </table:table-cell>
          <table:table-cell/>
          <table:table-cell table:style-name="Default" office:value-type="string">
            <text:p>pez cheo</text:p>
          </table:table-cell>
          <table:table-cell office:value-type="string">
            <text:p>fish.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tara</text:p>
          </table:table-cell>
          <table:table-cell office:value-type="string">
            <text:p>tʰara</text:p>
          </table:table-cell>
          <table:table-cell/>
          <table:table-cell table:style-name="Default" office:value-type="string">
            <text:p>hueso, huesos</text:p>
          </table:table-cell>
          <table:table-cell office:value-type="string">
            <text:p>bone</text:p>
          </table:table-cell>
          <table:table-cell table:number-columns-repeated="10"/>
          <table:table-cell office:value-type="string">
            <text:p>s.in.gen y sing.</text:p>
          </table:table-cell>
          <table:table-cell table:number-columns-repeated="237"/>
        </table:table-row>
        <table:table-row table:style-name="ro2">
          <table:table-cell table:number-columns-repeated="3"/>
          <table:table-cell office:value-type="string">
            <text:p>tara ravʉ</text:p>
          </table:table-cell>
          <table:table-cell office:value-type="string">
            <text:p>tʰara raβɨ</text:p>
          </table:table-cell>
          <table:table-cell/>
          <table:table-cell office:value-type="string">
            <text:p>reumatismo</text:p>
          </table:table-cell>
          <table:table-cell office:value-type="string">
            <text:p>joint.diseas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ara va'ti</text:p>
          </table:table-cell>
          <table:table-cell office:value-type="string">
            <text:p>tʰara βaʔtʰi</text:p>
          </table:table-cell>
          <table:table-cell/>
          <table:table-cell office:value-type="string">
            <text:p>rallador de yuca</text:p>
          </table:table-cell>
          <table:table-cell office:value-type="string">
            <text:p>manioc.grat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araa</text:p>
          </table:table-cell>
          <table:table-cell office:value-type="string">
            <text:p>tʰaraa</text:p>
          </table:table-cell>
          <table:table-cell/>
          <table:table-cell office:value-type="string">
            <text:p>especie de nuez nogal</text:p>
          </table:table-cell>
          <table:table-cell office:value-type="string">
            <text:p>tree.sp.frui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aramu</text:p>
          </table:table-cell>
          <table:table-cell office:value-type="string">
            <text:p>tʰaramu</text:p>
          </table:table-cell>
          <table:table-cell/>
          <table:table-cell table:style-name="ce9" office:value-type="string">
            <text:p>especie de bejuco medicinal (Se toma para curar diarrea.).</text:p>
          </table:table-cell>
          <table:table-cell office:value-type="string">
            <text:p>lian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arañʉ</text:p>
          </table:table-cell>
          <table:table-cell office:value-type="string">
            <text:p>tʰaraɲɨ</text:p>
          </table:table-cell>
          <table:table-cell/>
          <table:table-cell table:style-name="ce9" office:value-type="string">
            <text:p>especie de árbol nogal.</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arapʉ</text:p>
          </table:table-cell>
          <table:table-cell office:value-type="string">
            <text:p>tʰarapɨ</text:p>
          </table:table-cell>
          <table:table-cell/>
          <table:table-cell table:style-name="ce9" office:value-type="string">
            <text:p>hueso</text:p>
          </table:table-cell>
          <table:table-cell office:value-type="string">
            <text:p>bon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ãsichio</text:p>
          </table:table-cell>
          <table:table-cell office:value-type="string">
            <text:p>tʰãsidʒio</text:p>
          </table:table-cell>
          <table:table-cell/>
          <table:table-cell office:value-type="string">
            <text:p>huerta, sementera, sembrado</text:p>
          </table:table-cell>
          <table:table-cell office:value-type="string">
            <text:p>planted.area</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ãtaque'reva</text:p>
          </table:table-cell>
          <table:table-cell office:value-type="string">
            <text:p>tʰãtʰakeʔreβa</text:p>
          </table:table-cell>
          <table:table-cell/>
          <table:table-cell office:value-type="string">
            <text:p>omóplato, paletilla (Es el hueso ancho, plano y triangular que está situado en la parte posterior de la espalda.).</text:p>
          </table:table-cell>
          <table:table-cell office:value-type="string">
            <text:p>shoulderblad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ãtava</text:p>
          </table:table-cell>
          <table:table-cell office:value-type="string">
            <text:p>tʰãtʰaβa</text:p>
          </table:table-cell>
          <table:table-cell/>
          <table:table-cell office:value-type="string">
            <text:p>hombro, brazo (Es la parte del brazo que está conectada al hombro.).</text:p>
          </table:table-cell>
          <table:table-cell office:value-type="string">
            <text:p>should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aumʉ</text:p>
          </table:table-cell>
          <table:table-cell office:value-type="string">
            <text:p>tʰaumɨ</text:p>
          </table:table-cell>
          <table:table-cell/>
          <table:table-cell office:value-type="string">
            <text:p>embutir, rellenar</text:p>
          </table:table-cell>
          <table:table-cell office:value-type="string">
            <text:p>fill.X.with.Y</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ãumʉ</text:p>
          </table:table-cell>
          <table:table-cell office:value-type="string">
            <text:p>tʰãumɨ</text:p>
          </table:table-cell>
          <table:table-cell/>
          <table:table-cell office:value-type="string">
            <text:p>tumbar</text:p>
          </table:table-cell>
          <table:table-cell office:value-type="string">
            <text:p>make.fall.from.standing.position</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tãutiripʉ</text:p>
          </table:table-cell>
          <table:table-cell office:value-type="string">
            <text:p>tʰãutʰiripɨ</text:p>
          </table:table-cell>
          <table:table-cell/>
          <table:table-cell office:value-type="string">
            <text:p>trampa de animales</text:p>
          </table:table-cell>
          <table:table-cell office:value-type="string">
            <text:p>game.tra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ava'i</text:p>
          </table:table-cell>
          <table:table-cell office:value-type="string">
            <text:p>tʰaβaʔi</text:p>
          </table:table-cell>
          <table:table-cell/>
          <table:table-cell table:style-name="ce9" office:value-type="string">
            <text:p>pez cheo</text:p>
          </table:table-cell>
          <table:table-cell office:value-type="string">
            <text:p>fish.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tẽ'cu pa'ikãa</text:p>
          </table:table-cell>
          <table:table-cell office:value-type="string">
            <text:p>tʰẽʔku paʔikʰãa</text:p>
          </table:table-cell>
          <table:table-cell/>
          <table:table-cell table:style-name="ce9" office:value-type="string">
            <text:p>tela o ropa rayada (camisa, vestido, prenda).</text:p>
          </table:table-cell>
          <table:table-cell office:value-type="string">
            <text:p>striped.clo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ẽ'cumʉ</text:p>
          </table:table-cell>
          <table:table-cell office:value-type="string">
            <text:p>tʰẽʔkumɨ</text:p>
          </table:table-cell>
          <table:table-cell/>
          <table:table-cell office:value-type="string">
            <text:p>ser rayado</text:p>
          </table:table-cell>
          <table:table-cell office:value-type="string">
            <text:p>be.stripe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e'echo</text:p>
          </table:table-cell>
          <table:table-cell office:value-type="string">
            <text:p>tʰeʔedʒo</text:p>
          </table:table-cell>
          <table:table-cell/>
          <table:table-cell office:value-type="string">
            <text:p>uno, una vez</text:p>
          </table:table-cell>
          <table:table-cell office:value-type="string">
            <text:p>one.ti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e'ejʉ̃tʉrepañoã</text:p>
          </table:table-cell>
          <table:table-cell office:value-type="string">
            <text:p>tʰeʔehɨ̃tʰɨrepaɲoã</text:p>
          </table:table-cell>
          <table:table-cell/>
          <table:table-cell table:style-name="ce9" office:value-type="string">
            <text:p>cinco, cinco veces</text:p>
          </table:table-cell>
          <table:table-cell office:value-type="string">
            <text:p>fiv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e'eka'chapana</text:p>
          </table:table-cell>
          <table:table-cell office:value-type="string">
            <text:p>tʰeʔekʰaʔdʒapana</text:p>
          </table:table-cell>
          <table:table-cell/>
          <table:table-cell office:value-type="string">
            <text:p>dos seres animados</text:p>
          </table:table-cell>
          <table:table-cell office:value-type="string">
            <text:p>two.ANIM</text:p>
          </table:table-cell>
          <table:table-cell table:number-columns-repeated="3"/>
          <table:table-cell office:value-type="string">
            <text:p>KT</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te'eka'chapañoã</text:p>
          </table:table-cell>
          <table:table-cell office:value-type="string">
            <text:p>tʰeʔekʰaʔdʒapaɲoã</text:p>
          </table:table-cell>
          <table:table-cell/>
          <table:table-cell table:style-name="ce9" office:value-type="string">
            <text:p>dos, dos veces</text:p>
          </table:table-cell>
          <table:table-cell office:value-type="string">
            <text:p>two</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e'ena</text:p>
          </table:table-cell>
          <table:table-cell office:value-type="string">
            <text:p>tʰeʔena</text:p>
          </table:table-cell>
          <table:table-cell/>
          <table:table-cell table:style-name="ce9" office:value-type="string">
            <text:p>algunos seres animados, muy pocos seres animados, seres animados solos</text:p>
          </table:table-cell>
          <table:table-cell office:value-type="string">
            <text:p>few.ANI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e'enachi'a</text:p>
          </table:table-cell>
          <table:table-cell office:value-type="string">
            <text:p>tʰeʔenadʒiʔa</text:p>
          </table:table-cell>
          <table:table-cell/>
          <table:table-cell office:value-type="string">
            <text:p>uno por uno, individualmente, separadamente</text:p>
          </table:table-cell>
          <table:table-cell office:value-type="string">
            <text:p>one.by.on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te'eo pa'imo</text:p>
          </table:table-cell>
          <table:table-cell office:value-type="string">
            <text:p>tʰeʔeo paʔimo</text:p>
          </table:table-cell>
          <table:table-cell/>
          <table:table-cell office:value-type="string">
            <text:p>ser soltera, estar sola</text:p>
          </table:table-cell>
          <table:table-cell office:value-type="string">
            <text:p>be.single.woman</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te'erũhiñe</text:p>
          </table:table-cell>
          <table:table-cell office:value-type="string">
            <text:p>tʰeʔerũhiɲe</text:p>
          </table:table-cell>
          <table:table-cell/>
          <table:table-cell office:value-type="string">
            <text:p>directo</text:p>
          </table:table-cell>
          <table:table-cell office:value-type="string">
            <text:p>straight.ahead</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te'femʉ</text:p>
          </table:table-cell>
          <table:table-cell office:value-type="string">
            <text:p>tʰeʔɸemɨ</text:p>
          </table:table-cell>
          <table:table-cell/>
          <table:table-cell office:value-type="string">
            <text:p>atajar</text:p>
          </table:table-cell>
          <table:table-cell office:value-type="string">
            <text:p>take.shortcu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ẽ'jñomʉ</text:p>
          </table:table-cell>
          <table:table-cell office:value-type="string">
            <text:p>tʰẽʔñ̥omɨ</text:p>
          </table:table-cell>
          <table:table-cell/>
          <table:table-cell office:value-type="string">
            <text:p>cortar en pedazos pequeños, picar</text:p>
          </table:table-cell>
          <table:table-cell office:value-type="string">
            <text:p>cut.in.small.pieces.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tẽ'ñe</text:p>
          </table:table-cell>
          <table:table-cell office:value-type="string">
            <text:p>tʰẽʔɲe</text:p>
          </table:table-cell>
          <table:table-cell/>
          <table:table-cell table:style-name="ce9" office:value-type="string">
            <text:p>anchura</text:p>
          </table:table-cell>
          <table:table-cell office:value-type="string">
            <text:p>wid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e're</text:p>
          </table:table-cell>
          <table:table-cell office:value-type="string">
            <text:p>tʰeʔre</text:p>
          </table:table-cell>
          <table:table-cell/>
          <table:table-cell table:style-name="Default" office:value-type="string">
            <text:p>colas de peces</text:p>
          </table:table-cell>
          <table:table-cell office:value-type="string">
            <text:p>fish.tail</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te'reva</text:p>
          </table:table-cell>
          <table:table-cell office:value-type="string">
            <text:p>tʰeʔreβa</text:p>
          </table:table-cell>
          <table:table-cell/>
          <table:table-cell table:style-name="Default" office:value-type="string">
            <text:p>cola de pez</text:p>
          </table:table-cell>
          <table:table-cell office:value-type="string">
            <text:p>fish.tai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ẽ'terʉ</text:p>
          </table:table-cell>
          <table:table-cell office:value-type="string">
            <text:p>tʰẽʔtʰerɨ</text:p>
          </table:table-cell>
          <table:table-cell/>
          <table:table-cell office:value-type="string">
            <text:p>casi</text:p>
          </table:table-cell>
          <table:table-cell office:value-type="string">
            <text:p>almost</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tẽ'terʉ i'kamʉ</text:p>
          </table:table-cell>
          <table:table-cell office:value-type="string">
            <text:p>tʰẽʔtʰerɨ iʔkʰamɨ</text:p>
          </table:table-cell>
          <table:table-cell/>
          <table:table-cell office:value-type="string">
            <text:p>hablar casi correctamente</text:p>
          </table:table-cell>
          <table:table-cell office:value-type="string">
            <text:p>say.incorrec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ẽ'to va'i</text:p>
          </table:table-cell>
          <table:table-cell office:value-type="string">
            <text:p>tʰẽʔtʰo βaʔi</text:p>
          </table:table-cell>
          <table:table-cell/>
          <table:table-cell office:value-type="string">
            <text:p>especie de pez (Es pequeño.).</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ẽ'tomʉ</text:p>
          </table:table-cell>
          <table:table-cell office:value-type="string">
            <text:p>tʰẽʔtʰomɨ</text:p>
          </table:table-cell>
          <table:table-cell/>
          <table:table-cell office:value-type="string">
            <text:p>1. labrar (una canoa o un remo). 2. pelar.</text:p>
          </table:table-cell>
          <table:table-cell office:value-type="string">
            <text:p>whittle</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tẽa</text:p>
          </table:table-cell>
          <table:table-cell office:value-type="string">
            <text:p>tʰẽa</text:p>
          </table:table-cell>
          <table:table-cell/>
          <table:table-cell table:style-name="ce9" office:value-type="string">
            <text:p>alcaraván, pájaro aguja colinegra, pájaro aguja colipinta.</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eache</text:p>
          </table:table-cell>
          <table:table-cell office:value-type="string">
            <text:p>tʰeadʒe</text:p>
          </table:table-cell>
          <table:table-cell/>
          <table:table-cell table:style-name="ce9" office:value-type="string">
            <text:p>rabia, furor, furia, ira.</text:p>
          </table:table-cell>
          <table:table-cell office:value-type="string">
            <text:p>ang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eache caraimʉ</text:p>
          </table:table-cell>
          <table:table-cell office:value-type="string">
            <text:p>tʰeadʒe karaimɨ</text:p>
          </table:table-cell>
          <table:table-cell/>
          <table:table-cell table:style-name="ce9" office:value-type="string">
            <text:p>calmarse (de estar enojado)</text:p>
          </table:table-cell>
          <table:table-cell office:value-type="string">
            <text:p>get.calm</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eamʉ</text:p>
          </table:table-cell>
          <table:table-cell office:value-type="string">
            <text:p>tʰeamɨ</text:p>
          </table:table-cell>
          <table:table-cell office:value-type="string">
            <text:p>[téámɨ]</text:p>
          </table:table-cell>
          <table:table-cell table:style-name="ce9" office:value-type="string">
            <text:p>dar rabia</text:p>
          </table:table-cell>
          <table:table-cell office:value-type="string">
            <text:p>make.angry</text:p>
          </table:table-cell>
          <table:table-cell table:number-columns-repeated="10"/>
          <table:table-cell office:value-type="string">
            <text:p>v.imp.</text:p>
          </table:table-cell>
          <table:table-cell table:number-columns-repeated="237"/>
        </table:table-row>
        <table:table-row table:style-name="ro2">
          <table:table-cell table:number-columns-repeated="3"/>
          <table:table-cell office:value-type="string">
            <text:p>teana</text:p>
          </table:table-cell>
          <table:table-cell office:value-type="string">
            <text:p>tʰeana</text:p>
          </table:table-cell>
          <table:table-cell/>
          <table:table-cell table:style-name="ce9" office:value-type="string">
            <text:p>al mismo tiempo, inmediatamente, directo</text:p>
          </table:table-cell>
          <table:table-cell office:value-type="string">
            <text:p>at.same.tim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tearekocho</text:p>
          </table:table-cell>
          <table:table-cell office:value-type="string">
            <text:p>tʰearekʰodʒo</text:p>
          </table:table-cell>
          <table:table-cell/>
          <table:table-cell table:style-name="Default" office:value-type="string">
            <text:p>bravo, enojado</text:p>
          </table:table-cell>
          <table:table-cell office:value-type="string">
            <text:p>angr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ẽomʉ</text:p>
          </table:table-cell>
          <table:table-cell office:value-type="string">
            <text:p>tʰẽomɨ</text:p>
          </table:table-cell>
          <table:table-cell/>
          <table:table-cell office:value-type="string">
            <text:p>cortar (con machete).</text:p>
          </table:table-cell>
          <table:table-cell office:value-type="string">
            <text:p>cut.with.machet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epʉ tepʉ tepʉ</text:p>
          </table:table-cell>
          <table:table-cell office:value-type="string">
            <text:p>tʰepɨ tʰepɨ tʰepɨ</text:p>
          </table:table-cell>
          <table:table-cell/>
          <table:table-cell office:value-type="string">
            <text:p>sonido producido cuando uno anda en tierra cubierta con agua.</text:p>
          </table:table-cell>
          <table:table-cell office:value-type="string">
            <text:p>SS.SYMB.wading</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tere tere</text:p>
          </table:table-cell>
          <table:table-cell office:value-type="string">
            <text:p>tʰere tʰere</text:p>
          </table:table-cell>
          <table:table-cell/>
          <table:table-cell office:value-type="string">
            <text:p>sonido producido por un pez cuando mueve la cola en el agua.</text:p>
          </table:table-cell>
          <table:table-cell office:value-type="string">
            <text:p>SS.SYMB.swimming.fish</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tẽtoche nʉkamʉ</text:p>
          </table:table-cell>
          <table:table-cell office:value-type="string">
            <text:p>tʰẽtʰodʒe nɨkʰamɨ</text:p>
          </table:table-cell>
          <table:table-cell/>
          <table:table-cell office:value-type="string">
            <text:p>pararse torcido, pararse inclinado (No se refiere a gente.).</text:p>
          </table:table-cell>
          <table:table-cell office:value-type="string">
            <text:p>be.standing.inclined.positio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ẽtomʉ</text:p>
          </table:table-cell>
          <table:table-cell office:value-type="string">
            <text:p>tʰẽtʰomɨ</text:p>
          </table:table-cell>
          <table:table-cell/>
          <table:table-cell table:style-name="ce9" office:value-type="string">
            <text:p>torcerse, voltearse.</text:p>
          </table:table-cell>
          <table:table-cell office:value-type="string">
            <text:p>turn/twist.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evapʉ</text:p>
          </table:table-cell>
          <table:table-cell office:value-type="string">
            <text:p>tʰeβapɨ</text:p>
          </table:table-cell>
          <table:table-cell/>
          <table:table-cell table:style-name="ce9" office:value-type="string">
            <text:p>almohada, cabezal</text:p>
          </table:table-cell>
          <table:table-cell office:value-type="string">
            <text:p>pillow</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ĩ tĩ tĩ</text:p>
          </table:table-cell>
          <table:table-cell office:value-type="string">
            <text:p>tʰĩ tʰĩ tʰĩ</text:p>
          </table:table-cell>
          <table:table-cell/>
          <table:table-cell table:style-name="ce9" office:value-type="string">
            <text:p>sonido que hace el pájaro piscua cuando está cantando (Si canta tri, tri, significa que les va a ir bien a la persona que lo escucha, y que él está contento. Si lo oyen cantar en la noche, significa que alguien va a morir.).</text:p>
          </table:table-cell>
          <table:table-cell office:value-type="string">
            <text:p>SS.SYMB.bird.cry</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tĩ'amʉ</text:p>
          </table:table-cell>
          <table:table-cell office:value-type="string">
            <text:p>tʰĩʔamɨ</text:p>
          </table:table-cell>
          <table:table-cell office:value-type="string">
            <text:p>[tĩ́ʔámɨ]</text:p>
          </table:table-cell>
          <table:table-cell office:value-type="string">
            <text:p>llegar, alcanzar</text:p>
          </table:table-cell>
          <table:table-cell office:value-type="string">
            <text:p>arriv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ĩ'camʉ</text:p>
          </table:table-cell>
          <table:table-cell office:value-type="string">
            <text:p>tʰĩʔkamɨ</text:p>
          </table:table-cell>
          <table:table-cell/>
          <table:table-cell table:style-name="ce9" office:value-type="string">
            <text:p>golpear (con el dedo)</text:p>
          </table:table-cell>
          <table:table-cell office:value-type="string">
            <text:p>strike.with.finge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ĩ'cue</text:p>
          </table:table-cell>
          <table:table-cell office:value-type="string">
            <text:p>tʰĩʔkue</text:p>
          </table:table-cell>
          <table:table-cell/>
          <table:table-cell office:value-type="string">
            <text:p>sonido que hace el pájaro piscua cuando llora (Eso significa mala suerte para la persona que lo escuche.).</text:p>
          </table:table-cell>
          <table:table-cell office:value-type="string">
            <text:p>SS.SYMB.bird.cry</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tĩ'cue</text:p>
          </table:table-cell>
          <table:table-cell office:value-type="string">
            <text:p>tʰĩʔkue</text:p>
          </table:table-cell>
          <table:table-cell/>
          <table:table-cell office:value-type="string">
            <text:p>pájaro piscua (Tiene cola larga y es de color café.). Piaga cayana.</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ĩ'imʉ</text:p>
          </table:table-cell>
          <table:table-cell office:value-type="string">
            <text:p>tʰĩʔimɨ</text:p>
          </table:table-cell>
          <table:table-cell/>
          <table:table-cell office:value-type="string">
            <text:p>tocar; contagiar</text:p>
          </table:table-cell>
          <table:table-cell office:value-type="string">
            <text:p>give.diseas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ĩ'imʉ</text:p>
          </table:table-cell>
          <table:table-cell office:value-type="string">
            <text:p>tʰĩʔimɨ</text:p>
          </table:table-cell>
          <table:table-cell/>
          <table:table-cell table:style-name="ce9" office:value-type="string">
            <text:p>tocar; contagiar</text:p>
          </table:table-cell>
          <table:table-cell office:value-type="string">
            <text:p>touch</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i'jñemʉ</text:p>
          </table:table-cell>
          <table:table-cell office:value-type="string">
            <text:p>tʰiʔñ̥emɨ</text:p>
          </table:table-cell>
          <table:table-cell/>
          <table:table-cell table:style-name="Default" office:value-type="string">
            <text:p>pájaro polla pico rojo. Neocrex erythrop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i'jñemʉ</text:p>
          </table:table-cell>
          <table:table-cell office:value-type="string">
            <text:p>tʰiʔñ̥emɨ</text:p>
          </table:table-cell>
          <table:table-cell/>
          <table:table-cell table:style-name="Default" office:value-type="string">
            <text:p>suceder (varios eventos)</text:p>
          </table:table-cell>
          <table:table-cell office:value-type="string">
            <text:p>happen.PLACT</text:p>
          </table:table-cell>
          <table:table-cell table:number-columns-repeated="10"/>
          <table:table-cell office:value-type="string">
            <text:p>v.imp.rep.</text:p>
          </table:table-cell>
          <table:table-cell table:number-columns-repeated="237"/>
        </table:table-row>
        <table:table-row table:style-name="ro2">
          <table:table-cell table:number-columns-repeated="3"/>
          <table:table-cell office:value-type="string">
            <text:p>ti'jñemʉ</text:p>
          </table:table-cell>
          <table:table-cell office:value-type="string">
            <text:p>tʰiʔñ̥emɨ</text:p>
          </table:table-cell>
          <table:table-cell/>
          <table:table-cell table:style-name="ce9" office:value-type="string">
            <text:p>encontrar (a varias personas)</text:p>
          </table:table-cell>
          <table:table-cell office:value-type="string">
            <text:p>find.person.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ti'jñeñe</text:p>
          </table:table-cell>
          <table:table-cell office:value-type="string">
            <text:p>tʰiʔñ̥eɲe</text:p>
          </table:table-cell>
          <table:table-cell/>
          <table:table-cell office:value-type="string">
            <text:p>al frente</text:p>
          </table:table-cell>
          <table:table-cell office:value-type="string">
            <text:p>on.opposite.sid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i'jñeñe pa'imʉ</text:p>
          </table:table-cell>
          <table:table-cell office:value-type="string">
            <text:p>tʰiʔñ̥eɲe paʔimɨ</text:p>
          </table:table-cell>
          <table:table-cell/>
          <table:table-cell office:value-type="string">
            <text:p>estar cara a cara (con alguien).</text:p>
          </table:table-cell>
          <table:table-cell office:value-type="string">
            <text:p>be.face.to.fac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tĩ'ka</text:p>
          </table:table-cell>
          <table:table-cell office:value-type="string">
            <text:p>tʰĩʔkʰa</text:p>
          </table:table-cell>
          <table:table-cell/>
          <table:table-cell table:style-name="ce9" office:value-type="string">
            <text:p>especie de hormiga conga (Pica muy duro.).</text:p>
          </table:table-cell>
          <table:table-cell office:value-type="string">
            <text:p>an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ĩ'temʉ</text:p>
          </table:table-cell>
          <table:table-cell office:value-type="string">
            <text:p>tʰĩʔtʰemɨ</text:p>
          </table:table-cell>
          <table:table-cell/>
          <table:table-cell table:style-name="ce9" office:value-type="string">
            <text:p>quitar (toda la ropa)</text:p>
          </table:table-cell>
          <table:table-cell office:value-type="string">
            <text:p>remove.clothing.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tĩ'timʉ</text:p>
          </table:table-cell>
          <table:table-cell office:value-type="string">
            <text:p>tʰĩʔtʰimɨ</text:p>
          </table:table-cell>
          <table:table-cell/>
          <table:table-cell table:style-name="Default" office:value-type="string">
            <text:p>contagiarse (varias personas)</text:p>
          </table:table-cell>
          <table:table-cell office:value-type="string">
            <text:p>catch.disease.PLAC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ĩ'timʉ</text:p>
          </table:table-cell>
          <table:table-cell office:value-type="string">
            <text:p>tʰĩʔtʰimɨ</text:p>
          </table:table-cell>
          <table:table-cell/>
          <table:table-cell office:value-type="string">
            <text:p>tocar repetidamente</text:p>
          </table:table-cell>
          <table:table-cell office:value-type="string">
            <text:p>touch.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tĩ'tomʉ</text:p>
          </table:table-cell>
          <table:table-cell office:value-type="string">
            <text:p>tʰĩʔtʰomɨ</text:p>
          </table:table-cell>
          <table:table-cell/>
          <table:table-cell office:value-type="string">
            <text:p>patear varias veces</text:p>
          </table:table-cell>
          <table:table-cell office:value-type="string">
            <text:p>kick.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tia</text:p>
          </table:table-cell>
          <table:table-cell office:value-type="string">
            <text:p>tʰia</text:p>
          </table:table-cell>
          <table:table-cell/>
          <table:table-cell office:value-type="string">
            <text:p>urraca. Cyanolyca viridicyana.</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ĩiñe</text:p>
          </table:table-cell>
          <table:table-cell office:value-type="string">
            <text:p>tʰĩiɲe</text:p>
          </table:table-cell>
          <table:table-cell/>
          <table:table-cell office:value-type="string">
            <text:p>otro, raro</text:p>
          </table:table-cell>
          <table:table-cell office:value-type="string">
            <text:p>unusual/unknown</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tĩio</text:p>
          </table:table-cell>
          <table:table-cell office:value-type="string">
            <text:p>tʰĩio</text:p>
          </table:table-cell>
          <table:table-cell/>
          <table:table-cell office:value-type="string">
            <text:p>otra (ser animado)</text:p>
          </table:table-cell>
          <table:table-cell office:value-type="string">
            <text:p>unusual/unknown.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ĩiʉ</text:p>
          </table:table-cell>
          <table:table-cell office:value-type="string">
            <text:p>tʰĩiɨ</text:p>
          </table:table-cell>
          <table:table-cell/>
          <table:table-cell office:value-type="string">
            <text:p>otro (ser animado)</text:p>
          </table:table-cell>
          <table:table-cell office:value-type="string">
            <text:p>unusual/unknown.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ijñamʉ</text:p>
          </table:table-cell>
          <table:table-cell office:value-type="string">
            <text:p>tʰiñ̥amɨ</text:p>
          </table:table-cell>
          <table:table-cell/>
          <table:table-cell office:value-type="string">
            <text:p>suceder</text:p>
          </table:table-cell>
          <table:table-cell office:value-type="string">
            <text:p>happe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ijñapa</text:p>
          </table:table-cell>
          <table:table-cell office:value-type="string">
            <text:p>tʰiñ̥apa</text:p>
          </table:table-cell>
          <table:table-cell/>
          <table:table-cell office:value-type="string">
            <text:p>encontrar (a alguien).</text:p>
          </table:table-cell>
          <table:table-cell office:value-type="string">
            <text:p>find.person</text:p>
          </table:table-cell>
          <table:table-cell table:number-columns-repeated="10"/>
          <table:table-cell office:value-type="string">
            <text:p>v.t.</text:p>
          </table:table-cell>
          <table:table-cell table:number-columns-repeated="237"/>
        </table:table-row>
        <table:table-row table:style-name="ro8">
          <table:table-cell table:number-columns-repeated="3"/>
          <table:table-cell office:value-type="string">
            <text:p>tĩkañʉ</text:p>
          </table:table-cell>
          <table:table-cell office:value-type="string">
            <text:p>tʰĩkʰaɲɨ</text:p>
          </table:table-cell>
          <table:table-cell/>
          <table:table-cell table:style-name="ce9" office:value-type="string">
            <text:p>e<text:span text:style-name="T5">specie de árbol </text:span><text:span text:style-name="T5">(Tiene pepas</text:span></text:p>
            <text:p><text:span text:style-name="T8">amarillas que </text:span><text:span text:style-name="T8">caen en el agua y </text:span><text:span text:style-name="T8">son</text:span></text:p>
            <text:p><text:span text:style-name="T8">consumidas por </text:span><text:span text:style-name="T8">los peces.).</text:span></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imumʉ</text:p>
          </table:table-cell>
          <table:table-cell office:value-type="string">
            <text:p>tʰimumɨ</text:p>
          </table:table-cell>
          <table:table-cell/>
          <table:table-cell table:style-name="ce9" office:value-type="string">
            <text:p>al frente</text:p>
          </table:table-cell>
          <table:table-cell office:value-type="string">
            <text:p>on.opposite.sid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ĩquimʉ</text:p>
          </table:table-cell>
          <table:table-cell office:value-type="string">
            <text:p>tʰĩkimɨ</text:p>
          </table:table-cell>
          <table:table-cell office:value-type="string">
            <text:p>[tĩkímɨ]</text:p>
          </table:table-cell>
          <table:table-cell office:value-type="string">
            <text:p>tintinear</text:p>
          </table:table-cell>
          <table:table-cell office:value-type="string">
            <text:p>make.jingling.soun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iripʉ</text:p>
          </table:table-cell>
          <table:table-cell office:value-type="string">
            <text:p>tʰiripɨ</text:p>
          </table:table-cell>
          <table:table-cell/>
          <table:table-cell office:value-type="string">
            <text:p>llenarse</text:p>
          </table:table-cell>
          <table:table-cell office:value-type="string">
            <text:p>fill.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iticucu</text:p>
          </table:table-cell>
          <table:table-cell office:value-type="string">
            <text:p>tʰitʰikuku</text:p>
          </table:table-cell>
          <table:table-cell/>
          <table:table-cell table:style-name="ce9" office:value-type="string">
            <text:p>palo grueso</text:p>
          </table:table-cell>
          <table:table-cell office:value-type="string">
            <text:p>thick.tr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itiñʉ</text:p>
          </table:table-cell>
          <table:table-cell office:value-type="string">
            <text:p>tʰitʰiɲɨ</text:p>
          </table:table-cell>
          <table:table-cell office:value-type="string">
            <text:p>[titíkuku]</text:p>
          </table:table-cell>
          <table:table-cell table:style-name="Default" office:value-type="string">
            <text:p>coroncoro, especie de pez sapo, bagre. Parauchenipterus fisheri. </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itoko</text:p>
          </table:table-cell>
          <table:table-cell office:value-type="string">
            <text:p>tʰitʰokʰo</text:p>
          </table:table-cell>
          <table:table-cell/>
          <table:table-cell office:value-type="string">
            <text:p>arbol indio viejo</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ĩtomʉ</text:p>
          </table:table-cell>
          <table:table-cell office:value-type="string">
            <text:p>tʰĩtʰomɨ</text:p>
          </table:table-cell>
          <table:table-cell/>
          <table:table-cell office:value-type="string">
            <text:p>patear</text:p>
          </table:table-cell>
          <table:table-cell office:value-type="string">
            <text:p>kick.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ĩtomʉ</text:p>
          </table:table-cell>
          <table:table-cell office:value-type="string">
            <text:p>tʰĩtʰomɨ</text:p>
          </table:table-cell>
          <table:table-cell/>
          <table:table-cell office:value-type="string">
            <text:p>quitar (una prenda de ropa), quitar (un zapato)</text:p>
          </table:table-cell>
          <table:table-cell office:value-type="string">
            <text:p>remove.clothing</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õ va'i</text:p>
          </table:table-cell>
          <table:table-cell office:value-type="string">
            <text:p>tʰõ βaʔi</text:p>
          </table:table-cell>
          <table:table-cell office:value-type="string">
            <text:p>[tõ βaʔi] not [tʰõ βaʔi]</text:p>
          </table:table-cell>
          <table:table-cell office:value-type="string">
            <text:p>especie de pez plateado. Brachyplatystoma filamentosum.</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õ'comʉ</text:p>
          </table:table-cell>
          <table:table-cell office:value-type="string">
            <text:p>tʰõʔkomɨ</text:p>
          </table:table-cell>
          <table:table-cell/>
          <table:table-cell office:value-type="string">
            <text:p>hipar, tener hipo</text:p>
          </table:table-cell>
          <table:table-cell office:value-type="string">
            <text:p>have.hiccup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o'jñomʉ</text:p>
          </table:table-cell>
          <table:table-cell office:value-type="string">
            <text:p>tʰoʔñ̥omɨ</text:p>
          </table:table-cell>
          <table:table-cell/>
          <table:table-cell table:style-name="ce9" office:value-type="string">
            <text:p>dejar caer (varias cosas). </text:p>
          </table:table-cell>
          <table:table-cell office:value-type="string">
            <text:p>let.fall.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tõ'kamʉ</text:p>
          </table:table-cell>
          <table:table-cell office:value-type="string">
            <text:p>tʰõʔkʰamɨ</text:p>
          </table:table-cell>
          <table:table-cell/>
          <table:table-cell table:style-name="Default" office:value-type="string">
            <text:p>sonar, hacer sonido por moverse parte del cuerpo. 2. mover (parte del cuerpo haciendo un sonido). 3. sacudir (la cabeza perro, haciendo un sonido).</text:p>
          </table:table-cell>
          <table:table-cell office:value-type="string">
            <text:p>make.sound.moving.body.par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o'ococo</text:p>
          </table:table-cell>
          <table:table-cell office:value-type="string">
            <text:p>tʰoʔokoko</text:p>
          </table:table-cell>
          <table:table-cell/>
          <table:table-cell table:style-name="Default" office:value-type="string">
            <text:p><text:s/>especie de rana.</text:p>
          </table:table-cell>
          <table:table-cell office:value-type="string">
            <text:p>frog.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o'oko'a</text:p>
          </table:table-cell>
          <table:table-cell office:value-type="string">
            <text:p>tʰoʔokʰoʔa</text:p>
          </table:table-cell>
          <table:table-cell/>
          <table:table-cell office:value-type="string">
            <text:p>Especie de pez</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o'oko'a</text:p>
          </table:table-cell>
          <table:table-cell office:value-type="string">
            <text:p>tʰoʔokʰoʔa</text:p>
          </table:table-cell>
          <table:table-cell/>
          <table:table-cell table:style-name="ce9" office:value-type="string">
            <text:p>tabla (Se usa para moler comida.).</text:p>
          </table:table-cell>
          <table:table-cell office:value-type="string">
            <text:p>grinding.stic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o'oroo</text:p>
          </table:table-cell>
          <table:table-cell office:value-type="string">
            <text:p>tʰoʔoroo</text:p>
          </table:table-cell>
          <table:table-cell/>
          <table:table-cell table:style-name="Default" office:value-type="string">
            <text:p>lagartija</text:p>
          </table:table-cell>
          <table:table-cell office:value-type="string">
            <text:p>liza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o'ramʉ</text:p>
          </table:table-cell>
          <table:table-cell office:value-type="string">
            <text:p>tʰoʔramɨ</text:p>
          </table:table-cell>
          <table:table-cell/>
          <table:table-cell table:style-name="ce12" office:value-type="string">
            <text:p>extraer (con aguja), escarbar</text:p>
          </table:table-cell>
          <table:table-cell office:value-type="string">
            <text:p>scratch.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oa</text:p>
          </table:table-cell>
          <table:table-cell office:value-type="string">
            <text:p>tʰoa</text:p>
          </table:table-cell>
          <table:table-cell/>
          <table:table-cell table:style-name="ce12" office:value-type="string">
            <text:p>candela, llama, fuego</text:p>
          </table:table-cell>
          <table:table-cell office:value-type="string">
            <text:p>fir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oa</text:p>
          </table:table-cell>
          <table:table-cell office:value-type="string">
            <text:p>tʰoa</text:p>
          </table:table-cell>
          <table:table-cell/>
          <table:table-cell table:style-name="ce9" office:value-type="string">
            <text:p>arboles o frutas de caimo</text:p>
          </table:table-cell>
          <table:table-cell office:value-type="string">
            <text:p>tree.sp.fruit</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toa cã'jeñʉ</text:p>
          </table:table-cell>
          <table:table-cell office:value-type="string">
            <text:p>tʰoa kãʔheɲɨ</text:p>
          </table:table-cell>
          <table:table-cell/>
          <table:table-cell table:style-name="Default" office:value-type="string">
            <text:p>especie de árbol caimo silvestre (Se saca la madera para la construcción. La fruta no es comestible.).</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oa chĩeño</text:p>
          </table:table-cell>
          <table:table-cell office:value-type="string">
            <text:p>tʰoa dʒĩeɲo</text:p>
          </table:table-cell>
          <table:table-cell/>
          <table:table-cell office:value-type="string">
            <text:p>fosforo</text:p>
          </table:table-cell>
          <table:table-cell office:value-type="string">
            <text:p>match.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oa cʉnapʉ</text:p>
          </table:table-cell>
          <table:table-cell office:value-type="string">
            <text:p>tʰoa kɨnapɨ</text:p>
          </table:table-cell>
          <table:table-cell/>
          <table:table-cell table:style-name="ce9" office:value-type="string">
            <text:p>piedra (para moler)</text:p>
          </table:table-cell>
          <table:table-cell office:value-type="string">
            <text:p>grindston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oa põ'saa</text:p>
          </table:table-cell>
          <table:table-cell office:value-type="string">
            <text:p>tʰoa põʔsaa</text:p>
          </table:table-cell>
          <table:table-cell/>
          <table:table-cell table:style-name="ce9" office:value-type="string">
            <text:p>especie de fruta silvestre</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oa põ'sañʉ</text:p>
          </table:table-cell>
          <table:table-cell office:value-type="string">
            <text:p>tʰoa põʔsaɲɨ</text:p>
          </table:table-cell>
          <table:table-cell/>
          <table:table-cell table:style-name="ce9" office:value-type="string">
            <text:p>especie de árbol frutal silvestre. </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oacaã</text:p>
          </table:table-cell>
          <table:table-cell office:value-type="string">
            <text:p>tʰoakaã</text:p>
          </table:table-cell>
          <table:table-cell/>
          <table:table-cell table:style-name="ce9" office:value-type="string">
            <text:p>carbones prendidos</text:p>
          </table:table-cell>
          <table:table-cell office:value-type="string">
            <text:p>live.coals</text:p>
          </table:table-cell>
          <table:table-cell table:number-columns-repeated="10"/>
          <table:table-cell office:value-type="string">
            <text:p>s.in.pl.</text:p>
          </table:table-cell>
          <table:table-cell table:number-columns-repeated="237"/>
        </table:table-row>
        <table:table-row table:style-name="ro2">
          <table:table-cell table:number-columns-repeated="3"/>
          <table:table-cell office:value-type="string">
            <text:p>toachoovʉ</text:p>
          </table:table-cell>
          <table:table-cell office:value-type="string">
            <text:p>tʰoadʒooβɨ</text:p>
          </table:table-cell>
          <table:table-cell/>
          <table:table-cell table:style-name="ce9" office:value-type="string">
            <text:p>lancha</text:p>
          </table:table-cell>
          <table:table-cell office:value-type="string">
            <text:p>steamshi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oamʉ</text:p>
          </table:table-cell>
          <table:table-cell office:value-type="string">
            <text:p>tʰoamɨ</text:p>
          </table:table-cell>
          <table:table-cell/>
          <table:table-cell table:style-name="Default" office:value-type="string">
            <text:p>moler (con una piedra de moler)</text:p>
          </table:table-cell>
          <table:table-cell office:value-type="string">
            <text:p>grind.with.grindston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oañakova</text:p>
          </table:table-cell>
          <table:table-cell office:value-type="string">
            <text:p>tʰoaɲakʰoβa</text:p>
          </table:table-cell>
          <table:table-cell/>
          <table:table-cell table:style-name="ce9" office:value-type="string">
            <text:p>cabeza femoral</text:p>
          </table:table-cell>
          <table:table-cell office:value-type="string">
            <text:p>head.of.femu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oañʉ</text:p>
          </table:table-cell>
          <table:table-cell office:value-type="string">
            <text:p>tʰoaɲɨ</text:p>
          </table:table-cell>
          <table:table-cell/>
          <table:table-cell table:style-name="Default" office:value-type="string">
            <text:p>caimo (Es un árbol sembrado que tiene fruta comestible.). <text:span text:style-name="T5">Chrysophyllum </text:span><text:span text:style-name="T5">(Lucuma) Caimito </text:span><text:span text:style-name="T5">L.</text:span></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oapʉ</text:p>
          </table:table-cell>
          <table:table-cell office:value-type="string">
            <text:p>tʰoapɨ</text:p>
          </table:table-cell>
          <table:table-cell office:value-type="string">
            <text:p>[toapɨ́]</text:p>
          </table:table-cell>
          <table:table-cell office:value-type="string">
            <text:p>muslo</text:p>
          </table:table-cell>
          <table:table-cell office:value-type="string">
            <text:p>thig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oapʉ</text:p>
          </table:table-cell>
          <table:table-cell office:value-type="string">
            <text:p>tʰoapɨ</text:p>
          </table:table-cell>
          <table:table-cell office:value-type="string">
            <text:p>[tóapɨ]</text:p>
          </table:table-cell>
          <table:table-cell table:style-name="ce9" office:value-type="string">
            <text:p>fruta de caimo</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oasa</text:p>
          </table:table-cell>
          <table:table-cell office:value-type="string">
            <text:p>tʰoasa</text:p>
          </table:table-cell>
          <table:table-cell/>
          <table:table-cell table:style-name="Default" office:value-type="string">
            <text:p>tulpas (soportes para la olla hecho de barro ).</text:p>
          </table:table-cell>
          <table:table-cell office:value-type="string">
            <text:p>pot.support</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toasavʉ</text:p>
          </table:table-cell>
          <table:table-cell office:value-type="string">
            <text:p>tʰoasaβɨ</text:p>
          </table:table-cell>
          <table:table-cell/>
          <table:table-cell table:style-name="ce9" office:value-type="string">
            <text:p>tulpa (soporte para la olla hecho de barro ).</text:p>
          </table:table-cell>
          <table:table-cell office:value-type="string">
            <text:p>pot.suppor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oato'ovʉ</text:p>
          </table:table-cell>
          <table:table-cell office:value-type="string">
            <text:p>tʰoatʰoʔoβɨ</text:p>
          </table:table-cell>
          <table:table-cell/>
          <table:table-cell table:style-name="Default" office:value-type="string">
            <text:p>tea, pedazo de leña prendida (usada para prender otro fogón).</text:p>
          </table:table-cell>
          <table:table-cell office:value-type="string">
            <text:p>burning.bran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ocha chai</text:p>
          </table:table-cell>
          <table:table-cell office:value-type="string">
            <text:p>tʰodʒa dʒai</text:p>
          </table:table-cell>
          <table:table-cell/>
          <table:table-cell table:style-name="Default" office:value-type="string">
            <text:p>pantera, especie de tigre. Panthera onca.</text:p>
          </table:table-cell>
          <table:table-cell office:value-type="string">
            <text:p>felin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ocha kʉipʉ</text:p>
          </table:table-cell>
          <table:table-cell office:value-type="string">
            <text:p>tʰodʒa kʰɨipɨ</text:p>
          </table:table-cell>
          <table:table-cell/>
          <table:table-cell office:value-type="string">
            <text:p>especie de pez <text:span text:style-name="T5">pintadillo, (</text:span><text:span text:style-name="T9">CAQ</text:span><text:span text:style-name="T5">) </text:span><text:span text:style-name="T5">pez tigrillo. </text:span><text:span text:style-name="T5">Merodontotus </text:span><text:span text:style-name="T5">tigrinus.</text:span></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ocha pa'ikãa</text:p>
          </table:table-cell>
          <table:table-cell office:value-type="string">
            <text:p>tʰodʒa paʔikʰãa</text:p>
          </table:table-cell>
          <table:table-cell/>
          <table:table-cell table:style-name="ce9" office:value-type="string">
            <text:p>tela estampada</text:p>
          </table:table-cell>
          <table:table-cell office:value-type="string">
            <text:p>printed.clo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ochamʉ</text:p>
          </table:table-cell>
          <table:table-cell office:value-type="string">
            <text:p>tʰodʒamɨ</text:p>
          </table:table-cell>
          <table:table-cell office:value-type="string">
            <text:p>[tódʒamɨ]</text:p>
          </table:table-cell>
          <table:table-cell table:style-name="Default" office:value-type="string">
            <text:p>escribir, pintar.</text:p>
          </table:table-cell>
          <table:table-cell office:value-type="string">
            <text:p>write/paint</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tomatepʉ</text:p>
          </table:table-cell>
          <table:table-cell office:value-type="string">
            <text:p>tʰomatʰepɨ</text:p>
          </table:table-cell>
          <table:table-cell/>
          <table:table-cell table:style-name="Default" office:value-type="string">
            <text:p>tomate</text:p>
          </table:table-cell>
          <table:table-cell office:value-type="string">
            <text:p>tomato</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tõmʉ</text:p>
          </table:table-cell>
          <table:table-cell office:value-type="string">
            <text:p>tʰõmɨ</text:p>
          </table:table-cell>
          <table:table-cell office:value-type="string">
            <text:p>[tṍómɨ]</text:p>
          </table:table-cell>
          <table:table-cell table:style-name="ce9" office:value-type="string">
            <text:p>hacer sonido (con un golpe con algo metálico, cerámico o de vidrio).</text:p>
          </table:table-cell>
          <table:table-cell office:value-type="string">
            <text:p>make.sound.striking.hard.obj</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onomʉ</text:p>
          </table:table-cell>
          <table:table-cell office:value-type="string">
            <text:p>tʰonomɨ</text:p>
          </table:table-cell>
          <table:table-cell office:value-type="string">
            <text:p>[tonómɨ]</text:p>
          </table:table-cell>
          <table:table-cell table:style-name="ce9" office:value-type="string">
            <text:p>roncar</text:p>
          </table:table-cell>
          <table:table-cell office:value-type="string">
            <text:p>snor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õomʉ</text:p>
          </table:table-cell>
          <table:table-cell office:value-type="string">
            <text:p>tʰõomɨ</text:p>
          </table:table-cell>
          <table:table-cell office:value-type="string">
            <text:p>[tõómɨ]</text:p>
          </table:table-cell>
          <table:table-cell table:style-name="ce9" office:value-type="string">
            <text:p>dejar caer</text:p>
          </table:table-cell>
          <table:table-cell office:value-type="string">
            <text:p>let.fall.SINGL</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opʉ</text:p>
          </table:table-cell>
          <table:table-cell office:value-type="string">
            <text:p>tʰopɨ</text:p>
          </table:table-cell>
          <table:table-cell office:value-type="string">
            <text:p>[topɨ] not [tʰopɨ]</text:p>
          </table:table-cell>
          <table:table-cell table:style-name="ce9" office:value-type="string">
            <text:p><text:s/>sonido producido al caer algo pequeño en el agua.</text:p>
          </table:table-cell>
          <table:table-cell office:value-type="string">
            <text:p>SS.SYMB.falling.in.water</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totamʉ</text:p>
          </table:table-cell>
          <table:table-cell office:value-type="string">
            <text:p>tʰotʰamɨ</text:p>
          </table:table-cell>
          <table:table-cell/>
          <table:table-cell table:style-name="ce9" office:value-type="string">
            <text:p>machacar o machucar, pilar; apuñalar, chuzar</text:p>
          </table:table-cell>
          <table:table-cell office:value-type="string">
            <text:p>pound.SINGL</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otaruruvʉ</text:p>
          </table:table-cell>
          <table:table-cell office:value-type="string">
            <text:p>tʰotʰaruruβɨ</text:p>
          </table:table-cell>
          <table:table-cell/>
          <table:table-cell table:style-name="Default" office:value-type="string">
            <text:p>piladero, pilón (Es un objeto donde se pilan arroz, maíz, etc.).</text:p>
          </table:table-cell>
          <table:table-cell office:value-type="string">
            <text:p>grain.storage.trough?</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toto</text:p>
          </table:table-cell>
          <table:table-cell office:value-type="string">
            <text:p>tʰotʰo</text:p>
          </table:table-cell>
          <table:table-cell/>
          <table:table-cell office:value-type="string">
            <text:p>arcilla, barro, greda</text:p>
          </table:table-cell>
          <table:table-cell office:value-type="string">
            <text:p>cla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oto puñu</text:p>
          </table:table-cell>
          <table:table-cell office:value-type="string">
            <text:p>tʰotʰo puɲu</text:p>
          </table:table-cell>
          <table:table-cell/>
          <table:table-cell table:style-name="ce9" office:value-type="string">
            <text:p>especie de piraña, caribe</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otoca'repʉ</text:p>
          </table:table-cell>
          <table:table-cell office:value-type="string">
            <text:p>tʰotʰokaʔrepɨ</text:p>
          </table:table-cell>
          <table:table-cell/>
          <table:table-cell table:style-name="ce9" office:value-type="string">
            <text:p>masa de arcilla</text:p>
          </table:table-cell>
          <table:table-cell office:value-type="string">
            <text:p>clay.mas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õtojʉo</text:p>
          </table:table-cell>
          <table:table-cell office:value-type="string">
            <text:p>tʰõtʰohɨo</text:p>
          </table:table-cell>
          <table:table-cell/>
          <table:table-cell table:style-name="ce9" office:value-type="string">
            <text:p>panguana, gallineta ondulada. Gallineta ondulada. </text:p>
          </table:table-cell>
          <table:table-cell office:value-type="string">
            <text:p>bird.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totoko'picho</text:p>
          </table:table-cell>
          <table:table-cell office:value-type="string">
            <text:p>tʰotʰokʰoʔpidʒo</text:p>
          </table:table-cell>
          <table:table-cell/>
          <table:table-cell office:value-type="string">
            <text:p>hemispingus oleaginoso (Especie de pájaro que vive en árboles sembrados cerca de las casa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otopʉ</text:p>
          </table:table-cell>
          <table:table-cell office:value-type="string">
            <text:p>tʰotʰopɨ</text:p>
          </table:table-cell>
          <table:table-cell/>
          <table:table-cell table:style-name="ce9" office:value-type="string">
            <text:p>olla de barro, tinaja de barro; masa de arcilla</text:p>
          </table:table-cell>
          <table:table-cell office:value-type="string">
            <text:p>pot.cla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otore'a</text:p>
          </table:table-cell>
          <table:table-cell office:value-type="string">
            <text:p>tʰotʰoreʔa</text:p>
          </table:table-cell>
          <table:table-cell/>
          <table:table-cell office:value-type="string">
            <text:p>platos de ceramica</text:p>
          </table:table-cell>
          <table:table-cell office:value-type="string">
            <text:p>plate.clay</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totore'ava</text:p>
          </table:table-cell>
          <table:table-cell office:value-type="string">
            <text:p>tʰotʰoreʔaβa</text:p>
          </table:table-cell>
          <table:table-cell/>
          <table:table-cell table:style-name="ce9" office:value-type="string">
            <text:p>plato de cerámica.</text:p>
          </table:table-cell>
          <table:table-cell office:value-type="string">
            <text:p>plate.cla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rerepañoã</text:p>
          </table:table-cell>
          <table:table-cell office:value-type="string">
            <text:p>tʰrerepaɲoã</text:p>
          </table:table-cell>
          <table:table-cell/>
          <table:table-cell table:style-name="Default" office:value-type="string">
            <text:p>tres, tres veces</text:p>
          </table:table-cell>
          <table:table-cell office:value-type="string">
            <text:p>three</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trompetavʉ</text:p>
          </table:table-cell>
          <table:table-cell office:value-type="string">
            <text:p>tʰrompetʰaβɨ</text:p>
          </table:table-cell>
          <table:table-cell/>
          <table:table-cell table:style-name="Default" office:value-type="string">
            <text:p>trompeta (es un instrumento musical de viento)</text:p>
          </table:table-cell>
          <table:table-cell office:value-type="string">
            <text:p>wind.instrumen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tu'aro</text:p>
          </table:table-cell>
          <table:table-cell office:value-type="string">
            <text:p>tʰuʔaro</text:p>
          </table:table-cell>
          <table:table-cell/>
          <table:table-cell office:value-type="string">
            <text:p>saladero, terreno salado</text:p>
          </table:table-cell>
          <table:table-cell office:value-type="string">
            <text:p>mineral.lick</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tũ'i</text:p>
          </table:table-cell>
          <table:table-cell office:value-type="string">
            <text:p>tʰũʔi</text:p>
          </table:table-cell>
          <table:table-cell/>
          <table:table-cell table:style-name="ce9" office:value-type="string">
            <text:p>loro churiquita. Touit dilectissima.</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uã'imʉ</text:p>
          </table:table-cell>
          <table:table-cell office:value-type="string">
            <text:p>tʰuãʔimɨ</text:p>
          </table:table-cell>
          <table:table-cell/>
          <table:table-cell table:style-name="ce9" office:value-type="string">
            <text:p>caerse de arriba</text:p>
          </table:table-cell>
          <table:table-cell office:value-type="string">
            <text:p>fall.from.above.SINGL</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tuã'tuamʉ</text:p>
          </table:table-cell>
          <table:table-cell office:value-type="string">
            <text:p>tʰuãʔtʰuamɨ</text:p>
          </table:table-cell>
          <table:table-cell/>
          <table:table-cell table:style-name="ce9" office:value-type="string">
            <text:p>caerse de arriba (varias cosas).</text:p>
          </table:table-cell>
          <table:table-cell office:value-type="string">
            <text:p>fall.from.above.PLACT</text:p>
          </table:table-cell>
          <table:table-cell table:number-columns-repeated="10"/>
          <table:table-cell office:value-type="string">
            <text:p>v.i.rep.</text:p>
          </table:table-cell>
          <table:table-cell table:number-columns-repeated="237"/>
        </table:table-row>
        <table:table-row table:style-name="ro2">
          <table:table-cell table:number-columns-repeated="3"/>
          <table:table-cell office:value-type="string">
            <text:p>tucu</text:p>
          </table:table-cell>
          <table:table-cell office:value-type="string">
            <text:p>tʰuku</text:p>
          </table:table-cell>
          <table:table-cell office:value-type="string">
            <text:p>[tuku] not [tʰuku]</text:p>
          </table:table-cell>
          <table:table-cell office:value-type="string">
            <text:p>luciérnaga, cocuyo. Lampyris sp. </text:p>
          </table:table-cell>
          <table:table-cell office:value-type="string">
            <text:p>firefly</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ucu</text:p>
          </table:table-cell>
          <table:table-cell office:value-type="string">
            <text:p>tʰuku</text:p>
          </table:table-cell>
          <table:table-cell office:value-type="string">
            <text:p>[tuku] not [tʰuku]</text:p>
          </table:table-cell>
          <table:table-cell office:value-type="string">
            <text:p>árboles o pepas de chocho rojo</text:p>
          </table:table-cell>
          <table:table-cell office:value-type="string">
            <text:p>tree.sp</text:p>
          </table:table-cell>
          <table:table-cell table:number-columns-repeated="10"/>
          <table:table-cell office:value-type="string">
            <text:p>s.in.gen</text:p>
          </table:table-cell>
          <table:table-cell table:number-columns-repeated="237"/>
        </table:table-row>
        <table:table-row table:style-name="ro7">
          <table:table-cell table:number-columns-repeated="3"/>
          <table:table-cell office:value-type="string">
            <text:p>tucu tucu tucu</text:p>
          </table:table-cell>
          <table:table-cell office:value-type="string">
            <text:p>tʰuku tʰuku tʰuku</text:p>
          </table:table-cell>
          <table:table-cell office:value-type="string">
            <text:p>[tuku] not [tʰuku]</text:p>
          </table:table-cell>
          <table:table-cell table:style-name="ce9" office:value-type="string">
            <text:p>s<text:span text:style-name="T5">onido producido </text:span><text:span text:style-name="T5">por una lancha al</text:span></text:p>
            <text:p><text:span text:style-name="T8">andar en el río.</text:span></text:p>
          </table:table-cell>
          <table:table-cell office:value-type="string">
            <text:p>SS.SYMB.steamship</text:p>
          </table:table-cell>
          <table:table-cell table:number-columns-repeated="10"/>
          <table:table-cell office:value-type="string">
            <text:p>onom.</text:p>
          </table:table-cell>
          <table:table-cell table:number-columns-repeated="237"/>
        </table:table-row>
        <table:table-row table:style-name="ro4">
          <table:table-cell table:number-columns-repeated="3"/>
          <table:table-cell office:value-type="string">
            <text:p>tucua</text:p>
          </table:table-cell>
          <table:table-cell office:value-type="string">
            <text:p>tʰukua</text:p>
          </table:table-cell>
          <table:table-cell office:value-type="string">
            <text:p>[tukua] not [tʰukua]</text:p>
          </table:table-cell>
          <table:table-cell office:value-type="string">
            <text:p>p<text:span text:style-name="T5">epa de</text:span></text:p>
            <text:p><text:span text:style-name="T8">chocho rojo (Es </text:span><text:span text:style-name="T8">de color rojo o </text:span><text:span text:style-name="T8">negro y rojo.).</text:span></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ucuñʉ</text:p>
          </table:table-cell>
          <table:table-cell office:value-type="string">
            <text:p>tʰukuɲɨ</text:p>
          </table:table-cell>
          <table:table-cell office:value-type="string">
            <text:p>[tukuɲɨ] not [tʰukuɲɨ]</text:p>
          </table:table-cell>
          <table:table-cell office:value-type="string">
            <text:p><text:s/>árbol de chocho rojo</text:p>
          </table:table-cell>
          <table:table-cell office:value-type="string">
            <text:p>tree.sp.see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uhamʉ</text:p>
          </table:table-cell>
          <table:table-cell office:value-type="string">
            <text:p>tʰuhamɨ</text:p>
          </table:table-cell>
          <table:table-cell/>
          <table:table-cell office:value-type="string">
            <text:p>seguir, alcanzar</text:p>
          </table:table-cell>
          <table:table-cell office:value-type="string">
            <text:p>follow</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uhimʉ</text:p>
          </table:table-cell>
          <table:table-cell office:value-type="string">
            <text:p>tʰuhimɨ</text:p>
          </table:table-cell>
          <table:table-cell/>
          <table:table-cell table:style-name="ce9" office:value-type="string">
            <text:p>montar, abordar, sentarse encima de</text:p>
          </table:table-cell>
          <table:table-cell office:value-type="string">
            <text:p>sit.on.top.of</text:p>
          </table:table-cell>
          <table:table-cell table:number-columns-repeated="10"/>
          <table:table-cell office:value-type="string">
            <text:p>v.i. y v.t.</text:p>
          </table:table-cell>
          <table:table-cell office:value-type="string">
            <text:p>CL II</text:p>
          </table:table-cell>
          <table:table-cell table:number-columns-repeated="236"/>
        </table:table-row>
        <table:table-row table:style-name="ro2">
          <table:table-cell table:number-columns-repeated="3"/>
          <table:table-cell office:value-type="string">
            <text:p>tuhipe'peva</text:p>
          </table:table-cell>
          <table:table-cell office:value-type="string">
            <text:p>tʰuhipeʔpeβa</text:p>
          </table:table-cell>
          <table:table-cell/>
          <table:table-cell table:style-name="Default" office:value-type="string">
            <text:p>cachucha</text:p>
          </table:table-cell>
          <table:table-cell office:value-type="string">
            <text:p>hat.with.brim</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uhiriri</text:p>
          </table:table-cell>
          <table:table-cell office:value-type="string">
            <text:p>tʰuhiriri</text:p>
          </table:table-cell>
          <table:table-cell/>
          <table:table-cell office:value-type="string">
            <text:p><text:s/>pájaro atrapamoscas diadema. Conopias parva.</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uhiro</text:p>
          </table:table-cell>
          <table:table-cell office:value-type="string">
            <text:p>tʰuhiro</text:p>
          </table:table-cell>
          <table:table-cell/>
          <table:table-cell office:value-type="string">
            <text:p>sombrero</text:p>
          </table:table-cell>
          <table:table-cell office:value-type="string">
            <text:p>ha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uhiro'ro</text:p>
          </table:table-cell>
          <table:table-cell office:value-type="string">
            <text:p>tʰuhiroʔro</text:p>
          </table:table-cell>
          <table:table-cell/>
          <table:table-cell office:value-type="string">
            <text:p>cascos</text:p>
          </table:table-cell>
          <table:table-cell office:value-type="string">
            <text:p>helmet</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tuhiro'rova</text:p>
          </table:table-cell>
          <table:table-cell office:value-type="string">
            <text:p>tʰuhiroʔroβa</text:p>
          </table:table-cell>
          <table:table-cell/>
          <table:table-cell table:style-name="ce9" office:value-type="string">
            <text:p>casco</text:p>
          </table:table-cell>
          <table:table-cell office:value-type="string">
            <text:p>helme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uhivʉ</text:p>
          </table:table-cell>
          <table:table-cell office:value-type="string">
            <text:p>tʰuhiβɨ</text:p>
          </table:table-cell>
          <table:table-cell/>
          <table:table-cell table:style-name="Default" office:value-type="string">
            <text:p>corona de plumas</text:p>
          </table:table-cell>
          <table:table-cell office:value-type="string">
            <text:p>feather.headdres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ujñamʉ</text:p>
          </table:table-cell>
          <table:table-cell office:value-type="string">
            <text:p>tʰuñ̥amɨ</text:p>
          </table:table-cell>
          <table:table-cell/>
          <table:table-cell office:value-type="string">
            <text:p>amontonar, cargar, colocar (equipaje en un vehículo).</text:p>
          </table:table-cell>
          <table:table-cell office:value-type="string">
            <text:p>put.X.on.top.of.Y</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umu ja'eva</text:p>
          </table:table-cell>
          <table:table-cell office:value-type="string">
            <text:p>tʰumu haʔeβa</text:p>
          </table:table-cell>
          <table:table-cell/>
          <table:table-cell table:style-name="ce9" office:value-type="string">
            <text:p>planta del pie</text:p>
          </table:table-cell>
          <table:table-cell office:value-type="string">
            <text:p>sole.of.foo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umumʉ</text:p>
          </table:table-cell>
          <table:table-cell office:value-type="string">
            <text:p>tʰumumɨ</text:p>
          </table:table-cell>
          <table:table-cell/>
          <table:table-cell table:style-name="Default" office:value-type="string">
            <text:p>pisar</text:p>
          </table:table-cell>
          <table:table-cell office:value-type="string">
            <text:p>step</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unamʉ</text:p>
          </table:table-cell>
          <table:table-cell office:value-type="string">
            <text:p>tʰunamɨ</text:p>
          </table:table-cell>
          <table:table-cell/>
          <table:table-cell office:value-type="string">
            <text:p>torcer (cabuya descuidadamente). </text:p>
          </table:table-cell>
          <table:table-cell office:value-type="string">
            <text:p>twist.cord</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urupʉ</text:p>
          </table:table-cell>
          <table:table-cell office:value-type="string">
            <text:p>tʰurupɨ</text:p>
          </table:table-cell>
          <table:table-cell/>
          <table:table-cell office:value-type="string">
            <text:p>bolsa, bolsillo</text:p>
          </table:table-cell>
          <table:table-cell office:value-type="string">
            <text:p>ba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utamʉ</text:p>
          </table:table-cell>
          <table:table-cell office:value-type="string">
            <text:p>tʰutʰamɨ</text:p>
          </table:table-cell>
          <table:table-cell office:value-type="string">
            <text:p>[tútámɨ]</text:p>
          </table:table-cell>
          <table:table-cell office:value-type="string">
            <text:p>ventear</text:p>
          </table:table-cell>
          <table:table-cell office:value-type="string">
            <text:p>fan.V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ũtamʉ</text:p>
          </table:table-cell>
          <table:table-cell office:value-type="string">
            <text:p>tʰũtʰamɨ</text:p>
          </table:table-cell>
          <table:table-cell/>
          <table:table-cell office:value-type="string">
            <text:p>templar, extender poniendo en tensión moderada</text:p>
          </table:table-cell>
          <table:table-cell office:value-type="string">
            <text:p>put.on.tumplin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utato ʉmʉ mʉoñe</text:p>
          </table:table-cell>
          <table:table-cell office:value-type="string">
            <text:p>tʰutʰatʰo ɨmɨ mɨoɲe</text:p>
          </table:table-cell>
          <table:table-cell/>
          <table:table-cell office:value-type="string">
            <text:p>cometa</text:p>
          </table:table-cell>
          <table:table-cell office:value-type="string">
            <text:p>come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utu</text:p>
          </table:table-cell>
          <table:table-cell office:value-type="string">
            <text:p>tʰutʰu</text:p>
          </table:table-cell>
          <table:table-cell/>
          <table:table-cell table:style-name="ce12" office:value-type="string">
            <text:p>aliento</text:p>
          </table:table-cell>
          <table:table-cell office:value-type="string">
            <text:p>brea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utumʉ</text:p>
          </table:table-cell>
          <table:table-cell office:value-type="string">
            <text:p>tʰutʰumɨ</text:p>
          </table:table-cell>
          <table:table-cell/>
          <table:table-cell office:value-type="string">
            <text:p>escupir</text:p>
          </table:table-cell>
          <table:table-cell office:value-type="string">
            <text:p>spit.V</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uu</text:p>
          </table:table-cell>
          <table:table-cell office:value-type="string">
            <text:p>tʰuu</text:p>
          </table:table-cell>
          <table:table-cell/>
          <table:table-cell office:value-type="string">
            <text:p>troncos</text:p>
          </table:table-cell>
          <table:table-cell office:value-type="string">
            <text:p>trunk.of.tre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tuumʉ</text:p>
          </table:table-cell>
          <table:table-cell office:value-type="string">
            <text:p>tʰuumɨ</text:p>
          </table:table-cell>
          <table:table-cell/>
          <table:table-cell table:style-name="ce9" office:value-type="string">
            <text:p>desafilar</text:p>
          </table:table-cell>
          <table:table-cell office:value-type="string">
            <text:p>get.dull</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uupʉ</text:p>
          </table:table-cell>
          <table:table-cell office:value-type="string">
            <text:p>tʰuupɨ</text:p>
          </table:table-cell>
          <table:table-cell/>
          <table:table-cell table:style-name="ce9" office:value-type="string">
            <text:p>tronco</text:p>
          </table:table-cell>
          <table:table-cell office:value-type="string">
            <text:p>trunk.of.tr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ʉ tʉ tʉ tʉ</text:p>
          </table:table-cell>
          <table:table-cell office:value-type="string">
            <text:p>tʰɨ tʰɨ tʰɨ tʰɨ</text:p>
          </table:table-cell>
          <table:table-cell office:value-type="string">
            <text:p>[tɨ] not [tʰɨ]</text:p>
          </table:table-cell>
          <table:table-cell table:style-name="ce9" office:value-type="string">
            <text:p>sonido producido por las hélices de un helicóptero.</text:p>
          </table:table-cell>
          <table:table-cell office:value-type="string">
            <text:p>SS.SYMB.helicopter</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tʉ'a tʉ'ame</text:p>
          </table:table-cell>
          <table:table-cell office:value-type="string">
            <text:p>tʰɨʔa tʰɨʔame</text:p>
          </table:table-cell>
          <table:table-cell/>
          <table:table-cell table:style-name="Default" office:value-type="string">
            <text:p>jetear (Salir los bocachicos del agua, abrir y cerrar las bocas varias veces. Se puede ver olas pequeñas en el superficie del agua pero no se ve los bocachicos.), jetear.</text:p>
          </table:table-cell>
          <table:table-cell office:value-type="string">
            <text:p>surface.of.fish</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ʉ'jñemʉ</text:p>
          </table:table-cell>
          <table:table-cell office:value-type="string">
            <text:p>tʰɨʔñ̥emɨ</text:p>
          </table:table-cell>
          <table:table-cell/>
          <table:table-cell table:style-name="ce9" office:value-type="string">
            <text:p>atajar</text:p>
          </table:table-cell>
          <table:table-cell office:value-type="string">
            <text:p>take.shortcu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ʉ'ka</text:p>
          </table:table-cell>
          <table:table-cell office:value-type="string">
            <text:p>tʰɨʔkʰa</text:p>
          </table:table-cell>
          <table:table-cell/>
          <table:table-cell table:style-name="Default" office:value-type="string">
            <text:p>pedazos de palo</text:p>
          </table:table-cell>
          <table:table-cell office:value-type="string">
            <text:p>wood.piece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tʉ'kamʉ</text:p>
          </table:table-cell>
          <table:table-cell office:value-type="string">
            <text:p>tʰɨʔkʰamɨ</text:p>
          </table:table-cell>
          <table:table-cell/>
          <table:table-cell office:value-type="string">
            <text:p>hacer un movimiento como cortar con machete, golpear (con palo). Uso: Los ancianos son los que más lo dicen.</text:p>
          </table:table-cell>
          <table:table-cell office:value-type="string">
            <text:p>strike.swinging?</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ʉ'kapʉ</text:p>
          </table:table-cell>
          <table:table-cell office:value-type="string">
            <text:p>tʰɨʔkʰapɨ</text:p>
          </table:table-cell>
          <table:table-cell/>
          <table:table-cell office:value-type="string">
            <text:p><text:s/>pedazo de palo</text:p>
          </table:table-cell>
          <table:table-cell office:value-type="string">
            <text:p>wood.pie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ʉ'nemʉ</text:p>
          </table:table-cell>
          <table:table-cell office:value-type="string">
            <text:p>tʰɨʔnemɨ</text:p>
          </table:table-cell>
          <table:table-cell/>
          <table:table-cell table:style-name="ce9" office:value-type="string">
            <text:p>borrar (varias cosas), quitar (manchas)</text:p>
          </table:table-cell>
          <table:table-cell office:value-type="string">
            <text:p>erase.VT.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tʉ'rʉ peneñʉ</text:p>
          </table:table-cell>
          <table:table-cell office:value-type="string">
            <text:p>tʰɨʔrɨ peneɲɨ</text:p>
          </table:table-cell>
          <table:table-cell/>
          <table:table-cell table:style-name="ce9" office:value-type="string">
            <text:p><text:s/>especie de guamo silvestre.</text:p>
          </table:table-cell>
          <table:table-cell office:value-type="string">
            <text:p>Inga.sp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ʉ'semʉ</text:p>
          </table:table-cell>
          <table:table-cell office:value-type="string">
            <text:p>tʰɨʔsemɨ</text:p>
          </table:table-cell>
          <table:table-cell/>
          <table:table-cell office:value-type="string">
            <text:p>trozar en varios pedazos</text:p>
          </table:table-cell>
          <table:table-cell office:value-type="string">
            <text:p>cut.in.pieces.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tʉ'semʉ</text:p>
          </table:table-cell>
          <table:table-cell office:value-type="string">
            <text:p>tʰɨʔsemɨ</text:p>
          </table:table-cell>
          <table:table-cell/>
          <table:table-cell office:value-type="string">
            <text:p>desabotonar varias veces, desabrochar varias veces.</text:p>
          </table:table-cell>
          <table:table-cell office:value-type="string">
            <text:p>open.clothing.VT.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tʉ'sʉmʉ</text:p>
          </table:table-cell>
          <table:table-cell office:value-type="string">
            <text:p>tʰɨʔsɨmɨ</text:p>
          </table:table-cell>
          <table:table-cell/>
          <table:table-cell office:value-type="string">
            <text:p>desabrochar repetidamente</text:p>
          </table:table-cell>
          <table:table-cell office:value-type="string">
            <text:p>open.clothing.VI.PLACT</text:p>
          </table:table-cell>
          <table:table-cell table:number-columns-repeated="10"/>
          <table:table-cell office:value-type="string">
            <text:p>v.i.rep.</text:p>
          </table:table-cell>
          <table:table-cell table:number-columns-repeated="237"/>
        </table:table-row>
        <table:table-row table:style-name="ro2">
          <table:table-cell table:number-columns-repeated="3"/>
          <table:table-cell office:value-type="string">
            <text:p>tʉ̃'tova</text:p>
          </table:table-cell>
          <table:table-cell office:value-type="string">
            <text:p>tʰɨ̃ʔtʰoβa</text:p>
          </table:table-cell>
          <table:table-cell/>
          <table:table-cell table:style-name="ce9" office:value-type="string">
            <text:p>cañero, rastrojo</text:p>
          </table:table-cell>
          <table:table-cell office:value-type="string">
            <text:p>stubble.field</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tʉ̃'ʉmʉ</text:p>
          </table:table-cell>
          <table:table-cell office:value-type="string">
            <text:p>tʰɨ̃ʔɨmɨ</text:p>
          </table:table-cell>
          <table:table-cell/>
          <table:table-cell table:style-name="ce9" office:value-type="string">
            <text:p>ser o estar espeso</text:p>
          </table:table-cell>
          <table:table-cell office:value-type="string">
            <text:p>be.thick.liqui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ʉ̃'ʉñe</text:p>
          </table:table-cell>
          <table:table-cell office:value-type="string">
            <text:p>tʰɨ̃ʔɨɲe</text:p>
          </table:table-cell>
          <table:table-cell/>
          <table:table-cell table:style-name="ce9" office:value-type="string">
            <text:p>espeso</text:p>
          </table:table-cell>
          <table:table-cell office:value-type="string">
            <text:p>thick.of.liquid</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tʉ̃'ʉra'ka</text:p>
          </table:table-cell>
          <table:table-cell office:value-type="string">
            <text:p>tʰɨ̃ʔɨraʔkʰa</text:p>
          </table:table-cell>
          <table:table-cell/>
          <table:table-cell table:style-name="ce9" office:value-type="string">
            <text:p>espeso</text:p>
          </table:table-cell>
          <table:table-cell office:value-type="string">
            <text:p>thick.liquid</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tʉ̃'ʉra'ka</text:p>
          </table:table-cell>
          <table:table-cell office:value-type="string">
            <text:p>tʰɨ̃ʔɨraʔkʰa</text:p>
          </table:table-cell>
          <table:table-cell/>
          <table:table-cell office:value-type="string">
            <text:p>sopa</text:p>
          </table:table-cell>
          <table:table-cell office:value-type="string">
            <text:p>sou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ʉa chiima'mʉ</text:p>
          </table:table-cell>
          <table:table-cell office:value-type="string">
            <text:p>tʰɨa dʒiimaʔmɨ</text:p>
          </table:table-cell>
          <table:table-cell/>
          <table:table-cell table:style-name="ce9" office:value-type="string">
            <text:p>no contestar, no responder</text:p>
          </table:table-cell>
          <table:table-cell office:value-type="string">
            <text:p>not.repl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ʉamʉ</text:p>
          </table:table-cell>
          <table:table-cell office:value-type="string">
            <text:p>tʰɨamɨ</text:p>
          </table:table-cell>
          <table:table-cell office:value-type="string">
            <text:p>[tɨ́ámɨ]</text:p>
          </table:table-cell>
          <table:table-cell table:style-name="ce9" office:value-type="string">
            <text:p>quitar, remover, coger. 2. destetar (a un niño o una niña).</text:p>
          </table:table-cell>
          <table:table-cell office:value-type="string">
            <text:p>separate.VT.SINGL</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tʉ̃amʉ</text:p>
          </table:table-cell>
          <table:table-cell office:value-type="string">
            <text:p>tʰɨ̃amɨ</text:p>
          </table:table-cell>
          <table:table-cell office:value-type="string">
            <text:p>[tɨ̃́amɨ]</text:p>
          </table:table-cell>
          <table:table-cell table:style-name="ce9" office:value-type="string">
            <text:p>poner (cinturón o correa)</text:p>
          </table:table-cell>
          <table:table-cell office:value-type="string">
            <text:p>put.around.wais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ʉimʉ</text:p>
          </table:table-cell>
          <table:table-cell office:value-type="string">
            <text:p>tʰɨimɨ</text:p>
          </table:table-cell>
          <table:table-cell/>
          <table:table-cell office:value-type="string">
            <text:p>separarse, quitarse; despegarse</text:p>
          </table:table-cell>
          <table:table-cell office:value-type="string">
            <text:p>separate.from.group.VI.SINGL</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tʉ̃imʉ</text:p>
          </table:table-cell>
          <table:table-cell office:value-type="string">
            <text:p>tʰɨ̃imɨ</text:p>
          </table:table-cell>
          <table:table-cell office:value-type="string">
            <text:p>[tɨ̃́imɨ]</text:p>
          </table:table-cell>
          <table:table-cell office:value-type="string">
            <text:p>llevar puesto en la cintura</text:p>
          </table:table-cell>
          <table:table-cell office:value-type="string">
            <text:p>wear.on.waist</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tʉkavʉ</text:p>
          </table:table-cell>
          <table:table-cell office:value-type="string">
            <text:p>tʰɨkʰaβɨ</text:p>
          </table:table-cell>
          <table:table-cell/>
          <table:table-cell table:style-name="ce9" office:value-type="string">
            <text:p>tiempo</text:p>
          </table:table-cell>
          <table:table-cell office:value-type="string">
            <text:p>time</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tʉnomʉ</text:p>
          </table:table-cell>
          <table:table-cell office:value-type="string">
            <text:p>tʰɨnomɨ</text:p>
          </table:table-cell>
          <table:table-cell/>
          <table:table-cell table:style-name="ce9" office:value-type="string">
            <text:p>borrar, quitar (el color)</text:p>
          </table:table-cell>
          <table:table-cell office:value-type="string">
            <text:p>erase.VT.SINGL</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ʉñʉ</text:p>
          </table:table-cell>
          <table:table-cell office:value-type="string">
            <text:p>tʰɨɲɨ</text:p>
          </table:table-cell>
          <table:table-cell/>
          <table:table-cell office:value-type="string">
            <text:p>picón, tilingo multibandeado, especie de tucán (Es de tamaño pequeño.). Pteroglossus pluricinctu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tʉnʉmʉ</text:p>
          </table:table-cell>
          <table:table-cell office:value-type="string">
            <text:p>tʰɨnɨmɨ</text:p>
          </table:table-cell>
          <table:table-cell office:value-type="string">
            <text:p>[tɨ́nɨ́mɨ]</text:p>
          </table:table-cell>
          <table:table-cell table:style-name="ce9" office:value-type="string">
            <text:p>borrarse, quitarse (una mancha), descolorarse</text:p>
          </table:table-cell>
          <table:table-cell office:value-type="string">
            <text:p>get.fade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ʉomʉ</text:p>
          </table:table-cell>
          <table:table-cell office:value-type="string">
            <text:p>tʰɨomɨ</text:p>
          </table:table-cell>
          <table:table-cell/>
          <table:table-cell table:style-name="Default" office:value-type="string">
            <text:p>colocar encima, hacer bordar, hacer montar</text:p>
          </table:table-cell>
          <table:table-cell office:value-type="string">
            <text:p>put.X.on.top.of.Y</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tʉomʉ</text:p>
          </table:table-cell>
          <table:table-cell office:value-type="string">
            <text:p>tʰɨomɨ</text:p>
          </table:table-cell>
          <table:table-cell/>
          <table:table-cell table:style-name="ce9" office:value-type="string">
            <text:p>colaborar, contribuir</text:p>
          </table:table-cell>
          <table:table-cell office:value-type="string">
            <text:p>contribut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ʉ̃omʉ</text:p>
          </table:table-cell>
          <table:table-cell office:value-type="string">
            <text:p>tʰɨ̃omɨ</text:p>
          </table:table-cell>
          <table:table-cell office:value-type="string">
            <text:p>[tɨ̃́ómɨ]</text:p>
          </table:table-cell>
          <table:table-cell office:value-type="string">
            <text:p>moldear (arcilla), tejer</text:p>
          </table:table-cell>
          <table:table-cell office:value-type="string">
            <text:p>mold.clay</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ʉopʉ</text:p>
          </table:table-cell>
          <table:table-cell office:value-type="string">
            <text:p>tʰɨopɨ</text:p>
          </table:table-cell>
          <table:table-cell/>
          <table:table-cell office:value-type="string">
            <text:p>palo (para pilar), pilón</text:p>
          </table:table-cell>
          <table:table-cell office:value-type="string">
            <text:p>grain.storage.troug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ʉsomʉ</text:p>
          </table:table-cell>
          <table:table-cell office:value-type="string">
            <text:p>tʰɨsomɨ</text:p>
          </table:table-cell>
          <table:table-cell office:value-type="string">
            <text:p>[tɨ́somɨ]</text:p>
          </table:table-cell>
          <table:table-cell office:value-type="string">
            <text:p>mochar, amputar</text:p>
          </table:table-cell>
          <table:table-cell office:value-type="string">
            <text:p>remove.limb</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tʉsomʉ</text:p>
          </table:table-cell>
          <table:table-cell office:value-type="string">
            <text:p>tʰɨsomɨ</text:p>
          </table:table-cell>
          <table:table-cell office:value-type="string">
            <text:p>[tɨ́sómɨ]</text:p>
          </table:table-cell>
          <table:table-cell office:value-type="string">
            <text:p>desabotonar, desabrochar, desasegurar</text:p>
          </table:table-cell>
          <table:table-cell office:value-type="string">
            <text:p>open.clothing.VT.SINGL</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tʉsʉmʉ</text:p>
          </table:table-cell>
          <table:table-cell office:value-type="string">
            <text:p>tʰɨsɨmɨ</text:p>
          </table:table-cell>
          <table:table-cell/>
          <table:table-cell table:style-name="ce9" office:value-type="string">
            <text:p>partirse</text:p>
          </table:table-cell>
          <table:table-cell office:value-type="string">
            <text:p>break.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tʉtemʉ</text:p>
          </table:table-cell>
          <table:table-cell office:value-type="string">
            <text:p>tʰɨtʰemɨ</text:p>
          </table:table-cell>
          <table:table-cell/>
          <table:table-cell office:value-type="string">
            <text:p>quitar (varias cosas), quitar varias veces. 2. destetar (a varios niños).</text:p>
          </table:table-cell>
          <table:table-cell office:value-type="string">
            <text:p>separate.VT.PLACT</text:p>
          </table:table-cell>
          <table:table-cell table:number-columns-repeated="10"/>
          <table:table-cell office:value-type="string">
            <text:p>v.t.rep.</text:p>
          </table:table-cell>
          <table:table-cell table:number-columns-repeated="237"/>
        </table:table-row>
        <table:table-row table:style-name="ro2">
          <table:table-cell table:number-columns-repeated="3"/>
          <table:table-cell office:value-type="string">
            <text:p>tʉtipʉ</text:p>
          </table:table-cell>
          <table:table-cell office:value-type="string">
            <text:p>tʰɨtʰipɨ</text:p>
          </table:table-cell>
          <table:table-cell/>
          <table:table-cell office:value-type="string">
            <text:p>cola de canoa, popa de canoa (Se refiere a la parte trasera de un barco, bote, canoa o potrillo.). </text:p>
          </table:table-cell>
          <table:table-cell office:value-type="string">
            <text:p>canoe.bac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tʉ̃tʉ</text:p>
          </table:table-cell>
          <table:table-cell office:value-type="string">
            <text:p>tʰɨ̃tʰɨ</text:p>
          </table:table-cell>
          <table:table-cell/>
          <table:table-cell office:value-type="string">
            <text:p><text:s/>pájaro trompetero, tente. Psophia crepitan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tʉtʉme</text:p>
          </table:table-cell>
          <table:table-cell office:value-type="string">
            <text:p>tʰɨtʰɨme</text:p>
          </table:table-cell>
          <table:table-cell/>
          <table:table-cell office:value-type="string">
            <text:p>separarse repetidamente, separarse (varias personas en grupos).</text:p>
          </table:table-cell>
          <table:table-cell office:value-type="string">
            <text:p>separate.from.group.VI.SINGL.PLACT</text:p>
          </table:table-cell>
          <table:table-cell table:number-columns-repeated="10"/>
          <table:table-cell office:value-type="string">
            <text:p>v.i.rep.</text:p>
          </table:table-cell>
          <table:table-cell table:number-columns-repeated="237"/>
        </table:table-row>
        <table:table-row table:style-name="ro3">
          <table:table-cell table:number-columns-repeated="3"/>
          <table:table-cell office:value-type="string">
            <text:p>u'cha</text:p>
          </table:table-cell>
          <table:table-cell office:value-type="string">
            <text:p>uʔdʒa</text:p>
          </table:table-cell>
          <table:table-cell/>
          <table:table-cell table:style-name="ce9" office:value-type="string">
            <text:p>maleza</text:p>
          </table:table-cell>
          <table:table-cell office:value-type="string">
            <text:p>weed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chao</text:p>
          </table:table-cell>
          <table:table-cell office:value-type="string">
            <text:p>uʔdʒao</text:p>
          </table:table-cell>
          <table:table-cell/>
          <table:table-cell office:value-type="string">
            <text:p>sobrina, (hija de la hermana de un hombre,, hija de la hermana del padre de un hombre)</text:p>
          </table:table-cell>
          <table:table-cell office:value-type="string">
            <text:p>cross.niece</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u'chape'e</text:p>
          </table:table-cell>
          <table:table-cell office:value-type="string">
            <text:p>uʔdʒapeʔe</text:p>
          </table:table-cell>
          <table:table-cell/>
          <table:table-cell office:value-type="string">
            <text:p>grasa vegetal o animal (como: aceite de comer, gordo o grasa de carne). 2. gordo, grasa de carne (animal, humana).</text:p>
          </table:table-cell>
          <table:table-cell office:value-type="string">
            <text:p>fat.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chape'era'jña</text:p>
          </table:table-cell>
          <table:table-cell office:value-type="string">
            <text:p>uʔdʒapeʔeraʔñ̥a</text:p>
          </table:table-cell>
          <table:table-cell/>
          <table:table-cell office:value-type="string">
            <text:p>aceites de comer</text:p>
          </table:table-cell>
          <table:table-cell office:value-type="string">
            <text:p>cooking.oil</text:p>
          </table:table-cell>
          <table:table-cell table:number-columns-repeated="10"/>
          <table:table-cell office:value-type="string">
            <text:p>s.in.pl.</text:p>
          </table:table-cell>
          <table:table-cell table:number-columns-repeated="237"/>
        </table:table-row>
        <table:table-row table:style-name="ro2">
          <table:table-cell table:number-columns-repeated="3"/>
          <table:table-cell office:value-type="string">
            <text:p>u'chape'era'ka</text:p>
          </table:table-cell>
          <table:table-cell office:value-type="string">
            <text:p>uʔdʒapeʔeraʔkʰa</text:p>
          </table:table-cell>
          <table:table-cell/>
          <table:table-cell office:value-type="string">
            <text:p>aceite de comer</text:p>
          </table:table-cell>
          <table:table-cell office:value-type="string">
            <text:p>cooking.oi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chape'eva'o</text:p>
          </table:table-cell>
          <table:table-cell office:value-type="string">
            <text:p>uʔdʒapeʔeβaʔo</text:p>
          </table:table-cell>
          <table:table-cell/>
          <table:table-cell office:value-type="string">
            <text:p>gorda</text:p>
          </table:table-cell>
          <table:table-cell office:value-type="string">
            <text:p>fat.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u'chape'eva'ʉ</text:p>
          </table:table-cell>
          <table:table-cell office:value-type="string">
            <text:p>uʔdʒapeʔeβaʔɨ</text:p>
          </table:table-cell>
          <table:table-cell/>
          <table:table-cell table:style-name="ce9" office:value-type="string">
            <text:p>gordo</text:p>
          </table:table-cell>
          <table:table-cell office:value-type="string">
            <text:p>fat.MASC</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u'chaʉ</text:p>
          </table:table-cell>
          <table:table-cell office:value-type="string">
            <text:p>uʔdʒaɨ</text:p>
          </table:table-cell>
          <table:table-cell/>
          <table:table-cell table:style-name="Default" office:value-type="string">
            <text:p><text:s/>sobrino (hijo de la hermana de un hombre,, hijo de la hermana del padre de un hombre)</text:p>
          </table:table-cell>
          <table:table-cell office:value-type="string">
            <text:p>cross.nephew</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u'chumʉ</text:p>
          </table:table-cell>
          <table:table-cell office:value-type="string">
            <text:p>uʔdʒumɨ</text:p>
          </table:table-cell>
          <table:table-cell/>
          <table:table-cell office:value-type="string">
            <text:p>mecer</text:p>
          </table:table-cell>
          <table:table-cell office:value-type="string">
            <text:p>rock.VT</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ũ'ku</text:p>
          </table:table-cell>
          <table:table-cell office:value-type="string">
            <text:p>ũʔkʰu</text:p>
          </table:table-cell>
          <table:table-cell/>
          <table:table-cell table:style-name="Default" office:value-type="string">
            <text:p>hormiga curcuncha, hormigas curcunchas (son pequeñas y de color negro)</text:p>
          </table:table-cell>
          <table:table-cell office:value-type="string">
            <text:p>ant.sp</text:p>
          </table:table-cell>
          <table:table-cell table:number-columns-repeated="3"/>
          <table:table-cell office:value-type="string">
            <text:p>CAQ</text:p>
          </table:table-cell>
          <table:table-cell table:number-columns-repeated="6"/>
          <table:table-cell office:value-type="string">
            <text:p>s.an.gen.</text:p>
          </table:table-cell>
          <table:table-cell table:number-columns-repeated="237"/>
        </table:table-row>
        <table:table-row table:style-name="ro2">
          <table:table-cell table:number-columns-repeated="3"/>
          <table:table-cell office:value-type="string">
            <text:p>ũ'ku ku'i aña</text:p>
          </table:table-cell>
          <table:table-cell office:value-type="string">
            <text:p>ũʔkʰu kʰuʔi aɲa</text:p>
          </table:table-cell>
          <table:table-cell/>
          <table:table-cell table:style-name="ce9" office:value-type="string">
            <text:p>especie de boa (es verrugosa)</text:p>
          </table:table-cell>
          <table:table-cell office:value-type="string">
            <text:p>snake.sp</text:p>
          </table:table-cell>
          <table:table-cell table:number-columns-repeated="3"/>
          <table:table-cell table:style-name="Default"/>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ũ'kupo</text:p>
          </table:table-cell>
          <table:table-cell office:value-type="string">
            <text:p>ũʔkʰupo</text:p>
          </table:table-cell>
          <table:table-cell/>
          <table:table-cell table:style-name="ce9" office:value-type="string">
            <text:p>paloma. Columba cayennensi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3">
          <table:table-cell table:number-columns-repeated="3"/>
          <table:table-cell office:value-type="string">
            <text:p>u'u</text:p>
          </table:table-cell>
          <table:table-cell office:value-type="string">
            <text:p>uʔu</text:p>
          </table:table-cell>
          <table:table-cell/>
          <table:table-cell table:style-name="Default" office:value-type="string">
            <text:p>perezoso, perico ligero</text:p>
          </table:table-cell>
          <table:table-cell office:value-type="string">
            <text:p>slot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u'u tao</text:p>
          </table:table-cell>
          <table:table-cell office:value-type="string">
            <text:p>uʔu tʰao</text:p>
          </table:table-cell>
          <table:table-cell/>
          <table:table-cell office:value-type="string">
            <text:p>especie de águila (Come perico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u'u tãta</text:p>
          </table:table-cell>
          <table:table-cell office:value-type="string">
            <text:p>uʔu tʰãtʰa</text:p>
          </table:table-cell>
          <table:table-cell/>
          <table:table-cell office:value-type="string">
            <text:p>especie de gusano (Puede ser de color amarillo, verde o café. Pica duro.).</text:p>
          </table:table-cell>
          <table:table-cell office:value-type="string">
            <text:p>grub.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u'utĩ'quirʉ</text:p>
          </table:table-cell>
          <table:table-cell office:value-type="string">
            <text:p>uʔutʰĩʔkirɨ</text:p>
          </table:table-cell>
          <table:table-cell/>
          <table:table-cell office:value-type="string">
            <text:p>periquilla, oso hormiguero enano. Cyclopes didactylus.</text:p>
          </table:table-cell>
          <table:table-cell office:value-type="string">
            <text:p>anteater.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ũcua</text:p>
          </table:table-cell>
          <table:table-cell office:value-type="string">
            <text:p>ũkua</text:p>
          </table:table-cell>
          <table:table-cell/>
          <table:table-cell office:value-type="string">
            <text:p>tambien; todavia, aun; mismo; a pesar de</text:p>
          </table:table-cell>
          <table:table-cell office:value-type="string">
            <text:p>still</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ũcuacheja</text:p>
          </table:table-cell>
          <table:table-cell office:value-type="string">
            <text:p>ũkuadʒeha</text:p>
          </table:table-cell>
          <table:table-cell/>
          <table:table-cell table:style-name="ce9" office:value-type="string">
            <text:p>ahi es</text:p>
          </table:table-cell>
          <table:table-cell office:value-type="string">
            <text:p>INTERJ.approva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cuachi'a</text:p>
          </table:table-cell>
          <table:table-cell office:value-type="string">
            <text:p>ũkuadʒiʔa</text:p>
          </table:table-cell>
          <table:table-cell/>
          <table:table-cell table:style-name="Default" office:value-type="string">
            <text:p>tambien, lo mismo</text:p>
          </table:table-cell>
          <table:table-cell office:value-type="string">
            <text:p>also</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ũcuaja'che</text:p>
          </table:table-cell>
          <table:table-cell office:value-type="string">
            <text:p>ũkuahaʔdʒe</text:p>
          </table:table-cell>
          <table:table-cell/>
          <table:table-cell office:value-type="string">
            <text:p>misma manera; igual manera; tambien; lo mismo</text:p>
          </table:table-cell>
          <table:table-cell office:value-type="string">
            <text:p>same.way</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ũcuaka'chapañoã</text:p>
          </table:table-cell>
          <table:table-cell office:value-type="string">
            <text:p>ũkuakʰaʔdʒapaɲoã</text:p>
          </table:table-cell>
          <table:table-cell/>
          <table:table-cell office:value-type="string">
            <text:p>cuatro, cuatro veces</text:p>
          </table:table-cell>
          <table:table-cell office:value-type="string">
            <text:p>fou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cuakuanupʉ</text:p>
          </table:table-cell>
          <table:table-cell office:value-type="string">
            <text:p>ũkuakʰuanupɨ</text:p>
          </table:table-cell>
          <table:table-cell/>
          <table:table-cell office:value-type="string">
            <text:p>todo el grupo</text:p>
          </table:table-cell>
          <table:table-cell office:value-type="string">
            <text:p>entire.grou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cuana</text:p>
          </table:table-cell>
          <table:table-cell office:value-type="string">
            <text:p>ũkuana</text:p>
          </table:table-cell>
          <table:table-cell/>
          <table:table-cell office:value-type="string">
            <text:p>ellos mismos</text:p>
          </table:table-cell>
          <table:table-cell office:value-type="string">
            <text:p>DEM.ANIM.PL</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ũcuanʉko</text:p>
          </table:table-cell>
          <table:table-cell office:value-type="string">
            <text:p>ũkuanɨkʰo</text:p>
          </table:table-cell>
          <table:table-cell/>
          <table:table-cell office:value-type="string">
            <text:p>todos</text:p>
          </table:table-cell>
          <table:table-cell office:value-type="string">
            <text:p>all</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ũcuao</text:p>
          </table:table-cell>
          <table:table-cell office:value-type="string">
            <text:p>ũkuao</text:p>
          </table:table-cell>
          <table:table-cell/>
          <table:table-cell office:value-type="string">
            <text:p>ella misma</text:p>
          </table:table-cell>
          <table:table-cell office:value-type="string">
            <text:p>DEM.FEM</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ũcuapa'rʉva</text:p>
          </table:table-cell>
          <table:table-cell office:value-type="string">
            <text:p>ũkuapaʔrɨβa</text:p>
          </table:table-cell>
          <table:table-cell/>
          <table:table-cell office:value-type="string">
            <text:p>igual, igualmente, al mismo tiempo</text:p>
          </table:table-cell>
          <table:table-cell office:value-type="string">
            <text:p>at.same.tim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ũcuarepa</text:p>
          </table:table-cell>
          <table:table-cell office:value-type="string">
            <text:p>ũkuarepa</text:p>
          </table:table-cell>
          <table:table-cell/>
          <table:table-cell table:style-name="Default" office:value-type="string">
            <text:p>verdadero</text:p>
          </table:table-cell>
          <table:table-cell office:value-type="string">
            <text:p>true/real</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ũcuarepa</text:p>
          </table:table-cell>
          <table:table-cell office:value-type="string">
            <text:p>ũkuarepa</text:p>
          </table:table-cell>
          <table:table-cell/>
          <table:table-cell table:style-name="ce9" office:value-type="string">
            <text:p>correctamente</text:p>
          </table:table-cell>
          <table:table-cell office:value-type="string">
            <text:p>correctly</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ũcuarepa</text:p>
          </table:table-cell>
          <table:table-cell office:value-type="string">
            <text:p>ũkuarepa</text:p>
          </table:table-cell>
          <table:table-cell/>
          <table:table-cell table:style-name="ce9" office:value-type="string">
            <text:p>realidad, verdad</text:p>
          </table:table-cell>
          <table:table-cell office:value-type="string">
            <text:p>tru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cuarepaa'che</text:p>
          </table:table-cell>
          <table:table-cell office:value-type="string">
            <text:p>ũkuarepaaʔdʒe</text:p>
          </table:table-cell>
          <table:table-cell/>
          <table:table-cell table:style-name="Default" office:value-type="string">
            <text:p>es cierto</text:p>
          </table:table-cell>
          <table:table-cell office:value-type="string">
            <text:p>INTERJ.approval</text:p>
          </table:table-cell>
          <table:table-cell table:number-columns-repeated="10"/>
          <table:table-cell office:value-type="string">
            <text:p>interj.</text:p>
          </table:table-cell>
          <table:table-cell table:number-columns-repeated="237"/>
        </table:table-row>
        <table:table-row table:style-name="ro2">
          <table:table-cell table:number-columns-repeated="3"/>
          <table:table-cell office:value-type="string">
            <text:p>ũcuarepachʉ'o</text:p>
          </table:table-cell>
          <table:table-cell office:value-type="string">
            <text:p>ũkuarepadʒɨʔo</text:p>
          </table:table-cell>
          <table:table-cell/>
          <table:table-cell table:style-name="ce9" office:value-type="string">
            <text:p>verdadero</text:p>
          </table:table-cell>
          <table:table-cell office:value-type="string">
            <text:p>true/rea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cuarʉmʉ</text:p>
          </table:table-cell>
          <table:table-cell office:value-type="string">
            <text:p>ũkuarɨmɨ</text:p>
          </table:table-cell>
          <table:table-cell/>
          <table:table-cell office:value-type="string">
            <text:p>ese tiempo</text:p>
          </table:table-cell>
          <table:table-cell office:value-type="string">
            <text:p>DEM.TIM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ũcuate'echeja</text:p>
          </table:table-cell>
          <table:table-cell office:value-type="string">
            <text:p>ũkuatʰeʔedʒeha</text:p>
          </table:table-cell>
          <table:table-cell/>
          <table:table-cell table:style-name="ce9" office:value-type="string">
            <text:p>mismo lugar</text:p>
          </table:table-cell>
          <table:table-cell office:value-type="string">
            <text:p>DEM.LOC</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cuate'eo</text:p>
          </table:table-cell>
          <table:table-cell office:value-type="string">
            <text:p>ũkuatʰeʔeo</text:p>
          </table:table-cell>
          <table:table-cell/>
          <table:table-cell table:style-name="ce9" office:value-type="string">
            <text:p>ella sola</text:p>
          </table:table-cell>
          <table:table-cell office:value-type="string">
            <text:p>DEM.FEM</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ũcuate'erʉmʉ</text:p>
          </table:table-cell>
          <table:table-cell office:value-type="string">
            <text:p>ũkuatʰeʔerɨmɨ</text:p>
          </table:table-cell>
          <table:table-cell/>
          <table:table-cell table:style-name="Default" office:value-type="string">
            <text:p>mismo tiempo</text:p>
          </table:table-cell>
          <table:table-cell office:value-type="string">
            <text:p>DEM.TIME</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ũcuate'eʉ</text:p>
          </table:table-cell>
          <table:table-cell office:value-type="string">
            <text:p>ũkuatʰeʔeɨ</text:p>
          </table:table-cell>
          <table:table-cell/>
          <table:table-cell table:style-name="Default" office:value-type="string">
            <text:p>el solo</text:p>
          </table:table-cell>
          <table:table-cell office:value-type="string">
            <text:p>DEM.MASC</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ũcuatʉrʉpʉ</text:p>
          </table:table-cell>
          <table:table-cell office:value-type="string">
            <text:p>ũkuatʰɨrɨpɨ</text:p>
          </table:table-cell>
          <table:table-cell/>
          <table:table-cell office:value-type="string">
            <text:p>todo el grupo, juntos</text:p>
          </table:table-cell>
          <table:table-cell office:value-type="string">
            <text:p>DEM.COLL</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ũcuaʉ</text:p>
          </table:table-cell>
          <table:table-cell office:value-type="string">
            <text:p>ũkuaɨ</text:p>
          </table:table-cell>
          <table:table-cell/>
          <table:table-cell office:value-type="string">
            <text:p>el mismo</text:p>
          </table:table-cell>
          <table:table-cell office:value-type="string">
            <text:p>DEM.MASC</text:p>
          </table:table-cell>
          <table:table-cell table:number-columns-repeated="10"/>
          <table:table-cell office:value-type="string">
            <text:p>pron.an.</text:p>
          </table:table-cell>
          <table:table-cell table:number-columns-repeated="237"/>
        </table:table-row>
        <table:table-row table:style-name="ro2">
          <table:table-cell table:number-columns-repeated="3"/>
          <table:table-cell office:value-type="string">
            <text:p>ũcuaʉache</text:p>
          </table:table-cell>
          <table:table-cell office:value-type="string">
            <text:p>ũkuaɨadʒe</text:p>
          </table:table-cell>
          <table:table-cell/>
          <table:table-cell table:style-name="Default" office:value-type="string">
            <text:p>como quiera</text:p>
          </table:table-cell>
          <table:table-cell office:value-type="string">
            <text:p>DEM.MANNER</text:p>
          </table:table-cell>
          <table:table-cell table:number-columns-repeated="10"/>
          <table:table-cell office:value-type="string">
            <text:p>interj.</text:p>
          </table:table-cell>
          <table:table-cell table:number-columns-repeated="237"/>
        </table:table-row>
        <table:table-row table:style-name="ro2">
          <table:table-cell table:number-columns-repeated="3"/>
          <table:table-cell office:value-type="string">
            <text:p>ũcuaʉache</text:p>
          </table:table-cell>
          <table:table-cell office:value-type="string">
            <text:p>ũkuaɨadʒe</text:p>
          </table:table-cell>
          <table:table-cell/>
          <table:table-cell table:style-name="ce9" office:value-type="string">
            <text:p>cualquier cosa</text:p>
          </table:table-cell>
          <table:table-cell office:value-type="string">
            <text:p>DEM.INAM</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ha</text:p>
          </table:table-cell>
          <table:table-cell office:value-type="string">
            <text:p>uha</text:p>
          </table:table-cell>
          <table:table-cell/>
          <table:table-cell table:style-name="Default" office:value-type="string">
            <text:p>no (Este término denota sorpresa.).</text:p>
          </table:table-cell>
          <table:table-cell office:value-type="string">
            <text:p>INTERJ.surprise</text:p>
          </table:table-cell>
          <table:table-cell table:number-columns-repeated="10"/>
          <table:table-cell office:value-type="string">
            <text:p>interj.</text:p>
          </table:table-cell>
          <table:table-cell table:number-columns-repeated="237"/>
        </table:table-row>
        <table:table-row table:style-name="ro3">
          <table:table-cell table:number-columns-repeated="3"/>
          <table:table-cell table:number-columns-repeated="2" office:value-type="string">
            <text:p>ũha</text:p>
          </table:table-cell>
          <table:table-cell/>
          <table:table-cell table:style-name="ce9" office:value-type="string">
            <text:p>sal</text:p>
          </table:table-cell>
          <table:table-cell office:value-type="string">
            <text:p>sal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ha pa'iche</text:p>
          </table:table-cell>
          <table:table-cell office:value-type="string">
            <text:p>ũha paʔidʒe</text:p>
          </table:table-cell>
          <table:table-cell/>
          <table:table-cell table:style-name="ce9" office:value-type="string">
            <text:p>salado</text:p>
          </table:table-cell>
          <table:table-cell office:value-type="string">
            <text:p>salted</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ũhacʉta</text:p>
          </table:table-cell>
          <table:table-cell office:value-type="string">
            <text:p>ũhakɨtʰa</text:p>
          </table:table-cell>
          <table:table-cell/>
          <table:table-cell table:style-name="ce9" office:value-type="string">
            <text:p>ceniza</text:p>
          </table:table-cell>
          <table:table-cell office:value-type="string">
            <text:p>ashe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hamʉ</text:p>
          </table:table-cell>
          <table:table-cell office:value-type="string">
            <text:p>ũhamɨ</text:p>
          </table:table-cell>
          <table:table-cell office:value-type="string">
            <text:p>[ṹhámɨ]</text:p>
          </table:table-cell>
          <table:table-cell office:value-type="string">
            <text:p>colocar, acostar (algo o alguien)</text:p>
          </table:table-cell>
          <table:table-cell office:value-type="string">
            <text:p>put.in.lying.position</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ũhatʉovʉ</text:p>
          </table:table-cell>
          <table:table-cell office:value-type="string">
            <text:p>ũhatʰɨoβɨ</text:p>
          </table:table-cell>
          <table:table-cell/>
          <table:table-cell office:value-type="string">
            <text:p>pajaro vac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ũhimʉ</text:p>
          </table:table-cell>
          <table:table-cell office:value-type="string">
            <text:p>ũhimɨ</text:p>
          </table:table-cell>
          <table:table-cell office:value-type="string">
            <text:p>[ṹhimɨ]</text:p>
          </table:table-cell>
          <table:table-cell office:value-type="string">
            <text:p>yacer, estar acostado</text:p>
          </table:table-cell>
          <table:table-cell office:value-type="string">
            <text:p>be.in.lying.position</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ũhimʉ</text:p>
          </table:table-cell>
          <table:table-cell office:value-type="string">
            <text:p>ũhimɨ</text:p>
          </table:table-cell>
          <table:table-cell office:value-type="string">
            <text:p>[ṹhimɨ]</text:p>
          </table:table-cell>
          <table:table-cell office:value-type="string">
            <text:p>excavar, escarbar, hacer un hueco</text:p>
          </table:table-cell>
          <table:table-cell office:value-type="string">
            <text:p>dig</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ũhitiri</text:p>
          </table:table-cell>
          <table:table-cell office:value-type="string">
            <text:p>ũhitʰiri</text:p>
          </table:table-cell>
          <table:table-cell/>
          <table:table-cell office:value-type="string">
            <text:p>especie de pez (es muy pequeño y rayado)</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uja</text:p>
          </table:table-cell>
          <table:table-cell office:value-type="string">
            <text:p>uha</text:p>
          </table:table-cell>
          <table:table-cell/>
          <table:table-cell office:value-type="string">
            <text:p>canción, música</text:p>
          </table:table-cell>
          <table:table-cell office:value-type="string">
            <text:p>music</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ja cha'imʉ</text:p>
          </table:table-cell>
          <table:table-cell office:value-type="string">
            <text:p>uha dʒaʔimɨ</text:p>
          </table:table-cell>
          <table:table-cell/>
          <table:table-cell office:value-type="string">
            <text:p>bailar</text:p>
          </table:table-cell>
          <table:table-cell office:value-type="string">
            <text:p>dance.V</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uja cho'ovʉ</text:p>
          </table:table-cell>
          <table:table-cell office:value-type="string">
            <text:p>uha dʒoʔoβɨ</text:p>
          </table:table-cell>
          <table:table-cell/>
          <table:table-cell office:value-type="string">
            <text:p>piano (es un instrumento musical de teclado y cuerdas)</text:p>
          </table:table-cell>
          <table:table-cell office:value-type="string">
            <text:p>keyboard.instrume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jache</text:p>
          </table:table-cell>
          <table:table-cell office:value-type="string">
            <text:p>uhadʒe</text:p>
          </table:table-cell>
          <table:table-cell/>
          <table:table-cell office:value-type="string">
            <text:p>canción, canto</text:p>
          </table:table-cell>
          <table:table-cell office:value-type="string">
            <text:p>son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jamʉ</text:p>
          </table:table-cell>
          <table:table-cell office:value-type="string">
            <text:p>uhamɨ</text:p>
          </table:table-cell>
          <table:table-cell office:value-type="string">
            <text:p>[úhámɨ]</text:p>
          </table:table-cell>
          <table:table-cell office:value-type="string">
            <text:p>cantar</text:p>
          </table:table-cell>
          <table:table-cell office:value-type="string">
            <text:p>sing</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ujare'reva</text:p>
          </table:table-cell>
          <table:table-cell office:value-type="string">
            <text:p>uhareʔreβa</text:p>
          </table:table-cell>
          <table:table-cell office:value-type="string">
            <text:p>[uháreʔreβa]</text:p>
          </table:table-cell>
          <table:table-cell office:value-type="string">
            <text:p>disco, casete o cassette, compact disc.</text:p>
          </table:table-cell>
          <table:table-cell office:value-type="string">
            <text:p>music.recordin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javʉ</text:p>
          </table:table-cell>
          <table:table-cell office:value-type="string">
            <text:p>uhaβɨ</text:p>
          </table:table-cell>
          <table:table-cell/>
          <table:table-cell office:value-type="string">
            <text:p>grabadora; radio</text:p>
          </table:table-cell>
          <table:table-cell table:style-name="ce26" office:value-type="string">
            <text:p>music.devi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je</text:p>
          </table:table-cell>
          <table:table-cell office:value-type="string">
            <text:p>uhe</text:p>
          </table:table-cell>
          <table:table-cell/>
          <table:table-cell office:value-type="string">
            <text:p>pavo negro, pavo negro silvestre</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ũje</text:p>
          </table:table-cell>
          <table:table-cell office:value-type="string">
            <text:p>ũhe</text:p>
          </table:table-cell>
          <table:table-cell/>
          <table:table-cell office:value-type="string">
            <text:p>especie de sardina</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ũku tãumʉ</text:p>
          </table:table-cell>
          <table:table-cell office:value-type="string">
            <text:p>ũkʰu tʰãumɨ</text:p>
          </table:table-cell>
          <table:table-cell/>
          <table:table-cell office:value-type="string">
            <text:p>beber todo</text:p>
          </table:table-cell>
          <table:table-cell office:value-type="string">
            <text:p>drink.all</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ũkuamʉ</text:p>
          </table:table-cell>
          <table:table-cell office:value-type="string">
            <text:p>ũkʰuamɨ</text:p>
          </table:table-cell>
          <table:table-cell office:value-type="string">
            <text:p>[ũkʰuámɨ]</text:p>
          </table:table-cell>
          <table:table-cell office:value-type="string">
            <text:p>hacer beber, dar de beber</text:p>
          </table:table-cell>
          <table:table-cell office:value-type="string">
            <text:p>serve.drink</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ũkuche</text:p>
          </table:table-cell>
          <table:table-cell office:value-type="string">
            <text:p>ũkʰudʒe</text:p>
          </table:table-cell>
          <table:table-cell/>
          <table:table-cell office:value-type="string">
            <text:p>bebida</text:p>
          </table:table-cell>
          <table:table-cell office:value-type="string">
            <text:p>drink.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kumʉ</text:p>
          </table:table-cell>
          <table:table-cell office:value-type="string">
            <text:p>ũkʰumɨ</text:p>
          </table:table-cell>
          <table:table-cell office:value-type="string">
            <text:p>[ũkʰúmɨ]</text:p>
          </table:table-cell>
          <table:table-cell office:value-type="string">
            <text:p>beber, tomar</text:p>
          </table:table-cell>
          <table:table-cell office:value-type="string">
            <text:p>drink.V</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umao</text:p>
          </table:table-cell>
          <table:table-cell office:value-type="string">
            <text:p>umao</text:p>
          </table:table-cell>
          <table:table-cell/>
          <table:table-cell office:value-type="string">
            <text:p>rana del agua</text:p>
          </table:table-cell>
          <table:table-cell office:value-type="string">
            <text:p>frog.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umu</text:p>
          </table:table-cell>
          <table:table-cell office:value-type="string">
            <text:p>umu</text:p>
          </table:table-cell>
          <table:table-cell/>
          <table:table-cell office:value-type="string">
            <text:p>pájaro mochilero, gulungo, guaico. Cacicus spp</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umu aña</text:p>
          </table:table-cell>
          <table:table-cell office:value-type="string">
            <text:p>umu aɲa</text:p>
          </table:table-cell>
          <table:table-cell/>
          <table:table-cell office:value-type="string">
            <text:p>culebra mochilera, culebra toche.</text:p>
          </table:table-cell>
          <table:table-cell office:value-type="string">
            <text:p>snake.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umucu'eñʉ</text:p>
          </table:table-cell>
          <table:table-cell office:value-type="string">
            <text:p>umukuʔeɲɨ</text:p>
          </table:table-cell>
          <table:table-cell/>
          <table:table-cell office:value-type="string">
            <text:p>especie de palma</text:p>
          </table:table-cell>
          <table:table-cell office:value-type="string">
            <text:p>palm.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mucuse</text:p>
          </table:table-cell>
          <table:table-cell office:value-type="string">
            <text:p>umukuse</text:p>
          </table:table-cell>
          <table:table-cell/>
          <table:table-cell office:value-type="string">
            <text:p>dia</text:p>
          </table:table-cell>
          <table:table-cell office:value-type="string">
            <text:p>da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mucuse joorepapo</text:p>
          </table:table-cell>
          <table:table-cell office:value-type="string">
            <text:p>umukuse hoorepapo</text:p>
          </table:table-cell>
          <table:table-cell/>
          <table:table-cell office:value-type="string">
            <text:p>mediodia</text:p>
          </table:table-cell>
          <table:table-cell office:value-type="string">
            <text:p>midda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murepacuse</text:p>
          </table:table-cell>
          <table:table-cell office:value-type="string">
            <text:p>umurepakuse</text:p>
          </table:table-cell>
          <table:table-cell/>
          <table:table-cell office:value-type="string">
            <text:p>mediodia</text:p>
          </table:table-cell>
          <table:table-cell office:value-type="string">
            <text:p>midda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muvajʉ</text:p>
          </table:table-cell>
          <table:table-cell office:value-type="string">
            <text:p>umuβahɨ</text:p>
          </table:table-cell>
          <table:table-cell/>
          <table:table-cell office:value-type="string">
            <text:p>clan de los koreguajes</text:p>
          </table:table-cell>
          <table:table-cell office:value-type="string">
            <text:p>clan.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table:number-columns-repeated="2" office:value-type="string">
            <text:p>use</text:p>
          </table:table-cell>
          <table:table-cell/>
          <table:table-cell office:value-type="string">
            <text:p>especie de bagre. Dianema longibarbis.</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uti</text:p>
          </table:table-cell>
          <table:table-cell office:value-type="string">
            <text:p>utʰi</text:p>
          </table:table-cell>
          <table:table-cell/>
          <table:table-cell office:value-type="string">
            <text:p>avispa</text:p>
          </table:table-cell>
          <table:table-cell office:value-type="string">
            <text:p>wa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utija'o</text:p>
          </table:table-cell>
          <table:table-cell office:value-type="string">
            <text:p>utʰihaʔo</text:p>
          </table:table-cell>
          <table:table-cell/>
          <table:table-cell office:value-type="string">
            <text:p>papel; libros; cuadernos</text:p>
          </table:table-cell>
          <table:table-cell office:value-type="string">
            <text:p>paper</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utija'o chĩi</text:p>
          </table:table-cell>
          <table:table-cell office:value-type="string">
            <text:p>utʰihaʔo dʒĩi</text:p>
          </table:table-cell>
          <table:table-cell/>
          <table:table-cell office:value-type="string">
            <text:p>estudiantes</text:p>
          </table:table-cell>
          <table:table-cell office:value-type="string">
            <text:p>students</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utija'o je'namaka</text:p>
          </table:table-cell>
          <table:table-cell office:value-type="string">
            <text:p>utʰihaʔo heʔnamakʰa</text:p>
          </table:table-cell>
          <table:table-cell/>
          <table:table-cell office:value-type="string">
            <text:p>estampilla, sello</text:p>
          </table:table-cell>
          <table:table-cell office:value-type="string">
            <text:p>stamp.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tija'o vʉ'e</text:p>
          </table:table-cell>
          <table:table-cell office:value-type="string">
            <text:p>utʰihaʔo βɨʔe</text:p>
          </table:table-cell>
          <table:table-cell/>
          <table:table-cell office:value-type="string">
            <text:p>escuela; colegio</text:p>
          </table:table-cell>
          <table:table-cell office:value-type="string">
            <text:p>schoo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tija'ophʉro</text:p>
          </table:table-cell>
          <table:table-cell office:value-type="string">
            <text:p>utʰihaʔopʰɨro</text:p>
          </table:table-cell>
          <table:table-cell/>
          <table:table-cell office:value-type="string">
            <text:p>libro; monton de libros; monton de papeles</text:p>
          </table:table-cell>
          <table:table-cell office:value-type="string">
            <text:p>boo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tija'ova</text:p>
          </table:table-cell>
          <table:table-cell office:value-type="string">
            <text:p>utʰihaʔoβa</text:p>
          </table:table-cell>
          <table:table-cell/>
          <table:table-cell office:value-type="string">
            <text:p>hoja de papel</text:p>
          </table:table-cell>
          <table:table-cell office:value-type="string">
            <text:p>paper.shee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tivʉ</text:p>
          </table:table-cell>
          <table:table-cell office:value-type="string">
            <text:p>utʰiβɨ</text:p>
          </table:table-cell>
          <table:table-cell/>
          <table:table-cell office:value-type="string">
            <text:p>avispero, nido de avispas</text:p>
          </table:table-cell>
          <table:table-cell office:value-type="string">
            <text:p>wasp.ne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tu</text:p>
          </table:table-cell>
          <table:table-cell office:value-type="string">
            <text:p>utʰu</text:p>
          </table:table-cell>
          <table:table-cell/>
          <table:table-cell office:value-type="string">
            <text:p>pájaro barranquero. Momotus momota.</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table:style-name="Default" office:value-type="string">
            <text:p>uumʉ</text:p>
          </table:table-cell>
          <table:table-cell table:style-name="Default" office:value-type="string">
            <text:p>uumɨ</text:p>
          </table:table-cell>
          <table:table-cell/>
          <table:table-cell office:value-type="string">
            <text:p>quemarse</text:p>
          </table:table-cell>
          <table:table-cell office:value-type="string">
            <text:p>burn.VI</text:p>
          </table:table-cell>
          <table:table-cell table:number-columns-repeated="10"/>
          <table:table-cell table:style-name="Default" office:value-type="string">
            <text:p>v.i.</text:p>
          </table:table-cell>
          <table:table-cell table:number-columns-repeated="237"/>
        </table:table-row>
        <table:table-row table:style-name="ro2">
          <table:table-cell table:number-columns-repeated="3"/>
          <table:table-cell office:value-type="string">
            <text:p>uupĩsimʉ</text:p>
          </table:table-cell>
          <table:table-cell office:value-type="string">
            <text:p>uupĩsimɨ</text:p>
          </table:table-cell>
          <table:table-cell/>
          <table:table-cell office:value-type="string">
            <text:p><text:s/>especie de bejuco (Quema la piel.)</text:p>
          </table:table-cell>
          <table:table-cell office:value-type="string">
            <text:p>lian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usi'e</text:p>
          </table:table-cell>
          <table:table-cell office:value-type="string">
            <text:p>uusiʔe</text:p>
          </table:table-cell>
          <table:table-cell/>
          <table:table-cell office:value-type="string">
            <text:p>quemadura</text:p>
          </table:table-cell>
          <table:table-cell office:value-type="string">
            <text:p>burn.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uuuuu</text:p>
          </table:table-cell>
          <table:table-cell office:value-type="string">
            <text:p>uuuuu</text:p>
          </table:table-cell>
          <table:table-cell/>
          <table:table-cell table:style-name="ce9" office:value-type="string">
            <text:p>sonido que hace el mico marimonda cuando llama a los otros micos de la misma raza</text:p>
          </table:table-cell>
          <table:table-cell office:value-type="string">
            <text:p>SS.SYMB.monkey.cry</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ʉ ʉ</text:p>
          </table:table-cell>
          <table:table-cell office:value-type="string">
            <text:p>ɨ ɨ</text:p>
          </table:table-cell>
          <table:table-cell/>
          <table:table-cell table:style-name="ce9" office:value-type="string">
            <text:p><text:s/>sonido que hacen los micos marimondas cuando conversan entre ellos</text:p>
          </table:table-cell>
          <table:table-cell office:value-type="string">
            <text:p>SS.SYMB.monkey.cry</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ʉ'tʉ</text:p>
          </table:table-cell>
          <table:table-cell office:value-type="string">
            <text:p>ɨʔtʰɨ</text:p>
          </table:table-cell>
          <table:table-cell/>
          <table:table-cell office:value-type="string">
            <text:p>tutamono, mono de la noche. Aotus trivirgatus (Humboldt).</text:p>
          </table:table-cell>
          <table:table-cell office:value-type="string">
            <text:p>monkey.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ʉ̃'tʉ</text:p>
          </table:table-cell>
          <table:table-cell office:value-type="string">
            <text:p>ɨ̃ʔtʰɨ</text:p>
          </table:table-cell>
          <table:table-cell/>
          <table:table-cell office:value-type="string">
            <text:p>tutamono, mono de la noche</text:p>
          </table:table-cell>
          <table:table-cell office:value-type="string">
            <text:p>monkey.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ʉ'ʉjʉ ujache</text:p>
          </table:table-cell>
          <table:table-cell office:value-type="string">
            <text:p>ɨʔɨhɨ uhadʒe</text:p>
          </table:table-cell>
          <table:table-cell/>
          <table:table-cell office:value-type="string">
            <text:p>nana, canción de cuna, arrullo.</text:p>
          </table:table-cell>
          <table:table-cell office:value-type="string">
            <text:p>lullaby</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ʉmʉ</text:p>
          </table:table-cell>
          <table:table-cell office:value-type="string">
            <text:p>ɨʔɨmɨ</text:p>
          </table:table-cell>
          <table:table-cell/>
          <table:table-cell office:value-type="string">
            <text:p>cantar y mecer (al bebé para arrullarlo)</text:p>
          </table:table-cell>
          <table:table-cell office:value-type="string">
            <text:p>rock.baby</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ʉa</text:p>
          </table:table-cell>
          <table:table-cell office:value-type="string">
            <text:p>ɨa</text:p>
          </table:table-cell>
          <table:table-cell/>
          <table:table-cell office:value-type="string">
            <text:p>chaquiras</text:p>
          </table:table-cell>
          <table:table-cell office:value-type="string">
            <text:p>bead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ʉaa</text:p>
          </table:table-cell>
          <table:table-cell office:value-type="string">
            <text:p>ɨaa</text:p>
          </table:table-cell>
          <table:table-cell/>
          <table:table-cell office:value-type="string">
            <text:p>chaquira</text:p>
          </table:table-cell>
          <table:table-cell office:value-type="string">
            <text:p>bea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acava</text:p>
          </table:table-cell>
          <table:table-cell office:value-type="string">
            <text:p>ɨakaβa</text:p>
          </table:table-cell>
          <table:table-cell/>
          <table:table-cell office:value-type="string">
            <text:p>manilla de chaquiras</text:p>
          </table:table-cell>
          <table:table-cell office:value-type="string">
            <text:p>bead.hand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ajuupʉ</text:p>
          </table:table-cell>
          <table:table-cell office:value-type="string">
            <text:p>ɨahuupɨ</text:p>
          </table:table-cell>
          <table:table-cell/>
          <table:table-cell table:style-name="ce9" office:value-type="string">
            <text:p>manojo de chaquiras</text:p>
          </table:table-cell>
          <table:table-cell office:value-type="string">
            <text:p>bead.hand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amaka</text:p>
          </table:table-cell>
          <table:table-cell office:value-type="string">
            <text:p>ɨamakʰa</text:p>
          </table:table-cell>
          <table:table-cell/>
          <table:table-cell table:style-name="Default" office:value-type="string">
            <text:p>manilla de chaquiras</text:p>
          </table:table-cell>
          <table:table-cell office:value-type="string">
            <text:p>bead.hand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ame</text:p>
          </table:table-cell>
          <table:table-cell office:value-type="string">
            <text:p>ɨame</text:p>
          </table:table-cell>
          <table:table-cell/>
          <table:table-cell office:value-type="string">
            <text:p>collar de chaquiras</text:p>
          </table:table-cell>
          <table:table-cell office:value-type="string">
            <text:p>bead.necklac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amʉ</text:p>
          </table:table-cell>
          <table:table-cell office:value-type="string">
            <text:p>ɨamɨ</text:p>
          </table:table-cell>
          <table:table-cell office:value-type="string">
            <text:p>[ɨ́amɨ]</text:p>
          </table:table-cell>
          <table:table-cell office:value-type="string">
            <text:p>desear, querer</text:p>
          </table:table-cell>
          <table:table-cell office:value-type="string">
            <text:p>want</text:p>
          </table:table-cell>
          <table:table-cell table:number-columns-repeated="10"/>
          <table:table-cell office:value-type="string">
            <text:p>v.imp.</text:p>
          </table:table-cell>
          <table:table-cell table:number-columns-repeated="237"/>
        </table:table-row>
        <table:table-row table:style-name="ro2">
          <table:table-cell table:number-columns-repeated="3"/>
          <table:table-cell office:value-type="string">
            <text:p>ʉche</text:p>
          </table:table-cell>
          <table:table-cell office:value-type="string">
            <text:p>ɨdʒe</text:p>
          </table:table-cell>
          <table:table-cell/>
          <table:table-cell office:value-type="string">
            <text:p>́arboles o frutas de caimarón, uvas. Pourouma sp.</text:p>
          </table:table-cell>
          <table:table-cell office:value-type="string">
            <text:p>fruit.sp</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ʉche cono</text:p>
          </table:table-cell>
          <table:table-cell office:value-type="string">
            <text:p>ɨdʒe kono</text:p>
          </table:table-cell>
          <table:table-cell/>
          <table:table-cell office:value-type="string">
            <text:p>vino</text:p>
          </table:table-cell>
          <table:table-cell office:value-type="string">
            <text:p>win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chea</text:p>
          </table:table-cell>
          <table:table-cell office:value-type="string">
            <text:p>ɨdʒea</text:p>
          </table:table-cell>
          <table:table-cell/>
          <table:table-cell table:style-name="ce9" office:value-type="string">
            <text:p>caimarón, uva</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checha'chava</text:p>
          </table:table-cell>
          <table:table-cell office:value-type="string">
            <text:p>ɨdʒedʒaʔdʒaβa</text:p>
          </table:table-cell>
          <table:table-cell/>
          <table:table-cell table:style-name="Default" office:value-type="string">
            <text:p>racimo de caimarones</text:p>
          </table:table-cell>
          <table:table-cell office:value-type="string">
            <text:p>fruit.sp.raci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chejuupʉ</text:p>
          </table:table-cell>
          <table:table-cell office:value-type="string">
            <text:p>ɨdʒehuupɨ</text:p>
          </table:table-cell>
          <table:table-cell/>
          <table:table-cell table:style-name="Default" office:value-type="string">
            <text:p>racimo grande de caimarones</text:p>
          </table:table-cell>
          <table:table-cell office:value-type="string">
            <text:p>fruit.sp.raci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cheñʉ</text:p>
          </table:table-cell>
          <table:table-cell office:value-type="string">
            <text:p>ɨdʒeɲɨ</text:p>
          </table:table-cell>
          <table:table-cell/>
          <table:table-cell office:value-type="string">
            <text:p>arbol caimaron</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chevʉ</text:p>
          </table:table-cell>
          <table:table-cell office:value-type="string">
            <text:p>ɨdʒeβɨ</text:p>
          </table:table-cell>
          <table:table-cell office:value-type="string">
            <text:p>[ɨdʒéβɨ]</text:p>
          </table:table-cell>
          <table:table-cell office:value-type="string">
            <text:p>especie de culebra (Dicen que si uno ve esta culebra va a suceder algo malo. Es blanca y negra.).</text:p>
          </table:table-cell>
          <table:table-cell office:value-type="string">
            <text:p>snak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ʉikʉ</text:p>
          </table:table-cell>
          <table:table-cell office:value-type="string">
            <text:p>ɨikʰɨ</text:p>
          </table:table-cell>
          <table:table-cell/>
          <table:table-cell office:value-type="string">
            <text:p>especie de pájaro (es de tamaño pequeñ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ʉjaã'capʉ</text:p>
          </table:table-cell>
          <table:table-cell office:value-type="string">
            <text:p>ɨhaãʔkapɨ</text:p>
          </table:table-cell>
          <table:table-cell/>
          <table:table-cell office:value-type="string">
            <text:p>ancho</text:p>
          </table:table-cell>
          <table:table-cell office:value-type="string">
            <text:p>wide</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ʉjacho mʉoño</text:p>
          </table:table-cell>
          <table:table-cell office:value-type="string">
            <text:p>ɨhadʒo mɨoɲo</text:p>
          </table:table-cell>
          <table:table-cell/>
          <table:table-cell office:value-type="string">
            <text:p>pulgar</text:p>
          </table:table-cell>
          <table:table-cell office:value-type="string">
            <text:p>thumb</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jacue pia</text:p>
          </table:table-cell>
          <table:table-cell office:value-type="string">
            <text:p>ɨhakue pia</text:p>
          </table:table-cell>
          <table:table-cell/>
          <table:table-cell table:style-name="ce9" office:value-type="string">
            <text:p>especie de aji (es alargado)</text:p>
          </table:table-cell>
          <table:table-cell office:value-type="string">
            <text:p>chili.pepper.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jacuecho</text:p>
          </table:table-cell>
          <table:table-cell office:value-type="string">
            <text:p>ɨhakuedʒo</text:p>
          </table:table-cell>
          <table:table-cell/>
          <table:table-cell table:style-name="Default" office:value-type="string">
            <text:p>largo</text:p>
          </table:table-cell>
          <table:table-cell office:value-type="string">
            <text:p>long</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ʉjajʉ̃tʉ</text:p>
          </table:table-cell>
          <table:table-cell office:value-type="string">
            <text:p>ɨhahɨ̃tʰɨ</text:p>
          </table:table-cell>
          <table:table-cell/>
          <table:table-cell office:value-type="string">
            <text:p>mano derecha</text:p>
          </table:table-cell>
          <table:table-cell office:value-type="string">
            <text:p>right.han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jajʉ̃tʉ cakã'ko</text:p>
          </table:table-cell>
          <table:table-cell office:value-type="string">
            <text:p>ɨhahɨ̃tʰɨ kakʰãʔkʰo</text:p>
          </table:table-cell>
          <table:table-cell/>
          <table:table-cell office:value-type="string">
            <text:p>lado derecho</text:p>
          </table:table-cell>
          <table:table-cell office:value-type="string">
            <text:p>right.sid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jakoro pia</text:p>
          </table:table-cell>
          <table:table-cell office:value-type="string">
            <text:p>ɨhakʰoro pia</text:p>
          </table:table-cell>
          <table:table-cell/>
          <table:table-cell table:style-name="ce9" office:value-type="string">
            <text:p>especie de ají (Es de tamaño grande.).</text:p>
          </table:table-cell>
          <table:table-cell office:value-type="string">
            <text:p>chili.pepper.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japʉã que'ri</text:p>
          </table:table-cell>
          <table:table-cell office:value-type="string">
            <text:p>ɨhapɨã keʔri</text:p>
          </table:table-cell>
          <table:table-cell/>
          <table:table-cell office:value-type="string">
            <text:p>viruela</text:p>
          </table:table-cell>
          <table:table-cell office:value-type="string">
            <text:p>skin.diseas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jarekocho paamʉ</text:p>
          </table:table-cell>
          <table:table-cell office:value-type="string">
            <text:p>ɨharekʰodʒo paamɨ</text:p>
          </table:table-cell>
          <table:table-cell/>
          <table:table-cell office:value-type="string">
            <text:p>ser valiente o sabio</text:p>
          </table:table-cell>
          <table:table-cell office:value-type="string">
            <text:p>be.brav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ʉjatiripʉ</text:p>
          </table:table-cell>
          <table:table-cell office:value-type="string">
            <text:p>ɨhatʰiripɨ</text:p>
          </table:table-cell>
          <table:table-cell/>
          <table:table-cell office:value-type="string">
            <text:p>grueso</text:p>
          </table:table-cell>
          <table:table-cell office:value-type="string">
            <text:p>thick</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ʉ̃jʉʉ</text:p>
          </table:table-cell>
          <table:table-cell office:value-type="string">
            <text:p>ɨ̃hɨɨ</text:p>
          </table:table-cell>
          <table:table-cell/>
          <table:table-cell office:value-type="string">
            <text:p>esposo, marido.</text:p>
          </table:table-cell>
          <table:table-cell office:value-type="string">
            <text:p>husband</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ʉ̃ke</text:p>
          </table:table-cell>
          <table:table-cell office:value-type="string">
            <text:p>ɨ̃kʰe</text:p>
          </table:table-cell>
          <table:table-cell/>
          <table:table-cell table:style-name="ce9" office:value-type="string">
            <text:p>narices</text:p>
          </table:table-cell>
          <table:table-cell office:value-type="string">
            <text:p>nostril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ʉ̃ke chã'tiro</text:p>
          </table:table-cell>
          <table:table-cell office:value-type="string">
            <text:p>ɨ̃kʰe dʒãʔtʰiro</text:p>
          </table:table-cell>
          <table:table-cell/>
          <table:table-cell table:style-name="Default" office:value-type="string">
            <text:p>extremo de la nariz, punta de la nariz.</text:p>
          </table:table-cell>
          <table:table-cell office:value-type="string">
            <text:p>nose.poi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ke coje</text:p>
          </table:table-cell>
          <table:table-cell office:value-type="string">
            <text:p>ɨ̃kʰe kohe</text:p>
          </table:table-cell>
          <table:table-cell/>
          <table:table-cell table:style-name="Default" office:value-type="string">
            <text:p>nariz, orificio de la nariz</text:p>
          </table:table-cell>
          <table:table-cell office:value-type="string">
            <text:p>nostri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ke cojña</text:p>
          </table:table-cell>
          <table:table-cell office:value-type="string">
            <text:p>ɨ̃kʰe koñ̥a</text:p>
          </table:table-cell>
          <table:table-cell/>
          <table:table-cell office:value-type="string">
            <text:p>narices</text:p>
          </table:table-cell>
          <table:table-cell office:value-type="string">
            <text:p>nostrils</text:p>
          </table:table-cell>
          <table:table-cell table:number-columns-repeated="10"/>
          <table:table-cell office:value-type="string">
            <text:p>s.in.pl.</text:p>
          </table:table-cell>
          <table:table-cell table:number-columns-repeated="237"/>
        </table:table-row>
        <table:table-row table:style-name="ro2">
          <table:table-cell table:number-columns-repeated="3"/>
          <table:table-cell office:value-type="string">
            <text:p>ʉ̃kepʉ</text:p>
          </table:table-cell>
          <table:table-cell office:value-type="string">
            <text:p>ɨ̃kʰepɨ</text:p>
          </table:table-cell>
          <table:table-cell/>
          <table:table-cell office:value-type="string">
            <text:p>nariz</text:p>
          </table:table-cell>
          <table:table-cell office:value-type="string">
            <text:p>nos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kesaivʉ</text:p>
          </table:table-cell>
          <table:table-cell office:value-type="string">
            <text:p>ɨ̃kʰesaiβɨ</text:p>
          </table:table-cell>
          <table:table-cell/>
          <table:table-cell office:value-type="string">
            <text:p>lomo de la nariz</text:p>
          </table:table-cell>
          <table:table-cell office:value-type="string">
            <text:p>nose.brid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ketʉ'kapʉ</text:p>
          </table:table-cell>
          <table:table-cell office:value-type="string">
            <text:p>ɨ̃kʰetʰɨʔkʰapɨ</text:p>
          </table:table-cell>
          <table:table-cell/>
          <table:table-cell office:value-type="string">
            <text:p>adorno de la nariz, nariguera (No se usan estos adornos hoy en día.).</text:p>
          </table:table-cell>
          <table:table-cell office:value-type="string">
            <text:p>nose.orname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ko</text:p>
          </table:table-cell>
          <table:table-cell office:value-type="string">
            <text:p>ɨkʰo</text:p>
          </table:table-cell>
          <table:table-cell/>
          <table:table-cell table:style-name="ce9" office:value-type="string">
            <text:p>remedio, droga (Cualquier clase de medicina que se usa para curar enfermedades.). Uso: La variación âko no se usa hoy en día.</text:p>
          </table:table-cell>
          <table:table-cell office:value-type="string">
            <text:p>medicin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ʉko juhamʉ</text:p>
          </table:table-cell>
          <table:table-cell office:value-type="string">
            <text:p>ɨkʰo huhamɨ</text:p>
          </table:table-cell>
          <table:table-cell/>
          <table:table-cell table:style-name="ce9" office:value-type="string">
            <text:p>aplicar inyección</text:p>
          </table:table-cell>
          <table:table-cell office:value-type="string">
            <text:p>inject.medicin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ʉko juhañaka</text:p>
          </table:table-cell>
          <table:table-cell office:value-type="string">
            <text:p>ɨkʰo huhaɲakʰa</text:p>
          </table:table-cell>
          <table:table-cell/>
          <table:table-cell table:style-name="Default" office:value-type="string">
            <text:p>jeringa, aguja de jeringa</text:p>
          </table:table-cell>
          <table:table-cell office:value-type="string">
            <text:p>syrin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ko juhatʉopʉ</text:p>
          </table:table-cell>
          <table:table-cell office:value-type="string">
            <text:p>ɨkʰo huhatʰɨopɨ</text:p>
          </table:table-cell>
          <table:table-cell/>
          <table:table-cell office:value-type="string">
            <text:p>jeringa</text:p>
          </table:table-cell>
          <table:table-cell office:value-type="string">
            <text:p>syrin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ko kẽ'kerʉ</text:p>
          </table:table-cell>
          <table:table-cell office:value-type="string">
            <text:p>ɨkʰo kʰẽʔkʰerɨ</text:p>
          </table:table-cell>
          <table:table-cell/>
          <table:table-cell office:value-type="string">
            <text:p>unidad de medicina (tableta, pastilla, capsula, etc), pedacito de tableta</text:p>
          </table:table-cell>
          <table:table-cell office:value-type="string">
            <text:p>medicine.uni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ko vʉ'e</text:p>
          </table:table-cell>
          <table:table-cell office:value-type="string">
            <text:p>ɨkʰo βɨʔe</text:p>
          </table:table-cell>
          <table:table-cell/>
          <table:table-cell office:value-type="string">
            <text:p>hospital, puesto de salud (Establecimiento donde reciben asistencia los enfermos y heridos.).</text:p>
          </table:table-cell>
          <table:table-cell office:value-type="string">
            <text:p>medicine.hous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koa</text:p>
          </table:table-cell>
          <table:table-cell office:value-type="string">
            <text:p>ɨkʰoa</text:p>
          </table:table-cell>
          <table:table-cell/>
          <table:table-cell office:value-type="string">
            <text:p>pastilla, tableta</text:p>
          </table:table-cell>
          <table:table-cell office:value-type="string">
            <text:p>medicine.table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koñaka</text:p>
          </table:table-cell>
          <table:table-cell office:value-type="string">
            <text:p>ɨkʰoɲakʰa</text:p>
          </table:table-cell>
          <table:table-cell/>
          <table:table-cell office:value-type="string">
            <text:p>jeringa, aguja de jeringa</text:p>
          </table:table-cell>
          <table:table-cell office:value-type="string">
            <text:p>syrin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kora'ka</text:p>
          </table:table-cell>
          <table:table-cell office:value-type="string">
            <text:p>ɨkʰoraʔkʰa</text:p>
          </table:table-cell>
          <table:table-cell/>
          <table:table-cell office:value-type="string">
            <text:p>medicina liquida</text:p>
          </table:table-cell>
          <table:table-cell office:value-type="string">
            <text:p>medicine.liqui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memʉ</text:p>
          </table:table-cell>
          <table:table-cell office:value-type="string">
            <text:p>ɨmemɨ</text:p>
          </table:table-cell>
          <table:table-cell office:value-type="string">
            <text:p>[ɨ́mémɨ]</text:p>
          </table:table-cell>
          <table:table-cell table:style-name="ce9" office:value-type="string">
            <text:p>acostarse</text:p>
          </table:table-cell>
          <table:table-cell office:value-type="string">
            <text:p>lie.down.VI</text:p>
          </table:table-cell>
          <table:table-cell table:number-columns-repeated="10"/>
          <table:table-cell office:value-type="string">
            <text:p>v.i.</text:p>
          </table:table-cell>
          <table:table-cell table:number-columns-repeated="237"/>
        </table:table-row>
        <table:table-row table:style-name="ro3">
          <table:table-cell table:number-columns-repeated="3"/>
          <table:table-cell office:value-type="string">
            <text:p>ʉmʉ</text:p>
          </table:table-cell>
          <table:table-cell office:value-type="string">
            <text:p>ɨmɨ</text:p>
          </table:table-cell>
          <table:table-cell/>
          <table:table-cell table:style-name="ce9" office:value-type="string">
            <text:p>arriba</text:p>
          </table:table-cell>
          <table:table-cell office:value-type="string">
            <text:p>above</text:p>
          </table:table-cell>
          <table:table-cell table:number-columns-repeated="10"/>
          <table:table-cell office:value-type="string">
            <text:p>adv.</text:p>
          </table:table-cell>
          <table:table-cell table:number-columns-repeated="237"/>
        </table:table-row>
        <table:table-row table:style-name="ro3">
          <table:table-cell table:number-columns-repeated="3"/>
          <table:table-cell office:value-type="string">
            <text:p>ʉmʉ</text:p>
          </table:table-cell>
          <table:table-cell office:value-type="string">
            <text:p>ɨmɨ</text:p>
          </table:table-cell>
          <table:table-cell/>
          <table:table-cell office:value-type="string">
            <text:p>alto</text:p>
          </table:table-cell>
          <table:table-cell office:value-type="string">
            <text:p>high</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ʉmʉ aña</text:p>
          </table:table-cell>
          <table:table-cell office:value-type="string">
            <text:p>ɨmɨ aɲa</text:p>
          </table:table-cell>
          <table:table-cell/>
          <table:table-cell office:value-type="string">
            <text:p>especie de culebra (Es de color amarillo y negro; vive en los árboles.).</text:p>
          </table:table-cell>
          <table:table-cell office:value-type="string">
            <text:p>snak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ʉmʉ je'na</text:p>
          </table:table-cell>
          <table:table-cell office:value-type="string">
            <text:p>ɨmɨ heʔna</text:p>
          </table:table-cell>
          <table:table-cell/>
          <table:table-cell office:value-type="string">
            <text:p>especie de pez cucha. Ancistrus sp</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ʉmʉ jñata</text:p>
          </table:table-cell>
          <table:table-cell office:value-type="string">
            <text:p>ɨmɨ ñ̥atʰa</text:p>
          </table:table-cell>
          <table:table-cell/>
          <table:table-cell office:value-type="string">
            <text:p>especie de hormiga conga</text:p>
          </table:table-cell>
          <table:table-cell office:value-type="string">
            <text:p>an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ʉmʉ kachapa pa'ivʉ'e</text:p>
          </table:table-cell>
          <table:table-cell office:value-type="string">
            <text:p>ɨmɨ kʰadʒapa paʔiβɨʔe</text:p>
          </table:table-cell>
          <table:table-cell/>
          <table:table-cell table:style-name="ce9" office:value-type="string">
            <text:p>casa con piso elevado</text:p>
          </table:table-cell>
          <table:table-cell office:value-type="string">
            <text:p>house.on.stilt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mʉ nʉkamʉ</text:p>
          </table:table-cell>
          <table:table-cell office:value-type="string">
            <text:p>ɨmɨ nɨkʰamɨ</text:p>
          </table:table-cell>
          <table:table-cell/>
          <table:table-cell table:style-name="Default" office:value-type="string">
            <text:p>ser alto (una personal)</text:p>
          </table:table-cell>
          <table:table-cell office:value-type="string">
            <text:p>be.tall.HUMAN.SJ</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ʉmʉ nʉkavʉ'e</text:p>
          </table:table-cell>
          <table:table-cell office:value-type="string">
            <text:p>ɨmɨ nɨkʰaβɨʔe</text:p>
          </table:table-cell>
          <table:table-cell/>
          <table:table-cell office:value-type="string">
            <text:p>edificio alto</text:p>
          </table:table-cell>
          <table:table-cell office:value-type="string">
            <text:p>tall.buildin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mʉ pa'ivʉ'e</text:p>
          </table:table-cell>
          <table:table-cell office:value-type="string">
            <text:p>ɨmɨ paʔiβɨʔe</text:p>
          </table:table-cell>
          <table:table-cell/>
          <table:table-cell table:style-name="ce9" office:value-type="string">
            <text:p>edificio alto</text:p>
          </table:table-cell>
          <table:table-cell office:value-type="string">
            <text:p>tall.buildin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mʉ peoko</text:p>
          </table:table-cell>
          <table:table-cell office:value-type="string">
            <text:p>ɨmɨ peokʰo</text:p>
          </table:table-cell>
          <table:table-cell/>
          <table:table-cell table:style-name="ce9" office:value-type="string">
            <text:p>soltera</text:p>
          </table:table-cell>
          <table:table-cell office:value-type="string">
            <text:p>single.woma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ʉmʉ rʉ̃imʉ</text:p>
          </table:table-cell>
          <table:table-cell office:value-type="string">
            <text:p>ɨmɨ rɨ̃imɨ</text:p>
          </table:table-cell>
          <table:table-cell/>
          <table:table-cell table:style-name="ce9" office:value-type="string">
            <text:p>ser alto (un animal)</text:p>
          </table:table-cell>
          <table:table-cell office:value-type="string">
            <text:p>be.tall.ANIM.SJ</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3">
          <table:table-cell table:number-columns-repeated="3"/>
          <table:table-cell office:value-type="string">
            <text:p>ʉmʉ rʉ̃ivʉ'e</text:p>
          </table:table-cell>
          <table:table-cell office:value-type="string">
            <text:p>ɨmɨ rɨ̃iβɨʔe</text:p>
          </table:table-cell>
          <table:table-cell/>
          <table:table-cell table:style-name="ce9" office:value-type="string">
            <text:p>torre, edificio alto.</text:p>
          </table:table-cell>
          <table:table-cell office:value-type="string">
            <text:p>tall.buildin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mʉca cajecheja</text:p>
          </table:table-cell>
          <table:table-cell office:value-type="string">
            <text:p>ɨmɨka kahedʒeha</text:p>
          </table:table-cell>
          <table:table-cell/>
          <table:table-cell table:style-name="ce9" office:value-type="string">
            <text:p>aeropuerto. 2. pista de aterrizaje</text:p>
          </table:table-cell>
          <table:table-cell office:value-type="string">
            <text:p>landing.stri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mʉca kue'chaka</text:p>
          </table:table-cell>
          <table:table-cell office:value-type="string">
            <text:p>ɨmɨka kʰueʔdʒakʰa</text:p>
          </table:table-cell>
          <table:table-cell/>
          <table:table-cell table:style-name="ce9" office:value-type="string">
            <text:p>ala de avion</text:p>
          </table:table-cell>
          <table:table-cell office:value-type="string">
            <text:p>airplane.win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mʉcara'vʉrʉ</text:p>
          </table:table-cell>
          <table:table-cell office:value-type="string">
            <text:p>ɨmɨkaraʔβɨrɨ</text:p>
          </table:table-cell>
          <table:table-cell/>
          <table:table-cell office:value-type="string">
            <text:p>avioneta</text:p>
          </table:table-cell>
          <table:table-cell office:value-type="string">
            <text:p>airplan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mʉcavʉ</text:p>
          </table:table-cell>
          <table:table-cell office:value-type="string">
            <text:p>ɨmɨkaβɨ</text:p>
          </table:table-cell>
          <table:table-cell/>
          <table:table-cell table:style-name="ce9" office:value-type="string">
            <text:p>avion</text:p>
          </table:table-cell>
          <table:table-cell office:value-type="string">
            <text:p>airplan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mʉcavʉ te'reva</text:p>
          </table:table-cell>
          <table:table-cell office:value-type="string">
            <text:p>ɨmɨkaβɨ tʰeʔreβa</text:p>
          </table:table-cell>
          <table:table-cell/>
          <table:table-cell office:value-type="string">
            <text:p>cola de avion</text:p>
          </table:table-cell>
          <table:table-cell office:value-type="string">
            <text:p>airplane.tai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mʉneemo</text:p>
          </table:table-cell>
          <table:table-cell office:value-type="string">
            <text:p>ɨmɨneemo</text:p>
          </table:table-cell>
          <table:table-cell/>
          <table:table-cell table:style-name="ce9" office:value-type="string">
            <text:p>desear mucho a (los hombres), coquetear, ser caprichosa.</text:p>
          </table:table-cell>
          <table:table-cell office:value-type="string">
            <text:p>be.promiscuous.woma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ʉmʉtoachoovʉ</text:p>
          </table:table-cell>
          <table:table-cell office:value-type="string">
            <text:p>ɨmɨtʰoadʒooβɨ</text:p>
          </table:table-cell>
          <table:table-cell/>
          <table:table-cell office:value-type="string">
            <text:p>avion</text:p>
          </table:table-cell>
          <table:table-cell office:value-type="string">
            <text:p>airplane</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table:style-name="Default" office:value-type="string">
            <text:p>ʉmʉʉ</text:p>
          </table:table-cell>
          <table:table-cell table:style-name="Default" office:value-type="string">
            <text:p>ɨmɨɨ</text:p>
          </table:table-cell>
          <table:table-cell table:style-name="Default"/>
          <table:table-cell table:style-name="ce9" office:value-type="string">
            <text:p>hombre</text:p>
          </table:table-cell>
          <table:table-cell office:value-type="string">
            <text:p>man</text:p>
          </table:table-cell>
          <table:table-cell table:number-columns-repeated="10"/>
          <table:table-cell table:style-name="Default" office:value-type="string">
            <text:p>s.an.</text:p>
          </table:table-cell>
          <table:table-cell table:number-columns-repeated="237"/>
        </table:table-row>
        <table:table-row table:style-name="ro2">
          <table:table-cell table:number-columns-repeated="3"/>
          <table:table-cell office:value-type="string">
            <text:p>ʉña</text:p>
          </table:table-cell>
          <table:table-cell office:value-type="string">
            <text:p>ɨɲa</text:p>
          </table:table-cell>
          <table:table-cell/>
          <table:table-cell office:value-type="string">
            <text:p>altos (seres animados)</text:p>
          </table:table-cell>
          <table:table-cell office:value-type="string">
            <text:p>tall.ANIM.PL.</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ʉña nʉkame</text:p>
          </table:table-cell>
          <table:table-cell office:value-type="string">
            <text:p>ɨɲa nɨkʰame</text:p>
          </table:table-cell>
          <table:table-cell/>
          <table:table-cell office:value-type="string">
            <text:p>ser altos (varias personas)</text:p>
          </table:table-cell>
          <table:table-cell office:value-type="string">
            <text:p>be.tall.PL.SJ</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ʉne</text:p>
          </table:table-cell>
          <table:table-cell office:value-type="string">
            <text:p>ɨne</text:p>
          </table:table-cell>
          <table:table-cell/>
          <table:table-cell office:value-type="string">
            <text:p>palmas o frutos de chontaduro, cachipay, pupuña.</text:p>
          </table:table-cell>
          <table:table-cell office:value-type="string">
            <text:p>peach.palm.fruits</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ʉne cãpʉ</text:p>
          </table:table-cell>
          <table:table-cell office:value-type="string">
            <text:p>ɨne kãpɨ</text:p>
          </table:table-cell>
          <table:table-cell/>
          <table:table-cell office:value-type="string">
            <text:p><text:s/>especie de bagre. Hemisorubim platyrhynchos.</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ʉne cono</text:p>
          </table:table-cell>
          <table:table-cell office:value-type="string">
            <text:p>ɨne kono</text:p>
          </table:table-cell>
          <table:table-cell/>
          <table:table-cell office:value-type="string">
            <text:p>chicha de chontaduro</text:p>
          </table:table-cell>
          <table:table-cell office:value-type="string">
            <text:p>peach.palm.be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ne miu</text:p>
          </table:table-cell>
          <table:table-cell office:value-type="string">
            <text:p>ɨne miu</text:p>
          </table:table-cell>
          <table:table-cell/>
          <table:table-cell office:value-type="string">
            <text:p>espinas de la palma de chontaduro, cachipay, pupuña.</text:p>
          </table:table-cell>
          <table:table-cell office:value-type="string">
            <text:p>peach.palm.spines</text:p>
          </table:table-cell>
          <table:table-cell table:number-columns-repeated="10"/>
          <table:table-cell office:value-type="string">
            <text:p>s.in.pl.</text:p>
          </table:table-cell>
          <table:table-cell table:number-columns-repeated="237"/>
        </table:table-row>
        <table:table-row table:style-name="ro2">
          <table:table-cell table:number-columns-repeated="3"/>
          <table:table-cell office:value-type="string">
            <text:p>ʉne o'nno</text:p>
          </table:table-cell>
          <table:table-cell office:value-type="string">
            <text:p>ɨne oʔnno</text:p>
          </table:table-cell>
          <table:table-cell/>
          <table:table-cell office:value-type="string">
            <text:p>especie de cucarrón (Trozan las palmas de chontaduro cuando están pequeñas y por eso se mueren.). Coleópteros (sp)</text:p>
          </table:table-cell>
          <table:table-cell office:value-type="string">
            <text:p>beetle.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ʉne piniño</text:p>
          </table:table-cell>
          <table:table-cell office:value-type="string">
            <text:p>ɨne piniɲo</text:p>
          </table:table-cell>
          <table:table-cell/>
          <table:table-cell office:value-type="string">
            <text:p>especie de pez anguila (Es muy pequeño.). </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ʉne pitua</text:p>
          </table:table-cell>
          <table:table-cell office:value-type="string">
            <text:p>ɨne pitʰua</text:p>
          </table:table-cell>
          <table:table-cell/>
          <table:table-cell office:value-type="string">
            <text:p>semilla de chontaduro, cachipay, pupuña</text:p>
          </table:table-cell>
          <table:table-cell office:value-type="string">
            <text:p>peach.palm.see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nejuupʉ</text:p>
          </table:table-cell>
          <table:table-cell office:value-type="string">
            <text:p>ɨnehuupɨ</text:p>
          </table:table-cell>
          <table:table-cell/>
          <table:table-cell office:value-type="string">
            <text:p>racimo de chontaduro, cachipay, pupuña</text:p>
          </table:table-cell>
          <table:table-cell office:value-type="string">
            <text:p>peach.palm.raci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neñʉ</text:p>
          </table:table-cell>
          <table:table-cell office:value-type="string">
            <text:p>ɨneɲɨ</text:p>
          </table:table-cell>
          <table:table-cell/>
          <table:table-cell office:value-type="string">
            <text:p>palma de chontaduro</text:p>
          </table:table-cell>
          <table:table-cell office:value-type="string">
            <text:p>peach.palm.tr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nepo</text:p>
          </table:table-cell>
          <table:table-cell office:value-type="string">
            <text:p>ɨnepo</text:p>
          </table:table-cell>
          <table:table-cell/>
          <table:table-cell office:value-type="string">
            <text:p>chagra, sembrado de chontaduro, cachipay, pupuña</text:p>
          </table:table-cell>
          <table:table-cell office:value-type="string">
            <text:p>peach.palm.garde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nepʉ</text:p>
          </table:table-cell>
          <table:table-cell office:value-type="string">
            <text:p>ɨnepɨ</text:p>
          </table:table-cell>
          <table:table-cell/>
          <table:table-cell office:value-type="string">
            <text:p>fruta de chontaduro, cachipay, pupuña; bulto de chontaduro, cachipay, pupuña</text:p>
          </table:table-cell>
          <table:table-cell office:value-type="string">
            <text:p>peach.palm.frui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neroño</text:p>
          </table:table-cell>
          <table:table-cell office:value-type="string">
            <text:p>ɨneroɲo</text:p>
          </table:table-cell>
          <table:table-cell/>
          <table:table-cell table:style-name="ce9" office:value-type="string">
            <text:p>chicharra, chicharras (Son muy inteligentes. Cantan cada año en el mes de agosto hasta el cambio de la estación.). </text:p>
          </table:table-cell>
          <table:table-cell office:value-type="string">
            <text:p>insect.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ʉo cha'amʉ</text:p>
          </table:table-cell>
          <table:table-cell office:value-type="string">
            <text:p>ɨo dʒaʔamɨ</text:p>
          </table:table-cell>
          <table:table-cell/>
          <table:table-cell table:style-name="ce9" office:value-type="string">
            <text:p>bostezar</text:p>
          </table:table-cell>
          <table:table-cell office:value-type="string">
            <text:p>yawn.V</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ʉo i'kamʉ</text:p>
          </table:table-cell>
          <table:table-cell office:value-type="string">
            <text:p>ɨo iʔkʰamɨ</text:p>
          </table:table-cell>
          <table:table-cell/>
          <table:table-cell table:style-name="ce9" office:value-type="string">
            <text:p>hablar dormido</text:p>
          </table:table-cell>
          <table:table-cell office:value-type="string">
            <text:p>speak.with.sleepy.voic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ʉo kãni ñamʉ</text:p>
          </table:table-cell>
          <table:table-cell office:value-type="string">
            <text:p>ɨo kʰãni ɲamɨ</text:p>
          </table:table-cell>
          <table:table-cell/>
          <table:table-cell table:style-name="ce9" office:value-type="string">
            <text:p>soñar</text:p>
          </table:table-cell>
          <table:table-cell office:value-type="string">
            <text:p>dream.V</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ʉoa</text:p>
          </table:table-cell>
          <table:table-cell office:value-type="string">
            <text:p>ɨoa</text:p>
          </table:table-cell>
          <table:table-cell/>
          <table:table-cell office:value-type="string">
            <text:p>bombillo de linterna</text:p>
          </table:table-cell>
          <table:table-cell office:value-type="string">
            <text:p>lightbulb</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ocho</text:p>
          </table:table-cell>
          <table:table-cell office:value-type="string">
            <text:p>ɨodʒo</text:p>
          </table:table-cell>
          <table:table-cell/>
          <table:table-cell office:value-type="string">
            <text:p>vela, esperma</text:p>
          </table:table-cell>
          <table:table-cell office:value-type="string">
            <text:p>cand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okʉache jʉvo koka peomʉ</text:p>
          </table:table-cell>
          <table:table-cell office:value-type="string">
            <text:p>ɨokʰɨadʒe hɨβo kʰokʰa peomɨ</text:p>
          </table:table-cell>
          <table:table-cell/>
          <table:table-cell office:value-type="string">
            <text:p>no poder aguantar (el sueño)</text:p>
          </table:table-cell>
          <table:table-cell office:value-type="string">
            <text:p>not.withstand.sleep</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ʉokʉamʉ</text:p>
          </table:table-cell>
          <table:table-cell office:value-type="string">
            <text:p>ɨokʰɨamɨ</text:p>
          </table:table-cell>
          <table:table-cell office:value-type="string">
            <text:p>[ɨ́ókʰɨ́amɨ]</text:p>
          </table:table-cell>
          <table:table-cell table:style-name="ce9" office:value-type="string">
            <text:p>tener sueño</text:p>
          </table:table-cell>
          <table:table-cell office:value-type="string">
            <text:p>be.sleep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ʉomʉ</text:p>
          </table:table-cell>
          <table:table-cell office:value-type="string">
            <text:p>ɨomɨ</text:p>
          </table:table-cell>
          <table:table-cell/>
          <table:table-cell table:style-name="Default" office:value-type="string">
            <text:p>quemar</text:p>
          </table:table-cell>
          <table:table-cell office:value-type="string">
            <text:p>burn.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ʉopʉ</text:p>
          </table:table-cell>
          <table:table-cell office:value-type="string">
            <text:p>ɨopɨ</text:p>
          </table:table-cell>
          <table:table-cell/>
          <table:table-cell office:value-type="string">
            <text:p>lampara; bombillo electrico, bombillo de corriente; linterna</text:p>
          </table:table-cell>
          <table:table-cell office:value-type="string">
            <text:p>lightbulb</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otʉ'kapʉ</text:p>
          </table:table-cell>
          <table:table-cell office:value-type="string">
            <text:p>ɨotʰɨʔkʰapɨ</text:p>
          </table:table-cell>
          <table:table-cell/>
          <table:table-cell table:style-name="ce9" office:value-type="string">
            <text:p>linterna</text:p>
          </table:table-cell>
          <table:table-cell office:value-type="string">
            <text:p>flashligh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otʉopʉ</text:p>
          </table:table-cell>
          <table:table-cell office:value-type="string">
            <text:p>ɨotʰɨopɨ</text:p>
          </table:table-cell>
          <table:table-cell/>
          <table:table-cell table:style-name="Default" office:value-type="string">
            <text:p>lampara de mecha</text:p>
          </table:table-cell>
          <table:table-cell office:value-type="string">
            <text:p>wick.lam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que</text:p>
          </table:table-cell>
          <table:table-cell office:value-type="string">
            <text:p>ɨ̃ke</text:p>
          </table:table-cell>
          <table:table-cell/>
          <table:table-cell table:style-name="Default" office:value-type="string">
            <text:p>qué</text:p>
          </table:table-cell>
          <table:table-cell office:value-type="string">
            <text:p>INTERR.PRO</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ʉ̃que chini</text:p>
          </table:table-cell>
          <table:table-cell office:value-type="string">
            <text:p>ɨ̃ke dʒini</text:p>
          </table:table-cell>
          <table:table-cell/>
          <table:table-cell office:value-type="string">
            <text:p>por qué, para qué</text:p>
          </table:table-cell>
          <table:table-cell office:value-type="string">
            <text:p>iNTERR.PRO.REAS</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ʉ̃que hora</text:p>
          </table:table-cell>
          <table:table-cell office:value-type="string">
            <text:p>ɨ̃ke hora</text:p>
          </table:table-cell>
          <table:table-cell/>
          <table:table-cell office:value-type="string">
            <text:p>a qué horas</text:p>
          </table:table-cell>
          <table:table-cell office:value-type="string">
            <text:p>INTERR.PRO.TIME</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ʉ̃que pakʉ</text:p>
          </table:table-cell>
          <table:table-cell office:value-type="string">
            <text:p>ɨ̃ke pakʰɨ</text:p>
          </table:table-cell>
          <table:table-cell/>
          <table:table-cell office:value-type="string">
            <text:p>qué hubo, qué pasó</text:p>
          </table:table-cell>
          <table:table-cell office:value-type="string">
            <text:p>INTERR.GEN</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ʉ̃quena</text:p>
          </table:table-cell>
          <table:table-cell office:value-type="string">
            <text:p>ɨ̃kena</text:p>
          </table:table-cell>
          <table:table-cell/>
          <table:table-cell office:value-type="string">
            <text:p>quienes, cuales</text:p>
          </table:table-cell>
          <table:table-cell office:value-type="string">
            <text:p>INTERR.PRO</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ʉ̃quepʉ ta'pimʉ</text:p>
          </table:table-cell>
          <table:table-cell office:value-type="string">
            <text:p>ɨ̃kepɨ tʰaʔpimɨ</text:p>
          </table:table-cell>
          <table:table-cell/>
          <table:table-cell office:value-type="string">
            <text:p>taparse (la nariz)</text:p>
          </table:table-cell>
          <table:table-cell office:value-type="string">
            <text:p>get.stuffy.nos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ʉ̃quere</text:p>
          </table:table-cell>
          <table:table-cell office:value-type="string">
            <text:p>ɨ̃kere</text:p>
          </table:table-cell>
          <table:table-cell/>
          <table:table-cell table:style-name="ce9" office:value-type="string">
            <text:p>qué</text:p>
          </table:table-cell>
          <table:table-cell office:value-type="string">
            <text:p>INTERR.PRO</text:p>
          </table:table-cell>
          <table:table-cell table:number-columns-repeated="10"/>
          <table:table-cell office:value-type="string">
            <text:p>interr.</text:p>
          </table:table-cell>
          <table:table-cell table:number-columns-repeated="237"/>
        </table:table-row>
        <table:table-row table:style-name="ro2">
          <table:table-cell table:number-columns-repeated="3"/>
          <table:table-cell office:value-type="string">
            <text:p>ʉ̃semʉ</text:p>
          </table:table-cell>
          <table:table-cell office:value-type="string">
            <text:p>ɨ̃semɨ</text:p>
          </table:table-cell>
          <table:table-cell office:value-type="string">
            <text:p>[ɨ̃sémɨ]</text:p>
          </table:table-cell>
          <table:table-cell table:style-name="ce9" office:value-type="string">
            <text:p>prohibir, impedir, vedar.</text:p>
          </table:table-cell>
          <table:table-cell office:value-type="string">
            <text:p>preven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ʉ̃so phẽ'phe</text:p>
          </table:table-cell>
          <table:table-cell office:value-type="string">
            <text:p>ɨ̃so pʰẽʔpʰe</text:p>
          </table:table-cell>
          <table:table-cell/>
          <table:table-cell table:style-name="ce9" office:value-type="string">
            <text:p>pez cucharo. Sorubim lima.</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ʉ̃sʉpo'te</text:p>
          </table:table-cell>
          <table:table-cell office:value-type="string">
            <text:p>ɨ̃sɨpoʔtʰe</text:p>
          </table:table-cell>
          <table:table-cell/>
          <table:table-cell table:style-name="Default" office:value-type="string">
            <text:p>gallito azul. Porphyrula martinica.</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ʉ̃sʉrʉmʉ</text:p>
          </table:table-cell>
          <table:table-cell office:value-type="string">
            <text:p>ɨ̃sɨrɨmɨ</text:p>
          </table:table-cell>
          <table:table-cell/>
          <table:table-cell office:value-type="string">
            <text:p>verano</text:p>
          </table:table-cell>
          <table:table-cell office:value-type="string">
            <text:p>summ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sʉrʉmʉ pa'iche</text:p>
          </table:table-cell>
          <table:table-cell office:value-type="string">
            <text:p>ɨ̃sɨrɨmɨ paʔidʒe</text:p>
          </table:table-cell>
          <table:table-cell/>
          <table:table-cell table:style-name="ce9" office:value-type="string">
            <text:p>cada año</text:p>
          </table:table-cell>
          <table:table-cell office:value-type="string">
            <text:p>every.yea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sʉta'ra pũ'su</text:p>
          </table:table-cell>
          <table:table-cell office:value-type="string">
            <text:p>ɨ̃sɨtʰaʔra pũʔsu</text:p>
          </table:table-cell>
          <table:table-cell/>
          <table:table-cell table:style-name="ce9" office:value-type="string">
            <text:p><text:s/>especie de grillo (Es de tamaño muy grande; se cree que cuando este grillo acerca a la casa uno puede enfermarse.).</text:p>
          </table:table-cell>
          <table:table-cell office:value-type="string">
            <text:p>insec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ʉ̃sʉta'rañʉ</text:p>
          </table:table-cell>
          <table:table-cell office:value-type="string">
            <text:p>ɨ̃sɨtʰaʔraɲɨ</text:p>
          </table:table-cell>
          <table:table-cell/>
          <table:table-cell office:value-type="string">
            <text:p>especie de árbol (Sirve para hacer vigas de las casas.).</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ʉ̃sʉʉ</text:p>
          </table:table-cell>
          <table:table-cell office:value-type="string">
            <text:p>ɨ̃sɨɨ</text:p>
          </table:table-cell>
          <table:table-cell/>
          <table:table-cell office:value-type="string">
            <text:p>sol</text:p>
          </table:table-cell>
          <table:table-cell office:value-type="string">
            <text:p>Su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ʉ̃sʉʉ ca'namʉ</text:p>
          </table:table-cell>
          <table:table-cell office:value-type="string">
            <text:p>ɨ̃sɨɨ kaʔnamɨ</text:p>
          </table:table-cell>
          <table:table-cell/>
          <table:table-cell office:value-type="string">
            <text:p>sudar, transpirar</text:p>
          </table:table-cell>
          <table:table-cell office:value-type="string">
            <text:p>swea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ʉ̃sʉʉ ñamakarʉ</text:p>
          </table:table-cell>
          <table:table-cell office:value-type="string">
            <text:p>ɨ̃sɨɨ ɲamakʰarɨ</text:p>
          </table:table-cell>
          <table:table-cell/>
          <table:table-cell table:style-name="ce9" office:value-type="string">
            <text:p>reloj</text:p>
          </table:table-cell>
          <table:table-cell office:value-type="string">
            <text:p>cloc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to ãu</text:p>
          </table:table-cell>
          <table:table-cell office:value-type="string">
            <text:p>ɨ̃tʰo ãu</text:p>
          </table:table-cell>
          <table:table-cell office:value-type="string">
            <text:p>[ɨ̃tó ãu]</text:p>
          </table:table-cell>
          <table:table-cell table:style-name="Default" office:value-type="string">
            <text:p>casabe (hecho de yuca madura).</text:p>
          </table:table-cell>
          <table:table-cell office:value-type="string">
            <text:p>manioc.brea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ʉ̃to sʉmʉ</text:p>
          </table:table-cell>
          <table:table-cell office:value-type="string">
            <text:p>ɨ̃tʰo sɨmɨ</text:p>
          </table:table-cell>
          <table:table-cell/>
          <table:table-cell office:value-type="string">
            <text:p>oler feo, estar hediondo</text:p>
          </table:table-cell>
          <table:table-cell office:value-type="string">
            <text:p>issue.bad.smell</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a'chamʉ</text:p>
          </table:table-cell>
          <table:table-cell office:value-type="string">
            <text:p>βaʔdʒamɨ</text:p>
          </table:table-cell>
          <table:table-cell/>
          <table:table-cell office:value-type="string">
            <text:p>abrir (las piernas)</text:p>
          </table:table-cell>
          <table:table-cell office:value-type="string">
            <text:p>open.legs.VT.SINGL</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a'emʉ</text:p>
          </table:table-cell>
          <table:table-cell office:value-type="string">
            <text:p>βaʔemɨ</text:p>
          </table:table-cell>
          <table:table-cell/>
          <table:table-cell office:value-type="string">
            <text:p>abrir y cerrar (las piernas varias veces). V: va'chamù. 2. quitar (el colino de piña). Uso: Los que hablan el dialecto koreguaje-puro no usan esta palabra con el sentido ‘quitar el colino de piña’.</text:p>
          </table:table-cell>
          <table:table-cell office:value-type="string">
            <text:p>open.legs.VT.PLAC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ã'emʉ</text:p>
          </table:table-cell>
          <table:table-cell office:value-type="string">
            <text:p>βãʔemɨ</text:p>
          </table:table-cell>
          <table:table-cell office:value-type="string">
            <text:p>[βãʔémɨ]</text:p>
          </table:table-cell>
          <table:table-cell office:value-type="string">
            <text:p>quitar (el retoño de una mata, el gajo de plátano o banano, el colino de piña), desgajar.</text:p>
          </table:table-cell>
          <table:table-cell office:value-type="string">
            <text:p>remove.from.bunch.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a'i</text:p>
          </table:table-cell>
          <table:table-cell office:value-type="string">
            <text:p>βaʔi</text:p>
          </table:table-cell>
          <table:table-cell/>
          <table:table-cell office:value-type="string">
            <text:p>carne; pescado; pez; animales</text:p>
          </table:table-cell>
          <table:table-cell office:value-type="string">
            <text:p>meat</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i cha'añʉ</text:p>
          </table:table-cell>
          <table:table-cell office:value-type="string">
            <text:p>βaʔi dʒaʔaɲɨ</text:p>
          </table:table-cell>
          <table:table-cell/>
          <table:table-cell office:value-type="string">
            <text:p>especie de árbol frutal silvestre.</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i cha'apʉ</text:p>
          </table:table-cell>
          <table:table-cell office:value-type="string">
            <text:p>βaʔi dʒaʔapɨ</text:p>
          </table:table-cell>
          <table:table-cell/>
          <table:table-cell office:value-type="string">
            <text:p>especie de fruta</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i chorʉ</text:p>
          </table:table-cell>
          <table:table-cell office:value-type="string">
            <text:p>βaʔi dʒorɨ</text:p>
          </table:table-cell>
          <table:table-cell/>
          <table:table-cell office:value-type="string">
            <text:p>red (para pescar), maya</text:p>
          </table:table-cell>
          <table:table-cell office:value-type="string">
            <text:p>fishing.ne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i cueorʉ</text:p>
          </table:table-cell>
          <table:table-cell office:value-type="string">
            <text:p>βaʔi kueorɨ</text:p>
          </table:table-cell>
          <table:table-cell office:value-type="string">
            <text:p>[βaʔi kuéorɨ]</text:p>
          </table:table-cell>
          <table:table-cell office:value-type="string">
            <text:p>maya grande (Es una red grande para pescar.).</text:p>
          </table:table-cell>
          <table:table-cell office:value-type="string">
            <text:p>fishing.net</text:p>
          </table:table-cell>
          <table:table-cell table:number-columns-repeated="3"/>
          <table:table-cell office:value-type="string">
            <text:p>CAQ</text:p>
          </table:table-cell>
          <table:table-cell table:number-columns-repeated="6"/>
          <table:table-cell office:value-type="string">
            <text:p>s.in.</text:p>
          </table:table-cell>
          <table:table-cell table:number-columns-repeated="237"/>
        </table:table-row>
        <table:table-row table:style-name="ro2">
          <table:table-cell table:number-columns-repeated="3"/>
          <table:table-cell office:value-type="string">
            <text:p>va'i jirisitiripʉ</text:p>
          </table:table-cell>
          <table:table-cell office:value-type="string">
            <text:p>βaʔi hirisitʰiripɨ</text:p>
          </table:table-cell>
          <table:table-cell/>
          <table:table-cell office:value-type="string">
            <text:p>chorizo, morcilla</text:p>
          </table:table-cell>
          <table:table-cell office:value-type="string">
            <text:p>sausa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i jñaa saimʉ</text:p>
          </table:table-cell>
          <table:table-cell office:value-type="string">
            <text:p>βaʔi ñ̥aa saimɨ</text:p>
          </table:table-cell>
          <table:table-cell/>
          <table:table-cell office:value-type="string">
            <text:p>ir a pescar; ir a cazar</text:p>
          </table:table-cell>
          <table:table-cell office:value-type="string">
            <text:p>go.hunting</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va'i jñaama'mʉ</text:p>
          </table:table-cell>
          <table:table-cell office:value-type="string">
            <text:p>βaʔi ñ̥aamaʔmɨ</text:p>
          </table:table-cell>
          <table:table-cell/>
          <table:table-cell office:value-type="string">
            <text:p>un hombre que nunca va a pescar</text:p>
          </table:table-cell>
          <table:table-cell office:value-type="string">
            <text:p>hunt.NEG.NMLZ.MASC</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a'i juhimʉ</text:p>
          </table:table-cell>
          <table:table-cell office:value-type="string">
            <text:p>βaʔi huhimɨ</text:p>
          </table:table-cell>
          <table:table-cell/>
          <table:table-cell table:style-name="ce9" office:value-type="string">
            <text:p>matar (animales con bodoquera)</text:p>
          </table:table-cell>
          <table:table-cell office:value-type="string">
            <text:p>hunt.with.blowgun</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a'i koo</text:p>
          </table:table-cell>
          <table:table-cell office:value-type="string">
            <text:p>βaʔi kʰoo</text:p>
          </table:table-cell>
          <table:table-cell/>
          <table:table-cell table:style-name="ce9" office:value-type="string">
            <text:p>especie de perfume silvestre</text:p>
          </table:table-cell>
          <table:table-cell office:value-type="string">
            <text:p>aromic.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i ku'e saimʉ</text:p>
          </table:table-cell>
          <table:table-cell office:value-type="string">
            <text:p>βaʔi kʰuʔe saimɨ</text:p>
          </table:table-cell>
          <table:table-cell/>
          <table:table-cell table:style-name="ce9" office:value-type="string">
            <text:p>ir a pescar. 2. ir a cazar</text:p>
          </table:table-cell>
          <table:table-cell office:value-type="string">
            <text:p>go.hunting</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va'i ruriñʉ</text:p>
          </table:table-cell>
          <table:table-cell office:value-type="string">
            <text:p>βaʔi ruriɲɨ</text:p>
          </table:table-cell>
          <table:table-cell/>
          <table:table-cell table:style-name="Default" office:value-type="string">
            <text:p><text:s/>especie de planta medicinal (Para tener una pesca en abundancia, se toma el jugo de las pepas de esta planta o se puede untar en las manos.).</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i saimʉ</text:p>
          </table:table-cell>
          <table:table-cell office:value-type="string">
            <text:p>βaʔi saimɨ</text:p>
          </table:table-cell>
          <table:table-cell/>
          <table:table-cell office:value-type="string">
            <text:p><text:s/>ir a pescar. 2. ir a cazar. </text:p>
          </table:table-cell>
          <table:table-cell office:value-type="string">
            <text:p>go.hunting</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va'i tãtaʉ'mʉ</text:p>
          </table:table-cell>
          <table:table-cell office:value-type="string">
            <text:p>βaʔi tʰãtʰaɨʔmɨ</text:p>
          </table:table-cell>
          <table:table-cell/>
          <table:table-cell office:value-type="string">
            <text:p>un hombre que no coge pescado, o no sabe coger pescado</text:p>
          </table:table-cell>
          <table:table-cell office:value-type="string">
            <text:p>fish.NEG.NMLZ.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i umao</text:p>
          </table:table-cell>
          <table:table-cell office:value-type="string">
            <text:p>βaʔi umao</text:p>
          </table:table-cell>
          <table:table-cell/>
          <table:table-cell office:value-type="string">
            <text:p>especie de rana (del árbol).</text:p>
          </table:table-cell>
          <table:table-cell office:value-type="string">
            <text:p>frog.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imʉ</text:p>
          </table:table-cell>
          <table:table-cell office:value-type="string">
            <text:p>βaʔimɨ</text:p>
          </table:table-cell>
          <table:table-cell/>
          <table:table-cell table:style-name="ce9" office:value-type="string">
            <text:p>asarse; estar cocido (alfarferia)</text:p>
          </table:table-cell>
          <table:table-cell office:value-type="string">
            <text:p>roast.VI</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va'imʉ</text:p>
          </table:table-cell>
          <table:table-cell office:value-type="string">
            <text:p>βaʔimɨ</text:p>
          </table:table-cell>
          <table:table-cell office:value-type="string">
            <text:p>[βáʔimɨ]</text:p>
          </table:table-cell>
          <table:table-cell office:value-type="string">
            <text:p>tocar (el tambor)</text:p>
          </table:table-cell>
          <table:table-cell office:value-type="string">
            <text:p>play.drum</text:p>
          </table:table-cell>
          <table:table-cell table:number-columns-repeated="10"/>
          <table:table-cell office:value-type="string">
            <text:p>v.t.rep</text:p>
          </table:table-cell>
          <table:table-cell office:value-type="string">
            <text:p>CL II</text:p>
          </table:table-cell>
          <table:table-cell table:number-columns-repeated="236"/>
        </table:table-row>
        <table:table-row table:style-name="ro2">
          <table:table-cell table:number-columns-repeated="3"/>
          <table:table-cell office:value-type="string">
            <text:p>va'ipʉkʉñʉ</text:p>
          </table:table-cell>
          <table:table-cell office:value-type="string">
            <text:p>βaʔipɨkʰɨɲɨ</text:p>
          </table:table-cell>
          <table:table-cell/>
          <table:table-cell table:style-name="ce9" office:value-type="string">
            <text:p>especie de planta (Crece en el río; los hombres toman el zumo de las hojas de esta planta para poder pescar mejor.).</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ire're</text:p>
          </table:table-cell>
          <table:table-cell office:value-type="string">
            <text:p>βaʔireʔre</text:p>
          </table:table-cell>
          <table:table-cell/>
          <table:table-cell office:value-type="string">
            <text:p>escamas</text:p>
          </table:table-cell>
          <table:table-cell office:value-type="string">
            <text:p>scal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va'ire'reva</text:p>
          </table:table-cell>
          <table:table-cell office:value-type="string">
            <text:p>βaʔireʔreβa</text:p>
          </table:table-cell>
          <table:table-cell/>
          <table:table-cell office:value-type="string">
            <text:p>escama</text:p>
          </table:table-cell>
          <table:table-cell office:value-type="string">
            <text:p>sca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isʉ'rʉñʉ</text:p>
          </table:table-cell>
          <table:table-cell office:value-type="string">
            <text:p>βaʔisɨʔrɨɲɨ</text:p>
          </table:table-cell>
          <table:table-cell/>
          <table:table-cell office:value-type="string">
            <text:p>especie de planta (Es pequeña con hojas crespitas. Se mastican las hojas para poder pescar mejor.).</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isʉmʉ</text:p>
          </table:table-cell>
          <table:table-cell office:value-type="string">
            <text:p>βaʔisɨmɨ</text:p>
          </table:table-cell>
          <table:table-cell/>
          <table:table-cell office:value-type="string">
            <text:p>ser sabroso, tener sabor agradable; oler a crne</text:p>
          </table:table-cell>
          <table:table-cell office:value-type="string">
            <text:p>be.delicious</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a'jeo</text:p>
          </table:table-cell>
          <table:table-cell office:value-type="string">
            <text:p>βaʔheo</text:p>
          </table:table-cell>
          <table:table-cell/>
          <table:table-cell office:value-type="string">
            <text:p>viuda</text:p>
          </table:table-cell>
          <table:table-cell office:value-type="string">
            <text:p>widow.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jeʉ</text:p>
          </table:table-cell>
          <table:table-cell office:value-type="string">
            <text:p>βaʔheɨ</text:p>
          </table:table-cell>
          <table:table-cell/>
          <table:table-cell table:style-name="ce9" office:value-type="string">
            <text:p>viudo</text:p>
          </table:table-cell>
          <table:table-cell office:value-type="string">
            <text:p>widow.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kamʉ</text:p>
          </table:table-cell>
          <table:table-cell office:value-type="string">
            <text:p>βaʔkʰamɨ</text:p>
          </table:table-cell>
          <table:table-cell/>
          <table:table-cell table:style-name="ce9" office:value-type="string">
            <text:p>pelarse, despegarse; <text:span text:style-name="T5">2. </text:span><text:span text:style-name="T5">separarse (varias </text:span><text:span text:style-name="T5">personas en </text:span><text:span text:style-name="T5">grupos)</text:span></text:p>
          </table:table-cell>
          <table:table-cell office:value-type="string">
            <text:p>separate.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a'ñemʉ</text:p>
          </table:table-cell>
          <table:table-cell office:value-type="string">
            <text:p>βaʔɲemɨ</text:p>
          </table:table-cell>
          <table:table-cell/>
          <table:table-cell table:style-name="ce9" office:value-type="string">
            <text:p>cruzar (los brazos o las piernas)</text:p>
          </table:table-cell>
          <table:table-cell table:style-name="Default" office:value-type="string">
            <text:p>cross.arms/legs</text:p>
          </table:table-cell>
          <table:table-cell table:number-columns-repeated="3"/>
          <table:table-cell table:style-name="Default"/>
          <table:table-cell table:number-columns-repeated="6"/>
          <table:table-cell office:value-type="string">
            <text:p>v.t.</text:p>
          </table:table-cell>
          <table:table-cell table:number-columns-repeated="237"/>
        </table:table-row>
        <table:table-row table:style-name="ro2">
          <table:table-cell table:number-columns-repeated="3"/>
          <table:table-cell office:value-type="string">
            <text:p>va'o</text:p>
          </table:table-cell>
          <table:table-cell office:value-type="string">
            <text:p>βaʔo</text:p>
          </table:table-cell>
          <table:table-cell/>
          <table:table-cell table:style-name="ce9" office:value-type="string">
            <text:p>mico volador</text:p>
          </table:table-cell>
          <table:table-cell office:value-type="string">
            <text:p>monkey.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va'semʉ</text:p>
          </table:table-cell>
          <table:table-cell office:value-type="string">
            <text:p>βaʔsemɨ</text:p>
          </table:table-cell>
          <table:table-cell/>
          <table:table-cell office:value-type="string">
            <text:p>perder (la oportunidad), fallar, errar</text:p>
          </table:table-cell>
          <table:table-cell office:value-type="string">
            <text:p>be.wrong</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a'tamʉ</text:p>
          </table:table-cell>
          <table:table-cell office:value-type="string">
            <text:p>βaʔtʰamɨ</text:p>
          </table:table-cell>
          <table:table-cell/>
          <table:table-cell table:style-name="ce9" office:value-type="string">
            <text:p>romperse en dos pedazos; separarse (varias personas en grupos)</text:p>
          </table:table-cell>
          <table:table-cell office:value-type="string">
            <text:p>break.VI.PLACT</text:p>
          </table:table-cell>
          <table:table-cell table:number-columns-repeated="10"/>
          <table:table-cell office:value-type="string">
            <text:p>v.i.rep.</text:p>
          </table:table-cell>
          <table:table-cell table:number-columns-repeated="237"/>
        </table:table-row>
        <table:table-row table:style-name="ro2">
          <table:table-cell table:number-columns-repeated="3"/>
          <table:table-cell office:value-type="string">
            <text:p>va'temʉ</text:p>
          </table:table-cell>
          <table:table-cell office:value-type="string">
            <text:p>βaʔtʰemɨ</text:p>
          </table:table-cell>
          <table:table-cell office:value-type="string">
            <text:p>[βáʔtemɨ]</text:p>
          </table:table-cell>
          <table:table-cell table:style-name="ce9" office:value-type="string">
            <text:p>repartir (comida y otras cosas)</text:p>
          </table:table-cell>
          <table:table-cell office:value-type="string">
            <text:p>distribut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a'ti</text:p>
          </table:table-cell>
          <table:table-cell office:value-type="string">
            <text:p>βaʔtʰi</text:p>
          </table:table-cell>
          <table:table-cell/>
          <table:table-cell table:style-name="Default" office:value-type="string">
            <text:p>machete, peinilla, cuchillo</text:p>
          </table:table-cell>
          <table:table-cell office:value-type="string">
            <text:p>machet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ti chã'tiro</text:p>
          </table:table-cell>
          <table:table-cell office:value-type="string">
            <text:p>βaʔtʰi dʒãʔtʰiro</text:p>
          </table:table-cell>
          <table:table-cell/>
          <table:table-cell office:value-type="string">
            <text:p>punta del machete</text:p>
          </table:table-cell>
          <table:table-cell office:value-type="string">
            <text:p>machete.poi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ti cũ'apʉ</text:p>
          </table:table-cell>
          <table:table-cell office:value-type="string">
            <text:p>βaʔtʰi kũʔapɨ</text:p>
          </table:table-cell>
          <table:table-cell/>
          <table:table-cell office:value-type="string">
            <text:p>mango del machete</text:p>
          </table:table-cell>
          <table:table-cell office:value-type="string">
            <text:p>machete.hand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ti cuecho</text:p>
          </table:table-cell>
          <table:table-cell office:value-type="string">
            <text:p>βaʔtʰi kuedʒo</text:p>
          </table:table-cell>
          <table:table-cell/>
          <table:table-cell office:value-type="string">
            <text:p>rula, machete largo</text:p>
          </table:table-cell>
          <table:table-cell office:value-type="string">
            <text:p>machete.lon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ti jʉ̃jʉsʉcheja</text:p>
          </table:table-cell>
          <table:table-cell office:value-type="string">
            <text:p>βaʔtʰi hɨ̃hɨsɨdʒeha</text:p>
          </table:table-cell>
          <table:table-cell/>
          <table:table-cell office:value-type="string">
            <text:p>filo del machete</text:p>
          </table:table-cell>
          <table:table-cell office:value-type="string">
            <text:p>machete.ed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ti tõtopʉ</text:p>
          </table:table-cell>
          <table:table-cell office:value-type="string">
            <text:p>βaʔtʰi tʰõtʰopɨ</text:p>
          </table:table-cell>
          <table:table-cell/>
          <table:table-cell office:value-type="string">
            <text:p>lomo del machete, lado pompo del machete.</text:p>
          </table:table-cell>
          <table:table-cell office:value-type="string">
            <text:p>machete.blunt.sid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tikorovʉ</text:p>
          </table:table-cell>
          <table:table-cell office:value-type="string">
            <text:p>βaʔtʰikʰoroβɨ</text:p>
          </table:table-cell>
          <table:table-cell/>
          <table:table-cell table:style-name="ce9" office:value-type="string">
            <text:p>funda (para machete), cubierta de peinilla.</text:p>
          </table:table-cell>
          <table:table-cell office:value-type="string">
            <text:p>machete.sheath</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tiphe'reva</text:p>
          </table:table-cell>
          <table:table-cell office:value-type="string">
            <text:p>βaʔtʰipʰeʔreβa</text:p>
          </table:table-cell>
          <table:table-cell/>
          <table:table-cell table:style-name="Default" office:value-type="string">
            <text:p>machete sin mango</text:p>
          </table:table-cell>
          <table:table-cell office:value-type="string">
            <text:p>machete.without.hand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vamʉ</text:p>
          </table:table-cell>
          <table:table-cell office:value-type="string">
            <text:p>βãʔβamɨ</text:p>
          </table:table-cell>
          <table:table-cell/>
          <table:table-cell office:value-type="string">
            <text:p>tartamudear; pasar por (muchas cosas sin pisarlas)</text:p>
          </table:table-cell>
          <table:table-cell office:value-type="string">
            <text:p>pass.by</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aca</text:p>
          </table:table-cell>
          <table:table-cell office:value-type="string">
            <text:p>βaka</text:p>
          </table:table-cell>
          <table:table-cell/>
          <table:table-cell office:value-type="string">
            <text:p>vaca, vacas</text:p>
          </table:table-cell>
          <table:table-cell office:value-type="string">
            <text:p>cow</text:p>
          </table:table-cell>
          <table:table-cell table:number-columns-repeated="4"/>
          <table:table-cell office:value-type="string">
            <text:p>Sp loan</text:p>
          </table:table-cell>
          <table:table-cell table:number-columns-repeated="5"/>
          <table:table-cell office:value-type="string">
            <text:p>s.an.gen. Y sing.</text:p>
          </table:table-cell>
          <table:table-cell table:number-columns-repeated="237"/>
        </table:table-row>
        <table:table-row table:style-name="ro2">
          <table:table-cell table:number-columns-repeated="3"/>
          <table:table-cell office:value-type="string">
            <text:p>vaca oje</text:p>
          </table:table-cell>
          <table:table-cell office:value-type="string">
            <text:p>βaka ohe</text:p>
          </table:table-cell>
          <table:table-cell/>
          <table:table-cell office:value-type="string">
            <text:p>leche de vaca</text:p>
          </table:table-cell>
          <table:table-cell office:value-type="string">
            <text:p>cows.milk</text:p>
          </table:table-cell>
          <table:table-cell table:number-columns-repeated="4"/>
          <table:table-cell office:value-type="string">
            <text:p>Sp loan</text:p>
          </table:table-cell>
          <table:table-cell table:number-columns-repeated="5"/>
          <table:table-cell table:style-name="Default" office:value-type="string">
            <text:p>s.in.</text:p>
          </table:table-cell>
          <table:table-cell table:number-columns-repeated="237"/>
        </table:table-row>
        <table:table-row table:style-name="ro2">
          <table:table-cell table:number-columns-repeated="3"/>
          <table:table-cell office:value-type="string">
            <text:p>vaca oje quẽkosi'e</text:p>
          </table:table-cell>
          <table:table-cell office:value-type="string">
            <text:p>βaka ohe kẽkʰosiʔe</text:p>
          </table:table-cell>
          <table:table-cell/>
          <table:table-cell table:style-name="ce9" office:value-type="string">
            <text:p>queso, cuajada</text:p>
          </table:table-cell>
          <table:table-cell office:value-type="string">
            <text:p>cows.milk.cheese</text:p>
          </table:table-cell>
          <table:table-cell table:number-columns-repeated="4"/>
          <table:table-cell office:value-type="string">
            <text:p>Sp loan</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vaca pĩsime</text:p>
          </table:table-cell>
          <table:table-cell office:value-type="string">
            <text:p>βaka pĩsime</text:p>
          </table:table-cell>
          <table:table-cell/>
          <table:table-cell table:style-name="ce9" office:value-type="string">
            <text:p>soga, rejo</text:p>
          </table:table-cell>
          <table:table-cell office:value-type="string">
            <text:p>lasso</text:p>
          </table:table-cell>
          <table:table-cell table:number-columns-repeated="4"/>
          <table:table-cell office:value-type="string">
            <text:p>Sp loan</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vaca re'ovʉ</text:p>
          </table:table-cell>
          <table:table-cell office:value-type="string">
            <text:p>βaka reʔoβɨ</text:p>
          </table:table-cell>
          <table:table-cell/>
          <table:table-cell table:style-name="ce9" office:value-type="string">
            <text:p>potrero, finca, hacienda</text:p>
          </table:table-cell>
          <table:table-cell office:value-type="string">
            <text:p>cattle.farm</text:p>
          </table:table-cell>
          <table:table-cell table:number-columns-repeated="4"/>
          <table:table-cell office:value-type="string">
            <text:p>Sp loan</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vacao</text:p>
          </table:table-cell>
          <table:table-cell office:value-type="string">
            <text:p>βakao</text:p>
          </table:table-cell>
          <table:table-cell/>
          <table:table-cell table:style-name="Default" office:value-type="string">
            <text:p>vaca</text:p>
          </table:table-cell>
          <table:table-cell office:value-type="string">
            <text:p>cow</text:p>
          </table:table-cell>
          <table:table-cell table:number-columns-repeated="4"/>
          <table:table-cell office:value-type="string">
            <text:p>Sp loan</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vacaruruvʉ</text:p>
          </table:table-cell>
          <table:table-cell office:value-type="string">
            <text:p>βakaruruβɨ</text:p>
          </table:table-cell>
          <table:table-cell/>
          <table:table-cell table:style-name="ce9" office:value-type="string">
            <text:p>cuerno, cacho (de vaca)</text:p>
          </table:table-cell>
          <table:table-cell office:value-type="string">
            <text:p>cow.horns</text:p>
          </table:table-cell>
          <table:table-cell table:number-columns-repeated="4"/>
          <table:table-cell office:value-type="string">
            <text:p>Sp loan</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vacaʉ</text:p>
          </table:table-cell>
          <table:table-cell office:value-type="string">
            <text:p>βakaɨ</text:p>
          </table:table-cell>
          <table:table-cell/>
          <table:table-cell table:style-name="ce9" office:value-type="string">
            <text:p>toro</text:p>
          </table:table-cell>
          <table:table-cell office:value-type="string">
            <text:p>bull</text:p>
          </table:table-cell>
          <table:table-cell table:number-columns-repeated="4"/>
          <table:table-cell office:value-type="string">
            <text:p>Sp loan</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vacaʉo</text:p>
          </table:table-cell>
          <table:table-cell office:value-type="string">
            <text:p>βakaɨo</text:p>
          </table:table-cell>
          <table:table-cell/>
          <table:table-cell table:style-name="ce9" office:value-type="string">
            <text:p>velas, espermas</text:p>
          </table:table-cell>
          <table:table-cell office:value-type="string">
            <text:p>candl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vacaʉocho</text:p>
          </table:table-cell>
          <table:table-cell office:value-type="string">
            <text:p>βakaɨodʒo</text:p>
          </table:table-cell>
          <table:table-cell/>
          <table:table-cell table:style-name="ce9" office:value-type="string">
            <text:p>vela, esperma</text:p>
          </table:table-cell>
          <table:table-cell office:value-type="string">
            <text:p>cand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cho</text:p>
          </table:table-cell>
          <table:table-cell office:value-type="string">
            <text:p>βadʒo</text:p>
          </table:table-cell>
          <table:table-cell/>
          <table:table-cell table:style-name="Default" office:value-type="string">
            <text:p>gallinazo, guala, chulo</text:p>
          </table:table-cell>
          <table:table-cell office:value-type="string">
            <text:p>vulture</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cho ãka</text:p>
          </table:table-cell>
          <table:table-cell office:value-type="string">
            <text:p>βadʒo ãkʰa</text:p>
          </table:table-cell>
          <table:table-cell/>
          <table:table-cell table:style-name="ce9" office:value-type="string">
            <text:p>especie de gallineta azul, gallina azul. Tinamous ta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9">
          <table:table-cell table:number-columns-repeated="3"/>
          <table:table-cell office:value-type="string">
            <text:p>vacho ja'ova</text:p>
          </table:table-cell>
          <table:table-cell office:value-type="string">
            <text:p>βadʒo haʔoβa</text:p>
          </table:table-cell>
          <table:table-cell/>
          <table:table-cell table:style-name="Default" office:value-type="string">
            <text:p>especie de hoja (Es <text:span text:style-name="T5">blanco por </text:span><text:span text:style-name="T5">debajo y verde </text:span><text:span text:style-name="T5">por encima y</text:span></text:p>
            <text:p><text:span text:style-name="T10">Grande.)</text:span></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cho sãku</text:p>
          </table:table-cell>
          <table:table-cell office:value-type="string">
            <text:p>βadʒo sãkʰu</text:p>
          </table:table-cell>
          <table:table-cell/>
          <table:table-cell table:style-name="ce9" office:value-type="string">
            <text:p>especie de guala (Es de color negr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chomʉ</text:p>
          </table:table-cell>
          <table:table-cell office:value-type="string">
            <text:p>βadʒomɨ</text:p>
          </table:table-cell>
          <table:table-cell/>
          <table:table-cell table:style-name="ce9" office:value-type="string">
            <text:p>sacar punta</text:p>
          </table:table-cell>
          <table:table-cell office:value-type="string">
            <text:p>remove.pointed.obj?</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achoturu</text:p>
          </table:table-cell>
          <table:table-cell office:value-type="string">
            <text:p>βadʒotʰuru</text:p>
          </table:table-cell>
          <table:table-cell/>
          <table:table-cell table:style-name="ce9" office:value-type="string">
            <text:p>mejillas, cachetes, carrillos</text:p>
          </table:table-cell>
          <table:table-cell office:value-type="string">
            <text:p>cheek</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vachoturupʉ</text:p>
          </table:table-cell>
          <table:table-cell office:value-type="string">
            <text:p>βadʒotʰurupɨ</text:p>
          </table:table-cell>
          <table:table-cell/>
          <table:table-cell office:value-type="string">
            <text:p>mejilla, cachete, carrillo</text:p>
          </table:table-cell>
          <table:table-cell office:value-type="string">
            <text:p>chee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derakãa</text:p>
          </table:table-cell>
          <table:table-cell office:value-type="string">
            <text:p>βãderakʰãa</text:p>
          </table:table-cell>
          <table:table-cell/>
          <table:table-cell office:value-type="string">
            <text:p>bandera</text:p>
          </table:table-cell>
          <table:table-cell office:value-type="string">
            <text:p>fla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iche</text:p>
          </table:table-cell>
          <table:table-cell office:value-type="string">
            <text:p>βaidʒe</text:p>
          </table:table-cell>
          <table:table-cell/>
          <table:table-cell office:value-type="string">
            <text:p>armas, armamento</text:p>
          </table:table-cell>
          <table:table-cell office:value-type="string">
            <text:p>weapo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imʉ</text:p>
          </table:table-cell>
          <table:table-cell office:value-type="string">
            <text:p>βaimɨ</text:p>
          </table:table-cell>
          <table:table-cell/>
          <table:table-cell office:value-type="string">
            <text:p>pegar, golpear, azotar, flagelar; golpear (un tambor una sola vez)</text:p>
          </table:table-cell>
          <table:table-cell office:value-type="string">
            <text:p>hit</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vaja</text:p>
          </table:table-cell>
          <table:table-cell office:value-type="string">
            <text:p>βaha</text:p>
          </table:table-cell>
          <table:table-cell/>
          <table:table-cell office:value-type="string">
            <text:p><text:s/>especie de piraña.</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jʉ pia</text:p>
          </table:table-cell>
          <table:table-cell office:value-type="string">
            <text:p>βahɨ pia</text:p>
          </table:table-cell>
          <table:table-cell/>
          <table:table-cell office:value-type="string">
            <text:p>ají recién cogido, ají fresco.</text:p>
          </table:table-cell>
          <table:table-cell office:value-type="string">
            <text:p>chili.pepper</text:p>
          </table:table-cell>
          <table:table-cell table:number-columns-repeated="10"/>
          <table:table-cell office:value-type="string">
            <text:p>s.i.</text:p>
          </table:table-cell>
          <table:table-cell table:number-columns-repeated="237"/>
        </table:table-row>
        <table:table-row table:style-name="ro2">
          <table:table-cell table:number-columns-repeated="3"/>
          <table:table-cell office:value-type="string">
            <text:p>vajʉchʉamʉ</text:p>
          </table:table-cell>
          <table:table-cell office:value-type="string">
            <text:p>βahɨdʒɨamɨ</text:p>
          </table:table-cell>
          <table:table-cell office:value-type="string">
            <text:p>[βáhɨ́dʒɨ́amɨ]</text:p>
          </table:table-cell>
          <table:table-cell office:value-type="string">
            <text:p>asustarse, dar pena</text:p>
          </table:table-cell>
          <table:table-cell office:value-type="string">
            <text:p>get.afraid</text:p>
          </table:table-cell>
          <table:table-cell table:number-columns-repeated="10"/>
          <table:table-cell office:value-type="string">
            <text:p>v.imp.</text:p>
          </table:table-cell>
          <table:table-cell table:number-columns-repeated="237"/>
        </table:table-row>
        <table:table-row table:style-name="ro2">
          <table:table-cell table:number-columns-repeated="3"/>
          <table:table-cell office:value-type="string">
            <text:p>vajʉchʉmʉ</text:p>
          </table:table-cell>
          <table:table-cell office:value-type="string">
            <text:p>βahɨdʒɨmɨ</text:p>
          </table:table-cell>
          <table:table-cell office:value-type="string">
            <text:p>[βáhɨ́dʒɨmɨ]</text:p>
          </table:table-cell>
          <table:table-cell table:style-name="ce9" office:value-type="string">
            <text:p>tener miedo, temer</text:p>
          </table:table-cell>
          <table:table-cell office:value-type="string">
            <text:p>be.afrai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ajʉmʉ</text:p>
          </table:table-cell>
          <table:table-cell office:value-type="string">
            <text:p>βahɨmɨ</text:p>
          </table:table-cell>
          <table:table-cell office:value-type="string">
            <text:p>[βahɨ́mɨ]</text:p>
          </table:table-cell>
          <table:table-cell office:value-type="string">
            <text:p>vivir, tener buena salud; ser crudo</text:p>
          </table:table-cell>
          <table:table-cell office:value-type="string">
            <text:p>be.aliv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ajʉraimʉ</text:p>
          </table:table-cell>
          <table:table-cell office:value-type="string">
            <text:p>βahɨraimɨ</text:p>
          </table:table-cell>
          <table:table-cell/>
          <table:table-cell table:style-name="ce9" office:value-type="string">
            <text:p>resuscitar</text:p>
          </table:table-cell>
          <table:table-cell office:value-type="string">
            <text:p>recover.from.disease</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vakava</text:p>
          </table:table-cell>
          <table:table-cell office:value-type="string">
            <text:p>βakʰaβa</text:p>
          </table:table-cell>
          <table:table-cell office:value-type="string">
            <text:p>[βákʰaβá]</text:p>
          </table:table-cell>
          <table:table-cell table:style-name="ce9" office:value-type="string">
            <text:p>guac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kava</text:p>
          </table:table-cell>
          <table:table-cell office:value-type="string">
            <text:p>βakʰaβa</text:p>
          </table:table-cell>
          <table:table-cell office:value-type="string">
            <text:p>[βákʰaβá]</text:p>
          </table:table-cell>
          <table:table-cell table:style-name="Default" office:value-type="string">
            <text:p>especie de bagre, pez pintadillo (Es barbudo.).</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kini'i</text:p>
          </table:table-cell>
          <table:table-cell office:value-type="string">
            <text:p>βãkʰiniʔi</text:p>
          </table:table-cell>
          <table:table-cell/>
          <table:table-cell office:value-type="string">
            <text:p>especie de hormiga (Son de color café y amarillo; su picadura produce rasquiña.).</text:p>
          </table:table-cell>
          <table:table-cell office:value-type="string">
            <text:p>ant.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vãkini'ji</text:p>
          </table:table-cell>
          <table:table-cell office:value-type="string">
            <text:p>βãkʰiniʔhi</text:p>
          </table:table-cell>
          <table:table-cell/>
          <table:table-cell office:value-type="string">
            <text:p>especie de hormiga</text:p>
          </table:table-cell>
          <table:table-cell office:value-type="string">
            <text:p>ant.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vãkinimʉ</text:p>
          </table:table-cell>
          <table:table-cell office:value-type="string">
            <text:p>βãkʰinimɨ</text:p>
          </table:table-cell>
          <table:table-cell/>
          <table:table-cell table:style-name="ce9" office:value-type="string">
            <text:p>dar rasquiña o comezón</text:p>
          </table:table-cell>
          <table:table-cell office:value-type="string">
            <text:p>feel.itchy</text:p>
          </table:table-cell>
          <table:table-cell table:number-columns-repeated="10"/>
          <table:table-cell office:value-type="string">
            <text:p>v.imp.</text:p>
          </table:table-cell>
          <table:table-cell table:number-columns-repeated="237"/>
        </table:table-row>
        <table:table-row table:style-name="ro2">
          <table:table-cell table:number-columns-repeated="3"/>
          <table:table-cell office:value-type="string">
            <text:p>vãkinioñʉ</text:p>
          </table:table-cell>
          <table:table-cell office:value-type="string">
            <text:p>βãkʰinioɲɨ</text:p>
          </table:table-cell>
          <table:table-cell/>
          <table:table-cell office:value-type="string">
            <text:p>canelo</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kuriñʉ</text:p>
          </table:table-cell>
          <table:table-cell office:value-type="string">
            <text:p>βakʰuriɲɨ</text:p>
          </table:table-cell>
          <table:table-cell/>
          <table:table-cell table:style-name="ce9" office:value-type="string">
            <text:p>especie de árbol frutal (Es grande.).</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kuripʉ</text:p>
          </table:table-cell>
          <table:table-cell office:value-type="string">
            <text:p>βakʰuripɨ</text:p>
          </table:table-cell>
          <table:table-cell/>
          <table:table-cell office:value-type="string">
            <text:p>especie de fruta (Es negra o amarilla.).</text:p>
          </table:table-cell>
          <table:table-cell office:value-type="string">
            <text:p>frui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kʉ ja'ova</text:p>
          </table:table-cell>
          <table:table-cell office:value-type="string">
            <text:p>βãkʰɨ haʔoβa</text:p>
          </table:table-cell>
          <table:table-cell/>
          <table:table-cell table:style-name="ce9" office:value-type="string">
            <text:p>hoja del árbol de yarumo (Es una especie grande.).</text:p>
          </table:table-cell>
          <table:table-cell office:value-type="string">
            <text:p>tree.sp.leaf</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kʉñʉ</text:p>
          </table:table-cell>
          <table:table-cell office:value-type="string">
            <text:p>βãkʰɨɲɨ</text:p>
          </table:table-cell>
          <table:table-cell/>
          <table:table-cell table:style-name="ce9" office:value-type="string">
            <text:p><text:s/>árbol de yarumo (Es una especie grande.). </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kʉvʉ</text:p>
          </table:table-cell>
          <table:table-cell office:value-type="string">
            <text:p>βãkʰɨβɨ</text:p>
          </table:table-cell>
          <table:table-cell/>
          <table:table-cell table:style-name="ce9" office:value-type="string">
            <text:p>culebra equis, taya (Es venenosa y muy peligrosa.). Bothrops spp. 2. culebra veinticuatro, patoco, patoquilla (Es culebra venenosa cuya mordida causa la muerte de la víctima dentro de las veinticuatro horas siguientes a la picadura.). Thanatophis patoquilla.</text:p>
          </table:table-cell>
          <table:table-cell office:value-type="string">
            <text:p>snak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namʉ</text:p>
          </table:table-cell>
          <table:table-cell office:value-type="string">
            <text:p>βanamɨ</text:p>
          </table:table-cell>
          <table:table-cell/>
          <table:table-cell table:style-name="ce9" office:value-type="string">
            <text:p>esculcar, desordenar. V: ku'emù, sa'remù. 2. desenvolver.</text:p>
          </table:table-cell>
          <table:table-cell office:value-type="string">
            <text:p>make.messy</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ani</text:p>
          </table:table-cell>
          <table:table-cell office:value-type="string">
            <text:p>βani</text:p>
          </table:table-cell>
          <table:table-cell/>
          <table:table-cell table:style-name="ce9" office:value-type="string">
            <text:p>acho, mojarra. Eugerres y Petenia.</text:p>
          </table:table-cell>
          <table:table-cell office:value-type="string">
            <text:p>fish.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vani kakamʉ</text:p>
          </table:table-cell>
          <table:table-cell office:value-type="string">
            <text:p>βani kʰakʰamɨ</text:p>
          </table:table-cell>
          <table:table-cell/>
          <table:table-cell office:value-type="string">
            <text:p>zambullirse, sumergirse en el agua</text:p>
          </table:table-cell>
          <table:table-cell office:value-type="string">
            <text:p>swim.under.surfac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ani ma'ña</text:p>
          </table:table-cell>
          <table:table-cell office:value-type="string">
            <text:p>βani maʔɲa</text:p>
          </table:table-cell>
          <table:table-cell/>
          <table:table-cell office:value-type="string">
            <text:p>perfume silvestre (Se atan las hojas de la mata en los brazos para las danzas tradicionales.).</text:p>
          </table:table-cell>
          <table:table-cell office:value-type="string">
            <text:p>aromatic.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nika'veñʉ</text:p>
          </table:table-cell>
          <table:table-cell office:value-type="string">
            <text:p>βanikʰaʔβeɲɨ</text:p>
          </table:table-cell>
          <table:table-cell/>
          <table:table-cell table:style-name="ce9" office:value-type="string">
            <text:p>especie de árbol frutal silvestre (La fruta de este árbol es amarilla.).</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nisomʉ</text:p>
          </table:table-cell>
          <table:table-cell office:value-type="string">
            <text:p>βanisomɨ</text:p>
          </table:table-cell>
          <table:table-cell/>
          <table:table-cell office:value-type="string">
            <text:p>matar</text:p>
          </table:table-cell>
          <table:table-cell office:value-type="string">
            <text:p>kill</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añomʉ</text:p>
          </table:table-cell>
          <table:table-cell office:value-type="string">
            <text:p>βaɲomɨ</text:p>
          </table:table-cell>
          <table:table-cell/>
          <table:table-cell office:value-type="string">
            <text:p>cruzar (las piernas); <text:span text:style-name="T5">cargar </text:span><text:span text:style-name="T5">(al niño en un </text:span><text:span text:style-name="T5">lado).</text:span></text:p>
          </table:table-cell>
          <table:table-cell office:value-type="string">
            <text:p>cross.legs</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añʉkapʉ</text:p>
          </table:table-cell>
          <table:table-cell office:value-type="string">
            <text:p>βaɲɨkʰapɨ</text:p>
          </table:table-cell>
          <table:table-cell/>
          <table:table-cell office:value-type="string">
            <text:p>aleta pectoral</text:p>
          </table:table-cell>
          <table:table-cell office:value-type="string">
            <text:p>fish.fin.pectora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ñʉʉ</text:p>
          </table:table-cell>
          <table:table-cell office:value-type="string">
            <text:p>βaɲɨɨ</text:p>
          </table:table-cell>
          <table:table-cell/>
          <table:table-cell table:style-name="ce9" office:value-type="string">
            <text:p>estrella de la mañana</text:p>
          </table:table-cell>
          <table:table-cell office:value-type="string">
            <text:p>morning.sta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o</text:p>
          </table:table-cell>
          <table:table-cell office:value-type="string">
            <text:p>βao</text:p>
          </table:table-cell>
          <table:table-cell/>
          <table:table-cell table:style-name="Default" office:value-type="string">
            <text:p>cuñada, suegra, nuera</text:p>
          </table:table-cell>
          <table:table-cell office:value-type="string">
            <text:p>female.affinal.ki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pãi</text:p>
          </table:table-cell>
          <table:table-cell office:value-type="string">
            <text:p>βapãi</text:p>
          </table:table-cell>
          <table:table-cell/>
          <table:table-cell office:value-type="string">
            <text:p>cuñados, suegros, yernos y nueras</text:p>
          </table:table-cell>
          <table:table-cell office:value-type="string">
            <text:p>affinal.kin</text:p>
          </table:table-cell>
          <table:table-cell table:number-columns-repeated="10"/>
          <table:table-cell office:value-type="string">
            <text:p>s.an.pl.</text:p>
          </table:table-cell>
          <table:table-cell table:number-columns-repeated="237"/>
        </table:table-row>
        <table:table-row table:style-name="ro2">
          <table:table-cell table:number-columns-repeated="3"/>
          <table:table-cell office:value-type="string">
            <text:p>varamʉ</text:p>
          </table:table-cell>
          <table:table-cell office:value-type="string">
            <text:p>βaramɨ</text:p>
          </table:table-cell>
          <table:table-cell/>
          <table:table-cell office:value-type="string">
            <text:p>desarrollar (un retoño, una mata).</text:p>
          </table:table-cell>
          <table:table-cell office:value-type="string">
            <text:p>grow.of.sprout.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arʉpo</text:p>
          </table:table-cell>
          <table:table-cell office:value-type="string">
            <text:p>βarɨpo</text:p>
          </table:table-cell>
          <table:table-cell/>
          <table:table-cell table:style-name="ce9" office:value-type="string">
            <text:p>chamicera</text:p>
          </table:table-cell>
          <table:table-cell office:value-type="string">
            <text:p>firewood.pi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skañʉ</text:p>
          </table:table-cell>
          <table:table-cell office:value-type="string">
            <text:p>βãskʰaɲɨ</text:p>
          </table:table-cell>
          <table:table-cell/>
          <table:table-cell table:style-name="ce9" office:value-type="string">
            <text:p>́arbol huansoco, juansoco o Juan soco (Es un árbol de gran tamaño que da fruta deliciosa. Sirve para remedio. Se extrae un poco de leche del árbol y se la da a un niño que tiene soltura.).</text:p>
          </table:table-cell>
          <table:table-cell office:value-type="string">
            <text:p>tree.sp</text:p>
          </table:table-cell>
          <table:table-cell table:number-columns-repeated="4"/>
          <table:table-cell office:value-type="string">
            <text:p>Sp loan</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vãso</text:p>
          </table:table-cell>
          <table:table-cell office:value-type="string">
            <text:p>βãso</text:p>
          </table:table-cell>
          <table:table-cell/>
          <table:table-cell table:style-name="Default" office:value-type="string">
            <text:p>palos, varas</text:p>
          </table:table-cell>
          <table:table-cell office:value-type="string">
            <text:p>tree</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vãsocho</text:p>
          </table:table-cell>
          <table:table-cell office:value-type="string">
            <text:p>βãsodʒo</text:p>
          </table:table-cell>
          <table:table-cell/>
          <table:table-cell office:value-type="string">
            <text:p>palo, vara</text:p>
          </table:table-cell>
          <table:table-cell office:value-type="string">
            <text:p>tr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soka</text:p>
          </table:table-cell>
          <table:table-cell office:value-type="string">
            <text:p>βãsokʰa</text:p>
          </table:table-cell>
          <table:table-cell/>
          <table:table-cell office:value-type="string">
            <text:p>́arboles o frutas huansoco, juansoco o Juan soco.</text:p>
          </table:table-cell>
          <table:table-cell office:value-type="string">
            <text:p>tree.sp</text:p>
          </table:table-cell>
          <table:table-cell table:number-columns-repeated="4"/>
          <table:table-cell office:value-type="string">
            <text:p>Sp loan</text:p>
          </table:table-cell>
          <table:table-cell table:number-columns-repeated="5"/>
          <table:table-cell office:value-type="string">
            <text:p>s.in.gen</text:p>
          </table:table-cell>
          <table:table-cell table:number-columns-repeated="237"/>
        </table:table-row>
        <table:table-row table:style-name="ro2">
          <table:table-cell table:number-columns-repeated="3"/>
          <table:table-cell office:value-type="string">
            <text:p>vãsoka chai</text:p>
          </table:table-cell>
          <table:table-cell office:value-type="string">
            <text:p>βãsokʰa dʒai</text:p>
          </table:table-cell>
          <table:table-cell/>
          <table:table-cell office:value-type="string">
            <text:p>zorro guache, eirá. Eira barbara</text:p>
          </table:table-cell>
          <table:table-cell office:value-type="string">
            <text:p>marsupial.sp</text:p>
          </table:table-cell>
          <table:table-cell table:number-columns-repeated="4"/>
          <table:table-cell office:value-type="string">
            <text:p>Sp loan</text:p>
          </table:table-cell>
          <table:table-cell table:number-columns-repeated="5"/>
          <table:table-cell office:value-type="string">
            <text:p>s.an.</text:p>
          </table:table-cell>
          <table:table-cell table:number-columns-repeated="237"/>
        </table:table-row>
        <table:table-row table:style-name="ro2">
          <table:table-cell table:number-columns-repeated="3"/>
          <table:table-cell office:value-type="string">
            <text:p>vãsokapʉ</text:p>
          </table:table-cell>
          <table:table-cell office:value-type="string">
            <text:p>βãsokʰapɨ</text:p>
          </table:table-cell>
          <table:table-cell/>
          <table:table-cell office:value-type="string">
            <text:p>fruta de huansoco, juansoco o Juan soco</text:p>
          </table:table-cell>
          <table:table-cell office:value-type="string">
            <text:p>tree.sp.fruit</text:p>
          </table:table-cell>
          <table:table-cell table:number-columns-repeated="4"/>
          <table:table-cell office:value-type="string">
            <text:p>Sp loan</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vasomʉ</text:p>
          </table:table-cell>
          <table:table-cell office:value-type="string">
            <text:p>βasomɨ</text:p>
          </table:table-cell>
          <table:table-cell/>
          <table:table-cell office:value-type="string">
            <text:p>sanar, curar</text:p>
          </table:table-cell>
          <table:table-cell office:value-type="string">
            <text:p>heal.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asoro'ro</text:p>
          </table:table-cell>
          <table:table-cell office:value-type="string">
            <text:p>βasoroʔro</text:p>
          </table:table-cell>
          <table:table-cell/>
          <table:table-cell office:value-type="string">
            <text:p>vasos</text:p>
          </table:table-cell>
          <table:table-cell office:value-type="string">
            <text:p>glass.drinking</text:p>
          </table:table-cell>
          <table:table-cell table:number-columns-repeated="4"/>
          <table:table-cell office:value-type="string">
            <text:p>not noted as Sp loan in source, but it is</text:p>
          </table:table-cell>
          <table:table-cell table:number-columns-repeated="5"/>
          <table:table-cell office:value-type="string">
            <text:p>s.in.gen</text:p>
          </table:table-cell>
          <table:table-cell table:number-columns-repeated="237"/>
        </table:table-row>
        <table:table-row table:style-name="ro2">
          <table:table-cell table:number-columns-repeated="3"/>
          <table:table-cell office:value-type="string">
            <text:p>vasoro'rova</text:p>
          </table:table-cell>
          <table:table-cell office:value-type="string">
            <text:p>βasoroʔroβa</text:p>
          </table:table-cell>
          <table:table-cell/>
          <table:table-cell office:value-type="string">
            <text:p>vasos</text:p>
          </table:table-cell>
          <table:table-cell office:value-type="string">
            <text:p>glass.drinking</text:p>
          </table:table-cell>
          <table:table-cell table:number-columns-repeated="4"/>
          <table:table-cell office:value-type="string">
            <text:p>not noted as Sp loan in source, but it is</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vatamʉ</text:p>
          </table:table-cell>
          <table:table-cell office:value-type="string">
            <text:p>βatʰamɨ</text:p>
          </table:table-cell>
          <table:table-cell office:value-type="string">
            <text:p>[βatámɨ]</text:p>
          </table:table-cell>
          <table:table-cell office:value-type="string">
            <text:p><text:s/>abrir, pasar (una página)</text:p>
          </table:table-cell>
          <table:table-cell office:value-type="string">
            <text:p>open.book</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ati</text:p>
          </table:table-cell>
          <table:table-cell office:value-type="string">
            <text:p>βatʰi</text:p>
          </table:table-cell>
          <table:table-cell/>
          <table:table-cell table:style-name="ce9" office:value-type="string">
            <text:p>espíritu malo, demonio.</text:p>
          </table:table-cell>
          <table:table-cell office:value-type="string">
            <text:p>spirit</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ti chia</text:p>
          </table:table-cell>
          <table:table-cell office:value-type="string">
            <text:p>βatʰi dʒia</text:p>
          </table:table-cell>
          <table:table-cell/>
          <table:table-cell table:style-name="ce9" office:value-type="string">
            <text:p>mascara</text:p>
          </table:table-cell>
          <table:table-cell office:value-type="string">
            <text:p>mask</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ti chĩi</text:p>
          </table:table-cell>
          <table:table-cell office:value-type="string">
            <text:p>βatʰi dʒĩi</text:p>
          </table:table-cell>
          <table:table-cell/>
          <table:table-cell table:style-name="Default" office:value-type="string">
            <text:p>niño o niña defectuoso, niño o niña inválido</text:p>
          </table:table-cell>
          <table:table-cell office:value-type="string">
            <text:p>sick.child</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ti cucu</text:p>
          </table:table-cell>
          <table:table-cell office:value-type="string">
            <text:p>βatʰi kuku</text:p>
          </table:table-cell>
          <table:table-cell/>
          <table:table-cell office:value-type="string">
            <text:p>especie de mariposa (Es nocturna; esta clase de mariposa nocturna tiene una forma de ojo en las alas y además son muy grandes.).</text:p>
          </table:table-cell>
          <table:table-cell office:value-type="string">
            <text:p>butterfly.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ti maa</text:p>
          </table:table-cell>
          <table:table-cell office:value-type="string">
            <text:p>βatʰi maa</text:p>
          </table:table-cell>
          <table:table-cell/>
          <table:table-cell office:value-type="string">
            <text:p><text:s/>guacamayo verde. Ara militari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ti ravʉ</text:p>
          </table:table-cell>
          <table:table-cell office:value-type="string">
            <text:p>βatʰi raβɨ</text:p>
          </table:table-cell>
          <table:table-cell/>
          <table:table-cell office:value-type="string">
            <text:p>dengue (Es una enfermedad.).</text:p>
          </table:table-cell>
          <table:table-cell office:value-type="string">
            <text:p>dengu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ti sẽo</text:p>
          </table:table-cell>
          <table:table-cell office:value-type="string">
            <text:p>βatʰi sẽo</text:p>
          </table:table-cell>
          <table:table-cell/>
          <table:table-cell table:style-name="ce9" office:value-type="string">
            <text:p><text:s/>arrendajo negro llanero. Cacicus solitarius.</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ti toa</text:p>
          </table:table-cell>
          <table:table-cell office:value-type="string">
            <text:p>βatʰi tʰoa</text:p>
          </table:table-cell>
          <table:table-cell/>
          <table:table-cell table:style-name="Default" office:value-type="string">
            <text:p>infierno</text:p>
          </table:table-cell>
          <table:table-cell office:value-type="string">
            <text:p>hel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ticanapʉ</text:p>
          </table:table-cell>
          <table:table-cell office:value-type="string">
            <text:p>βatʰikanapɨ</text:p>
          </table:table-cell>
          <table:table-cell/>
          <table:table-cell table:style-name="ce9" office:value-type="string">
            <text:p>especie de cucarrón (Cuando chilla dicen que es la voz de un muerto llamando.).</text:p>
          </table:table-cell>
          <table:table-cell office:value-type="string">
            <text:p>bee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tiojeñʉ</text:p>
          </table:table-cell>
          <table:table-cell office:value-type="string">
            <text:p>βatʰioheɲɨ</text:p>
          </table:table-cell>
          <table:table-cell/>
          <table:table-cell table:style-name="ce9" office:value-type="string">
            <text:p>papayo</text:p>
          </table:table-cell>
          <table:table-cell office:value-type="string">
            <text:p>papaya.tr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tiojepʉ</text:p>
          </table:table-cell>
          <table:table-cell office:value-type="string">
            <text:p>βatʰiohepɨ</text:p>
          </table:table-cell>
          <table:table-cell/>
          <table:table-cell table:style-name="ce9" office:value-type="string">
            <text:p>papaya. Carica papaya.</text:p>
          </table:table-cell>
          <table:table-cell office:value-type="string">
            <text:p>papaya</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tipũsacho</text:p>
          </table:table-cell>
          <table:table-cell office:value-type="string">
            <text:p>βatʰipũsadʒo</text:p>
          </table:table-cell>
          <table:table-cell/>
          <table:table-cell office:value-type="string">
            <text:p>pez cheo pintado (Es de color amarillo y negro.)</text:p>
          </table:table-cell>
          <table:table-cell office:value-type="string">
            <text:p>fish.sp</text:p>
          </table:table-cell>
          <table:table-cell table:number-columns-repeated="3"/>
          <table:table-cell office:value-type="string">
            <text:p>CAQ</text:p>
          </table:table-cell>
          <table:table-cell table:number-columns-repeated="6"/>
          <table:table-cell office:value-type="string">
            <text:p>s.an.</text:p>
          </table:table-cell>
          <table:table-cell table:number-columns-repeated="237"/>
        </table:table-row>
        <table:table-row table:style-name="ro2">
          <table:table-cell table:number-columns-repeated="3"/>
          <table:table-cell office:value-type="string">
            <text:p>vatirĩte</text:p>
          </table:table-cell>
          <table:table-cell office:value-type="string">
            <text:p>βatʰirĩtʰe</text:p>
          </table:table-cell>
          <table:table-cell/>
          <table:table-cell office:value-type="string">
            <text:p>especie de hormiga (Son pequeñas y de color café. Pican duros.).</text:p>
          </table:table-cell>
          <table:table-cell office:value-type="string">
            <text:p>ant.sp</text:p>
          </table:table-cell>
          <table:table-cell table:number-columns-repeated="10"/>
          <table:table-cell office:value-type="string">
            <text:p>s.an.gen.</text:p>
          </table:table-cell>
          <table:table-cell table:number-columns-repeated="237"/>
        </table:table-row>
        <table:table-row table:style-name="ro2">
          <table:table-cell table:number-columns-repeated="3"/>
          <table:table-cell office:value-type="string">
            <text:p>vativʉ</text:p>
          </table:table-cell>
          <table:table-cell office:value-type="string">
            <text:p>βatʰiβɨ</text:p>
          </table:table-cell>
          <table:table-cell/>
          <table:table-cell table:style-name="ce9" office:value-type="string">
            <text:p>tambor</text:p>
          </table:table-cell>
          <table:table-cell office:value-type="string">
            <text:p>drum.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atomʉ</text:p>
          </table:table-cell>
          <table:table-cell office:value-type="string">
            <text:p>βatʰomɨ</text:p>
          </table:table-cell>
          <table:table-cell/>
          <table:table-cell table:style-name="ce9" office:value-type="string">
            <text:p>despegarse</text:p>
          </table:table-cell>
          <table:table-cell office:value-type="string">
            <text:p>get.unstuck.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atomʉ</text:p>
          </table:table-cell>
          <table:table-cell office:value-type="string">
            <text:p>βatʰomɨ</text:p>
          </table:table-cell>
          <table:table-cell/>
          <table:table-cell table:style-name="ce9" office:value-type="string">
            <text:p>partir por la mitad (una cosa)</text:p>
          </table:table-cell>
          <table:table-cell office:value-type="string">
            <text:p>split.in.middl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ãtomʉ</text:p>
          </table:table-cell>
          <table:table-cell office:value-type="string">
            <text:p>βãtʰomɨ</text:p>
          </table:table-cell>
          <table:table-cell/>
          <table:table-cell table:style-name="ce9" office:value-type="string">
            <text:p>eructar</text:p>
          </table:table-cell>
          <table:table-cell office:value-type="string">
            <text:p>burp</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ãtomʉ</text:p>
          </table:table-cell>
          <table:table-cell office:value-type="string">
            <text:p>βãtʰomɨ</text:p>
          </table:table-cell>
          <table:table-cell/>
          <table:table-cell office:value-type="string">
            <text:p>coger (maiz); trenzar</text:p>
          </table:table-cell>
          <table:table-cell office:value-type="string">
            <text:p>harvest.corn??</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aʉ</text:p>
          </table:table-cell>
          <table:table-cell office:value-type="string">
            <text:p>βaɨ</text:p>
          </table:table-cell>
          <table:table-cell/>
          <table:table-cell office:value-type="string">
            <text:p>cuñado; suegro; yerno</text:p>
          </table:table-cell>
          <table:table-cell office:value-type="string">
            <text:p>male.affinal.kin</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avamʉ</text:p>
          </table:table-cell>
          <table:table-cell office:value-type="string">
            <text:p>βaβamɨ</text:p>
          </table:table-cell>
          <table:table-cell/>
          <table:table-cell table:style-name="ce9" office:value-type="string">
            <text:p>flotar en el rio</text:p>
          </table:table-cell>
          <table:table-cell office:value-type="string">
            <text:p>floa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avomʉ</text:p>
          </table:table-cell>
          <table:table-cell office:value-type="string">
            <text:p>βaβomɨ</text:p>
          </table:table-cell>
          <table:table-cell/>
          <table:table-cell table:style-name="Default" office:value-type="string">
            <text:p>dejar flotar en el rio</text:p>
          </table:table-cell>
          <table:table-cell office:value-type="string">
            <text:p>let.float</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ve'e</text:p>
          </table:table-cell>
          <table:table-cell office:value-type="string">
            <text:p>βeʔe</text:p>
          </table:table-cell>
          <table:table-cell/>
          <table:table-cell office:value-type="string">
            <text:p><text:s/>chacaraco, especie de papagayo. Aratinga wagleri.</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e'e vani</text:p>
          </table:table-cell>
          <table:table-cell office:value-type="string">
            <text:p>βeʔe βani</text:p>
          </table:table-cell>
          <table:table-cell/>
          <table:table-cell table:style-name="ce9" office:value-type="string">
            <text:p>especie de mojarra (Es de tamaño mediano y de color negro.).</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e'ejaimʉ</text:p>
          </table:table-cell>
          <table:table-cell office:value-type="string">
            <text:p>βeʔehaimɨ</text:p>
          </table:table-cell>
          <table:table-cell/>
          <table:table-cell table:style-name="ce9" office:value-type="string">
            <text:p>chocar, estrellarse</text:p>
          </table:table-cell>
          <table:table-cell office:value-type="string">
            <text:p>crash</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ve'emʉ</text:p>
          </table:table-cell>
          <table:table-cell office:value-type="string">
            <text:p>βeʔemɨ</text:p>
          </table:table-cell>
          <table:table-cell/>
          <table:table-cell table:style-name="ce9" office:value-type="string">
            <text:p>llamarse</text:p>
          </table:table-cell>
          <table:table-cell office:value-type="string">
            <text:p>have.nam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e'emʉ</text:p>
          </table:table-cell>
          <table:table-cell office:value-type="string">
            <text:p>βeʔemɨ</text:p>
          </table:table-cell>
          <table:table-cell/>
          <table:table-cell table:style-name="Default" office:value-type="string">
            <text:p>cargar en la espalda</text:p>
          </table:table-cell>
          <table:table-cell office:value-type="string">
            <text:p>carry.on.back</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e'eñʉ</text:p>
          </table:table-cell>
          <table:table-cell office:value-type="string">
            <text:p>βeʔeɲɨ</text:p>
          </table:table-cell>
          <table:table-cell/>
          <table:table-cell table:style-name="Default" office:value-type="string">
            <text:p>especie de árbol (De las pepas de este árbol se saca tintura negra.).</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epʉ</text:p>
          </table:table-cell>
          <table:table-cell office:value-type="string">
            <text:p>βeʔepɨ</text:p>
          </table:table-cell>
          <table:table-cell/>
          <table:table-cell table:style-name="Default" office:value-type="string">
            <text:p>especie de pepa (Se saca tintura negra de estas pepas.).</text:p>
          </table:table-cell>
          <table:table-cell office:value-type="string">
            <text:p>tree.sp.see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oko</text:p>
          </table:table-cell>
          <table:table-cell office:value-type="string">
            <text:p>βeʔokʰo</text:p>
          </table:table-cell>
          <table:table-cell/>
          <table:table-cell office:value-type="string">
            <text:p>tintura negra</text:p>
          </table:table-cell>
          <table:table-cell office:value-type="string">
            <text:p>black.dy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oko ja'ova</text:p>
          </table:table-cell>
          <table:table-cell office:value-type="string">
            <text:p>βeʔokʰo haʔoβa</text:p>
          </table:table-cell>
          <table:table-cell/>
          <table:table-cell table:style-name="ce9" office:value-type="string">
            <text:p>especie de hoja platanillo</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omʉ</text:p>
          </table:table-cell>
          <table:table-cell office:value-type="string">
            <text:p>βeʔomɨ</text:p>
          </table:table-cell>
          <table:table-cell office:value-type="string">
            <text:p>[βéʔomɨ]</text:p>
          </table:table-cell>
          <table:table-cell table:style-name="Default" office:value-type="string">
            <text:p>hacer cargar en la espalda. 2. dar nombre, llamar.</text:p>
          </table:table-cell>
          <table:table-cell office:value-type="string">
            <text:p>give.name</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ve'omʉ</text:p>
          </table:table-cell>
          <table:table-cell office:value-type="string">
            <text:p>βeʔomɨ</text:p>
          </table:table-cell>
          <table:table-cell office:value-type="string">
            <text:p>[βéʔomɨ]</text:p>
          </table:table-cell>
          <table:table-cell office:value-type="string">
            <text:p>hacer cargar en la espalda. 2. dar nombre, llamar.</text:p>
          </table:table-cell>
          <table:table-cell office:value-type="string">
            <text:p>make.carry.on.back</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ve'se</text:p>
          </table:table-cell>
          <table:table-cell office:value-type="string">
            <text:p>βeʔse</text:p>
          </table:table-cell>
          <table:table-cell/>
          <table:table-cell office:value-type="string">
            <text:p>afuera, patio</text:p>
          </table:table-cell>
          <table:table-cell office:value-type="string">
            <text:p>outsid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vañʉ</text:p>
          </table:table-cell>
          <table:table-cell office:value-type="string">
            <text:p>βeʔβaɲɨ</text:p>
          </table:table-cell>
          <table:table-cell office:value-type="string">
            <text:p>[βeʔβáɲɨ]</text:p>
          </table:table-cell>
          <table:table-cell table:style-name="ce9" office:value-type="string">
            <text:p>arbol canalete</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varʉã</text:p>
          </table:table-cell>
          <table:table-cell office:value-type="string">
            <text:p>βeʔβarɨã</text:p>
          </table:table-cell>
          <table:table-cell/>
          <table:table-cell table:style-name="Default" office:value-type="string">
            <text:p>cáscara o vaina rígida de las pepas del árbol canalete (Es usada para alisar ollas de barro.). </text:p>
          </table:table-cell>
          <table:table-cell office:value-type="string">
            <text:p>tree.sp.po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ve</text:p>
          </table:table-cell>
          <table:table-cell office:value-type="string">
            <text:p>βẽʔβe</text:p>
          </table:table-cell>
          <table:table-cell/>
          <table:table-cell office:value-type="string">
            <text:p>locura. 2. mareo, vértigo.</text:p>
          </table:table-cell>
          <table:table-cell office:value-type="string">
            <text:p>dizzines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ve canimʉ</text:p>
          </table:table-cell>
          <table:table-cell office:value-type="string">
            <text:p>βẽʔβe kanimɨ</text:p>
          </table:table-cell>
          <table:table-cell/>
          <table:table-cell office:value-type="string">
            <text:p>dar vueltas en círculos.</text:p>
          </table:table-cell>
          <table:table-cell office:value-type="string">
            <text:p>turn.in.circles.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ẽ've jũ'imʉ</text:p>
          </table:table-cell>
          <table:table-cell office:value-type="string">
            <text:p>βẽʔβe hũʔimɨ</text:p>
          </table:table-cell>
          <table:table-cell/>
          <table:table-cell office:value-type="string">
            <text:p>estar mareado</text:p>
          </table:table-cell>
          <table:table-cell office:value-type="string">
            <text:p>feel.sick/intoxicated</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vẽ've pachumʉ</text:p>
          </table:table-cell>
          <table:table-cell office:value-type="string">
            <text:p>βẽʔβe padʒumɨ</text:p>
          </table:table-cell>
          <table:table-cell/>
          <table:table-cell table:style-name="ce9" office:value-type="string">
            <text:p>andar en circulos</text:p>
          </table:table-cell>
          <table:table-cell office:value-type="string">
            <text:p>go.in.circles</text:p>
          </table:table-cell>
          <table:table-cell table:number-columns-repeated="10"/>
          <table:table-cell office:value-type="string">
            <text:p>v.i.</text:p>
          </table:table-cell>
          <table:table-cell table:number-columns-repeated="237"/>
        </table:table-row>
        <table:table-row table:style-name="ro3">
          <table:table-cell table:number-columns-repeated="3"/>
          <table:table-cell office:value-type="string">
            <text:p>vẽ've vẽamʉ</text:p>
          </table:table-cell>
          <table:table-cell office:value-type="string">
            <text:p>βẽʔβe βẽamɨ</text:p>
          </table:table-cell>
          <table:table-cell/>
          <table:table-cell table:style-name="Default" office:value-type="string">
            <text:p>estar mareado</text:p>
          </table:table-cell>
          <table:table-cell office:value-type="string">
            <text:p>feel.sick/intoxicated</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ẽ'veo</text:p>
          </table:table-cell>
          <table:table-cell office:value-type="string">
            <text:p>βẽʔβeo</text:p>
          </table:table-cell>
          <table:table-cell/>
          <table:table-cell office:value-type="string">
            <text:p>mujer loca, mujer chiflada. 2. mujer inquieta</text:p>
          </table:table-cell>
          <table:table-cell office:value-type="string">
            <text:p>crazy.FEM</text:p>
          </table:table-cell>
          <table:table-cell table:number-columns-repeated="10"/>
          <table:table-cell office:value-type="string">
            <text:p>s.an.</text:p>
          </table:table-cell>
          <table:table-cell table:number-columns-repeated="237"/>
        </table:table-row>
        <table:table-row table:style-name="ro5">
          <table:table-cell table:number-columns-repeated="3"/>
          <table:table-cell office:value-type="string">
            <text:p>vẽ'veʉ</text:p>
          </table:table-cell>
          <table:table-cell office:value-type="string">
            <text:p>βẽʔβeɨ</text:p>
          </table:table-cell>
          <table:table-cell/>
          <table:table-cell office:value-type="string">
            <text:p>hombre loco,<text:span text:style-name="T5"> </text:span><text:span text:style-name="T5">hombre</text:span></text:p>
            <text:p><text:span text:style-name="T10">chiflado. 2. </text:span><text:span text:style-name="T10">hombre </text:span><text:span text:style-name="T10">inquieto</text:span></text:p>
          </table:table-cell>
          <table:table-cell office:value-type="string">
            <text:p>crazy.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ea</text:p>
          </table:table-cell>
          <table:table-cell office:value-type="string">
            <text:p>βea</text:p>
          </table:table-cell>
          <table:table-cell/>
          <table:table-cell office:value-type="string">
            <text:p>maiz</text:p>
          </table:table-cell>
          <table:table-cell office:value-type="string">
            <text:p>corn</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vea ãu</text:p>
          </table:table-cell>
          <table:table-cell office:value-type="string">
            <text:p>βea ãu</text:p>
          </table:table-cell>
          <table:table-cell/>
          <table:table-cell office:value-type="string">
            <text:p>casabe (hecho de maíz).</text:p>
          </table:table-cell>
          <table:table-cell office:value-type="string">
            <text:p>corn.brea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a canovʉ</text:p>
          </table:table-cell>
          <table:table-cell office:value-type="string">
            <text:p>βea kanoβɨ</text:p>
          </table:table-cell>
          <table:table-cell/>
          <table:table-cell office:value-type="string">
            <text:p>envuelto de maíz (Es masa de maíz envuelto en hojas de maíz y asado al vapor.).</text:p>
          </table:table-cell>
          <table:table-cell office:value-type="string">
            <text:p>tama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a cono</text:p>
          </table:table-cell>
          <table:table-cell office:value-type="string">
            <text:p>βea kono</text:p>
          </table:table-cell>
          <table:table-cell/>
          <table:table-cell office:value-type="string">
            <text:p>chicha de maiz</text:p>
          </table:table-cell>
          <table:table-cell office:value-type="string">
            <text:p>corn.bevera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a cono</text:p>
          </table:table-cell>
          <table:table-cell office:value-type="string">
            <text:p>βẽa kono</text:p>
          </table:table-cell>
          <table:table-cell/>
          <table:table-cell office:value-type="string">
            <text:p>chicha fuerte, bebida alcohólica fuerte</text:p>
          </table:table-cell>
          <table:table-cell office:value-type="string">
            <text:p>beverage.strong</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a ja'o</text:p>
          </table:table-cell>
          <table:table-cell office:value-type="string">
            <text:p>βea haʔo</text:p>
          </table:table-cell>
          <table:table-cell/>
          <table:table-cell table:style-name="ce9" office:value-type="string">
            <text:p>hojas de maiz</text:p>
          </table:table-cell>
          <table:table-cell office:value-type="string">
            <text:p>corn.leaf</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vea ja'ova</text:p>
          </table:table-cell>
          <table:table-cell office:value-type="string">
            <text:p>βea haʔoβa</text:p>
          </table:table-cell>
          <table:table-cell/>
          <table:table-cell table:style-name="ce9" office:value-type="string">
            <text:p>hoja de maiz</text:p>
          </table:table-cell>
          <table:table-cell office:value-type="string">
            <text:p>corn.leaf</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a jamu</text:p>
          </table:table-cell>
          <table:table-cell office:value-type="string">
            <text:p>βea hamu</text:p>
          </table:table-cell>
          <table:table-cell office:value-type="string">
            <text:p>[βeá hamu]</text:p>
          </table:table-cell>
          <table:table-cell table:style-name="ce9" office:value-type="string">
            <text:p>especie de <text:s/>armadillo, gurre (Es de tamañopequeño.). Dasypus sabanicola.</text:p>
          </table:table-cell>
          <table:table-cell office:value-type="string">
            <text:p>armadillo.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ea orañʉ</text:p>
          </table:table-cell>
          <table:table-cell office:value-type="string">
            <text:p>βea oraɲɨ</text:p>
          </table:table-cell>
          <table:table-cell/>
          <table:table-cell table:style-name="ce9" office:value-type="string">
            <text:p>especie de palma chonta</text:p>
          </table:table-cell>
          <table:table-cell office:value-type="string">
            <text:p>palm.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a sõso</text:p>
          </table:table-cell>
          <table:table-cell office:value-type="string">
            <text:p>βea sõso</text:p>
          </table:table-cell>
          <table:table-cell/>
          <table:table-cell table:style-name="Default" office:value-type="string">
            <text:p>especie de pájaro quiscal, pájaro chamón. </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ea sʉo</text:p>
          </table:table-cell>
          <table:table-cell office:value-type="string">
            <text:p>βea sɨo</text:p>
          </table:table-cell>
          <table:table-cell/>
          <table:table-cell table:style-name="ce9" office:value-type="string">
            <text:p>vainas de maiz</text:p>
          </table:table-cell>
          <table:table-cell office:value-type="string">
            <text:p>corn.bud</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vea sʉovʉ</text:p>
          </table:table-cell>
          <table:table-cell office:value-type="string">
            <text:p>βea sɨoβɨ</text:p>
          </table:table-cell>
          <table:table-cell/>
          <table:table-cell office:value-type="string">
            <text:p>vaina de maiz</text:p>
          </table:table-cell>
          <table:table-cell office:value-type="string">
            <text:p>corn.bu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a tʉamʉ</text:p>
          </table:table-cell>
          <table:table-cell office:value-type="string">
            <text:p>βea tʰɨamɨ</text:p>
          </table:table-cell>
          <table:table-cell/>
          <table:table-cell office:value-type="string">
            <text:p>cosechar (maiz)</text:p>
          </table:table-cell>
          <table:table-cell office:value-type="string">
            <text:p>harvest.corn</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ea ʉa</text:p>
          </table:table-cell>
          <table:table-cell office:value-type="string">
            <text:p>βea ɨa</text:p>
          </table:table-cell>
          <table:table-cell/>
          <table:table-cell table:style-name="ce9" office:value-type="string">
            <text:p><text:s/>lágrimas de San Pedro. Coix lacryma-jobi.</text:p>
          </table:table-cell>
          <table:table-cell office:value-type="string">
            <text:p>plant.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a va'i</text:p>
          </table:table-cell>
          <table:table-cell office:value-type="string">
            <text:p>βea βaʔi</text:p>
          </table:table-cell>
          <table:table-cell/>
          <table:table-cell table:style-name="ce9" office:value-type="string">
            <text:p>especie de sardina</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eaa</text:p>
          </table:table-cell>
          <table:table-cell office:value-type="string">
            <text:p>βeaa</text:p>
          </table:table-cell>
          <table:table-cell/>
          <table:table-cell table:style-name="ce9" office:value-type="string">
            <text:p>grano de maiz</text:p>
          </table:table-cell>
          <table:table-cell office:value-type="string">
            <text:p>corn.grain</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amʉ</text:p>
          </table:table-cell>
          <table:table-cell office:value-type="string">
            <text:p>βeamɨ</text:p>
          </table:table-cell>
          <table:table-cell office:value-type="string">
            <text:p>[βéamɨ]</text:p>
          </table:table-cell>
          <table:table-cell table:style-name="Default" office:value-type="string">
            <text:p>mermar (el rio); adelgazar</text:p>
          </table:table-cell>
          <table:table-cell office:value-type="string">
            <text:p>go.down.water.level.VI</text:p>
          </table:table-cell>
          <table:table-cell table:number-columns-repeated="10"/>
          <table:table-cell office:value-type="string">
            <text:p>v.i.</text:p>
          </table:table-cell>
          <table:table-cell table:number-columns-repeated="237"/>
        </table:table-row>
        <table:table-row table:style-name="ro3">
          <table:table-cell table:number-columns-repeated="3"/>
          <table:table-cell office:value-type="string">
            <text:p>vẽamʉ</text:p>
          </table:table-cell>
          <table:table-cell office:value-type="string">
            <text:p>βẽamɨ</text:p>
          </table:table-cell>
          <table:table-cell/>
          <table:table-cell table:style-name="ce9" office:value-type="string">
            <text:p>no sentirse bien, estar mareado</text:p>
          </table:table-cell>
          <table:table-cell office:value-type="string">
            <text:p>feel.sick</text:p>
          </table:table-cell>
          <table:table-cell table:number-columns-repeated="10"/>
          <table:table-cell office:value-type="string">
            <text:p>v.imp.</text:p>
          </table:table-cell>
          <table:table-cell table:number-columns-repeated="237"/>
        </table:table-row>
        <table:table-row table:style-name="ro3">
          <table:table-cell table:number-columns-repeated="3"/>
          <table:table-cell office:value-type="string">
            <text:p>vẽamʉ</text:p>
          </table:table-cell>
          <table:table-cell office:value-type="string">
            <text:p>βẽamɨ</text:p>
          </table:table-cell>
          <table:table-cell office:value-type="string">
            <text:p>[βẽ́amɨ]</text:p>
          </table:table-cell>
          <table:table-cell table:style-name="Default" office:value-type="string">
            <text:p>causar enfermedad, causar trastornos.</text:p>
          </table:table-cell>
          <table:table-cell office:value-type="string">
            <text:p>make.sick</text:p>
          </table:table-cell>
          <table:table-cell table:number-columns-repeated="10"/>
          <table:table-cell office:value-type="string">
            <text:p>v.t.</text:p>
          </table:table-cell>
          <table:table-cell table:number-columns-repeated="237"/>
        </table:table-row>
        <table:table-row table:style-name="ro3">
          <table:table-cell table:number-columns-repeated="3"/>
          <table:table-cell office:value-type="string">
            <text:p>vẽamʉ</text:p>
          </table:table-cell>
          <table:table-cell office:value-type="string">
            <text:p>βẽamɨ</text:p>
          </table:table-cell>
          <table:table-cell/>
          <table:table-cell table:style-name="ce9" office:value-type="string">
            <text:p>causar la muerte (Se hace sin dar golpes directos.).</text:p>
          </table:table-cell>
          <table:table-cell office:value-type="string">
            <text:p>kill.by.witchcraf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eañʉ</text:p>
          </table:table-cell>
          <table:table-cell office:value-type="string">
            <text:p>βeaɲɨ</text:p>
          </table:table-cell>
          <table:table-cell/>
          <table:table-cell table:style-name="Default" office:value-type="string">
            <text:p>mata de maiz</text:p>
          </table:table-cell>
          <table:table-cell office:value-type="string">
            <text:p>corn.sprou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ato'oñʉ</text:p>
          </table:table-cell>
          <table:table-cell office:value-type="string">
            <text:p>βeatʰoʔoɲɨ</text:p>
          </table:table-cell>
          <table:table-cell/>
          <table:table-cell table:style-name="ce9" office:value-type="string">
            <text:p><text:s/>especie de árbol (La madera de este árbol sirve para leña.).</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ato'ovʉ</text:p>
          </table:table-cell>
          <table:table-cell office:value-type="string">
            <text:p>βeatʰoʔoβɨ</text:p>
          </table:table-cell>
          <table:table-cell/>
          <table:table-cell table:style-name="ce9" office:value-type="string">
            <text:p>tusa de maiz</text:p>
          </table:table-cell>
          <table:table-cell office:value-type="string">
            <text:p>corncob</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avʉ</text:p>
          </table:table-cell>
          <table:table-cell office:value-type="string">
            <text:p>βeaβɨ</text:p>
          </table:table-cell>
          <table:table-cell/>
          <table:table-cell table:style-name="Default" office:value-type="string">
            <text:p>mazorca</text:p>
          </table:table-cell>
          <table:table-cell office:value-type="string">
            <text:p>corncob</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emʉ</text:p>
          </table:table-cell>
          <table:table-cell office:value-type="string">
            <text:p>βẽemɨ</text:p>
          </table:table-cell>
          <table:table-cell/>
          <table:table-cell office:value-type="string">
            <text:p>amarrar</text:p>
          </table:table-cell>
          <table:table-cell office:value-type="string">
            <text:p>tie.V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ejamʉ</text:p>
          </table:table-cell>
          <table:table-cell office:value-type="string">
            <text:p>βehamɨ</text:p>
          </table:table-cell>
          <table:table-cell office:value-type="string">
            <text:p>[βehámɨ]</text:p>
          </table:table-cell>
          <table:table-cell office:value-type="string">
            <text:p>casarse</text:p>
          </table:table-cell>
          <table:table-cell office:value-type="string">
            <text:p>get.married</text:p>
          </table:table-cell>
          <table:table-cell table:number-columns-repeated="10"/>
          <table:table-cell office:value-type="string">
            <text:p>v.i. y v.t.</text:p>
          </table:table-cell>
          <table:table-cell table:number-columns-repeated="237"/>
        </table:table-row>
        <table:table-row table:style-name="ro2">
          <table:table-cell table:number-columns-repeated="3"/>
          <table:table-cell office:value-type="string">
            <text:p>vejao</text:p>
          </table:table-cell>
          <table:table-cell office:value-type="string">
            <text:p>βehao</text:p>
          </table:table-cell>
          <table:table-cell/>
          <table:table-cell office:value-type="string">
            <text:p>novia</text:p>
          </table:table-cell>
          <table:table-cell office:value-type="string">
            <text:p>fiance.FEM</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ejaʉ</text:p>
          </table:table-cell>
          <table:table-cell office:value-type="string">
            <text:p>βehaɨ</text:p>
          </table:table-cell>
          <table:table-cell/>
          <table:table-cell table:style-name="ce9" office:value-type="string">
            <text:p>novio</text:p>
          </table:table-cell>
          <table:table-cell office:value-type="string">
            <text:p>fiance.MASC</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ejomʉ</text:p>
          </table:table-cell>
          <table:table-cell office:value-type="string">
            <text:p>βehomɨ</text:p>
          </table:table-cell>
          <table:table-cell/>
          <table:table-cell table:style-name="ce9" office:value-type="string">
            <text:p>casar a otros</text:p>
          </table:table-cell>
          <table:table-cell office:value-type="string">
            <text:p>marry.couple</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vẽka</text:p>
          </table:table-cell>
          <table:table-cell office:value-type="string">
            <text:p>βẽkʰa</text:p>
          </table:table-cell>
          <table:table-cell/>
          <table:table-cell table:style-name="ce9" office:value-type="string">
            <text:p><text:s/>especie de guadua, bambú (Se comen los retoños.). Carludovica palmata R y P</text:p>
          </table:table-cell>
          <table:table-cell office:value-type="string">
            <text:p>bamboo</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vẽka charipa</text:p>
          </table:table-cell>
          <table:table-cell office:value-type="string">
            <text:p>βẽkʰa dʒaripa</text:p>
          </table:table-cell>
          <table:table-cell/>
          <table:table-cell office:value-type="string">
            <text:p>esterilla de bambú</text:p>
          </table:table-cell>
          <table:table-cell office:value-type="string">
            <text:p>bamboo.splinte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ka miu</text:p>
          </table:table-cell>
          <table:table-cell office:value-type="string">
            <text:p>βẽkʰa miu</text:p>
          </table:table-cell>
          <table:table-cell/>
          <table:table-cell office:value-type="string">
            <text:p>espinas de guadua</text:p>
          </table:table-cell>
          <table:table-cell office:value-type="string">
            <text:p>bamboo.spine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kacha</text:p>
          </table:table-cell>
          <table:table-cell office:value-type="string">
            <text:p>βẽkʰadʒa</text:p>
          </table:table-cell>
          <table:table-cell/>
          <table:table-cell office:value-type="string">
            <text:p>rio Caguan</text:p>
          </table:table-cell>
          <table:table-cell office:value-type="string">
            <text:p>river.n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kañʉ</text:p>
          </table:table-cell>
          <table:table-cell office:value-type="string">
            <text:p>βẽkʰaɲɨ</text:p>
          </table:table-cell>
          <table:table-cell/>
          <table:table-cell table:style-name="ce9" office:value-type="string">
            <text:p>especie de guadua, bambu</text:p>
          </table:table-cell>
          <table:table-cell office:value-type="string">
            <text:p>bamboo.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kasava</text:p>
          </table:table-cell>
          <table:table-cell office:value-type="string">
            <text:p>βẽkʰasaβa</text:p>
          </table:table-cell>
          <table:table-cell/>
          <table:table-cell table:style-name="ce9" office:value-type="string">
            <text:p>sitio o terreno poblado de guaduas</text:p>
          </table:table-cell>
          <table:table-cell office:value-type="string">
            <text:p>bamboo.area</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ko</text:p>
          </table:table-cell>
          <table:table-cell office:value-type="string">
            <text:p>βekʰo</text:p>
          </table:table-cell>
          <table:table-cell/>
          <table:table-cell office:value-type="string">
            <text:p>loro, Amazona</text:p>
          </table:table-cell>
          <table:table-cell office:value-type="string">
            <text:p>parrot</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eko aña</text:p>
          </table:table-cell>
          <table:table-cell office:value-type="string">
            <text:p>βekʰo aɲa</text:p>
          </table:table-cell>
          <table:table-cell/>
          <table:table-cell office:value-type="string">
            <text:p>especie de culebra. <text:span text:style-name="T5">Lit: </text:span><text:span text:style-name="T5">culebra loro. </text:span><text:span text:style-name="T5">Bothrops </text:span><text:span text:style-name="T5">bileneatus.</text:span></text:p>
          </table:table-cell>
          <table:table-cell office:value-type="string">
            <text:p>snak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eko chitañʉ</text:p>
          </table:table-cell>
          <table:table-cell office:value-type="string">
            <text:p>βekʰo dʒitʰaɲɨ</text:p>
          </table:table-cell>
          <table:table-cell/>
          <table:table-cell table:style-name="ce9" office:value-type="string">
            <text:p>especie de árbol.</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ko coʉ</text:p>
          </table:table-cell>
          <table:table-cell office:value-type="string">
            <text:p>βekʰo koɨ</text:p>
          </table:table-cell>
          <table:table-cell/>
          <table:table-cell table:style-name="ce9" office:value-type="string">
            <text:p>especie de tortuga (Es de tamaño pequeño.).</text:p>
          </table:table-cell>
          <table:table-cell office:value-type="string">
            <text:p>tur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eko ma'ña</text:p>
          </table:table-cell>
          <table:table-cell office:value-type="string">
            <text:p>βekʰo maʔɲa</text:p>
          </table:table-cell>
          <table:table-cell/>
          <table:table-cell table:style-name="Default" office:value-type="string">
            <text:p>especie de perfume silvestre.</text:p>
          </table:table-cell>
          <table:table-cell office:value-type="string">
            <text:p>aromatic.pla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ko pĩsimu</text:p>
          </table:table-cell>
          <table:table-cell office:value-type="string">
            <text:p>βekʰo pĩsimu</text:p>
          </table:table-cell>
          <table:table-cell/>
          <table:table-cell office:value-type="string">
            <text:p>especie de bejuco medicinal (Se machuca y se toma el jugo para curar el bazo.).</text:p>
          </table:table-cell>
          <table:table-cell office:value-type="string">
            <text:p>lian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ko tacha</text:p>
          </table:table-cell>
          <table:table-cell office:value-type="string">
            <text:p>βekʰo tʰadʒa</text:p>
          </table:table-cell>
          <table:table-cell/>
          <table:table-cell table:style-name="ce9" office:value-type="string">
            <text:p>especie de hierba</text:p>
          </table:table-cell>
          <table:table-cell office:value-type="string">
            <text:p>grass.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kʉ</text:p>
          </table:table-cell>
          <table:table-cell office:value-type="string">
            <text:p>βekʰɨ</text:p>
          </table:table-cell>
          <table:table-cell/>
          <table:table-cell table:style-name="Default" office:value-type="string">
            <text:p>danta. Tapirus terrestris.</text:p>
          </table:table-cell>
          <table:table-cell office:value-type="string">
            <text:p>tapir</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ekʉ miu</text:p>
          </table:table-cell>
          <table:table-cell office:value-type="string">
            <text:p>βekʰɨ miu</text:p>
          </table:table-cell>
          <table:table-cell/>
          <table:table-cell table:style-name="ce9" office:value-type="string">
            <text:p>especie de bejuco espinoso</text:p>
          </table:table-cell>
          <table:table-cell office:value-type="string">
            <text:p>lian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kʉ pũti</text:p>
          </table:table-cell>
          <table:table-cell office:value-type="string">
            <text:p>βekʰɨ pũtʰi</text:p>
          </table:table-cell>
          <table:table-cell/>
          <table:table-cell table:style-name="ce9" office:value-type="string">
            <text:p>abejón negro</text:p>
          </table:table-cell>
          <table:table-cell office:value-type="string">
            <text:p>be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ekʉ tẽa</text:p>
          </table:table-cell>
          <table:table-cell office:value-type="string">
            <text:p>βekʰɨ tʰẽa</text:p>
          </table:table-cell>
          <table:table-cell/>
          <table:table-cell table:style-name="ce9" office:value-type="string">
            <text:p>pájaro pico de tijera. Rynchops nigra.</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ekʉ vani</text:p>
          </table:table-cell>
          <table:table-cell office:value-type="string">
            <text:p>βekʰɨ βani</text:p>
          </table:table-cell>
          <table:table-cell/>
          <table:table-cell table:style-name="Default" office:value-type="string">
            <text:p>especie de mojarra (Es grande y de color gris oscuro.).</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eomʉ</text:p>
          </table:table-cell>
          <table:table-cell office:value-type="string">
            <text:p>βeomɨ</text:p>
          </table:table-cell>
          <table:table-cell office:value-type="string">
            <text:p>[βeómɨ]</text:p>
          </table:table-cell>
          <table:table-cell table:style-name="ce9" office:value-type="string">
            <text:p>hacer disminuir</text:p>
          </table:table-cell>
          <table:table-cell office:value-type="string">
            <text:p>make.small</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veomʉ</text:p>
          </table:table-cell>
          <table:table-cell office:value-type="string">
            <text:p>βeomɨ</text:p>
          </table:table-cell>
          <table:table-cell office:value-type="string">
            <text:p>[βéomɨ]</text:p>
          </table:table-cell>
          <table:table-cell table:style-name="Default" office:value-type="string">
            <text:p>buscar (un pedazo de carne en la sopa con una cuchara, algo perdido en el agua).</text:p>
          </table:table-cell>
          <table:table-cell office:value-type="string">
            <text:p>look.for.under.water</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eracho</text:p>
          </table:table-cell>
          <table:table-cell office:value-type="string">
            <text:p>βeradʒo</text:p>
          </table:table-cell>
          <table:table-cell/>
          <table:table-cell table:style-name="Default" office:value-type="string">
            <text:p>vela, esperma</text:p>
          </table:table-cell>
          <table:table-cell office:value-type="string">
            <text:p>candl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re</text:p>
          </table:table-cell>
          <table:table-cell office:value-type="string">
            <text:p>βere</text:p>
          </table:table-cell>
          <table:table-cell/>
          <table:table-cell office:value-type="string">
            <text:p>especie de mosca (Esta mosca lleva enfermedades.).</text:p>
          </table:table-cell>
          <table:table-cell office:value-type="string">
            <text:p>insect.sp</text:p>
          </table:table-cell>
          <table:table-cell table:number-columns-repeated="10"/>
          <table:table-cell table:style-name="Default" office:value-type="string">
            <text:p>s.an.</text:p>
          </table:table-cell>
          <table:table-cell table:number-columns-repeated="237"/>
        </table:table-row>
        <table:table-row table:style-name="ro2">
          <table:table-cell table:number-columns-repeated="3"/>
          <table:table-cell office:value-type="string">
            <text:p>vere ruta</text:p>
          </table:table-cell>
          <table:table-cell office:value-type="string">
            <text:p>βere rutʰa</text:p>
          </table:table-cell>
          <table:table-cell/>
          <table:table-cell office:value-type="string">
            <text:p>especie de mosca (Esta mosca se parece a un tábano pero no lo es; chupa la sangre de los pies de las personas o de los animales.).</text:p>
          </table:table-cell>
          <table:table-cell office:value-type="string">
            <text:p>insec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erimʉ</text:p>
          </table:table-cell>
          <table:table-cell office:value-type="string">
            <text:p>βerimɨ</text:p>
          </table:table-cell>
          <table:table-cell/>
          <table:table-cell table:style-name="ce9" office:value-type="string">
            <text:p>cortar (algo de un palo)</text:p>
          </table:table-cell>
          <table:table-cell office:value-type="string">
            <text:p>cut.out.of.tree</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eromʉ</text:p>
          </table:table-cell>
          <table:table-cell office:value-type="string">
            <text:p>βeromɨ</text:p>
          </table:table-cell>
          <table:table-cell/>
          <table:table-cell table:style-name="ce9" office:value-type="string">
            <text:p>recoger (algunas cosas como leña o basura, lo que queda).</text:p>
          </table:table-cell>
          <table:table-cell office:value-type="string">
            <text:p>get</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esamʉ</text:p>
          </table:table-cell>
          <table:table-cell office:value-type="string">
            <text:p>βesamɨ</text:p>
          </table:table-cell>
          <table:table-cell office:value-type="string">
            <text:p>[βesámɨ]</text:p>
          </table:table-cell>
          <table:table-cell table:style-name="ce9" office:value-type="string">
            <text:p>ser difícil, ser imposible, ser complicado.</text:p>
          </table:table-cell>
          <table:table-cell office:value-type="string">
            <text:p>be.difficult</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esaʉache pa'imʉ</text:p>
          </table:table-cell>
          <table:table-cell office:value-type="string">
            <text:p>βesaɨadʒe paʔimɨ</text:p>
          </table:table-cell>
          <table:table-cell/>
          <table:table-cell table:style-name="ce9" office:value-type="string">
            <text:p>haber dificultades</text:p>
          </table:table-cell>
          <table:table-cell office:value-type="string">
            <text:p>exist.of.difficulties</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vesʉmʉ</text:p>
          </table:table-cell>
          <table:table-cell office:value-type="string">
            <text:p>βesɨmɨ</text:p>
          </table:table-cell>
          <table:table-cell office:value-type="string">
            <text:p>[βesɨ́mɨ]</text:p>
          </table:table-cell>
          <table:table-cell table:style-name="Default" office:value-type="string">
            <text:p>no saber, ignorar, ser inocente</text:p>
          </table:table-cell>
          <table:table-cell office:value-type="string">
            <text:p>not.know</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etomʉ</text:p>
          </table:table-cell>
          <table:table-cell office:value-type="string">
            <text:p>βetʰomɨ</text:p>
          </table:table-cell>
          <table:table-cell/>
          <table:table-cell office:value-type="string">
            <text:p>lamer, lenguetear</text:p>
          </table:table-cell>
          <table:table-cell office:value-type="string">
            <text:p>lick</text:p>
          </table:table-cell>
          <table:table-cell table:number-columns-repeated="10"/>
          <table:table-cell office:value-type="string">
            <text:p>v.t.</text:p>
          </table:table-cell>
          <table:table-cell table:number-columns-repeated="237"/>
        </table:table-row>
        <table:table-row table:style-name="ro2">
          <table:table-cell table:number-columns-repeated="3"/>
          <table:table-cell office:value-type="string">
            <text:p>vẽveñʉ</text:p>
          </table:table-cell>
          <table:table-cell office:value-type="string">
            <text:p>βẽβeɲɨ</text:p>
          </table:table-cell>
          <table:table-cell/>
          <table:table-cell office:value-type="string">
            <text:p>especie de árbol frutal silvestre.</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evimʉ</text:p>
          </table:table-cell>
          <table:table-cell office:value-type="string">
            <text:p>βeβimɨ</text:p>
          </table:table-cell>
          <table:table-cell/>
          <table:table-cell table:style-name="ce9" office:value-type="string">
            <text:p>no alcanzar, no lograr</text:p>
          </table:table-cell>
          <table:table-cell office:value-type="string">
            <text:p>not.arrive.at.goal</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evomʉ</text:p>
          </table:table-cell>
          <table:table-cell office:value-type="string">
            <text:p>βeβomɨ</text:p>
          </table:table-cell>
          <table:table-cell/>
          <table:table-cell table:style-name="ce9" office:value-type="string">
            <text:p>hacer señales (con las manos), gestear.</text:p>
          </table:table-cell>
          <table:table-cell office:value-type="string">
            <text:p>make.hand.gestures</text:p>
          </table:table-cell>
          <table:table-cell table:number-columns-repeated="10"/>
          <table:table-cell office:value-type="string">
            <text:p>v.i.</text:p>
          </table:table-cell>
          <table:table-cell table:number-columns-repeated="237"/>
        </table:table-row>
        <table:table-row table:style-name="ro3">
          <table:table-cell table:number-columns-repeated="3"/>
          <table:table-cell office:value-type="string">
            <text:p>vi pi'a</text:p>
          </table:table-cell>
          <table:table-cell office:value-type="string">
            <text:p>βi piʔa</text:p>
          </table:table-cell>
          <table:table-cell/>
          <table:table-cell table:style-name="ce9" office:value-type="string">
            <text:p>especie de pájaro (Es pequeño y de color negr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i'to</text:p>
          </table:table-cell>
          <table:table-cell office:value-type="string">
            <text:p>βiʔtʰo</text:p>
          </table:table-cell>
          <table:table-cell/>
          <table:table-cell table:style-name="ce9" office:value-type="string">
            <text:p>caucho, goma; plastica</text:p>
          </table:table-cell>
          <table:table-cell office:value-type="string">
            <text:p>rubber/plastic</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vi'to coʉo</text:p>
          </table:table-cell>
          <table:table-cell office:value-type="string">
            <text:p>βiʔtʰo koɨo</text:p>
          </table:table-cell>
          <table:table-cell/>
          <table:table-cell table:style-name="Default" office:value-type="string">
            <text:p>charapa pegajosa (es muy grande)</text:p>
          </table:table-cell>
          <table:table-cell office:value-type="string">
            <text:p>tur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i'to mʉka</text:p>
          </table:table-cell>
          <table:table-cell office:value-type="string">
            <text:p>βiʔtʰo mɨkʰa</text:p>
          </table:table-cell>
          <table:table-cell/>
          <table:table-cell table:style-name="Default" office:value-type="string">
            <text:p>especie de pez cucha pegajoso, bagre</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i'toñʉ</text:p>
          </table:table-cell>
          <table:table-cell office:value-type="string">
            <text:p>βiʔtʰoɲɨ</text:p>
          </table:table-cell>
          <table:table-cell/>
          <table:table-cell office:value-type="string">
            <text:p>arbol de caucho</text:p>
          </table:table-cell>
          <table:table-cell office:value-type="string">
            <text:p>rubber.tre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i'topʉ</text:p>
          </table:table-cell>
          <table:table-cell office:value-type="string">
            <text:p>βiʔtʰopɨ</text:p>
          </table:table-cell>
          <table:table-cell/>
          <table:table-cell table:style-name="Default" office:value-type="string">
            <text:p>balon, pelota</text:p>
          </table:table-cell>
          <table:table-cell office:value-type="string">
            <text:p>rubber.sphere</text:p>
          </table:table-cell>
          <table:table-cell table:number-columns-repeated="4"/>
          <table:table-cell table:style-name="Default"/>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vi'tore'ava</text:p>
          </table:table-cell>
          <table:table-cell office:value-type="string">
            <text:p>βiʔtʰoreʔaβa</text:p>
          </table:table-cell>
          <table:table-cell/>
          <table:table-cell office:value-type="string">
            <text:p>plato plastico</text:p>
          </table:table-cell>
          <table:table-cell office:value-type="string">
            <text:p>rubber/plastic.plat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i'toro'rova</text:p>
          </table:table-cell>
          <table:table-cell office:value-type="string">
            <text:p>βiʔtʰoroʔroβa</text:p>
          </table:table-cell>
          <table:table-cell/>
          <table:table-cell table:style-name="ce9" office:value-type="string">
            <text:p>pocillo plastico</text:p>
          </table:table-cell>
          <table:table-cell office:value-type="string">
            <text:p>rubber/plastic.u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i'toruru</text:p>
          </table:table-cell>
          <table:table-cell office:value-type="string">
            <text:p>βiʔtʰoruru</text:p>
          </table:table-cell>
          <table:table-cell/>
          <table:table-cell table:style-name="ce9" office:value-type="string">
            <text:p>tarros plasticos</text:p>
          </table:table-cell>
          <table:table-cell office:value-type="string">
            <text:p>rubber/plastic.jar</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vi'toruruvʉ</text:p>
          </table:table-cell>
          <table:table-cell office:value-type="string">
            <text:p>βiʔtʰoruruβɨ</text:p>
          </table:table-cell>
          <table:table-cell/>
          <table:table-cell table:style-name="ce9" office:value-type="string">
            <text:p>tarro plastico, jarra plastica</text:p>
          </table:table-cell>
          <table:table-cell office:value-type="string">
            <text:p>rubber/plastic.ja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i'toturupʉ</text:p>
          </table:table-cell>
          <table:table-cell office:value-type="string">
            <text:p>βiʔtʰotʰurupɨ</text:p>
          </table:table-cell>
          <table:table-cell/>
          <table:table-cell office:value-type="string">
            <text:p>bolsa de plástico.</text:p>
          </table:table-cell>
          <table:table-cell office:value-type="string">
            <text:p>rubber/plastic.bag</text:p>
          </table:table-cell>
          <table:table-cell table:number-columns-repeated="10"/>
          <table:table-cell office:value-type="string">
            <text:p>s.i.</text:p>
          </table:table-cell>
          <table:table-cell table:number-columns-repeated="237"/>
        </table:table-row>
        <table:table-row table:style-name="ro2">
          <table:table-cell table:number-columns-repeated="3"/>
          <table:table-cell office:value-type="string">
            <text:p>viañeja'imʉ</text:p>
          </table:table-cell>
          <table:table-cell office:value-type="string">
            <text:p>βiaɲehaʔimɨ</text:p>
          </table:table-cell>
          <table:table-cell/>
          <table:table-cell office:value-type="string">
            <text:p>ser verde</text:p>
          </table:table-cell>
          <table:table-cell office:value-type="string">
            <text:p>be.green</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vichoko</text:p>
          </table:table-cell>
          <table:table-cell office:value-type="string">
            <text:p>βidʒokʰo</text:p>
          </table:table-cell>
          <table:table-cell/>
          <table:table-cell office:value-type="string">
            <text:p>pluma nueva, plumas nuevas, plumón, lana de pajaritos.</text:p>
          </table:table-cell>
          <table:table-cell office:value-type="string">
            <text:p>feather</text:p>
          </table:table-cell>
          <table:table-cell table:number-columns-repeated="10"/>
          <table:table-cell office:value-type="string">
            <text:p>s.in.sing y pl.</text:p>
          </table:table-cell>
          <table:table-cell table:number-columns-repeated="237"/>
        </table:table-row>
        <table:table-row table:style-name="ro2">
          <table:table-cell table:number-columns-repeated="3"/>
          <table:table-cell office:value-type="string">
            <text:p>vichomaka</text:p>
          </table:table-cell>
          <table:table-cell office:value-type="string">
            <text:p>βidʒomakʰa</text:p>
          </table:table-cell>
          <table:table-cell/>
          <table:table-cell office:value-type="string">
            <text:p>pito</text:p>
          </table:table-cell>
          <table:table-cell office:value-type="string">
            <text:p>whistle.instrume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ichomʉ</text:p>
          </table:table-cell>
          <table:table-cell office:value-type="string">
            <text:p>βidʒomɨ</text:p>
          </table:table-cell>
          <table:table-cell/>
          <table:table-cell table:style-name="ce9" office:value-type="string">
            <text:p>silbar</text:p>
          </table:table-cell>
          <table:table-cell office:value-type="string">
            <text:p>whistle.V</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ichoro'rova</text:p>
          </table:table-cell>
          <table:table-cell office:value-type="string">
            <text:p>βidʒoroʔroβa</text:p>
          </table:table-cell>
          <table:table-cell/>
          <table:table-cell office:value-type="string">
            <text:p>pito</text:p>
          </table:table-cell>
          <table:table-cell office:value-type="string">
            <text:p>whistle.instrume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ichovʉ</text:p>
          </table:table-cell>
          <table:table-cell office:value-type="string">
            <text:p>βidʒoβɨ</text:p>
          </table:table-cell>
          <table:table-cell/>
          <table:table-cell office:value-type="string">
            <text:p>pito</text:p>
          </table:table-cell>
          <table:table-cell office:value-type="string">
            <text:p>whistle.instrumen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iernerʉmʉ</text:p>
          </table:table-cell>
          <table:table-cell office:value-type="string">
            <text:p>βiernerɨmɨ</text:p>
          </table:table-cell>
          <table:table-cell/>
          <table:table-cell office:value-type="string">
            <text:p>viernes</text:p>
          </table:table-cell>
          <table:table-cell office:value-type="string">
            <text:p>Friday</text:p>
          </table:table-cell>
          <table:table-cell table:number-columns-repeated="4"/>
          <table:table-cell office:value-type="string">
            <text:p>Sp loan</text:p>
          </table:table-cell>
          <table:table-cell table:number-columns-repeated="5"/>
          <table:table-cell office:value-type="string">
            <text:p>s.in.</text:p>
          </table:table-cell>
          <table:table-cell table:number-columns-repeated="237"/>
        </table:table-row>
        <table:table-row table:style-name="ro2">
          <table:table-cell table:number-columns-repeated="3"/>
          <table:table-cell office:value-type="string">
            <text:p>vii</text:p>
          </table:table-cell>
          <table:table-cell office:value-type="string">
            <text:p>βii</text:p>
          </table:table-cell>
          <table:table-cell/>
          <table:table-cell table:style-name="ce9" office:value-type="string">
            <text:p>sonido que hace una especie de pájaro pequeño</text:p>
          </table:table-cell>
          <table:table-cell office:value-type="string">
            <text:p>SS.SYMB.bird.cry</text:p>
          </table:table-cell>
          <table:table-cell table:number-columns-repeated="10"/>
          <table:table-cell office:value-type="string">
            <text:p>onom.</text:p>
          </table:table-cell>
          <table:table-cell table:number-columns-repeated="237"/>
        </table:table-row>
        <table:table-row table:style-name="ro2">
          <table:table-cell table:number-columns-repeated="3"/>
          <table:table-cell office:value-type="string">
            <text:p>vii</text:p>
          </table:table-cell>
          <table:table-cell office:value-type="string">
            <text:p>βii</text:p>
          </table:table-cell>
          <table:table-cell/>
          <table:table-cell office:value-type="string">
            <text:p>palmas o pepas de chontillo (Es una especie de palmas pequeñas.).</text:p>
          </table:table-cell>
          <table:table-cell office:value-type="string">
            <text:p>palm.sp</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vii coʉ</text:p>
          </table:table-cell>
          <table:table-cell office:value-type="string">
            <text:p>βii koɨ</text:p>
          </table:table-cell>
          <table:table-cell/>
          <table:table-cell table:style-name="Default" office:value-type="string">
            <text:p>especie de tortuga (Es muy pequeña.). Claudius angustatus.</text:p>
          </table:table-cell>
          <table:table-cell office:value-type="string">
            <text:p>turtle.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ii miu</text:p>
          </table:table-cell>
          <table:table-cell office:value-type="string">
            <text:p>βii miu</text:p>
          </table:table-cell>
          <table:table-cell/>
          <table:table-cell office:value-type="string">
            <text:p>espinas de chontillo</text:p>
          </table:table-cell>
          <table:table-cell office:value-type="string">
            <text:p>palm.sp.spines</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ii peneñʉ</text:p>
          </table:table-cell>
          <table:table-cell office:value-type="string">
            <text:p>βii peneɲɨ</text:p>
          </table:table-cell>
          <table:table-cell/>
          <table:table-cell office:value-type="string">
            <text:p>especie de guamo</text:p>
          </table:table-cell>
          <table:table-cell office:value-type="string">
            <text:p>Ing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iia</text:p>
          </table:table-cell>
          <table:table-cell office:value-type="string">
            <text:p>βiia</text:p>
          </table:table-cell>
          <table:table-cell/>
          <table:table-cell table:style-name="ce9" office:value-type="string">
            <text:p>pepa de chontillo</text:p>
          </table:table-cell>
          <table:table-cell office:value-type="string">
            <text:p>palm.sp.see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iicha'chava</text:p>
          </table:table-cell>
          <table:table-cell office:value-type="string">
            <text:p>βiidʒaʔdʒaβa</text:p>
          </table:table-cell>
          <table:table-cell/>
          <table:table-cell table:style-name="Default" office:value-type="string">
            <text:p>racimo de chontillo</text:p>
          </table:table-cell>
          <table:table-cell office:value-type="string">
            <text:p>palm.sp.raci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iicho</text:p>
          </table:table-cell>
          <table:table-cell office:value-type="string">
            <text:p>βiidʒo</text:p>
          </table:table-cell>
          <table:table-cell/>
          <table:table-cell office:value-type="string">
            <text:p>especie de pez bocachico (Es de tamaño pequeño.)</text:p>
          </table:table-cell>
          <table:table-cell office:value-type="string">
            <text:p>fish.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iicho peneñʉ</text:p>
          </table:table-cell>
          <table:table-cell office:value-type="string">
            <text:p>βiidʒo peneɲɨ</text:p>
          </table:table-cell>
          <table:table-cell/>
          <table:table-cell office:value-type="string">
            <text:p>especie de guamo</text:p>
          </table:table-cell>
          <table:table-cell office:value-type="string">
            <text:p>Inga.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iijuupʉ</text:p>
          </table:table-cell>
          <table:table-cell office:value-type="string">
            <text:p>βiihuupɨ</text:p>
          </table:table-cell>
          <table:table-cell/>
          <table:table-cell office:value-type="string">
            <text:p>racimo grande de chontillo</text:p>
          </table:table-cell>
          <table:table-cell office:value-type="string">
            <text:p>palm.sp.raci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iimʉ</text:p>
          </table:table-cell>
          <table:table-cell office:value-type="string">
            <text:p>βiimɨ</text:p>
          </table:table-cell>
          <table:table-cell office:value-type="string">
            <text:p>[βíimɨ]</text:p>
          </table:table-cell>
          <table:table-cell office:value-type="string">
            <text:p>crecer (la hierba)</text:p>
          </table:table-cell>
          <table:table-cell office:value-type="string">
            <text:p>grow.of.grass.VI</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iimʉ</text:p>
          </table:table-cell>
          <table:table-cell office:value-type="string">
            <text:p>βiimɨ</text:p>
          </table:table-cell>
          <table:table-cell office:value-type="string">
            <text:p>[βiimɨ́]</text:p>
          </table:table-cell>
          <table:table-cell office:value-type="string">
            <text:p>chupar</text:p>
          </table:table-cell>
          <table:table-cell office:value-type="string">
            <text:p>suck</text:p>
          </table:table-cell>
          <table:table-cell table:number-columns-repeated="10"/>
          <table:table-cell office:value-type="string">
            <text:p>v.t.</text:p>
          </table:table-cell>
          <table:table-cell office:value-type="string">
            <text:p>CL II</text:p>
          </table:table-cell>
          <table:table-cell table:number-columns-repeated="236"/>
        </table:table-row>
        <table:table-row table:style-name="ro2">
          <table:table-cell table:number-columns-repeated="3"/>
          <table:table-cell office:value-type="string">
            <text:p>viiñʉ</text:p>
          </table:table-cell>
          <table:table-cell office:value-type="string">
            <text:p>βiiɲɨ</text:p>
          </table:table-cell>
          <table:table-cell/>
          <table:table-cell table:style-name="ce9" office:value-type="string">
            <text:p>palma de chontillo (Es una especie de palma pequeña.).</text:p>
          </table:table-cell>
          <table:table-cell office:value-type="string">
            <text:p>palm.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ĩja cõsa</text:p>
          </table:table-cell>
          <table:table-cell office:value-type="string">
            <text:p>βĩha kõsa</text:p>
          </table:table-cell>
          <table:table-cell/>
          <table:table-cell table:style-name="ce9" office:value-type="string">
            <text:p>pepas biches de milpesos</text:p>
          </table:table-cell>
          <table:table-cell office:value-type="string">
            <text:p>ungurahui.green</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vĩja i'kamʉ</text:p>
          </table:table-cell>
          <table:table-cell office:value-type="string">
            <text:p>βĩha iʔkʰamɨ</text:p>
          </table:table-cell>
          <table:table-cell/>
          <table:table-cell table:style-name="ce9" office:value-type="string">
            <text:p>comunicarse (con los dioses cuando vean visiones bajo la influencia de yagé).</text:p>
          </table:table-cell>
          <table:table-cell office:value-type="string">
            <text:p>hallucinat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ĩja oo cono</text:p>
          </table:table-cell>
          <table:table-cell office:value-type="string">
            <text:p>βĩha oo kono</text:p>
          </table:table-cell>
          <table:table-cell/>
          <table:table-cell table:style-name="ce9" office:value-type="string">
            <text:p>colada o alimento de plátano verde</text:p>
          </table:table-cell>
          <table:table-cell office:value-type="string">
            <text:p>green.plantain.bevera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ĩja tʉ̃'tova</text:p>
          </table:table-cell>
          <table:table-cell office:value-type="string">
            <text:p>βĩha tʰɨ̃ʔtʰoβa</text:p>
          </table:table-cell>
          <table:table-cell/>
          <table:table-cell table:style-name="ce9" office:value-type="string">
            <text:p><text:s/>cañero, rastrojo.</text:p>
          </table:table-cell>
          <table:table-cell office:value-type="string">
            <text:p>stubble.field</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ĩja vʉ'vʉmʉ</text:p>
          </table:table-cell>
          <table:table-cell office:value-type="string">
            <text:p>βĩha βɨʔβɨmɨ</text:p>
          </table:table-cell>
          <table:table-cell/>
          <table:table-cell table:style-name="ce9" office:value-type="string">
            <text:p>danzar bajo la influencia de yagé</text:p>
          </table:table-cell>
          <table:table-cell office:value-type="string">
            <text:p>dance.under.hallucinoge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ĩjajorʉ</text:p>
          </table:table-cell>
          <table:table-cell office:value-type="string">
            <text:p>βĩhahorɨ</text:p>
          </table:table-cell>
          <table:table-cell/>
          <table:table-cell table:style-name="ce9" office:value-type="string">
            <text:p>rama nueva de un árbol. 2. cogollo de una palma.</text:p>
          </table:table-cell>
          <table:table-cell office:value-type="string">
            <text:p>branch.sprout</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vĩjamʉ</text:p>
          </table:table-cell>
          <table:table-cell office:value-type="string">
            <text:p>βĩhamɨ</text:p>
          </table:table-cell>
          <table:table-cell office:value-type="string">
            <text:p>[βĩ́hamɨ]</text:p>
          </table:table-cell>
          <table:table-cell table:style-name="ce9" office:value-type="string">
            <text:p>estar verde, estar biche</text:p>
          </table:table-cell>
          <table:table-cell office:value-type="string">
            <text:p>be.green/unripe</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ĩjañeja'ñe</text:p>
          </table:table-cell>
          <table:table-cell office:value-type="string">
            <text:p>βĩhaɲehaʔɲe</text:p>
          </table:table-cell>
          <table:table-cell/>
          <table:table-cell office:value-type="string">
            <text:p>verde</text:p>
          </table:table-cell>
          <table:table-cell office:value-type="string">
            <text:p>green</text:p>
          </table:table-cell>
          <table:table-cell table:number-columns-repeated="10"/>
          <table:table-cell office:value-type="string">
            <text:p>adj.</text:p>
          </table:table-cell>
          <table:table-cell table:number-columns-repeated="237"/>
        </table:table-row>
        <table:table-row table:style-name="ro2">
          <table:table-cell table:number-columns-repeated="3"/>
          <table:table-cell office:value-type="string">
            <text:p>visuñʉ</text:p>
          </table:table-cell>
          <table:table-cell office:value-type="string">
            <text:p>βisuɲɨ</text:p>
          </table:table-cell>
          <table:table-cell/>
          <table:table-cell office:value-type="string">
            <text:p>especie de arbol (tiene madera fina)</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vʉ</text:p>
          </table:table-cell>
          <table:table-cell office:value-type="string">
            <text:p>βɨ</text:p>
          </table:table-cell>
          <table:table-cell/>
          <table:table-cell table:style-name="ce9" office:value-type="string">
            <text:p>guara, guatín, agutí. Dasyprocta punctata.</text:p>
          </table:table-cell>
          <table:table-cell office:value-type="string">
            <text:p>rodent.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ʉ ma'ña</text:p>
          </table:table-cell>
          <table:table-cell office:value-type="string">
            <text:p>βɨ maʔɲa</text:p>
          </table:table-cell>
          <table:table-cell/>
          <table:table-cell table:style-name="Default" office:value-type="string">
            <text:p>especie de perfume silvestre</text:p>
          </table:table-cell>
          <table:table-cell office:value-type="string">
            <text:p>aromatic.plant</text:p>
          </table:table-cell>
          <table:table-cell table:number-columns-repeated="10"/>
          <table:table-cell office:value-type="string">
            <text:p>s.in.</text:p>
          </table:table-cell>
          <table:table-cell table:number-columns-repeated="237"/>
        </table:table-row>
        <table:table-row table:style-name="ro3">
          <table:table-cell table:number-columns-repeated="3"/>
          <table:table-cell office:value-type="string">
            <text:p>vʉ'e</text:p>
          </table:table-cell>
          <table:table-cell office:value-type="string">
            <text:p>βɨʔe</text:p>
          </table:table-cell>
          <table:table-cell/>
          <table:table-cell table:style-name="ce9" office:value-type="string">
            <text:p>casa, edificio</text:p>
          </table:table-cell>
          <table:table-cell office:value-type="string">
            <text:p>hous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ʉ'e cha'rivʉ</text:p>
          </table:table-cell>
          <table:table-cell office:value-type="string">
            <text:p>βɨʔe dʒaʔriβɨ</text:p>
          </table:table-cell>
          <table:table-cell/>
          <table:table-cell table:style-name="Default" office:value-type="string">
            <text:p>armazón de una casa</text:p>
          </table:table-cell>
          <table:table-cell office:value-type="string">
            <text:p>house.fram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ʉ'e chakavʉ</text:p>
          </table:table-cell>
          <table:table-cell office:value-type="string">
            <text:p>βɨʔe dʒakʰaβɨ</text:p>
          </table:table-cell>
          <table:table-cell/>
          <table:table-cell office:value-type="string">
            <text:p>salón de la casa</text:p>
          </table:table-cell>
          <table:table-cell office:value-type="string">
            <text:p>house.room</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ʉ'e jãkovʉ</text:p>
          </table:table-cell>
          <table:table-cell office:value-type="string">
            <text:p>βɨʔe hãkʰoβɨ</text:p>
          </table:table-cell>
          <table:table-cell/>
          <table:table-cell office:value-type="string">
            <text:p>vigas, traviesas</text:p>
          </table:table-cell>
          <table:table-cell office:value-type="string">
            <text:p>house.post</text:p>
          </table:table-cell>
          <table:table-cell table:number-columns-repeated="10"/>
          <table:table-cell office:value-type="string">
            <text:p>s.in.pl.</text:p>
          </table:table-cell>
          <table:table-cell table:number-columns-repeated="237"/>
        </table:table-row>
        <table:table-row table:style-name="ro2">
          <table:table-cell table:number-columns-repeated="3"/>
          <table:table-cell office:value-type="string">
            <text:p>vʉ'e kachapa</text:p>
          </table:table-cell>
          <table:table-cell office:value-type="string">
            <text:p>βɨʔe kʰadʒapa</text:p>
          </table:table-cell>
          <table:table-cell/>
          <table:table-cell office:value-type="string">
            <text:p>piso elevado</text:p>
          </table:table-cell>
          <table:table-cell office:value-type="string">
            <text:p>house.floo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ʉ'e mu'sivʉ cacho</text:p>
          </table:table-cell>
          <table:table-cell office:value-type="string">
            <text:p>βɨʔe muʔsiβɨ kadʒo</text:p>
          </table:table-cell>
          <table:table-cell/>
          <table:table-cell office:value-type="string">
            <text:p>viga principal, cumbrera, parhilera</text:p>
          </table:table-cell>
          <table:table-cell office:value-type="string">
            <text:p>house.main.po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ʉ'e tuupʉ</text:p>
          </table:table-cell>
          <table:table-cell office:value-type="string">
            <text:p>βɨʔe tʰuupɨ</text:p>
          </table:table-cell>
          <table:table-cell/>
          <table:table-cell office:value-type="string">
            <text:p>poste de una casa</text:p>
          </table:table-cell>
          <table:table-cell office:value-type="string">
            <text:p>house.po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ʉ'e vãsocho</text:p>
          </table:table-cell>
          <table:table-cell office:value-type="string">
            <text:p>βɨʔe βãsodʒo</text:p>
          </table:table-cell>
          <table:table-cell/>
          <table:table-cell office:value-type="string">
            <text:p>viga</text:p>
          </table:table-cell>
          <table:table-cell office:value-type="string">
            <text:p>house.post</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ʉ'e ve'koro</text:p>
          </table:table-cell>
          <table:table-cell office:value-type="string">
            <text:p>βɨʔe βeʔkʰoro</text:p>
          </table:table-cell>
          <table:table-cell/>
          <table:table-cell office:value-type="string">
            <text:p>corredor alrededor de la casa</text:p>
          </table:table-cell>
          <table:table-cell office:value-type="string">
            <text:p>house.corridor</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ʉ'ejoopo</text:p>
          </table:table-cell>
          <table:table-cell office:value-type="string">
            <text:p>βɨʔehoopo</text:p>
          </table:table-cell>
          <table:table-cell/>
          <table:table-cell office:value-type="string">
            <text:p>aldea, pueblo, caserio, comunidad; ciudad</text:p>
          </table:table-cell>
          <table:table-cell office:value-type="string">
            <text:p>village</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ʉ'evʉ</text:p>
          </table:table-cell>
          <table:table-cell office:value-type="string">
            <text:p>βɨʔeβɨ</text:p>
          </table:table-cell>
          <table:table-cell/>
          <table:table-cell office:value-type="string">
            <text:p>bajo, abajo, debajo</text:p>
          </table:table-cell>
          <table:table-cell office:value-type="string">
            <text:p>underneath</text:p>
          </table:table-cell>
          <table:table-cell table:number-columns-repeated="10"/>
          <table:table-cell office:value-type="string">
            <text:p>adv.</text:p>
          </table:table-cell>
          <table:table-cell table:number-columns-repeated="237"/>
        </table:table-row>
        <table:table-row table:style-name="ro2">
          <table:table-cell table:number-columns-repeated="3"/>
          <table:table-cell office:value-type="string">
            <text:p>vʉ'ña tuu</text:p>
          </table:table-cell>
          <table:table-cell office:value-type="string">
            <text:p>βɨʔɲa tʰuu</text:p>
          </table:table-cell>
          <table:table-cell/>
          <table:table-cell office:value-type="string">
            <text:p>postes, estantillos (para hacer una casa)_</text:p>
          </table:table-cell>
          <table:table-cell office:value-type="string">
            <text:p>house.post</text:p>
          </table:table-cell>
          <table:table-cell table:number-columns-repeated="10"/>
          <table:table-cell office:value-type="string">
            <text:p>s.in.gen</text:p>
          </table:table-cell>
          <table:table-cell table:number-columns-repeated="237"/>
        </table:table-row>
        <table:table-row table:style-name="ro2">
          <table:table-cell table:number-columns-repeated="3"/>
          <table:table-cell office:value-type="string">
            <text:p>vʉ'saja'imʉ</text:p>
          </table:table-cell>
          <table:table-cell office:value-type="string">
            <text:p>βɨʔsahaʔimɨ</text:p>
          </table:table-cell>
          <table:table-cell/>
          <table:table-cell office:value-type="string">
            <text:p>ser liviano, ser de poco peso</text:p>
          </table:table-cell>
          <table:table-cell office:value-type="string">
            <text:p>be.light.weight</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vʉ'vʉ ku'imʉ</text:p>
          </table:table-cell>
          <table:table-cell office:value-type="string">
            <text:p>βɨʔβɨ kʰuʔimɨ</text:p>
          </table:table-cell>
          <table:table-cell/>
          <table:table-cell office:value-type="string">
            <text:p>recorrer, lit. correr y andar</text:p>
          </table:table-cell>
          <table:table-cell office:value-type="string">
            <text:p>travel.around</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vʉ'vʉcava</text:p>
          </table:table-cell>
          <table:table-cell office:value-type="string">
            <text:p>βɨʔβɨkaβa</text:p>
          </table:table-cell>
          <table:table-cell/>
          <table:table-cell office:value-type="string">
            <text:p>rueda, llanta</text:p>
          </table:table-cell>
          <table:table-cell office:value-type="string">
            <text:p>wheel</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ʉ'vʉmʉ</text:p>
          </table:table-cell>
          <table:table-cell office:value-type="string">
            <text:p>βɨʔβɨmɨ</text:p>
          </table:table-cell>
          <table:table-cell/>
          <table:table-cell office:value-type="string">
            <text:p>correr, trotar, mover rapido</text:p>
          </table:table-cell>
          <table:table-cell office:value-type="string">
            <text:p>ru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ʉamʉ</text:p>
          </table:table-cell>
          <table:table-cell office:value-type="string">
            <text:p>βɨamɨ</text:p>
          </table:table-cell>
          <table:table-cell/>
          <table:table-cell office:value-type="string">
            <text:p>empezar, iniciar, comenzar, principiar.</text:p>
          </table:table-cell>
          <table:table-cell office:value-type="string">
            <text:p>begin</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ʉ̃i</text:p>
          </table:table-cell>
          <table:table-cell office:value-type="string">
            <text:p>βɨ̃i</text:p>
          </table:table-cell>
          <table:table-cell/>
          <table:table-cell office:value-type="string">
            <text:p>pájaro chamón, pájaro garrapatero, aní (Es trepadura y de color negro.)</text:p>
          </table:table-cell>
          <table:table-cell office:value-type="string">
            <text:p>bird.sp</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vʉimʉ</text:p>
          </table:table-cell>
          <table:table-cell office:value-type="string">
            <text:p>βɨimɨ</text:p>
          </table:table-cell>
          <table:table-cell/>
          <table:table-cell office:value-type="string">
            <text:p>levantarse, despertar, pararse, comenzar</text:p>
          </table:table-cell>
          <table:table-cell office:value-type="string">
            <text:p>get.up</text:p>
          </table:table-cell>
          <table:table-cell table:number-columns-repeated="10"/>
          <table:table-cell office:value-type="string">
            <text:p>v.i.</text:p>
          </table:table-cell>
          <table:table-cell office:value-type="string">
            <text:p>CL II</text:p>
          </table:table-cell>
          <table:table-cell table:number-columns-repeated="236"/>
        </table:table-row>
        <table:table-row table:style-name="ro2">
          <table:table-cell table:number-columns-repeated="3"/>
          <table:table-cell office:value-type="string">
            <text:p>vʉomʉ</text:p>
          </table:table-cell>
          <table:table-cell office:value-type="string">
            <text:p>βɨomɨ</text:p>
          </table:table-cell>
          <table:table-cell/>
          <table:table-cell office:value-type="string">
            <text:p>oler</text:p>
          </table:table-cell>
          <table:table-cell office:value-type="string">
            <text:p>issue.smell</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ʉomʉ</text:p>
          </table:table-cell>
          <table:table-cell office:value-type="string">
            <text:p>βɨomɨ</text:p>
          </table:table-cell>
          <table:table-cell/>
          <table:table-cell office:value-type="string">
            <text:p>hacer levantar, despertar</text:p>
          </table:table-cell>
          <table:table-cell office:value-type="string">
            <text:p>make.get.up</text:p>
          </table:table-cell>
          <table:table-cell table:number-columns-repeated="10"/>
          <table:table-cell office:value-type="string">
            <text:p>v.caus.</text:p>
          </table:table-cell>
          <table:table-cell table:number-columns-repeated="237"/>
        </table:table-row>
        <table:table-row table:style-name="ro2">
          <table:table-cell table:number-columns-repeated="3"/>
          <table:table-cell office:value-type="string">
            <text:p>vʉraa</text:p>
          </table:table-cell>
          <table:table-cell office:value-type="string">
            <text:p>βɨraa</text:p>
          </table:table-cell>
          <table:table-cell/>
          <table:table-cell office:value-type="string">
            <text:p>especie de pepa</text:p>
          </table:table-cell>
          <table:table-cell office:value-type="string">
            <text:p>seed.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ʉrañʉ</text:p>
          </table:table-cell>
          <table:table-cell office:value-type="string">
            <text:p>βɨraɲɨ</text:p>
          </table:table-cell>
          <table:table-cell/>
          <table:table-cell office:value-type="string">
            <text:p>especie de arbol (tiene flor morada)</text:p>
          </table:table-cell>
          <table:table-cell office:value-type="string">
            <text:p>tree.sp</text:p>
          </table:table-cell>
          <table:table-cell table:number-columns-repeated="10"/>
          <table:table-cell office:value-type="string">
            <text:p>s.in.</text:p>
          </table:table-cell>
          <table:table-cell table:number-columns-repeated="237"/>
        </table:table-row>
        <table:table-row table:style-name="ro2">
          <table:table-cell table:number-columns-repeated="3"/>
          <table:table-cell office:value-type="string">
            <text:p>vʉʉsomʉ</text:p>
          </table:table-cell>
          <table:table-cell office:value-type="string">
            <text:p>βɨɨsomɨ</text:p>
          </table:table-cell>
          <table:table-cell/>
          <table:table-cell office:value-type="string">
            <text:p>estar chumba (la yuca), estar podrida</text:p>
          </table:table-cell>
          <table:table-cell office:value-type="string">
            <text:p>be.rotten.of.manioc</text:p>
          </table:table-cell>
          <table:table-cell table:number-columns-repeated="10"/>
          <table:table-cell office:value-type="string">
            <text:p>v.i.</text:p>
          </table:table-cell>
          <table:table-cell table:number-columns-repeated="237"/>
        </table:table-row>
        <table:table-row table:style-name="ro2">
          <table:table-cell table:number-columns-repeated="3"/>
          <table:table-cell office:value-type="string">
            <text:p>vʉvʉromio</text:p>
          </table:table-cell>
          <table:table-cell office:value-type="string">
            <text:p>βɨβɨromio</text:p>
          </table:table-cell>
          <table:table-cell/>
          <table:table-cell table:style-name="ce9" office:value-type="string">
            <text:p>sirena</text:p>
          </table:table-cell>
          <table:table-cell office:value-type="string">
            <text:p>mermaid</text:p>
          </table:table-cell>
          <table:table-cell table:number-columns-repeated="10"/>
          <table:table-cell office:value-type="string">
            <text:p>s.an.</text:p>
          </table:table-cell>
          <table:table-cell table:number-columns-repeated="237"/>
        </table:table-row>
        <table:table-row table:style-name="ro2">
          <table:table-cell table:number-columns-repeated="3"/>
          <table:table-cell office:value-type="string">
            <text:p>yatevʉ</text:p>
          </table:table-cell>
          <table:table-cell office:value-type="string">
            <text:p>yatʰeβɨ</text:p>
          </table:table-cell>
          <table:table-cell/>
          <table:table-cell table:style-name="ce12" office:value-type="string">
            <text:p>yate</text:p>
          </table:table-cell>
          <table:table-cell office:value-type="string">
            <text:p>boat</text:p>
          </table:table-cell>
          <table:table-cell table:number-columns-repeated="4"/>
          <table:table-cell office:value-type="string">
            <text:p>Spanish</text:p>
          </table:table-cell>
          <table:table-cell table:number-columns-repeated="5"/>
          <table:table-cell office:value-type="string">
            <text:p>s.in.</text:p>
          </table:table-cell>
          <table:table-cell table:number-columns-repeated="237"/>
        </table:table-row>
      </table:table>
      <table:table table:name="Field Explanations" table:style-name="ta2" table:print="false">
        <office:forms form:automatic-focus="false" form:apply-design-mode="false"/>
        <table:table-column table:style-name="co1" table:default-cell-style-name="ce29"/>
        <table:table-column table:style-name="co3" table:default-cell-style-name="ce29"/>
        <table:table-column table:style-name="co4" table:default-cell-style-name="ce29"/>
        <table:table-column table:style-name="co1" table:number-columns-repeated="23" table:default-cell-style-name="ce29"/>
        <table:table-column table:style-name="co1" table:number-columns-repeated="230" table:default-cell-style-name="Default"/>
        <table:table-row table:style-name="ro10">
          <table:table-cell table:style-name="ce28" office:value-type="string">
            <text:p>Field</text:p>
          </table:table-cell>
          <table:table-cell table:style-name="ce28" office:value-type="string">
            <text:p>Explanation</text:p>
          </table:table-cell>
          <table:table-cell table:style-name="ce28" office:value-type="string">
            <text:p>Comments</text:p>
          </table:table-cell>
          <table:table-cell table:number-columns-repeated="253"/>
        </table:table-row>
        <table:table-row table:style-name="ro9">
          <table:table-cell table:style-name="ce28" office:value-type="string">
            <text:p>id_record</text:p>
          </table:table-cell>
          <table:table-cell table:style-name="ce28"/>
          <table:table-cell table:style-name="ce28" office:value-type="string">
            <text:p>This is the unique id of every entry in reflex. IDs do not have to be consecutive. Polysemous words get a different ID for each meaning. You don't have to fill in this field</text:p>
          </table:table-cell>
          <table:table-cell table:number-columns-repeated="253"/>
        </table:table-row>
        <table:table-row table:style-name="ro11">
          <table:table-cell table:style-name="ce28" office:value-type="string">
            <text:p>ORP</text:p>
          </table:table-cell>
          <table:table-cell table:style-name="ce28" office:value-type="string">
            <text:p>identical number of entry (for polysemous words)</text:p>
          </table:table-cell>
          <table:table-cell table:style-name="ce28" office:value-type="string">
            <text:p>If a word has multiple meanings (usually noted as 1, 2, or I, II etc in dictionaries), it is entered as multiple connected entries in RefLex, one for each meaning. In this field you should put an identical number for all entries of a polysemous word, so they are understood as linked (the easiest way to do that is to copy the id_number of one of the meanings in this field for all the meanings of the same word). e.g. if a word means both big and chief, there will be two identical entries (except for the translation fields) and they should have the same number in the ORP field.</text:p>
          </table:table-cell>
          <table:table-cell table:number-columns-repeated="253"/>
        </table:table-row>
        <table:table-row table:style-name="ro9">
          <table:table-cell table:style-name="ce28" office:value-type="string">
            <text:p>ORF</text:p>
          </table:table-cell>
          <table:table-cell table:style-name="ce28" office:value-type="string">
            <text:p>order of meaning (for polysemous words)</text:p>
          </table:table-cell>
          <table:table-cell table:style-name="ce28" office:value-type="string">
            <text:p>This is the order of meanings for a polysemous word (i.e. which meaning is listed first, which second etc). If the source doesn't give an order, then you can put any order you like.</text:p>
          </table:table-cell>
          <table:table-cell table:number-columns-repeated="253"/>
        </table:table-row>
        <table:table-row table:style-name="ro10">
          <table:table-cell table:style-name="ce28" office:value-type="string">
            <text:p>ORT</text:p>
          </table:table-cell>
          <table:table-cell table:style-name="ce28" office:value-type="string">
            <text:p>Orthographic form &lt; &gt; </text:p>
          </table:table-cell>
          <table:table-cell table:style-name="ce28"/>
          <table:table-cell table:number-columns-repeated="253"/>
        </table:table-row>
        <table:table-row table:style-name="ro10">
          <table:table-cell table:style-name="ce28" office:value-type="string">
            <text:p>PHO</text:p>
          </table:table-cell>
          <table:table-cell table:style-name="ce28" office:value-type="string">
            <text:p>Phonemic form //</text:p>
          </table:table-cell>
          <table:table-cell table:style-name="ce28"/>
          <table:table-cell table:number-columns-repeated="253"/>
        </table:table-row>
        <table:table-row table:style-name="ro10">
          <table:table-cell table:style-name="ce28" office:value-type="string">
            <text:p>PHT</text:p>
          </table:table-cell>
          <table:table-cell table:style-name="ce28" office:value-type="string">
            <text:p>Phonetic form []</text:p>
          </table:table-cell>
          <table:table-cell table:style-name="ce28"/>
          <table:table-cell table:number-columns-repeated="253"/>
        </table:table-row>
        <table:table-row table:style-name="ro10">
          <table:table-cell table:style-name="ce28" office:value-type="string">
            <text:p>TRA</text:p>
          </table:table-cell>
          <table:table-cell table:style-name="ce28" office:value-type="string">
            <text:p>Original translation</text:p>
          </table:table-cell>
          <table:table-cell table:style-name="ce28" office:value-type="string">
            <text:p>The translation given in the source verbatim.</text:p>
          </table:table-cell>
          <table:table-cell table:number-columns-repeated="253"/>
        </table:table-row>
        <table:table-row table:style-name="ro9">
          <table:table-cell table:style-name="ce28" office:value-type="string">
            <text:p>TUE</text:p>
          </table:table-cell>
          <table:table-cell table:style-name="ce28" office:value-type="string">
            <text:p>Unified English Translation</text:p>
          </table:table-cell>
          <table:table-cell table:style-name="ce28" office:value-type="string">
            <text:p>This can be your wordlist items (assuming that you are using a wordlist in English). Or you can modify this field to be unified translation in Spanish for example. </text:p>
          </table:table-cell>
          <table:table-cell table:number-columns-repeated="253"/>
        </table:table-row>
        <table:table-row table:style-name="ro10">
          <table:table-cell table:style-name="ce28" office:value-type="string">
            <text:p>CSA</text:p>
          </table:table-cell>
          <table:table-cell table:style-name="ce28" office:value-type="string">
            <text:p>Commentaire de saisie</text:p>
          </table:table-cell>
          <table:table-cell table:style-name="ce28" office:value-type="string">
            <text:p>This field contains the comments of the compiler. This includes comments preceded or followed by the initials of the compiler(s). </text:p>
          </table:table-cell>
          <table:table-cell table:number-columns-repeated="253"/>
        </table:table-row>
        <table:table-row table:style-name="ro10">
          <table:table-cell table:style-name="ce28" office:value-type="string">
            <text:p>SRC</text:p>
          </table:table-cell>
          <table:table-cell table:style-name="ce28" office:value-type="string">
            <text:p>Source</text:p>
          </table:table-cell>
          <table:table-cell table:style-name="ce28" office:value-type="string">
            <text:p>Source number (if you are using numbers) or any other method you use to differentiate sources.</text:p>
          </table:table-cell>
          <table:table-cell table:number-columns-repeated="253"/>
        </table:table-row>
        <table:table-row table:style-name="ro10">
          <table:table-cell table:style-name="ce28" office:value-type="string">
            <text:p>REF</text:p>
          </table:table-cell>
          <table:table-cell table:style-name="ce28" office:value-type="string">
            <text:p>Source page number</text:p>
          </table:table-cell>
          <table:table-cell table:style-name="ce28" office:value-type="string">
            <text:p>This is the real page number of the paper source. </text:p>
          </table:table-cell>
          <table:table-cell table:number-columns-repeated="253"/>
        </table:table-row>
        <table:table-row table:style-name="ro9">
          <table:table-cell table:style-name="ce28" office:value-type="string">
            <text:p>COA</text:p>
          </table:table-cell>
          <table:table-cell table:style-name="ce28" office:value-type="string">
            <text:p>Comments by the author</text:p>
          </table:table-cell>
          <table:table-cell table:style-name="ce28" office:value-type="string">
            <text:p>This field contains comments by the author of the original source. Here can go examples or other information that help us understand the meaning of a word, etymological notes etc.</text:p>
          </table:table-cell>
          <table:table-cell table:number-columns-repeated="253"/>
        </table:table-row>
        <table:table-row table:style-name="ro12">
          <table:table-cell table:style-name="ce28" office:value-type="string">
            <text:p>EML (author)</text:p>
          </table:table-cell>
          <table:table-cell table:style-name="ce28" office:value-type="string">
            <text:p>Borrowing:Original Language for borrowing</text:p>
          </table:table-cell>
          <table:table-cell table:style-name="ce28" office:value-type="string">
            <text:p>This is the language from which the word was borrowed. Put any information the author gives, name of the language, group of languages, language family etc. If the source says it is a borrowing without any other explanation, put an x in this field and leave all other fileds empty. e.g. dipã is a French loan in Wayampi. You would put French in this field.</text:p>
          </table:table-cell>
          <table:table-cell table:number-columns-repeated="253"/>
        </table:table-row>
        <table:table-row table:style-name="ro9">
          <table:table-cell table:style-name="ce28" office:value-type="string">
            <text:p>EMF (author)</text:p>
          </table:table-cell>
          <table:table-cell table:style-name="ce28" office:value-type="string">
            <text:p>Borrowing: Original form that was borrowed</text:p>
          </table:table-cell>
          <table:table-cell table:style-name="ce28" office:value-type="string">
            <text:p>This is the form that was borrowed in the original language it was borrowed from. e. g. for dipã you would put: du pain.</text:p>
          </table:table-cell>
          <table:table-cell table:number-columns-repeated="253"/>
        </table:table-row>
        <table:table-row table:style-name="ro9">
          <table:table-cell table:style-name="ce28" office:value-type="string">
            <text:p>EMT (author)</text:p>
          </table:table-cell>
          <table:table-cell table:style-name="ce28" office:value-type="string">
            <text:p>Borrowing: Original Translation of borrowing</text:p>
          </table:table-cell>
          <table:table-cell table:style-name="ce28" office:value-type="string">
            <text:p>This is what the loan means in the source language. e.g. for dipã you would put: bread. Try to put this translation field in English.</text:p>
          </table:table-cell>
          <table:table-cell table:number-columns-repeated="253"/>
        </table:table-row>
        <table:table-row table:style-name="ro9">
          <table:table-cell table:style-name="ce28" office:value-type="string">
            <text:p>EML (compiler)</text:p>
          </table:table-cell>
          <table:table-cell table:style-name="ce28" office:value-type="string">
            <text:p>Borrowing:Original Language for borrowing</text:p>
          </table:table-cell>
          <table:table-cell table:style-name="ce28" office:value-type="string">
            <text:p>Identical to EML (author) but for borrowings that were identified by a compiler</text:p>
          </table:table-cell>
          <table:table-cell table:number-columns-repeated="253"/>
        </table:table-row>
        <table:table-row table:style-name="ro9">
          <table:table-cell table:style-name="ce28" office:value-type="string">
            <text:p>EMF (compiler)</text:p>
          </table:table-cell>
          <table:table-cell table:style-name="ce28" office:value-type="string">
            <text:p>Borrowing: Original form that was borrowed</text:p>
          </table:table-cell>
          <table:table-cell table:style-name="ce28" office:value-type="string">
            <text:p>Identical to EMF (author) but for borrowings that were identified by a compiler.</text:p>
          </table:table-cell>
          <table:table-cell table:number-columns-repeated="253"/>
        </table:table-row>
        <table:table-row table:style-name="ro9">
          <table:table-cell table:style-name="ce28" office:value-type="string">
            <text:p>EMT (compiler)</text:p>
          </table:table-cell>
          <table:table-cell table:style-name="ce28" office:value-type="string">
            <text:p>Borrowing: Original Translation of borrowing</text:p>
          </table:table-cell>
          <table:table-cell table:style-name="ce28" office:value-type="string">
            <text:p>Identical to EMT (author) but for borrowings that were identified by a compiler.</text:p>
          </table:table-cell>
          <table:table-cell table:number-columns-repeated="253"/>
        </table:table-row>
        <table:table-row table:style-name="ro9">
          <table:table-cell table:style-name="ce28" office:value-type="string">
            <text:p>CGR</text:p>
          </table:table-cell>
          <table:table-cell table:style-name="ce28" office:value-type="string">
            <text:p>Grammatical Category (Part of Speech)</text:p>
          </table:table-cell>
          <table:table-cell table:style-name="ce28" office:value-type="string">
            <text:p>Here you can put information such as verb, noun, adverb etc if the source gives it.</text:p>
          </table:table-cell>
          <table:table-cell table:number-columns-repeated="253"/>
        </table:table-row>
        <table:table-row table:style-name="ro9">
          <table:table-cell table:style-name="ce28" office:value-type="string">
            <text:p>DV</text:p>
          </table:table-cell>
          <table:table-cell table:style-name="ce28" office:value-type="string">
            <text:p>Divers</text:p>
          </table:table-cell>
          <table:table-cell table:style-name="ce28" office:value-type="string">
            <text:p>Use this field if there is another kind of information that is at least semi-systematically given in the source, and doesn't seem to fit anywhere else. There are 3 such fields per source.</text:p>
          </table:table-cell>
          <table:table-cell table:number-columns-repeated="253"/>
        </table:table-row>
        <table:table-row table:style-name="ro9" table:number-rows-repeated="179">
          <table:table-cell table:style-name="ce28" table:number-columns-repeated="3"/>
          <table:table-cell table:number-columns-repeated="253"/>
        </table:table-row>
        <table:table-row table:style-name="ro9" table:number-rows-repeated="799">
          <table:table-cell table:number-columns-repeated="256"/>
        </table:table-row>
        <table:table-row table:style-name="ro9">
          <table:table-cell table:number-columns-repeated="256"/>
        </table:table-row>
      </table:table>
      <table:table table:name="Source Template" table:style-name="ta3" table:print="false">
        <office:forms form:automatic-focus="false" form:apply-design-mode="false"/>
        <table:table-column table:style-name="co1" table:number-columns-repeated="28" table:default-cell-style-name="ce28"/>
        <table:table-column table:style-name="co1" table:number-columns-repeated="228" table:default-cell-style-name="Default"/>
        <table:table-row table:style-name="ro10">
          <table:table-cell office:value-type="string">
            <text:p>id</text:p>
          </table:table-cell>
          <table:table-cell office:value-type="string">
            <text:p>LNG</text:p>
          </table:table-cell>
          <table:table-cell office:value-type="string">
            <text:p>AUT</text:p>
          </table:table-cell>
          <table:table-cell office:value-type="string">
            <text:p>DES</text:p>
          </table:table-cell>
          <table:table-cell office:value-type="string">
            <text:p>BIB</text:p>
          </table:table-cell>
          <table:table-cell office:value-type="string">
            <text:p>ENQ</text:p>
          </table:table-cell>
          <table:table-cell office:value-type="string">
            <text:p>SAI</text:p>
          </table:table-cell>
          <table:table-cell office:value-type="string">
            <text:p>COR</text:p>
          </table:table-cell>
          <table:table-cell office:value-type="string">
            <text:p>TRO</text:p>
          </table:table-cell>
          <table:table-cell office:value-type="string">
            <text:p>GEO</text:p>
          </table:table-cell>
          <table:table-cell office:value-type="string">
            <text:p>PDF</text:p>
          </table:table-cell>
          <table:table-cell office:value-type="string">
            <text:p>CSO</text:p>
          </table:table-cell>
          <table:table-cell table:number-columns-repeated="244"/>
        </table:table-row>
        <table:table-row table:style-name="ro13">
          <table:table-cell office:value-type="string">
            <text:p>number of the source </text:p>
          </table:table-cell>
          <table:table-cell office:value-type="string">
            <text:p>language name you are using within the project (this is the link field with the Language table)</text:p>
          </table:table-cell>
          <table:table-cell office:value-type="string">
            <text:p>author(s) LAST First, LAST First etc</text:p>
          </table:table-cell>
          <table:table-cell office:value-type="string">
            <text:p>Description of source (dictionary, grammar etc)</text:p>
          </table:table-cell>
          <table:table-cell office:value-type="string">
            <text:p>citation code for e.g. a bib file</text:p>
          </table:table-cell>
          <table:table-cell office:value-type="string">
            <text:p>Conditions of Data collection for the source (where, when, other supplementary info)</text:p>
          </table:table-cell>
          <table:table-cell office:value-type="string">
            <text:p>Compiler(s), Curator(s) LAST First (initials), etc</text:p>
          </table:table-cell>
          <table:table-cell office:value-type="string">
            <text:p>fields that were taken from the source (this field can be filled in automatically later)</text:p>
          </table:table-cell>
          <table:table-cell office:value-type="string">
            <text:p>ISO code of language(s) the source is written in (this is for which language the translations are in)</text:p>
          </table:table-cell>
          <table:table-cell office:value-type="string">
            <text:p>Lat Long of where the data where collected</text:p>
          </table:table-cell>
          <table:table-cell office:value-type="string">
            <text:p>title of PDF file of the souce</text:p>
          </table:table-cell>
          <table:table-cell office:value-type="string">
            <text:p>Comments of compiler on the source</text:p>
          </table:table-cell>
          <table:table-cell table:number-columns-repeated="244"/>
        </table:table-row>
        <table:table-row table:style-name="ro10">
          <table:table-cell table:style-name="Default"/>
          <table:table-cell table:style-name="Default" office:value-type="string">
            <text:p>Koreguaje</text:p>
          </table:table-cell>
          <table:table-cell table:style-name="Default" office:value-type="string">
            <text:p>Cook, Dorothy; Gralow, Frances</text:p>
          </table:table-cell>
          <table:table-cell table:style-name="Default" office:value-type="string">
            <text:p>Dictionary</text:p>
          </table:table-cell>
          <table:table-cell table:style-name="Default"/>
          <table:table-cell table:style-name="Default" office:value-type="string">
            <text:p>not discussed</text:p>
          </table:table-cell>
          <table:table-cell table:style-name="Default" office:value-type="string">
            <text:p>AHS</text:p>
          </table:table-cell>
          <table:table-cell table:style-name="Default"/>
          <table:table-cell table:style-name="Default" office:value-type="string">
            <text:p>Spn</text:p>
          </table:table-cell>
          <table:table-cell table:style-name="Default"/>
          <table:table-cell table:style-name="Default" office:value-type="string">
            <text:p>Koreguaje dictionary Cook.pdf</text:p>
          </table:table-cell>
          <table:table-cell table:style-name="Default" table:number-columns-repeated="17"/>
          <table:table-cell table:number-columns-repeated="228"/>
        </table:table-row>
      </table:table>
      <table:table table:name="Language Template" table:style-name="ta4" table:print="false">
        <office:forms form:automatic-focus="false" form:apply-design-mode="false"/>
        <table:table-column table:style-name="co1" table:number-columns-repeated="11" table:default-cell-style-name="ce30"/>
        <table:table-column table:style-name="co1" table:number-columns-repeated="15" table:default-cell-style-name="ce1"/>
        <table:table-column table:style-name="co1" table:number-columns-repeated="230" table:default-cell-style-name="Default"/>
        <table:table-row table:style-name="ro10">
          <table:table-cell office:value-type="string">
            <text:p>id</text:p>
          </table:table-cell>
          <table:table-cell office:value-type="string">
            <text:p>ISO</text:p>
          </table:table-cell>
          <table:table-cell office:value-type="string">
            <text:p>Glot</text:p>
          </table:table-cell>
          <table:table-cell office:value-type="string">
            <text:p>nom</text:p>
          </table:table-cell>
          <table:table-cell office:value-type="string">
            <text:p>parent</text:p>
          </table:table-cell>
          <table:table-cell office:value-type="string">
            <text:p>nomSil</text:p>
          </table:table-cell>
          <table:table-cell office:value-type="string">
            <text:p>phylum</text:p>
          </table:table-cell>
          <table:table-cell office:value-type="string">
            <text:p>groupe</text:p>
          </table:table-cell>
          <table:table-cell office:value-type="string">
            <text:p>sousgrp</text:p>
          </table:table-cell>
          <table:table-cell office:value-type="string">
            <text:p>geo</text:p>
          </table:table-cell>
          <table:table-cell office:value-type="string">
            <text:p>com</text:p>
          </table:table-cell>
          <table:table-cell table:number-columns-repeated="245"/>
        </table:table-row>
        <table:table-row table:style-name="ro10">
          <table:table-cell/>
          <table:table-cell office:value-type="string">
            <text:p>ISO Code</text:p>
          </table:table-cell>
          <table:table-cell office:value-type="string">
            <text:p>Glottocode</text:p>
          </table:table-cell>
          <table:table-cell office:value-type="string">
            <text:p>language name</text:p>
          </table:table-cell>
          <table:table-cell office:value-type="string">
            <text:p>immediate parent, something like genus?</text:p>
          </table:table-cell>
          <table:table-cell office:value-type="string">
            <text:p>Name (ethnologue)</text:p>
          </table:table-cell>
          <table:table-cell office:value-type="string">
            <text:p>Phylum</text:p>
          </table:table-cell>
          <table:table-cell office:value-type="string">
            <text:p>Group</text:p>
          </table:table-cell>
          <table:table-cell office:value-type="string">
            <text:p>Subgroup</text:p>
          </table:table-cell>
          <table:table-cell office:value-type="string">
            <text:p>Localisation (Long.,Lat.) (used for the maps)</text:p>
          </table:table-cell>
          <table:table-cell office:value-type="string">
            <text:p>Comments</text:p>
          </table:table-cell>
          <table:table-cell table:number-columns-repeated="245"/>
        </table:table-row>
        <table:table-row table:style-name="ro10">
          <table:table-cell table:style-name="Default"/>
          <table:table-cell table:style-name="ce31" office:value-type="string">
            <text:p>coe</text:p>
          </table:table-cell>
          <table:table-cell table:style-name="ce31" office:value-type="string">
            <text:p>kore1283</text:p>
          </table:table-cell>
          <table:table-cell table:style-name="Default" office:value-type="string">
            <text:p>Koreguaje</text:p>
          </table:table-cell>
          <table:table-cell table:style-name="Default"/>
          <table:table-cell table:style-name="Default" office:value-type="string">
            <text:p>Koreguaje</text:p>
          </table:table-cell>
          <table:table-cell table:style-name="Default" table:number-columns-repeated="20"/>
          <table:table-cell table:number-columns-repeated="230"/>
        </table:table-row>
      </table:table>
      <table:database-ranges>
        <table:database-range table:target-range-address="'Vocabulary Template'.A3:'Vocabulary Template'.AMJ3526" table:contains-header="false">
          <table:sort>
            <table:sort-by table:field-number="1" table:data-type="automatic"/>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F" svg:font-family=""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9P0" style:volatile="true">
      <number:currency-symbol>$</number:currency-symbol>
      <number:text> </number:text>
      <number:number number:decimal-places="0" number:min-integer-digits="1" number:grouping="true"/>
      <number:text> </number:text>
    </number:currency-style>
    <number:currency-style style:name="N119P1" style:volatile="true">
      <number:currency-symbol>$</number:currency-symbol>
      <number:text> (</number:text>
      <number:number number:decimal-places="0" number:min-integer-digits="1" number:grouping="true"/>
      <number:text>)</number:text>
    </number:currency-style>
    <number:currency-style style:name="N119P2" style:volatile="true">
      <number:currency-symbol>$</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number:currency-symbol>
      <number:text> </number:text>
      <number:number number:decimal-places="2" number:min-integer-digits="1" number:grouping="true"/>
      <number:text> </number:text>
    </number:currency-style>
    <number:currency-style style:name="N126P1" style:volatile="true">
      <number:currency-symbol>$</number:currency-symbol>
      <number:text> (</number:text>
      <number:number number:decimal-places="2" number:min-integer-digits="1" number:grouping="true"/>
      <number:text>)</number:text>
    </number:currency-style>
    <number:currency-style style:name="N126P2" style:volatile="true">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9"/>
    <style:style style:name="Currency_20__5b_0_5d_" style:display-name="Currency [0]" style:family="table-cell" style:parent-style-name="Default" style:data-style-name="N123"/>
    <style:style style:name="Comma" style:family="table-cell" style:parent-style-name="Default" style:data-style-name="N126"/>
    <style:style style:name="Comma_20__5b_0_5d_" style:display-name="Comma [0]" style:family="table-cell" style:parent-style-name="Default" style:data-style-name="N119"/>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2">10/22/2015</text:date>, <text:time>15:36:24</text:time></text:p>
        </style:region-right>
      </style:header>
      <style:header-left style:display="false"/>
      <style:footer>
        <text:p>Page <text:page-number>1</text:page-number> / <text:page-count>99</text:page-count></text:p>
      </style:footer>
      <style:footer-left style:display="false"/>
    </style:master-page>
    <style:master-page style:name="PageStyle_5f_Vocabulary_20_Template" style:display-name="PageStyle_Vocabulary Template" style:page-layout-name="Mpm3">
      <style:header style:display="false"/>
      <style:header-left style:display="false"/>
      <style:footer style:display="false"/>
      <style:footer-left style:display="false"/>
    </style:master-page>
    <style:master-page style:name="PageStyle_5f_Field_20_Explanations" style:display-name="PageStyle_Field Explanations" style:page-layout-name="Mpm3">
      <style:header style:display="false"/>
      <style:header-left style:display="false"/>
      <style:footer style:display="false"/>
      <style:footer-left style:display="false"/>
    </style:master-page>
    <style:master-page style:name="PageStyle_5f_Source_20_Template" style:display-name="PageStyle_Source Template" style:page-layout-name="Mpm3">
      <style:header style:display="false"/>
      <style:header-left style:display="false"/>
      <style:footer style:display="false"/>
      <style:footer-left style:display="false"/>
    </style:master-page>
    <style:master-page style:name="PageStyle_5f_Language_20_Template" style:display-name="PageStyle_Language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5-10-22T15:36:24</dc:date>
    <dc:creator>Amalia Skilton</dc:creator>
    <meta:generator>OpenOffice.org/3.3$Unix OpenOffice.org_project/330m20$Build-9567</meta:generator>
    <meta:editing-duration>PT53M32S</meta:editing-duration>
    <meta:editing-cycles>1</meta:editing-cycles>
    <meta:document-statistic meta:table-count="4" meta:cell-count="18622" meta:object-count="0"/>
    <meta:user-defined meta:name=""/>
  </office:meta>
</office:document-meta>
</file>